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61mm"/>
    </style:style>
    <style:style style:name="co2" style:family="table-column">
      <style:table-column-properties fo:break-before="auto" style:column-width="11.11mm"/>
    </style:style>
    <style:style style:name="co3" style:family="table-column">
      <style:table-column-properties fo:break-before="auto" style:column-width="23.81mm"/>
    </style:style>
    <style:style style:name="co4" style:family="table-column">
      <style:table-column-properties fo:break-before="page" style:column-width="23.81mm"/>
    </style:style>
    <style:style style:name="co5" style:family="table-column">
      <style:table-column-properties fo:break-before="auto" style:column-width="18.26mm"/>
    </style:style>
    <style:style style:name="ro1" style:family="table-row">
      <style:table-row-properties style:row-height="8.87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17mm" fo:break-before="auto" style:use-optimal-row-height="false"/>
    </style:style>
    <style:style style:name="ro4" style:family="table-row">
      <style:table-row-properties style:row-height="5.17mm" fo:break-before="page" style:use-optimal-row-height="false"/>
    </style:style>
    <style:style style:name="ro5" style:family="table-row">
      <style:table-row-properties style:row-height="7.02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ta1" style:family="table" style:master-page-name="PageStyle_5f_月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padding="0.71mm"/>
    </style:style>
    <style:style style:name="ce1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1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Excel_5f_BuiltIn_5f_Comma_5f_0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Excel_5f_BuiltIn_5f_Comma_5f_0" style:data-style-name="N167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一般_5f_RCRPM10B">
      <style:table-cell-properties style:diagonal-bl-tr="none" style:diagonal-tl-br="none" fo:border="none" fo:padding="0.71mm" style:rotation-align="none"/>
    </style:style>
    <style:style style:name="ce33" style:family="table-cell" style:parent-style-name="一般_5f_RCRPM10B">
      <style:table-cell-properties fo:padding="0.71mm"/>
    </style:style>
    <style:style style:name="ce34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5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41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Excel_5f_BuiltIn_5f_Comma_5f_0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67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5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4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7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_5f_0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_5f_0" style:data-style-name="N167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5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7" style:family="table-cell" style:parent-style-name="一般_5f_RCRPM10B" style:data-style-name="N162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8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新細明體" fo:font-size="13pt" style:font-name-asian="新細明體" style:font-size-asian="13pt" style:font-size-complex="13pt"/>
    </style:style>
  </office:automatic-styles>
  <office:body>
    <office:spreadsheet>
      <table:calculation-settings table:case-sensitive="false" table:use-regular-expressions="false"/>
      <table:table table:name="月單一年齡" table:style-name="ta1">
        <office:forms form:automatic-focus="false" form:apply-design-mode="false"/>
        <table:table-header-columns>
          <table:table-column table:style-name="co1" table:default-cell-style-name="ce13"/>
          <table:table-column table:style-name="co2" table:default-cell-style-name="ce13"/>
        </table:table-header-columns>
        <table:table-column table:style-name="co3" table:number-columns-repeated="13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2" table:default-cell-style-name="ce33"/>
        <table:table-column table:style-name="co5" table:number-columns-repeated="133" table:default-cell-style-name="ce33"/>
        <table:table-column table:style-name="co5" table:number-columns-repeated="767" table:default-cell-style-name="Default"/>
        <table:table-header-rows>
          <table:table-row table:style-name="ro1">
            <table:table-cell table:style-name="ce1" table:number-columns-repeated="2"/>
            <table:table-cell table:style-name="ce21"/>
            <table:table-cell table:style-name="ce22"/>
            <table:table-cell table:style-name="ce40" office:value-type="string" calcext:value-type="string">
              <text:p><text:s text:c="12"/>表七 <text:s/>各縣市人口數按性別及單一年齡分</text:p>
            </table:table-cell>
            <table:table-cell table:style-name="ce22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2"/>
            <table:table-cell table:style-name="ce55"/>
            <table:table-cell table:style-name="ce21" table:number-columns-repeated="910"/>
          </table:table-row>
          <table:table-row table:style-name="ro1">
            <table:table-cell table:style-name="ce2" table:number-columns-repeated="2"/>
            <table:table-cell table:style-name="ce22"/>
            <table:table-cell table:style-name="ce34"/>
            <table:table-cell table:style-name="ce22"/>
            <table:table-cell table:style-name="ce44" office:value-type="string" calcext:value-type="string">
              <text:p><text:s text:c="12"/>中 華 民 國 97 年 10 月 底 </text:p>
            </table:table-cell>
            <table:table-cell table:style-name="ce45"/>
            <table:table-cell table:style-name="ce34" table:number-columns-repeated="7"/>
            <table:table-cell table:style-name="ce48"/>
            <table:table-cell table:style-name="ce34"/>
            <table:table-cell table:style-name="ce56" table:number-columns-repeated="4"/>
            <table:table-cell table:style-name="ce34" table:number-columns-repeated="8"/>
            <table:table-cell table:style-name="ce22"/>
            <table:table-cell table:style-name="ce56" table:number-columns-repeated="3"/>
            <table:table-cell table:style-name="ce34" table:number-columns-repeated="8"/>
            <table:table-cell table:style-name="ce22"/>
            <table:table-cell table:style-name="ce45"/>
            <table:table-cell table:style-name="ce22"/>
            <table:table-cell table:style-name="ce45" table:number-columns-repeated="2"/>
            <table:table-cell table:style-name="ce34" table:number-columns-repeated="7"/>
            <table:table-cell table:style-name="ce22"/>
            <table:table-cell table:style-name="ce57"/>
            <table:table-cell table:style-name="ce22"/>
            <table:table-cell table:style-name="ce45"/>
            <table:table-cell table:style-name="ce34" table:number-columns-repeated="8"/>
            <table:table-cell table:style-name="ce22"/>
            <table:table-cell table:style-name="ce45"/>
            <table:table-cell table:style-name="ce58"/>
            <table:table-cell table:style-name="ce45"/>
            <table:table-cell table:style-name="ce34" table:number-columns-repeated="8"/>
            <table:table-cell table:style-name="ce22"/>
            <table:table-cell table:style-name="ce45"/>
            <table:table-cell table:style-name="ce58"/>
            <table:table-cell table:style-name="ce56"/>
            <table:table-cell table:style-name="ce34" table:number-columns-repeated="8"/>
            <table:table-cell table:style-name="ce22"/>
            <table:table-cell table:style-name="ce45"/>
            <table:table-cell table:style-name="ce22"/>
            <table:table-cell table:style-name="ce45"/>
            <table:table-cell table:style-name="ce34" table:number-columns-repeated="8"/>
            <table:table-cell table:style-name="ce22"/>
            <table:table-cell table:style-name="ce45"/>
            <table:table-cell table:style-name="ce22"/>
            <table:table-cell table:style-name="ce45"/>
            <table:table-cell table:style-name="ce34" table:number-columns-repeated="9"/>
            <table:table-cell table:style-name="ce22"/>
            <table:table-cell table:style-name="ce45"/>
            <table:table-cell table:style-name="ce22"/>
            <table:table-cell table:style-name="ce45"/>
            <table:table-cell table:style-name="ce22"/>
            <table:table-cell table:style-name="ce34" table:number-columns-repeated="5"/>
            <table:table-cell table:style-name="ce60" office:value-type="string" calcext:value-type="string">
              <text:p><text:s text:c="4"/>單位：人</text:p>
            </table:table-cell>
            <table:table-cell table:style-name="ce22" table:number-columns-repeated="900"/>
          </table:table-row>
          <table:table-row table:style-name="ro2">
            <table:table-cell table:style-name="ce3" office:value-type="string" calcext:value-type="string" table:number-columns-spanned="1" table:number-rows-spanned="2">
              <text:p>區 <text:span text:style-name="T1"> </text:span><text:span text:style-name="T2">域</text:span><text:span text:style-name="T3">  </text:span><text:span text:style-name="T2">別</text:span></text:p>
            </table:table-cell>
            <table:table-cell table:style-name="ce14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3" office:value-type="string" calcext:value-type="string" table:number-columns-spanned="1" table:number-rows-spanned="2">
              <text:p>總　計</text:p>
            </table:table-cell>
            <table:table-cell table:style-name="ce35" office:value-type="string" calcext:value-type="string" table:number-columns-spanned="6" table:number-rows-spanned="1">
              <text:p>０　～　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５　～　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１０　～　１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１５　～　１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２０　～　２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２５　～　２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３０　～　３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３５　～　３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４０　～　４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４５　～　４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５０　～　５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５５　～　５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６０　～　６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６５　～　６９<text:span text:style-name="T1">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７０　～　７４<text:span text:style-name="T1">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７５　～　７９<text:span text:style-name="T1">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８０　～　８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８５　～　８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９０　～　９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９５　～　９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61" office:value-type="string" calcext:value-type="string" table:number-columns-spanned="1" table:number-rows-spanned="2">
              <text:p>100歲以上</text:p>
            </table:table-cell>
            <table:table-cell table:number-columns-repeated="900"/>
          </table:table-row>
          <table:table-row table:style-name="ro2">
            <table:covered-table-cell table:style-name="ce4"/>
            <table:covered-table-cell table:style-name="ce15"/>
            <table:covered-table-cell table:style-name="ce24"/>
            <table:table-cell table:style-name="ce36" office:value-type="string" calcext:value-type="string">
              <text:p>合　計</text:p>
            </table:table-cell>
            <table:table-cell table:style-name="ce41" office:value-type="float" office:value="0" calcext:value-type="float">
              <text:p>0</text:p>
            </table:table-cell>
            <table:table-cell table:style-name="ce41" office:value-type="float" office:value="1" calcext:value-type="float">
              <text:p>1</text:p>
            </table:table-cell>
            <table:table-cell table:style-name="ce41" office:value-type="float" office:value="2" calcext:value-type="float">
              <text:p>2</text:p>
            </table:table-cell>
            <table:table-cell table:style-name="ce41" office:value-type="float" office:value="3" calcext:value-type="float">
              <text:p>3</text:p>
            </table:table-cell>
            <table:table-cell table:style-name="ce41" office:value-type="float" office:value="4" calcext:value-type="float">
              <text:p>4</text:p>
            </table:table-cell>
            <table:table-cell table:style-name="ce36" office:value-type="string" calcext:value-type="string">
              <text:p>合　計</text:p>
            </table:table-cell>
            <table:table-cell table:style-name="ce41" office:value-type="float" office:value="5" calcext:value-type="float">
              <text:p>5</text:p>
            </table:table-cell>
            <table:table-cell table:style-name="ce41" office:value-type="float" office:value="6" calcext:value-type="float">
              <text:p>6</text:p>
            </table:table-cell>
            <table:table-cell table:style-name="ce41" office:value-type="float" office:value="7" calcext:value-type="float">
              <text:p>7</text:p>
            </table:table-cell>
            <table:table-cell table:style-name="ce41" office:value-type="float" office:value="8" calcext:value-type="float">
              <text:p>8</text:p>
            </table:table-cell>
            <table:table-cell table:style-name="ce41" office:value-type="float" office:value="9" calcext:value-type="float">
              <text:p>9</text:p>
            </table:table-cell>
            <table:table-cell table:style-name="ce41" office:value-type="string" calcext:value-type="string">
              <text:p>合計</text:p>
            </table:table-cell>
            <table:table-cell table:style-name="ce41" office:value-type="float" office:value="10" calcext:value-type="float">
              <text:p>10</text:p>
            </table:table-cell>
            <table:table-cell table:style-name="ce41" office:value-type="float" office:value="11" calcext:value-type="float">
              <text:p>11</text:p>
            </table:table-cell>
            <table:table-cell table:style-name="ce41" office:value-type="float" office:value="12" calcext:value-type="float">
              <text:p>12</text:p>
            </table:table-cell>
            <table:table-cell table:style-name="ce41" office:value-type="float" office:value="13" calcext:value-type="float">
              <text:p>13</text:p>
            </table:table-cell>
            <table:table-cell table:style-name="ce41" office:value-type="float" office:value="14" calcext:value-type="float">
              <text:p>1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15" calcext:value-type="float">
              <text:p>15</text:p>
            </table:table-cell>
            <table:table-cell table:style-name="ce41" office:value-type="float" office:value="16" calcext:value-type="float">
              <text:p>16</text:p>
            </table:table-cell>
            <table:table-cell table:style-name="ce41" office:value-type="float" office:value="17" calcext:value-type="float">
              <text:p>17</text:p>
            </table:table-cell>
            <table:table-cell table:style-name="ce41" office:value-type="float" office:value="18" calcext:value-type="float">
              <text:p>18</text:p>
            </table:table-cell>
            <table:table-cell table:style-name="ce41" office:value-type="float" office:value="19" calcext:value-type="float">
              <text:p>1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20" calcext:value-type="float">
              <text:p>20</text:p>
            </table:table-cell>
            <table:table-cell table:style-name="ce41" office:value-type="float" office:value="21" calcext:value-type="float">
              <text:p>21</text:p>
            </table:table-cell>
            <table:table-cell table:style-name="ce41" office:value-type="float" office:value="22" calcext:value-type="float">
              <text:p>22</text:p>
            </table:table-cell>
            <table:table-cell table:style-name="ce41" office:value-type="float" office:value="23" calcext:value-type="float">
              <text:p>23</text:p>
            </table:table-cell>
            <table:table-cell table:style-name="ce41" office:value-type="float" office:value="24" calcext:value-type="float">
              <text:p>2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25" calcext:value-type="float">
              <text:p>25</text:p>
            </table:table-cell>
            <table:table-cell table:style-name="ce41" office:value-type="float" office:value="26" calcext:value-type="float">
              <text:p>26</text:p>
            </table:table-cell>
            <table:table-cell table:style-name="ce41" office:value-type="float" office:value="27" calcext:value-type="float">
              <text:p>27</text:p>
            </table:table-cell>
            <table:table-cell table:style-name="ce41" office:value-type="float" office:value="28" calcext:value-type="float">
              <text:p>28</text:p>
            </table:table-cell>
            <table:table-cell table:style-name="ce41" office:value-type="float" office:value="29" calcext:value-type="float">
              <text:p>2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30" calcext:value-type="float">
              <text:p>30</text:p>
            </table:table-cell>
            <table:table-cell table:style-name="ce41" office:value-type="float" office:value="31" calcext:value-type="float">
              <text:p>31</text:p>
            </table:table-cell>
            <table:table-cell table:style-name="ce41" office:value-type="float" office:value="32" calcext:value-type="float">
              <text:p>32</text:p>
            </table:table-cell>
            <table:table-cell table:style-name="ce41" office:value-type="float" office:value="33" calcext:value-type="float">
              <text:p>33</text:p>
            </table:table-cell>
            <table:table-cell table:style-name="ce41" office:value-type="float" office:value="34" calcext:value-type="float">
              <text:p>3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35" calcext:value-type="float">
              <text:p>35</text:p>
            </table:table-cell>
            <table:table-cell table:style-name="ce41" office:value-type="float" office:value="36" calcext:value-type="float">
              <text:p>36</text:p>
            </table:table-cell>
            <table:table-cell table:style-name="ce41" office:value-type="float" office:value="37" calcext:value-type="float">
              <text:p>37</text:p>
            </table:table-cell>
            <table:table-cell table:style-name="ce41" office:value-type="float" office:value="38" calcext:value-type="float">
              <text:p>38</text:p>
            </table:table-cell>
            <table:table-cell table:style-name="ce41" office:value-type="float" office:value="39" calcext:value-type="float">
              <text:p>3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40" calcext:value-type="float">
              <text:p>40</text:p>
            </table:table-cell>
            <table:table-cell table:style-name="ce41" office:value-type="float" office:value="41" calcext:value-type="float">
              <text:p>41</text:p>
            </table:table-cell>
            <table:table-cell table:style-name="ce41" office:value-type="float" office:value="42" calcext:value-type="float">
              <text:p>42</text:p>
            </table:table-cell>
            <table:table-cell table:style-name="ce41" office:value-type="float" office:value="43" calcext:value-type="float">
              <text:p>43</text:p>
            </table:table-cell>
            <table:table-cell table:style-name="ce41" office:value-type="float" office:value="44" calcext:value-type="float">
              <text:p>4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45" calcext:value-type="float">
              <text:p>45</text:p>
            </table:table-cell>
            <table:table-cell table:style-name="ce41" office:value-type="float" office:value="46" calcext:value-type="float">
              <text:p>46</text:p>
            </table:table-cell>
            <table:table-cell table:style-name="ce41" office:value-type="float" office:value="47" calcext:value-type="float">
              <text:p>47</text:p>
            </table:table-cell>
            <table:table-cell table:style-name="ce41" office:value-type="float" office:value="48" calcext:value-type="float">
              <text:p>48</text:p>
            </table:table-cell>
            <table:table-cell table:style-name="ce41" office:value-type="float" office:value="49" calcext:value-type="float">
              <text:p>4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50" calcext:value-type="float">
              <text:p>50</text:p>
            </table:table-cell>
            <table:table-cell table:style-name="ce41" office:value-type="float" office:value="51" calcext:value-type="float">
              <text:p>51</text:p>
            </table:table-cell>
            <table:table-cell table:style-name="ce41" office:value-type="float" office:value="52" calcext:value-type="float">
              <text:p>52</text:p>
            </table:table-cell>
            <table:table-cell table:style-name="ce41" office:value-type="float" office:value="53" calcext:value-type="float">
              <text:p>53</text:p>
            </table:table-cell>
            <table:table-cell table:style-name="ce41" office:value-type="float" office:value="54" calcext:value-type="float">
              <text:p>5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55" calcext:value-type="float">
              <text:p>55</text:p>
            </table:table-cell>
            <table:table-cell table:style-name="ce41" office:value-type="float" office:value="56" calcext:value-type="float">
              <text:p>56</text:p>
            </table:table-cell>
            <table:table-cell table:style-name="ce41" office:value-type="float" office:value="57" calcext:value-type="float">
              <text:p>57</text:p>
            </table:table-cell>
            <table:table-cell table:style-name="ce41" office:value-type="float" office:value="58" calcext:value-type="float">
              <text:p>58</text:p>
            </table:table-cell>
            <table:table-cell table:style-name="ce41" office:value-type="float" office:value="59" calcext:value-type="float">
              <text:p>5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60" calcext:value-type="float">
              <text:p>60</text:p>
            </table:table-cell>
            <table:table-cell table:style-name="ce41" office:value-type="float" office:value="61" calcext:value-type="float">
              <text:p>61</text:p>
            </table:table-cell>
            <table:table-cell table:style-name="ce41" office:value-type="float" office:value="62" calcext:value-type="float">
              <text:p>62</text:p>
            </table:table-cell>
            <table:table-cell table:style-name="ce41" office:value-type="float" office:value="63" calcext:value-type="float">
              <text:p>63</text:p>
            </table:table-cell>
            <table:table-cell table:style-name="ce41" office:value-type="float" office:value="64" calcext:value-type="float">
              <text:p>6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65" calcext:value-type="float">
              <text:p>65</text:p>
            </table:table-cell>
            <table:table-cell table:style-name="ce41" office:value-type="float" office:value="66" calcext:value-type="float">
              <text:p>66</text:p>
            </table:table-cell>
            <table:table-cell table:style-name="ce41" office:value-type="float" office:value="67" calcext:value-type="float">
              <text:p>67</text:p>
            </table:table-cell>
            <table:table-cell table:style-name="ce41" office:value-type="float" office:value="68" calcext:value-type="float">
              <text:p>68</text:p>
            </table:table-cell>
            <table:table-cell table:style-name="ce41" office:value-type="float" office:value="69" calcext:value-type="float">
              <text:p>6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70" calcext:value-type="float">
              <text:p>70</text:p>
            </table:table-cell>
            <table:table-cell table:style-name="ce41" office:value-type="float" office:value="71" calcext:value-type="float">
              <text:p>71</text:p>
            </table:table-cell>
            <table:table-cell table:style-name="ce41" office:value-type="float" office:value="72" calcext:value-type="float">
              <text:p>72</text:p>
            </table:table-cell>
            <table:table-cell table:style-name="ce41" office:value-type="float" office:value="73" calcext:value-type="float">
              <text:p>73</text:p>
            </table:table-cell>
            <table:table-cell table:style-name="ce41" office:value-type="float" office:value="74" calcext:value-type="float">
              <text:p>7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75" calcext:value-type="float">
              <text:p>75</text:p>
            </table:table-cell>
            <table:table-cell table:style-name="ce41" office:value-type="float" office:value="76" calcext:value-type="float">
              <text:p>76</text:p>
            </table:table-cell>
            <table:table-cell table:style-name="ce41" office:value-type="float" office:value="77" calcext:value-type="float">
              <text:p>77</text:p>
            </table:table-cell>
            <table:table-cell table:style-name="ce41" office:value-type="float" office:value="78" calcext:value-type="float">
              <text:p>78</text:p>
            </table:table-cell>
            <table:table-cell table:style-name="ce41" office:value-type="float" office:value="79" calcext:value-type="float">
              <text:p>7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80" calcext:value-type="float">
              <text:p>80</text:p>
            </table:table-cell>
            <table:table-cell table:style-name="ce41" office:value-type="float" office:value="81" calcext:value-type="float">
              <text:p>81</text:p>
            </table:table-cell>
            <table:table-cell table:style-name="ce41" office:value-type="float" office:value="82" calcext:value-type="float">
              <text:p>82</text:p>
            </table:table-cell>
            <table:table-cell table:style-name="ce41" office:value-type="float" office:value="83" calcext:value-type="float">
              <text:p>83</text:p>
            </table:table-cell>
            <table:table-cell table:style-name="ce41" office:value-type="float" office:value="84" calcext:value-type="float">
              <text:p>8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85" calcext:value-type="float">
              <text:p>85</text:p>
            </table:table-cell>
            <table:table-cell table:style-name="ce41" office:value-type="float" office:value="86" calcext:value-type="float">
              <text:p>86</text:p>
            </table:table-cell>
            <table:table-cell table:style-name="ce41" office:value-type="float" office:value="87" calcext:value-type="float">
              <text:p>87</text:p>
            </table:table-cell>
            <table:table-cell table:style-name="ce41" office:value-type="float" office:value="88" calcext:value-type="float">
              <text:p>88</text:p>
            </table:table-cell>
            <table:table-cell table:style-name="ce41" office:value-type="float" office:value="89" calcext:value-type="float">
              <text:p>8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90" calcext:value-type="float">
              <text:p>90</text:p>
            </table:table-cell>
            <table:table-cell table:style-name="ce41" office:value-type="float" office:value="91" calcext:value-type="float">
              <text:p>91</text:p>
            </table:table-cell>
            <table:table-cell table:style-name="ce41" office:value-type="float" office:value="92" calcext:value-type="float">
              <text:p>92</text:p>
            </table:table-cell>
            <table:table-cell table:style-name="ce41" office:value-type="float" office:value="93" calcext:value-type="float">
              <text:p>93</text:p>
            </table:table-cell>
            <table:table-cell table:style-name="ce41" office:value-type="float" office:value="94" calcext:value-type="float">
              <text:p>9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95" calcext:value-type="float">
              <text:p>95</text:p>
            </table:table-cell>
            <table:table-cell table:style-name="ce41" office:value-type="float" office:value="96" calcext:value-type="float">
              <text:p>96</text:p>
            </table:table-cell>
            <table:table-cell table:style-name="ce41" office:value-type="float" office:value="97" calcext:value-type="float">
              <text:p>97</text:p>
            </table:table-cell>
            <table:table-cell table:style-name="ce41" office:value-type="float" office:value="98" calcext:value-type="float">
              <text:p>98</text:p>
            </table:table-cell>
            <table:table-cell table:style-name="ce41" office:value-type="float" office:value="99" calcext:value-type="float">
              <text:p>99</text:p>
            </table:table-cell>
            <table:covered-table-cell table:style-name="ce36"/>
            <table:table-cell table:style-name="ce32" table:number-columns-repeated="900"/>
          </table:table-row>
        </table:table-header-rows>
        <table:table-row table:style-name="ro3">
          <table:table-cell table:style-name="ce5"/>
          <table:table-cell table:style-name="ce16" office:value-type="string" office:string-value="計" calcext:value-type="string">
            <text:p><text:s/>計 </text:p>
          </table:table-cell>
          <table:table-cell table:style-name="ce25" table:formula="of:=[.C8]+[.C83]" office:value-type="float" office:value="23016257" calcext:value-type="float">
            <text:p>23,016,257</text:p>
          </table:table-cell>
          <table:table-cell table:style-name="ce25" table:formula="of:=[.D6]+[.D7]" office:value-type="float" office:value="1027325" calcext:value-type="float">
            <text:p>1,027,325</text:p>
          </table:table-cell>
          <table:table-cell table:style-name="ce25" table:formula="of:=[.E6]+[.E7]" office:value-type="float" office:value="188098" calcext:value-type="float">
            <text:p>188,098</text:p>
          </table:table-cell>
          <table:table-cell table:style-name="ce25" table:formula="of:=[.F6]+[.F7]" office:value-type="float" office:value="202877" calcext:value-type="float">
            <text:p>202,877</text:p>
          </table:table-cell>
          <table:table-cell table:style-name="ce25" table:formula="of:=[.G6]+[.G7]" office:value-type="float" office:value="207048" calcext:value-type="float">
            <text:p>207,048</text:p>
          </table:table-cell>
          <table:table-cell table:style-name="ce25" table:formula="of:=[.H6]+[.H7]" office:value-type="float" office:value="209760" calcext:value-type="float">
            <text:p>209,760</text:p>
          </table:table-cell>
          <table:table-cell table:style-name="ce25" table:formula="of:=[.I6]+[.I7]" office:value-type="float" office:value="219542" calcext:value-type="float">
            <text:p>219,542</text:p>
          </table:table-cell>
          <table:table-cell table:style-name="ce25" table:formula="of:=[.J6]+[.J7]" office:value-type="float" office:value="1324572" calcext:value-type="float">
            <text:p>1,324,572</text:p>
          </table:table-cell>
          <table:table-cell table:style-name="ce25" table:formula="of:=[.K6]+[.K7]" office:value-type="float" office:value="230937" calcext:value-type="float">
            <text:p>230,937</text:p>
          </table:table-cell>
          <table:table-cell table:style-name="ce25" table:formula="of:=[.L6]+[.L7]" office:value-type="float" office:value="246639" calcext:value-type="float">
            <text:p>246,639</text:p>
          </table:table-cell>
          <table:table-cell table:style-name="ce25" table:formula="of:=[.M6]+[.M7]" office:value-type="float" office:value="268573" calcext:value-type="float">
            <text:p>268,573</text:p>
          </table:table-cell>
          <table:table-cell table:style-name="ce25" table:formula="of:=[.N6]+[.N7]" office:value-type="float" office:value="299533" calcext:value-type="float">
            <text:p>299,533</text:p>
          </table:table-cell>
          <table:table-cell table:style-name="ce49" table:formula="of:=[.O6]+[.O7]" office:value-type="float" office:value="278890" calcext:value-type="float">
            <text:p>278,890</text:p>
          </table:table-cell>
          <table:table-cell table:style-name="ce25" table:formula="of:=[.P6]+[.P7]" office:value-type="float" office:value="1571590" calcext:value-type="float">
            <text:p>1,571,590</text:p>
          </table:table-cell>
          <table:table-cell table:style-name="ce25" table:formula="of:=[.Q6]+[.Q7]" office:value-type="float" office:value="279199" calcext:value-type="float">
            <text:p>279,199</text:p>
          </table:table-cell>
          <table:table-cell table:style-name="ce25" table:formula="of:=[.R6]+[.R7]" office:value-type="float" office:value="324492" calcext:value-type="float">
            <text:p>324,492</text:p>
          </table:table-cell>
          <table:table-cell table:style-name="ce25" table:formula="of:=[.S6]+[.S7]" office:value-type="float" office:value="323766" calcext:value-type="float">
            <text:p>323,766</text:p>
          </table:table-cell>
          <table:table-cell table:style-name="ce25" table:formula="of:=[.T6]+[.T7]" office:value-type="float" office:value="321852" calcext:value-type="float">
            <text:p>321,852</text:p>
          </table:table-cell>
          <table:table-cell table:style-name="ce49" table:formula="of:=[.U6]+[.U7]" office:value-type="float" office:value="322281" calcext:value-type="float">
            <text:p>322,281</text:p>
          </table:table-cell>
          <table:table-cell table:style-name="ce25" table:formula="of:=[.V6]+[.V7]" office:value-type="float" office:value="1611058" calcext:value-type="float">
            <text:p>1,611,058</text:p>
          </table:table-cell>
          <table:table-cell table:style-name="ce25" table:formula="of:=[.W6]+[.W7]" office:value-type="float" office:value="325156" calcext:value-type="float">
            <text:p>325,156</text:p>
          </table:table-cell>
          <table:table-cell table:style-name="ce25" table:formula="of:=[.X6]+[.X7]" office:value-type="float" office:value="320439" calcext:value-type="float">
            <text:p>320,439</text:p>
          </table:table-cell>
          <table:table-cell table:style-name="ce25" table:formula="of:=[.Y6]+[.Y7]" office:value-type="float" office:value="317849" calcext:value-type="float">
            <text:p>317,849</text:p>
          </table:table-cell>
          <table:table-cell table:style-name="ce25" table:formula="of:=[.Z6]+[.Z7]" office:value-type="float" office:value="331464" calcext:value-type="float">
            <text:p>331,464</text:p>
          </table:table-cell>
          <table:table-cell table:style-name="ce49" table:formula="of:=[.AA6]+[.AA7]" office:value-type="float" office:value="316150" calcext:value-type="float">
            <text:p>316,150</text:p>
          </table:table-cell>
          <table:table-cell table:style-name="ce25" table:formula="of:=[.AB6]+[.AB7]" office:value-type="float" office:value="1643411" calcext:value-type="float">
            <text:p>1,643,411</text:p>
          </table:table-cell>
          <table:table-cell table:style-name="ce25" table:formula="of:=[.AC6]+[.AC7]" office:value-type="float" office:value="326574" calcext:value-type="float">
            <text:p>326,574</text:p>
          </table:table-cell>
          <table:table-cell table:style-name="ce25" table:formula="of:=[.AD6]+[.AD7]" office:value-type="float" office:value="306666" calcext:value-type="float">
            <text:p>306,666</text:p>
          </table:table-cell>
          <table:table-cell table:style-name="ce25" table:formula="of:=[.AE6]+[.AE7]" office:value-type="float" office:value="307769" calcext:value-type="float">
            <text:p>307,769</text:p>
          </table:table-cell>
          <table:table-cell table:style-name="ce25" table:formula="of:=[.AF6]+[.AF7]" office:value-type="float" office:value="340117" calcext:value-type="float">
            <text:p>340,117</text:p>
          </table:table-cell>
          <table:table-cell table:style-name="ce49" table:formula="of:=[.AG6]+[.AG7]" office:value-type="float" office:value="362285" calcext:value-type="float">
            <text:p>362,285</text:p>
          </table:table-cell>
          <table:table-cell table:style-name="ce25" table:formula="of:=[.AH6]+[.AH7]" office:value-type="float" office:value="2000030" calcext:value-type="float">
            <text:p>2,000,030</text:p>
          </table:table-cell>
          <table:table-cell table:style-name="ce25" table:formula="of:=[.AI6]+[.AI7]" office:value-type="float" office:value="377719" calcext:value-type="float">
            <text:p>377,719</text:p>
          </table:table-cell>
          <table:table-cell table:style-name="ce25" table:formula="of:=[.AJ6]+[.AJ7]" office:value-type="float" office:value="398296" calcext:value-type="float">
            <text:p>398,296</text:p>
          </table:table-cell>
          <table:table-cell table:style-name="ce25" table:formula="of:=[.AK6]+[.AK7]" office:value-type="float" office:value="410516" calcext:value-type="float">
            <text:p>410,516</text:p>
          </table:table-cell>
          <table:table-cell table:style-name="ce25" table:formula="of:=[.AL6]+[.AL7]" office:value-type="float" office:value="402030" calcext:value-type="float">
            <text:p>402,030</text:p>
          </table:table-cell>
          <table:table-cell table:style-name="ce49" table:formula="of:=[.AM6]+[.AM7]" office:value-type="float" office:value="411469" calcext:value-type="float">
            <text:p>411,469</text:p>
          </table:table-cell>
          <table:table-cell table:style-name="ce25" table:formula="of:=[.AN6]+[.AN7]" office:value-type="float" office:value="1907810" calcext:value-type="float">
            <text:p>1,907,810</text:p>
          </table:table-cell>
          <table:table-cell table:style-name="ce25" table:formula="of:=[.AO6]+[.AO7]" office:value-type="float" office:value="399364" calcext:value-type="float">
            <text:p>399,364</text:p>
          </table:table-cell>
          <table:table-cell table:style-name="ce25" table:formula="of:=[.AP6]+[.AP7]" office:value-type="float" office:value="392120" calcext:value-type="float">
            <text:p>392,120</text:p>
          </table:table-cell>
          <table:table-cell table:style-name="ce25" table:formula="of:=[.AQ6]+[.AQ7]" office:value-type="float" office:value="404313" calcext:value-type="float">
            <text:p>404,313</text:p>
          </table:table-cell>
          <table:table-cell table:style-name="ce25" table:formula="of:=[.AR6]+[.AR7]" office:value-type="float" office:value="354853" calcext:value-type="float">
            <text:p>354,853</text:p>
          </table:table-cell>
          <table:table-cell table:style-name="ce49" table:formula="of:=[.AS6]+[.AS7]" office:value-type="float" office:value="357160" calcext:value-type="float">
            <text:p>357,160</text:p>
          </table:table-cell>
          <table:table-cell table:style-name="ce25" table:formula="of:=[.AT6]+[.AT7]" office:value-type="float" office:value="1825799" calcext:value-type="float">
            <text:p>1,825,799</text:p>
          </table:table-cell>
          <table:table-cell table:style-name="ce25" table:formula="of:=[.AU6]+[.AU7]" office:value-type="float" office:value="354246" calcext:value-type="float">
            <text:p>354,246</text:p>
          </table:table-cell>
          <table:table-cell table:style-name="ce25" table:formula="of:=[.AV6]+[.AV7]" office:value-type="float" office:value="354258" calcext:value-type="float">
            <text:p>354,258</text:p>
          </table:table-cell>
          <table:table-cell table:style-name="ce25" table:formula="of:=[.AW6]+[.AW7]" office:value-type="float" office:value="367242" calcext:value-type="float">
            <text:p>367,242</text:p>
          </table:table-cell>
          <table:table-cell table:style-name="ce25" table:formula="of:=[.AX6]+[.AX7]" office:value-type="float" office:value="376062" calcext:value-type="float">
            <text:p>376,062</text:p>
          </table:table-cell>
          <table:table-cell table:style-name="ce49" table:formula="of:=[.AY6]+[.AY7]" office:value-type="float" office:value="373991" calcext:value-type="float">
            <text:p>373,991</text:p>
          </table:table-cell>
          <table:table-cell table:style-name="ce25" table:formula="of:=[.AZ6]+[.AZ7]" office:value-type="float" office:value="1880485" calcext:value-type="float">
            <text:p>1,880,485</text:p>
          </table:table-cell>
          <table:table-cell table:style-name="ce25" table:formula="of:=[.BA6]+[.BA7]" office:value-type="float" office:value="374965" calcext:value-type="float">
            <text:p>374,965</text:p>
          </table:table-cell>
          <table:table-cell table:style-name="ce25" table:formula="of:=[.BB6]+[.BB7]" office:value-type="float" office:value="365500" calcext:value-type="float">
            <text:p>365,500</text:p>
          </table:table-cell>
          <table:table-cell table:style-name="ce25" table:formula="of:=[.BC6]+[.BC7]" office:value-type="float" office:value="376040" calcext:value-type="float">
            <text:p>376,040</text:p>
          </table:table-cell>
          <table:table-cell table:style-name="ce25" table:formula="of:=[.BD6]+[.BD7]" office:value-type="float" office:value="382020" calcext:value-type="float">
            <text:p>382,020</text:p>
          </table:table-cell>
          <table:table-cell table:style-name="ce49" table:formula="of:=[.BE6]+[.BE7]" office:value-type="float" office:value="381960" calcext:value-type="float">
            <text:p>381,960</text:p>
          </table:table-cell>
          <table:table-cell table:style-name="ce25" table:formula="of:=[.BF6]+[.BF7]" office:value-type="float" office:value="1896157" calcext:value-type="float">
            <text:p>1,896,157</text:p>
          </table:table-cell>
          <table:table-cell table:style-name="ce25" table:formula="of:=[.BG6]+[.BG7]" office:value-type="float" office:value="389816" calcext:value-type="float">
            <text:p>389,816</text:p>
          </table:table-cell>
          <table:table-cell table:style-name="ce25" table:formula="of:=[.BH6]+[.BH7]" office:value-type="float" office:value="384460" calcext:value-type="float">
            <text:p>384,460</text:p>
          </table:table-cell>
          <table:table-cell table:style-name="ce25" table:formula="of:=[.BI6]+[.BI7]" office:value-type="float" office:value="375995" calcext:value-type="float">
            <text:p>375,995</text:p>
          </table:table-cell>
          <table:table-cell table:style-name="ce25" table:formula="of:=[.BJ6]+[.BJ7]" office:value-type="float" office:value="373916" calcext:value-type="float">
            <text:p>373,916</text:p>
          </table:table-cell>
          <table:table-cell table:style-name="ce49" table:formula="of:=[.BK6]+[.BK7]" office:value-type="float" office:value="371970" calcext:value-type="float">
            <text:p>371,970</text:p>
          </table:table-cell>
          <table:table-cell table:style-name="ce25" table:formula="of:=[.BL6]+[.BL7]" office:value-type="float" office:value="1707872" calcext:value-type="float">
            <text:p>1,707,872</text:p>
          </table:table-cell>
          <table:table-cell table:style-name="ce25" table:formula="of:=[.BM6]+[.BM7]" office:value-type="float" office:value="353423" calcext:value-type="float">
            <text:p>353,423</text:p>
          </table:table-cell>
          <table:table-cell table:style-name="ce25" table:formula="of:=[.BN6]+[.BN7]" office:value-type="float" office:value="336654" calcext:value-type="float">
            <text:p>336,654</text:p>
          </table:table-cell>
          <table:table-cell table:style-name="ce25" table:formula="of:=[.BO6]+[.BO7]" office:value-type="float" office:value="352160" calcext:value-type="float">
            <text:p>352,160</text:p>
          </table:table-cell>
          <table:table-cell table:style-name="ce25" table:formula="of:=[.BP6]+[.BP7]" office:value-type="float" office:value="345870" calcext:value-type="float">
            <text:p>345,870</text:p>
          </table:table-cell>
          <table:table-cell table:style-name="ce49" table:formula="of:=[.BQ6]+[.BQ7]" office:value-type="float" office:value="319765" calcext:value-type="float">
            <text:p>319,765</text:p>
          </table:table-cell>
          <table:table-cell table:style-name="ce25" table:formula="of:=[.BR6]+[.BR7]" office:value-type="float" office:value="1408596" calcext:value-type="float">
            <text:p>1,408,596</text:p>
          </table:table-cell>
          <table:table-cell table:style-name="ce25" table:formula="of:=[.BS6]+[.BS7]" office:value-type="float" office:value="308801" calcext:value-type="float">
            <text:p>308,801</text:p>
          </table:table-cell>
          <table:table-cell table:style-name="ce25" table:formula="of:=[.BT6]+[.BT7]" office:value-type="float" office:value="305826" calcext:value-type="float">
            <text:p>305,826</text:p>
          </table:table-cell>
          <table:table-cell table:style-name="ce25" table:formula="of:=[.BU6]+[.BU7]" office:value-type="float" office:value="302381" calcext:value-type="float">
            <text:p>302,381</text:p>
          </table:table-cell>
          <table:table-cell table:style-name="ce25" table:formula="of:=[.BV6]+[.BV7]" office:value-type="float" office:value="250178" calcext:value-type="float">
            <text:p>250,178</text:p>
          </table:table-cell>
          <table:table-cell table:style-name="ce49" table:formula="of:=[.BW6]+[.BW7]" office:value-type="float" office:value="241410" calcext:value-type="float">
            <text:p>241,410</text:p>
          </table:table-cell>
          <table:table-cell table:style-name="ce25" table:formula="of:=[.BX6]+[.BX7]" office:value-type="float" office:value="821769" calcext:value-type="float">
            <text:p>821,769</text:p>
          </table:table-cell>
          <table:table-cell table:style-name="ce25" table:formula="of:=[.BY6]+[.BY7]" office:value-type="float" office:value="204123" calcext:value-type="float">
            <text:p>204,123</text:p>
          </table:table-cell>
          <table:table-cell table:style-name="ce25" table:formula="of:=[.BZ6]+[.BZ7]" office:value-type="float" office:value="178828" calcext:value-type="float">
            <text:p>178,828</text:p>
          </table:table-cell>
          <table:table-cell table:style-name="ce25" table:formula="of:=[.CA6]+[.CA7]" office:value-type="float" office:value="144493" calcext:value-type="float">
            <text:p>144,493</text:p>
          </table:table-cell>
          <table:table-cell table:style-name="ce25" table:formula="of:=[.CB6]+[.CB7]" office:value-type="float" office:value="135525" calcext:value-type="float">
            <text:p>135,525</text:p>
          </table:table-cell>
          <table:table-cell table:style-name="ce49" table:formula="of:=[.CC6]+[.CC7]" office:value-type="float" office:value="158800" calcext:value-type="float">
            <text:p>158,800</text:p>
          </table:table-cell>
          <table:table-cell table:style-name="ce25" table:formula="of:=[.CD6]+[.CD7]" office:value-type="float" office:value="759202" calcext:value-type="float">
            <text:p>759,202</text:p>
          </table:table-cell>
          <table:table-cell table:style-name="ce25" table:formula="of:=[.CE6]+[.CE7]" office:value-type="float" office:value="157074" calcext:value-type="float">
            <text:p>157,074</text:p>
          </table:table-cell>
          <table:table-cell table:style-name="ce25" table:formula="of:=[.CF6]+[.CF7]" office:value-type="float" office:value="154287" calcext:value-type="float">
            <text:p>154,287</text:p>
          </table:table-cell>
          <table:table-cell table:style-name="ce25" table:formula="of:=[.CG6]+[.CG7]" office:value-type="float" office:value="154613" calcext:value-type="float">
            <text:p>154,613</text:p>
          </table:table-cell>
          <table:table-cell table:style-name="ce25" table:formula="of:=[.CH6]+[.CH7]" office:value-type="float" office:value="151355" calcext:value-type="float">
            <text:p>151,355</text:p>
          </table:table-cell>
          <table:table-cell table:style-name="ce49" table:formula="of:=[.CI6]+[.CI7]" office:value-type="float" office:value="141873" calcext:value-type="float">
            <text:p>141,873</text:p>
          </table:table-cell>
          <table:table-cell table:style-name="ce25" table:formula="of:=[.CJ6]+[.CJ7]" office:value-type="float" office:value="607266" calcext:value-type="float">
            <text:p>607,266</text:p>
          </table:table-cell>
          <table:table-cell table:style-name="ce25" table:formula="of:=[.CK6]+[.CK7]" office:value-type="float" office:value="132609" calcext:value-type="float">
            <text:p>132,609</text:p>
          </table:table-cell>
          <table:table-cell table:style-name="ce25" table:formula="of:=[.CL6]+[.CL7]" office:value-type="float" office:value="128362" calcext:value-type="float">
            <text:p>128,362</text:p>
          </table:table-cell>
          <table:table-cell table:style-name="ce25" table:formula="of:=[.CM6]+[.CM7]" office:value-type="float" office:value="119580" calcext:value-type="float">
            <text:p>119,580</text:p>
          </table:table-cell>
          <table:table-cell table:style-name="ce25" table:formula="of:=[.CN6]+[.CN7]" office:value-type="float" office:value="117586" calcext:value-type="float">
            <text:p>117,586</text:p>
          </table:table-cell>
          <table:table-cell table:style-name="ce49" table:formula="of:=[.CO6]+[.CO7]" office:value-type="float" office:value="109129" calcext:value-type="float">
            <text:p>109,129</text:p>
          </table:table-cell>
          <table:table-cell table:style-name="ce25" table:formula="of:=[.CP6]+[.CP7]" office:value-type="float" office:value="494519" calcext:value-type="float">
            <text:p>494,519</text:p>
          </table:table-cell>
          <table:table-cell table:style-name="ce25" table:formula="of:=[.CQ6]+[.CQ7]" office:value-type="float" office:value="104671" calcext:value-type="float">
            <text:p>104,671</text:p>
          </table:table-cell>
          <table:table-cell table:style-name="ce25" table:formula="of:=[.CR6]+[.CR7]" office:value-type="float" office:value="102830" calcext:value-type="float">
            <text:p>102,830</text:p>
          </table:table-cell>
          <table:table-cell table:style-name="ce25" table:formula="of:=[.CS6]+[.CS7]" office:value-type="float" office:value="100520" calcext:value-type="float">
            <text:p>100,520</text:p>
          </table:table-cell>
          <table:table-cell table:style-name="ce25" table:formula="of:=[.CT6]+[.CT7]" office:value-type="float" office:value="97905" calcext:value-type="float">
            <text:p>97,905</text:p>
          </table:table-cell>
          <table:table-cell table:style-name="ce49" table:formula="of:=[.CU6]+[.CU7]" office:value-type="float" office:value="88593" calcext:value-type="float">
            <text:p>88,593</text:p>
          </table:table-cell>
          <table:table-cell table:style-name="ce25" table:formula="of:=[.CV6]+[.CV7]" office:value-type="float" office:value="327967" calcext:value-type="float">
            <text:p>327,967</text:p>
          </table:table-cell>
          <table:table-cell table:style-name="ce25" table:formula="of:=[.CW6]+[.CW7]" office:value-type="float" office:value="82653" calcext:value-type="float">
            <text:p>82,653</text:p>
          </table:table-cell>
          <table:table-cell table:style-name="ce25" table:formula="of:=[.CX6]+[.CX7]" office:value-type="float" office:value="73888" calcext:value-type="float">
            <text:p>73,888</text:p>
          </table:table-cell>
          <table:table-cell table:style-name="ce25" table:formula="of:=[.CY6]+[.CY7]" office:value-type="float" office:value="66301" calcext:value-type="float">
            <text:p>66,301</text:p>
          </table:table-cell>
          <table:table-cell table:style-name="ce25" table:formula="of:=[.CZ6]+[.CZ7]" office:value-type="float" office:value="56853" calcext:value-type="float">
            <text:p>56,853</text:p>
          </table:table-cell>
          <table:table-cell table:style-name="ce49" table:formula="of:=[.DA6]+[.DA7]" office:value-type="float" office:value="48272" calcext:value-type="float">
            <text:p>48,272</text:p>
          </table:table-cell>
          <table:table-cell table:style-name="ce25" table:formula="of:=[.DB6]+[.DB7]" office:value-type="float" office:value="144806" calcext:value-type="float">
            <text:p>144,806</text:p>
          </table:table-cell>
          <table:table-cell table:style-name="ce25" table:formula="of:=[.DC6]+[.DC7]" office:value-type="float" office:value="39162" calcext:value-type="float">
            <text:p>39,162</text:p>
          </table:table-cell>
          <table:table-cell table:style-name="ce25" table:formula="of:=[.DD6]+[.DD7]" office:value-type="float" office:value="35734" calcext:value-type="float">
            <text:p>35,734</text:p>
          </table:table-cell>
          <table:table-cell table:style-name="ce25" table:formula="of:=[.DE6]+[.DE7]" office:value-type="float" office:value="30198" calcext:value-type="float">
            <text:p>30,198</text:p>
          </table:table-cell>
          <table:table-cell table:style-name="ce25" table:formula="of:=[.DF6]+[.DF7]" office:value-type="float" office:value="22539" calcext:value-type="float">
            <text:p>22,539</text:p>
          </table:table-cell>
          <table:table-cell table:style-name="ce49" table:formula="of:=[.DG6]+[.DG7]" office:value-type="float" office:value="17173" calcext:value-type="float">
            <text:p>17,173</text:p>
          </table:table-cell>
          <table:table-cell table:style-name="ce25" table:formula="of:=[.DH6]+[.DH7]" office:value-type="float" office:value="44049" calcext:value-type="float">
            <text:p>44,049</text:p>
          </table:table-cell>
          <table:table-cell table:style-name="ce25" table:formula="of:=[.DI6]+[.DI7]" office:value-type="float" office:value="13825" calcext:value-type="float">
            <text:p>13,825</text:p>
          </table:table-cell>
          <table:table-cell table:style-name="ce25" table:formula="of:=[.DJ6]+[.DJ7]" office:value-type="float" office:value="11143" calcext:value-type="float">
            <text:p>11,143</text:p>
          </table:table-cell>
          <table:table-cell table:style-name="ce25" table:formula="of:=[.DK6]+[.DK7]" office:value-type="float" office:value="7873" calcext:value-type="float">
            <text:p>7,873</text:p>
          </table:table-cell>
          <table:table-cell table:style-name="ce25" table:formula="of:=[.DL6]+[.DL7]" office:value-type="float" office:value="6285" calcext:value-type="float">
            <text:p>6,285</text:p>
          </table:table-cell>
          <table:table-cell table:style-name="ce49" table:formula="of:=[.DM6]+[.DM7]" office:value-type="float" office:value="4923" calcext:value-type="float">
            <text:p>4,923</text:p>
          </table:table-cell>
          <table:table-cell table:style-name="ce25" table:formula="of:=[.DN6]+[.DN7]" office:value-type="float" office:value="10112" calcext:value-type="float">
            <text:p>10,112</text:p>
          </table:table-cell>
          <table:table-cell table:style-name="ce25" table:formula="of:=[.DO6]+[.DO7]" office:value-type="float" office:value="3619" calcext:value-type="float">
            <text:p>3,619</text:p>
          </table:table-cell>
          <table:table-cell table:style-name="ce25" table:formula="of:=[.DP6]+[.DP7]" office:value-type="float" office:value="2896" calcext:value-type="float">
            <text:p>2,896</text:p>
          </table:table-cell>
          <table:table-cell table:style-name="ce25" table:formula="of:=[.DQ6]+[.DQ7]" office:value-type="float" office:value="1689" calcext:value-type="float">
            <text:p>1,689</text:p>
          </table:table-cell>
          <table:table-cell table:style-name="ce25" table:formula="of:=[.DR6]+[.DR7]" office:value-type="float" office:value="1086" calcext:value-type="float">
            <text:p>1,086</text:p>
          </table:table-cell>
          <table:table-cell table:style-name="ce49" table:formula="of:=[.DS6]+[.DS7]" office:value-type="float" office:value="822" calcext:value-type="float">
            <text:p>822</text:p>
          </table:table-cell>
          <table:table-cell table:style-name="ce25" table:formula="of:=[.DT6]+[.DT7]" office:value-type="float" office:value="1862" calcext:value-type="float">
            <text:p>1,862</text:p>
          </table:table-cell>
          <table:table-cell table:number-columns-repeated="900"/>
        </table:table-row>
        <table:table-row table:style-name="ro3">
          <table:table-cell table:style-name="ce6" office:value-type="string" office:string-value="總       計" calcext:value-type="string">
            <text:p><text:s/>總 <text:s text:c="6"/>計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table:formula="of:=[.C9]+[.C84]" office:value-type="float" office:value="11620114" calcext:value-type="float">
            <text:p>11,620,114</text:p>
          </table:table-cell>
          <table:table-cell table:style-name="ce25" table:formula="of:=[.D9]+[.D84]" office:value-type="float" office:value="537226" calcext:value-type="float">
            <text:p>537,226</text:p>
          </table:table-cell>
          <table:table-cell table:style-name="ce25" table:formula="of:=[.E9]+[.E84]" office:value-type="float" office:value="98523" calcext:value-type="float">
            <text:p>98,523</text:p>
          </table:table-cell>
          <table:table-cell table:style-name="ce25" table:formula="of:=[.F9]+[.F84]" office:value-type="float" office:value="105828" calcext:value-type="float">
            <text:p>105,828</text:p>
          </table:table-cell>
          <table:table-cell table:style-name="ce25" table:formula="of:=[.G9]+[.G84]" office:value-type="float" office:value="108265" calcext:value-type="float">
            <text:p>108,265</text:p>
          </table:table-cell>
          <table:table-cell table:style-name="ce25" table:formula="of:=[.H9]+[.H84]" office:value-type="float" office:value="109230" calcext:value-type="float">
            <text:p>109,230</text:p>
          </table:table-cell>
          <table:table-cell table:style-name="ce25" table:formula="of:=[.I9]+[.I84]" office:value-type="float" office:value="115380" calcext:value-type="float">
            <text:p>115,380</text:p>
          </table:table-cell>
          <table:table-cell table:style-name="ce25" table:formula="of:=[.J9]+[.J84]" office:value-type="float" office:value="691657" calcext:value-type="float">
            <text:p>691,657</text:p>
          </table:table-cell>
          <table:table-cell table:style-name="ce25" table:formula="of:=[.K9]+[.K84]" office:value-type="float" office:value="120924" calcext:value-type="float">
            <text:p>120,924</text:p>
          </table:table-cell>
          <table:table-cell table:style-name="ce25" table:formula="of:=[.L9]+[.L84]" office:value-type="float" office:value="128781" calcext:value-type="float">
            <text:p>128,781</text:p>
          </table:table-cell>
          <table:table-cell table:style-name="ce25" table:formula="of:=[.M9]+[.M84]" office:value-type="float" office:value="139754" calcext:value-type="float">
            <text:p>139,754</text:p>
          </table:table-cell>
          <table:table-cell table:style-name="ce25" table:formula="of:=[.N9]+[.N84]" office:value-type="float" office:value="156649" calcext:value-type="float">
            <text:p>156,649</text:p>
          </table:table-cell>
          <table:table-cell table:style-name="ce49" table:formula="of:=[.O9]+[.O84]" office:value-type="float" office:value="145549" calcext:value-type="float">
            <text:p>145,549</text:p>
          </table:table-cell>
          <table:table-cell table:style-name="ce25" table:formula="of:=[.P9]+[.P84]" office:value-type="float" office:value="817279" calcext:value-type="float">
            <text:p>817,279</text:p>
          </table:table-cell>
          <table:table-cell table:style-name="ce25" table:formula="of:=[.Q9]+[.Q84]" office:value-type="float" office:value="145168" calcext:value-type="float">
            <text:p>145,168</text:p>
          </table:table-cell>
          <table:table-cell table:style-name="ce25" table:formula="of:=[.R9]+[.R84]" office:value-type="float" office:value="169051" calcext:value-type="float">
            <text:p>169,051</text:p>
          </table:table-cell>
          <table:table-cell table:style-name="ce25" table:formula="of:=[.S9]+[.S84]" office:value-type="float" office:value="168343" calcext:value-type="float">
            <text:p>168,343</text:p>
          </table:table-cell>
          <table:table-cell table:style-name="ce25" table:formula="of:=[.T9]+[.T84]" office:value-type="float" office:value="166864" calcext:value-type="float">
            <text:p>166,864</text:p>
          </table:table-cell>
          <table:table-cell table:style-name="ce49" table:formula="of:=[.U9]+[.U84]" office:value-type="float" office:value="167853" calcext:value-type="float">
            <text:p>167,853</text:p>
          </table:table-cell>
          <table:table-cell table:style-name="ce25" table:formula="of:=[.V9]+[.V84]" office:value-type="float" office:value="839608" calcext:value-type="float">
            <text:p>839,608</text:p>
          </table:table-cell>
          <table:table-cell table:style-name="ce25" table:formula="of:=[.W9]+[.W84]" office:value-type="float" office:value="168774" calcext:value-type="float">
            <text:p>168,774</text:p>
          </table:table-cell>
          <table:table-cell table:style-name="ce25" table:formula="of:=[.X9]+[.X84]" office:value-type="float" office:value="167401" calcext:value-type="float">
            <text:p>167,401</text:p>
          </table:table-cell>
          <table:table-cell table:style-name="ce25" table:formula="of:=[.Y9]+[.Y84]" office:value-type="float" office:value="166386" calcext:value-type="float">
            <text:p>166,386</text:p>
          </table:table-cell>
          <table:table-cell table:style-name="ce25" table:formula="of:=[.Z9]+[.Z84]" office:value-type="float" office:value="173008" calcext:value-type="float">
            <text:p>173,008</text:p>
          </table:table-cell>
          <table:table-cell table:style-name="ce49" table:formula="of:=[.AA9]+[.AA84]" office:value-type="float" office:value="164039" calcext:value-type="float">
            <text:p>164,039</text:p>
          </table:table-cell>
          <table:table-cell table:style-name="ce25" table:formula="of:=[.AB9]+[.AB84]" office:value-type="float" office:value="845458" calcext:value-type="float">
            <text:p>845,458</text:p>
          </table:table-cell>
          <table:table-cell table:style-name="ce25" table:formula="of:=[.AC9]+[.AC84]" office:value-type="float" office:value="169018" calcext:value-type="float">
            <text:p>169,018</text:p>
          </table:table-cell>
          <table:table-cell table:style-name="ce25" table:formula="of:=[.AD9]+[.AD84]" office:value-type="float" office:value="158315" calcext:value-type="float">
            <text:p>158,315</text:p>
          </table:table-cell>
          <table:table-cell table:style-name="ce25" table:formula="of:=[.AE9]+[.AE84]" office:value-type="float" office:value="158548" calcext:value-type="float">
            <text:p>158,548</text:p>
          </table:table-cell>
          <table:table-cell table:style-name="ce25" table:formula="of:=[.AF9]+[.AF84]" office:value-type="float" office:value="173846" calcext:value-type="float">
            <text:p>173,846</text:p>
          </table:table-cell>
          <table:table-cell table:style-name="ce49" table:formula="of:=[.AG9]+[.AG84]" office:value-type="float" office:value="185731" calcext:value-type="float">
            <text:p>185,731</text:p>
          </table:table-cell>
          <table:table-cell table:style-name="ce25" table:formula="of:=[.AH9]+[.AH84]" office:value-type="float" office:value="1012380" calcext:value-type="float">
            <text:p>1,012,380</text:p>
          </table:table-cell>
          <table:table-cell table:style-name="ce25" table:formula="of:=[.AI9]+[.AI84]" office:value-type="float" office:value="192527" calcext:value-type="float">
            <text:p>192,527</text:p>
          </table:table-cell>
          <table:table-cell table:style-name="ce25" table:formula="of:=[.AJ9]+[.AJ84]" office:value-type="float" office:value="201963" calcext:value-type="float">
            <text:p>201,963</text:p>
          </table:table-cell>
          <table:table-cell table:style-name="ce25" table:formula="of:=[.AK9]+[.AK84]" office:value-type="float" office:value="207657" calcext:value-type="float">
            <text:p>207,657</text:p>
          </table:table-cell>
          <table:table-cell table:style-name="ce25" table:formula="of:=[.AL9]+[.AL84]" office:value-type="float" office:value="202669" calcext:value-type="float">
            <text:p>202,669</text:p>
          </table:table-cell>
          <table:table-cell table:style-name="ce49" table:formula="of:=[.AM9]+[.AM84]" office:value-type="float" office:value="207564" calcext:value-type="float">
            <text:p>207,564</text:p>
          </table:table-cell>
          <table:table-cell table:style-name="ce25" table:formula="of:=[.AN9]+[.AN84]" office:value-type="float" office:value="957230" calcext:value-type="float">
            <text:p>957,230</text:p>
          </table:table-cell>
          <table:table-cell table:style-name="ce25" table:formula="of:=[.AO9]+[.AO84]" office:value-type="float" office:value="201253" calcext:value-type="float">
            <text:p>201,253</text:p>
          </table:table-cell>
          <table:table-cell table:style-name="ce25" table:formula="of:=[.AP9]+[.AP84]" office:value-type="float" office:value="196792" calcext:value-type="float">
            <text:p>196,792</text:p>
          </table:table-cell>
          <table:table-cell table:style-name="ce25" table:formula="of:=[.AQ9]+[.AQ84]" office:value-type="float" office:value="203124" calcext:value-type="float">
            <text:p>203,124</text:p>
          </table:table-cell>
          <table:table-cell table:style-name="ce25" table:formula="of:=[.AR9]+[.AR84]" office:value-type="float" office:value="177400" calcext:value-type="float">
            <text:p>177,400</text:p>
          </table:table-cell>
          <table:table-cell table:style-name="ce49" table:formula="of:=[.AS9]+[.AS84]" office:value-type="float" office:value="178661" calcext:value-type="float">
            <text:p>178,661</text:p>
          </table:table-cell>
          <table:table-cell table:style-name="ce25" table:formula="of:=[.AT9]+[.AT84]" office:value-type="float" office:value="914464" calcext:value-type="float">
            <text:p>914,464</text:p>
          </table:table-cell>
          <table:table-cell table:style-name="ce25" table:formula="of:=[.AU9]+[.AU84]" office:value-type="float" office:value="177528" calcext:value-type="float">
            <text:p>177,528</text:p>
          </table:table-cell>
          <table:table-cell table:style-name="ce25" table:formula="of:=[.AV9]+[.AV84]" office:value-type="float" office:value="176582" calcext:value-type="float">
            <text:p>176,582</text:p>
          </table:table-cell>
          <table:table-cell table:style-name="ce25" table:formula="of:=[.AW9]+[.AW84]" office:value-type="float" office:value="183857" calcext:value-type="float">
            <text:p>183,857</text:p>
          </table:table-cell>
          <table:table-cell table:style-name="ce25" table:formula="of:=[.AX9]+[.AX84]" office:value-type="float" office:value="188563" calcext:value-type="float">
            <text:p>188,563</text:p>
          </table:table-cell>
          <table:table-cell table:style-name="ce49" table:formula="of:=[.AY9]+[.AY84]" office:value-type="float" office:value="187934" calcext:value-type="float">
            <text:p>187,934</text:p>
          </table:table-cell>
          <table:table-cell table:style-name="ce25" table:formula="of:=[.AZ9]+[.AZ84]" office:value-type="float" office:value="947034" calcext:value-type="float">
            <text:p>947,034</text:p>
          </table:table-cell>
          <table:table-cell table:style-name="ce25" table:formula="of:=[.BA9]+[.BA84]" office:value-type="float" office:value="189008" calcext:value-type="float">
            <text:p>189,008</text:p>
          </table:table-cell>
          <table:table-cell table:style-name="ce25" table:formula="of:=[.BB9]+[.BB84]" office:value-type="float" office:value="184182" calcext:value-type="float">
            <text:p>184,182</text:p>
          </table:table-cell>
          <table:table-cell table:style-name="ce25" table:formula="of:=[.BC9]+[.BC84]" office:value-type="float" office:value="189284" calcext:value-type="float">
            <text:p>189,284</text:p>
          </table:table-cell>
          <table:table-cell table:style-name="ce25" table:formula="of:=[.BD9]+[.BD84]" office:value-type="float" office:value="192091" calcext:value-type="float">
            <text:p>192,091</text:p>
          </table:table-cell>
          <table:table-cell table:style-name="ce49" table:formula="of:=[.BE9]+[.BE84]" office:value-type="float" office:value="192469" calcext:value-type="float">
            <text:p>192,469</text:p>
          </table:table-cell>
          <table:table-cell table:style-name="ce25" table:formula="of:=[.BF9]+[.BF84]" office:value-type="float" office:value="951042" calcext:value-type="float">
            <text:p>951,042</text:p>
          </table:table-cell>
          <table:table-cell table:style-name="ce25" table:formula="of:=[.BG9]+[.BG84]" office:value-type="float" office:value="195719" calcext:value-type="float">
            <text:p>195,719</text:p>
          </table:table-cell>
          <table:table-cell table:style-name="ce25" table:formula="of:=[.BH9]+[.BH84]" office:value-type="float" office:value="193162" calcext:value-type="float">
            <text:p>193,162</text:p>
          </table:table-cell>
          <table:table-cell table:style-name="ce25" table:formula="of:=[.BI9]+[.BI84]" office:value-type="float" office:value="188949" calcext:value-type="float">
            <text:p>188,949</text:p>
          </table:table-cell>
          <table:table-cell table:style-name="ce25" table:formula="of:=[.BJ9]+[.BJ84]" office:value-type="float" office:value="187233" calcext:value-type="float">
            <text:p>187,233</text:p>
          </table:table-cell>
          <table:table-cell table:style-name="ce49" table:formula="of:=[.BK9]+[.BK84]" office:value-type="float" office:value="185979" calcext:value-type="float">
            <text:p>185,979</text:p>
          </table:table-cell>
          <table:table-cell table:style-name="ce25" table:formula="of:=[.BL9]+[.BL84]" office:value-type="float" office:value="849753" calcext:value-type="float">
            <text:p>849,753</text:p>
          </table:table-cell>
          <table:table-cell table:style-name="ce25" table:formula="of:=[.BM9]+[.BM84]" office:value-type="float" office:value="176279" calcext:value-type="float">
            <text:p>176,279</text:p>
          </table:table-cell>
          <table:table-cell table:style-name="ce25" table:formula="of:=[.BN9]+[.BN84]" office:value-type="float" office:value="167511" calcext:value-type="float">
            <text:p>167,511</text:p>
          </table:table-cell>
          <table:table-cell table:style-name="ce25" table:formula="of:=[.BO9]+[.BO84]" office:value-type="float" office:value="175089" calcext:value-type="float">
            <text:p>175,089</text:p>
          </table:table-cell>
          <table:table-cell table:style-name="ce25" table:formula="of:=[.BP9]+[.BP84]" office:value-type="float" office:value="171968" calcext:value-type="float">
            <text:p>171,968</text:p>
          </table:table-cell>
          <table:table-cell table:style-name="ce49" table:formula="of:=[.BQ9]+[.BQ84]" office:value-type="float" office:value="158906" calcext:value-type="float">
            <text:p>158,906</text:p>
          </table:table-cell>
          <table:table-cell table:style-name="ce25" table:formula="of:=[.BR9]+[.BR84]" office:value-type="float" office:value="695235" calcext:value-type="float">
            <text:p>695,235</text:p>
          </table:table-cell>
          <table:table-cell table:style-name="ce25" table:formula="of:=[.BS9]+[.BS84]" office:value-type="float" office:value="152557" calcext:value-type="float">
            <text:p>152,557</text:p>
          </table:table-cell>
          <table:table-cell table:style-name="ce25" table:formula="of:=[.BT9]+[.BT84]" office:value-type="float" office:value="151386" calcext:value-type="float">
            <text:p>151,386</text:p>
          </table:table-cell>
          <table:table-cell table:style-name="ce25" table:formula="of:=[.BU9]+[.BU84]" office:value-type="float" office:value="149040" calcext:value-type="float">
            <text:p>149,040</text:p>
          </table:table-cell>
          <table:table-cell table:style-name="ce25" table:formula="of:=[.BV9]+[.BV84]" office:value-type="float" office:value="123531" calcext:value-type="float">
            <text:p>123,531</text:p>
          </table:table-cell>
          <table:table-cell table:style-name="ce49" table:formula="of:=[.BW9]+[.BW84]" office:value-type="float" office:value="118721" calcext:value-type="float">
            <text:p>118,721</text:p>
          </table:table-cell>
          <table:table-cell table:style-name="ce25" table:formula="of:=[.BX9]+[.BX84]" office:value-type="float" office:value="400670" calcext:value-type="float">
            <text:p>400,670</text:p>
          </table:table-cell>
          <table:table-cell table:style-name="ce25" table:formula="of:=[.BY9]+[.BY84]" office:value-type="float" office:value="100278" calcext:value-type="float">
            <text:p>100,278</text:p>
          </table:table-cell>
          <table:table-cell table:style-name="ce25" table:formula="of:=[.BZ9]+[.BZ84]" office:value-type="float" office:value="87415" calcext:value-type="float">
            <text:p>87,415</text:p>
          </table:table-cell>
          <table:table-cell table:style-name="ce25" table:formula="of:=[.CA9]+[.CA84]" office:value-type="float" office:value="70449" calcext:value-type="float">
            <text:p>70,449</text:p>
          </table:table-cell>
          <table:table-cell table:style-name="ce25" table:formula="of:=[.CB9]+[.CB84]" office:value-type="float" office:value="65678" calcext:value-type="float">
            <text:p>65,678</text:p>
          </table:table-cell>
          <table:table-cell table:style-name="ce49" table:formula="of:=[.CC9]+[.CC84]" office:value-type="float" office:value="76850" calcext:value-type="float">
            <text:p>76,850</text:p>
          </table:table-cell>
          <table:table-cell table:style-name="ce25" table:formula="of:=[.CD9]+[.CD84]" office:value-type="float" office:value="361003" calcext:value-type="float">
            <text:p>361,003</text:p>
          </table:table-cell>
          <table:table-cell table:style-name="ce25" table:formula="of:=[.CE9]+[.CE84]" office:value-type="float" office:value="75815" calcext:value-type="float">
            <text:p>75,815</text:p>
          </table:table-cell>
          <table:table-cell table:style-name="ce25" table:formula="of:=[.CF9]+[.CF84]" office:value-type="float" office:value="73889" calcext:value-type="float">
            <text:p>73,889</text:p>
          </table:table-cell>
          <table:table-cell table:style-name="ce25" table:formula="of:=[.CG9]+[.CG84]" office:value-type="float" office:value="73914" calcext:value-type="float">
            <text:p>73,914</text:p>
          </table:table-cell>
          <table:table-cell table:style-name="ce25" table:formula="of:=[.CH9]+[.CH84]" office:value-type="float" office:value="71255" calcext:value-type="float">
            <text:p>71,255</text:p>
          </table:table-cell>
          <table:table-cell table:style-name="ce49" table:formula="of:=[.CI9]+[.CI84]" office:value-type="float" office:value="66130" calcext:value-type="float">
            <text:p>66,130</text:p>
          </table:table-cell>
          <table:table-cell table:style-name="ce25" table:formula="of:=[.CJ9]+[.CJ84]" office:value-type="float" office:value="282479" calcext:value-type="float">
            <text:p>282,479</text:p>
          </table:table-cell>
          <table:table-cell table:style-name="ce25" table:formula="of:=[.CK9]+[.CK84]" office:value-type="float" office:value="61884" calcext:value-type="float">
            <text:p>61,884</text:p>
          </table:table-cell>
          <table:table-cell table:style-name="ce25" table:formula="of:=[.CL9]+[.CL84]" office:value-type="float" office:value="59525" calcext:value-type="float">
            <text:p>59,525</text:p>
          </table:table-cell>
          <table:table-cell table:style-name="ce25" table:formula="of:=[.CM9]+[.CM84]" office:value-type="float" office:value="55430" calcext:value-type="float">
            <text:p>55,430</text:p>
          </table:table-cell>
          <table:table-cell table:style-name="ce25" table:formula="of:=[.CN9]+[.CN84]" office:value-type="float" office:value="54454" calcext:value-type="float">
            <text:p>54,454</text:p>
          </table:table-cell>
          <table:table-cell table:style-name="ce49" table:formula="of:=[.CO9]+[.CO84]" office:value-type="float" office:value="51186" calcext:value-type="float">
            <text:p>51,186</text:p>
          </table:table-cell>
          <table:table-cell table:style-name="ce25" table:formula="of:=[.CP9]+[.CP84]" office:value-type="float" office:value="251247" calcext:value-type="float">
            <text:p>251,247</text:p>
          </table:table-cell>
          <table:table-cell table:style-name="ce25" table:formula="of:=[.CQ9]+[.CQ84]" office:value-type="float" office:value="50271" calcext:value-type="float">
            <text:p>50,271</text:p>
          </table:table-cell>
          <table:table-cell table:style-name="ce25" table:formula="of:=[.CR9]+[.CR84]" office:value-type="float" office:value="51158" calcext:value-type="float">
            <text:p>51,158</text:p>
          </table:table-cell>
          <table:table-cell table:style-name="ce25" table:formula="of:=[.CS9]+[.CS84]" office:value-type="float" office:value="51582" calcext:value-type="float">
            <text:p>51,582</text:p>
          </table:table-cell>
          <table:table-cell table:style-name="ce25" table:formula="of:=[.CT9]+[.CT84]" office:value-type="float" office:value="51447" calcext:value-type="float">
            <text:p>51,447</text:p>
          </table:table-cell>
          <table:table-cell table:style-name="ce49" table:formula="of:=[.CU9]+[.CU84]" office:value-type="float" office:value="46789" calcext:value-type="float">
            <text:p>46,789</text:p>
          </table:table-cell>
          <table:table-cell table:style-name="ce25" table:formula="of:=[.CV9]+[.CV84]" office:value-type="float" office:value="172215" calcext:value-type="float">
            <text:p>172,215</text:p>
          </table:table-cell>
          <table:table-cell table:style-name="ce25" table:formula="of:=[.CW9]+[.CW84]" office:value-type="float" office:value="44039" calcext:value-type="float">
            <text:p>44,039</text:p>
          </table:table-cell>
          <table:table-cell table:style-name="ce25" table:formula="of:=[.CX9]+[.CX84]" office:value-type="float" office:value="39070" calcext:value-type="float">
            <text:p>39,070</text:p>
          </table:table-cell>
          <table:table-cell table:style-name="ce25" table:formula="of:=[.CY9]+[.CY84]" office:value-type="float" office:value="34938" calcext:value-type="float">
            <text:p>34,938</text:p>
          </table:table-cell>
          <table:table-cell table:style-name="ce25" table:formula="of:=[.CZ9]+[.CZ84]" office:value-type="float" office:value="29908" calcext:value-type="float">
            <text:p>29,908</text:p>
          </table:table-cell>
          <table:table-cell table:style-name="ce49" table:formula="of:=[.DA9]+[.DA84]" office:value-type="float" office:value="24260" calcext:value-type="float">
            <text:p>24,260</text:p>
          </table:table-cell>
          <table:table-cell table:style-name="ce25" table:formula="of:=[.DB9]+[.DB84]" office:value-type="float" office:value="69626" calcext:value-type="float">
            <text:p>69,626</text:p>
          </table:table-cell>
          <table:table-cell table:style-name="ce25" table:formula="of:=[.DC9]+[.DC84]" office:value-type="float" office:value="19335" calcext:value-type="float">
            <text:p>19,335</text:p>
          </table:table-cell>
          <table:table-cell table:style-name="ce25" table:formula="of:=[.DD9]+[.DD84]" office:value-type="float" office:value="17318" calcext:value-type="float">
            <text:p>17,318</text:p>
          </table:table-cell>
          <table:table-cell table:style-name="ce25" table:formula="of:=[.DE9]+[.DE84]" office:value-type="float" office:value="14469" calcext:value-type="float">
            <text:p>14,469</text:p>
          </table:table-cell>
          <table:table-cell table:style-name="ce25" table:formula="of:=[.DF9]+[.DF84]" office:value-type="float" office:value="10532" calcext:value-type="float">
            <text:p>10,532</text:p>
          </table:table-cell>
          <table:table-cell table:style-name="ce49" table:formula="of:=[.DG9]+[.DG84]" office:value-type="float" office:value="7972" calcext:value-type="float">
            <text:p>7,972</text:p>
          </table:table-cell>
          <table:table-cell table:style-name="ce25" table:formula="of:=[.DH9]+[.DH84]" office:value-type="float" office:value="19209" calcext:value-type="float">
            <text:p>19,209</text:p>
          </table:table-cell>
          <table:table-cell table:style-name="ce25" table:formula="of:=[.DI9]+[.DI84]" office:value-type="float" office:value="6177" calcext:value-type="float">
            <text:p>6,177</text:p>
          </table:table-cell>
          <table:table-cell table:style-name="ce25" table:formula="of:=[.DJ9]+[.DJ84]" office:value-type="float" office:value="4797" calcext:value-type="float">
            <text:p>4,797</text:p>
          </table:table-cell>
          <table:table-cell table:style-name="ce25" table:formula="of:=[.DK9]+[.DK84]" office:value-type="float" office:value="3413" calcext:value-type="float">
            <text:p>3,413</text:p>
          </table:table-cell>
          <table:table-cell table:style-name="ce25" table:formula="of:=[.DL9]+[.DL84]" office:value-type="float" office:value="2674" calcext:value-type="float">
            <text:p>2,674</text:p>
          </table:table-cell>
          <table:table-cell table:style-name="ce49" table:formula="of:=[.DM9]+[.DM84]" office:value-type="float" office:value="2148" calcext:value-type="float">
            <text:p>2,148</text:p>
          </table:table-cell>
          <table:table-cell table:style-name="ce25" table:formula="of:=[.DN9]+[.DN84]" office:value-type="float" office:value="4363" calcext:value-type="float">
            <text:p>4,363</text:p>
          </table:table-cell>
          <table:table-cell table:style-name="ce25" table:formula="of:=[.DO9]+[.DO84]" office:value-type="float" office:value="1504" calcext:value-type="float">
            <text:p>1,504</text:p>
          </table:table-cell>
          <table:table-cell table:style-name="ce25" table:formula="of:=[.DP9]+[.DP84]" office:value-type="float" office:value="1376" calcext:value-type="float">
            <text:p>1,376</text:p>
          </table:table-cell>
          <table:table-cell table:style-name="ce25" table:formula="of:=[.DQ9]+[.DQ84]" office:value-type="float" office:value="674" calcext:value-type="float">
            <text:p>674</text:p>
          </table:table-cell>
          <table:table-cell table:style-name="ce25" table:formula="of:=[.DR9]+[.DR84]" office:value-type="float" office:value="451" calcext:value-type="float">
            <text:p>451</text:p>
          </table:table-cell>
          <table:table-cell table:style-name="ce49" table:formula="of:=[.DS9]+[.DS84]" office:value-type="float" office:value="358" calcext:value-type="float">
            <text:p>358</text:p>
          </table:table-cell>
          <table:table-cell table:style-name="ce25" table:formula="of:=[.DT9]+[.DT84]" office:value-type="float" office:value="936" calcext:value-type="float">
            <text:p>936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table:formula="of:=[.C10]+[.C85]" office:value-type="float" office:value="11396143" calcext:value-type="float">
            <text:p>11,396,143</text:p>
          </table:table-cell>
          <table:table-cell table:style-name="ce26" table:formula="of:=[.D10]+[.D85]" office:value-type="float" office:value="490099" calcext:value-type="float">
            <text:p>490,099</text:p>
          </table:table-cell>
          <table:table-cell table:style-name="ce26" table:formula="of:=[.E10]+[.E85]" office:value-type="float" office:value="89575" calcext:value-type="float">
            <text:p>89,575</text:p>
          </table:table-cell>
          <table:table-cell table:style-name="ce26" table:formula="of:=[.F10]+[.F85]" office:value-type="float" office:value="97049" calcext:value-type="float">
            <text:p>97,049</text:p>
          </table:table-cell>
          <table:table-cell table:style-name="ce26" table:formula="of:=[.G10]+[.G85]" office:value-type="float" office:value="98783" calcext:value-type="float">
            <text:p>98,783</text:p>
          </table:table-cell>
          <table:table-cell table:style-name="ce26" table:formula="of:=[.H10]+[.H85]" office:value-type="float" office:value="100530" calcext:value-type="float">
            <text:p>100,530</text:p>
          </table:table-cell>
          <table:table-cell table:style-name="ce26" table:formula="of:=[.I10]+[.I85]" office:value-type="float" office:value="104162" calcext:value-type="float">
            <text:p>104,162</text:p>
          </table:table-cell>
          <table:table-cell table:style-name="ce26" table:formula="of:=[.J10]+[.J85]" office:value-type="float" office:value="632915" calcext:value-type="float">
            <text:p>632,915</text:p>
          </table:table-cell>
          <table:table-cell table:style-name="ce26" table:formula="of:=[.K10]+[.K85]" office:value-type="float" office:value="110013" calcext:value-type="float">
            <text:p>110,013</text:p>
          </table:table-cell>
          <table:table-cell table:style-name="ce26" table:formula="of:=[.L10]+[.L85]" office:value-type="float" office:value="117858" calcext:value-type="float">
            <text:p>117,858</text:p>
          </table:table-cell>
          <table:table-cell table:style-name="ce26" table:formula="of:=[.M10]+[.M85]" office:value-type="float" office:value="128819" calcext:value-type="float">
            <text:p>128,819</text:p>
          </table:table-cell>
          <table:table-cell table:style-name="ce26" table:formula="of:=[.N10]+[.N85]" office:value-type="float" office:value="142884" calcext:value-type="float">
            <text:p>142,884</text:p>
          </table:table-cell>
          <table:table-cell table:style-name="ce38" table:formula="of:=[.O10]+[.O85]" office:value-type="float" office:value="133341" calcext:value-type="float">
            <text:p>133,341</text:p>
          </table:table-cell>
          <table:table-cell table:style-name="ce26" table:formula="of:=[.P10]+[.P85]" office:value-type="float" office:value="754311" calcext:value-type="float">
            <text:p>754,311</text:p>
          </table:table-cell>
          <table:table-cell table:style-name="ce26" table:formula="of:=[.Q10]+[.Q85]" office:value-type="float" office:value="134031" calcext:value-type="float">
            <text:p>134,031</text:p>
          </table:table-cell>
          <table:table-cell table:style-name="ce26" table:formula="of:=[.R10]+[.R85]" office:value-type="float" office:value="155441" calcext:value-type="float">
            <text:p>155,441</text:p>
          </table:table-cell>
          <table:table-cell table:style-name="ce26" table:formula="of:=[.S10]+[.S85]" office:value-type="float" office:value="155423" calcext:value-type="float">
            <text:p>155,423</text:p>
          </table:table-cell>
          <table:table-cell table:style-name="ce26" table:formula="of:=[.T10]+[.T85]" office:value-type="float" office:value="154988" calcext:value-type="float">
            <text:p>154,988</text:p>
          </table:table-cell>
          <table:table-cell table:style-name="ce38" table:formula="of:=[.U10]+[.U85]" office:value-type="float" office:value="154428" calcext:value-type="float">
            <text:p>154,428</text:p>
          </table:table-cell>
          <table:table-cell table:style-name="ce26" table:formula="of:=[.V10]+[.V85]" office:value-type="float" office:value="771450" calcext:value-type="float">
            <text:p>771,450</text:p>
          </table:table-cell>
          <table:table-cell table:style-name="ce26" table:formula="of:=[.W10]+[.W85]" office:value-type="float" office:value="156382" calcext:value-type="float">
            <text:p>156,382</text:p>
          </table:table-cell>
          <table:table-cell table:style-name="ce26" table:formula="of:=[.X10]+[.X85]" office:value-type="float" office:value="153038" calcext:value-type="float">
            <text:p>153,038</text:p>
          </table:table-cell>
          <table:table-cell table:style-name="ce26" table:formula="of:=[.Y10]+[.Y85]" office:value-type="float" office:value="151463" calcext:value-type="float">
            <text:p>151,463</text:p>
          </table:table-cell>
          <table:table-cell table:style-name="ce26" table:formula="of:=[.Z10]+[.Z85]" office:value-type="float" office:value="158456" calcext:value-type="float">
            <text:p>158,456</text:p>
          </table:table-cell>
          <table:table-cell table:style-name="ce38" table:formula="of:=[.AA10]+[.AA85]" office:value-type="float" office:value="152111" calcext:value-type="float">
            <text:p>152,111</text:p>
          </table:table-cell>
          <table:table-cell table:style-name="ce26" table:formula="of:=[.AB10]+[.AB85]" office:value-type="float" office:value="797953" calcext:value-type="float">
            <text:p>797,953</text:p>
          </table:table-cell>
          <table:table-cell table:style-name="ce26" table:formula="of:=[.AC10]+[.AC85]" office:value-type="float" office:value="157556" calcext:value-type="float">
            <text:p>157,556</text:p>
          </table:table-cell>
          <table:table-cell table:style-name="ce26" table:formula="of:=[.AD10]+[.AD85]" office:value-type="float" office:value="148351" calcext:value-type="float">
            <text:p>148,351</text:p>
          </table:table-cell>
          <table:table-cell table:style-name="ce26" table:formula="of:=[.AE10]+[.AE85]" office:value-type="float" office:value="149221" calcext:value-type="float">
            <text:p>149,221</text:p>
          </table:table-cell>
          <table:table-cell table:style-name="ce26" table:formula="of:=[.AF10]+[.AF85]" office:value-type="float" office:value="166271" calcext:value-type="float">
            <text:p>166,271</text:p>
          </table:table-cell>
          <table:table-cell table:style-name="ce38" table:formula="of:=[.AG10]+[.AG85]" office:value-type="float" office:value="176554" calcext:value-type="float">
            <text:p>176,554</text:p>
          </table:table-cell>
          <table:table-cell table:style-name="ce26" table:formula="of:=[.AH10]+[.AH85]" office:value-type="float" office:value="987650" calcext:value-type="float">
            <text:p>987,650</text:p>
          </table:table-cell>
          <table:table-cell table:style-name="ce26" table:formula="of:=[.AI10]+[.AI85]" office:value-type="float" office:value="185192" calcext:value-type="float">
            <text:p>185,192</text:p>
          </table:table-cell>
          <table:table-cell table:style-name="ce26" table:formula="of:=[.AJ10]+[.AJ85]" office:value-type="float" office:value="196333" calcext:value-type="float">
            <text:p>196,333</text:p>
          </table:table-cell>
          <table:table-cell table:style-name="ce26" table:formula="of:=[.AK10]+[.AK85]" office:value-type="float" office:value="202859" calcext:value-type="float">
            <text:p>202,859</text:p>
          </table:table-cell>
          <table:table-cell table:style-name="ce26" table:formula="of:=[.AL10]+[.AL85]" office:value-type="float" office:value="199361" calcext:value-type="float">
            <text:p>199,361</text:p>
          </table:table-cell>
          <table:table-cell table:style-name="ce38" table:formula="of:=[.AM10]+[.AM85]" office:value-type="float" office:value="203905" calcext:value-type="float">
            <text:p>203,905</text:p>
          </table:table-cell>
          <table:table-cell table:style-name="ce26" table:formula="of:=[.AN10]+[.AN85]" office:value-type="float" office:value="950580" calcext:value-type="float">
            <text:p>950,580</text:p>
          </table:table-cell>
          <table:table-cell table:style-name="ce26" table:formula="of:=[.AO10]+[.AO85]" office:value-type="float" office:value="198111" calcext:value-type="float">
            <text:p>198,111</text:p>
          </table:table-cell>
          <table:table-cell table:style-name="ce26" table:formula="of:=[.AP10]+[.AP85]" office:value-type="float" office:value="195328" calcext:value-type="float">
            <text:p>195,328</text:p>
          </table:table-cell>
          <table:table-cell table:style-name="ce26" table:formula="of:=[.AQ10]+[.AQ85]" office:value-type="float" office:value="201189" calcext:value-type="float">
            <text:p>201,189</text:p>
          </table:table-cell>
          <table:table-cell table:style-name="ce26" table:formula="of:=[.AR10]+[.AR85]" office:value-type="float" office:value="177453" calcext:value-type="float">
            <text:p>177,453</text:p>
          </table:table-cell>
          <table:table-cell table:style-name="ce38" table:formula="of:=[.AS10]+[.AS85]" office:value-type="float" office:value="178499" calcext:value-type="float">
            <text:p>178,499</text:p>
          </table:table-cell>
          <table:table-cell table:style-name="ce26" table:formula="of:=[.AT10]+[.AT85]" office:value-type="float" office:value="911335" calcext:value-type="float">
            <text:p>911,335</text:p>
          </table:table-cell>
          <table:table-cell table:style-name="ce26" table:formula="of:=[.AU10]+[.AU85]" office:value-type="float" office:value="176718" calcext:value-type="float">
            <text:p>176,718</text:p>
          </table:table-cell>
          <table:table-cell table:style-name="ce26" table:formula="of:=[.AV10]+[.AV85]" office:value-type="float" office:value="177676" calcext:value-type="float">
            <text:p>177,676</text:p>
          </table:table-cell>
          <table:table-cell table:style-name="ce26" table:formula="of:=[.AW10]+[.AW85]" office:value-type="float" office:value="183385" calcext:value-type="float">
            <text:p>183,385</text:p>
          </table:table-cell>
          <table:table-cell table:style-name="ce26" table:formula="of:=[.AX10]+[.AX85]" office:value-type="float" office:value="187499" calcext:value-type="float">
            <text:p>187,499</text:p>
          </table:table-cell>
          <table:table-cell table:style-name="ce38" table:formula="of:=[.AY10]+[.AY85]" office:value-type="float" office:value="186057" calcext:value-type="float">
            <text:p>186,057</text:p>
          </table:table-cell>
          <table:table-cell table:style-name="ce26" table:formula="of:=[.AZ10]+[.AZ85]" office:value-type="float" office:value="933451" calcext:value-type="float">
            <text:p>933,451</text:p>
          </table:table-cell>
          <table:table-cell table:style-name="ce26" table:formula="of:=[.BA10]+[.BA85]" office:value-type="float" office:value="185957" calcext:value-type="float">
            <text:p>185,957</text:p>
          </table:table-cell>
          <table:table-cell table:style-name="ce26" table:formula="of:=[.BB10]+[.BB85]" office:value-type="float" office:value="181318" calcext:value-type="float">
            <text:p>181,318</text:p>
          </table:table-cell>
          <table:table-cell table:style-name="ce26" table:formula="of:=[.BC10]+[.BC85]" office:value-type="float" office:value="186756" calcext:value-type="float">
            <text:p>186,756</text:p>
          </table:table-cell>
          <table:table-cell table:style-name="ce26" table:formula="of:=[.BD10]+[.BD85]" office:value-type="float" office:value="189929" calcext:value-type="float">
            <text:p>189,929</text:p>
          </table:table-cell>
          <table:table-cell table:style-name="ce38" table:formula="of:=[.BE10]+[.BE85]" office:value-type="float" office:value="189491" calcext:value-type="float">
            <text:p>189,491</text:p>
          </table:table-cell>
          <table:table-cell table:style-name="ce26" table:formula="of:=[.BF10]+[.BF85]" office:value-type="float" office:value="945115" calcext:value-type="float">
            <text:p>945,115</text:p>
          </table:table-cell>
          <table:table-cell table:style-name="ce26" table:formula="of:=[.BG10]+[.BG85]" office:value-type="float" office:value="194097" calcext:value-type="float">
            <text:p>194,097</text:p>
          </table:table-cell>
          <table:table-cell table:style-name="ce26" table:formula="of:=[.BH10]+[.BH85]" office:value-type="float" office:value="191298" calcext:value-type="float">
            <text:p>191,298</text:p>
          </table:table-cell>
          <table:table-cell table:style-name="ce26" table:formula="of:=[.BI10]+[.BI85]" office:value-type="float" office:value="187046" calcext:value-type="float">
            <text:p>187,046</text:p>
          </table:table-cell>
          <table:table-cell table:style-name="ce26" table:formula="of:=[.BJ10]+[.BJ85]" office:value-type="float" office:value="186683" calcext:value-type="float">
            <text:p>186,683</text:p>
          </table:table-cell>
          <table:table-cell table:style-name="ce38" table:formula="of:=[.BK10]+[.BK85]" office:value-type="float" office:value="185991" calcext:value-type="float">
            <text:p>185,991</text:p>
          </table:table-cell>
          <table:table-cell table:style-name="ce26" table:formula="of:=[.BL10]+[.BL85]" office:value-type="float" office:value="858119" calcext:value-type="float">
            <text:p>858,119</text:p>
          </table:table-cell>
          <table:table-cell table:style-name="ce26" table:formula="of:=[.BM10]+[.BM85]" office:value-type="float" office:value="177144" calcext:value-type="float">
            <text:p>177,144</text:p>
          </table:table-cell>
          <table:table-cell table:style-name="ce26" table:formula="of:=[.BN10]+[.BN85]" office:value-type="float" office:value="169143" calcext:value-type="float">
            <text:p>169,143</text:p>
          </table:table-cell>
          <table:table-cell table:style-name="ce26" table:formula="of:=[.BO10]+[.BO85]" office:value-type="float" office:value="177071" calcext:value-type="float">
            <text:p>177,071</text:p>
          </table:table-cell>
          <table:table-cell table:style-name="ce26" table:formula="of:=[.BP10]+[.BP85]" office:value-type="float" office:value="173902" calcext:value-type="float">
            <text:p>173,902</text:p>
          </table:table-cell>
          <table:table-cell table:style-name="ce38" table:formula="of:=[.BQ10]+[.BQ85]" office:value-type="float" office:value="160859" calcext:value-type="float">
            <text:p>160,859</text:p>
          </table:table-cell>
          <table:table-cell table:style-name="ce26" table:formula="of:=[.BR10]+[.BR85]" office:value-type="float" office:value="713361" calcext:value-type="float">
            <text:p>713,361</text:p>
          </table:table-cell>
          <table:table-cell table:style-name="ce26" table:formula="of:=[.BS10]+[.BS85]" office:value-type="float" office:value="156244" calcext:value-type="float">
            <text:p>156,244</text:p>
          </table:table-cell>
          <table:table-cell table:style-name="ce26" table:formula="of:=[.BT10]+[.BT85]" office:value-type="float" office:value="154440" calcext:value-type="float">
            <text:p>154,440</text:p>
          </table:table-cell>
          <table:table-cell table:style-name="ce26" table:formula="of:=[.BU10]+[.BU85]" office:value-type="float" office:value="153341" calcext:value-type="float">
            <text:p>153,341</text:p>
          </table:table-cell>
          <table:table-cell table:style-name="ce26" table:formula="of:=[.BV10]+[.BV85]" office:value-type="float" office:value="126647" calcext:value-type="float">
            <text:p>126,647</text:p>
          </table:table-cell>
          <table:table-cell table:style-name="ce38" table:formula="of:=[.BW10]+[.BW85]" office:value-type="float" office:value="122689" calcext:value-type="float">
            <text:p>122,689</text:p>
          </table:table-cell>
          <table:table-cell table:style-name="ce26" table:formula="of:=[.BX10]+[.BX85]" office:value-type="float" office:value="421099" calcext:value-type="float">
            <text:p>421,099</text:p>
          </table:table-cell>
          <table:table-cell table:style-name="ce26" table:formula="of:=[.BY10]+[.BY85]" office:value-type="float" office:value="103845" calcext:value-type="float">
            <text:p>103,845</text:p>
          </table:table-cell>
          <table:table-cell table:style-name="ce26" table:formula="of:=[.BZ10]+[.BZ85]" office:value-type="float" office:value="91413" calcext:value-type="float">
            <text:p>91,413</text:p>
          </table:table-cell>
          <table:table-cell table:style-name="ce26" table:formula="of:=[.CA10]+[.CA85]" office:value-type="float" office:value="74044" calcext:value-type="float">
            <text:p>74,044</text:p>
          </table:table-cell>
          <table:table-cell table:style-name="ce26" table:formula="of:=[.CB10]+[.CB85]" office:value-type="float" office:value="69847" calcext:value-type="float">
            <text:p>69,847</text:p>
          </table:table-cell>
          <table:table-cell table:style-name="ce38" table:formula="of:=[.CC10]+[.CC85]" office:value-type="float" office:value="81950" calcext:value-type="float">
            <text:p>81,950</text:p>
          </table:table-cell>
          <table:table-cell table:style-name="ce26" table:formula="of:=[.CD10]+[.CD85]" office:value-type="float" office:value="398199" calcext:value-type="float">
            <text:p>398,199</text:p>
          </table:table-cell>
          <table:table-cell table:style-name="ce26" table:formula="of:=[.CE10]+[.CE85]" office:value-type="float" office:value="81259" calcext:value-type="float">
            <text:p>81,259</text:p>
          </table:table-cell>
          <table:table-cell table:style-name="ce26" table:formula="of:=[.CF10]+[.CF85]" office:value-type="float" office:value="80398" calcext:value-type="float">
            <text:p>80,398</text:p>
          </table:table-cell>
          <table:table-cell table:style-name="ce26" table:formula="of:=[.CG10]+[.CG85]" office:value-type="float" office:value="80699" calcext:value-type="float">
            <text:p>80,699</text:p>
          </table:table-cell>
          <table:table-cell table:style-name="ce26" table:formula="of:=[.CH10]+[.CH85]" office:value-type="float" office:value="80100" calcext:value-type="float">
            <text:p>80,100</text:p>
          </table:table-cell>
          <table:table-cell table:style-name="ce38" table:formula="of:=[.CI10]+[.CI85]" office:value-type="float" office:value="75743" calcext:value-type="float">
            <text:p>75,743</text:p>
          </table:table-cell>
          <table:table-cell table:style-name="ce26" table:formula="of:=[.CJ10]+[.CJ85]" office:value-type="float" office:value="324787" calcext:value-type="float">
            <text:p>324,787</text:p>
          </table:table-cell>
          <table:table-cell table:style-name="ce26" table:formula="of:=[.CK10]+[.CK85]" office:value-type="float" office:value="70725" calcext:value-type="float">
            <text:p>70,725</text:p>
          </table:table-cell>
          <table:table-cell table:style-name="ce26" table:formula="of:=[.CL10]+[.CL85]" office:value-type="float" office:value="68837" calcext:value-type="float">
            <text:p>68,837</text:p>
          </table:table-cell>
          <table:table-cell table:style-name="ce26" table:formula="of:=[.CM10]+[.CM85]" office:value-type="float" office:value="64150" calcext:value-type="float">
            <text:p>64,150</text:p>
          </table:table-cell>
          <table:table-cell table:style-name="ce26" table:formula="of:=[.CN10]+[.CN85]" office:value-type="float" office:value="63132" calcext:value-type="float">
            <text:p>63,132</text:p>
          </table:table-cell>
          <table:table-cell table:style-name="ce38" table:formula="of:=[.CO10]+[.CO85]" office:value-type="float" office:value="57943" calcext:value-type="float">
            <text:p>57,943</text:p>
          </table:table-cell>
          <table:table-cell table:style-name="ce26" table:formula="of:=[.CP10]+[.CP85]" office:value-type="float" office:value="243272" calcext:value-type="float">
            <text:p>243,272</text:p>
          </table:table-cell>
          <table:table-cell table:style-name="ce26" table:formula="of:=[.CQ10]+[.CQ85]" office:value-type="float" office:value="54400" calcext:value-type="float">
            <text:p>54,400</text:p>
          </table:table-cell>
          <table:table-cell table:style-name="ce26" table:formula="of:=[.CR10]+[.CR85]" office:value-type="float" office:value="51672" calcext:value-type="float">
            <text:p>51,672</text:p>
          </table:table-cell>
          <table:table-cell table:style-name="ce26" table:formula="of:=[.CS10]+[.CS85]" office:value-type="float" office:value="48938" calcext:value-type="float">
            <text:p>48,938</text:p>
          </table:table-cell>
          <table:table-cell table:style-name="ce26" table:formula="of:=[.CT10]+[.CT85]" office:value-type="float" office:value="46458" calcext:value-type="float">
            <text:p>46,458</text:p>
          </table:table-cell>
          <table:table-cell table:style-name="ce38" table:formula="of:=[.CU10]+[.CU85]" office:value-type="float" office:value="41804" calcext:value-type="float">
            <text:p>41,804</text:p>
          </table:table-cell>
          <table:table-cell table:style-name="ce26" table:formula="of:=[.CV10]+[.CV85]" office:value-type="float" office:value="155752" calcext:value-type="float">
            <text:p>155,752</text:p>
          </table:table-cell>
          <table:table-cell table:style-name="ce26" table:formula="of:=[.CW10]+[.CW85]" office:value-type="float" office:value="38614" calcext:value-type="float">
            <text:p>38,614</text:p>
          </table:table-cell>
          <table:table-cell table:style-name="ce26" table:formula="of:=[.CX10]+[.CX85]" office:value-type="float" office:value="34818" calcext:value-type="float">
            <text:p>34,818</text:p>
          </table:table-cell>
          <table:table-cell table:style-name="ce26" table:formula="of:=[.CY10]+[.CY85]" office:value-type="float" office:value="31363" calcext:value-type="float">
            <text:p>31,363</text:p>
          </table:table-cell>
          <table:table-cell table:style-name="ce26" table:formula="of:=[.CZ10]+[.CZ85]" office:value-type="float" office:value="26945" calcext:value-type="float">
            <text:p>26,945</text:p>
          </table:table-cell>
          <table:table-cell table:style-name="ce38" table:formula="of:=[.DA10]+[.DA85]" office:value-type="float" office:value="24012" calcext:value-type="float">
            <text:p>24,012</text:p>
          </table:table-cell>
          <table:table-cell table:style-name="ce26" table:formula="of:=[.DB10]+[.DB85]" office:value-type="float" office:value="75180" calcext:value-type="float">
            <text:p>75,180</text:p>
          </table:table-cell>
          <table:table-cell table:style-name="ce26" table:formula="of:=[.DC10]+[.DC85]" office:value-type="float" office:value="19827" calcext:value-type="float">
            <text:p>19,827</text:p>
          </table:table-cell>
          <table:table-cell table:style-name="ce26" table:formula="of:=[.DD10]+[.DD85]" office:value-type="float" office:value="18416" calcext:value-type="float">
            <text:p>18,416</text:p>
          </table:table-cell>
          <table:table-cell table:style-name="ce26" table:formula="of:=[.DE10]+[.DE85]" office:value-type="float" office:value="15729" calcext:value-type="float">
            <text:p>15,729</text:p>
          </table:table-cell>
          <table:table-cell table:style-name="ce26" table:formula="of:=[.DF10]+[.DF85]" office:value-type="float" office:value="12007" calcext:value-type="float">
            <text:p>12,007</text:p>
          </table:table-cell>
          <table:table-cell table:style-name="ce38" table:formula="of:=[.DG10]+[.DG85]" office:value-type="float" office:value="9201" calcext:value-type="float">
            <text:p>9,201</text:p>
          </table:table-cell>
          <table:table-cell table:style-name="ce26" table:formula="of:=[.DH10]+[.DH85]" office:value-type="float" office:value="24840" calcext:value-type="float">
            <text:p>24,840</text:p>
          </table:table-cell>
          <table:table-cell table:style-name="ce26" table:formula="of:=[.DI10]+[.DI85]" office:value-type="float" office:value="7648" calcext:value-type="float">
            <text:p>7,648</text:p>
          </table:table-cell>
          <table:table-cell table:style-name="ce26" table:formula="of:=[.DJ10]+[.DJ85]" office:value-type="float" office:value="6346" calcext:value-type="float">
            <text:p>6,346</text:p>
          </table:table-cell>
          <table:table-cell table:style-name="ce26" table:formula="of:=[.DK10]+[.DK85]" office:value-type="float" office:value="4460" calcext:value-type="float">
            <text:p>4,460</text:p>
          </table:table-cell>
          <table:table-cell table:style-name="ce26" table:formula="of:=[.DL10]+[.DL85]" office:value-type="float" office:value="3611" calcext:value-type="float">
            <text:p>3,611</text:p>
          </table:table-cell>
          <table:table-cell table:style-name="ce38" table:formula="of:=[.DM10]+[.DM85]" office:value-type="float" office:value="2775" calcext:value-type="float">
            <text:p>2,775</text:p>
          </table:table-cell>
          <table:table-cell table:style-name="ce26" table:formula="of:=[.DN10]+[.DN85]" office:value-type="float" office:value="5749" calcext:value-type="float">
            <text:p>5,749</text:p>
          </table:table-cell>
          <table:table-cell table:style-name="ce26" table:formula="of:=[.DO10]+[.DO85]" office:value-type="float" office:value="2115" calcext:value-type="float">
            <text:p>2,115</text:p>
          </table:table-cell>
          <table:table-cell table:style-name="ce26" table:formula="of:=[.DP10]+[.DP85]" office:value-type="float" office:value="1520" calcext:value-type="float">
            <text:p>1,520</text:p>
          </table:table-cell>
          <table:table-cell table:style-name="ce26" table:formula="of:=[.DQ10]+[.DQ85]" office:value-type="float" office:value="1015" calcext:value-type="float">
            <text:p>1,015</text:p>
          </table:table-cell>
          <table:table-cell table:style-name="ce26" table:formula="of:=[.DR10]+[.DR85]" office:value-type="float" office:value="635" calcext:value-type="float">
            <text:p>635</text:p>
          </table:table-cell>
          <table:table-cell table:style-name="ce38" table:formula="of:=[.DS10]+[.DS85]" office:value-type="float" office:value="464" calcext:value-type="float">
            <text:p>464</text:p>
          </table:table-cell>
          <table:table-cell table:style-name="ce26" table:formula="of:=[.DT10]+[.DT85]" office:value-type="float" office:value="926" calcext:value-type="float">
            <text:p>92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5" table:formula="of:=[.C11]+[.C77]+[.C80]" office:value-type="float" office:value="22922691" calcext:value-type="float">
            <text:p>22,922,691</text:p>
          </table:table-cell>
          <table:table-cell table:style-name="ce25" table:formula="of:=[.D9]+[.D10]" office:value-type="float" office:value="1022665" calcext:value-type="float">
            <text:p>1,022,665</text:p>
          </table:table-cell>
          <table:table-cell table:style-name="ce25" table:formula="of:=[.E9]+[.E10]" office:value-type="float" office:value="187110" calcext:value-type="float">
            <text:p>187,110</text:p>
          </table:table-cell>
          <table:table-cell table:style-name="ce25" table:formula="of:=[.F9]+[.F10]" office:value-type="float" office:value="201849" calcext:value-type="float">
            <text:p>201,849</text:p>
          </table:table-cell>
          <table:table-cell table:style-name="ce25" table:formula="of:=[.G9]+[.G10]" office:value-type="float" office:value="206132" calcext:value-type="float">
            <text:p>206,132</text:p>
          </table:table-cell>
          <table:table-cell table:style-name="ce25" table:formula="of:=[.H9]+[.H10]" office:value-type="float" office:value="208897" calcext:value-type="float">
            <text:p>208,897</text:p>
          </table:table-cell>
          <table:table-cell table:style-name="ce25" table:formula="of:=[.I9]+[.I10]" office:value-type="float" office:value="218677" calcext:value-type="float">
            <text:p>218,677</text:p>
          </table:table-cell>
          <table:table-cell table:style-name="ce25" table:formula="of:=[.J9]+[.J10]" office:value-type="float" office:value="1320465" calcext:value-type="float">
            <text:p>1,320,465</text:p>
          </table:table-cell>
          <table:table-cell table:style-name="ce25" table:formula="of:=[.K9]+[.K10]" office:value-type="float" office:value="230107" calcext:value-type="float">
            <text:p>230,107</text:p>
          </table:table-cell>
          <table:table-cell table:style-name="ce25" table:formula="of:=[.L9]+[.L10]" office:value-type="float" office:value="245884" calcext:value-type="float">
            <text:p>245,884</text:p>
          </table:table-cell>
          <table:table-cell table:style-name="ce25" table:formula="of:=[.M9]+[.M10]" office:value-type="float" office:value="267753" calcext:value-type="float">
            <text:p>267,753</text:p>
          </table:table-cell>
          <table:table-cell table:style-name="ce25" table:formula="of:=[.N9]+[.N10]" office:value-type="float" office:value="298629" calcext:value-type="float">
            <text:p>298,629</text:p>
          </table:table-cell>
          <table:table-cell table:style-name="ce49" table:formula="of:=[.O9]+[.O10]" office:value-type="float" office:value="278092" calcext:value-type="float">
            <text:p>278,092</text:p>
          </table:table-cell>
          <table:table-cell table:style-name="ce25" table:formula="of:=[.P9]+[.P10]" office:value-type="float" office:value="1567232" calcext:value-type="float">
            <text:p>1,567,232</text:p>
          </table:table-cell>
          <table:table-cell table:style-name="ce25" table:formula="of:=[.Q9]+[.Q10]" office:value-type="float" office:value="278439" calcext:value-type="float">
            <text:p>278,439</text:p>
          </table:table-cell>
          <table:table-cell table:style-name="ce25" table:formula="of:=[.R9]+[.R10]" office:value-type="float" office:value="323604" calcext:value-type="float">
            <text:p>323,604</text:p>
          </table:table-cell>
          <table:table-cell table:style-name="ce25" table:formula="of:=[.S9]+[.S10]" office:value-type="float" office:value="322890" calcext:value-type="float">
            <text:p>322,890</text:p>
          </table:table-cell>
          <table:table-cell table:style-name="ce25" table:formula="of:=[.T9]+[.T10]" office:value-type="float" office:value="320932" calcext:value-type="float">
            <text:p>320,932</text:p>
          </table:table-cell>
          <table:table-cell table:style-name="ce49" table:formula="of:=[.U9]+[.U10]" office:value-type="float" office:value="321367" calcext:value-type="float">
            <text:p>321,367</text:p>
          </table:table-cell>
          <table:table-cell table:style-name="ce25" table:formula="of:=[.V9]+[.V10]" office:value-type="float" office:value="1605578" calcext:value-type="float">
            <text:p>1,605,578</text:p>
          </table:table-cell>
          <table:table-cell table:style-name="ce25" table:formula="of:=[.W9]+[.W10]" office:value-type="float" office:value="324225" calcext:value-type="float">
            <text:p>324,225</text:p>
          </table:table-cell>
          <table:table-cell table:style-name="ce25" table:formula="of:=[.X9]+[.X10]" office:value-type="float" office:value="319458" calcext:value-type="float">
            <text:p>319,458</text:p>
          </table:table-cell>
          <table:table-cell table:style-name="ce25" table:formula="of:=[.Y9]+[.Y10]" office:value-type="float" office:value="316913" calcext:value-type="float">
            <text:p>316,913</text:p>
          </table:table-cell>
          <table:table-cell table:style-name="ce25" table:formula="of:=[.Z9]+[.Z10]" office:value-type="float" office:value="330218" calcext:value-type="float">
            <text:p>330,218</text:p>
          </table:table-cell>
          <table:table-cell table:style-name="ce49" table:formula="of:=[.AA9]+[.AA10]" office:value-type="float" office:value="314764" calcext:value-type="float">
            <text:p>314,764</text:p>
          </table:table-cell>
          <table:table-cell table:style-name="ce25" table:formula="of:=[.AB9]+[.AB10]" office:value-type="float" office:value="1636297" calcext:value-type="float">
            <text:p>1,636,297</text:p>
          </table:table-cell>
          <table:table-cell table:style-name="ce25" table:formula="of:=[.AC9]+[.AC10]" office:value-type="float" office:value="325131" calcext:value-type="float">
            <text:p>325,131</text:p>
          </table:table-cell>
          <table:table-cell table:style-name="ce25" table:formula="of:=[.AD9]+[.AD10]" office:value-type="float" office:value="305331" calcext:value-type="float">
            <text:p>305,331</text:p>
          </table:table-cell>
          <table:table-cell table:style-name="ce25" table:formula="of:=[.AE9]+[.AE10]" office:value-type="float" office:value="306389" calcext:value-type="float">
            <text:p>306,389</text:p>
          </table:table-cell>
          <table:table-cell table:style-name="ce25" table:formula="of:=[.AF9]+[.AF10]" office:value-type="float" office:value="338716" calcext:value-type="float">
            <text:p>338,716</text:p>
          </table:table-cell>
          <table:table-cell table:style-name="ce49" table:formula="of:=[.AG9]+[.AG10]" office:value-type="float" office:value="360730" calcext:value-type="float">
            <text:p>360,730</text:p>
          </table:table-cell>
          <table:table-cell table:style-name="ce25" table:formula="of:=[.AH9]+[.AH10]" office:value-type="float" office:value="1992338" calcext:value-type="float">
            <text:p>1,992,338</text:p>
          </table:table-cell>
          <table:table-cell table:style-name="ce25" table:formula="of:=[.AI9]+[.AI10]" office:value-type="float" office:value="376172" calcext:value-type="float">
            <text:p>376,172</text:p>
          </table:table-cell>
          <table:table-cell table:style-name="ce25" table:formula="of:=[.AJ9]+[.AJ10]" office:value-type="float" office:value="396817" calcext:value-type="float">
            <text:p>396,817</text:p>
          </table:table-cell>
          <table:table-cell table:style-name="ce25" table:formula="of:=[.AK9]+[.AK10]" office:value-type="float" office:value="408978" calcext:value-type="float">
            <text:p>408,978</text:p>
          </table:table-cell>
          <table:table-cell table:style-name="ce25" table:formula="of:=[.AL9]+[.AL10]" office:value-type="float" office:value="400519" calcext:value-type="float">
            <text:p>400,519</text:p>
          </table:table-cell>
          <table:table-cell table:style-name="ce49" table:formula="of:=[.AM9]+[.AM10]" office:value-type="float" office:value="409852" calcext:value-type="float">
            <text:p>409,852</text:p>
          </table:table-cell>
          <table:table-cell table:style-name="ce25" table:formula="of:=[.AN9]+[.AN10]" office:value-type="float" office:value="1900019" calcext:value-type="float">
            <text:p>1,900,019</text:p>
          </table:table-cell>
          <table:table-cell table:style-name="ce25" table:formula="of:=[.AO9]+[.AO10]" office:value-type="float" office:value="397742" calcext:value-type="float">
            <text:p>397,742</text:p>
          </table:table-cell>
          <table:table-cell table:style-name="ce25" table:formula="of:=[.AP9]+[.AP10]" office:value-type="float" office:value="390563" calcext:value-type="float">
            <text:p>390,563</text:p>
          </table:table-cell>
          <table:table-cell table:style-name="ce25" table:formula="of:=[.AQ9]+[.AQ10]" office:value-type="float" office:value="402684" calcext:value-type="float">
            <text:p>402,684</text:p>
          </table:table-cell>
          <table:table-cell table:style-name="ce25" table:formula="of:=[.AR9]+[.AR10]" office:value-type="float" office:value="353399" calcext:value-type="float">
            <text:p>353,399</text:p>
          </table:table-cell>
          <table:table-cell table:style-name="ce49" table:formula="of:=[.AS9]+[.AS10]" office:value-type="float" office:value="355631" calcext:value-type="float">
            <text:p>355,631</text:p>
          </table:table-cell>
          <table:table-cell table:style-name="ce25" table:formula="of:=[.AT9]+[.AT10]" office:value-type="float" office:value="1818452" calcext:value-type="float">
            <text:p>1,818,452</text:p>
          </table:table-cell>
          <table:table-cell table:style-name="ce25" table:formula="of:=[.AU9]+[.AU10]" office:value-type="float" office:value="352755" calcext:value-type="float">
            <text:p>352,755</text:p>
          </table:table-cell>
          <table:table-cell table:style-name="ce25" table:formula="of:=[.AV9]+[.AV10]" office:value-type="float" office:value="352832" calcext:value-type="float">
            <text:p>352,832</text:p>
          </table:table-cell>
          <table:table-cell table:style-name="ce25" table:formula="of:=[.AW9]+[.AW10]" office:value-type="float" office:value="365743" calcext:value-type="float">
            <text:p>365,743</text:p>
          </table:table-cell>
          <table:table-cell table:style-name="ce25" table:formula="of:=[.AX9]+[.AX10]" office:value-type="float" office:value="374537" calcext:value-type="float">
            <text:p>374,537</text:p>
          </table:table-cell>
          <table:table-cell table:style-name="ce49" table:formula="of:=[.AY9]+[.AY10]" office:value-type="float" office:value="372585" calcext:value-type="float">
            <text:p>372,585</text:p>
          </table:table-cell>
          <table:table-cell table:style-name="ce25" table:formula="of:=[.AZ9]+[.AZ10]" office:value-type="float" office:value="1872818" calcext:value-type="float">
            <text:p>1,872,818</text:p>
          </table:table-cell>
          <table:table-cell table:style-name="ce25" table:formula="of:=[.BA9]+[.BA10]" office:value-type="float" office:value="373516" calcext:value-type="float">
            <text:p>373,516</text:p>
          </table:table-cell>
          <table:table-cell table:style-name="ce25" table:formula="of:=[.BB9]+[.BB10]" office:value-type="float" office:value="364022" calcext:value-type="float">
            <text:p>364,022</text:p>
          </table:table-cell>
          <table:table-cell table:style-name="ce25" table:formula="of:=[.BC9]+[.BC10]" office:value-type="float" office:value="374488" calcext:value-type="float">
            <text:p>374,488</text:p>
          </table:table-cell>
          <table:table-cell table:style-name="ce25" table:formula="of:=[.BD9]+[.BD10]" office:value-type="float" office:value="380474" calcext:value-type="float">
            <text:p>380,474</text:p>
          </table:table-cell>
          <table:table-cell table:style-name="ce49" table:formula="of:=[.BE9]+[.BE10]" office:value-type="float" office:value="380318" calcext:value-type="float">
            <text:p>380,318</text:p>
          </table:table-cell>
          <table:table-cell table:style-name="ce25" table:formula="of:=[.BF9]+[.BF10]" office:value-type="float" office:value="1888482" calcext:value-type="float">
            <text:p>1,888,482</text:p>
          </table:table-cell>
          <table:table-cell table:style-name="ce25" table:formula="of:=[.BG9]+[.BG10]" office:value-type="float" office:value="388243" calcext:value-type="float">
            <text:p>388,243</text:p>
          </table:table-cell>
          <table:table-cell table:style-name="ce25" table:formula="of:=[.BH9]+[.BH10]" office:value-type="float" office:value="382896" calcext:value-type="float">
            <text:p>382,896</text:p>
          </table:table-cell>
          <table:table-cell table:style-name="ce25" table:formula="of:=[.BI9]+[.BI10]" office:value-type="float" office:value="374593" calcext:value-type="float">
            <text:p>374,593</text:p>
          </table:table-cell>
          <table:table-cell table:style-name="ce25" table:formula="of:=[.BJ9]+[.BJ10]" office:value-type="float" office:value="372261" calcext:value-type="float">
            <text:p>372,261</text:p>
          </table:table-cell>
          <table:table-cell table:style-name="ce49" table:formula="of:=[.BK9]+[.BK10]" office:value-type="float" office:value="370489" calcext:value-type="float">
            <text:p>370,489</text:p>
          </table:table-cell>
          <table:table-cell table:style-name="ce25" table:formula="of:=[.BL9]+[.BL10]" office:value-type="float" office:value="1699831" calcext:value-type="float">
            <text:p>1,699,831</text:p>
          </table:table-cell>
          <table:table-cell table:style-name="ce25" table:formula="of:=[.BM9]+[.BM10]" office:value-type="float" office:value="351796" calcext:value-type="float">
            <text:p>351,796</text:p>
          </table:table-cell>
          <table:table-cell table:style-name="ce25" table:formula="of:=[.BN9]+[.BN10]" office:value-type="float" office:value="334998" calcext:value-type="float">
            <text:p>334,998</text:p>
          </table:table-cell>
          <table:table-cell table:style-name="ce25" table:formula="of:=[.BO9]+[.BO10]" office:value-type="float" office:value="350473" calcext:value-type="float">
            <text:p>350,473</text:p>
          </table:table-cell>
          <table:table-cell table:style-name="ce25" table:formula="of:=[.BP9]+[.BP10]" office:value-type="float" office:value="344400" calcext:value-type="float">
            <text:p>344,400</text:p>
          </table:table-cell>
          <table:table-cell table:style-name="ce49" table:formula="of:=[.BQ9]+[.BQ10]" office:value-type="float" office:value="318164" calcext:value-type="float">
            <text:p>318,164</text:p>
          </table:table-cell>
          <table:table-cell table:style-name="ce25" table:formula="of:=[.BR9]+[.BR10]" office:value-type="float" office:value="1402654" calcext:value-type="float">
            <text:p>1,402,654</text:p>
          </table:table-cell>
          <table:table-cell table:style-name="ce25" table:formula="of:=[.BS9]+[.BS10]" office:value-type="float" office:value="307452" calcext:value-type="float">
            <text:p>307,452</text:p>
          </table:table-cell>
          <table:table-cell table:style-name="ce25" table:formula="of:=[.BT9]+[.BT10]" office:value-type="float" office:value="304478" calcext:value-type="float">
            <text:p>304,478</text:p>
          </table:table-cell>
          <table:table-cell table:style-name="ce25" table:formula="of:=[.BU9]+[.BU10]" office:value-type="float" office:value="301146" calcext:value-type="float">
            <text:p>301,146</text:p>
          </table:table-cell>
          <table:table-cell table:style-name="ce25" table:formula="of:=[.BV9]+[.BV10]" office:value-type="float" office:value="249227" calcext:value-type="float">
            <text:p>249,227</text:p>
          </table:table-cell>
          <table:table-cell table:style-name="ce49" table:formula="of:=[.BW9]+[.BW10]" office:value-type="float" office:value="240351" calcext:value-type="float">
            <text:p>240,351</text:p>
          </table:table-cell>
          <table:table-cell table:style-name="ce25" table:formula="of:=[.BX9]+[.BX10]" office:value-type="float" office:value="817711" calcext:value-type="float">
            <text:p>817,711</text:p>
          </table:table-cell>
          <table:table-cell table:style-name="ce25" table:formula="of:=[.BY9]+[.BY10]" office:value-type="float" office:value="203186" calcext:value-type="float">
            <text:p>203,186</text:p>
          </table:table-cell>
          <table:table-cell table:style-name="ce25" table:formula="of:=[.BZ9]+[.BZ10]" office:value-type="float" office:value="178026" calcext:value-type="float">
            <text:p>178,026</text:p>
          </table:table-cell>
          <table:table-cell table:style-name="ce25" table:formula="of:=[.CA9]+[.CA10]" office:value-type="float" office:value="143781" calcext:value-type="float">
            <text:p>143,781</text:p>
          </table:table-cell>
          <table:table-cell table:style-name="ce25" table:formula="of:=[.CB9]+[.CB10]" office:value-type="float" office:value="134784" calcext:value-type="float">
            <text:p>134,784</text:p>
          </table:table-cell>
          <table:table-cell table:style-name="ce49" table:formula="of:=[.CC9]+[.CC10]" office:value-type="float" office:value="157934" calcext:value-type="float">
            <text:p>157,934</text:p>
          </table:table-cell>
          <table:table-cell table:style-name="ce25" table:formula="of:=[.CD9]+[.CD10]" office:value-type="float" office:value="755686" calcext:value-type="float">
            <text:p>755,686</text:p>
          </table:table-cell>
          <table:table-cell table:style-name="ce25" table:formula="of:=[.CE9]+[.CE10]" office:value-type="float" office:value="156314" calcext:value-type="float">
            <text:p>156,314</text:p>
          </table:table-cell>
          <table:table-cell table:style-name="ce25" table:formula="of:=[.CF9]+[.CF10]" office:value-type="float" office:value="153519" calcext:value-type="float">
            <text:p>153,519</text:p>
          </table:table-cell>
          <table:table-cell table:style-name="ce25" table:formula="of:=[.CG9]+[.CG10]" office:value-type="float" office:value="153948" calcext:value-type="float">
            <text:p>153,948</text:p>
          </table:table-cell>
          <table:table-cell table:style-name="ce25" table:formula="of:=[.CH9]+[.CH10]" office:value-type="float" office:value="150686" calcext:value-type="float">
            <text:p>150,686</text:p>
          </table:table-cell>
          <table:table-cell table:style-name="ce49" table:formula="of:=[.CI9]+[.CI10]" office:value-type="float" office:value="141219" calcext:value-type="float">
            <text:p>141,219</text:p>
          </table:table-cell>
          <table:table-cell table:style-name="ce25" table:formula="of:=[.CJ9]+[.CJ10]" office:value-type="float" office:value="604070" calcext:value-type="float">
            <text:p>604,070</text:p>
          </table:table-cell>
          <table:table-cell table:style-name="ce25" table:formula="of:=[.CK9]+[.CK10]" office:value-type="float" office:value="131890" calcext:value-type="float">
            <text:p>131,890</text:p>
          </table:table-cell>
          <table:table-cell table:style-name="ce25" table:formula="of:=[.CL9]+[.CL10]" office:value-type="float" office:value="127675" calcext:value-type="float">
            <text:p>127,675</text:p>
          </table:table-cell>
          <table:table-cell table:style-name="ce25" table:formula="of:=[.CM9]+[.CM10]" office:value-type="float" office:value="118981" calcext:value-type="float">
            <text:p>118,981</text:p>
          </table:table-cell>
          <table:table-cell table:style-name="ce25" table:formula="of:=[.CN9]+[.CN10]" office:value-type="float" office:value="117006" calcext:value-type="float">
            <text:p>117,006</text:p>
          </table:table-cell>
          <table:table-cell table:style-name="ce49" table:formula="of:=[.CO9]+[.CO10]" office:value-type="float" office:value="108518" calcext:value-type="float">
            <text:p>108,518</text:p>
          </table:table-cell>
          <table:table-cell table:style-name="ce25" table:formula="of:=[.CP9]+[.CP10]" office:value-type="float" office:value="492253" calcext:value-type="float">
            <text:p>492,253</text:p>
          </table:table-cell>
          <table:table-cell table:style-name="ce25" table:formula="of:=[.CQ9]+[.CQ10]" office:value-type="float" office:value="104100" calcext:value-type="float">
            <text:p>104,100</text:p>
          </table:table-cell>
          <table:table-cell table:style-name="ce25" table:formula="of:=[.CR9]+[.CR10]" office:value-type="float" office:value="102345" calcext:value-type="float">
            <text:p>102,345</text:p>
          </table:table-cell>
          <table:table-cell table:style-name="ce25" table:formula="of:=[.CS9]+[.CS10]" office:value-type="float" office:value="100068" calcext:value-type="float">
            <text:p>100,068</text:p>
          </table:table-cell>
          <table:table-cell table:style-name="ce25" table:formula="of:=[.CT9]+[.CT10]" office:value-type="float" office:value="97522" calcext:value-type="float">
            <text:p>97,522</text:p>
          </table:table-cell>
          <table:table-cell table:style-name="ce49" table:formula="of:=[.CU9]+[.CU10]" office:value-type="float" office:value="88218" calcext:value-type="float">
            <text:p>88,218</text:p>
          </table:table-cell>
          <table:table-cell table:style-name="ce25" table:formula="of:=[.CV9]+[.CV10]" office:value-type="float" office:value="326563" calcext:value-type="float">
            <text:p>326,563</text:p>
          </table:table-cell>
          <table:table-cell table:style-name="ce25" table:formula="of:=[.CW9]+[.CW10]" office:value-type="float" office:value="82346" calcext:value-type="float">
            <text:p>82,346</text:p>
          </table:table-cell>
          <table:table-cell table:style-name="ce25" table:formula="of:=[.CX9]+[.CX10]" office:value-type="float" office:value="73604" calcext:value-type="float">
            <text:p>73,604</text:p>
          </table:table-cell>
          <table:table-cell table:style-name="ce25" table:formula="of:=[.CY9]+[.CY10]" office:value-type="float" office:value="66016" calcext:value-type="float">
            <text:p>66,016</text:p>
          </table:table-cell>
          <table:table-cell table:style-name="ce25" table:formula="of:=[.CZ9]+[.CZ10]" office:value-type="float" office:value="56588" calcext:value-type="float">
            <text:p>56,588</text:p>
          </table:table-cell>
          <table:table-cell table:style-name="ce49" table:formula="of:=[.DA9]+[.DA10]" office:value-type="float" office:value="48009" calcext:value-type="float">
            <text:p>48,009</text:p>
          </table:table-cell>
          <table:table-cell table:style-name="ce25" table:formula="of:=[.DB9]+[.DB10]" office:value-type="float" office:value="144010" calcext:value-type="float">
            <text:p>144,010</text:p>
          </table:table-cell>
          <table:table-cell table:style-name="ce25" table:formula="of:=[.DC9]+[.DC10]" office:value-type="float" office:value="38964" calcext:value-type="float">
            <text:p>38,964</text:p>
          </table:table-cell>
          <table:table-cell table:style-name="ce25" table:formula="of:=[.DD9]+[.DD10]" office:value-type="float" office:value="35546" calcext:value-type="float">
            <text:p>35,546</text:p>
          </table:table-cell>
          <table:table-cell table:style-name="ce25" table:formula="of:=[.DE9]+[.DE10]" office:value-type="float" office:value="30019" calcext:value-type="float">
            <text:p>30,019</text:p>
          </table:table-cell>
          <table:table-cell table:style-name="ce25" table:formula="of:=[.DF9]+[.DF10]" office:value-type="float" office:value="22407" calcext:value-type="float">
            <text:p>22,407</text:p>
          </table:table-cell>
          <table:table-cell table:style-name="ce49" table:formula="of:=[.DG9]+[.DG10]" office:value-type="float" office:value="17074" calcext:value-type="float">
            <text:p>17,074</text:p>
          </table:table-cell>
          <table:table-cell table:style-name="ce25" table:formula="of:=[.DH9]+[.DH10]" office:value-type="float" office:value="43751" calcext:value-type="float">
            <text:p>43,751</text:p>
          </table:table-cell>
          <table:table-cell table:style-name="ce25" table:formula="of:=[.DI9]+[.DI10]" office:value-type="float" office:value="13736" calcext:value-type="float">
            <text:p>13,736</text:p>
          </table:table-cell>
          <table:table-cell table:style-name="ce25" table:formula="of:=[.DJ9]+[.DJ10]" office:value-type="float" office:value="11069" calcext:value-type="float">
            <text:p>11,069</text:p>
          </table:table-cell>
          <table:table-cell table:style-name="ce25" table:formula="of:=[.DK9]+[.DK10]" office:value-type="float" office:value="7821" calcext:value-type="float">
            <text:p>7,821</text:p>
          </table:table-cell>
          <table:table-cell table:style-name="ce25" table:formula="of:=[.DL9]+[.DL10]" office:value-type="float" office:value="6235" calcext:value-type="float">
            <text:p>6,235</text:p>
          </table:table-cell>
          <table:table-cell table:style-name="ce49" table:formula="of:=[.DM9]+[.DM10]" office:value-type="float" office:value="4890" calcext:value-type="float">
            <text:p>4,890</text:p>
          </table:table-cell>
          <table:table-cell table:style-name="ce25" table:formula="of:=[.DN9]+[.DN10]" office:value-type="float" office:value="9987" calcext:value-type="float">
            <text:p>9,987</text:p>
          </table:table-cell>
          <table:table-cell table:style-name="ce25" table:formula="of:=[.DO9]+[.DO10]" office:value-type="float" office:value="3579" calcext:value-type="float">
            <text:p>3,579</text:p>
          </table:table-cell>
          <table:table-cell table:style-name="ce25" table:formula="of:=[.DP9]+[.DP10]" office:value-type="float" office:value="2857" calcext:value-type="float">
            <text:p>2,857</text:p>
          </table:table-cell>
          <table:table-cell table:style-name="ce25" table:formula="of:=[.DQ9]+[.DQ10]" office:value-type="float" office:value="1668" calcext:value-type="float">
            <text:p>1,668</text:p>
          </table:table-cell>
          <table:table-cell table:style-name="ce25" table:formula="of:=[.DR9]+[.DR10]" office:value-type="float" office:value="1074" calcext:value-type="float">
            <text:p>1,074</text:p>
          </table:table-cell>
          <table:table-cell table:style-name="ce49" table:formula="of:=[.DS9]+[.DS10]" office:value-type="float" office:value="809" calcext:value-type="float">
            <text:p>809</text:p>
          </table:table-cell>
          <table:table-cell table:style-name="ce25" table:formula="of:=[.DT9]+[.DT10]" office:value-type="float" office:value="1829" calcext:value-type="float">
            <text:p>1,829</text:p>
          </table:table-cell>
          <table:table-cell table:number-columns-repeated="900"/>
        </table:table-row>
        <table:table-row table:style-name="ro3">
          <table:table-cell table:style-name="ce6" office:value-type="string" office:string-value="臺灣地區" calcext:value-type="string">
            <text:p><text:s/>臺灣地區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table:formula="of:=[.C12]+[.C78]+[.C81]" office:value-type="float" office:value="11570084" calcext:value-type="float">
            <text:p>11,570,084</text:p>
          </table:table-cell>
          <table:table-cell table:style-name="ce25" table:formula="of:=[.D12]+[.D78]+[.D81]" office:value-type="float" office:value="534764" calcext:value-type="float">
            <text:p>534,764</text:p>
          </table:table-cell>
          <table:table-cell table:style-name="ce25" table:formula="of:=[.E12]+[.E78]+[.E81]" office:value-type="float" office:value="97995" calcext:value-type="float">
            <text:p>97,995</text:p>
          </table:table-cell>
          <table:table-cell table:style-name="ce25" table:formula="of:=[.F12]+[.F78]+[.F81]" office:value-type="float" office:value="105265" calcext:value-type="float">
            <text:p>105,265</text:p>
          </table:table-cell>
          <table:table-cell table:style-name="ce25" table:formula="of:=[.G12]+[.G78]+[.G81]" office:value-type="float" office:value="107787" calcext:value-type="float">
            <text:p>107,787</text:p>
          </table:table-cell>
          <table:table-cell table:style-name="ce25" table:formula="of:=[.H12]+[.H78]+[.H81]" office:value-type="float" office:value="108778" calcext:value-type="float">
            <text:p>108,778</text:p>
          </table:table-cell>
          <table:table-cell table:style-name="ce25" table:formula="of:=[.I12]+[.I78]+[.I81]" office:value-type="float" office:value="114939" calcext:value-type="float">
            <text:p>114,939</text:p>
          </table:table-cell>
          <table:table-cell table:style-name="ce25" table:formula="of:=[.J12]+[.J78]+[.J81]" office:value-type="float" office:value="689486" calcext:value-type="float">
            <text:p>689,486</text:p>
          </table:table-cell>
          <table:table-cell table:style-name="ce25" table:formula="of:=[.K12]+[.K78]+[.K81]" office:value-type="float" office:value="120472" calcext:value-type="float">
            <text:p>120,472</text:p>
          </table:table-cell>
          <table:table-cell table:style-name="ce25" table:formula="of:=[.L12]+[.L78]+[.L81]" office:value-type="float" office:value="128378" calcext:value-type="float">
            <text:p>128,378</text:p>
          </table:table-cell>
          <table:table-cell table:style-name="ce25" table:formula="of:=[.M12]+[.M78]+[.M81]" office:value-type="float" office:value="139329" calcext:value-type="float">
            <text:p>139,329</text:p>
          </table:table-cell>
          <table:table-cell table:style-name="ce25" table:formula="of:=[.N12]+[.N78]+[.N81]" office:value-type="float" office:value="156185" calcext:value-type="float">
            <text:p>156,185</text:p>
          </table:table-cell>
          <table:table-cell table:style-name="ce49" table:formula="of:=[.O12]+[.O78]+[.O81]" office:value-type="float" office:value="145122" calcext:value-type="float">
            <text:p>145,122</text:p>
          </table:table-cell>
          <table:table-cell table:style-name="ce25" table:formula="of:=[.P12]+[.P78]+[.P81]" office:value-type="float" office:value="815023" calcext:value-type="float">
            <text:p>815,023</text:p>
          </table:table-cell>
          <table:table-cell table:style-name="ce25" table:formula="of:=[.Q12]+[.Q78]+[.Q81]" office:value-type="float" office:value="144787" calcext:value-type="float">
            <text:p>144,787</text:p>
          </table:table-cell>
          <table:table-cell table:style-name="ce25" table:formula="of:=[.R12]+[.R78]+[.R81]" office:value-type="float" office:value="168596" calcext:value-type="float">
            <text:p>168,596</text:p>
          </table:table-cell>
          <table:table-cell table:style-name="ce25" table:formula="of:=[.S12]+[.S78]+[.S81]" office:value-type="float" office:value="167877" calcext:value-type="float">
            <text:p>167,877</text:p>
          </table:table-cell>
          <table:table-cell table:style-name="ce25" table:formula="of:=[.T12]+[.T78]+[.T81]" office:value-type="float" office:value="166379" calcext:value-type="float">
            <text:p>166,379</text:p>
          </table:table-cell>
          <table:table-cell table:style-name="ce49" table:formula="of:=[.U12]+[.U78]+[.U81]" office:value-type="float" office:value="167384" calcext:value-type="float">
            <text:p>167,384</text:p>
          </table:table-cell>
          <table:table-cell table:style-name="ce25" table:formula="of:=[.V12]+[.V78]+[.V81]" office:value-type="float" office:value="836765" calcext:value-type="float">
            <text:p>836,765</text:p>
          </table:table-cell>
          <table:table-cell table:style-name="ce25" table:formula="of:=[.W12]+[.W78]+[.W81]" office:value-type="float" office:value="168314" calcext:value-type="float">
            <text:p>168,314</text:p>
          </table:table-cell>
          <table:table-cell table:style-name="ce25" table:formula="of:=[.X12]+[.X78]+[.X81]" office:value-type="float" office:value="166882" calcext:value-type="float">
            <text:p>166,882</text:p>
          </table:table-cell>
          <table:table-cell table:style-name="ce25" table:formula="of:=[.Y12]+[.Y78]+[.Y81]" office:value-type="float" office:value="165895" calcext:value-type="float">
            <text:p>165,895</text:p>
          </table:table-cell>
          <table:table-cell table:style-name="ce25" table:formula="of:=[.Z12]+[.Z78]+[.Z81]" office:value-type="float" office:value="172365" calcext:value-type="float">
            <text:p>172,365</text:p>
          </table:table-cell>
          <table:table-cell table:style-name="ce49" table:formula="of:=[.AA12]+[.AA78]+[.AA81]" office:value-type="float" office:value="163309" calcext:value-type="float">
            <text:p>163,309</text:p>
          </table:table-cell>
          <table:table-cell table:style-name="ce25" table:formula="of:=[.AB12]+[.AB78]+[.AB81]" office:value-type="float" office:value="841856" calcext:value-type="float">
            <text:p>841,856</text:p>
          </table:table-cell>
          <table:table-cell table:style-name="ce25" table:formula="of:=[.AC12]+[.AC78]+[.AC81]" office:value-type="float" office:value="168300" calcext:value-type="float">
            <text:p>168,300</text:p>
          </table:table-cell>
          <table:table-cell table:style-name="ce25" table:formula="of:=[.AD12]+[.AD78]+[.AD81]" office:value-type="float" office:value="157643" calcext:value-type="float">
            <text:p>157,643</text:p>
          </table:table-cell>
          <table:table-cell table:style-name="ce25" table:formula="of:=[.AE12]+[.AE78]+[.AE81]" office:value-type="float" office:value="157845" calcext:value-type="float">
            <text:p>157,845</text:p>
          </table:table-cell>
          <table:table-cell table:style-name="ce25" table:formula="of:=[.AF12]+[.AF78]+[.AF81]" office:value-type="float" office:value="173125" calcext:value-type="float">
            <text:p>173,125</text:p>
          </table:table-cell>
          <table:table-cell table:style-name="ce49" table:formula="of:=[.AG12]+[.AG78]+[.AG81]" office:value-type="float" office:value="184943" calcext:value-type="float">
            <text:p>184,943</text:p>
          </table:table-cell>
          <table:table-cell table:style-name="ce25" table:formula="of:=[.AH12]+[.AH78]+[.AH81]" office:value-type="float" office:value="1008478" calcext:value-type="float">
            <text:p>1,008,478</text:p>
          </table:table-cell>
          <table:table-cell table:style-name="ce25" table:formula="of:=[.AI12]+[.AI78]+[.AI81]" office:value-type="float" office:value="191720" calcext:value-type="float">
            <text:p>191,720</text:p>
          </table:table-cell>
          <table:table-cell table:style-name="ce25" table:formula="of:=[.AJ12]+[.AJ78]+[.AJ81]" office:value-type="float" office:value="201194" calcext:value-type="float">
            <text:p>201,194</text:p>
          </table:table-cell>
          <table:table-cell table:style-name="ce25" table:formula="of:=[.AK12]+[.AK78]+[.AK81]" office:value-type="float" office:value="206889" calcext:value-type="float">
            <text:p>206,889</text:p>
          </table:table-cell>
          <table:table-cell table:style-name="ce25" table:formula="of:=[.AL12]+[.AL78]+[.AL81]" office:value-type="float" office:value="201921" calcext:value-type="float">
            <text:p>201,921</text:p>
          </table:table-cell>
          <table:table-cell table:style-name="ce49" table:formula="of:=[.AM12]+[.AM78]+[.AM81]" office:value-type="float" office:value="206754" calcext:value-type="float">
            <text:p>206,754</text:p>
          </table:table-cell>
          <table:table-cell table:style-name="ce25" table:formula="of:=[.AN12]+[.AN78]+[.AN81]" office:value-type="float" office:value="953268" calcext:value-type="float">
            <text:p>953,268</text:p>
          </table:table-cell>
          <table:table-cell table:style-name="ce25" table:formula="of:=[.AO12]+[.AO78]+[.AO81]" office:value-type="float" office:value="200476" calcext:value-type="float">
            <text:p>200,476</text:p>
          </table:table-cell>
          <table:table-cell table:style-name="ce25" table:formula="of:=[.AP12]+[.AP78]+[.AP81]" office:value-type="float" office:value="196022" calcext:value-type="float">
            <text:p>196,022</text:p>
          </table:table-cell>
          <table:table-cell table:style-name="ce25" table:formula="of:=[.AQ12]+[.AQ78]+[.AQ81]" office:value-type="float" office:value="202245" calcext:value-type="float">
            <text:p>202,245</text:p>
          </table:table-cell>
          <table:table-cell table:style-name="ce25" table:formula="of:=[.AR12]+[.AR78]+[.AR81]" office:value-type="float" office:value="176686" calcext:value-type="float">
            <text:p>176,686</text:p>
          </table:table-cell>
          <table:table-cell table:style-name="ce49" table:formula="of:=[.AS12]+[.AS78]+[.AS81]" office:value-type="float" office:value="177839" calcext:value-type="float">
            <text:p>177,839</text:p>
          </table:table-cell>
          <table:table-cell table:style-name="ce25" table:formula="of:=[.AT12]+[.AT78]+[.AT81]" office:value-type="float" office:value="910254" calcext:value-type="float">
            <text:p>910,254</text:p>
          </table:table-cell>
          <table:table-cell table:style-name="ce25" table:formula="of:=[.AU12]+[.AU78]+[.AU81]" office:value-type="float" office:value="176688" calcext:value-type="float">
            <text:p>176,688</text:p>
          </table:table-cell>
          <table:table-cell table:style-name="ce25" table:formula="of:=[.AV12]+[.AV78]+[.AV81]" office:value-type="float" office:value="175783" calcext:value-type="float">
            <text:p>175,783</text:p>
          </table:table-cell>
          <table:table-cell table:style-name="ce25" table:formula="of:=[.AW12]+[.AW78]+[.AW81]" office:value-type="float" office:value="183008" calcext:value-type="float">
            <text:p>183,008</text:p>
          </table:table-cell>
          <table:table-cell table:style-name="ce25" table:formula="of:=[.AX12]+[.AX78]+[.AX81]" office:value-type="float" office:value="187669" calcext:value-type="float">
            <text:p>187,669</text:p>
          </table:table-cell>
          <table:table-cell table:style-name="ce49" table:formula="of:=[.AY12]+[.AY78]+[.AY81]" office:value-type="float" office:value="187106" calcext:value-type="float">
            <text:p>187,106</text:p>
          </table:table-cell>
          <table:table-cell table:style-name="ce25" table:formula="of:=[.AZ12]+[.AZ78]+[.AZ81]" office:value-type="float" office:value="942539" calcext:value-type="float">
            <text:p>942,539</text:p>
          </table:table-cell>
          <table:table-cell table:style-name="ce25" table:formula="of:=[.BA12]+[.BA78]+[.BA81]" office:value-type="float" office:value="188158" calcext:value-type="float">
            <text:p>188,158</text:p>
          </table:table-cell>
          <table:table-cell table:style-name="ce25" table:formula="of:=[.BB12]+[.BB78]+[.BB81]" office:value-type="float" office:value="183339" calcext:value-type="float">
            <text:p>183,339</text:p>
          </table:table-cell>
          <table:table-cell table:style-name="ce25" table:formula="of:=[.BC12]+[.BC78]+[.BC81]" office:value-type="float" office:value="188377" calcext:value-type="float">
            <text:p>188,377</text:p>
          </table:table-cell>
          <table:table-cell table:style-name="ce25" table:formula="of:=[.BD12]+[.BD78]+[.BD81]" office:value-type="float" office:value="191154" calcext:value-type="float">
            <text:p>191,154</text:p>
          </table:table-cell>
          <table:table-cell table:style-name="ce49" table:formula="of:=[.BE12]+[.BE78]+[.BE81]" office:value-type="float" office:value="191511" calcext:value-type="float">
            <text:p>191,511</text:p>
          </table:table-cell>
          <table:table-cell table:style-name="ce25" table:formula="of:=[.BF12]+[.BF78]+[.BF81]" office:value-type="float" office:value="946569" calcext:value-type="float">
            <text:p>946,569</text:p>
          </table:table-cell>
          <table:table-cell table:style-name="ce25" table:formula="of:=[.BG12]+[.BG78]+[.BG81]" office:value-type="float" office:value="194792" calcext:value-type="float">
            <text:p>194,792</text:p>
          </table:table-cell>
          <table:table-cell table:style-name="ce25" table:formula="of:=[.BH12]+[.BH78]+[.BH81]" office:value-type="float" office:value="192246" calcext:value-type="float">
            <text:p>192,246</text:p>
          </table:table-cell>
          <table:table-cell table:style-name="ce25" table:formula="of:=[.BI12]+[.BI78]+[.BI81]" office:value-type="float" office:value="188124" calcext:value-type="float">
            <text:p>188,124</text:p>
          </table:table-cell>
          <table:table-cell table:style-name="ce25" table:formula="of:=[.BJ12]+[.BJ78]+[.BJ81]" office:value-type="float" office:value="186299" calcext:value-type="float">
            <text:p>186,299</text:p>
          </table:table-cell>
          <table:table-cell table:style-name="ce49" table:formula="of:=[.BK12]+[.BK78]+[.BK81]" office:value-type="float" office:value="185108" calcext:value-type="float">
            <text:p>185,108</text:p>
          </table:table-cell>
          <table:table-cell table:style-name="ce25" table:formula="of:=[.BL12]+[.BL78]+[.BL81]" office:value-type="float" office:value="845338" calcext:value-type="float">
            <text:p>845,338</text:p>
          </table:table-cell>
          <table:table-cell table:style-name="ce25" table:formula="of:=[.BM12]+[.BM78]+[.BM81]" office:value-type="float" office:value="175365" calcext:value-type="float">
            <text:p>175,365</text:p>
          </table:table-cell>
          <table:table-cell table:style-name="ce25" table:formula="of:=[.BN12]+[.BN78]+[.BN81]" office:value-type="float" office:value="166585" calcext:value-type="float">
            <text:p>166,585</text:p>
          </table:table-cell>
          <table:table-cell table:style-name="ce25" table:formula="of:=[.BO12]+[.BO78]+[.BO81]" office:value-type="float" office:value="174173" calcext:value-type="float">
            <text:p>174,173</text:p>
          </table:table-cell>
          <table:table-cell table:style-name="ce25" table:formula="of:=[.BP12]+[.BP78]+[.BP81]" office:value-type="float" office:value="171164" calcext:value-type="float">
            <text:p>171,164</text:p>
          </table:table-cell>
          <table:table-cell table:style-name="ce49" table:formula="of:=[.BQ12]+[.BQ78]+[.BQ81]" office:value-type="float" office:value="158051" calcext:value-type="float">
            <text:p>158,051</text:p>
          </table:table-cell>
          <table:table-cell table:style-name="ce25" table:formula="of:=[.BR12]+[.BR78]+[.BR81]" office:value-type="float" office:value="692034" calcext:value-type="float">
            <text:p>692,034</text:p>
          </table:table-cell>
          <table:table-cell table:style-name="ce25" table:formula="of:=[.BS12]+[.BS78]+[.BS81]" office:value-type="float" office:value="151806" calcext:value-type="float">
            <text:p>151,806</text:p>
          </table:table-cell>
          <table:table-cell table:style-name="ce25" table:formula="of:=[.BT12]+[.BT78]+[.BT81]" office:value-type="float" office:value="150674" calcext:value-type="float">
            <text:p>150,674</text:p>
          </table:table-cell>
          <table:table-cell table:style-name="ce25" table:formula="of:=[.BU12]+[.BU78]+[.BU81]" office:value-type="float" office:value="148403" calcext:value-type="float">
            <text:p>148,403</text:p>
          </table:table-cell>
          <table:table-cell table:style-name="ce25" table:formula="of:=[.BV12]+[.BV78]+[.BV81]" office:value-type="float" office:value="123018" calcext:value-type="float">
            <text:p>123,018</text:p>
          </table:table-cell>
          <table:table-cell table:style-name="ce49" table:formula="of:=[.BW12]+[.BW78]+[.BW81]" office:value-type="float" office:value="118133" calcext:value-type="float">
            <text:p>118,133</text:p>
          </table:table-cell>
          <table:table-cell table:style-name="ce25" table:formula="of:=[.BX12]+[.BX78]+[.BX81]" office:value-type="float" office:value="398458" calcext:value-type="float">
            <text:p>398,458</text:p>
          </table:table-cell>
          <table:table-cell table:style-name="ce25" table:formula="of:=[.BY12]+[.BY78]+[.BY81]" office:value-type="float" office:value="99774" calcext:value-type="float">
            <text:p>99,774</text:p>
          </table:table-cell>
          <table:table-cell table:style-name="ce25" table:formula="of:=[.BZ12]+[.BZ78]+[.BZ81]" office:value-type="float" office:value="86992" calcext:value-type="float">
            <text:p>86,992</text:p>
          </table:table-cell>
          <table:table-cell table:style-name="ce25" table:formula="of:=[.CA12]+[.CA78]+[.CA81]" office:value-type="float" office:value="70070" calcext:value-type="float">
            <text:p>70,070</text:p>
          </table:table-cell>
          <table:table-cell table:style-name="ce25" table:formula="of:=[.CB12]+[.CB78]+[.CB81]" office:value-type="float" office:value="65271" calcext:value-type="float">
            <text:p>65,271</text:p>
          </table:table-cell>
          <table:table-cell table:style-name="ce49" table:formula="of:=[.CC12]+[.CC78]+[.CC81]" office:value-type="float" office:value="76351" calcext:value-type="float">
            <text:p>76,351</text:p>
          </table:table-cell>
          <table:table-cell table:style-name="ce25" table:formula="of:=[.CD12]+[.CD78]+[.CD81]" office:value-type="float" office:value="359051" calcext:value-type="float">
            <text:p>359,051</text:p>
          </table:table-cell>
          <table:table-cell table:style-name="ce25" table:formula="of:=[.CE12]+[.CE78]+[.CE81]" office:value-type="float" office:value="75390" calcext:value-type="float">
            <text:p>75,390</text:p>
          </table:table-cell>
          <table:table-cell table:style-name="ce25" table:formula="of:=[.CF12]+[.CF78]+[.CF81]" office:value-type="float" office:value="73464" calcext:value-type="float">
            <text:p>73,464</text:p>
          </table:table-cell>
          <table:table-cell table:style-name="ce25" table:formula="of:=[.CG12]+[.CG78]+[.CG81]" office:value-type="float" office:value="73544" calcext:value-type="float">
            <text:p>73,544</text:p>
          </table:table-cell>
          <table:table-cell table:style-name="ce25" table:formula="of:=[.CH12]+[.CH78]+[.CH81]" office:value-type="float" office:value="70896" calcext:value-type="float">
            <text:p>70,896</text:p>
          </table:table-cell>
          <table:table-cell table:style-name="ce49" table:formula="of:=[.CI12]+[.CI78]+[.CI81]" office:value-type="float" office:value="65757" calcext:value-type="float">
            <text:p>65,757</text:p>
          </table:table-cell>
          <table:table-cell table:style-name="ce25" table:formula="of:=[.CJ12]+[.CJ78]+[.CJ81]" office:value-type="float" office:value="280668" calcext:value-type="float">
            <text:p>280,668</text:p>
          </table:table-cell>
          <table:table-cell table:style-name="ce25" table:formula="of:=[.CK12]+[.CK78]+[.CK81]" office:value-type="float" office:value="61482" calcext:value-type="float">
            <text:p>61,482</text:p>
          </table:table-cell>
          <table:table-cell table:style-name="ce25" table:formula="of:=[.CL12]+[.CL78]+[.CL81]" office:value-type="float" office:value="59114" calcext:value-type="float">
            <text:p>59,114</text:p>
          </table:table-cell>
          <table:table-cell table:style-name="ce25" table:formula="of:=[.CM12]+[.CM78]+[.CM81]" office:value-type="float" office:value="55099" calcext:value-type="float">
            <text:p>55,099</text:p>
          </table:table-cell>
          <table:table-cell table:style-name="ce25" table:formula="of:=[.CN12]+[.CN78]+[.CN81]" office:value-type="float" office:value="54144" calcext:value-type="float">
            <text:p>54,144</text:p>
          </table:table-cell>
          <table:table-cell table:style-name="ce49" table:formula="of:=[.CO12]+[.CO78]+[.CO81]" office:value-type="float" office:value="50829" calcext:value-type="float">
            <text:p>50,829</text:p>
          </table:table-cell>
          <table:table-cell table:style-name="ce25" table:formula="of:=[.CP12]+[.CP78]+[.CP81]" office:value-type="float" office:value="250159" calcext:value-type="float">
            <text:p>250,159</text:p>
          </table:table-cell>
          <table:table-cell table:style-name="ce25" table:formula="of:=[.CQ12]+[.CQ78]+[.CQ81]" office:value-type="float" office:value="49972" calcext:value-type="float">
            <text:p>49,972</text:p>
          </table:table-cell>
          <table:table-cell table:style-name="ce25" table:formula="of:=[.CR12]+[.CR78]+[.CR81]" office:value-type="float" office:value="50902" calcext:value-type="float">
            <text:p>50,902</text:p>
          </table:table-cell>
          <table:table-cell table:style-name="ce25" table:formula="of:=[.CS12]+[.CS78]+[.CS81]" office:value-type="float" office:value="51351" calcext:value-type="float">
            <text:p>51,351</text:p>
          </table:table-cell>
          <table:table-cell table:style-name="ce25" table:formula="of:=[.CT12]+[.CT78]+[.CT81]" office:value-type="float" office:value="51281" calcext:value-type="float">
            <text:p>51,281</text:p>
          </table:table-cell>
          <table:table-cell table:style-name="ce49" table:formula="of:=[.CU12]+[.CU78]+[.CU81]" office:value-type="float" office:value="46653" calcext:value-type="float">
            <text:p>46,653</text:p>
          </table:table-cell>
          <table:table-cell table:style-name="ce25" table:formula="of:=[.CV12]+[.CV78]+[.CV81]" office:value-type="float" office:value="171686" calcext:value-type="float">
            <text:p>171,686</text:p>
          </table:table-cell>
          <table:table-cell table:style-name="ce25" table:formula="of:=[.CW12]+[.CW78]+[.CW81]" office:value-type="float" office:value="43916" calcext:value-type="float">
            <text:p>43,916</text:p>
          </table:table-cell>
          <table:table-cell table:style-name="ce25" table:formula="of:=[.CX12]+[.CX78]+[.CX81]" office:value-type="float" office:value="38964" calcext:value-type="float">
            <text:p>38,964</text:p>
          </table:table-cell>
          <table:table-cell table:style-name="ce25" table:formula="of:=[.CY12]+[.CY78]+[.CY81]" office:value-type="float" office:value="34841" calcext:value-type="float">
            <text:p>34,841</text:p>
          </table:table-cell>
          <table:table-cell table:style-name="ce25" table:formula="of:=[.CZ12]+[.CZ78]+[.CZ81]" office:value-type="float" office:value="29805" calcext:value-type="float">
            <text:p>29,805</text:p>
          </table:table-cell>
          <table:table-cell table:style-name="ce49" table:formula="of:=[.DA12]+[.DA78]+[.DA81]" office:value-type="float" office:value="24160" calcext:value-type="float">
            <text:p>24,160</text:p>
          </table:table-cell>
          <table:table-cell table:style-name="ce25" table:formula="of:=[.DB12]+[.DB78]+[.DB81]" office:value-type="float" office:value="69323" calcext:value-type="float">
            <text:p>69,323</text:p>
          </table:table-cell>
          <table:table-cell table:style-name="ce25" table:formula="of:=[.DC12]+[.DC78]+[.DC81]" office:value-type="float" office:value="19270" calcext:value-type="float">
            <text:p>19,270</text:p>
          </table:table-cell>
          <table:table-cell table:style-name="ce25" table:formula="of:=[.DD12]+[.DD78]+[.DD81]" office:value-type="float" office:value="17250" calcext:value-type="float">
            <text:p>17,250</text:p>
          </table:table-cell>
          <table:table-cell table:style-name="ce25" table:formula="of:=[.DE12]+[.DE78]+[.DE81]" office:value-type="float" office:value="14389" calcext:value-type="float">
            <text:p>14,389</text:p>
          </table:table-cell>
          <table:table-cell table:style-name="ce25" table:formula="of:=[.DF12]+[.DF78]+[.DF81]" office:value-type="float" office:value="10487" calcext:value-type="float">
            <text:p>10,487</text:p>
          </table:table-cell>
          <table:table-cell table:style-name="ce49" table:formula="of:=[.DG12]+[.DG78]+[.DG81]" office:value-type="float" office:value="7927" calcext:value-type="float">
            <text:p>7,927</text:p>
          </table:table-cell>
          <table:table-cell table:style-name="ce25" table:formula="of:=[.DH12]+[.DH78]+[.DH81]" office:value-type="float" office:value="19115" calcext:value-type="float">
            <text:p>19,115</text:p>
          </table:table-cell>
          <table:table-cell table:style-name="ce25" table:formula="of:=[.DI12]+[.DI78]+[.DI81]" office:value-type="float" office:value="6143" calcext:value-type="float">
            <text:p>6,143</text:p>
          </table:table-cell>
          <table:table-cell table:style-name="ce25" table:formula="of:=[.DJ12]+[.DJ78]+[.DJ81]" office:value-type="float" office:value="4781" calcext:value-type="float">
            <text:p>4,781</text:p>
          </table:table-cell>
          <table:table-cell table:style-name="ce25" table:formula="of:=[.DK12]+[.DK78]+[.DK81]" office:value-type="float" office:value="3397" calcext:value-type="float">
            <text:p>3,397</text:p>
          </table:table-cell>
          <table:table-cell table:style-name="ce25" table:formula="of:=[.DL12]+[.DL78]+[.DL81]" office:value-type="float" office:value="2655" calcext:value-type="float">
            <text:p>2,655</text:p>
          </table:table-cell>
          <table:table-cell table:style-name="ce49" table:formula="of:=[.DM12]+[.DM78]+[.DM81]" office:value-type="float" office:value="2139" calcext:value-type="float">
            <text:p>2,139</text:p>
          </table:table-cell>
          <table:table-cell table:style-name="ce25" table:formula="of:=[.DN12]+[.DN78]+[.DN81]" office:value-type="float" office:value="4324" calcext:value-type="float">
            <text:p>4,324</text:p>
          </table:table-cell>
          <table:table-cell table:style-name="ce25" table:formula="of:=[.DO12]+[.DO78]+[.DO81]" office:value-type="float" office:value="1492" calcext:value-type="float">
            <text:p>1,492</text:p>
          </table:table-cell>
          <table:table-cell table:style-name="ce25" table:formula="of:=[.DP12]+[.DP78]+[.DP81]" office:value-type="float" office:value="1366" calcext:value-type="float">
            <text:p>1,366</text:p>
          </table:table-cell>
          <table:table-cell table:style-name="ce25" table:formula="of:=[.DQ12]+[.DQ78]+[.DQ81]" office:value-type="float" office:value="666" calcext:value-type="float">
            <text:p>666</text:p>
          </table:table-cell>
          <table:table-cell table:style-name="ce25" table:formula="of:=[.DR12]+[.DR78]+[.DR81]" office:value-type="float" office:value="445" calcext:value-type="float">
            <text:p>445</text:p>
          </table:table-cell>
          <table:table-cell table:style-name="ce49" table:formula="of:=[.DS12]+[.DS78]+[.DS81]" office:value-type="float" office:value="355" calcext:value-type="float">
            <text:p>355</text:p>
          </table:table-cell>
          <table:table-cell table:style-name="ce25" table:formula="of:=[.DT12]+[.DT78]+[.DT81]" office:value-type="float" office:value="926" calcext:value-type="float">
            <text:p>926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table:formula="of:=[.C13]+[.C79]+[.C82]" office:value-type="float" office:value="11352607" calcext:value-type="float">
            <text:p>11,352,607</text:p>
          </table:table-cell>
          <table:table-cell table:style-name="ce26" table:formula="of:=[.D13]+[.D79]+[.D82]" office:value-type="float" office:value="487901" calcext:value-type="float">
            <text:p>487,901</text:p>
          </table:table-cell>
          <table:table-cell table:style-name="ce26" table:formula="of:=[.E13]+[.E79]+[.E82]" office:value-type="float" office:value="89115" calcext:value-type="float">
            <text:p>89,115</text:p>
          </table:table-cell>
          <table:table-cell table:style-name="ce26" table:formula="of:=[.F13]+[.F79]+[.F82]" office:value-type="float" office:value="96584" calcext:value-type="float">
            <text:p>96,584</text:p>
          </table:table-cell>
          <table:table-cell table:style-name="ce26" table:formula="of:=[.G13]+[.G79]+[.G82]" office:value-type="float" office:value="98345" calcext:value-type="float">
            <text:p>98,345</text:p>
          </table:table-cell>
          <table:table-cell table:style-name="ce26" table:formula="of:=[.H13]+[.H79]+[.H82]" office:value-type="float" office:value="100119" calcext:value-type="float">
            <text:p>100,119</text:p>
          </table:table-cell>
          <table:table-cell table:style-name="ce26" table:formula="of:=[.I13]+[.I79]+[.I82]" office:value-type="float" office:value="103738" calcext:value-type="float">
            <text:p>103,738</text:p>
          </table:table-cell>
          <table:table-cell table:style-name="ce26" table:formula="of:=[.J13]+[.J79]+[.J82]" office:value-type="float" office:value="630979" calcext:value-type="float">
            <text:p>630,979</text:p>
          </table:table-cell>
          <table:table-cell table:style-name="ce26" table:formula="of:=[.K13]+[.K79]+[.K82]" office:value-type="float" office:value="109635" calcext:value-type="float">
            <text:p>109,635</text:p>
          </table:table-cell>
          <table:table-cell table:style-name="ce26" table:formula="of:=[.L13]+[.L79]+[.L82]" office:value-type="float" office:value="117506" calcext:value-type="float">
            <text:p>117,506</text:p>
          </table:table-cell>
          <table:table-cell table:style-name="ce26" table:formula="of:=[.M13]+[.M79]+[.M82]" office:value-type="float" office:value="128424" calcext:value-type="float">
            <text:p>128,424</text:p>
          </table:table-cell>
          <table:table-cell table:style-name="ce26" table:formula="of:=[.N13]+[.N79]+[.N82]" office:value-type="float" office:value="142444" calcext:value-type="float">
            <text:p>142,444</text:p>
          </table:table-cell>
          <table:table-cell table:style-name="ce38" table:formula="of:=[.O13]+[.O79]+[.O82]" office:value-type="float" office:value="132970" calcext:value-type="float">
            <text:p>132,970</text:p>
          </table:table-cell>
          <table:table-cell table:style-name="ce26" table:formula="of:=[.P13]+[.P79]+[.P82]" office:value-type="float" office:value="752209" calcext:value-type="float">
            <text:p>752,209</text:p>
          </table:table-cell>
          <table:table-cell table:style-name="ce26" table:formula="of:=[.Q13]+[.Q79]+[.Q82]" office:value-type="float" office:value="133652" calcext:value-type="float">
            <text:p>133,652</text:p>
          </table:table-cell>
          <table:table-cell table:style-name="ce26" table:formula="of:=[.R13]+[.R79]+[.R82]" office:value-type="float" office:value="155008" calcext:value-type="float">
            <text:p>155,008</text:p>
          </table:table-cell>
          <table:table-cell table:style-name="ce26" table:formula="of:=[.S13]+[.S79]+[.S82]" office:value-type="float" office:value="155013" calcext:value-type="float">
            <text:p>155,013</text:p>
          </table:table-cell>
          <table:table-cell table:style-name="ce26" table:formula="of:=[.T13]+[.T79]+[.T82]" office:value-type="float" office:value="154553" calcext:value-type="float">
            <text:p>154,553</text:p>
          </table:table-cell>
          <table:table-cell table:style-name="ce38" table:formula="of:=[.U13]+[.U79]+[.U82]" office:value-type="float" office:value="153983" calcext:value-type="float">
            <text:p>153,983</text:p>
          </table:table-cell>
          <table:table-cell table:style-name="ce26" table:formula="of:=[.V13]+[.V79]+[.V82]" office:value-type="float" office:value="768813" calcext:value-type="float">
            <text:p>768,813</text:p>
          </table:table-cell>
          <table:table-cell table:style-name="ce26" table:formula="of:=[.W13]+[.W79]+[.W82]" office:value-type="float" office:value="155911" calcext:value-type="float">
            <text:p>155,911</text:p>
          </table:table-cell>
          <table:table-cell table:style-name="ce26" table:formula="of:=[.X13]+[.X79]+[.X82]" office:value-type="float" office:value="152576" calcext:value-type="float">
            <text:p>152,576</text:p>
          </table:table-cell>
          <table:table-cell table:style-name="ce26" table:formula="of:=[.Y13]+[.Y79]+[.Y82]" office:value-type="float" office:value="151018" calcext:value-type="float">
            <text:p>151,018</text:p>
          </table:table-cell>
          <table:table-cell table:style-name="ce26" table:formula="of:=[.Z13]+[.Z79]+[.Z82]" office:value-type="float" office:value="157853" calcext:value-type="float">
            <text:p>157,853</text:p>
          </table:table-cell>
          <table:table-cell table:style-name="ce38" table:formula="of:=[.AA13]+[.AA79]+[.AA82]" office:value-type="float" office:value="151455" calcext:value-type="float">
            <text:p>151,455</text:p>
          </table:table-cell>
          <table:table-cell table:style-name="ce26" table:formula="of:=[.AB13]+[.AB79]+[.AB82]" office:value-type="float" office:value="794441" calcext:value-type="float">
            <text:p>794,441</text:p>
          </table:table-cell>
          <table:table-cell table:style-name="ce26" table:formula="of:=[.AC13]+[.AC79]+[.AC82]" office:value-type="float" office:value="156831" calcext:value-type="float">
            <text:p>156,831</text:p>
          </table:table-cell>
          <table:table-cell table:style-name="ce26" table:formula="of:=[.AD13]+[.AD79]+[.AD82]" office:value-type="float" office:value="147688" calcext:value-type="float">
            <text:p>147,688</text:p>
          </table:table-cell>
          <table:table-cell table:style-name="ce26" table:formula="of:=[.AE13]+[.AE79]+[.AE82]" office:value-type="float" office:value="148544" calcext:value-type="float">
            <text:p>148,544</text:p>
          </table:table-cell>
          <table:table-cell table:style-name="ce26" table:formula="of:=[.AF13]+[.AF79]+[.AF82]" office:value-type="float" office:value="165591" calcext:value-type="float">
            <text:p>165,591</text:p>
          </table:table-cell>
          <table:table-cell table:style-name="ce38" table:formula="of:=[.AG13]+[.AG79]+[.AG82]" office:value-type="float" office:value="175787" calcext:value-type="float">
            <text:p>175,787</text:p>
          </table:table-cell>
          <table:table-cell table:style-name="ce26" table:formula="of:=[.AH13]+[.AH79]+[.AH82]" office:value-type="float" office:value="983860" calcext:value-type="float">
            <text:p>983,860</text:p>
          </table:table-cell>
          <table:table-cell table:style-name="ce26" table:formula="of:=[.AI13]+[.AI79]+[.AI82]" office:value-type="float" office:value="184452" calcext:value-type="float">
            <text:p>184,452</text:p>
          </table:table-cell>
          <table:table-cell table:style-name="ce26" table:formula="of:=[.AJ13]+[.AJ79]+[.AJ82]" office:value-type="float" office:value="195623" calcext:value-type="float">
            <text:p>195,623</text:p>
          </table:table-cell>
          <table:table-cell table:style-name="ce26" table:formula="of:=[.AK13]+[.AK79]+[.AK82]" office:value-type="float" office:value="202089" calcext:value-type="float">
            <text:p>202,089</text:p>
          </table:table-cell>
          <table:table-cell table:style-name="ce26" table:formula="of:=[.AL13]+[.AL79]+[.AL82]" office:value-type="float" office:value="198598" calcext:value-type="float">
            <text:p>198,598</text:p>
          </table:table-cell>
          <table:table-cell table:style-name="ce38" table:formula="of:=[.AM13]+[.AM79]+[.AM82]" office:value-type="float" office:value="203098" calcext:value-type="float">
            <text:p>203,098</text:p>
          </table:table-cell>
          <table:table-cell table:style-name="ce26" table:formula="of:=[.AN13]+[.AN79]+[.AN82]" office:value-type="float" office:value="946751" calcext:value-type="float">
            <text:p>946,751</text:p>
          </table:table-cell>
          <table:table-cell table:style-name="ce26" table:formula="of:=[.AO13]+[.AO79]+[.AO82]" office:value-type="float" office:value="197266" calcext:value-type="float">
            <text:p>197,266</text:p>
          </table:table-cell>
          <table:table-cell table:style-name="ce26" table:formula="of:=[.AP13]+[.AP79]+[.AP82]" office:value-type="float" office:value="194541" calcext:value-type="float">
            <text:p>194,541</text:p>
          </table:table-cell>
          <table:table-cell table:style-name="ce26" table:formula="of:=[.AQ13]+[.AQ79]+[.AQ82]" office:value-type="float" office:value="200439" calcext:value-type="float">
            <text:p>200,439</text:p>
          </table:table-cell>
          <table:table-cell table:style-name="ce26" table:formula="of:=[.AR13]+[.AR79]+[.AR82]" office:value-type="float" office:value="176713" calcext:value-type="float">
            <text:p>176,713</text:p>
          </table:table-cell>
          <table:table-cell table:style-name="ce38" table:formula="of:=[.AS13]+[.AS79]+[.AS82]" office:value-type="float" office:value="177792" calcext:value-type="float">
            <text:p>177,792</text:p>
          </table:table-cell>
          <table:table-cell table:style-name="ce26" table:formula="of:=[.AT13]+[.AT79]+[.AT82]" office:value-type="float" office:value="908198" calcext:value-type="float">
            <text:p>908,198</text:p>
          </table:table-cell>
          <table:table-cell table:style-name="ce26" table:formula="of:=[.AU13]+[.AU79]+[.AU82]" office:value-type="float" office:value="176067" calcext:value-type="float">
            <text:p>176,067</text:p>
          </table:table-cell>
          <table:table-cell table:style-name="ce26" table:formula="of:=[.AV13]+[.AV79]+[.AV82]" office:value-type="float" office:value="177049" calcext:value-type="float">
            <text:p>177,049</text:p>
          </table:table-cell>
          <table:table-cell table:style-name="ce26" table:formula="of:=[.AW13]+[.AW79]+[.AW82]" office:value-type="float" office:value="182735" calcext:value-type="float">
            <text:p>182,735</text:p>
          </table:table-cell>
          <table:table-cell table:style-name="ce26" table:formula="of:=[.AX13]+[.AX79]+[.AX82]" office:value-type="float" office:value="186868" calcext:value-type="float">
            <text:p>186,868</text:p>
          </table:table-cell>
          <table:table-cell table:style-name="ce38" table:formula="of:=[.AY13]+[.AY79]+[.AY82]" office:value-type="float" office:value="185479" calcext:value-type="float">
            <text:p>185,479</text:p>
          </table:table-cell>
          <table:table-cell table:style-name="ce26" table:formula="of:=[.AZ13]+[.AZ79]+[.AZ82]" office:value-type="float" office:value="930279" calcext:value-type="float">
            <text:p>930,279</text:p>
          </table:table-cell>
          <table:table-cell table:style-name="ce26" table:formula="of:=[.BA13]+[.BA79]+[.BA82]" office:value-type="float" office:value="185358" calcext:value-type="float">
            <text:p>185,358</text:p>
          </table:table-cell>
          <table:table-cell table:style-name="ce26" table:formula="of:=[.BB13]+[.BB79]+[.BB82]" office:value-type="float" office:value="180683" calcext:value-type="float">
            <text:p>180,683</text:p>
          </table:table-cell>
          <table:table-cell table:style-name="ce26" table:formula="of:=[.BC13]+[.BC79]+[.BC82]" office:value-type="float" office:value="186111" calcext:value-type="float">
            <text:p>186,111</text:p>
          </table:table-cell>
          <table:table-cell table:style-name="ce26" table:formula="of:=[.BD13]+[.BD79]+[.BD82]" office:value-type="float" office:value="189320" calcext:value-type="float">
            <text:p>189,320</text:p>
          </table:table-cell>
          <table:table-cell table:style-name="ce38" table:formula="of:=[.BE13]+[.BE79]+[.BE82]" office:value-type="float" office:value="188807" calcext:value-type="float">
            <text:p>188,807</text:p>
          </table:table-cell>
          <table:table-cell table:style-name="ce26" table:formula="of:=[.BF13]+[.BF79]+[.BF82]" office:value-type="float" office:value="941913" calcext:value-type="float">
            <text:p>941,913</text:p>
          </table:table-cell>
          <table:table-cell table:style-name="ce26" table:formula="of:=[.BG13]+[.BG79]+[.BG82]" office:value-type="float" office:value="193451" calcext:value-type="float">
            <text:p>193,451</text:p>
          </table:table-cell>
          <table:table-cell table:style-name="ce26" table:formula="of:=[.BH13]+[.BH79]+[.BH82]" office:value-type="float" office:value="190650" calcext:value-type="float">
            <text:p>190,650</text:p>
          </table:table-cell>
          <table:table-cell table:style-name="ce26" table:formula="of:=[.BI13]+[.BI79]+[.BI82]" office:value-type="float" office:value="186469" calcext:value-type="float">
            <text:p>186,469</text:p>
          </table:table-cell>
          <table:table-cell table:style-name="ce26" table:formula="of:=[.BJ13]+[.BJ79]+[.BJ82]" office:value-type="float" office:value="185962" calcext:value-type="float">
            <text:p>185,962</text:p>
          </table:table-cell>
          <table:table-cell table:style-name="ce38" table:formula="of:=[.BK13]+[.BK79]+[.BK82]" office:value-type="float" office:value="185381" calcext:value-type="float">
            <text:p>185,381</text:p>
          </table:table-cell>
          <table:table-cell table:style-name="ce26" table:formula="of:=[.BL13]+[.BL79]+[.BL82]" office:value-type="float" office:value="854493" calcext:value-type="float">
            <text:p>854,493</text:p>
          </table:table-cell>
          <table:table-cell table:style-name="ce26" table:formula="of:=[.BM13]+[.BM79]+[.BM82]" office:value-type="float" office:value="176431" calcext:value-type="float">
            <text:p>176,431</text:p>
          </table:table-cell>
          <table:table-cell table:style-name="ce26" table:formula="of:=[.BN13]+[.BN79]+[.BN82]" office:value-type="float" office:value="168413" calcext:value-type="float">
            <text:p>168,413</text:p>
          </table:table-cell>
          <table:table-cell table:style-name="ce26" table:formula="of:=[.BO13]+[.BO79]+[.BO82]" office:value-type="float" office:value="176300" calcext:value-type="float">
            <text:p>176,300</text:p>
          </table:table-cell>
          <table:table-cell table:style-name="ce26" table:formula="of:=[.BP13]+[.BP79]+[.BP82]" office:value-type="float" office:value="173236" calcext:value-type="float">
            <text:p>173,236</text:p>
          </table:table-cell>
          <table:table-cell table:style-name="ce38" table:formula="of:=[.BQ13]+[.BQ79]+[.BQ82]" office:value-type="float" office:value="160113" calcext:value-type="float">
            <text:p>160,113</text:p>
          </table:table-cell>
          <table:table-cell table:style-name="ce26" table:formula="of:=[.BR13]+[.BR79]+[.BR82]" office:value-type="float" office:value="710620" calcext:value-type="float">
            <text:p>710,620</text:p>
          </table:table-cell>
          <table:table-cell table:style-name="ce26" table:formula="of:=[.BS13]+[.BS79]+[.BS82]" office:value-type="float" office:value="155646" calcext:value-type="float">
            <text:p>155,646</text:p>
          </table:table-cell>
          <table:table-cell table:style-name="ce26" table:formula="of:=[.BT13]+[.BT79]+[.BT82]" office:value-type="float" office:value="153804" calcext:value-type="float">
            <text:p>153,804</text:p>
          </table:table-cell>
          <table:table-cell table:style-name="ce26" table:formula="of:=[.BU13]+[.BU79]+[.BU82]" office:value-type="float" office:value="152743" calcext:value-type="float">
            <text:p>152,743</text:p>
          </table:table-cell>
          <table:table-cell table:style-name="ce26" table:formula="of:=[.BV13]+[.BV79]+[.BV82]" office:value-type="float" office:value="126209" calcext:value-type="float">
            <text:p>126,209</text:p>
          </table:table-cell>
          <table:table-cell table:style-name="ce38" table:formula="of:=[.BW13]+[.BW79]+[.BW82]" office:value-type="float" office:value="122218" calcext:value-type="float">
            <text:p>122,218</text:p>
          </table:table-cell>
          <table:table-cell table:style-name="ce26" table:formula="of:=[.BX13]+[.BX79]+[.BX82]" office:value-type="float" office:value="419253" calcext:value-type="float">
            <text:p>419,253</text:p>
          </table:table-cell>
          <table:table-cell table:style-name="ce26" table:formula="of:=[.BY13]+[.BY79]+[.BY82]" office:value-type="float" office:value="103412" calcext:value-type="float">
            <text:p>103,412</text:p>
          </table:table-cell>
          <table:table-cell table:style-name="ce26" table:formula="of:=[.BZ13]+[.BZ79]+[.BZ82]" office:value-type="float" office:value="91034" calcext:value-type="float">
            <text:p>91,034</text:p>
          </table:table-cell>
          <table:table-cell table:style-name="ce26" table:formula="of:=[.CA13]+[.CA79]+[.CA82]" office:value-type="float" office:value="73711" calcext:value-type="float">
            <text:p>73,711</text:p>
          </table:table-cell>
          <table:table-cell table:style-name="ce26" table:formula="of:=[.CB13]+[.CB79]+[.CB82]" office:value-type="float" office:value="69513" calcext:value-type="float">
            <text:p>69,513</text:p>
          </table:table-cell>
          <table:table-cell table:style-name="ce38" table:formula="of:=[.CC13]+[.CC79]+[.CC82]" office:value-type="float" office:value="81583" calcext:value-type="float">
            <text:p>81,583</text:p>
          </table:table-cell>
          <table:table-cell table:style-name="ce26" table:formula="of:=[.CD13]+[.CD79]+[.CD82]" office:value-type="float" office:value="396635" calcext:value-type="float">
            <text:p>396,635</text:p>
          </table:table-cell>
          <table:table-cell table:style-name="ce26" table:formula="of:=[.CE13]+[.CE79]+[.CE82]" office:value-type="float" office:value="80924" calcext:value-type="float">
            <text:p>80,924</text:p>
          </table:table-cell>
          <table:table-cell table:style-name="ce26" table:formula="of:=[.CF13]+[.CF79]+[.CF82]" office:value-type="float" office:value="80055" calcext:value-type="float">
            <text:p>80,055</text:p>
          </table:table-cell>
          <table:table-cell table:style-name="ce26" table:formula="of:=[.CG13]+[.CG79]+[.CG82]" office:value-type="float" office:value="80404" calcext:value-type="float">
            <text:p>80,404</text:p>
          </table:table-cell>
          <table:table-cell table:style-name="ce26" table:formula="of:=[.CH13]+[.CH79]+[.CH82]" office:value-type="float" office:value="79790" calcext:value-type="float">
            <text:p>79,790</text:p>
          </table:table-cell>
          <table:table-cell table:style-name="ce38" table:formula="of:=[.CI13]+[.CI79]+[.CI82]" office:value-type="float" office:value="75462" calcext:value-type="float">
            <text:p>75,462</text:p>
          </table:table-cell>
          <table:table-cell table:style-name="ce26" table:formula="of:=[.CJ13]+[.CJ79]+[.CJ82]" office:value-type="float" office:value="323402" calcext:value-type="float">
            <text:p>323,402</text:p>
          </table:table-cell>
          <table:table-cell table:style-name="ce26" table:formula="of:=[.CK13]+[.CK79]+[.CK82]" office:value-type="float" office:value="70408" calcext:value-type="float">
            <text:p>70,408</text:p>
          </table:table-cell>
          <table:table-cell table:style-name="ce26" table:formula="of:=[.CL13]+[.CL79]+[.CL82]" office:value-type="float" office:value="68561" calcext:value-type="float">
            <text:p>68,561</text:p>
          </table:table-cell>
          <table:table-cell table:style-name="ce26" table:formula="of:=[.CM13]+[.CM79]+[.CM82]" office:value-type="float" office:value="63882" calcext:value-type="float">
            <text:p>63,882</text:p>
          </table:table-cell>
          <table:table-cell table:style-name="ce26" table:formula="of:=[.CN13]+[.CN79]+[.CN82]" office:value-type="float" office:value="62862" calcext:value-type="float">
            <text:p>62,862</text:p>
          </table:table-cell>
          <table:table-cell table:style-name="ce38" table:formula="of:=[.CO13]+[.CO79]+[.CO82]" office:value-type="float" office:value="57689" calcext:value-type="float">
            <text:p>57,689</text:p>
          </table:table-cell>
          <table:table-cell table:style-name="ce26" table:formula="of:=[.CP13]+[.CP79]+[.CP82]" office:value-type="float" office:value="242094" calcext:value-type="float">
            <text:p>242,094</text:p>
          </table:table-cell>
          <table:table-cell table:style-name="ce26" table:formula="of:=[.CQ13]+[.CQ79]+[.CQ82]" office:value-type="float" office:value="54128" calcext:value-type="float">
            <text:p>54,128</text:p>
          </table:table-cell>
          <table:table-cell table:style-name="ce26" table:formula="of:=[.CR13]+[.CR79]+[.CR82]" office:value-type="float" office:value="51443" calcext:value-type="float">
            <text:p>51,443</text:p>
          </table:table-cell>
          <table:table-cell table:style-name="ce26" table:formula="of:=[.CS13]+[.CS79]+[.CS82]" office:value-type="float" office:value="48717" calcext:value-type="float">
            <text:p>48,717</text:p>
          </table:table-cell>
          <table:table-cell table:style-name="ce26" table:formula="of:=[.CT13]+[.CT79]+[.CT82]" office:value-type="float" office:value="46241" calcext:value-type="float">
            <text:p>46,241</text:p>
          </table:table-cell>
          <table:table-cell table:style-name="ce38" table:formula="of:=[.CU13]+[.CU79]+[.CU82]" office:value-type="float" office:value="41565" calcext:value-type="float">
            <text:p>41,565</text:p>
          </table:table-cell>
          <table:table-cell table:style-name="ce26" table:formula="of:=[.CV13]+[.CV79]+[.CV82]" office:value-type="float" office:value="154877" calcext:value-type="float">
            <text:p>154,877</text:p>
          </table:table-cell>
          <table:table-cell table:style-name="ce26" table:formula="of:=[.CW13]+[.CW79]+[.CW82]" office:value-type="float" office:value="38430" calcext:value-type="float">
            <text:p>38,430</text:p>
          </table:table-cell>
          <table:table-cell table:style-name="ce26" table:formula="of:=[.CX13]+[.CX79]+[.CX82]" office:value-type="float" office:value="34640" calcext:value-type="float">
            <text:p>34,640</text:p>
          </table:table-cell>
          <table:table-cell table:style-name="ce26" table:formula="of:=[.CY13]+[.CY79]+[.CY82]" office:value-type="float" office:value="31175" calcext:value-type="float">
            <text:p>31,175</text:p>
          </table:table-cell>
          <table:table-cell table:style-name="ce26" table:formula="of:=[.CZ13]+[.CZ79]+[.CZ82]" office:value-type="float" office:value="26783" calcext:value-type="float">
            <text:p>26,783</text:p>
          </table:table-cell>
          <table:table-cell table:style-name="ce38" table:formula="of:=[.DA13]+[.DA79]+[.DA82]" office:value-type="float" office:value="23849" calcext:value-type="float">
            <text:p>23,849</text:p>
          </table:table-cell>
          <table:table-cell table:style-name="ce26" table:formula="of:=[.DB13]+[.DB79]+[.DB82]" office:value-type="float" office:value="74687" calcext:value-type="float">
            <text:p>74,687</text:p>
          </table:table-cell>
          <table:table-cell table:style-name="ce26" table:formula="of:=[.DC13]+[.DC79]+[.DC82]" office:value-type="float" office:value="19694" calcext:value-type="float">
            <text:p>19,694</text:p>
          </table:table-cell>
          <table:table-cell table:style-name="ce26" table:formula="of:=[.DD13]+[.DD79]+[.DD82]" office:value-type="float" office:value="18296" calcext:value-type="float">
            <text:p>18,296</text:p>
          </table:table-cell>
          <table:table-cell table:style-name="ce26" table:formula="of:=[.DE13]+[.DE79]+[.DE82]" office:value-type="float" office:value="15630" calcext:value-type="float">
            <text:p>15,630</text:p>
          </table:table-cell>
          <table:table-cell table:style-name="ce26" table:formula="of:=[.DF13]+[.DF79]+[.DF82]" office:value-type="float" office:value="11920" calcext:value-type="float">
            <text:p>11,920</text:p>
          </table:table-cell>
          <table:table-cell table:style-name="ce38" table:formula="of:=[.DG13]+[.DG79]+[.DG82]" office:value-type="float" office:value="9147" calcext:value-type="float">
            <text:p>9,147</text:p>
          </table:table-cell>
          <table:table-cell table:style-name="ce26" table:formula="of:=[.DH13]+[.DH79]+[.DH82]" office:value-type="float" office:value="24636" calcext:value-type="float">
            <text:p>24,636</text:p>
          </table:table-cell>
          <table:table-cell table:style-name="ce26" table:formula="of:=[.DI13]+[.DI79]+[.DI82]" office:value-type="float" office:value="7593" calcext:value-type="float">
            <text:p>7,593</text:p>
          </table:table-cell>
          <table:table-cell table:style-name="ce26" table:formula="of:=[.DJ13]+[.DJ79]+[.DJ82]" office:value-type="float" office:value="6288" calcext:value-type="float">
            <text:p>6,288</text:p>
          </table:table-cell>
          <table:table-cell table:style-name="ce26" table:formula="of:=[.DK13]+[.DK79]+[.DK82]" office:value-type="float" office:value="4424" calcext:value-type="float">
            <text:p>4,424</text:p>
          </table:table-cell>
          <table:table-cell table:style-name="ce26" table:formula="of:=[.DL13]+[.DL79]+[.DL82]" office:value-type="float" office:value="3580" calcext:value-type="float">
            <text:p>3,580</text:p>
          </table:table-cell>
          <table:table-cell table:style-name="ce38" table:formula="of:=[.DM13]+[.DM79]+[.DM82]" office:value-type="float" office:value="2751" calcext:value-type="float">
            <text:p>2,751</text:p>
          </table:table-cell>
          <table:table-cell table:style-name="ce26" table:formula="of:=[.DN13]+[.DN79]+[.DN82]" office:value-type="float" office:value="5663" calcext:value-type="float">
            <text:p>5,663</text:p>
          </table:table-cell>
          <table:table-cell table:style-name="ce26" table:formula="of:=[.DO13]+[.DO79]+[.DO82]" office:value-type="float" office:value="2087" calcext:value-type="float">
            <text:p>2,087</text:p>
          </table:table-cell>
          <table:table-cell table:style-name="ce26" table:formula="of:=[.DP13]+[.DP79]+[.DP82]" office:value-type="float" office:value="1491" calcext:value-type="float">
            <text:p>1,491</text:p>
          </table:table-cell>
          <table:table-cell table:style-name="ce26" table:formula="of:=[.DQ13]+[.DQ79]+[.DQ82]" office:value-type="float" office:value="1002" calcext:value-type="float">
            <text:p>1,002</text:p>
          </table:table-cell>
          <table:table-cell table:style-name="ce26" table:formula="of:=[.DR13]+[.DR79]+[.DR82]" office:value-type="float" office:value="629" calcext:value-type="float">
            <text:p>629</text:p>
          </table:table-cell>
          <table:table-cell table:style-name="ce38" table:formula="of:=[.DS13]+[.DS79]+[.DS82]" office:value-type="float" office:value="454" calcext:value-type="float">
            <text:p>454</text:p>
          </table:table-cell>
          <table:table-cell table:style-name="ce26" table:formula="of:=[.DT13]+[.DT79]+[.DT82]" office:value-type="float" office:value="903" calcext:value-type="float">
            <text:p>903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7" table:formula="of:=SUM([.C14];[.C17];[.C20];[.C23];[.C26];[.C29];[.C32];[.C35];[.C38];[.C41];[.C44];[.C47];[.C50];[.C53];[.C56];[.C59];[.C62];[.C65];[.C68];[.C71];[.C74])" office:value-type="float" office:value="18775811" calcext:value-type="float">
            <text:p>18,775,811</text:p>
          </table:table-cell>
          <table:table-cell table:style-name="ce25" table:formula="of:=[.D12]+[.D13]" office:value-type="float" office:value="851362" calcext:value-type="float">
            <text:p>851,362</text:p>
          </table:table-cell>
          <table:table-cell table:style-name="ce25" table:formula="of:=[.E12]+[.E13]" office:value-type="float" office:value="155911" calcext:value-type="float">
            <text:p>155,911</text:p>
          </table:table-cell>
          <table:table-cell table:style-name="ce25" table:formula="of:=[.F12]+[.F13]" office:value-type="float" office:value="167349" calcext:value-type="float">
            <text:p>167,349</text:p>
          </table:table-cell>
          <table:table-cell table:style-name="ce25" table:formula="of:=[.G12]+[.G13]" office:value-type="float" office:value="171609" calcext:value-type="float">
            <text:p>171,609</text:p>
          </table:table-cell>
          <table:table-cell table:style-name="ce25" table:formula="of:=[.H12]+[.H13]" office:value-type="float" office:value="173981" calcext:value-type="float">
            <text:p>173,981</text:p>
          </table:table-cell>
          <table:table-cell table:style-name="ce25" table:formula="of:=[.I12]+[.I13]" office:value-type="float" office:value="182512" calcext:value-type="float">
            <text:p>182,512</text:p>
          </table:table-cell>
          <table:table-cell table:style-name="ce25" table:formula="of:=[.J12]+[.J13]" office:value-type="float" office:value="1101553" calcext:value-type="float">
            <text:p>1,101,553</text:p>
          </table:table-cell>
          <table:table-cell table:style-name="ce25" table:formula="of:=[.K12]+[.K13]" office:value-type="float" office:value="192000" calcext:value-type="float">
            <text:p>192,000</text:p>
          </table:table-cell>
          <table:table-cell table:style-name="ce25" table:formula="of:=[.L12]+[.L13]" office:value-type="float" office:value="205932" calcext:value-type="float">
            <text:p>205,932</text:p>
          </table:table-cell>
          <table:table-cell table:style-name="ce25" table:formula="of:=[.M12]+[.M13]" office:value-type="float" office:value="224038" calcext:value-type="float">
            <text:p>224,038</text:p>
          </table:table-cell>
          <table:table-cell table:style-name="ce25" table:formula="of:=[.N12]+[.N13]" office:value-type="float" office:value="248598" calcext:value-type="float">
            <text:p>248,598</text:p>
          </table:table-cell>
          <table:table-cell table:style-name="ce49" table:formula="of:=[.O12]+[.O13]" office:value-type="float" office:value="230985" calcext:value-type="float">
            <text:p>230,985</text:p>
          </table:table-cell>
          <table:table-cell table:style-name="ce25" table:formula="of:=[.P12]+[.P13]" office:value-type="float" office:value="1297783" calcext:value-type="float">
            <text:p>1,297,783</text:p>
          </table:table-cell>
          <table:table-cell table:style-name="ce25" table:formula="of:=[.Q12]+[.Q13]" office:value-type="float" office:value="230755" calcext:value-type="float">
            <text:p>230,755</text:p>
          </table:table-cell>
          <table:table-cell table:style-name="ce25" table:formula="of:=[.R12]+[.R13]" office:value-type="float" office:value="267355" calcext:value-type="float">
            <text:p>267,355</text:p>
          </table:table-cell>
          <table:table-cell table:style-name="ce25" table:formula="of:=[.S12]+[.S13]" office:value-type="float" office:value="267141" calcext:value-type="float">
            <text:p>267,141</text:p>
          </table:table-cell>
          <table:table-cell table:style-name="ce25" table:formula="of:=[.T12]+[.T13]" office:value-type="float" office:value="265525" calcext:value-type="float">
            <text:p>265,525</text:p>
          </table:table-cell>
          <table:table-cell table:style-name="ce49" table:formula="of:=[.U12]+[.U13]" office:value-type="float" office:value="267007" calcext:value-type="float">
            <text:p>267,007</text:p>
          </table:table-cell>
          <table:table-cell table:style-name="ce25" table:formula="of:=[.V12]+[.V13]" office:value-type="float" office:value="1344084" calcext:value-type="float">
            <text:p>1,344,084</text:p>
          </table:table-cell>
          <table:table-cell table:style-name="ce25" table:formula="of:=[.W12]+[.W13]" office:value-type="float" office:value="270683" calcext:value-type="float">
            <text:p>270,683</text:p>
          </table:table-cell>
          <table:table-cell table:style-name="ce25" table:formula="of:=[.X12]+[.X13]" office:value-type="float" office:value="267491" calcext:value-type="float">
            <text:p>267,491</text:p>
          </table:table-cell>
          <table:table-cell table:style-name="ce25" table:formula="of:=[.Y12]+[.Y13]" office:value-type="float" office:value="265508" calcext:value-type="float">
            <text:p>265,508</text:p>
          </table:table-cell>
          <table:table-cell table:style-name="ce25" table:formula="of:=[.Z12]+[.Z13]" office:value-type="float" office:value="276443" calcext:value-type="float">
            <text:p>276,443</text:p>
          </table:table-cell>
          <table:table-cell table:style-name="ce49" table:formula="of:=[.AA12]+[.AA13]" office:value-type="float" office:value="263959" calcext:value-type="float">
            <text:p>263,959</text:p>
          </table:table-cell>
          <table:table-cell table:style-name="ce25" table:formula="of:=[.AB12]+[.AB13]" office:value-type="float" office:value="1369855" calcext:value-type="float">
            <text:p>1,369,855</text:p>
          </table:table-cell>
          <table:table-cell table:style-name="ce25" table:formula="of:=[.AC12]+[.AC13]" office:value-type="float" office:value="272446" calcext:value-type="float">
            <text:p>272,446</text:p>
          </table:table-cell>
          <table:table-cell table:style-name="ce25" table:formula="of:=[.AD12]+[.AD13]" office:value-type="float" office:value="256084" calcext:value-type="float">
            <text:p>256,084</text:p>
          </table:table-cell>
          <table:table-cell table:style-name="ce25" table:formula="of:=[.AE12]+[.AE13]" office:value-type="float" office:value="256590" calcext:value-type="float">
            <text:p>256,590</text:p>
          </table:table-cell>
          <table:table-cell table:style-name="ce25" table:formula="of:=[.AF12]+[.AF13]" office:value-type="float" office:value="283088" calcext:value-type="float">
            <text:p>283,088</text:p>
          </table:table-cell>
          <table:table-cell table:style-name="ce49" table:formula="of:=[.AG12]+[.AG13]" office:value-type="float" office:value="301647" calcext:value-type="float">
            <text:p>301,647</text:p>
          </table:table-cell>
          <table:table-cell table:style-name="ce25" table:formula="of:=[.AH12]+[.AH13]" office:value-type="float" office:value="1662399" calcext:value-type="float">
            <text:p>1,662,399</text:p>
          </table:table-cell>
          <table:table-cell table:style-name="ce25" table:formula="of:=[.AI12]+[.AI13]" office:value-type="float" office:value="314250" calcext:value-type="float">
            <text:p>314,250</text:p>
          </table:table-cell>
          <table:table-cell table:style-name="ce25" table:formula="of:=[.AJ12]+[.AJ13]" office:value-type="float" office:value="331536" calcext:value-type="float">
            <text:p>331,536</text:p>
          </table:table-cell>
          <table:table-cell table:style-name="ce25" table:formula="of:=[.AK12]+[.AK13]" office:value-type="float" office:value="341202" calcext:value-type="float">
            <text:p>341,202</text:p>
          </table:table-cell>
          <table:table-cell table:style-name="ce25" table:formula="of:=[.AL12]+[.AL13]" office:value-type="float" office:value="333980" calcext:value-type="float">
            <text:p>333,980</text:p>
          </table:table-cell>
          <table:table-cell table:style-name="ce49" table:formula="of:=[.AM12]+[.AM13]" office:value-type="float" office:value="341431" calcext:value-type="float">
            <text:p>341,431</text:p>
          </table:table-cell>
          <table:table-cell table:style-name="ce25" table:formula="of:=[.AN12]+[.AN13]" office:value-type="float" office:value="1568595" calcext:value-type="float">
            <text:p>1,568,595</text:p>
          </table:table-cell>
          <table:table-cell table:style-name="ce25" table:formula="of:=[.AO12]+[.AO13]" office:value-type="float" office:value="330936" calcext:value-type="float">
            <text:p>330,936</text:p>
          </table:table-cell>
          <table:table-cell table:style-name="ce25" table:formula="of:=[.AP12]+[.AP13]" office:value-type="float" office:value="323733" calcext:value-type="float">
            <text:p>323,733</text:p>
          </table:table-cell>
          <table:table-cell table:style-name="ce25" table:formula="of:=[.AQ12]+[.AQ13]" office:value-type="float" office:value="331745" calcext:value-type="float">
            <text:p>331,745</text:p>
          </table:table-cell>
          <table:table-cell table:style-name="ce25" table:formula="of:=[.AR12]+[.AR13]" office:value-type="float" office:value="290928" calcext:value-type="float">
            <text:p>290,928</text:p>
          </table:table-cell>
          <table:table-cell table:style-name="ce49" table:formula="of:=[.AS12]+[.AS13]" office:value-type="float" office:value="291253" calcext:value-type="float">
            <text:p>291,253</text:p>
          </table:table-cell>
          <table:table-cell table:style-name="ce25" table:formula="of:=[.AT12]+[.AT13]" office:value-type="float" office:value="1483440" calcext:value-type="float">
            <text:p>1,483,440</text:p>
          </table:table-cell>
          <table:table-cell table:style-name="ce25" table:formula="of:=[.AU12]+[.AU13]" office:value-type="float" office:value="288961" calcext:value-type="float">
            <text:p>288,961</text:p>
          </table:table-cell>
          <table:table-cell table:style-name="ce25" table:formula="of:=[.AV12]+[.AV13]" office:value-type="float" office:value="288230" calcext:value-type="float">
            <text:p>288,230</text:p>
          </table:table-cell>
          <table:table-cell table:style-name="ce25" table:formula="of:=[.AW12]+[.AW13]" office:value-type="float" office:value="298343" calcext:value-type="float">
            <text:p>298,343</text:p>
          </table:table-cell>
          <table:table-cell table:style-name="ce25" table:formula="of:=[.AX12]+[.AX13]" office:value-type="float" office:value="304652" calcext:value-type="float">
            <text:p>304,652</text:p>
          </table:table-cell>
          <table:table-cell table:style-name="ce49" table:formula="of:=[.AY12]+[.AY13]" office:value-type="float" office:value="303254" calcext:value-type="float">
            <text:p>303,254</text:p>
          </table:table-cell>
          <table:table-cell table:style-name="ce25" table:formula="of:=[.AZ12]+[.AZ13]" office:value-type="float" office:value="1526707" calcext:value-type="float">
            <text:p>1,526,707</text:p>
          </table:table-cell>
          <table:table-cell table:style-name="ce25" table:formula="of:=[.BA12]+[.BA13]" office:value-type="float" office:value="303972" calcext:value-type="float">
            <text:p>303,972</text:p>
          </table:table-cell>
          <table:table-cell table:style-name="ce25" table:formula="of:=[.BB12]+[.BB13]" office:value-type="float" office:value="296976" calcext:value-type="float">
            <text:p>296,976</text:p>
          </table:table-cell>
          <table:table-cell table:style-name="ce25" table:formula="of:=[.BC12]+[.BC13]" office:value-type="float" office:value="305278" calcext:value-type="float">
            <text:p>305,278</text:p>
          </table:table-cell>
          <table:table-cell table:style-name="ce25" table:formula="of:=[.BD12]+[.BD13]" office:value-type="float" office:value="310295" calcext:value-type="float">
            <text:p>310,295</text:p>
          </table:table-cell>
          <table:table-cell table:style-name="ce49" table:formula="of:=[.BE12]+[.BE13]" office:value-type="float" office:value="310186" calcext:value-type="float">
            <text:p>310,186</text:p>
          </table:table-cell>
          <table:table-cell table:style-name="ce25" table:formula="of:=[.BF12]+[.BF13]" office:value-type="float" office:value="1538169" calcext:value-type="float">
            <text:p>1,538,169</text:p>
          </table:table-cell>
          <table:table-cell table:style-name="ce25" table:formula="of:=[.BG12]+[.BG13]" office:value-type="float" office:value="316866" calcext:value-type="float">
            <text:p>316,866</text:p>
          </table:table-cell>
          <table:table-cell table:style-name="ce25" table:formula="of:=[.BH12]+[.BH13]" office:value-type="float" office:value="312569" calcext:value-type="float">
            <text:p>312,569</text:p>
          </table:table-cell>
          <table:table-cell table:style-name="ce25" table:formula="of:=[.BI12]+[.BI13]" office:value-type="float" office:value="305691" calcext:value-type="float">
            <text:p>305,691</text:p>
          </table:table-cell>
          <table:table-cell table:style-name="ce25" table:formula="of:=[.BJ12]+[.BJ13]" office:value-type="float" office:value="302596" calcext:value-type="float">
            <text:p>302,596</text:p>
          </table:table-cell>
          <table:table-cell table:style-name="ce49" table:formula="of:=[.BK12]+[.BK13]" office:value-type="float" office:value="300447" calcext:value-type="float">
            <text:p>300,447</text:p>
          </table:table-cell>
          <table:table-cell table:style-name="ce25" table:formula="of:=[.BL12]+[.BL13]" office:value-type="float" office:value="1362242" calcext:value-type="float">
            <text:p>1,362,242</text:p>
          </table:table-cell>
          <table:table-cell table:style-name="ce25" table:formula="of:=[.BM12]+[.BM13]" office:value-type="float" office:value="283423" calcext:value-type="float">
            <text:p>283,423</text:p>
          </table:table-cell>
          <table:table-cell table:style-name="ce25" table:formula="of:=[.BN12]+[.BN13]" office:value-type="float" office:value="269060" calcext:value-type="float">
            <text:p>269,060</text:p>
          </table:table-cell>
          <table:table-cell table:style-name="ce25" table:formula="of:=[.BO12]+[.BO13]" office:value-type="float" office:value="280773" calcext:value-type="float">
            <text:p>280,773</text:p>
          </table:table-cell>
          <table:table-cell table:style-name="ce25" table:formula="of:=[.BP12]+[.BP13]" office:value-type="float" office:value="275239" calcext:value-type="float">
            <text:p>275,239</text:p>
          </table:table-cell>
          <table:table-cell table:style-name="ce49" table:formula="of:=[.BQ12]+[.BQ13]" office:value-type="float" office:value="253747" calcext:value-type="float">
            <text:p>253,747</text:p>
          </table:table-cell>
          <table:table-cell table:style-name="ce25" table:formula="of:=[.BR12]+[.BR13]" office:value-type="float" office:value="1109395" calcext:value-type="float">
            <text:p>1,109,395</text:p>
          </table:table-cell>
          <table:table-cell table:style-name="ce25" table:formula="of:=[.BS12]+[.BS13]" office:value-type="float" office:value="244049" calcext:value-type="float">
            <text:p>244,049</text:p>
          </table:table-cell>
          <table:table-cell table:style-name="ce25" table:formula="of:=[.BT12]+[.BT13]" office:value-type="float" office:value="241063" calcext:value-type="float">
            <text:p>241,063</text:p>
          </table:table-cell>
          <table:table-cell table:style-name="ce25" table:formula="of:=[.BU12]+[.BU13]" office:value-type="float" office:value="238389" calcext:value-type="float">
            <text:p>238,389</text:p>
          </table:table-cell>
          <table:table-cell table:style-name="ce25" table:formula="of:=[.BV12]+[.BV13]" office:value-type="float" office:value="196111" calcext:value-type="float">
            <text:p>196,111</text:p>
          </table:table-cell>
          <table:table-cell table:style-name="ce49" table:formula="of:=[.BW12]+[.BW13]" office:value-type="float" office:value="189783" calcext:value-type="float">
            <text:p>189,783</text:p>
          </table:table-cell>
          <table:table-cell table:style-name="ce25" table:formula="of:=[.BX12]+[.BX13]" office:value-type="float" office:value="648275" calcext:value-type="float">
            <text:p>648,275</text:p>
          </table:table-cell>
          <table:table-cell table:style-name="ce25" table:formula="of:=[.BY12]+[.BY13]" office:value-type="float" office:value="160220" calcext:value-type="float">
            <text:p>160,220</text:p>
          </table:table-cell>
          <table:table-cell table:style-name="ce25" table:formula="of:=[.BZ12]+[.BZ13]" office:value-type="float" office:value="140040" calcext:value-type="float">
            <text:p>140,040</text:p>
          </table:table-cell>
          <table:table-cell table:style-name="ce25" table:formula="of:=[.CA12]+[.CA13]" office:value-type="float" office:value="114374" calcext:value-type="float">
            <text:p>114,374</text:p>
          </table:table-cell>
          <table:table-cell table:style-name="ce25" table:formula="of:=[.CB12]+[.CB13]" office:value-type="float" office:value="107583" calcext:value-type="float">
            <text:p>107,583</text:p>
          </table:table-cell>
          <table:table-cell table:style-name="ce49" table:formula="of:=[.CC12]+[.CC13]" office:value-type="float" office:value="126058" calcext:value-type="float">
            <text:p>126,058</text:p>
          </table:table-cell>
          <table:table-cell table:style-name="ce25" table:formula="of:=[.CD12]+[.CD13]" office:value-type="float" office:value="607678" calcext:value-type="float">
            <text:p>607,678</text:p>
          </table:table-cell>
          <table:table-cell table:style-name="ce25" table:formula="of:=[.CE12]+[.CE13]" office:value-type="float" office:value="124883" calcext:value-type="float">
            <text:p>124,883</text:p>
          </table:table-cell>
          <table:table-cell table:style-name="ce25" table:formula="of:=[.CF12]+[.CF13]" office:value-type="float" office:value="123019" calcext:value-type="float">
            <text:p>123,019</text:p>
          </table:table-cell>
          <table:table-cell table:style-name="ce25" table:formula="of:=[.CG12]+[.CG13]" office:value-type="float" office:value="124004" calcext:value-type="float">
            <text:p>124,004</text:p>
          </table:table-cell>
          <table:table-cell table:style-name="ce25" table:formula="of:=[.CH12]+[.CH13]" office:value-type="float" office:value="121590" calcext:value-type="float">
            <text:p>121,590</text:p>
          </table:table-cell>
          <table:table-cell table:style-name="ce49" table:formula="of:=[.CI12]+[.CI13]" office:value-type="float" office:value="114182" calcext:value-type="float">
            <text:p>114,182</text:p>
          </table:table-cell>
          <table:table-cell table:style-name="ce25" table:formula="of:=[.CJ12]+[.CJ13]" office:value-type="float" office:value="492337" calcext:value-type="float">
            <text:p>492,337</text:p>
          </table:table-cell>
          <table:table-cell table:style-name="ce25" table:formula="of:=[.CK12]+[.CK13]" office:value-type="float" office:value="106994" calcext:value-type="float">
            <text:p>106,994</text:p>
          </table:table-cell>
          <table:table-cell table:style-name="ce25" table:formula="of:=[.CL12]+[.CL13]" office:value-type="float" office:value="104104" calcext:value-type="float">
            <text:p>104,104</text:p>
          </table:table-cell>
          <table:table-cell table:style-name="ce25" table:formula="of:=[.CM12]+[.CM13]" office:value-type="float" office:value="97135" calcext:value-type="float">
            <text:p>97,135</text:p>
          </table:table-cell>
          <table:table-cell table:style-name="ce25" table:formula="of:=[.CN12]+[.CN13]" office:value-type="float" office:value="95362" calcext:value-type="float">
            <text:p>95,362</text:p>
          </table:table-cell>
          <table:table-cell table:style-name="ce49" table:formula="of:=[.CO12]+[.CO13]" office:value-type="float" office:value="88742" calcext:value-type="float">
            <text:p>88,742</text:p>
          </table:table-cell>
          <table:table-cell table:style-name="ce25" table:formula="of:=[.CP12]+[.CP13]" office:value-type="float" office:value="399376" calcext:value-type="float">
            <text:p>399,376</text:p>
          </table:table-cell>
          <table:table-cell table:style-name="ce25" table:formula="of:=[.CQ12]+[.CQ13]" office:value-type="float" office:value="84970" calcext:value-type="float">
            <text:p>84,970</text:p>
          </table:table-cell>
          <table:table-cell table:style-name="ce25" table:formula="of:=[.CR12]+[.CR13]" office:value-type="float" office:value="83068" calcext:value-type="float">
            <text:p>83,068</text:p>
          </table:table-cell>
          <table:table-cell table:style-name="ce25" table:formula="of:=[.CS12]+[.CS13]" office:value-type="float" office:value="81404" calcext:value-type="float">
            <text:p>81,404</text:p>
          </table:table-cell>
          <table:table-cell table:style-name="ce25" table:formula="of:=[.CT12]+[.CT13]" office:value-type="float" office:value="78945" calcext:value-type="float">
            <text:p>78,945</text:p>
          </table:table-cell>
          <table:table-cell table:style-name="ce49" table:formula="of:=[.CU12]+[.CU13]" office:value-type="float" office:value="70989" calcext:value-type="float">
            <text:p>70,989</text:p>
          </table:table-cell>
          <table:table-cell table:style-name="ce25" table:formula="of:=[.CV12]+[.CV13]" office:value-type="float" office:value="258562" calcext:value-type="float">
            <text:p>258,562</text:p>
          </table:table-cell>
          <table:table-cell table:style-name="ce25" table:formula="of:=[.CW12]+[.CW13]" office:value-type="float" office:value="66017" calcext:value-type="float">
            <text:p>66,017</text:p>
          </table:table-cell>
          <table:table-cell table:style-name="ce25" table:formula="of:=[.CX12]+[.CX13]" office:value-type="float" office:value="58730" calcext:value-type="float">
            <text:p>58,730</text:p>
          </table:table-cell>
          <table:table-cell table:style-name="ce25" table:formula="of:=[.CY12]+[.CY13]" office:value-type="float" office:value="52161" calcext:value-type="float">
            <text:p>52,161</text:p>
          </table:table-cell>
          <table:table-cell table:style-name="ce25" table:formula="of:=[.CZ12]+[.CZ13]" office:value-type="float" office:value="44197" calcext:value-type="float">
            <text:p>44,197</text:p>
          </table:table-cell>
          <table:table-cell table:style-name="ce49" table:formula="of:=[.DA12]+[.DA13]" office:value-type="float" office:value="37457" calcext:value-type="float">
            <text:p>37,457</text:p>
          </table:table-cell>
          <table:table-cell table:style-name="ce25" table:formula="of:=[.DB12]+[.DB13]" office:value-type="float" office:value="111660" calcext:value-type="float">
            <text:p>111,660</text:p>
          </table:table-cell>
          <table:table-cell table:style-name="ce25" table:formula="of:=[.DC12]+[.DC13]" office:value-type="float" office:value="30291" calcext:value-type="float">
            <text:p>30,291</text:p>
          </table:table-cell>
          <table:table-cell table:style-name="ce25" table:formula="of:=[.DD12]+[.DD13]" office:value-type="float" office:value="27619" calcext:value-type="float">
            <text:p>27,619</text:p>
          </table:table-cell>
          <table:table-cell table:style-name="ce25" table:formula="of:=[.DE12]+[.DE13]" office:value-type="float" office:value="23336" calcext:value-type="float">
            <text:p>23,336</text:p>
          </table:table-cell>
          <table:table-cell table:style-name="ce25" table:formula="of:=[.DF12]+[.DF13]" office:value-type="float" office:value="17309" calcext:value-type="float">
            <text:p>17,309</text:p>
          </table:table-cell>
          <table:table-cell table:style-name="ce49" table:formula="of:=[.DG12]+[.DG13]" office:value-type="float" office:value="13105" calcext:value-type="float">
            <text:p>13,105</text:p>
          </table:table-cell>
          <table:table-cell table:style-name="ce25" table:formula="of:=[.DH12]+[.DH13]" office:value-type="float" office:value="33610" calcext:value-type="float">
            <text:p>33,610</text:p>
          </table:table-cell>
          <table:table-cell table:style-name="ce25" table:formula="of:=[.DI12]+[.DI13]" office:value-type="float" office:value="10646" calcext:value-type="float">
            <text:p>10,646</text:p>
          </table:table-cell>
          <table:table-cell table:style-name="ce25" table:formula="of:=[.DJ12]+[.DJ13]" office:value-type="float" office:value="8552" calcext:value-type="float">
            <text:p>8,552</text:p>
          </table:table-cell>
          <table:table-cell table:style-name="ce25" table:formula="of:=[.DK12]+[.DK13]" office:value-type="float" office:value="5981" calcext:value-type="float">
            <text:p>5,981</text:p>
          </table:table-cell>
          <table:table-cell table:style-name="ce25" table:formula="of:=[.DL12]+[.DL13]" office:value-type="float" office:value="4769" calcext:value-type="float">
            <text:p>4,769</text:p>
          </table:table-cell>
          <table:table-cell table:style-name="ce49" table:formula="of:=[.DM12]+[.DM13]" office:value-type="float" office:value="3662" calcext:value-type="float">
            <text:p>3,662</text:p>
          </table:table-cell>
          <table:table-cell table:style-name="ce25" table:formula="of:=[.DN12]+[.DN13]" office:value-type="float" office:value="7465" calcext:value-type="float">
            <text:p>7,465</text:p>
          </table:table-cell>
          <table:table-cell table:style-name="ce25" table:formula="of:=[.DO12]+[.DO13]" office:value-type="float" office:value="2653" calcext:value-type="float">
            <text:p>2,653</text:p>
          </table:table-cell>
          <table:table-cell table:style-name="ce25" table:formula="of:=[.DP12]+[.DP13]" office:value-type="float" office:value="2083" calcext:value-type="float">
            <text:p>2,083</text:p>
          </table:table-cell>
          <table:table-cell table:style-name="ce25" table:formula="of:=[.DQ12]+[.DQ13]" office:value-type="float" office:value="1299" calcext:value-type="float">
            <text:p>1,299</text:p>
          </table:table-cell>
          <table:table-cell table:style-name="ce25" table:formula="of:=[.DR12]+[.DR13]" office:value-type="float" office:value="811" calcext:value-type="float">
            <text:p>811</text:p>
          </table:table-cell>
          <table:table-cell table:style-name="ce49" table:formula="of:=[.DS12]+[.DS13]" office:value-type="float" office:value="619" calcext:value-type="float">
            <text:p>619</text:p>
          </table:table-cell>
          <table:table-cell table:style-name="ce25" table:formula="of:=[.DT12]+[.DT13]" office:value-type="float" office:value="1264" calcext:value-type="float">
            <text:p>1,264</text:p>
          </table:table-cell>
          <table:table-cell table:number-columns-repeated="900"/>
        </table:table-row>
        <table:table-row table:style-name="ro3">
          <table:table-cell table:style-name="ce6" office:value-type="string" office:string-value="臺 灣 省" calcext:value-type="string">
            <text:p><text:s/>臺 灣 省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7" table:formula="of:=SUM([.C15];[.C18];[.C21];[.C24];[.C27];[.C30];[.C33];[.C36];[.C39];[.C42];[.C45];[.C48];[.C51];[.C54];[.C57];[.C60];[.C63];[.C66];[.C69];[.C72];[.C75])" office:value-type="float" office:value="9541731" calcext:value-type="float">
            <text:p>9,541,731</text:p>
          </table:table-cell>
          <table:table-cell table:style-name="ce27" table:formula="of:=SUM([.D15];[.D18];[.D21];[.D24];[.D27];[.D30];[.D33];[.D36];[.D39];[.D42];[.D45];[.D48];[.D51];[.D54];[.D57];[.D60];[.D63];[.D66];[.D69];[.D72];[.D75])" office:value-type="float" office:value="445305" calcext:value-type="float">
            <text:p>445,305</text:p>
          </table:table-cell>
          <table:table-cell table:style-name="ce27" table:formula="of:=SUM([.E15];[.E18];[.E21];[.E24];[.E27];[.E30];[.E33];[.E36];[.E39];[.E42];[.E45];[.E48];[.E51];[.E54];[.E57];[.E60];[.E63];[.E66];[.E69];[.E72];[.E75])" office:value-type="float" office:value="81757" calcext:value-type="float">
            <text:p>81,757</text:p>
          </table:table-cell>
          <table:table-cell table:style-name="ce27" table:formula="of:=SUM([.F15];[.F18];[.F21];[.F24];[.F27];[.F30];[.F33];[.F36];[.F39];[.F42];[.F45];[.F48];[.F51];[.F54];[.F57];[.F60];[.F63];[.F66];[.F69];[.F72];[.F75])" office:value-type="float" office:value="87422" calcext:value-type="float">
            <text:p>87,422</text:p>
          </table:table-cell>
          <table:table-cell table:style-name="ce27" table:formula="of:=SUM([.G15];[.G18];[.G21];[.G24];[.G27];[.G30];[.G33];[.G36];[.G39];[.G42];[.G45];[.G48];[.G51];[.G54];[.G57];[.G60];[.G63];[.G66];[.G69];[.G72];[.G75])" office:value-type="float" office:value="89805" calcext:value-type="float">
            <text:p>89,805</text:p>
          </table:table-cell>
          <table:table-cell table:style-name="ce27" table:formula="of:=SUM([.H15];[.H18];[.H21];[.H24];[.H27];[.H30];[.H33];[.H36];[.H39];[.H42];[.H45];[.H48];[.H51];[.H54];[.H57];[.H60];[.H63];[.H66];[.H69];[.H72];[.H75])" office:value-type="float" office:value="90435" calcext:value-type="float">
            <text:p>90,435</text:p>
          </table:table-cell>
          <table:table-cell table:style-name="ce27" table:formula="of:=SUM([.I15];[.I18];[.I21];[.I24];[.I27];[.I30];[.I33];[.I36];[.I39];[.I42];[.I45];[.I48];[.I51];[.I54];[.I57];[.I60];[.I63];[.I66];[.I69];[.I72];[.I75])" office:value-type="float" office:value="95886" calcext:value-type="float">
            <text:p>95,886</text:p>
          </table:table-cell>
          <table:table-cell table:style-name="ce27" table:formula="of:=SUM([.J15];[.J18];[.J21];[.J24];[.J27];[.J30];[.J33];[.J36];[.J39];[.J42];[.J45];[.J48];[.J51];[.J54];[.J57];[.J60];[.J63];[.J66];[.J69];[.J72];[.J75])" office:value-type="float" office:value="575467" calcext:value-type="float">
            <text:p>575,467</text:p>
          </table:table-cell>
          <table:table-cell table:style-name="ce27" table:formula="of:=SUM([.K15];[.K18];[.K21];[.K24];[.K27];[.K30];[.K33];[.K36];[.K39];[.K42];[.K45];[.K48];[.K51];[.K54];[.K57];[.K60];[.K63];[.K66];[.K69];[.K72];[.K75])" office:value-type="float" office:value="100713" calcext:value-type="float">
            <text:p>100,713</text:p>
          </table:table-cell>
          <table:table-cell table:style-name="ce27" table:formula="of:=SUM([.L15];[.L18];[.L21];[.L24];[.L27];[.L30];[.L33];[.L36];[.L39];[.L42];[.L45];[.L48];[.L51];[.L54];[.L57];[.L60];[.L63];[.L66];[.L69];[.L72];[.L75])" office:value-type="float" office:value="107575" calcext:value-type="float">
            <text:p>107,575</text:p>
          </table:table-cell>
          <table:table-cell table:style-name="ce27" table:formula="of:=SUM([.M15];[.M18];[.M21];[.M24];[.M27];[.M30];[.M33];[.M36];[.M39];[.M42];[.M45];[.M48];[.M51];[.M54];[.M57];[.M60];[.M63];[.M66];[.M69];[.M72];[.M75])" office:value-type="float" office:value="116630" calcext:value-type="float">
            <text:p>116,630</text:p>
          </table:table-cell>
          <table:table-cell table:style-name="ce27" table:formula="of:=SUM([.N15];[.N18];[.N21];[.N24];[.N27];[.N30];[.N33];[.N36];[.N39];[.N42];[.N45];[.N48];[.N51];[.N54];[.N57];[.N60];[.N63];[.N66];[.N69];[.N72];[.N75])" office:value-type="float" office:value="130040" calcext:value-type="float">
            <text:p>130,040</text:p>
          </table:table-cell>
          <table:table-cell table:style-name="ce50" table:formula="of:=SUM([.O15];[.O18];[.O21];[.O24];[.O27];[.O30];[.O33];[.O36];[.O39];[.O42];[.O45];[.O48];[.O51];[.O54];[.O57];[.O60];[.O63];[.O66];[.O69];[.O72];[.O75])" office:value-type="float" office:value="120509" calcext:value-type="float">
            <text:p>120,509</text:p>
          </table:table-cell>
          <table:table-cell table:style-name="ce27" table:formula="of:=SUM([.P15];[.P18];[.P21];[.P24];[.P27];[.P30];[.P33];[.P36];[.P39];[.P42];[.P45];[.P48];[.P51];[.P54];[.P57];[.P60];[.P63];[.P66];[.P69];[.P72];[.P75])" office:value-type="float" office:value="674983" calcext:value-type="float">
            <text:p>674,983</text:p>
          </table:table-cell>
          <table:table-cell table:style-name="ce27" table:formula="of:=SUM([.Q15];[.Q18];[.Q21];[.Q24];[.Q27];[.Q30];[.Q33];[.Q36];[.Q39];[.Q42];[.Q45];[.Q48];[.Q51];[.Q54];[.Q57];[.Q60];[.Q63];[.Q66];[.Q69];[.Q72];[.Q75])" office:value-type="float" office:value="119963" calcext:value-type="float">
            <text:p>119,963</text:p>
          </table:table-cell>
          <table:table-cell table:style-name="ce27" table:formula="of:=SUM([.R15];[.R18];[.R21];[.R24];[.R27];[.R30];[.R33];[.R36];[.R39];[.R42];[.R45];[.R48];[.R51];[.R54];[.R57];[.R60];[.R63];[.R66];[.R69];[.R72];[.R75])" office:value-type="float" office:value="139437" calcext:value-type="float">
            <text:p>139,437</text:p>
          </table:table-cell>
          <table:table-cell table:style-name="ce27" table:formula="of:=SUM([.S15];[.S18];[.S21];[.S24];[.S27];[.S30];[.S33];[.S36];[.S39];[.S42];[.S45];[.S48];[.S51];[.S54];[.S57];[.S60];[.S63];[.S66];[.S69];[.S72];[.S75])" office:value-type="float" office:value="139005" calcext:value-type="float">
            <text:p>139,005</text:p>
          </table:table-cell>
          <table:table-cell table:style-name="ce27" table:formula="of:=SUM([.T15];[.T18];[.T21];[.T24];[.T27];[.T30];[.T33];[.T36];[.T39];[.T42];[.T45];[.T48];[.T51];[.T54];[.T57];[.T60];[.T63];[.T66];[.T69];[.T72];[.T75])" office:value-type="float" office:value="137527" calcext:value-type="float">
            <text:p>137,527</text:p>
          </table:table-cell>
          <table:table-cell table:style-name="ce50" table:formula="of:=SUM([.U15];[.U18];[.U21];[.U24];[.U27];[.U30];[.U33];[.U36];[.U39];[.U42];[.U45];[.U48];[.U51];[.U54];[.U57];[.U60];[.U63];[.U66];[.U69];[.U72];[.U75])" office:value-type="float" office:value="139051" calcext:value-type="float">
            <text:p>139,051</text:p>
          </table:table-cell>
          <table:table-cell table:style-name="ce27" table:formula="of:=SUM([.V15];[.V18];[.V21];[.V24];[.V27];[.V30];[.V33];[.V36];[.V39];[.V42];[.V45];[.V48];[.V51];[.V54];[.V57];[.V60];[.V63];[.V66];[.V69];[.V72];[.V75])" office:value-type="float" office:value="700460" calcext:value-type="float">
            <text:p>700,460</text:p>
          </table:table-cell>
          <table:table-cell table:style-name="ce27" table:formula="of:=SUM([.W15];[.W18];[.W21];[.W24];[.W27];[.W30];[.W33];[.W36];[.W39];[.W42];[.W45];[.W48];[.W51];[.W54];[.W57];[.W60];[.W63];[.W66];[.W69];[.W72];[.W75])" office:value-type="float" office:value="140483" calcext:value-type="float">
            <text:p>140,483</text:p>
          </table:table-cell>
          <table:table-cell table:style-name="ce27" table:formula="of:=SUM([.X15];[.X18];[.X21];[.X24];[.X27];[.X30];[.X33];[.X36];[.X39];[.X42];[.X45];[.X48];[.X51];[.X54];[.X57];[.X60];[.X63];[.X66];[.X69];[.X72];[.X75])" office:value-type="float" office:value="139824" calcext:value-type="float">
            <text:p>139,824</text:p>
          </table:table-cell>
          <table:table-cell table:style-name="ce27" table:formula="of:=SUM([.Y15];[.Y18];[.Y21];[.Y24];[.Y27];[.Y30];[.Y33];[.Y36];[.Y39];[.Y42];[.Y45];[.Y48];[.Y51];[.Y54];[.Y57];[.Y60];[.Y63];[.Y66];[.Y69];[.Y72];[.Y75])" office:value-type="float" office:value="138860" calcext:value-type="float">
            <text:p>138,860</text:p>
          </table:table-cell>
          <table:table-cell table:style-name="ce27" table:formula="of:=SUM([.Z15];[.Z18];[.Z21];[.Z24];[.Z27];[.Z30];[.Z33];[.Z36];[.Z39];[.Z42];[.Z45];[.Z48];[.Z51];[.Z54];[.Z57];[.Z60];[.Z63];[.Z66];[.Z69];[.Z72];[.Z75])" office:value-type="float" office:value="144300" calcext:value-type="float">
            <text:p>144,300</text:p>
          </table:table-cell>
          <table:table-cell table:style-name="ce50" table:formula="of:=SUM([.AA15];[.AA18];[.AA21];[.AA24];[.AA27];[.AA30];[.AA33];[.AA36];[.AA39];[.AA42];[.AA45];[.AA48];[.AA51];[.AA54];[.AA57];[.AA60];[.AA63];[.AA66];[.AA69];[.AA72];[.AA75])" office:value-type="float" office:value="136993" calcext:value-type="float">
            <text:p>136,993</text:p>
          </table:table-cell>
          <table:table-cell table:style-name="ce27" table:formula="of:=SUM([.AB15];[.AB18];[.AB21];[.AB24];[.AB27];[.AB30];[.AB33];[.AB36];[.AB39];[.AB42];[.AB45];[.AB48];[.AB51];[.AB54];[.AB57];[.AB60];[.AB63];[.AB66];[.AB69];[.AB72];[.AB75])" office:value-type="float" office:value="705426" calcext:value-type="float">
            <text:p>705,426</text:p>
          </table:table-cell>
          <table:table-cell table:style-name="ce27" table:formula="of:=SUM([.AC15];[.AC18];[.AC21];[.AC24];[.AC27];[.AC30];[.AC33];[.AC36];[.AC39];[.AC42];[.AC45];[.AC48];[.AC51];[.AC54];[.AC57];[.AC60];[.AC63];[.AC66];[.AC69];[.AC72];[.AC75])" office:value-type="float" office:value="141207" calcext:value-type="float">
            <text:p>141,207</text:p>
          </table:table-cell>
          <table:table-cell table:style-name="ce27" table:formula="of:=SUM([.AD15];[.AD18];[.AD21];[.AD24];[.AD27];[.AD30];[.AD33];[.AD36];[.AD39];[.AD42];[.AD45];[.AD48];[.AD51];[.AD54];[.AD57];[.AD60];[.AD63];[.AD66];[.AD69];[.AD72];[.AD75])" office:value-type="float" office:value="132158" calcext:value-type="float">
            <text:p>132,158</text:p>
          </table:table-cell>
          <table:table-cell table:style-name="ce27" table:formula="of:=SUM([.AE15];[.AE18];[.AE21];[.AE24];[.AE27];[.AE30];[.AE33];[.AE36];[.AE39];[.AE42];[.AE45];[.AE48];[.AE51];[.AE54];[.AE57];[.AE60];[.AE63];[.AE66];[.AE69];[.AE72];[.AE75])" office:value-type="float" office:value="132433" calcext:value-type="float">
            <text:p>132,433</text:p>
          </table:table-cell>
          <table:table-cell table:style-name="ce27" table:formula="of:=SUM([.AF15];[.AF18];[.AF21];[.AF24];[.AF27];[.AF30];[.AF33];[.AF36];[.AF39];[.AF42];[.AF45];[.AF48];[.AF51];[.AF54];[.AF57];[.AF60];[.AF63];[.AF66];[.AF69];[.AF72];[.AF75])" office:value-type="float" office:value="144782" calcext:value-type="float">
            <text:p>144,782</text:p>
          </table:table-cell>
          <table:table-cell table:style-name="ce50" table:formula="of:=SUM([.AG15];[.AG18];[.AG21];[.AG24];[.AG27];[.AG30];[.AG33];[.AG36];[.AG39];[.AG42];[.AG45];[.AG48];[.AG51];[.AG54];[.AG57];[.AG60];[.AG63];[.AG66];[.AG69];[.AG72];[.AG75])" office:value-type="float" office:value="154846" calcext:value-type="float">
            <text:p>154,846</text:p>
          </table:table-cell>
          <table:table-cell table:style-name="ce27" table:formula="of:=SUM([.AH15];[.AH18];[.AH21];[.AH24];[.AH27];[.AH30];[.AH33];[.AH36];[.AH39];[.AH42];[.AH45];[.AH48];[.AH51];[.AH54];[.AH57];[.AH60];[.AH63];[.AH66];[.AH69];[.AH72];[.AH75])" office:value-type="float" office:value="844832" calcext:value-type="float">
            <text:p>844,832</text:p>
          </table:table-cell>
          <table:table-cell table:style-name="ce27" table:formula="of:=SUM([.AI15];[.AI18];[.AI21];[.AI24];[.AI27];[.AI30];[.AI33];[.AI36];[.AI39];[.AI42];[.AI45];[.AI48];[.AI51];[.AI54];[.AI57];[.AI60];[.AI63];[.AI66];[.AI69];[.AI72];[.AI75])" office:value-type="float" office:value="160416" calcext:value-type="float">
            <text:p>160,416</text:p>
          </table:table-cell>
          <table:table-cell table:style-name="ce27" table:formula="of:=SUM([.AJ15];[.AJ18];[.AJ21];[.AJ24];[.AJ27];[.AJ30];[.AJ33];[.AJ36];[.AJ39];[.AJ42];[.AJ45];[.AJ48];[.AJ51];[.AJ54];[.AJ57];[.AJ60];[.AJ63];[.AJ66];[.AJ69];[.AJ72];[.AJ75])" office:value-type="float" office:value="168530" calcext:value-type="float">
            <text:p>168,530</text:p>
          </table:table-cell>
          <table:table-cell table:style-name="ce27" table:formula="of:=SUM([.AK15];[.AK18];[.AK21];[.AK24];[.AK27];[.AK30];[.AK33];[.AK36];[.AK39];[.AK42];[.AK45];[.AK48];[.AK51];[.AK54];[.AK57];[.AK60];[.AK63];[.AK66];[.AK69];[.AK72];[.AK75])" office:value-type="float" office:value="173322" calcext:value-type="float">
            <text:p>173,322</text:p>
          </table:table-cell>
          <table:table-cell table:style-name="ce27" table:formula="of:=SUM([.AL15];[.AL18];[.AL21];[.AL24];[.AL27];[.AL30];[.AL33];[.AL36];[.AL39];[.AL42];[.AL45];[.AL48];[.AL51];[.AL54];[.AL57];[.AL60];[.AL63];[.AL66];[.AL69];[.AL72];[.AL75])" office:value-type="float" office:value="169074" calcext:value-type="float">
            <text:p>169,074</text:p>
          </table:table-cell>
          <table:table-cell table:style-name="ce50" table:formula="of:=SUM([.AM15];[.AM18];[.AM21];[.AM24];[.AM27];[.AM30];[.AM33];[.AM36];[.AM39];[.AM42];[.AM45];[.AM48];[.AM51];[.AM54];[.AM57];[.AM60];[.AM63];[.AM66];[.AM69];[.AM72];[.AM75])" office:value-type="float" office:value="173490" calcext:value-type="float">
            <text:p>173,490</text:p>
          </table:table-cell>
          <table:table-cell table:style-name="ce27" table:formula="of:=SUM([.AN15];[.AN18];[.AN21];[.AN24];[.AN27];[.AN30];[.AN33];[.AN36];[.AN39];[.AN42];[.AN45];[.AN48];[.AN51];[.AN54];[.AN57];[.AN60];[.AN63];[.AN66];[.AN69];[.AN72];[.AN75])" office:value-type="float" office:value="796288" calcext:value-type="float">
            <text:p>796,288</text:p>
          </table:table-cell>
          <table:table-cell table:style-name="ce27" table:formula="of:=SUM([.AO15];[.AO18];[.AO21];[.AO24];[.AO27];[.AO30];[.AO33];[.AO36];[.AO39];[.AO42];[.AO45];[.AO48];[.AO51];[.AO54];[.AO57];[.AO60];[.AO63];[.AO66];[.AO69];[.AO72];[.AO75])" office:value-type="float" office:value="168313" calcext:value-type="float">
            <text:p>168,313</text:p>
          </table:table-cell>
          <table:table-cell table:style-name="ce27" table:formula="of:=SUM([.AP15];[.AP18];[.AP21];[.AP24];[.AP27];[.AP30];[.AP33];[.AP36];[.AP39];[.AP42];[.AP45];[.AP48];[.AP51];[.AP54];[.AP57];[.AP60];[.AP63];[.AP66];[.AP69];[.AP72];[.AP75])" office:value-type="float" office:value="164165" calcext:value-type="float">
            <text:p>164,165</text:p>
          </table:table-cell>
          <table:table-cell table:style-name="ce27" table:formula="of:=SUM([.AQ15];[.AQ18];[.AQ21];[.AQ24];[.AQ27];[.AQ30];[.AQ33];[.AQ36];[.AQ39];[.AQ42];[.AQ45];[.AQ48];[.AQ51];[.AQ54];[.AQ57];[.AQ60];[.AQ63];[.AQ66];[.AQ69];[.AQ72];[.AQ75])" office:value-type="float" office:value="168575" calcext:value-type="float">
            <text:p>168,575</text:p>
          </table:table-cell>
          <table:table-cell table:style-name="ce27" table:formula="of:=SUM([.AR15];[.AR18];[.AR21];[.AR24];[.AR27];[.AR30];[.AR33];[.AR36];[.AR39];[.AR42];[.AR45];[.AR48];[.AR51];[.AR54];[.AR57];[.AR60];[.AR63];[.AR66];[.AR69];[.AR72];[.AR75])" office:value-type="float" office:value="147503" calcext:value-type="float">
            <text:p>147,503</text:p>
          </table:table-cell>
          <table:table-cell table:style-name="ce50" table:formula="of:=SUM([.AS15];[.AS18];[.AS21];[.AS24];[.AS27];[.AS30];[.AS33];[.AS36];[.AS39];[.AS42];[.AS45];[.AS48];[.AS51];[.AS54];[.AS57];[.AS60];[.AS63];[.AS66];[.AS69];[.AS72];[.AS75])" office:value-type="float" office:value="147732" calcext:value-type="float">
            <text:p>147,732</text:p>
          </table:table-cell>
          <table:table-cell table:style-name="ce27" table:formula="of:=SUM([.AT15];[.AT18];[.AT21];[.AT24];[.AT27];[.AT30];[.AT33];[.AT36];[.AT39];[.AT42];[.AT45];[.AT48];[.AT51];[.AT54];[.AT57];[.AT60];[.AT63];[.AT66];[.AT69];[.AT72];[.AT75])" office:value-type="float" office:value="754345" calcext:value-type="float">
            <text:p>754,345</text:p>
          </table:table-cell>
          <table:table-cell table:style-name="ce27" table:formula="of:=SUM([.AU15];[.AU18];[.AU21];[.AU24];[.AU27];[.AU30];[.AU33];[.AU36];[.AU39];[.AU42];[.AU45];[.AU48];[.AU51];[.AU54];[.AU57];[.AU60];[.AU63];[.AU66];[.AU69];[.AU72];[.AU75])" office:value-type="float" office:value="146699" calcext:value-type="float">
            <text:p>146,699</text:p>
          </table:table-cell>
          <table:table-cell table:style-name="ce27" table:formula="of:=SUM([.AV15];[.AV18];[.AV21];[.AV24];[.AV27];[.AV30];[.AV33];[.AV36];[.AV39];[.AV42];[.AV45];[.AV48];[.AV51];[.AV54];[.AV57];[.AV60];[.AV63];[.AV66];[.AV69];[.AV72];[.AV75])" office:value-type="float" office:value="145893" calcext:value-type="float">
            <text:p>145,893</text:p>
          </table:table-cell>
          <table:table-cell table:style-name="ce27" table:formula="of:=SUM([.AW15];[.AW18];[.AW21];[.AW24];[.AW27];[.AW30];[.AW33];[.AW36];[.AW39];[.AW42];[.AW45];[.AW48];[.AW51];[.AW54];[.AW57];[.AW60];[.AW63];[.AW66];[.AW69];[.AW72];[.AW75])" office:value-type="float" office:value="151717" calcext:value-type="float">
            <text:p>151,717</text:p>
          </table:table-cell>
          <table:table-cell table:style-name="ce27" table:formula="of:=SUM([.AX15];[.AX18];[.AX21];[.AX24];[.AX27];[.AX30];[.AX33];[.AX36];[.AX39];[.AX42];[.AX45];[.AX48];[.AX51];[.AX54];[.AX57];[.AX60];[.AX63];[.AX66];[.AX69];[.AX72];[.AX75])" office:value-type="float" office:value="155166" calcext:value-type="float">
            <text:p>155,166</text:p>
          </table:table-cell>
          <table:table-cell table:style-name="ce50" table:formula="of:=SUM([.AY15];[.AY18];[.AY21];[.AY24];[.AY27];[.AY30];[.AY33];[.AY36];[.AY39];[.AY42];[.AY45];[.AY48];[.AY51];[.AY54];[.AY57];[.AY60];[.AY63];[.AY66];[.AY69];[.AY72];[.AY75])" office:value-type="float" office:value="154870" calcext:value-type="float">
            <text:p>154,870</text:p>
          </table:table-cell>
          <table:table-cell table:style-name="ce27" table:formula="of:=SUM([.AZ15];[.AZ18];[.AZ21];[.AZ24];[.AZ27];[.AZ30];[.AZ33];[.AZ36];[.AZ39];[.AZ42];[.AZ45];[.AZ48];[.AZ51];[.AZ54];[.AZ57];[.AZ60];[.AZ63];[.AZ66];[.AZ69];[.AZ72];[.AZ75])" office:value-type="float" office:value="779580" calcext:value-type="float">
            <text:p>779,580</text:p>
          </table:table-cell>
          <table:table-cell table:style-name="ce27" table:formula="of:=SUM([.BA15];[.BA18];[.BA21];[.BA24];[.BA27];[.BA30];[.BA33];[.BA36];[.BA39];[.BA42];[.BA45];[.BA48];[.BA51];[.BA54];[.BA57];[.BA60];[.BA63];[.BA66];[.BA69];[.BA72];[.BA75])" office:value-type="float" office:value="155630" calcext:value-type="float">
            <text:p>155,630</text:p>
          </table:table-cell>
          <table:table-cell table:style-name="ce27" table:formula="of:=SUM([.BB15];[.BB18];[.BB21];[.BB24];[.BB27];[.BB30];[.BB33];[.BB36];[.BB39];[.BB42];[.BB45];[.BB48];[.BB51];[.BB54];[.BB57];[.BB60];[.BB63];[.BB66];[.BB69];[.BB72];[.BB75])" office:value-type="float" office:value="151849" calcext:value-type="float">
            <text:p>151,849</text:p>
          </table:table-cell>
          <table:table-cell table:style-name="ce27" table:formula="of:=SUM([.BC15];[.BC18];[.BC21];[.BC24];[.BC27];[.BC30];[.BC33];[.BC36];[.BC39];[.BC42];[.BC45];[.BC48];[.BC51];[.BC54];[.BC57];[.BC60];[.BC63];[.BC66];[.BC69];[.BC72];[.BC75])" office:value-type="float" office:value="155901" calcext:value-type="float">
            <text:p>155,901</text:p>
          </table:table-cell>
          <table:table-cell table:style-name="ce27" table:formula="of:=SUM([.BD15];[.BD18];[.BD21];[.BD24];[.BD27];[.BD30];[.BD33];[.BD36];[.BD39];[.BD42];[.BD45];[.BD48];[.BD51];[.BD54];[.BD57];[.BD60];[.BD63];[.BD66];[.BD69];[.BD72];[.BD75])" office:value-type="float" office:value="157924" calcext:value-type="float">
            <text:p>157,924</text:p>
          </table:table-cell>
          <table:table-cell table:style-name="ce50" table:formula="of:=SUM([.BE15];[.BE18];[.BE21];[.BE24];[.BE27];[.BE30];[.BE33];[.BE36];[.BE39];[.BE42];[.BE45];[.BE48];[.BE51];[.BE54];[.BE57];[.BE60];[.BE63];[.BE66];[.BE69];[.BE72];[.BE75])" office:value-type="float" office:value="158276" calcext:value-type="float">
            <text:p>158,276</text:p>
          </table:table-cell>
          <table:table-cell table:style-name="ce27" table:formula="of:=SUM([.BF15];[.BF18];[.BF21];[.BF24];[.BF27];[.BF30];[.BF33];[.BF36];[.BF39];[.BF42];[.BF45];[.BF48];[.BF51];[.BF54];[.BF57];[.BF60];[.BF63];[.BF66];[.BF69];[.BF72];[.BF75])" office:value-type="float" office:value="780464" calcext:value-type="float">
            <text:p>780,464</text:p>
          </table:table-cell>
          <table:table-cell table:style-name="ce27" table:formula="of:=SUM([.BG15];[.BG18];[.BG21];[.BG24];[.BG27];[.BG30];[.BG33];[.BG36];[.BG39];[.BG42];[.BG45];[.BG48];[.BG51];[.BG54];[.BG57];[.BG60];[.BG63];[.BG66];[.BG69];[.BG72];[.BG75])" office:value-type="float" office:value="161073" calcext:value-type="float">
            <text:p>161,073</text:p>
          </table:table-cell>
          <table:table-cell table:style-name="ce27" table:formula="of:=SUM([.BH15];[.BH18];[.BH21];[.BH24];[.BH27];[.BH30];[.BH33];[.BH36];[.BH39];[.BH42];[.BH45];[.BH48];[.BH51];[.BH54];[.BH57];[.BH60];[.BH63];[.BH66];[.BH69];[.BH72];[.BH75])" office:value-type="float" office:value="158927" calcext:value-type="float">
            <text:p>158,927</text:p>
          </table:table-cell>
          <table:table-cell table:style-name="ce27" table:formula="of:=SUM([.BI15];[.BI18];[.BI21];[.BI24];[.BI27];[.BI30];[.BI33];[.BI36];[.BI39];[.BI42];[.BI45];[.BI48];[.BI51];[.BI54];[.BI57];[.BI60];[.BI63];[.BI66];[.BI69];[.BI72];[.BI75])" office:value-type="float" office:value="155264" calcext:value-type="float">
            <text:p>155,264</text:p>
          </table:table-cell>
          <table:table-cell table:style-name="ce27" table:formula="of:=SUM([.BJ15];[.BJ18];[.BJ21];[.BJ24];[.BJ27];[.BJ30];[.BJ33];[.BJ36];[.BJ39];[.BJ42];[.BJ45];[.BJ48];[.BJ51];[.BJ54];[.BJ57];[.BJ60];[.BJ63];[.BJ66];[.BJ69];[.BJ72];[.BJ75])" office:value-type="float" office:value="153334" calcext:value-type="float">
            <text:p>153,334</text:p>
          </table:table-cell>
          <table:table-cell table:style-name="ce50" table:formula="of:=SUM([.BK15];[.BK18];[.BK21];[.BK24];[.BK27];[.BK30];[.BK33];[.BK36];[.BK39];[.BK42];[.BK45];[.BK48];[.BK51];[.BK54];[.BK57];[.BK60];[.BK63];[.BK66];[.BK69];[.BK72];[.BK75])" office:value-type="float" office:value="151866" calcext:value-type="float">
            <text:p>151,866</text:p>
          </table:table-cell>
          <table:table-cell table:style-name="ce27" table:formula="of:=SUM([.BL15];[.BL18];[.BL21];[.BL24];[.BL27];[.BL30];[.BL33];[.BL36];[.BL39];[.BL42];[.BL45];[.BL48];[.BL51];[.BL54];[.BL57];[.BL60];[.BL63];[.BL66];[.BL69];[.BL72];[.BL75])" office:value-type="float" office:value="684757" calcext:value-type="float">
            <text:p>684,757</text:p>
          </table:table-cell>
          <table:table-cell table:style-name="ce27" table:formula="of:=SUM([.BM15];[.BM18];[.BM21];[.BM24];[.BM27];[.BM30];[.BM33];[.BM36];[.BM39];[.BM42];[.BM45];[.BM48];[.BM51];[.BM54];[.BM57];[.BM60];[.BM63];[.BM66];[.BM69];[.BM72];[.BM75])" office:value-type="float" office:value="143063" calcext:value-type="float">
            <text:p>143,063</text:p>
          </table:table-cell>
          <table:table-cell table:style-name="ce27" table:formula="of:=SUM([.BN15];[.BN18];[.BN21];[.BN24];[.BN27];[.BN30];[.BN33];[.BN36];[.BN39];[.BN42];[.BN45];[.BN48];[.BN51];[.BN54];[.BN57];[.BN60];[.BN63];[.BN66];[.BN69];[.BN72];[.BN75])" office:value-type="float" office:value="135460" calcext:value-type="float">
            <text:p>135,460</text:p>
          </table:table-cell>
          <table:table-cell table:style-name="ce27" table:formula="of:=SUM([.BO15];[.BO18];[.BO21];[.BO24];[.BO27];[.BO30];[.BO33];[.BO36];[.BO39];[.BO42];[.BO45];[.BO48];[.BO51];[.BO54];[.BO57];[.BO60];[.BO63];[.BO66];[.BO69];[.BO72];[.BO75])" office:value-type="float" office:value="140971" calcext:value-type="float">
            <text:p>140,971</text:p>
          </table:table-cell>
          <table:table-cell table:style-name="ce27" table:formula="of:=SUM([.BP15];[.BP18];[.BP21];[.BP24];[.BP27];[.BP30];[.BP33];[.BP36];[.BP39];[.BP42];[.BP45];[.BP48];[.BP51];[.BP54];[.BP57];[.BP60];[.BP63];[.BP66];[.BP69];[.BP72];[.BP75])" office:value-type="float" office:value="138313" calcext:value-type="float">
            <text:p>138,313</text:p>
          </table:table-cell>
          <table:table-cell table:style-name="ce50" table:formula="of:=SUM([.BQ15];[.BQ18];[.BQ21];[.BQ24];[.BQ27];[.BQ30];[.BQ33];[.BQ36];[.BQ39];[.BQ42];[.BQ45];[.BQ48];[.BQ51];[.BQ54];[.BQ57];[.BQ60];[.BQ63];[.BQ66];[.BQ69];[.BQ72];[.BQ75])" office:value-type="float" office:value="126950" calcext:value-type="float">
            <text:p>126,950</text:p>
          </table:table-cell>
          <table:table-cell table:style-name="ce27" table:formula="of:=SUM([.BR15];[.BR18];[.BR21];[.BR24];[.BR27];[.BR30];[.BR33];[.BR36];[.BR39];[.BR42];[.BR45];[.BR48];[.BR51];[.BR54];[.BR57];[.BR60];[.BR63];[.BR66];[.BR69];[.BR72];[.BR75])" office:value-type="float" office:value="552522" calcext:value-type="float">
            <text:p>552,522</text:p>
          </table:table-cell>
          <table:table-cell table:style-name="ce27" table:formula="of:=SUM([.BS15];[.BS18];[.BS21];[.BS24];[.BS27];[.BS30];[.BS33];[.BS36];[.BS39];[.BS42];[.BS45];[.BS48];[.BS51];[.BS54];[.BS57];[.BS60];[.BS63];[.BS66];[.BS69];[.BS72];[.BS75])" office:value-type="float" office:value="121474" calcext:value-type="float">
            <text:p>121,474</text:p>
          </table:table-cell>
          <table:table-cell table:style-name="ce27" table:formula="of:=SUM([.BT15];[.BT18];[.BT21];[.BT24];[.BT27];[.BT30];[.BT33];[.BT36];[.BT39];[.BT42];[.BT45];[.BT48];[.BT51];[.BT54];[.BT57];[.BT60];[.BT63];[.BT66];[.BT69];[.BT72];[.BT75])" office:value-type="float" office:value="120512" calcext:value-type="float">
            <text:p>120,512</text:p>
          </table:table-cell>
          <table:table-cell table:style-name="ce27" table:formula="of:=SUM([.BU15];[.BU18];[.BU21];[.BU24];[.BU27];[.BU30];[.BU33];[.BU36];[.BU39];[.BU42];[.BU45];[.BU48];[.BU51];[.BU54];[.BU57];[.BU60];[.BU63];[.BU66];[.BU69];[.BU72];[.BU75])" office:value-type="float" office:value="118501" calcext:value-type="float">
            <text:p>118,501</text:p>
          </table:table-cell>
          <table:table-cell table:style-name="ce27" table:formula="of:=SUM([.BV15];[.BV18];[.BV21];[.BV24];[.BV27];[.BV30];[.BV33];[.BV36];[.BV39];[.BV42];[.BV45];[.BV48];[.BV51];[.BV54];[.BV57];[.BV60];[.BV63];[.BV66];[.BV69];[.BV72];[.BV75])" office:value-type="float" office:value="97970" calcext:value-type="float">
            <text:p>97,970</text:p>
          </table:table-cell>
          <table:table-cell table:style-name="ce50" table:formula="of:=SUM([.BW15];[.BW18];[.BW21];[.BW24];[.BW27];[.BW30];[.BW33];[.BW36];[.BW39];[.BW42];[.BW45];[.BW48];[.BW51];[.BW54];[.BW57];[.BW60];[.BW63];[.BW66];[.BW69];[.BW72];[.BW75])" office:value-type="float" office:value="94065" calcext:value-type="float">
            <text:p>94,065</text:p>
          </table:table-cell>
          <table:table-cell table:style-name="ce27" table:formula="of:=SUM([.BX15];[.BX18];[.BX21];[.BX24];[.BX27];[.BX30];[.BX33];[.BX36];[.BX39];[.BX42];[.BX45];[.BX48];[.BX51];[.BX54];[.BX57];[.BX60];[.BX63];[.BX66];[.BX69];[.BX72];[.BX75])" office:value-type="float" office:value="318228" calcext:value-type="float">
            <text:p>318,228</text:p>
          </table:table-cell>
          <table:table-cell table:style-name="ce27" table:formula="of:=SUM([.BY15];[.BY18];[.BY21];[.BY24];[.BY27];[.BY30];[.BY33];[.BY36];[.BY39];[.BY42];[.BY45];[.BY48];[.BY51];[.BY54];[.BY57];[.BY60];[.BY63];[.BY66];[.BY69];[.BY72];[.BY75])" office:value-type="float" office:value="79201" calcext:value-type="float">
            <text:p>79,201</text:p>
          </table:table-cell>
          <table:table-cell table:style-name="ce27" table:formula="of:=SUM([.BZ15];[.BZ18];[.BZ21];[.BZ24];[.BZ27];[.BZ30];[.BZ33];[.BZ36];[.BZ39];[.BZ42];[.BZ45];[.BZ48];[.BZ51];[.BZ54];[.BZ57];[.BZ60];[.BZ63];[.BZ66];[.BZ69];[.BZ72];[.BZ75])" office:value-type="float" office:value="68888" calcext:value-type="float">
            <text:p>68,888</text:p>
          </table:table-cell>
          <table:table-cell table:style-name="ce27" table:formula="of:=SUM([.CA15];[.CA18];[.CA21];[.CA24];[.CA27];[.CA30];[.CA33];[.CA36];[.CA39];[.CA42];[.CA45];[.CA48];[.CA51];[.CA54];[.CA57];[.CA60];[.CA63];[.CA66];[.CA69];[.CA72];[.CA75])" office:value-type="float" office:value="56087" calcext:value-type="float">
            <text:p>56,087</text:p>
          </table:table-cell>
          <table:table-cell table:style-name="ce27" table:formula="of:=SUM([.CB15];[.CB18];[.CB21];[.CB24];[.CB27];[.CB30];[.CB33];[.CB36];[.CB39];[.CB42];[.CB45];[.CB48];[.CB51];[.CB54];[.CB57];[.CB60];[.CB63];[.CB66];[.CB69];[.CB72];[.CB75])" office:value-type="float" office:value="52547" calcext:value-type="float">
            <text:p>52,547</text:p>
          </table:table-cell>
          <table:table-cell table:style-name="ce50" table:formula="of:=SUM([.CC15];[.CC18];[.CC21];[.CC24];[.CC27];[.CC30];[.CC33];[.CC36];[.CC39];[.CC42];[.CC45];[.CC48];[.CC51];[.CC54];[.CC57];[.CC60];[.CC63];[.CC66];[.CC69];[.CC72];[.CC75])" office:value-type="float" office:value="61505" calcext:value-type="float">
            <text:p>61,505</text:p>
          </table:table-cell>
          <table:table-cell table:style-name="ce27" table:formula="of:=SUM([.CD15];[.CD18];[.CD21];[.CD24];[.CD27];[.CD30];[.CD33];[.CD36];[.CD39];[.CD42];[.CD45];[.CD48];[.CD51];[.CD54];[.CD57];[.CD60];[.CD63];[.CD66];[.CD69];[.CD72];[.CD75])" office:value-type="float" office:value="291291" calcext:value-type="float">
            <text:p>291,291</text:p>
          </table:table-cell>
          <table:table-cell table:style-name="ce27" table:formula="of:=SUM([.CE15];[.CE18];[.CE21];[.CE24];[.CE27];[.CE30];[.CE33];[.CE36];[.CE39];[.CE42];[.CE45];[.CE48];[.CE51];[.CE54];[.CE57];[.CE60];[.CE63];[.CE66];[.CE69];[.CE72];[.CE75])" office:value-type="float" office:value="60764" calcext:value-type="float">
            <text:p>60,764</text:p>
          </table:table-cell>
          <table:table-cell table:style-name="ce27" table:formula="of:=SUM([.CF15];[.CF18];[.CF21];[.CF24];[.CF27];[.CF30];[.CF33];[.CF36];[.CF39];[.CF42];[.CF45];[.CF48];[.CF51];[.CF54];[.CF57];[.CF60];[.CF63];[.CF66];[.CF69];[.CF72];[.CF75])" office:value-type="float" office:value="59230" calcext:value-type="float">
            <text:p>59,230</text:p>
          </table:table-cell>
          <table:table-cell table:style-name="ce27" table:formula="of:=SUM([.CG15];[.CG18];[.CG21];[.CG24];[.CG27];[.CG30];[.CG33];[.CG36];[.CG39];[.CG42];[.CG45];[.CG48];[.CG51];[.CG54];[.CG57];[.CG60];[.CG63];[.CG66];[.CG69];[.CG72];[.CG75])" office:value-type="float" office:value="59789" calcext:value-type="float">
            <text:p>59,789</text:p>
          </table:table-cell>
          <table:table-cell table:style-name="ce27" table:formula="of:=SUM([.CH15];[.CH18];[.CH21];[.CH24];[.CH27];[.CH30];[.CH33];[.CH36];[.CH39];[.CH42];[.CH45];[.CH48];[.CH51];[.CH54];[.CH57];[.CH60];[.CH63];[.CH66];[.CH69];[.CH72];[.CH75])" office:value-type="float" office:value="57872" calcext:value-type="float">
            <text:p>57,872</text:p>
          </table:table-cell>
          <table:table-cell table:style-name="ce50" table:formula="of:=SUM([.CI15];[.CI18];[.CI21];[.CI24];[.CI27];[.CI30];[.CI33];[.CI36];[.CI39];[.CI42];[.CI45];[.CI48];[.CI51];[.CI54];[.CI57];[.CI60];[.CI63];[.CI66];[.CI69];[.CI72];[.CI75])" office:value-type="float" office:value="53636" calcext:value-type="float">
            <text:p>53,636</text:p>
          </table:table-cell>
          <table:table-cell table:style-name="ce27" table:formula="of:=SUM([.CJ15];[.CJ18];[.CJ21];[.CJ24];[.CJ27];[.CJ30];[.CJ33];[.CJ36];[.CJ39];[.CJ42];[.CJ45];[.CJ48];[.CJ51];[.CJ54];[.CJ57];[.CJ60];[.CJ63];[.CJ66];[.CJ69];[.CJ72];[.CJ75])" office:value-type="float" office:value="230702" calcext:value-type="float">
            <text:p>230,702</text:p>
          </table:table-cell>
          <table:table-cell table:style-name="ce27" table:formula="of:=SUM([.CK15];[.CK18];[.CK21];[.CK24];[.CK27];[.CK30];[.CK33];[.CK36];[.CK39];[.CK42];[.CK45];[.CK48];[.CK51];[.CK54];[.CK57];[.CK60];[.CK63];[.CK66];[.CK69];[.CK72];[.CK75])" office:value-type="float" office:value="50541" calcext:value-type="float">
            <text:p>50,541</text:p>
          </table:table-cell>
          <table:table-cell table:style-name="ce27" table:formula="of:=SUM([.CL15];[.CL18];[.CL21];[.CL24];[.CL27];[.CL30];[.CL33];[.CL36];[.CL39];[.CL42];[.CL45];[.CL48];[.CL51];[.CL54];[.CL57];[.CL60];[.CL63];[.CL66];[.CL69];[.CL72];[.CL75])" office:value-type="float" office:value="48643" calcext:value-type="float">
            <text:p>48,643</text:p>
          </table:table-cell>
          <table:table-cell table:style-name="ce27" table:formula="of:=SUM([.CM15];[.CM18];[.CM21];[.CM24];[.CM27];[.CM30];[.CM33];[.CM36];[.CM39];[.CM42];[.CM45];[.CM48];[.CM51];[.CM54];[.CM57];[.CM60];[.CM63];[.CM66];[.CM69];[.CM72];[.CM75])" office:value-type="float" office:value="45419" calcext:value-type="float">
            <text:p>45,419</text:p>
          </table:table-cell>
          <table:table-cell table:style-name="ce27" table:formula="of:=SUM([.CN15];[.CN18];[.CN21];[.CN24];[.CN27];[.CN30];[.CN33];[.CN36];[.CN39];[.CN42];[.CN45];[.CN48];[.CN51];[.CN54];[.CN57];[.CN60];[.CN63];[.CN66];[.CN69];[.CN72];[.CN75])" office:value-type="float" office:value="44478" calcext:value-type="float">
            <text:p>44,478</text:p>
          </table:table-cell>
          <table:table-cell table:style-name="ce50" table:formula="of:=SUM([.CO15];[.CO18];[.CO21];[.CO24];[.CO27];[.CO30];[.CO33];[.CO36];[.CO39];[.CO42];[.CO45];[.CO48];[.CO51];[.CO54];[.CO57];[.CO60];[.CO63];[.CO66];[.CO69];[.CO72];[.CO75])" office:value-type="float" office:value="41621" calcext:value-type="float">
            <text:p>41,621</text:p>
          </table:table-cell>
          <table:table-cell table:style-name="ce27" table:formula="of:=SUM([.CP15];[.CP18];[.CP21];[.CP24];[.CP27];[.CP30];[.CP33];[.CP36];[.CP39];[.CP42];[.CP45];[.CP48];[.CP51];[.CP54];[.CP57];[.CP60];[.CP63];[.CP66];[.CP69];[.CP72];[.CP75])" office:value-type="float" office:value="202412" calcext:value-type="float">
            <text:p>202,412</text:p>
          </table:table-cell>
          <table:table-cell table:style-name="ce27" table:formula="of:=SUM([.CQ15];[.CQ18];[.CQ21];[.CQ24];[.CQ27];[.CQ30];[.CQ33];[.CQ36];[.CQ39];[.CQ42];[.CQ45];[.CQ48];[.CQ51];[.CQ54];[.CQ57];[.CQ60];[.CQ63];[.CQ66];[.CQ69];[.CQ72];[.CQ75])" office:value-type="float" office:value="40815" calcext:value-type="float">
            <text:p>40,815</text:p>
          </table:table-cell>
          <table:table-cell table:style-name="ce27" table:formula="of:=SUM([.CR15];[.CR18];[.CR21];[.CR24];[.CR27];[.CR30];[.CR33];[.CR36];[.CR39];[.CR42];[.CR45];[.CR48];[.CR51];[.CR54];[.CR57];[.CR60];[.CR63];[.CR66];[.CR69];[.CR72];[.CR75])" office:value-type="float" office:value="41326" calcext:value-type="float">
            <text:p>41,326</text:p>
          </table:table-cell>
          <table:table-cell table:style-name="ce27" table:formula="of:=SUM([.CS15];[.CS18];[.CS21];[.CS24];[.CS27];[.CS30];[.CS33];[.CS36];[.CS39];[.CS42];[.CS45];[.CS48];[.CS51];[.CS54];[.CS57];[.CS60];[.CS63];[.CS66];[.CS69];[.CS72];[.CS75])" office:value-type="float" office:value="41632" calcext:value-type="float">
            <text:p>41,632</text:p>
          </table:table-cell>
          <table:table-cell table:style-name="ce27" table:formula="of:=SUM([.CT15];[.CT18];[.CT21];[.CT24];[.CT27];[.CT30];[.CT33];[.CT36];[.CT39];[.CT42];[.CT45];[.CT48];[.CT51];[.CT54];[.CT57];[.CT60];[.CT63];[.CT66];[.CT69];[.CT72];[.CT75])" office:value-type="float" office:value="41305" calcext:value-type="float">
            <text:p>41,305</text:p>
          </table:table-cell>
          <table:table-cell table:style-name="ce50" table:formula="of:=SUM([.CU15];[.CU18];[.CU21];[.CU24];[.CU27];[.CU30];[.CU33];[.CU36];[.CU39];[.CU42];[.CU45];[.CU48];[.CU51];[.CU54];[.CU57];[.CU60];[.CU63];[.CU66];[.CU69];[.CU72];[.CU75])" office:value-type="float" office:value="37334" calcext:value-type="float">
            <text:p>37,334</text:p>
          </table:table-cell>
          <table:table-cell table:style-name="ce27" table:formula="of:=SUM([.CV15];[.CV18];[.CV21];[.CV24];[.CV27];[.CV30];[.CV33];[.CV36];[.CV39];[.CV42];[.CV45];[.CV48];[.CV51];[.CV54];[.CV57];[.CV60];[.CV63];[.CV66];[.CV69];[.CV72];[.CV75])" office:value-type="float" office:value="134754" calcext:value-type="float">
            <text:p>134,754</text:p>
          </table:table-cell>
          <table:table-cell table:style-name="ce27" table:formula="of:=SUM([.CW15];[.CW18];[.CW21];[.CW24];[.CW27];[.CW30];[.CW33];[.CW36];[.CW39];[.CW42];[.CW45];[.CW48];[.CW51];[.CW54];[.CW57];[.CW60];[.CW63];[.CW66];[.CW69];[.CW72];[.CW75])" office:value-type="float" office:value="35101" calcext:value-type="float">
            <text:p>35,101</text:p>
          </table:table-cell>
          <table:table-cell table:style-name="ce27" table:formula="of:=SUM([.CX15];[.CX18];[.CX21];[.CX24];[.CX27];[.CX30];[.CX33];[.CX36];[.CX39];[.CX42];[.CX45];[.CX48];[.CX51];[.CX54];[.CX57];[.CX60];[.CX63];[.CX66];[.CX69];[.CX72];[.CX75])" office:value-type="float" office:value="30853" calcext:value-type="float">
            <text:p>30,853</text:p>
          </table:table-cell>
          <table:table-cell table:style-name="ce27" table:formula="of:=SUM([.CY15];[.CY18];[.CY21];[.CY24];[.CY27];[.CY30];[.CY33];[.CY36];[.CY39];[.CY42];[.CY45];[.CY48];[.CY51];[.CY54];[.CY57];[.CY60];[.CY63];[.CY66];[.CY69];[.CY72];[.CY75])" office:value-type="float" office:value="27237" calcext:value-type="float">
            <text:p>27,237</text:p>
          </table:table-cell>
          <table:table-cell table:style-name="ce27" table:formula="of:=SUM([.CZ15];[.CZ18];[.CZ21];[.CZ24];[.CZ27];[.CZ30];[.CZ33];[.CZ36];[.CZ39];[.CZ42];[.CZ45];[.CZ48];[.CZ51];[.CZ54];[.CZ57];[.CZ60];[.CZ63];[.CZ66];[.CZ69];[.CZ72];[.CZ75])" office:value-type="float" office:value="23011" calcext:value-type="float">
            <text:p>23,011</text:p>
          </table:table-cell>
          <table:table-cell table:style-name="ce50" table:formula="of:=SUM([.DA15];[.DA18];[.DA21];[.DA24];[.DA27];[.DA30];[.DA33];[.DA36];[.DA39];[.DA42];[.DA45];[.DA48];[.DA51];[.DA54];[.DA57];[.DA60];[.DA63];[.DA66];[.DA69];[.DA72];[.DA75])" office:value-type="float" office:value="18552" calcext:value-type="float">
            <text:p>18,552</text:p>
          </table:table-cell>
          <table:table-cell table:style-name="ce27" table:formula="of:=SUM([.DB15];[.DB18];[.DB21];[.DB24];[.DB27];[.DB30];[.DB33];[.DB36];[.DB39];[.DB42];[.DB45];[.DB48];[.DB51];[.DB54];[.DB57];[.DB60];[.DB63];[.DB66];[.DB69];[.DB72];[.DB75])" office:value-type="float" office:value="52133" calcext:value-type="float">
            <text:p>52,133</text:p>
          </table:table-cell>
          <table:table-cell table:style-name="ce27" table:formula="of:=SUM([.DC15];[.DC18];[.DC21];[.DC24];[.DC27];[.DC30];[.DC33];[.DC36];[.DC39];[.DC42];[.DC45];[.DC48];[.DC51];[.DC54];[.DC57];[.DC60];[.DC63];[.DC66];[.DC69];[.DC72];[.DC75])" office:value-type="float" office:value="14612" calcext:value-type="float">
            <text:p>14,612</text:p>
          </table:table-cell>
          <table:table-cell table:style-name="ce27" table:formula="of:=SUM([.DD15];[.DD18];[.DD21];[.DD24];[.DD27];[.DD30];[.DD33];[.DD36];[.DD39];[.DD42];[.DD45];[.DD48];[.DD51];[.DD54];[.DD57];[.DD60];[.DD63];[.DD66];[.DD69];[.DD72];[.DD75])" office:value-type="float" office:value="13027" calcext:value-type="float">
            <text:p>13,027</text:p>
          </table:table-cell>
          <table:table-cell table:style-name="ce27" table:formula="of:=SUM([.DE15];[.DE18];[.DE21];[.DE24];[.DE27];[.DE30];[.DE33];[.DE36];[.DE39];[.DE42];[.DE45];[.DE48];[.DE51];[.DE54];[.DE57];[.DE60];[.DE63];[.DE66];[.DE69];[.DE72];[.DE75])" office:value-type="float" office:value="10844" calcext:value-type="float">
            <text:p>10,844</text:p>
          </table:table-cell>
          <table:table-cell table:style-name="ce27" table:formula="of:=SUM([.DF15];[.DF18];[.DF21];[.DF24];[.DF27];[.DF30];[.DF33];[.DF36];[.DF39];[.DF42];[.DF45];[.DF48];[.DF51];[.DF54];[.DF57];[.DF60];[.DF63];[.DF66];[.DF69];[.DF72];[.DF75])" office:value-type="float" office:value="7838" calcext:value-type="float">
            <text:p>7,838</text:p>
          </table:table-cell>
          <table:table-cell table:style-name="ce50" table:formula="of:=SUM([.DG15];[.DG18];[.DG21];[.DG24];[.DG27];[.DG30];[.DG33];[.DG36];[.DG39];[.DG42];[.DG45];[.DG48];[.DG51];[.DG54];[.DG57];[.DG60];[.DG63];[.DG66];[.DG69];[.DG72];[.DG75])" office:value-type="float" office:value="5812" calcext:value-type="float">
            <text:p>5,812</text:p>
          </table:table-cell>
          <table:table-cell table:style-name="ce27" table:formula="of:=SUM([.DH15];[.DH18];[.DH21];[.DH24];[.DH27];[.DH30];[.DH33];[.DH36];[.DH39];[.DH42];[.DH45];[.DH48];[.DH51];[.DH54];[.DH57];[.DH60];[.DH63];[.DH66];[.DH69];[.DH72];[.DH75])" office:value-type="float" office:value="14100" calcext:value-type="float">
            <text:p>14,100</text:p>
          </table:table-cell>
          <table:table-cell table:style-name="ce27" table:formula="of:=SUM([.DI15];[.DI18];[.DI21];[.DI24];[.DI27];[.DI30];[.DI33];[.DI36];[.DI39];[.DI42];[.DI45];[.DI48];[.DI51];[.DI54];[.DI57];[.DI60];[.DI63];[.DI66];[.DI69];[.DI72];[.DI75])" office:value-type="float" office:value="4588" calcext:value-type="float">
            <text:p>4,588</text:p>
          </table:table-cell>
          <table:table-cell table:style-name="ce27" table:formula="of:=SUM([.DJ15];[.DJ18];[.DJ21];[.DJ24];[.DJ27];[.DJ30];[.DJ33];[.DJ36];[.DJ39];[.DJ42];[.DJ45];[.DJ48];[.DJ51];[.DJ54];[.DJ57];[.DJ60];[.DJ63];[.DJ66];[.DJ69];[.DJ72];[.DJ75])" office:value-type="float" office:value="3572" calcext:value-type="float">
            <text:p>3,572</text:p>
          </table:table-cell>
          <table:table-cell table:style-name="ce27" table:formula="of:=SUM([.DK15];[.DK18];[.DK21];[.DK24];[.DK27];[.DK30];[.DK33];[.DK36];[.DK39];[.DK42];[.DK45];[.DK48];[.DK51];[.DK54];[.DK57];[.DK60];[.DK63];[.DK66];[.DK69];[.DK72];[.DK75])" office:value-type="float" office:value="2477" calcext:value-type="float">
            <text:p>2,477</text:p>
          </table:table-cell>
          <table:table-cell table:style-name="ce27" table:formula="of:=SUM([.DL15];[.DL18];[.DL21];[.DL24];[.DL27];[.DL30];[.DL33];[.DL36];[.DL39];[.DL42];[.DL45];[.DL48];[.DL51];[.DL54];[.DL57];[.DL60];[.DL63];[.DL66];[.DL69];[.DL72];[.DL75])" office:value-type="float" office:value="1932" calcext:value-type="float">
            <text:p>1,932</text:p>
          </table:table-cell>
          <table:table-cell table:style-name="ce50" table:formula="of:=SUM([.DM15];[.DM18];[.DM21];[.DM24];[.DM27];[.DM30];[.DM33];[.DM36];[.DM39];[.DM42];[.DM45];[.DM48];[.DM51];[.DM54];[.DM57];[.DM60];[.DM63];[.DM66];[.DM69];[.DM72];[.DM75])" office:value-type="float" office:value="1531" calcext:value-type="float">
            <text:p>1,531</text:p>
          </table:table-cell>
          <table:table-cell table:style-name="ce27" table:formula="of:=SUM([.DN15];[.DN18];[.DN21];[.DN24];[.DN27];[.DN30];[.DN33];[.DN36];[.DN39];[.DN42];[.DN45];[.DN48];[.DN51];[.DN54];[.DN57];[.DN60];[.DN63];[.DN66];[.DN69];[.DN72];[.DN75])" office:value-type="float" office:value="3051" calcext:value-type="float">
            <text:p>3,051</text:p>
          </table:table-cell>
          <table:table-cell table:style-name="ce27" table:formula="of:=SUM([.DO15];[.DO18];[.DO21];[.DO24];[.DO27];[.DO30];[.DO33];[.DO36];[.DO39];[.DO42];[.DO45];[.DO48];[.DO51];[.DO54];[.DO57];[.DO60];[.DO63];[.DO66];[.DO69];[.DO72];[.DO75])" office:value-type="float" office:value="1045" calcext:value-type="float">
            <text:p>1,045</text:p>
          </table:table-cell>
          <table:table-cell table:style-name="ce27" table:formula="of:=SUM([.DP15];[.DP18];[.DP21];[.DP24];[.DP27];[.DP30];[.DP33];[.DP36];[.DP39];[.DP42];[.DP45];[.DP48];[.DP51];[.DP54];[.DP57];[.DP60];[.DP63];[.DP66];[.DP69];[.DP72];[.DP75])" office:value-type="float" office:value="954" calcext:value-type="float">
            <text:p>954</text:p>
          </table:table-cell>
          <table:table-cell table:style-name="ce27" table:formula="of:=SUM([.DQ15];[.DQ18];[.DQ21];[.DQ24];[.DQ27];[.DQ30];[.DQ33];[.DQ36];[.DQ39];[.DQ42];[.DQ45];[.DQ48];[.DQ51];[.DQ54];[.DQ57];[.DQ60];[.DQ63];[.DQ66];[.DQ69];[.DQ72];[.DQ75])" office:value-type="float" office:value="500" calcext:value-type="float">
            <text:p>500</text:p>
          </table:table-cell>
          <table:table-cell table:style-name="ce27" table:formula="of:=SUM([.DR15];[.DR18];[.DR21];[.DR24];[.DR27];[.DR30];[.DR33];[.DR36];[.DR39];[.DR42];[.DR45];[.DR48];[.DR51];[.DR54];[.DR57];[.DR60];[.DR63];[.DR66];[.DR69];[.DR72];[.DR75])" office:value-type="float" office:value="305" calcext:value-type="float">
            <text:p>305</text:p>
          </table:table-cell>
          <table:table-cell table:style-name="ce50" table:formula="of:=SUM([.DS15];[.DS18];[.DS21];[.DS24];[.DS27];[.DS30];[.DS33];[.DS36];[.DS39];[.DS42];[.DS45];[.DS48];[.DS51];[.DS54];[.DS57];[.DS60];[.DS63];[.DS66];[.DS69];[.DS72];[.DS75])" office:value-type="float" office:value="247" calcext:value-type="float">
            <text:p>247</text:p>
          </table:table-cell>
          <table:table-cell table:style-name="ce27" table:formula="of:=SUM([.DT15];[.DT18];[.DT21];[.DT24];[.DT27];[.DT30];[.DT33];[.DT36];[.DT39];[.DT42];[.DT45];[.DT48];[.DT51];[.DT54];[.DT57];[.DT60];[.DT63];[.DT66];[.DT69];[.DT72];[.DT75])" office:value-type="float" office:value="631" calcext:value-type="float">
            <text:p>63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7" office:value-type="string" office:string-value="女" calcext:value-type="string">
            <text:p><text:s/>女 </text:p>
          </table:table-cell>
          <table:table-cell table:style-name="ce28" table:formula="of:=SUM([.C16];[.C19];[.C22];[.C25];[.C28];[.C31];[.C34];[.C37];[.C40];[.C43];[.C46];[.C49];[.C52];[.C55];[.C58];[.C61];[.C64];[.C67];[.C70];[.C73];[.C76])" office:value-type="float" office:value="9234080" calcext:value-type="float">
            <text:p>9,234,080</text:p>
          </table:table-cell>
          <table:table-cell table:style-name="ce28" table:formula="of:=SUM([.D16];[.D19];[.D22];[.D25];[.D28];[.D31];[.D34];[.D37];[.D40];[.D43];[.D46];[.D49];[.D52];[.D55];[.D58];[.D61];[.D64];[.D67];[.D70];[.D73];[.D76])" office:value-type="float" office:value="406057" calcext:value-type="float">
            <text:p>406,057</text:p>
          </table:table-cell>
          <table:table-cell table:style-name="ce28" table:formula="of:=SUM([.E16];[.E19];[.E22];[.E25];[.E28];[.E31];[.E34];[.E37];[.E40];[.E43];[.E46];[.E49];[.E52];[.E55];[.E58];[.E61];[.E64];[.E67];[.E70];[.E73];[.E76])" office:value-type="float" office:value="74154" calcext:value-type="float">
            <text:p>74,154</text:p>
          </table:table-cell>
          <table:table-cell table:style-name="ce28" table:formula="of:=SUM([.F16];[.F19];[.F22];[.F25];[.F28];[.F31];[.F34];[.F37];[.F40];[.F43];[.F46];[.F49];[.F52];[.F55];[.F58];[.F61];[.F64];[.F67];[.F70];[.F73];[.F76])" office:value-type="float" office:value="79927" calcext:value-type="float">
            <text:p>79,927</text:p>
          </table:table-cell>
          <table:table-cell table:style-name="ce28" table:formula="of:=SUM([.G16];[.G19];[.G22];[.G25];[.G28];[.G31];[.G34];[.G37];[.G40];[.G43];[.G46];[.G49];[.G52];[.G55];[.G58];[.G61];[.G64];[.G67];[.G70];[.G73];[.G76])" office:value-type="float" office:value="81804" calcext:value-type="float">
            <text:p>81,804</text:p>
          </table:table-cell>
          <table:table-cell table:style-name="ce28" table:formula="of:=SUM([.H16];[.H19];[.H22];[.H25];[.H28];[.H31];[.H34];[.H37];[.H40];[.H43];[.H46];[.H49];[.H52];[.H55];[.H58];[.H61];[.H64];[.H67];[.H70];[.H73];[.H76])" office:value-type="float" office:value="83546" calcext:value-type="float">
            <text:p>83,546</text:p>
          </table:table-cell>
          <table:table-cell table:style-name="ce28" table:formula="of:=SUM([.I16];[.I19];[.I22];[.I25];[.I28];[.I31];[.I34];[.I37];[.I40];[.I43];[.I46];[.I49];[.I52];[.I55];[.I58];[.I61];[.I64];[.I67];[.I70];[.I73];[.I76])" office:value-type="float" office:value="86626" calcext:value-type="float">
            <text:p>86,626</text:p>
          </table:table-cell>
          <table:table-cell table:style-name="ce28" table:formula="of:=SUM([.J16];[.J19];[.J22];[.J25];[.J28];[.J31];[.J34];[.J37];[.J40];[.J43];[.J46];[.J49];[.J52];[.J55];[.J58];[.J61];[.J64];[.J67];[.J70];[.J73];[.J76])" office:value-type="float" office:value="526086" calcext:value-type="float">
            <text:p>526,086</text:p>
          </table:table-cell>
          <table:table-cell table:style-name="ce28" table:formula="of:=SUM([.K16];[.K19];[.K22];[.K25];[.K28];[.K31];[.K34];[.K37];[.K40];[.K43];[.K46];[.K49];[.K52];[.K55];[.K58];[.K61];[.K64];[.K67];[.K70];[.K73];[.K76])" office:value-type="float" office:value="91287" calcext:value-type="float">
            <text:p>91,287</text:p>
          </table:table-cell>
          <table:table-cell table:style-name="ce28" table:formula="of:=SUM([.L16];[.L19];[.L22];[.L25];[.L28];[.L31];[.L34];[.L37];[.L40];[.L43];[.L46];[.L49];[.L52];[.L55];[.L58];[.L61];[.L64];[.L67];[.L70];[.L73];[.L76])" office:value-type="float" office:value="98357" calcext:value-type="float">
            <text:p>98,357</text:p>
          </table:table-cell>
          <table:table-cell table:style-name="ce28" table:formula="of:=SUM([.M16];[.M19];[.M22];[.M25];[.M28];[.M31];[.M34];[.M37];[.M40];[.M43];[.M46];[.M49];[.M52];[.M55];[.M58];[.M61];[.M64];[.M67];[.M70];[.M73];[.M76])" office:value-type="float" office:value="107408" calcext:value-type="float">
            <text:p>107,408</text:p>
          </table:table-cell>
          <table:table-cell table:style-name="ce28" table:formula="of:=SUM([.N16];[.N19];[.N22];[.N25];[.N28];[.N31];[.N34];[.N37];[.N40];[.N43];[.N46];[.N49];[.N52];[.N55];[.N58];[.N61];[.N64];[.N67];[.N70];[.N73];[.N76])" office:value-type="float" office:value="118558" calcext:value-type="float">
            <text:p>118,558</text:p>
          </table:table-cell>
          <table:table-cell table:style-name="ce51" table:formula="of:=SUM([.O16];[.O19];[.O22];[.O25];[.O28];[.O31];[.O34];[.O37];[.O40];[.O43];[.O46];[.O49];[.O52];[.O55];[.O58];[.O61];[.O64];[.O67];[.O70];[.O73];[.O76])" office:value-type="float" office:value="110476" calcext:value-type="float">
            <text:p>110,476</text:p>
          </table:table-cell>
          <table:table-cell table:style-name="ce28" table:formula="of:=SUM([.P16];[.P19];[.P22];[.P25];[.P28];[.P31];[.P34];[.P37];[.P40];[.P43];[.P46];[.P49];[.P52];[.P55];[.P58];[.P61];[.P64];[.P67];[.P70];[.P73];[.P76])" office:value-type="float" office:value="622800" calcext:value-type="float">
            <text:p>622,800</text:p>
          </table:table-cell>
          <table:table-cell table:style-name="ce28" table:formula="of:=SUM([.Q16];[.Q19];[.Q22];[.Q25];[.Q28];[.Q31];[.Q34];[.Q37];[.Q40];[.Q43];[.Q46];[.Q49];[.Q52];[.Q55];[.Q58];[.Q61];[.Q64];[.Q67];[.Q70];[.Q73];[.Q76])" office:value-type="float" office:value="110792" calcext:value-type="float">
            <text:p>110,792</text:p>
          </table:table-cell>
          <table:table-cell table:style-name="ce28" table:formula="of:=SUM([.R16];[.R19];[.R22];[.R25];[.R28];[.R31];[.R34];[.R37];[.R40];[.R43];[.R46];[.R49];[.R52];[.R55];[.R58];[.R61];[.R64];[.R67];[.R70];[.R73];[.R76])" office:value-type="float" office:value="127918" calcext:value-type="float">
            <text:p>127,918</text:p>
          </table:table-cell>
          <table:table-cell table:style-name="ce28" table:formula="of:=SUM([.S16];[.S19];[.S22];[.S25];[.S28];[.S31];[.S34];[.S37];[.S40];[.S43];[.S46];[.S49];[.S52];[.S55];[.S58];[.S61];[.S64];[.S67];[.S70];[.S73];[.S76])" office:value-type="float" office:value="128136" calcext:value-type="float">
            <text:p>128,136</text:p>
          </table:table-cell>
          <table:table-cell table:style-name="ce28" table:formula="of:=SUM([.T16];[.T19];[.T22];[.T25];[.T28];[.T31];[.T34];[.T37];[.T40];[.T43];[.T46];[.T49];[.T52];[.T55];[.T58];[.T61];[.T64];[.T67];[.T70];[.T73];[.T76])" office:value-type="float" office:value="127998" calcext:value-type="float">
            <text:p>127,998</text:p>
          </table:table-cell>
          <table:table-cell table:style-name="ce51" table:formula="of:=SUM([.U16];[.U19];[.U22];[.U25];[.U28];[.U31];[.U34];[.U37];[.U40];[.U43];[.U46];[.U49];[.U52];[.U55];[.U58];[.U61];[.U64];[.U67];[.U70];[.U73];[.U76])" office:value-type="float" office:value="127956" calcext:value-type="float">
            <text:p>127,956</text:p>
          </table:table-cell>
          <table:table-cell table:style-name="ce28" table:formula="of:=SUM([.V16];[.V19];[.V22];[.V25];[.V28];[.V31];[.V34];[.V37];[.V40];[.V43];[.V46];[.V49];[.V52];[.V55];[.V58];[.V61];[.V64];[.V67];[.V70];[.V73];[.V76])" office:value-type="float" office:value="643624" calcext:value-type="float">
            <text:p>643,624</text:p>
          </table:table-cell>
          <table:table-cell table:style-name="ce28" table:formula="of:=SUM([.W16];[.W19];[.W22];[.W25];[.W28];[.W31];[.W34];[.W37];[.W40];[.W43];[.W46];[.W49];[.W52];[.W55];[.W58];[.W61];[.W64];[.W67];[.W70];[.W73];[.W76])" office:value-type="float" office:value="130200" calcext:value-type="float">
            <text:p>130,200</text:p>
          </table:table-cell>
          <table:table-cell table:style-name="ce28" table:formula="of:=SUM([.X16];[.X19];[.X22];[.X25];[.X28];[.X31];[.X34];[.X37];[.X40];[.X43];[.X46];[.X49];[.X52];[.X55];[.X58];[.X61];[.X64];[.X67];[.X70];[.X73];[.X76])" office:value-type="float" office:value="127667" calcext:value-type="float">
            <text:p>127,667</text:p>
          </table:table-cell>
          <table:table-cell table:style-name="ce28" table:formula="of:=SUM([.Y16];[.Y19];[.Y22];[.Y25];[.Y28];[.Y31];[.Y34];[.Y37];[.Y40];[.Y43];[.Y46];[.Y49];[.Y52];[.Y55];[.Y58];[.Y61];[.Y64];[.Y67];[.Y70];[.Y73];[.Y76])" office:value-type="float" office:value="126648" calcext:value-type="float">
            <text:p>126,648</text:p>
          </table:table-cell>
          <table:table-cell table:style-name="ce28" table:formula="of:=SUM([.Z16];[.Z19];[.Z22];[.Z25];[.Z28];[.Z31];[.Z34];[.Z37];[.Z40];[.Z43];[.Z46];[.Z49];[.Z52];[.Z55];[.Z58];[.Z61];[.Z64];[.Z67];[.Z70];[.Z73];[.Z76])" office:value-type="float" office:value="132143" calcext:value-type="float">
            <text:p>132,143</text:p>
          </table:table-cell>
          <table:table-cell table:style-name="ce51" table:formula="of:=SUM([.AA16];[.AA19];[.AA22];[.AA25];[.AA28];[.AA31];[.AA34];[.AA37];[.AA40];[.AA43];[.AA46];[.AA49];[.AA52];[.AA55];[.AA58];[.AA61];[.AA64];[.AA67];[.AA70];[.AA73];[.AA76])" office:value-type="float" office:value="126966" calcext:value-type="float">
            <text:p>126,966</text:p>
          </table:table-cell>
          <table:table-cell table:style-name="ce28" table:formula="of:=SUM([.AB16];[.AB19];[.AB22];[.AB25];[.AB28];[.AB31];[.AB34];[.AB37];[.AB40];[.AB43];[.AB46];[.AB49];[.AB52];[.AB55];[.AB58];[.AB61];[.AB64];[.AB67];[.AB70];[.AB73];[.AB76])" office:value-type="float" office:value="664429" calcext:value-type="float">
            <text:p>664,429</text:p>
          </table:table-cell>
          <table:table-cell table:style-name="ce28" table:formula="of:=SUM([.AC16];[.AC19];[.AC22];[.AC25];[.AC28];[.AC31];[.AC34];[.AC37];[.AC40];[.AC43];[.AC46];[.AC49];[.AC52];[.AC55];[.AC58];[.AC61];[.AC64];[.AC67];[.AC70];[.AC73];[.AC76])" office:value-type="float" office:value="131239" calcext:value-type="float">
            <text:p>131,239</text:p>
          </table:table-cell>
          <table:table-cell table:style-name="ce28" table:formula="of:=SUM([.AD16];[.AD19];[.AD22];[.AD25];[.AD28];[.AD31];[.AD34];[.AD37];[.AD40];[.AD43];[.AD46];[.AD49];[.AD52];[.AD55];[.AD58];[.AD61];[.AD64];[.AD67];[.AD70];[.AD73];[.AD76])" office:value-type="float" office:value="123926" calcext:value-type="float">
            <text:p>123,926</text:p>
          </table:table-cell>
          <table:table-cell table:style-name="ce28" table:formula="of:=SUM([.AE16];[.AE19];[.AE22];[.AE25];[.AE28];[.AE31];[.AE34];[.AE37];[.AE40];[.AE43];[.AE46];[.AE49];[.AE52];[.AE55];[.AE58];[.AE61];[.AE64];[.AE67];[.AE70];[.AE73];[.AE76])" office:value-type="float" office:value="124157" calcext:value-type="float">
            <text:p>124,157</text:p>
          </table:table-cell>
          <table:table-cell table:style-name="ce28" table:formula="of:=SUM([.AF16];[.AF19];[.AF22];[.AF25];[.AF28];[.AF31];[.AF34];[.AF37];[.AF40];[.AF43];[.AF46];[.AF49];[.AF52];[.AF55];[.AF58];[.AF61];[.AF64];[.AF67];[.AF70];[.AF73];[.AF76])" office:value-type="float" office:value="138306" calcext:value-type="float">
            <text:p>138,306</text:p>
          </table:table-cell>
          <table:table-cell table:style-name="ce51" table:formula="of:=SUM([.AG16];[.AG19];[.AG22];[.AG25];[.AG28];[.AG31];[.AG34];[.AG37];[.AG40];[.AG43];[.AG46];[.AG49];[.AG52];[.AG55];[.AG58];[.AG61];[.AG64];[.AG67];[.AG70];[.AG73];[.AG76])" office:value-type="float" office:value="146801" calcext:value-type="float">
            <text:p>146,801</text:p>
          </table:table-cell>
          <table:table-cell table:style-name="ce28" table:formula="of:=SUM([.AH16];[.AH19];[.AH22];[.AH25];[.AH28];[.AH31];[.AH34];[.AH37];[.AH40];[.AH43];[.AH46];[.AH49];[.AH52];[.AH55];[.AH58];[.AH61];[.AH64];[.AH67];[.AH70];[.AH73];[.AH76])" office:value-type="float" office:value="817567" calcext:value-type="float">
            <text:p>817,567</text:p>
          </table:table-cell>
          <table:table-cell table:style-name="ce28" table:formula="of:=SUM([.AI16];[.AI19];[.AI22];[.AI25];[.AI28];[.AI31];[.AI34];[.AI37];[.AI40];[.AI43];[.AI46];[.AI49];[.AI52];[.AI55];[.AI58];[.AI61];[.AI64];[.AI67];[.AI70];[.AI73];[.AI76])" office:value-type="float" office:value="153834" calcext:value-type="float">
            <text:p>153,834</text:p>
          </table:table-cell>
          <table:table-cell table:style-name="ce28" table:formula="of:=SUM([.AJ16];[.AJ19];[.AJ22];[.AJ25];[.AJ28];[.AJ31];[.AJ34];[.AJ37];[.AJ40];[.AJ43];[.AJ46];[.AJ49];[.AJ52];[.AJ55];[.AJ58];[.AJ61];[.AJ64];[.AJ67];[.AJ70];[.AJ73];[.AJ76])" office:value-type="float" office:value="163006" calcext:value-type="float">
            <text:p>163,006</text:p>
          </table:table-cell>
          <table:table-cell table:style-name="ce28" table:formula="of:=SUM([.AK16];[.AK19];[.AK22];[.AK25];[.AK28];[.AK31];[.AK34];[.AK37];[.AK40];[.AK43];[.AK46];[.AK49];[.AK52];[.AK55];[.AK58];[.AK61];[.AK64];[.AK67];[.AK70];[.AK73];[.AK76])" office:value-type="float" office:value="167880" calcext:value-type="float">
            <text:p>167,880</text:p>
          </table:table-cell>
          <table:table-cell table:style-name="ce28" table:formula="of:=SUM([.AL16];[.AL19];[.AL22];[.AL25];[.AL28];[.AL31];[.AL34];[.AL37];[.AL40];[.AL43];[.AL46];[.AL49];[.AL52];[.AL55];[.AL58];[.AL61];[.AL64];[.AL67];[.AL70];[.AL73];[.AL76])" office:value-type="float" office:value="164906" calcext:value-type="float">
            <text:p>164,906</text:p>
          </table:table-cell>
          <table:table-cell table:style-name="ce51" table:formula="of:=SUM([.AM16];[.AM19];[.AM22];[.AM25];[.AM28];[.AM31];[.AM34];[.AM37];[.AM40];[.AM43];[.AM46];[.AM49];[.AM52];[.AM55];[.AM58];[.AM61];[.AM64];[.AM67];[.AM70];[.AM73];[.AM76])" office:value-type="float" office:value="167941" calcext:value-type="float">
            <text:p>167,941</text:p>
          </table:table-cell>
          <table:table-cell table:style-name="ce28" table:formula="of:=SUM([.AN16];[.AN19];[.AN22];[.AN25];[.AN28];[.AN31];[.AN34];[.AN37];[.AN40];[.AN43];[.AN46];[.AN49];[.AN52];[.AN55];[.AN58];[.AN61];[.AN64];[.AN67];[.AN70];[.AN73];[.AN76])" office:value-type="float" office:value="772307" calcext:value-type="float">
            <text:p>772,307</text:p>
          </table:table-cell>
          <table:table-cell table:style-name="ce28" table:formula="of:=SUM([.AO16];[.AO19];[.AO22];[.AO25];[.AO28];[.AO31];[.AO34];[.AO37];[.AO40];[.AO43];[.AO46];[.AO49];[.AO52];[.AO55];[.AO58];[.AO61];[.AO64];[.AO67];[.AO70];[.AO73];[.AO76])" office:value-type="float" office:value="162623" calcext:value-type="float">
            <text:p>162,623</text:p>
          </table:table-cell>
          <table:table-cell table:style-name="ce28" table:formula="of:=SUM([.AP16];[.AP19];[.AP22];[.AP25];[.AP28];[.AP31];[.AP34];[.AP37];[.AP40];[.AP43];[.AP46];[.AP49];[.AP52];[.AP55];[.AP58];[.AP61];[.AP64];[.AP67];[.AP70];[.AP73];[.AP76])" office:value-type="float" office:value="159568" calcext:value-type="float">
            <text:p>159,568</text:p>
          </table:table-cell>
          <table:table-cell table:style-name="ce28" table:formula="of:=SUM([.AQ16];[.AQ19];[.AQ22];[.AQ25];[.AQ28];[.AQ31];[.AQ34];[.AQ37];[.AQ40];[.AQ43];[.AQ46];[.AQ49];[.AQ52];[.AQ55];[.AQ58];[.AQ61];[.AQ64];[.AQ67];[.AQ70];[.AQ73];[.AQ76])" office:value-type="float" office:value="163170" calcext:value-type="float">
            <text:p>163,170</text:p>
          </table:table-cell>
          <table:table-cell table:style-name="ce28" table:formula="of:=SUM([.AR16];[.AR19];[.AR22];[.AR25];[.AR28];[.AR31];[.AR34];[.AR37];[.AR40];[.AR43];[.AR46];[.AR49];[.AR52];[.AR55];[.AR58];[.AR61];[.AR64];[.AR67];[.AR70];[.AR73];[.AR76])" office:value-type="float" office:value="143425" calcext:value-type="float">
            <text:p>143,425</text:p>
          </table:table-cell>
          <table:table-cell table:style-name="ce51" table:formula="of:=SUM([.AS16];[.AS19];[.AS22];[.AS25];[.AS28];[.AS31];[.AS34];[.AS37];[.AS40];[.AS43];[.AS46];[.AS49];[.AS52];[.AS55];[.AS58];[.AS61];[.AS64];[.AS67];[.AS70];[.AS73];[.AS76])" office:value-type="float" office:value="143521" calcext:value-type="float">
            <text:p>143,521</text:p>
          </table:table-cell>
          <table:table-cell table:style-name="ce28" table:formula="of:=SUM([.AT16];[.AT19];[.AT22];[.AT25];[.AT28];[.AT31];[.AT34];[.AT37];[.AT40];[.AT43];[.AT46];[.AT49];[.AT52];[.AT55];[.AT58];[.AT61];[.AT64];[.AT67];[.AT70];[.AT73];[.AT76])" office:value-type="float" office:value="729095" calcext:value-type="float">
            <text:p>729,095</text:p>
          </table:table-cell>
          <table:table-cell table:style-name="ce28" table:formula="of:=SUM([.AU16];[.AU19];[.AU22];[.AU25];[.AU28];[.AU31];[.AU34];[.AU37];[.AU40];[.AU43];[.AU46];[.AU49];[.AU52];[.AU55];[.AU58];[.AU61];[.AU64];[.AU67];[.AU70];[.AU73];[.AU76])" office:value-type="float" office:value="142262" calcext:value-type="float">
            <text:p>142,262</text:p>
          </table:table-cell>
          <table:table-cell table:style-name="ce28" table:formula="of:=SUM([.AV16];[.AV19];[.AV22];[.AV25];[.AV28];[.AV31];[.AV34];[.AV37];[.AV40];[.AV43];[.AV46];[.AV49];[.AV52];[.AV55];[.AV58];[.AV61];[.AV64];[.AV67];[.AV70];[.AV73];[.AV76])" office:value-type="float" office:value="142337" calcext:value-type="float">
            <text:p>142,337</text:p>
          </table:table-cell>
          <table:table-cell table:style-name="ce28" table:formula="of:=SUM([.AW16];[.AW19];[.AW22];[.AW25];[.AW28];[.AW31];[.AW34];[.AW37];[.AW40];[.AW43];[.AW46];[.AW49];[.AW52];[.AW55];[.AW58];[.AW61];[.AW64];[.AW67];[.AW70];[.AW73];[.AW76])" office:value-type="float" office:value="146626" calcext:value-type="float">
            <text:p>146,626</text:p>
          </table:table-cell>
          <table:table-cell table:style-name="ce28" table:formula="of:=SUM([.AX16];[.AX19];[.AX22];[.AX25];[.AX28];[.AX31];[.AX34];[.AX37];[.AX40];[.AX43];[.AX46];[.AX49];[.AX52];[.AX55];[.AX58];[.AX61];[.AX64];[.AX67];[.AX70];[.AX73];[.AX76])" office:value-type="float" office:value="149486" calcext:value-type="float">
            <text:p>149,486</text:p>
          </table:table-cell>
          <table:table-cell table:style-name="ce51" table:formula="of:=SUM([.AY16];[.AY19];[.AY22];[.AY25];[.AY28];[.AY31];[.AY34];[.AY37];[.AY40];[.AY43];[.AY46];[.AY49];[.AY52];[.AY55];[.AY58];[.AY61];[.AY64];[.AY67];[.AY70];[.AY73];[.AY76])" office:value-type="float" office:value="148384" calcext:value-type="float">
            <text:p>148,384</text:p>
          </table:table-cell>
          <table:table-cell table:style-name="ce28" table:formula="of:=SUM([.AZ16];[.AZ19];[.AZ22];[.AZ25];[.AZ28];[.AZ31];[.AZ34];[.AZ37];[.AZ40];[.AZ43];[.AZ46];[.AZ49];[.AZ52];[.AZ55];[.AZ58];[.AZ61];[.AZ64];[.AZ67];[.AZ70];[.AZ73];[.AZ76])" office:value-type="float" office:value="747127" calcext:value-type="float">
            <text:p>747,127</text:p>
          </table:table-cell>
          <table:table-cell table:style-name="ce28" table:formula="of:=SUM([.BA16];[.BA19];[.BA22];[.BA25];[.BA28];[.BA31];[.BA34];[.BA37];[.BA40];[.BA43];[.BA46];[.BA49];[.BA52];[.BA55];[.BA58];[.BA61];[.BA64];[.BA67];[.BA70];[.BA73];[.BA76])" office:value-type="float" office:value="148342" calcext:value-type="float">
            <text:p>148,342</text:p>
          </table:table-cell>
          <table:table-cell table:style-name="ce28" table:formula="of:=SUM([.BB16];[.BB19];[.BB22];[.BB25];[.BB28];[.BB31];[.BB34];[.BB37];[.BB40];[.BB43];[.BB46];[.BB49];[.BB52];[.BB55];[.BB58];[.BB61];[.BB64];[.BB67];[.BB70];[.BB73];[.BB76])" office:value-type="float" office:value="145127" calcext:value-type="float">
            <text:p>145,127</text:p>
          </table:table-cell>
          <table:table-cell table:style-name="ce28" table:formula="of:=SUM([.BC16];[.BC19];[.BC22];[.BC25];[.BC28];[.BC31];[.BC34];[.BC37];[.BC40];[.BC43];[.BC46];[.BC49];[.BC52];[.BC55];[.BC58];[.BC61];[.BC64];[.BC67];[.BC70];[.BC73];[.BC76])" office:value-type="float" office:value="149377" calcext:value-type="float">
            <text:p>149,377</text:p>
          </table:table-cell>
          <table:table-cell table:style-name="ce28" table:formula="of:=SUM([.BD16];[.BD19];[.BD22];[.BD25];[.BD28];[.BD31];[.BD34];[.BD37];[.BD40];[.BD43];[.BD46];[.BD49];[.BD52];[.BD55];[.BD58];[.BD61];[.BD64];[.BD67];[.BD70];[.BD73];[.BD76])" office:value-type="float" office:value="152371" calcext:value-type="float">
            <text:p>152,371</text:p>
          </table:table-cell>
          <table:table-cell table:style-name="ce51" table:formula="of:=SUM([.BE16];[.BE19];[.BE22];[.BE25];[.BE28];[.BE31];[.BE34];[.BE37];[.BE40];[.BE43];[.BE46];[.BE49];[.BE52];[.BE55];[.BE58];[.BE61];[.BE64];[.BE67];[.BE70];[.BE73];[.BE76])" office:value-type="float" office:value="151910" calcext:value-type="float">
            <text:p>151,910</text:p>
          </table:table-cell>
          <table:table-cell table:style-name="ce28" table:formula="of:=SUM([.BF16];[.BF19];[.BF22];[.BF25];[.BF28];[.BF31];[.BF34];[.BF37];[.BF40];[.BF43];[.BF46];[.BF49];[.BF52];[.BF55];[.BF58];[.BF61];[.BF64];[.BF67];[.BF70];[.BF73];[.BF76])" office:value-type="float" office:value="757705" calcext:value-type="float">
            <text:p>757,705</text:p>
          </table:table-cell>
          <table:table-cell table:style-name="ce28" table:formula="of:=SUM([.BG16];[.BG19];[.BG22];[.BG25];[.BG28];[.BG31];[.BG34];[.BG37];[.BG40];[.BG43];[.BG46];[.BG49];[.BG52];[.BG55];[.BG58];[.BG61];[.BG64];[.BG67];[.BG70];[.BG73];[.BG76])" office:value-type="float" office:value="155793" calcext:value-type="float">
            <text:p>155,793</text:p>
          </table:table-cell>
          <table:table-cell table:style-name="ce28" table:formula="of:=SUM([.BH16];[.BH19];[.BH22];[.BH25];[.BH28];[.BH31];[.BH34];[.BH37];[.BH40];[.BH43];[.BH46];[.BH49];[.BH52];[.BH55];[.BH58];[.BH61];[.BH64];[.BH67];[.BH70];[.BH73];[.BH76])" office:value-type="float" office:value="153642" calcext:value-type="float">
            <text:p>153,642</text:p>
          </table:table-cell>
          <table:table-cell table:style-name="ce28" table:formula="of:=SUM([.BI16];[.BI19];[.BI22];[.BI25];[.BI28];[.BI31];[.BI34];[.BI37];[.BI40];[.BI43];[.BI46];[.BI49];[.BI52];[.BI55];[.BI58];[.BI61];[.BI64];[.BI67];[.BI70];[.BI73];[.BI76])" office:value-type="float" office:value="150427" calcext:value-type="float">
            <text:p>150,427</text:p>
          </table:table-cell>
          <table:table-cell table:style-name="ce28" table:formula="of:=SUM([.BJ16];[.BJ19];[.BJ22];[.BJ25];[.BJ28];[.BJ31];[.BJ34];[.BJ37];[.BJ40];[.BJ43];[.BJ46];[.BJ49];[.BJ52];[.BJ55];[.BJ58];[.BJ61];[.BJ64];[.BJ67];[.BJ70];[.BJ73];[.BJ76])" office:value-type="float" office:value="149262" calcext:value-type="float">
            <text:p>149,262</text:p>
          </table:table-cell>
          <table:table-cell table:style-name="ce51" table:formula="of:=SUM([.BK16];[.BK19];[.BK22];[.BK25];[.BK28];[.BK31];[.BK34];[.BK37];[.BK40];[.BK43];[.BK46];[.BK49];[.BK52];[.BK55];[.BK58];[.BK61];[.BK64];[.BK67];[.BK70];[.BK73];[.BK76])" office:value-type="float" office:value="148581" calcext:value-type="float">
            <text:p>148,581</text:p>
          </table:table-cell>
          <table:table-cell table:style-name="ce28" table:formula="of:=SUM([.BL16];[.BL19];[.BL22];[.BL25];[.BL28];[.BL31];[.BL34];[.BL37];[.BL40];[.BL43];[.BL46];[.BL49];[.BL52];[.BL55];[.BL58];[.BL61];[.BL64];[.BL67];[.BL70];[.BL73];[.BL76])" office:value-type="float" office:value="677485" calcext:value-type="float">
            <text:p>677,485</text:p>
          </table:table-cell>
          <table:table-cell table:style-name="ce28" table:formula="of:=SUM([.BM16];[.BM19];[.BM22];[.BM25];[.BM28];[.BM31];[.BM34];[.BM37];[.BM40];[.BM43];[.BM46];[.BM49];[.BM52];[.BM55];[.BM58];[.BM61];[.BM64];[.BM67];[.BM70];[.BM73];[.BM76])" office:value-type="float" office:value="140360" calcext:value-type="float">
            <text:p>140,360</text:p>
          </table:table-cell>
          <table:table-cell table:style-name="ce28" table:formula="of:=SUM([.BN16];[.BN19];[.BN22];[.BN25];[.BN28];[.BN31];[.BN34];[.BN37];[.BN40];[.BN43];[.BN46];[.BN49];[.BN52];[.BN55];[.BN58];[.BN61];[.BN64];[.BN67];[.BN70];[.BN73];[.BN76])" office:value-type="float" office:value="133600" calcext:value-type="float">
            <text:p>133,600</text:p>
          </table:table-cell>
          <table:table-cell table:style-name="ce28" table:formula="of:=SUM([.BO16];[.BO19];[.BO22];[.BO25];[.BO28];[.BO31];[.BO34];[.BO37];[.BO40];[.BO43];[.BO46];[.BO49];[.BO52];[.BO55];[.BO58];[.BO61];[.BO64];[.BO67];[.BO70];[.BO73];[.BO76])" office:value-type="float" office:value="139802" calcext:value-type="float">
            <text:p>139,802</text:p>
          </table:table-cell>
          <table:table-cell table:style-name="ce28" table:formula="of:=SUM([.BP16];[.BP19];[.BP22];[.BP25];[.BP28];[.BP31];[.BP34];[.BP37];[.BP40];[.BP43];[.BP46];[.BP49];[.BP52];[.BP55];[.BP58];[.BP61];[.BP64];[.BP67];[.BP70];[.BP73];[.BP76])" office:value-type="float" office:value="136926" calcext:value-type="float">
            <text:p>136,926</text:p>
          </table:table-cell>
          <table:table-cell table:style-name="ce51" table:formula="of:=SUM([.BQ16];[.BQ19];[.BQ22];[.BQ25];[.BQ28];[.BQ31];[.BQ34];[.BQ37];[.BQ40];[.BQ43];[.BQ46];[.BQ49];[.BQ52];[.BQ55];[.BQ58];[.BQ61];[.BQ64];[.BQ67];[.BQ70];[.BQ73];[.BQ76])" office:value-type="float" office:value="126797" calcext:value-type="float">
            <text:p>126,797</text:p>
          </table:table-cell>
          <table:table-cell table:style-name="ce28" table:formula="of:=SUM([.BR16];[.BR19];[.BR22];[.BR25];[.BR28];[.BR31];[.BR34];[.BR37];[.BR40];[.BR43];[.BR46];[.BR49];[.BR52];[.BR55];[.BR58];[.BR61];[.BR64];[.BR67];[.BR70];[.BR73];[.BR76])" office:value-type="float" office:value="556873" calcext:value-type="float">
            <text:p>556,873</text:p>
          </table:table-cell>
          <table:table-cell table:style-name="ce28" table:formula="of:=SUM([.BS16];[.BS19];[.BS22];[.BS25];[.BS28];[.BS31];[.BS34];[.BS37];[.BS40];[.BS43];[.BS46];[.BS49];[.BS52];[.BS55];[.BS58];[.BS61];[.BS64];[.BS67];[.BS70];[.BS73];[.BS76])" office:value-type="float" office:value="122575" calcext:value-type="float">
            <text:p>122,575</text:p>
          </table:table-cell>
          <table:table-cell table:style-name="ce28" table:formula="of:=SUM([.BT16];[.BT19];[.BT22];[.BT25];[.BT28];[.BT31];[.BT34];[.BT37];[.BT40];[.BT43];[.BT46];[.BT49];[.BT52];[.BT55];[.BT58];[.BT61];[.BT64];[.BT67];[.BT70];[.BT73];[.BT76])" office:value-type="float" office:value="120551" calcext:value-type="float">
            <text:p>120,551</text:p>
          </table:table-cell>
          <table:table-cell table:style-name="ce28" table:formula="of:=SUM([.BU16];[.BU19];[.BU22];[.BU25];[.BU28];[.BU31];[.BU34];[.BU37];[.BU40];[.BU43];[.BU46];[.BU49];[.BU52];[.BU55];[.BU58];[.BU61];[.BU64];[.BU67];[.BU70];[.BU73];[.BU76])" office:value-type="float" office:value="119888" calcext:value-type="float">
            <text:p>119,888</text:p>
          </table:table-cell>
          <table:table-cell table:style-name="ce28" table:formula="of:=SUM([.BV16];[.BV19];[.BV22];[.BV25];[.BV28];[.BV31];[.BV34];[.BV37];[.BV40];[.BV43];[.BV46];[.BV49];[.BV52];[.BV55];[.BV58];[.BV61];[.BV64];[.BV67];[.BV70];[.BV73];[.BV76])" office:value-type="float" office:value="98141" calcext:value-type="float">
            <text:p>98,141</text:p>
          </table:table-cell>
          <table:table-cell table:style-name="ce51" table:formula="of:=SUM([.BW16];[.BW19];[.BW22];[.BW25];[.BW28];[.BW31];[.BW34];[.BW37];[.BW40];[.BW43];[.BW46];[.BW49];[.BW52];[.BW55];[.BW58];[.BW61];[.BW64];[.BW67];[.BW70];[.BW73];[.BW76])" office:value-type="float" office:value="95718" calcext:value-type="float">
            <text:p>95,718</text:p>
          </table:table-cell>
          <table:table-cell table:style-name="ce28" table:formula="of:=SUM([.BX16];[.BX19];[.BX22];[.BX25];[.BX28];[.BX31];[.BX34];[.BX37];[.BX40];[.BX43];[.BX46];[.BX49];[.BX52];[.BX55];[.BX58];[.BX61];[.BX64];[.BX67];[.BX70];[.BX73];[.BX76])" office:value-type="float" office:value="330047" calcext:value-type="float">
            <text:p>330,047</text:p>
          </table:table-cell>
          <table:table-cell table:style-name="ce28" table:formula="of:=SUM([.BY16];[.BY19];[.BY22];[.BY25];[.BY28];[.BY31];[.BY34];[.BY37];[.BY40];[.BY43];[.BY46];[.BY49];[.BY52];[.BY55];[.BY58];[.BY61];[.BY64];[.BY67];[.BY70];[.BY73];[.BY76])" office:value-type="float" office:value="81019" calcext:value-type="float">
            <text:p>81,019</text:p>
          </table:table-cell>
          <table:table-cell table:style-name="ce28" table:formula="of:=SUM([.BZ16];[.BZ19];[.BZ22];[.BZ25];[.BZ28];[.BZ31];[.BZ34];[.BZ37];[.BZ40];[.BZ43];[.BZ46];[.BZ49];[.BZ52];[.BZ55];[.BZ58];[.BZ61];[.BZ64];[.BZ67];[.BZ70];[.BZ73];[.BZ76])" office:value-type="float" office:value="71152" calcext:value-type="float">
            <text:p>71,152</text:p>
          </table:table-cell>
          <table:table-cell table:style-name="ce28" table:formula="of:=SUM([.CA16];[.CA19];[.CA22];[.CA25];[.CA28];[.CA31];[.CA34];[.CA37];[.CA40];[.CA43];[.CA46];[.CA49];[.CA52];[.CA55];[.CA58];[.CA61];[.CA64];[.CA67];[.CA70];[.CA73];[.CA76])" office:value-type="float" office:value="58287" calcext:value-type="float">
            <text:p>58,287</text:p>
          </table:table-cell>
          <table:table-cell table:style-name="ce28" table:formula="of:=SUM([.CB16];[.CB19];[.CB22];[.CB25];[.CB28];[.CB31];[.CB34];[.CB37];[.CB40];[.CB43];[.CB46];[.CB49];[.CB52];[.CB55];[.CB58];[.CB61];[.CB64];[.CB67];[.CB70];[.CB73];[.CB76])" office:value-type="float" office:value="55036" calcext:value-type="float">
            <text:p>55,036</text:p>
          </table:table-cell>
          <table:table-cell table:style-name="ce51" table:formula="of:=SUM([.CC16];[.CC19];[.CC22];[.CC25];[.CC28];[.CC31];[.CC34];[.CC37];[.CC40];[.CC43];[.CC46];[.CC49];[.CC52];[.CC55];[.CC58];[.CC61];[.CC64];[.CC67];[.CC70];[.CC73];[.CC76])" office:value-type="float" office:value="64553" calcext:value-type="float">
            <text:p>64,553</text:p>
          </table:table-cell>
          <table:table-cell table:style-name="ce28" table:formula="of:=SUM([.CD16];[.CD19];[.CD22];[.CD25];[.CD28];[.CD31];[.CD34];[.CD37];[.CD40];[.CD43];[.CD46];[.CD49];[.CD52];[.CD55];[.CD58];[.CD61];[.CD64];[.CD67];[.CD70];[.CD73];[.CD76])" office:value-type="float" office:value="316387" calcext:value-type="float">
            <text:p>316,387</text:p>
          </table:table-cell>
          <table:table-cell table:style-name="ce28" table:formula="of:=SUM([.CE16];[.CE19];[.CE22];[.CE25];[.CE28];[.CE31];[.CE34];[.CE37];[.CE40];[.CE43];[.CE46];[.CE49];[.CE52];[.CE55];[.CE58];[.CE61];[.CE64];[.CE67];[.CE70];[.CE73];[.CE76])" office:value-type="float" office:value="64119" calcext:value-type="float">
            <text:p>64,119</text:p>
          </table:table-cell>
          <table:table-cell table:style-name="ce28" table:formula="of:=SUM([.CF16];[.CF19];[.CF22];[.CF25];[.CF28];[.CF31];[.CF34];[.CF37];[.CF40];[.CF43];[.CF46];[.CF49];[.CF52];[.CF55];[.CF58];[.CF61];[.CF64];[.CF67];[.CF70];[.CF73];[.CF76])" office:value-type="float" office:value="63789" calcext:value-type="float">
            <text:p>63,789</text:p>
          </table:table-cell>
          <table:table-cell table:style-name="ce28" table:formula="of:=SUM([.CG16];[.CG19];[.CG22];[.CG25];[.CG28];[.CG31];[.CG34];[.CG37];[.CG40];[.CG43];[.CG46];[.CG49];[.CG52];[.CG55];[.CG58];[.CG61];[.CG64];[.CG67];[.CG70];[.CG73];[.CG76])" office:value-type="float" office:value="64215" calcext:value-type="float">
            <text:p>64,215</text:p>
          </table:table-cell>
          <table:table-cell table:style-name="ce28" table:formula="of:=SUM([.CH16];[.CH19];[.CH22];[.CH25];[.CH28];[.CH31];[.CH34];[.CH37];[.CH40];[.CH43];[.CH46];[.CH49];[.CH52];[.CH55];[.CH58];[.CH61];[.CH64];[.CH67];[.CH70];[.CH73];[.CH76])" office:value-type="float" office:value="63718" calcext:value-type="float">
            <text:p>63,718</text:p>
          </table:table-cell>
          <table:table-cell table:style-name="ce51" table:formula="of:=SUM([.CI16];[.CI19];[.CI22];[.CI25];[.CI28];[.CI31];[.CI34];[.CI37];[.CI40];[.CI43];[.CI46];[.CI49];[.CI52];[.CI55];[.CI58];[.CI61];[.CI64];[.CI67];[.CI70];[.CI73];[.CI76])" office:value-type="float" office:value="60546" calcext:value-type="float">
            <text:p>60,546</text:p>
          </table:table-cell>
          <table:table-cell table:style-name="ce28" table:formula="of:=SUM([.CJ16];[.CJ19];[.CJ22];[.CJ25];[.CJ28];[.CJ31];[.CJ34];[.CJ37];[.CJ40];[.CJ43];[.CJ46];[.CJ49];[.CJ52];[.CJ55];[.CJ58];[.CJ61];[.CJ64];[.CJ67];[.CJ70];[.CJ73];[.CJ76])" office:value-type="float" office:value="261635" calcext:value-type="float">
            <text:p>261,635</text:p>
          </table:table-cell>
          <table:table-cell table:style-name="ce28" table:formula="of:=SUM([.CK16];[.CK19];[.CK22];[.CK25];[.CK28];[.CK31];[.CK34];[.CK37];[.CK40];[.CK43];[.CK46];[.CK49];[.CK52];[.CK55];[.CK58];[.CK61];[.CK64];[.CK67];[.CK70];[.CK73];[.CK76])" office:value-type="float" office:value="56453" calcext:value-type="float">
            <text:p>56,453</text:p>
          </table:table-cell>
          <table:table-cell table:style-name="ce28" table:formula="of:=SUM([.CL16];[.CL19];[.CL22];[.CL25];[.CL28];[.CL31];[.CL34];[.CL37];[.CL40];[.CL43];[.CL46];[.CL49];[.CL52];[.CL55];[.CL58];[.CL61];[.CL64];[.CL67];[.CL70];[.CL73];[.CL76])" office:value-type="float" office:value="55461" calcext:value-type="float">
            <text:p>55,461</text:p>
          </table:table-cell>
          <table:table-cell table:style-name="ce28" table:formula="of:=SUM([.CM16];[.CM19];[.CM22];[.CM25];[.CM28];[.CM31];[.CM34];[.CM37];[.CM40];[.CM43];[.CM46];[.CM49];[.CM52];[.CM55];[.CM58];[.CM61];[.CM64];[.CM67];[.CM70];[.CM73];[.CM76])" office:value-type="float" office:value="51716" calcext:value-type="float">
            <text:p>51,716</text:p>
          </table:table-cell>
          <table:table-cell table:style-name="ce28" table:formula="of:=SUM([.CN16];[.CN19];[.CN22];[.CN25];[.CN28];[.CN31];[.CN34];[.CN37];[.CN40];[.CN43];[.CN46];[.CN49];[.CN52];[.CN55];[.CN58];[.CN61];[.CN64];[.CN67];[.CN70];[.CN73];[.CN76])" office:value-type="float" office:value="50884" calcext:value-type="float">
            <text:p>50,884</text:p>
          </table:table-cell>
          <table:table-cell table:style-name="ce51" table:formula="of:=SUM([.CO16];[.CO19];[.CO22];[.CO25];[.CO28];[.CO31];[.CO34];[.CO37];[.CO40];[.CO43];[.CO46];[.CO49];[.CO52];[.CO55];[.CO58];[.CO61];[.CO64];[.CO67];[.CO70];[.CO73];[.CO76])" office:value-type="float" office:value="47121" calcext:value-type="float">
            <text:p>47,121</text:p>
          </table:table-cell>
          <table:table-cell table:style-name="ce28" table:formula="of:=SUM([.CP16];[.CP19];[.CP22];[.CP25];[.CP28];[.CP31];[.CP34];[.CP37];[.CP40];[.CP43];[.CP46];[.CP49];[.CP52];[.CP55];[.CP58];[.CP61];[.CP64];[.CP67];[.CP70];[.CP73];[.CP76])" office:value-type="float" office:value="196964" calcext:value-type="float">
            <text:p>196,964</text:p>
          </table:table-cell>
          <table:table-cell table:style-name="ce28" table:formula="of:=SUM([.CQ16];[.CQ19];[.CQ22];[.CQ25];[.CQ28];[.CQ31];[.CQ34];[.CQ37];[.CQ40];[.CQ43];[.CQ46];[.CQ49];[.CQ52];[.CQ55];[.CQ58];[.CQ61];[.CQ64];[.CQ67];[.CQ70];[.CQ73];[.CQ76])" office:value-type="float" office:value="44155" calcext:value-type="float">
            <text:p>44,155</text:p>
          </table:table-cell>
          <table:table-cell table:style-name="ce28" table:formula="of:=SUM([.CR16];[.CR19];[.CR22];[.CR25];[.CR28];[.CR31];[.CR34];[.CR37];[.CR40];[.CR43];[.CR46];[.CR49];[.CR52];[.CR55];[.CR58];[.CR61];[.CR64];[.CR67];[.CR70];[.CR73];[.CR76])" office:value-type="float" office:value="41742" calcext:value-type="float">
            <text:p>41,742</text:p>
          </table:table-cell>
          <table:table-cell table:style-name="ce28" table:formula="of:=SUM([.CS16];[.CS19];[.CS22];[.CS25];[.CS28];[.CS31];[.CS34];[.CS37];[.CS40];[.CS43];[.CS46];[.CS49];[.CS52];[.CS55];[.CS58];[.CS61];[.CS64];[.CS67];[.CS70];[.CS73];[.CS76])" office:value-type="float" office:value="39772" calcext:value-type="float">
            <text:p>39,772</text:p>
          </table:table-cell>
          <table:table-cell table:style-name="ce28" table:formula="of:=SUM([.CT16];[.CT19];[.CT22];[.CT25];[.CT28];[.CT31];[.CT34];[.CT37];[.CT40];[.CT43];[.CT46];[.CT49];[.CT52];[.CT55];[.CT58];[.CT61];[.CT64];[.CT67];[.CT70];[.CT73];[.CT76])" office:value-type="float" office:value="37640" calcext:value-type="float">
            <text:p>37,640</text:p>
          </table:table-cell>
          <table:table-cell table:style-name="ce51" table:formula="of:=SUM([.CU16];[.CU19];[.CU22];[.CU25];[.CU28];[.CU31];[.CU34];[.CU37];[.CU40];[.CU43];[.CU46];[.CU49];[.CU52];[.CU55];[.CU58];[.CU61];[.CU64];[.CU67];[.CU70];[.CU73];[.CU76])" office:value-type="float" office:value="33655" calcext:value-type="float">
            <text:p>33,655</text:p>
          </table:table-cell>
          <table:table-cell table:style-name="ce28" table:formula="of:=SUM([.CV16];[.CV19];[.CV22];[.CV25];[.CV28];[.CV31];[.CV34];[.CV37];[.CV40];[.CV43];[.CV46];[.CV49];[.CV52];[.CV55];[.CV58];[.CV61];[.CV64];[.CV67];[.CV70];[.CV73];[.CV76])" office:value-type="float" office:value="123808" calcext:value-type="float">
            <text:p>123,808</text:p>
          </table:table-cell>
          <table:table-cell table:style-name="ce28" table:formula="of:=SUM([.CW16];[.CW19];[.CW22];[.CW25];[.CW28];[.CW31];[.CW34];[.CW37];[.CW40];[.CW43];[.CW46];[.CW49];[.CW52];[.CW55];[.CW58];[.CW61];[.CW64];[.CW67];[.CW70];[.CW73];[.CW76])" office:value-type="float" office:value="30916" calcext:value-type="float">
            <text:p>30,916</text:p>
          </table:table-cell>
          <table:table-cell table:style-name="ce28" table:formula="of:=SUM([.CX16];[.CX19];[.CX22];[.CX25];[.CX28];[.CX31];[.CX34];[.CX37];[.CX40];[.CX43];[.CX46];[.CX49];[.CX52];[.CX55];[.CX58];[.CX61];[.CX64];[.CX67];[.CX70];[.CX73];[.CX76])" office:value-type="float" office:value="27877" calcext:value-type="float">
            <text:p>27,877</text:p>
          </table:table-cell>
          <table:table-cell table:style-name="ce28" table:formula="of:=SUM([.CY16];[.CY19];[.CY22];[.CY25];[.CY28];[.CY31];[.CY34];[.CY37];[.CY40];[.CY43];[.CY46];[.CY49];[.CY52];[.CY55];[.CY58];[.CY61];[.CY64];[.CY67];[.CY70];[.CY73];[.CY76])" office:value-type="float" office:value="24924" calcext:value-type="float">
            <text:p>24,924</text:p>
          </table:table-cell>
          <table:table-cell table:style-name="ce28" table:formula="of:=SUM([.CZ16];[.CZ19];[.CZ22];[.CZ25];[.CZ28];[.CZ31];[.CZ34];[.CZ37];[.CZ40];[.CZ43];[.CZ46];[.CZ49];[.CZ52];[.CZ55];[.CZ58];[.CZ61];[.CZ64];[.CZ67];[.CZ70];[.CZ73];[.CZ76])" office:value-type="float" office:value="21186" calcext:value-type="float">
            <text:p>21,186</text:p>
          </table:table-cell>
          <table:table-cell table:style-name="ce51" table:formula="of:=SUM([.DA16];[.DA19];[.DA22];[.DA25];[.DA28];[.DA31];[.DA34];[.DA37];[.DA40];[.DA43];[.DA46];[.DA49];[.DA52];[.DA55];[.DA58];[.DA61];[.DA64];[.DA67];[.DA70];[.DA73];[.DA76])" office:value-type="float" office:value="18905" calcext:value-type="float">
            <text:p>18,905</text:p>
          </table:table-cell>
          <table:table-cell table:style-name="ce28" table:formula="of:=SUM([.DB16];[.DB19];[.DB22];[.DB25];[.DB28];[.DB31];[.DB34];[.DB37];[.DB40];[.DB43];[.DB46];[.DB49];[.DB52];[.DB55];[.DB58];[.DB61];[.DB64];[.DB67];[.DB70];[.DB73];[.DB76])" office:value-type="float" office:value="59527" calcext:value-type="float">
            <text:p>59,527</text:p>
          </table:table-cell>
          <table:table-cell table:style-name="ce28" table:formula="of:=SUM([.DC16];[.DC19];[.DC22];[.DC25];[.DC28];[.DC31];[.DC34];[.DC37];[.DC40];[.DC43];[.DC46];[.DC49];[.DC52];[.DC55];[.DC58];[.DC61];[.DC64];[.DC67];[.DC70];[.DC73];[.DC76])" office:value-type="float" office:value="15679" calcext:value-type="float">
            <text:p>15,679</text:p>
          </table:table-cell>
          <table:table-cell table:style-name="ce28" table:formula="of:=SUM([.DD16];[.DD19];[.DD22];[.DD25];[.DD28];[.DD31];[.DD34];[.DD37];[.DD40];[.DD43];[.DD46];[.DD49];[.DD52];[.DD55];[.DD58];[.DD61];[.DD64];[.DD67];[.DD70];[.DD73];[.DD76])" office:value-type="float" office:value="14592" calcext:value-type="float">
            <text:p>14,592</text:p>
          </table:table-cell>
          <table:table-cell table:style-name="ce28" table:formula="of:=SUM([.DE16];[.DE19];[.DE22];[.DE25];[.DE28];[.DE31];[.DE34];[.DE37];[.DE40];[.DE43];[.DE46];[.DE49];[.DE52];[.DE55];[.DE58];[.DE61];[.DE64];[.DE67];[.DE70];[.DE73];[.DE76])" office:value-type="float" office:value="12492" calcext:value-type="float">
            <text:p>12,492</text:p>
          </table:table-cell>
          <table:table-cell table:style-name="ce28" table:formula="of:=SUM([.DF16];[.DF19];[.DF22];[.DF25];[.DF28];[.DF31];[.DF34];[.DF37];[.DF40];[.DF43];[.DF46];[.DF49];[.DF52];[.DF55];[.DF58];[.DF61];[.DF64];[.DF67];[.DF70];[.DF73];[.DF76])" office:value-type="float" office:value="9471" calcext:value-type="float">
            <text:p>9,471</text:p>
          </table:table-cell>
          <table:table-cell table:style-name="ce51" table:formula="of:=SUM([.DG16];[.DG19];[.DG22];[.DG25];[.DG28];[.DG31];[.DG34];[.DG37];[.DG40];[.DG43];[.DG46];[.DG49];[.DG52];[.DG55];[.DG58];[.DG61];[.DG64];[.DG67];[.DG70];[.DG73];[.DG76])" office:value-type="float" office:value="7293" calcext:value-type="float">
            <text:p>7,293</text:p>
          </table:table-cell>
          <table:table-cell table:style-name="ce28" table:formula="of:=SUM([.DH16];[.DH19];[.DH22];[.DH25];[.DH28];[.DH31];[.DH34];[.DH37];[.DH40];[.DH43];[.DH46];[.DH49];[.DH52];[.DH55];[.DH58];[.DH61];[.DH64];[.DH67];[.DH70];[.DH73];[.DH76])" office:value-type="float" office:value="19510" calcext:value-type="float">
            <text:p>19,510</text:p>
          </table:table-cell>
          <table:table-cell table:style-name="ce28" table:formula="of:=SUM([.DI16];[.DI19];[.DI22];[.DI25];[.DI28];[.DI31];[.DI34];[.DI37];[.DI40];[.DI43];[.DI46];[.DI49];[.DI52];[.DI55];[.DI58];[.DI61];[.DI64];[.DI67];[.DI70];[.DI73];[.DI76])" office:value-type="float" office:value="6058" calcext:value-type="float">
            <text:p>6,058</text:p>
          </table:table-cell>
          <table:table-cell table:style-name="ce28" table:formula="of:=SUM([.DJ16];[.DJ19];[.DJ22];[.DJ25];[.DJ28];[.DJ31];[.DJ34];[.DJ37];[.DJ40];[.DJ43];[.DJ46];[.DJ49];[.DJ52];[.DJ55];[.DJ58];[.DJ61];[.DJ64];[.DJ67];[.DJ70];[.DJ73];[.DJ76])" office:value-type="float" office:value="4980" calcext:value-type="float">
            <text:p>4,980</text:p>
          </table:table-cell>
          <table:table-cell table:style-name="ce28" table:formula="of:=SUM([.DK16];[.DK19];[.DK22];[.DK25];[.DK28];[.DK31];[.DK34];[.DK37];[.DK40];[.DK43];[.DK46];[.DK49];[.DK52];[.DK55];[.DK58];[.DK61];[.DK64];[.DK67];[.DK70];[.DK73];[.DK76])" office:value-type="float" office:value="3504" calcext:value-type="float">
            <text:p>3,504</text:p>
          </table:table-cell>
          <table:table-cell table:style-name="ce28" table:formula="of:=SUM([.DL16];[.DL19];[.DL22];[.DL25];[.DL28];[.DL31];[.DL34];[.DL37];[.DL40];[.DL43];[.DL46];[.DL49];[.DL52];[.DL55];[.DL58];[.DL61];[.DL64];[.DL67];[.DL70];[.DL73];[.DL76])" office:value-type="float" office:value="2837" calcext:value-type="float">
            <text:p>2,837</text:p>
          </table:table-cell>
          <table:table-cell table:style-name="ce51" table:formula="of:=SUM([.DM16];[.DM19];[.DM22];[.DM25];[.DM28];[.DM31];[.DM34];[.DM37];[.DM40];[.DM43];[.DM46];[.DM49];[.DM52];[.DM55];[.DM58];[.DM61];[.DM64];[.DM67];[.DM70];[.DM73];[.DM76])" office:value-type="float" office:value="2131" calcext:value-type="float">
            <text:p>2,131</text:p>
          </table:table-cell>
          <table:table-cell table:style-name="ce28" table:formula="of:=SUM([.DN16];[.DN19];[.DN22];[.DN25];[.DN28];[.DN31];[.DN34];[.DN37];[.DN40];[.DN43];[.DN46];[.DN49];[.DN52];[.DN55];[.DN58];[.DN61];[.DN64];[.DN67];[.DN70];[.DN73];[.DN76])" office:value-type="float" office:value="4414" calcext:value-type="float">
            <text:p>4,414</text:p>
          </table:table-cell>
          <table:table-cell table:style-name="ce28" table:formula="of:=SUM([.DO16];[.DO19];[.DO22];[.DO25];[.DO28];[.DO31];[.DO34];[.DO37];[.DO40];[.DO43];[.DO46];[.DO49];[.DO52];[.DO55];[.DO58];[.DO61];[.DO64];[.DO67];[.DO70];[.DO73];[.DO76])" office:value-type="float" office:value="1608" calcext:value-type="float">
            <text:p>1,608</text:p>
          </table:table-cell>
          <table:table-cell table:style-name="ce28" table:formula="of:=SUM([.DP16];[.DP19];[.DP22];[.DP25];[.DP28];[.DP31];[.DP34];[.DP37];[.DP40];[.DP43];[.DP46];[.DP49];[.DP52];[.DP55];[.DP58];[.DP61];[.DP64];[.DP67];[.DP70];[.DP73];[.DP76])" office:value-type="float" office:value="1129" calcext:value-type="float">
            <text:p>1,129</text:p>
          </table:table-cell>
          <table:table-cell table:style-name="ce28" table:formula="of:=SUM([.DQ16];[.DQ19];[.DQ22];[.DQ25];[.DQ28];[.DQ31];[.DQ34];[.DQ37];[.DQ40];[.DQ43];[.DQ46];[.DQ49];[.DQ52];[.DQ55];[.DQ58];[.DQ61];[.DQ64];[.DQ67];[.DQ70];[.DQ73];[.DQ76])" office:value-type="float" office:value="799" calcext:value-type="float">
            <text:p>799</text:p>
          </table:table-cell>
          <table:table-cell table:style-name="ce28" table:formula="of:=SUM([.DR16];[.DR19];[.DR22];[.DR25];[.DR28];[.DR31];[.DR34];[.DR37];[.DR40];[.DR43];[.DR46];[.DR49];[.DR52];[.DR55];[.DR58];[.DR61];[.DR64];[.DR67];[.DR70];[.DR73];[.DR76])" office:value-type="float" office:value="506" calcext:value-type="float">
            <text:p>506</text:p>
          </table:table-cell>
          <table:table-cell table:style-name="ce51" table:formula="of:=SUM([.DS16];[.DS19];[.DS22];[.DS25];[.DS28];[.DS31];[.DS34];[.DS37];[.DS40];[.DS43];[.DS46];[.DS49];[.DS52];[.DS55];[.DS58];[.DS61];[.DS64];[.DS67];[.DS70];[.DS73];[.DS76])" office:value-type="float" office:value="372" calcext:value-type="float">
            <text:p>372</text:p>
          </table:table-cell>
          <table:table-cell table:style-name="ce28" table:formula="of:=SUM([.DT16];[.DT19];[.DT22];[.DT25];[.DT28];[.DT31];[.DT34];[.DT37];[.DT40];[.DT43];[.DT46];[.DT49];[.DT52];[.DT55];[.DT58];[.DT61];[.DT64];[.DT67];[.DT70];[.DT73];[.DT76])" office:value-type="float" office:value="633" calcext:value-type="float">
            <text:p>63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14];[.J14];[.P14];[.V14];[.AB14];[.AH14];[.AN14];[.AT14];[.AZ14];[.BF14];[.BL14];[.BR14];[.BX14];[.CD14];[.CJ14];[.CP14];[.CV14];[.DB14];[.DH14];[.DN14];[.DT14])" office:value-type="float" office:value="3825164" calcext:value-type="float">
            <text:p>3,825,164</text:p>
          </table:table-cell>
          <table:table-cell table:style-name="ce29" table:formula="of:=SUM([.E14:.I14])" office:value-type="float" office:value="164182" calcext:value-type="float">
            <text:p>164,182</text:p>
          </table:table-cell>
          <table:table-cell table:style-name="ce29" office:value-type="float" office:value="30503" calcext:value-type="float">
            <text:p>30,503</text:p>
          </table:table-cell>
          <table:table-cell table:style-name="ce29" office:value-type="float" office:value="32402" calcext:value-type="float">
            <text:p>32,402</text:p>
          </table:table-cell>
          <table:table-cell table:style-name="ce29" office:value-type="float" office:value="33124" calcext:value-type="float">
            <text:p>33,124</text:p>
          </table:table-cell>
          <table:table-cell table:style-name="ce29" office:value-type="float" office:value="32990" calcext:value-type="float">
            <text:p>32,990</text:p>
          </table:table-cell>
          <table:table-cell table:style-name="ce29" office:value-type="float" office:value="35163" calcext:value-type="float">
            <text:p>35,163</text:p>
          </table:table-cell>
          <table:table-cell table:style-name="ce29" office:value-type="float" office:value="214605" calcext:value-type="float">
            <text:p>214,605</text:p>
          </table:table-cell>
          <table:table-cell table:style-name="ce29" office:value-type="float" office:value="37039" calcext:value-type="float">
            <text:p>37,039</text:p>
          </table:table-cell>
          <table:table-cell table:style-name="ce29" office:value-type="float" office:value="40018" calcext:value-type="float">
            <text:p>40,018</text:p>
          </table:table-cell>
          <table:table-cell table:style-name="ce29" office:value-type="float" office:value="44093" calcext:value-type="float">
            <text:p>44,093</text:p>
          </table:table-cell>
          <table:table-cell table:style-name="ce29" office:value-type="float" office:value="48643" calcext:value-type="float">
            <text:p>48,643</text:p>
          </table:table-cell>
          <table:table-cell table:style-name="ce52" office:value-type="float" office:value="44812" calcext:value-type="float">
            <text:p>44,812</text:p>
          </table:table-cell>
          <table:table-cell table:style-name="ce29" office:value-type="float" office:value="252109" calcext:value-type="float">
            <text:p>252,109</text:p>
          </table:table-cell>
          <table:table-cell table:style-name="ce29" office:value-type="float" office:value="44402" calcext:value-type="float">
            <text:p>44,402</text:p>
          </table:table-cell>
          <table:table-cell table:style-name="ce29" office:value-type="float" office:value="51134" calcext:value-type="float">
            <text:p>51,134</text:p>
          </table:table-cell>
          <table:table-cell table:style-name="ce29" office:value-type="float" office:value="51548" calcext:value-type="float">
            <text:p>51,548</text:p>
          </table:table-cell>
          <table:table-cell table:style-name="ce29" office:value-type="float" office:value="52119" calcext:value-type="float">
            <text:p>52,119</text:p>
          </table:table-cell>
          <table:table-cell table:style-name="ce52" office:value-type="float" office:value="52906" calcext:value-type="float">
            <text:p>52,906</text:p>
          </table:table-cell>
          <table:table-cell table:style-name="ce29" office:value-type="float" office:value="275803" calcext:value-type="float">
            <text:p>275,803</text:p>
          </table:table-cell>
          <table:table-cell table:style-name="ce29" office:value-type="float" office:value="54944" calcext:value-type="float">
            <text:p>54,944</text:p>
          </table:table-cell>
          <table:table-cell table:style-name="ce29" office:value-type="float" office:value="54534" calcext:value-type="float">
            <text:p>54,534</text:p>
          </table:table-cell>
          <table:table-cell table:style-name="ce29" office:value-type="float" office:value="54474" calcext:value-type="float">
            <text:p>54,474</text:p>
          </table:table-cell>
          <table:table-cell table:style-name="ce29" office:value-type="float" office:value="57327" calcext:value-type="float">
            <text:p>57,327</text:p>
          </table:table-cell>
          <table:table-cell table:style-name="ce52" office:value-type="float" office:value="54524" calcext:value-type="float">
            <text:p>54,524</text:p>
          </table:table-cell>
          <table:table-cell table:style-name="ce29" office:value-type="float" office:value="284241" calcext:value-type="float">
            <text:p>284,241</text:p>
          </table:table-cell>
          <table:table-cell table:style-name="ce29" office:value-type="float" office:value="56468" calcext:value-type="float">
            <text:p>56,468</text:p>
          </table:table-cell>
          <table:table-cell table:style-name="ce29" office:value-type="float" office:value="52879" calcext:value-type="float">
            <text:p>52,879</text:p>
          </table:table-cell>
          <table:table-cell table:style-name="ce29" office:value-type="float" office:value="52854" calcext:value-type="float">
            <text:p>52,854</text:p>
          </table:table-cell>
          <table:table-cell table:style-name="ce29" office:value-type="float" office:value="59020" calcext:value-type="float">
            <text:p>59,020</text:p>
          </table:table-cell>
          <table:table-cell table:style-name="ce52" office:value-type="float" office:value="63020" calcext:value-type="float">
            <text:p>63,020</text:p>
          </table:table-cell>
          <table:table-cell table:style-name="ce29" office:value-type="float" office:value="355702" calcext:value-type="float">
            <text:p>355,702</text:p>
          </table:table-cell>
          <table:table-cell table:style-name="ce29" office:value-type="float" office:value="66495" calcext:value-type="float">
            <text:p>66,495</text:p>
          </table:table-cell>
          <table:table-cell table:style-name="ce29" office:value-type="float" office:value="70865" calcext:value-type="float">
            <text:p>70,865</text:p>
          </table:table-cell>
          <table:table-cell table:style-name="ce29" office:value-type="float" office:value="72819" calcext:value-type="float">
            <text:p>72,819</text:p>
          </table:table-cell>
          <table:table-cell table:style-name="ce29" office:value-type="float" office:value="71647" calcext:value-type="float">
            <text:p>71,647</text:p>
          </table:table-cell>
          <table:table-cell table:style-name="ce52" office:value-type="float" office:value="73876" calcext:value-type="float">
            <text:p>73,876</text:p>
          </table:table-cell>
          <table:table-cell table:style-name="ce29" office:value-type="float" office:value="341934" calcext:value-type="float">
            <text:p>341,934</text:p>
          </table:table-cell>
          <table:table-cell table:style-name="ce29" office:value-type="float" office:value="71555" calcext:value-type="float">
            <text:p>71,555</text:p>
          </table:table-cell>
          <table:table-cell table:style-name="ce29" office:value-type="float" office:value="70622" calcext:value-type="float">
            <text:p>70,622</text:p>
          </table:table-cell>
          <table:table-cell table:style-name="ce29" office:value-type="float" office:value="72415" calcext:value-type="float">
            <text:p>72,415</text:p>
          </table:table-cell>
          <table:table-cell table:style-name="ce29" office:value-type="float" office:value="63631" calcext:value-type="float">
            <text:p>63,631</text:p>
          </table:table-cell>
          <table:table-cell table:style-name="ce52" office:value-type="float" office:value="63711" calcext:value-type="float">
            <text:p>63,711</text:p>
          </table:table-cell>
          <table:table-cell table:style-name="ce29" office:value-type="float" office:value="317451" calcext:value-type="float">
            <text:p>317,451</text:p>
          </table:table-cell>
          <table:table-cell table:style-name="ce29" office:value-type="float" office:value="63023" calcext:value-type="float">
            <text:p>63,023</text:p>
          </table:table-cell>
          <table:table-cell table:style-name="ce29" office:value-type="float" office:value="61975" calcext:value-type="float">
            <text:p>61,975</text:p>
          </table:table-cell>
          <table:table-cell table:style-name="ce29" office:value-type="float" office:value="63665" calcext:value-type="float">
            <text:p>63,665</text:p>
          </table:table-cell>
          <table:table-cell table:style-name="ce29" office:value-type="float" office:value="64624" calcext:value-type="float">
            <text:p>64,624</text:p>
          </table:table-cell>
          <table:table-cell table:style-name="ce52" office:value-type="float" office:value="64164" calcext:value-type="float">
            <text:p>64,164</text:p>
          </table:table-cell>
          <table:table-cell table:style-name="ce29" office:value-type="float" office:value="321799" calcext:value-type="float">
            <text:p>321,799</text:p>
          </table:table-cell>
          <table:table-cell table:style-name="ce29" office:value-type="float" office:value="63556" calcext:value-type="float">
            <text:p>63,556</text:p>
          </table:table-cell>
          <table:table-cell table:style-name="ce29" office:value-type="float" office:value="62312" calcext:value-type="float">
            <text:p>62,312</text:p>
          </table:table-cell>
          <table:table-cell table:style-name="ce29" office:value-type="float" office:value="63962" calcext:value-type="float">
            <text:p>63,962</text:p>
          </table:table-cell>
          <table:table-cell table:style-name="ce29" office:value-type="float" office:value="65857" calcext:value-type="float">
            <text:p>65,857</text:p>
          </table:table-cell>
          <table:table-cell table:style-name="ce52" office:value-type="float" office:value="66112" calcext:value-type="float">
            <text:p>66,112</text:p>
          </table:table-cell>
          <table:table-cell table:style-name="ce29" office:value-type="float" office:value="331969" calcext:value-type="float">
            <text:p>331,969</text:p>
          </table:table-cell>
          <table:table-cell table:style-name="ce29" office:value-type="float" office:value="68213" calcext:value-type="float">
            <text:p>68,213</text:p>
          </table:table-cell>
          <table:table-cell table:style-name="ce29" office:value-type="float" office:value="66983" calcext:value-type="float">
            <text:p>66,983</text:p>
          </table:table-cell>
          <table:table-cell table:style-name="ce29" office:value-type="float" office:value="65649" calcext:value-type="float">
            <text:p>65,649</text:p>
          </table:table-cell>
          <table:table-cell table:style-name="ce29" office:value-type="float" office:value="65539" calcext:value-type="float">
            <text:p>65,539</text:p>
          </table:table-cell>
          <table:table-cell table:style-name="ce52" office:value-type="float" office:value="65585" calcext:value-type="float">
            <text:p>65,585</text:p>
          </table:table-cell>
          <table:table-cell table:style-name="ce29" office:value-type="float" office:value="302177" calcext:value-type="float">
            <text:p>302,177</text:p>
          </table:table-cell>
          <table:table-cell table:style-name="ce29" office:value-type="float" office:value="62717" calcext:value-type="float">
            <text:p>62,717</text:p>
          </table:table-cell>
          <table:table-cell table:style-name="ce29" office:value-type="float" office:value="59422" calcext:value-type="float">
            <text:p>59,422</text:p>
          </table:table-cell>
          <table:table-cell table:style-name="ce29" office:value-type="float" office:value="62800" calcext:value-type="float">
            <text:p>62,800</text:p>
          </table:table-cell>
          <table:table-cell table:style-name="ce29" office:value-type="float" office:value="61080" calcext:value-type="float">
            <text:p>61,080</text:p>
          </table:table-cell>
          <table:table-cell table:style-name="ce52" office:value-type="float" office:value="56158" calcext:value-type="float">
            <text:p>56,158</text:p>
          </table:table-cell>
          <table:table-cell table:style-name="ce29" office:value-type="float" office:value="240952" calcext:value-type="float">
            <text:p>240,952</text:p>
          </table:table-cell>
          <table:table-cell table:style-name="ce29" office:value-type="float" office:value="54530" calcext:value-type="float">
            <text:p>54,530</text:p>
          </table:table-cell>
          <table:table-cell table:style-name="ce29" office:value-type="float" office:value="53385" calcext:value-type="float">
            <text:p>53,385</text:p>
          </table:table-cell>
          <table:table-cell table:style-name="ce29" office:value-type="float" office:value="50987" calcext:value-type="float">
            <text:p>50,987</text:p>
          </table:table-cell>
          <table:table-cell table:style-name="ce29" office:value-type="float" office:value="41901" calcext:value-type="float">
            <text:p>41,901</text:p>
          </table:table-cell>
          <table:table-cell table:style-name="ce52" office:value-type="float" office:value="40149" calcext:value-type="float">
            <text:p>40,149</text:p>
          </table:table-cell>
          <table:table-cell table:style-name="ce29" office:value-type="float" office:value="127284" calcext:value-type="float">
            <text:p>127,284</text:p>
          </table:table-cell>
          <table:table-cell table:style-name="ce29" office:value-type="float" office:value="32770" calcext:value-type="float">
            <text:p>32,770</text:p>
          </table:table-cell>
          <table:table-cell table:style-name="ce29" office:value-type="float" office:value="28721" calcext:value-type="float">
            <text:p>28,721</text:p>
          </table:table-cell>
          <table:table-cell table:style-name="ce29" office:value-type="float" office:value="22022" calcext:value-type="float">
            <text:p>22,022</text:p>
          </table:table-cell>
          <table:table-cell table:style-name="ce29" office:value-type="float" office:value="20327" calcext:value-type="float">
            <text:p>20,327</text:p>
          </table:table-cell>
          <table:table-cell table:style-name="ce52" office:value-type="float" office:value="23444" calcext:value-type="float">
            <text:p>23,444</text:p>
          </table:table-cell>
          <table:table-cell table:style-name="ce29" office:value-type="float" office:value="102456" calcext:value-type="float">
            <text:p>102,456</text:p>
          </table:table-cell>
          <table:table-cell table:style-name="ce29" office:value-type="float" office:value="22537" calcext:value-type="float">
            <text:p>22,537</text:p>
          </table:table-cell>
          <table:table-cell table:style-name="ce29" office:value-type="float" office:value="21351" calcext:value-type="float">
            <text:p>21,351</text:p>
          </table:table-cell>
          <table:table-cell table:style-name="ce29" office:value-type="float" office:value="21005" calcext:value-type="float">
            <text:p>21,005</text:p>
          </table:table-cell>
          <table:table-cell table:style-name="ce29" office:value-type="float" office:value="19824" calcext:value-type="float">
            <text:p>19,824</text:p>
          </table:table-cell>
          <table:table-cell table:style-name="ce52" office:value-type="float" office:value="17739" calcext:value-type="float">
            <text:p>17,739</text:p>
          </table:table-cell>
          <table:table-cell table:style-name="ce29" office:value-type="float" office:value="71200" calcext:value-type="float">
            <text:p>71,200</text:p>
          </table:table-cell>
          <table:table-cell table:style-name="ce29" office:value-type="float" office:value="16128" calcext:value-type="float">
            <text:p>16,128</text:p>
          </table:table-cell>
          <table:table-cell table:style-name="ce29" office:value-type="float" office:value="15379" calcext:value-type="float">
            <text:p>15,379</text:p>
          </table:table-cell>
          <table:table-cell table:style-name="ce29" office:value-type="float" office:value="13964" calcext:value-type="float">
            <text:p>13,964</text:p>
          </table:table-cell>
          <table:table-cell table:style-name="ce29" office:value-type="float" office:value="13481" calcext:value-type="float">
            <text:p>13,481</text:p>
          </table:table-cell>
          <table:table-cell table:style-name="ce52" office:value-type="float" office:value="12248" calcext:value-type="float">
            <text:p>12,248</text:p>
          </table:table-cell>
          <table:table-cell table:style-name="ce29" office:value-type="float" office:value="56610" calcext:value-type="float">
            <text:p>56,610</text:p>
          </table:table-cell>
          <table:table-cell table:style-name="ce29" office:value-type="float" office:value="11871" calcext:value-type="float">
            <text:p>11,871</text:p>
          </table:table-cell>
          <table:table-cell table:style-name="ce29" office:value-type="float" office:value="11899" calcext:value-type="float">
            <text:p>11,899</text:p>
          </table:table-cell>
          <table:table-cell table:style-name="ce29" office:value-type="float" office:value="11364" calcext:value-type="float">
            <text:p>11,364</text:p>
          </table:table-cell>
          <table:table-cell table:style-name="ce29" office:value-type="float" office:value="11271" calcext:value-type="float">
            <text:p>11,271</text:p>
          </table:table-cell>
          <table:table-cell table:style-name="ce52" office:value-type="float" office:value="10205" calcext:value-type="float">
            <text:p>10,205</text:p>
          </table:table-cell>
          <table:table-cell table:style-name="ce29" office:value-type="float" office:value="39188" calcext:value-type="float">
            <text:p>39,188</text:p>
          </table:table-cell>
          <table:table-cell table:style-name="ce29" office:value-type="float" office:value="9757" calcext:value-type="float">
            <text:p>9,757</text:p>
          </table:table-cell>
          <table:table-cell table:style-name="ce29" office:value-type="float" office:value="8790" calcext:value-type="float">
            <text:p>8,790</text:p>
          </table:table-cell>
          <table:table-cell table:style-name="ce29" office:value-type="float" office:value="7907" calcext:value-type="float">
            <text:p>7,907</text:p>
          </table:table-cell>
          <table:table-cell table:style-name="ce29" office:value-type="float" office:value="6968" calcext:value-type="float">
            <text:p>6,968</text:p>
          </table:table-cell>
          <table:table-cell table:style-name="ce52" office:value-type="float" office:value="5766" calcext:value-type="float">
            <text:p>5,766</text:p>
          </table:table-cell>
          <table:table-cell table:style-name="ce29" office:value-type="float" office:value="17880" calcext:value-type="float">
            <text:p>17,880</text:p>
          </table:table-cell>
          <table:table-cell table:style-name="ce29" office:value-type="float" office:value="4765" calcext:value-type="float">
            <text:p>4,765</text:p>
          </table:table-cell>
          <table:table-cell table:style-name="ce29" office:value-type="float" office:value="4460" calcext:value-type="float">
            <text:p>4,460</text:p>
          </table:table-cell>
          <table:table-cell table:style-name="ce29" office:value-type="float" office:value="3712" calcext:value-type="float">
            <text:p>3,712</text:p>
          </table:table-cell>
          <table:table-cell table:style-name="ce29" office:value-type="float" office:value="2803" calcext:value-type="float">
            <text:p>2,803</text:p>
          </table:table-cell>
          <table:table-cell table:style-name="ce52" office:value-type="float" office:value="2140" calcext:value-type="float">
            <text:p>2,140</text:p>
          </table:table-cell>
          <table:table-cell table:style-name="ce29" office:value-type="float" office:value="5716" calcext:value-type="float">
            <text:p>5,716</text:p>
          </table:table-cell>
          <table:table-cell table:style-name="ce29" office:value-type="float" office:value="1785" calcext:value-type="float">
            <text:p>1,785</text:p>
          </table:table-cell>
          <table:table-cell table:style-name="ce29" office:value-type="float" office:value="1392" calcext:value-type="float">
            <text:p>1,392</text:p>
          </table:table-cell>
          <table:table-cell table:style-name="ce29" office:value-type="float" office:value="1030" calcext:value-type="float">
            <text:p>1,030</text:p>
          </table:table-cell>
          <table:table-cell table:style-name="ce29" office:value-type="float" office:value="797" calcext:value-type="float">
            <text:p>797</text:p>
          </table:table-cell>
          <table:table-cell table:style-name="ce52" office:value-type="float" office:value="712" calcext:value-type="float">
            <text:p>712</text:p>
          </table:table-cell>
          <table:table-cell table:style-name="ce29" office:value-type="float" office:value="1470" calcext:value-type="float">
            <text:p>1,470</text:p>
          </table:table-cell>
          <table:table-cell table:style-name="ce29" office:value-type="float" office:value="462" calcext:value-type="float">
            <text:p>462</text:p>
          </table:table-cell>
          <table:table-cell table:style-name="ce29" office:value-type="float" office:value="440" calcext:value-type="float">
            <text:p>440</text:p>
          </table:table-cell>
          <table:table-cell table:style-name="ce29" office:value-type="float" office:value="260" calcext:value-type="float">
            <text:p>260</text:p>
          </table:table-cell>
          <table:table-cell table:style-name="ce29" office:value-type="float" office:value="169" calcext:value-type="float">
            <text:p>169</text:p>
          </table:table-cell>
          <table:table-cell table:style-name="ce52" office:value-type="float" office:value="139" calcext:value-type="float">
            <text:p>139</text:p>
          </table:table-cell>
          <table:table-cell table:style-name="ce29" office:value-type="float" office:value="436" calcext:value-type="float">
            <text:p>436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15];[.J15];[.P15];[.V15];[.AB15];[.AH15];[.AN15];[.AT15];[.AZ15];[.BF15];[.BL15];[.BR15];[.BX15];[.CD15];[.CJ15];[.CP15];[.CV15];[.DB15];[.DH15];[.DN15];[.DT15])" office:value-type="float" office:value="1909826" calcext:value-type="float">
            <text:p>1,909,826</text:p>
          </table:table-cell>
          <table:table-cell table:style-name="ce29" table:formula="of:=SUM([.E15:.I15])" office:value-type="float" office:value="85813" calcext:value-type="float">
            <text:p>85,813</text:p>
          </table:table-cell>
          <table:table-cell table:style-name="ce29" office:value-type="float" office:value="16023" calcext:value-type="float">
            <text:p>16,023</text:p>
          </table:table-cell>
          <table:table-cell table:style-name="ce29" office:value-type="float" office:value="16978" calcext:value-type="float">
            <text:p>16,978</text:p>
          </table:table-cell>
          <table:table-cell table:style-name="ce29" office:value-type="float" office:value="17289" calcext:value-type="float">
            <text:p>17,289</text:p>
          </table:table-cell>
          <table:table-cell table:style-name="ce29" office:value-type="float" office:value="17024" calcext:value-type="float">
            <text:p>17,024</text:p>
          </table:table-cell>
          <table:table-cell table:style-name="ce29" office:value-type="float" office:value="18499" calcext:value-type="float">
            <text:p>18,499</text:p>
          </table:table-cell>
          <table:table-cell table:style-name="ce29" office:value-type="float" office:value="111879" calcext:value-type="float">
            <text:p>111,879</text:p>
          </table:table-cell>
          <table:table-cell table:style-name="ce29" office:value-type="float" office:value="19556" calcext:value-type="float">
            <text:p>19,556</text:p>
          </table:table-cell>
          <table:table-cell table:style-name="ce29" office:value-type="float" office:value="20842" calcext:value-type="float">
            <text:p>20,842</text:p>
          </table:table-cell>
          <table:table-cell table:style-name="ce29" office:value-type="float" office:value="22931" calcext:value-type="float">
            <text:p>22,931</text:p>
          </table:table-cell>
          <table:table-cell table:style-name="ce29" office:value-type="float" office:value="25335" calcext:value-type="float">
            <text:p>25,335</text:p>
          </table:table-cell>
          <table:table-cell table:style-name="ce52" office:value-type="float" office:value="23215" calcext:value-type="float">
            <text:p>23,215</text:p>
          </table:table-cell>
          <table:table-cell table:style-name="ce29" office:value-type="float" office:value="130394" calcext:value-type="float">
            <text:p>130,394</text:p>
          </table:table-cell>
          <table:table-cell table:style-name="ce29" office:value-type="float" office:value="22903" calcext:value-type="float">
            <text:p>22,903</text:p>
          </table:table-cell>
          <table:table-cell table:style-name="ce29" office:value-type="float" office:value="26554" calcext:value-type="float">
            <text:p>26,554</text:p>
          </table:table-cell>
          <table:table-cell table:style-name="ce29" office:value-type="float" office:value="26573" calcext:value-type="float">
            <text:p>26,573</text:p>
          </table:table-cell>
          <table:table-cell table:style-name="ce29" office:value-type="float" office:value="26872" calcext:value-type="float">
            <text:p>26,872</text:p>
          </table:table-cell>
          <table:table-cell table:style-name="ce52" office:value-type="float" office:value="27492" calcext:value-type="float">
            <text:p>27,492</text:p>
          </table:table-cell>
          <table:table-cell table:style-name="ce29" office:value-type="float" office:value="144183" calcext:value-type="float">
            <text:p>144,183</text:p>
          </table:table-cell>
          <table:table-cell table:style-name="ce29" office:value-type="float" office:value="28730" calcext:value-type="float">
            <text:p>28,730</text:p>
          </table:table-cell>
          <table:table-cell table:style-name="ce29" office:value-type="float" office:value="28491" calcext:value-type="float">
            <text:p>28,491</text:p>
          </table:table-cell>
          <table:table-cell table:style-name="ce29" office:value-type="float" office:value="28598" calcext:value-type="float">
            <text:p>28,598</text:p>
          </table:table-cell>
          <table:table-cell table:style-name="ce29" office:value-type="float" office:value="29989" calcext:value-type="float">
            <text:p>29,989</text:p>
          </table:table-cell>
          <table:table-cell table:style-name="ce52" office:value-type="float" office:value="28375" calcext:value-type="float">
            <text:p>28,375</text:p>
          </table:table-cell>
          <table:table-cell table:style-name="ce29" office:value-type="float" office:value="145925" calcext:value-type="float">
            <text:p>145,925</text:p>
          </table:table-cell>
          <table:table-cell table:style-name="ce29" office:value-type="float" office:value="29150" calcext:value-type="float">
            <text:p>29,150</text:p>
          </table:table-cell>
          <table:table-cell table:style-name="ce29" office:value-type="float" office:value="27180" calcext:value-type="float">
            <text:p>27,180</text:p>
          </table:table-cell>
          <table:table-cell table:style-name="ce29" office:value-type="float" office:value="26954" calcext:value-type="float">
            <text:p>26,954</text:p>
          </table:table-cell>
          <table:table-cell table:style-name="ce29" office:value-type="float" office:value="30236" calcext:value-type="float">
            <text:p>30,236</text:p>
          </table:table-cell>
          <table:table-cell table:style-name="ce52" office:value-type="float" office:value="32405" calcext:value-type="float">
            <text:p>32,405</text:p>
          </table:table-cell>
          <table:table-cell table:style-name="ce29" office:value-type="float" office:value="180185" calcext:value-type="float">
            <text:p>180,185</text:p>
          </table:table-cell>
          <table:table-cell table:style-name="ce29" office:value-type="float" office:value="33911" calcext:value-type="float">
            <text:p>33,911</text:p>
          </table:table-cell>
          <table:table-cell table:style-name="ce29" office:value-type="float" office:value="36006" calcext:value-type="float">
            <text:p>36,006</text:p>
          </table:table-cell>
          <table:table-cell table:style-name="ce29" office:value-type="float" office:value="36865" calcext:value-type="float">
            <text:p>36,865</text:p>
          </table:table-cell>
          <table:table-cell table:style-name="ce29" office:value-type="float" office:value="36175" calcext:value-type="float">
            <text:p>36,175</text:p>
          </table:table-cell>
          <table:table-cell table:style-name="ce52" office:value-type="float" office:value="37228" calcext:value-type="float">
            <text:p>37,228</text:p>
          </table:table-cell>
          <table:table-cell table:style-name="ce29" office:value-type="float" office:value="171110" calcext:value-type="float">
            <text:p>171,110</text:p>
          </table:table-cell>
          <table:table-cell table:style-name="ce29" office:value-type="float" office:value="36059" calcext:value-type="float">
            <text:p>36,059</text:p>
          </table:table-cell>
          <table:table-cell table:style-name="ce29" office:value-type="float" office:value="35226" calcext:value-type="float">
            <text:p>35,226</text:p>
          </table:table-cell>
          <table:table-cell table:style-name="ce29" office:value-type="float" office:value="36355" calcext:value-type="float">
            <text:p>36,355</text:p>
          </table:table-cell>
          <table:table-cell table:style-name="ce29" office:value-type="float" office:value="31595" calcext:value-type="float">
            <text:p>31,595</text:p>
          </table:table-cell>
          <table:table-cell table:style-name="ce52" office:value-type="float" office:value="31875" calcext:value-type="float">
            <text:p>31,875</text:p>
          </table:table-cell>
          <table:table-cell table:style-name="ce29" office:value-type="float" office:value="157921" calcext:value-type="float">
            <text:p>157,921</text:p>
          </table:table-cell>
          <table:table-cell table:style-name="ce29" office:value-type="float" office:value="31693" calcext:value-type="float">
            <text:p>31,693</text:p>
          </table:table-cell>
          <table:table-cell table:style-name="ce29" office:value-type="float" office:value="30899" calcext:value-type="float">
            <text:p>30,899</text:p>
          </table:table-cell>
          <table:table-cell table:style-name="ce29" office:value-type="float" office:value="31800" calcext:value-type="float">
            <text:p>31,800</text:p>
          </table:table-cell>
          <table:table-cell table:style-name="ce29" office:value-type="float" office:value="32042" calcext:value-type="float">
            <text:p>32,042</text:p>
          </table:table-cell>
          <table:table-cell table:style-name="ce52" office:value-type="float" office:value="31487" calcext:value-type="float">
            <text:p>31,487</text:p>
          </table:table-cell>
          <table:table-cell table:style-name="ce29" office:value-type="float" office:value="155684" calcext:value-type="float">
            <text:p>155,684</text:p>
          </table:table-cell>
          <table:table-cell table:style-name="ce29" office:value-type="float" office:value="31137" calcext:value-type="float">
            <text:p>31,137</text:p>
          </table:table-cell>
          <table:table-cell table:style-name="ce29" office:value-type="float" office:value="30390" calcext:value-type="float">
            <text:p>30,390</text:p>
          </table:table-cell>
          <table:table-cell table:style-name="ce29" office:value-type="float" office:value="30680" calcext:value-type="float">
            <text:p>30,680</text:p>
          </table:table-cell>
          <table:table-cell table:style-name="ce29" office:value-type="float" office:value="31605" calcext:value-type="float">
            <text:p>31,605</text:p>
          </table:table-cell>
          <table:table-cell table:style-name="ce52" office:value-type="float" office:value="31872" calcext:value-type="float">
            <text:p>31,872</text:p>
          </table:table-cell>
          <table:table-cell table:style-name="ce29" office:value-type="float" office:value="158914" calcext:value-type="float">
            <text:p>158,914</text:p>
          </table:table-cell>
          <table:table-cell table:style-name="ce29" office:value-type="float" office:value="32576" calcext:value-type="float">
            <text:p>32,576</text:p>
          </table:table-cell>
          <table:table-cell table:style-name="ce29" office:value-type="float" office:value="32156" calcext:value-type="float">
            <text:p>32,156</text:p>
          </table:table-cell>
          <table:table-cell table:style-name="ce29" office:value-type="float" office:value="31462" calcext:value-type="float">
            <text:p>31,462</text:p>
          </table:table-cell>
          <table:table-cell table:style-name="ce29" office:value-type="float" office:value="31392" calcext:value-type="float">
            <text:p>31,392</text:p>
          </table:table-cell>
          <table:table-cell table:style-name="ce52" office:value-type="float" office:value="31328" calcext:value-type="float">
            <text:p>31,328</text:p>
          </table:table-cell>
          <table:table-cell table:style-name="ce29" office:value-type="float" office:value="144484" calcext:value-type="float">
            <text:p>144,484</text:p>
          </table:table-cell>
          <table:table-cell table:style-name="ce29" office:value-type="float" office:value="29875" calcext:value-type="float">
            <text:p>29,875</text:p>
          </table:table-cell>
          <table:table-cell table:style-name="ce29" office:value-type="float" office:value="28350" calcext:value-type="float">
            <text:p>28,350</text:p>
          </table:table-cell>
          <table:table-cell table:style-name="ce29" office:value-type="float" office:value="30061" calcext:value-type="float">
            <text:p>30,061</text:p>
          </table:table-cell>
          <table:table-cell table:style-name="ce29" office:value-type="float" office:value="29299" calcext:value-type="float">
            <text:p>29,299</text:p>
          </table:table-cell>
          <table:table-cell table:style-name="ce52" office:value-type="float" office:value="26899" calcext:value-type="float">
            <text:p>26,899</text:p>
          </table:table-cell>
          <table:table-cell table:style-name="ce29" office:value-type="float" office:value="115992" calcext:value-type="float">
            <text:p>115,992</text:p>
          </table:table-cell>
          <table:table-cell table:style-name="ce29" office:value-type="float" office:value="26100" calcext:value-type="float">
            <text:p>26,100</text:p>
          </table:table-cell>
          <table:table-cell table:style-name="ce29" office:value-type="float" office:value="25626" calcext:value-type="float">
            <text:p>25,626</text:p>
          </table:table-cell>
          <table:table-cell table:style-name="ce29" office:value-type="float" office:value="24579" calcext:value-type="float">
            <text:p>24,579</text:p>
          </table:table-cell>
          <table:table-cell table:style-name="ce29" office:value-type="float" office:value="20218" calcext:value-type="float">
            <text:p>20,218</text:p>
          </table:table-cell>
          <table:table-cell table:style-name="ce52" office:value-type="float" office:value="19469" calcext:value-type="float">
            <text:p>19,469</text:p>
          </table:table-cell>
          <table:table-cell table:style-name="ce29" office:value-type="float" office:value="61785" calcext:value-type="float">
            <text:p>61,785</text:p>
          </table:table-cell>
          <table:table-cell table:style-name="ce29" office:value-type="float" office:value="15888" calcext:value-type="float">
            <text:p>15,888</text:p>
          </table:table-cell>
          <table:table-cell table:style-name="ce29" office:value-type="float" office:value="13901" calcext:value-type="float">
            <text:p>13,901</text:p>
          </table:table-cell>
          <table:table-cell table:style-name="ce29" office:value-type="float" office:value="10684" calcext:value-type="float">
            <text:p>10,684</text:p>
          </table:table-cell>
          <table:table-cell table:style-name="ce29" office:value-type="float" office:value="9907" calcext:value-type="float">
            <text:p>9,907</text:p>
          </table:table-cell>
          <table:table-cell table:style-name="ce52" office:value-type="float" office:value="11405" calcext:value-type="float">
            <text:p>11,405</text:p>
          </table:table-cell>
          <table:table-cell table:style-name="ce29" office:value-type="float" office:value="48288" calcext:value-type="float">
            <text:p>48,288</text:p>
          </table:table-cell>
          <table:table-cell table:style-name="ce29" office:value-type="float" office:value="10909" calcext:value-type="float">
            <text:p>10,909</text:p>
          </table:table-cell>
          <table:table-cell table:style-name="ce29" office:value-type="float" office:value="10109" calcext:value-type="float">
            <text:p>10,109</text:p>
          </table:table-cell>
          <table:table-cell table:style-name="ce29" office:value-type="float" office:value="9972" calcext:value-type="float">
            <text:p>9,972</text:p>
          </table:table-cell>
          <table:table-cell table:style-name="ce29" office:value-type="float" office:value="9239" calcext:value-type="float">
            <text:p>9,239</text:p>
          </table:table-cell>
          <table:table-cell table:style-name="ce52" office:value-type="float" office:value="8059" calcext:value-type="float">
            <text:p>8,059</text:p>
          </table:table-cell>
          <table:table-cell table:style-name="ce29" office:value-type="float" office:value="32629" calcext:value-type="float">
            <text:p>32,629</text:p>
          </table:table-cell>
          <table:table-cell table:style-name="ce29" office:value-type="float" office:value="7329" calcext:value-type="float">
            <text:p>7,329</text:p>
          </table:table-cell>
          <table:table-cell table:style-name="ce29" office:value-type="float" office:value="7025" calcext:value-type="float">
            <text:p>7,025</text:p>
          </table:table-cell>
          <table:table-cell table:style-name="ce29" office:value-type="float" office:value="6324" calcext:value-type="float">
            <text:p>6,324</text:p>
          </table:table-cell>
          <table:table-cell table:style-name="ce29" office:value-type="float" office:value="6274" calcext:value-type="float">
            <text:p>6,274</text:p>
          </table:table-cell>
          <table:table-cell table:style-name="ce52" office:value-type="float" office:value="5677" calcext:value-type="float">
            <text:p>5,677</text:p>
          </table:table-cell>
          <table:table-cell table:style-name="ce29" office:value-type="float" office:value="30065" calcext:value-type="float">
            <text:p>30,065</text:p>
          </table:table-cell>
          <table:table-cell table:style-name="ce29" office:value-type="float" office:value="5828" calcext:value-type="float">
            <text:p>5,828</text:p>
          </table:table-cell>
          <table:table-cell table:style-name="ce29" office:value-type="float" office:value="6163" calcext:value-type="float">
            <text:p>6,163</text:p>
          </table:table-cell>
          <table:table-cell table:style-name="ce29" office:value-type="float" office:value="6085" calcext:value-type="float">
            <text:p>6,085</text:p>
          </table:table-cell>
          <table:table-cell table:style-name="ce29" office:value-type="float" office:value="6297" calcext:value-type="float">
            <text:p>6,297</text:p>
          </table:table-cell>
          <table:table-cell table:style-name="ce52" office:value-type="float" office:value="5692" calcext:value-type="float">
            <text:p>5,692</text:p>
          </table:table-cell>
          <table:table-cell table:style-name="ce29" office:value-type="float" office:value="21471" calcext:value-type="float">
            <text:p>21,471</text:p>
          </table:table-cell>
          <table:table-cell table:style-name="ce29" office:value-type="float" office:value="5423" calcext:value-type="float">
            <text:p>5,423</text:p>
          </table:table-cell>
          <table:table-cell table:style-name="ce29" office:value-type="float" office:value="4781" calcext:value-type="float">
            <text:p>4,781</text:p>
          </table:table-cell>
          <table:table-cell table:style-name="ce29" office:value-type="float" office:value="4370" calcext:value-type="float">
            <text:p>4,370</text:p>
          </table:table-cell>
          <table:table-cell table:style-name="ce29" office:value-type="float" office:value="3879" calcext:value-type="float">
            <text:p>3,879</text:p>
          </table:table-cell>
          <table:table-cell table:style-name="ce52" office:value-type="float" office:value="3018" calcext:value-type="float">
            <text:p>3,018</text:p>
          </table:table-cell>
          <table:table-cell table:style-name="ce29" office:value-type="float" office:value="9414" calcext:value-type="float">
            <text:p>9,414</text:p>
          </table:table-cell>
          <table:table-cell table:style-name="ce29" office:value-type="float" office:value="2537" calcext:value-type="float">
            <text:p>2,537</text:p>
          </table:table-cell>
          <table:table-cell table:style-name="ce29" office:value-type="float" office:value="2388" calcext:value-type="float">
            <text:p>2,388</text:p>
          </table:table-cell>
          <table:table-cell table:style-name="ce29" office:value-type="float" office:value="1962" calcext:value-type="float">
            <text:p>1,962</text:p>
          </table:table-cell>
          <table:table-cell table:style-name="ce29" office:value-type="float" office:value="1422" calcext:value-type="float">
            <text:p>1,422</text:p>
          </table:table-cell>
          <table:table-cell table:style-name="ce52" office:value-type="float" office:value="1105" calcext:value-type="float">
            <text:p>1,105</text:p>
          </table:table-cell>
          <table:table-cell table:style-name="ce29" office:value-type="float" office:value="2725" calcext:value-type="float">
            <text:p>2,725</text:p>
          </table:table-cell>
          <table:table-cell table:style-name="ce29" office:value-type="float" office:value="872" calcext:value-type="float">
            <text:p>872</text:p>
          </table:table-cell>
          <table:table-cell table:style-name="ce29" office:value-type="float" office:value="678" calcext:value-type="float">
            <text:p>678</text:p>
          </table:table-cell>
          <table:table-cell table:style-name="ce29" office:value-type="float" office:value="483" calcext:value-type="float">
            <text:p>483</text:p>
          </table:table-cell>
          <table:table-cell table:style-name="ce29" office:value-type="float" office:value="351" calcext:value-type="float">
            <text:p>351</text:p>
          </table:table-cell>
          <table:table-cell table:style-name="ce52" office:value-type="float" office:value="341" calcext:value-type="float">
            <text:p>341</text:p>
          </table:table-cell>
          <table:table-cell table:style-name="ce29" office:value-type="float" office:value="709" calcext:value-type="float">
            <text:p>709</text:p>
          </table:table-cell>
          <table:table-cell table:style-name="ce29" office:value-type="float" office:value="208" calcext:value-type="float">
            <text:p>208</text:p>
          </table:table-cell>
          <table:table-cell table:style-name="ce29" office:value-type="float" office:value="240" calcext:value-type="float">
            <text:p>240</text:p>
          </table:table-cell>
          <table:table-cell table:style-name="ce29" office:value-type="float" office:value="113" calcext:value-type="float">
            <text:p>113</text:p>
          </table:table-cell>
          <table:table-cell table:style-name="ce29" office:value-type="float" office:value="82" calcext:value-type="float">
            <text:p>82</text:p>
          </table:table-cell>
          <table:table-cell table:style-name="ce52" office:value-type="float" office:value="66" calcext:value-type="float">
            <text:p>66</text:p>
          </table:table-cell>
          <table:table-cell table:style-name="ce29" office:value-type="float" office:value="256" calcext:value-type="float">
            <text:p>25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16];[.J16];[.P16];[.V16];[.AB16];[.AH16];[.AN16];[.AT16];[.AZ16];[.BF16];[.BL16];[.BR16];[.BX16];[.CD16];[.CJ16];[.CP16];[.CV16];[.DB16];[.DH16];[.DN16];[.DT16])" office:value-type="float" office:value="1915338" calcext:value-type="float">
            <text:p>1,915,338</text:p>
          </table:table-cell>
          <table:table-cell table:style-name="ce37" table:formula="of:=SUM([.E16:.I16])" office:value-type="float" office:value="78369" calcext:value-type="float">
            <text:p>78,369</text:p>
          </table:table-cell>
          <table:table-cell table:style-name="ce30" office:value-type="float" office:value="14480" calcext:value-type="float">
            <text:p>14,480</text:p>
          </table:table-cell>
          <table:table-cell table:style-name="ce30" office:value-type="float" office:value="15424" calcext:value-type="float">
            <text:p>15,424</text:p>
          </table:table-cell>
          <table:table-cell table:style-name="ce30" office:value-type="float" office:value="15835" calcext:value-type="float">
            <text:p>15,835</text:p>
          </table:table-cell>
          <table:table-cell table:style-name="ce30" office:value-type="float" office:value="15966" calcext:value-type="float">
            <text:p>15,966</text:p>
          </table:table-cell>
          <table:table-cell table:style-name="ce30" office:value-type="float" office:value="16664" calcext:value-type="float">
            <text:p>16,664</text:p>
          </table:table-cell>
          <table:table-cell table:style-name="ce30" office:value-type="float" office:value="102726" calcext:value-type="float">
            <text:p>102,726</text:p>
          </table:table-cell>
          <table:table-cell table:style-name="ce30" office:value-type="float" office:value="17483" calcext:value-type="float">
            <text:p>17,483</text:p>
          </table:table-cell>
          <table:table-cell table:style-name="ce30" office:value-type="float" office:value="19176" calcext:value-type="float">
            <text:p>19,176</text:p>
          </table:table-cell>
          <table:table-cell table:style-name="ce30" office:value-type="float" office:value="21162" calcext:value-type="float">
            <text:p>21,162</text:p>
          </table:table-cell>
          <table:table-cell table:style-name="ce30" office:value-type="float" office:value="23308" calcext:value-type="float">
            <text:p>23,308</text:p>
          </table:table-cell>
          <table:table-cell table:style-name="ce37" office:value-type="float" office:value="21597" calcext:value-type="float">
            <text:p>21,597</text:p>
          </table:table-cell>
          <table:table-cell table:style-name="ce30" office:value-type="float" office:value="121715" calcext:value-type="float">
            <text:p>121,715</text:p>
          </table:table-cell>
          <table:table-cell table:style-name="ce30" office:value-type="float" office:value="21499" calcext:value-type="float">
            <text:p>21,499</text:p>
          </table:table-cell>
          <table:table-cell table:style-name="ce30" office:value-type="float" office:value="24580" calcext:value-type="float">
            <text:p>24,580</text:p>
          </table:table-cell>
          <table:table-cell table:style-name="ce30" office:value-type="float" office:value="24975" calcext:value-type="float">
            <text:p>24,975</text:p>
          </table:table-cell>
          <table:table-cell table:style-name="ce30" office:value-type="float" office:value="25247" calcext:value-type="float">
            <text:p>25,247</text:p>
          </table:table-cell>
          <table:table-cell table:style-name="ce37" office:value-type="float" office:value="25414" calcext:value-type="float">
            <text:p>25,414</text:p>
          </table:table-cell>
          <table:table-cell table:style-name="ce30" office:value-type="float" office:value="131620" calcext:value-type="float">
            <text:p>131,620</text:p>
          </table:table-cell>
          <table:table-cell table:style-name="ce30" office:value-type="float" office:value="26214" calcext:value-type="float">
            <text:p>26,214</text:p>
          </table:table-cell>
          <table:table-cell table:style-name="ce30" office:value-type="float" office:value="26043" calcext:value-type="float">
            <text:p>26,043</text:p>
          </table:table-cell>
          <table:table-cell table:style-name="ce30" office:value-type="float" office:value="25876" calcext:value-type="float">
            <text:p>25,876</text:p>
          </table:table-cell>
          <table:table-cell table:style-name="ce30" office:value-type="float" office:value="27338" calcext:value-type="float">
            <text:p>27,338</text:p>
          </table:table-cell>
          <table:table-cell table:style-name="ce37" office:value-type="float" office:value="26149" calcext:value-type="float">
            <text:p>26,149</text:p>
          </table:table-cell>
          <table:table-cell table:style-name="ce30" office:value-type="float" office:value="138316" calcext:value-type="float">
            <text:p>138,316</text:p>
          </table:table-cell>
          <table:table-cell table:style-name="ce30" office:value-type="float" office:value="27318" calcext:value-type="float">
            <text:p>27,318</text:p>
          </table:table-cell>
          <table:table-cell table:style-name="ce30" office:value-type="float" office:value="25699" calcext:value-type="float">
            <text:p>25,699</text:p>
          </table:table-cell>
          <table:table-cell table:style-name="ce30" office:value-type="float" office:value="25900" calcext:value-type="float">
            <text:p>25,900</text:p>
          </table:table-cell>
          <table:table-cell table:style-name="ce30" office:value-type="float" office:value="28784" calcext:value-type="float">
            <text:p>28,784</text:p>
          </table:table-cell>
          <table:table-cell table:style-name="ce37" office:value-type="float" office:value="30615" calcext:value-type="float">
            <text:p>30,615</text:p>
          </table:table-cell>
          <table:table-cell table:style-name="ce30" office:value-type="float" office:value="175517" calcext:value-type="float">
            <text:p>175,517</text:p>
          </table:table-cell>
          <table:table-cell table:style-name="ce30" office:value-type="float" office:value="32584" calcext:value-type="float">
            <text:p>32,584</text:p>
          </table:table-cell>
          <table:table-cell table:style-name="ce30" office:value-type="float" office:value="34859" calcext:value-type="float">
            <text:p>34,859</text:p>
          </table:table-cell>
          <table:table-cell table:style-name="ce30" office:value-type="float" office:value="35954" calcext:value-type="float">
            <text:p>35,954</text:p>
          </table:table-cell>
          <table:table-cell table:style-name="ce30" office:value-type="float" office:value="35472" calcext:value-type="float">
            <text:p>35,472</text:p>
          </table:table-cell>
          <table:table-cell table:style-name="ce37" office:value-type="float" office:value="36648" calcext:value-type="float">
            <text:p>36,648</text:p>
          </table:table-cell>
          <table:table-cell table:style-name="ce30" office:value-type="float" office:value="170824" calcext:value-type="float">
            <text:p>170,824</text:p>
          </table:table-cell>
          <table:table-cell table:style-name="ce30" office:value-type="float" office:value="35496" calcext:value-type="float">
            <text:p>35,496</text:p>
          </table:table-cell>
          <table:table-cell table:style-name="ce30" office:value-type="float" office:value="35396" calcext:value-type="float">
            <text:p>35,396</text:p>
          </table:table-cell>
          <table:table-cell table:style-name="ce30" office:value-type="float" office:value="36060" calcext:value-type="float">
            <text:p>36,060</text:p>
          </table:table-cell>
          <table:table-cell table:style-name="ce30" office:value-type="float" office:value="32036" calcext:value-type="float">
            <text:p>32,036</text:p>
          </table:table-cell>
          <table:table-cell table:style-name="ce37" office:value-type="float" office:value="31836" calcext:value-type="float">
            <text:p>31,836</text:p>
          </table:table-cell>
          <table:table-cell table:style-name="ce30" office:value-type="float" office:value="159530" calcext:value-type="float">
            <text:p>159,530</text:p>
          </table:table-cell>
          <table:table-cell table:style-name="ce30" office:value-type="float" office:value="31330" calcext:value-type="float">
            <text:p>31,330</text:p>
          </table:table-cell>
          <table:table-cell table:style-name="ce30" office:value-type="float" office:value="31076" calcext:value-type="float">
            <text:p>31,076</text:p>
          </table:table-cell>
          <table:table-cell table:style-name="ce30" office:value-type="float" office:value="31865" calcext:value-type="float">
            <text:p>31,865</text:p>
          </table:table-cell>
          <table:table-cell table:style-name="ce30" office:value-type="float" office:value="32582" calcext:value-type="float">
            <text:p>32,582</text:p>
          </table:table-cell>
          <table:table-cell table:style-name="ce37" office:value-type="float" office:value="32677" calcext:value-type="float">
            <text:p>32,677</text:p>
          </table:table-cell>
          <table:table-cell table:style-name="ce30" office:value-type="float" office:value="166115" calcext:value-type="float">
            <text:p>166,115</text:p>
          </table:table-cell>
          <table:table-cell table:style-name="ce30" office:value-type="float" office:value="32419" calcext:value-type="float">
            <text:p>32,419</text:p>
          </table:table-cell>
          <table:table-cell table:style-name="ce30" office:value-type="float" office:value="31922" calcext:value-type="float">
            <text:p>31,922</text:p>
          </table:table-cell>
          <table:table-cell table:style-name="ce30" office:value-type="float" office:value="33282" calcext:value-type="float">
            <text:p>33,282</text:p>
          </table:table-cell>
          <table:table-cell table:style-name="ce30" office:value-type="float" office:value="34252" calcext:value-type="float">
            <text:p>34,252</text:p>
          </table:table-cell>
          <table:table-cell table:style-name="ce37" office:value-type="float" office:value="34240" calcext:value-type="float">
            <text:p>34,240</text:p>
          </table:table-cell>
          <table:table-cell table:style-name="ce30" office:value-type="float" office:value="173055" calcext:value-type="float">
            <text:p>173,055</text:p>
          </table:table-cell>
          <table:table-cell table:style-name="ce30" office:value-type="float" office:value="35637" calcext:value-type="float">
            <text:p>35,637</text:p>
          </table:table-cell>
          <table:table-cell table:style-name="ce30" office:value-type="float" office:value="34827" calcext:value-type="float">
            <text:p>34,827</text:p>
          </table:table-cell>
          <table:table-cell table:style-name="ce30" office:value-type="float" office:value="34187" calcext:value-type="float">
            <text:p>34,187</text:p>
          </table:table-cell>
          <table:table-cell table:style-name="ce30" office:value-type="float" office:value="34147" calcext:value-type="float">
            <text:p>34,147</text:p>
          </table:table-cell>
          <table:table-cell table:style-name="ce37" office:value-type="float" office:value="34257" calcext:value-type="float">
            <text:p>34,257</text:p>
          </table:table-cell>
          <table:table-cell table:style-name="ce30" office:value-type="float" office:value="157693" calcext:value-type="float">
            <text:p>157,693</text:p>
          </table:table-cell>
          <table:table-cell table:style-name="ce30" office:value-type="float" office:value="32842" calcext:value-type="float">
            <text:p>32,842</text:p>
          </table:table-cell>
          <table:table-cell table:style-name="ce30" office:value-type="float" office:value="31072" calcext:value-type="float">
            <text:p>31,072</text:p>
          </table:table-cell>
          <table:table-cell table:style-name="ce30" office:value-type="float" office:value="32739" calcext:value-type="float">
            <text:p>32,739</text:p>
          </table:table-cell>
          <table:table-cell table:style-name="ce30" office:value-type="float" office:value="31781" calcext:value-type="float">
            <text:p>31,781</text:p>
          </table:table-cell>
          <table:table-cell table:style-name="ce37" office:value-type="float" office:value="29259" calcext:value-type="float">
            <text:p>29,259</text:p>
          </table:table-cell>
          <table:table-cell table:style-name="ce30" office:value-type="float" office:value="124960" calcext:value-type="float">
            <text:p>124,960</text:p>
          </table:table-cell>
          <table:table-cell table:style-name="ce30" office:value-type="float" office:value="28430" calcext:value-type="float">
            <text:p>28,430</text:p>
          </table:table-cell>
          <table:table-cell table:style-name="ce30" office:value-type="float" office:value="27759" calcext:value-type="float">
            <text:p>27,759</text:p>
          </table:table-cell>
          <table:table-cell table:style-name="ce30" office:value-type="float" office:value="26408" calcext:value-type="float">
            <text:p>26,408</text:p>
          </table:table-cell>
          <table:table-cell table:style-name="ce30" office:value-type="float" office:value="21683" calcext:value-type="float">
            <text:p>21,683</text:p>
          </table:table-cell>
          <table:table-cell table:style-name="ce37" office:value-type="float" office:value="20680" calcext:value-type="float">
            <text:p>20,680</text:p>
          </table:table-cell>
          <table:table-cell table:style-name="ce30" office:value-type="float" office:value="65499" calcext:value-type="float">
            <text:p>65,499</text:p>
          </table:table-cell>
          <table:table-cell table:style-name="ce30" office:value-type="float" office:value="16882" calcext:value-type="float">
            <text:p>16,882</text:p>
          </table:table-cell>
          <table:table-cell table:style-name="ce30" office:value-type="float" office:value="14820" calcext:value-type="float">
            <text:p>14,820</text:p>
          </table:table-cell>
          <table:table-cell table:style-name="ce30" office:value-type="float" office:value="11338" calcext:value-type="float">
            <text:p>11,338</text:p>
          </table:table-cell>
          <table:table-cell table:style-name="ce30" office:value-type="float" office:value="10420" calcext:value-type="float">
            <text:p>10,420</text:p>
          </table:table-cell>
          <table:table-cell table:style-name="ce37" office:value-type="float" office:value="12039" calcext:value-type="float">
            <text:p>12,039</text:p>
          </table:table-cell>
          <table:table-cell table:style-name="ce30" office:value-type="float" office:value="54168" calcext:value-type="float">
            <text:p>54,168</text:p>
          </table:table-cell>
          <table:table-cell table:style-name="ce30" office:value-type="float" office:value="11628" calcext:value-type="float">
            <text:p>11,628</text:p>
          </table:table-cell>
          <table:table-cell table:style-name="ce30" office:value-type="float" office:value="11242" calcext:value-type="float">
            <text:p>11,242</text:p>
          </table:table-cell>
          <table:table-cell table:style-name="ce30" office:value-type="float" office:value="11033" calcext:value-type="float">
            <text:p>11,033</text:p>
          </table:table-cell>
          <table:table-cell table:style-name="ce30" office:value-type="float" office:value="10585" calcext:value-type="float">
            <text:p>10,585</text:p>
          </table:table-cell>
          <table:table-cell table:style-name="ce37" office:value-type="float" office:value="9680" calcext:value-type="float">
            <text:p>9,680</text:p>
          </table:table-cell>
          <table:table-cell table:style-name="ce30" office:value-type="float" office:value="38571" calcext:value-type="float">
            <text:p>38,571</text:p>
          </table:table-cell>
          <table:table-cell table:style-name="ce30" office:value-type="float" office:value="8799" calcext:value-type="float">
            <text:p>8,799</text:p>
          </table:table-cell>
          <table:table-cell table:style-name="ce30" office:value-type="float" office:value="8354" calcext:value-type="float">
            <text:p>8,354</text:p>
          </table:table-cell>
          <table:table-cell table:style-name="ce30" office:value-type="float" office:value="7640" calcext:value-type="float">
            <text:p>7,640</text:p>
          </table:table-cell>
          <table:table-cell table:style-name="ce30" office:value-type="float" office:value="7207" calcext:value-type="float">
            <text:p>7,207</text:p>
          </table:table-cell>
          <table:table-cell table:style-name="ce37" office:value-type="float" office:value="6571" calcext:value-type="float">
            <text:p>6,571</text:p>
          </table:table-cell>
          <table:table-cell table:style-name="ce30" office:value-type="float" office:value="26545" calcext:value-type="float">
            <text:p>26,545</text:p>
          </table:table-cell>
          <table:table-cell table:style-name="ce30" office:value-type="float" office:value="6043" calcext:value-type="float">
            <text:p>6,043</text:p>
          </table:table-cell>
          <table:table-cell table:style-name="ce30" office:value-type="float" office:value="5736" calcext:value-type="float">
            <text:p>5,736</text:p>
          </table:table-cell>
          <table:table-cell table:style-name="ce30" office:value-type="float" office:value="5279" calcext:value-type="float">
            <text:p>5,279</text:p>
          </table:table-cell>
          <table:table-cell table:style-name="ce30" office:value-type="float" office:value="4974" calcext:value-type="float">
            <text:p>4,974</text:p>
          </table:table-cell>
          <table:table-cell table:style-name="ce37" office:value-type="float" office:value="4513" calcext:value-type="float">
            <text:p>4,513</text:p>
          </table:table-cell>
          <table:table-cell table:style-name="ce30" office:value-type="float" office:value="17717" calcext:value-type="float">
            <text:p>17,717</text:p>
          </table:table-cell>
          <table:table-cell table:style-name="ce30" office:value-type="float" office:value="4334" calcext:value-type="float">
            <text:p>4,334</text:p>
          </table:table-cell>
          <table:table-cell table:style-name="ce30" office:value-type="float" office:value="4009" calcext:value-type="float">
            <text:p>4,009</text:p>
          </table:table-cell>
          <table:table-cell table:style-name="ce30" office:value-type="float" office:value="3537" calcext:value-type="float">
            <text:p>3,537</text:p>
          </table:table-cell>
          <table:table-cell table:style-name="ce30" office:value-type="float" office:value="3089" calcext:value-type="float">
            <text:p>3,089</text:p>
          </table:table-cell>
          <table:table-cell table:style-name="ce37" office:value-type="float" office:value="2748" calcext:value-type="float">
            <text:p>2,748</text:p>
          </table:table-cell>
          <table:table-cell table:style-name="ce30" office:value-type="float" office:value="8466" calcext:value-type="float">
            <text:p>8,466</text:p>
          </table:table-cell>
          <table:table-cell table:style-name="ce30" office:value-type="float" office:value="2228" calcext:value-type="float">
            <text:p>2,228</text:p>
          </table:table-cell>
          <table:table-cell table:style-name="ce30" office:value-type="float" office:value="2072" calcext:value-type="float">
            <text:p>2,072</text:p>
          </table:table-cell>
          <table:table-cell table:style-name="ce30" office:value-type="float" office:value="1750" calcext:value-type="float">
            <text:p>1,750</text:p>
          </table:table-cell>
          <table:table-cell table:style-name="ce30" office:value-type="float" office:value="1381" calcext:value-type="float">
            <text:p>1,381</text:p>
          </table:table-cell>
          <table:table-cell table:style-name="ce37" office:value-type="float" office:value="1035" calcext:value-type="float">
            <text:p>1,035</text:p>
          </table:table-cell>
          <table:table-cell table:style-name="ce30" office:value-type="float" office:value="2991" calcext:value-type="float">
            <text:p>2,991</text:p>
          </table:table-cell>
          <table:table-cell table:style-name="ce30" office:value-type="float" office:value="913" calcext:value-type="float">
            <text:p>913</text:p>
          </table:table-cell>
          <table:table-cell table:style-name="ce30" office:value-type="float" office:value="714" calcext:value-type="float">
            <text:p>714</text:p>
          </table:table-cell>
          <table:table-cell table:style-name="ce30" office:value-type="float" office:value="547" calcext:value-type="float">
            <text:p>547</text:p>
          </table:table-cell>
          <table:table-cell table:style-name="ce30" office:value-type="float" office:value="446" calcext:value-type="float">
            <text:p>446</text:p>
          </table:table-cell>
          <table:table-cell table:style-name="ce37" office:value-type="float" office:value="371" calcext:value-type="float">
            <text:p>371</text:p>
          </table:table-cell>
          <table:table-cell table:style-name="ce30" office:value-type="float" office:value="761" calcext:value-type="float">
            <text:p>761</text:p>
          </table:table-cell>
          <table:table-cell table:style-name="ce30" office:value-type="float" office:value="254" calcext:value-type="float">
            <text:p>254</text:p>
          </table:table-cell>
          <table:table-cell table:style-name="ce30" office:value-type="float" office:value="200" calcext:value-type="float">
            <text:p>200</text:p>
          </table:table-cell>
          <table:table-cell table:style-name="ce30" office:value-type="float" office:value="147" calcext:value-type="float">
            <text:p>147</text:p>
          </table:table-cell>
          <table:table-cell table:style-name="ce30" office:value-type="float" office:value="87" calcext:value-type="float">
            <text:p>87</text:p>
          </table:table-cell>
          <table:table-cell table:style-name="ce37" office:value-type="float" office:value="73" calcext:value-type="float">
            <text:p>73</text:p>
          </table:table-cell>
          <table:table-cell table:style-name="ce30" office:value-type="float" office:value="180" calcext:value-type="float">
            <text:p>18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17];[.J17];[.P17];[.V17];[.AB17];[.AH17];[.AN17];[.AT17];[.AZ17];[.BF17];[.BL17];[.BR17];[.BX17];[.CD17];[.CJ17];[.CP17];[.CV17];[.DB17];[.DH17];[.DN17];[.DT17])" office:value-type="float" office:value="461010" calcext:value-type="float">
            <text:p>461,010</text:p>
          </table:table-cell>
          <table:table-cell table:style-name="ce29" table:formula="of:=SUM([.E17:.I17])" office:value-type="float" office:value="19345" calcext:value-type="float">
            <text:p>19,345</text:p>
          </table:table-cell>
          <table:table-cell table:style-name="ce29" office:value-type="float" office:value="3457" calcext:value-type="float">
            <text:p>3,457</text:p>
          </table:table-cell>
          <table:table-cell table:style-name="ce29" office:value-type="float" office:value="3743" calcext:value-type="float">
            <text:p>3,743</text:p>
          </table:table-cell>
          <table:table-cell table:style-name="ce29" office:value-type="float" office:value="3888" calcext:value-type="float">
            <text:p>3,888</text:p>
          </table:table-cell>
          <table:table-cell table:style-name="ce29" office:value-type="float" office:value="4012" calcext:value-type="float">
            <text:p>4,012</text:p>
          </table:table-cell>
          <table:table-cell table:style-name="ce29" office:value-type="float" office:value="4245" calcext:value-type="float">
            <text:p>4,245</text:p>
          </table:table-cell>
          <table:table-cell table:style-name="ce29" office:value-type="float" office:value="25394" calcext:value-type="float">
            <text:p>25,394</text:p>
          </table:table-cell>
          <table:table-cell table:style-name="ce29" office:value-type="float" office:value="4440" calcext:value-type="float">
            <text:p>4,440</text:p>
          </table:table-cell>
          <table:table-cell table:style-name="ce29" office:value-type="float" office:value="4647" calcext:value-type="float">
            <text:p>4,647</text:p>
          </table:table-cell>
          <table:table-cell table:style-name="ce29" office:value-type="float" office:value="5121" calcext:value-type="float">
            <text:p>5,121</text:p>
          </table:table-cell>
          <table:table-cell table:style-name="ce29" office:value-type="float" office:value="5760" calcext:value-type="float">
            <text:p>5,760</text:p>
          </table:table-cell>
          <table:table-cell table:style-name="ce52" office:value-type="float" office:value="5426" calcext:value-type="float">
            <text:p>5,426</text:p>
          </table:table-cell>
          <table:table-cell table:style-name="ce29" office:value-type="float" office:value="32385" calcext:value-type="float">
            <text:p>32,385</text:p>
          </table:table-cell>
          <table:table-cell table:style-name="ce29" office:value-type="float" office:value="5727" calcext:value-type="float">
            <text:p>5,727</text:p>
          </table:table-cell>
          <table:table-cell table:style-name="ce29" office:value-type="float" office:value="6627" calcext:value-type="float">
            <text:p>6,627</text:p>
          </table:table-cell>
          <table:table-cell table:style-name="ce29" office:value-type="float" office:value="6696" calcext:value-type="float">
            <text:p>6,696</text:p>
          </table:table-cell>
          <table:table-cell table:style-name="ce29" office:value-type="float" office:value="6698" calcext:value-type="float">
            <text:p>6,698</text:p>
          </table:table-cell>
          <table:table-cell table:style-name="ce52" office:value-type="float" office:value="6637" calcext:value-type="float">
            <text:p>6,637</text:p>
          </table:table-cell>
          <table:table-cell table:style-name="ce29" office:value-type="float" office:value="33917" calcext:value-type="float">
            <text:p>33,917</text:p>
          </table:table-cell>
          <table:table-cell table:style-name="ce29" office:value-type="float" office:value="6944" calcext:value-type="float">
            <text:p>6,944</text:p>
          </table:table-cell>
          <table:table-cell table:style-name="ce29" office:value-type="float" office:value="6727" calcext:value-type="float">
            <text:p>6,727</text:p>
          </table:table-cell>
          <table:table-cell table:style-name="ce29" office:value-type="float" office:value="6610" calcext:value-type="float">
            <text:p>6,610</text:p>
          </table:table-cell>
          <table:table-cell table:style-name="ce29" office:value-type="float" office:value="6838" calcext:value-type="float">
            <text:p>6,838</text:p>
          </table:table-cell>
          <table:table-cell table:style-name="ce52" office:value-type="float" office:value="6798" calcext:value-type="float">
            <text:p>6,798</text:p>
          </table:table-cell>
          <table:table-cell table:style-name="ce29" office:value-type="float" office:value="33599" calcext:value-type="float">
            <text:p>33,599</text:p>
          </table:table-cell>
          <table:table-cell table:style-name="ce29" office:value-type="float" office:value="6741" calcext:value-type="float">
            <text:p>6,741</text:p>
          </table:table-cell>
          <table:table-cell table:style-name="ce29" office:value-type="float" office:value="6334" calcext:value-type="float">
            <text:p>6,334</text:p>
          </table:table-cell>
          <table:table-cell table:style-name="ce29" office:value-type="float" office:value="6371" calcext:value-type="float">
            <text:p>6,371</text:p>
          </table:table-cell>
          <table:table-cell table:style-name="ce29" office:value-type="float" office:value="6799" calcext:value-type="float">
            <text:p>6,799</text:p>
          </table:table-cell>
          <table:table-cell table:style-name="ce52" office:value-type="float" office:value="7354" calcext:value-type="float">
            <text:p>7,354</text:p>
          </table:table-cell>
          <table:table-cell table:style-name="ce29" office:value-type="float" office:value="39099" calcext:value-type="float">
            <text:p>39,099</text:p>
          </table:table-cell>
          <table:table-cell table:style-name="ce29" office:value-type="float" office:value="7633" calcext:value-type="float">
            <text:p>7,633</text:p>
          </table:table-cell>
          <table:table-cell table:style-name="ce29" office:value-type="float" office:value="7892" calcext:value-type="float">
            <text:p>7,892</text:p>
          </table:table-cell>
          <table:table-cell table:style-name="ce29" office:value-type="float" office:value="8145" calcext:value-type="float">
            <text:p>8,145</text:p>
          </table:table-cell>
          <table:table-cell table:style-name="ce29" office:value-type="float" office:value="7684" calcext:value-type="float">
            <text:p>7,684</text:p>
          </table:table-cell>
          <table:table-cell table:style-name="ce52" office:value-type="float" office:value="7745" calcext:value-type="float">
            <text:p>7,745</text:p>
          </table:table-cell>
          <table:table-cell table:style-name="ce29" office:value-type="float" office:value="35149" calcext:value-type="float">
            <text:p>35,149</text:p>
          </table:table-cell>
          <table:table-cell table:style-name="ce29" office:value-type="float" office:value="7414" calcext:value-type="float">
            <text:p>7,414</text:p>
          </table:table-cell>
          <table:table-cell table:style-name="ce29" office:value-type="float" office:value="7299" calcext:value-type="float">
            <text:p>7,299</text:p>
          </table:table-cell>
          <table:table-cell table:style-name="ce29" office:value-type="float" office:value="7267" calcext:value-type="float">
            <text:p>7,267</text:p>
          </table:table-cell>
          <table:table-cell table:style-name="ce29" office:value-type="float" office:value="6531" calcext:value-type="float">
            <text:p>6,531</text:p>
          </table:table-cell>
          <table:table-cell table:style-name="ce52" office:value-type="float" office:value="6638" calcext:value-type="float">
            <text:p>6,638</text:p>
          </table:table-cell>
          <table:table-cell table:style-name="ce29" office:value-type="float" office:value="34694" calcext:value-type="float">
            <text:p>34,694</text:p>
          </table:table-cell>
          <table:table-cell table:style-name="ce29" office:value-type="float" office:value="6692" calcext:value-type="float">
            <text:p>6,692</text:p>
          </table:table-cell>
          <table:table-cell table:style-name="ce29" office:value-type="float" office:value="6522" calcext:value-type="float">
            <text:p>6,522</text:p>
          </table:table-cell>
          <table:table-cell table:style-name="ce29" office:value-type="float" office:value="6891" calcext:value-type="float">
            <text:p>6,891</text:p>
          </table:table-cell>
          <table:table-cell table:style-name="ce29" office:value-type="float" office:value="7274" calcext:value-type="float">
            <text:p>7,274</text:p>
          </table:table-cell>
          <table:table-cell table:style-name="ce52" office:value-type="float" office:value="7315" calcext:value-type="float">
            <text:p>7,315</text:p>
          </table:table-cell>
          <table:table-cell table:style-name="ce29" office:value-type="float" office:value="36362" calcext:value-type="float">
            <text:p>36,362</text:p>
          </table:table-cell>
          <table:table-cell table:style-name="ce29" office:value-type="float" office:value="7340" calcext:value-type="float">
            <text:p>7,340</text:p>
          </table:table-cell>
          <table:table-cell table:style-name="ce29" office:value-type="float" office:value="7017" calcext:value-type="float">
            <text:p>7,017</text:p>
          </table:table-cell>
          <table:table-cell table:style-name="ce29" office:value-type="float" office:value="7190" calcext:value-type="float">
            <text:p>7,190</text:p>
          </table:table-cell>
          <table:table-cell table:style-name="ce29" office:value-type="float" office:value="7389" calcext:value-type="float">
            <text:p>7,389</text:p>
          </table:table-cell>
          <table:table-cell table:style-name="ce52" office:value-type="float" office:value="7426" calcext:value-type="float">
            <text:p>7,426</text:p>
          </table:table-cell>
          <table:table-cell table:style-name="ce29" office:value-type="float" office:value="36920" calcext:value-type="float">
            <text:p>36,920</text:p>
          </table:table-cell>
          <table:table-cell table:style-name="ce29" office:value-type="float" office:value="7528" calcext:value-type="float">
            <text:p>7,528</text:p>
          </table:table-cell>
          <table:table-cell table:style-name="ce29" office:value-type="float" office:value="7519" calcext:value-type="float">
            <text:p>7,519</text:p>
          </table:table-cell>
          <table:table-cell table:style-name="ce29" office:value-type="float" office:value="7375" calcext:value-type="float">
            <text:p>7,375</text:p>
          </table:table-cell>
          <table:table-cell table:style-name="ce29" office:value-type="float" office:value="7359" calcext:value-type="float">
            <text:p>7,359</text:p>
          </table:table-cell>
          <table:table-cell table:style-name="ce52" office:value-type="float" office:value="7139" calcext:value-type="float">
            <text:p>7,139</text:p>
          </table:table-cell>
          <table:table-cell table:style-name="ce29" office:value-type="float" office:value="32285" calcext:value-type="float">
            <text:p>32,285</text:p>
          </table:table-cell>
          <table:table-cell table:style-name="ce29" office:value-type="float" office:value="6649" calcext:value-type="float">
            <text:p>6,649</text:p>
          </table:table-cell>
          <table:table-cell table:style-name="ce29" office:value-type="float" office:value="6261" calcext:value-type="float">
            <text:p>6,261</text:p>
          </table:table-cell>
          <table:table-cell table:style-name="ce29" office:value-type="float" office:value="6746" calcext:value-type="float">
            <text:p>6,746</text:p>
          </table:table-cell>
          <table:table-cell table:style-name="ce29" office:value-type="float" office:value="6691" calcext:value-type="float">
            <text:p>6,691</text:p>
          </table:table-cell>
          <table:table-cell table:style-name="ce52" office:value-type="float" office:value="5938" calcext:value-type="float">
            <text:p>5,938</text:p>
          </table:table-cell>
          <table:table-cell table:style-name="ce29" office:value-type="float" office:value="26506" calcext:value-type="float">
            <text:p>26,506</text:p>
          </table:table-cell>
          <table:table-cell table:style-name="ce29" office:value-type="float" office:value="5923" calcext:value-type="float">
            <text:p>5,923</text:p>
          </table:table-cell>
          <table:table-cell table:style-name="ce29" office:value-type="float" office:value="5784" calcext:value-type="float">
            <text:p>5,784</text:p>
          </table:table-cell>
          <table:table-cell table:style-name="ce29" office:value-type="float" office:value="5659" calcext:value-type="float">
            <text:p>5,659</text:p>
          </table:table-cell>
          <table:table-cell table:style-name="ce29" office:value-type="float" office:value="4650" calcext:value-type="float">
            <text:p>4,650</text:p>
          </table:table-cell>
          <table:table-cell table:style-name="ce52" office:value-type="float" office:value="4490" calcext:value-type="float">
            <text:p>4,490</text:p>
          </table:table-cell>
          <table:table-cell table:style-name="ce29" office:value-type="float" office:value="16513" calcext:value-type="float">
            <text:p>16,513</text:p>
          </table:table-cell>
          <table:table-cell table:style-name="ce29" office:value-type="float" office:value="3731" calcext:value-type="float">
            <text:p>3,731</text:p>
          </table:table-cell>
          <table:table-cell table:style-name="ce29" office:value-type="float" office:value="3365" calcext:value-type="float">
            <text:p>3,365</text:p>
          </table:table-cell>
          <table:table-cell table:style-name="ce29" office:value-type="float" office:value="2919" calcext:value-type="float">
            <text:p>2,919</text:p>
          </table:table-cell>
          <table:table-cell table:style-name="ce29" office:value-type="float" office:value="2960" calcext:value-type="float">
            <text:p>2,960</text:p>
          </table:table-cell>
          <table:table-cell table:style-name="ce52" office:value-type="float" office:value="3538" calcext:value-type="float">
            <text:p>3,538</text:p>
          </table:table-cell>
          <table:table-cell table:style-name="ce29" office:value-type="float" office:value="18622" calcext:value-type="float">
            <text:p>18,622</text:p>
          </table:table-cell>
          <table:table-cell table:style-name="ce29" office:value-type="float" office:value="3707" calcext:value-type="float">
            <text:p>3,707</text:p>
          </table:table-cell>
          <table:table-cell table:style-name="ce29" office:value-type="float" office:value="3660" calcext:value-type="float">
            <text:p>3,660</text:p>
          </table:table-cell>
          <table:table-cell table:style-name="ce29" office:value-type="float" office:value="3835" calcext:value-type="float">
            <text:p>3,835</text:p>
          </table:table-cell>
          <table:table-cell table:style-name="ce29" office:value-type="float" office:value="3918" calcext:value-type="float">
            <text:p>3,918</text:p>
          </table:table-cell>
          <table:table-cell table:style-name="ce52" office:value-type="float" office:value="3502" calcext:value-type="float">
            <text:p>3,502</text:p>
          </table:table-cell>
          <table:table-cell table:style-name="ce29" office:value-type="float" office:value="15879" calcext:value-type="float">
            <text:p>15,879</text:p>
          </table:table-cell>
          <table:table-cell table:style-name="ce29" office:value-type="float" office:value="3515" calcext:value-type="float">
            <text:p>3,515</text:p>
          </table:table-cell>
          <table:table-cell table:style-name="ce29" office:value-type="float" office:value="3361" calcext:value-type="float">
            <text:p>3,361</text:p>
          </table:table-cell>
          <table:table-cell table:style-name="ce29" office:value-type="float" office:value="3231" calcext:value-type="float">
            <text:p>3,231</text:p>
          </table:table-cell>
          <table:table-cell table:style-name="ce29" office:value-type="float" office:value="2956" calcext:value-type="float">
            <text:p>2,956</text:p>
          </table:table-cell>
          <table:table-cell table:style-name="ce52" office:value-type="float" office:value="2816" calcext:value-type="float">
            <text:p>2,816</text:p>
          </table:table-cell>
          <table:table-cell table:style-name="ce29" office:value-type="float" office:value="12203" calcext:value-type="float">
            <text:p>12,203</text:p>
          </table:table-cell>
          <table:table-cell table:style-name="ce29" office:value-type="float" office:value="2715" calcext:value-type="float">
            <text:p>2,715</text:p>
          </table:table-cell>
          <table:table-cell table:style-name="ce29" office:value-type="float" office:value="2571" calcext:value-type="float">
            <text:p>2,571</text:p>
          </table:table-cell>
          <table:table-cell table:style-name="ce29" office:value-type="float" office:value="2507" calcext:value-type="float">
            <text:p>2,507</text:p>
          </table:table-cell>
          <table:table-cell table:style-name="ce29" office:value-type="float" office:value="2356" calcext:value-type="float">
            <text:p>2,356</text:p>
          </table:table-cell>
          <table:table-cell table:style-name="ce52" office:value-type="float" office:value="2054" calcext:value-type="float">
            <text:p>2,054</text:p>
          </table:table-cell>
          <table:table-cell table:style-name="ce29" office:value-type="float" office:value="7453" calcext:value-type="float">
            <text:p>7,453</text:p>
          </table:table-cell>
          <table:table-cell table:style-name="ce29" office:value-type="float" office:value="1862" calcext:value-type="float">
            <text:p>1,862</text:p>
          </table:table-cell>
          <table:table-cell table:style-name="ce29" office:value-type="float" office:value="1693" calcext:value-type="float">
            <text:p>1,693</text:p>
          </table:table-cell>
          <table:table-cell table:style-name="ce29" office:value-type="float" office:value="1589" calcext:value-type="float">
            <text:p>1,589</text:p>
          </table:table-cell>
          <table:table-cell table:style-name="ce29" office:value-type="float" office:value="1216" calcext:value-type="float">
            <text:p>1,216</text:p>
          </table:table-cell>
          <table:table-cell table:style-name="ce52" office:value-type="float" office:value="1093" calcext:value-type="float">
            <text:p>1,093</text:p>
          </table:table-cell>
          <table:table-cell table:style-name="ce29" office:value-type="float" office:value="3434" calcext:value-type="float">
            <text:p>3,434</text:p>
          </table:table-cell>
          <table:table-cell table:style-name="ce29" office:value-type="float" office:value="951" calcext:value-type="float">
            <text:p>951</text:p>
          </table:table-cell>
          <table:table-cell table:style-name="ce29" office:value-type="float" office:value="829" calcext:value-type="float">
            <text:p>829</text:p>
          </table:table-cell>
          <table:table-cell table:style-name="ce29" office:value-type="float" office:value="681" calcext:value-type="float">
            <text:p>681</text:p>
          </table:table-cell>
          <table:table-cell table:style-name="ce29" office:value-type="float" office:value="573" calcext:value-type="float">
            <text:p>573</text:p>
          </table:table-cell>
          <table:table-cell table:style-name="ce52" office:value-type="float" office:value="400" calcext:value-type="float">
            <text:p>400</text:p>
          </table:table-cell>
          <table:table-cell table:style-name="ce29" office:value-type="float" office:value="996" calcext:value-type="float">
            <text:p>996</text:p>
          </table:table-cell>
          <table:table-cell table:style-name="ce29" office:value-type="float" office:value="319" calcext:value-type="float">
            <text:p>319</text:p>
          </table:table-cell>
          <table:table-cell table:style-name="ce29" office:value-type="float" office:value="261" calcext:value-type="float">
            <text:p>261</text:p>
          </table:table-cell>
          <table:table-cell table:style-name="ce29" office:value-type="float" office:value="167" calcext:value-type="float">
            <text:p>167</text:p>
          </table:table-cell>
          <table:table-cell table:style-name="ce29" office:value-type="float" office:value="140" calcext:value-type="float">
            <text:p>140</text:p>
          </table:table-cell>
          <table:table-cell table:style-name="ce52" office:value-type="float" office:value="109" calcext:value-type="float">
            <text:p>109</text:p>
          </table:table-cell>
          <table:table-cell table:style-name="ce29" office:value-type="float" office:value="221" calcext:value-type="float">
            <text:p>221</text:p>
          </table:table-cell>
          <table:table-cell table:style-name="ce29" office:value-type="float" office:value="77" calcext:value-type="float">
            <text:p>77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30" calcext:value-type="float">
            <text:p>30</text:p>
          </table:table-cell>
          <table:table-cell table:style-name="ce52" office:value-type="float" office:value="18" calcext:value-type="float">
            <text:p>18</text:p>
          </table:table-cell>
          <table:table-cell table:style-name="ce29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宜<text:span text:style-name="T1"> </text:span><text:span text:style-name="T2">蘭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18];[.J18];[.P18];[.V18];[.AB18];[.AH18];[.AN18];[.AT18];[.AZ18];[.BF18];[.BL18];[.BR18];[.BX18];[.CD18];[.CJ18];[.CP18];[.CV18];[.DB18];[.DH18];[.DN18];[.DT18])" office:value-type="float" office:value="235878" calcext:value-type="float">
            <text:p>235,878</text:p>
          </table:table-cell>
          <table:table-cell table:style-name="ce29" table:formula="of:=SUM([.E18:.I18])" office:value-type="float" office:value="10077" calcext:value-type="float">
            <text:p>10,077</text:p>
          </table:table-cell>
          <table:table-cell table:style-name="ce29" office:value-type="float" office:value="1825" calcext:value-type="float">
            <text:p>1,825</text:p>
          </table:table-cell>
          <table:table-cell table:style-name="ce29" office:value-type="float" office:value="1930" calcext:value-type="float">
            <text:p>1,930</text:p>
          </table:table-cell>
          <table:table-cell table:style-name="ce29" office:value-type="float" office:value="2021" calcext:value-type="float">
            <text:p>2,021</text:p>
          </table:table-cell>
          <table:table-cell table:style-name="ce29" office:value-type="float" office:value="2080" calcext:value-type="float">
            <text:p>2,080</text:p>
          </table:table-cell>
          <table:table-cell table:style-name="ce29" office:value-type="float" office:value="2221" calcext:value-type="float">
            <text:p>2,221</text:p>
          </table:table-cell>
          <table:table-cell table:style-name="ce29" office:value-type="float" office:value="13288" calcext:value-type="float">
            <text:p>13,288</text:p>
          </table:table-cell>
          <table:table-cell table:style-name="ce29" office:value-type="float" office:value="2310" calcext:value-type="float">
            <text:p>2,310</text:p>
          </table:table-cell>
          <table:table-cell table:style-name="ce29" office:value-type="float" office:value="2423" calcext:value-type="float">
            <text:p>2,423</text:p>
          </table:table-cell>
          <table:table-cell table:style-name="ce29" office:value-type="float" office:value="2632" calcext:value-type="float">
            <text:p>2,632</text:p>
          </table:table-cell>
          <table:table-cell table:style-name="ce29" office:value-type="float" office:value="3052" calcext:value-type="float">
            <text:p>3,052</text:p>
          </table:table-cell>
          <table:table-cell table:style-name="ce52" office:value-type="float" office:value="2871" calcext:value-type="float">
            <text:p>2,871</text:p>
          </table:table-cell>
          <table:table-cell table:style-name="ce29" office:value-type="float" office:value="16820" calcext:value-type="float">
            <text:p>16,820</text:p>
          </table:table-cell>
          <table:table-cell table:style-name="ce29" office:value-type="float" office:value="2925" calcext:value-type="float">
            <text:p>2,925</text:p>
          </table:table-cell>
          <table:table-cell table:style-name="ce29" office:value-type="float" office:value="3506" calcext:value-type="float">
            <text:p>3,506</text:p>
          </table:table-cell>
          <table:table-cell table:style-name="ce29" office:value-type="float" office:value="3536" calcext:value-type="float">
            <text:p>3,536</text:p>
          </table:table-cell>
          <table:table-cell table:style-name="ce29" office:value-type="float" office:value="3459" calcext:value-type="float">
            <text:p>3,459</text:p>
          </table:table-cell>
          <table:table-cell table:style-name="ce52" office:value-type="float" office:value="3394" calcext:value-type="float">
            <text:p>3,394</text:p>
          </table:table-cell>
          <table:table-cell table:style-name="ce29" office:value-type="float" office:value="17653" calcext:value-type="float">
            <text:p>17,653</text:p>
          </table:table-cell>
          <table:table-cell table:style-name="ce29" office:value-type="float" office:value="3558" calcext:value-type="float">
            <text:p>3,558</text:p>
          </table:table-cell>
          <table:table-cell table:style-name="ce29" office:value-type="float" office:value="3584" calcext:value-type="float">
            <text:p>3,584</text:p>
          </table:table-cell>
          <table:table-cell table:style-name="ce29" office:value-type="float" office:value="3423" calcext:value-type="float">
            <text:p>3,423</text:p>
          </table:table-cell>
          <table:table-cell table:style-name="ce29" office:value-type="float" office:value="3593" calcext:value-type="float">
            <text:p>3,593</text:p>
          </table:table-cell>
          <table:table-cell table:style-name="ce52" office:value-type="float" office:value="3495" calcext:value-type="float">
            <text:p>3,495</text:p>
          </table:table-cell>
          <table:table-cell table:style-name="ce29" office:value-type="float" office:value="17271" calcext:value-type="float">
            <text:p>17,271</text:p>
          </table:table-cell>
          <table:table-cell table:style-name="ce29" office:value-type="float" office:value="3552" calcext:value-type="float">
            <text:p>3,552</text:p>
          </table:table-cell>
          <table:table-cell table:style-name="ce29" office:value-type="float" office:value="3258" calcext:value-type="float">
            <text:p>3,258</text:p>
          </table:table-cell>
          <table:table-cell table:style-name="ce29" office:value-type="float" office:value="3376" calcext:value-type="float">
            <text:p>3,376</text:p>
          </table:table-cell>
          <table:table-cell table:style-name="ce29" office:value-type="float" office:value="3422" calcext:value-type="float">
            <text:p>3,422</text:p>
          </table:table-cell>
          <table:table-cell table:style-name="ce52" office:value-type="float" office:value="3663" calcext:value-type="float">
            <text:p>3,663</text:p>
          </table:table-cell>
          <table:table-cell table:style-name="ce29" office:value-type="float" office:value="20013" calcext:value-type="float">
            <text:p>20,013</text:p>
          </table:table-cell>
          <table:table-cell table:style-name="ce29" office:value-type="float" office:value="3923" calcext:value-type="float">
            <text:p>3,923</text:p>
          </table:table-cell>
          <table:table-cell table:style-name="ce29" office:value-type="float" office:value="4043" calcext:value-type="float">
            <text:p>4,043</text:p>
          </table:table-cell>
          <table:table-cell table:style-name="ce29" office:value-type="float" office:value="4137" calcext:value-type="float">
            <text:p>4,137</text:p>
          </table:table-cell>
          <table:table-cell table:style-name="ce29" office:value-type="float" office:value="3980" calcext:value-type="float">
            <text:p>3,980</text:p>
          </table:table-cell>
          <table:table-cell table:style-name="ce52" office:value-type="float" office:value="3930" calcext:value-type="float">
            <text:p>3,930</text:p>
          </table:table-cell>
          <table:table-cell table:style-name="ce29" office:value-type="float" office:value="18095" calcext:value-type="float">
            <text:p>18,095</text:p>
          </table:table-cell>
          <table:table-cell table:style-name="ce29" office:value-type="float" office:value="3812" calcext:value-type="float">
            <text:p>3,812</text:p>
          </table:table-cell>
          <table:table-cell table:style-name="ce29" office:value-type="float" office:value="3752" calcext:value-type="float">
            <text:p>3,752</text:p>
          </table:table-cell>
          <table:table-cell table:style-name="ce29" office:value-type="float" office:value="3807" calcext:value-type="float">
            <text:p>3,807</text:p>
          </table:table-cell>
          <table:table-cell table:style-name="ce29" office:value-type="float" office:value="3346" calcext:value-type="float">
            <text:p>3,346</text:p>
          </table:table-cell>
          <table:table-cell table:style-name="ce52" office:value-type="float" office:value="3378" calcext:value-type="float">
            <text:p>3,378</text:p>
          </table:table-cell>
          <table:table-cell table:style-name="ce29" office:value-type="float" office:value="18141" calcext:value-type="float">
            <text:p>18,141</text:p>
          </table:table-cell>
          <table:table-cell table:style-name="ce29" office:value-type="float" office:value="3462" calcext:value-type="float">
            <text:p>3,462</text:p>
          </table:table-cell>
          <table:table-cell table:style-name="ce29" office:value-type="float" office:value="3401" calcext:value-type="float">
            <text:p>3,401</text:p>
          </table:table-cell>
          <table:table-cell table:style-name="ce29" office:value-type="float" office:value="3566" calcext:value-type="float">
            <text:p>3,566</text:p>
          </table:table-cell>
          <table:table-cell table:style-name="ce29" office:value-type="float" office:value="3751" calcext:value-type="float">
            <text:p>3,751</text:p>
          </table:table-cell>
          <table:table-cell table:style-name="ce52" office:value-type="float" office:value="3961" calcext:value-type="float">
            <text:p>3,961</text:p>
          </table:table-cell>
          <table:table-cell table:style-name="ce29" office:value-type="float" office:value="19058" calcext:value-type="float">
            <text:p>19,058</text:p>
          </table:table-cell>
          <table:table-cell table:style-name="ce29" office:value-type="float" office:value="3789" calcext:value-type="float">
            <text:p>3,789</text:p>
          </table:table-cell>
          <table:table-cell table:style-name="ce29" office:value-type="float" office:value="3730" calcext:value-type="float">
            <text:p>3,730</text:p>
          </table:table-cell>
          <table:table-cell table:style-name="ce29" office:value-type="float" office:value="3775" calcext:value-type="float">
            <text:p>3,775</text:p>
          </table:table-cell>
          <table:table-cell table:style-name="ce29" office:value-type="float" office:value="3903" calcext:value-type="float">
            <text:p>3,903</text:p>
          </table:table-cell>
          <table:table-cell table:style-name="ce52" office:value-type="float" office:value="3861" calcext:value-type="float">
            <text:p>3,861</text:p>
          </table:table-cell>
          <table:table-cell table:style-name="ce29" office:value-type="float" office:value="19080" calcext:value-type="float">
            <text:p>19,080</text:p>
          </table:table-cell>
          <table:table-cell table:style-name="ce29" office:value-type="float" office:value="3967" calcext:value-type="float">
            <text:p>3,967</text:p>
          </table:table-cell>
          <table:table-cell table:style-name="ce29" office:value-type="float" office:value="3883" calcext:value-type="float">
            <text:p>3,883</text:p>
          </table:table-cell>
          <table:table-cell table:style-name="ce29" office:value-type="float" office:value="3850" calcext:value-type="float">
            <text:p>3,850</text:p>
          </table:table-cell>
          <table:table-cell table:style-name="ce29" office:value-type="float" office:value="3734" calcext:value-type="float">
            <text:p>3,734</text:p>
          </table:table-cell>
          <table:table-cell table:style-name="ce52" office:value-type="float" office:value="3646" calcext:value-type="float">
            <text:p>3,646</text:p>
          </table:table-cell>
          <table:table-cell table:style-name="ce29" office:value-type="float" office:value="16428" calcext:value-type="float">
            <text:p>16,428</text:p>
          </table:table-cell>
          <table:table-cell table:style-name="ce29" office:value-type="float" office:value="3348" calcext:value-type="float">
            <text:p>3,348</text:p>
          </table:table-cell>
          <table:table-cell table:style-name="ce29" office:value-type="float" office:value="3227" calcext:value-type="float">
            <text:p>3,227</text:p>
          </table:table-cell>
          <table:table-cell table:style-name="ce29" office:value-type="float" office:value="3463" calcext:value-type="float">
            <text:p>3,463</text:p>
          </table:table-cell>
          <table:table-cell table:style-name="ce29" office:value-type="float" office:value="3413" calcext:value-type="float">
            <text:p>3,413</text:p>
          </table:table-cell>
          <table:table-cell table:style-name="ce52" office:value-type="float" office:value="2977" calcext:value-type="float">
            <text:p>2,977</text:p>
          </table:table-cell>
          <table:table-cell table:style-name="ce29" office:value-type="float" office:value="13301" calcext:value-type="float">
            <text:p>13,301</text:p>
          </table:table-cell>
          <table:table-cell table:style-name="ce29" office:value-type="float" office:value="2962" calcext:value-type="float">
            <text:p>2,962</text:p>
          </table:table-cell>
          <table:table-cell table:style-name="ce29" office:value-type="float" office:value="2874" calcext:value-type="float">
            <text:p>2,874</text:p>
          </table:table-cell>
          <table:table-cell table:style-name="ce29" office:value-type="float" office:value="2860" calcext:value-type="float">
            <text:p>2,860</text:p>
          </table:table-cell>
          <table:table-cell table:style-name="ce29" office:value-type="float" office:value="2364" calcext:value-type="float">
            <text:p>2,364</text:p>
          </table:table-cell>
          <table:table-cell table:style-name="ce52" office:value-type="float" office:value="2241" calcext:value-type="float">
            <text:p>2,241</text:p>
          </table:table-cell>
          <table:table-cell table:style-name="ce29" office:value-type="float" office:value="8204" calcext:value-type="float">
            <text:p>8,204</text:p>
          </table:table-cell>
          <table:table-cell table:style-name="ce29" office:value-type="float" office:value="1810" calcext:value-type="float">
            <text:p>1,810</text:p>
          </table:table-cell>
          <table:table-cell table:style-name="ce29" office:value-type="float" office:value="1661" calcext:value-type="float">
            <text:p>1,661</text:p>
          </table:table-cell>
          <table:table-cell table:style-name="ce29" office:value-type="float" office:value="1536" calcext:value-type="float">
            <text:p>1,536</text:p>
          </table:table-cell>
          <table:table-cell table:style-name="ce29" office:value-type="float" office:value="1439" calcext:value-type="float">
            <text:p>1,439</text:p>
          </table:table-cell>
          <table:table-cell table:style-name="ce52" office:value-type="float" office:value="1758" calcext:value-type="float">
            <text:p>1,758</text:p>
          </table:table-cell>
          <table:table-cell table:style-name="ce29" office:value-type="float" office:value="9073" calcext:value-type="float">
            <text:p>9,073</text:p>
          </table:table-cell>
          <table:table-cell table:style-name="ce29" office:value-type="float" office:value="1831" calcext:value-type="float">
            <text:p>1,831</text:p>
          </table:table-cell>
          <table:table-cell table:style-name="ce29" office:value-type="float" office:value="1746" calcext:value-type="float">
            <text:p>1,746</text:p>
          </table:table-cell>
          <table:table-cell table:style-name="ce29" office:value-type="float" office:value="1893" calcext:value-type="float">
            <text:p>1,893</text:p>
          </table:table-cell>
          <table:table-cell table:style-name="ce29" office:value-type="float" office:value="1902" calcext:value-type="float">
            <text:p>1,902</text:p>
          </table:table-cell>
          <table:table-cell table:style-name="ce52" office:value-type="float" office:value="1701" calcext:value-type="float">
            <text:p>1,701</text:p>
          </table:table-cell>
          <table:table-cell table:style-name="ce29" office:value-type="float" office:value="7674" calcext:value-type="float">
            <text:p>7,674</text:p>
          </table:table-cell>
          <table:table-cell table:style-name="ce29" office:value-type="float" office:value="1726" calcext:value-type="float">
            <text:p>1,726</text:p>
          </table:table-cell>
          <table:table-cell table:style-name="ce29" office:value-type="float" office:value="1590" calcext:value-type="float">
            <text:p>1,590</text:p>
          </table:table-cell>
          <table:table-cell table:style-name="ce29" office:value-type="float" office:value="1563" calcext:value-type="float">
            <text:p>1,563</text:p>
          </table:table-cell>
          <table:table-cell table:style-name="ce29" office:value-type="float" office:value="1423" calcext:value-type="float">
            <text:p>1,423</text:p>
          </table:table-cell>
          <table:table-cell table:style-name="ce52" office:value-type="float" office:value="1372" calcext:value-type="float">
            <text:p>1,372</text:p>
          </table:table-cell>
          <table:table-cell table:style-name="ce29" office:value-type="float" office:value="6002" calcext:value-type="float">
            <text:p>6,002</text:p>
          </table:table-cell>
          <table:table-cell table:style-name="ce29" office:value-type="float" office:value="1302" calcext:value-type="float">
            <text:p>1,302</text:p>
          </table:table-cell>
          <table:table-cell table:style-name="ce29" office:value-type="float" office:value="1231" calcext:value-type="float">
            <text:p>1,231</text:p>
          </table:table-cell>
          <table:table-cell table:style-name="ce29" office:value-type="float" office:value="1210" calcext:value-type="float">
            <text:p>1,210</text:p>
          </table:table-cell>
          <table:table-cell table:style-name="ce29" office:value-type="float" office:value="1221" calcext:value-type="float">
            <text:p>1,221</text:p>
          </table:table-cell>
          <table:table-cell table:style-name="ce52" office:value-type="float" office:value="1038" calcext:value-type="float">
            <text:p>1,038</text:p>
          </table:table-cell>
          <table:table-cell table:style-name="ce29" office:value-type="float" office:value="3725" calcext:value-type="float">
            <text:p>3,725</text:p>
          </table:table-cell>
          <table:table-cell table:style-name="ce29" office:value-type="float" office:value="957" calcext:value-type="float">
            <text:p>957</text:p>
          </table:table-cell>
          <table:table-cell table:style-name="ce29" office:value-type="float" office:value="852" calcext:value-type="float">
            <text:p>852</text:p>
          </table:table-cell>
          <table:table-cell table:style-name="ce29" office:value-type="float" office:value="808" calcext:value-type="float">
            <text:p>808</text:p>
          </table:table-cell>
          <table:table-cell table:style-name="ce29" office:value-type="float" office:value="596" calcext:value-type="float">
            <text:p>596</text:p>
          </table:table-cell>
          <table:table-cell table:style-name="ce52" office:value-type="float" office:value="512" calcext:value-type="float">
            <text:p>512</text:p>
          </table:table-cell>
          <table:table-cell table:style-name="ce29" office:value-type="float" office:value="1498" calcext:value-type="float">
            <text:p>1,498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370" calcext:value-type="float">
            <text:p>370</text:p>
          </table:table-cell>
          <table:table-cell table:style-name="ce29" office:value-type="float" office:value="290" calcext:value-type="float">
            <text:p>290</text:p>
          </table:table-cell>
          <table:table-cell table:style-name="ce29" office:value-type="float" office:value="277" calcext:value-type="float">
            <text:p>277</text:p>
          </table:table-cell>
          <table:table-cell table:style-name="ce52" office:value-type="float" office:value="161" calcext:value-type="float">
            <text:p>161</text:p>
          </table:table-cell>
          <table:table-cell table:style-name="ce29" office:value-type="float" office:value="371" calcext:value-type="float">
            <text:p>371</text:p>
          </table:table-cell>
          <table:table-cell table:style-name="ce29" office:value-type="float" office:value="121" calcext:value-type="float">
            <text:p>121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45" calcext:value-type="float">
            <text:p>45</text:p>
          </table:table-cell>
          <table:table-cell table:style-name="ce52" office:value-type="float" office:value="46" calcext:value-type="float">
            <text:p>46</text:p>
          </table:table-cell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0" calcext:value-type="float">
            <text:p>10</text:p>
          </table:table-cell>
          <table:table-cell table:style-name="ce52" office:value-type="float" office:value="2" calcext:value-type="float">
            <text:p>2</text:p>
          </table:table-cell>
          <table:table-cell table:style-name="ce29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19];[.J19];[.P19];[.V19];[.AB19];[.AH19];[.AN19];[.AT19];[.AZ19];[.BF19];[.BL19];[.BR19];[.BX19];[.CD19];[.CJ19];[.CP19];[.CV19];[.DB19];[.DH19];[.DN19];[.DT19])" office:value-type="float" office:value="225132" calcext:value-type="float">
            <text:p>225,132</text:p>
          </table:table-cell>
          <table:table-cell table:style-name="ce37" table:formula="of:=SUM([.E19:.I19])" office:value-type="float" office:value="9268" calcext:value-type="float">
            <text:p>9,268</text:p>
          </table:table-cell>
          <table:table-cell table:style-name="ce30" office:value-type="float" office:value="1632" calcext:value-type="float">
            <text:p>1,632</text:p>
          </table:table-cell>
          <table:table-cell table:style-name="ce30" office:value-type="float" office:value="1813" calcext:value-type="float">
            <text:p>1,813</text:p>
          </table:table-cell>
          <table:table-cell table:style-name="ce30" office:value-type="float" office:value="1867" calcext:value-type="float">
            <text:p>1,867</text:p>
          </table:table-cell>
          <table:table-cell table:style-name="ce30" office:value-type="float" office:value="1932" calcext:value-type="float">
            <text:p>1,932</text:p>
          </table:table-cell>
          <table:table-cell table:style-name="ce30" office:value-type="float" office:value="2024" calcext:value-type="float">
            <text:p>2,024</text:p>
          </table:table-cell>
          <table:table-cell table:style-name="ce30" office:value-type="float" office:value="12106" calcext:value-type="float">
            <text:p>12,106</text:p>
          </table:table-cell>
          <table:table-cell table:style-name="ce30" office:value-type="float" office:value="2130" calcext:value-type="float">
            <text:p>2,130</text:p>
          </table:table-cell>
          <table:table-cell table:style-name="ce30" office:value-type="float" office:value="2224" calcext:value-type="float">
            <text:p>2,224</text:p>
          </table:table-cell>
          <table:table-cell table:style-name="ce30" office:value-type="float" office:value="2489" calcext:value-type="float">
            <text:p>2,489</text:p>
          </table:table-cell>
          <table:table-cell table:style-name="ce30" office:value-type="float" office:value="2708" calcext:value-type="float">
            <text:p>2,708</text:p>
          </table:table-cell>
          <table:table-cell table:style-name="ce37" office:value-type="float" office:value="2555" calcext:value-type="float">
            <text:p>2,555</text:p>
          </table:table-cell>
          <table:table-cell table:style-name="ce30" office:value-type="float" office:value="15565" calcext:value-type="float">
            <text:p>15,565</text:p>
          </table:table-cell>
          <table:table-cell table:style-name="ce30" office:value-type="float" office:value="2802" calcext:value-type="float">
            <text:p>2,802</text:p>
          </table:table-cell>
          <table:table-cell table:style-name="ce30" office:value-type="float" office:value="3121" calcext:value-type="float">
            <text:p>3,121</text:p>
          </table:table-cell>
          <table:table-cell table:style-name="ce30" office:value-type="float" office:value="3160" calcext:value-type="float">
            <text:p>3,160</text:p>
          </table:table-cell>
          <table:table-cell table:style-name="ce30" office:value-type="float" office:value="3239" calcext:value-type="float">
            <text:p>3,239</text:p>
          </table:table-cell>
          <table:table-cell table:style-name="ce37" office:value-type="float" office:value="3243" calcext:value-type="float">
            <text:p>3,243</text:p>
          </table:table-cell>
          <table:table-cell table:style-name="ce30" office:value-type="float" office:value="16264" calcext:value-type="float">
            <text:p>16,264</text:p>
          </table:table-cell>
          <table:table-cell table:style-name="ce30" office:value-type="float" office:value="3386" calcext:value-type="float">
            <text:p>3,386</text:p>
          </table:table-cell>
          <table:table-cell table:style-name="ce30" office:value-type="float" office:value="3143" calcext:value-type="float">
            <text:p>3,143</text:p>
          </table:table-cell>
          <table:table-cell table:style-name="ce30" office:value-type="float" office:value="3187" calcext:value-type="float">
            <text:p>3,187</text:p>
          </table:table-cell>
          <table:table-cell table:style-name="ce30" office:value-type="float" office:value="3245" calcext:value-type="float">
            <text:p>3,245</text:p>
          </table:table-cell>
          <table:table-cell table:style-name="ce37" office:value-type="float" office:value="3303" calcext:value-type="float">
            <text:p>3,303</text:p>
          </table:table-cell>
          <table:table-cell table:style-name="ce30" office:value-type="float" office:value="16328" calcext:value-type="float">
            <text:p>16,328</text:p>
          </table:table-cell>
          <table:table-cell table:style-name="ce30" office:value-type="float" office:value="3189" calcext:value-type="float">
            <text:p>3,189</text:p>
          </table:table-cell>
          <table:table-cell table:style-name="ce30" office:value-type="float" office:value="3076" calcext:value-type="float">
            <text:p>3,076</text:p>
          </table:table-cell>
          <table:table-cell table:style-name="ce30" office:value-type="float" office:value="2995" calcext:value-type="float">
            <text:p>2,995</text:p>
          </table:table-cell>
          <table:table-cell table:style-name="ce30" office:value-type="float" office:value="3377" calcext:value-type="float">
            <text:p>3,377</text:p>
          </table:table-cell>
          <table:table-cell table:style-name="ce37" office:value-type="float" office:value="3691" calcext:value-type="float">
            <text:p>3,691</text:p>
          </table:table-cell>
          <table:table-cell table:style-name="ce30" office:value-type="float" office:value="19086" calcext:value-type="float">
            <text:p>19,086</text:p>
          </table:table-cell>
          <table:table-cell table:style-name="ce30" office:value-type="float" office:value="3710" calcext:value-type="float">
            <text:p>3,710</text:p>
          </table:table-cell>
          <table:table-cell table:style-name="ce30" office:value-type="float" office:value="3849" calcext:value-type="float">
            <text:p>3,849</text:p>
          </table:table-cell>
          <table:table-cell table:style-name="ce30" office:value-type="float" office:value="4008" calcext:value-type="float">
            <text:p>4,008</text:p>
          </table:table-cell>
          <table:table-cell table:style-name="ce30" office:value-type="float" office:value="3704" calcext:value-type="float">
            <text:p>3,704</text:p>
          </table:table-cell>
          <table:table-cell table:style-name="ce37" office:value-type="float" office:value="3815" calcext:value-type="float">
            <text:p>3,815</text:p>
          </table:table-cell>
          <table:table-cell table:style-name="ce30" office:value-type="float" office:value="17054" calcext:value-type="float">
            <text:p>17,054</text:p>
          </table:table-cell>
          <table:table-cell table:style-name="ce30" office:value-type="float" office:value="3602" calcext:value-type="float">
            <text:p>3,602</text:p>
          </table:table-cell>
          <table:table-cell table:style-name="ce30" office:value-type="float" office:value="3547" calcext:value-type="float">
            <text:p>3,547</text:p>
          </table:table-cell>
          <table:table-cell table:style-name="ce30" office:value-type="float" office:value="3460" calcext:value-type="float">
            <text:p>3,460</text:p>
          </table:table-cell>
          <table:table-cell table:style-name="ce30" office:value-type="float" office:value="3185" calcext:value-type="float">
            <text:p>3,185</text:p>
          </table:table-cell>
          <table:table-cell table:style-name="ce37" office:value-type="float" office:value="3260" calcext:value-type="float">
            <text:p>3,260</text:p>
          </table:table-cell>
          <table:table-cell table:style-name="ce30" office:value-type="float" office:value="16553" calcext:value-type="float">
            <text:p>16,553</text:p>
          </table:table-cell>
          <table:table-cell table:style-name="ce30" office:value-type="float" office:value="3230" calcext:value-type="float">
            <text:p>3,230</text:p>
          </table:table-cell>
          <table:table-cell table:style-name="ce30" office:value-type="float" office:value="3121" calcext:value-type="float">
            <text:p>3,121</text:p>
          </table:table-cell>
          <table:table-cell table:style-name="ce30" office:value-type="float" office:value="3325" calcext:value-type="float">
            <text:p>3,325</text:p>
          </table:table-cell>
          <table:table-cell table:style-name="ce30" office:value-type="float" office:value="3523" calcext:value-type="float">
            <text:p>3,523</text:p>
          </table:table-cell>
          <table:table-cell table:style-name="ce37" office:value-type="float" office:value="3354" calcext:value-type="float">
            <text:p>3,354</text:p>
          </table:table-cell>
          <table:table-cell table:style-name="ce30" office:value-type="float" office:value="17304" calcext:value-type="float">
            <text:p>17,304</text:p>
          </table:table-cell>
          <table:table-cell table:style-name="ce30" office:value-type="float" office:value="3551" calcext:value-type="float">
            <text:p>3,551</text:p>
          </table:table-cell>
          <table:table-cell table:style-name="ce30" office:value-type="float" office:value="3287" calcext:value-type="float">
            <text:p>3,287</text:p>
          </table:table-cell>
          <table:table-cell table:style-name="ce30" office:value-type="float" office:value="3415" calcext:value-type="float">
            <text:p>3,415</text:p>
          </table:table-cell>
          <table:table-cell table:style-name="ce30" office:value-type="float" office:value="3486" calcext:value-type="float">
            <text:p>3,486</text:p>
          </table:table-cell>
          <table:table-cell table:style-name="ce37" office:value-type="float" office:value="3565" calcext:value-type="float">
            <text:p>3,565</text:p>
          </table:table-cell>
          <table:table-cell table:style-name="ce30" office:value-type="float" office:value="17840" calcext:value-type="float">
            <text:p>17,840</text:p>
          </table:table-cell>
          <table:table-cell table:style-name="ce30" office:value-type="float" office:value="3561" calcext:value-type="float">
            <text:p>3,561</text:p>
          </table:table-cell>
          <table:table-cell table:style-name="ce30" office:value-type="float" office:value="3636" calcext:value-type="float">
            <text:p>3,636</text:p>
          </table:table-cell>
          <table:table-cell table:style-name="ce30" office:value-type="float" office:value="3525" calcext:value-type="float">
            <text:p>3,525</text:p>
          </table:table-cell>
          <table:table-cell table:style-name="ce30" office:value-type="float" office:value="3625" calcext:value-type="float">
            <text:p>3,625</text:p>
          </table:table-cell>
          <table:table-cell table:style-name="ce37" office:value-type="float" office:value="3493" calcext:value-type="float">
            <text:p>3,493</text:p>
          </table:table-cell>
          <table:table-cell table:style-name="ce30" office:value-type="float" office:value="15857" calcext:value-type="float">
            <text:p>15,857</text:p>
          </table:table-cell>
          <table:table-cell table:style-name="ce30" office:value-type="float" office:value="3301" calcext:value-type="float">
            <text:p>3,301</text:p>
          </table:table-cell>
          <table:table-cell table:style-name="ce30" office:value-type="float" office:value="3034" calcext:value-type="float">
            <text:p>3,034</text:p>
          </table:table-cell>
          <table:table-cell table:style-name="ce30" office:value-type="float" office:value="3283" calcext:value-type="float">
            <text:p>3,283</text:p>
          </table:table-cell>
          <table:table-cell table:style-name="ce30" office:value-type="float" office:value="3278" calcext:value-type="float">
            <text:p>3,278</text:p>
          </table:table-cell>
          <table:table-cell table:style-name="ce37" office:value-type="float" office:value="2961" calcext:value-type="float">
            <text:p>2,961</text:p>
          </table:table-cell>
          <table:table-cell table:style-name="ce30" office:value-type="float" office:value="13205" calcext:value-type="float">
            <text:p>13,205</text:p>
          </table:table-cell>
          <table:table-cell table:style-name="ce30" office:value-type="float" office:value="2961" calcext:value-type="float">
            <text:p>2,961</text:p>
          </table:table-cell>
          <table:table-cell table:style-name="ce30" office:value-type="float" office:value="2910" calcext:value-type="float">
            <text:p>2,910</text:p>
          </table:table-cell>
          <table:table-cell table:style-name="ce30" office:value-type="float" office:value="2799" calcext:value-type="float">
            <text:p>2,799</text:p>
          </table:table-cell>
          <table:table-cell table:style-name="ce30" office:value-type="float" office:value="2286" calcext:value-type="float">
            <text:p>2,286</text:p>
          </table:table-cell>
          <table:table-cell table:style-name="ce37" office:value-type="float" office:value="2249" calcext:value-type="float">
            <text:p>2,249</text:p>
          </table:table-cell>
          <table:table-cell table:style-name="ce30" office:value-type="float" office:value="8309" calcext:value-type="float">
            <text:p>8,309</text:p>
          </table:table-cell>
          <table:table-cell table:style-name="ce30" office:value-type="float" office:value="1921" calcext:value-type="float">
            <text:p>1,921</text:p>
          </table:table-cell>
          <table:table-cell table:style-name="ce30" office:value-type="float" office:value="1704" calcext:value-type="float">
            <text:p>1,704</text:p>
          </table:table-cell>
          <table:table-cell table:style-name="ce30" office:value-type="float" office:value="1383" calcext:value-type="float">
            <text:p>1,383</text:p>
          </table:table-cell>
          <table:table-cell table:style-name="ce30" office:value-type="float" office:value="1521" calcext:value-type="float">
            <text:p>1,521</text:p>
          </table:table-cell>
          <table:table-cell table:style-name="ce37" office:value-type="float" office:value="1780" calcext:value-type="float">
            <text:p>1,780</text:p>
          </table:table-cell>
          <table:table-cell table:style-name="ce30" office:value-type="float" office:value="9549" calcext:value-type="float">
            <text:p>9,549</text:p>
          </table:table-cell>
          <table:table-cell table:style-name="ce30" office:value-type="float" office:value="1876" calcext:value-type="float">
            <text:p>1,876</text:p>
          </table:table-cell>
          <table:table-cell table:style-name="ce30" office:value-type="float" office:value="1914" calcext:value-type="float">
            <text:p>1,914</text:p>
          </table:table-cell>
          <table:table-cell table:style-name="ce30" office:value-type="float" office:value="1942" calcext:value-type="float">
            <text:p>1,942</text:p>
          </table:table-cell>
          <table:table-cell table:style-name="ce30" office:value-type="float" office:value="2016" calcext:value-type="float">
            <text:p>2,016</text:p>
          </table:table-cell>
          <table:table-cell table:style-name="ce37" office:value-type="float" office:value="1801" calcext:value-type="float">
            <text:p>1,801</text:p>
          </table:table-cell>
          <table:table-cell table:style-name="ce30" office:value-type="float" office:value="8205" calcext:value-type="float">
            <text:p>8,205</text:p>
          </table:table-cell>
          <table:table-cell table:style-name="ce30" office:value-type="float" office:value="1789" calcext:value-type="float">
            <text:p>1,789</text:p>
          </table:table-cell>
          <table:table-cell table:style-name="ce30" office:value-type="float" office:value="1771" calcext:value-type="float">
            <text:p>1,771</text:p>
          </table:table-cell>
          <table:table-cell table:style-name="ce30" office:value-type="float" office:value="1668" calcext:value-type="float">
            <text:p>1,668</text:p>
          </table:table-cell>
          <table:table-cell table:style-name="ce30" office:value-type="float" office:value="1533" calcext:value-type="float">
            <text:p>1,533</text:p>
          </table:table-cell>
          <table:table-cell table:style-name="ce37" office:value-type="float" office:value="1444" calcext:value-type="float">
            <text:p>1,444</text:p>
          </table:table-cell>
          <table:table-cell table:style-name="ce30" office:value-type="float" office:value="6201" calcext:value-type="float">
            <text:p>6,201</text:p>
          </table:table-cell>
          <table:table-cell table:style-name="ce30" office:value-type="float" office:value="1413" calcext:value-type="float">
            <text:p>1,413</text:p>
          </table:table-cell>
          <table:table-cell table:style-name="ce30" office:value-type="float" office:value="1340" calcext:value-type="float">
            <text:p>1,340</text:p>
          </table:table-cell>
          <table:table-cell table:style-name="ce30" office:value-type="float" office:value="1297" calcext:value-type="float">
            <text:p>1,297</text:p>
          </table:table-cell>
          <table:table-cell table:style-name="ce30" office:value-type="float" office:value="1135" calcext:value-type="float">
            <text:p>1,135</text:p>
          </table:table-cell>
          <table:table-cell table:style-name="ce37" office:value-type="float" office:value="1016" calcext:value-type="float">
            <text:p>1,016</text:p>
          </table:table-cell>
          <table:table-cell table:style-name="ce30" office:value-type="float" office:value="3728" calcext:value-type="float">
            <text:p>3,728</text:p>
          </table:table-cell>
          <table:table-cell table:style-name="ce30" office:value-type="float" office:value="905" calcext:value-type="float">
            <text:p>905</text:p>
          </table:table-cell>
          <table:table-cell table:style-name="ce30" office:value-type="float" office:value="841" calcext:value-type="float">
            <text:p>841</text:p>
          </table:table-cell>
          <table:table-cell table:style-name="ce30" office:value-type="float" office:value="781" calcext:value-type="float">
            <text:p>781</text:p>
          </table:table-cell>
          <table:table-cell table:style-name="ce30" office:value-type="float" office:value="620" calcext:value-type="float">
            <text:p>620</text:p>
          </table:table-cell>
          <table:table-cell table:style-name="ce37" office:value-type="float" office:value="581" calcext:value-type="float">
            <text:p>581</text:p>
          </table:table-cell>
          <table:table-cell table:style-name="ce30" office:value-type="float" office:value="1936" calcext:value-type="float">
            <text:p>1,936</text:p>
          </table:table-cell>
          <table:table-cell table:style-name="ce30" office:value-type="float" office:value="551" calcext:value-type="float">
            <text:p>551</text:p>
          </table:table-cell>
          <table:table-cell table:style-name="ce30" office:value-type="float" office:value="459" calcext:value-type="float">
            <text:p>459</text:p>
          </table:table-cell>
          <table:table-cell table:style-name="ce30" office:value-type="float" office:value="391" calcext:value-type="float">
            <text:p>391</text:p>
          </table:table-cell>
          <table:table-cell table:style-name="ce30" office:value-type="float" office:value="296" calcext:value-type="float">
            <text:p>296</text:p>
          </table:table-cell>
          <table:table-cell table:style-name="ce37" office:value-type="float" office:value="239" calcext:value-type="float">
            <text:p>239</text:p>
          </table:table-cell>
          <table:table-cell table:style-name="ce30" office:value-type="float" office:value="625" calcext:value-type="float">
            <text:p>625</text:p>
          </table:table-cell>
          <table:table-cell table:style-name="ce30" office:value-type="float" office:value="198" calcext:value-type="float">
            <text:p>198</text:p>
          </table:table-cell>
          <table:table-cell table:style-name="ce30" office:value-type="float" office:value="159" calcext:value-type="float">
            <text:p>159</text:p>
          </table:table-cell>
          <table:table-cell table:style-name="ce30" office:value-type="float" office:value="110" calcext:value-type="float">
            <text:p>110</text:p>
          </table:table-cell>
          <table:table-cell table:style-name="ce30" office:value-type="float" office:value="95" calcext:value-type="float">
            <text:p>95</text:p>
          </table:table-cell>
          <table:table-cell table:style-name="ce37" office:value-type="float" office:value="63" calcext:value-type="float">
            <text:p>63</text:p>
          </table:table-cell>
          <table:table-cell table:style-name="ce30" office:value-type="float" office:value="135" calcext:value-type="float">
            <text:p>135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0" calcext:value-type="float">
            <text:p>20</text:p>
          </table:table-cell>
          <table:table-cell table:style-name="ce37" office:value-type="float" office:value="16" calcext:value-type="float">
            <text:p>16</text:p>
          </table:table-cell>
          <table:table-cell table:style-name="ce30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20];[.J20];[.P20];[.V20];[.AB20];[.AH20];[.AN20];[.AT20];[.AZ20];[.BF20];[.BL20];[.BR20];[.BX20];[.CD20];[.CJ20];[.CP20];[.CV20];[.DB20];[.DH20];[.DN20];[.DT20])" office:value-type="float" office:value="1954237" calcext:value-type="float">
            <text:p>1,954,237</text:p>
          </table:table-cell>
          <table:table-cell table:style-name="ce29" table:formula="of:=SUM([.E20:.I20])" office:value-type="float" office:value="100574" calcext:value-type="float">
            <text:p>100,574</text:p>
          </table:table-cell>
          <table:table-cell table:style-name="ce29" office:value-type="float" office:value="18247" calcext:value-type="float">
            <text:p>18,247</text:p>
          </table:table-cell>
          <table:table-cell table:style-name="ce29" office:value-type="float" office:value="19693" calcext:value-type="float">
            <text:p>19,693</text:p>
          </table:table-cell>
          <table:table-cell table:style-name="ce29" office:value-type="float" office:value="20075" calcext:value-type="float">
            <text:p>20,075</text:p>
          </table:table-cell>
          <table:table-cell table:style-name="ce29" office:value-type="float" office:value="20757" calcext:value-type="float">
            <text:p>20,757</text:p>
          </table:table-cell>
          <table:table-cell table:style-name="ce29" office:value-type="float" office:value="21802" calcext:value-type="float">
            <text:p>21,802</text:p>
          </table:table-cell>
          <table:table-cell table:style-name="ce29" office:value-type="float" office:value="133979" calcext:value-type="float">
            <text:p>133,979</text:p>
          </table:table-cell>
          <table:table-cell table:style-name="ce29" office:value-type="float" office:value="23270" calcext:value-type="float">
            <text:p>23,270</text:p>
          </table:table-cell>
          <table:table-cell table:style-name="ce29" office:value-type="float" office:value="25375" calcext:value-type="float">
            <text:p>25,375</text:p>
          </table:table-cell>
          <table:table-cell table:style-name="ce29" office:value-type="float" office:value="27195" calcext:value-type="float">
            <text:p>27,195</text:p>
          </table:table-cell>
          <table:table-cell table:style-name="ce29" office:value-type="float" office:value="30288" calcext:value-type="float">
            <text:p>30,288</text:p>
          </table:table-cell>
          <table:table-cell table:style-name="ce52" office:value-type="float" office:value="27851" calcext:value-type="float">
            <text:p>27,851</text:p>
          </table:table-cell>
          <table:table-cell table:style-name="ce29" office:value-type="float" office:value="152845" calcext:value-type="float">
            <text:p>152,845</text:p>
          </table:table-cell>
          <table:table-cell table:style-name="ce29" office:value-type="float" office:value="27845" calcext:value-type="float">
            <text:p>27,845</text:p>
          </table:table-cell>
          <table:table-cell table:style-name="ce29" office:value-type="float" office:value="31631" calcext:value-type="float">
            <text:p>31,631</text:p>
          </table:table-cell>
          <table:table-cell table:style-name="ce29" office:value-type="float" office:value="31467" calcext:value-type="float">
            <text:p>31,467</text:p>
          </table:table-cell>
          <table:table-cell table:style-name="ce29" office:value-type="float" office:value="30953" calcext:value-type="float">
            <text:p>30,953</text:p>
          </table:table-cell>
          <table:table-cell table:style-name="ce52" office:value-type="float" office:value="30949" calcext:value-type="float">
            <text:p>30,949</text:p>
          </table:table-cell>
          <table:table-cell table:style-name="ce29" office:value-type="float" office:value="148421" calcext:value-type="float">
            <text:p>148,421</text:p>
          </table:table-cell>
          <table:table-cell table:style-name="ce29" office:value-type="float" office:value="30422" calcext:value-type="float">
            <text:p>30,422</text:p>
          </table:table-cell>
          <table:table-cell table:style-name="ce29" office:value-type="float" office:value="30020" calcext:value-type="float">
            <text:p>30,020</text:p>
          </table:table-cell>
          <table:table-cell table:style-name="ce29" office:value-type="float" office:value="29407" calcext:value-type="float">
            <text:p>29,407</text:p>
          </table:table-cell>
          <table:table-cell table:style-name="ce29" office:value-type="float" office:value="30235" calcext:value-type="float">
            <text:p>30,235</text:p>
          </table:table-cell>
          <table:table-cell table:style-name="ce52" office:value-type="float" office:value="28337" calcext:value-type="float">
            <text:p>28,337</text:p>
          </table:table-cell>
          <table:table-cell table:style-name="ce29" office:value-type="float" office:value="140640" calcext:value-type="float">
            <text:p>140,640</text:p>
          </table:table-cell>
          <table:table-cell table:style-name="ce29" office:value-type="float" office:value="28461" calcext:value-type="float">
            <text:p>28,461</text:p>
          </table:table-cell>
          <table:table-cell table:style-name="ce29" office:value-type="float" office:value="26319" calcext:value-type="float">
            <text:p>26,319</text:p>
          </table:table-cell>
          <table:table-cell table:style-name="ce29" office:value-type="float" office:value="26140" calcext:value-type="float">
            <text:p>26,140</text:p>
          </table:table-cell>
          <table:table-cell table:style-name="ce29" office:value-type="float" office:value="28787" calcext:value-type="float">
            <text:p>28,787</text:p>
          </table:table-cell>
          <table:table-cell table:style-name="ce52" office:value-type="float" office:value="30933" calcext:value-type="float">
            <text:p>30,933</text:p>
          </table:table-cell>
          <table:table-cell table:style-name="ce29" office:value-type="float" office:value="171314" calcext:value-type="float">
            <text:p>171,314</text:p>
          </table:table-cell>
          <table:table-cell table:style-name="ce29" office:value-type="float" office:value="32210" calcext:value-type="float">
            <text:p>32,210</text:p>
          </table:table-cell>
          <table:table-cell table:style-name="ce29" office:value-type="float" office:value="34296" calcext:value-type="float">
            <text:p>34,296</text:p>
          </table:table-cell>
          <table:table-cell table:style-name="ce29" office:value-type="float" office:value="35322" calcext:value-type="float">
            <text:p>35,322</text:p>
          </table:table-cell>
          <table:table-cell table:style-name="ce29" office:value-type="float" office:value="34084" calcext:value-type="float">
            <text:p>34,084</text:p>
          </table:table-cell>
          <table:table-cell table:style-name="ce52" office:value-type="float" office:value="35402" calcext:value-type="float">
            <text:p>35,402</text:p>
          </table:table-cell>
          <table:table-cell table:style-name="ce29" office:value-type="float" office:value="168976" calcext:value-type="float">
            <text:p>168,976</text:p>
          </table:table-cell>
          <table:table-cell table:style-name="ce29" office:value-type="float" office:value="34663" calcext:value-type="float">
            <text:p>34,663</text:p>
          </table:table-cell>
          <table:table-cell table:style-name="ce29" office:value-type="float" office:value="34153" calcext:value-type="float">
            <text:p>34,153</text:p>
          </table:table-cell>
          <table:table-cell table:style-name="ce29" office:value-type="float" office:value="35955" calcext:value-type="float">
            <text:p>35,955</text:p>
          </table:table-cell>
          <table:table-cell table:style-name="ce29" office:value-type="float" office:value="31755" calcext:value-type="float">
            <text:p>31,755</text:p>
          </table:table-cell>
          <table:table-cell table:style-name="ce52" office:value-type="float" office:value="32450" calcext:value-type="float">
            <text:p>32,450</text:p>
          </table:table-cell>
          <table:table-cell table:style-name="ce29" office:value-type="float" office:value="166511" calcext:value-type="float">
            <text:p>166,511</text:p>
          </table:table-cell>
          <table:table-cell table:style-name="ce29" office:value-type="float" office:value="31936" calcext:value-type="float">
            <text:p>31,936</text:p>
          </table:table-cell>
          <table:table-cell table:style-name="ce29" office:value-type="float" office:value="32512" calcext:value-type="float">
            <text:p>32,512</text:p>
          </table:table-cell>
          <table:table-cell table:style-name="ce29" office:value-type="float" office:value="33707" calcext:value-type="float">
            <text:p>33,707</text:p>
          </table:table-cell>
          <table:table-cell table:style-name="ce29" office:value-type="float" office:value="34349" calcext:value-type="float">
            <text:p>34,349</text:p>
          </table:table-cell>
          <table:table-cell table:style-name="ce52" office:value-type="float" office:value="34007" calcext:value-type="float">
            <text:p>34,007</text:p>
          </table:table-cell>
          <table:table-cell table:style-name="ce29" office:value-type="float" office:value="166421" calcext:value-type="float">
            <text:p>166,421</text:p>
          </table:table-cell>
          <table:table-cell table:style-name="ce29" office:value-type="float" office:value="33380" calcext:value-type="float">
            <text:p>33,380</text:p>
          </table:table-cell>
          <table:table-cell table:style-name="ce29" office:value-type="float" office:value="32579" calcext:value-type="float">
            <text:p>32,579</text:p>
          </table:table-cell>
          <table:table-cell table:style-name="ce29" office:value-type="float" office:value="33247" calcext:value-type="float">
            <text:p>33,247</text:p>
          </table:table-cell>
          <table:table-cell table:style-name="ce29" office:value-type="float" office:value="34065" calcext:value-type="float">
            <text:p>34,065</text:p>
          </table:table-cell>
          <table:table-cell table:style-name="ce52" office:value-type="float" office:value="33150" calcext:value-type="float">
            <text:p>33,150</text:p>
          </table:table-cell>
          <table:table-cell table:style-name="ce29" office:value-type="float" office:value="157440" calcext:value-type="float">
            <text:p>157,440</text:p>
          </table:table-cell>
          <table:table-cell table:style-name="ce29" office:value-type="float" office:value="33700" calcext:value-type="float">
            <text:p>33,700</text:p>
          </table:table-cell>
          <table:table-cell table:style-name="ce29" office:value-type="float" office:value="32430" calcext:value-type="float">
            <text:p>32,430</text:p>
          </table:table-cell>
          <table:table-cell table:style-name="ce29" office:value-type="float" office:value="30896" calcext:value-type="float">
            <text:p>30,896</text:p>
          </table:table-cell>
          <table:table-cell table:style-name="ce29" office:value-type="float" office:value="30493" calcext:value-type="float">
            <text:p>30,493</text:p>
          </table:table-cell>
          <table:table-cell table:style-name="ce52" office:value-type="float" office:value="29921" calcext:value-type="float">
            <text:p>29,921</text:p>
          </table:table-cell>
          <table:table-cell table:style-name="ce29" office:value-type="float" office:value="133211" calcext:value-type="float">
            <text:p>133,211</text:p>
          </table:table-cell>
          <table:table-cell table:style-name="ce29" office:value-type="float" office:value="28014" calcext:value-type="float">
            <text:p>28,014</text:p>
          </table:table-cell>
          <table:table-cell table:style-name="ce29" office:value-type="float" office:value="26728" calcext:value-type="float">
            <text:p>26,728</text:p>
          </table:table-cell>
          <table:table-cell table:style-name="ce29" office:value-type="float" office:value="27694" calcext:value-type="float">
            <text:p>27,694</text:p>
          </table:table-cell>
          <table:table-cell table:style-name="ce29" office:value-type="float" office:value="26530" calcext:value-type="float">
            <text:p>26,530</text:p>
          </table:table-cell>
          <table:table-cell table:style-name="ce52" office:value-type="float" office:value="24245" calcext:value-type="float">
            <text:p>24,245</text:p>
          </table:table-cell>
          <table:table-cell table:style-name="ce29" office:value-type="float" office:value="101525" calcext:value-type="float">
            <text:p>101,525</text:p>
          </table:table-cell>
          <table:table-cell table:style-name="ce29" office:value-type="float" office:value="22938" calcext:value-type="float">
            <text:p>22,938</text:p>
          </table:table-cell>
          <table:table-cell table:style-name="ce29" office:value-type="float" office:value="22583" calcext:value-type="float">
            <text:p>22,583</text:p>
          </table:table-cell>
          <table:table-cell table:style-name="ce29" office:value-type="float" office:value="21480" calcext:value-type="float">
            <text:p>21,480</text:p>
          </table:table-cell>
          <table:table-cell table:style-name="ce29" office:value-type="float" office:value="17664" calcext:value-type="float">
            <text:p>17,664</text:p>
          </table:table-cell>
          <table:table-cell table:style-name="ce52" office:value-type="float" office:value="16860" calcext:value-type="float">
            <text:p>16,860</text:p>
          </table:table-cell>
          <table:table-cell table:style-name="ce29" office:value-type="float" office:value="55693" calcext:value-type="float">
            <text:p>55,693</text:p>
          </table:table-cell>
          <table:table-cell table:style-name="ce29" office:value-type="float" office:value="13719" calcext:value-type="float">
            <text:p>13,719</text:p>
          </table:table-cell>
          <table:table-cell table:style-name="ce29" office:value-type="float" office:value="12020" calcext:value-type="float">
            <text:p>12,020</text:p>
          </table:table-cell>
          <table:table-cell table:style-name="ce29" office:value-type="float" office:value="10302" calcext:value-type="float">
            <text:p>10,302</text:p>
          </table:table-cell>
          <table:table-cell table:style-name="ce29" office:value-type="float" office:value="9264" calcext:value-type="float">
            <text:p>9,264</text:p>
          </table:table-cell>
          <table:table-cell table:style-name="ce52" office:value-type="float" office:value="10388" calcext:value-type="float">
            <text:p>10,388</text:p>
          </table:table-cell>
          <table:table-cell table:style-name="ce29" office:value-type="float" office:value="47818" calcext:value-type="float">
            <text:p>47,818</text:p>
          </table:table-cell>
          <table:table-cell table:style-name="ce29" office:value-type="float" office:value="10312" calcext:value-type="float">
            <text:p>10,312</text:p>
          </table:table-cell>
          <table:table-cell table:style-name="ce29" office:value-type="float" office:value="9830" calcext:value-type="float">
            <text:p>9,830</text:p>
          </table:table-cell>
          <table:table-cell table:style-name="ce29" office:value-type="float" office:value="9717" calcext:value-type="float">
            <text:p>9,717</text:p>
          </table:table-cell>
          <table:table-cell table:style-name="ce29" office:value-type="float" office:value="9366" calcext:value-type="float">
            <text:p>9,366</text:p>
          </table:table-cell>
          <table:table-cell table:style-name="ce52" office:value-type="float" office:value="8593" calcext:value-type="float">
            <text:p>8,593</text:p>
          </table:table-cell>
          <table:table-cell table:style-name="ce29" office:value-type="float" office:value="36099" calcext:value-type="float">
            <text:p>36,099</text:p>
          </table:table-cell>
          <table:table-cell table:style-name="ce29" office:value-type="float" office:value="8274" calcext:value-type="float">
            <text:p>8,274</text:p>
          </table:table-cell>
          <table:table-cell table:style-name="ce29" office:value-type="float" office:value="7567" calcext:value-type="float">
            <text:p>7,567</text:p>
          </table:table-cell>
          <table:table-cell table:style-name="ce29" office:value-type="float" office:value="7118" calcext:value-type="float">
            <text:p>7,118</text:p>
          </table:table-cell>
          <table:table-cell table:style-name="ce29" office:value-type="float" office:value="6723" calcext:value-type="float">
            <text:p>6,723</text:p>
          </table:table-cell>
          <table:table-cell table:style-name="ce52" office:value-type="float" office:value="6417" calcext:value-type="float">
            <text:p>6,417</text:p>
          </table:table-cell>
          <table:table-cell table:style-name="ce29" office:value-type="float" office:value="34678" calcext:value-type="float">
            <text:p>34,678</text:p>
          </table:table-cell>
          <table:table-cell table:style-name="ce29" office:value-type="float" office:value="6457" calcext:value-type="float">
            <text:p>6,457</text:p>
          </table:table-cell>
          <table:table-cell table:style-name="ce29" office:value-type="float" office:value="6740" calcext:value-type="float">
            <text:p>6,740</text:p>
          </table:table-cell>
          <table:table-cell table:style-name="ce29" office:value-type="float" office:value="7054" calcext:value-type="float">
            <text:p>7,054</text:p>
          </table:table-cell>
          <table:table-cell table:style-name="ce29" office:value-type="float" office:value="7471" calcext:value-type="float">
            <text:p>7,471</text:p>
          </table:table-cell>
          <table:table-cell table:style-name="ce52" office:value-type="float" office:value="6956" calcext:value-type="float">
            <text:p>6,956</text:p>
          </table:table-cell>
          <table:table-cell table:style-name="ce29" office:value-type="float" office:value="24859" calcext:value-type="float">
            <text:p>24,859</text:p>
          </table:table-cell>
          <table:table-cell table:style-name="ce29" office:value-type="float" office:value="6448" calcext:value-type="float">
            <text:p>6,448</text:p>
          </table:table-cell>
          <table:table-cell table:style-name="ce29" office:value-type="float" office:value="5634" calcext:value-type="float">
            <text:p>5,634</text:p>
          </table:table-cell>
          <table:table-cell table:style-name="ce29" office:value-type="float" office:value="4953" calcext:value-type="float">
            <text:p>4,953</text:p>
          </table:table-cell>
          <table:table-cell table:style-name="ce29" office:value-type="float" office:value="4324" calcext:value-type="float">
            <text:p>4,324</text:p>
          </table:table-cell>
          <table:table-cell table:style-name="ce52" office:value-type="float" office:value="3500" calcext:value-type="float">
            <text:p>3,500</text:p>
          </table:table-cell>
          <table:table-cell table:style-name="ce29" office:value-type="float" office:value="9569" calcext:value-type="float">
            <text:p>9,569</text:p>
          </table:table-cell>
          <table:table-cell table:style-name="ce29" office:value-type="float" office:value="2664" calcext:value-type="float">
            <text:p>2,664</text:p>
          </table:table-cell>
          <table:table-cell table:style-name="ce29" office:value-type="float" office:value="2373" calcext:value-type="float">
            <text:p>2,373</text:p>
          </table:table-cell>
          <table:table-cell table:style-name="ce29" office:value-type="float" office:value="1986" calcext:value-type="float">
            <text:p>1,986</text:p>
          </table:table-cell>
          <table:table-cell table:style-name="ce29" office:value-type="float" office:value="1417" calcext:value-type="float">
            <text:p>1,417</text:p>
          </table:table-cell>
          <table:table-cell table:style-name="ce52" office:value-type="float" office:value="1129" calcext:value-type="float">
            <text:p>1,129</text:p>
          </table:table-cell>
          <table:table-cell table:style-name="ce29" office:value-type="float" office:value="2959" calcext:value-type="float">
            <text:p>2,959</text:p>
          </table:table-cell>
          <table:table-cell table:style-name="ce29" office:value-type="float" office:value="940" calcext:value-type="float">
            <text:p>940</text:p>
          </table:table-cell>
          <table:table-cell table:style-name="ce29" office:value-type="float" office:value="713" calcext:value-type="float">
            <text:p>713</text:p>
          </table:table-cell>
          <table:table-cell table:style-name="ce29" office:value-type="float" office:value="564" calcext:value-type="float">
            <text:p>564</text:p>
          </table:table-cell>
          <table:table-cell table:style-name="ce29" office:value-type="float" office:value="415" calcext:value-type="float">
            <text:p>415</text:p>
          </table:table-cell>
          <table:table-cell table:style-name="ce52" office:value-type="float" office:value="327" calcext:value-type="float">
            <text:p>327</text:p>
          </table:table-cell>
          <table:table-cell table:style-name="ce29" office:value-type="float" office:value="612" calcext:value-type="float">
            <text:p>612</text:p>
          </table:table-cell>
          <table:table-cell table:style-name="ce29" office:value-type="float" office:value="203" calcext:value-type="float">
            <text:p>203</text:p>
          </table:table-cell>
          <table:table-cell table:style-name="ce29" office:value-type="float" office:value="166" calcext:value-type="float">
            <text:p>166</text:p>
          </table:table-cell>
          <table:table-cell table:style-name="ce29" office:value-type="float" office:value="122" calcext:value-type="float">
            <text:p>122</text:p>
          </table:table-cell>
          <table:table-cell table:style-name="ce29" office:value-type="float" office:value="69" calcext:value-type="float">
            <text:p>69</text:p>
          </table:table-cell>
          <table:table-cell table:style-name="ce52" office:value-type="float" office:value="52" calcext:value-type="float">
            <text:p>52</text:p>
          </table:table-cell>
          <table:table-cell table:style-name="ce29" office:value-type="float" office:value="93" calcext:value-type="float">
            <text:p>93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桃<text:span text:style-name="T1"> </text:span><text:span text:style-name="T2">園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21];[.J21];[.P21];[.V21];[.AB21];[.AH21];[.AN21];[.AT21];[.AZ21];[.BF21];[.BL21];[.BR21];[.BX21];[.CD21];[.CJ21];[.CP21];[.CV21];[.DB21];[.DH21];[.DN21];[.DT21])" office:value-type="float" office:value="989631" calcext:value-type="float">
            <text:p>989,631</text:p>
          </table:table-cell>
          <table:table-cell table:style-name="ce29" table:formula="of:=SUM([.E21:.I21])" office:value-type="float" office:value="52760" calcext:value-type="float">
            <text:p>52,760</text:p>
          </table:table-cell>
          <table:table-cell table:style-name="ce42" office:value-type="float" office:value="9552" calcext:value-type="float">
            <text:p>9,552</text:p>
          </table:table-cell>
          <table:table-cell table:style-name="ce42" office:value-type="float" office:value="10301" calcext:value-type="float">
            <text:p>10,301</text:p>
          </table:table-cell>
          <table:table-cell table:style-name="ce42" office:value-type="float" office:value="10583" calcext:value-type="float">
            <text:p>10,583</text:p>
          </table:table-cell>
          <table:table-cell table:style-name="ce42" office:value-type="float" office:value="10829" calcext:value-type="float">
            <text:p>10,829</text:p>
          </table:table-cell>
          <table:table-cell table:style-name="ce42" office:value-type="float" office:value="11495" calcext:value-type="float">
            <text:p>11,495</text:p>
          </table:table-cell>
          <table:table-cell table:style-name="ce42" office:value-type="float" office:value="70015" calcext:value-type="float">
            <text:p>70,015</text:p>
          </table:table-cell>
          <table:table-cell table:style-name="ce42" office:value-type="float" office:value="12184" calcext:value-type="float">
            <text:p>12,184</text:p>
          </table:table-cell>
          <table:table-cell table:style-name="ce42" office:value-type="float" office:value="13214" calcext:value-type="float">
            <text:p>13,214</text:p>
          </table:table-cell>
          <table:table-cell table:style-name="ce42" office:value-type="float" office:value="14226" calcext:value-type="float">
            <text:p>14,226</text:p>
          </table:table-cell>
          <table:table-cell table:style-name="ce42" office:value-type="float" office:value="15879" calcext:value-type="float">
            <text:p>15,879</text:p>
          </table:table-cell>
          <table:table-cell table:style-name="ce53" office:value-type="float" office:value="14512" calcext:value-type="float">
            <text:p>14,512</text:p>
          </table:table-cell>
          <table:table-cell table:style-name="ce42" office:value-type="float" office:value="79817" calcext:value-type="float">
            <text:p>79,817</text:p>
          </table:table-cell>
          <table:table-cell table:style-name="ce42" office:value-type="float" office:value="14495" calcext:value-type="float">
            <text:p>14,495</text:p>
          </table:table-cell>
          <table:table-cell table:style-name="ce42" office:value-type="float" office:value="16489" calcext:value-type="float">
            <text:p>16,489</text:p>
          </table:table-cell>
          <table:table-cell table:style-name="ce42" office:value-type="float" office:value="16519" calcext:value-type="float">
            <text:p>16,519</text:p>
          </table:table-cell>
          <table:table-cell table:style-name="ce42" office:value-type="float" office:value="16050" calcext:value-type="float">
            <text:p>16,050</text:p>
          </table:table-cell>
          <table:table-cell table:style-name="ce53" office:value-type="float" office:value="16264" calcext:value-type="float">
            <text:p>16,264</text:p>
          </table:table-cell>
          <table:table-cell table:style-name="ce42" office:value-type="float" office:value="77617" calcext:value-type="float">
            <text:p>77,617</text:p>
          </table:table-cell>
          <table:table-cell table:style-name="ce42" office:value-type="float" office:value="15832" calcext:value-type="float">
            <text:p>15,832</text:p>
          </table:table-cell>
          <table:table-cell table:style-name="ce42" office:value-type="float" office:value="15868" calcext:value-type="float">
            <text:p>15,868</text:p>
          </table:table-cell>
          <table:table-cell table:style-name="ce42" office:value-type="float" office:value="15410" calcext:value-type="float">
            <text:p>15,410</text:p>
          </table:table-cell>
          <table:table-cell table:style-name="ce42" office:value-type="float" office:value="15752" calcext:value-type="float">
            <text:p>15,752</text:p>
          </table:table-cell>
          <table:table-cell table:style-name="ce53" office:value-type="float" office:value="14755" calcext:value-type="float">
            <text:p>14,755</text:p>
          </table:table-cell>
          <table:table-cell table:style-name="ce42" office:value-type="float" office:value="72495" calcext:value-type="float">
            <text:p>72,495</text:p>
          </table:table-cell>
          <table:table-cell table:style-name="ce42" office:value-type="float" office:value="14851" calcext:value-type="float">
            <text:p>14,851</text:p>
          </table:table-cell>
          <table:table-cell table:style-name="ce42" office:value-type="float" office:value="13588" calcext:value-type="float">
            <text:p>13,588</text:p>
          </table:table-cell>
          <table:table-cell table:style-name="ce42" office:value-type="float" office:value="13618" calcext:value-type="float">
            <text:p>13,618</text:p>
          </table:table-cell>
          <table:table-cell table:style-name="ce42" office:value-type="float" office:value="14721" calcext:value-type="float">
            <text:p>14,721</text:p>
          </table:table-cell>
          <table:table-cell table:style-name="ce53" office:value-type="float" office:value="15717" calcext:value-type="float">
            <text:p>15,717</text:p>
          </table:table-cell>
          <table:table-cell table:style-name="ce42" office:value-type="float" office:value="85586" calcext:value-type="float">
            <text:p>85,586</text:p>
          </table:table-cell>
          <table:table-cell table:style-name="ce42" office:value-type="float" office:value="16490" calcext:value-type="float">
            <text:p>16,490</text:p>
          </table:table-cell>
          <table:table-cell table:style-name="ce42" office:value-type="float" office:value="17196" calcext:value-type="float">
            <text:p>17,196</text:p>
          </table:table-cell>
          <table:table-cell table:style-name="ce42" office:value-type="float" office:value="17712" calcext:value-type="float">
            <text:p>17,712</text:p>
          </table:table-cell>
          <table:table-cell table:style-name="ce42" office:value-type="float" office:value="16696" calcext:value-type="float">
            <text:p>16,696</text:p>
          </table:table-cell>
          <table:table-cell table:style-name="ce53" office:value-type="float" office:value="17492" calcext:value-type="float">
            <text:p>17,492</text:p>
          </table:table-cell>
          <table:table-cell table:style-name="ce42" office:value-type="float" office:value="84078" calcext:value-type="float">
            <text:p>84,078</text:p>
          </table:table-cell>
          <table:table-cell table:style-name="ce42" office:value-type="float" office:value="17420" calcext:value-type="float">
            <text:p>17,420</text:p>
          </table:table-cell>
          <table:table-cell table:style-name="ce42" office:value-type="float" office:value="16896" calcext:value-type="float">
            <text:p>16,896</text:p>
          </table:table-cell>
          <table:table-cell table:style-name="ce42" office:value-type="float" office:value="17931" calcext:value-type="float">
            <text:p>17,931</text:p>
          </table:table-cell>
          <table:table-cell table:style-name="ce42" office:value-type="float" office:value="15686" calcext:value-type="float">
            <text:p>15,686</text:p>
          </table:table-cell>
          <table:table-cell table:style-name="ce53" office:value-type="float" office:value="16145" calcext:value-type="float">
            <text:p>16,145</text:p>
          </table:table-cell>
          <table:table-cell table:style-name="ce42" office:value-type="float" office:value="82655" calcext:value-type="float">
            <text:p>82,655</text:p>
          </table:table-cell>
          <table:table-cell table:style-name="ce42" office:value-type="float" office:value="15932" calcext:value-type="float">
            <text:p>15,932</text:p>
          </table:table-cell>
          <table:table-cell table:style-name="ce42" office:value-type="float" office:value="15913" calcext:value-type="float">
            <text:p>15,913</text:p>
          </table:table-cell>
          <table:table-cell table:style-name="ce42" office:value-type="float" office:value="16793" calcext:value-type="float">
            <text:p>16,793</text:p>
          </table:table-cell>
          <table:table-cell table:style-name="ce42" office:value-type="float" office:value="17020" calcext:value-type="float">
            <text:p>17,020</text:p>
          </table:table-cell>
          <table:table-cell table:style-name="ce53" office:value-type="float" office:value="16997" calcext:value-type="float">
            <text:p>16,997</text:p>
          </table:table-cell>
          <table:table-cell table:style-name="ce42" office:value-type="float" office:value="82775" calcext:value-type="float">
            <text:p>82,775</text:p>
          </table:table-cell>
          <table:table-cell table:style-name="ce42" office:value-type="float" office:value="16647" calcext:value-type="float">
            <text:p>16,647</text:p>
          </table:table-cell>
          <table:table-cell table:style-name="ce42" office:value-type="float" office:value="16177" calcext:value-type="float">
            <text:p>16,177</text:p>
          </table:table-cell>
          <table:table-cell table:style-name="ce42" office:value-type="float" office:value="16517" calcext:value-type="float">
            <text:p>16,517</text:p>
          </table:table-cell>
          <table:table-cell table:style-name="ce42" office:value-type="float" office:value="16871" calcext:value-type="float">
            <text:p>16,871</text:p>
          </table:table-cell>
          <table:table-cell table:style-name="ce53" office:value-type="float" office:value="16563" calcext:value-type="float">
            <text:p>16,563</text:p>
          </table:table-cell>
          <table:table-cell table:style-name="ce42" office:value-type="float" office:value="78475" calcext:value-type="float">
            <text:p>78,475</text:p>
          </table:table-cell>
          <table:table-cell table:style-name="ce42" office:value-type="float" office:value="16821" calcext:value-type="float">
            <text:p>16,821</text:p>
          </table:table-cell>
          <table:table-cell table:style-name="ce42" office:value-type="float" office:value="16239" calcext:value-type="float">
            <text:p>16,239</text:p>
          </table:table-cell>
          <table:table-cell table:style-name="ce42" office:value-type="float" office:value="15281" calcext:value-type="float">
            <text:p>15,281</text:p>
          </table:table-cell>
          <table:table-cell table:style-name="ce42" office:value-type="float" office:value="15263" calcext:value-type="float">
            <text:p>15,263</text:p>
          </table:table-cell>
          <table:table-cell table:style-name="ce53" office:value-type="float" office:value="14871" calcext:value-type="float">
            <text:p>14,871</text:p>
          </table:table-cell>
          <table:table-cell table:style-name="ce42" office:value-type="float" office:value="65551" calcext:value-type="float">
            <text:p>65,551</text:p>
          </table:table-cell>
          <table:table-cell table:style-name="ce42" office:value-type="float" office:value="13908" calcext:value-type="float">
            <text:p>13,908</text:p>
          </table:table-cell>
          <table:table-cell table:style-name="ce42" office:value-type="float" office:value="13181" calcext:value-type="float">
            <text:p>13,181</text:p>
          </table:table-cell>
          <table:table-cell table:style-name="ce42" office:value-type="float" office:value="13554" calcext:value-type="float">
            <text:p>13,554</text:p>
          </table:table-cell>
          <table:table-cell table:style-name="ce42" office:value-type="float" office:value="13160" calcext:value-type="float">
            <text:p>13,160</text:p>
          </table:table-cell>
          <table:table-cell table:style-name="ce53" office:value-type="float" office:value="11748" calcext:value-type="float">
            <text:p>11,748</text:p>
          </table:table-cell>
          <table:table-cell table:style-name="ce42" office:value-type="float" office:value="48805" calcext:value-type="float">
            <text:p>48,805</text:p>
          </table:table-cell>
          <table:table-cell table:style-name="ce42" office:value-type="float" office:value="11039" calcext:value-type="float">
            <text:p>11,039</text:p>
          </table:table-cell>
          <table:table-cell table:style-name="ce42" office:value-type="float" office:value="11030" calcext:value-type="float">
            <text:p>11,030</text:p>
          </table:table-cell>
          <table:table-cell table:style-name="ce42" office:value-type="float" office:value="10211" calcext:value-type="float">
            <text:p>10,211</text:p>
          </table:table-cell>
          <table:table-cell table:style-name="ce42" office:value-type="float" office:value="8450" calcext:value-type="float">
            <text:p>8,450</text:p>
          </table:table-cell>
          <table:table-cell table:style-name="ce53" office:value-type="float" office:value="8075" calcext:value-type="float">
            <text:p>8,075</text:p>
          </table:table-cell>
          <table:table-cell table:style-name="ce42" office:value-type="float" office:value="26169" calcext:value-type="float">
            <text:p>26,169</text:p>
          </table:table-cell>
          <table:table-cell table:style-name="ce42" office:value-type="float" office:value="6464" calcext:value-type="float">
            <text:p>6,464</text:p>
          </table:table-cell>
          <table:table-cell table:style-name="ce42" office:value-type="float" office:value="5699" calcext:value-type="float">
            <text:p>5,699</text:p>
          </table:table-cell>
          <table:table-cell table:style-name="ce42" office:value-type="float" office:value="4848" calcext:value-type="float">
            <text:p>4,848</text:p>
          </table:table-cell>
          <table:table-cell table:style-name="ce42" office:value-type="float" office:value="4330" calcext:value-type="float">
            <text:p>4,330</text:p>
          </table:table-cell>
          <table:table-cell table:style-name="ce53" office:value-type="float" office:value="4828" calcext:value-type="float">
            <text:p>4,828</text:p>
          </table:table-cell>
          <table:table-cell table:style-name="ce42" office:value-type="float" office:value="21872" calcext:value-type="float">
            <text:p>21,872</text:p>
          </table:table-cell>
          <table:table-cell table:style-name="ce42" office:value-type="float" office:value="4782" calcext:value-type="float">
            <text:p>4,782</text:p>
          </table:table-cell>
          <table:table-cell table:style-name="ce42" office:value-type="float" office:value="4505" calcext:value-type="float">
            <text:p>4,505</text:p>
          </table:table-cell>
          <table:table-cell table:style-name="ce42" office:value-type="float" office:value="4494" calcext:value-type="float">
            <text:p>4,494</text:p>
          </table:table-cell>
          <table:table-cell table:style-name="ce42" office:value-type="float" office:value="4267" calcext:value-type="float">
            <text:p>4,267</text:p>
          </table:table-cell>
          <table:table-cell table:style-name="ce53" office:value-type="float" office:value="3824" calcext:value-type="float">
            <text:p>3,824</text:p>
          </table:table-cell>
          <table:table-cell table:style-name="ce42" office:value-type="float" office:value="16670" calcext:value-type="float">
            <text:p>16,670</text:p>
          </table:table-cell>
          <table:table-cell table:style-name="ce42" office:value-type="float" office:value="3715" calcext:value-type="float">
            <text:p>3,715</text:p>
          </table:table-cell>
          <table:table-cell table:style-name="ce42" office:value-type="float" office:value="3389" calcext:value-type="float">
            <text:p>3,389</text:p>
          </table:table-cell>
          <table:table-cell table:style-name="ce42" office:value-type="float" office:value="3234" calcext:value-type="float">
            <text:p>3,234</text:p>
          </table:table-cell>
          <table:table-cell table:style-name="ce42" office:value-type="float" office:value="3118" calcext:value-type="float">
            <text:p>3,118</text:p>
          </table:table-cell>
          <table:table-cell table:style-name="ce53" office:value-type="float" office:value="3214" calcext:value-type="float">
            <text:p>3,214</text:p>
          </table:table-cell>
          <table:table-cell table:style-name="ce42" office:value-type="float" office:value="21187" calcext:value-type="float">
            <text:p>21,187</text:p>
          </table:table-cell>
          <table:table-cell table:style-name="ce42" office:value-type="float" office:value="3458" calcext:value-type="float">
            <text:p>3,458</text:p>
          </table:table-cell>
          <table:table-cell table:style-name="ce42" office:value-type="float" office:value="3932" calcext:value-type="float">
            <text:p>3,932</text:p>
          </table:table-cell>
          <table:table-cell table:style-name="ce42" office:value-type="float" office:value="4388" calcext:value-type="float">
            <text:p>4,388</text:p>
          </table:table-cell>
          <table:table-cell table:style-name="ce42" office:value-type="float" office:value="4862" calcext:value-type="float">
            <text:p>4,862</text:p>
          </table:table-cell>
          <table:table-cell table:style-name="ce53" office:value-type="float" office:value="4547" calcext:value-type="float">
            <text:p>4,547</text:p>
          </table:table-cell>
          <table:table-cell table:style-name="ce42" office:value-type="float" office:value="16064" calcext:value-type="float">
            <text:p>16,064</text:p>
          </table:table-cell>
          <table:table-cell table:style-name="ce42" office:value-type="float" office:value="4268" calcext:value-type="float">
            <text:p>4,268</text:p>
          </table:table-cell>
          <table:table-cell table:style-name="ce42" office:value-type="float" office:value="3712" calcext:value-type="float">
            <text:p>3,712</text:p>
          </table:table-cell>
          <table:table-cell table:style-name="ce42" office:value-type="float" office:value="3201" calcext:value-type="float">
            <text:p>3,201</text:p>
          </table:table-cell>
          <table:table-cell table:style-name="ce42" office:value-type="float" office:value="2733" calcext:value-type="float">
            <text:p>2,733</text:p>
          </table:table-cell>
          <table:table-cell table:style-name="ce53" office:value-type="float" office:value="2150" calcext:value-type="float">
            <text:p>2,150</text:p>
          </table:table-cell>
          <table:table-cell table:style-name="ce42" office:value-type="float" office:value="5304" calcext:value-type="float">
            <text:p>5,304</text:p>
          </table:table-cell>
          <table:table-cell table:style-name="ce42" office:value-type="float" office:value="1544" calcext:value-type="float">
            <text:p>1,544</text:p>
          </table:table-cell>
          <table:table-cell table:style-name="ce42" office:value-type="float" office:value="1320" calcext:value-type="float">
            <text:p>1,320</text:p>
          </table:table-cell>
          <table:table-cell table:style-name="ce42" office:value-type="float" office:value="1101" calcext:value-type="float">
            <text:p>1,101</text:p>
          </table:table-cell>
          <table:table-cell table:style-name="ce42" office:value-type="float" office:value="783" calcext:value-type="float">
            <text:p>783</text:p>
          </table:table-cell>
          <table:table-cell table:style-name="ce53" office:value-type="float" office:value="556" calcext:value-type="float">
            <text:p>556</text:p>
          </table:table-cell>
          <table:table-cell table:style-name="ce42" office:value-type="float" office:value="1419" calcext:value-type="float">
            <text:p>1,419</text:p>
          </table:table-cell>
          <table:table-cell table:style-name="ce42" office:value-type="float" office:value="489" calcext:value-type="float">
            <text:p>489</text:p>
          </table:table-cell>
          <table:table-cell table:style-name="ce42" office:value-type="float" office:value="346" calcext:value-type="float">
            <text:p>346</text:p>
          </table:table-cell>
          <table:table-cell table:style-name="ce42" office:value-type="float" office:value="241" calcext:value-type="float">
            <text:p>241</text:p>
          </table:table-cell>
          <table:table-cell table:style-name="ce42" office:value-type="float" office:value="189" calcext:value-type="float">
            <text:p>189</text:p>
          </table:table-cell>
          <table:table-cell table:style-name="ce53" office:value-type="float" office:value="154" calcext:value-type="float">
            <text:p>154</text:p>
          </table:table-cell>
          <table:table-cell table:style-name="ce42" office:value-type="float" office:value="286" calcext:value-type="float">
            <text:p>286</text:p>
          </table:table-cell>
          <table:table-cell table:style-name="ce42" office:value-type="float" office:value="87" calcext:value-type="float">
            <text:p>87</text:p>
          </table:table-cell>
          <table:table-cell table:style-name="ce42" office:value-type="float" office:value="86" calcext:value-type="float">
            <text:p>86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32" calcext:value-type="float">
            <text:p>32</text:p>
          </table:table-cell>
          <table:table-cell table:style-name="ce53" office:value-type="float" office:value="23" calcext:value-type="float">
            <text:p>23</text:p>
          </table:table-cell>
          <table:table-cell table:style-name="ce42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22];[.J22];[.P22];[.V22];[.AB22];[.AH22];[.AN22];[.AT22];[.AZ22];[.BF22];[.BL22];[.BR22];[.BX22];[.CD22];[.CJ22];[.CP22];[.CV22];[.DB22];[.DH22];[.DN22];[.DT22])" office:value-type="float" office:value="964606" calcext:value-type="float">
            <text:p>964,606</text:p>
          </table:table-cell>
          <table:table-cell table:style-name="ce37" table:formula="of:=SUM([.E22:.I22])" office:value-type="float" office:value="47814" calcext:value-type="float">
            <text:p>47,814</text:p>
          </table:table-cell>
          <table:table-cell table:style-name="ce43" office:value-type="float" office:value="8695" calcext:value-type="float">
            <text:p>8,695</text:p>
          </table:table-cell>
          <table:table-cell table:style-name="ce43" office:value-type="float" office:value="9392" calcext:value-type="float">
            <text:p>9,392</text:p>
          </table:table-cell>
          <table:table-cell table:style-name="ce43" office:value-type="float" office:value="9492" calcext:value-type="float">
            <text:p>9,492</text:p>
          </table:table-cell>
          <table:table-cell table:style-name="ce43" office:value-type="float" office:value="9928" calcext:value-type="float">
            <text:p>9,928</text:p>
          </table:table-cell>
          <table:table-cell table:style-name="ce43" office:value-type="float" office:value="10307" calcext:value-type="float">
            <text:p>10,307</text:p>
          </table:table-cell>
          <table:table-cell table:style-name="ce43" office:value-type="float" office:value="63964" calcext:value-type="float">
            <text:p>63,964</text:p>
          </table:table-cell>
          <table:table-cell table:style-name="ce43" office:value-type="float" office:value="11086" calcext:value-type="float">
            <text:p>11,086</text:p>
          </table:table-cell>
          <table:table-cell table:style-name="ce43" office:value-type="float" office:value="12161" calcext:value-type="float">
            <text:p>12,161</text:p>
          </table:table-cell>
          <table:table-cell table:style-name="ce43" office:value-type="float" office:value="12969" calcext:value-type="float">
            <text:p>12,969</text:p>
          </table:table-cell>
          <table:table-cell table:style-name="ce43" office:value-type="float" office:value="14409" calcext:value-type="float">
            <text:p>14,409</text:p>
          </table:table-cell>
          <table:table-cell table:style-name="ce54" office:value-type="float" office:value="13339" calcext:value-type="float">
            <text:p>13,339</text:p>
          </table:table-cell>
          <table:table-cell table:style-name="ce43" office:value-type="float" office:value="73028" calcext:value-type="float">
            <text:p>73,028</text:p>
          </table:table-cell>
          <table:table-cell table:style-name="ce43" office:value-type="float" office:value="13350" calcext:value-type="float">
            <text:p>13,350</text:p>
          </table:table-cell>
          <table:table-cell table:style-name="ce43" office:value-type="float" office:value="15142" calcext:value-type="float">
            <text:p>15,142</text:p>
          </table:table-cell>
          <table:table-cell table:style-name="ce43" office:value-type="float" office:value="14948" calcext:value-type="float">
            <text:p>14,948</text:p>
          </table:table-cell>
          <table:table-cell table:style-name="ce43" office:value-type="float" office:value="14903" calcext:value-type="float">
            <text:p>14,903</text:p>
          </table:table-cell>
          <table:table-cell table:style-name="ce54" office:value-type="float" office:value="14685" calcext:value-type="float">
            <text:p>14,685</text:p>
          </table:table-cell>
          <table:table-cell table:style-name="ce43" office:value-type="float" office:value="70804" calcext:value-type="float">
            <text:p>70,804</text:p>
          </table:table-cell>
          <table:table-cell table:style-name="ce43" office:value-type="float" office:value="14590" calcext:value-type="float">
            <text:p>14,590</text:p>
          </table:table-cell>
          <table:table-cell table:style-name="ce43" office:value-type="float" office:value="14152" calcext:value-type="float">
            <text:p>14,152</text:p>
          </table:table-cell>
          <table:table-cell table:style-name="ce43" office:value-type="float" office:value="13997" calcext:value-type="float">
            <text:p>13,997</text:p>
          </table:table-cell>
          <table:table-cell table:style-name="ce43" office:value-type="float" office:value="14483" calcext:value-type="float">
            <text:p>14,483</text:p>
          </table:table-cell>
          <table:table-cell table:style-name="ce54" office:value-type="float" office:value="13582" calcext:value-type="float">
            <text:p>13,582</text:p>
          </table:table-cell>
          <table:table-cell table:style-name="ce43" office:value-type="float" office:value="68145" calcext:value-type="float">
            <text:p>68,145</text:p>
          </table:table-cell>
          <table:table-cell table:style-name="ce43" office:value-type="float" office:value="13610" calcext:value-type="float">
            <text:p>13,610</text:p>
          </table:table-cell>
          <table:table-cell table:style-name="ce43" office:value-type="float" office:value="12731" calcext:value-type="float">
            <text:p>12,731</text:p>
          </table:table-cell>
          <table:table-cell table:style-name="ce43" office:value-type="float" office:value="12522" calcext:value-type="float">
            <text:p>12,522</text:p>
          </table:table-cell>
          <table:table-cell table:style-name="ce43" office:value-type="float" office:value="14066" calcext:value-type="float">
            <text:p>14,066</text:p>
          </table:table-cell>
          <table:table-cell table:style-name="ce54" office:value-type="float" office:value="15216" calcext:value-type="float">
            <text:p>15,216</text:p>
          </table:table-cell>
          <table:table-cell table:style-name="ce43" office:value-type="float" office:value="85728" calcext:value-type="float">
            <text:p>85,728</text:p>
          </table:table-cell>
          <table:table-cell table:style-name="ce43" office:value-type="float" office:value="15720" calcext:value-type="float">
            <text:p>15,720</text:p>
          </table:table-cell>
          <table:table-cell table:style-name="ce43" office:value-type="float" office:value="17100" calcext:value-type="float">
            <text:p>17,100</text:p>
          </table:table-cell>
          <table:table-cell table:style-name="ce43" office:value-type="float" office:value="17610" calcext:value-type="float">
            <text:p>17,610</text:p>
          </table:table-cell>
          <table:table-cell table:style-name="ce43" office:value-type="float" office:value="17388" calcext:value-type="float">
            <text:p>17,388</text:p>
          </table:table-cell>
          <table:table-cell table:style-name="ce54" office:value-type="float" office:value="17910" calcext:value-type="float">
            <text:p>17,910</text:p>
          </table:table-cell>
          <table:table-cell table:style-name="ce43" office:value-type="float" office:value="84898" calcext:value-type="float">
            <text:p>84,898</text:p>
          </table:table-cell>
          <table:table-cell table:style-name="ce43" office:value-type="float" office:value="17243" calcext:value-type="float">
            <text:p>17,243</text:p>
          </table:table-cell>
          <table:table-cell table:style-name="ce43" office:value-type="float" office:value="17257" calcext:value-type="float">
            <text:p>17,257</text:p>
          </table:table-cell>
          <table:table-cell table:style-name="ce43" office:value-type="float" office:value="18024" calcext:value-type="float">
            <text:p>18,024</text:p>
          </table:table-cell>
          <table:table-cell table:style-name="ce43" office:value-type="float" office:value="16069" calcext:value-type="float">
            <text:p>16,069</text:p>
          </table:table-cell>
          <table:table-cell table:style-name="ce54" office:value-type="float" office:value="16305" calcext:value-type="float">
            <text:p>16,305</text:p>
          </table:table-cell>
          <table:table-cell table:style-name="ce43" office:value-type="float" office:value="83856" calcext:value-type="float">
            <text:p>83,856</text:p>
          </table:table-cell>
          <table:table-cell table:style-name="ce43" office:value-type="float" office:value="16004" calcext:value-type="float">
            <text:p>16,004</text:p>
          </table:table-cell>
          <table:table-cell table:style-name="ce43" office:value-type="float" office:value="16599" calcext:value-type="float">
            <text:p>16,599</text:p>
          </table:table-cell>
          <table:table-cell table:style-name="ce43" office:value-type="float" office:value="16914" calcext:value-type="float">
            <text:p>16,914</text:p>
          </table:table-cell>
          <table:table-cell table:style-name="ce43" office:value-type="float" office:value="17329" calcext:value-type="float">
            <text:p>17,329</text:p>
          </table:table-cell>
          <table:table-cell table:style-name="ce54" office:value-type="float" office:value="17010" calcext:value-type="float">
            <text:p>17,010</text:p>
          </table:table-cell>
          <table:table-cell table:style-name="ce43" office:value-type="float" office:value="83646" calcext:value-type="float">
            <text:p>83,646</text:p>
          </table:table-cell>
          <table:table-cell table:style-name="ce43" office:value-type="float" office:value="16733" calcext:value-type="float">
            <text:p>16,733</text:p>
          </table:table-cell>
          <table:table-cell table:style-name="ce43" office:value-type="float" office:value="16402" calcext:value-type="float">
            <text:p>16,402</text:p>
          </table:table-cell>
          <table:table-cell table:style-name="ce43" office:value-type="float" office:value="16730" calcext:value-type="float">
            <text:p>16,730</text:p>
          </table:table-cell>
          <table:table-cell table:style-name="ce43" office:value-type="float" office:value="17194" calcext:value-type="float">
            <text:p>17,194</text:p>
          </table:table-cell>
          <table:table-cell table:style-name="ce54" office:value-type="float" office:value="16587" calcext:value-type="float">
            <text:p>16,587</text:p>
          </table:table-cell>
          <table:table-cell table:style-name="ce43" office:value-type="float" office:value="78965" calcext:value-type="float">
            <text:p>78,965</text:p>
          </table:table-cell>
          <table:table-cell table:style-name="ce43" office:value-type="float" office:value="16879" calcext:value-type="float">
            <text:p>16,879</text:p>
          </table:table-cell>
          <table:table-cell table:style-name="ce43" office:value-type="float" office:value="16191" calcext:value-type="float">
            <text:p>16,191</text:p>
          </table:table-cell>
          <table:table-cell table:style-name="ce43" office:value-type="float" office:value="15615" calcext:value-type="float">
            <text:p>15,615</text:p>
          </table:table-cell>
          <table:table-cell table:style-name="ce43" office:value-type="float" office:value="15230" calcext:value-type="float">
            <text:p>15,230</text:p>
          </table:table-cell>
          <table:table-cell table:style-name="ce54" office:value-type="float" office:value="15050" calcext:value-type="float">
            <text:p>15,050</text:p>
          </table:table-cell>
          <table:table-cell table:style-name="ce43" office:value-type="float" office:value="67660" calcext:value-type="float">
            <text:p>67,660</text:p>
          </table:table-cell>
          <table:table-cell table:style-name="ce43" office:value-type="float" office:value="14106" calcext:value-type="float">
            <text:p>14,106</text:p>
          </table:table-cell>
          <table:table-cell table:style-name="ce43" office:value-type="float" office:value="13547" calcext:value-type="float">
            <text:p>13,547</text:p>
          </table:table-cell>
          <table:table-cell table:style-name="ce43" office:value-type="float" office:value="14140" calcext:value-type="float">
            <text:p>14,140</text:p>
          </table:table-cell>
          <table:table-cell table:style-name="ce43" office:value-type="float" office:value="13370" calcext:value-type="float">
            <text:p>13,370</text:p>
          </table:table-cell>
          <table:table-cell table:style-name="ce54" office:value-type="float" office:value="12497" calcext:value-type="float">
            <text:p>12,497</text:p>
          </table:table-cell>
          <table:table-cell table:style-name="ce43" office:value-type="float" office:value="52720" calcext:value-type="float">
            <text:p>52,720</text:p>
          </table:table-cell>
          <table:table-cell table:style-name="ce43" office:value-type="float" office:value="11899" calcext:value-type="float">
            <text:p>11,899</text:p>
          </table:table-cell>
          <table:table-cell table:style-name="ce43" office:value-type="float" office:value="11553" calcext:value-type="float">
            <text:p>11,553</text:p>
          </table:table-cell>
          <table:table-cell table:style-name="ce43" office:value-type="float" office:value="11269" calcext:value-type="float">
            <text:p>11,269</text:p>
          </table:table-cell>
          <table:table-cell table:style-name="ce43" office:value-type="float" office:value="9214" calcext:value-type="float">
            <text:p>9,214</text:p>
          </table:table-cell>
          <table:table-cell table:style-name="ce54" office:value-type="float" office:value="8785" calcext:value-type="float">
            <text:p>8,785</text:p>
          </table:table-cell>
          <table:table-cell table:style-name="ce43" office:value-type="float" office:value="29524" calcext:value-type="float">
            <text:p>29,524</text:p>
          </table:table-cell>
          <table:table-cell table:style-name="ce43" office:value-type="float" office:value="7255" calcext:value-type="float">
            <text:p>7,255</text:p>
          </table:table-cell>
          <table:table-cell table:style-name="ce43" office:value-type="float" office:value="6321" calcext:value-type="float">
            <text:p>6,321</text:p>
          </table:table-cell>
          <table:table-cell table:style-name="ce43" office:value-type="float" office:value="5454" calcext:value-type="float">
            <text:p>5,454</text:p>
          </table:table-cell>
          <table:table-cell table:style-name="ce43" office:value-type="float" office:value="4934" calcext:value-type="float">
            <text:p>4,934</text:p>
          </table:table-cell>
          <table:table-cell table:style-name="ce54" office:value-type="float" office:value="5560" calcext:value-type="float">
            <text:p>5,560</text:p>
          </table:table-cell>
          <table:table-cell table:style-name="ce43" office:value-type="float" office:value="25946" calcext:value-type="float">
            <text:p>25,946</text:p>
          </table:table-cell>
          <table:table-cell table:style-name="ce43" office:value-type="float" office:value="5530" calcext:value-type="float">
            <text:p>5,530</text:p>
          </table:table-cell>
          <table:table-cell table:style-name="ce43" office:value-type="float" office:value="5325" calcext:value-type="float">
            <text:p>5,325</text:p>
          </table:table-cell>
          <table:table-cell table:style-name="ce43" office:value-type="float" office:value="5223" calcext:value-type="float">
            <text:p>5,223</text:p>
          </table:table-cell>
          <table:table-cell table:style-name="ce43" office:value-type="float" office:value="5099" calcext:value-type="float">
            <text:p>5,099</text:p>
          </table:table-cell>
          <table:table-cell table:style-name="ce54" office:value-type="float" office:value="4769" calcext:value-type="float">
            <text:p>4,769</text:p>
          </table:table-cell>
          <table:table-cell table:style-name="ce43" office:value-type="float" office:value="19429" calcext:value-type="float">
            <text:p>19,429</text:p>
          </table:table-cell>
          <table:table-cell table:style-name="ce43" office:value-type="float" office:value="4559" calcext:value-type="float">
            <text:p>4,559</text:p>
          </table:table-cell>
          <table:table-cell table:style-name="ce43" office:value-type="float" office:value="4178" calcext:value-type="float">
            <text:p>4,178</text:p>
          </table:table-cell>
          <table:table-cell table:style-name="ce43" office:value-type="float" office:value="3884" calcext:value-type="float">
            <text:p>3,884</text:p>
          </table:table-cell>
          <table:table-cell table:style-name="ce43" office:value-type="float" office:value="3605" calcext:value-type="float">
            <text:p>3,605</text:p>
          </table:table-cell>
          <table:table-cell table:style-name="ce54" office:value-type="float" office:value="3203" calcext:value-type="float">
            <text:p>3,203</text:p>
          </table:table-cell>
          <table:table-cell table:style-name="ce43" office:value-type="float" office:value="13491" calcext:value-type="float">
            <text:p>13,491</text:p>
          </table:table-cell>
          <table:table-cell table:style-name="ce43" office:value-type="float" office:value="2999" calcext:value-type="float">
            <text:p>2,999</text:p>
          </table:table-cell>
          <table:table-cell table:style-name="ce43" office:value-type="float" office:value="2808" calcext:value-type="float">
            <text:p>2,808</text:p>
          </table:table-cell>
          <table:table-cell table:style-name="ce43" office:value-type="float" office:value="2666" calcext:value-type="float">
            <text:p>2,666</text:p>
          </table:table-cell>
          <table:table-cell table:style-name="ce43" office:value-type="float" office:value="2609" calcext:value-type="float">
            <text:p>2,609</text:p>
          </table:table-cell>
          <table:table-cell table:style-name="ce54" office:value-type="float" office:value="2409" calcext:value-type="float">
            <text:p>2,409</text:p>
          </table:table-cell>
          <table:table-cell table:style-name="ce43" office:value-type="float" office:value="8795" calcext:value-type="float">
            <text:p>8,795</text:p>
          </table:table-cell>
          <table:table-cell table:style-name="ce43" office:value-type="float" office:value="2180" calcext:value-type="float">
            <text:p>2,180</text:p>
          </table:table-cell>
          <table:table-cell table:style-name="ce43" office:value-type="float" office:value="1922" calcext:value-type="float">
            <text:p>1,922</text:p>
          </table:table-cell>
          <table:table-cell table:style-name="ce43" office:value-type="float" office:value="1752" calcext:value-type="float">
            <text:p>1,752</text:p>
          </table:table-cell>
          <table:table-cell table:style-name="ce43" office:value-type="float" office:value="1591" calcext:value-type="float">
            <text:p>1,591</text:p>
          </table:table-cell>
          <table:table-cell table:style-name="ce54" office:value-type="float" office:value="1350" calcext:value-type="float">
            <text:p>1,350</text:p>
          </table:table-cell>
          <table:table-cell table:style-name="ce43" office:value-type="float" office:value="4265" calcext:value-type="float">
            <text:p>4,265</text:p>
          </table:table-cell>
          <table:table-cell table:style-name="ce43" office:value-type="float" office:value="1120" calcext:value-type="float">
            <text:p>1,120</text:p>
          </table:table-cell>
          <table:table-cell table:style-name="ce43" office:value-type="float" office:value="1053" calcext:value-type="float">
            <text:p>1,053</text:p>
          </table:table-cell>
          <table:table-cell table:style-name="ce43" office:value-type="float" office:value="885" calcext:value-type="float">
            <text:p>885</text:p>
          </table:table-cell>
          <table:table-cell table:style-name="ce43" office:value-type="float" office:value="634" calcext:value-type="float">
            <text:p>634</text:p>
          </table:table-cell>
          <table:table-cell table:style-name="ce54" office:value-type="float" office:value="573" calcext:value-type="float">
            <text:p>573</text:p>
          </table:table-cell>
          <table:table-cell table:style-name="ce43" office:value-type="float" office:value="1540" calcext:value-type="float">
            <text:p>1,540</text:p>
          </table:table-cell>
          <table:table-cell table:style-name="ce43" office:value-type="float" office:value="451" calcext:value-type="float">
            <text:p>451</text:p>
          </table:table-cell>
          <table:table-cell table:style-name="ce43" office:value-type="float" office:value="367" calcext:value-type="float">
            <text:p>367</text:p>
          </table:table-cell>
          <table:table-cell table:style-name="ce43" office:value-type="float" office:value="323" calcext:value-type="float">
            <text:p>323</text:p>
          </table:table-cell>
          <table:table-cell table:style-name="ce43" office:value-type="float" office:value="226" calcext:value-type="float">
            <text:p>226</text:p>
          </table:table-cell>
          <table:table-cell table:style-name="ce54" office:value-type="float" office:value="173" calcext:value-type="float">
            <text:p>173</text:p>
          </table:table-cell>
          <table:table-cell table:style-name="ce43" office:value-type="float" office:value="326" calcext:value-type="float">
            <text:p>326</text:p>
          </table:table-cell>
          <table:table-cell table:style-name="ce43" office:value-type="float" office:value="116" calcext:value-type="float">
            <text:p>116</text:p>
          </table:table-cell>
          <table:table-cell table:style-name="ce43" office:value-type="float" office:value="80" calcext:value-type="float">
            <text:p>80</text:p>
          </table:table-cell>
          <table:table-cell table:style-name="ce43" office:value-type="float" office:value="64" calcext:value-type="float">
            <text:p>64</text:p>
          </table:table-cell>
          <table:table-cell table:style-name="ce43" office:value-type="float" office:value="37" calcext:value-type="float">
            <text:p>37</text:p>
          </table:table-cell>
          <table:table-cell table:style-name="ce54" office:value-type="float" office:value="29" calcext:value-type="float">
            <text:p>29</text:p>
          </table:table-cell>
          <table:table-cell table:style-name="ce43" office:value-type="float" office:value="62" calcext:value-type="float">
            <text:p>6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23];[.J23];[.P23];[.V23];[.AB23];[.AH23];[.AN23];[.AT23];[.AZ23];[.BF23];[.BL23];[.BR23];[.BX23];[.CD23];[.CJ23];[.CP23];[.CV23];[.DB23];[.DH23];[.DN23];[.DT23])" office:value-type="float" office:value="502012" calcext:value-type="float">
            <text:p>502,012</text:p>
          </table:table-cell>
          <table:table-cell table:style-name="ce29" table:formula="of:=SUM([.E23:.I23])" office:value-type="float" office:value="30195" calcext:value-type="float">
            <text:p>30,195</text:p>
          </table:table-cell>
          <table:table-cell table:style-name="ce29" office:value-type="float" office:value="5853" calcext:value-type="float">
            <text:p>5,853</text:p>
          </table:table-cell>
          <table:table-cell table:style-name="ce29" office:value-type="float" office:value="6145" calcext:value-type="float">
            <text:p>6,145</text:p>
          </table:table-cell>
          <table:table-cell table:style-name="ce29" office:value-type="float" office:value="6090" calcext:value-type="float">
            <text:p>6,090</text:p>
          </table:table-cell>
          <table:table-cell table:style-name="ce29" office:value-type="float" office:value="5911" calcext:value-type="float">
            <text:p>5,911</text:p>
          </table:table-cell>
          <table:table-cell table:style-name="ce29" office:value-type="float" office:value="6196" calcext:value-type="float">
            <text:p>6,196</text:p>
          </table:table-cell>
          <table:table-cell table:style-name="ce29" office:value-type="float" office:value="34391" calcext:value-type="float">
            <text:p>34,391</text:p>
          </table:table-cell>
          <table:table-cell table:style-name="ce29" office:value-type="float" office:value="6312" calcext:value-type="float">
            <text:p>6,312</text:p>
          </table:table-cell>
          <table:table-cell table:style-name="ce29" office:value-type="float" office:value="6693" calcext:value-type="float">
            <text:p>6,693</text:p>
          </table:table-cell>
          <table:table-cell table:style-name="ce29" office:value-type="float" office:value="7081" calcext:value-type="float">
            <text:p>7,081</text:p>
          </table:table-cell>
          <table:table-cell table:style-name="ce29" office:value-type="float" office:value="7439" calcext:value-type="float">
            <text:p>7,439</text:p>
          </table:table-cell>
          <table:table-cell table:style-name="ce52" office:value-type="float" office:value="6866" calcext:value-type="float">
            <text:p>6,866</text:p>
          </table:table-cell>
          <table:table-cell table:style-name="ce29" office:value-type="float" office:value="36813" calcext:value-type="float">
            <text:p>36,813</text:p>
          </table:table-cell>
          <table:table-cell table:style-name="ce29" office:value-type="float" office:value="6733" calcext:value-type="float">
            <text:p>6,733</text:p>
          </table:table-cell>
          <table:table-cell table:style-name="ce29" office:value-type="float" office:value="7619" calcext:value-type="float">
            <text:p>7,619</text:p>
          </table:table-cell>
          <table:table-cell table:style-name="ce29" office:value-type="float" office:value="7563" calcext:value-type="float">
            <text:p>7,563</text:p>
          </table:table-cell>
          <table:table-cell table:style-name="ce29" office:value-type="float" office:value="7392" calcext:value-type="float">
            <text:p>7,392</text:p>
          </table:table-cell>
          <table:table-cell table:style-name="ce52" office:value-type="float" office:value="7506" calcext:value-type="float">
            <text:p>7,506</text:p>
          </table:table-cell>
          <table:table-cell table:style-name="ce29" office:value-type="float" office:value="36135" calcext:value-type="float">
            <text:p>36,135</text:p>
          </table:table-cell>
          <table:table-cell table:style-name="ce29" office:value-type="float" office:value="7428" calcext:value-type="float">
            <text:p>7,428</text:p>
          </table:table-cell>
          <table:table-cell table:style-name="ce29" office:value-type="float" office:value="7400" calcext:value-type="float">
            <text:p>7,400</text:p>
          </table:table-cell>
          <table:table-cell table:style-name="ce29" office:value-type="float" office:value="7223" calcext:value-type="float">
            <text:p>7,223</text:p>
          </table:table-cell>
          <table:table-cell table:style-name="ce29" office:value-type="float" office:value="7363" calcext:value-type="float">
            <text:p>7,363</text:p>
          </table:table-cell>
          <table:table-cell table:style-name="ce52" office:value-type="float" office:value="6721" calcext:value-type="float">
            <text:p>6,721</text:p>
          </table:table-cell>
          <table:table-cell table:style-name="ce29" office:value-type="float" office:value="33097" calcext:value-type="float">
            <text:p>33,097</text:p>
          </table:table-cell>
          <table:table-cell table:style-name="ce29" office:value-type="float" office:value="6836" calcext:value-type="float">
            <text:p>6,836</text:p>
          </table:table-cell>
          <table:table-cell table:style-name="ce29" office:value-type="float" office:value="6140" calcext:value-type="float">
            <text:p>6,140</text:p>
          </table:table-cell>
          <table:table-cell table:style-name="ce29" office:value-type="float" office:value="6302" calcext:value-type="float">
            <text:p>6,302</text:p>
          </table:table-cell>
          <table:table-cell table:style-name="ce29" office:value-type="float" office:value="6626" calcext:value-type="float">
            <text:p>6,626</text:p>
          </table:table-cell>
          <table:table-cell table:style-name="ce52" office:value-type="float" office:value="7193" calcext:value-type="float">
            <text:p>7,193</text:p>
          </table:table-cell>
          <table:table-cell table:style-name="ce29" office:value-type="float" office:value="40685" calcext:value-type="float">
            <text:p>40,685</text:p>
          </table:table-cell>
          <table:table-cell table:style-name="ce29" office:value-type="float" office:value="7427" calcext:value-type="float">
            <text:p>7,427</text:p>
          </table:table-cell>
          <table:table-cell table:style-name="ce29" office:value-type="float" office:value="7991" calcext:value-type="float">
            <text:p>7,991</text:p>
          </table:table-cell>
          <table:table-cell table:style-name="ce29" office:value-type="float" office:value="8230" calcext:value-type="float">
            <text:p>8,230</text:p>
          </table:table-cell>
          <table:table-cell table:style-name="ce29" office:value-type="float" office:value="8252" calcext:value-type="float">
            <text:p>8,252</text:p>
          </table:table-cell>
          <table:table-cell table:style-name="ce52" office:value-type="float" office:value="8785" calcext:value-type="float">
            <text:p>8,785</text:p>
          </table:table-cell>
          <table:table-cell table:style-name="ce29" office:value-type="float" office:value="44061" calcext:value-type="float">
            <text:p>44,061</text:p>
          </table:table-cell>
          <table:table-cell table:style-name="ce29" office:value-type="float" office:value="8846" calcext:value-type="float">
            <text:p>8,846</text:p>
          </table:table-cell>
          <table:table-cell table:style-name="ce29" office:value-type="float" office:value="8749" calcext:value-type="float">
            <text:p>8,749</text:p>
          </table:table-cell>
          <table:table-cell table:style-name="ce29" office:value-type="float" office:value="9510" calcext:value-type="float">
            <text:p>9,510</text:p>
          </table:table-cell>
          <table:table-cell table:style-name="ce29" office:value-type="float" office:value="8183" calcext:value-type="float">
            <text:p>8,183</text:p>
          </table:table-cell>
          <table:table-cell table:style-name="ce52" office:value-type="float" office:value="8773" calcext:value-type="float">
            <text:p>8,773</text:p>
          </table:table-cell>
          <table:table-cell table:style-name="ce29" office:value-type="float" office:value="43048" calcext:value-type="float">
            <text:p>43,048</text:p>
          </table:table-cell>
          <table:table-cell table:style-name="ce29" office:value-type="float" office:value="8657" calcext:value-type="float">
            <text:p>8,657</text:p>
          </table:table-cell>
          <table:table-cell table:style-name="ce29" office:value-type="float" office:value="8418" calcext:value-type="float">
            <text:p>8,418</text:p>
          </table:table-cell>
          <table:table-cell table:style-name="ce29" office:value-type="float" office:value="8701" calcext:value-type="float">
            <text:p>8,701</text:p>
          </table:table-cell>
          <table:table-cell table:style-name="ce29" office:value-type="float" office:value="8770" calcext:value-type="float">
            <text:p>8,770</text:p>
          </table:table-cell>
          <table:table-cell table:style-name="ce52" office:value-type="float" office:value="8502" calcext:value-type="float">
            <text:p>8,502</text:p>
          </table:table-cell>
          <table:table-cell table:style-name="ce29" office:value-type="float" office:value="40178" calcext:value-type="float">
            <text:p>40,178</text:p>
          </table:table-cell>
          <table:table-cell table:style-name="ce29" office:value-type="float" office:value="8151" calcext:value-type="float">
            <text:p>8,151</text:p>
          </table:table-cell>
          <table:table-cell table:style-name="ce29" office:value-type="float" office:value="7888" calcext:value-type="float">
            <text:p>7,888</text:p>
          </table:table-cell>
          <table:table-cell table:style-name="ce29" office:value-type="float" office:value="8057" calcext:value-type="float">
            <text:p>8,057</text:p>
          </table:table-cell>
          <table:table-cell table:style-name="ce29" office:value-type="float" office:value="8240" calcext:value-type="float">
            <text:p>8,240</text:p>
          </table:table-cell>
          <table:table-cell table:style-name="ce52" office:value-type="float" office:value="7842" calcext:value-type="float">
            <text:p>7,842</text:p>
          </table:table-cell>
          <table:table-cell table:style-name="ce29" office:value-type="float" office:value="37259" calcext:value-type="float">
            <text:p>37,259</text:p>
          </table:table-cell>
          <table:table-cell table:style-name="ce29" office:value-type="float" office:value="8007" calcext:value-type="float">
            <text:p>8,007</text:p>
          </table:table-cell>
          <table:table-cell table:style-name="ce29" office:value-type="float" office:value="7653" calcext:value-type="float">
            <text:p>7,653</text:p>
          </table:table-cell>
          <table:table-cell table:style-name="ce29" office:value-type="float" office:value="7468" calcext:value-type="float">
            <text:p>7,468</text:p>
          </table:table-cell>
          <table:table-cell table:style-name="ce29" office:value-type="float" office:value="7195" calcext:value-type="float">
            <text:p>7,195</text:p>
          </table:table-cell>
          <table:table-cell table:style-name="ce52" office:value-type="float" office:value="6936" calcext:value-type="float">
            <text:p>6,936</text:p>
          </table:table-cell>
          <table:table-cell table:style-name="ce29" office:value-type="float" office:value="30441" calcext:value-type="float">
            <text:p>30,441</text:p>
          </table:table-cell>
          <table:table-cell table:style-name="ce29" office:value-type="float" office:value="6455" calcext:value-type="float">
            <text:p>6,455</text:p>
          </table:table-cell>
          <table:table-cell table:style-name="ce29" office:value-type="float" office:value="6062" calcext:value-type="float">
            <text:p>6,062</text:p>
          </table:table-cell>
          <table:table-cell table:style-name="ce29" office:value-type="float" office:value="6290" calcext:value-type="float">
            <text:p>6,290</text:p>
          </table:table-cell>
          <table:table-cell table:style-name="ce29" office:value-type="float" office:value="6074" calcext:value-type="float">
            <text:p>6,074</text:p>
          </table:table-cell>
          <table:table-cell table:style-name="ce52" office:value-type="float" office:value="5560" calcext:value-type="float">
            <text:p>5,560</text:p>
          </table:table-cell>
          <table:table-cell table:style-name="ce29" office:value-type="float" office:value="24094" calcext:value-type="float">
            <text:p>24,094</text:p>
          </table:table-cell>
          <table:table-cell table:style-name="ce29" office:value-type="float" office:value="5300" calcext:value-type="float">
            <text:p>5,300</text:p>
          </table:table-cell>
          <table:table-cell table:style-name="ce29" office:value-type="float" office:value="5226" calcext:value-type="float">
            <text:p>5,226</text:p>
          </table:table-cell>
          <table:table-cell table:style-name="ce29" office:value-type="float" office:value="5085" calcext:value-type="float">
            <text:p>5,085</text:p>
          </table:table-cell>
          <table:table-cell table:style-name="ce29" office:value-type="float" office:value="4317" calcext:value-type="float">
            <text:p>4,317</text:p>
          </table:table-cell>
          <table:table-cell table:style-name="ce52" office:value-type="float" office:value="4166" calcext:value-type="float">
            <text:p>4,166</text:p>
          </table:table-cell>
          <table:table-cell table:style-name="ce29" office:value-type="float" office:value="15513" calcext:value-type="float">
            <text:p>15,513</text:p>
          </table:table-cell>
          <table:table-cell table:style-name="ce29" office:value-type="float" office:value="3381" calcext:value-type="float">
            <text:p>3,381</text:p>
          </table:table-cell>
          <table:table-cell table:style-name="ce29" office:value-type="float" office:value="3174" calcext:value-type="float">
            <text:p>3,174</text:p>
          </table:table-cell>
          <table:table-cell table:style-name="ce29" office:value-type="float" office:value="2878" calcext:value-type="float">
            <text:p>2,878</text:p>
          </table:table-cell>
          <table:table-cell table:style-name="ce29" office:value-type="float" office:value="2714" calcext:value-type="float">
            <text:p>2,714</text:p>
          </table:table-cell>
          <table:table-cell table:style-name="ce52" office:value-type="float" office:value="3366" calcext:value-type="float">
            <text:p>3,366</text:p>
          </table:table-cell>
          <table:table-cell table:style-name="ce29" office:value-type="float" office:value="17602" calcext:value-type="float">
            <text:p>17,602</text:p>
          </table:table-cell>
          <table:table-cell table:style-name="ce29" office:value-type="float" office:value="3510" calcext:value-type="float">
            <text:p>3,510</text:p>
          </table:table-cell>
          <table:table-cell table:style-name="ce29" office:value-type="float" office:value="3487" calcext:value-type="float">
            <text:p>3,487</text:p>
          </table:table-cell>
          <table:table-cell table:style-name="ce29" office:value-type="float" office:value="3707" calcext:value-type="float">
            <text:p>3,707</text:p>
          </table:table-cell>
          <table:table-cell table:style-name="ce29" office:value-type="float" office:value="3536" calcext:value-type="float">
            <text:p>3,536</text:p>
          </table:table-cell>
          <table:table-cell table:style-name="ce52" office:value-type="float" office:value="3362" calcext:value-type="float">
            <text:p>3,362</text:p>
          </table:table-cell>
          <table:table-cell table:style-name="ce29" office:value-type="float" office:value="14666" calcext:value-type="float">
            <text:p>14,666</text:p>
          </table:table-cell>
          <table:table-cell table:style-name="ce29" office:value-type="float" office:value="3246" calcext:value-type="float">
            <text:p>3,246</text:p>
          </table:table-cell>
          <table:table-cell table:style-name="ce29" office:value-type="float" office:value="3155" calcext:value-type="float">
            <text:p>3,155</text:p>
          </table:table-cell>
          <table:table-cell table:style-name="ce29" office:value-type="float" office:value="2915" calcext:value-type="float">
            <text:p>2,915</text:p>
          </table:table-cell>
          <table:table-cell table:style-name="ce29" office:value-type="float" office:value="2793" calcext:value-type="float">
            <text:p>2,793</text:p>
          </table:table-cell>
          <table:table-cell table:style-name="ce52" office:value-type="float" office:value="2557" calcext:value-type="float">
            <text:p>2,557</text:p>
          </table:table-cell>
          <table:table-cell table:style-name="ce29" office:value-type="float" office:value="11486" calcext:value-type="float">
            <text:p>11,486</text:p>
          </table:table-cell>
          <table:table-cell table:style-name="ce29" office:value-type="float" office:value="2489" calcext:value-type="float">
            <text:p>2,489</text:p>
          </table:table-cell>
          <table:table-cell table:style-name="ce29" office:value-type="float" office:value="2387" calcext:value-type="float">
            <text:p>2,387</text:p>
          </table:table-cell>
          <table:table-cell table:style-name="ce29" office:value-type="float" office:value="2334" calcext:value-type="float">
            <text:p>2,334</text:p>
          </table:table-cell>
          <table:table-cell table:style-name="ce29" office:value-type="float" office:value="2240" calcext:value-type="float">
            <text:p>2,240</text:p>
          </table:table-cell>
          <table:table-cell table:style-name="ce52" office:value-type="float" office:value="2036" calcext:value-type="float">
            <text:p>2,036</text:p>
          </table:table-cell>
          <table:table-cell table:style-name="ce29" office:value-type="float" office:value="7618" calcext:value-type="float">
            <text:p>7,618</text:p>
          </table:table-cell>
          <table:table-cell table:style-name="ce29" office:value-type="float" office:value="1954" calcext:value-type="float">
            <text:p>1,954</text:p>
          </table:table-cell>
          <table:table-cell table:style-name="ce29" office:value-type="float" office:value="1780" calcext:value-type="float">
            <text:p>1,780</text:p>
          </table:table-cell>
          <table:table-cell table:style-name="ce29" office:value-type="float" office:value="1506" calcext:value-type="float">
            <text:p>1,506</text:p>
          </table:table-cell>
          <table:table-cell table:style-name="ce29" office:value-type="float" office:value="1274" calcext:value-type="float">
            <text:p>1,274</text:p>
          </table:table-cell>
          <table:table-cell table:style-name="ce52" office:value-type="float" office:value="1104" calcext:value-type="float">
            <text:p>1,104</text:p>
          </table:table-cell>
          <table:table-cell table:style-name="ce29" office:value-type="float" office:value="3334" calcext:value-type="float">
            <text:p>3,334</text:p>
          </table:table-cell>
          <table:table-cell table:style-name="ce29" office:value-type="float" office:value="935" calcext:value-type="float">
            <text:p>935</text:p>
          </table:table-cell>
          <table:table-cell table:style-name="ce29" office:value-type="float" office:value="791" calcext:value-type="float">
            <text:p>791</text:p>
          </table:table-cell>
          <table:table-cell table:style-name="ce29" office:value-type="float" office:value="654" calcext:value-type="float">
            <text:p>654</text:p>
          </table:table-cell>
          <table:table-cell table:style-name="ce29" office:value-type="float" office:value="563" calcext:value-type="float">
            <text:p>563</text:p>
          </table:table-cell>
          <table:table-cell table:style-name="ce52" office:value-type="float" office:value="391" calcext:value-type="float">
            <text:p>391</text:p>
          </table:table-cell>
          <table:table-cell table:style-name="ce29" office:value-type="float" office:value="1107" calcext:value-type="float">
            <text:p>1,107</text:p>
          </table:table-cell>
          <table:table-cell table:style-name="ce29" office:value-type="float" office:value="303" calcext:value-type="float">
            <text:p>303</text:p>
          </table:table-cell>
          <table:table-cell table:style-name="ce29" office:value-type="float" office:value="315" calcext:value-type="float">
            <text:p>315</text:p>
          </table:table-cell>
          <table:table-cell table:style-name="ce29" office:value-type="float" office:value="228" calcext:value-type="float">
            <text:p>228</text:p>
          </table:table-cell>
          <table:table-cell table:style-name="ce29" office:value-type="float" office:value="128" calcext:value-type="float">
            <text:p>128</text:p>
          </table:table-cell>
          <table:table-cell table:style-name="ce52" office:value-type="float" office:value="133" calcext:value-type="float">
            <text:p>133</text:p>
          </table:table-cell>
          <table:table-cell table:style-name="ce29" office:value-type="float" office:value="255" calcext:value-type="float">
            <text:p>255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77" calcext:value-type="float">
            <text:p>77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32" calcext:value-type="float">
            <text:p>32</text:p>
          </table:table-cell>
          <table:table-cell table:style-name="ce52" office:value-type="float" office:value="17" calcext:value-type="float">
            <text:p>17</text:p>
          </table:table-cell>
          <table:table-cell table:style-name="ce29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新<text:span text:style-name="T1"> </text:span><text:span text:style-name="T2">竹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24];[.J24];[.P24];[.V24];[.AB24];[.AH24];[.AN24];[.AT24];[.AZ24];[.BF24];[.BL24];[.BR24];[.BX24];[.CD24];[.CJ24];[.CP24];[.CV24];[.DB24];[.DH24];[.DN24];[.DT24])" office:value-type="float" office:value="259428" calcext:value-type="float">
            <text:p>259,428</text:p>
          </table:table-cell>
          <table:table-cell table:style-name="ce29" table:formula="of:=SUM([.E24:.I24])" office:value-type="float" office:value="15845" calcext:value-type="float">
            <text:p>15,845</text:p>
          </table:table-cell>
          <table:table-cell table:style-name="ce29" office:value-type="float" office:value="3131" calcext:value-type="float">
            <text:p>3,131</text:p>
          </table:table-cell>
          <table:table-cell table:style-name="ce29" office:value-type="float" office:value="3213" calcext:value-type="float">
            <text:p>3,213</text:p>
          </table:table-cell>
          <table:table-cell table:style-name="ce29" office:value-type="float" office:value="3145" calcext:value-type="float">
            <text:p>3,145</text:p>
          </table:table-cell>
          <table:table-cell table:style-name="ce29" office:value-type="float" office:value="3124" calcext:value-type="float">
            <text:p>3,124</text:p>
          </table:table-cell>
          <table:table-cell table:style-name="ce29" office:value-type="float" office:value="3232" calcext:value-type="float">
            <text:p>3,232</text:p>
          </table:table-cell>
          <table:table-cell table:style-name="ce29" office:value-type="float" office:value="18046" calcext:value-type="float">
            <text:p>18,046</text:p>
          </table:table-cell>
          <table:table-cell table:style-name="ce29" office:value-type="float" office:value="3273" calcext:value-type="float">
            <text:p>3,273</text:p>
          </table:table-cell>
          <table:table-cell table:style-name="ce29" office:value-type="float" office:value="3592" calcext:value-type="float">
            <text:p>3,592</text:p>
          </table:table-cell>
          <table:table-cell table:style-name="ce29" office:value-type="float" office:value="3688" calcext:value-type="float">
            <text:p>3,688</text:p>
          </table:table-cell>
          <table:table-cell table:style-name="ce29" office:value-type="float" office:value="3833" calcext:value-type="float">
            <text:p>3,833</text:p>
          </table:table-cell>
          <table:table-cell table:style-name="ce52" office:value-type="float" office:value="3660" calcext:value-type="float">
            <text:p>3,660</text:p>
          </table:table-cell>
          <table:table-cell table:style-name="ce29" office:value-type="float" office:value="19209" calcext:value-type="float">
            <text:p>19,209</text:p>
          </table:table-cell>
          <table:table-cell table:style-name="ce29" office:value-type="float" office:value="3531" calcext:value-type="float">
            <text:p>3,531</text:p>
          </table:table-cell>
          <table:table-cell table:style-name="ce29" office:value-type="float" office:value="3985" calcext:value-type="float">
            <text:p>3,985</text:p>
          </table:table-cell>
          <table:table-cell table:style-name="ce29" office:value-type="float" office:value="3975" calcext:value-type="float">
            <text:p>3,975</text:p>
          </table:table-cell>
          <table:table-cell table:style-name="ce29" office:value-type="float" office:value="3808" calcext:value-type="float">
            <text:p>3,808</text:p>
          </table:table-cell>
          <table:table-cell table:style-name="ce52" office:value-type="float" office:value="3910" calcext:value-type="float">
            <text:p>3,910</text:p>
          </table:table-cell>
          <table:table-cell table:style-name="ce29" office:value-type="float" office:value="18961" calcext:value-type="float">
            <text:p>18,961</text:p>
          </table:table-cell>
          <table:table-cell table:style-name="ce29" office:value-type="float" office:value="3898" calcext:value-type="float">
            <text:p>3,898</text:p>
          </table:table-cell>
          <table:table-cell table:style-name="ce29" office:value-type="float" office:value="3889" calcext:value-type="float">
            <text:p>3,889</text:p>
          </table:table-cell>
          <table:table-cell table:style-name="ce29" office:value-type="float" office:value="3804" calcext:value-type="float">
            <text:p>3,804</text:p>
          </table:table-cell>
          <table:table-cell table:style-name="ce29" office:value-type="float" office:value="3926" calcext:value-type="float">
            <text:p>3,926</text:p>
          </table:table-cell>
          <table:table-cell table:style-name="ce52" office:value-type="float" office:value="3444" calcext:value-type="float">
            <text:p>3,444</text:p>
          </table:table-cell>
          <table:table-cell table:style-name="ce29" office:value-type="float" office:value="16995" calcext:value-type="float">
            <text:p>16,995</text:p>
          </table:table-cell>
          <table:table-cell table:style-name="ce29" office:value-type="float" office:value="3515" calcext:value-type="float">
            <text:p>3,515</text:p>
          </table:table-cell>
          <table:table-cell table:style-name="ce29" office:value-type="float" office:value="3169" calcext:value-type="float">
            <text:p>3,169</text:p>
          </table:table-cell>
          <table:table-cell table:style-name="ce29" office:value-type="float" office:value="3235" calcext:value-type="float">
            <text:p>3,235</text:p>
          </table:table-cell>
          <table:table-cell table:style-name="ce29" office:value-type="float" office:value="3401" calcext:value-type="float">
            <text:p>3,401</text:p>
          </table:table-cell>
          <table:table-cell table:style-name="ce52" office:value-type="float" office:value="3675" calcext:value-type="float">
            <text:p>3,675</text:p>
          </table:table-cell>
          <table:table-cell table:style-name="ce29" office:value-type="float" office:value="20078" calcext:value-type="float">
            <text:p>20,078</text:p>
          </table:table-cell>
          <table:table-cell table:style-name="ce29" office:value-type="float" office:value="3689" calcext:value-type="float">
            <text:p>3,689</text:p>
          </table:table-cell>
          <table:table-cell table:style-name="ce29" office:value-type="float" office:value="4010" calcext:value-type="float">
            <text:p>4,010</text:p>
          </table:table-cell>
          <table:table-cell table:style-name="ce29" office:value-type="float" office:value="4110" calcext:value-type="float">
            <text:p>4,110</text:p>
          </table:table-cell>
          <table:table-cell table:style-name="ce29" office:value-type="float" office:value="3988" calcext:value-type="float">
            <text:p>3,988</text:p>
          </table:table-cell>
          <table:table-cell table:style-name="ce52" office:value-type="float" office:value="4281" calcext:value-type="float">
            <text:p>4,281</text:p>
          </table:table-cell>
          <table:table-cell table:style-name="ce29" office:value-type="float" office:value="21842" calcext:value-type="float">
            <text:p>21,842</text:p>
          </table:table-cell>
          <table:table-cell table:style-name="ce29" office:value-type="float" office:value="4309" calcext:value-type="float">
            <text:p>4,309</text:p>
          </table:table-cell>
          <table:table-cell table:style-name="ce29" office:value-type="float" office:value="4220" calcext:value-type="float">
            <text:p>4,220</text:p>
          </table:table-cell>
          <table:table-cell table:style-name="ce29" office:value-type="float" office:value="4720" calcext:value-type="float">
            <text:p>4,720</text:p>
          </table:table-cell>
          <table:table-cell table:style-name="ce29" office:value-type="float" office:value="4134" calcext:value-type="float">
            <text:p>4,134</text:p>
          </table:table-cell>
          <table:table-cell table:style-name="ce52" office:value-type="float" office:value="4459" calcext:value-type="float">
            <text:p>4,459</text:p>
          </table:table-cell>
          <table:table-cell table:style-name="ce29" office:value-type="float" office:value="22517" calcext:value-type="float">
            <text:p>22,517</text:p>
          </table:table-cell>
          <table:table-cell table:style-name="ce29" office:value-type="float" office:value="4493" calcext:value-type="float">
            <text:p>4,493</text:p>
          </table:table-cell>
          <table:table-cell table:style-name="ce29" office:value-type="float" office:value="4372" calcext:value-type="float">
            <text:p>4,372</text:p>
          </table:table-cell>
          <table:table-cell table:style-name="ce29" office:value-type="float" office:value="4534" calcext:value-type="float">
            <text:p>4,534</text:p>
          </table:table-cell>
          <table:table-cell table:style-name="ce29" office:value-type="float" office:value="4590" calcext:value-type="float">
            <text:p>4,590</text:p>
          </table:table-cell>
          <table:table-cell table:style-name="ce52" office:value-type="float" office:value="4528" calcext:value-type="float">
            <text:p>4,528</text:p>
          </table:table-cell>
          <table:table-cell table:style-name="ce29" office:value-type="float" office:value="21387" calcext:value-type="float">
            <text:p>21,387</text:p>
          </table:table-cell>
          <table:table-cell table:style-name="ce29" office:value-type="float" office:value="4303" calcext:value-type="float">
            <text:p>4,303</text:p>
          </table:table-cell>
          <table:table-cell table:style-name="ce29" office:value-type="float" office:value="4146" calcext:value-type="float">
            <text:p>4,146</text:p>
          </table:table-cell>
          <table:table-cell table:style-name="ce29" office:value-type="float" office:value="4345" calcext:value-type="float">
            <text:p>4,345</text:p>
          </table:table-cell>
          <table:table-cell table:style-name="ce29" office:value-type="float" office:value="4426" calcext:value-type="float">
            <text:p>4,426</text:p>
          </table:table-cell>
          <table:table-cell table:style-name="ce52" office:value-type="float" office:value="4167" calcext:value-type="float">
            <text:p>4,167</text:p>
          </table:table-cell>
          <table:table-cell table:style-name="ce29" office:value-type="float" office:value="20050" calcext:value-type="float">
            <text:p>20,050</text:p>
          </table:table-cell>
          <table:table-cell table:style-name="ce29" office:value-type="float" office:value="4283" calcext:value-type="float">
            <text:p>4,283</text:p>
          </table:table-cell>
          <table:table-cell table:style-name="ce29" office:value-type="float" office:value="4111" calcext:value-type="float">
            <text:p>4,111</text:p>
          </table:table-cell>
          <table:table-cell table:style-name="ce29" office:value-type="float" office:value="4022" calcext:value-type="float">
            <text:p>4,022</text:p>
          </table:table-cell>
          <table:table-cell table:style-name="ce29" office:value-type="float" office:value="3885" calcext:value-type="float">
            <text:p>3,885</text:p>
          </table:table-cell>
          <table:table-cell table:style-name="ce52" office:value-type="float" office:value="3749" calcext:value-type="float">
            <text:p>3,749</text:p>
          </table:table-cell>
          <table:table-cell table:style-name="ce29" office:value-type="float" office:value="16039" calcext:value-type="float">
            <text:p>16,039</text:p>
          </table:table-cell>
          <table:table-cell table:style-name="ce29" office:value-type="float" office:value="3477" calcext:value-type="float">
            <text:p>3,477</text:p>
          </table:table-cell>
          <table:table-cell table:style-name="ce29" office:value-type="float" office:value="3187" calcext:value-type="float">
            <text:p>3,187</text:p>
          </table:table-cell>
          <table:table-cell table:style-name="ce29" office:value-type="float" office:value="3327" calcext:value-type="float">
            <text:p>3,327</text:p>
          </table:table-cell>
          <table:table-cell table:style-name="ce29" office:value-type="float" office:value="3172" calcext:value-type="float">
            <text:p>3,172</text:p>
          </table:table-cell>
          <table:table-cell table:style-name="ce52" office:value-type="float" office:value="2876" calcext:value-type="float">
            <text:p>2,876</text:p>
          </table:table-cell>
          <table:table-cell table:style-name="ce29" office:value-type="float" office:value="12414" calcext:value-type="float">
            <text:p>12,414</text:p>
          </table:table-cell>
          <table:table-cell table:style-name="ce29" office:value-type="float" office:value="2761" calcext:value-type="float">
            <text:p>2,761</text:p>
          </table:table-cell>
          <table:table-cell table:style-name="ce29" office:value-type="float" office:value="2701" calcext:value-type="float">
            <text:p>2,701</text:p>
          </table:table-cell>
          <table:table-cell table:style-name="ce29" office:value-type="float" office:value="2617" calcext:value-type="float">
            <text:p>2,617</text:p>
          </table:table-cell>
          <table:table-cell table:style-name="ce29" office:value-type="float" office:value="2211" calcext:value-type="float">
            <text:p>2,211</text:p>
          </table:table-cell>
          <table:table-cell table:style-name="ce52" office:value-type="float" office:value="2124" calcext:value-type="float">
            <text:p>2,124</text:p>
          </table:table-cell>
          <table:table-cell table:style-name="ce29" office:value-type="float" office:value="7839" calcext:value-type="float">
            <text:p>7,839</text:p>
          </table:table-cell>
          <table:table-cell table:style-name="ce29" office:value-type="float" office:value="1709" calcext:value-type="float">
            <text:p>1,709</text:p>
          </table:table-cell>
          <table:table-cell table:style-name="ce29" office:value-type="float" office:value="1593" calcext:value-type="float">
            <text:p>1,593</text:p>
          </table:table-cell>
          <table:table-cell table:style-name="ce29" office:value-type="float" office:value="1469" calcext:value-type="float">
            <text:p>1,469</text:p>
          </table:table-cell>
          <table:table-cell table:style-name="ce29" office:value-type="float" office:value="1372" calcext:value-type="float">
            <text:p>1,372</text:p>
          </table:table-cell>
          <table:table-cell table:style-name="ce52" office:value-type="float" office:value="1696" calcext:value-type="float">
            <text:p>1,696</text:p>
          </table:table-cell>
          <table:table-cell table:style-name="ce29" office:value-type="float" office:value="8872" calcext:value-type="float">
            <text:p>8,872</text:p>
          </table:table-cell>
          <table:table-cell table:style-name="ce29" office:value-type="float" office:value="1761" calcext:value-type="float">
            <text:p>1,761</text:p>
          </table:table-cell>
          <table:table-cell table:style-name="ce29" office:value-type="float" office:value="1753" calcext:value-type="float">
            <text:p>1,753</text:p>
          </table:table-cell>
          <table:table-cell table:style-name="ce29" office:value-type="float" office:value="1905" calcext:value-type="float">
            <text:p>1,905</text:p>
          </table:table-cell>
          <table:table-cell table:style-name="ce29" office:value-type="float" office:value="1786" calcext:value-type="float">
            <text:p>1,786</text:p>
          </table:table-cell>
          <table:table-cell table:style-name="ce52" office:value-type="float" office:value="1667" calcext:value-type="float">
            <text:p>1,667</text:p>
          </table:table-cell>
          <table:table-cell table:style-name="ce29" office:value-type="float" office:value="7334" calcext:value-type="float">
            <text:p>7,334</text:p>
          </table:table-cell>
          <table:table-cell table:style-name="ce29" office:value-type="float" office:value="1609" calcext:value-type="float">
            <text:p>1,609</text:p>
          </table:table-cell>
          <table:table-cell table:style-name="ce29" office:value-type="float" office:value="1585" calcext:value-type="float">
            <text:p>1,585</text:p>
          </table:table-cell>
          <table:table-cell table:style-name="ce29" office:value-type="float" office:value="1493" calcext:value-type="float">
            <text:p>1,493</text:p>
          </table:table-cell>
          <table:table-cell table:style-name="ce29" office:value-type="float" office:value="1346" calcext:value-type="float">
            <text:p>1,346</text:p>
          </table:table-cell>
          <table:table-cell table:style-name="ce52" office:value-type="float" office:value="1301" calcext:value-type="float">
            <text:p>1,301</text:p>
          </table:table-cell>
          <table:table-cell table:style-name="ce29" office:value-type="float" office:value="5966" calcext:value-type="float">
            <text:p>5,966</text:p>
          </table:table-cell>
          <table:table-cell table:style-name="ce29" office:value-type="float" office:value="1249" calcext:value-type="float">
            <text:p>1,249</text:p>
          </table:table-cell>
          <table:table-cell table:style-name="ce29" office:value-type="float" office:value="1204" calcext:value-type="float">
            <text:p>1,204</text:p>
          </table:table-cell>
          <table:table-cell table:style-name="ce29" office:value-type="float" office:value="1245" calcext:value-type="float">
            <text:p>1,245</text:p>
          </table:table-cell>
          <table:table-cell table:style-name="ce29" office:value-type="float" office:value="1183" calcext:value-type="float">
            <text:p>1,183</text:p>
          </table:table-cell>
          <table:table-cell table:style-name="ce52" office:value-type="float" office:value="1085" calcext:value-type="float">
            <text:p>1,085</text:p>
          </table:table-cell>
          <table:table-cell table:style-name="ce29" office:value-type="float" office:value="3942" calcext:value-type="float">
            <text:p>3,942</text:p>
          </table:table-cell>
          <table:table-cell table:style-name="ce29" office:value-type="float" office:value="1053" calcext:value-type="float">
            <text:p>1,053</text:p>
          </table:table-cell>
          <table:table-cell table:style-name="ce29" office:value-type="float" office:value="938" calcext:value-type="float">
            <text:p>938</text:p>
          </table:table-cell>
          <table:table-cell table:style-name="ce29" office:value-type="float" office:value="752" calcext:value-type="float">
            <text:p>752</text:p>
          </table:table-cell>
          <table:table-cell table:style-name="ce29" office:value-type="float" office:value="660" calcext:value-type="float">
            <text:p>660</text:p>
          </table:table-cell>
          <table:table-cell table:style-name="ce52" office:value-type="float" office:value="539" calcext:value-type="float">
            <text:p>539</text:p>
          </table:table-cell>
          <table:table-cell table:style-name="ce29" office:value-type="float" office:value="1515" calcext:value-type="float">
            <text:p>1,515</text:p>
          </table:table-cell>
          <table:table-cell table:style-name="ce29" office:value-type="float" office:value="436" calcext:value-type="float">
            <text:p>436</text:p>
          </table:table-cell>
          <table:table-cell table:style-name="ce29" office:value-type="float" office:value="364" calcext:value-type="float">
            <text:p>364</text:p>
          </table:table-cell>
          <table:table-cell table:style-name="ce29" office:value-type="float" office:value="293" calcext:value-type="float">
            <text:p>293</text:p>
          </table:table-cell>
          <table:table-cell table:style-name="ce29" office:value-type="float" office:value="242" calcext:value-type="float">
            <text:p>242</text:p>
          </table:table-cell>
          <table:table-cell table:style-name="ce52" office:value-type="float" office:value="180" calcext:value-type="float">
            <text:p>180</text:p>
          </table:table-cell>
          <table:table-cell table:style-name="ce29" office:value-type="float" office:value="473" calcext:value-type="float">
            <text:p>473</text:p>
          </table:table-cell>
          <table:table-cell table:style-name="ce29" office:value-type="float" office:value="128" calcext:value-type="float">
            <text:p>128</text:p>
          </table:table-cell>
          <table:table-cell table:style-name="ce29" office:value-type="float" office:value="138" calcext:value-type="float">
            <text:p>138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58" calcext:value-type="float">
            <text:p>58</text:p>
          </table:table-cell>
          <table:table-cell table:style-name="ce52" office:value-type="float" office:value="56" calcext:value-type="float">
            <text:p>56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9" calcext:value-type="float">
            <text:p>9</text:p>
          </table:table-cell>
          <table:table-cell table:style-name="ce52" office:value-type="float" office:value="7" calcext:value-type="float">
            <text:p>7</text:p>
          </table:table-cell>
          <table:table-cell table:style-name="ce29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25];[.J25];[.P25];[.V25];[.AB25];[.AH25];[.AN25];[.AT25];[.AZ25];[.BF25];[.BL25];[.BR25];[.BX25];[.CD25];[.CJ25];[.CP25];[.CV25];[.DB25];[.DH25];[.DN25];[.DT25])" office:value-type="float" office:value="242584" calcext:value-type="float">
            <text:p>242,584</text:p>
          </table:table-cell>
          <table:table-cell table:style-name="ce37" table:formula="of:=SUM([.E25:.I25])" office:value-type="float" office:value="14350" calcext:value-type="float">
            <text:p>14,350</text:p>
          </table:table-cell>
          <table:table-cell table:style-name="ce30" office:value-type="float" office:value="2722" calcext:value-type="float">
            <text:p>2,722</text:p>
          </table:table-cell>
          <table:table-cell table:style-name="ce30" office:value-type="float" office:value="2932" calcext:value-type="float">
            <text:p>2,932</text:p>
          </table:table-cell>
          <table:table-cell table:style-name="ce30" office:value-type="float" office:value="2945" calcext:value-type="float">
            <text:p>2,945</text:p>
          </table:table-cell>
          <table:table-cell table:style-name="ce30" office:value-type="float" office:value="2787" calcext:value-type="float">
            <text:p>2,787</text:p>
          </table:table-cell>
          <table:table-cell table:style-name="ce30" office:value-type="float" office:value="2964" calcext:value-type="float">
            <text:p>2,964</text:p>
          </table:table-cell>
          <table:table-cell table:style-name="ce30" office:value-type="float" office:value="16345" calcext:value-type="float">
            <text:p>16,345</text:p>
          </table:table-cell>
          <table:table-cell table:style-name="ce30" office:value-type="float" office:value="3039" calcext:value-type="float">
            <text:p>3,039</text:p>
          </table:table-cell>
          <table:table-cell table:style-name="ce30" office:value-type="float" office:value="3101" calcext:value-type="float">
            <text:p>3,101</text:p>
          </table:table-cell>
          <table:table-cell table:style-name="ce30" office:value-type="float" office:value="3393" calcext:value-type="float">
            <text:p>3,393</text:p>
          </table:table-cell>
          <table:table-cell table:style-name="ce30" office:value-type="float" office:value="3606" calcext:value-type="float">
            <text:p>3,606</text:p>
          </table:table-cell>
          <table:table-cell table:style-name="ce37" office:value-type="float" office:value="3206" calcext:value-type="float">
            <text:p>3,206</text:p>
          </table:table-cell>
          <table:table-cell table:style-name="ce30" office:value-type="float" office:value="17604" calcext:value-type="float">
            <text:p>17,604</text:p>
          </table:table-cell>
          <table:table-cell table:style-name="ce30" office:value-type="float" office:value="3202" calcext:value-type="float">
            <text:p>3,202</text:p>
          </table:table-cell>
          <table:table-cell table:style-name="ce30" office:value-type="float" office:value="3634" calcext:value-type="float">
            <text:p>3,634</text:p>
          </table:table-cell>
          <table:table-cell table:style-name="ce30" office:value-type="float" office:value="3588" calcext:value-type="float">
            <text:p>3,588</text:p>
          </table:table-cell>
          <table:table-cell table:style-name="ce30" office:value-type="float" office:value="3584" calcext:value-type="float">
            <text:p>3,584</text:p>
          </table:table-cell>
          <table:table-cell table:style-name="ce37" office:value-type="float" office:value="3596" calcext:value-type="float">
            <text:p>3,596</text:p>
          </table:table-cell>
          <table:table-cell table:style-name="ce30" office:value-type="float" office:value="17174" calcext:value-type="float">
            <text:p>17,174</text:p>
          </table:table-cell>
          <table:table-cell table:style-name="ce30" office:value-type="float" office:value="3530" calcext:value-type="float">
            <text:p>3,530</text:p>
          </table:table-cell>
          <table:table-cell table:style-name="ce30" office:value-type="float" office:value="3511" calcext:value-type="float">
            <text:p>3,511</text:p>
          </table:table-cell>
          <table:table-cell table:style-name="ce30" office:value-type="float" office:value="3419" calcext:value-type="float">
            <text:p>3,419</text:p>
          </table:table-cell>
          <table:table-cell table:style-name="ce30" office:value-type="float" office:value="3437" calcext:value-type="float">
            <text:p>3,437</text:p>
          </table:table-cell>
          <table:table-cell table:style-name="ce37" office:value-type="float" office:value="3277" calcext:value-type="float">
            <text:p>3,277</text:p>
          </table:table-cell>
          <table:table-cell table:style-name="ce30" office:value-type="float" office:value="16102" calcext:value-type="float">
            <text:p>16,102</text:p>
          </table:table-cell>
          <table:table-cell table:style-name="ce30" office:value-type="float" office:value="3321" calcext:value-type="float">
            <text:p>3,321</text:p>
          </table:table-cell>
          <table:table-cell table:style-name="ce30" office:value-type="float" office:value="2971" calcext:value-type="float">
            <text:p>2,971</text:p>
          </table:table-cell>
          <table:table-cell table:style-name="ce30" office:value-type="float" office:value="3067" calcext:value-type="float">
            <text:p>3,067</text:p>
          </table:table-cell>
          <table:table-cell table:style-name="ce30" office:value-type="float" office:value="3225" calcext:value-type="float">
            <text:p>3,225</text:p>
          </table:table-cell>
          <table:table-cell table:style-name="ce37" office:value-type="float" office:value="3518" calcext:value-type="float">
            <text:p>3,518</text:p>
          </table:table-cell>
          <table:table-cell table:style-name="ce30" office:value-type="float" office:value="20607" calcext:value-type="float">
            <text:p>20,607</text:p>
          </table:table-cell>
          <table:table-cell table:style-name="ce30" office:value-type="float" office:value="3738" calcext:value-type="float">
            <text:p>3,738</text:p>
          </table:table-cell>
          <table:table-cell table:style-name="ce30" office:value-type="float" office:value="3981" calcext:value-type="float">
            <text:p>3,981</text:p>
          </table:table-cell>
          <table:table-cell table:style-name="ce30" office:value-type="float" office:value="4120" calcext:value-type="float">
            <text:p>4,120</text:p>
          </table:table-cell>
          <table:table-cell table:style-name="ce30" office:value-type="float" office:value="4264" calcext:value-type="float">
            <text:p>4,264</text:p>
          </table:table-cell>
          <table:table-cell table:style-name="ce37" office:value-type="float" office:value="4504" calcext:value-type="float">
            <text:p>4,504</text:p>
          </table:table-cell>
          <table:table-cell table:style-name="ce30" office:value-type="float" office:value="22219" calcext:value-type="float">
            <text:p>22,219</text:p>
          </table:table-cell>
          <table:table-cell table:style-name="ce30" office:value-type="float" office:value="4537" calcext:value-type="float">
            <text:p>4,537</text:p>
          </table:table-cell>
          <table:table-cell table:style-name="ce30" office:value-type="float" office:value="4529" calcext:value-type="float">
            <text:p>4,529</text:p>
          </table:table-cell>
          <table:table-cell table:style-name="ce30" office:value-type="float" office:value="4790" calcext:value-type="float">
            <text:p>4,790</text:p>
          </table:table-cell>
          <table:table-cell table:style-name="ce30" office:value-type="float" office:value="4049" calcext:value-type="float">
            <text:p>4,049</text:p>
          </table:table-cell>
          <table:table-cell table:style-name="ce37" office:value-type="float" office:value="4314" calcext:value-type="float">
            <text:p>4,314</text:p>
          </table:table-cell>
          <table:table-cell table:style-name="ce30" office:value-type="float" office:value="20531" calcext:value-type="float">
            <text:p>20,531</text:p>
          </table:table-cell>
          <table:table-cell table:style-name="ce30" office:value-type="float" office:value="4164" calcext:value-type="float">
            <text:p>4,164</text:p>
          </table:table-cell>
          <table:table-cell table:style-name="ce30" office:value-type="float" office:value="4046" calcext:value-type="float">
            <text:p>4,046</text:p>
          </table:table-cell>
          <table:table-cell table:style-name="ce30" office:value-type="float" office:value="4167" calcext:value-type="float">
            <text:p>4,167</text:p>
          </table:table-cell>
          <table:table-cell table:style-name="ce30" office:value-type="float" office:value="4180" calcext:value-type="float">
            <text:p>4,180</text:p>
          </table:table-cell>
          <table:table-cell table:style-name="ce37" office:value-type="float" office:value="3974" calcext:value-type="float">
            <text:p>3,974</text:p>
          </table:table-cell>
          <table:table-cell table:style-name="ce30" office:value-type="float" office:value="18791" calcext:value-type="float">
            <text:p>18,791</text:p>
          </table:table-cell>
          <table:table-cell table:style-name="ce30" office:value-type="float" office:value="3848" calcext:value-type="float">
            <text:p>3,848</text:p>
          </table:table-cell>
          <table:table-cell table:style-name="ce30" office:value-type="float" office:value="3742" calcext:value-type="float">
            <text:p>3,742</text:p>
          </table:table-cell>
          <table:table-cell table:style-name="ce30" office:value-type="float" office:value="3712" calcext:value-type="float">
            <text:p>3,712</text:p>
          </table:table-cell>
          <table:table-cell table:style-name="ce30" office:value-type="float" office:value="3814" calcext:value-type="float">
            <text:p>3,814</text:p>
          </table:table-cell>
          <table:table-cell table:style-name="ce37" office:value-type="float" office:value="3675" calcext:value-type="float">
            <text:p>3,675</text:p>
          </table:table-cell>
          <table:table-cell table:style-name="ce30" office:value-type="float" office:value="17209" calcext:value-type="float">
            <text:p>17,209</text:p>
          </table:table-cell>
          <table:table-cell table:style-name="ce30" office:value-type="float" office:value="3724" calcext:value-type="float">
            <text:p>3,724</text:p>
          </table:table-cell>
          <table:table-cell table:style-name="ce30" office:value-type="float" office:value="3542" calcext:value-type="float">
            <text:p>3,542</text:p>
          </table:table-cell>
          <table:table-cell table:style-name="ce30" office:value-type="float" office:value="3446" calcext:value-type="float">
            <text:p>3,446</text:p>
          </table:table-cell>
          <table:table-cell table:style-name="ce30" office:value-type="float" office:value="3310" calcext:value-type="float">
            <text:p>3,310</text:p>
          </table:table-cell>
          <table:table-cell table:style-name="ce37" office:value-type="float" office:value="3187" calcext:value-type="float">
            <text:p>3,187</text:p>
          </table:table-cell>
          <table:table-cell table:style-name="ce30" office:value-type="float" office:value="14402" calcext:value-type="float">
            <text:p>14,402</text:p>
          </table:table-cell>
          <table:table-cell table:style-name="ce30" office:value-type="float" office:value="2978" calcext:value-type="float">
            <text:p>2,978</text:p>
          </table:table-cell>
          <table:table-cell table:style-name="ce30" office:value-type="float" office:value="2875" calcext:value-type="float">
            <text:p>2,875</text:p>
          </table:table-cell>
          <table:table-cell table:style-name="ce30" office:value-type="float" office:value="2963" calcext:value-type="float">
            <text:p>2,963</text:p>
          </table:table-cell>
          <table:table-cell table:style-name="ce30" office:value-type="float" office:value="2902" calcext:value-type="float">
            <text:p>2,902</text:p>
          </table:table-cell>
          <table:table-cell table:style-name="ce37" office:value-type="float" office:value="2684" calcext:value-type="float">
            <text:p>2,684</text:p>
          </table:table-cell>
          <table:table-cell table:style-name="ce30" office:value-type="float" office:value="11680" calcext:value-type="float">
            <text:p>11,680</text:p>
          </table:table-cell>
          <table:table-cell table:style-name="ce30" office:value-type="float" office:value="2539" calcext:value-type="float">
            <text:p>2,539</text:p>
          </table:table-cell>
          <table:table-cell table:style-name="ce30" office:value-type="float" office:value="2525" calcext:value-type="float">
            <text:p>2,525</text:p>
          </table:table-cell>
          <table:table-cell table:style-name="ce30" office:value-type="float" office:value="2468" calcext:value-type="float">
            <text:p>2,468</text:p>
          </table:table-cell>
          <table:table-cell table:style-name="ce30" office:value-type="float" office:value="2106" calcext:value-type="float">
            <text:p>2,106</text:p>
          </table:table-cell>
          <table:table-cell table:style-name="ce37" office:value-type="float" office:value="2042" calcext:value-type="float">
            <text:p>2,042</text:p>
          </table:table-cell>
          <table:table-cell table:style-name="ce30" office:value-type="float" office:value="7674" calcext:value-type="float">
            <text:p>7,674</text:p>
          </table:table-cell>
          <table:table-cell table:style-name="ce30" office:value-type="float" office:value="1672" calcext:value-type="float">
            <text:p>1,672</text:p>
          </table:table-cell>
          <table:table-cell table:style-name="ce30" office:value-type="float" office:value="1581" calcext:value-type="float">
            <text:p>1,581</text:p>
          </table:table-cell>
          <table:table-cell table:style-name="ce30" office:value-type="float" office:value="1409" calcext:value-type="float">
            <text:p>1,409</text:p>
          </table:table-cell>
          <table:table-cell table:style-name="ce30" office:value-type="float" office:value="1342" calcext:value-type="float">
            <text:p>1,342</text:p>
          </table:table-cell>
          <table:table-cell table:style-name="ce37" office:value-type="float" office:value="1670" calcext:value-type="float">
            <text:p>1,670</text:p>
          </table:table-cell>
          <table:table-cell table:style-name="ce30" office:value-type="float" office:value="8730" calcext:value-type="float">
            <text:p>8,730</text:p>
          </table:table-cell>
          <table:table-cell table:style-name="ce30" office:value-type="float" office:value="1749" calcext:value-type="float">
            <text:p>1,749</text:p>
          </table:table-cell>
          <table:table-cell table:style-name="ce30" office:value-type="float" office:value="1734" calcext:value-type="float">
            <text:p>1,734</text:p>
          </table:table-cell>
          <table:table-cell table:style-name="ce30" office:value-type="float" office:value="1802" calcext:value-type="float">
            <text:p>1,802</text:p>
          </table:table-cell>
          <table:table-cell table:style-name="ce30" office:value-type="float" office:value="1750" calcext:value-type="float">
            <text:p>1,750</text:p>
          </table:table-cell>
          <table:table-cell table:style-name="ce37" office:value-type="float" office:value="1695" calcext:value-type="float">
            <text:p>1,695</text:p>
          </table:table-cell>
          <table:table-cell table:style-name="ce30" office:value-type="float" office:value="7332" calcext:value-type="float">
            <text:p>7,332</text:p>
          </table:table-cell>
          <table:table-cell table:style-name="ce30" office:value-type="float" office:value="1637" calcext:value-type="float">
            <text:p>1,637</text:p>
          </table:table-cell>
          <table:table-cell table:style-name="ce30" office:value-type="float" office:value="1570" calcext:value-type="float">
            <text:p>1,570</text:p>
          </table:table-cell>
          <table:table-cell table:style-name="ce30" office:value-type="float" office:value="1422" calcext:value-type="float">
            <text:p>1,422</text:p>
          </table:table-cell>
          <table:table-cell table:style-name="ce30" office:value-type="float" office:value="1447" calcext:value-type="float">
            <text:p>1,447</text:p>
          </table:table-cell>
          <table:table-cell table:style-name="ce37" office:value-type="float" office:value="1256" calcext:value-type="float">
            <text:p>1,256</text:p>
          </table:table-cell>
          <table:table-cell table:style-name="ce30" office:value-type="float" office:value="5520" calcext:value-type="float">
            <text:p>5,520</text:p>
          </table:table-cell>
          <table:table-cell table:style-name="ce30" office:value-type="float" office:value="1240" calcext:value-type="float">
            <text:p>1,240</text:p>
          </table:table-cell>
          <table:table-cell table:style-name="ce30" office:value-type="float" office:value="1183" calcext:value-type="float">
            <text:p>1,183</text:p>
          </table:table-cell>
          <table:table-cell table:style-name="ce30" office:value-type="float" office:value="1089" calcext:value-type="float">
            <text:p>1,089</text:p>
          </table:table-cell>
          <table:table-cell table:style-name="ce30" office:value-type="float" office:value="1057" calcext:value-type="float">
            <text:p>1,057</text:p>
          </table:table-cell>
          <table:table-cell table:style-name="ce37" office:value-type="float" office:value="951" calcext:value-type="float">
            <text:p>951</text:p>
          </table:table-cell>
          <table:table-cell table:style-name="ce30" office:value-type="float" office:value="3676" calcext:value-type="float">
            <text:p>3,676</text:p>
          </table:table-cell>
          <table:table-cell table:style-name="ce30" office:value-type="float" office:value="901" calcext:value-type="float">
            <text:p>901</text:p>
          </table:table-cell>
          <table:table-cell table:style-name="ce30" office:value-type="float" office:value="842" calcext:value-type="float">
            <text:p>842</text:p>
          </table:table-cell>
          <table:table-cell table:style-name="ce30" office:value-type="float" office:value="754" calcext:value-type="float">
            <text:p>754</text:p>
          </table:table-cell>
          <table:table-cell table:style-name="ce30" office:value-type="float" office:value="614" calcext:value-type="float">
            <text:p>614</text:p>
          </table:table-cell>
          <table:table-cell table:style-name="ce37" office:value-type="float" office:value="565" calcext:value-type="float">
            <text:p>565</text:p>
          </table:table-cell>
          <table:table-cell table:style-name="ce30" office:value-type="float" office:value="1819" calcext:value-type="float">
            <text:p>1,819</text:p>
          </table:table-cell>
          <table:table-cell table:style-name="ce30" office:value-type="float" office:value="499" calcext:value-type="float">
            <text:p>499</text:p>
          </table:table-cell>
          <table:table-cell table:style-name="ce30" office:value-type="float" office:value="427" calcext:value-type="float">
            <text:p>427</text:p>
          </table:table-cell>
          <table:table-cell table:style-name="ce30" office:value-type="float" office:value="361" calcext:value-type="float">
            <text:p>361</text:p>
          </table:table-cell>
          <table:table-cell table:style-name="ce30" office:value-type="float" office:value="321" calcext:value-type="float">
            <text:p>321</text:p>
          </table:table-cell>
          <table:table-cell table:style-name="ce37" office:value-type="float" office:value="211" calcext:value-type="float">
            <text:p>211</text:p>
          </table:table-cell>
          <table:table-cell table:style-name="ce30" office:value-type="float" office:value="634" calcext:value-type="float">
            <text:p>634</text:p>
          </table:table-cell>
          <table:table-cell table:style-name="ce30" office:value-type="float" office:value="175" calcext:value-type="float">
            <text:p>175</text:p>
          </table:table-cell>
          <table:table-cell table:style-name="ce30" office:value-type="float" office:value="177" calcext:value-type="float">
            <text:p>177</text:p>
          </table:table-cell>
          <table:table-cell table:style-name="ce30" office:value-type="float" office:value="135" calcext:value-type="float">
            <text:p>135</text:p>
          </table:table-cell>
          <table:table-cell table:style-name="ce30" office:value-type="float" office:value="70" calcext:value-type="float">
            <text:p>70</text:p>
          </table:table-cell>
          <table:table-cell table:style-name="ce37" office:value-type="float" office:value="77" calcext:value-type="float">
            <text:p>77</text:p>
          </table:table-cell>
          <table:table-cell table:style-name="ce30" office:value-type="float" office:value="164" calcext:value-type="float">
            <text:p>164</text:p>
          </table:table-cell>
          <table:table-cell table:style-name="ce30" office:value-type="float" office:value="58" calcext:value-type="float">
            <text:p>58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23" calcext:value-type="float">
            <text:p>23</text:p>
          </table:table-cell>
          <table:table-cell table:style-name="ce37" office:value-type="float" office:value="10" calcext:value-type="float">
            <text:p>10</text:p>
          </table:table-cell>
          <table:table-cell table:style-name="ce30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26];[.J26];[.P26];[.V26];[.AB26];[.AH26];[.AN26];[.AT26];[.AZ26];[.BF26];[.BL26];[.BR26];[.BX26];[.CD26];[.CJ26];[.CP26];[.CV26];[.DB26];[.DH26];[.DN26];[.DT26])" office:value-type="float" office:value="560167" calcext:value-type="float">
            <text:p>560,167</text:p>
          </table:table-cell>
          <table:table-cell table:style-name="ce29" table:formula="of:=SUM([.E26:.I26])" office:value-type="float" office:value="26014" calcext:value-type="float">
            <text:p>26,014</text:p>
          </table:table-cell>
          <table:table-cell table:style-name="ce29" office:value-type="float" office:value="4744" calcext:value-type="float">
            <text:p>4,744</text:p>
          </table:table-cell>
          <table:table-cell table:style-name="ce29" office:value-type="float" office:value="5140" calcext:value-type="float">
            <text:p>5,140</text:p>
          </table:table-cell>
          <table:table-cell table:style-name="ce29" office:value-type="float" office:value="5200" calcext:value-type="float">
            <text:p>5,200</text:p>
          </table:table-cell>
          <table:table-cell table:style-name="ce29" office:value-type="float" office:value="5308" calcext:value-type="float">
            <text:p>5,308</text:p>
          </table:table-cell>
          <table:table-cell table:style-name="ce29" office:value-type="float" office:value="5622" calcext:value-type="float">
            <text:p>5,622</text:p>
          </table:table-cell>
          <table:table-cell table:style-name="ce29" office:value-type="float" office:value="32524" calcext:value-type="float">
            <text:p>32,524</text:p>
          </table:table-cell>
          <table:table-cell table:style-name="ce29" office:value-type="float" office:value="5881" calcext:value-type="float">
            <text:p>5,881</text:p>
          </table:table-cell>
          <table:table-cell table:style-name="ce29" office:value-type="float" office:value="6281" calcext:value-type="float">
            <text:p>6,281</text:p>
          </table:table-cell>
          <table:table-cell table:style-name="ce29" office:value-type="float" office:value="6661" calcext:value-type="float">
            <text:p>6,661</text:p>
          </table:table-cell>
          <table:table-cell table:style-name="ce29" office:value-type="float" office:value="7041" calcext:value-type="float">
            <text:p>7,041</text:p>
          </table:table-cell>
          <table:table-cell table:style-name="ce52" office:value-type="float" office:value="6660" calcext:value-type="float">
            <text:p>6,660</text:p>
          </table:table-cell>
          <table:table-cell table:style-name="ce29" office:value-type="float" office:value="37603" calcext:value-type="float">
            <text:p>37,603</text:p>
          </table:table-cell>
          <table:table-cell table:style-name="ce29" office:value-type="float" office:value="6521" calcext:value-type="float">
            <text:p>6,521</text:p>
          </table:table-cell>
          <table:table-cell table:style-name="ce29" office:value-type="float" office:value="7751" calcext:value-type="float">
            <text:p>7,751</text:p>
          </table:table-cell>
          <table:table-cell table:style-name="ce29" office:value-type="float" office:value="7676" calcext:value-type="float">
            <text:p>7,676</text:p>
          </table:table-cell>
          <table:table-cell table:style-name="ce29" office:value-type="float" office:value="7747" calcext:value-type="float">
            <text:p>7,747</text:p>
          </table:table-cell>
          <table:table-cell table:style-name="ce52" office:value-type="float" office:value="7908" calcext:value-type="float">
            <text:p>7,908</text:p>
          </table:table-cell>
          <table:table-cell table:style-name="ce29" office:value-type="float" office:value="40660" calcext:value-type="float">
            <text:p>40,660</text:p>
          </table:table-cell>
          <table:table-cell table:style-name="ce29" office:value-type="float" office:value="8030" calcext:value-type="float">
            <text:p>8,030</text:p>
          </table:table-cell>
          <table:table-cell table:style-name="ce29" office:value-type="float" office:value="8075" calcext:value-type="float">
            <text:p>8,075</text:p>
          </table:table-cell>
          <table:table-cell table:style-name="ce29" office:value-type="float" office:value="8017" calcext:value-type="float">
            <text:p>8,017</text:p>
          </table:table-cell>
          <table:table-cell table:style-name="ce29" office:value-type="float" office:value="8460" calcext:value-type="float">
            <text:p>8,460</text:p>
          </table:table-cell>
          <table:table-cell table:style-name="ce52" office:value-type="float" office:value="8078" calcext:value-type="float">
            <text:p>8,078</text:p>
          </table:table-cell>
          <table:table-cell table:style-name="ce29" office:value-type="float" office:value="41690" calcext:value-type="float">
            <text:p>41,690</text:p>
          </table:table-cell>
          <table:table-cell table:style-name="ce29" office:value-type="float" office:value="8364" calcext:value-type="float">
            <text:p>8,364</text:p>
          </table:table-cell>
          <table:table-cell table:style-name="ce29" office:value-type="float" office:value="7816" calcext:value-type="float">
            <text:p>7,816</text:p>
          </table:table-cell>
          <table:table-cell table:style-name="ce29" office:value-type="float" office:value="7869" calcext:value-type="float">
            <text:p>7,869</text:p>
          </table:table-cell>
          <table:table-cell table:style-name="ce29" office:value-type="float" office:value="8451" calcext:value-type="float">
            <text:p>8,451</text:p>
          </table:table-cell>
          <table:table-cell table:style-name="ce52" office:value-type="float" office:value="9190" calcext:value-type="float">
            <text:p>9,190</text:p>
          </table:table-cell>
          <table:table-cell table:style-name="ce29" office:value-type="float" office:value="48592" calcext:value-type="float">
            <text:p>48,592</text:p>
          </table:table-cell>
          <table:table-cell table:style-name="ce29" office:value-type="float" office:value="9537" calcext:value-type="float">
            <text:p>9,537</text:p>
          </table:table-cell>
          <table:table-cell table:style-name="ce29" office:value-type="float" office:value="9958" calcext:value-type="float">
            <text:p>9,958</text:p>
          </table:table-cell>
          <table:table-cell table:style-name="ce29" office:value-type="float" office:value="9878" calcext:value-type="float">
            <text:p>9,878</text:p>
          </table:table-cell>
          <table:table-cell table:style-name="ce29" office:value-type="float" office:value="9631" calcext:value-type="float">
            <text:p>9,631</text:p>
          </table:table-cell>
          <table:table-cell table:style-name="ce52" office:value-type="float" office:value="9588" calcext:value-type="float">
            <text:p>9,588</text:p>
          </table:table-cell>
          <table:table-cell table:style-name="ce29" office:value-type="float" office:value="42329" calcext:value-type="float">
            <text:p>42,329</text:p>
          </table:table-cell>
          <table:table-cell table:style-name="ce29" office:value-type="float" office:value="9158" calcext:value-type="float">
            <text:p>9,158</text:p>
          </table:table-cell>
          <table:table-cell table:style-name="ce29" office:value-type="float" office:value="8673" calcext:value-type="float">
            <text:p>8,673</text:p>
          </table:table-cell>
          <table:table-cell table:style-name="ce29" office:value-type="float" office:value="8730" calcext:value-type="float">
            <text:p>8,730</text:p>
          </table:table-cell>
          <table:table-cell table:style-name="ce29" office:value-type="float" office:value="7835" calcext:value-type="float">
            <text:p>7,835</text:p>
          </table:table-cell>
          <table:table-cell table:style-name="ce52" office:value-type="float" office:value="7933" calcext:value-type="float">
            <text:p>7,933</text:p>
          </table:table-cell>
          <table:table-cell table:style-name="ce29" office:value-type="float" office:value="40943" calcext:value-type="float">
            <text:p>40,943</text:p>
          </table:table-cell>
          <table:table-cell table:style-name="ce29" office:value-type="float" office:value="7916" calcext:value-type="float">
            <text:p>7,916</text:p>
          </table:table-cell>
          <table:table-cell table:style-name="ce29" office:value-type="float" office:value="7882" calcext:value-type="float">
            <text:p>7,882</text:p>
          </table:table-cell>
          <table:table-cell table:style-name="ce29" office:value-type="float" office:value="8337" calcext:value-type="float">
            <text:p>8,337</text:p>
          </table:table-cell>
          <table:table-cell table:style-name="ce29" office:value-type="float" office:value="8437" calcext:value-type="float">
            <text:p>8,437</text:p>
          </table:table-cell>
          <table:table-cell table:style-name="ce52" office:value-type="float" office:value="8371" calcext:value-type="float">
            <text:p>8,371</text:p>
          </table:table-cell>
          <table:table-cell table:style-name="ce29" office:value-type="float" office:value="41838" calcext:value-type="float">
            <text:p>41,838</text:p>
          </table:table-cell>
          <table:table-cell table:style-name="ce29" office:value-type="float" office:value="8280" calcext:value-type="float">
            <text:p>8,280</text:p>
          </table:table-cell>
          <table:table-cell table:style-name="ce29" office:value-type="float" office:value="8003" calcext:value-type="float">
            <text:p>8,003</text:p>
          </table:table-cell>
          <table:table-cell table:style-name="ce29" office:value-type="float" office:value="8435" calcext:value-type="float">
            <text:p>8,435</text:p>
          </table:table-cell>
          <table:table-cell table:style-name="ce29" office:value-type="float" office:value="8489" calcext:value-type="float">
            <text:p>8,489</text:p>
          </table:table-cell>
          <table:table-cell table:style-name="ce52" office:value-type="float" office:value="8631" calcext:value-type="float">
            <text:p>8,631</text:p>
          </table:table-cell>
          <table:table-cell table:style-name="ce29" office:value-type="float" office:value="44002" calcext:value-type="float">
            <text:p>44,002</text:p>
          </table:table-cell>
          <table:table-cell table:style-name="ce29" office:value-type="float" office:value="9022" calcext:value-type="float">
            <text:p>9,022</text:p>
          </table:table-cell>
          <table:table-cell table:style-name="ce29" office:value-type="float" office:value="8681" calcext:value-type="float">
            <text:p>8,681</text:p>
          </table:table-cell>
          <table:table-cell table:style-name="ce29" office:value-type="float" office:value="8893" calcext:value-type="float">
            <text:p>8,893</text:p>
          </table:table-cell>
          <table:table-cell table:style-name="ce29" office:value-type="float" office:value="8689" calcext:value-type="float">
            <text:p>8,689</text:p>
          </table:table-cell>
          <table:table-cell table:style-name="ce52" office:value-type="float" office:value="8717" calcext:value-type="float">
            <text:p>8,717</text:p>
          </table:table-cell>
          <table:table-cell table:style-name="ce29" office:value-type="float" office:value="38022" calcext:value-type="float">
            <text:p>38,022</text:p>
          </table:table-cell>
          <table:table-cell table:style-name="ce29" office:value-type="float" office:value="7753" calcext:value-type="float">
            <text:p>7,753</text:p>
          </table:table-cell>
          <table:table-cell table:style-name="ce29" office:value-type="float" office:value="7686" calcext:value-type="float">
            <text:p>7,686</text:p>
          </table:table-cell>
          <table:table-cell table:style-name="ce29" office:value-type="float" office:value="7745" calcext:value-type="float">
            <text:p>7,745</text:p>
          </table:table-cell>
          <table:table-cell table:style-name="ce29" office:value-type="float" office:value="7581" calcext:value-type="float">
            <text:p>7,581</text:p>
          </table:table-cell>
          <table:table-cell table:style-name="ce52" office:value-type="float" office:value="7257" calcext:value-type="float">
            <text:p>7,257</text:p>
          </table:table-cell>
          <table:table-cell table:style-name="ce29" office:value-type="float" office:value="31659" calcext:value-type="float">
            <text:p>31,659</text:p>
          </table:table-cell>
          <table:table-cell table:style-name="ce29" office:value-type="float" office:value="6768" calcext:value-type="float">
            <text:p>6,768</text:p>
          </table:table-cell>
          <table:table-cell table:style-name="ce29" office:value-type="float" office:value="6954" calcext:value-type="float">
            <text:p>6,954</text:p>
          </table:table-cell>
          <table:table-cell table:style-name="ce29" office:value-type="float" office:value="6657" calcext:value-type="float">
            <text:p>6,657</text:p>
          </table:table-cell>
          <table:table-cell table:style-name="ce29" office:value-type="float" office:value="5767" calcext:value-type="float">
            <text:p>5,767</text:p>
          </table:table-cell>
          <table:table-cell table:style-name="ce52" office:value-type="float" office:value="5513" calcext:value-type="float">
            <text:p>5,513</text:p>
          </table:table-cell>
          <table:table-cell table:style-name="ce29" office:value-type="float" office:value="20625" calcext:value-type="float">
            <text:p>20,625</text:p>
          </table:table-cell>
          <table:table-cell table:style-name="ce29" office:value-type="float" office:value="4635" calcext:value-type="float">
            <text:p>4,635</text:p>
          </table:table-cell>
          <table:table-cell table:style-name="ce29" office:value-type="float" office:value="4392" calcext:value-type="float">
            <text:p>4,392</text:p>
          </table:table-cell>
          <table:table-cell table:style-name="ce29" office:value-type="float" office:value="3721" calcext:value-type="float">
            <text:p>3,721</text:p>
          </table:table-cell>
          <table:table-cell table:style-name="ce29" office:value-type="float" office:value="3727" calcext:value-type="float">
            <text:p>3,727</text:p>
          </table:table-cell>
          <table:table-cell table:style-name="ce52" office:value-type="float" office:value="4150" calcext:value-type="float">
            <text:p>4,150</text:p>
          </table:table-cell>
          <table:table-cell table:style-name="ce29" office:value-type="float" office:value="22085" calcext:value-type="float">
            <text:p>22,085</text:p>
          </table:table-cell>
          <table:table-cell table:style-name="ce29" office:value-type="float" office:value="4228" calcext:value-type="float">
            <text:p>4,228</text:p>
          </table:table-cell>
          <table:table-cell table:style-name="ce29" office:value-type="float" office:value="4452" calcext:value-type="float">
            <text:p>4,452</text:p>
          </table:table-cell>
          <table:table-cell table:style-name="ce29" office:value-type="float" office:value="4517" calcext:value-type="float">
            <text:p>4,517</text:p>
          </table:table-cell>
          <table:table-cell table:style-name="ce29" office:value-type="float" office:value="4555" calcext:value-type="float">
            <text:p>4,555</text:p>
          </table:table-cell>
          <table:table-cell table:style-name="ce52" office:value-type="float" office:value="4333" calcext:value-type="float">
            <text:p>4,333</text:p>
          </table:table-cell>
          <table:table-cell table:style-name="ce29" office:value-type="float" office:value="19375" calcext:value-type="float">
            <text:p>19,375</text:p>
          </table:table-cell>
          <table:table-cell table:style-name="ce29" office:value-type="float" office:value="4162" calcext:value-type="float">
            <text:p>4,162</text:p>
          </table:table-cell>
          <table:table-cell table:style-name="ce29" office:value-type="float" office:value="4288" calcext:value-type="float">
            <text:p>4,288</text:p>
          </table:table-cell>
          <table:table-cell table:style-name="ce29" office:value-type="float" office:value="3575" calcext:value-type="float">
            <text:p>3,575</text:p>
          </table:table-cell>
          <table:table-cell table:style-name="ce29" office:value-type="float" office:value="3770" calcext:value-type="float">
            <text:p>3,770</text:p>
          </table:table-cell>
          <table:table-cell table:style-name="ce52" office:value-type="float" office:value="3580" calcext:value-type="float">
            <text:p>3,580</text:p>
          </table:table-cell>
          <table:table-cell table:style-name="ce29" office:value-type="float" office:value="15815" calcext:value-type="float">
            <text:p>15,815</text:p>
          </table:table-cell>
          <table:table-cell table:style-name="ce29" office:value-type="float" office:value="3401" calcext:value-type="float">
            <text:p>3,401</text:p>
          </table:table-cell>
          <table:table-cell table:style-name="ce29" office:value-type="float" office:value="3376" calcext:value-type="float">
            <text:p>3,376</text:p>
          </table:table-cell>
          <table:table-cell table:style-name="ce29" office:value-type="float" office:value="3165" calcext:value-type="float">
            <text:p>3,165</text:p>
          </table:table-cell>
          <table:table-cell table:style-name="ce29" office:value-type="float" office:value="3026" calcext:value-type="float">
            <text:p>3,026</text:p>
          </table:table-cell>
          <table:table-cell table:style-name="ce52" office:value-type="float" office:value="2847" calcext:value-type="float">
            <text:p>2,847</text:p>
          </table:table-cell>
          <table:table-cell table:style-name="ce29" office:value-type="float" office:value="9956" calcext:value-type="float">
            <text:p>9,956</text:p>
          </table:table-cell>
          <table:table-cell table:style-name="ce29" office:value-type="float" office:value="2580" calcext:value-type="float">
            <text:p>2,580</text:p>
          </table:table-cell>
          <table:table-cell table:style-name="ce29" office:value-type="float" office:value="2310" calcext:value-type="float">
            <text:p>2,310</text:p>
          </table:table-cell>
          <table:table-cell table:style-name="ce29" office:value-type="float" office:value="1985" calcext:value-type="float">
            <text:p>1,985</text:p>
          </table:table-cell>
          <table:table-cell table:style-name="ce29" office:value-type="float" office:value="1681" calcext:value-type="float">
            <text:p>1,681</text:p>
          </table:table-cell>
          <table:table-cell table:style-name="ce52" office:value-type="float" office:value="1400" calcext:value-type="float">
            <text:p>1,400</text:p>
          </table:table-cell>
          <table:table-cell table:style-name="ce29" office:value-type="float" office:value="4581" calcext:value-type="float">
            <text:p>4,581</text:p>
          </table:table-cell>
          <table:table-cell table:style-name="ce29" office:value-type="float" office:value="1202" calcext:value-type="float">
            <text:p>1,202</text:p>
          </table:table-cell>
          <table:table-cell table:style-name="ce29" office:value-type="float" office:value="1150" calcext:value-type="float">
            <text:p>1,150</text:p>
          </table:table-cell>
          <table:table-cell table:style-name="ce29" office:value-type="float" office:value="915" calcext:value-type="float">
            <text:p>915</text:p>
          </table:table-cell>
          <table:table-cell table:style-name="ce29" office:value-type="float" office:value="748" calcext:value-type="float">
            <text:p>748</text:p>
          </table:table-cell>
          <table:table-cell table:style-name="ce52" office:value-type="float" office:value="566" calcext:value-type="float">
            <text:p>566</text:p>
          </table:table-cell>
          <table:table-cell table:style-name="ce29" office:value-type="float" office:value="1495" calcext:value-type="float">
            <text:p>1,495</text:p>
          </table:table-cell>
          <table:table-cell table:style-name="ce29" office:value-type="float" office:value="445" calcext:value-type="float">
            <text:p>445</text:p>
          </table:table-cell>
          <table:table-cell table:style-name="ce29" office:value-type="float" office:value="348" calcext:value-type="float">
            <text:p>348</text:p>
          </table:table-cell>
          <table:table-cell table:style-name="ce29" office:value-type="float" office:value="299" calcext:value-type="float">
            <text:p>299</text:p>
          </table:table-cell>
          <table:table-cell table:style-name="ce29" office:value-type="float" office:value="246" calcext:value-type="float">
            <text:p>246</text:p>
          </table:table-cell>
          <table:table-cell table:style-name="ce52" office:value-type="float" office:value="157" calcext:value-type="float">
            <text:p>157</text:p>
          </table:table-cell>
          <table:table-cell table:style-name="ce29" office:value-type="float" office:value="312" calcext:value-type="float">
            <text:p>312</text:p>
          </table:table-cell>
          <table:table-cell table:style-name="ce29" office:value-type="float" office:value="113" calcext:value-type="float">
            <text:p>113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33" calcext:value-type="float">
            <text:p>33</text:p>
          </table:table-cell>
          <table:table-cell table:style-name="ce52" office:value-type="float" office:value="24" calcext:value-type="float">
            <text:p>24</text:p>
          </table:table-cell>
          <table:table-cell table:style-name="ce29" office:value-type="float" office:value="47" calcext:value-type="float">
            <text:p>47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苗<text:span text:style-name="T1"> </text:span><text:span text:style-name="T2">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27];[.J27];[.P27];[.V27];[.AB27];[.AH27];[.AN27];[.AT27];[.AZ27];[.BF27];[.BL27];[.BR27];[.BX27];[.CD27];[.CJ27];[.CP27];[.CV27];[.DB27];[.DH27];[.DN27];[.DT27])" office:value-type="float" office:value="292333" calcext:value-type="float">
            <text:p>292,333</text:p>
          </table:table-cell>
          <table:table-cell table:style-name="ce29" table:formula="of:=SUM([.E27:.I27])" office:value-type="float" office:value="13734" calcext:value-type="float">
            <text:p>13,734</text:p>
          </table:table-cell>
          <table:table-cell table:style-name="ce29" office:value-type="float" office:value="2495" calcext:value-type="float">
            <text:p>2,495</text:p>
          </table:table-cell>
          <table:table-cell table:style-name="ce29" office:value-type="float" office:value="2709" calcext:value-type="float">
            <text:p>2,709</text:p>
          </table:table-cell>
          <table:table-cell table:style-name="ce29" office:value-type="float" office:value="2715" calcext:value-type="float">
            <text:p>2,715</text:p>
          </table:table-cell>
          <table:table-cell table:style-name="ce29" office:value-type="float" office:value="2804" calcext:value-type="float">
            <text:p>2,804</text:p>
          </table:table-cell>
          <table:table-cell table:style-name="ce29" office:value-type="float" office:value="3011" calcext:value-type="float">
            <text:p>3,011</text:p>
          </table:table-cell>
          <table:table-cell table:style-name="ce29" office:value-type="float" office:value="17221" calcext:value-type="float">
            <text:p>17,221</text:p>
          </table:table-cell>
          <table:table-cell table:style-name="ce29" office:value-type="float" office:value="3188" calcext:value-type="float">
            <text:p>3,188</text:p>
          </table:table-cell>
          <table:table-cell table:style-name="ce29" office:value-type="float" office:value="3398" calcext:value-type="float">
            <text:p>3,398</text:p>
          </table:table-cell>
          <table:table-cell table:style-name="ce29" office:value-type="float" office:value="3455" calcext:value-type="float">
            <text:p>3,455</text:p>
          </table:table-cell>
          <table:table-cell table:style-name="ce29" office:value-type="float" office:value="3695" calcext:value-type="float">
            <text:p>3,695</text:p>
          </table:table-cell>
          <table:table-cell table:style-name="ce52" office:value-type="float" office:value="3485" calcext:value-type="float">
            <text:p>3,485</text:p>
          </table:table-cell>
          <table:table-cell table:style-name="ce29" office:value-type="float" office:value="19631" calcext:value-type="float">
            <text:p>19,631</text:p>
          </table:table-cell>
          <table:table-cell table:style-name="ce29" office:value-type="float" office:value="3429" calcext:value-type="float">
            <text:p>3,429</text:p>
          </table:table-cell>
          <table:table-cell table:style-name="ce29" office:value-type="float" office:value="4040" calcext:value-type="float">
            <text:p>4,040</text:p>
          </table:table-cell>
          <table:table-cell table:style-name="ce29" office:value-type="float" office:value="3926" calcext:value-type="float">
            <text:p>3,926</text:p>
          </table:table-cell>
          <table:table-cell table:style-name="ce29" office:value-type="float" office:value="4089" calcext:value-type="float">
            <text:p>4,089</text:p>
          </table:table-cell>
          <table:table-cell table:style-name="ce52" office:value-type="float" office:value="4147" calcext:value-type="float">
            <text:p>4,147</text:p>
          </table:table-cell>
          <table:table-cell table:style-name="ce29" office:value-type="float" office:value="21167" calcext:value-type="float">
            <text:p>21,167</text:p>
          </table:table-cell>
          <table:table-cell table:style-name="ce29" office:value-type="float" office:value="4201" calcext:value-type="float">
            <text:p>4,201</text:p>
          </table:table-cell>
          <table:table-cell table:style-name="ce29" office:value-type="float" office:value="4234" calcext:value-type="float">
            <text:p>4,234</text:p>
          </table:table-cell>
          <table:table-cell table:style-name="ce29" office:value-type="float" office:value="4182" calcext:value-type="float">
            <text:p>4,182</text:p>
          </table:table-cell>
          <table:table-cell table:style-name="ce29" office:value-type="float" office:value="4344" calcext:value-type="float">
            <text:p>4,344</text:p>
          </table:table-cell>
          <table:table-cell table:style-name="ce52" office:value-type="float" office:value="4206" calcext:value-type="float">
            <text:p>4,206</text:p>
          </table:table-cell>
          <table:table-cell table:style-name="ce29" office:value-type="float" office:value="21384" calcext:value-type="float">
            <text:p>21,384</text:p>
          </table:table-cell>
          <table:table-cell table:style-name="ce29" office:value-type="float" office:value="4271" calcext:value-type="float">
            <text:p>4,271</text:p>
          </table:table-cell>
          <table:table-cell table:style-name="ce29" office:value-type="float" office:value="4018" calcext:value-type="float">
            <text:p>4,018</text:p>
          </table:table-cell>
          <table:table-cell table:style-name="ce29" office:value-type="float" office:value="4044" calcext:value-type="float">
            <text:p>4,044</text:p>
          </table:table-cell>
          <table:table-cell table:style-name="ce29" office:value-type="float" office:value="4361" calcext:value-type="float">
            <text:p>4,361</text:p>
          </table:table-cell>
          <table:table-cell table:style-name="ce52" office:value-type="float" office:value="4690" calcext:value-type="float">
            <text:p>4,690</text:p>
          </table:table-cell>
          <table:table-cell table:style-name="ce29" office:value-type="float" office:value="25151" calcext:value-type="float">
            <text:p>25,151</text:p>
          </table:table-cell>
          <table:table-cell table:style-name="ce29" office:value-type="float" office:value="4909" calcext:value-type="float">
            <text:p>4,909</text:p>
          </table:table-cell>
          <table:table-cell table:style-name="ce29" office:value-type="float" office:value="5139" calcext:value-type="float">
            <text:p>5,139</text:p>
          </table:table-cell>
          <table:table-cell table:style-name="ce29" office:value-type="float" office:value="5160" calcext:value-type="float">
            <text:p>5,160</text:p>
          </table:table-cell>
          <table:table-cell table:style-name="ce29" office:value-type="float" office:value="4936" calcext:value-type="float">
            <text:p>4,936</text:p>
          </table:table-cell>
          <table:table-cell table:style-name="ce52" office:value-type="float" office:value="5007" calcext:value-type="float">
            <text:p>5,007</text:p>
          </table:table-cell>
          <table:table-cell table:style-name="ce29" office:value-type="float" office:value="22435" calcext:value-type="float">
            <text:p>22,435</text:p>
          </table:table-cell>
          <table:table-cell table:style-name="ce29" office:value-type="float" office:value="4741" calcext:value-type="float">
            <text:p>4,741</text:p>
          </table:table-cell>
          <table:table-cell table:style-name="ce29" office:value-type="float" office:value="4612" calcext:value-type="float">
            <text:p>4,612</text:p>
          </table:table-cell>
          <table:table-cell table:style-name="ce29" office:value-type="float" office:value="4589" calcext:value-type="float">
            <text:p>4,589</text:p>
          </table:table-cell>
          <table:table-cell table:style-name="ce29" office:value-type="float" office:value="4188" calcext:value-type="float">
            <text:p>4,188</text:p>
          </table:table-cell>
          <table:table-cell table:style-name="ce52" office:value-type="float" office:value="4305" calcext:value-type="float">
            <text:p>4,305</text:p>
          </table:table-cell>
          <table:table-cell table:style-name="ce29" office:value-type="float" office:value="22151" calcext:value-type="float">
            <text:p>22,151</text:p>
          </table:table-cell>
          <table:table-cell table:style-name="ce29" office:value-type="float" office:value="4286" calcext:value-type="float">
            <text:p>4,286</text:p>
          </table:table-cell>
          <table:table-cell table:style-name="ce29" office:value-type="float" office:value="4240" calcext:value-type="float">
            <text:p>4,240</text:p>
          </table:table-cell>
          <table:table-cell table:style-name="ce29" office:value-type="float" office:value="4525" calcext:value-type="float">
            <text:p>4,525</text:p>
          </table:table-cell>
          <table:table-cell table:style-name="ce29" office:value-type="float" office:value="4545" calcext:value-type="float">
            <text:p>4,545</text:p>
          </table:table-cell>
          <table:table-cell table:style-name="ce52" office:value-type="float" office:value="4555" calcext:value-type="float">
            <text:p>4,555</text:p>
          </table:table-cell>
          <table:table-cell table:style-name="ce29" office:value-type="float" office:value="22782" calcext:value-type="float">
            <text:p>22,782</text:p>
          </table:table-cell>
          <table:table-cell table:style-name="ce29" office:value-type="float" office:value="4508" calcext:value-type="float">
            <text:p>4,508</text:p>
          </table:table-cell>
          <table:table-cell table:style-name="ce29" office:value-type="float" office:value="4383" calcext:value-type="float">
            <text:p>4,383</text:p>
          </table:table-cell>
          <table:table-cell table:style-name="ce29" office:value-type="float" office:value="4562" calcext:value-type="float">
            <text:p>4,562</text:p>
          </table:table-cell>
          <table:table-cell table:style-name="ce29" office:value-type="float" office:value="4651" calcext:value-type="float">
            <text:p>4,651</text:p>
          </table:table-cell>
          <table:table-cell table:style-name="ce52" office:value-type="float" office:value="4678" calcext:value-type="float">
            <text:p>4,678</text:p>
          </table:table-cell>
          <table:table-cell table:style-name="ce29" office:value-type="float" office:value="23700" calcext:value-type="float">
            <text:p>23,700</text:p>
          </table:table-cell>
          <table:table-cell table:style-name="ce29" office:value-type="float" office:value="4851" calcext:value-type="float">
            <text:p>4,851</text:p>
          </table:table-cell>
          <table:table-cell table:style-name="ce29" office:value-type="float" office:value="4671" calcext:value-type="float">
            <text:p>4,671</text:p>
          </table:table-cell>
          <table:table-cell table:style-name="ce29" office:value-type="float" office:value="4808" calcext:value-type="float">
            <text:p>4,808</text:p>
          </table:table-cell>
          <table:table-cell table:style-name="ce29" office:value-type="float" office:value="4706" calcext:value-type="float">
            <text:p>4,706</text:p>
          </table:table-cell>
          <table:table-cell table:style-name="ce52" office:value-type="float" office:value="4664" calcext:value-type="float">
            <text:p>4,664</text:p>
          </table:table-cell>
          <table:table-cell table:style-name="ce29" office:value-type="float" office:value="20282" calcext:value-type="float">
            <text:p>20,282</text:p>
          </table:table-cell>
          <table:table-cell table:style-name="ce29" office:value-type="float" office:value="4118" calcext:value-type="float">
            <text:p>4,118</text:p>
          </table:table-cell>
          <table:table-cell table:style-name="ce29" office:value-type="float" office:value="4157" calcext:value-type="float">
            <text:p>4,157</text:p>
          </table:table-cell>
          <table:table-cell table:style-name="ce29" office:value-type="float" office:value="4141" calcext:value-type="float">
            <text:p>4,141</text:p>
          </table:table-cell>
          <table:table-cell table:style-name="ce29" office:value-type="float" office:value="4060" calcext:value-type="float">
            <text:p>4,060</text:p>
          </table:table-cell>
          <table:table-cell table:style-name="ce52" office:value-type="float" office:value="3806" calcext:value-type="float">
            <text:p>3,806</text:p>
          </table:table-cell>
          <table:table-cell table:style-name="ce29" office:value-type="float" office:value="16292" calcext:value-type="float">
            <text:p>16,292</text:p>
          </table:table-cell>
          <table:table-cell table:style-name="ce29" office:value-type="float" office:value="3506" calcext:value-type="float">
            <text:p>3,506</text:p>
          </table:table-cell>
          <table:table-cell table:style-name="ce29" office:value-type="float" office:value="3586" calcext:value-type="float">
            <text:p>3,586</text:p>
          </table:table-cell>
          <table:table-cell table:style-name="ce29" office:value-type="float" office:value="3363" calcext:value-type="float">
            <text:p>3,363</text:p>
          </table:table-cell>
          <table:table-cell table:style-name="ce29" office:value-type="float" office:value="3006" calcext:value-type="float">
            <text:p>3,006</text:p>
          </table:table-cell>
          <table:table-cell table:style-name="ce52" office:value-type="float" office:value="2831" calcext:value-type="float">
            <text:p>2,831</text:p>
          </table:table-cell>
          <table:table-cell table:style-name="ce29" office:value-type="float" office:value="10545" calcext:value-type="float">
            <text:p>10,545</text:p>
          </table:table-cell>
          <table:table-cell table:style-name="ce29" office:value-type="float" office:value="2367" calcext:value-type="float">
            <text:p>2,367</text:p>
          </table:table-cell>
          <table:table-cell table:style-name="ce29" office:value-type="float" office:value="2220" calcext:value-type="float">
            <text:p>2,220</text:p>
          </table:table-cell>
          <table:table-cell table:style-name="ce29" office:value-type="float" office:value="1889" calcext:value-type="float">
            <text:p>1,889</text:p>
          </table:table-cell>
          <table:table-cell table:style-name="ce29" office:value-type="float" office:value="1919" calcext:value-type="float">
            <text:p>1,919</text:p>
          </table:table-cell>
          <table:table-cell table:style-name="ce52" office:value-type="float" office:value="2150" calcext:value-type="float">
            <text:p>2,150</text:p>
          </table:table-cell>
          <table:table-cell table:style-name="ce29" office:value-type="float" office:value="11184" calcext:value-type="float">
            <text:p>11,184</text:p>
          </table:table-cell>
          <table:table-cell table:style-name="ce29" office:value-type="float" office:value="2094" calcext:value-type="float">
            <text:p>2,094</text:p>
          </table:table-cell>
          <table:table-cell table:style-name="ce29" office:value-type="float" office:value="2288" calcext:value-type="float">
            <text:p>2,288</text:p>
          </table:table-cell>
          <table:table-cell table:style-name="ce29" office:value-type="float" office:value="2298" calcext:value-type="float">
            <text:p>2,298</text:p>
          </table:table-cell>
          <table:table-cell table:style-name="ce29" office:value-type="float" office:value="2305" calcext:value-type="float">
            <text:p>2,305</text:p>
          </table:table-cell>
          <table:table-cell table:style-name="ce52" office:value-type="float" office:value="2199" calcext:value-type="float">
            <text:p>2,199</text:p>
          </table:table-cell>
          <table:table-cell table:style-name="ce29" office:value-type="float" office:value="9587" calcext:value-type="float">
            <text:p>9,587</text:p>
          </table:table-cell>
          <table:table-cell table:style-name="ce29" office:value-type="float" office:value="2095" calcext:value-type="float">
            <text:p>2,095</text:p>
          </table:table-cell>
          <table:table-cell table:style-name="ce29" office:value-type="float" office:value="2129" calcext:value-type="float">
            <text:p>2,129</text:p>
          </table:table-cell>
          <table:table-cell table:style-name="ce29" office:value-type="float" office:value="1809" calcext:value-type="float">
            <text:p>1,809</text:p>
          </table:table-cell>
          <table:table-cell table:style-name="ce29" office:value-type="float" office:value="1847" calcext:value-type="float">
            <text:p>1,847</text:p>
          </table:table-cell>
          <table:table-cell table:style-name="ce52" office:value-type="float" office:value="1707" calcext:value-type="float">
            <text:p>1,707</text:p>
          </table:table-cell>
          <table:table-cell table:style-name="ce29" office:value-type="float" office:value="7690" calcext:value-type="float">
            <text:p>7,690</text:p>
          </table:table-cell>
          <table:table-cell table:style-name="ce29" office:value-type="float" office:value="1655" calcext:value-type="float">
            <text:p>1,655</text:p>
          </table:table-cell>
          <table:table-cell table:style-name="ce29" office:value-type="float" office:value="1627" calcext:value-type="float">
            <text:p>1,627</text:p>
          </table:table-cell>
          <table:table-cell table:style-name="ce29" office:value-type="float" office:value="1572" calcext:value-type="float">
            <text:p>1,572</text:p>
          </table:table-cell>
          <table:table-cell table:style-name="ce29" office:value-type="float" office:value="1459" calcext:value-type="float">
            <text:p>1,459</text:p>
          </table:table-cell>
          <table:table-cell table:style-name="ce52" office:value-type="float" office:value="1377" calcext:value-type="float">
            <text:p>1,377</text:p>
          </table:table-cell>
          <table:table-cell table:style-name="ce29" office:value-type="float" office:value="4703" calcext:value-type="float">
            <text:p>4,703</text:p>
          </table:table-cell>
          <table:table-cell table:style-name="ce29" office:value-type="float" office:value="1240" calcext:value-type="float">
            <text:p>1,240</text:p>
          </table:table-cell>
          <table:table-cell table:style-name="ce29" office:value-type="float" office:value="1110" calcext:value-type="float">
            <text:p>1,110</text:p>
          </table:table-cell>
          <table:table-cell table:style-name="ce29" office:value-type="float" office:value="952" calcext:value-type="float">
            <text:p>952</text:p>
          </table:table-cell>
          <table:table-cell table:style-name="ce29" office:value-type="float" office:value="750" calcext:value-type="float">
            <text:p>750</text:p>
          </table:table-cell>
          <table:table-cell table:style-name="ce52" office:value-type="float" office:value="651" calcext:value-type="float">
            <text:p>651</text:p>
          </table:table-cell>
          <table:table-cell table:style-name="ce29" office:value-type="float" office:value="1961" calcext:value-type="float">
            <text:p>1,961</text:p>
          </table:table-cell>
          <table:table-cell table:style-name="ce29" office:value-type="float" office:value="515" calcext:value-type="float">
            <text:p>515</text:p>
          </table:table-cell>
          <table:table-cell table:style-name="ce29" office:value-type="float" office:value="502" calcext:value-type="float">
            <text:p>502</text:p>
          </table:table-cell>
          <table:table-cell table:style-name="ce29" office:value-type="float" office:value="369" calcext:value-type="float">
            <text:p>369</text:p>
          </table:table-cell>
          <table:table-cell table:style-name="ce29" office:value-type="float" office:value="336" calcext:value-type="float">
            <text:p>336</text:p>
          </table:table-cell>
          <table:table-cell table:style-name="ce52" office:value-type="float" office:value="239" calcext:value-type="float">
            <text:p>239</text:p>
          </table:table-cell>
          <table:table-cell table:style-name="ce29" office:value-type="float" office:value="605" calcext:value-type="float">
            <text:p>605</text:p>
          </table:table-cell>
          <table:table-cell table:style-name="ce29" office:value-type="float" office:value="172" calcext:value-type="float">
            <text:p>172</text:p>
          </table:table-cell>
          <table:table-cell table:style-name="ce29" office:value-type="float" office:value="143" calcext:value-type="float">
            <text:p>143</text:p>
          </table:table-cell>
          <table:table-cell table:style-name="ce29" office:value-type="float" office:value="128" calcext:value-type="float">
            <text:p>128</text:p>
          </table:table-cell>
          <table:table-cell table:style-name="ce29" office:value-type="float" office:value="93" calcext:value-type="float">
            <text:p>93</text:p>
          </table:table-cell>
          <table:table-cell table:style-name="ce52" office:value-type="float" office:value="69" calcext:value-type="float">
            <text:p>69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6" calcext:value-type="float">
            <text:p>16</text:p>
          </table:table-cell>
          <table:table-cell table:style-name="ce52" office:value-type="float" office:value="8" calcext:value-type="float">
            <text:p>8</text:p>
          </table:table-cell>
          <table:table-cell table:style-name="ce29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28];[.J28];[.P28];[.V28];[.AB28];[.AH28];[.AN28];[.AT28];[.AZ28];[.BF28];[.BL28];[.BR28];[.BX28];[.CD28];[.CJ28];[.CP28];[.CV28];[.DB28];[.DH28];[.DN28];[.DT28])" office:value-type="float" office:value="267834" calcext:value-type="float">
            <text:p>267,834</text:p>
          </table:table-cell>
          <table:table-cell table:style-name="ce37" table:formula="of:=SUM([.E28:.I28])" office:value-type="float" office:value="12280" calcext:value-type="float">
            <text:p>12,280</text:p>
          </table:table-cell>
          <table:table-cell table:style-name="ce30" office:value-type="float" office:value="2249" calcext:value-type="float">
            <text:p>2,249</text:p>
          </table:table-cell>
          <table:table-cell table:style-name="ce30" office:value-type="float" office:value="2431" calcext:value-type="float">
            <text:p>2,431</text:p>
          </table:table-cell>
          <table:table-cell table:style-name="ce30" office:value-type="float" office:value="2485" calcext:value-type="float">
            <text:p>2,485</text:p>
          </table:table-cell>
          <table:table-cell table:style-name="ce30" office:value-type="float" office:value="2504" calcext:value-type="float">
            <text:p>2,504</text:p>
          </table:table-cell>
          <table:table-cell table:style-name="ce30" office:value-type="float" office:value="2611" calcext:value-type="float">
            <text:p>2,611</text:p>
          </table:table-cell>
          <table:table-cell table:style-name="ce30" office:value-type="float" office:value="15303" calcext:value-type="float">
            <text:p>15,303</text:p>
          </table:table-cell>
          <table:table-cell table:style-name="ce30" office:value-type="float" office:value="2693" calcext:value-type="float">
            <text:p>2,693</text:p>
          </table:table-cell>
          <table:table-cell table:style-name="ce30" office:value-type="float" office:value="2883" calcext:value-type="float">
            <text:p>2,883</text:p>
          </table:table-cell>
          <table:table-cell table:style-name="ce30" office:value-type="float" office:value="3206" calcext:value-type="float">
            <text:p>3,206</text:p>
          </table:table-cell>
          <table:table-cell table:style-name="ce30" office:value-type="float" office:value="3346" calcext:value-type="float">
            <text:p>3,346</text:p>
          </table:table-cell>
          <table:table-cell table:style-name="ce37" office:value-type="float" office:value="3175" calcext:value-type="float">
            <text:p>3,175</text:p>
          </table:table-cell>
          <table:table-cell table:style-name="ce30" office:value-type="float" office:value="17972" calcext:value-type="float">
            <text:p>17,972</text:p>
          </table:table-cell>
          <table:table-cell table:style-name="ce30" office:value-type="float" office:value="3092" calcext:value-type="float">
            <text:p>3,092</text:p>
          </table:table-cell>
          <table:table-cell table:style-name="ce30" office:value-type="float" office:value="3711" calcext:value-type="float">
            <text:p>3,711</text:p>
          </table:table-cell>
          <table:table-cell table:style-name="ce30" office:value-type="float" office:value="3750" calcext:value-type="float">
            <text:p>3,750</text:p>
          </table:table-cell>
          <table:table-cell table:style-name="ce30" office:value-type="float" office:value="3658" calcext:value-type="float">
            <text:p>3,658</text:p>
          </table:table-cell>
          <table:table-cell table:style-name="ce37" office:value-type="float" office:value="3761" calcext:value-type="float">
            <text:p>3,761</text:p>
          </table:table-cell>
          <table:table-cell table:style-name="ce30" office:value-type="float" office:value="19493" calcext:value-type="float">
            <text:p>19,493</text:p>
          </table:table-cell>
          <table:table-cell table:style-name="ce30" office:value-type="float" office:value="3829" calcext:value-type="float">
            <text:p>3,829</text:p>
          </table:table-cell>
          <table:table-cell table:style-name="ce30" office:value-type="float" office:value="3841" calcext:value-type="float">
            <text:p>3,841</text:p>
          </table:table-cell>
          <table:table-cell table:style-name="ce30" office:value-type="float" office:value="3835" calcext:value-type="float">
            <text:p>3,835</text:p>
          </table:table-cell>
          <table:table-cell table:style-name="ce30" office:value-type="float" office:value="4116" calcext:value-type="float">
            <text:p>4,116</text:p>
          </table:table-cell>
          <table:table-cell table:style-name="ce37" office:value-type="float" office:value="3872" calcext:value-type="float">
            <text:p>3,872</text:p>
          </table:table-cell>
          <table:table-cell table:style-name="ce30" office:value-type="float" office:value="20306" calcext:value-type="float">
            <text:p>20,306</text:p>
          </table:table-cell>
          <table:table-cell table:style-name="ce30" office:value-type="float" office:value="4093" calcext:value-type="float">
            <text:p>4,093</text:p>
          </table:table-cell>
          <table:table-cell table:style-name="ce30" office:value-type="float" office:value="3798" calcext:value-type="float">
            <text:p>3,798</text:p>
          </table:table-cell>
          <table:table-cell table:style-name="ce30" office:value-type="float" office:value="3825" calcext:value-type="float">
            <text:p>3,825</text:p>
          </table:table-cell>
          <table:table-cell table:style-name="ce30" office:value-type="float" office:value="4090" calcext:value-type="float">
            <text:p>4,090</text:p>
          </table:table-cell>
          <table:table-cell table:style-name="ce37" office:value-type="float" office:value="4500" calcext:value-type="float">
            <text:p>4,500</text:p>
          </table:table-cell>
          <table:table-cell table:style-name="ce30" office:value-type="float" office:value="23441" calcext:value-type="float">
            <text:p>23,441</text:p>
          </table:table-cell>
          <table:table-cell table:style-name="ce30" office:value-type="float" office:value="4628" calcext:value-type="float">
            <text:p>4,628</text:p>
          </table:table-cell>
          <table:table-cell table:style-name="ce30" office:value-type="float" office:value="4819" calcext:value-type="float">
            <text:p>4,819</text:p>
          </table:table-cell>
          <table:table-cell table:style-name="ce30" office:value-type="float" office:value="4718" calcext:value-type="float">
            <text:p>4,718</text:p>
          </table:table-cell>
          <table:table-cell table:style-name="ce30" office:value-type="float" office:value="4695" calcext:value-type="float">
            <text:p>4,695</text:p>
          </table:table-cell>
          <table:table-cell table:style-name="ce37" office:value-type="float" office:value="4581" calcext:value-type="float">
            <text:p>4,581</text:p>
          </table:table-cell>
          <table:table-cell table:style-name="ce30" office:value-type="float" office:value="19894" calcext:value-type="float">
            <text:p>19,894</text:p>
          </table:table-cell>
          <table:table-cell table:style-name="ce30" office:value-type="float" office:value="4417" calcext:value-type="float">
            <text:p>4,417</text:p>
          </table:table-cell>
          <table:table-cell table:style-name="ce30" office:value-type="float" office:value="4061" calcext:value-type="float">
            <text:p>4,061</text:p>
          </table:table-cell>
          <table:table-cell table:style-name="ce30" office:value-type="float" office:value="4141" calcext:value-type="float">
            <text:p>4,141</text:p>
          </table:table-cell>
          <table:table-cell table:style-name="ce30" office:value-type="float" office:value="3647" calcext:value-type="float">
            <text:p>3,647</text:p>
          </table:table-cell>
          <table:table-cell table:style-name="ce37" office:value-type="float" office:value="3628" calcext:value-type="float">
            <text:p>3,628</text:p>
          </table:table-cell>
          <table:table-cell table:style-name="ce30" office:value-type="float" office:value="18792" calcext:value-type="float">
            <text:p>18,792</text:p>
          </table:table-cell>
          <table:table-cell table:style-name="ce30" office:value-type="float" office:value="3630" calcext:value-type="float">
            <text:p>3,630</text:p>
          </table:table-cell>
          <table:table-cell table:style-name="ce30" office:value-type="float" office:value="3642" calcext:value-type="float">
            <text:p>3,642</text:p>
          </table:table-cell>
          <table:table-cell table:style-name="ce30" office:value-type="float" office:value="3812" calcext:value-type="float">
            <text:p>3,812</text:p>
          </table:table-cell>
          <table:table-cell table:style-name="ce30" office:value-type="float" office:value="3892" calcext:value-type="float">
            <text:p>3,892</text:p>
          </table:table-cell>
          <table:table-cell table:style-name="ce37" office:value-type="float" office:value="3816" calcext:value-type="float">
            <text:p>3,816</text:p>
          </table:table-cell>
          <table:table-cell table:style-name="ce30" office:value-type="float" office:value="19056" calcext:value-type="float">
            <text:p>19,056</text:p>
          </table:table-cell>
          <table:table-cell table:style-name="ce30" office:value-type="float" office:value="3772" calcext:value-type="float">
            <text:p>3,772</text:p>
          </table:table-cell>
          <table:table-cell table:style-name="ce30" office:value-type="float" office:value="3620" calcext:value-type="float">
            <text:p>3,620</text:p>
          </table:table-cell>
          <table:table-cell table:style-name="ce30" office:value-type="float" office:value="3873" calcext:value-type="float">
            <text:p>3,873</text:p>
          </table:table-cell>
          <table:table-cell table:style-name="ce30" office:value-type="float" office:value="3838" calcext:value-type="float">
            <text:p>3,838</text:p>
          </table:table-cell>
          <table:table-cell table:style-name="ce37" office:value-type="float" office:value="3953" calcext:value-type="float">
            <text:p>3,953</text:p>
          </table:table-cell>
          <table:table-cell table:style-name="ce30" office:value-type="float" office:value="20302" calcext:value-type="float">
            <text:p>20,302</text:p>
          </table:table-cell>
          <table:table-cell table:style-name="ce30" office:value-type="float" office:value="4171" calcext:value-type="float">
            <text:p>4,171</text:p>
          </table:table-cell>
          <table:table-cell table:style-name="ce30" office:value-type="float" office:value="4010" calcext:value-type="float">
            <text:p>4,010</text:p>
          </table:table-cell>
          <table:table-cell table:style-name="ce30" office:value-type="float" office:value="4085" calcext:value-type="float">
            <text:p>4,085</text:p>
          </table:table-cell>
          <table:table-cell table:style-name="ce30" office:value-type="float" office:value="3983" calcext:value-type="float">
            <text:p>3,983</text:p>
          </table:table-cell>
          <table:table-cell table:style-name="ce37" office:value-type="float" office:value="4053" calcext:value-type="float">
            <text:p>4,053</text:p>
          </table:table-cell>
          <table:table-cell table:style-name="ce30" office:value-type="float" office:value="17740" calcext:value-type="float">
            <text:p>17,740</text:p>
          </table:table-cell>
          <table:table-cell table:style-name="ce30" office:value-type="float" office:value="3635" calcext:value-type="float">
            <text:p>3,635</text:p>
          </table:table-cell>
          <table:table-cell table:style-name="ce30" office:value-type="float" office:value="3529" calcext:value-type="float">
            <text:p>3,529</text:p>
          </table:table-cell>
          <table:table-cell table:style-name="ce30" office:value-type="float" office:value="3604" calcext:value-type="float">
            <text:p>3,604</text:p>
          </table:table-cell>
          <table:table-cell table:style-name="ce30" office:value-type="float" office:value="3521" calcext:value-type="float">
            <text:p>3,521</text:p>
          </table:table-cell>
          <table:table-cell table:style-name="ce37" office:value-type="float" office:value="3451" calcext:value-type="float">
            <text:p>3,451</text:p>
          </table:table-cell>
          <table:table-cell table:style-name="ce30" office:value-type="float" office:value="15367" calcext:value-type="float">
            <text:p>15,367</text:p>
          </table:table-cell>
          <table:table-cell table:style-name="ce30" office:value-type="float" office:value="3262" calcext:value-type="float">
            <text:p>3,262</text:p>
          </table:table-cell>
          <table:table-cell table:style-name="ce30" office:value-type="float" office:value="3368" calcext:value-type="float">
            <text:p>3,368</text:p>
          </table:table-cell>
          <table:table-cell table:style-name="ce30" office:value-type="float" office:value="3294" calcext:value-type="float">
            <text:p>3,294</text:p>
          </table:table-cell>
          <table:table-cell table:style-name="ce30" office:value-type="float" office:value="2761" calcext:value-type="float">
            <text:p>2,761</text:p>
          </table:table-cell>
          <table:table-cell table:style-name="ce37" office:value-type="float" office:value="2682" calcext:value-type="float">
            <text:p>2,682</text:p>
          </table:table-cell>
          <table:table-cell table:style-name="ce30" office:value-type="float" office:value="10080" calcext:value-type="float">
            <text:p>10,080</text:p>
          </table:table-cell>
          <table:table-cell table:style-name="ce30" office:value-type="float" office:value="2268" calcext:value-type="float">
            <text:p>2,268</text:p>
          </table:table-cell>
          <table:table-cell table:style-name="ce30" office:value-type="float" office:value="2172" calcext:value-type="float">
            <text:p>2,172</text:p>
          </table:table-cell>
          <table:table-cell table:style-name="ce30" office:value-type="float" office:value="1832" calcext:value-type="float">
            <text:p>1,832</text:p>
          </table:table-cell>
          <table:table-cell table:style-name="ce30" office:value-type="float" office:value="1808" calcext:value-type="float">
            <text:p>1,808</text:p>
          </table:table-cell>
          <table:table-cell table:style-name="ce37" office:value-type="float" office:value="2000" calcext:value-type="float">
            <text:p>2,000</text:p>
          </table:table-cell>
          <table:table-cell table:style-name="ce30" office:value-type="float" office:value="10901" calcext:value-type="float">
            <text:p>10,901</text:p>
          </table:table-cell>
          <table:table-cell table:style-name="ce30" office:value-type="float" office:value="2134" calcext:value-type="float">
            <text:p>2,134</text:p>
          </table:table-cell>
          <table:table-cell table:style-name="ce30" office:value-type="float" office:value="2164" calcext:value-type="float">
            <text:p>2,164</text:p>
          </table:table-cell>
          <table:table-cell table:style-name="ce30" office:value-type="float" office:value="2219" calcext:value-type="float">
            <text:p>2,219</text:p>
          </table:table-cell>
          <table:table-cell table:style-name="ce30" office:value-type="float" office:value="2250" calcext:value-type="float">
            <text:p>2,250</text:p>
          </table:table-cell>
          <table:table-cell table:style-name="ce37" office:value-type="float" office:value="2134" calcext:value-type="float">
            <text:p>2,134</text:p>
          </table:table-cell>
          <table:table-cell table:style-name="ce30" office:value-type="float" office:value="9788" calcext:value-type="float">
            <text:p>9,788</text:p>
          </table:table-cell>
          <table:table-cell table:style-name="ce30" office:value-type="float" office:value="2067" calcext:value-type="float">
            <text:p>2,067</text:p>
          </table:table-cell>
          <table:table-cell table:style-name="ce30" office:value-type="float" office:value="2159" calcext:value-type="float">
            <text:p>2,159</text:p>
          </table:table-cell>
          <table:table-cell table:style-name="ce30" office:value-type="float" office:value="1766" calcext:value-type="float">
            <text:p>1,766</text:p>
          </table:table-cell>
          <table:table-cell table:style-name="ce30" office:value-type="float" office:value="1923" calcext:value-type="float">
            <text:p>1,923</text:p>
          </table:table-cell>
          <table:table-cell table:style-name="ce37" office:value-type="float" office:value="1873" calcext:value-type="float">
            <text:p>1,873</text:p>
          </table:table-cell>
          <table:table-cell table:style-name="ce30" office:value-type="float" office:value="8125" calcext:value-type="float">
            <text:p>8,125</text:p>
          </table:table-cell>
          <table:table-cell table:style-name="ce30" office:value-type="float" office:value="1746" calcext:value-type="float">
            <text:p>1,746</text:p>
          </table:table-cell>
          <table:table-cell table:style-name="ce30" office:value-type="float" office:value="1749" calcext:value-type="float">
            <text:p>1,749</text:p>
          </table:table-cell>
          <table:table-cell table:style-name="ce30" office:value-type="float" office:value="1593" calcext:value-type="float">
            <text:p>1,593</text:p>
          </table:table-cell>
          <table:table-cell table:style-name="ce30" office:value-type="float" office:value="1567" calcext:value-type="float">
            <text:p>1,567</text:p>
          </table:table-cell>
          <table:table-cell table:style-name="ce37" office:value-type="float" office:value="1470" calcext:value-type="float">
            <text:p>1,470</text:p>
          </table:table-cell>
          <table:table-cell table:style-name="ce30" office:value-type="float" office:value="5253" calcext:value-type="float">
            <text:p>5,253</text:p>
          </table:table-cell>
          <table:table-cell table:style-name="ce30" office:value-type="float" office:value="1340" calcext:value-type="float">
            <text:p>1,340</text:p>
          </table:table-cell>
          <table:table-cell table:style-name="ce30" office:value-type="float" office:value="1200" calcext:value-type="float">
            <text:p>1,200</text:p>
          </table:table-cell>
          <table:table-cell table:style-name="ce30" office:value-type="float" office:value="1033" calcext:value-type="float">
            <text:p>1,033</text:p>
          </table:table-cell>
          <table:table-cell table:style-name="ce30" office:value-type="float" office:value="931" calcext:value-type="float">
            <text:p>931</text:p>
          </table:table-cell>
          <table:table-cell table:style-name="ce37" office:value-type="float" office:value="749" calcext:value-type="float">
            <text:p>749</text:p>
          </table:table-cell>
          <table:table-cell table:style-name="ce30" office:value-type="float" office:value="2620" calcext:value-type="float">
            <text:p>2,620</text:p>
          </table:table-cell>
          <table:table-cell table:style-name="ce30" office:value-type="float" office:value="687" calcext:value-type="float">
            <text:p>687</text:p>
          </table:table-cell>
          <table:table-cell table:style-name="ce30" office:value-type="float" office:value="648" calcext:value-type="float">
            <text:p>648</text:p>
          </table:table-cell>
          <table:table-cell table:style-name="ce30" office:value-type="float" office:value="546" calcext:value-type="float">
            <text:p>546</text:p>
          </table:table-cell>
          <table:table-cell table:style-name="ce30" office:value-type="float" office:value="412" calcext:value-type="float">
            <text:p>412</text:p>
          </table:table-cell>
          <table:table-cell table:style-name="ce37" office:value-type="float" office:value="327" calcext:value-type="float">
            <text:p>327</text:p>
          </table:table-cell>
          <table:table-cell table:style-name="ce30" office:value-type="float" office:value="890" calcext:value-type="float">
            <text:p>890</text:p>
          </table:table-cell>
          <table:table-cell table:style-name="ce30" office:value-type="float" office:value="273" calcext:value-type="float">
            <text:p>273</text:p>
          </table:table-cell>
          <table:table-cell table:style-name="ce30" office:value-type="float" office:value="205" calcext:value-type="float">
            <text:p>205</text:p>
          </table:table-cell>
          <table:table-cell table:style-name="ce30" office:value-type="float" office:value="171" calcext:value-type="float">
            <text:p>171</text:p>
          </table:table-cell>
          <table:table-cell table:style-name="ce30" office:value-type="float" office:value="153" calcext:value-type="float">
            <text:p>153</text:p>
          </table:table-cell>
          <table:table-cell table:style-name="ce37" office:value-type="float" office:value="88" calcext:value-type="float">
            <text:p>88</text:p>
          </table:table-cell>
          <table:table-cell table:style-name="ce30" office:value-type="float" office:value="202" calcext:value-type="float">
            <text:p>202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59" calcext:value-type="float">
            <text:p>59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17" calcext:value-type="float">
            <text:p>17</text:p>
          </table:table-cell>
          <table:table-cell table:style-name="ce37" office:value-type="float" office:value="16" calcext:value-type="float">
            <text:p>16</text:p>
          </table:table-cell>
          <table:table-cell table:style-name="ce30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29];[.J29];[.P29];[.V29];[.AB29];[.AH29];[.AN29];[.AT29];[.AZ29];[.BF29];[.BL29];[.BR29];[.BX29];[.CD29];[.CJ29];[.CP29];[.CV29];[.DB29];[.DH29];[.DN29];[.DT29])" office:value-type="float" office:value="1556176" calcext:value-type="float">
            <text:p>1,556,176</text:p>
          </table:table-cell>
          <table:table-cell table:style-name="ce29" table:formula="of:=SUM([.E29:.I29])" office:value-type="float" office:value="75775" calcext:value-type="float">
            <text:p>75,775</text:p>
          </table:table-cell>
          <table:table-cell table:style-name="ce29" office:value-type="float" office:value="13878" calcext:value-type="float">
            <text:p>13,878</text:p>
          </table:table-cell>
          <table:table-cell table:style-name="ce29" office:value-type="float" office:value="15011" calcext:value-type="float">
            <text:p>15,011</text:p>
          </table:table-cell>
          <table:table-cell table:style-name="ce29" office:value-type="float" office:value="15170" calcext:value-type="float">
            <text:p>15,170</text:p>
          </table:table-cell>
          <table:table-cell table:style-name="ce29" office:value-type="float" office:value="15449" calcext:value-type="float">
            <text:p>15,449</text:p>
          </table:table-cell>
          <table:table-cell table:style-name="ce29" office:value-type="float" office:value="16267" calcext:value-type="float">
            <text:p>16,267</text:p>
          </table:table-cell>
          <table:table-cell table:style-name="ce29" office:value-type="float" office:value="97580" calcext:value-type="float">
            <text:p>97,580</text:p>
          </table:table-cell>
          <table:table-cell table:style-name="ce29" office:value-type="float" office:value="17004" calcext:value-type="float">
            <text:p>17,004</text:p>
          </table:table-cell>
          <table:table-cell table:style-name="ce29" office:value-type="float" office:value="18242" calcext:value-type="float">
            <text:p>18,242</text:p>
          </table:table-cell>
          <table:table-cell table:style-name="ce29" office:value-type="float" office:value="19929" calcext:value-type="float">
            <text:p>19,929</text:p>
          </table:table-cell>
          <table:table-cell table:style-name="ce29" office:value-type="float" office:value="21750" calcext:value-type="float">
            <text:p>21,750</text:p>
          </table:table-cell>
          <table:table-cell table:style-name="ce52" office:value-type="float" office:value="20655" calcext:value-type="float">
            <text:p>20,655</text:p>
          </table:table-cell>
          <table:table-cell table:style-name="ce29" office:value-type="float" office:value="115183" calcext:value-type="float">
            <text:p>115,183</text:p>
          </table:table-cell>
          <table:table-cell table:style-name="ce29" office:value-type="float" office:value="20321" calcext:value-type="float">
            <text:p>20,321</text:p>
          </table:table-cell>
          <table:table-cell table:style-name="ce29" office:value-type="float" office:value="23818" calcext:value-type="float">
            <text:p>23,818</text:p>
          </table:table-cell>
          <table:table-cell table:style-name="ce29" office:value-type="float" office:value="23797" calcext:value-type="float">
            <text:p>23,797</text:p>
          </table:table-cell>
          <table:table-cell table:style-name="ce29" office:value-type="float" office:value="23536" calcext:value-type="float">
            <text:p>23,536</text:p>
          </table:table-cell>
          <table:table-cell table:style-name="ce52" office:value-type="float" office:value="23711" calcext:value-type="float">
            <text:p>23,711</text:p>
          </table:table-cell>
          <table:table-cell table:style-name="ce29" office:value-type="float" office:value="120994" calcext:value-type="float">
            <text:p>120,994</text:p>
          </table:table-cell>
          <table:table-cell table:style-name="ce29" office:value-type="float" office:value="24448" calcext:value-type="float">
            <text:p>24,448</text:p>
          </table:table-cell>
          <table:table-cell table:style-name="ce29" office:value-type="float" office:value="24268" calcext:value-type="float">
            <text:p>24,268</text:p>
          </table:table-cell>
          <table:table-cell table:style-name="ce29" office:value-type="float" office:value="23603" calcext:value-type="float">
            <text:p>23,603</text:p>
          </table:table-cell>
          <table:table-cell table:style-name="ce29" office:value-type="float" office:value="24888" calcext:value-type="float">
            <text:p>24,888</text:p>
          </table:table-cell>
          <table:table-cell table:style-name="ce52" office:value-type="float" office:value="23787" calcext:value-type="float">
            <text:p>23,787</text:p>
          </table:table-cell>
          <table:table-cell table:style-name="ce29" office:value-type="float" office:value="124258" calcext:value-type="float">
            <text:p>124,258</text:p>
          </table:table-cell>
          <table:table-cell table:style-name="ce29" office:value-type="float" office:value="24270" calcext:value-type="float">
            <text:p>24,270</text:p>
          </table:table-cell>
          <table:table-cell table:style-name="ce29" office:value-type="float" office:value="23326" calcext:value-type="float">
            <text:p>23,326</text:p>
          </table:table-cell>
          <table:table-cell table:style-name="ce29" office:value-type="float" office:value="23355" calcext:value-type="float">
            <text:p>23,355</text:p>
          </table:table-cell>
          <table:table-cell table:style-name="ce29" office:value-type="float" office:value="25976" calcext:value-type="float">
            <text:p>25,976</text:p>
          </table:table-cell>
          <table:table-cell table:style-name="ce52" office:value-type="float" office:value="27331" calcext:value-type="float">
            <text:p>27,331</text:p>
          </table:table-cell>
          <table:table-cell table:style-name="ce29" office:value-type="float" office:value="147698" calcext:value-type="float">
            <text:p>147,698</text:p>
          </table:table-cell>
          <table:table-cell table:style-name="ce29" office:value-type="float" office:value="28159" calcext:value-type="float">
            <text:p>28,159</text:p>
          </table:table-cell>
          <table:table-cell table:style-name="ce29" office:value-type="float" office:value="29755" calcext:value-type="float">
            <text:p>29,755</text:p>
          </table:table-cell>
          <table:table-cell table:style-name="ce29" office:value-type="float" office:value="30301" calcext:value-type="float">
            <text:p>30,301</text:p>
          </table:table-cell>
          <table:table-cell table:style-name="ce29" office:value-type="float" office:value="29664" calcext:value-type="float">
            <text:p>29,664</text:p>
          </table:table-cell>
          <table:table-cell table:style-name="ce52" office:value-type="float" office:value="29819" calcext:value-type="float">
            <text:p>29,819</text:p>
          </table:table-cell>
          <table:table-cell table:style-name="ce29" office:value-type="float" office:value="131522" calcext:value-type="float">
            <text:p>131,522</text:p>
          </table:table-cell>
          <table:table-cell table:style-name="ce29" office:value-type="float" office:value="28663" calcext:value-type="float">
            <text:p>28,663</text:p>
          </table:table-cell>
          <table:table-cell table:style-name="ce29" office:value-type="float" office:value="27815" calcext:value-type="float">
            <text:p>27,815</text:p>
          </table:table-cell>
          <table:table-cell table:style-name="ce29" office:value-type="float" office:value="27644" calcext:value-type="float">
            <text:p>27,644</text:p>
          </table:table-cell>
          <table:table-cell table:style-name="ce29" office:value-type="float" office:value="23956" calcext:value-type="float">
            <text:p>23,956</text:p>
          </table:table-cell>
          <table:table-cell table:style-name="ce52" office:value-type="float" office:value="23444" calcext:value-type="float">
            <text:p>23,444</text:p>
          </table:table-cell>
          <table:table-cell table:style-name="ce29" office:value-type="float" office:value="117561" calcext:value-type="float">
            <text:p>117,561</text:p>
          </table:table-cell>
          <table:table-cell table:style-name="ce29" office:value-type="float" office:value="23297" calcext:value-type="float">
            <text:p>23,297</text:p>
          </table:table-cell>
          <table:table-cell table:style-name="ce29" office:value-type="float" office:value="22804" calcext:value-type="float">
            <text:p>22,804</text:p>
          </table:table-cell>
          <table:table-cell table:style-name="ce29" office:value-type="float" office:value="23557" calcext:value-type="float">
            <text:p>23,557</text:p>
          </table:table-cell>
          <table:table-cell table:style-name="ce29" office:value-type="float" office:value="23999" calcext:value-type="float">
            <text:p>23,999</text:p>
          </table:table-cell>
          <table:table-cell table:style-name="ce52" office:value-type="float" office:value="23904" calcext:value-type="float">
            <text:p>23,904</text:p>
          </table:table-cell>
          <table:table-cell table:style-name="ce29" office:value-type="float" office:value="122707" calcext:value-type="float">
            <text:p>122,707</text:p>
          </table:table-cell>
          <table:table-cell table:style-name="ce29" office:value-type="float" office:value="24501" calcext:value-type="float">
            <text:p>24,501</text:p>
          </table:table-cell>
          <table:table-cell table:style-name="ce29" office:value-type="float" office:value="23799" calcext:value-type="float">
            <text:p>23,799</text:p>
          </table:table-cell>
          <table:table-cell table:style-name="ce29" office:value-type="float" office:value="24365" calcext:value-type="float">
            <text:p>24,365</text:p>
          </table:table-cell>
          <table:table-cell table:style-name="ce29" office:value-type="float" office:value="24949" calcext:value-type="float">
            <text:p>24,949</text:p>
          </table:table-cell>
          <table:table-cell table:style-name="ce52" office:value-type="float" office:value="25093" calcext:value-type="float">
            <text:p>25,093</text:p>
          </table:table-cell>
          <table:table-cell table:style-name="ce29" office:value-type="float" office:value="123295" calcext:value-type="float">
            <text:p>123,295</text:p>
          </table:table-cell>
          <table:table-cell table:style-name="ce29" office:value-type="float" office:value="25414" calcext:value-type="float">
            <text:p>25,414</text:p>
          </table:table-cell>
          <table:table-cell table:style-name="ce29" office:value-type="float" office:value="25098" calcext:value-type="float">
            <text:p>25,098</text:p>
          </table:table-cell>
          <table:table-cell table:style-name="ce29" office:value-type="float" office:value="24354" calcext:value-type="float">
            <text:p>24,354</text:p>
          </table:table-cell>
          <table:table-cell table:style-name="ce29" office:value-type="float" office:value="24260" calcext:value-type="float">
            <text:p>24,260</text:p>
          </table:table-cell>
          <table:table-cell table:style-name="ce52" office:value-type="float" office:value="24169" calcext:value-type="float">
            <text:p>24,169</text:p>
          </table:table-cell>
          <table:table-cell table:style-name="ce29" office:value-type="float" office:value="109168" calcext:value-type="float">
            <text:p>109,168</text:p>
          </table:table-cell>
          <table:table-cell table:style-name="ce29" office:value-type="float" office:value="22513" calcext:value-type="float">
            <text:p>22,513</text:p>
          </table:table-cell>
          <table:table-cell table:style-name="ce29" office:value-type="float" office:value="21715" calcext:value-type="float">
            <text:p>21,715</text:p>
          </table:table-cell>
          <table:table-cell table:style-name="ce29" office:value-type="float" office:value="22336" calcext:value-type="float">
            <text:p>22,336</text:p>
          </table:table-cell>
          <table:table-cell table:style-name="ce29" office:value-type="float" office:value="22040" calcext:value-type="float">
            <text:p>22,040</text:p>
          </table:table-cell>
          <table:table-cell table:style-name="ce52" office:value-type="float" office:value="20564" calcext:value-type="float">
            <text:p>20,564</text:p>
          </table:table-cell>
          <table:table-cell table:style-name="ce29" office:value-type="float" office:value="86516" calcext:value-type="float">
            <text:p>86,516</text:p>
          </table:table-cell>
          <table:table-cell table:style-name="ce29" office:value-type="float" office:value="19349" calcext:value-type="float">
            <text:p>19,349</text:p>
          </table:table-cell>
          <table:table-cell table:style-name="ce29" office:value-type="float" office:value="18719" calcext:value-type="float">
            <text:p>18,719</text:p>
          </table:table-cell>
          <table:table-cell table:style-name="ce29" office:value-type="float" office:value="18536" calcext:value-type="float">
            <text:p>18,536</text:p>
          </table:table-cell>
          <table:table-cell table:style-name="ce29" office:value-type="float" office:value="15559" calcext:value-type="float">
            <text:p>15,559</text:p>
          </table:table-cell>
          <table:table-cell table:style-name="ce52" office:value-type="float" office:value="14353" calcext:value-type="float">
            <text:p>14,353</text:p>
          </table:table-cell>
          <table:table-cell table:style-name="ce29" office:value-type="float" office:value="49513" calcext:value-type="float">
            <text:p>49,513</text:p>
          </table:table-cell>
          <table:table-cell table:style-name="ce29" office:value-type="float" office:value="11952" calcext:value-type="float">
            <text:p>11,952</text:p>
          </table:table-cell>
          <table:table-cell table:style-name="ce29" office:value-type="float" office:value="10635" calcext:value-type="float">
            <text:p>10,635</text:p>
          </table:table-cell>
          <table:table-cell table:style-name="ce29" office:value-type="float" office:value="9079" calcext:value-type="float">
            <text:p>9,079</text:p>
          </table:table-cell>
          <table:table-cell table:style-name="ce29" office:value-type="float" office:value="8505" calcext:value-type="float">
            <text:p>8,505</text:p>
          </table:table-cell>
          <table:table-cell table:style-name="ce52" office:value-type="float" office:value="9342" calcext:value-type="float">
            <text:p>9,342</text:p>
          </table:table-cell>
          <table:table-cell table:style-name="ce29" office:value-type="float" office:value="44330" calcext:value-type="float">
            <text:p>44,330</text:p>
          </table:table-cell>
          <table:table-cell table:style-name="ce29" office:value-type="float" office:value="9150" calcext:value-type="float">
            <text:p>9,150</text:p>
          </table:table-cell>
          <table:table-cell table:style-name="ce29" office:value-type="float" office:value="9157" calcext:value-type="float">
            <text:p>9,157</text:p>
          </table:table-cell>
          <table:table-cell table:style-name="ce29" office:value-type="float" office:value="8894" calcext:value-type="float">
            <text:p>8,894</text:p>
          </table:table-cell>
          <table:table-cell table:style-name="ce29" office:value-type="float" office:value="8745" calcext:value-type="float">
            <text:p>8,745</text:p>
          </table:table-cell>
          <table:table-cell table:style-name="ce52" office:value-type="float" office:value="8384" calcext:value-type="float">
            <text:p>8,384</text:p>
          </table:table-cell>
          <table:table-cell table:style-name="ce29" office:value-type="float" office:value="34734" calcext:value-type="float">
            <text:p>34,734</text:p>
          </table:table-cell>
          <table:table-cell table:style-name="ce29" office:value-type="float" office:value="7591" calcext:value-type="float">
            <text:p>7,591</text:p>
          </table:table-cell>
          <table:table-cell table:style-name="ce29" office:value-type="float" office:value="7484" calcext:value-type="float">
            <text:p>7,484</text:p>
          </table:table-cell>
          <table:table-cell table:style-name="ce29" office:value-type="float" office:value="6839" calcext:value-type="float">
            <text:p>6,839</text:p>
          </table:table-cell>
          <table:table-cell table:style-name="ce29" office:value-type="float" office:value="6574" calcext:value-type="float">
            <text:p>6,574</text:p>
          </table:table-cell>
          <table:table-cell table:style-name="ce52" office:value-type="float" office:value="6246" calcext:value-type="float">
            <text:p>6,246</text:p>
          </table:table-cell>
          <table:table-cell table:style-name="ce29" office:value-type="float" office:value="28040" calcext:value-type="float">
            <text:p>28,040</text:p>
          </table:table-cell>
          <table:table-cell table:style-name="ce29" office:value-type="float" office:value="5990" calcext:value-type="float">
            <text:p>5,990</text:p>
          </table:table-cell>
          <table:table-cell table:style-name="ce29" office:value-type="float" office:value="5898" calcext:value-type="float">
            <text:p>5,898</text:p>
          </table:table-cell>
          <table:table-cell table:style-name="ce29" office:value-type="float" office:value="5639" calcext:value-type="float">
            <text:p>5,639</text:p>
          </table:table-cell>
          <table:table-cell table:style-name="ce29" office:value-type="float" office:value="5470" calcext:value-type="float">
            <text:p>5,470</text:p>
          </table:table-cell>
          <table:table-cell table:style-name="ce52" office:value-type="float" office:value="5043" calcext:value-type="float">
            <text:p>5,043</text:p>
          </table:table-cell>
          <table:table-cell table:style-name="ce29" office:value-type="float" office:value="17671" calcext:value-type="float">
            <text:p>17,671</text:p>
          </table:table-cell>
          <table:table-cell table:style-name="ce29" office:value-type="float" office:value="4608" calcext:value-type="float">
            <text:p>4,608</text:p>
          </table:table-cell>
          <table:table-cell table:style-name="ce29" office:value-type="float" office:value="4047" calcext:value-type="float">
            <text:p>4,047</text:p>
          </table:table-cell>
          <table:table-cell table:style-name="ce29" office:value-type="float" office:value="3647" calcext:value-type="float">
            <text:p>3,647</text:p>
          </table:table-cell>
          <table:table-cell table:style-name="ce29" office:value-type="float" office:value="2965" calcext:value-type="float">
            <text:p>2,965</text:p>
          </table:table-cell>
          <table:table-cell table:style-name="ce52" office:value-type="float" office:value="2404" calcext:value-type="float">
            <text:p>2,404</text:p>
          </table:table-cell>
          <table:table-cell table:style-name="ce29" office:value-type="float" office:value="7088" calcext:value-type="float">
            <text:p>7,088</text:p>
          </table:table-cell>
          <table:table-cell table:style-name="ce29" office:value-type="float" office:value="1910" calcext:value-type="float">
            <text:p>1,910</text:p>
          </table:table-cell>
          <table:table-cell table:style-name="ce29" office:value-type="float" office:value="1840" calcext:value-type="float">
            <text:p>1,840</text:p>
          </table:table-cell>
          <table:table-cell table:style-name="ce29" office:value-type="float" office:value="1445" calcext:value-type="float">
            <text:p>1,445</text:p>
          </table:table-cell>
          <table:table-cell table:style-name="ce29" office:value-type="float" office:value="1045" calcext:value-type="float">
            <text:p>1,045</text:p>
          </table:table-cell>
          <table:table-cell table:style-name="ce52" office:value-type="float" office:value="848" calcext:value-type="float">
            <text:p>848</text:p>
          </table:table-cell>
          <table:table-cell table:style-name="ce29" office:value-type="float" office:value="2095" calcext:value-type="float">
            <text:p>2,095</text:p>
          </table:table-cell>
          <table:table-cell table:style-name="ce29" office:value-type="float" office:value="622" calcext:value-type="float">
            <text:p>622</text:p>
          </table:table-cell>
          <table:table-cell table:style-name="ce29" office:value-type="float" office:value="557" calcext:value-type="float">
            <text:p>557</text:p>
          </table:table-cell>
          <table:table-cell table:style-name="ce29" office:value-type="float" office:value="376" calcext:value-type="float">
            <text:p>376</text:p>
          </table:table-cell>
          <table:table-cell table:style-name="ce29" office:value-type="float" office:value="309" calcext:value-type="float">
            <text:p>309</text:p>
          </table:table-cell>
          <table:table-cell table:style-name="ce52" office:value-type="float" office:value="231" calcext:value-type="float">
            <text:p>231</text:p>
          </table:table-cell>
          <table:table-cell table:style-name="ce29" office:value-type="float" office:value="408" calcext:value-type="float">
            <text:p>408</text:p>
          </table:table-cell>
          <table:table-cell table:style-name="ce29" office:value-type="float" office:value="152" calcext:value-type="float">
            <text:p>152</text:p>
          </table:table-cell>
          <table:table-cell table:style-name="ce29" office:value-type="float" office:value="122" calcext:value-type="float">
            <text:p>122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37" calcext:value-type="float">
            <text:p>37</text:p>
          </table:table-cell>
          <table:table-cell table:style-name="ce52" office:value-type="float" office:value="24" calcext:value-type="float">
            <text:p>24</text:p>
          </table:table-cell>
          <table:table-cell table:style-name="ce29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中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30];[.J30];[.P30];[.V30];[.AB30];[.AH30];[.AN30];[.AT30];[.AZ30];[.BF30];[.BL30];[.BR30];[.BX30];[.CD30];[.CJ30];[.CP30];[.CV30];[.DB30];[.DH30];[.DN30];[.DT30])" office:value-type="float" office:value="791090" calcext:value-type="float">
            <text:p>791,090</text:p>
          </table:table-cell>
          <table:table-cell table:style-name="ce29" table:formula="of:=SUM([.E30:.I30])" office:value-type="float" office:value="39252" calcext:value-type="float">
            <text:p>39,252</text:p>
          </table:table-cell>
          <table:table-cell table:style-name="ce42" office:value-type="float" office:value="7115" calcext:value-type="float">
            <text:p>7,115</text:p>
          </table:table-cell>
          <table:table-cell table:style-name="ce42" office:value-type="float" office:value="7736" calcext:value-type="float">
            <text:p>7,736</text:p>
          </table:table-cell>
          <table:table-cell table:style-name="ce42" office:value-type="float" office:value="7935" calcext:value-type="float">
            <text:p>7,935</text:p>
          </table:table-cell>
          <table:table-cell table:style-name="ce42" office:value-type="float" office:value="8037" calcext:value-type="float">
            <text:p>8,037</text:p>
          </table:table-cell>
          <table:table-cell table:style-name="ce42" office:value-type="float" office:value="8429" calcext:value-type="float">
            <text:p>8,429</text:p>
          </table:table-cell>
          <table:table-cell table:style-name="ce42" office:value-type="float" office:value="50784" calcext:value-type="float">
            <text:p>50,784</text:p>
          </table:table-cell>
          <table:table-cell table:style-name="ce42" office:value-type="float" office:value="8849" calcext:value-type="float">
            <text:p>8,849</text:p>
          </table:table-cell>
          <table:table-cell table:style-name="ce42" office:value-type="float" office:value="9442" calcext:value-type="float">
            <text:p>9,442</text:p>
          </table:table-cell>
          <table:table-cell table:style-name="ce42" office:value-type="float" office:value="10337" calcext:value-type="float">
            <text:p>10,337</text:p>
          </table:table-cell>
          <table:table-cell table:style-name="ce42" office:value-type="float" office:value="11341" calcext:value-type="float">
            <text:p>11,341</text:p>
          </table:table-cell>
          <table:table-cell table:style-name="ce53" office:value-type="float" office:value="10815" calcext:value-type="float">
            <text:p>10,815</text:p>
          </table:table-cell>
          <table:table-cell table:style-name="ce42" office:value-type="float" office:value="59808" calcext:value-type="float">
            <text:p>59,808</text:p>
          </table:table-cell>
          <table:table-cell table:style-name="ce42" office:value-type="float" office:value="10445" calcext:value-type="float">
            <text:p>10,445</text:p>
          </table:table-cell>
          <table:table-cell table:style-name="ce42" office:value-type="float" office:value="12511" calcext:value-type="float">
            <text:p>12,511</text:p>
          </table:table-cell>
          <table:table-cell table:style-name="ce42" office:value-type="float" office:value="12353" calcext:value-type="float">
            <text:p>12,353</text:p>
          </table:table-cell>
          <table:table-cell table:style-name="ce42" office:value-type="float" office:value="12085" calcext:value-type="float">
            <text:p>12,085</text:p>
          </table:table-cell>
          <table:table-cell table:style-name="ce53" office:value-type="float" office:value="12414" calcext:value-type="float">
            <text:p>12,414</text:p>
          </table:table-cell>
          <table:table-cell table:style-name="ce42" office:value-type="float" office:value="63043" calcext:value-type="float">
            <text:p>63,043</text:p>
          </table:table-cell>
          <table:table-cell table:style-name="ce42" office:value-type="float" office:value="12679" calcext:value-type="float">
            <text:p>12,679</text:p>
          </table:table-cell>
          <table:table-cell table:style-name="ce42" office:value-type="float" office:value="12720" calcext:value-type="float">
            <text:p>12,720</text:p>
          </table:table-cell>
          <table:table-cell table:style-name="ce42" office:value-type="float" office:value="12368" calcext:value-type="float">
            <text:p>12,368</text:p>
          </table:table-cell>
          <table:table-cell table:style-name="ce42" office:value-type="float" office:value="12880" calcext:value-type="float">
            <text:p>12,880</text:p>
          </table:table-cell>
          <table:table-cell table:style-name="ce53" office:value-type="float" office:value="12396" calcext:value-type="float">
            <text:p>12,396</text:p>
          </table:table-cell>
          <table:table-cell table:style-name="ce42" office:value-type="float" office:value="64161" calcext:value-type="float">
            <text:p>64,161</text:p>
          </table:table-cell>
          <table:table-cell table:style-name="ce42" office:value-type="float" office:value="12657" calcext:value-type="float">
            <text:p>12,657</text:p>
          </table:table-cell>
          <table:table-cell table:style-name="ce42" office:value-type="float" office:value="12073" calcext:value-type="float">
            <text:p>12,073</text:p>
          </table:table-cell>
          <table:table-cell table:style-name="ce42" office:value-type="float" office:value="12072" calcext:value-type="float">
            <text:p>12,072</text:p>
          </table:table-cell>
          <table:table-cell table:style-name="ce42" office:value-type="float" office:value="13334" calcext:value-type="float">
            <text:p>13,334</text:p>
          </table:table-cell>
          <table:table-cell table:style-name="ce53" office:value-type="float" office:value="14025" calcext:value-type="float">
            <text:p>14,025</text:p>
          </table:table-cell>
          <table:table-cell table:style-name="ce42" office:value-type="float" office:value="75422" calcext:value-type="float">
            <text:p>75,422</text:p>
          </table:table-cell>
          <table:table-cell table:style-name="ce42" office:value-type="float" office:value="14323" calcext:value-type="float">
            <text:p>14,323</text:p>
          </table:table-cell>
          <table:table-cell table:style-name="ce42" office:value-type="float" office:value="15016" calcext:value-type="float">
            <text:p>15,016</text:p>
          </table:table-cell>
          <table:table-cell table:style-name="ce42" office:value-type="float" office:value="15675" calcext:value-type="float">
            <text:p>15,675</text:p>
          </table:table-cell>
          <table:table-cell table:style-name="ce42" office:value-type="float" office:value="15034" calcext:value-type="float">
            <text:p>15,034</text:p>
          </table:table-cell>
          <table:table-cell table:style-name="ce53" office:value-type="float" office:value="15374" calcext:value-type="float">
            <text:p>15,374</text:p>
          </table:table-cell>
          <table:table-cell table:style-name="ce42" office:value-type="float" office:value="67325" calcext:value-type="float">
            <text:p>67,325</text:p>
          </table:table-cell>
          <table:table-cell table:style-name="ce42" office:value-type="float" office:value="14776" calcext:value-type="float">
            <text:p>14,776</text:p>
          </table:table-cell>
          <table:table-cell table:style-name="ce42" office:value-type="float" office:value="14286" calcext:value-type="float">
            <text:p>14,286</text:p>
          </table:table-cell>
          <table:table-cell table:style-name="ce42" office:value-type="float" office:value="14072" calcext:value-type="float">
            <text:p>14,072</text:p>
          </table:table-cell>
          <table:table-cell table:style-name="ce42" office:value-type="float" office:value="12279" calcext:value-type="float">
            <text:p>12,279</text:p>
          </table:table-cell>
          <table:table-cell table:style-name="ce53" office:value-type="float" office:value="11912" calcext:value-type="float">
            <text:p>11,912</text:p>
          </table:table-cell>
          <table:table-cell table:style-name="ce42" office:value-type="float" office:value="59614" calcext:value-type="float">
            <text:p>59,614</text:p>
          </table:table-cell>
          <table:table-cell table:style-name="ce42" office:value-type="float" office:value="11813" calcext:value-type="float">
            <text:p>11,813</text:p>
          </table:table-cell>
          <table:table-cell table:style-name="ce42" office:value-type="float" office:value="11591" calcext:value-type="float">
            <text:p>11,591</text:p>
          </table:table-cell>
          <table:table-cell table:style-name="ce42" office:value-type="float" office:value="11879" calcext:value-type="float">
            <text:p>11,879</text:p>
          </table:table-cell>
          <table:table-cell table:style-name="ce42" office:value-type="float" office:value="12208" calcext:value-type="float">
            <text:p>12,208</text:p>
          </table:table-cell>
          <table:table-cell table:style-name="ce53" office:value-type="float" office:value="12123" calcext:value-type="float">
            <text:p>12,123</text:p>
          </table:table-cell>
          <table:table-cell table:style-name="ce42" office:value-type="float" office:value="61639" calcext:value-type="float">
            <text:p>61,639</text:p>
          </table:table-cell>
          <table:table-cell table:style-name="ce42" office:value-type="float" office:value="12367" calcext:value-type="float">
            <text:p>12,367</text:p>
          </table:table-cell>
          <table:table-cell table:style-name="ce42" office:value-type="float" office:value="11900" calcext:value-type="float">
            <text:p>11,900</text:p>
          </table:table-cell>
          <table:table-cell table:style-name="ce42" office:value-type="float" office:value="12351" calcext:value-type="float">
            <text:p>12,351</text:p>
          </table:table-cell>
          <table:table-cell table:style-name="ce42" office:value-type="float" office:value="12471" calcext:value-type="float">
            <text:p>12,471</text:p>
          </table:table-cell>
          <table:table-cell table:style-name="ce53" office:value-type="float" office:value="12550" calcext:value-type="float">
            <text:p>12,550</text:p>
          </table:table-cell>
          <table:table-cell table:style-name="ce42" office:value-type="float" office:value="61473" calcext:value-type="float">
            <text:p>61,473</text:p>
          </table:table-cell>
          <table:table-cell table:style-name="ce42" office:value-type="float" office:value="12577" calcext:value-type="float">
            <text:p>12,577</text:p>
          </table:table-cell>
          <table:table-cell table:style-name="ce42" office:value-type="float" office:value="12570" calcext:value-type="float">
            <text:p>12,570</text:p>
          </table:table-cell>
          <table:table-cell table:style-name="ce42" office:value-type="float" office:value="12152" calcext:value-type="float">
            <text:p>12,152</text:p>
          </table:table-cell>
          <table:table-cell table:style-name="ce42" office:value-type="float" office:value="12216" calcext:value-type="float">
            <text:p>12,216</text:p>
          </table:table-cell>
          <table:table-cell table:style-name="ce53" office:value-type="float" office:value="11958" calcext:value-type="float">
            <text:p>11,958</text:p>
          </table:table-cell>
          <table:table-cell table:style-name="ce42" office:value-type="float" office:value="54492" calcext:value-type="float">
            <text:p>54,492</text:p>
          </table:table-cell>
          <table:table-cell table:style-name="ce42" office:value-type="float" office:value="11280" calcext:value-type="float">
            <text:p>11,280</text:p>
          </table:table-cell>
          <table:table-cell table:style-name="ce42" office:value-type="float" office:value="10902" calcext:value-type="float">
            <text:p>10,902</text:p>
          </table:table-cell>
          <table:table-cell table:style-name="ce42" office:value-type="float" office:value="11078" calcext:value-type="float">
            <text:p>11,078</text:p>
          </table:table-cell>
          <table:table-cell table:style-name="ce42" office:value-type="float" office:value="11067" calcext:value-type="float">
            <text:p>11,067</text:p>
          </table:table-cell>
          <table:table-cell table:style-name="ce53" office:value-type="float" office:value="10165" calcext:value-type="float">
            <text:p>10,165</text:p>
          </table:table-cell>
          <table:table-cell table:style-name="ce42" office:value-type="float" office:value="43186" calcext:value-type="float">
            <text:p>43,186</text:p>
          </table:table-cell>
          <table:table-cell table:style-name="ce42" office:value-type="float" office:value="9601" calcext:value-type="float">
            <text:p>9,601</text:p>
          </table:table-cell>
          <table:table-cell table:style-name="ce42" office:value-type="float" office:value="9441" calcext:value-type="float">
            <text:p>9,441</text:p>
          </table:table-cell>
          <table:table-cell table:style-name="ce42" office:value-type="float" office:value="9178" calcext:value-type="float">
            <text:p>9,178</text:p>
          </table:table-cell>
          <table:table-cell table:style-name="ce42" office:value-type="float" office:value="7784" calcext:value-type="float">
            <text:p>7,784</text:p>
          </table:table-cell>
          <table:table-cell table:style-name="ce53" office:value-type="float" office:value="7182" calcext:value-type="float">
            <text:p>7,182</text:p>
          </table:table-cell>
          <table:table-cell table:style-name="ce42" office:value-type="float" office:value="24532" calcext:value-type="float">
            <text:p>24,532</text:p>
          </table:table-cell>
          <table:table-cell table:style-name="ce42" office:value-type="float" office:value="6023" calcext:value-type="float">
            <text:p>6,023</text:p>
          </table:table-cell>
          <table:table-cell table:style-name="ce42" office:value-type="float" office:value="5295" calcext:value-type="float">
            <text:p>5,295</text:p>
          </table:table-cell>
          <table:table-cell table:style-name="ce42" office:value-type="float" office:value="4483" calcext:value-type="float">
            <text:p>4,483</text:p>
          </table:table-cell>
          <table:table-cell table:style-name="ce42" office:value-type="float" office:value="4185" calcext:value-type="float">
            <text:p>4,185</text:p>
          </table:table-cell>
          <table:table-cell table:style-name="ce53" office:value-type="float" office:value="4546" calcext:value-type="float">
            <text:p>4,546</text:p>
          </table:table-cell>
          <table:table-cell table:style-name="ce42" office:value-type="float" office:value="21506" calcext:value-type="float">
            <text:p>21,506</text:p>
          </table:table-cell>
          <table:table-cell table:style-name="ce42" office:value-type="float" office:value="4482" calcext:value-type="float">
            <text:p>4,482</text:p>
          </table:table-cell>
          <table:table-cell table:style-name="ce42" office:value-type="float" office:value="4479" calcext:value-type="float">
            <text:p>4,479</text:p>
          </table:table-cell>
          <table:table-cell table:style-name="ce42" office:value-type="float" office:value="4323" calcext:value-type="float">
            <text:p>4,323</text:p>
          </table:table-cell>
          <table:table-cell table:style-name="ce42" office:value-type="float" office:value="4253" calcext:value-type="float">
            <text:p>4,253</text:p>
          </table:table-cell>
          <table:table-cell table:style-name="ce53" office:value-type="float" office:value="3969" calcext:value-type="float">
            <text:p>3,969</text:p>
          </table:table-cell>
          <table:table-cell table:style-name="ce42" office:value-type="float" office:value="16467" calcext:value-type="float">
            <text:p>16,467</text:p>
          </table:table-cell>
          <table:table-cell table:style-name="ce42" office:value-type="float" office:value="3608" calcext:value-type="float">
            <text:p>3,608</text:p>
          </table:table-cell>
          <table:table-cell table:style-name="ce42" office:value-type="float" office:value="3560" calcext:value-type="float">
            <text:p>3,560</text:p>
          </table:table-cell>
          <table:table-cell table:style-name="ce42" office:value-type="float" office:value="3200" calcext:value-type="float">
            <text:p>3,200</text:p>
          </table:table-cell>
          <table:table-cell table:style-name="ce42" office:value-type="float" office:value="3089" calcext:value-type="float">
            <text:p>3,089</text:p>
          </table:table-cell>
          <table:table-cell table:style-name="ce53" office:value-type="float" office:value="3010" calcext:value-type="float">
            <text:p>3,010</text:p>
          </table:table-cell>
          <table:table-cell table:style-name="ce42" office:value-type="float" office:value="14544" calcext:value-type="float">
            <text:p>14,544</text:p>
          </table:table-cell>
          <table:table-cell table:style-name="ce42" office:value-type="float" office:value="2939" calcext:value-type="float">
            <text:p>2,939</text:p>
          </table:table-cell>
          <table:table-cell table:style-name="ce42" office:value-type="float" office:value="2941" calcext:value-type="float">
            <text:p>2,941</text:p>
          </table:table-cell>
          <table:table-cell table:style-name="ce42" office:value-type="float" office:value="3008" calcext:value-type="float">
            <text:p>3,008</text:p>
          </table:table-cell>
          <table:table-cell table:style-name="ce42" office:value-type="float" office:value="2964" calcext:value-type="float">
            <text:p>2,964</text:p>
          </table:table-cell>
          <table:table-cell table:style-name="ce53" office:value-type="float" office:value="2692" calcext:value-type="float">
            <text:p>2,692</text:p>
          </table:table-cell>
          <table:table-cell table:style-name="ce42" office:value-type="float" office:value="9534" calcext:value-type="float">
            <text:p>9,534</text:p>
          </table:table-cell>
          <table:table-cell table:style-name="ce42" office:value-type="float" office:value="2573" calcext:value-type="float">
            <text:p>2,573</text:p>
          </table:table-cell>
          <table:table-cell table:style-name="ce42" office:value-type="float" office:value="2197" calcext:value-type="float">
            <text:p>2,197</text:p>
          </table:table-cell>
          <table:table-cell table:style-name="ce42" office:value-type="float" office:value="1953" calcext:value-type="float">
            <text:p>1,953</text:p>
          </table:table-cell>
          <table:table-cell table:style-name="ce42" office:value-type="float" office:value="1559" calcext:value-type="float">
            <text:p>1,559</text:p>
          </table:table-cell>
          <table:table-cell table:style-name="ce53" office:value-type="float" office:value="1252" calcext:value-type="float">
            <text:p>1,252</text:p>
          </table:table-cell>
          <table:table-cell table:style-name="ce42" office:value-type="float" office:value="3348" calcext:value-type="float">
            <text:p>3,348</text:p>
          </table:table-cell>
          <table:table-cell table:style-name="ce42" office:value-type="float" office:value="966" calcext:value-type="float">
            <text:p>966</text:p>
          </table:table-cell>
          <table:table-cell table:style-name="ce42" office:value-type="float" office:value="869" calcext:value-type="float">
            <text:p>869</text:p>
          </table:table-cell>
          <table:table-cell table:style-name="ce42" office:value-type="float" office:value="663" calcext:value-type="float">
            <text:p>663</text:p>
          </table:table-cell>
          <table:table-cell table:style-name="ce42" office:value-type="float" office:value="469" calcext:value-type="float">
            <text:p>469</text:p>
          </table:table-cell>
          <table:table-cell table:style-name="ce53" office:value-type="float" office:value="381" calcext:value-type="float">
            <text:p>381</text:p>
          </table:table-cell>
          <table:table-cell table:style-name="ce42" office:value-type="float" office:value="813" calcext:value-type="float">
            <text:p>813</text:p>
          </table:table-cell>
          <table:table-cell table:style-name="ce42" office:value-type="float" office:value="250" calcext:value-type="float">
            <text:p>250</text:p>
          </table:table-cell>
          <table:table-cell table:style-name="ce42" office:value-type="float" office:value="205" calcext:value-type="float">
            <text:p>205</text:p>
          </table:table-cell>
          <table:table-cell table:style-name="ce42" office:value-type="float" office:value="155" calcext:value-type="float">
            <text:p>155</text:p>
          </table:table-cell>
          <table:table-cell table:style-name="ce42" office:value-type="float" office:value="118" calcext:value-type="float">
            <text:p>118</text:p>
          </table:table-cell>
          <table:table-cell table:style-name="ce53" office:value-type="float" office:value="85" calcext:value-type="float">
            <text:p>85</text:p>
          </table:table-cell>
          <table:table-cell table:style-name="ce42" office:value-type="float" office:value="136" calcext:value-type="float">
            <text:p>136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9" calcext:value-type="float">
            <text:p>9</text:p>
          </table:table-cell>
          <table:table-cell table:style-name="ce53" office:value-type="float" office:value="7" calcext:value-type="float">
            <text:p>7</text:p>
          </table:table-cell>
          <table:table-cell table:style-name="ce42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31];[.J31];[.P31];[.V31];[.AB31];[.AH31];[.AN31];[.AT31];[.AZ31];[.BF31];[.BL31];[.BR31];[.BX31];[.CD31];[.CJ31];[.CP31];[.CV31];[.DB31];[.DH31];[.DN31];[.DT31])" office:value-type="float" office:value="765086" calcext:value-type="float">
            <text:p>765,086</text:p>
          </table:table-cell>
          <table:table-cell table:style-name="ce37" table:formula="of:=SUM([.E31:.I31])" office:value-type="float" office:value="36523" calcext:value-type="float">
            <text:p>36,523</text:p>
          </table:table-cell>
          <table:table-cell table:style-name="ce43" office:value-type="float" office:value="6763" calcext:value-type="float">
            <text:p>6,763</text:p>
          </table:table-cell>
          <table:table-cell table:style-name="ce43" office:value-type="float" office:value="7275" calcext:value-type="float">
            <text:p>7,275</text:p>
          </table:table-cell>
          <table:table-cell table:style-name="ce43" office:value-type="float" office:value="7235" calcext:value-type="float">
            <text:p>7,235</text:p>
          </table:table-cell>
          <table:table-cell table:style-name="ce43" office:value-type="float" office:value="7412" calcext:value-type="float">
            <text:p>7,412</text:p>
          </table:table-cell>
          <table:table-cell table:style-name="ce43" office:value-type="float" office:value="7838" calcext:value-type="float">
            <text:p>7,838</text:p>
          </table:table-cell>
          <table:table-cell table:style-name="ce43" office:value-type="float" office:value="46796" calcext:value-type="float">
            <text:p>46,796</text:p>
          </table:table-cell>
          <table:table-cell table:style-name="ce43" office:value-type="float" office:value="8155" calcext:value-type="float">
            <text:p>8,155</text:p>
          </table:table-cell>
          <table:table-cell table:style-name="ce43" office:value-type="float" office:value="8800" calcext:value-type="float">
            <text:p>8,800</text:p>
          </table:table-cell>
          <table:table-cell table:style-name="ce43" office:value-type="float" office:value="9592" calcext:value-type="float">
            <text:p>9,592</text:p>
          </table:table-cell>
          <table:table-cell table:style-name="ce43" office:value-type="float" office:value="10409" calcext:value-type="float">
            <text:p>10,409</text:p>
          </table:table-cell>
          <table:table-cell table:style-name="ce54" office:value-type="float" office:value="9840" calcext:value-type="float">
            <text:p>9,840</text:p>
          </table:table-cell>
          <table:table-cell table:style-name="ce43" office:value-type="float" office:value="55375" calcext:value-type="float">
            <text:p>55,375</text:p>
          </table:table-cell>
          <table:table-cell table:style-name="ce43" office:value-type="float" office:value="9876" calcext:value-type="float">
            <text:p>9,876</text:p>
          </table:table-cell>
          <table:table-cell table:style-name="ce43" office:value-type="float" office:value="11307" calcext:value-type="float">
            <text:p>11,307</text:p>
          </table:table-cell>
          <table:table-cell table:style-name="ce43" office:value-type="float" office:value="11444" calcext:value-type="float">
            <text:p>11,444</text:p>
          </table:table-cell>
          <table:table-cell table:style-name="ce43" office:value-type="float" office:value="11451" calcext:value-type="float">
            <text:p>11,451</text:p>
          </table:table-cell>
          <table:table-cell table:style-name="ce54" office:value-type="float" office:value="11297" calcext:value-type="float">
            <text:p>11,297</text:p>
          </table:table-cell>
          <table:table-cell table:style-name="ce43" office:value-type="float" office:value="57951" calcext:value-type="float">
            <text:p>57,951</text:p>
          </table:table-cell>
          <table:table-cell table:style-name="ce43" office:value-type="float" office:value="11769" calcext:value-type="float">
            <text:p>11,769</text:p>
          </table:table-cell>
          <table:table-cell table:style-name="ce43" office:value-type="float" office:value="11548" calcext:value-type="float">
            <text:p>11,548</text:p>
          </table:table-cell>
          <table:table-cell table:style-name="ce43" office:value-type="float" office:value="11235" calcext:value-type="float">
            <text:p>11,235</text:p>
          </table:table-cell>
          <table:table-cell table:style-name="ce43" office:value-type="float" office:value="12008" calcext:value-type="float">
            <text:p>12,008</text:p>
          </table:table-cell>
          <table:table-cell table:style-name="ce54" office:value-type="float" office:value="11391" calcext:value-type="float">
            <text:p>11,391</text:p>
          </table:table-cell>
          <table:table-cell table:style-name="ce43" office:value-type="float" office:value="60097" calcext:value-type="float">
            <text:p>60,097</text:p>
          </table:table-cell>
          <table:table-cell table:style-name="ce43" office:value-type="float" office:value="11613" calcext:value-type="float">
            <text:p>11,613</text:p>
          </table:table-cell>
          <table:table-cell table:style-name="ce43" office:value-type="float" office:value="11253" calcext:value-type="float">
            <text:p>11,253</text:p>
          </table:table-cell>
          <table:table-cell table:style-name="ce43" office:value-type="float" office:value="11283" calcext:value-type="float">
            <text:p>11,283</text:p>
          </table:table-cell>
          <table:table-cell table:style-name="ce43" office:value-type="float" office:value="12642" calcext:value-type="float">
            <text:p>12,642</text:p>
          </table:table-cell>
          <table:table-cell table:style-name="ce54" office:value-type="float" office:value="13306" calcext:value-type="float">
            <text:p>13,306</text:p>
          </table:table-cell>
          <table:table-cell table:style-name="ce43" office:value-type="float" office:value="72276" calcext:value-type="float">
            <text:p>72,276</text:p>
          </table:table-cell>
          <table:table-cell table:style-name="ce43" office:value-type="float" office:value="13836" calcext:value-type="float">
            <text:p>13,836</text:p>
          </table:table-cell>
          <table:table-cell table:style-name="ce43" office:value-type="float" office:value="14739" calcext:value-type="float">
            <text:p>14,739</text:p>
          </table:table-cell>
          <table:table-cell table:style-name="ce43" office:value-type="float" office:value="14626" calcext:value-type="float">
            <text:p>14,626</text:p>
          </table:table-cell>
          <table:table-cell table:style-name="ce43" office:value-type="float" office:value="14630" calcext:value-type="float">
            <text:p>14,630</text:p>
          </table:table-cell>
          <table:table-cell table:style-name="ce54" office:value-type="float" office:value="14445" calcext:value-type="float">
            <text:p>14,445</text:p>
          </table:table-cell>
          <table:table-cell table:style-name="ce43" office:value-type="float" office:value="64197" calcext:value-type="float">
            <text:p>64,197</text:p>
          </table:table-cell>
          <table:table-cell table:style-name="ce43" office:value-type="float" office:value="13887" calcext:value-type="float">
            <text:p>13,887</text:p>
          </table:table-cell>
          <table:table-cell table:style-name="ce43" office:value-type="float" office:value="13529" calcext:value-type="float">
            <text:p>13,529</text:p>
          </table:table-cell>
          <table:table-cell table:style-name="ce43" office:value-type="float" office:value="13572" calcext:value-type="float">
            <text:p>13,572</text:p>
          </table:table-cell>
          <table:table-cell table:style-name="ce43" office:value-type="float" office:value="11677" calcext:value-type="float">
            <text:p>11,677</text:p>
          </table:table-cell>
          <table:table-cell table:style-name="ce54" office:value-type="float" office:value="11532" calcext:value-type="float">
            <text:p>11,532</text:p>
          </table:table-cell>
          <table:table-cell table:style-name="ce43" office:value-type="float" office:value="57947" calcext:value-type="float">
            <text:p>57,947</text:p>
          </table:table-cell>
          <table:table-cell table:style-name="ce43" office:value-type="float" office:value="11484" calcext:value-type="float">
            <text:p>11,484</text:p>
          </table:table-cell>
          <table:table-cell table:style-name="ce43" office:value-type="float" office:value="11213" calcext:value-type="float">
            <text:p>11,213</text:p>
          </table:table-cell>
          <table:table-cell table:style-name="ce43" office:value-type="float" office:value="11678" calcext:value-type="float">
            <text:p>11,678</text:p>
          </table:table-cell>
          <table:table-cell table:style-name="ce43" office:value-type="float" office:value="11791" calcext:value-type="float">
            <text:p>11,791</text:p>
          </table:table-cell>
          <table:table-cell table:style-name="ce54" office:value-type="float" office:value="11781" calcext:value-type="float">
            <text:p>11,781</text:p>
          </table:table-cell>
          <table:table-cell table:style-name="ce43" office:value-type="float" office:value="61068" calcext:value-type="float">
            <text:p>61,068</text:p>
          </table:table-cell>
          <table:table-cell table:style-name="ce43" office:value-type="float" office:value="12134" calcext:value-type="float">
            <text:p>12,134</text:p>
          </table:table-cell>
          <table:table-cell table:style-name="ce43" office:value-type="float" office:value="11899" calcext:value-type="float">
            <text:p>11,899</text:p>
          </table:table-cell>
          <table:table-cell table:style-name="ce43" office:value-type="float" office:value="12014" calcext:value-type="float">
            <text:p>12,014</text:p>
          </table:table-cell>
          <table:table-cell table:style-name="ce43" office:value-type="float" office:value="12478" calcext:value-type="float">
            <text:p>12,478</text:p>
          </table:table-cell>
          <table:table-cell table:style-name="ce54" office:value-type="float" office:value="12543" calcext:value-type="float">
            <text:p>12,543</text:p>
          </table:table-cell>
          <table:table-cell table:style-name="ce43" office:value-type="float" office:value="61822" calcext:value-type="float">
            <text:p>61,822</text:p>
          </table:table-cell>
          <table:table-cell table:style-name="ce43" office:value-type="float" office:value="12837" calcext:value-type="float">
            <text:p>12,837</text:p>
          </table:table-cell>
          <table:table-cell table:style-name="ce43" office:value-type="float" office:value="12528" calcext:value-type="float">
            <text:p>12,528</text:p>
          </table:table-cell>
          <table:table-cell table:style-name="ce43" office:value-type="float" office:value="12202" calcext:value-type="float">
            <text:p>12,202</text:p>
          </table:table-cell>
          <table:table-cell table:style-name="ce43" office:value-type="float" office:value="12044" calcext:value-type="float">
            <text:p>12,044</text:p>
          </table:table-cell>
          <table:table-cell table:style-name="ce54" office:value-type="float" office:value="12211" calcext:value-type="float">
            <text:p>12,211</text:p>
          </table:table-cell>
          <table:table-cell table:style-name="ce43" office:value-type="float" office:value="54676" calcext:value-type="float">
            <text:p>54,676</text:p>
          </table:table-cell>
          <table:table-cell table:style-name="ce43" office:value-type="float" office:value="11233" calcext:value-type="float">
            <text:p>11,233</text:p>
          </table:table-cell>
          <table:table-cell table:style-name="ce43" office:value-type="float" office:value="10813" calcext:value-type="float">
            <text:p>10,813</text:p>
          </table:table-cell>
          <table:table-cell table:style-name="ce43" office:value-type="float" office:value="11258" calcext:value-type="float">
            <text:p>11,258</text:p>
          </table:table-cell>
          <table:table-cell table:style-name="ce43" office:value-type="float" office:value="10973" calcext:value-type="float">
            <text:p>10,973</text:p>
          </table:table-cell>
          <table:table-cell table:style-name="ce54" office:value-type="float" office:value="10399" calcext:value-type="float">
            <text:p>10,399</text:p>
          </table:table-cell>
          <table:table-cell table:style-name="ce43" office:value-type="float" office:value="43330" calcext:value-type="float">
            <text:p>43,330</text:p>
          </table:table-cell>
          <table:table-cell table:style-name="ce43" office:value-type="float" office:value="9748" calcext:value-type="float">
            <text:p>9,748</text:p>
          </table:table-cell>
          <table:table-cell table:style-name="ce43" office:value-type="float" office:value="9278" calcext:value-type="float">
            <text:p>9,278</text:p>
          </table:table-cell>
          <table:table-cell table:style-name="ce43" office:value-type="float" office:value="9358" calcext:value-type="float">
            <text:p>9,358</text:p>
          </table:table-cell>
          <table:table-cell table:style-name="ce43" office:value-type="float" office:value="7775" calcext:value-type="float">
            <text:p>7,775</text:p>
          </table:table-cell>
          <table:table-cell table:style-name="ce54" office:value-type="float" office:value="7171" calcext:value-type="float">
            <text:p>7,171</text:p>
          </table:table-cell>
          <table:table-cell table:style-name="ce43" office:value-type="float" office:value="24981" calcext:value-type="float">
            <text:p>24,981</text:p>
          </table:table-cell>
          <table:table-cell table:style-name="ce43" office:value-type="float" office:value="5929" calcext:value-type="float">
            <text:p>5,929</text:p>
          </table:table-cell>
          <table:table-cell table:style-name="ce43" office:value-type="float" office:value="5340" calcext:value-type="float">
            <text:p>5,340</text:p>
          </table:table-cell>
          <table:table-cell table:style-name="ce43" office:value-type="float" office:value="4596" calcext:value-type="float">
            <text:p>4,596</text:p>
          </table:table-cell>
          <table:table-cell table:style-name="ce43" office:value-type="float" office:value="4320" calcext:value-type="float">
            <text:p>4,320</text:p>
          </table:table-cell>
          <table:table-cell table:style-name="ce54" office:value-type="float" office:value="4796" calcext:value-type="float">
            <text:p>4,796</text:p>
          </table:table-cell>
          <table:table-cell table:style-name="ce43" office:value-type="float" office:value="22824" calcext:value-type="float">
            <text:p>22,824</text:p>
          </table:table-cell>
          <table:table-cell table:style-name="ce43" office:value-type="float" office:value="4668" calcext:value-type="float">
            <text:p>4,668</text:p>
          </table:table-cell>
          <table:table-cell table:style-name="ce43" office:value-type="float" office:value="4678" calcext:value-type="float">
            <text:p>4,678</text:p>
          </table:table-cell>
          <table:table-cell table:style-name="ce43" office:value-type="float" office:value="4571" calcext:value-type="float">
            <text:p>4,571</text:p>
          </table:table-cell>
          <table:table-cell table:style-name="ce43" office:value-type="float" office:value="4492" calcext:value-type="float">
            <text:p>4,492</text:p>
          </table:table-cell>
          <table:table-cell table:style-name="ce54" office:value-type="float" office:value="4415" calcext:value-type="float">
            <text:p>4,415</text:p>
          </table:table-cell>
          <table:table-cell table:style-name="ce43" office:value-type="float" office:value="18267" calcext:value-type="float">
            <text:p>18,267</text:p>
          </table:table-cell>
          <table:table-cell table:style-name="ce43" office:value-type="float" office:value="3983" calcext:value-type="float">
            <text:p>3,983</text:p>
          </table:table-cell>
          <table:table-cell table:style-name="ce43" office:value-type="float" office:value="3924" calcext:value-type="float">
            <text:p>3,924</text:p>
          </table:table-cell>
          <table:table-cell table:style-name="ce43" office:value-type="float" office:value="3639" calcext:value-type="float">
            <text:p>3,639</text:p>
          </table:table-cell>
          <table:table-cell table:style-name="ce43" office:value-type="float" office:value="3485" calcext:value-type="float">
            <text:p>3,485</text:p>
          </table:table-cell>
          <table:table-cell table:style-name="ce54" office:value-type="float" office:value="3236" calcext:value-type="float">
            <text:p>3,236</text:p>
          </table:table-cell>
          <table:table-cell table:style-name="ce43" office:value-type="float" office:value="13496" calcext:value-type="float">
            <text:p>13,496</text:p>
          </table:table-cell>
          <table:table-cell table:style-name="ce43" office:value-type="float" office:value="3051" calcext:value-type="float">
            <text:p>3,051</text:p>
          </table:table-cell>
          <table:table-cell table:style-name="ce43" office:value-type="float" office:value="2957" calcext:value-type="float">
            <text:p>2,957</text:p>
          </table:table-cell>
          <table:table-cell table:style-name="ce43" office:value-type="float" office:value="2631" calcext:value-type="float">
            <text:p>2,631</text:p>
          </table:table-cell>
          <table:table-cell table:style-name="ce43" office:value-type="float" office:value="2506" calcext:value-type="float">
            <text:p>2,506</text:p>
          </table:table-cell>
          <table:table-cell table:style-name="ce54" office:value-type="float" office:value="2351" calcext:value-type="float">
            <text:p>2,351</text:p>
          </table:table-cell>
          <table:table-cell table:style-name="ce43" office:value-type="float" office:value="8137" calcext:value-type="float">
            <text:p>8,137</text:p>
          </table:table-cell>
          <table:table-cell table:style-name="ce43" office:value-type="float" office:value="2035" calcext:value-type="float">
            <text:p>2,035</text:p>
          </table:table-cell>
          <table:table-cell table:style-name="ce43" office:value-type="float" office:value="1850" calcext:value-type="float">
            <text:p>1,850</text:p>
          </table:table-cell>
          <table:table-cell table:style-name="ce43" office:value-type="float" office:value="1694" calcext:value-type="float">
            <text:p>1,694</text:p>
          </table:table-cell>
          <table:table-cell table:style-name="ce43" office:value-type="float" office:value="1406" calcext:value-type="float">
            <text:p>1,406</text:p>
          </table:table-cell>
          <table:table-cell table:style-name="ce54" office:value-type="float" office:value="1152" calcext:value-type="float">
            <text:p>1,152</text:p>
          </table:table-cell>
          <table:table-cell table:style-name="ce43" office:value-type="float" office:value="3740" calcext:value-type="float">
            <text:p>3,740</text:p>
          </table:table-cell>
          <table:table-cell table:style-name="ce43" office:value-type="float" office:value="944" calcext:value-type="float">
            <text:p>944</text:p>
          </table:table-cell>
          <table:table-cell table:style-name="ce43" office:value-type="float" office:value="971" calcext:value-type="float">
            <text:p>971</text:p>
          </table:table-cell>
          <table:table-cell table:style-name="ce43" office:value-type="float" office:value="782" calcext:value-type="float">
            <text:p>782</text:p>
          </table:table-cell>
          <table:table-cell table:style-name="ce43" office:value-type="float" office:value="576" calcext:value-type="float">
            <text:p>576</text:p>
          </table:table-cell>
          <table:table-cell table:style-name="ce54" office:value-type="float" office:value="467" calcext:value-type="float">
            <text:p>467</text:p>
          </table:table-cell>
          <table:table-cell table:style-name="ce43" office:value-type="float" office:value="1282" calcext:value-type="float">
            <text:p>1,282</text:p>
          </table:table-cell>
          <table:table-cell table:style-name="ce43" office:value-type="float" office:value="372" calcext:value-type="float">
            <text:p>372</text:p>
          </table:table-cell>
          <table:table-cell table:style-name="ce43" office:value-type="float" office:value="352" calcext:value-type="float">
            <text:p>352</text:p>
          </table:table-cell>
          <table:table-cell table:style-name="ce43" office:value-type="float" office:value="221" calcext:value-type="float">
            <text:p>221</text:p>
          </table:table-cell>
          <table:table-cell table:style-name="ce43" office:value-type="float" office:value="191" calcext:value-type="float">
            <text:p>191</text:p>
          </table:table-cell>
          <table:table-cell table:style-name="ce54" office:value-type="float" office:value="146" calcext:value-type="float">
            <text:p>146</text:p>
          </table:table-cell>
          <table:table-cell table:style-name="ce43" office:value-type="float" office:value="272" calcext:value-type="float">
            <text:p>272</text:p>
          </table:table-cell>
          <table:table-cell table:style-name="ce43" office:value-type="float" office:value="100" calcext:value-type="float">
            <text:p>100</text:p>
          </table:table-cell>
          <table:table-cell table:style-name="ce43" office:value-type="float" office:value="79" calcext:value-type="float">
            <text:p>79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28" calcext:value-type="float">
            <text:p>28</text:p>
          </table:table-cell>
          <table:table-cell table:style-name="ce54" office:value-type="float" office:value="17" calcext:value-type="float">
            <text:p>17</text:p>
          </table:table-cell>
          <table:table-cell table:style-name="ce43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32];[.J32];[.P32];[.V32];[.AB32];[.AH32];[.AN32];[.AT32];[.AZ32];[.BF32];[.BL32];[.BR32];[.BX32];[.CD32];[.CJ32];[.CP32];[.CV32];[.DB32];[.DH32];[.DN32];[.DT32])" office:value-type="float" office:value="1312611" calcext:value-type="float">
            <text:p>1,312,611</text:p>
          </table:table-cell>
          <table:table-cell table:style-name="ce29" table:formula="of:=SUM([.E32:.I32])" office:value-type="float" office:value="62591" calcext:value-type="float">
            <text:p>62,591</text:p>
          </table:table-cell>
          <table:table-cell table:style-name="ce29" office:value-type="float" office:value="11328" calcext:value-type="float">
            <text:p>11,328</text:p>
          </table:table-cell>
          <table:table-cell table:style-name="ce29" office:value-type="float" office:value="12125" calcext:value-type="float">
            <text:p>12,125</text:p>
          </table:table-cell>
          <table:table-cell table:style-name="ce29" office:value-type="float" office:value="12691" calcext:value-type="float">
            <text:p>12,691</text:p>
          </table:table-cell>
          <table:table-cell table:style-name="ce29" office:value-type="float" office:value="12731" calcext:value-type="float">
            <text:p>12,731</text:p>
          </table:table-cell>
          <table:table-cell table:style-name="ce29" office:value-type="float" office:value="13716" calcext:value-type="float">
            <text:p>13,716</text:p>
          </table:table-cell>
          <table:table-cell table:style-name="ce29" office:value-type="float" office:value="78510" calcext:value-type="float">
            <text:p>78,510</text:p>
          </table:table-cell>
          <table:table-cell table:style-name="ce29" office:value-type="float" office:value="13902" calcext:value-type="float">
            <text:p>13,902</text:p>
          </table:table-cell>
          <table:table-cell table:style-name="ce29" office:value-type="float" office:value="14818" calcext:value-type="float">
            <text:p>14,818</text:p>
          </table:table-cell>
          <table:table-cell table:style-name="ce29" office:value-type="float" office:value="15797" calcext:value-type="float">
            <text:p>15,797</text:p>
          </table:table-cell>
          <table:table-cell table:style-name="ce29" office:value-type="float" office:value="17540" calcext:value-type="float">
            <text:p>17,540</text:p>
          </table:table-cell>
          <table:table-cell table:style-name="ce52" office:value-type="float" office:value="16453" calcext:value-type="float">
            <text:p>16,453</text:p>
          </table:table-cell>
          <table:table-cell table:style-name="ce29" office:value-type="float" office:value="89454" calcext:value-type="float">
            <text:p>89,454</text:p>
          </table:table-cell>
          <table:table-cell table:style-name="ce29" office:value-type="float" office:value="16429" calcext:value-type="float">
            <text:p>16,429</text:p>
          </table:table-cell>
          <table:table-cell table:style-name="ce29" office:value-type="float" office:value="18690" calcext:value-type="float">
            <text:p>18,690</text:p>
          </table:table-cell>
          <table:table-cell table:style-name="ce29" office:value-type="float" office:value="18241" calcext:value-type="float">
            <text:p>18,241</text:p>
          </table:table-cell>
          <table:table-cell table:style-name="ce29" office:value-type="float" office:value="17967" calcext:value-type="float">
            <text:p>17,967</text:p>
          </table:table-cell>
          <table:table-cell table:style-name="ce52" office:value-type="float" office:value="18127" calcext:value-type="float">
            <text:p>18,127</text:p>
          </table:table-cell>
          <table:table-cell table:style-name="ce29" office:value-type="float" office:value="95259" calcext:value-type="float">
            <text:p>95,259</text:p>
          </table:table-cell>
          <table:table-cell table:style-name="ce29" office:value-type="float" office:value="18999" calcext:value-type="float">
            <text:p>18,999</text:p>
          </table:table-cell>
          <table:table-cell table:style-name="ce29" office:value-type="float" office:value="18862" calcext:value-type="float">
            <text:p>18,862</text:p>
          </table:table-cell>
          <table:table-cell table:style-name="ce29" office:value-type="float" office:value="18593" calcext:value-type="float">
            <text:p>18,593</text:p>
          </table:table-cell>
          <table:table-cell table:style-name="ce29" office:value-type="float" office:value="19683" calcext:value-type="float">
            <text:p>19,683</text:p>
          </table:table-cell>
          <table:table-cell table:style-name="ce52" office:value-type="float" office:value="19122" calcext:value-type="float">
            <text:p>19,122</text:p>
          </table:table-cell>
          <table:table-cell table:style-name="ce29" office:value-type="float" office:value="103425" calcext:value-type="float">
            <text:p>103,425</text:p>
          </table:table-cell>
          <table:table-cell table:style-name="ce29" office:value-type="float" office:value="19827" calcext:value-type="float">
            <text:p>19,827</text:p>
          </table:table-cell>
          <table:table-cell table:style-name="ce29" office:value-type="float" office:value="19238" calcext:value-type="float">
            <text:p>19,238</text:p>
          </table:table-cell>
          <table:table-cell table:style-name="ce29" office:value-type="float" office:value="19597" calcext:value-type="float">
            <text:p>19,597</text:p>
          </table:table-cell>
          <table:table-cell table:style-name="ce29" office:value-type="float" office:value="21757" calcext:value-type="float">
            <text:p>21,757</text:p>
          </table:table-cell>
          <table:table-cell table:style-name="ce52" office:value-type="float" office:value="23006" calcext:value-type="float">
            <text:p>23,006</text:p>
          </table:table-cell>
          <table:table-cell table:style-name="ce29" office:value-type="float" office:value="122708" calcext:value-type="float">
            <text:p>122,708</text:p>
          </table:table-cell>
          <table:table-cell table:style-name="ce29" office:value-type="float" office:value="23687" calcext:value-type="float">
            <text:p>23,687</text:p>
          </table:table-cell>
          <table:table-cell table:style-name="ce29" office:value-type="float" office:value="24710" calcext:value-type="float">
            <text:p>24,710</text:p>
          </table:table-cell>
          <table:table-cell table:style-name="ce29" office:value-type="float" office:value="25281" calcext:value-type="float">
            <text:p>25,281</text:p>
          </table:table-cell>
          <table:table-cell table:style-name="ce29" office:value-type="float" office:value="24398" calcext:value-type="float">
            <text:p>24,398</text:p>
          </table:table-cell>
          <table:table-cell table:style-name="ce52" office:value-type="float" office:value="24632" calcext:value-type="float">
            <text:p>24,632</text:p>
          </table:table-cell>
          <table:table-cell table:style-name="ce29" office:value-type="float" office:value="107586" calcext:value-type="float">
            <text:p>107,586</text:p>
          </table:table-cell>
          <table:table-cell table:style-name="ce29" office:value-type="float" office:value="23710" calcext:value-type="float">
            <text:p>23,710</text:p>
          </table:table-cell>
          <table:table-cell table:style-name="ce29" office:value-type="float" office:value="22748" calcext:value-type="float">
            <text:p>22,748</text:p>
          </table:table-cell>
          <table:table-cell table:style-name="ce29" office:value-type="float" office:value="22278" calcext:value-type="float">
            <text:p>22,278</text:p>
          </table:table-cell>
          <table:table-cell table:style-name="ce29" office:value-type="float" office:value="19803" calcext:value-type="float">
            <text:p>19,803</text:p>
          </table:table-cell>
          <table:table-cell table:style-name="ce52" office:value-type="float" office:value="19047" calcext:value-type="float">
            <text:p>19,047</text:p>
          </table:table-cell>
          <table:table-cell table:style-name="ce29" office:value-type="float" office:value="92912" calcext:value-type="float">
            <text:p>92,912</text:p>
          </table:table-cell>
          <table:table-cell table:style-name="ce29" office:value-type="float" office:value="18567" calcext:value-type="float">
            <text:p>18,567</text:p>
          </table:table-cell>
          <table:table-cell table:style-name="ce29" office:value-type="float" office:value="18096" calcext:value-type="float">
            <text:p>18,096</text:p>
          </table:table-cell>
          <table:table-cell table:style-name="ce29" office:value-type="float" office:value="18628" calcext:value-type="float">
            <text:p>18,628</text:p>
          </table:table-cell>
          <table:table-cell table:style-name="ce29" office:value-type="float" office:value="18762" calcext:value-type="float">
            <text:p>18,762</text:p>
          </table:table-cell>
          <table:table-cell table:style-name="ce52" office:value-type="float" office:value="18859" calcext:value-type="float">
            <text:p>18,859</text:p>
          </table:table-cell>
          <table:table-cell table:style-name="ce29" office:value-type="float" office:value="96435" calcext:value-type="float">
            <text:p>96,435</text:p>
          </table:table-cell>
          <table:table-cell table:style-name="ce29" office:value-type="float" office:value="18827" calcext:value-type="float">
            <text:p>18,827</text:p>
          </table:table-cell>
          <table:table-cell table:style-name="ce29" office:value-type="float" office:value="18835" calcext:value-type="float">
            <text:p>18,835</text:p>
          </table:table-cell>
          <table:table-cell table:style-name="ce29" office:value-type="float" office:value="19140" calcext:value-type="float">
            <text:p>19,140</text:p>
          </table:table-cell>
          <table:table-cell table:style-name="ce29" office:value-type="float" office:value="19608" calcext:value-type="float">
            <text:p>19,608</text:p>
          </table:table-cell>
          <table:table-cell table:style-name="ce52" office:value-type="float" office:value="20025" calcext:value-type="float">
            <text:p>20,025</text:p>
          </table:table-cell>
          <table:table-cell table:style-name="ce29" office:value-type="float" office:value="99574" calcext:value-type="float">
            <text:p>99,574</text:p>
          </table:table-cell>
          <table:table-cell table:style-name="ce29" office:value-type="float" office:value="20349" calcext:value-type="float">
            <text:p>20,349</text:p>
          </table:table-cell>
          <table:table-cell table:style-name="ce29" office:value-type="float" office:value="20055" calcext:value-type="float">
            <text:p>20,055</text:p>
          </table:table-cell>
          <table:table-cell table:style-name="ce29" office:value-type="float" office:value="20102" calcext:value-type="float">
            <text:p>20,102</text:p>
          </table:table-cell>
          <table:table-cell table:style-name="ce29" office:value-type="float" office:value="19555" calcext:value-type="float">
            <text:p>19,555</text:p>
          </table:table-cell>
          <table:table-cell table:style-name="ce52" office:value-type="float" office:value="19513" calcext:value-type="float">
            <text:p>19,513</text:p>
          </table:table-cell>
          <table:table-cell table:style-name="ce29" office:value-type="float" office:value="89458" calcext:value-type="float">
            <text:p>89,458</text:p>
          </table:table-cell>
          <table:table-cell table:style-name="ce29" office:value-type="float" office:value="19024" calcext:value-type="float">
            <text:p>19,024</text:p>
          </table:table-cell>
          <table:table-cell table:style-name="ce29" office:value-type="float" office:value="17001" calcext:value-type="float">
            <text:p>17,001</text:p>
          </table:table-cell>
          <table:table-cell table:style-name="ce29" office:value-type="float" office:value="18767" calcext:value-type="float">
            <text:p>18,767</text:p>
          </table:table-cell>
          <table:table-cell table:style-name="ce29" office:value-type="float" office:value="18096" calcext:value-type="float">
            <text:p>18,096</text:p>
          </table:table-cell>
          <table:table-cell table:style-name="ce52" office:value-type="float" office:value="16570" calcext:value-type="float">
            <text:p>16,570</text:p>
          </table:table-cell>
          <table:table-cell table:style-name="ce29" office:value-type="float" office:value="74499" calcext:value-type="float">
            <text:p>74,499</text:p>
          </table:table-cell>
          <table:table-cell table:style-name="ce29" office:value-type="float" office:value="16121" calcext:value-type="float">
            <text:p>16,121</text:p>
          </table:table-cell>
          <table:table-cell table:style-name="ce29" office:value-type="float" office:value="15805" calcext:value-type="float">
            <text:p>15,805</text:p>
          </table:table-cell>
          <table:table-cell table:style-name="ce29" office:value-type="float" office:value="16089" calcext:value-type="float">
            <text:p>16,089</text:p>
          </table:table-cell>
          <table:table-cell table:style-name="ce29" office:value-type="float" office:value="13521" calcext:value-type="float">
            <text:p>13,521</text:p>
          </table:table-cell>
          <table:table-cell table:style-name="ce52" office:value-type="float" office:value="12963" calcext:value-type="float">
            <text:p>12,963</text:p>
          </table:table-cell>
          <table:table-cell table:style-name="ce29" office:value-type="float" office:value="46059" calcext:value-type="float">
            <text:p>46,059</text:p>
          </table:table-cell>
          <table:table-cell table:style-name="ce29" office:value-type="float" office:value="11215" calcext:value-type="float">
            <text:p>11,215</text:p>
          </table:table-cell>
          <table:table-cell table:style-name="ce29" office:value-type="float" office:value="10245" calcext:value-type="float">
            <text:p>10,245</text:p>
          </table:table-cell>
          <table:table-cell table:style-name="ce29" office:value-type="float" office:value="7803" calcext:value-type="float">
            <text:p>7,803</text:p>
          </table:table-cell>
          <table:table-cell table:style-name="ce29" office:value-type="float" office:value="7555" calcext:value-type="float">
            <text:p>7,555</text:p>
          </table:table-cell>
          <table:table-cell table:style-name="ce52" office:value-type="float" office:value="9241" calcext:value-type="float">
            <text:p>9,241</text:p>
          </table:table-cell>
          <table:table-cell table:style-name="ce29" office:value-type="float" office:value="47735" calcext:value-type="float">
            <text:p>47,735</text:p>
          </table:table-cell>
          <table:table-cell table:style-name="ce29" office:value-type="float" office:value="9356" calcext:value-type="float">
            <text:p>9,356</text:p>
          </table:table-cell>
          <table:table-cell table:style-name="ce29" office:value-type="float" office:value="9488" calcext:value-type="float">
            <text:p>9,488</text:p>
          </table:table-cell>
          <table:table-cell table:style-name="ce29" office:value-type="float" office:value="9624" calcext:value-type="float">
            <text:p>9,624</text:p>
          </table:table-cell>
          <table:table-cell table:style-name="ce29" office:value-type="float" office:value="9765" calcext:value-type="float">
            <text:p>9,765</text:p>
          </table:table-cell>
          <table:table-cell table:style-name="ce52" office:value-type="float" office:value="9502" calcext:value-type="float">
            <text:p>9,502</text:p>
          </table:table-cell>
          <table:table-cell table:style-name="ce29" office:value-type="float" office:value="41827" calcext:value-type="float">
            <text:p>41,827</text:p>
          </table:table-cell>
          <table:table-cell table:style-name="ce29" office:value-type="float" office:value="8678" calcext:value-type="float">
            <text:p>8,678</text:p>
          </table:table-cell>
          <table:table-cell table:style-name="ce29" office:value-type="float" office:value="8735" calcext:value-type="float">
            <text:p>8,735</text:p>
          </table:table-cell>
          <table:table-cell table:style-name="ce29" office:value-type="float" office:value="8549" calcext:value-type="float">
            <text:p>8,549</text:p>
          </table:table-cell>
          <table:table-cell table:style-name="ce29" office:value-type="float" office:value="8109" calcext:value-type="float">
            <text:p>8,109</text:p>
          </table:table-cell>
          <table:table-cell table:style-name="ce52" office:value-type="float" office:value="7756" calcext:value-type="float">
            <text:p>7,756</text:p>
          </table:table-cell>
          <table:table-cell table:style-name="ce29" office:value-type="float" office:value="32837" calcext:value-type="float">
            <text:p>32,837</text:p>
          </table:table-cell>
          <table:table-cell table:style-name="ce29" office:value-type="float" office:value="7371" calcext:value-type="float">
            <text:p>7,371</text:p>
          </table:table-cell>
          <table:table-cell table:style-name="ce29" office:value-type="float" office:value="7143" calcext:value-type="float">
            <text:p>7,143</text:p>
          </table:table-cell>
          <table:table-cell table:style-name="ce29" office:value-type="float" office:value="6745" calcext:value-type="float">
            <text:p>6,745</text:p>
          </table:table-cell>
          <table:table-cell table:style-name="ce29" office:value-type="float" office:value="6199" calcext:value-type="float">
            <text:p>6,199</text:p>
          </table:table-cell>
          <table:table-cell table:style-name="ce52" office:value-type="float" office:value="5379" calcext:value-type="float">
            <text:p>5,379</text:p>
          </table:table-cell>
          <table:table-cell table:style-name="ce29" office:value-type="float" office:value="19634" calcext:value-type="float">
            <text:p>19,634</text:p>
          </table:table-cell>
          <table:table-cell table:style-name="ce29" office:value-type="float" office:value="4963" calcext:value-type="float">
            <text:p>4,963</text:p>
          </table:table-cell>
          <table:table-cell table:style-name="ce29" office:value-type="float" office:value="4611" calcext:value-type="float">
            <text:p>4,611</text:p>
          </table:table-cell>
          <table:table-cell table:style-name="ce29" office:value-type="float" office:value="3938" calcext:value-type="float">
            <text:p>3,938</text:p>
          </table:table-cell>
          <table:table-cell table:style-name="ce29" office:value-type="float" office:value="3331" calcext:value-type="float">
            <text:p>3,331</text:p>
          </table:table-cell>
          <table:table-cell table:style-name="ce52" office:value-type="float" office:value="2791" calcext:value-type="float">
            <text:p>2,791</text:p>
          </table:table-cell>
          <table:table-cell table:style-name="ce29" office:value-type="float" office:value="8813" calcext:value-type="float">
            <text:p>8,813</text:p>
          </table:table-cell>
          <table:table-cell table:style-name="ce29" office:value-type="float" office:value="2395" calcext:value-type="float">
            <text:p>2,395</text:p>
          </table:table-cell>
          <table:table-cell table:style-name="ce29" office:value-type="float" office:value="2135" calcext:value-type="float">
            <text:p>2,135</text:p>
          </table:table-cell>
          <table:table-cell table:style-name="ce29" office:value-type="float" office:value="1774" calcext:value-type="float">
            <text:p>1,774</text:p>
          </table:table-cell>
          <table:table-cell table:style-name="ce29" office:value-type="float" office:value="1422" calcext:value-type="float">
            <text:p>1,422</text:p>
          </table:table-cell>
          <table:table-cell table:style-name="ce52" office:value-type="float" office:value="1087" calcext:value-type="float">
            <text:p>1,087</text:p>
          </table:table-cell>
          <table:table-cell table:style-name="ce29" office:value-type="float" office:value="2650" calcext:value-type="float">
            <text:p>2,650</text:p>
          </table:table-cell>
          <table:table-cell table:style-name="ce29" office:value-type="float" office:value="859" calcext:value-type="float">
            <text:p>859</text:p>
          </table:table-cell>
          <table:table-cell table:style-name="ce29" office:value-type="float" office:value="681" calcext:value-type="float">
            <text:p>681</text:p>
          </table:table-cell>
          <table:table-cell table:style-name="ce29" office:value-type="float" office:value="458" calcext:value-type="float">
            <text:p>458</text:p>
          </table:table-cell>
          <table:table-cell table:style-name="ce29" office:value-type="float" office:value="355" calcext:value-type="float">
            <text:p>355</text:p>
          </table:table-cell>
          <table:table-cell table:style-name="ce52" office:value-type="float" office:value="297" calcext:value-type="float">
            <text:p>297</text:p>
          </table:table-cell>
          <table:table-cell table:style-name="ce29" office:value-type="float" office:value="587" calcext:value-type="float">
            <text:p>587</text:p>
          </table:table-cell>
          <table:table-cell table:style-name="ce29" office:value-type="float" office:value="205" calcext:value-type="float">
            <text:p>205</text:p>
          </table:table-cell>
          <table:table-cell table:style-name="ce29" office:value-type="float" office:value="156" calcext:value-type="float">
            <text:p>156</text:p>
          </table:table-cell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65" calcext:value-type="float">
            <text:p>65</text:p>
          </table:table-cell>
          <table:table-cell table:style-name="ce52" office:value-type="float" office:value="50" calcext:value-type="float">
            <text:p>50</text:p>
          </table:table-cell>
          <table:table-cell table:style-name="ce29" office:value-type="float" office:value="58" calcext:value-type="float">
            <text:p>58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彰<text:span text:style-name="T1"> </text:span><text:span text:style-name="T2">化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33];[.J33];[.P33];[.V33];[.AB33];[.AH33];[.AN33];[.AT33];[.AZ33];[.BF33];[.BL33];[.BR33];[.BX33];[.CD33];[.CJ33];[.CP33];[.CV33];[.DB33];[.DH33];[.DN33];[.DT33])" office:value-type="float" office:value="676213" calcext:value-type="float">
            <text:p>676,213</text:p>
          </table:table-cell>
          <table:table-cell table:style-name="ce29" table:formula="of:=SUM([.E33:.I33])" office:value-type="float" office:value="32932" calcext:value-type="float">
            <text:p>32,932</text:p>
          </table:table-cell>
          <table:table-cell table:style-name="ce29" office:value-type="float" office:value="5917" calcext:value-type="float">
            <text:p>5,917</text:p>
          </table:table-cell>
          <table:table-cell table:style-name="ce29" office:value-type="float" office:value="6406" calcext:value-type="float">
            <text:p>6,406</text:p>
          </table:table-cell>
          <table:table-cell table:style-name="ce29" office:value-type="float" office:value="6734" calcext:value-type="float">
            <text:p>6,734</text:p>
          </table:table-cell>
          <table:table-cell table:style-name="ce29" office:value-type="float" office:value="6564" calcext:value-type="float">
            <text:p>6,564</text:p>
          </table:table-cell>
          <table:table-cell table:style-name="ce29" office:value-type="float" office:value="7311" calcext:value-type="float">
            <text:p>7,311</text:p>
          </table:table-cell>
          <table:table-cell table:style-name="ce29" office:value-type="float" office:value="41227" calcext:value-type="float">
            <text:p>41,227</text:p>
          </table:table-cell>
          <table:table-cell table:style-name="ce29" office:value-type="float" office:value="7344" calcext:value-type="float">
            <text:p>7,344</text:p>
          </table:table-cell>
          <table:table-cell table:style-name="ce29" office:value-type="float" office:value="7785" calcext:value-type="float">
            <text:p>7,785</text:p>
          </table:table-cell>
          <table:table-cell table:style-name="ce29" office:value-type="float" office:value="8250" calcext:value-type="float">
            <text:p>8,250</text:p>
          </table:table-cell>
          <table:table-cell table:style-name="ce29" office:value-type="float" office:value="9261" calcext:value-type="float">
            <text:p>9,261</text:p>
          </table:table-cell>
          <table:table-cell table:style-name="ce52" office:value-type="float" office:value="8587" calcext:value-type="float">
            <text:p>8,587</text:p>
          </table:table-cell>
          <table:table-cell table:style-name="ce29" office:value-type="float" office:value="46807" calcext:value-type="float">
            <text:p>46,807</text:p>
          </table:table-cell>
          <table:table-cell table:style-name="ce29" office:value-type="float" office:value="8507" calcext:value-type="float">
            <text:p>8,507</text:p>
          </table:table-cell>
          <table:table-cell table:style-name="ce29" office:value-type="float" office:value="9753" calcext:value-type="float">
            <text:p>9,753</text:p>
          </table:table-cell>
          <table:table-cell table:style-name="ce29" office:value-type="float" office:value="9650" calcext:value-type="float">
            <text:p>9,650</text:p>
          </table:table-cell>
          <table:table-cell table:style-name="ce29" office:value-type="float" office:value="9433" calcext:value-type="float">
            <text:p>9,433</text:p>
          </table:table-cell>
          <table:table-cell table:style-name="ce52" office:value-type="float" office:value="9464" calcext:value-type="float">
            <text:p>9,464</text:p>
          </table:table-cell>
          <table:table-cell table:style-name="ce29" office:value-type="float" office:value="50086" calcext:value-type="float">
            <text:p>50,086</text:p>
          </table:table-cell>
          <table:table-cell table:style-name="ce29" office:value-type="float" office:value="9924" calcext:value-type="float">
            <text:p>9,924</text:p>
          </table:table-cell>
          <table:table-cell table:style-name="ce29" office:value-type="float" office:value="9969" calcext:value-type="float">
            <text:p>9,969</text:p>
          </table:table-cell>
          <table:table-cell table:style-name="ce29" office:value-type="float" office:value="9708" calcext:value-type="float">
            <text:p>9,708</text:p>
          </table:table-cell>
          <table:table-cell table:style-name="ce29" office:value-type="float" office:value="10453" calcext:value-type="float">
            <text:p>10,453</text:p>
          </table:table-cell>
          <table:table-cell table:style-name="ce52" office:value-type="float" office:value="10032" calcext:value-type="float">
            <text:p>10,032</text:p>
          </table:table-cell>
          <table:table-cell table:style-name="ce29" office:value-type="float" office:value="53819" calcext:value-type="float">
            <text:p>53,819</text:p>
          </table:table-cell>
          <table:table-cell table:style-name="ce29" office:value-type="float" office:value="10420" calcext:value-type="float">
            <text:p>10,420</text:p>
          </table:table-cell>
          <table:table-cell table:style-name="ce29" office:value-type="float" office:value="10097" calcext:value-type="float">
            <text:p>10,097</text:p>
          </table:table-cell>
          <table:table-cell table:style-name="ce29" office:value-type="float" office:value="10251" calcext:value-type="float">
            <text:p>10,251</text:p>
          </table:table-cell>
          <table:table-cell table:style-name="ce29" office:value-type="float" office:value="11238" calcext:value-type="float">
            <text:p>11,238</text:p>
          </table:table-cell>
          <table:table-cell table:style-name="ce52" office:value-type="float" office:value="11813" calcext:value-type="float">
            <text:p>11,813</text:p>
          </table:table-cell>
          <table:table-cell table:style-name="ce29" office:value-type="float" office:value="63051" calcext:value-type="float">
            <text:p>63,051</text:p>
          </table:table-cell>
          <table:table-cell table:style-name="ce29" office:value-type="float" office:value="11949" calcext:value-type="float">
            <text:p>11,949</text:p>
          </table:table-cell>
          <table:table-cell table:style-name="ce29" office:value-type="float" office:value="12674" calcext:value-type="float">
            <text:p>12,674</text:p>
          </table:table-cell>
          <table:table-cell table:style-name="ce29" office:value-type="float" office:value="13083" calcext:value-type="float">
            <text:p>13,083</text:p>
          </table:table-cell>
          <table:table-cell table:style-name="ce29" office:value-type="float" office:value="12628" calcext:value-type="float">
            <text:p>12,628</text:p>
          </table:table-cell>
          <table:table-cell table:style-name="ce52" office:value-type="float" office:value="12717" calcext:value-type="float">
            <text:p>12,717</text:p>
          </table:table-cell>
          <table:table-cell table:style-name="ce29" office:value-type="float" office:value="56131" calcext:value-type="float">
            <text:p>56,131</text:p>
          </table:table-cell>
          <table:table-cell table:style-name="ce29" office:value-type="float" office:value="12286" calcext:value-type="float">
            <text:p>12,286</text:p>
          </table:table-cell>
          <table:table-cell table:style-name="ce29" office:value-type="float" office:value="11872" calcext:value-type="float">
            <text:p>11,872</text:p>
          </table:table-cell>
          <table:table-cell table:style-name="ce29" office:value-type="float" office:value="11582" calcext:value-type="float">
            <text:p>11,582</text:p>
          </table:table-cell>
          <table:table-cell table:style-name="ce29" office:value-type="float" office:value="10450" calcext:value-type="float">
            <text:p>10,450</text:p>
          </table:table-cell>
          <table:table-cell table:style-name="ce52" office:value-type="float" office:value="9941" calcext:value-type="float">
            <text:p>9,941</text:p>
          </table:table-cell>
          <table:table-cell table:style-name="ce29" office:value-type="float" office:value="48915" calcext:value-type="float">
            <text:p>48,915</text:p>
          </table:table-cell>
          <table:table-cell table:style-name="ce29" office:value-type="float" office:value="9754" calcext:value-type="float">
            <text:p>9,754</text:p>
          </table:table-cell>
          <table:table-cell table:style-name="ce29" office:value-type="float" office:value="9433" calcext:value-type="float">
            <text:p>9,433</text:p>
          </table:table-cell>
          <table:table-cell table:style-name="ce29" office:value-type="float" office:value="9836" calcext:value-type="float">
            <text:p>9,836</text:p>
          </table:table-cell>
          <table:table-cell table:style-name="ce29" office:value-type="float" office:value="9908" calcext:value-type="float">
            <text:p>9,908</text:p>
          </table:table-cell>
          <table:table-cell table:style-name="ce52" office:value-type="float" office:value="9984" calcext:value-type="float">
            <text:p>9,984</text:p>
          </table:table-cell>
          <table:table-cell table:style-name="ce29" office:value-type="float" office:value="50878" calcext:value-type="float">
            <text:p>50,878</text:p>
          </table:table-cell>
          <table:table-cell table:style-name="ce29" office:value-type="float" office:value="10026" calcext:value-type="float">
            <text:p>10,026</text:p>
          </table:table-cell>
          <table:table-cell table:style-name="ce29" office:value-type="float" office:value="9832" calcext:value-type="float">
            <text:p>9,832</text:p>
          </table:table-cell>
          <table:table-cell table:style-name="ce29" office:value-type="float" office:value="10194" calcext:value-type="float">
            <text:p>10,194</text:p>
          </table:table-cell>
          <table:table-cell table:style-name="ce29" office:value-type="float" office:value="10379" calcext:value-type="float">
            <text:p>10,379</text:p>
          </table:table-cell>
          <table:table-cell table:style-name="ce52" office:value-type="float" office:value="10447" calcext:value-type="float">
            <text:p>10,447</text:p>
          </table:table-cell>
          <table:table-cell table:style-name="ce29" office:value-type="float" office:value="52324" calcext:value-type="float">
            <text:p>52,324</text:p>
          </table:table-cell>
          <table:table-cell table:style-name="ce29" office:value-type="float" office:value="10781" calcext:value-type="float">
            <text:p>10,781</text:p>
          </table:table-cell>
          <table:table-cell table:style-name="ce29" office:value-type="float" office:value="10559" calcext:value-type="float">
            <text:p>10,559</text:p>
          </table:table-cell>
          <table:table-cell table:style-name="ce29" office:value-type="float" office:value="10613" calcext:value-type="float">
            <text:p>10,613</text:p>
          </table:table-cell>
          <table:table-cell table:style-name="ce29" office:value-type="float" office:value="10148" calcext:value-type="float">
            <text:p>10,148</text:p>
          </table:table-cell>
          <table:table-cell table:style-name="ce52" office:value-type="float" office:value="10223" calcext:value-type="float">
            <text:p>10,223</text:p>
          </table:table-cell>
          <table:table-cell table:style-name="ce29" office:value-type="float" office:value="46751" calcext:value-type="float">
            <text:p>46,751</text:p>
          </table:table-cell>
          <table:table-cell table:style-name="ce29" office:value-type="float" office:value="10094" calcext:value-type="float">
            <text:p>10,094</text:p>
          </table:table-cell>
          <table:table-cell table:style-name="ce29" office:value-type="float" office:value="8826" calcext:value-type="float">
            <text:p>8,826</text:p>
          </table:table-cell>
          <table:table-cell table:style-name="ce29" office:value-type="float" office:value="9805" calcext:value-type="float">
            <text:p>9,805</text:p>
          </table:table-cell>
          <table:table-cell table:style-name="ce29" office:value-type="float" office:value="9476" calcext:value-type="float">
            <text:p>9,476</text:p>
          </table:table-cell>
          <table:table-cell table:style-name="ce52" office:value-type="float" office:value="8550" calcext:value-type="float">
            <text:p>8,550</text:p>
          </table:table-cell>
          <table:table-cell table:style-name="ce29" office:value-type="float" office:value="38270" calcext:value-type="float">
            <text:p>38,270</text:p>
          </table:table-cell>
          <table:table-cell table:style-name="ce29" office:value-type="float" office:value="8280" calcext:value-type="float">
            <text:p>8,280</text:p>
          </table:table-cell>
          <table:table-cell table:style-name="ce29" office:value-type="float" office:value="8158" calcext:value-type="float">
            <text:p>8,158</text:p>
          </table:table-cell>
          <table:table-cell table:style-name="ce29" office:value-type="float" office:value="8291" calcext:value-type="float">
            <text:p>8,291</text:p>
          </table:table-cell>
          <table:table-cell table:style-name="ce29" office:value-type="float" office:value="6972" calcext:value-type="float">
            <text:p>6,972</text:p>
          </table:table-cell>
          <table:table-cell table:style-name="ce52" office:value-type="float" office:value="6569" calcext:value-type="float">
            <text:p>6,569</text:p>
          </table:table-cell>
          <table:table-cell table:style-name="ce29" office:value-type="float" office:value="23387" calcext:value-type="float">
            <text:p>23,387</text:p>
          </table:table-cell>
          <table:table-cell table:style-name="ce29" office:value-type="float" office:value="5769" calcext:value-type="float">
            <text:p>5,769</text:p>
          </table:table-cell>
          <table:table-cell table:style-name="ce29" office:value-type="float" office:value="5253" calcext:value-type="float">
            <text:p>5,253</text:p>
          </table:table-cell>
          <table:table-cell table:style-name="ce29" office:value-type="float" office:value="3925" calcext:value-type="float">
            <text:p>3,925</text:p>
          </table:table-cell>
          <table:table-cell table:style-name="ce29" office:value-type="float" office:value="3761" calcext:value-type="float">
            <text:p>3,761</text:p>
          </table:table-cell>
          <table:table-cell table:style-name="ce52" office:value-type="float" office:value="4679" calcext:value-type="float">
            <text:p>4,679</text:p>
          </table:table-cell>
          <table:table-cell table:style-name="ce29" office:value-type="float" office:value="23767" calcext:value-type="float">
            <text:p>23,767</text:p>
          </table:table-cell>
          <table:table-cell table:style-name="ce29" office:value-type="float" office:value="4682" calcext:value-type="float">
            <text:p>4,682</text:p>
          </table:table-cell>
          <table:table-cell table:style-name="ce29" office:value-type="float" office:value="4728" calcext:value-type="float">
            <text:p>4,728</text:p>
          </table:table-cell>
          <table:table-cell table:style-name="ce29" office:value-type="float" office:value="4865" calcext:value-type="float">
            <text:p>4,865</text:p>
          </table:table-cell>
          <table:table-cell table:style-name="ce29" office:value-type="float" office:value="4832" calcext:value-type="float">
            <text:p>4,832</text:p>
          </table:table-cell>
          <table:table-cell table:style-name="ce52" office:value-type="float" office:value="4660" calcext:value-type="float">
            <text:p>4,660</text:p>
          </table:table-cell>
          <table:table-cell table:style-name="ce29" office:value-type="float" office:value="19769" calcext:value-type="float">
            <text:p>19,769</text:p>
          </table:table-cell>
          <table:table-cell table:style-name="ce29" office:value-type="float" office:value="4184" calcext:value-type="float">
            <text:p>4,184</text:p>
          </table:table-cell>
          <table:table-cell table:style-name="ce29" office:value-type="float" office:value="4174" calcext:value-type="float">
            <text:p>4,174</text:p>
          </table:table-cell>
          <table:table-cell table:style-name="ce29" office:value-type="float" office:value="4046" calcext:value-type="float">
            <text:p>4,046</text:p>
          </table:table-cell>
          <table:table-cell table:style-name="ce29" office:value-type="float" office:value="3798" calcext:value-type="float">
            <text:p>3,798</text:p>
          </table:table-cell>
          <table:table-cell table:style-name="ce52" office:value-type="float" office:value="3567" calcext:value-type="float">
            <text:p>3,567</text:p>
          </table:table-cell>
          <table:table-cell table:style-name="ce29" office:value-type="float" office:value="15176" calcext:value-type="float">
            <text:p>15,176</text:p>
          </table:table-cell>
          <table:table-cell table:style-name="ce29" office:value-type="float" office:value="3395" calcext:value-type="float">
            <text:p>3,395</text:p>
          </table:table-cell>
          <table:table-cell table:style-name="ce29" office:value-type="float" office:value="3315" calcext:value-type="float">
            <text:p>3,315</text:p>
          </table:table-cell>
          <table:table-cell table:style-name="ce29" office:value-type="float" office:value="3110" calcext:value-type="float">
            <text:p>3,110</text:p>
          </table:table-cell>
          <table:table-cell table:style-name="ce29" office:value-type="float" office:value="2903" calcext:value-type="float">
            <text:p>2,903</text:p>
          </table:table-cell>
          <table:table-cell table:style-name="ce52" office:value-type="float" office:value="2453" calcext:value-type="float">
            <text:p>2,453</text:p>
          </table:table-cell>
          <table:table-cell table:style-name="ce29" office:value-type="float" office:value="8511" calcext:value-type="float">
            <text:p>8,511</text:p>
          </table:table-cell>
          <table:table-cell table:style-name="ce29" office:value-type="float" office:value="2283" calcext:value-type="float">
            <text:p>2,283</text:p>
          </table:table-cell>
          <table:table-cell table:style-name="ce29" office:value-type="float" office:value="2064" calcext:value-type="float">
            <text:p>2,064</text:p>
          </table:table-cell>
          <table:table-cell table:style-name="ce29" office:value-type="float" office:value="1647" calcext:value-type="float">
            <text:p>1,647</text:p>
          </table:table-cell>
          <table:table-cell table:style-name="ce29" office:value-type="float" office:value="1393" calcext:value-type="float">
            <text:p>1,393</text:p>
          </table:table-cell>
          <table:table-cell table:style-name="ce52" office:value-type="float" office:value="1124" calcext:value-type="float">
            <text:p>1,124</text:p>
          </table:table-cell>
          <table:table-cell table:style-name="ce29" office:value-type="float" office:value="3304" calcext:value-type="float">
            <text:p>3,304</text:p>
          </table:table-cell>
          <table:table-cell table:style-name="ce29" office:value-type="float" office:value="952" calcext:value-type="float">
            <text:p>952</text:p>
          </table:table-cell>
          <table:table-cell table:style-name="ce29" office:value-type="float" office:value="813" calcext:value-type="float">
            <text:p>813</text:p>
          </table:table-cell>
          <table:table-cell table:style-name="ce29" office:value-type="float" office:value="665" calcext:value-type="float">
            <text:p>665</text:p>
          </table:table-cell>
          <table:table-cell table:style-name="ce29" office:value-type="float" office:value="513" calcext:value-type="float">
            <text:p>513</text:p>
          </table:table-cell>
          <table:table-cell table:style-name="ce52" office:value-type="float" office:value="361" calcext:value-type="float">
            <text:p>361</text:p>
          </table:table-cell>
          <table:table-cell table:style-name="ce29" office:value-type="float" office:value="886" calcext:value-type="float">
            <text:p>886</text:p>
          </table:table-cell>
          <table:table-cell table:style-name="ce29" office:value-type="float" office:value="313" calcext:value-type="float">
            <text:p>313</text:p>
          </table:table-cell>
          <table:table-cell table:style-name="ce29" office:value-type="float" office:value="233" calcext:value-type="float">
            <text:p>233</text:p>
          </table:table-cell>
          <table:table-cell table:style-name="ce29" office:value-type="float" office:value="137" calcext:value-type="float">
            <text:p>137</text:p>
          </table:table-cell>
          <table:table-cell table:style-name="ce29" office:value-type="float" office:value="112" calcext:value-type="float">
            <text:p>112</text:p>
          </table:table-cell>
          <table:table-cell table:style-name="ce52" office:value-type="float" office:value="91" calcext:value-type="float">
            <text:p>91</text:p>
          </table:table-cell>
          <table:table-cell table:style-name="ce29" office:value-type="float" office:value="207" calcext:value-type="float">
            <text:p>207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18" calcext:value-type="float">
            <text:p>18</text:p>
          </table:table-cell>
          <table:table-cell table:style-name="ce52" office:value-type="float" office:value="20" calcext:value-type="float">
            <text:p>20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34];[.J34];[.P34];[.V34];[.AB34];[.AH34];[.AN34];[.AT34];[.AZ34];[.BF34];[.BL34];[.BR34];[.BX34];[.CD34];[.CJ34];[.CP34];[.CV34];[.DB34];[.DH34];[.DN34];[.DT34])" office:value-type="float" office:value="636398" calcext:value-type="float">
            <text:p>636,398</text:p>
          </table:table-cell>
          <table:table-cell table:style-name="ce37" table:formula="of:=SUM([.E34:.I34])" office:value-type="float" office:value="29659" calcext:value-type="float">
            <text:p>29,659</text:p>
          </table:table-cell>
          <table:table-cell table:style-name="ce30" office:value-type="float" office:value="5411" calcext:value-type="float">
            <text:p>5,411</text:p>
          </table:table-cell>
          <table:table-cell table:style-name="ce30" office:value-type="float" office:value="5719" calcext:value-type="float">
            <text:p>5,719</text:p>
          </table:table-cell>
          <table:table-cell table:style-name="ce30" office:value-type="float" office:value="5957" calcext:value-type="float">
            <text:p>5,957</text:p>
          </table:table-cell>
          <table:table-cell table:style-name="ce30" office:value-type="float" office:value="6167" calcext:value-type="float">
            <text:p>6,167</text:p>
          </table:table-cell>
          <table:table-cell table:style-name="ce30" office:value-type="float" office:value="6405" calcext:value-type="float">
            <text:p>6,405</text:p>
          </table:table-cell>
          <table:table-cell table:style-name="ce30" office:value-type="float" office:value="37283" calcext:value-type="float">
            <text:p>37,283</text:p>
          </table:table-cell>
          <table:table-cell table:style-name="ce30" office:value-type="float" office:value="6558" calcext:value-type="float">
            <text:p>6,558</text:p>
          </table:table-cell>
          <table:table-cell table:style-name="ce30" office:value-type="float" office:value="7033" calcext:value-type="float">
            <text:p>7,033</text:p>
          </table:table-cell>
          <table:table-cell table:style-name="ce30" office:value-type="float" office:value="7547" calcext:value-type="float">
            <text:p>7,547</text:p>
          </table:table-cell>
          <table:table-cell table:style-name="ce30" office:value-type="float" office:value="8279" calcext:value-type="float">
            <text:p>8,279</text:p>
          </table:table-cell>
          <table:table-cell table:style-name="ce37" office:value-type="float" office:value="7866" calcext:value-type="float">
            <text:p>7,866</text:p>
          </table:table-cell>
          <table:table-cell table:style-name="ce30" office:value-type="float" office:value="42647" calcext:value-type="float">
            <text:p>42,647</text:p>
          </table:table-cell>
          <table:table-cell table:style-name="ce30" office:value-type="float" office:value="7922" calcext:value-type="float">
            <text:p>7,922</text:p>
          </table:table-cell>
          <table:table-cell table:style-name="ce30" office:value-type="float" office:value="8937" calcext:value-type="float">
            <text:p>8,937</text:p>
          </table:table-cell>
          <table:table-cell table:style-name="ce30" office:value-type="float" office:value="8591" calcext:value-type="float">
            <text:p>8,591</text:p>
          </table:table-cell>
          <table:table-cell table:style-name="ce30" office:value-type="float" office:value="8534" calcext:value-type="float">
            <text:p>8,534</text:p>
          </table:table-cell>
          <table:table-cell table:style-name="ce37" office:value-type="float" office:value="8663" calcext:value-type="float">
            <text:p>8,663</text:p>
          </table:table-cell>
          <table:table-cell table:style-name="ce30" office:value-type="float" office:value="45173" calcext:value-type="float">
            <text:p>45,173</text:p>
          </table:table-cell>
          <table:table-cell table:style-name="ce30" office:value-type="float" office:value="9075" calcext:value-type="float">
            <text:p>9,075</text:p>
          </table:table-cell>
          <table:table-cell table:style-name="ce30" office:value-type="float" office:value="8893" calcext:value-type="float">
            <text:p>8,893</text:p>
          </table:table-cell>
          <table:table-cell table:style-name="ce30" office:value-type="float" office:value="8885" calcext:value-type="float">
            <text:p>8,885</text:p>
          </table:table-cell>
          <table:table-cell table:style-name="ce30" office:value-type="float" office:value="9230" calcext:value-type="float">
            <text:p>9,230</text:p>
          </table:table-cell>
          <table:table-cell table:style-name="ce37" office:value-type="float" office:value="9090" calcext:value-type="float">
            <text:p>9,090</text:p>
          </table:table-cell>
          <table:table-cell table:style-name="ce30" office:value-type="float" office:value="49606" calcext:value-type="float">
            <text:p>49,606</text:p>
          </table:table-cell>
          <table:table-cell table:style-name="ce30" office:value-type="float" office:value="9407" calcext:value-type="float">
            <text:p>9,407</text:p>
          </table:table-cell>
          <table:table-cell table:style-name="ce30" office:value-type="float" office:value="9141" calcext:value-type="float">
            <text:p>9,141</text:p>
          </table:table-cell>
          <table:table-cell table:style-name="ce30" office:value-type="float" office:value="9346" calcext:value-type="float">
            <text:p>9,346</text:p>
          </table:table-cell>
          <table:table-cell table:style-name="ce30" office:value-type="float" office:value="10519" calcext:value-type="float">
            <text:p>10,519</text:p>
          </table:table-cell>
          <table:table-cell table:style-name="ce37" office:value-type="float" office:value="11193" calcext:value-type="float">
            <text:p>11,193</text:p>
          </table:table-cell>
          <table:table-cell table:style-name="ce30" office:value-type="float" office:value="59657" calcext:value-type="float">
            <text:p>59,657</text:p>
          </table:table-cell>
          <table:table-cell table:style-name="ce30" office:value-type="float" office:value="11738" calcext:value-type="float">
            <text:p>11,738</text:p>
          </table:table-cell>
          <table:table-cell table:style-name="ce30" office:value-type="float" office:value="12036" calcext:value-type="float">
            <text:p>12,036</text:p>
          </table:table-cell>
          <table:table-cell table:style-name="ce30" office:value-type="float" office:value="12198" calcext:value-type="float">
            <text:p>12,198</text:p>
          </table:table-cell>
          <table:table-cell table:style-name="ce30" office:value-type="float" office:value="11770" calcext:value-type="float">
            <text:p>11,770</text:p>
          </table:table-cell>
          <table:table-cell table:style-name="ce37" office:value-type="float" office:value="11915" calcext:value-type="float">
            <text:p>11,915</text:p>
          </table:table-cell>
          <table:table-cell table:style-name="ce30" office:value-type="float" office:value="51455" calcext:value-type="float">
            <text:p>51,455</text:p>
          </table:table-cell>
          <table:table-cell table:style-name="ce30" office:value-type="float" office:value="11424" calcext:value-type="float">
            <text:p>11,424</text:p>
          </table:table-cell>
          <table:table-cell table:style-name="ce30" office:value-type="float" office:value="10876" calcext:value-type="float">
            <text:p>10,876</text:p>
          </table:table-cell>
          <table:table-cell table:style-name="ce30" office:value-type="float" office:value="10696" calcext:value-type="float">
            <text:p>10,696</text:p>
          </table:table-cell>
          <table:table-cell table:style-name="ce30" office:value-type="float" office:value="9353" calcext:value-type="float">
            <text:p>9,353</text:p>
          </table:table-cell>
          <table:table-cell table:style-name="ce37" office:value-type="float" office:value="9106" calcext:value-type="float">
            <text:p>9,106</text:p>
          </table:table-cell>
          <table:table-cell table:style-name="ce30" office:value-type="float" office:value="43997" calcext:value-type="float">
            <text:p>43,997</text:p>
          </table:table-cell>
          <table:table-cell table:style-name="ce30" office:value-type="float" office:value="8813" calcext:value-type="float">
            <text:p>8,813</text:p>
          </table:table-cell>
          <table:table-cell table:style-name="ce30" office:value-type="float" office:value="8663" calcext:value-type="float">
            <text:p>8,663</text:p>
          </table:table-cell>
          <table:table-cell table:style-name="ce30" office:value-type="float" office:value="8792" calcext:value-type="float">
            <text:p>8,792</text:p>
          </table:table-cell>
          <table:table-cell table:style-name="ce30" office:value-type="float" office:value="8854" calcext:value-type="float">
            <text:p>8,854</text:p>
          </table:table-cell>
          <table:table-cell table:style-name="ce37" office:value-type="float" office:value="8875" calcext:value-type="float">
            <text:p>8,875</text:p>
          </table:table-cell>
          <table:table-cell table:style-name="ce30" office:value-type="float" office:value="45557" calcext:value-type="float">
            <text:p>45,557</text:p>
          </table:table-cell>
          <table:table-cell table:style-name="ce30" office:value-type="float" office:value="8801" calcext:value-type="float">
            <text:p>8,801</text:p>
          </table:table-cell>
          <table:table-cell table:style-name="ce30" office:value-type="float" office:value="9003" calcext:value-type="float">
            <text:p>9,003</text:p>
          </table:table-cell>
          <table:table-cell table:style-name="ce30" office:value-type="float" office:value="8946" calcext:value-type="float">
            <text:p>8,946</text:p>
          </table:table-cell>
          <table:table-cell table:style-name="ce30" office:value-type="float" office:value="9229" calcext:value-type="float">
            <text:p>9,229</text:p>
          </table:table-cell>
          <table:table-cell table:style-name="ce37" office:value-type="float" office:value="9578" calcext:value-type="float">
            <text:p>9,578</text:p>
          </table:table-cell>
          <table:table-cell table:style-name="ce30" office:value-type="float" office:value="47250" calcext:value-type="float">
            <text:p>47,250</text:p>
          </table:table-cell>
          <table:table-cell table:style-name="ce30" office:value-type="float" office:value="9568" calcext:value-type="float">
            <text:p>9,568</text:p>
          </table:table-cell>
          <table:table-cell table:style-name="ce30" office:value-type="float" office:value="9496" calcext:value-type="float">
            <text:p>9,496</text:p>
          </table:table-cell>
          <table:table-cell table:style-name="ce30" office:value-type="float" office:value="9489" calcext:value-type="float">
            <text:p>9,489</text:p>
          </table:table-cell>
          <table:table-cell table:style-name="ce30" office:value-type="float" office:value="9407" calcext:value-type="float">
            <text:p>9,407</text:p>
          </table:table-cell>
          <table:table-cell table:style-name="ce37" office:value-type="float" office:value="9290" calcext:value-type="float">
            <text:p>9,290</text:p>
          </table:table-cell>
          <table:table-cell table:style-name="ce30" office:value-type="float" office:value="42707" calcext:value-type="float">
            <text:p>42,707</text:p>
          </table:table-cell>
          <table:table-cell table:style-name="ce30" office:value-type="float" office:value="8930" calcext:value-type="float">
            <text:p>8,930</text:p>
          </table:table-cell>
          <table:table-cell table:style-name="ce30" office:value-type="float" office:value="8175" calcext:value-type="float">
            <text:p>8,175</text:p>
          </table:table-cell>
          <table:table-cell table:style-name="ce30" office:value-type="float" office:value="8962" calcext:value-type="float">
            <text:p>8,962</text:p>
          </table:table-cell>
          <table:table-cell table:style-name="ce30" office:value-type="float" office:value="8620" calcext:value-type="float">
            <text:p>8,620</text:p>
          </table:table-cell>
          <table:table-cell table:style-name="ce37" office:value-type="float" office:value="8020" calcext:value-type="float">
            <text:p>8,020</text:p>
          </table:table-cell>
          <table:table-cell table:style-name="ce30" office:value-type="float" office:value="36229" calcext:value-type="float">
            <text:p>36,229</text:p>
          </table:table-cell>
          <table:table-cell table:style-name="ce30" office:value-type="float" office:value="7841" calcext:value-type="float">
            <text:p>7,841</text:p>
          </table:table-cell>
          <table:table-cell table:style-name="ce30" office:value-type="float" office:value="7647" calcext:value-type="float">
            <text:p>7,647</text:p>
          </table:table-cell>
          <table:table-cell table:style-name="ce30" office:value-type="float" office:value="7798" calcext:value-type="float">
            <text:p>7,798</text:p>
          </table:table-cell>
          <table:table-cell table:style-name="ce30" office:value-type="float" office:value="6549" calcext:value-type="float">
            <text:p>6,549</text:p>
          </table:table-cell>
          <table:table-cell table:style-name="ce37" office:value-type="float" office:value="6394" calcext:value-type="float">
            <text:p>6,394</text:p>
          </table:table-cell>
          <table:table-cell table:style-name="ce30" office:value-type="float" office:value="22672" calcext:value-type="float">
            <text:p>22,672</text:p>
          </table:table-cell>
          <table:table-cell table:style-name="ce30" office:value-type="float" office:value="5446" calcext:value-type="float">
            <text:p>5,446</text:p>
          </table:table-cell>
          <table:table-cell table:style-name="ce30" office:value-type="float" office:value="4992" calcext:value-type="float">
            <text:p>4,992</text:p>
          </table:table-cell>
          <table:table-cell table:style-name="ce30" office:value-type="float" office:value="3878" calcext:value-type="float">
            <text:p>3,878</text:p>
          </table:table-cell>
          <table:table-cell table:style-name="ce30" office:value-type="float" office:value="3794" calcext:value-type="float">
            <text:p>3,794</text:p>
          </table:table-cell>
          <table:table-cell table:style-name="ce37" office:value-type="float" office:value="4562" calcext:value-type="float">
            <text:p>4,562</text:p>
          </table:table-cell>
          <table:table-cell table:style-name="ce30" office:value-type="float" office:value="23968" calcext:value-type="float">
            <text:p>23,968</text:p>
          </table:table-cell>
          <table:table-cell table:style-name="ce30" office:value-type="float" office:value="4674" calcext:value-type="float">
            <text:p>4,674</text:p>
          </table:table-cell>
          <table:table-cell table:style-name="ce30" office:value-type="float" office:value="4760" calcext:value-type="float">
            <text:p>4,760</text:p>
          </table:table-cell>
          <table:table-cell table:style-name="ce30" office:value-type="float" office:value="4759" calcext:value-type="float">
            <text:p>4,759</text:p>
          </table:table-cell>
          <table:table-cell table:style-name="ce30" office:value-type="float" office:value="4933" calcext:value-type="float">
            <text:p>4,933</text:p>
          </table:table-cell>
          <table:table-cell table:style-name="ce37" office:value-type="float" office:value="4842" calcext:value-type="float">
            <text:p>4,842</text:p>
          </table:table-cell>
          <table:table-cell table:style-name="ce30" office:value-type="float" office:value="22058" calcext:value-type="float">
            <text:p>22,058</text:p>
          </table:table-cell>
          <table:table-cell table:style-name="ce30" office:value-type="float" office:value="4494" calcext:value-type="float">
            <text:p>4,494</text:p>
          </table:table-cell>
          <table:table-cell table:style-name="ce30" office:value-type="float" office:value="4561" calcext:value-type="float">
            <text:p>4,561</text:p>
          </table:table-cell>
          <table:table-cell table:style-name="ce30" office:value-type="float" office:value="4503" calcext:value-type="float">
            <text:p>4,503</text:p>
          </table:table-cell>
          <table:table-cell table:style-name="ce30" office:value-type="float" office:value="4311" calcext:value-type="float">
            <text:p>4,311</text:p>
          </table:table-cell>
          <table:table-cell table:style-name="ce37" office:value-type="float" office:value="4189" calcext:value-type="float">
            <text:p>4,189</text:p>
          </table:table-cell>
          <table:table-cell table:style-name="ce30" office:value-type="float" office:value="17661" calcext:value-type="float">
            <text:p>17,661</text:p>
          </table:table-cell>
          <table:table-cell table:style-name="ce30" office:value-type="float" office:value="3976" calcext:value-type="float">
            <text:p>3,976</text:p>
          </table:table-cell>
          <table:table-cell table:style-name="ce30" office:value-type="float" office:value="3828" calcext:value-type="float">
            <text:p>3,828</text:p>
          </table:table-cell>
          <table:table-cell table:style-name="ce30" office:value-type="float" office:value="3635" calcext:value-type="float">
            <text:p>3,635</text:p>
          </table:table-cell>
          <table:table-cell table:style-name="ce30" office:value-type="float" office:value="3296" calcext:value-type="float">
            <text:p>3,296</text:p>
          </table:table-cell>
          <table:table-cell table:style-name="ce37" office:value-type="float" office:value="2926" calcext:value-type="float">
            <text:p>2,926</text:p>
          </table:table-cell>
          <table:table-cell table:style-name="ce30" office:value-type="float" office:value="11123" calcext:value-type="float">
            <text:p>11,123</text:p>
          </table:table-cell>
          <table:table-cell table:style-name="ce30" office:value-type="float" office:value="2680" calcext:value-type="float">
            <text:p>2,680</text:p>
          </table:table-cell>
          <table:table-cell table:style-name="ce30" office:value-type="float" office:value="2547" calcext:value-type="float">
            <text:p>2,547</text:p>
          </table:table-cell>
          <table:table-cell table:style-name="ce30" office:value-type="float" office:value="2291" calcext:value-type="float">
            <text:p>2,291</text:p>
          </table:table-cell>
          <table:table-cell table:style-name="ce30" office:value-type="float" office:value="1938" calcext:value-type="float">
            <text:p>1,938</text:p>
          </table:table-cell>
          <table:table-cell table:style-name="ce37" office:value-type="float" office:value="1667" calcext:value-type="float">
            <text:p>1,667</text:p>
          </table:table-cell>
          <table:table-cell table:style-name="ce30" office:value-type="float" office:value="5509" calcext:value-type="float">
            <text:p>5,509</text:p>
          </table:table-cell>
          <table:table-cell table:style-name="ce30" office:value-type="float" office:value="1443" calcext:value-type="float">
            <text:p>1,443</text:p>
          </table:table-cell>
          <table:table-cell table:style-name="ce30" office:value-type="float" office:value="1322" calcext:value-type="float">
            <text:p>1,322</text:p>
          </table:table-cell>
          <table:table-cell table:style-name="ce30" office:value-type="float" office:value="1109" calcext:value-type="float">
            <text:p>1,109</text:p>
          </table:table-cell>
          <table:table-cell table:style-name="ce30" office:value-type="float" office:value="909" calcext:value-type="float">
            <text:p>909</text:p>
          </table:table-cell>
          <table:table-cell table:style-name="ce37" office:value-type="float" office:value="726" calcext:value-type="float">
            <text:p>726</text:p>
          </table:table-cell>
          <table:table-cell table:style-name="ce30" office:value-type="float" office:value="1764" calcext:value-type="float">
            <text:p>1,764</text:p>
          </table:table-cell>
          <table:table-cell table:style-name="ce30" office:value-type="float" office:value="546" calcext:value-type="float">
            <text:p>546</text:p>
          </table:table-cell>
          <table:table-cell table:style-name="ce30" office:value-type="float" office:value="448" calcext:value-type="float">
            <text:p>448</text:p>
          </table:table-cell>
          <table:table-cell table:style-name="ce30" office:value-type="float" office:value="321" calcext:value-type="float">
            <text:p>321</text:p>
          </table:table-cell>
          <table:table-cell table:style-name="ce30" office:value-type="float" office:value="243" calcext:value-type="float">
            <text:p>243</text:p>
          </table:table-cell>
          <table:table-cell table:style-name="ce37" office:value-type="float" office:value="206" calcext:value-type="float">
            <text:p>206</text:p>
          </table:table-cell>
          <table:table-cell table:style-name="ce30" office:value-type="float" office:value="380" calcext:value-type="float">
            <text:p>380</text:p>
          </table:table-cell>
          <table:table-cell table:style-name="ce30" office:value-type="float" office:value="132" calcext:value-type="float">
            <text:p>132</text:p>
          </table:table-cell>
          <table:table-cell table:style-name="ce30" office:value-type="float" office:value="97" calcext:value-type="float">
            <text:p>97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47" calcext:value-type="float">
            <text:p>47</text:p>
          </table:table-cell>
          <table:table-cell table:style-name="ce37" office:value-type="float" office:value="30" calcext:value-type="float">
            <text:p>30</text:p>
          </table:table-cell>
          <table:table-cell table:style-name="ce30" office:value-type="float" office:value="43" calcext:value-type="float">
            <text:p>4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35];[.J35];[.P35];[.V35];[.AB35];[.AH35];[.AN35];[.AT35];[.AZ35];[.BF35];[.BL35];[.BR35];[.BX35];[.CD35];[.CJ35];[.CP35];[.CV35];[.DB35];[.DH35];[.DN35];[.DT35])" office:value-type="float" office:value="532034" calcext:value-type="float">
            <text:p>532,034</text:p>
          </table:table-cell>
          <table:table-cell table:style-name="ce29" table:formula="of:=SUM([.E35:.I35])" office:value-type="float" office:value="22633" calcext:value-type="float">
            <text:p>22,633</text:p>
          </table:table-cell>
          <table:table-cell table:style-name="ce29" office:value-type="float" office:value="3975" calcext:value-type="float">
            <text:p>3,975</text:p>
          </table:table-cell>
          <table:table-cell table:style-name="ce29" office:value-type="float" office:value="4441" calcext:value-type="float">
            <text:p>4,441</text:p>
          </table:table-cell>
          <table:table-cell table:style-name="ce29" office:value-type="float" office:value="4558" calcext:value-type="float">
            <text:p>4,558</text:p>
          </table:table-cell>
          <table:table-cell table:style-name="ce29" office:value-type="float" office:value="4709" calcext:value-type="float">
            <text:p>4,709</text:p>
          </table:table-cell>
          <table:table-cell table:style-name="ce29" office:value-type="float" office:value="4950" calcext:value-type="float">
            <text:p>4,950</text:p>
          </table:table-cell>
          <table:table-cell table:style-name="ce29" office:value-type="float" office:value="29184" calcext:value-type="float">
            <text:p>29,184</text:p>
          </table:table-cell>
          <table:table-cell table:style-name="ce29" office:value-type="float" office:value="5074" calcext:value-type="float">
            <text:p>5,074</text:p>
          </table:table-cell>
          <table:table-cell table:style-name="ce29" office:value-type="float" office:value="5518" calcext:value-type="float">
            <text:p>5,518</text:p>
          </table:table-cell>
          <table:table-cell table:style-name="ce29" office:value-type="float" office:value="5978" calcext:value-type="float">
            <text:p>5,978</text:p>
          </table:table-cell>
          <table:table-cell table:style-name="ce29" office:value-type="float" office:value="6470" calcext:value-type="float">
            <text:p>6,470</text:p>
          </table:table-cell>
          <table:table-cell table:style-name="ce52" office:value-type="float" office:value="6144" calcext:value-type="float">
            <text:p>6,144</text:p>
          </table:table-cell>
          <table:table-cell table:style-name="ce29" office:value-type="float" office:value="35461" calcext:value-type="float">
            <text:p>35,461</text:p>
          </table:table-cell>
          <table:table-cell table:style-name="ce29" office:value-type="float" office:value="6252" calcext:value-type="float">
            <text:p>6,252</text:p>
          </table:table-cell>
          <table:table-cell table:style-name="ce29" office:value-type="float" office:value="7338" calcext:value-type="float">
            <text:p>7,338</text:p>
          </table:table-cell>
          <table:table-cell table:style-name="ce29" office:value-type="float" office:value="7224" calcext:value-type="float">
            <text:p>7,224</text:p>
          </table:table-cell>
          <table:table-cell table:style-name="ce29" office:value-type="float" office:value="7214" calcext:value-type="float">
            <text:p>7,214</text:p>
          </table:table-cell>
          <table:table-cell table:style-name="ce52" office:value-type="float" office:value="7433" calcext:value-type="float">
            <text:p>7,433</text:p>
          </table:table-cell>
          <table:table-cell table:style-name="ce29" office:value-type="float" office:value="37688" calcext:value-type="float">
            <text:p>37,688</text:p>
          </table:table-cell>
          <table:table-cell table:style-name="ce29" office:value-type="float" office:value="7531" calcext:value-type="float">
            <text:p>7,531</text:p>
          </table:table-cell>
          <table:table-cell table:style-name="ce29" office:value-type="float" office:value="7504" calcext:value-type="float">
            <text:p>7,504</text:p>
          </table:table-cell>
          <table:table-cell table:style-name="ce29" office:value-type="float" office:value="7466" calcext:value-type="float">
            <text:p>7,466</text:p>
          </table:table-cell>
          <table:table-cell table:style-name="ce29" office:value-type="float" office:value="7657" calcext:value-type="float">
            <text:p>7,657</text:p>
          </table:table-cell>
          <table:table-cell table:style-name="ce52" office:value-type="float" office:value="7530" calcext:value-type="float">
            <text:p>7,530</text:p>
          </table:table-cell>
          <table:table-cell table:style-name="ce29" office:value-type="float" office:value="39222" calcext:value-type="float">
            <text:p>39,222</text:p>
          </table:table-cell>
          <table:table-cell table:style-name="ce29" office:value-type="float" office:value="7740" calcext:value-type="float">
            <text:p>7,740</text:p>
          </table:table-cell>
          <table:table-cell table:style-name="ce29" office:value-type="float" office:value="7398" calcext:value-type="float">
            <text:p>7,398</text:p>
          </table:table-cell>
          <table:table-cell table:style-name="ce29" office:value-type="float" office:value="7424" calcext:value-type="float">
            <text:p>7,424</text:p>
          </table:table-cell>
          <table:table-cell table:style-name="ce29" office:value-type="float" office:value="8129" calcext:value-type="float">
            <text:p>8,129</text:p>
          </table:table-cell>
          <table:table-cell table:style-name="ce52" office:value-type="float" office:value="8531" calcext:value-type="float">
            <text:p>8,531</text:p>
          </table:table-cell>
          <table:table-cell table:style-name="ce29" office:value-type="float" office:value="45723" calcext:value-type="float">
            <text:p>45,723</text:p>
          </table:table-cell>
          <table:table-cell table:style-name="ce29" office:value-type="float" office:value="8903" calcext:value-type="float">
            <text:p>8,903</text:p>
          </table:table-cell>
          <table:table-cell table:style-name="ce29" office:value-type="float" office:value="9225" calcext:value-type="float">
            <text:p>9,225</text:p>
          </table:table-cell>
          <table:table-cell table:style-name="ce29" office:value-type="float" office:value="9478" calcext:value-type="float">
            <text:p>9,478</text:p>
          </table:table-cell>
          <table:table-cell table:style-name="ce29" office:value-type="float" office:value="9021" calcext:value-type="float">
            <text:p>9,021</text:p>
          </table:table-cell>
          <table:table-cell table:style-name="ce52" office:value-type="float" office:value="9096" calcext:value-type="float">
            <text:p>9,096</text:p>
          </table:table-cell>
          <table:table-cell table:style-name="ce29" office:value-type="float" office:value="38695" calcext:value-type="float">
            <text:p>38,695</text:p>
          </table:table-cell>
          <table:table-cell table:style-name="ce29" office:value-type="float" office:value="8255" calcext:value-type="float">
            <text:p>8,255</text:p>
          </table:table-cell>
          <table:table-cell table:style-name="ce29" office:value-type="float" office:value="8002" calcext:value-type="float">
            <text:p>8,002</text:p>
          </table:table-cell>
          <table:table-cell table:style-name="ce29" office:value-type="float" office:value="8256" calcext:value-type="float">
            <text:p>8,256</text:p>
          </table:table-cell>
          <table:table-cell table:style-name="ce29" office:value-type="float" office:value="7133" calcext:value-type="float">
            <text:p>7,133</text:p>
          </table:table-cell>
          <table:table-cell table:style-name="ce52" office:value-type="float" office:value="7049" calcext:value-type="float">
            <text:p>7,049</text:p>
          </table:table-cell>
          <table:table-cell table:style-name="ce29" office:value-type="float" office:value="37856" calcext:value-type="float">
            <text:p>37,856</text:p>
          </table:table-cell>
          <table:table-cell table:style-name="ce29" office:value-type="float" office:value="7006" calcext:value-type="float">
            <text:p>7,006</text:p>
          </table:table-cell>
          <table:table-cell table:style-name="ce29" office:value-type="float" office:value="7297" calcext:value-type="float">
            <text:p>7,297</text:p>
          </table:table-cell>
          <table:table-cell table:style-name="ce29" office:value-type="float" office:value="7649" calcext:value-type="float">
            <text:p>7,649</text:p>
          </table:table-cell>
          <table:table-cell table:style-name="ce29" office:value-type="float" office:value="7847" calcext:value-type="float">
            <text:p>7,847</text:p>
          </table:table-cell>
          <table:table-cell table:style-name="ce52" office:value-type="float" office:value="8057" calcext:value-type="float">
            <text:p>8,057</text:p>
          </table:table-cell>
          <table:table-cell table:style-name="ce29" office:value-type="float" office:value="41072" calcext:value-type="float">
            <text:p>41,072</text:p>
          </table:table-cell>
          <table:table-cell table:style-name="ce29" office:value-type="float" office:value="8094" calcext:value-type="float">
            <text:p>8,094</text:p>
          </table:table-cell>
          <table:table-cell table:style-name="ce29" office:value-type="float" office:value="8000" calcext:value-type="float">
            <text:p>8,000</text:p>
          </table:table-cell>
          <table:table-cell table:style-name="ce29" office:value-type="float" office:value="8098" calcext:value-type="float">
            <text:p>8,098</text:p>
          </table:table-cell>
          <table:table-cell table:style-name="ce29" office:value-type="float" office:value="8404" calcext:value-type="float">
            <text:p>8,404</text:p>
          </table:table-cell>
          <table:table-cell table:style-name="ce52" office:value-type="float" office:value="8476" calcext:value-type="float">
            <text:p>8,476</text:p>
          </table:table-cell>
          <table:table-cell table:style-name="ce29" office:value-type="float" office:value="43471" calcext:value-type="float">
            <text:p>43,471</text:p>
          </table:table-cell>
          <table:table-cell table:style-name="ce29" office:value-type="float" office:value="8891" calcext:value-type="float">
            <text:p>8,891</text:p>
          </table:table-cell>
          <table:table-cell table:style-name="ce29" office:value-type="float" office:value="8778" calcext:value-type="float">
            <text:p>8,778</text:p>
          </table:table-cell>
          <table:table-cell table:style-name="ce29" office:value-type="float" office:value="8544" calcext:value-type="float">
            <text:p>8,544</text:p>
          </table:table-cell>
          <table:table-cell table:style-name="ce29" office:value-type="float" office:value="8618" calcext:value-type="float">
            <text:p>8,618</text:p>
          </table:table-cell>
          <table:table-cell table:style-name="ce52" office:value-type="float" office:value="8640" calcext:value-type="float">
            <text:p>8,640</text:p>
          </table:table-cell>
          <table:table-cell table:style-name="ce29" office:value-type="float" office:value="38216" calcext:value-type="float">
            <text:p>38,216</text:p>
          </table:table-cell>
          <table:table-cell table:style-name="ce29" office:value-type="float" office:value="7888" calcext:value-type="float">
            <text:p>7,888</text:p>
          </table:table-cell>
          <table:table-cell table:style-name="ce29" office:value-type="float" office:value="7471" calcext:value-type="float">
            <text:p>7,471</text:p>
          </table:table-cell>
          <table:table-cell table:style-name="ce29" office:value-type="float" office:value="7711" calcext:value-type="float">
            <text:p>7,711</text:p>
          </table:table-cell>
          <table:table-cell table:style-name="ce29" office:value-type="float" office:value="7833" calcext:value-type="float">
            <text:p>7,833</text:p>
          </table:table-cell>
          <table:table-cell table:style-name="ce52" office:value-type="float" office:value="7313" calcext:value-type="float">
            <text:p>7,313</text:p>
          </table:table-cell>
          <table:table-cell table:style-name="ce29" office:value-type="float" office:value="32254" calcext:value-type="float">
            <text:p>32,254</text:p>
          </table:table-cell>
          <table:table-cell table:style-name="ce29" office:value-type="float" office:value="6743" calcext:value-type="float">
            <text:p>6,743</text:p>
          </table:table-cell>
          <table:table-cell table:style-name="ce29" office:value-type="float" office:value="7074" calcext:value-type="float">
            <text:p>7,074</text:p>
          </table:table-cell>
          <table:table-cell table:style-name="ce29" office:value-type="float" office:value="6848" calcext:value-type="float">
            <text:p>6,848</text:p>
          </table:table-cell>
          <table:table-cell table:style-name="ce29" office:value-type="float" office:value="5922" calcext:value-type="float">
            <text:p>5,922</text:p>
          </table:table-cell>
          <table:table-cell table:style-name="ce52" office:value-type="float" office:value="5667" calcext:value-type="float">
            <text:p>5,667</text:p>
          </table:table-cell>
          <table:table-cell table:style-name="ce29" office:value-type="float" office:value="20507" calcext:value-type="float">
            <text:p>20,507</text:p>
          </table:table-cell>
          <table:table-cell table:style-name="ce29" office:value-type="float" office:value="4965" calcext:value-type="float">
            <text:p>4,965</text:p>
          </table:table-cell>
          <table:table-cell table:style-name="ce29" office:value-type="float" office:value="4157" calcext:value-type="float">
            <text:p>4,157</text:p>
          </table:table-cell>
          <table:table-cell table:style-name="ce29" office:value-type="float" office:value="3823" calcext:value-type="float">
            <text:p>3,823</text:p>
          </table:table-cell>
          <table:table-cell table:style-name="ce29" office:value-type="float" office:value="3513" calcext:value-type="float">
            <text:p>3,513</text:p>
          </table:table-cell>
          <table:table-cell table:style-name="ce52" office:value-type="float" office:value="4049" calcext:value-type="float">
            <text:p>4,049</text:p>
          </table:table-cell>
          <table:table-cell table:style-name="ce29" office:value-type="float" office:value="21640" calcext:value-type="float">
            <text:p>21,640</text:p>
          </table:table-cell>
          <table:table-cell table:style-name="ce29" office:value-type="float" office:value="4033" calcext:value-type="float">
            <text:p>4,033</text:p>
          </table:table-cell>
          <table:table-cell table:style-name="ce29" office:value-type="float" office:value="4380" calcext:value-type="float">
            <text:p>4,380</text:p>
          </table:table-cell>
          <table:table-cell table:style-name="ce29" office:value-type="float" office:value="4488" calcext:value-type="float">
            <text:p>4,488</text:p>
          </table:table-cell>
          <table:table-cell table:style-name="ce29" office:value-type="float" office:value="4385" calcext:value-type="float">
            <text:p>4,385</text:p>
          </table:table-cell>
          <table:table-cell table:style-name="ce52" office:value-type="float" office:value="4354" calcext:value-type="float">
            <text:p>4,354</text:p>
          </table:table-cell>
          <table:table-cell table:style-name="ce29" office:value-type="float" office:value="18678" calcext:value-type="float">
            <text:p>18,678</text:p>
          </table:table-cell>
          <table:table-cell table:style-name="ce29" office:value-type="float" office:value="3991" calcext:value-type="float">
            <text:p>3,991</text:p>
          </table:table-cell>
          <table:table-cell table:style-name="ce29" office:value-type="float" office:value="3934" calcext:value-type="float">
            <text:p>3,934</text:p>
          </table:table-cell>
          <table:table-cell table:style-name="ce29" office:value-type="float" office:value="3761" calcext:value-type="float">
            <text:p>3,761</text:p>
          </table:table-cell>
          <table:table-cell table:style-name="ce29" office:value-type="float" office:value="3649" calcext:value-type="float">
            <text:p>3,649</text:p>
          </table:table-cell>
          <table:table-cell table:style-name="ce52" office:value-type="float" office:value="3343" calcext:value-type="float">
            <text:p>3,343</text:p>
          </table:table-cell>
          <table:table-cell table:style-name="ce29" office:value-type="float" office:value="15044" calcext:value-type="float">
            <text:p>15,044</text:p>
          </table:table-cell>
          <table:table-cell table:style-name="ce29" office:value-type="float" office:value="3282" calcext:value-type="float">
            <text:p>3,282</text:p>
          </table:table-cell>
          <table:table-cell table:style-name="ce29" office:value-type="float" office:value="3283" calcext:value-type="float">
            <text:p>3,283</text:p>
          </table:table-cell>
          <table:table-cell table:style-name="ce29" office:value-type="float" office:value="3068" calcext:value-type="float">
            <text:p>3,068</text:p>
          </table:table-cell>
          <table:table-cell table:style-name="ce29" office:value-type="float" office:value="2836" calcext:value-type="float">
            <text:p>2,836</text:p>
          </table:table-cell>
          <table:table-cell table:style-name="ce52" office:value-type="float" office:value="2575" calcext:value-type="float">
            <text:p>2,575</text:p>
          </table:table-cell>
          <table:table-cell table:style-name="ce29" office:value-type="float" office:value="9265" calcext:value-type="float">
            <text:p>9,265</text:p>
          </table:table-cell>
          <table:table-cell table:style-name="ce29" office:value-type="float" office:value="2381" calcext:value-type="float">
            <text:p>2,381</text:p>
          </table:table-cell>
          <table:table-cell table:style-name="ce29" office:value-type="float" office:value="2153" calcext:value-type="float">
            <text:p>2,153</text:p>
          </table:table-cell>
          <table:table-cell table:style-name="ce29" office:value-type="float" office:value="1842" calcext:value-type="float">
            <text:p>1,842</text:p>
          </table:table-cell>
          <table:table-cell table:style-name="ce29" office:value-type="float" office:value="1578" calcext:value-type="float">
            <text:p>1,578</text:p>
          </table:table-cell>
          <table:table-cell table:style-name="ce52" office:value-type="float" office:value="1311" calcext:value-type="float">
            <text:p>1,311</text:p>
          </table:table-cell>
          <table:table-cell table:style-name="ce29" office:value-type="float" office:value="3994" calcext:value-type="float">
            <text:p>3,994</text:p>
          </table:table-cell>
          <table:table-cell table:style-name="ce29" office:value-type="float" office:value="1108" calcext:value-type="float">
            <text:p>1,108</text:p>
          </table:table-cell>
          <table:table-cell table:style-name="ce29" office:value-type="float" office:value="989" calcext:value-type="float">
            <text:p>989</text:p>
          </table:table-cell>
          <table:table-cell table:style-name="ce29" office:value-type="float" office:value="852" calcext:value-type="float">
            <text:p>852</text:p>
          </table:table-cell>
          <table:table-cell table:style-name="ce29" office:value-type="float" office:value="592" calcext:value-type="float">
            <text:p>592</text:p>
          </table:table-cell>
          <table:table-cell table:style-name="ce52" office:value-type="float" office:value="453" calcext:value-type="float">
            <text:p>453</text:p>
          </table:table-cell>
          <table:table-cell table:style-name="ce29" office:value-type="float" office:value="1162" calcext:value-type="float">
            <text:p>1,162</text:p>
          </table:table-cell>
          <table:table-cell table:style-name="ce29" office:value-type="float" office:value="391" calcext:value-type="float">
            <text:p>391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04" calcext:value-type="float">
            <text:p>204</text:p>
          </table:table-cell>
          <table:table-cell table:style-name="ce29" office:value-type="float" office:value="149" calcext:value-type="float">
            <text:p>149</text:p>
          </table:table-cell>
          <table:table-cell table:style-name="ce52" office:value-type="float" office:value="130" calcext:value-type="float">
            <text:p>130</text:p>
          </table:table-cell>
          <table:table-cell table:style-name="ce29" office:value-type="float" office:value="241" calcext:value-type="float">
            <text:p>241</text:p>
          </table:table-cell>
          <table:table-cell table:style-name="ce29" office:value-type="float" office:value="95" calcext:value-type="float">
            <text:p>95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30" calcext:value-type="float">
            <text:p>30</text:p>
          </table:table-cell>
          <table:table-cell table:style-name="ce52" office:value-type="float" office:value="20" calcext:value-type="float">
            <text:p>20</text:p>
          </table:table-cell>
          <table:table-cell table:style-name="ce29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南<text:span text:style-name="T1"> </text:span><text:span text:style-name="T2">投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36];[.J36];[.P36];[.V36];[.AB36];[.AH36];[.AN36];[.AT36];[.AZ36];[.BF36];[.BL36];[.BR36];[.BX36];[.CD36];[.CJ36];[.CP36];[.CV36];[.DB36];[.DH36];[.DN36];[.DT36])" office:value-type="float" office:value="275016" calcext:value-type="float">
            <text:p>275,016</text:p>
          </table:table-cell>
          <table:table-cell table:style-name="ce29" table:formula="of:=SUM([.E36:.I36])" office:value-type="float" office:value="11694" calcext:value-type="float">
            <text:p>11,694</text:p>
          </table:table-cell>
          <table:table-cell table:style-name="ce29" office:value-type="float" office:value="2056" calcext:value-type="float">
            <text:p>2,056</text:p>
          </table:table-cell>
          <table:table-cell table:style-name="ce29" office:value-type="float" office:value="2296" calcext:value-type="float">
            <text:p>2,296</text:p>
          </table:table-cell>
          <table:table-cell table:style-name="ce29" office:value-type="float" office:value="2373" calcext:value-type="float">
            <text:p>2,373</text:p>
          </table:table-cell>
          <table:table-cell table:style-name="ce29" office:value-type="float" office:value="2416" calcext:value-type="float">
            <text:p>2,416</text:p>
          </table:table-cell>
          <table:table-cell table:style-name="ce29" office:value-type="float" office:value="2553" calcext:value-type="float">
            <text:p>2,553</text:p>
          </table:table-cell>
          <table:table-cell table:style-name="ce29" office:value-type="float" office:value="15206" calcext:value-type="float">
            <text:p>15,206</text:p>
          </table:table-cell>
          <table:table-cell table:style-name="ce29" office:value-type="float" office:value="2630" calcext:value-type="float">
            <text:p>2,630</text:p>
          </table:table-cell>
          <table:table-cell table:style-name="ce29" office:value-type="float" office:value="2879" calcext:value-type="float">
            <text:p>2,879</text:p>
          </table:table-cell>
          <table:table-cell table:style-name="ce29" office:value-type="float" office:value="3095" calcext:value-type="float">
            <text:p>3,095</text:p>
          </table:table-cell>
          <table:table-cell table:style-name="ce29" office:value-type="float" office:value="3391" calcext:value-type="float">
            <text:p>3,391</text:p>
          </table:table-cell>
          <table:table-cell table:style-name="ce52" office:value-type="float" office:value="3211" calcext:value-type="float">
            <text:p>3,211</text:p>
          </table:table-cell>
          <table:table-cell table:style-name="ce29" office:value-type="float" office:value="18289" calcext:value-type="float">
            <text:p>18,289</text:p>
          </table:table-cell>
          <table:table-cell table:style-name="ce29" office:value-type="float" office:value="3270" calcext:value-type="float">
            <text:p>3,270</text:p>
          </table:table-cell>
          <table:table-cell table:style-name="ce29" office:value-type="float" office:value="3755" calcext:value-type="float">
            <text:p>3,755</text:p>
          </table:table-cell>
          <table:table-cell table:style-name="ce29" office:value-type="float" office:value="3706" calcext:value-type="float">
            <text:p>3,706</text:p>
          </table:table-cell>
          <table:table-cell table:style-name="ce29" office:value-type="float" office:value="3688" calcext:value-type="float">
            <text:p>3,688</text:p>
          </table:table-cell>
          <table:table-cell table:style-name="ce52" office:value-type="float" office:value="3870" calcext:value-type="float">
            <text:p>3,870</text:p>
          </table:table-cell>
          <table:table-cell table:style-name="ce29" office:value-type="float" office:value="19659" calcext:value-type="float">
            <text:p>19,659</text:p>
          </table:table-cell>
          <table:table-cell table:style-name="ce29" office:value-type="float" office:value="3913" calcext:value-type="float">
            <text:p>3,913</text:p>
          </table:table-cell>
          <table:table-cell table:style-name="ce29" office:value-type="float" office:value="3904" calcext:value-type="float">
            <text:p>3,904</text:p>
          </table:table-cell>
          <table:table-cell table:style-name="ce29" office:value-type="float" office:value="3875" calcext:value-type="float">
            <text:p>3,875</text:p>
          </table:table-cell>
          <table:table-cell table:style-name="ce29" office:value-type="float" office:value="3983" calcext:value-type="float">
            <text:p>3,983</text:p>
          </table:table-cell>
          <table:table-cell table:style-name="ce52" office:value-type="float" office:value="3984" calcext:value-type="float">
            <text:p>3,984</text:p>
          </table:table-cell>
          <table:table-cell table:style-name="ce29" office:value-type="float" office:value="20204" calcext:value-type="float">
            <text:p>20,204</text:p>
          </table:table-cell>
          <table:table-cell table:style-name="ce29" office:value-type="float" office:value="3994" calcext:value-type="float">
            <text:p>3,994</text:p>
          </table:table-cell>
          <table:table-cell table:style-name="ce29" office:value-type="float" office:value="3830" calcext:value-type="float">
            <text:p>3,830</text:p>
          </table:table-cell>
          <table:table-cell table:style-name="ce29" office:value-type="float" office:value="3810" calcext:value-type="float">
            <text:p>3,810</text:p>
          </table:table-cell>
          <table:table-cell table:style-name="ce29" office:value-type="float" office:value="4120" calcext:value-type="float">
            <text:p>4,120</text:p>
          </table:table-cell>
          <table:table-cell table:style-name="ce52" office:value-type="float" office:value="4450" calcext:value-type="float">
            <text:p>4,450</text:p>
          </table:table-cell>
          <table:table-cell table:style-name="ce29" office:value-type="float" office:value="23615" calcext:value-type="float">
            <text:p>23,615</text:p>
          </table:table-cell>
          <table:table-cell table:style-name="ce29" office:value-type="float" office:value="4634" calcext:value-type="float">
            <text:p>4,634</text:p>
          </table:table-cell>
          <table:table-cell table:style-name="ce29" office:value-type="float" office:value="4709" calcext:value-type="float">
            <text:p>4,709</text:p>
          </table:table-cell>
          <table:table-cell table:style-name="ce29" office:value-type="float" office:value="4887" calcext:value-type="float">
            <text:p>4,887</text:p>
          </table:table-cell>
          <table:table-cell table:style-name="ce29" office:value-type="float" office:value="4637" calcext:value-type="float">
            <text:p>4,637</text:p>
          </table:table-cell>
          <table:table-cell table:style-name="ce52" office:value-type="float" office:value="4748" calcext:value-type="float">
            <text:p>4,748</text:p>
          </table:table-cell>
          <table:table-cell table:style-name="ce29" office:value-type="float" office:value="20306" calcext:value-type="float">
            <text:p>20,306</text:p>
          </table:table-cell>
          <table:table-cell table:style-name="ce29" office:value-type="float" office:value="4340" calcext:value-type="float">
            <text:p>4,340</text:p>
          </table:table-cell>
          <table:table-cell table:style-name="ce29" office:value-type="float" office:value="4149" calcext:value-type="float">
            <text:p>4,149</text:p>
          </table:table-cell>
          <table:table-cell table:style-name="ce29" office:value-type="float" office:value="4391" calcext:value-type="float">
            <text:p>4,391</text:p>
          </table:table-cell>
          <table:table-cell table:style-name="ce29" office:value-type="float" office:value="3781" calcext:value-type="float">
            <text:p>3,781</text:p>
          </table:table-cell>
          <table:table-cell table:style-name="ce52" office:value-type="float" office:value="3645" calcext:value-type="float">
            <text:p>3,645</text:p>
          </table:table-cell>
          <table:table-cell table:style-name="ce29" office:value-type="float" office:value="19959" calcext:value-type="float">
            <text:p>19,959</text:p>
          </table:table-cell>
          <table:table-cell table:style-name="ce29" office:value-type="float" office:value="3586" calcext:value-type="float">
            <text:p>3,586</text:p>
          </table:table-cell>
          <table:table-cell table:style-name="ce29" office:value-type="float" office:value="3871" calcext:value-type="float">
            <text:p>3,871</text:p>
          </table:table-cell>
          <table:table-cell table:style-name="ce29" office:value-type="float" office:value="4051" calcext:value-type="float">
            <text:p>4,051</text:p>
          </table:table-cell>
          <table:table-cell table:style-name="ce29" office:value-type="float" office:value="4124" calcext:value-type="float">
            <text:p>4,124</text:p>
          </table:table-cell>
          <table:table-cell table:style-name="ce52" office:value-type="float" office:value="4327" calcext:value-type="float">
            <text:p>4,327</text:p>
          </table:table-cell>
          <table:table-cell table:style-name="ce29" office:value-type="float" office:value="22052" calcext:value-type="float">
            <text:p>22,052</text:p>
          </table:table-cell>
          <table:table-cell table:style-name="ce29" office:value-type="float" office:value="4405" calcext:value-type="float">
            <text:p>4,405</text:p>
          </table:table-cell>
          <table:table-cell table:style-name="ce29" office:value-type="float" office:value="4235" calcext:value-type="float">
            <text:p>4,235</text:p>
          </table:table-cell>
          <table:table-cell table:style-name="ce29" office:value-type="float" office:value="4369" calcext:value-type="float">
            <text:p>4,369</text:p>
          </table:table-cell>
          <table:table-cell table:style-name="ce29" office:value-type="float" office:value="4457" calcext:value-type="float">
            <text:p>4,457</text:p>
          </table:table-cell>
          <table:table-cell table:style-name="ce52" office:value-type="float" office:value="4586" calcext:value-type="float">
            <text:p>4,586</text:p>
          </table:table-cell>
          <table:table-cell table:style-name="ce29" office:value-type="float" office:value="23109" calcext:value-type="float">
            <text:p>23,109</text:p>
          </table:table-cell>
          <table:table-cell table:style-name="ce29" office:value-type="float" office:value="4759" calcext:value-type="float">
            <text:p>4,759</text:p>
          </table:table-cell>
          <table:table-cell table:style-name="ce29" office:value-type="float" office:value="4621" calcext:value-type="float">
            <text:p>4,621</text:p>
          </table:table-cell>
          <table:table-cell table:style-name="ce29" office:value-type="float" office:value="4546" calcext:value-type="float">
            <text:p>4,546</text:p>
          </table:table-cell>
          <table:table-cell table:style-name="ce29" office:value-type="float" office:value="4591" calcext:value-type="float">
            <text:p>4,591</text:p>
          </table:table-cell>
          <table:table-cell table:style-name="ce52" office:value-type="float" office:value="4592" calcext:value-type="float">
            <text:p>4,592</text:p>
          </table:table-cell>
          <table:table-cell table:style-name="ce29" office:value-type="float" office:value="20179" calcext:value-type="float">
            <text:p>20,179</text:p>
          </table:table-cell>
          <table:table-cell table:style-name="ce29" office:value-type="float" office:value="4183" calcext:value-type="float">
            <text:p>4,183</text:p>
          </table:table-cell>
          <table:table-cell table:style-name="ce29" office:value-type="float" office:value="3940" calcext:value-type="float">
            <text:p>3,940</text:p>
          </table:table-cell>
          <table:table-cell table:style-name="ce29" office:value-type="float" office:value="4035" calcext:value-type="float">
            <text:p>4,035</text:p>
          </table:table-cell>
          <table:table-cell table:style-name="ce29" office:value-type="float" office:value="4097" calcext:value-type="float">
            <text:p>4,097</text:p>
          </table:table-cell>
          <table:table-cell table:style-name="ce52" office:value-type="float" office:value="3924" calcext:value-type="float">
            <text:p>3,924</text:p>
          </table:table-cell>
          <table:table-cell table:style-name="ce29" office:value-type="float" office:value="16840" calcext:value-type="float">
            <text:p>16,840</text:p>
          </table:table-cell>
          <table:table-cell table:style-name="ce29" office:value-type="float" office:value="3542" calcext:value-type="float">
            <text:p>3,542</text:p>
          </table:table-cell>
          <table:table-cell table:style-name="ce29" office:value-type="float" office:value="3764" calcext:value-type="float">
            <text:p>3,764</text:p>
          </table:table-cell>
          <table:table-cell table:style-name="ce29" office:value-type="float" office:value="3516" calcext:value-type="float">
            <text:p>3,516</text:p>
          </table:table-cell>
          <table:table-cell table:style-name="ce29" office:value-type="float" office:value="3126" calcext:value-type="float">
            <text:p>3,126</text:p>
          </table:table-cell>
          <table:table-cell table:style-name="ce52" office:value-type="float" office:value="2892" calcext:value-type="float">
            <text:p>2,892</text:p>
          </table:table-cell>
          <table:table-cell table:style-name="ce29" office:value-type="float" office:value="10331" calcext:value-type="float">
            <text:p>10,331</text:p>
          </table:table-cell>
          <table:table-cell table:style-name="ce29" office:value-type="float" office:value="2513" calcext:value-type="float">
            <text:p>2,513</text:p>
          </table:table-cell>
          <table:table-cell table:style-name="ce29" office:value-type="float" office:value="2080" calcext:value-type="float">
            <text:p>2,080</text:p>
          </table:table-cell>
          <table:table-cell table:style-name="ce29" office:value-type="float" office:value="1922" calcext:value-type="float">
            <text:p>1,922</text:p>
          </table:table-cell>
          <table:table-cell table:style-name="ce29" office:value-type="float" office:value="1767" calcext:value-type="float">
            <text:p>1,767</text:p>
          </table:table-cell>
          <table:table-cell table:style-name="ce52" office:value-type="float" office:value="2049" calcext:value-type="float">
            <text:p>2,049</text:p>
          </table:table-cell>
          <table:table-cell table:style-name="ce29" office:value-type="float" office:value="10664" calcext:value-type="float">
            <text:p>10,664</text:p>
          </table:table-cell>
          <table:table-cell table:style-name="ce29" office:value-type="float" office:value="2020" calcext:value-type="float">
            <text:p>2,020</text:p>
          </table:table-cell>
          <table:table-cell table:style-name="ce29" office:value-type="float" office:value="2188" calcext:value-type="float">
            <text:p>2,188</text:p>
          </table:table-cell>
          <table:table-cell table:style-name="ce29" office:value-type="float" office:value="2158" calcext:value-type="float">
            <text:p>2,158</text:p>
          </table:table-cell>
          <table:table-cell table:style-name="ce29" office:value-type="float" office:value="2135" calcext:value-type="float">
            <text:p>2,135</text:p>
          </table:table-cell>
          <table:table-cell table:style-name="ce52" office:value-type="float" office:value="2163" calcext:value-type="float">
            <text:p>2,163</text:p>
          </table:table-cell>
          <table:table-cell table:style-name="ce29" office:value-type="float" office:value="9054" calcext:value-type="float">
            <text:p>9,054</text:p>
          </table:table-cell>
          <table:table-cell table:style-name="ce29" office:value-type="float" office:value="2001" calcext:value-type="float">
            <text:p>2,001</text:p>
          </table:table-cell>
          <table:table-cell table:style-name="ce29" office:value-type="float" office:value="1897" calcext:value-type="float">
            <text:p>1,897</text:p>
          </table:table-cell>
          <table:table-cell table:style-name="ce29" office:value-type="float" office:value="1779" calcext:value-type="float">
            <text:p>1,779</text:p>
          </table:table-cell>
          <table:table-cell table:style-name="ce29" office:value-type="float" office:value="1721" calcext:value-type="float">
            <text:p>1,721</text:p>
          </table:table-cell>
          <table:table-cell table:style-name="ce52" office:value-type="float" office:value="1656" calcext:value-type="float">
            <text:p>1,656</text:p>
          </table:table-cell>
          <table:table-cell table:style-name="ce29" office:value-type="float" office:value="7238" calcext:value-type="float">
            <text:p>7,238</text:p>
          </table:table-cell>
          <table:table-cell table:style-name="ce29" office:value-type="float" office:value="1545" calcext:value-type="float">
            <text:p>1,545</text:p>
          </table:table-cell>
          <table:table-cell table:style-name="ce29" office:value-type="float" office:value="1605" calcext:value-type="float">
            <text:p>1,605</text:p>
          </table:table-cell>
          <table:table-cell table:style-name="ce29" office:value-type="float" office:value="1496" calcext:value-type="float">
            <text:p>1,496</text:p>
          </table:table-cell>
          <table:table-cell table:style-name="ce29" office:value-type="float" office:value="1359" calcext:value-type="float">
            <text:p>1,359</text:p>
          </table:table-cell>
          <table:table-cell table:style-name="ce52" office:value-type="float" office:value="1233" calcext:value-type="float">
            <text:p>1,233</text:p>
          </table:table-cell>
          <table:table-cell table:style-name="ce29" office:value-type="float" office:value="4383" calcext:value-type="float">
            <text:p>4,383</text:p>
          </table:table-cell>
          <table:table-cell table:style-name="ce29" office:value-type="float" office:value="1155" calcext:value-type="float">
            <text:p>1,155</text:p>
          </table:table-cell>
          <table:table-cell table:style-name="ce29" office:value-type="float" office:value="1085" calcext:value-type="float">
            <text:p>1,085</text:p>
          </table:table-cell>
          <table:table-cell table:style-name="ce29" office:value-type="float" office:value="850" calcext:value-type="float">
            <text:p>850</text:p>
          </table:table-cell>
          <table:table-cell table:style-name="ce29" office:value-type="float" office:value="722" calcext:value-type="float">
            <text:p>722</text:p>
          </table:table-cell>
          <table:table-cell table:style-name="ce52" office:value-type="float" office:value="571" calcext:value-type="float">
            <text:p>571</text:p>
          </table:table-cell>
          <table:table-cell table:style-name="ce29" office:value-type="float" office:value="1681" calcext:value-type="float">
            <text:p>1,681</text:p>
          </table:table-cell>
          <table:table-cell table:style-name="ce29" office:value-type="float" office:value="491" calcext:value-type="float">
            <text:p>491</text:p>
          </table:table-cell>
          <table:table-cell table:style-name="ce29" office:value-type="float" office:value="442" calcext:value-type="float">
            <text:p>442</text:p>
          </table:table-cell>
          <table:table-cell table:style-name="ce29" office:value-type="float" office:value="350" calcext:value-type="float">
            <text:p>350</text:p>
          </table:table-cell>
          <table:table-cell table:style-name="ce29" office:value-type="float" office:value="225" calcext:value-type="float">
            <text:p>225</text:p>
          </table:table-cell>
          <table:table-cell table:style-name="ce52" office:value-type="float" office:value="173" calcext:value-type="float">
            <text:p>173</text:p>
          </table:table-cell>
          <table:table-cell table:style-name="ce29" office:value-type="float" office:value="450" calcext:value-type="float">
            <text:p>450</text:p>
          </table:table-cell>
          <table:table-cell table:style-name="ce29" office:value-type="float" office:value="162" calcext:value-type="float">
            <text:p>162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52" calcext:value-type="float">
            <text:p>52</text:p>
          </table:table-cell>
          <table:table-cell table:style-name="ce52" office:value-type="float" office:value="47" calcext:value-type="float">
            <text:p>47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29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37];[.J37];[.P37];[.V37];[.AB37];[.AH37];[.AN37];[.AT37];[.AZ37];[.BF37];[.BL37];[.BR37];[.BX37];[.CD37];[.CJ37];[.CP37];[.CV37];[.DB37];[.DH37];[.DN37];[.DT37])" office:value-type="float" office:value="257018" calcext:value-type="float">
            <text:p>257,018</text:p>
          </table:table-cell>
          <table:table-cell table:style-name="ce37" table:formula="of:=SUM([.E37:.I37])" office:value-type="float" office:value="10939" calcext:value-type="float">
            <text:p>10,939</text:p>
          </table:table-cell>
          <table:table-cell table:style-name="ce30" office:value-type="float" office:value="1919" calcext:value-type="float">
            <text:p>1,919</text:p>
          </table:table-cell>
          <table:table-cell table:style-name="ce30" office:value-type="float" office:value="2145" calcext:value-type="float">
            <text:p>2,145</text:p>
          </table:table-cell>
          <table:table-cell table:style-name="ce30" office:value-type="float" office:value="2185" calcext:value-type="float">
            <text:p>2,185</text:p>
          </table:table-cell>
          <table:table-cell table:style-name="ce30" office:value-type="float" office:value="2293" calcext:value-type="float">
            <text:p>2,293</text:p>
          </table:table-cell>
          <table:table-cell table:style-name="ce30" office:value-type="float" office:value="2397" calcext:value-type="float">
            <text:p>2,397</text:p>
          </table:table-cell>
          <table:table-cell table:style-name="ce30" office:value-type="float" office:value="13978" calcext:value-type="float">
            <text:p>13,978</text:p>
          </table:table-cell>
          <table:table-cell table:style-name="ce30" office:value-type="float" office:value="2444" calcext:value-type="float">
            <text:p>2,444</text:p>
          </table:table-cell>
          <table:table-cell table:style-name="ce30" office:value-type="float" office:value="2639" calcext:value-type="float">
            <text:p>2,639</text:p>
          </table:table-cell>
          <table:table-cell table:style-name="ce30" office:value-type="float" office:value="2883" calcext:value-type="float">
            <text:p>2,883</text:p>
          </table:table-cell>
          <table:table-cell table:style-name="ce30" office:value-type="float" office:value="3079" calcext:value-type="float">
            <text:p>3,079</text:p>
          </table:table-cell>
          <table:table-cell table:style-name="ce37" office:value-type="float" office:value="2933" calcext:value-type="float">
            <text:p>2,933</text:p>
          </table:table-cell>
          <table:table-cell table:style-name="ce30" office:value-type="float" office:value="17172" calcext:value-type="float">
            <text:p>17,172</text:p>
          </table:table-cell>
          <table:table-cell table:style-name="ce30" office:value-type="float" office:value="2982" calcext:value-type="float">
            <text:p>2,982</text:p>
          </table:table-cell>
          <table:table-cell table:style-name="ce30" office:value-type="float" office:value="3583" calcext:value-type="float">
            <text:p>3,583</text:p>
          </table:table-cell>
          <table:table-cell table:style-name="ce30" office:value-type="float" office:value="3518" calcext:value-type="float">
            <text:p>3,518</text:p>
          </table:table-cell>
          <table:table-cell table:style-name="ce30" office:value-type="float" office:value="3526" calcext:value-type="float">
            <text:p>3,526</text:p>
          </table:table-cell>
          <table:table-cell table:style-name="ce37" office:value-type="float" office:value="3563" calcext:value-type="float">
            <text:p>3,563</text:p>
          </table:table-cell>
          <table:table-cell table:style-name="ce30" office:value-type="float" office:value="18029" calcext:value-type="float">
            <text:p>18,029</text:p>
          </table:table-cell>
          <table:table-cell table:style-name="ce30" office:value-type="float" office:value="3618" calcext:value-type="float">
            <text:p>3,618</text:p>
          </table:table-cell>
          <table:table-cell table:style-name="ce30" office:value-type="float" office:value="3600" calcext:value-type="float">
            <text:p>3,600</text:p>
          </table:table-cell>
          <table:table-cell table:style-name="ce30" office:value-type="float" office:value="3591" calcext:value-type="float">
            <text:p>3,591</text:p>
          </table:table-cell>
          <table:table-cell table:style-name="ce30" office:value-type="float" office:value="3674" calcext:value-type="float">
            <text:p>3,674</text:p>
          </table:table-cell>
          <table:table-cell table:style-name="ce37" office:value-type="float" office:value="3546" calcext:value-type="float">
            <text:p>3,546</text:p>
          </table:table-cell>
          <table:table-cell table:style-name="ce30" office:value-type="float" office:value="19018" calcext:value-type="float">
            <text:p>19,018</text:p>
          </table:table-cell>
          <table:table-cell table:style-name="ce30" office:value-type="float" office:value="3746" calcext:value-type="float">
            <text:p>3,746</text:p>
          </table:table-cell>
          <table:table-cell table:style-name="ce30" office:value-type="float" office:value="3568" calcext:value-type="float">
            <text:p>3,568</text:p>
          </table:table-cell>
          <table:table-cell table:style-name="ce30" office:value-type="float" office:value="3614" calcext:value-type="float">
            <text:p>3,614</text:p>
          </table:table-cell>
          <table:table-cell table:style-name="ce30" office:value-type="float" office:value="4009" calcext:value-type="float">
            <text:p>4,009</text:p>
          </table:table-cell>
          <table:table-cell table:style-name="ce37" office:value-type="float" office:value="4081" calcext:value-type="float">
            <text:p>4,081</text:p>
          </table:table-cell>
          <table:table-cell table:style-name="ce30" office:value-type="float" office:value="22108" calcext:value-type="float">
            <text:p>22,108</text:p>
          </table:table-cell>
          <table:table-cell table:style-name="ce30" office:value-type="float" office:value="4269" calcext:value-type="float">
            <text:p>4,269</text:p>
          </table:table-cell>
          <table:table-cell table:style-name="ce30" office:value-type="float" office:value="4516" calcext:value-type="float">
            <text:p>4,516</text:p>
          </table:table-cell>
          <table:table-cell table:style-name="ce30" office:value-type="float" office:value="4591" calcext:value-type="float">
            <text:p>4,591</text:p>
          </table:table-cell>
          <table:table-cell table:style-name="ce30" office:value-type="float" office:value="4384" calcext:value-type="float">
            <text:p>4,384</text:p>
          </table:table-cell>
          <table:table-cell table:style-name="ce37" office:value-type="float" office:value="4348" calcext:value-type="float">
            <text:p>4,348</text:p>
          </table:table-cell>
          <table:table-cell table:style-name="ce30" office:value-type="float" office:value="18389" calcext:value-type="float">
            <text:p>18,389</text:p>
          </table:table-cell>
          <table:table-cell table:style-name="ce30" office:value-type="float" office:value="3915" calcext:value-type="float">
            <text:p>3,915</text:p>
          </table:table-cell>
          <table:table-cell table:style-name="ce30" office:value-type="float" office:value="3853" calcext:value-type="float">
            <text:p>3,853</text:p>
          </table:table-cell>
          <table:table-cell table:style-name="ce30" office:value-type="float" office:value="3865" calcext:value-type="float">
            <text:p>3,865</text:p>
          </table:table-cell>
          <table:table-cell table:style-name="ce30" office:value-type="float" office:value="3352" calcext:value-type="float">
            <text:p>3,352</text:p>
          </table:table-cell>
          <table:table-cell table:style-name="ce37" office:value-type="float" office:value="3404" calcext:value-type="float">
            <text:p>3,404</text:p>
          </table:table-cell>
          <table:table-cell table:style-name="ce30" office:value-type="float" office:value="17897" calcext:value-type="float">
            <text:p>17,897</text:p>
          </table:table-cell>
          <table:table-cell table:style-name="ce30" office:value-type="float" office:value="3420" calcext:value-type="float">
            <text:p>3,420</text:p>
          </table:table-cell>
          <table:table-cell table:style-name="ce30" office:value-type="float" office:value="3426" calcext:value-type="float">
            <text:p>3,426</text:p>
          </table:table-cell>
          <table:table-cell table:style-name="ce30" office:value-type="float" office:value="3598" calcext:value-type="float">
            <text:p>3,598</text:p>
          </table:table-cell>
          <table:table-cell table:style-name="ce30" office:value-type="float" office:value="3723" calcext:value-type="float">
            <text:p>3,723</text:p>
          </table:table-cell>
          <table:table-cell table:style-name="ce37" office:value-type="float" office:value="3730" calcext:value-type="float">
            <text:p>3,730</text:p>
          </table:table-cell>
          <table:table-cell table:style-name="ce30" office:value-type="float" office:value="19020" calcext:value-type="float">
            <text:p>19,020</text:p>
          </table:table-cell>
          <table:table-cell table:style-name="ce30" office:value-type="float" office:value="3689" calcext:value-type="float">
            <text:p>3,689</text:p>
          </table:table-cell>
          <table:table-cell table:style-name="ce30" office:value-type="float" office:value="3765" calcext:value-type="float">
            <text:p>3,765</text:p>
          </table:table-cell>
          <table:table-cell table:style-name="ce30" office:value-type="float" office:value="3729" calcext:value-type="float">
            <text:p>3,729</text:p>
          </table:table-cell>
          <table:table-cell table:style-name="ce30" office:value-type="float" office:value="3947" calcext:value-type="float">
            <text:p>3,947</text:p>
          </table:table-cell>
          <table:table-cell table:style-name="ce37" office:value-type="float" office:value="3890" calcext:value-type="float">
            <text:p>3,890</text:p>
          </table:table-cell>
          <table:table-cell table:style-name="ce30" office:value-type="float" office:value="20362" calcext:value-type="float">
            <text:p>20,362</text:p>
          </table:table-cell>
          <table:table-cell table:style-name="ce30" office:value-type="float" office:value="4132" calcext:value-type="float">
            <text:p>4,132</text:p>
          </table:table-cell>
          <table:table-cell table:style-name="ce30" office:value-type="float" office:value="4157" calcext:value-type="float">
            <text:p>4,157</text:p>
          </table:table-cell>
          <table:table-cell table:style-name="ce30" office:value-type="float" office:value="3998" calcext:value-type="float">
            <text:p>3,998</text:p>
          </table:table-cell>
          <table:table-cell table:style-name="ce30" office:value-type="float" office:value="4027" calcext:value-type="float">
            <text:p>4,027</text:p>
          </table:table-cell>
          <table:table-cell table:style-name="ce37" office:value-type="float" office:value="4048" calcext:value-type="float">
            <text:p>4,048</text:p>
          </table:table-cell>
          <table:table-cell table:style-name="ce30" office:value-type="float" office:value="18037" calcext:value-type="float">
            <text:p>18,037</text:p>
          </table:table-cell>
          <table:table-cell table:style-name="ce30" office:value-type="float" office:value="3705" calcext:value-type="float">
            <text:p>3,705</text:p>
          </table:table-cell>
          <table:table-cell table:style-name="ce30" office:value-type="float" office:value="3531" calcext:value-type="float">
            <text:p>3,531</text:p>
          </table:table-cell>
          <table:table-cell table:style-name="ce30" office:value-type="float" office:value="3676" calcext:value-type="float">
            <text:p>3,676</text:p>
          </table:table-cell>
          <table:table-cell table:style-name="ce30" office:value-type="float" office:value="3736" calcext:value-type="float">
            <text:p>3,736</text:p>
          </table:table-cell>
          <table:table-cell table:style-name="ce37" office:value-type="float" office:value="3389" calcext:value-type="float">
            <text:p>3,389</text:p>
          </table:table-cell>
          <table:table-cell table:style-name="ce30" office:value-type="float" office:value="15414" calcext:value-type="float">
            <text:p>15,414</text:p>
          </table:table-cell>
          <table:table-cell table:style-name="ce30" office:value-type="float" office:value="3201" calcext:value-type="float">
            <text:p>3,201</text:p>
          </table:table-cell>
          <table:table-cell table:style-name="ce30" office:value-type="float" office:value="3310" calcext:value-type="float">
            <text:p>3,310</text:p>
          </table:table-cell>
          <table:table-cell table:style-name="ce30" office:value-type="float" office:value="3332" calcext:value-type="float">
            <text:p>3,332</text:p>
          </table:table-cell>
          <table:table-cell table:style-name="ce30" office:value-type="float" office:value="2796" calcext:value-type="float">
            <text:p>2,796</text:p>
          </table:table-cell>
          <table:table-cell table:style-name="ce37" office:value-type="float" office:value="2775" calcext:value-type="float">
            <text:p>2,775</text:p>
          </table:table-cell>
          <table:table-cell table:style-name="ce30" office:value-type="float" office:value="10176" calcext:value-type="float">
            <text:p>10,176</text:p>
          </table:table-cell>
          <table:table-cell table:style-name="ce30" office:value-type="float" office:value="2452" calcext:value-type="float">
            <text:p>2,452</text:p>
          </table:table-cell>
          <table:table-cell table:style-name="ce30" office:value-type="float" office:value="2077" calcext:value-type="float">
            <text:p>2,077</text:p>
          </table:table-cell>
          <table:table-cell table:style-name="ce30" office:value-type="float" office:value="1901" calcext:value-type="float">
            <text:p>1,901</text:p>
          </table:table-cell>
          <table:table-cell table:style-name="ce30" office:value-type="float" office:value="1746" calcext:value-type="float">
            <text:p>1,746</text:p>
          </table:table-cell>
          <table:table-cell table:style-name="ce37" office:value-type="float" office:value="2000" calcext:value-type="float">
            <text:p>2,000</text:p>
          </table:table-cell>
          <table:table-cell table:style-name="ce30" office:value-type="float" office:value="10976" calcext:value-type="float">
            <text:p>10,976</text:p>
          </table:table-cell>
          <table:table-cell table:style-name="ce30" office:value-type="float" office:value="2013" calcext:value-type="float">
            <text:p>2,013</text:p>
          </table:table-cell>
          <table:table-cell table:style-name="ce30" office:value-type="float" office:value="2192" calcext:value-type="float">
            <text:p>2,192</text:p>
          </table:table-cell>
          <table:table-cell table:style-name="ce30" office:value-type="float" office:value="2330" calcext:value-type="float">
            <text:p>2,330</text:p>
          </table:table-cell>
          <table:table-cell table:style-name="ce30" office:value-type="float" office:value="2250" calcext:value-type="float">
            <text:p>2,250</text:p>
          </table:table-cell>
          <table:table-cell table:style-name="ce37" office:value-type="float" office:value="2191" calcext:value-type="float">
            <text:p>2,191</text:p>
          </table:table-cell>
          <table:table-cell table:style-name="ce30" office:value-type="float" office:value="9624" calcext:value-type="float">
            <text:p>9,624</text:p>
          </table:table-cell>
          <table:table-cell table:style-name="ce30" office:value-type="float" office:value="1990" calcext:value-type="float">
            <text:p>1,990</text:p>
          </table:table-cell>
          <table:table-cell table:style-name="ce30" office:value-type="float" office:value="2037" calcext:value-type="float">
            <text:p>2,037</text:p>
          </table:table-cell>
          <table:table-cell table:style-name="ce30" office:value-type="float" office:value="1982" calcext:value-type="float">
            <text:p>1,982</text:p>
          </table:table-cell>
          <table:table-cell table:style-name="ce30" office:value-type="float" office:value="1928" calcext:value-type="float">
            <text:p>1,928</text:p>
          </table:table-cell>
          <table:table-cell table:style-name="ce37" office:value-type="float" office:value="1687" calcext:value-type="float">
            <text:p>1,687</text:p>
          </table:table-cell>
          <table:table-cell table:style-name="ce30" office:value-type="float" office:value="7806" calcext:value-type="float">
            <text:p>7,806</text:p>
          </table:table-cell>
          <table:table-cell table:style-name="ce30" office:value-type="float" office:value="1737" calcext:value-type="float">
            <text:p>1,737</text:p>
          </table:table-cell>
          <table:table-cell table:style-name="ce30" office:value-type="float" office:value="1678" calcext:value-type="float">
            <text:p>1,678</text:p>
          </table:table-cell>
          <table:table-cell table:style-name="ce30" office:value-type="float" office:value="1572" calcext:value-type="float">
            <text:p>1,572</text:p>
          </table:table-cell>
          <table:table-cell table:style-name="ce30" office:value-type="float" office:value="1477" calcext:value-type="float">
            <text:p>1,477</text:p>
          </table:table-cell>
          <table:table-cell table:style-name="ce37" office:value-type="float" office:value="1342" calcext:value-type="float">
            <text:p>1,342</text:p>
          </table:table-cell>
          <table:table-cell table:style-name="ce30" office:value-type="float" office:value="4882" calcext:value-type="float">
            <text:p>4,882</text:p>
          </table:table-cell>
          <table:table-cell table:style-name="ce30" office:value-type="float" office:value="1226" calcext:value-type="float">
            <text:p>1,226</text:p>
          </table:table-cell>
          <table:table-cell table:style-name="ce30" office:value-type="float" office:value="1068" calcext:value-type="float">
            <text:p>1,068</text:p>
          </table:table-cell>
          <table:table-cell table:style-name="ce30" office:value-type="float" office:value="992" calcext:value-type="float">
            <text:p>992</text:p>
          </table:table-cell>
          <table:table-cell table:style-name="ce30" office:value-type="float" office:value="856" calcext:value-type="float">
            <text:p>856</text:p>
          </table:table-cell>
          <table:table-cell table:style-name="ce37" office:value-type="float" office:value="740" calcext:value-type="float">
            <text:p>740</text:p>
          </table:table-cell>
          <table:table-cell table:style-name="ce30" office:value-type="float" office:value="2313" calcext:value-type="float">
            <text:p>2,313</text:p>
          </table:table-cell>
          <table:table-cell table:style-name="ce30" office:value-type="float" office:value="617" calcext:value-type="float">
            <text:p>617</text:p>
          </table:table-cell>
          <table:table-cell table:style-name="ce30" office:value-type="float" office:value="547" calcext:value-type="float">
            <text:p>547</text:p>
          </table:table-cell>
          <table:table-cell table:style-name="ce30" office:value-type="float" office:value="502" calcext:value-type="float">
            <text:p>502</text:p>
          </table:table-cell>
          <table:table-cell table:style-name="ce30" office:value-type="float" office:value="367" calcext:value-type="float">
            <text:p>367</text:p>
          </table:table-cell>
          <table:table-cell table:style-name="ce37" office:value-type="float" office:value="280" calcext:value-type="float">
            <text:p>280</text:p>
          </table:table-cell>
          <table:table-cell table:style-name="ce30" office:value-type="float" office:value="712" calcext:value-type="float">
            <text:p>712</text:p>
          </table:table-cell>
          <table:table-cell table:style-name="ce30" office:value-type="float" office:value="229" calcext:value-type="float">
            <text:p>229</text:p>
          </table:table-cell>
          <table:table-cell table:style-name="ce30" office:value-type="float" office:value="186" calcext:value-type="float">
            <text:p>186</text:p>
          </table:table-cell>
          <table:table-cell table:style-name="ce30" office:value-type="float" office:value="117" calcext:value-type="float">
            <text:p>117</text:p>
          </table:table-cell>
          <table:table-cell table:style-name="ce30" office:value-type="float" office:value="97" calcext:value-type="float">
            <text:p>97</text:p>
          </table:table-cell>
          <table:table-cell table:style-name="ce37" office:value-type="float" office:value="83" calcext:value-type="float">
            <text:p>83</text:p>
          </table:table-cell>
          <table:table-cell table:style-name="ce30" office:value-type="float" office:value="151" calcext:value-type="float">
            <text:p>151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22" calcext:value-type="float">
            <text:p>22</text:p>
          </table:table-cell>
          <table:table-cell table:style-name="ce37" office:value-type="float" office:value="11" calcext:value-type="float">
            <text:p>11</text:p>
          </table:table-cell>
          <table:table-cell table:style-name="ce30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38];[.J38];[.P38];[.V38];[.AB38];[.AH38];[.AN38];[.AT38];[.AZ38];[.BF38];[.BL38];[.BR38];[.BX38];[.CD38];[.CJ38];[.CP38];[.CV38];[.DB38];[.DH38];[.DN38];[.DT38])" office:value-type="float" office:value="724311" calcext:value-type="float">
            <text:p>724,311</text:p>
          </table:table-cell>
          <table:table-cell table:style-name="ce29" table:formula="of:=SUM([.E38:.I38])" office:value-type="float" office:value="32614" calcext:value-type="float">
            <text:p>32,614</text:p>
          </table:table-cell>
          <table:table-cell table:style-name="ce29" office:value-type="float" office:value="5899" calcext:value-type="float">
            <text:p>5,899</text:p>
          </table:table-cell>
          <table:table-cell table:style-name="ce29" office:value-type="float" office:value="6265" calcext:value-type="float">
            <text:p>6,265</text:p>
          </table:table-cell>
          <table:table-cell table:style-name="ce29" office:value-type="float" office:value="6642" calcext:value-type="float">
            <text:p>6,642</text:p>
          </table:table-cell>
          <table:table-cell table:style-name="ce29" office:value-type="float" office:value="6836" calcext:value-type="float">
            <text:p>6,836</text:p>
          </table:table-cell>
          <table:table-cell table:style-name="ce29" office:value-type="float" office:value="6972" calcext:value-type="float">
            <text:p>6,972</text:p>
          </table:table-cell>
          <table:table-cell table:style-name="ce29" office:value-type="float" office:value="40767" calcext:value-type="float">
            <text:p>40,767</text:p>
          </table:table-cell>
          <table:table-cell table:style-name="ce29" office:value-type="float" office:value="7358" calcext:value-type="float">
            <text:p>7,358</text:p>
          </table:table-cell>
          <table:table-cell table:style-name="ce29" office:value-type="float" office:value="7605" calcext:value-type="float">
            <text:p>7,605</text:p>
          </table:table-cell>
          <table:table-cell table:style-name="ce29" office:value-type="float" office:value="8263" calcext:value-type="float">
            <text:p>8,263</text:p>
          </table:table-cell>
          <table:table-cell table:style-name="ce29" office:value-type="float" office:value="9109" calcext:value-type="float">
            <text:p>9,109</text:p>
          </table:table-cell>
          <table:table-cell table:style-name="ce52" office:value-type="float" office:value="8432" calcext:value-type="float">
            <text:p>8,432</text:p>
          </table:table-cell>
          <table:table-cell table:style-name="ce29" office:value-type="float" office:value="45938" calcext:value-type="float">
            <text:p>45,938</text:p>
          </table:table-cell>
          <table:table-cell table:style-name="ce29" office:value-type="float" office:value="8391" calcext:value-type="float">
            <text:p>8,391</text:p>
          </table:table-cell>
          <table:table-cell table:style-name="ce29" office:value-type="float" office:value="9540" calcext:value-type="float">
            <text:p>9,540</text:p>
          </table:table-cell>
          <table:table-cell table:style-name="ce29" office:value-type="float" office:value="9523" calcext:value-type="float">
            <text:p>9,523</text:p>
          </table:table-cell>
          <table:table-cell table:style-name="ce29" office:value-type="float" office:value="9378" calcext:value-type="float">
            <text:p>9,378</text:p>
          </table:table-cell>
          <table:table-cell table:style-name="ce52" office:value-type="float" office:value="9106" calcext:value-type="float">
            <text:p>9,106</text:p>
          </table:table-cell>
          <table:table-cell table:style-name="ce29" office:value-type="float" office:value="44888" calcext:value-type="float">
            <text:p>44,888</text:p>
          </table:table-cell>
          <table:table-cell table:style-name="ce29" office:value-type="float" office:value="8970" calcext:value-type="float">
            <text:p>8,970</text:p>
          </table:table-cell>
          <table:table-cell table:style-name="ce29" office:value-type="float" office:value="8911" calcext:value-type="float">
            <text:p>8,911</text:p>
          </table:table-cell>
          <table:table-cell table:style-name="ce29" office:value-type="float" office:value="8774" calcext:value-type="float">
            <text:p>8,774</text:p>
          </table:table-cell>
          <table:table-cell table:style-name="ce29" office:value-type="float" office:value="9307" calcext:value-type="float">
            <text:p>9,307</text:p>
          </table:table-cell>
          <table:table-cell table:style-name="ce52" office:value-type="float" office:value="8926" calcext:value-type="float">
            <text:p>8,926</text:p>
          </table:table-cell>
          <table:table-cell table:style-name="ce29" office:value-type="float" office:value="50472" calcext:value-type="float">
            <text:p>50,472</text:p>
          </table:table-cell>
          <table:table-cell table:style-name="ce29" office:value-type="float" office:value="9516" calcext:value-type="float">
            <text:p>9,516</text:p>
          </table:table-cell>
          <table:table-cell table:style-name="ce29" office:value-type="float" office:value="9506" calcext:value-type="float">
            <text:p>9,506</text:p>
          </table:table-cell>
          <table:table-cell table:style-name="ce29" office:value-type="float" office:value="9598" calcext:value-type="float">
            <text:p>9,598</text:p>
          </table:table-cell>
          <table:table-cell table:style-name="ce29" office:value-type="float" office:value="10643" calcext:value-type="float">
            <text:p>10,643</text:p>
          </table:table-cell>
          <table:table-cell table:style-name="ce52" office:value-type="float" office:value="11209" calcext:value-type="float">
            <text:p>11,209</text:p>
          </table:table-cell>
          <table:table-cell table:style-name="ce29" office:value-type="float" office:value="62809" calcext:value-type="float">
            <text:p>62,809</text:p>
          </table:table-cell>
          <table:table-cell table:style-name="ce29" office:value-type="float" office:value="12007" calcext:value-type="float">
            <text:p>12,007</text:p>
          </table:table-cell>
          <table:table-cell table:style-name="ce29" office:value-type="float" office:value="12467" calcext:value-type="float">
            <text:p>12,467</text:p>
          </table:table-cell>
          <table:table-cell table:style-name="ce29" office:value-type="float" office:value="12654" calcext:value-type="float">
            <text:p>12,654</text:p>
          </table:table-cell>
          <table:table-cell table:style-name="ce29" office:value-type="float" office:value="12661" calcext:value-type="float">
            <text:p>12,661</text:p>
          </table:table-cell>
          <table:table-cell table:style-name="ce52" office:value-type="float" office:value="13020" calcext:value-type="float">
            <text:p>13,020</text:p>
          </table:table-cell>
          <table:table-cell table:style-name="ce29" office:value-type="float" office:value="57486" calcext:value-type="float">
            <text:p>57,486</text:p>
          </table:table-cell>
          <table:table-cell table:style-name="ce29" office:value-type="float" office:value="12423" calcext:value-type="float">
            <text:p>12,423</text:p>
          </table:table-cell>
          <table:table-cell table:style-name="ce29" office:value-type="float" office:value="12037" calcext:value-type="float">
            <text:p>12,037</text:p>
          </table:table-cell>
          <table:table-cell table:style-name="ce29" office:value-type="float" office:value="12221" calcext:value-type="float">
            <text:p>12,221</text:p>
          </table:table-cell>
          <table:table-cell table:style-name="ce29" office:value-type="float" office:value="10583" calcext:value-type="float">
            <text:p>10,583</text:p>
          </table:table-cell>
          <table:table-cell table:style-name="ce52" office:value-type="float" office:value="10222" calcext:value-type="float">
            <text:p>10,222</text:p>
          </table:table-cell>
          <table:table-cell table:style-name="ce29" office:value-type="float" office:value="51881" calcext:value-type="float">
            <text:p>51,881</text:p>
          </table:table-cell>
          <table:table-cell table:style-name="ce29" office:value-type="float" office:value="10174" calcext:value-type="float">
            <text:p>10,174</text:p>
          </table:table-cell>
          <table:table-cell table:style-name="ce29" office:value-type="float" office:value="10032" calcext:value-type="float">
            <text:p>10,032</text:p>
          </table:table-cell>
          <table:table-cell table:style-name="ce29" office:value-type="float" office:value="10396" calcext:value-type="float">
            <text:p>10,396</text:p>
          </table:table-cell>
          <table:table-cell table:style-name="ce29" office:value-type="float" office:value="10666" calcext:value-type="float">
            <text:p>10,666</text:p>
          </table:table-cell>
          <table:table-cell table:style-name="ce52" office:value-type="float" office:value="10613" calcext:value-type="float">
            <text:p>10,613</text:p>
          </table:table-cell>
          <table:table-cell table:style-name="ce29" office:value-type="float" office:value="54027" calcext:value-type="float">
            <text:p>54,027</text:p>
          </table:table-cell>
          <table:table-cell table:style-name="ce29" office:value-type="float" office:value="10695" calcext:value-type="float">
            <text:p>10,695</text:p>
          </table:table-cell>
          <table:table-cell table:style-name="ce29" office:value-type="float" office:value="10690" calcext:value-type="float">
            <text:p>10,690</text:p>
          </table:table-cell>
          <table:table-cell table:style-name="ce29" office:value-type="float" office:value="10895" calcext:value-type="float">
            <text:p>10,895</text:p>
          </table:table-cell>
          <table:table-cell table:style-name="ce29" office:value-type="float" office:value="10962" calcext:value-type="float">
            <text:p>10,962</text:p>
          </table:table-cell>
          <table:table-cell table:style-name="ce52" office:value-type="float" office:value="10785" calcext:value-type="float">
            <text:p>10,785</text:p>
          </table:table-cell>
          <table:table-cell table:style-name="ce29" office:value-type="float" office:value="54451" calcext:value-type="float">
            <text:p>54,451</text:p>
          </table:table-cell>
          <table:table-cell table:style-name="ce29" office:value-type="float" office:value="11404" calcext:value-type="float">
            <text:p>11,404</text:p>
          </table:table-cell>
          <table:table-cell table:style-name="ce29" office:value-type="float" office:value="11071" calcext:value-type="float">
            <text:p>11,071</text:p>
          </table:table-cell>
          <table:table-cell table:style-name="ce29" office:value-type="float" office:value="10658" calcext:value-type="float">
            <text:p>10,658</text:p>
          </table:table-cell>
          <table:table-cell table:style-name="ce29" office:value-type="float" office:value="10580" calcext:value-type="float">
            <text:p>10,580</text:p>
          </table:table-cell>
          <table:table-cell table:style-name="ce52" office:value-type="float" office:value="10738" calcext:value-type="float">
            <text:p>10,738</text:p>
          </table:table-cell>
          <table:table-cell table:style-name="ce29" office:value-type="float" office:value="48508" calcext:value-type="float">
            <text:p>48,508</text:p>
          </table:table-cell>
          <table:table-cell table:style-name="ce29" office:value-type="float" office:value="10027" calcext:value-type="float">
            <text:p>10,027</text:p>
          </table:table-cell>
          <table:table-cell table:style-name="ce29" office:value-type="float" office:value="9127" calcext:value-type="float">
            <text:p>9,127</text:p>
          </table:table-cell>
          <table:table-cell table:style-name="ce29" office:value-type="float" office:value="10128" calcext:value-type="float">
            <text:p>10,128</text:p>
          </table:table-cell>
          <table:table-cell table:style-name="ce29" office:value-type="float" office:value="10008" calcext:value-type="float">
            <text:p>10,008</text:p>
          </table:table-cell>
          <table:table-cell table:style-name="ce52" office:value-type="float" office:value="9218" calcext:value-type="float">
            <text:p>9,218</text:p>
          </table:table-cell>
          <table:table-cell table:style-name="ce29" office:value-type="float" office:value="43450" calcext:value-type="float">
            <text:p>43,450</text:p>
          </table:table-cell>
          <table:table-cell table:style-name="ce29" office:value-type="float" office:value="8885" calcext:value-type="float">
            <text:p>8,885</text:p>
          </table:table-cell>
          <table:table-cell table:style-name="ce29" office:value-type="float" office:value="9172" calcext:value-type="float">
            <text:p>9,172</text:p>
          </table:table-cell>
          <table:table-cell table:style-name="ce29" office:value-type="float" office:value="9811" calcext:value-type="float">
            <text:p>9,811</text:p>
          </table:table-cell>
          <table:table-cell table:style-name="ce29" office:value-type="float" office:value="7408" calcext:value-type="float">
            <text:p>7,408</text:p>
          </table:table-cell>
          <table:table-cell table:style-name="ce52" office:value-type="float" office:value="8174" calcext:value-type="float">
            <text:p>8,174</text:p>
          </table:table-cell>
          <table:table-cell table:style-name="ce29" office:value-type="float" office:value="30748" calcext:value-type="float">
            <text:p>30,748</text:p>
          </table:table-cell>
          <table:table-cell table:style-name="ce29" office:value-type="float" office:value="6873" calcext:value-type="float">
            <text:p>6,873</text:p>
          </table:table-cell>
          <table:table-cell table:style-name="ce29" office:value-type="float" office:value="6493" calcext:value-type="float">
            <text:p>6,493</text:p>
          </table:table-cell>
          <table:table-cell table:style-name="ce29" office:value-type="float" office:value="5895" calcext:value-type="float">
            <text:p>5,895</text:p>
          </table:table-cell>
          <table:table-cell table:style-name="ce29" office:value-type="float" office:value="5217" calcext:value-type="float">
            <text:p>5,217</text:p>
          </table:table-cell>
          <table:table-cell table:style-name="ce52" office:value-type="float" office:value="6270" calcext:value-type="float">
            <text:p>6,270</text:p>
          </table:table-cell>
          <table:table-cell table:style-name="ce29" office:value-type="float" office:value="33243" calcext:value-type="float">
            <text:p>33,243</text:p>
          </table:table-cell>
          <table:table-cell table:style-name="ce29" office:value-type="float" office:value="6585" calcext:value-type="float">
            <text:p>6,585</text:p>
          </table:table-cell>
          <table:table-cell table:style-name="ce29" office:value-type="float" office:value="6398" calcext:value-type="float">
            <text:p>6,398</text:p>
          </table:table-cell>
          <table:table-cell table:style-name="ce29" office:value-type="float" office:value="6773" calcext:value-type="float">
            <text:p>6,773</text:p>
          </table:table-cell>
          <table:table-cell table:style-name="ce29" office:value-type="float" office:value="6835" calcext:value-type="float">
            <text:p>6,835</text:p>
          </table:table-cell>
          <table:table-cell table:style-name="ce52" office:value-type="float" office:value="6652" calcext:value-type="float">
            <text:p>6,652</text:p>
          </table:table-cell>
          <table:table-cell table:style-name="ce29" office:value-type="float" office:value="29260" calcext:value-type="float">
            <text:p>29,260</text:p>
          </table:table-cell>
          <table:table-cell table:style-name="ce29" office:value-type="float" office:value="6357" calcext:value-type="float">
            <text:p>6,357</text:p>
          </table:table-cell>
          <table:table-cell table:style-name="ce29" office:value-type="float" office:value="6155" calcext:value-type="float">
            <text:p>6,155</text:p>
          </table:table-cell>
          <table:table-cell table:style-name="ce29" office:value-type="float" office:value="5733" calcext:value-type="float">
            <text:p>5,733</text:p>
          </table:table-cell>
          <table:table-cell table:style-name="ce29" office:value-type="float" office:value="5674" calcext:value-type="float">
            <text:p>5,674</text:p>
          </table:table-cell>
          <table:table-cell table:style-name="ce52" office:value-type="float" office:value="5341" calcext:value-type="float">
            <text:p>5,341</text:p>
          </table:table-cell>
          <table:table-cell table:style-name="ce29" office:value-type="float" office:value="22738" calcext:value-type="float">
            <text:p>22,738</text:p>
          </table:table-cell>
          <table:table-cell table:style-name="ce29" office:value-type="float" office:value="5136" calcext:value-type="float">
            <text:p>5,136</text:p>
          </table:table-cell>
          <table:table-cell table:style-name="ce29" office:value-type="float" office:value="4844" calcext:value-type="float">
            <text:p>4,844</text:p>
          </table:table-cell>
          <table:table-cell table:style-name="ce29" office:value-type="float" office:value="4687" calcext:value-type="float">
            <text:p>4,687</text:p>
          </table:table-cell>
          <table:table-cell table:style-name="ce29" office:value-type="float" office:value="4354" calcext:value-type="float">
            <text:p>4,354</text:p>
          </table:table-cell>
          <table:table-cell table:style-name="ce52" office:value-type="float" office:value="3717" calcext:value-type="float">
            <text:p>3,717</text:p>
          </table:table-cell>
          <table:table-cell table:style-name="ce29" office:value-type="float" office:value="13260" calcext:value-type="float">
            <text:p>13,260</text:p>
          </table:table-cell>
          <table:table-cell table:style-name="ce29" office:value-type="float" office:value="3418" calcext:value-type="float">
            <text:p>3,418</text:p>
          </table:table-cell>
          <table:table-cell table:style-name="ce29" office:value-type="float" office:value="3146" calcext:value-type="float">
            <text:p>3,146</text:p>
          </table:table-cell>
          <table:table-cell table:style-name="ce29" office:value-type="float" office:value="2620" calcext:value-type="float">
            <text:p>2,620</text:p>
          </table:table-cell>
          <table:table-cell table:style-name="ce29" office:value-type="float" office:value="2055" calcext:value-type="float">
            <text:p>2,055</text:p>
          </table:table-cell>
          <table:table-cell table:style-name="ce52" office:value-type="float" office:value="2021" calcext:value-type="float">
            <text:p>2,021</text:p>
          </table:table-cell>
          <table:table-cell table:style-name="ce29" office:value-type="float" office:value="5634" calcext:value-type="float">
            <text:p>5,634</text:p>
          </table:table-cell>
          <table:table-cell table:style-name="ce29" office:value-type="float" office:value="1433" calcext:value-type="float">
            <text:p>1,433</text:p>
          </table:table-cell>
          <table:table-cell table:style-name="ce29" office:value-type="float" office:value="1406" calcext:value-type="float">
            <text:p>1,406</text:p>
          </table:table-cell>
          <table:table-cell table:style-name="ce29" office:value-type="float" office:value="1218" calcext:value-type="float">
            <text:p>1,218</text:p>
          </table:table-cell>
          <table:table-cell table:style-name="ce29" office:value-type="float" office:value="882" calcext:value-type="float">
            <text:p>882</text:p>
          </table:table-cell>
          <table:table-cell table:style-name="ce52" office:value-type="float" office:value="695" calcext:value-type="float">
            <text:p>695</text:p>
          </table:table-cell>
          <table:table-cell table:style-name="ce29" office:value-type="float" office:value="1744" calcext:value-type="float">
            <text:p>1,744</text:p>
          </table:table-cell>
          <table:table-cell table:style-name="ce29" office:value-type="float" office:value="550" calcext:value-type="float">
            <text:p>550</text:p>
          </table:table-cell>
          <table:table-cell table:style-name="ce29" office:value-type="float" office:value="500" calcext:value-type="float">
            <text:p>500</text:p>
          </table:table-cell>
          <table:table-cell table:style-name="ce29" office:value-type="float" office:value="280" calcext:value-type="float">
            <text:p>280</text:p>
          </table:table-cell>
          <table:table-cell table:style-name="ce29" office:value-type="float" office:value="250" calcext:value-type="float">
            <text:p>250</text:p>
          </table:table-cell>
          <table:table-cell table:style-name="ce52" office:value-type="float" office:value="164" calcext:value-type="float">
            <text:p>164</text:p>
          </table:table-cell>
          <table:table-cell table:style-name="ce29" office:value-type="float" office:value="346" calcext:value-type="float">
            <text:p>346</text:p>
          </table:table-cell>
          <table:table-cell table:style-name="ce29" office:value-type="float" office:value="134" calcext:value-type="float">
            <text:p>134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31" calcext:value-type="float">
            <text:p>31</text:p>
          </table:table-cell>
          <table:table-cell table:style-name="ce52" office:value-type="float" office:value="30" calcext:value-type="float">
            <text:p>30</text:p>
          </table:table-cell>
          <table:table-cell table:style-name="ce29" office:value-type="float" office:value="47" calcext:value-type="float">
            <text:p>47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雲<text:span text:style-name="T1"> </text:span><text:span text:style-name="T2">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39];[.J39];[.P39];[.V39];[.AB39];[.AH39];[.AN39];[.AT39];[.AZ39];[.BF39];[.BL39];[.BR39];[.BX39];[.CD39];[.CJ39];[.CP39];[.CV39];[.DB39];[.DH39];[.DN39];[.DT39])" office:value-type="float" office:value="379900" calcext:value-type="float">
            <text:p>379,900</text:p>
          </table:table-cell>
          <table:table-cell table:style-name="ce29" table:formula="of:=SUM([.E39:.I39])" office:value-type="float" office:value="17309" calcext:value-type="float">
            <text:p>17,309</text:p>
          </table:table-cell>
          <table:table-cell table:style-name="ce42" office:value-type="float" office:value="3138" calcext:value-type="float">
            <text:p>3,138</text:p>
          </table:table-cell>
          <table:table-cell table:style-name="ce42" office:value-type="float" office:value="3325" calcext:value-type="float">
            <text:p>3,325</text:p>
          </table:table-cell>
          <table:table-cell table:style-name="ce42" office:value-type="float" office:value="3528" calcext:value-type="float">
            <text:p>3,528</text:p>
          </table:table-cell>
          <table:table-cell table:style-name="ce42" office:value-type="float" office:value="3584" calcext:value-type="float">
            <text:p>3,584</text:p>
          </table:table-cell>
          <table:table-cell table:style-name="ce42" office:value-type="float" office:value="3734" calcext:value-type="float">
            <text:p>3,734</text:p>
          </table:table-cell>
          <table:table-cell table:style-name="ce42" office:value-type="float" office:value="21500" calcext:value-type="float">
            <text:p>21,500</text:p>
          </table:table-cell>
          <table:table-cell table:style-name="ce42" office:value-type="float" office:value="3880" calcext:value-type="float">
            <text:p>3,880</text:p>
          </table:table-cell>
          <table:table-cell table:style-name="ce42" office:value-type="float" office:value="3954" calcext:value-type="float">
            <text:p>3,954</text:p>
          </table:table-cell>
          <table:table-cell table:style-name="ce42" office:value-type="float" office:value="4354" calcext:value-type="float">
            <text:p>4,354</text:p>
          </table:table-cell>
          <table:table-cell table:style-name="ce42" office:value-type="float" office:value="4823" calcext:value-type="float">
            <text:p>4,823</text:p>
          </table:table-cell>
          <table:table-cell table:style-name="ce53" office:value-type="float" office:value="4489" calcext:value-type="float">
            <text:p>4,489</text:p>
          </table:table-cell>
          <table:table-cell table:style-name="ce42" office:value-type="float" office:value="23936" calcext:value-type="float">
            <text:p>23,936</text:p>
          </table:table-cell>
          <table:table-cell table:style-name="ce42" office:value-type="float" office:value="4389" calcext:value-type="float">
            <text:p>4,389</text:p>
          </table:table-cell>
          <table:table-cell table:style-name="ce42" office:value-type="float" office:value="5022" calcext:value-type="float">
            <text:p>5,022</text:p>
          </table:table-cell>
          <table:table-cell table:style-name="ce42" office:value-type="float" office:value="4922" calcext:value-type="float">
            <text:p>4,922</text:p>
          </table:table-cell>
          <table:table-cell table:style-name="ce42" office:value-type="float" office:value="4893" calcext:value-type="float">
            <text:p>4,893</text:p>
          </table:table-cell>
          <table:table-cell table:style-name="ce53" office:value-type="float" office:value="4710" calcext:value-type="float">
            <text:p>4,710</text:p>
          </table:table-cell>
          <table:table-cell table:style-name="ce42" office:value-type="float" office:value="23546" calcext:value-type="float">
            <text:p>23,546</text:p>
          </table:table-cell>
          <table:table-cell table:style-name="ce42" office:value-type="float" office:value="4636" calcext:value-type="float">
            <text:p>4,636</text:p>
          </table:table-cell>
          <table:table-cell table:style-name="ce42" office:value-type="float" office:value="4655" calcext:value-type="float">
            <text:p>4,655</text:p>
          </table:table-cell>
          <table:table-cell table:style-name="ce42" office:value-type="float" office:value="4603" calcext:value-type="float">
            <text:p>4,603</text:p>
          </table:table-cell>
          <table:table-cell table:style-name="ce42" office:value-type="float" office:value="4978" calcext:value-type="float">
            <text:p>4,978</text:p>
          </table:table-cell>
          <table:table-cell table:style-name="ce53" office:value-type="float" office:value="4674" calcext:value-type="float">
            <text:p>4,674</text:p>
          </table:table-cell>
          <table:table-cell table:style-name="ce42" office:value-type="float" office:value="25944" calcext:value-type="float">
            <text:p>25,944</text:p>
          </table:table-cell>
          <table:table-cell table:style-name="ce42" office:value-type="float" office:value="4874" calcext:value-type="float">
            <text:p>4,874</text:p>
          </table:table-cell>
          <table:table-cell table:style-name="ce42" office:value-type="float" office:value="4907" calcext:value-type="float">
            <text:p>4,907</text:p>
          </table:table-cell>
          <table:table-cell table:style-name="ce42" office:value-type="float" office:value="4939" calcext:value-type="float">
            <text:p>4,939</text:p>
          </table:table-cell>
          <table:table-cell table:style-name="ce42" office:value-type="float" office:value="5449" calcext:value-type="float">
            <text:p>5,449</text:p>
          </table:table-cell>
          <table:table-cell table:style-name="ce53" office:value-type="float" office:value="5775" calcext:value-type="float">
            <text:p>5,775</text:p>
          </table:table-cell>
          <table:table-cell table:style-name="ce42" office:value-type="float" office:value="32389" calcext:value-type="float">
            <text:p>32,389</text:p>
          </table:table-cell>
          <table:table-cell table:style-name="ce42" office:value-type="float" office:value="6162" calcext:value-type="float">
            <text:p>6,162</text:p>
          </table:table-cell>
          <table:table-cell table:style-name="ce42" office:value-type="float" office:value="6474" calcext:value-type="float">
            <text:p>6,474</text:p>
          </table:table-cell>
          <table:table-cell table:style-name="ce42" office:value-type="float" office:value="6473" calcext:value-type="float">
            <text:p>6,473</text:p>
          </table:table-cell>
          <table:table-cell table:style-name="ce42" office:value-type="float" office:value="6503" calcext:value-type="float">
            <text:p>6,503</text:p>
          </table:table-cell>
          <table:table-cell table:style-name="ce53" office:value-type="float" office:value="6777" calcext:value-type="float">
            <text:p>6,777</text:p>
          </table:table-cell>
          <table:table-cell table:style-name="ce42" office:value-type="float" office:value="30417" calcext:value-type="float">
            <text:p>30,417</text:p>
          </table:table-cell>
          <table:table-cell table:style-name="ce42" office:value-type="float" office:value="6392" calcext:value-type="float">
            <text:p>6,392</text:p>
          </table:table-cell>
          <table:table-cell table:style-name="ce42" office:value-type="float" office:value="6435" calcext:value-type="float">
            <text:p>6,435</text:p>
          </table:table-cell>
          <table:table-cell table:style-name="ce42" office:value-type="float" office:value="6390" calcext:value-type="float">
            <text:p>6,390</text:p>
          </table:table-cell>
          <table:table-cell table:style-name="ce42" office:value-type="float" office:value="5745" calcext:value-type="float">
            <text:p>5,745</text:p>
          </table:table-cell>
          <table:table-cell table:style-name="ce53" office:value-type="float" office:value="5455" calcext:value-type="float">
            <text:p>5,455</text:p>
          </table:table-cell>
          <table:table-cell table:style-name="ce42" office:value-type="float" office:value="28904" calcext:value-type="float">
            <text:p>28,904</text:p>
          </table:table-cell>
          <table:table-cell table:style-name="ce42" office:value-type="float" office:value="5519" calcext:value-type="float">
            <text:p>5,519</text:p>
          </table:table-cell>
          <table:table-cell table:style-name="ce42" office:value-type="float" office:value="5447" calcext:value-type="float">
            <text:p>5,447</text:p>
          </table:table-cell>
          <table:table-cell table:style-name="ce42" office:value-type="float" office:value="5803" calcext:value-type="float">
            <text:p>5,803</text:p>
          </table:table-cell>
          <table:table-cell table:style-name="ce42" office:value-type="float" office:value="6049" calcext:value-type="float">
            <text:p>6,049</text:p>
          </table:table-cell>
          <table:table-cell table:style-name="ce53" office:value-type="float" office:value="6086" calcext:value-type="float">
            <text:p>6,086</text:p>
          </table:table-cell>
          <table:table-cell table:style-name="ce42" office:value-type="float" office:value="31271" calcext:value-type="float">
            <text:p>31,271</text:p>
          </table:table-cell>
          <table:table-cell table:style-name="ce42" office:value-type="float" office:value="6152" calcext:value-type="float">
            <text:p>6,152</text:p>
          </table:table-cell>
          <table:table-cell table:style-name="ce42" office:value-type="float" office:value="6263" calcext:value-type="float">
            <text:p>6,263</text:p>
          </table:table-cell>
          <table:table-cell table:style-name="ce42" office:value-type="float" office:value="6311" calcext:value-type="float">
            <text:p>6,311</text:p>
          </table:table-cell>
          <table:table-cell table:style-name="ce42" office:value-type="float" office:value="6241" calcext:value-type="float">
            <text:p>6,241</text:p>
          </table:table-cell>
          <table:table-cell table:style-name="ce53" office:value-type="float" office:value="6304" calcext:value-type="float">
            <text:p>6,304</text:p>
          </table:table-cell>
          <table:table-cell table:style-name="ce42" office:value-type="float" office:value="30944" calcext:value-type="float">
            <text:p>30,944</text:p>
          </table:table-cell>
          <table:table-cell table:style-name="ce42" office:value-type="float" office:value="6550" calcext:value-type="float">
            <text:p>6,550</text:p>
          </table:table-cell>
          <table:table-cell table:style-name="ce42" office:value-type="float" office:value="6342" calcext:value-type="float">
            <text:p>6,342</text:p>
          </table:table-cell>
          <table:table-cell table:style-name="ce42" office:value-type="float" office:value="6035" calcext:value-type="float">
            <text:p>6,035</text:p>
          </table:table-cell>
          <table:table-cell table:style-name="ce42" office:value-type="float" office:value="6002" calcext:value-type="float">
            <text:p>6,002</text:p>
          </table:table-cell>
          <table:table-cell table:style-name="ce53" office:value-type="float" office:value="6015" calcext:value-type="float">
            <text:p>6,015</text:p>
          </table:table-cell>
          <table:table-cell table:style-name="ce42" office:value-type="float" office:value="26509" calcext:value-type="float">
            <text:p>26,509</text:p>
          </table:table-cell>
          <table:table-cell table:style-name="ce42" office:value-type="float" office:value="5618" calcext:value-type="float">
            <text:p>5,618</text:p>
          </table:table-cell>
          <table:table-cell table:style-name="ce42" office:value-type="float" office:value="4995" calcext:value-type="float">
            <text:p>4,995</text:p>
          </table:table-cell>
          <table:table-cell table:style-name="ce42" office:value-type="float" office:value="5521" calcext:value-type="float">
            <text:p>5,521</text:p>
          </table:table-cell>
          <table:table-cell table:style-name="ce42" office:value-type="float" office:value="5435" calcext:value-type="float">
            <text:p>5,435</text:p>
          </table:table-cell>
          <table:table-cell table:style-name="ce53" office:value-type="float" office:value="4940" calcext:value-type="float">
            <text:p>4,940</text:p>
          </table:table-cell>
          <table:table-cell table:style-name="ce42" office:value-type="float" office:value="23417" calcext:value-type="float">
            <text:p>23,417</text:p>
          </table:table-cell>
          <table:table-cell table:style-name="ce42" office:value-type="float" office:value="4774" calcext:value-type="float">
            <text:p>4,774</text:p>
          </table:table-cell>
          <table:table-cell table:style-name="ce42" office:value-type="float" office:value="4969" calcext:value-type="float">
            <text:p>4,969</text:p>
          </table:table-cell>
          <table:table-cell table:style-name="ce42" office:value-type="float" office:value="5311" calcext:value-type="float">
            <text:p>5,311</text:p>
          </table:table-cell>
          <table:table-cell table:style-name="ce42" office:value-type="float" office:value="4035" calcext:value-type="float">
            <text:p>4,035</text:p>
          </table:table-cell>
          <table:table-cell table:style-name="ce53" office:value-type="float" office:value="4328" calcext:value-type="float">
            <text:p>4,328</text:p>
          </table:table-cell>
          <table:table-cell table:style-name="ce42" office:value-type="float" office:value="15643" calcext:value-type="float">
            <text:p>15,643</text:p>
          </table:table-cell>
          <table:table-cell table:style-name="ce42" office:value-type="float" office:value="3603" calcext:value-type="float">
            <text:p>3,603</text:p>
          </table:table-cell>
          <table:table-cell table:style-name="ce42" office:value-type="float" office:value="3302" calcext:value-type="float">
            <text:p>3,302</text:p>
          </table:table-cell>
          <table:table-cell table:style-name="ce42" office:value-type="float" office:value="2994" calcext:value-type="float">
            <text:p>2,994</text:p>
          </table:table-cell>
          <table:table-cell table:style-name="ce42" office:value-type="float" office:value="2635" calcext:value-type="float">
            <text:p>2,635</text:p>
          </table:table-cell>
          <table:table-cell table:style-name="ce53" office:value-type="float" office:value="3109" calcext:value-type="float">
            <text:p>3,109</text:p>
          </table:table-cell>
          <table:table-cell table:style-name="ce42" office:value-type="float" office:value="16342" calcext:value-type="float">
            <text:p>16,342</text:p>
          </table:table-cell>
          <table:table-cell table:style-name="ce42" office:value-type="float" office:value="3273" calcext:value-type="float">
            <text:p>3,273</text:p>
          </table:table-cell>
          <table:table-cell table:style-name="ce42" office:value-type="float" office:value="3190" calcext:value-type="float">
            <text:p>3,190</text:p>
          </table:table-cell>
          <table:table-cell table:style-name="ce42" office:value-type="float" office:value="3344" calcext:value-type="float">
            <text:p>3,344</text:p>
          </table:table-cell>
          <table:table-cell table:style-name="ce42" office:value-type="float" office:value="3300" calcext:value-type="float">
            <text:p>3,300</text:p>
          </table:table-cell>
          <table:table-cell table:style-name="ce53" office:value-type="float" office:value="3235" calcext:value-type="float">
            <text:p>3,235</text:p>
          </table:table-cell>
          <table:table-cell table:style-name="ce42" office:value-type="float" office:value="13660" calcext:value-type="float">
            <text:p>13,660</text:p>
          </table:table-cell>
          <table:table-cell table:style-name="ce42" office:value-type="float" office:value="3039" calcext:value-type="float">
            <text:p>3,039</text:p>
          </table:table-cell>
          <table:table-cell table:style-name="ce42" office:value-type="float" office:value="2872" calcext:value-type="float">
            <text:p>2,872</text:p>
          </table:table-cell>
          <table:table-cell table:style-name="ce42" office:value-type="float" office:value="2753" calcext:value-type="float">
            <text:p>2,753</text:p>
          </table:table-cell>
          <table:table-cell table:style-name="ce42" office:value-type="float" office:value="2572" calcext:value-type="float">
            <text:p>2,572</text:p>
          </table:table-cell>
          <table:table-cell table:style-name="ce53" office:value-type="float" office:value="2424" calcext:value-type="float">
            <text:p>2,424</text:p>
          </table:table-cell>
          <table:table-cell table:style-name="ce42" office:value-type="float" office:value="10044" calcext:value-type="float">
            <text:p>10,044</text:p>
          </table:table-cell>
          <table:table-cell table:style-name="ce42" office:value-type="float" office:value="2305" calcext:value-type="float">
            <text:p>2,305</text:p>
          </table:table-cell>
          <table:table-cell table:style-name="ce42" office:value-type="float" office:value="2178" calcext:value-type="float">
            <text:p>2,178</text:p>
          </table:table-cell>
          <table:table-cell table:style-name="ce42" office:value-type="float" office:value="2051" calcext:value-type="float">
            <text:p>2,051</text:p>
          </table:table-cell>
          <table:table-cell table:style-name="ce42" office:value-type="float" office:value="1882" calcext:value-type="float">
            <text:p>1,882</text:p>
          </table:table-cell>
          <table:table-cell table:style-name="ce53" office:value-type="float" office:value="1628" calcext:value-type="float">
            <text:p>1,628</text:p>
          </table:table-cell>
          <table:table-cell table:style-name="ce42" office:value-type="float" office:value="5529" calcext:value-type="float">
            <text:p>5,529</text:p>
          </table:table-cell>
          <table:table-cell table:style-name="ce42" office:value-type="float" office:value="1473" calcext:value-type="float">
            <text:p>1,473</text:p>
          </table:table-cell>
          <table:table-cell table:style-name="ce42" office:value-type="float" office:value="1329" calcext:value-type="float">
            <text:p>1,329</text:p>
          </table:table-cell>
          <table:table-cell table:style-name="ce42" office:value-type="float" office:value="1107" calcext:value-type="float">
            <text:p>1,107</text:p>
          </table:table-cell>
          <table:table-cell table:style-name="ce42" office:value-type="float" office:value="822" calcext:value-type="float">
            <text:p>822</text:p>
          </table:table-cell>
          <table:table-cell table:style-name="ce53" office:value-type="float" office:value="798" calcext:value-type="float">
            <text:p>798</text:p>
          </table:table-cell>
          <table:table-cell table:style-name="ce42" office:value-type="float" office:value="1955" calcext:value-type="float">
            <text:p>1,955</text:p>
          </table:table-cell>
          <table:table-cell table:style-name="ce42" office:value-type="float" office:value="548" calcext:value-type="float">
            <text:p>548</text:p>
          </table:table-cell>
          <table:table-cell table:style-name="ce42" office:value-type="float" office:value="491" calcext:value-type="float">
            <text:p>491</text:p>
          </table:table-cell>
          <table:table-cell table:style-name="ce42" office:value-type="float" office:value="423" calcext:value-type="float">
            <text:p>423</text:p>
          </table:table-cell>
          <table:table-cell table:style-name="ce42" office:value-type="float" office:value="283" calcext:value-type="float">
            <text:p>283</text:p>
          </table:table-cell>
          <table:table-cell table:style-name="ce53" office:value-type="float" office:value="210" calcext:value-type="float">
            <text:p>210</text:p>
          </table:table-cell>
          <table:table-cell table:style-name="ce42" office:value-type="float" office:value="527" calcext:value-type="float">
            <text:p>527</text:p>
          </table:table-cell>
          <table:table-cell table:style-name="ce42" office:value-type="float" office:value="179" calcext:value-type="float">
            <text:p>179</text:p>
          </table:table-cell>
          <table:table-cell table:style-name="ce42" office:value-type="float" office:value="149" calcext:value-type="float">
            <text:p>149</text:p>
          </table:table-cell>
          <table:table-cell table:style-name="ce42" office:value-type="float" office:value="85" calcext:value-type="float">
            <text:p>85</text:p>
          </table:table-cell>
          <table:table-cell table:style-name="ce42" office:value-type="float" office:value="70" calcext:value-type="float">
            <text:p>70</text:p>
          </table:table-cell>
          <table:table-cell table:style-name="ce53" office:value-type="float" office:value="44" calcext:value-type="float">
            <text:p>44</text:p>
          </table:table-cell>
          <table:table-cell table:style-name="ce42" office:value-type="float" office:value="96" calcext:value-type="float">
            <text:p>96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4" calcext:value-type="float">
            <text:p>4</text:p>
          </table:table-cell>
          <table:table-cell table:style-name="ce53" office:value-type="float" office:value="10" calcext:value-type="float">
            <text:p>10</text:p>
          </table:table-cell>
          <table:table-cell table:style-name="ce42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40];[.J40];[.P40];[.V40];[.AB40];[.AH40];[.AN40];[.AT40];[.AZ40];[.BF40];[.BL40];[.BR40];[.BX40];[.CD40];[.CJ40];[.CP40];[.CV40];[.DB40];[.DH40];[.DN40];[.DT40])" office:value-type="float" office:value="344411" calcext:value-type="float">
            <text:p>344,411</text:p>
          </table:table-cell>
          <table:table-cell table:style-name="ce37" table:formula="of:=SUM([.E40:.I40])" office:value-type="float" office:value="15305" calcext:value-type="float">
            <text:p>15,305</text:p>
          </table:table-cell>
          <table:table-cell table:style-name="ce43" office:value-type="float" office:value="2761" calcext:value-type="float">
            <text:p>2,761</text:p>
          </table:table-cell>
          <table:table-cell table:style-name="ce43" office:value-type="float" office:value="2940" calcext:value-type="float">
            <text:p>2,940</text:p>
          </table:table-cell>
          <table:table-cell table:style-name="ce43" office:value-type="float" office:value="3114" calcext:value-type="float">
            <text:p>3,114</text:p>
          </table:table-cell>
          <table:table-cell table:style-name="ce43" office:value-type="float" office:value="3252" calcext:value-type="float">
            <text:p>3,252</text:p>
          </table:table-cell>
          <table:table-cell table:style-name="ce43" office:value-type="float" office:value="3238" calcext:value-type="float">
            <text:p>3,238</text:p>
          </table:table-cell>
          <table:table-cell table:style-name="ce43" office:value-type="float" office:value="19267" calcext:value-type="float">
            <text:p>19,267</text:p>
          </table:table-cell>
          <table:table-cell table:style-name="ce43" office:value-type="float" office:value="3478" calcext:value-type="float">
            <text:p>3,478</text:p>
          </table:table-cell>
          <table:table-cell table:style-name="ce43" office:value-type="float" office:value="3651" calcext:value-type="float">
            <text:p>3,651</text:p>
          </table:table-cell>
          <table:table-cell table:style-name="ce43" office:value-type="float" office:value="3909" calcext:value-type="float">
            <text:p>3,909</text:p>
          </table:table-cell>
          <table:table-cell table:style-name="ce43" office:value-type="float" office:value="4286" calcext:value-type="float">
            <text:p>4,286</text:p>
          </table:table-cell>
          <table:table-cell table:style-name="ce54" office:value-type="float" office:value="3943" calcext:value-type="float">
            <text:p>3,943</text:p>
          </table:table-cell>
          <table:table-cell table:style-name="ce43" office:value-type="float" office:value="22002" calcext:value-type="float">
            <text:p>22,002</text:p>
          </table:table-cell>
          <table:table-cell table:style-name="ce43" office:value-type="float" office:value="4002" calcext:value-type="float">
            <text:p>4,002</text:p>
          </table:table-cell>
          <table:table-cell table:style-name="ce43" office:value-type="float" office:value="4518" calcext:value-type="float">
            <text:p>4,518</text:p>
          </table:table-cell>
          <table:table-cell table:style-name="ce43" office:value-type="float" office:value="4601" calcext:value-type="float">
            <text:p>4,601</text:p>
          </table:table-cell>
          <table:table-cell table:style-name="ce43" office:value-type="float" office:value="4485" calcext:value-type="float">
            <text:p>4,485</text:p>
          </table:table-cell>
          <table:table-cell table:style-name="ce54" office:value-type="float" office:value="4396" calcext:value-type="float">
            <text:p>4,396</text:p>
          </table:table-cell>
          <table:table-cell table:style-name="ce43" office:value-type="float" office:value="21342" calcext:value-type="float">
            <text:p>21,342</text:p>
          </table:table-cell>
          <table:table-cell table:style-name="ce43" office:value-type="float" office:value="4334" calcext:value-type="float">
            <text:p>4,334</text:p>
          </table:table-cell>
          <table:table-cell table:style-name="ce43" office:value-type="float" office:value="4256" calcext:value-type="float">
            <text:p>4,256</text:p>
          </table:table-cell>
          <table:table-cell table:style-name="ce43" office:value-type="float" office:value="4171" calcext:value-type="float">
            <text:p>4,171</text:p>
          </table:table-cell>
          <table:table-cell table:style-name="ce43" office:value-type="float" office:value="4329" calcext:value-type="float">
            <text:p>4,329</text:p>
          </table:table-cell>
          <table:table-cell table:style-name="ce54" office:value-type="float" office:value="4252" calcext:value-type="float">
            <text:p>4,252</text:p>
          </table:table-cell>
          <table:table-cell table:style-name="ce43" office:value-type="float" office:value="24528" calcext:value-type="float">
            <text:p>24,528</text:p>
          </table:table-cell>
          <table:table-cell table:style-name="ce43" office:value-type="float" office:value="4642" calcext:value-type="float">
            <text:p>4,642</text:p>
          </table:table-cell>
          <table:table-cell table:style-name="ce43" office:value-type="float" office:value="4599" calcext:value-type="float">
            <text:p>4,599</text:p>
          </table:table-cell>
          <table:table-cell table:style-name="ce43" office:value-type="float" office:value="4659" calcext:value-type="float">
            <text:p>4,659</text:p>
          </table:table-cell>
          <table:table-cell table:style-name="ce43" office:value-type="float" office:value="5194" calcext:value-type="float">
            <text:p>5,194</text:p>
          </table:table-cell>
          <table:table-cell table:style-name="ce54" office:value-type="float" office:value="5434" calcext:value-type="float">
            <text:p>5,434</text:p>
          </table:table-cell>
          <table:table-cell table:style-name="ce43" office:value-type="float" office:value="30420" calcext:value-type="float">
            <text:p>30,420</text:p>
          </table:table-cell>
          <table:table-cell table:style-name="ce43" office:value-type="float" office:value="5845" calcext:value-type="float">
            <text:p>5,845</text:p>
          </table:table-cell>
          <table:table-cell table:style-name="ce43" office:value-type="float" office:value="5993" calcext:value-type="float">
            <text:p>5,993</text:p>
          </table:table-cell>
          <table:table-cell table:style-name="ce43" office:value-type="float" office:value="6181" calcext:value-type="float">
            <text:p>6,181</text:p>
          </table:table-cell>
          <table:table-cell table:style-name="ce43" office:value-type="float" office:value="6158" calcext:value-type="float">
            <text:p>6,158</text:p>
          </table:table-cell>
          <table:table-cell table:style-name="ce54" office:value-type="float" office:value="6243" calcext:value-type="float">
            <text:p>6,243</text:p>
          </table:table-cell>
          <table:table-cell table:style-name="ce43" office:value-type="float" office:value="27069" calcext:value-type="float">
            <text:p>27,069</text:p>
          </table:table-cell>
          <table:table-cell table:style-name="ce43" office:value-type="float" office:value="6031" calcext:value-type="float">
            <text:p>6,031</text:p>
          </table:table-cell>
          <table:table-cell table:style-name="ce43" office:value-type="float" office:value="5602" calcext:value-type="float">
            <text:p>5,602</text:p>
          </table:table-cell>
          <table:table-cell table:style-name="ce43" office:value-type="float" office:value="5831" calcext:value-type="float">
            <text:p>5,831</text:p>
          </table:table-cell>
          <table:table-cell table:style-name="ce43" office:value-type="float" office:value="4838" calcext:value-type="float">
            <text:p>4,838</text:p>
          </table:table-cell>
          <table:table-cell table:style-name="ce54" office:value-type="float" office:value="4767" calcext:value-type="float">
            <text:p>4,767</text:p>
          </table:table-cell>
          <table:table-cell table:style-name="ce43" office:value-type="float" office:value="22977" calcext:value-type="float">
            <text:p>22,977</text:p>
          </table:table-cell>
          <table:table-cell table:style-name="ce43" office:value-type="float" office:value="4655" calcext:value-type="float">
            <text:p>4,655</text:p>
          </table:table-cell>
          <table:table-cell table:style-name="ce43" office:value-type="float" office:value="4585" calcext:value-type="float">
            <text:p>4,585</text:p>
          </table:table-cell>
          <table:table-cell table:style-name="ce43" office:value-type="float" office:value="4593" calcext:value-type="float">
            <text:p>4,593</text:p>
          </table:table-cell>
          <table:table-cell table:style-name="ce43" office:value-type="float" office:value="4617" calcext:value-type="float">
            <text:p>4,617</text:p>
          </table:table-cell>
          <table:table-cell table:style-name="ce54" office:value-type="float" office:value="4527" calcext:value-type="float">
            <text:p>4,527</text:p>
          </table:table-cell>
          <table:table-cell table:style-name="ce43" office:value-type="float" office:value="22756" calcext:value-type="float">
            <text:p>22,756</text:p>
          </table:table-cell>
          <table:table-cell table:style-name="ce43" office:value-type="float" office:value="4543" calcext:value-type="float">
            <text:p>4,543</text:p>
          </table:table-cell>
          <table:table-cell table:style-name="ce43" office:value-type="float" office:value="4427" calcext:value-type="float">
            <text:p>4,427</text:p>
          </table:table-cell>
          <table:table-cell table:style-name="ce43" office:value-type="float" office:value="4584" calcext:value-type="float">
            <text:p>4,584</text:p>
          </table:table-cell>
          <table:table-cell table:style-name="ce43" office:value-type="float" office:value="4721" calcext:value-type="float">
            <text:p>4,721</text:p>
          </table:table-cell>
          <table:table-cell table:style-name="ce54" office:value-type="float" office:value="4481" calcext:value-type="float">
            <text:p>4,481</text:p>
          </table:table-cell>
          <table:table-cell table:style-name="ce43" office:value-type="float" office:value="23507" calcext:value-type="float">
            <text:p>23,507</text:p>
          </table:table-cell>
          <table:table-cell table:style-name="ce43" office:value-type="float" office:value="4854" calcext:value-type="float">
            <text:p>4,854</text:p>
          </table:table-cell>
          <table:table-cell table:style-name="ce43" office:value-type="float" office:value="4729" calcext:value-type="float">
            <text:p>4,729</text:p>
          </table:table-cell>
          <table:table-cell table:style-name="ce43" office:value-type="float" office:value="4623" calcext:value-type="float">
            <text:p>4,623</text:p>
          </table:table-cell>
          <table:table-cell table:style-name="ce43" office:value-type="float" office:value="4578" calcext:value-type="float">
            <text:p>4,578</text:p>
          </table:table-cell>
          <table:table-cell table:style-name="ce54" office:value-type="float" office:value="4723" calcext:value-type="float">
            <text:p>4,723</text:p>
          </table:table-cell>
          <table:table-cell table:style-name="ce43" office:value-type="float" office:value="21999" calcext:value-type="float">
            <text:p>21,999</text:p>
          </table:table-cell>
          <table:table-cell table:style-name="ce43" office:value-type="float" office:value="4409" calcext:value-type="float">
            <text:p>4,409</text:p>
          </table:table-cell>
          <table:table-cell table:style-name="ce43" office:value-type="float" office:value="4132" calcext:value-type="float">
            <text:p>4,132</text:p>
          </table:table-cell>
          <table:table-cell table:style-name="ce43" office:value-type="float" office:value="4607" calcext:value-type="float">
            <text:p>4,607</text:p>
          </table:table-cell>
          <table:table-cell table:style-name="ce43" office:value-type="float" office:value="4573" calcext:value-type="float">
            <text:p>4,573</text:p>
          </table:table-cell>
          <table:table-cell table:style-name="ce54" office:value-type="float" office:value="4278" calcext:value-type="float">
            <text:p>4,278</text:p>
          </table:table-cell>
          <table:table-cell table:style-name="ce43" office:value-type="float" office:value="20033" calcext:value-type="float">
            <text:p>20,033</text:p>
          </table:table-cell>
          <table:table-cell table:style-name="ce43" office:value-type="float" office:value="4111" calcext:value-type="float">
            <text:p>4,111</text:p>
          </table:table-cell>
          <table:table-cell table:style-name="ce43" office:value-type="float" office:value="4203" calcext:value-type="float">
            <text:p>4,203</text:p>
          </table:table-cell>
          <table:table-cell table:style-name="ce43" office:value-type="float" office:value="4500" calcext:value-type="float">
            <text:p>4,500</text:p>
          </table:table-cell>
          <table:table-cell table:style-name="ce43" office:value-type="float" office:value="3373" calcext:value-type="float">
            <text:p>3,373</text:p>
          </table:table-cell>
          <table:table-cell table:style-name="ce54" office:value-type="float" office:value="3846" calcext:value-type="float">
            <text:p>3,846</text:p>
          </table:table-cell>
          <table:table-cell table:style-name="ce43" office:value-type="float" office:value="15105" calcext:value-type="float">
            <text:p>15,105</text:p>
          </table:table-cell>
          <table:table-cell table:style-name="ce43" office:value-type="float" office:value="3270" calcext:value-type="float">
            <text:p>3,270</text:p>
          </table:table-cell>
          <table:table-cell table:style-name="ce43" office:value-type="float" office:value="3191" calcext:value-type="float">
            <text:p>3,191</text:p>
          </table:table-cell>
          <table:table-cell table:style-name="ce43" office:value-type="float" office:value="2901" calcext:value-type="float">
            <text:p>2,901</text:p>
          </table:table-cell>
          <table:table-cell table:style-name="ce43" office:value-type="float" office:value="2582" calcext:value-type="float">
            <text:p>2,582</text:p>
          </table:table-cell>
          <table:table-cell table:style-name="ce54" office:value-type="float" office:value="3161" calcext:value-type="float">
            <text:p>3,161</text:p>
          </table:table-cell>
          <table:table-cell table:style-name="ce43" office:value-type="float" office:value="16901" calcext:value-type="float">
            <text:p>16,901</text:p>
          </table:table-cell>
          <table:table-cell table:style-name="ce43" office:value-type="float" office:value="3312" calcext:value-type="float">
            <text:p>3,312</text:p>
          </table:table-cell>
          <table:table-cell table:style-name="ce43" office:value-type="float" office:value="3208" calcext:value-type="float">
            <text:p>3,208</text:p>
          </table:table-cell>
          <table:table-cell table:style-name="ce43" office:value-type="float" office:value="3429" calcext:value-type="float">
            <text:p>3,429</text:p>
          </table:table-cell>
          <table:table-cell table:style-name="ce43" office:value-type="float" office:value="3535" calcext:value-type="float">
            <text:p>3,535</text:p>
          </table:table-cell>
          <table:table-cell table:style-name="ce54" office:value-type="float" office:value="3417" calcext:value-type="float">
            <text:p>3,417</text:p>
          </table:table-cell>
          <table:table-cell table:style-name="ce43" office:value-type="float" office:value="15600" calcext:value-type="float">
            <text:p>15,600</text:p>
          </table:table-cell>
          <table:table-cell table:style-name="ce43" office:value-type="float" office:value="3318" calcext:value-type="float">
            <text:p>3,318</text:p>
          </table:table-cell>
          <table:table-cell table:style-name="ce43" office:value-type="float" office:value="3283" calcext:value-type="float">
            <text:p>3,283</text:p>
          </table:table-cell>
          <table:table-cell table:style-name="ce43" office:value-type="float" office:value="2980" calcext:value-type="float">
            <text:p>2,980</text:p>
          </table:table-cell>
          <table:table-cell table:style-name="ce43" office:value-type="float" office:value="3102" calcext:value-type="float">
            <text:p>3,102</text:p>
          </table:table-cell>
          <table:table-cell table:style-name="ce54" office:value-type="float" office:value="2917" calcext:value-type="float">
            <text:p>2,917</text:p>
          </table:table-cell>
          <table:table-cell table:style-name="ce43" office:value-type="float" office:value="12694" calcext:value-type="float">
            <text:p>12,694</text:p>
          </table:table-cell>
          <table:table-cell table:style-name="ce43" office:value-type="float" office:value="2831" calcext:value-type="float">
            <text:p>2,831</text:p>
          </table:table-cell>
          <table:table-cell table:style-name="ce43" office:value-type="float" office:value="2666" calcext:value-type="float">
            <text:p>2,666</text:p>
          </table:table-cell>
          <table:table-cell table:style-name="ce43" office:value-type="float" office:value="2636" calcext:value-type="float">
            <text:p>2,636</text:p>
          </table:table-cell>
          <table:table-cell table:style-name="ce43" office:value-type="float" office:value="2472" calcext:value-type="float">
            <text:p>2,472</text:p>
          </table:table-cell>
          <table:table-cell table:style-name="ce54" office:value-type="float" office:value="2089" calcext:value-type="float">
            <text:p>2,089</text:p>
          </table:table-cell>
          <table:table-cell table:style-name="ce43" office:value-type="float" office:value="7731" calcext:value-type="float">
            <text:p>7,731</text:p>
          </table:table-cell>
          <table:table-cell table:style-name="ce43" office:value-type="float" office:value="1945" calcext:value-type="float">
            <text:p>1,945</text:p>
          </table:table-cell>
          <table:table-cell table:style-name="ce43" office:value-type="float" office:value="1817" calcext:value-type="float">
            <text:p>1,817</text:p>
          </table:table-cell>
          <table:table-cell table:style-name="ce43" office:value-type="float" office:value="1513" calcext:value-type="float">
            <text:p>1,513</text:p>
          </table:table-cell>
          <table:table-cell table:style-name="ce43" office:value-type="float" office:value="1233" calcext:value-type="float">
            <text:p>1,233</text:p>
          </table:table-cell>
          <table:table-cell table:style-name="ce54" office:value-type="float" office:value="1223" calcext:value-type="float">
            <text:p>1,223</text:p>
          </table:table-cell>
          <table:table-cell table:style-name="ce43" office:value-type="float" office:value="3679" calcext:value-type="float">
            <text:p>3,679</text:p>
          </table:table-cell>
          <table:table-cell table:style-name="ce43" office:value-type="float" office:value="885" calcext:value-type="float">
            <text:p>885</text:p>
          </table:table-cell>
          <table:table-cell table:style-name="ce43" office:value-type="float" office:value="915" calcext:value-type="float">
            <text:p>915</text:p>
          </table:table-cell>
          <table:table-cell table:style-name="ce43" office:value-type="float" office:value="795" calcext:value-type="float">
            <text:p>795</text:p>
          </table:table-cell>
          <table:table-cell table:style-name="ce43" office:value-type="float" office:value="599" calcext:value-type="float">
            <text:p>599</text:p>
          </table:table-cell>
          <table:table-cell table:style-name="ce54" office:value-type="float" office:value="485" calcext:value-type="float">
            <text:p>485</text:p>
          </table:table-cell>
          <table:table-cell table:style-name="ce43" office:value-type="float" office:value="1217" calcext:value-type="float">
            <text:p>1,217</text:p>
          </table:table-cell>
          <table:table-cell table:style-name="ce43" office:value-type="float" office:value="371" calcext:value-type="float">
            <text:p>371</text:p>
          </table:table-cell>
          <table:table-cell table:style-name="ce43" office:value-type="float" office:value="351" calcext:value-type="float">
            <text:p>351</text:p>
          </table:table-cell>
          <table:table-cell table:style-name="ce43" office:value-type="float" office:value="195" calcext:value-type="float">
            <text:p>195</text:p>
          </table:table-cell>
          <table:table-cell table:style-name="ce43" office:value-type="float" office:value="180" calcext:value-type="float">
            <text:p>180</text:p>
          </table:table-cell>
          <table:table-cell table:style-name="ce54" office:value-type="float" office:value="120" calcext:value-type="float">
            <text:p>120</text:p>
          </table:table-cell>
          <table:table-cell table:style-name="ce43" office:value-type="float" office:value="250" calcext:value-type="float">
            <text:p>250</text:p>
          </table:table-cell>
          <table:table-cell table:style-name="ce43" office:value-type="float" office:value="95" calcext:value-type="float">
            <text:p>95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27" calcext:value-type="float">
            <text:p>27</text:p>
          </table:table-cell>
          <table:table-cell table:style-name="ce54" office:value-type="float" office:value="20" calcext:value-type="float">
            <text:p>20</text:p>
          </table:table-cell>
          <table:table-cell table:style-name="ce43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41];[.J41];[.P41];[.V41];[.AB41];[.AH41];[.AN41];[.AT41];[.AZ41];[.BF41];[.BL41];[.BR41];[.BX41];[.CD41];[.CJ41];[.CP41];[.CV41];[.DB41];[.DH41];[.DN41];[.DT41])" office:value-type="float" office:value="548603" calcext:value-type="float">
            <text:p>548,603</text:p>
          </table:table-cell>
          <table:table-cell table:style-name="ce29" table:formula="of:=SUM([.E41:.I41])" office:value-type="float" office:value="24170" calcext:value-type="float">
            <text:p>24,170</text:p>
          </table:table-cell>
          <table:table-cell table:style-name="ce29" office:value-type="float" office:value="4354" calcext:value-type="float">
            <text:p>4,354</text:p>
          </table:table-cell>
          <table:table-cell table:style-name="ce29" office:value-type="float" office:value="4593" calcext:value-type="float">
            <text:p>4,593</text:p>
          </table:table-cell>
          <table:table-cell table:style-name="ce29" office:value-type="float" office:value="4939" calcext:value-type="float">
            <text:p>4,939</text:p>
          </table:table-cell>
          <table:table-cell table:style-name="ce29" office:value-type="float" office:value="5113" calcext:value-type="float">
            <text:p>5,113</text:p>
          </table:table-cell>
          <table:table-cell table:style-name="ce29" office:value-type="float" office:value="5171" calcext:value-type="float">
            <text:p>5,171</text:p>
          </table:table-cell>
          <table:table-cell table:style-name="ce29" office:value-type="float" office:value="28731" calcext:value-type="float">
            <text:p>28,731</text:p>
          </table:table-cell>
          <table:table-cell table:style-name="ce29" office:value-type="float" office:value="5268" calcext:value-type="float">
            <text:p>5,268</text:p>
          </table:table-cell>
          <table:table-cell table:style-name="ce29" office:value-type="float" office:value="5446" calcext:value-type="float">
            <text:p>5,446</text:p>
          </table:table-cell>
          <table:table-cell table:style-name="ce29" office:value-type="float" office:value="5930" calcext:value-type="float">
            <text:p>5,930</text:p>
          </table:table-cell>
          <table:table-cell table:style-name="ce29" office:value-type="float" office:value="6381" calcext:value-type="float">
            <text:p>6,381</text:p>
          </table:table-cell>
          <table:table-cell table:style-name="ce52" office:value-type="float" office:value="5706" calcext:value-type="float">
            <text:p>5,706</text:p>
          </table:table-cell>
          <table:table-cell table:style-name="ce29" office:value-type="float" office:value="31863" calcext:value-type="float">
            <text:p>31,863</text:p>
          </table:table-cell>
          <table:table-cell table:style-name="ce29" office:value-type="float" office:value="5935" calcext:value-type="float">
            <text:p>5,935</text:p>
          </table:table-cell>
          <table:table-cell table:style-name="ce29" office:value-type="float" office:value="6543" calcext:value-type="float">
            <text:p>6,543</text:p>
          </table:table-cell>
          <table:table-cell table:style-name="ce29" office:value-type="float" office:value="6381" calcext:value-type="float">
            <text:p>6,381</text:p>
          </table:table-cell>
          <table:table-cell table:style-name="ce29" office:value-type="float" office:value="6349" calcext:value-type="float">
            <text:p>6,349</text:p>
          </table:table-cell>
          <table:table-cell table:style-name="ce52" office:value-type="float" office:value="6655" calcext:value-type="float">
            <text:p>6,655</text:p>
          </table:table-cell>
          <table:table-cell table:style-name="ce29" office:value-type="float" office:value="34881" calcext:value-type="float">
            <text:p>34,881</text:p>
          </table:table-cell>
          <table:table-cell table:style-name="ce29" office:value-type="float" office:value="6879" calcext:value-type="float">
            <text:p>6,879</text:p>
          </table:table-cell>
          <table:table-cell table:style-name="ce29" office:value-type="float" office:value="6771" calcext:value-type="float">
            <text:p>6,771</text:p>
          </table:table-cell>
          <table:table-cell table:style-name="ce29" office:value-type="float" office:value="6983" calcext:value-type="float">
            <text:p>6,983</text:p>
          </table:table-cell>
          <table:table-cell table:style-name="ce29" office:value-type="float" office:value="7333" calcext:value-type="float">
            <text:p>7,333</text:p>
          </table:table-cell>
          <table:table-cell table:style-name="ce52" office:value-type="float" office:value="6915" calcext:value-type="float">
            <text:p>6,915</text:p>
          </table:table-cell>
          <table:table-cell table:style-name="ce29" office:value-type="float" office:value="38253" calcext:value-type="float">
            <text:p>38,253</text:p>
          </table:table-cell>
          <table:table-cell table:style-name="ce29" office:value-type="float" office:value="7451" calcext:value-type="float">
            <text:p>7,451</text:p>
          </table:table-cell>
          <table:table-cell table:style-name="ce29" office:value-type="float" office:value="7181" calcext:value-type="float">
            <text:p>7,181</text:p>
          </table:table-cell>
          <table:table-cell table:style-name="ce29" office:value-type="float" office:value="7210" calcext:value-type="float">
            <text:p>7,210</text:p>
          </table:table-cell>
          <table:table-cell table:style-name="ce29" office:value-type="float" office:value="7903" calcext:value-type="float">
            <text:p>7,903</text:p>
          </table:table-cell>
          <table:table-cell table:style-name="ce52" office:value-type="float" office:value="8508" calcext:value-type="float">
            <text:p>8,508</text:p>
          </table:table-cell>
          <table:table-cell table:style-name="ce29" office:value-type="float" office:value="45498" calcext:value-type="float">
            <text:p>45,498</text:p>
          </table:table-cell>
          <table:table-cell table:style-name="ce29" office:value-type="float" office:value="8759" calcext:value-type="float">
            <text:p>8,759</text:p>
          </table:table-cell>
          <table:table-cell table:style-name="ce29" office:value-type="float" office:value="9064" calcext:value-type="float">
            <text:p>9,064</text:p>
          </table:table-cell>
          <table:table-cell table:style-name="ce29" office:value-type="float" office:value="9477" calcext:value-type="float">
            <text:p>9,477</text:p>
          </table:table-cell>
          <table:table-cell table:style-name="ce29" office:value-type="float" office:value="9037" calcext:value-type="float">
            <text:p>9,037</text:p>
          </table:table-cell>
          <table:table-cell table:style-name="ce52" office:value-type="float" office:value="9161" calcext:value-type="float">
            <text:p>9,161</text:p>
          </table:table-cell>
          <table:table-cell table:style-name="ce29" office:value-type="float" office:value="41150" calcext:value-type="float">
            <text:p>41,150</text:p>
          </table:table-cell>
          <table:table-cell table:style-name="ce29" office:value-type="float" office:value="8990" calcext:value-type="float">
            <text:p>8,990</text:p>
          </table:table-cell>
          <table:table-cell table:style-name="ce29" office:value-type="float" office:value="8710" calcext:value-type="float">
            <text:p>8,710</text:p>
          </table:table-cell>
          <table:table-cell table:style-name="ce29" office:value-type="float" office:value="8530" calcext:value-type="float">
            <text:p>8,530</text:p>
          </table:table-cell>
          <table:table-cell table:style-name="ce29" office:value-type="float" office:value="7535" calcext:value-type="float">
            <text:p>7,535</text:p>
          </table:table-cell>
          <table:table-cell table:style-name="ce52" office:value-type="float" office:value="7385" calcext:value-type="float">
            <text:p>7,385</text:p>
          </table:table-cell>
          <table:table-cell table:style-name="ce29" office:value-type="float" office:value="39321" calcext:value-type="float">
            <text:p>39,321</text:p>
          </table:table-cell>
          <table:table-cell table:style-name="ce29" office:value-type="float" office:value="7656" calcext:value-type="float">
            <text:p>7,656</text:p>
          </table:table-cell>
          <table:table-cell table:style-name="ce29" office:value-type="float" office:value="7503" calcext:value-type="float">
            <text:p>7,503</text:p>
          </table:table-cell>
          <table:table-cell table:style-name="ce29" office:value-type="float" office:value="7952" calcext:value-type="float">
            <text:p>7,952</text:p>
          </table:table-cell>
          <table:table-cell table:style-name="ce29" office:value-type="float" office:value="8154" calcext:value-type="float">
            <text:p>8,154</text:p>
          </table:table-cell>
          <table:table-cell table:style-name="ce52" office:value-type="float" office:value="8056" calcext:value-type="float">
            <text:p>8,056</text:p>
          </table:table-cell>
          <table:table-cell table:style-name="ce29" office:value-type="float" office:value="42635" calcext:value-type="float">
            <text:p>42,635</text:p>
          </table:table-cell>
          <table:table-cell table:style-name="ce29" office:value-type="float" office:value="8364" calcext:value-type="float">
            <text:p>8,364</text:p>
          </table:table-cell>
          <table:table-cell table:style-name="ce29" office:value-type="float" office:value="8225" calcext:value-type="float">
            <text:p>8,225</text:p>
          </table:table-cell>
          <table:table-cell table:style-name="ce29" office:value-type="float" office:value="8619" calcext:value-type="float">
            <text:p>8,619</text:p>
          </table:table-cell>
          <table:table-cell table:style-name="ce29" office:value-type="float" office:value="8625" calcext:value-type="float">
            <text:p>8,625</text:p>
          </table:table-cell>
          <table:table-cell table:style-name="ce52" office:value-type="float" office:value="8802" calcext:value-type="float">
            <text:p>8,802</text:p>
          </table:table-cell>
          <table:table-cell table:style-name="ce29" office:value-type="float" office:value="44268" calcext:value-type="float">
            <text:p>44,268</text:p>
          </table:table-cell>
          <table:table-cell table:style-name="ce29" office:value-type="float" office:value="8947" calcext:value-type="float">
            <text:p>8,947</text:p>
          </table:table-cell>
          <table:table-cell table:style-name="ce29" office:value-type="float" office:value="9058" calcext:value-type="float">
            <text:p>9,058</text:p>
          </table:table-cell>
          <table:table-cell table:style-name="ce29" office:value-type="float" office:value="8945" calcext:value-type="float">
            <text:p>8,945</text:p>
          </table:table-cell>
          <table:table-cell table:style-name="ce29" office:value-type="float" office:value="8678" calcext:value-type="float">
            <text:p>8,678</text:p>
          </table:table-cell>
          <table:table-cell table:style-name="ce52" office:value-type="float" office:value="8640" calcext:value-type="float">
            <text:p>8,640</text:p>
          </table:table-cell>
          <table:table-cell table:style-name="ce29" office:value-type="float" office:value="38366" calcext:value-type="float">
            <text:p>38,366</text:p>
          </table:table-cell>
          <table:table-cell table:style-name="ce29" office:value-type="float" office:value="8048" calcext:value-type="float">
            <text:p>8,048</text:p>
          </table:table-cell>
          <table:table-cell table:style-name="ce29" office:value-type="float" office:value="7544" calcext:value-type="float">
            <text:p>7,544</text:p>
          </table:table-cell>
          <table:table-cell table:style-name="ce29" office:value-type="float" office:value="7808" calcext:value-type="float">
            <text:p>7,808</text:p>
          </table:table-cell>
          <table:table-cell table:style-name="ce29" office:value-type="float" office:value="7796" calcext:value-type="float">
            <text:p>7,796</text:p>
          </table:table-cell>
          <table:table-cell table:style-name="ce52" office:value-type="float" office:value="7170" calcext:value-type="float">
            <text:p>7,170</text:p>
          </table:table-cell>
          <table:table-cell table:style-name="ce29" office:value-type="float" office:value="33420" calcext:value-type="float">
            <text:p>33,420</text:p>
          </table:table-cell>
          <table:table-cell table:style-name="ce29" office:value-type="float" office:value="7034" calcext:value-type="float">
            <text:p>7,034</text:p>
          </table:table-cell>
          <table:table-cell table:style-name="ce29" office:value-type="float" office:value="7112" calcext:value-type="float">
            <text:p>7,112</text:p>
          </table:table-cell>
          <table:table-cell table:style-name="ce29" office:value-type="float" office:value="7327" calcext:value-type="float">
            <text:p>7,327</text:p>
          </table:table-cell>
          <table:table-cell table:style-name="ce29" office:value-type="float" office:value="5847" calcext:value-type="float">
            <text:p>5,847</text:p>
          </table:table-cell>
          <table:table-cell table:style-name="ce52" office:value-type="float" office:value="6100" calcext:value-type="float">
            <text:p>6,100</text:p>
          </table:table-cell>
          <table:table-cell table:style-name="ce29" office:value-type="float" office:value="21995" calcext:value-type="float">
            <text:p>21,995</text:p>
          </table:table-cell>
          <table:table-cell table:style-name="ce29" office:value-type="float" office:value="5322" calcext:value-type="float">
            <text:p>5,322</text:p>
          </table:table-cell>
          <table:table-cell table:style-name="ce29" office:value-type="float" office:value="4509" calcext:value-type="float">
            <text:p>4,509</text:p>
          </table:table-cell>
          <table:table-cell table:style-name="ce29" office:value-type="float" office:value="3725" calcext:value-type="float">
            <text:p>3,725</text:p>
          </table:table-cell>
          <table:table-cell table:style-name="ce29" office:value-type="float" office:value="3848" calcext:value-type="float">
            <text:p>3,848</text:p>
          </table:table-cell>
          <table:table-cell table:style-name="ce52" office:value-type="float" office:value="4591" calcext:value-type="float">
            <text:p>4,591</text:p>
          </table:table-cell>
          <table:table-cell table:style-name="ce29" office:value-type="float" office:value="24796" calcext:value-type="float">
            <text:p>24,796</text:p>
          </table:table-cell>
          <table:table-cell table:style-name="ce29" office:value-type="float" office:value="4645" calcext:value-type="float">
            <text:p>4,645</text:p>
          </table:table-cell>
          <table:table-cell table:style-name="ce29" office:value-type="float" office:value="4806" calcext:value-type="float">
            <text:p>4,806</text:p>
          </table:table-cell>
          <table:table-cell table:style-name="ce29" office:value-type="float" office:value="5032" calcext:value-type="float">
            <text:p>5,032</text:p>
          </table:table-cell>
          <table:table-cell table:style-name="ce29" office:value-type="float" office:value="5184" calcext:value-type="float">
            <text:p>5,184</text:p>
          </table:table-cell>
          <table:table-cell table:style-name="ce52" office:value-type="float" office:value="5129" calcext:value-type="float">
            <text:p>5,129</text:p>
          </table:table-cell>
          <table:table-cell table:style-name="ce29" office:value-type="float" office:value="23108" calcext:value-type="float">
            <text:p>23,108</text:p>
          </table:table-cell>
          <table:table-cell table:style-name="ce29" office:value-type="float" office:value="4846" calcext:value-type="float">
            <text:p>4,846</text:p>
          </table:table-cell>
          <table:table-cell table:style-name="ce29" office:value-type="float" office:value="4644" calcext:value-type="float">
            <text:p>4,644</text:p>
          </table:table-cell>
          <table:table-cell table:style-name="ce29" office:value-type="float" office:value="4546" calcext:value-type="float">
            <text:p>4,546</text:p>
          </table:table-cell>
          <table:table-cell table:style-name="ce29" office:value-type="float" office:value="4607" calcext:value-type="float">
            <text:p>4,607</text:p>
          </table:table-cell>
          <table:table-cell table:style-name="ce52" office:value-type="float" office:value="4465" calcext:value-type="float">
            <text:p>4,465</text:p>
          </table:table-cell>
          <table:table-cell table:style-name="ce29" office:value-type="float" office:value="18651" calcext:value-type="float">
            <text:p>18,651</text:p>
          </table:table-cell>
          <table:table-cell table:style-name="ce29" office:value-type="float" office:value="4260" calcext:value-type="float">
            <text:p>4,260</text:p>
          </table:table-cell>
          <table:table-cell table:style-name="ce29" office:value-type="float" office:value="3755" calcext:value-type="float">
            <text:p>3,755</text:p>
          </table:table-cell>
          <table:table-cell table:style-name="ce29" office:value-type="float" office:value="3876" calcext:value-type="float">
            <text:p>3,876</text:p>
          </table:table-cell>
          <table:table-cell table:style-name="ce29" office:value-type="float" office:value="3617" calcext:value-type="float">
            <text:p>3,617</text:p>
          </table:table-cell>
          <table:table-cell table:style-name="ce52" office:value-type="float" office:value="3143" calcext:value-type="float">
            <text:p>3,143</text:p>
          </table:table-cell>
          <table:table-cell table:style-name="ce29" office:value-type="float" office:value="11014" calcext:value-type="float">
            <text:p>11,014</text:p>
          </table:table-cell>
          <table:table-cell table:style-name="ce29" office:value-type="float" office:value="2874" calcext:value-type="float">
            <text:p>2,874</text:p>
          </table:table-cell>
          <table:table-cell table:style-name="ce29" office:value-type="float" office:value="2542" calcext:value-type="float">
            <text:p>2,542</text:p>
          </table:table-cell>
          <table:table-cell table:style-name="ce29" office:value-type="float" office:value="2248" calcext:value-type="float">
            <text:p>2,248</text:p>
          </table:table-cell>
          <table:table-cell table:style-name="ce29" office:value-type="float" office:value="1747" calcext:value-type="float">
            <text:p>1,747</text:p>
          </table:table-cell>
          <table:table-cell table:style-name="ce52" office:value-type="float" office:value="1603" calcext:value-type="float">
            <text:p>1,603</text:p>
          </table:table-cell>
          <table:table-cell table:style-name="ce29" office:value-type="float" office:value="4722" calcext:value-type="float">
            <text:p>4,722</text:p>
          </table:table-cell>
          <table:table-cell table:style-name="ce29" office:value-type="float" office:value="1214" calcext:value-type="float">
            <text:p>1,214</text:p>
          </table:table-cell>
          <table:table-cell table:style-name="ce29" office:value-type="float" office:value="1179" calcext:value-type="float">
            <text:p>1,179</text:p>
          </table:table-cell>
          <table:table-cell table:style-name="ce29" office:value-type="float" office:value="1089" calcext:value-type="float">
            <text:p>1,089</text:p>
          </table:table-cell>
          <table:table-cell table:style-name="ce29" office:value-type="float" office:value="732" calcext:value-type="float">
            <text:p>732</text:p>
          </table:table-cell>
          <table:table-cell table:style-name="ce52" office:value-type="float" office:value="508" calcext:value-type="float">
            <text:p>508</text:p>
          </table:table-cell>
          <table:table-cell table:style-name="ce29" office:value-type="float" office:value="1439" calcext:value-type="float">
            <text:p>1,439</text:p>
          </table:table-cell>
          <table:table-cell table:style-name="ce29" office:value-type="float" office:value="429" calcext:value-type="float">
            <text:p>429</text:p>
          </table:table-cell>
          <table:table-cell table:style-name="ce29" office:value-type="float" office:value="412" calcext:value-type="float">
            <text:p>412</text:p>
          </table:table-cell>
          <table:table-cell table:style-name="ce29" office:value-type="float" office:value="229" calcext:value-type="float">
            <text:p>229</text:p>
          </table:table-cell>
          <table:table-cell table:style-name="ce29" office:value-type="float" office:value="209" calcext:value-type="float">
            <text:p>209</text:p>
          </table:table-cell>
          <table:table-cell table:style-name="ce52" office:value-type="float" office:value="160" calcext:value-type="float">
            <text:p>160</text:p>
          </table:table-cell>
          <table:table-cell table:style-name="ce29" office:value-type="float" office:value="289" calcext:value-type="float">
            <text:p>289</text:p>
          </table:table-cell>
          <table:table-cell table:style-name="ce29" office:value-type="float" office:value="92" calcext:value-type="float">
            <text:p>92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31" calcext:value-type="float">
            <text:p>31</text:p>
          </table:table-cell>
          <table:table-cell table:style-name="ce52" office:value-type="float" office:value="27" calcext:value-type="float">
            <text:p>27</text:p>
          </table:table-cell>
          <table:table-cell table:style-name="ce29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嘉<text:span text:style-name="T1"> </text:span><text:span text:style-name="T2">義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42];[.J42];[.P42];[.V42];[.AB42];[.AH42];[.AN42];[.AT42];[.AZ42];[.BF42];[.BL42];[.BR42];[.BX42];[.CD42];[.CJ42];[.CP42];[.CV42];[.DB42];[.DH42];[.DN42];[.DT42])" office:value-type="float" office:value="287400" calcext:value-type="float">
            <text:p>287,400</text:p>
          </table:table-cell>
          <table:table-cell table:style-name="ce29" table:formula="of:=SUM([.E42:.I42])" office:value-type="float" office:value="12652" calcext:value-type="float">
            <text:p>12,652</text:p>
          </table:table-cell>
          <table:table-cell table:style-name="ce29" office:value-type="float" office:value="2298" calcext:value-type="float">
            <text:p>2,298</text:p>
          </table:table-cell>
          <table:table-cell table:style-name="ce29" office:value-type="float" office:value="2391" calcext:value-type="float">
            <text:p>2,391</text:p>
          </table:table-cell>
          <table:table-cell table:style-name="ce29" office:value-type="float" office:value="2571" calcext:value-type="float">
            <text:p>2,571</text:p>
          </table:table-cell>
          <table:table-cell table:style-name="ce29" office:value-type="float" office:value="2686" calcext:value-type="float">
            <text:p>2,686</text:p>
          </table:table-cell>
          <table:table-cell table:style-name="ce29" office:value-type="float" office:value="2706" calcext:value-type="float">
            <text:p>2,706</text:p>
          </table:table-cell>
          <table:table-cell table:style-name="ce29" office:value-type="float" office:value="15028" calcext:value-type="float">
            <text:p>15,028</text:p>
          </table:table-cell>
          <table:table-cell table:style-name="ce29" office:value-type="float" office:value="2714" calcext:value-type="float">
            <text:p>2,714</text:p>
          </table:table-cell>
          <table:table-cell table:style-name="ce29" office:value-type="float" office:value="2827" calcext:value-type="float">
            <text:p>2,827</text:p>
          </table:table-cell>
          <table:table-cell table:style-name="ce29" office:value-type="float" office:value="3078" calcext:value-type="float">
            <text:p>3,078</text:p>
          </table:table-cell>
          <table:table-cell table:style-name="ce29" office:value-type="float" office:value="3446" calcext:value-type="float">
            <text:p>3,446</text:p>
          </table:table-cell>
          <table:table-cell table:style-name="ce52" office:value-type="float" office:value="2963" calcext:value-type="float">
            <text:p>2,963</text:p>
          </table:table-cell>
          <table:table-cell table:style-name="ce29" office:value-type="float" office:value="16620" calcext:value-type="float">
            <text:p>16,620</text:p>
          </table:table-cell>
          <table:table-cell table:style-name="ce29" office:value-type="float" office:value="3115" calcext:value-type="float">
            <text:p>3,115</text:p>
          </table:table-cell>
          <table:table-cell table:style-name="ce29" office:value-type="float" office:value="3433" calcext:value-type="float">
            <text:p>3,433</text:p>
          </table:table-cell>
          <table:table-cell table:style-name="ce29" office:value-type="float" office:value="3327" calcext:value-type="float">
            <text:p>3,327</text:p>
          </table:table-cell>
          <table:table-cell table:style-name="ce29" office:value-type="float" office:value="3279" calcext:value-type="float">
            <text:p>3,279</text:p>
          </table:table-cell>
          <table:table-cell table:style-name="ce52" office:value-type="float" office:value="3466" calcext:value-type="float">
            <text:p>3,466</text:p>
          </table:table-cell>
          <table:table-cell table:style-name="ce29" office:value-type="float" office:value="18123" calcext:value-type="float">
            <text:p>18,123</text:p>
          </table:table-cell>
          <table:table-cell table:style-name="ce29" office:value-type="float" office:value="3587" calcext:value-type="float">
            <text:p>3,587</text:p>
          </table:table-cell>
          <table:table-cell table:style-name="ce29" office:value-type="float" office:value="3487" calcext:value-type="float">
            <text:p>3,487</text:p>
          </table:table-cell>
          <table:table-cell table:style-name="ce29" office:value-type="float" office:value="3628" calcext:value-type="float">
            <text:p>3,628</text:p>
          </table:table-cell>
          <table:table-cell table:style-name="ce29" office:value-type="float" office:value="3867" calcext:value-type="float">
            <text:p>3,867</text:p>
          </table:table-cell>
          <table:table-cell table:style-name="ce52" office:value-type="float" office:value="3554" calcext:value-type="float">
            <text:p>3,554</text:p>
          </table:table-cell>
          <table:table-cell table:style-name="ce29" office:value-type="float" office:value="19684" calcext:value-type="float">
            <text:p>19,684</text:p>
          </table:table-cell>
          <table:table-cell table:style-name="ce29" office:value-type="float" office:value="3847" calcext:value-type="float">
            <text:p>3,847</text:p>
          </table:table-cell>
          <table:table-cell table:style-name="ce29" office:value-type="float" office:value="3657" calcext:value-type="float">
            <text:p>3,657</text:p>
          </table:table-cell>
          <table:table-cell table:style-name="ce29" office:value-type="float" office:value="3737" calcext:value-type="float">
            <text:p>3,737</text:p>
          </table:table-cell>
          <table:table-cell table:style-name="ce29" office:value-type="float" office:value="4066" calcext:value-type="float">
            <text:p>4,066</text:p>
          </table:table-cell>
          <table:table-cell table:style-name="ce52" office:value-type="float" office:value="4377" calcext:value-type="float">
            <text:p>4,377</text:p>
          </table:table-cell>
          <table:table-cell table:style-name="ce29" office:value-type="float" office:value="23317" calcext:value-type="float">
            <text:p>23,317</text:p>
          </table:table-cell>
          <table:table-cell table:style-name="ce29" office:value-type="float" office:value="4565" calcext:value-type="float">
            <text:p>4,565</text:p>
          </table:table-cell>
          <table:table-cell table:style-name="ce29" office:value-type="float" office:value="4630" calcext:value-type="float">
            <text:p>4,630</text:p>
          </table:table-cell>
          <table:table-cell table:style-name="ce29" office:value-type="float" office:value="4768" calcext:value-type="float">
            <text:p>4,768</text:p>
          </table:table-cell>
          <table:table-cell table:style-name="ce29" office:value-type="float" office:value="4658" calcext:value-type="float">
            <text:p>4,658</text:p>
          </table:table-cell>
          <table:table-cell table:style-name="ce52" office:value-type="float" office:value="4696" calcext:value-type="float">
            <text:p>4,696</text:p>
          </table:table-cell>
          <table:table-cell table:style-name="ce29" office:value-type="float" office:value="21634" calcext:value-type="float">
            <text:p>21,634</text:p>
          </table:table-cell>
          <table:table-cell table:style-name="ce29" office:value-type="float" office:value="4624" calcext:value-type="float">
            <text:p>4,624</text:p>
          </table:table-cell>
          <table:table-cell table:style-name="ce29" office:value-type="float" office:value="4563" calcext:value-type="float">
            <text:p>4,563</text:p>
          </table:table-cell>
          <table:table-cell table:style-name="ce29" office:value-type="float" office:value="4529" calcext:value-type="float">
            <text:p>4,529</text:p>
          </table:table-cell>
          <table:table-cell table:style-name="ce29" office:value-type="float" office:value="3974" calcext:value-type="float">
            <text:p>3,974</text:p>
          </table:table-cell>
          <table:table-cell table:style-name="ce52" office:value-type="float" office:value="3944" calcext:value-type="float">
            <text:p>3,944</text:p>
          </table:table-cell>
          <table:table-cell table:style-name="ce29" office:value-type="float" office:value="21769" calcext:value-type="float">
            <text:p>21,769</text:p>
          </table:table-cell>
          <table:table-cell table:style-name="ce29" office:value-type="float" office:value="4175" calcext:value-type="float">
            <text:p>4,175</text:p>
          </table:table-cell>
          <table:table-cell table:style-name="ce29" office:value-type="float" office:value="4125" calcext:value-type="float">
            <text:p>4,125</text:p>
          </table:table-cell>
          <table:table-cell table:style-name="ce29" office:value-type="float" office:value="4270" calcext:value-type="float">
            <text:p>4,270</text:p>
          </table:table-cell>
          <table:table-cell table:style-name="ce29" office:value-type="float" office:value="4675" calcext:value-type="float">
            <text:p>4,675</text:p>
          </table:table-cell>
          <table:table-cell table:style-name="ce52" office:value-type="float" office:value="4524" calcext:value-type="float">
            <text:p>4,524</text:p>
          </table:table-cell>
          <table:table-cell table:style-name="ce29" office:value-type="float" office:value="24467" calcext:value-type="float">
            <text:p>24,467</text:p>
          </table:table-cell>
          <table:table-cell table:style-name="ce29" office:value-type="float" office:value="4741" calcext:value-type="float">
            <text:p>4,741</text:p>
          </table:table-cell>
          <table:table-cell table:style-name="ce29" office:value-type="float" office:value="4764" calcext:value-type="float">
            <text:p>4,764</text:p>
          </table:table-cell>
          <table:table-cell table:style-name="ce29" office:value-type="float" office:value="4866" calcext:value-type="float">
            <text:p>4,866</text:p>
          </table:table-cell>
          <table:table-cell table:style-name="ce29" office:value-type="float" office:value="4990" calcext:value-type="float">
            <text:p>4,990</text:p>
          </table:table-cell>
          <table:table-cell table:style-name="ce52" office:value-type="float" office:value="5106" calcext:value-type="float">
            <text:p>5,106</text:p>
          </table:table-cell>
          <table:table-cell table:style-name="ce29" office:value-type="float" office:value="25192" calcext:value-type="float">
            <text:p>25,192</text:p>
          </table:table-cell>
          <table:table-cell table:style-name="ce29" office:value-type="float" office:value="5167" calcext:value-type="float">
            <text:p>5,167</text:p>
          </table:table-cell>
          <table:table-cell table:style-name="ce29" office:value-type="float" office:value="5154" calcext:value-type="float">
            <text:p>5,154</text:p>
          </table:table-cell>
          <table:table-cell table:style-name="ce29" office:value-type="float" office:value="5097" calcext:value-type="float">
            <text:p>5,097</text:p>
          </table:table-cell>
          <table:table-cell table:style-name="ce29" office:value-type="float" office:value="4942" calcext:value-type="float">
            <text:p>4,942</text:p>
          </table:table-cell>
          <table:table-cell table:style-name="ce52" office:value-type="float" office:value="4832" calcext:value-type="float">
            <text:p>4,832</text:p>
          </table:table-cell>
          <table:table-cell table:style-name="ce29" office:value-type="float" office:value="21290" calcext:value-type="float">
            <text:p>21,290</text:p>
          </table:table-cell>
          <table:table-cell table:style-name="ce29" office:value-type="float" office:value="4516" calcext:value-type="float">
            <text:p>4,516</text:p>
          </table:table-cell>
          <table:table-cell table:style-name="ce29" office:value-type="float" office:value="4276" calcext:value-type="float">
            <text:p>4,276</text:p>
          </table:table-cell>
          <table:table-cell table:style-name="ce29" office:value-type="float" office:value="4312" calcext:value-type="float">
            <text:p>4,312</text:p>
          </table:table-cell>
          <table:table-cell table:style-name="ce29" office:value-type="float" office:value="4258" calcext:value-type="float">
            <text:p>4,258</text:p>
          </table:table-cell>
          <table:table-cell table:style-name="ce52" office:value-type="float" office:value="3928" calcext:value-type="float">
            <text:p>3,928</text:p>
          </table:table-cell>
          <table:table-cell table:style-name="ce29" office:value-type="float" office:value="17920" calcext:value-type="float">
            <text:p>17,920</text:p>
          </table:table-cell>
          <table:table-cell table:style-name="ce29" office:value-type="float" office:value="3773" calcext:value-type="float">
            <text:p>3,773</text:p>
          </table:table-cell>
          <table:table-cell table:style-name="ce29" office:value-type="float" office:value="3912" calcext:value-type="float">
            <text:p>3,912</text:p>
          </table:table-cell>
          <table:table-cell table:style-name="ce29" office:value-type="float" office:value="3935" calcext:value-type="float">
            <text:p>3,935</text:p>
          </table:table-cell>
          <table:table-cell table:style-name="ce29" office:value-type="float" office:value="3124" calcext:value-type="float">
            <text:p>3,124</text:p>
          </table:table-cell>
          <table:table-cell table:style-name="ce52" office:value-type="float" office:value="3176" calcext:value-type="float">
            <text:p>3,176</text:p>
          </table:table-cell>
          <table:table-cell table:style-name="ce29" office:value-type="float" office:value="11061" calcext:value-type="float">
            <text:p>11,061</text:p>
          </table:table-cell>
          <table:table-cell table:style-name="ce29" office:value-type="float" office:value="2716" calcext:value-type="float">
            <text:p>2,716</text:p>
          </table:table-cell>
          <table:table-cell table:style-name="ce29" office:value-type="float" office:value="2280" calcext:value-type="float">
            <text:p>2,280</text:p>
          </table:table-cell>
          <table:table-cell table:style-name="ce29" office:value-type="float" office:value="1887" calcext:value-type="float">
            <text:p>1,887</text:p>
          </table:table-cell>
          <table:table-cell table:style-name="ce29" office:value-type="float" office:value="1922" calcext:value-type="float">
            <text:p>1,922</text:p>
          </table:table-cell>
          <table:table-cell table:style-name="ce52" office:value-type="float" office:value="2256" calcext:value-type="float">
            <text:p>2,256</text:p>
          </table:table-cell>
          <table:table-cell table:style-name="ce29" office:value-type="float" office:value="11935" calcext:value-type="float">
            <text:p>11,935</text:p>
          </table:table-cell>
          <table:table-cell table:style-name="ce29" office:value-type="float" office:value="2251" calcext:value-type="float">
            <text:p>2,251</text:p>
          </table:table-cell>
          <table:table-cell table:style-name="ce29" office:value-type="float" office:value="2358" calcext:value-type="float">
            <text:p>2,358</text:p>
          </table:table-cell>
          <table:table-cell table:style-name="ce29" office:value-type="float" office:value="2434" calcext:value-type="float">
            <text:p>2,434</text:p>
          </table:table-cell>
          <table:table-cell table:style-name="ce29" office:value-type="float" office:value="2484" calcext:value-type="float">
            <text:p>2,484</text:p>
          </table:table-cell>
          <table:table-cell table:style-name="ce52" office:value-type="float" office:value="2408" calcext:value-type="float">
            <text:p>2,408</text:p>
          </table:table-cell>
          <table:table-cell table:style-name="ce29" office:value-type="float" office:value="10855" calcext:value-type="float">
            <text:p>10,855</text:p>
          </table:table-cell>
          <table:table-cell table:style-name="ce29" office:value-type="float" office:value="2389" calcext:value-type="float">
            <text:p>2,389</text:p>
          </table:table-cell>
          <table:table-cell table:style-name="ce29" office:value-type="float" office:value="2172" calcext:value-type="float">
            <text:p>2,172</text:p>
          </table:table-cell>
          <table:table-cell table:style-name="ce29" office:value-type="float" office:value="2128" calcext:value-type="float">
            <text:p>2,128</text:p>
          </table:table-cell>
          <table:table-cell table:style-name="ce29" office:value-type="float" office:value="2177" calcext:value-type="float">
            <text:p>2,177</text:p>
          </table:table-cell>
          <table:table-cell table:style-name="ce52" office:value-type="float" office:value="1989" calcext:value-type="float">
            <text:p>1,989</text:p>
          </table:table-cell>
          <table:table-cell table:style-name="ce29" office:value-type="float" office:value="8520" calcext:value-type="float">
            <text:p>8,520</text:p>
          </table:table-cell>
          <table:table-cell table:style-name="ce29" office:value-type="float" office:value="1971" calcext:value-type="float">
            <text:p>1,971</text:p>
          </table:table-cell>
          <table:table-cell table:style-name="ce29" office:value-type="float" office:value="1717" calcext:value-type="float">
            <text:p>1,717</text:p>
          </table:table-cell>
          <table:table-cell table:style-name="ce29" office:value-type="float" office:value="1745" calcext:value-type="float">
            <text:p>1,745</text:p>
          </table:table-cell>
          <table:table-cell table:style-name="ce29" office:value-type="float" office:value="1642" calcext:value-type="float">
            <text:p>1,642</text:p>
          </table:table-cell>
          <table:table-cell table:style-name="ce52" office:value-type="float" office:value="1445" calcext:value-type="float">
            <text:p>1,445</text:p>
          </table:table-cell>
          <table:table-cell table:style-name="ce29" office:value-type="float" office:value="4858" calcext:value-type="float">
            <text:p>4,858</text:p>
          </table:table-cell>
          <table:table-cell table:style-name="ce29" office:value-type="float" office:value="1316" calcext:value-type="float">
            <text:p>1,316</text:p>
          </table:table-cell>
          <table:table-cell table:style-name="ce29" office:value-type="float" office:value="1102" calcext:value-type="float">
            <text:p>1,102</text:p>
          </table:table-cell>
          <table:table-cell table:style-name="ce29" office:value-type="float" office:value="980" calcext:value-type="float">
            <text:p>980</text:p>
          </table:table-cell>
          <table:table-cell table:style-name="ce29" office:value-type="float" office:value="774" calcext:value-type="float">
            <text:p>774</text:p>
          </table:table-cell>
          <table:table-cell table:style-name="ce52" office:value-type="float" office:value="686" calcext:value-type="float">
            <text:p>686</text:p>
          </table:table-cell>
          <table:table-cell table:style-name="ce29" office:value-type="float" office:value="1840" calcext:value-type="float">
            <text:p>1,840</text:p>
          </table:table-cell>
          <table:table-cell table:style-name="ce29" office:value-type="float" office:value="482" calcext:value-type="float">
            <text:p>482</text:p>
          </table:table-cell>
          <table:table-cell table:style-name="ce29" office:value-type="float" office:value="445" calcext:value-type="float">
            <text:p>445</text:p>
          </table:table-cell>
          <table:table-cell table:style-name="ce29" office:value-type="float" office:value="442" calcext:value-type="float">
            <text:p>442</text:p>
          </table:table-cell>
          <table:table-cell table:style-name="ce29" office:value-type="float" office:value="273" calcext:value-type="float">
            <text:p>273</text:p>
          </table:table-cell>
          <table:table-cell table:style-name="ce52" office:value-type="float" office:value="198" calcext:value-type="float">
            <text:p>198</text:p>
          </table:table-cell>
          <table:table-cell table:style-name="ce29" office:value-type="float" office:value="519" calcext:value-type="float">
            <text:p>519</text:p>
          </table:table-cell>
          <table:table-cell table:style-name="ce29" office:value-type="float" office:value="164" calcext:value-type="float">
            <text:p>164</text:p>
          </table:table-cell>
          <table:table-cell table:style-name="ce29" office:value-type="float" office:value="149" calcext:value-type="float">
            <text:p>149</text:p>
          </table:table-cell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62" calcext:value-type="float">
            <text:p>62</text:p>
          </table:table-cell>
          <table:table-cell table:style-name="ce52" office:value-type="float" office:value="58" calcext:value-type="float">
            <text:p>58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2" calcext:value-type="float">
            <text:p>12</text:p>
          </table:table-cell>
          <table:table-cell table:style-name="ce52" office:value-type="float" office:value="10" calcext:value-type="float">
            <text:p>10</text:p>
          </table:table-cell>
          <table:table-cell table:style-name="ce29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43];[.J43];[.P43];[.V43];[.AB43];[.AH43];[.AN43];[.AT43];[.AZ43];[.BF43];[.BL43];[.BR43];[.BX43];[.CD43];[.CJ43];[.CP43];[.CV43];[.DB43];[.DH43];[.DN43];[.DT43])" office:value-type="float" office:value="261203" calcext:value-type="float">
            <text:p>261,203</text:p>
          </table:table-cell>
          <table:table-cell table:style-name="ce37" table:formula="of:=SUM([.E43:.I43])" office:value-type="float" office:value="11518" calcext:value-type="float">
            <text:p>11,518</text:p>
          </table:table-cell>
          <table:table-cell table:style-name="ce30" office:value-type="float" office:value="2056" calcext:value-type="float">
            <text:p>2,056</text:p>
          </table:table-cell>
          <table:table-cell table:style-name="ce30" office:value-type="float" office:value="2202" calcext:value-type="float">
            <text:p>2,202</text:p>
          </table:table-cell>
          <table:table-cell table:style-name="ce30" office:value-type="float" office:value="2368" calcext:value-type="float">
            <text:p>2,368</text:p>
          </table:table-cell>
          <table:table-cell table:style-name="ce30" office:value-type="float" office:value="2427" calcext:value-type="float">
            <text:p>2,427</text:p>
          </table:table-cell>
          <table:table-cell table:style-name="ce30" office:value-type="float" office:value="2465" calcext:value-type="float">
            <text:p>2,465</text:p>
          </table:table-cell>
          <table:table-cell table:style-name="ce30" office:value-type="float" office:value="13703" calcext:value-type="float">
            <text:p>13,703</text:p>
          </table:table-cell>
          <table:table-cell table:style-name="ce30" office:value-type="float" office:value="2554" calcext:value-type="float">
            <text:p>2,554</text:p>
          </table:table-cell>
          <table:table-cell table:style-name="ce30" office:value-type="float" office:value="2619" calcext:value-type="float">
            <text:p>2,619</text:p>
          </table:table-cell>
          <table:table-cell table:style-name="ce30" office:value-type="float" office:value="2852" calcext:value-type="float">
            <text:p>2,852</text:p>
          </table:table-cell>
          <table:table-cell table:style-name="ce30" office:value-type="float" office:value="2935" calcext:value-type="float">
            <text:p>2,935</text:p>
          </table:table-cell>
          <table:table-cell table:style-name="ce37" office:value-type="float" office:value="2743" calcext:value-type="float">
            <text:p>2,743</text:p>
          </table:table-cell>
          <table:table-cell table:style-name="ce30" office:value-type="float" office:value="15243" calcext:value-type="float">
            <text:p>15,243</text:p>
          </table:table-cell>
          <table:table-cell table:style-name="ce30" office:value-type="float" office:value="2820" calcext:value-type="float">
            <text:p>2,820</text:p>
          </table:table-cell>
          <table:table-cell table:style-name="ce30" office:value-type="float" office:value="3110" calcext:value-type="float">
            <text:p>3,110</text:p>
          </table:table-cell>
          <table:table-cell table:style-name="ce30" office:value-type="float" office:value="3054" calcext:value-type="float">
            <text:p>3,054</text:p>
          </table:table-cell>
          <table:table-cell table:style-name="ce30" office:value-type="float" office:value="3070" calcext:value-type="float">
            <text:p>3,070</text:p>
          </table:table-cell>
          <table:table-cell table:style-name="ce37" office:value-type="float" office:value="3189" calcext:value-type="float">
            <text:p>3,189</text:p>
          </table:table-cell>
          <table:table-cell table:style-name="ce30" office:value-type="float" office:value="16758" calcext:value-type="float">
            <text:p>16,758</text:p>
          </table:table-cell>
          <table:table-cell table:style-name="ce30" office:value-type="float" office:value="3292" calcext:value-type="float">
            <text:p>3,292</text:p>
          </table:table-cell>
          <table:table-cell table:style-name="ce30" office:value-type="float" office:value="3284" calcext:value-type="float">
            <text:p>3,284</text:p>
          </table:table-cell>
          <table:table-cell table:style-name="ce30" office:value-type="float" office:value="3355" calcext:value-type="float">
            <text:p>3,355</text:p>
          </table:table-cell>
          <table:table-cell table:style-name="ce30" office:value-type="float" office:value="3466" calcext:value-type="float">
            <text:p>3,466</text:p>
          </table:table-cell>
          <table:table-cell table:style-name="ce37" office:value-type="float" office:value="3361" calcext:value-type="float">
            <text:p>3,361</text:p>
          </table:table-cell>
          <table:table-cell table:style-name="ce30" office:value-type="float" office:value="18569" calcext:value-type="float">
            <text:p>18,569</text:p>
          </table:table-cell>
          <table:table-cell table:style-name="ce30" office:value-type="float" office:value="3604" calcext:value-type="float">
            <text:p>3,604</text:p>
          </table:table-cell>
          <table:table-cell table:style-name="ce30" office:value-type="float" office:value="3524" calcext:value-type="float">
            <text:p>3,524</text:p>
          </table:table-cell>
          <table:table-cell table:style-name="ce30" office:value-type="float" office:value="3473" calcext:value-type="float">
            <text:p>3,473</text:p>
          </table:table-cell>
          <table:table-cell table:style-name="ce30" office:value-type="float" office:value="3837" calcext:value-type="float">
            <text:p>3,837</text:p>
          </table:table-cell>
          <table:table-cell table:style-name="ce37" office:value-type="float" office:value="4131" calcext:value-type="float">
            <text:p>4,131</text:p>
          </table:table-cell>
          <table:table-cell table:style-name="ce30" office:value-type="float" office:value="22181" calcext:value-type="float">
            <text:p>22,181</text:p>
          </table:table-cell>
          <table:table-cell table:style-name="ce30" office:value-type="float" office:value="4194" calcext:value-type="float">
            <text:p>4,194</text:p>
          </table:table-cell>
          <table:table-cell table:style-name="ce30" office:value-type="float" office:value="4434" calcext:value-type="float">
            <text:p>4,434</text:p>
          </table:table-cell>
          <table:table-cell table:style-name="ce30" office:value-type="float" office:value="4709" calcext:value-type="float">
            <text:p>4,709</text:p>
          </table:table-cell>
          <table:table-cell table:style-name="ce30" office:value-type="float" office:value="4379" calcext:value-type="float">
            <text:p>4,379</text:p>
          </table:table-cell>
          <table:table-cell table:style-name="ce37" office:value-type="float" office:value="4465" calcext:value-type="float">
            <text:p>4,465</text:p>
          </table:table-cell>
          <table:table-cell table:style-name="ce30" office:value-type="float" office:value="19516" calcext:value-type="float">
            <text:p>19,516</text:p>
          </table:table-cell>
          <table:table-cell table:style-name="ce30" office:value-type="float" office:value="4366" calcext:value-type="float">
            <text:p>4,366</text:p>
          </table:table-cell>
          <table:table-cell table:style-name="ce30" office:value-type="float" office:value="4147" calcext:value-type="float">
            <text:p>4,147</text:p>
          </table:table-cell>
          <table:table-cell table:style-name="ce30" office:value-type="float" office:value="4001" calcext:value-type="float">
            <text:p>4,001</text:p>
          </table:table-cell>
          <table:table-cell table:style-name="ce30" office:value-type="float" office:value="3561" calcext:value-type="float">
            <text:p>3,561</text:p>
          </table:table-cell>
          <table:table-cell table:style-name="ce37" office:value-type="float" office:value="3441" calcext:value-type="float">
            <text:p>3,441</text:p>
          </table:table-cell>
          <table:table-cell table:style-name="ce30" office:value-type="float" office:value="17552" calcext:value-type="float">
            <text:p>17,552</text:p>
          </table:table-cell>
          <table:table-cell table:style-name="ce30" office:value-type="float" office:value="3481" calcext:value-type="float">
            <text:p>3,481</text:p>
          </table:table-cell>
          <table:table-cell table:style-name="ce30" office:value-type="float" office:value="3378" calcext:value-type="float">
            <text:p>3,378</text:p>
          </table:table-cell>
          <table:table-cell table:style-name="ce30" office:value-type="float" office:value="3682" calcext:value-type="float">
            <text:p>3,682</text:p>
          </table:table-cell>
          <table:table-cell table:style-name="ce30" office:value-type="float" office:value="3479" calcext:value-type="float">
            <text:p>3,479</text:p>
          </table:table-cell>
          <table:table-cell table:style-name="ce37" office:value-type="float" office:value="3532" calcext:value-type="float">
            <text:p>3,532</text:p>
          </table:table-cell>
          <table:table-cell table:style-name="ce30" office:value-type="float" office:value="18168" calcext:value-type="float">
            <text:p>18,168</text:p>
          </table:table-cell>
          <table:table-cell table:style-name="ce30" office:value-type="float" office:value="3623" calcext:value-type="float">
            <text:p>3,623</text:p>
          </table:table-cell>
          <table:table-cell table:style-name="ce30" office:value-type="float" office:value="3461" calcext:value-type="float">
            <text:p>3,461</text:p>
          </table:table-cell>
          <table:table-cell table:style-name="ce30" office:value-type="float" office:value="3753" calcext:value-type="float">
            <text:p>3,753</text:p>
          </table:table-cell>
          <table:table-cell table:style-name="ce30" office:value-type="float" office:value="3635" calcext:value-type="float">
            <text:p>3,635</text:p>
          </table:table-cell>
          <table:table-cell table:style-name="ce37" office:value-type="float" office:value="3696" calcext:value-type="float">
            <text:p>3,696</text:p>
          </table:table-cell>
          <table:table-cell table:style-name="ce30" office:value-type="float" office:value="19076" calcext:value-type="float">
            <text:p>19,076</text:p>
          </table:table-cell>
          <table:table-cell table:style-name="ce30" office:value-type="float" office:value="3780" calcext:value-type="float">
            <text:p>3,780</text:p>
          </table:table-cell>
          <table:table-cell table:style-name="ce30" office:value-type="float" office:value="3904" calcext:value-type="float">
            <text:p>3,904</text:p>
          </table:table-cell>
          <table:table-cell table:style-name="ce30" office:value-type="float" office:value="3848" calcext:value-type="float">
            <text:p>3,848</text:p>
          </table:table-cell>
          <table:table-cell table:style-name="ce30" office:value-type="float" office:value="3736" calcext:value-type="float">
            <text:p>3,736</text:p>
          </table:table-cell>
          <table:table-cell table:style-name="ce37" office:value-type="float" office:value="3808" calcext:value-type="float">
            <text:p>3,808</text:p>
          </table:table-cell>
          <table:table-cell table:style-name="ce30" office:value-type="float" office:value="17076" calcext:value-type="float">
            <text:p>17,076</text:p>
          </table:table-cell>
          <table:table-cell table:style-name="ce30" office:value-type="float" office:value="3532" calcext:value-type="float">
            <text:p>3,532</text:p>
          </table:table-cell>
          <table:table-cell table:style-name="ce30" office:value-type="float" office:value="3268" calcext:value-type="float">
            <text:p>3,268</text:p>
          </table:table-cell>
          <table:table-cell table:style-name="ce30" office:value-type="float" office:value="3496" calcext:value-type="float">
            <text:p>3,496</text:p>
          </table:table-cell>
          <table:table-cell table:style-name="ce30" office:value-type="float" office:value="3538" calcext:value-type="float">
            <text:p>3,538</text:p>
          </table:table-cell>
          <table:table-cell table:style-name="ce37" office:value-type="float" office:value="3242" calcext:value-type="float">
            <text:p>3,242</text:p>
          </table:table-cell>
          <table:table-cell table:style-name="ce30" office:value-type="float" office:value="15500" calcext:value-type="float">
            <text:p>15,500</text:p>
          </table:table-cell>
          <table:table-cell table:style-name="ce30" office:value-type="float" office:value="3261" calcext:value-type="float">
            <text:p>3,261</text:p>
          </table:table-cell>
          <table:table-cell table:style-name="ce30" office:value-type="float" office:value="3200" calcext:value-type="float">
            <text:p>3,200</text:p>
          </table:table-cell>
          <table:table-cell table:style-name="ce30" office:value-type="float" office:value="3392" calcext:value-type="float">
            <text:p>3,392</text:p>
          </table:table-cell>
          <table:table-cell table:style-name="ce30" office:value-type="float" office:value="2723" calcext:value-type="float">
            <text:p>2,723</text:p>
          </table:table-cell>
          <table:table-cell table:style-name="ce37" office:value-type="float" office:value="2924" calcext:value-type="float">
            <text:p>2,924</text:p>
          </table:table-cell>
          <table:table-cell table:style-name="ce30" office:value-type="float" office:value="10934" calcext:value-type="float">
            <text:p>10,934</text:p>
          </table:table-cell>
          <table:table-cell table:style-name="ce30" office:value-type="float" office:value="2606" calcext:value-type="float">
            <text:p>2,606</text:p>
          </table:table-cell>
          <table:table-cell table:style-name="ce30" office:value-type="float" office:value="2229" calcext:value-type="float">
            <text:p>2,229</text:p>
          </table:table-cell>
          <table:table-cell table:style-name="ce30" office:value-type="float" office:value="1838" calcext:value-type="float">
            <text:p>1,838</text:p>
          </table:table-cell>
          <table:table-cell table:style-name="ce30" office:value-type="float" office:value="1926" calcext:value-type="float">
            <text:p>1,926</text:p>
          </table:table-cell>
          <table:table-cell table:style-name="ce37" office:value-type="float" office:value="2335" calcext:value-type="float">
            <text:p>2,335</text:p>
          </table:table-cell>
          <table:table-cell table:style-name="ce30" office:value-type="float" office:value="12861" calcext:value-type="float">
            <text:p>12,861</text:p>
          </table:table-cell>
          <table:table-cell table:style-name="ce30" office:value-type="float" office:value="2394" calcext:value-type="float">
            <text:p>2,394</text:p>
          </table:table-cell>
          <table:table-cell table:style-name="ce30" office:value-type="float" office:value="2448" calcext:value-type="float">
            <text:p>2,448</text:p>
          </table:table-cell>
          <table:table-cell table:style-name="ce30" office:value-type="float" office:value="2598" calcext:value-type="float">
            <text:p>2,598</text:p>
          </table:table-cell>
          <table:table-cell table:style-name="ce30" office:value-type="float" office:value="2700" calcext:value-type="float">
            <text:p>2,700</text:p>
          </table:table-cell>
          <table:table-cell table:style-name="ce37" office:value-type="float" office:value="2721" calcext:value-type="float">
            <text:p>2,721</text:p>
          </table:table-cell>
          <table:table-cell table:style-name="ce30" office:value-type="float" office:value="12253" calcext:value-type="float">
            <text:p>12,253</text:p>
          </table:table-cell>
          <table:table-cell table:style-name="ce30" office:value-type="float" office:value="2457" calcext:value-type="float">
            <text:p>2,457</text:p>
          </table:table-cell>
          <table:table-cell table:style-name="ce30" office:value-type="float" office:value="2472" calcext:value-type="float">
            <text:p>2,472</text:p>
          </table:table-cell>
          <table:table-cell table:style-name="ce30" office:value-type="float" office:value="2418" calcext:value-type="float">
            <text:p>2,418</text:p>
          </table:table-cell>
          <table:table-cell table:style-name="ce30" office:value-type="float" office:value="2430" calcext:value-type="float">
            <text:p>2,430</text:p>
          </table:table-cell>
          <table:table-cell table:style-name="ce37" office:value-type="float" office:value="2476" calcext:value-type="float">
            <text:p>2,476</text:p>
          </table:table-cell>
          <table:table-cell table:style-name="ce30" office:value-type="float" office:value="10131" calcext:value-type="float">
            <text:p>10,131</text:p>
          </table:table-cell>
          <table:table-cell table:style-name="ce30" office:value-type="float" office:value="2289" calcext:value-type="float">
            <text:p>2,289</text:p>
          </table:table-cell>
          <table:table-cell table:style-name="ce30" office:value-type="float" office:value="2038" calcext:value-type="float">
            <text:p>2,038</text:p>
          </table:table-cell>
          <table:table-cell table:style-name="ce30" office:value-type="float" office:value="2131" calcext:value-type="float">
            <text:p>2,131</text:p>
          </table:table-cell>
          <table:table-cell table:style-name="ce30" office:value-type="float" office:value="1975" calcext:value-type="float">
            <text:p>1,975</text:p>
          </table:table-cell>
          <table:table-cell table:style-name="ce37" office:value-type="float" office:value="1698" calcext:value-type="float">
            <text:p>1,698</text:p>
          </table:table-cell>
          <table:table-cell table:style-name="ce30" office:value-type="float" office:value="6156" calcext:value-type="float">
            <text:p>6,156</text:p>
          </table:table-cell>
          <table:table-cell table:style-name="ce30" office:value-type="float" office:value="1558" calcext:value-type="float">
            <text:p>1,558</text:p>
          </table:table-cell>
          <table:table-cell table:style-name="ce30" office:value-type="float" office:value="1440" calcext:value-type="float">
            <text:p>1,440</text:p>
          </table:table-cell>
          <table:table-cell table:style-name="ce30" office:value-type="float" office:value="1268" calcext:value-type="float">
            <text:p>1,268</text:p>
          </table:table-cell>
          <table:table-cell table:style-name="ce30" office:value-type="float" office:value="973" calcext:value-type="float">
            <text:p>973</text:p>
          </table:table-cell>
          <table:table-cell table:style-name="ce37" office:value-type="float" office:value="917" calcext:value-type="float">
            <text:p>917</text:p>
          </table:table-cell>
          <table:table-cell table:style-name="ce30" office:value-type="float" office:value="2882" calcext:value-type="float">
            <text:p>2,882</text:p>
          </table:table-cell>
          <table:table-cell table:style-name="ce30" office:value-type="float" office:value="732" calcext:value-type="float">
            <text:p>732</text:p>
          </table:table-cell>
          <table:table-cell table:style-name="ce30" office:value-type="float" office:value="734" calcext:value-type="float">
            <text:p>734</text:p>
          </table:table-cell>
          <table:table-cell table:style-name="ce30" office:value-type="float" office:value="647" calcext:value-type="float">
            <text:p>647</text:p>
          </table:table-cell>
          <table:table-cell table:style-name="ce30" office:value-type="float" office:value="459" calcext:value-type="float">
            <text:p>459</text:p>
          </table:table-cell>
          <table:table-cell table:style-name="ce37" office:value-type="float" office:value="310" calcext:value-type="float">
            <text:p>310</text:p>
          </table:table-cell>
          <table:table-cell table:style-name="ce30" office:value-type="float" office:value="920" calcext:value-type="float">
            <text:p>920</text:p>
          </table:table-cell>
          <table:table-cell table:style-name="ce30" office:value-type="float" office:value="265" calcext:value-type="float">
            <text:p>265</text:p>
          </table:table-cell>
          <table:table-cell table:style-name="ce30" office:value-type="float" office:value="263" calcext:value-type="float">
            <text:p>263</text:p>
          </table:table-cell>
          <table:table-cell table:style-name="ce30" office:value-type="float" office:value="143" calcext:value-type="float">
            <text:p>143</text:p>
          </table:table-cell>
          <table:table-cell table:style-name="ce30" office:value-type="float" office:value="147" calcext:value-type="float">
            <text:p>147</text:p>
          </table:table-cell>
          <table:table-cell table:style-name="ce37" office:value-type="float" office:value="102" calcext:value-type="float">
            <text:p>102</text:p>
          </table:table-cell>
          <table:table-cell table:style-name="ce30" office:value-type="float" office:value="185" calcext:value-type="float">
            <text:p>185</text:p>
          </table:table-cell>
          <table:table-cell table:style-name="ce30" office:value-type="float" office:value="61" calcext:value-type="float">
            <text:p>61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19" calcext:value-type="float">
            <text:p>19</text:p>
          </table:table-cell>
          <table:table-cell table:style-name="ce37" office:value-type="float" office:value="17" calcext:value-type="float">
            <text:p>17</text:p>
          </table:table-cell>
          <table:table-cell table:style-name="ce30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44];[.J44];[.P44];[.V44];[.AB44];[.AH44];[.AN44];[.AT44];[.AZ44];[.BF44];[.BL44];[.BR44];[.BX44];[.CD44];[.CJ44];[.CP44];[.CV44];[.DB44];[.DH44];[.DN44];[.DT44])" office:value-type="float" office:value="1104488" calcext:value-type="float">
            <text:p>1,104,488</text:p>
          </table:table-cell>
          <table:table-cell table:style-name="ce29" table:formula="of:=SUM([.E44:.I44])" office:value-type="float" office:value="44367" calcext:value-type="float">
            <text:p>44,367</text:p>
          </table:table-cell>
          <table:table-cell table:style-name="ce29" office:value-type="float" office:value="8111" calcext:value-type="float">
            <text:p>8,111</text:p>
          </table:table-cell>
          <table:table-cell table:style-name="ce29" office:value-type="float" office:value="8830" calcext:value-type="float">
            <text:p>8,830</text:p>
          </table:table-cell>
          <table:table-cell table:style-name="ce29" office:value-type="float" office:value="8911" calcext:value-type="float">
            <text:p>8,911</text:p>
          </table:table-cell>
          <table:table-cell table:style-name="ce29" office:value-type="float" office:value="9171" calcext:value-type="float">
            <text:p>9,171</text:p>
          </table:table-cell>
          <table:table-cell table:style-name="ce29" office:value-type="float" office:value="9344" calcext:value-type="float">
            <text:p>9,344</text:p>
          </table:table-cell>
          <table:table-cell table:style-name="ce29" office:value-type="float" office:value="56375" calcext:value-type="float">
            <text:p>56,375</text:p>
          </table:table-cell>
          <table:table-cell table:style-name="ce29" office:value-type="float" office:value="9754" calcext:value-type="float">
            <text:p>9,754</text:p>
          </table:table-cell>
          <table:table-cell table:style-name="ce29" office:value-type="float" office:value="10366" calcext:value-type="float">
            <text:p>10,366</text:p>
          </table:table-cell>
          <table:table-cell table:style-name="ce29" office:value-type="float" office:value="11530" calcext:value-type="float">
            <text:p>11,530</text:p>
          </table:table-cell>
          <table:table-cell table:style-name="ce29" office:value-type="float" office:value="12875" calcext:value-type="float">
            <text:p>12,875</text:p>
          </table:table-cell>
          <table:table-cell table:style-name="ce52" office:value-type="float" office:value="11850" calcext:value-type="float">
            <text:p>11,850</text:p>
          </table:table-cell>
          <table:table-cell table:style-name="ce29" office:value-type="float" office:value="67851" calcext:value-type="float">
            <text:p>67,851</text:p>
          </table:table-cell>
          <table:table-cell table:style-name="ce29" office:value-type="float" office:value="11918" calcext:value-type="float">
            <text:p>11,918</text:p>
          </table:table-cell>
          <table:table-cell table:style-name="ce29" office:value-type="float" office:value="13804" calcext:value-type="float">
            <text:p>13,804</text:p>
          </table:table-cell>
          <table:table-cell table:style-name="ce29" office:value-type="float" office:value="13783" calcext:value-type="float">
            <text:p>13,783</text:p>
          </table:table-cell>
          <table:table-cell table:style-name="ce29" office:value-type="float" office:value="13962" calcext:value-type="float">
            <text:p>13,962</text:p>
          </table:table-cell>
          <table:table-cell table:style-name="ce52" office:value-type="float" office:value="14384" calcext:value-type="float">
            <text:p>14,384</text:p>
          </table:table-cell>
          <table:table-cell table:style-name="ce29" office:value-type="float" office:value="75603" calcext:value-type="float">
            <text:p>75,603</text:p>
          </table:table-cell>
          <table:table-cell table:style-name="ce29" office:value-type="float" office:value="14881" calcext:value-type="float">
            <text:p>14,881</text:p>
          </table:table-cell>
          <table:table-cell table:style-name="ce29" office:value-type="float" office:value="14647" calcext:value-type="float">
            <text:p>14,647</text:p>
          </table:table-cell>
          <table:table-cell table:style-name="ce29" office:value-type="float" office:value="14973" calcext:value-type="float">
            <text:p>14,973</text:p>
          </table:table-cell>
          <table:table-cell table:style-name="ce29" office:value-type="float" office:value="15738" calcext:value-type="float">
            <text:p>15,738</text:p>
          </table:table-cell>
          <table:table-cell table:style-name="ce52" office:value-type="float" office:value="15364" calcext:value-type="float">
            <text:p>15,364</text:p>
          </table:table-cell>
          <table:table-cell table:style-name="ce29" office:value-type="float" office:value="80538" calcext:value-type="float">
            <text:p>80,538</text:p>
          </table:table-cell>
          <table:table-cell table:style-name="ce29" office:value-type="float" office:value="16026" calcext:value-type="float">
            <text:p>16,026</text:p>
          </table:table-cell>
          <table:table-cell table:style-name="ce29" office:value-type="float" office:value="15238" calcext:value-type="float">
            <text:p>15,238</text:p>
          </table:table-cell>
          <table:table-cell table:style-name="ce29" office:value-type="float" office:value="15043" calcext:value-type="float">
            <text:p>15,043</text:p>
          </table:table-cell>
          <table:table-cell table:style-name="ce29" office:value-type="float" office:value="16604" calcext:value-type="float">
            <text:p>16,604</text:p>
          </table:table-cell>
          <table:table-cell table:style-name="ce52" office:value-type="float" office:value="17627" calcext:value-type="float">
            <text:p>17,627</text:p>
          </table:table-cell>
          <table:table-cell table:style-name="ce29" office:value-type="float" office:value="96268" calcext:value-type="float">
            <text:p>96,268</text:p>
          </table:table-cell>
          <table:table-cell table:style-name="ce29" office:value-type="float" office:value="18086" calcext:value-type="float">
            <text:p>18,086</text:p>
          </table:table-cell>
          <table:table-cell table:style-name="ce29" office:value-type="float" office:value="19194" calcext:value-type="float">
            <text:p>19,194</text:p>
          </table:table-cell>
          <table:table-cell table:style-name="ce29" office:value-type="float" office:value="19824" calcext:value-type="float">
            <text:p>19,824</text:p>
          </table:table-cell>
          <table:table-cell table:style-name="ce29" office:value-type="float" office:value="19455" calcext:value-type="float">
            <text:p>19,455</text:p>
          </table:table-cell>
          <table:table-cell table:style-name="ce52" office:value-type="float" office:value="19709" calcext:value-type="float">
            <text:p>19,709</text:p>
          </table:table-cell>
          <table:table-cell table:style-name="ce29" office:value-type="float" office:value="87578" calcext:value-type="float">
            <text:p>87,578</text:p>
          </table:table-cell>
          <table:table-cell table:style-name="ce29" office:value-type="float" office:value="19130" calcext:value-type="float">
            <text:p>19,130</text:p>
          </table:table-cell>
          <table:table-cell table:style-name="ce29" office:value-type="float" office:value="18264" calcext:value-type="float">
            <text:p>18,264</text:p>
          </table:table-cell>
          <table:table-cell table:style-name="ce29" office:value-type="float" office:value="18546" calcext:value-type="float">
            <text:p>18,546</text:p>
          </table:table-cell>
          <table:table-cell table:style-name="ce29" office:value-type="float" office:value="15928" calcext:value-type="float">
            <text:p>15,928</text:p>
          </table:table-cell>
          <table:table-cell table:style-name="ce52" office:value-type="float" office:value="15710" calcext:value-type="float">
            <text:p>15,710</text:p>
          </table:table-cell>
          <table:table-cell table:style-name="ce29" office:value-type="float" office:value="80065" calcext:value-type="float">
            <text:p>80,065</text:p>
          </table:table-cell>
          <table:table-cell table:style-name="ce29" office:value-type="float" office:value="15565" calcext:value-type="float">
            <text:p>15,565</text:p>
          </table:table-cell>
          <table:table-cell table:style-name="ce29" office:value-type="float" office:value="15229" calcext:value-type="float">
            <text:p>15,229</text:p>
          </table:table-cell>
          <table:table-cell table:style-name="ce29" office:value-type="float" office:value="16017" calcext:value-type="float">
            <text:p>16,017</text:p>
          </table:table-cell>
          <table:table-cell table:style-name="ce29" office:value-type="float" office:value="16507" calcext:value-type="float">
            <text:p>16,507</text:p>
          </table:table-cell>
          <table:table-cell table:style-name="ce52" office:value-type="float" office:value="16747" calcext:value-type="float">
            <text:p>16,747</text:p>
          </table:table-cell>
          <table:table-cell table:style-name="ce29" office:value-type="float" office:value="88809" calcext:value-type="float">
            <text:p>88,809</text:p>
          </table:table-cell>
          <table:table-cell table:style-name="ce29" office:value-type="float" office:value="17249" calcext:value-type="float">
            <text:p>17,249</text:p>
          </table:table-cell>
          <table:table-cell table:style-name="ce29" office:value-type="float" office:value="16831" calcext:value-type="float">
            <text:p>16,831</text:p>
          </table:table-cell>
          <table:table-cell table:style-name="ce29" office:value-type="float" office:value="17907" calcext:value-type="float">
            <text:p>17,907</text:p>
          </table:table-cell>
          <table:table-cell table:style-name="ce29" office:value-type="float" office:value="18334" calcext:value-type="float">
            <text:p>18,334</text:p>
          </table:table-cell>
          <table:table-cell table:style-name="ce52" office:value-type="float" office:value="18488" calcext:value-type="float">
            <text:p>18,488</text:p>
          </table:table-cell>
          <table:table-cell table:style-name="ce29" office:value-type="float" office:value="94813" calcext:value-type="float">
            <text:p>94,813</text:p>
          </table:table-cell>
          <table:table-cell table:style-name="ce29" office:value-type="float" office:value="18835" calcext:value-type="float">
            <text:p>18,835</text:p>
          </table:table-cell>
          <table:table-cell table:style-name="ce29" office:value-type="float" office:value="19313" calcext:value-type="float">
            <text:p>19,313</text:p>
          </table:table-cell>
          <table:table-cell table:style-name="ce29" office:value-type="float" office:value="19250" calcext:value-type="float">
            <text:p>19,250</text:p>
          </table:table-cell>
          <table:table-cell table:style-name="ce29" office:value-type="float" office:value="18847" calcext:value-type="float">
            <text:p>18,847</text:p>
          </table:table-cell>
          <table:table-cell table:style-name="ce52" office:value-type="float" office:value="18568" calcext:value-type="float">
            <text:p>18,568</text:p>
          </table:table-cell>
          <table:table-cell table:style-name="ce29" office:value-type="float" office:value="83206" calcext:value-type="float">
            <text:p>83,206</text:p>
          </table:table-cell>
          <table:table-cell table:style-name="ce29" office:value-type="float" office:value="17442" calcext:value-type="float">
            <text:p>17,442</text:p>
          </table:table-cell>
          <table:table-cell table:style-name="ce29" office:value-type="float" office:value="16836" calcext:value-type="float">
            <text:p>16,836</text:p>
          </table:table-cell>
          <table:table-cell table:style-name="ce29" office:value-type="float" office:value="17059" calcext:value-type="float">
            <text:p>17,059</text:p>
          </table:table-cell>
          <table:table-cell table:style-name="ce29" office:value-type="float" office:value="16717" calcext:value-type="float">
            <text:p>16,717</text:p>
          </table:table-cell>
          <table:table-cell table:style-name="ce52" office:value-type="float" office:value="15152" calcext:value-type="float">
            <text:p>15,152</text:p>
          </table:table-cell>
          <table:table-cell table:style-name="ce29" office:value-type="float" office:value="67901" calcext:value-type="float">
            <text:p>67,901</text:p>
          </table:table-cell>
          <table:table-cell table:style-name="ce29" office:value-type="float" office:value="14754" calcext:value-type="float">
            <text:p>14,754</text:p>
          </table:table-cell>
          <table:table-cell table:style-name="ce29" office:value-type="float" office:value="14386" calcext:value-type="float">
            <text:p>14,386</text:p>
          </table:table-cell>
          <table:table-cell table:style-name="ce29" office:value-type="float" office:value="14968" calcext:value-type="float">
            <text:p>14,968</text:p>
          </table:table-cell>
          <table:table-cell table:style-name="ce29" office:value-type="float" office:value="11819" calcext:value-type="float">
            <text:p>11,819</text:p>
          </table:table-cell>
          <table:table-cell table:style-name="ce52" office:value-type="float" office:value="11974" calcext:value-type="float">
            <text:p>11,974</text:p>
          </table:table-cell>
          <table:table-cell table:style-name="ce29" office:value-type="float" office:value="40743" calcext:value-type="float">
            <text:p>40,743</text:p>
          </table:table-cell>
          <table:table-cell table:style-name="ce29" office:value-type="float" office:value="10577" calcext:value-type="float">
            <text:p>10,577</text:p>
          </table:table-cell>
          <table:table-cell table:style-name="ce29" office:value-type="float" office:value="8382" calcext:value-type="float">
            <text:p>8,382</text:p>
          </table:table-cell>
          <table:table-cell table:style-name="ce29" office:value-type="float" office:value="6856" calcext:value-type="float">
            <text:p>6,856</text:p>
          </table:table-cell>
          <table:table-cell table:style-name="ce29" office:value-type="float" office:value="6534" calcext:value-type="float">
            <text:p>6,534</text:p>
          </table:table-cell>
          <table:table-cell table:style-name="ce52" office:value-type="float" office:value="8394" calcext:value-type="float">
            <text:p>8,394</text:p>
          </table:table-cell>
          <table:table-cell table:style-name="ce29" office:value-type="float" office:value="40919" calcext:value-type="float">
            <text:p>40,919</text:p>
          </table:table-cell>
          <table:table-cell table:style-name="ce29" office:value-type="float" office:value="8205" calcext:value-type="float">
            <text:p>8,205</text:p>
          </table:table-cell>
          <table:table-cell table:style-name="ce29" office:value-type="float" office:value="7945" calcext:value-type="float">
            <text:p>7,945</text:p>
          </table:table-cell>
          <table:table-cell table:style-name="ce29" office:value-type="float" office:value="8507" calcext:value-type="float">
            <text:p>8,507</text:p>
          </table:table-cell>
          <table:table-cell table:style-name="ce29" office:value-type="float" office:value="8321" calcext:value-type="float">
            <text:p>8,321</text:p>
          </table:table-cell>
          <table:table-cell table:style-name="ce52" office:value-type="float" office:value="7941" calcext:value-type="float">
            <text:p>7,941</text:p>
          </table:table-cell>
          <table:table-cell table:style-name="ce29" office:value-type="float" office:value="38173" calcext:value-type="float">
            <text:p>38,173</text:p>
          </table:table-cell>
          <table:table-cell table:style-name="ce29" office:value-type="float" office:value="7642" calcext:value-type="float">
            <text:p>7,642</text:p>
          </table:table-cell>
          <table:table-cell table:style-name="ce29" office:value-type="float" office:value="7847" calcext:value-type="float">
            <text:p>7,847</text:p>
          </table:table-cell>
          <table:table-cell table:style-name="ce29" office:value-type="float" office:value="7399" calcext:value-type="float">
            <text:p>7,399</text:p>
          </table:table-cell>
          <table:table-cell table:style-name="ce29" office:value-type="float" office:value="7837" calcext:value-type="float">
            <text:p>7,837</text:p>
          </table:table-cell>
          <table:table-cell table:style-name="ce52" office:value-type="float" office:value="7448" calcext:value-type="float">
            <text:p>7,448</text:p>
          </table:table-cell>
          <table:table-cell table:style-name="ce29" office:value-type="float" office:value="31279" calcext:value-type="float">
            <text:p>31,279</text:p>
          </table:table-cell>
          <table:table-cell table:style-name="ce29" office:value-type="float" office:value="6621" calcext:value-type="float">
            <text:p>6,621</text:p>
          </table:table-cell>
          <table:table-cell table:style-name="ce29" office:value-type="float" office:value="6374" calcext:value-type="float">
            <text:p>6,374</text:p>
          </table:table-cell>
          <table:table-cell table:style-name="ce29" office:value-type="float" office:value="6449" calcext:value-type="float">
            <text:p>6,449</text:p>
          </table:table-cell>
          <table:table-cell table:style-name="ce29" office:value-type="float" office:value="6275" calcext:value-type="float">
            <text:p>6,275</text:p>
          </table:table-cell>
          <table:table-cell table:style-name="ce52" office:value-type="float" office:value="5560" calcext:value-type="float">
            <text:p>5,560</text:p>
          </table:table-cell>
          <table:table-cell table:style-name="ce29" office:value-type="float" office:value="18891" calcext:value-type="float">
            <text:p>18,891</text:p>
          </table:table-cell>
          <table:table-cell table:style-name="ce29" office:value-type="float" office:value="5039" calcext:value-type="float">
            <text:p>5,039</text:p>
          </table:table-cell>
          <table:table-cell table:style-name="ce29" office:value-type="float" office:value="4209" calcext:value-type="float">
            <text:p>4,209</text:p>
          </table:table-cell>
          <table:table-cell table:style-name="ce29" office:value-type="float" office:value="3805" calcext:value-type="float">
            <text:p>3,805</text:p>
          </table:table-cell>
          <table:table-cell table:style-name="ce29" office:value-type="float" office:value="3023" calcext:value-type="float">
            <text:p>3,023</text:p>
          </table:table-cell>
          <table:table-cell table:style-name="ce52" office:value-type="float" office:value="2815" calcext:value-type="float">
            <text:p>2,815</text:p>
          </table:table-cell>
          <table:table-cell table:style-name="ce29" office:value-type="float" office:value="8054" calcext:value-type="float">
            <text:p>8,054</text:p>
          </table:table-cell>
          <table:table-cell table:style-name="ce29" office:value-type="float" office:value="2075" calcext:value-type="float">
            <text:p>2,075</text:p>
          </table:table-cell>
          <table:table-cell table:style-name="ce29" office:value-type="float" office:value="2027" calcext:value-type="float">
            <text:p>2,027</text:p>
          </table:table-cell>
          <table:table-cell table:style-name="ce29" office:value-type="float" office:value="1830" calcext:value-type="float">
            <text:p>1,830</text:p>
          </table:table-cell>
          <table:table-cell table:style-name="ce29" office:value-type="float" office:value="1236" calcext:value-type="float">
            <text:p>1,236</text:p>
          </table:table-cell>
          <table:table-cell table:style-name="ce52" office:value-type="float" office:value="886" calcext:value-type="float">
            <text:p>886</text:p>
          </table:table-cell>
          <table:table-cell table:style-name="ce29" office:value-type="float" office:value="2465" calcext:value-type="float">
            <text:p>2,465</text:p>
          </table:table-cell>
          <table:table-cell table:style-name="ce29" office:value-type="float" office:value="779" calcext:value-type="float">
            <text:p>779</text:p>
          </table:table-cell>
          <table:table-cell table:style-name="ce29" office:value-type="float" office:value="664" calcext:value-type="float">
            <text:p>664</text:p>
          </table:table-cell>
          <table:table-cell table:style-name="ce29" office:value-type="float" office:value="390" calcext:value-type="float">
            <text:p>390</text:p>
          </table:table-cell>
          <table:table-cell table:style-name="ce29" office:value-type="float" office:value="370" calcext:value-type="float">
            <text:p>370</text:p>
          </table:table-cell>
          <table:table-cell table:style-name="ce52" office:value-type="float" office:value="262" calcext:value-type="float">
            <text:p>262</text:p>
          </table:table-cell>
          <table:table-cell table:style-name="ce29" office:value-type="float" office:value="544" calcext:value-type="float">
            <text:p>544</text:p>
          </table:table-cell>
          <table:table-cell table:style-name="ce29" office:value-type="float" office:value="223" calcext:value-type="float">
            <text:p>223</text:p>
          </table:table-cell>
          <table:table-cell table:style-name="ce29" office:value-type="float" office:value="134" calcext:value-type="float">
            <text:p>134</text:p>
          </table:table-cell>
          <table:table-cell table:style-name="ce29" office:value-type="float" office:value="89" calcext:value-type="float">
            <text:p>89</text:p>
          </table:table-cell>
          <table:table-cell table:style-name="ce29" office:value-type="float" office:value="58" calcext:value-type="float">
            <text:p>58</text:p>
          </table:table-cell>
          <table:table-cell table:style-name="ce52" office:value-type="float" office:value="40" calcext:value-type="float">
            <text:p>40</text:p>
          </table:table-cell>
          <table:table-cell table:style-name="ce29" office:value-type="float" office:value="46" calcext:value-type="float">
            <text:p>46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45];[.J45];[.P45];[.V45];[.AB45];[.AH45];[.AN45];[.AT45];[.AZ45];[.BF45];[.BL45];[.BR45];[.BX45];[.CD45];[.CJ45];[.CP45];[.CV45];[.DB45];[.DH45];[.DN45];[.DT45])" office:value-type="float" office:value="566003" calcext:value-type="float">
            <text:p>566,003</text:p>
          </table:table-cell>
          <table:table-cell table:style-name="ce29" table:formula="of:=SUM([.E45:.I45])" office:value-type="float" office:value="23310" calcext:value-type="float">
            <text:p>23,310</text:p>
          </table:table-cell>
          <table:table-cell table:style-name="ce29" office:value-type="float" office:value="4284" calcext:value-type="float">
            <text:p>4,284</text:p>
          </table:table-cell>
          <table:table-cell table:style-name="ce29" office:value-type="float" office:value="4659" calcext:value-type="float">
            <text:p>4,659</text:p>
          </table:table-cell>
          <table:table-cell table:style-name="ce29" office:value-type="float" office:value="4674" calcext:value-type="float">
            <text:p>4,674</text:p>
          </table:table-cell>
          <table:table-cell table:style-name="ce29" office:value-type="float" office:value="4776" calcext:value-type="float">
            <text:p>4,776</text:p>
          </table:table-cell>
          <table:table-cell table:style-name="ce29" office:value-type="float" office:value="4917" calcext:value-type="float">
            <text:p>4,917</text:p>
          </table:table-cell>
          <table:table-cell table:style-name="ce29" office:value-type="float" office:value="29366" calcext:value-type="float">
            <text:p>29,366</text:p>
          </table:table-cell>
          <table:table-cell table:style-name="ce29" office:value-type="float" office:value="5056" calcext:value-type="float">
            <text:p>5,056</text:p>
          </table:table-cell>
          <table:table-cell table:style-name="ce29" office:value-type="float" office:value="5444" calcext:value-type="float">
            <text:p>5,444</text:p>
          </table:table-cell>
          <table:table-cell table:style-name="ce29" office:value-type="float" office:value="5966" calcext:value-type="float">
            <text:p>5,966</text:p>
          </table:table-cell>
          <table:table-cell table:style-name="ce29" office:value-type="float" office:value="6734" calcext:value-type="float">
            <text:p>6,734</text:p>
          </table:table-cell>
          <table:table-cell table:style-name="ce52" office:value-type="float" office:value="6166" calcext:value-type="float">
            <text:p>6,166</text:p>
          </table:table-cell>
          <table:table-cell table:style-name="ce29" office:value-type="float" office:value="35460" calcext:value-type="float">
            <text:p>35,460</text:p>
          </table:table-cell>
          <table:table-cell table:style-name="ce29" office:value-type="float" office:value="6267" calcext:value-type="float">
            <text:p>6,267</text:p>
          </table:table-cell>
          <table:table-cell table:style-name="ce29" office:value-type="float" office:value="7289" calcext:value-type="float">
            <text:p>7,289</text:p>
          </table:table-cell>
          <table:table-cell table:style-name="ce29" office:value-type="float" office:value="7156" calcext:value-type="float">
            <text:p>7,156</text:p>
          </table:table-cell>
          <table:table-cell table:style-name="ce29" office:value-type="float" office:value="7252" calcext:value-type="float">
            <text:p>7,252</text:p>
          </table:table-cell>
          <table:table-cell table:style-name="ce52" office:value-type="float" office:value="7496" calcext:value-type="float">
            <text:p>7,496</text:p>
          </table:table-cell>
          <table:table-cell table:style-name="ce29" office:value-type="float" office:value="39057" calcext:value-type="float">
            <text:p>39,057</text:p>
          </table:table-cell>
          <table:table-cell table:style-name="ce29" office:value-type="float" office:value="7605" calcext:value-type="float">
            <text:p>7,605</text:p>
          </table:table-cell>
          <table:table-cell table:style-name="ce29" office:value-type="float" office:value="7573" calcext:value-type="float">
            <text:p>7,573</text:p>
          </table:table-cell>
          <table:table-cell table:style-name="ce29" office:value-type="float" office:value="7834" calcext:value-type="float">
            <text:p>7,834</text:p>
          </table:table-cell>
          <table:table-cell table:style-name="ce29" office:value-type="float" office:value="8145" calcext:value-type="float">
            <text:p>8,145</text:p>
          </table:table-cell>
          <table:table-cell table:style-name="ce52" office:value-type="float" office:value="7900" calcext:value-type="float">
            <text:p>7,900</text:p>
          </table:table-cell>
          <table:table-cell table:style-name="ce29" office:value-type="float" office:value="41559" calcext:value-type="float">
            <text:p>41,559</text:p>
          </table:table-cell>
          <table:table-cell table:style-name="ce29" office:value-type="float" office:value="8341" calcext:value-type="float">
            <text:p>8,341</text:p>
          </table:table-cell>
          <table:table-cell table:style-name="ce29" office:value-type="float" office:value="7919" calcext:value-type="float">
            <text:p>7,919</text:p>
          </table:table-cell>
          <table:table-cell table:style-name="ce29" office:value-type="float" office:value="7773" calcext:value-type="float">
            <text:p>7,773</text:p>
          </table:table-cell>
          <table:table-cell table:style-name="ce29" office:value-type="float" office:value="8440" calcext:value-type="float">
            <text:p>8,440</text:p>
          </table:table-cell>
          <table:table-cell table:style-name="ce52" office:value-type="float" office:value="9086" calcext:value-type="float">
            <text:p>9,086</text:p>
          </table:table-cell>
          <table:table-cell table:style-name="ce29" office:value-type="float" office:value="49316" calcext:value-type="float">
            <text:p>49,316</text:p>
          </table:table-cell>
          <table:table-cell table:style-name="ce29" office:value-type="float" office:value="9308" calcext:value-type="float">
            <text:p>9,308</text:p>
          </table:table-cell>
          <table:table-cell table:style-name="ce29" office:value-type="float" office:value="9712" calcext:value-type="float">
            <text:p>9,712</text:p>
          </table:table-cell>
          <table:table-cell table:style-name="ce29" office:value-type="float" office:value="10151" calcext:value-type="float">
            <text:p>10,151</text:p>
          </table:table-cell>
          <table:table-cell table:style-name="ce29" office:value-type="float" office:value="9947" calcext:value-type="float">
            <text:p>9,947</text:p>
          </table:table-cell>
          <table:table-cell table:style-name="ce52" office:value-type="float" office:value="10198" calcext:value-type="float">
            <text:p>10,198</text:p>
          </table:table-cell>
          <table:table-cell table:style-name="ce29" office:value-type="float" office:value="45224" calcext:value-type="float">
            <text:p>45,224</text:p>
          </table:table-cell>
          <table:table-cell table:style-name="ce29" office:value-type="float" office:value="10056" calcext:value-type="float">
            <text:p>10,056</text:p>
          </table:table-cell>
          <table:table-cell table:style-name="ce29" office:value-type="float" office:value="9421" calcext:value-type="float">
            <text:p>9,421</text:p>
          </table:table-cell>
          <table:table-cell table:style-name="ce29" office:value-type="float" office:value="9542" calcext:value-type="float">
            <text:p>9,542</text:p>
          </table:table-cell>
          <table:table-cell table:style-name="ce29" office:value-type="float" office:value="8121" calcext:value-type="float">
            <text:p>8,121</text:p>
          </table:table-cell>
          <table:table-cell table:style-name="ce52" office:value-type="float" office:value="8084" calcext:value-type="float">
            <text:p>8,084</text:p>
          </table:table-cell>
          <table:table-cell table:style-name="ce29" office:value-type="float" office:value="41315" calcext:value-type="float">
            <text:p>41,315</text:p>
          </table:table-cell>
          <table:table-cell table:style-name="ce29" office:value-type="float" office:value="7972" calcext:value-type="float">
            <text:p>7,972</text:p>
          </table:table-cell>
          <table:table-cell table:style-name="ce29" office:value-type="float" office:value="7875" calcext:value-type="float">
            <text:p>7,875</text:p>
          </table:table-cell>
          <table:table-cell table:style-name="ce29" office:value-type="float" office:value="8291" calcext:value-type="float">
            <text:p>8,291</text:p>
          </table:table-cell>
          <table:table-cell table:style-name="ce29" office:value-type="float" office:value="8614" calcext:value-type="float">
            <text:p>8,614</text:p>
          </table:table-cell>
          <table:table-cell table:style-name="ce52" office:value-type="float" office:value="8563" calcext:value-type="float">
            <text:p>8,563</text:p>
          </table:table-cell>
          <table:table-cell table:style-name="ce29" office:value-type="float" office:value="46418" calcext:value-type="float">
            <text:p>46,418</text:p>
          </table:table-cell>
          <table:table-cell table:style-name="ce29" office:value-type="float" office:value="9049" calcext:value-type="float">
            <text:p>9,049</text:p>
          </table:table-cell>
          <table:table-cell table:style-name="ce29" office:value-type="float" office:value="8647" calcext:value-type="float">
            <text:p>8,647</text:p>
          </table:table-cell>
          <table:table-cell table:style-name="ce29" office:value-type="float" office:value="9409" calcext:value-type="float">
            <text:p>9,409</text:p>
          </table:table-cell>
          <table:table-cell table:style-name="ce29" office:value-type="float" office:value="9615" calcext:value-type="float">
            <text:p>9,615</text:p>
          </table:table-cell>
          <table:table-cell table:style-name="ce52" office:value-type="float" office:value="9698" calcext:value-type="float">
            <text:p>9,698</text:p>
          </table:table-cell>
          <table:table-cell table:style-name="ce29" office:value-type="float" office:value="49886" calcext:value-type="float">
            <text:p>49,886</text:p>
          </table:table-cell>
          <table:table-cell table:style-name="ce29" office:value-type="float" office:value="9907" calcext:value-type="float">
            <text:p>9,907</text:p>
          </table:table-cell>
          <table:table-cell table:style-name="ce29" office:value-type="float" office:value="10153" calcext:value-type="float">
            <text:p>10,153</text:p>
          </table:table-cell>
          <table:table-cell table:style-name="ce29" office:value-type="float" office:value="10094" calcext:value-type="float">
            <text:p>10,094</text:p>
          </table:table-cell>
          <table:table-cell table:style-name="ce29" office:value-type="float" office:value="9900" calcext:value-type="float">
            <text:p>9,900</text:p>
          </table:table-cell>
          <table:table-cell table:style-name="ce52" office:value-type="float" office:value="9832" calcext:value-type="float">
            <text:p>9,832</text:p>
          </table:table-cell>
          <table:table-cell table:style-name="ce29" office:value-type="float" office:value="43612" calcext:value-type="float">
            <text:p>43,612</text:p>
          </table:table-cell>
          <table:table-cell table:style-name="ce29" office:value-type="float" office:value="9200" calcext:value-type="float">
            <text:p>9,200</text:p>
          </table:table-cell>
          <table:table-cell table:style-name="ce29" office:value-type="float" office:value="8869" calcext:value-type="float">
            <text:p>8,869</text:p>
          </table:table-cell>
          <table:table-cell table:style-name="ce29" office:value-type="float" office:value="8953" calcext:value-type="float">
            <text:p>8,953</text:p>
          </table:table-cell>
          <table:table-cell table:style-name="ce29" office:value-type="float" office:value="8631" calcext:value-type="float">
            <text:p>8,631</text:p>
          </table:table-cell>
          <table:table-cell table:style-name="ce52" office:value-type="float" office:value="7959" calcext:value-type="float">
            <text:p>7,959</text:p>
          </table:table-cell>
          <table:table-cell table:style-name="ce29" office:value-type="float" office:value="35129" calcext:value-type="float">
            <text:p>35,129</text:p>
          </table:table-cell>
          <table:table-cell table:style-name="ce29" office:value-type="float" office:value="7683" calcext:value-type="float">
            <text:p>7,683</text:p>
          </table:table-cell>
          <table:table-cell table:style-name="ce29" office:value-type="float" office:value="7528" calcext:value-type="float">
            <text:p>7,528</text:p>
          </table:table-cell>
          <table:table-cell table:style-name="ce29" office:value-type="float" office:value="7743" calcext:value-type="float">
            <text:p>7,743</text:p>
          </table:table-cell>
          <table:table-cell table:style-name="ce29" office:value-type="float" office:value="6068" calcext:value-type="float">
            <text:p>6,068</text:p>
          </table:table-cell>
          <table:table-cell table:style-name="ce52" office:value-type="float" office:value="6107" calcext:value-type="float">
            <text:p>6,107</text:p>
          </table:table-cell>
          <table:table-cell table:style-name="ce29" office:value-type="float" office:value="20328" calcext:value-type="float">
            <text:p>20,328</text:p>
          </table:table-cell>
          <table:table-cell table:style-name="ce29" office:value-type="float" office:value="5350" calcext:value-type="float">
            <text:p>5,350</text:p>
          </table:table-cell>
          <table:table-cell table:style-name="ce29" office:value-type="float" office:value="4205" calcext:value-type="float">
            <text:p>4,205</text:p>
          </table:table-cell>
          <table:table-cell table:style-name="ce29" office:value-type="float" office:value="3384" calcext:value-type="float">
            <text:p>3,384</text:p>
          </table:table-cell>
          <table:table-cell table:style-name="ce29" office:value-type="float" office:value="3249" calcext:value-type="float">
            <text:p>3,249</text:p>
          </table:table-cell>
          <table:table-cell table:style-name="ce52" office:value-type="float" office:value="4140" calcext:value-type="float">
            <text:p>4,140</text:p>
          </table:table-cell>
          <table:table-cell table:style-name="ce29" office:value-type="float" office:value="19715" calcext:value-type="float">
            <text:p>19,715</text:p>
          </table:table-cell>
          <table:table-cell table:style-name="ce29" office:value-type="float" office:value="4097" calcext:value-type="float">
            <text:p>4,097</text:p>
          </table:table-cell>
          <table:table-cell table:style-name="ce29" office:value-type="float" office:value="3788" calcext:value-type="float">
            <text:p>3,788</text:p>
          </table:table-cell>
          <table:table-cell table:style-name="ce29" office:value-type="float" office:value="4136" calcext:value-type="float">
            <text:p>4,136</text:p>
          </table:table-cell>
          <table:table-cell table:style-name="ce29" office:value-type="float" office:value="3982" calcext:value-type="float">
            <text:p>3,982</text:p>
          </table:table-cell>
          <table:table-cell table:style-name="ce52" office:value-type="float" office:value="3712" calcext:value-type="float">
            <text:p>3,712</text:p>
          </table:table-cell>
          <table:table-cell table:style-name="ce29" office:value-type="float" office:value="17920" calcext:value-type="float">
            <text:p>17,920</text:p>
          </table:table-cell>
          <table:table-cell table:style-name="ce29" office:value-type="float" office:value="3705" calcext:value-type="float">
            <text:p>3,705</text:p>
          </table:table-cell>
          <table:table-cell table:style-name="ce29" office:value-type="float" office:value="3670" calcext:value-type="float">
            <text:p>3,670</text:p>
          </table:table-cell>
          <table:table-cell table:style-name="ce29" office:value-type="float" office:value="3453" calcext:value-type="float">
            <text:p>3,453</text:p>
          </table:table-cell>
          <table:table-cell table:style-name="ce29" office:value-type="float" office:value="3699" calcext:value-type="float">
            <text:p>3,699</text:p>
          </table:table-cell>
          <table:table-cell table:style-name="ce52" office:value-type="float" office:value="3393" calcext:value-type="float">
            <text:p>3,393</text:p>
          </table:table-cell>
          <table:table-cell table:style-name="ce29" office:value-type="float" office:value="15015" calcext:value-type="float">
            <text:p>15,015</text:p>
          </table:table-cell>
          <table:table-cell table:style-name="ce29" office:value-type="float" office:value="3104" calcext:value-type="float">
            <text:p>3,104</text:p>
          </table:table-cell>
          <table:table-cell table:style-name="ce29" office:value-type="float" office:value="3055" calcext:value-type="float">
            <text:p>3,055</text:p>
          </table:table-cell>
          <table:table-cell table:style-name="ce29" office:value-type="float" office:value="3094" calcext:value-type="float">
            <text:p>3,094</text:p>
          </table:table-cell>
          <table:table-cell table:style-name="ce29" office:value-type="float" office:value="3051" calcext:value-type="float">
            <text:p>3,051</text:p>
          </table:table-cell>
          <table:table-cell table:style-name="ce52" office:value-type="float" office:value="2711" calcext:value-type="float">
            <text:p>2,711</text:p>
          </table:table-cell>
          <table:table-cell table:style-name="ce29" office:value-type="float" office:value="9055" calcext:value-type="float">
            <text:p>9,055</text:p>
          </table:table-cell>
          <table:table-cell table:style-name="ce29" office:value-type="float" office:value="2521" calcext:value-type="float">
            <text:p>2,521</text:p>
          </table:table-cell>
          <table:table-cell table:style-name="ce29" office:value-type="float" office:value="2023" calcext:value-type="float">
            <text:p>2,023</text:p>
          </table:table-cell>
          <table:table-cell table:style-name="ce29" office:value-type="float" office:value="1822" calcext:value-type="float">
            <text:p>1,822</text:p>
          </table:table-cell>
          <table:table-cell table:style-name="ce29" office:value-type="float" office:value="1459" calcext:value-type="float">
            <text:p>1,459</text:p>
          </table:table-cell>
          <table:table-cell table:style-name="ce52" office:value-type="float" office:value="1230" calcext:value-type="float">
            <text:p>1,230</text:p>
          </table:table-cell>
          <table:table-cell table:style-name="ce29" office:value-type="float" office:value="3281" calcext:value-type="float">
            <text:p>3,281</text:p>
          </table:table-cell>
          <table:table-cell table:style-name="ce29" office:value-type="float" office:value="873" calcext:value-type="float">
            <text:p>873</text:p>
          </table:table-cell>
          <table:table-cell table:style-name="ce29" office:value-type="float" office:value="836" calcext:value-type="float">
            <text:p>836</text:p>
          </table:table-cell>
          <table:table-cell table:style-name="ce29" office:value-type="float" office:value="732" calcext:value-type="float">
            <text:p>732</text:p>
          </table:table-cell>
          <table:table-cell table:style-name="ce29" office:value-type="float" office:value="480" calcext:value-type="float">
            <text:p>480</text:p>
          </table:table-cell>
          <table:table-cell table:style-name="ce52" office:value-type="float" office:value="360" calcext:value-type="float">
            <text:p>360</text:p>
          </table:table-cell>
          <table:table-cell table:style-name="ce29" office:value-type="float" office:value="858" calcext:value-type="float">
            <text:p>858</text:p>
          </table:table-cell>
          <table:table-cell table:style-name="ce29" office:value-type="float" office:value="271" calcext:value-type="float">
            <text:p>271</text:p>
          </table:table-cell>
          <table:table-cell table:style-name="ce29" office:value-type="float" office:value="230" calcext:value-type="float">
            <text:p>230</text:p>
          </table:table-cell>
          <table:table-cell table:number-columns-repeated="2" table:style-name="ce29" office:value-type="float" office:value="136" calcext:value-type="float">
            <text:p>136</text:p>
          </table:table-cell>
          <table:table-cell table:style-name="ce52" office:value-type="float" office:value="85" calcext:value-type="float">
            <text:p>85</text:p>
          </table:table-cell>
          <table:table-cell table:style-name="ce29" office:value-type="float" office:value="160" calcext:value-type="float">
            <text:p>160</text:p>
          </table:table-cell>
          <table:table-cell table:style-name="ce29" office:value-type="float" office:value="68" calcext:value-type="float">
            <text:p>68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16" calcext:value-type="float">
            <text:p>16</text:p>
          </table:table-cell>
          <table:table-cell table:style-name="ce52" office:value-type="float" office:value="9" calcext:value-type="float">
            <text:p>9</text:p>
          </table:table-cell>
          <table:table-cell table:style-name="ce29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46];[.J46];[.P46];[.V46];[.AB46];[.AH46];[.AN46];[.AT46];[.AZ46];[.BF46];[.BL46];[.BR46];[.BX46];[.CD46];[.CJ46];[.CP46];[.CV46];[.DB46];[.DH46];[.DN46];[.DT46])" office:value-type="float" office:value="538485" calcext:value-type="float">
            <text:p>538,485</text:p>
          </table:table-cell>
          <table:table-cell table:style-name="ce37" table:formula="of:=SUM([.E46:.I46])" office:value-type="float" office:value="21057" calcext:value-type="float">
            <text:p>21,057</text:p>
          </table:table-cell>
          <table:table-cell table:style-name="ce30" office:value-type="float" office:value="3827" calcext:value-type="float">
            <text:p>3,827</text:p>
          </table:table-cell>
          <table:table-cell table:style-name="ce30" office:value-type="float" office:value="4171" calcext:value-type="float">
            <text:p>4,171</text:p>
          </table:table-cell>
          <table:table-cell table:style-name="ce30" office:value-type="float" office:value="4237" calcext:value-type="float">
            <text:p>4,237</text:p>
          </table:table-cell>
          <table:table-cell table:style-name="ce30" office:value-type="float" office:value="4395" calcext:value-type="float">
            <text:p>4,395</text:p>
          </table:table-cell>
          <table:table-cell table:style-name="ce30" office:value-type="float" office:value="4427" calcext:value-type="float">
            <text:p>4,427</text:p>
          </table:table-cell>
          <table:table-cell table:style-name="ce30" office:value-type="float" office:value="27009" calcext:value-type="float">
            <text:p>27,009</text:p>
          </table:table-cell>
          <table:table-cell table:style-name="ce30" office:value-type="float" office:value="4698" calcext:value-type="float">
            <text:p>4,698</text:p>
          </table:table-cell>
          <table:table-cell table:style-name="ce30" office:value-type="float" office:value="4922" calcext:value-type="float">
            <text:p>4,922</text:p>
          </table:table-cell>
          <table:table-cell table:style-name="ce30" office:value-type="float" office:value="5564" calcext:value-type="float">
            <text:p>5,564</text:p>
          </table:table-cell>
          <table:table-cell table:style-name="ce30" office:value-type="float" office:value="6141" calcext:value-type="float">
            <text:p>6,141</text:p>
          </table:table-cell>
          <table:table-cell table:style-name="ce37" office:value-type="float" office:value="5684" calcext:value-type="float">
            <text:p>5,684</text:p>
          </table:table-cell>
          <table:table-cell table:style-name="ce30" office:value-type="float" office:value="32391" calcext:value-type="float">
            <text:p>32,391</text:p>
          </table:table-cell>
          <table:table-cell table:style-name="ce30" office:value-type="float" office:value="5651" calcext:value-type="float">
            <text:p>5,651</text:p>
          </table:table-cell>
          <table:table-cell table:style-name="ce30" office:value-type="float" office:value="6515" calcext:value-type="float">
            <text:p>6,515</text:p>
          </table:table-cell>
          <table:table-cell table:style-name="ce30" office:value-type="float" office:value="6627" calcext:value-type="float">
            <text:p>6,627</text:p>
          </table:table-cell>
          <table:table-cell table:style-name="ce30" office:value-type="float" office:value="6710" calcext:value-type="float">
            <text:p>6,710</text:p>
          </table:table-cell>
          <table:table-cell table:style-name="ce37" office:value-type="float" office:value="6888" calcext:value-type="float">
            <text:p>6,888</text:p>
          </table:table-cell>
          <table:table-cell table:style-name="ce30" office:value-type="float" office:value="36546" calcext:value-type="float">
            <text:p>36,546</text:p>
          </table:table-cell>
          <table:table-cell table:style-name="ce30" office:value-type="float" office:value="7276" calcext:value-type="float">
            <text:p>7,276</text:p>
          </table:table-cell>
          <table:table-cell table:style-name="ce30" office:value-type="float" office:value="7074" calcext:value-type="float">
            <text:p>7,074</text:p>
          </table:table-cell>
          <table:table-cell table:style-name="ce30" office:value-type="float" office:value="7139" calcext:value-type="float">
            <text:p>7,139</text:p>
          </table:table-cell>
          <table:table-cell table:style-name="ce30" office:value-type="float" office:value="7593" calcext:value-type="float">
            <text:p>7,593</text:p>
          </table:table-cell>
          <table:table-cell table:style-name="ce37" office:value-type="float" office:value="7464" calcext:value-type="float">
            <text:p>7,464</text:p>
          </table:table-cell>
          <table:table-cell table:style-name="ce30" office:value-type="float" office:value="38979" calcext:value-type="float">
            <text:p>38,979</text:p>
          </table:table-cell>
          <table:table-cell table:style-name="ce30" office:value-type="float" office:value="7685" calcext:value-type="float">
            <text:p>7,685</text:p>
          </table:table-cell>
          <table:table-cell table:style-name="ce30" office:value-type="float" office:value="7319" calcext:value-type="float">
            <text:p>7,319</text:p>
          </table:table-cell>
          <table:table-cell table:style-name="ce30" office:value-type="float" office:value="7270" calcext:value-type="float">
            <text:p>7,270</text:p>
          </table:table-cell>
          <table:table-cell table:style-name="ce30" office:value-type="float" office:value="8164" calcext:value-type="float">
            <text:p>8,164</text:p>
          </table:table-cell>
          <table:table-cell table:style-name="ce37" office:value-type="float" office:value="8541" calcext:value-type="float">
            <text:p>8,541</text:p>
          </table:table-cell>
          <table:table-cell table:style-name="ce30" office:value-type="float" office:value="46952" calcext:value-type="float">
            <text:p>46,952</text:p>
          </table:table-cell>
          <table:table-cell table:style-name="ce30" office:value-type="float" office:value="8778" calcext:value-type="float">
            <text:p>8,778</text:p>
          </table:table-cell>
          <table:table-cell table:style-name="ce30" office:value-type="float" office:value="9482" calcext:value-type="float">
            <text:p>9,482</text:p>
          </table:table-cell>
          <table:table-cell table:style-name="ce30" office:value-type="float" office:value="9673" calcext:value-type="float">
            <text:p>9,673</text:p>
          </table:table-cell>
          <table:table-cell table:style-name="ce30" office:value-type="float" office:value="9508" calcext:value-type="float">
            <text:p>9,508</text:p>
          </table:table-cell>
          <table:table-cell table:style-name="ce37" office:value-type="float" office:value="9511" calcext:value-type="float">
            <text:p>9,511</text:p>
          </table:table-cell>
          <table:table-cell table:style-name="ce30" office:value-type="float" office:value="42354" calcext:value-type="float">
            <text:p>42,354</text:p>
          </table:table-cell>
          <table:table-cell table:style-name="ce30" office:value-type="float" office:value="9074" calcext:value-type="float">
            <text:p>9,074</text:p>
          </table:table-cell>
          <table:table-cell table:style-name="ce30" office:value-type="float" office:value="8843" calcext:value-type="float">
            <text:p>8,843</text:p>
          </table:table-cell>
          <table:table-cell table:style-name="ce30" office:value-type="float" office:value="9004" calcext:value-type="float">
            <text:p>9,004</text:p>
          </table:table-cell>
          <table:table-cell table:style-name="ce30" office:value-type="float" office:value="7807" calcext:value-type="float">
            <text:p>7,807</text:p>
          </table:table-cell>
          <table:table-cell table:style-name="ce37" office:value-type="float" office:value="7626" calcext:value-type="float">
            <text:p>7,626</text:p>
          </table:table-cell>
          <table:table-cell table:style-name="ce30" office:value-type="float" office:value="38750" calcext:value-type="float">
            <text:p>38,750</text:p>
          </table:table-cell>
          <table:table-cell table:style-name="ce30" office:value-type="float" office:value="7593" calcext:value-type="float">
            <text:p>7,593</text:p>
          </table:table-cell>
          <table:table-cell table:style-name="ce30" office:value-type="float" office:value="7354" calcext:value-type="float">
            <text:p>7,354</text:p>
          </table:table-cell>
          <table:table-cell table:style-name="ce30" office:value-type="float" office:value="7726" calcext:value-type="float">
            <text:p>7,726</text:p>
          </table:table-cell>
          <table:table-cell table:style-name="ce30" office:value-type="float" office:value="7893" calcext:value-type="float">
            <text:p>7,893</text:p>
          </table:table-cell>
          <table:table-cell table:style-name="ce37" office:value-type="float" office:value="8184" calcext:value-type="float">
            <text:p>8,184</text:p>
          </table:table-cell>
          <table:table-cell table:style-name="ce30" office:value-type="float" office:value="42391" calcext:value-type="float">
            <text:p>42,391</text:p>
          </table:table-cell>
          <table:table-cell table:style-name="ce30" office:value-type="float" office:value="8200" calcext:value-type="float">
            <text:p>8,200</text:p>
          </table:table-cell>
          <table:table-cell table:style-name="ce30" office:value-type="float" office:value="8184" calcext:value-type="float">
            <text:p>8,184</text:p>
          </table:table-cell>
          <table:table-cell table:style-name="ce30" office:value-type="float" office:value="8498" calcext:value-type="float">
            <text:p>8,498</text:p>
          </table:table-cell>
          <table:table-cell table:style-name="ce30" office:value-type="float" office:value="8719" calcext:value-type="float">
            <text:p>8,719</text:p>
          </table:table-cell>
          <table:table-cell table:style-name="ce37" office:value-type="float" office:value="8790" calcext:value-type="float">
            <text:p>8,790</text:p>
          </table:table-cell>
          <table:table-cell table:style-name="ce30" office:value-type="float" office:value="44927" calcext:value-type="float">
            <text:p>44,927</text:p>
          </table:table-cell>
          <table:table-cell table:style-name="ce30" office:value-type="float" office:value="8928" calcext:value-type="float">
            <text:p>8,928</text:p>
          </table:table-cell>
          <table:table-cell table:style-name="ce30" office:value-type="float" office:value="9160" calcext:value-type="float">
            <text:p>9,160</text:p>
          </table:table-cell>
          <table:table-cell table:style-name="ce30" office:value-type="float" office:value="9156" calcext:value-type="float">
            <text:p>9,156</text:p>
          </table:table-cell>
          <table:table-cell table:style-name="ce30" office:value-type="float" office:value="8947" calcext:value-type="float">
            <text:p>8,947</text:p>
          </table:table-cell>
          <table:table-cell table:style-name="ce37" office:value-type="float" office:value="8736" calcext:value-type="float">
            <text:p>8,736</text:p>
          </table:table-cell>
          <table:table-cell table:style-name="ce30" office:value-type="float" office:value="39594" calcext:value-type="float">
            <text:p>39,594</text:p>
          </table:table-cell>
          <table:table-cell table:style-name="ce30" office:value-type="float" office:value="8242" calcext:value-type="float">
            <text:p>8,242</text:p>
          </table:table-cell>
          <table:table-cell table:style-name="ce30" office:value-type="float" office:value="7967" calcext:value-type="float">
            <text:p>7,967</text:p>
          </table:table-cell>
          <table:table-cell table:style-name="ce30" office:value-type="float" office:value="8106" calcext:value-type="float">
            <text:p>8,106</text:p>
          </table:table-cell>
          <table:table-cell table:style-name="ce30" office:value-type="float" office:value="8086" calcext:value-type="float">
            <text:p>8,086</text:p>
          </table:table-cell>
          <table:table-cell table:style-name="ce37" office:value-type="float" office:value="7193" calcext:value-type="float">
            <text:p>7,193</text:p>
          </table:table-cell>
          <table:table-cell table:style-name="ce30" office:value-type="float" office:value="32772" calcext:value-type="float">
            <text:p>32,772</text:p>
          </table:table-cell>
          <table:table-cell table:style-name="ce30" office:value-type="float" office:value="7071" calcext:value-type="float">
            <text:p>7,071</text:p>
          </table:table-cell>
          <table:table-cell table:style-name="ce30" office:value-type="float" office:value="6858" calcext:value-type="float">
            <text:p>6,858</text:p>
          </table:table-cell>
          <table:table-cell table:style-name="ce30" office:value-type="float" office:value="7225" calcext:value-type="float">
            <text:p>7,225</text:p>
          </table:table-cell>
          <table:table-cell table:style-name="ce30" office:value-type="float" office:value="5751" calcext:value-type="float">
            <text:p>5,751</text:p>
          </table:table-cell>
          <table:table-cell table:style-name="ce37" office:value-type="float" office:value="5867" calcext:value-type="float">
            <text:p>5,867</text:p>
          </table:table-cell>
          <table:table-cell table:style-name="ce30" office:value-type="float" office:value="20415" calcext:value-type="float">
            <text:p>20,415</text:p>
          </table:table-cell>
          <table:table-cell table:style-name="ce30" office:value-type="float" office:value="5227" calcext:value-type="float">
            <text:p>5,227</text:p>
          </table:table-cell>
          <table:table-cell table:style-name="ce30" office:value-type="float" office:value="4177" calcext:value-type="float">
            <text:p>4,177</text:p>
          </table:table-cell>
          <table:table-cell table:style-name="ce30" office:value-type="float" office:value="3472" calcext:value-type="float">
            <text:p>3,472</text:p>
          </table:table-cell>
          <table:table-cell table:style-name="ce30" office:value-type="float" office:value="3285" calcext:value-type="float">
            <text:p>3,285</text:p>
          </table:table-cell>
          <table:table-cell table:style-name="ce37" office:value-type="float" office:value="4254" calcext:value-type="float">
            <text:p>4,254</text:p>
          </table:table-cell>
          <table:table-cell table:style-name="ce30" office:value-type="float" office:value="21204" calcext:value-type="float">
            <text:p>21,204</text:p>
          </table:table-cell>
          <table:table-cell table:style-name="ce30" office:value-type="float" office:value="4108" calcext:value-type="float">
            <text:p>4,108</text:p>
          </table:table-cell>
          <table:table-cell table:style-name="ce30" office:value-type="float" office:value="4157" calcext:value-type="float">
            <text:p>4,157</text:p>
          </table:table-cell>
          <table:table-cell table:style-name="ce30" office:value-type="float" office:value="4371" calcext:value-type="float">
            <text:p>4,371</text:p>
          </table:table-cell>
          <table:table-cell table:style-name="ce30" office:value-type="float" office:value="4339" calcext:value-type="float">
            <text:p>4,339</text:p>
          </table:table-cell>
          <table:table-cell table:style-name="ce37" office:value-type="float" office:value="4229" calcext:value-type="float">
            <text:p>4,229</text:p>
          </table:table-cell>
          <table:table-cell table:style-name="ce30" office:value-type="float" office:value="20253" calcext:value-type="float">
            <text:p>20,253</text:p>
          </table:table-cell>
          <table:table-cell table:style-name="ce30" office:value-type="float" office:value="3937" calcext:value-type="float">
            <text:p>3,937</text:p>
          </table:table-cell>
          <table:table-cell table:style-name="ce30" office:value-type="float" office:value="4177" calcext:value-type="float">
            <text:p>4,177</text:p>
          </table:table-cell>
          <table:table-cell table:style-name="ce30" office:value-type="float" office:value="3946" calcext:value-type="float">
            <text:p>3,946</text:p>
          </table:table-cell>
          <table:table-cell table:style-name="ce30" office:value-type="float" office:value="4138" calcext:value-type="float">
            <text:p>4,138</text:p>
          </table:table-cell>
          <table:table-cell table:style-name="ce37" office:value-type="float" office:value="4055" calcext:value-type="float">
            <text:p>4,055</text:p>
          </table:table-cell>
          <table:table-cell table:style-name="ce30" office:value-type="float" office:value="16264" calcext:value-type="float">
            <text:p>16,264</text:p>
          </table:table-cell>
          <table:table-cell table:style-name="ce30" office:value-type="float" office:value="3517" calcext:value-type="float">
            <text:p>3,517</text:p>
          </table:table-cell>
          <table:table-cell table:style-name="ce30" office:value-type="float" office:value="3319" calcext:value-type="float">
            <text:p>3,319</text:p>
          </table:table-cell>
          <table:table-cell table:style-name="ce30" office:value-type="float" office:value="3355" calcext:value-type="float">
            <text:p>3,355</text:p>
          </table:table-cell>
          <table:table-cell table:style-name="ce30" office:value-type="float" office:value="3224" calcext:value-type="float">
            <text:p>3,224</text:p>
          </table:table-cell>
          <table:table-cell table:style-name="ce37" office:value-type="float" office:value="2849" calcext:value-type="float">
            <text:p>2,849</text:p>
          </table:table-cell>
          <table:table-cell table:style-name="ce30" office:value-type="float" office:value="9836" calcext:value-type="float">
            <text:p>9,836</text:p>
          </table:table-cell>
          <table:table-cell table:style-name="ce30" office:value-type="float" office:value="2518" calcext:value-type="float">
            <text:p>2,518</text:p>
          </table:table-cell>
          <table:table-cell table:style-name="ce30" office:value-type="float" office:value="2186" calcext:value-type="float">
            <text:p>2,186</text:p>
          </table:table-cell>
          <table:table-cell table:style-name="ce30" office:value-type="float" office:value="1983" calcext:value-type="float">
            <text:p>1,983</text:p>
          </table:table-cell>
          <table:table-cell table:style-name="ce30" office:value-type="float" office:value="1564" calcext:value-type="float">
            <text:p>1,564</text:p>
          </table:table-cell>
          <table:table-cell table:style-name="ce37" office:value-type="float" office:value="1585" calcext:value-type="float">
            <text:p>1,585</text:p>
          </table:table-cell>
          <table:table-cell table:style-name="ce30" office:value-type="float" office:value="4773" calcext:value-type="float">
            <text:p>4,773</text:p>
          </table:table-cell>
          <table:table-cell table:style-name="ce30" office:value-type="float" office:value="1202" calcext:value-type="float">
            <text:p>1,202</text:p>
          </table:table-cell>
          <table:table-cell table:style-name="ce30" office:value-type="float" office:value="1191" calcext:value-type="float">
            <text:p>1,191</text:p>
          </table:table-cell>
          <table:table-cell table:style-name="ce30" office:value-type="float" office:value="1098" calcext:value-type="float">
            <text:p>1,098</text:p>
          </table:table-cell>
          <table:table-cell table:style-name="ce30" office:value-type="float" office:value="756" calcext:value-type="float">
            <text:p>756</text:p>
          </table:table-cell>
          <table:table-cell table:style-name="ce37" office:value-type="float" office:value="526" calcext:value-type="float">
            <text:p>526</text:p>
          </table:table-cell>
          <table:table-cell table:style-name="ce30" office:value-type="float" office:value="1607" calcext:value-type="float">
            <text:p>1,607</text:p>
          </table:table-cell>
          <table:table-cell table:style-name="ce30" office:value-type="float" office:value="508" calcext:value-type="float">
            <text:p>508</text:p>
          </table:table-cell>
          <table:table-cell table:style-name="ce30" office:value-type="float" office:value="434" calcext:value-type="float">
            <text:p>434</text:p>
          </table:table-cell>
          <table:table-cell table:style-name="ce30" office:value-type="float" office:value="254" calcext:value-type="float">
            <text:p>254</text:p>
          </table:table-cell>
          <table:table-cell table:style-name="ce30" office:value-type="float" office:value="234" calcext:value-type="float">
            <text:p>234</text:p>
          </table:table-cell>
          <table:table-cell table:style-name="ce37" office:value-type="float" office:value="177" calcext:value-type="float">
            <text:p>177</text:p>
          </table:table-cell>
          <table:table-cell table:style-name="ce30" office:value-type="float" office:value="384" calcext:value-type="float">
            <text:p>384</text:p>
          </table:table-cell>
          <table:table-cell table:style-name="ce30" office:value-type="float" office:value="155" calcext:value-type="float">
            <text:p>155</text:p>
          </table:table-cell>
          <table:table-cell table:style-name="ce30" office:value-type="float" office:value="96" calcext:value-type="float">
            <text:p>96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42" calcext:value-type="float">
            <text:p>42</text:p>
          </table:table-cell>
          <table:table-cell table:style-name="ce37" office:value-type="float" office:value="31" calcext:value-type="float">
            <text:p>31</text:p>
          </table:table-cell>
          <table:table-cell table:style-name="ce30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47];[.J47];[.P47];[.V47];[.AB47];[.AH47];[.AN47];[.AT47];[.AZ47];[.BF47];[.BL47];[.BR47];[.BX47];[.CD47];[.CJ47];[.CP47];[.CV47];[.DB47];[.DH47];[.DN47];[.DT47])" office:value-type="float" office:value="1243017" calcext:value-type="float">
            <text:p>1,243,017</text:p>
          </table:table-cell>
          <table:table-cell table:style-name="ce29" table:formula="of:=SUM([.E47:.I47])" office:value-type="float" office:value="53223" calcext:value-type="float">
            <text:p>53,223</text:p>
          </table:table-cell>
          <table:table-cell table:style-name="ce29" office:value-type="float" office:value="9996" calcext:value-type="float">
            <text:p>9,996</text:p>
          </table:table-cell>
          <table:table-cell table:style-name="ce29" office:value-type="float" office:value="10401" calcext:value-type="float">
            <text:p>10,401</text:p>
          </table:table-cell>
          <table:table-cell table:style-name="ce29" office:value-type="float" office:value="10885" calcext:value-type="float">
            <text:p>10,885</text:p>
          </table:table-cell>
          <table:table-cell table:style-name="ce29" office:value-type="float" office:value="10965" calcext:value-type="float">
            <text:p>10,965</text:p>
          </table:table-cell>
          <table:table-cell table:style-name="ce29" office:value-type="float" office:value="10976" calcext:value-type="float">
            <text:p>10,976</text:p>
          </table:table-cell>
          <table:table-cell table:style-name="ce29" office:value-type="float" office:value="65043" calcext:value-type="float">
            <text:p>65,043</text:p>
          </table:table-cell>
          <table:table-cell table:style-name="ce29" office:value-type="float" office:value="11501" calcext:value-type="float">
            <text:p>11,501</text:p>
          </table:table-cell>
          <table:table-cell table:style-name="ce29" office:value-type="float" office:value="12036" calcext:value-type="float">
            <text:p>12,036</text:p>
          </table:table-cell>
          <table:table-cell table:style-name="ce29" office:value-type="float" office:value="13010" calcext:value-type="float">
            <text:p>13,010</text:p>
          </table:table-cell>
          <table:table-cell table:style-name="ce29" office:value-type="float" office:value="15004" calcext:value-type="float">
            <text:p>15,004</text:p>
          </table:table-cell>
          <table:table-cell table:style-name="ce52" office:value-type="float" office:value="13492" calcext:value-type="float">
            <text:p>13,492</text:p>
          </table:table-cell>
          <table:table-cell table:style-name="ce29" office:value-type="float" office:value="78312" calcext:value-type="float">
            <text:p>78,312</text:p>
          </table:table-cell>
          <table:table-cell table:style-name="ce29" office:value-type="float" office:value="13667" calcext:value-type="float">
            <text:p>13,667</text:p>
          </table:table-cell>
          <table:table-cell table:style-name="ce29" office:value-type="float" office:value="15699" calcext:value-type="float">
            <text:p>15,699</text:p>
          </table:table-cell>
          <table:table-cell table:style-name="ce29" office:value-type="float" office:value="16055" calcext:value-type="float">
            <text:p>16,055</text:p>
          </table:table-cell>
          <table:table-cell table:style-name="ce29" office:value-type="float" office:value="16264" calcext:value-type="float">
            <text:p>16,264</text:p>
          </table:table-cell>
          <table:table-cell table:style-name="ce52" office:value-type="float" office:value="16627" calcext:value-type="float">
            <text:p>16,627</text:p>
          </table:table-cell>
          <table:table-cell table:style-name="ce29" office:value-type="float" office:value="86811" calcext:value-type="float">
            <text:p>86,811</text:p>
          </table:table-cell>
          <table:table-cell table:style-name="ce29" office:value-type="float" office:value="17017" calcext:value-type="float">
            <text:p>17,017</text:p>
          </table:table-cell>
          <table:table-cell table:style-name="ce29" office:value-type="float" office:value="17255" calcext:value-type="float">
            <text:p>17,255</text:p>
          </table:table-cell>
          <table:table-cell table:style-name="ce29" office:value-type="float" office:value="17183" calcext:value-type="float">
            <text:p>17,183</text:p>
          </table:table-cell>
          <table:table-cell table:style-name="ce29" office:value-type="float" office:value="18200" calcext:value-type="float">
            <text:p>18,200</text:p>
          </table:table-cell>
          <table:table-cell table:style-name="ce52" office:value-type="float" office:value="17156" calcext:value-type="float">
            <text:p>17,156</text:p>
          </table:table-cell>
          <table:table-cell table:style-name="ce29" office:value-type="float" office:value="89480" calcext:value-type="float">
            <text:p>89,480</text:p>
          </table:table-cell>
          <table:table-cell table:style-name="ce29" office:value-type="float" office:value="18110" calcext:value-type="float">
            <text:p>18,110</text:p>
          </table:table-cell>
          <table:table-cell table:style-name="ce29" office:value-type="float" office:value="16587" calcext:value-type="float">
            <text:p>16,587</text:p>
          </table:table-cell>
          <table:table-cell table:style-name="ce29" office:value-type="float" office:value="16630" calcext:value-type="float">
            <text:p>16,630</text:p>
          </table:table-cell>
          <table:table-cell table:style-name="ce29" office:value-type="float" office:value="18388" calcext:value-type="float">
            <text:p>18,388</text:p>
          </table:table-cell>
          <table:table-cell table:style-name="ce52" office:value-type="float" office:value="19765" calcext:value-type="float">
            <text:p>19,765</text:p>
          </table:table-cell>
          <table:table-cell table:style-name="ce29" office:value-type="float" office:value="112510" calcext:value-type="float">
            <text:p>112,510</text:p>
          </table:table-cell>
          <table:table-cell table:style-name="ce29" office:value-type="float" office:value="20911" calcext:value-type="float">
            <text:p>20,911</text:p>
          </table:table-cell>
          <table:table-cell table:style-name="ce29" office:value-type="float" office:value="22091" calcext:value-type="float">
            <text:p>22,091</text:p>
          </table:table-cell>
          <table:table-cell table:style-name="ce29" office:value-type="float" office:value="22957" calcext:value-type="float">
            <text:p>22,957</text:p>
          </table:table-cell>
          <table:table-cell table:style-name="ce29" office:value-type="float" office:value="23105" calcext:value-type="float">
            <text:p>23,105</text:p>
          </table:table-cell>
          <table:table-cell table:style-name="ce52" office:value-type="float" office:value="23446" calcext:value-type="float">
            <text:p>23,446</text:p>
          </table:table-cell>
          <table:table-cell table:style-name="ce29" office:value-type="float" office:value="108732" calcext:value-type="float">
            <text:p>108,732</text:p>
          </table:table-cell>
          <table:table-cell table:style-name="ce29" office:value-type="float" office:value="22996" calcext:value-type="float">
            <text:p>22,996</text:p>
          </table:table-cell>
          <table:table-cell table:style-name="ce29" office:value-type="float" office:value="22498" calcext:value-type="float">
            <text:p>22,498</text:p>
          </table:table-cell>
          <table:table-cell table:style-name="ce29" office:value-type="float" office:value="23011" calcext:value-type="float">
            <text:p>23,011</text:p>
          </table:table-cell>
          <table:table-cell table:style-name="ce29" office:value-type="float" office:value="20244" calcext:value-type="float">
            <text:p>20,244</text:p>
          </table:table-cell>
          <table:table-cell table:style-name="ce52" office:value-type="float" office:value="19983" calcext:value-type="float">
            <text:p>19,983</text:p>
          </table:table-cell>
          <table:table-cell table:style-name="ce29" office:value-type="float" office:value="98560" calcext:value-type="float">
            <text:p>98,560</text:p>
          </table:table-cell>
          <table:table-cell table:style-name="ce29" office:value-type="float" office:value="19612" calcext:value-type="float">
            <text:p>19,612</text:p>
          </table:table-cell>
          <table:table-cell table:style-name="ce29" office:value-type="float" office:value="19337" calcext:value-type="float">
            <text:p>19,337</text:p>
          </table:table-cell>
          <table:table-cell table:style-name="ce29" office:value-type="float" office:value="19854" calcext:value-type="float">
            <text:p>19,854</text:p>
          </table:table-cell>
          <table:table-cell table:style-name="ce29" office:value-type="float" office:value="20170" calcext:value-type="float">
            <text:p>20,170</text:p>
          </table:table-cell>
          <table:table-cell table:style-name="ce52" office:value-type="float" office:value="19587" calcext:value-type="float">
            <text:p>19,587</text:p>
          </table:table-cell>
          <table:table-cell table:style-name="ce29" office:value-type="float" office:value="100463" calcext:value-type="float">
            <text:p>100,463</text:p>
          </table:table-cell>
          <table:table-cell table:style-name="ce29" office:value-type="float" office:value="20000" calcext:value-type="float">
            <text:p>20,000</text:p>
          </table:table-cell>
          <table:table-cell table:style-name="ce29" office:value-type="float" office:value="19451" calcext:value-type="float">
            <text:p>19,451</text:p>
          </table:table-cell>
          <table:table-cell table:style-name="ce29" office:value-type="float" office:value="20275" calcext:value-type="float">
            <text:p>20,275</text:p>
          </table:table-cell>
          <table:table-cell table:style-name="ce29" office:value-type="float" office:value="20332" calcext:value-type="float">
            <text:p>20,332</text:p>
          </table:table-cell>
          <table:table-cell table:style-name="ce52" office:value-type="float" office:value="20405" calcext:value-type="float">
            <text:p>20,405</text:p>
          </table:table-cell>
          <table:table-cell table:style-name="ce29" office:value-type="float" office:value="103030" calcext:value-type="float">
            <text:p>103,030</text:p>
          </table:table-cell>
          <table:table-cell table:style-name="ce29" office:value-type="float" office:value="20789" calcext:value-type="float">
            <text:p>20,789</text:p>
          </table:table-cell>
          <table:table-cell table:style-name="ce29" office:value-type="float" office:value="20939" calcext:value-type="float">
            <text:p>20,939</text:p>
          </table:table-cell>
          <table:table-cell table:style-name="ce29" office:value-type="float" office:value="20684" calcext:value-type="float">
            <text:p>20,684</text:p>
          </table:table-cell>
          <table:table-cell table:style-name="ce29" office:value-type="float" office:value="20418" calcext:value-type="float">
            <text:p>20,418</text:p>
          </table:table-cell>
          <table:table-cell table:style-name="ce52" office:value-type="float" office:value="20200" calcext:value-type="float">
            <text:p>20,200</text:p>
          </table:table-cell>
          <table:table-cell table:style-name="ce29" office:value-type="float" office:value="94929" calcext:value-type="float">
            <text:p>94,929</text:p>
          </table:table-cell>
          <table:table-cell table:style-name="ce29" office:value-type="float" office:value="19590" calcext:value-type="float">
            <text:p>19,590</text:p>
          </table:table-cell>
          <table:table-cell table:style-name="ce29" office:value-type="float" office:value="18548" calcext:value-type="float">
            <text:p>18,548</text:p>
          </table:table-cell>
          <table:table-cell table:style-name="ce29" office:value-type="float" office:value="19444" calcext:value-type="float">
            <text:p>19,444</text:p>
          </table:table-cell>
          <table:table-cell table:style-name="ce29" office:value-type="float" office:value="19376" calcext:value-type="float">
            <text:p>19,376</text:p>
          </table:table-cell>
          <table:table-cell table:style-name="ce52" office:value-type="float" office:value="17971" calcext:value-type="float">
            <text:p>17,971</text:p>
          </table:table-cell>
          <table:table-cell table:style-name="ce29" office:value-type="float" office:value="80495" calcext:value-type="float">
            <text:p>80,495</text:p>
          </table:table-cell>
          <table:table-cell table:style-name="ce29" office:value-type="float" office:value="17462" calcext:value-type="float">
            <text:p>17,462</text:p>
          </table:table-cell>
          <table:table-cell table:style-name="ce29" office:value-type="float" office:value="17200" calcext:value-type="float">
            <text:p>17,200</text:p>
          </table:table-cell>
          <table:table-cell table:style-name="ce29" office:value-type="float" office:value="17502" calcext:value-type="float">
            <text:p>17,502</text:p>
          </table:table-cell>
          <table:table-cell table:style-name="ce29" office:value-type="float" office:value="14420" calcext:value-type="float">
            <text:p>14,420</text:p>
          </table:table-cell>
          <table:table-cell table:style-name="ce52" office:value-type="float" office:value="13911" calcext:value-type="float">
            <text:p>13,911</text:p>
          </table:table-cell>
          <table:table-cell table:style-name="ce29" office:value-type="float" office:value="46237" calcext:value-type="float">
            <text:p>46,237</text:p>
          </table:table-cell>
          <table:table-cell table:style-name="ce29" office:value-type="float" office:value="11883" calcext:value-type="float">
            <text:p>11,883</text:p>
          </table:table-cell>
          <table:table-cell table:style-name="ce29" office:value-type="float" office:value="9593" calcext:value-type="float">
            <text:p>9,593</text:p>
          </table:table-cell>
          <table:table-cell table:style-name="ce29" office:value-type="float" office:value="8107" calcext:value-type="float">
            <text:p>8,107</text:p>
          </table:table-cell>
          <table:table-cell table:style-name="ce29" office:value-type="float" office:value="7759" calcext:value-type="float">
            <text:p>7,759</text:p>
          </table:table-cell>
          <table:table-cell table:style-name="ce52" office:value-type="float" office:value="8895" calcext:value-type="float">
            <text:p>8,895</text:p>
          </table:table-cell>
          <table:table-cell table:style-name="ce29" office:value-type="float" office:value="41380" calcext:value-type="float">
            <text:p>41,380</text:p>
          </table:table-cell>
          <table:table-cell table:style-name="ce29" office:value-type="float" office:value="8683" calcext:value-type="float">
            <text:p>8,683</text:p>
          </table:table-cell>
          <table:table-cell table:style-name="ce29" office:value-type="float" office:value="8390" calcext:value-type="float">
            <text:p>8,390</text:p>
          </table:table-cell>
          <table:table-cell table:style-name="ce29" office:value-type="float" office:value="8459" calcext:value-type="float">
            <text:p>8,459</text:p>
          </table:table-cell>
          <table:table-cell table:style-name="ce29" office:value-type="float" office:value="8175" calcext:value-type="float">
            <text:p>8,175</text:p>
          </table:table-cell>
          <table:table-cell table:style-name="ce52" office:value-type="float" office:value="7673" calcext:value-type="float">
            <text:p>7,673</text:p>
          </table:table-cell>
          <table:table-cell table:style-name="ce29" office:value-type="float" office:value="32182" calcext:value-type="float">
            <text:p>32,182</text:p>
          </table:table-cell>
          <table:table-cell table:style-name="ce29" office:value-type="float" office:value="7043" calcext:value-type="float">
            <text:p>7,043</text:p>
          </table:table-cell>
          <table:table-cell table:style-name="ce29" office:value-type="float" office:value="6868" calcext:value-type="float">
            <text:p>6,868</text:p>
          </table:table-cell>
          <table:table-cell table:style-name="ce29" office:value-type="float" office:value="6291" calcext:value-type="float">
            <text:p>6,291</text:p>
          </table:table-cell>
          <table:table-cell table:style-name="ce29" office:value-type="float" office:value="6348" calcext:value-type="float">
            <text:p>6,348</text:p>
          </table:table-cell>
          <table:table-cell table:style-name="ce52" office:value-type="float" office:value="5632" calcext:value-type="float">
            <text:p>5,632</text:p>
          </table:table-cell>
          <table:table-cell table:style-name="ce29" office:value-type="float" office:value="25929" calcext:value-type="float">
            <text:p>25,929</text:p>
          </table:table-cell>
          <table:table-cell table:style-name="ce29" office:value-type="float" office:value="5372" calcext:value-type="float">
            <text:p>5,372</text:p>
          </table:table-cell>
          <table:table-cell table:style-name="ce29" office:value-type="float" office:value="5341" calcext:value-type="float">
            <text:p>5,341</text:p>
          </table:table-cell>
          <table:table-cell table:style-name="ce29" office:value-type="float" office:value="5425" calcext:value-type="float">
            <text:p>5,425</text:p>
          </table:table-cell>
          <table:table-cell table:style-name="ce29" office:value-type="float" office:value="5173" calcext:value-type="float">
            <text:p>5,173</text:p>
          </table:table-cell>
          <table:table-cell table:style-name="ce52" office:value-type="float" office:value="4618" calcext:value-type="float">
            <text:p>4,618</text:p>
          </table:table-cell>
          <table:table-cell table:style-name="ce29" office:value-type="float" office:value="16657" calcext:value-type="float">
            <text:p>16,657</text:p>
          </table:table-cell>
          <table:table-cell table:style-name="ce29" office:value-type="float" office:value="4387" calcext:value-type="float">
            <text:p>4,387</text:p>
          </table:table-cell>
          <table:table-cell table:style-name="ce29" office:value-type="float" office:value="3645" calcext:value-type="float">
            <text:p>3,645</text:p>
          </table:table-cell>
          <table:table-cell table:style-name="ce29" office:value-type="float" office:value="3345" calcext:value-type="float">
            <text:p>3,345</text:p>
          </table:table-cell>
          <table:table-cell table:style-name="ce29" office:value-type="float" office:value="2895" calcext:value-type="float">
            <text:p>2,895</text:p>
          </table:table-cell>
          <table:table-cell table:style-name="ce52" office:value-type="float" office:value="2385" calcext:value-type="float">
            <text:p>2,385</text:p>
          </table:table-cell>
          <table:table-cell table:style-name="ce29" office:value-type="float" office:value="6814" calcext:value-type="float">
            <text:p>6,814</text:p>
          </table:table-cell>
          <table:table-cell table:style-name="ce29" office:value-type="float" office:value="1872" calcext:value-type="float">
            <text:p>1,872</text:p>
          </table:table-cell>
          <table:table-cell table:style-name="ce29" office:value-type="float" office:value="1667" calcext:value-type="float">
            <text:p>1,667</text:p>
          </table:table-cell>
          <table:table-cell table:style-name="ce29" office:value-type="float" office:value="1465" calcext:value-type="float">
            <text:p>1,465</text:p>
          </table:table-cell>
          <table:table-cell table:style-name="ce29" office:value-type="float" office:value="1031" calcext:value-type="float">
            <text:p>1,031</text:p>
          </table:table-cell>
          <table:table-cell table:style-name="ce52" office:value-type="float" office:value="779" calcext:value-type="float">
            <text:p>779</text:p>
          </table:table-cell>
          <table:table-cell table:style-name="ce29" office:value-type="float" office:value="1799" calcext:value-type="float">
            <text:p>1,799</text:p>
          </table:table-cell>
          <table:table-cell table:style-name="ce29" office:value-type="float" office:value="629" calcext:value-type="float">
            <text:p>629</text:p>
          </table:table-cell>
          <table:table-cell table:style-name="ce29" office:value-type="float" office:value="440" calcext:value-type="float">
            <text:p>440</text:p>
          </table:table-cell>
          <table:table-cell table:style-name="ce29" office:value-type="float" office:value="284" calcext:value-type="float">
            <text:p>284</text:p>
          </table:table-cell>
          <table:table-cell table:style-name="ce29" office:value-type="float" office:value="261" calcext:value-type="float">
            <text:p>261</text:p>
          </table:table-cell>
          <table:table-cell table:style-name="ce52" office:value-type="float" office:value="185" calcext:value-type="float">
            <text:p>185</text:p>
          </table:table-cell>
          <table:table-cell table:style-name="ce29" office:value-type="float" office:value="388" calcext:value-type="float">
            <text:p>388</text:p>
          </table:table-cell>
          <table:table-cell table:style-name="ce29" office:value-type="float" office:value="143" calcext:value-type="float">
            <text:p>143</text:p>
          </table:table-cell>
          <table:table-cell table:style-name="ce29" office:value-type="float" office:value="122" calcext:value-type="float">
            <text:p>122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40" calcext:value-type="float">
            <text:p>40</text:p>
          </table:table-cell>
          <table:table-cell table:style-name="ce52" office:value-type="float" office:value="31" calcext:value-type="float">
            <text:p>31</text:p>
          </table:table-cell>
          <table:table-cell table:style-name="ce29" office:value-type="float" office:value="43" calcext:value-type="float">
            <text:p>43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高<text:span text:style-name="T1"> </text:span><text:span text:style-name="T2">雄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48];[.J48];[.P48];[.V48];[.AB48];[.AH48];[.AN48];[.AT48];[.AZ48];[.BF48];[.BL48];[.BR48];[.BX48];[.CD48];[.CJ48];[.CP48];[.CV48];[.DB48];[.DH48];[.DN48];[.DT48])" office:value-type="float" office:value="639290" calcext:value-type="float">
            <text:p>639,290</text:p>
          </table:table-cell>
          <table:table-cell table:style-name="ce29" table:formula="of:=SUM([.E48:.I48])" office:value-type="float" office:value="27669" calcext:value-type="float">
            <text:p>27,669</text:p>
          </table:table-cell>
          <table:table-cell table:style-name="ce42" office:value-type="float" office:value="5147" calcext:value-type="float">
            <text:p>5,147</text:p>
          </table:table-cell>
          <table:table-cell table:style-name="ce42" office:value-type="float" office:value="5433" calcext:value-type="float">
            <text:p>5,433</text:p>
          </table:table-cell>
          <table:table-cell table:style-name="ce42" office:value-type="float" office:value="5699" calcext:value-type="float">
            <text:p>5,699</text:p>
          </table:table-cell>
          <table:table-cell table:style-name="ce42" office:value-type="float" office:value="5662" calcext:value-type="float">
            <text:p>5,662</text:p>
          </table:table-cell>
          <table:table-cell table:style-name="ce42" office:value-type="float" office:value="5728" calcext:value-type="float">
            <text:p>5,728</text:p>
          </table:table-cell>
          <table:table-cell table:style-name="ce42" office:value-type="float" office:value="33862" calcext:value-type="float">
            <text:p>33,862</text:p>
          </table:table-cell>
          <table:table-cell table:style-name="ce42" office:value-type="float" office:value="6005" calcext:value-type="float">
            <text:p>6,005</text:p>
          </table:table-cell>
          <table:table-cell table:style-name="ce42" office:value-type="float" office:value="6306" calcext:value-type="float">
            <text:p>6,306</text:p>
          </table:table-cell>
          <table:table-cell table:style-name="ce42" office:value-type="float" office:value="6751" calcext:value-type="float">
            <text:p>6,751</text:p>
          </table:table-cell>
          <table:table-cell table:style-name="ce42" office:value-type="float" office:value="7846" calcext:value-type="float">
            <text:p>7,846</text:p>
          </table:table-cell>
          <table:table-cell table:style-name="ce53" office:value-type="float" office:value="6954" calcext:value-type="float">
            <text:p>6,954</text:p>
          </table:table-cell>
          <table:table-cell table:style-name="ce42" office:value-type="float" office:value="40867" calcext:value-type="float">
            <text:p>40,867</text:p>
          </table:table-cell>
          <table:table-cell table:style-name="ce42" office:value-type="float" office:value="7116" calcext:value-type="float">
            <text:p>7,116</text:p>
          </table:table-cell>
          <table:table-cell table:style-name="ce42" office:value-type="float" office:value="8144" calcext:value-type="float">
            <text:p>8,144</text:p>
          </table:table-cell>
          <table:table-cell table:style-name="ce42" office:value-type="float" office:value="8389" calcext:value-type="float">
            <text:p>8,389</text:p>
          </table:table-cell>
          <table:table-cell table:style-name="ce42" office:value-type="float" office:value="8481" calcext:value-type="float">
            <text:p>8,481</text:p>
          </table:table-cell>
          <table:table-cell table:style-name="ce53" office:value-type="float" office:value="8737" calcext:value-type="float">
            <text:p>8,737</text:p>
          </table:table-cell>
          <table:table-cell table:style-name="ce42" office:value-type="float" office:value="45308" calcext:value-type="float">
            <text:p>45,308</text:p>
          </table:table-cell>
          <table:table-cell table:style-name="ce42" office:value-type="float" office:value="8797" calcext:value-type="float">
            <text:p>8,797</text:p>
          </table:table-cell>
          <table:table-cell table:style-name="ce42" office:value-type="float" office:value="8974" calcext:value-type="float">
            <text:p>8,974</text:p>
          </table:table-cell>
          <table:table-cell table:style-name="ce42" office:value-type="float" office:value="9042" calcext:value-type="float">
            <text:p>9,042</text:p>
          </table:table-cell>
          <table:table-cell table:style-name="ce42" office:value-type="float" office:value="9602" calcext:value-type="float">
            <text:p>9,602</text:p>
          </table:table-cell>
          <table:table-cell table:style-name="ce53" office:value-type="float" office:value="8893" calcext:value-type="float">
            <text:p>8,893</text:p>
          </table:table-cell>
          <table:table-cell table:style-name="ce42" office:value-type="float" office:value="46089" calcext:value-type="float">
            <text:p>46,089</text:p>
          </table:table-cell>
          <table:table-cell table:style-name="ce42" office:value-type="float" office:value="9336" calcext:value-type="float">
            <text:p>9,336</text:p>
          </table:table-cell>
          <table:table-cell table:style-name="ce42" office:value-type="float" office:value="8508" calcext:value-type="float">
            <text:p>8,508</text:p>
          </table:table-cell>
          <table:table-cell table:style-name="ce42" office:value-type="float" office:value="8594" calcext:value-type="float">
            <text:p>8,594</text:p>
          </table:table-cell>
          <table:table-cell table:style-name="ce42" office:value-type="float" office:value="9468" calcext:value-type="float">
            <text:p>9,468</text:p>
          </table:table-cell>
          <table:table-cell table:style-name="ce53" office:value-type="float" office:value="10183" calcext:value-type="float">
            <text:p>10,183</text:p>
          </table:table-cell>
          <table:table-cell table:style-name="ce42" office:value-type="float" office:value="57697" calcext:value-type="float">
            <text:p>57,697</text:p>
          </table:table-cell>
          <table:table-cell table:style-name="ce42" office:value-type="float" office:value="10773" calcext:value-type="float">
            <text:p>10,773</text:p>
          </table:table-cell>
          <table:table-cell table:style-name="ce42" office:value-type="float" office:value="11295" calcext:value-type="float">
            <text:p>11,295</text:p>
          </table:table-cell>
          <table:table-cell table:style-name="ce42" office:value-type="float" office:value="11711" calcext:value-type="float">
            <text:p>11,711</text:p>
          </table:table-cell>
          <table:table-cell table:style-name="ce42" office:value-type="float" office:value="11843" calcext:value-type="float">
            <text:p>11,843</text:p>
          </table:table-cell>
          <table:table-cell table:style-name="ce53" office:value-type="float" office:value="12075" calcext:value-type="float">
            <text:p>12,075</text:p>
          </table:table-cell>
          <table:table-cell table:style-name="ce42" office:value-type="float" office:value="57057" calcext:value-type="float">
            <text:p>57,057</text:p>
          </table:table-cell>
          <table:table-cell table:style-name="ce42" office:value-type="float" office:value="11975" calcext:value-type="float">
            <text:p>11,975</text:p>
          </table:table-cell>
          <table:table-cell table:style-name="ce42" office:value-type="float" office:value="11796" calcext:value-type="float">
            <text:p>11,796</text:p>
          </table:table-cell>
          <table:table-cell table:style-name="ce42" office:value-type="float" office:value="12139" calcext:value-type="float">
            <text:p>12,139</text:p>
          </table:table-cell>
          <table:table-cell table:style-name="ce42" office:value-type="float" office:value="10676" calcext:value-type="float">
            <text:p>10,676</text:p>
          </table:table-cell>
          <table:table-cell table:style-name="ce53" office:value-type="float" office:value="10471" calcext:value-type="float">
            <text:p>10,471</text:p>
          </table:table-cell>
          <table:table-cell table:style-name="ce42" office:value-type="float" office:value="52138" calcext:value-type="float">
            <text:p>52,138</text:p>
          </table:table-cell>
          <table:table-cell table:style-name="ce42" office:value-type="float" office:value="10246" calcext:value-type="float">
            <text:p>10,246</text:p>
          </table:table-cell>
          <table:table-cell table:style-name="ce42" office:value-type="float" office:value="10256" calcext:value-type="float">
            <text:p>10,256</text:p>
          </table:table-cell>
          <table:table-cell table:style-name="ce42" office:value-type="float" office:value="10447" calcext:value-type="float">
            <text:p>10,447</text:p>
          </table:table-cell>
          <table:table-cell table:style-name="ce42" office:value-type="float" office:value="10740" calcext:value-type="float">
            <text:p>10,740</text:p>
          </table:table-cell>
          <table:table-cell table:style-name="ce53" office:value-type="float" office:value="10449" calcext:value-type="float">
            <text:p>10,449</text:p>
          </table:table-cell>
          <table:table-cell table:style-name="ce42" office:value-type="float" office:value="53339" calcext:value-type="float">
            <text:p>53,339</text:p>
          </table:table-cell>
          <table:table-cell table:style-name="ce42" office:value-type="float" office:value="10701" calcext:value-type="float">
            <text:p>10,701</text:p>
          </table:table-cell>
          <table:table-cell table:style-name="ce42" office:value-type="float" office:value="10382" calcext:value-type="float">
            <text:p>10,382</text:p>
          </table:table-cell>
          <table:table-cell table:style-name="ce42" office:value-type="float" office:value="10734" calcext:value-type="float">
            <text:p>10,734</text:p>
          </table:table-cell>
          <table:table-cell table:style-name="ce42" office:value-type="float" office:value="10801" calcext:value-type="float">
            <text:p>10,801</text:p>
          </table:table-cell>
          <table:table-cell table:style-name="ce53" office:value-type="float" office:value="10721" calcext:value-type="float">
            <text:p>10,721</text:p>
          </table:table-cell>
          <table:table-cell table:style-name="ce42" office:value-type="float" office:value="52946" calcext:value-type="float">
            <text:p>52,946</text:p>
          </table:table-cell>
          <table:table-cell table:style-name="ce42" office:value-type="float" office:value="10824" calcext:value-type="float">
            <text:p>10,824</text:p>
          </table:table-cell>
          <table:table-cell table:style-name="ce42" office:value-type="float" office:value="10789" calcext:value-type="float">
            <text:p>10,789</text:p>
          </table:table-cell>
          <table:table-cell table:style-name="ce42" office:value-type="float" office:value="10583" calcext:value-type="float">
            <text:p>10,583</text:p>
          </table:table-cell>
          <table:table-cell table:style-name="ce42" office:value-type="float" office:value="10468" calcext:value-type="float">
            <text:p>10,468</text:p>
          </table:table-cell>
          <table:table-cell table:style-name="ce53" office:value-type="float" office:value="10282" calcext:value-type="float">
            <text:p>10,282</text:p>
          </table:table-cell>
          <table:table-cell table:style-name="ce42" office:value-type="float" office:value="47376" calcext:value-type="float">
            <text:p>47,376</text:p>
          </table:table-cell>
          <table:table-cell table:style-name="ce42" office:value-type="float" office:value="9798" calcext:value-type="float">
            <text:p>9,798</text:p>
          </table:table-cell>
          <table:table-cell table:style-name="ce42" office:value-type="float" office:value="9339" calcext:value-type="float">
            <text:p>9,339</text:p>
          </table:table-cell>
          <table:table-cell table:style-name="ce42" office:value-type="float" office:value="9691" calcext:value-type="float">
            <text:p>9,691</text:p>
          </table:table-cell>
          <table:table-cell table:style-name="ce42" office:value-type="float" office:value="9619" calcext:value-type="float">
            <text:p>9,619</text:p>
          </table:table-cell>
          <table:table-cell table:style-name="ce53" office:value-type="float" office:value="8929" calcext:value-type="float">
            <text:p>8,929</text:p>
          </table:table-cell>
          <table:table-cell table:style-name="ce42" office:value-type="float" office:value="39695" calcext:value-type="float">
            <text:p>39,695</text:p>
          </table:table-cell>
          <table:table-cell table:style-name="ce42" office:value-type="float" office:value="8555" calcext:value-type="float">
            <text:p>8,555</text:p>
          </table:table-cell>
          <table:table-cell table:style-name="ce42" office:value-type="float" office:value="8535" calcext:value-type="float">
            <text:p>8,535</text:p>
          </table:table-cell>
          <table:table-cell table:style-name="ce42" office:value-type="float" office:value="8582" calcext:value-type="float">
            <text:p>8,582</text:p>
          </table:table-cell>
          <table:table-cell table:style-name="ce42" office:value-type="float" office:value="7165" calcext:value-type="float">
            <text:p>7,165</text:p>
          </table:table-cell>
          <table:table-cell table:style-name="ce53" office:value-type="float" office:value="6858" calcext:value-type="float">
            <text:p>6,858</text:p>
          </table:table-cell>
          <table:table-cell table:style-name="ce42" office:value-type="float" office:value="22719" calcext:value-type="float">
            <text:p>22,719</text:p>
          </table:table-cell>
          <table:table-cell table:style-name="ce42" office:value-type="float" office:value="5774" calcext:value-type="float">
            <text:p>5,774</text:p>
          </table:table-cell>
          <table:table-cell table:style-name="ce42" office:value-type="float" office:value="4780" calcext:value-type="float">
            <text:p>4,780</text:p>
          </table:table-cell>
          <table:table-cell table:style-name="ce42" office:value-type="float" office:value="3949" calcext:value-type="float">
            <text:p>3,949</text:p>
          </table:table-cell>
          <table:table-cell table:style-name="ce42" office:value-type="float" office:value="3827" calcext:value-type="float">
            <text:p>3,827</text:p>
          </table:table-cell>
          <table:table-cell table:style-name="ce53" office:value-type="float" office:value="4389" calcext:value-type="float">
            <text:p>4,389</text:p>
          </table:table-cell>
          <table:table-cell table:style-name="ce42" office:value-type="float" office:value="19981" calcext:value-type="float">
            <text:p>19,981</text:p>
          </table:table-cell>
          <table:table-cell table:style-name="ce42" office:value-type="float" office:value="4258" calcext:value-type="float">
            <text:p>4,258</text:p>
          </table:table-cell>
          <table:table-cell table:style-name="ce42" office:value-type="float" office:value="4083" calcext:value-type="float">
            <text:p>4,083</text:p>
          </table:table-cell>
          <table:table-cell table:style-name="ce42" office:value-type="float" office:value="4096" calcext:value-type="float">
            <text:p>4,096</text:p>
          </table:table-cell>
          <table:table-cell table:style-name="ce42" office:value-type="float" office:value="3901" calcext:value-type="float">
            <text:p>3,901</text:p>
          </table:table-cell>
          <table:table-cell table:style-name="ce53" office:value-type="float" office:value="3643" calcext:value-type="float">
            <text:p>3,643</text:p>
          </table:table-cell>
          <table:table-cell table:style-name="ce42" office:value-type="float" office:value="15186" calcext:value-type="float">
            <text:p>15,186</text:p>
          </table:table-cell>
          <table:table-cell table:style-name="ce42" office:value-type="float" office:value="3280" calcext:value-type="float">
            <text:p>3,280</text:p>
          </table:table-cell>
          <table:table-cell table:style-name="ce42" office:value-type="float" office:value="3217" calcext:value-type="float">
            <text:p>3,217</text:p>
          </table:table-cell>
          <table:table-cell table:style-name="ce42" office:value-type="float" office:value="2977" calcext:value-type="float">
            <text:p>2,977</text:p>
          </table:table-cell>
          <table:table-cell table:style-name="ce42" office:value-type="float" office:value="3010" calcext:value-type="float">
            <text:p>3,010</text:p>
          </table:table-cell>
          <table:table-cell table:style-name="ce53" office:value-type="float" office:value="2702" calcext:value-type="float">
            <text:p>2,702</text:p>
          </table:table-cell>
          <table:table-cell table:style-name="ce42" office:value-type="float" office:value="13869" calcext:value-type="float">
            <text:p>13,869</text:p>
          </table:table-cell>
          <table:table-cell table:style-name="ce42" office:value-type="float" office:value="2668" calcext:value-type="float">
            <text:p>2,668</text:p>
          </table:table-cell>
          <table:table-cell table:style-name="ce42" office:value-type="float" office:value="2835" calcext:value-type="float">
            <text:p>2,835</text:p>
          </table:table-cell>
          <table:table-cell table:style-name="ce42" office:value-type="float" office:value="2953" calcext:value-type="float">
            <text:p>2,953</text:p>
          </table:table-cell>
          <table:table-cell table:style-name="ce42" office:value-type="float" office:value="2844" calcext:value-type="float">
            <text:p>2,844</text:p>
          </table:table-cell>
          <table:table-cell table:style-name="ce53" office:value-type="float" office:value="2569" calcext:value-type="float">
            <text:p>2,569</text:p>
          </table:table-cell>
          <table:table-cell table:style-name="ce42" office:value-type="float" office:value="9171" calcext:value-type="float">
            <text:p>9,171</text:p>
          </table:table-cell>
          <table:table-cell table:style-name="ce42" office:value-type="float" office:value="2480" calcext:value-type="float">
            <text:p>2,480</text:p>
          </table:table-cell>
          <table:table-cell table:style-name="ce42" office:value-type="float" office:value="2060" calcext:value-type="float">
            <text:p>2,060</text:p>
          </table:table-cell>
          <table:table-cell table:style-name="ce42" office:value-type="float" office:value="1845" calcext:value-type="float">
            <text:p>1,845</text:p>
          </table:table-cell>
          <table:table-cell table:style-name="ce42" office:value-type="float" office:value="1574" calcext:value-type="float">
            <text:p>1,574</text:p>
          </table:table-cell>
          <table:table-cell table:style-name="ce53" office:value-type="float" office:value="1212" calcext:value-type="float">
            <text:p>1,212</text:p>
          </table:table-cell>
          <table:table-cell table:style-name="ce42" office:value-type="float" office:value="3346" calcext:value-type="float">
            <text:p>3,346</text:p>
          </table:table-cell>
          <table:table-cell table:style-name="ce42" office:value-type="float" office:value="943" calcext:value-type="float">
            <text:p>943</text:p>
          </table:table-cell>
          <table:table-cell table:style-name="ce42" office:value-type="float" office:value="811" calcext:value-type="float">
            <text:p>811</text:p>
          </table:table-cell>
          <table:table-cell table:style-name="ce42" office:value-type="float" office:value="728" calcext:value-type="float">
            <text:p>728</text:p>
          </table:table-cell>
          <table:table-cell table:style-name="ce42" office:value-type="float" office:value="482" calcext:value-type="float">
            <text:p>482</text:p>
          </table:table-cell>
          <table:table-cell table:style-name="ce53" office:value-type="float" office:value="382" calcext:value-type="float">
            <text:p>382</text:p>
          </table:table-cell>
          <table:table-cell table:style-name="ce42" office:value-type="float" office:value="762" calcext:value-type="float">
            <text:p>762</text:p>
          </table:table-cell>
          <table:table-cell table:style-name="ce42" office:value-type="float" office:value="259" calcext:value-type="float">
            <text:p>259</text:p>
          </table:table-cell>
          <table:table-cell table:style-name="ce42" office:value-type="float" office:value="184" calcext:value-type="float">
            <text:p>184</text:p>
          </table:table-cell>
          <table:table-cell table:style-name="ce42" office:value-type="float" office:value="132" calcext:value-type="float">
            <text:p>132</text:p>
          </table:table-cell>
          <table:table-cell table:style-name="ce42" office:value-type="float" office:value="112" calcext:value-type="float">
            <text:p>112</text:p>
          </table:table-cell>
          <table:table-cell table:style-name="ce53" office:value-type="float" office:value="75" calcext:value-type="float">
            <text:p>75</text:p>
          </table:table-cell>
          <table:table-cell table:style-name="ce42" office:value-type="float" office:value="188" calcext:value-type="float">
            <text:p>188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22" calcext:value-type="float">
            <text:p>22</text:p>
          </table:table-cell>
          <table:table-cell table:style-name="ce53" office:value-type="float" office:value="17" calcext:value-type="float">
            <text:p>17</text:p>
          </table:table-cell>
          <table:table-cell table:style-name="ce42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49];[.J49];[.P49];[.V49];[.AB49];[.AH49];[.AN49];[.AT49];[.AZ49];[.BF49];[.BL49];[.BR49];[.BX49];[.CD49];[.CJ49];[.CP49];[.CV49];[.DB49];[.DH49];[.DN49];[.DT49])" office:value-type="float" office:value="603727" calcext:value-type="float">
            <text:p>603,727</text:p>
          </table:table-cell>
          <table:table-cell table:style-name="ce37" table:formula="of:=SUM([.E49:.I49])" office:value-type="float" office:value="25554" calcext:value-type="float">
            <text:p>25,554</text:p>
          </table:table-cell>
          <table:table-cell table:style-name="ce43" office:value-type="float" office:value="4849" calcext:value-type="float">
            <text:p>4,849</text:p>
          </table:table-cell>
          <table:table-cell table:style-name="ce43" office:value-type="float" office:value="4968" calcext:value-type="float">
            <text:p>4,968</text:p>
          </table:table-cell>
          <table:table-cell table:style-name="ce43" office:value-type="float" office:value="5186" calcext:value-type="float">
            <text:p>5,186</text:p>
          </table:table-cell>
          <table:table-cell table:style-name="ce43" office:value-type="float" office:value="5303" calcext:value-type="float">
            <text:p>5,303</text:p>
          </table:table-cell>
          <table:table-cell table:style-name="ce43" office:value-type="float" office:value="5248" calcext:value-type="float">
            <text:p>5,248</text:p>
          </table:table-cell>
          <table:table-cell table:style-name="ce43" office:value-type="float" office:value="31181" calcext:value-type="float">
            <text:p>31,181</text:p>
          </table:table-cell>
          <table:table-cell table:style-name="ce43" office:value-type="float" office:value="5496" calcext:value-type="float">
            <text:p>5,496</text:p>
          </table:table-cell>
          <table:table-cell table:style-name="ce43" office:value-type="float" office:value="5730" calcext:value-type="float">
            <text:p>5,730</text:p>
          </table:table-cell>
          <table:table-cell table:style-name="ce43" office:value-type="float" office:value="6259" calcext:value-type="float">
            <text:p>6,259</text:p>
          </table:table-cell>
          <table:table-cell table:style-name="ce43" office:value-type="float" office:value="7158" calcext:value-type="float">
            <text:p>7,158</text:p>
          </table:table-cell>
          <table:table-cell table:style-name="ce54" office:value-type="float" office:value="6538" calcext:value-type="float">
            <text:p>6,538</text:p>
          </table:table-cell>
          <table:table-cell table:style-name="ce43" office:value-type="float" office:value="37445" calcext:value-type="float">
            <text:p>37,445</text:p>
          </table:table-cell>
          <table:table-cell table:style-name="ce43" office:value-type="float" office:value="6551" calcext:value-type="float">
            <text:p>6,551</text:p>
          </table:table-cell>
          <table:table-cell table:style-name="ce43" office:value-type="float" office:value="7555" calcext:value-type="float">
            <text:p>7,555</text:p>
          </table:table-cell>
          <table:table-cell table:style-name="ce43" office:value-type="float" office:value="7666" calcext:value-type="float">
            <text:p>7,666</text:p>
          </table:table-cell>
          <table:table-cell table:style-name="ce43" office:value-type="float" office:value="7783" calcext:value-type="float">
            <text:p>7,783</text:p>
          </table:table-cell>
          <table:table-cell table:style-name="ce54" office:value-type="float" office:value="7890" calcext:value-type="float">
            <text:p>7,890</text:p>
          </table:table-cell>
          <table:table-cell table:style-name="ce43" office:value-type="float" office:value="41503" calcext:value-type="float">
            <text:p>41,503</text:p>
          </table:table-cell>
          <table:table-cell table:style-name="ce43" office:value-type="float" office:value="8220" calcext:value-type="float">
            <text:p>8,220</text:p>
          </table:table-cell>
          <table:table-cell table:style-name="ce43" office:value-type="float" office:value="8281" calcext:value-type="float">
            <text:p>8,281</text:p>
          </table:table-cell>
          <table:table-cell table:style-name="ce43" office:value-type="float" office:value="8141" calcext:value-type="float">
            <text:p>8,141</text:p>
          </table:table-cell>
          <table:table-cell table:style-name="ce43" office:value-type="float" office:value="8598" calcext:value-type="float">
            <text:p>8,598</text:p>
          </table:table-cell>
          <table:table-cell table:style-name="ce54" office:value-type="float" office:value="8263" calcext:value-type="float">
            <text:p>8,263</text:p>
          </table:table-cell>
          <table:table-cell table:style-name="ce43" office:value-type="float" office:value="43391" calcext:value-type="float">
            <text:p>43,391</text:p>
          </table:table-cell>
          <table:table-cell table:style-name="ce43" office:value-type="float" office:value="8774" calcext:value-type="float">
            <text:p>8,774</text:p>
          </table:table-cell>
          <table:table-cell table:style-name="ce43" office:value-type="float" office:value="8079" calcext:value-type="float">
            <text:p>8,079</text:p>
          </table:table-cell>
          <table:table-cell table:style-name="ce43" office:value-type="float" office:value="8036" calcext:value-type="float">
            <text:p>8,036</text:p>
          </table:table-cell>
          <table:table-cell table:style-name="ce43" office:value-type="float" office:value="8920" calcext:value-type="float">
            <text:p>8,920</text:p>
          </table:table-cell>
          <table:table-cell table:style-name="ce54" office:value-type="float" office:value="9582" calcext:value-type="float">
            <text:p>9,582</text:p>
          </table:table-cell>
          <table:table-cell table:style-name="ce43" office:value-type="float" office:value="54813" calcext:value-type="float">
            <text:p>54,813</text:p>
          </table:table-cell>
          <table:table-cell table:style-name="ce43" office:value-type="float" office:value="10138" calcext:value-type="float">
            <text:p>10,138</text:p>
          </table:table-cell>
          <table:table-cell table:style-name="ce43" office:value-type="float" office:value="10796" calcext:value-type="float">
            <text:p>10,796</text:p>
          </table:table-cell>
          <table:table-cell table:style-name="ce43" office:value-type="float" office:value="11246" calcext:value-type="float">
            <text:p>11,246</text:p>
          </table:table-cell>
          <table:table-cell table:style-name="ce43" office:value-type="float" office:value="11262" calcext:value-type="float">
            <text:p>11,262</text:p>
          </table:table-cell>
          <table:table-cell table:style-name="ce54" office:value-type="float" office:value="11371" calcext:value-type="float">
            <text:p>11,371</text:p>
          </table:table-cell>
          <table:table-cell table:style-name="ce43" office:value-type="float" office:value="51675" calcext:value-type="float">
            <text:p>51,675</text:p>
          </table:table-cell>
          <table:table-cell table:style-name="ce43" office:value-type="float" office:value="11021" calcext:value-type="float">
            <text:p>11,021</text:p>
          </table:table-cell>
          <table:table-cell table:style-name="ce43" office:value-type="float" office:value="10702" calcext:value-type="float">
            <text:p>10,702</text:p>
          </table:table-cell>
          <table:table-cell table:style-name="ce43" office:value-type="float" office:value="10872" calcext:value-type="float">
            <text:p>10,872</text:p>
          </table:table-cell>
          <table:table-cell table:style-name="ce43" office:value-type="float" office:value="9568" calcext:value-type="float">
            <text:p>9,568</text:p>
          </table:table-cell>
          <table:table-cell table:style-name="ce54" office:value-type="float" office:value="9512" calcext:value-type="float">
            <text:p>9,512</text:p>
          </table:table-cell>
          <table:table-cell table:style-name="ce43" office:value-type="float" office:value="46422" calcext:value-type="float">
            <text:p>46,422</text:p>
          </table:table-cell>
          <table:table-cell table:style-name="ce43" office:value-type="float" office:value="9366" calcext:value-type="float">
            <text:p>9,366</text:p>
          </table:table-cell>
          <table:table-cell table:style-name="ce43" office:value-type="float" office:value="9081" calcext:value-type="float">
            <text:p>9,081</text:p>
          </table:table-cell>
          <table:table-cell table:style-name="ce43" office:value-type="float" office:value="9407" calcext:value-type="float">
            <text:p>9,407</text:p>
          </table:table-cell>
          <table:table-cell table:style-name="ce43" office:value-type="float" office:value="9430" calcext:value-type="float">
            <text:p>9,430</text:p>
          </table:table-cell>
          <table:table-cell table:style-name="ce54" office:value-type="float" office:value="9138" calcext:value-type="float">
            <text:p>9,138</text:p>
          </table:table-cell>
          <table:table-cell table:style-name="ce43" office:value-type="float" office:value="47124" calcext:value-type="float">
            <text:p>47,124</text:p>
          </table:table-cell>
          <table:table-cell table:style-name="ce43" office:value-type="float" office:value="9299" calcext:value-type="float">
            <text:p>9,299</text:p>
          </table:table-cell>
          <table:table-cell table:style-name="ce43" office:value-type="float" office:value="9069" calcext:value-type="float">
            <text:p>9,069</text:p>
          </table:table-cell>
          <table:table-cell table:style-name="ce43" office:value-type="float" office:value="9541" calcext:value-type="float">
            <text:p>9,541</text:p>
          </table:table-cell>
          <table:table-cell table:style-name="ce43" office:value-type="float" office:value="9531" calcext:value-type="float">
            <text:p>9,531</text:p>
          </table:table-cell>
          <table:table-cell table:style-name="ce54" office:value-type="float" office:value="9684" calcext:value-type="float">
            <text:p>9,684</text:p>
          </table:table-cell>
          <table:table-cell table:style-name="ce43" office:value-type="float" office:value="50084" calcext:value-type="float">
            <text:p>50,084</text:p>
          </table:table-cell>
          <table:table-cell table:style-name="ce43" office:value-type="float" office:value="9965" calcext:value-type="float">
            <text:p>9,965</text:p>
          </table:table-cell>
          <table:table-cell table:style-name="ce43" office:value-type="float" office:value="10150" calcext:value-type="float">
            <text:p>10,150</text:p>
          </table:table-cell>
          <table:table-cell table:style-name="ce43" office:value-type="float" office:value="10101" calcext:value-type="float">
            <text:p>10,101</text:p>
          </table:table-cell>
          <table:table-cell table:style-name="ce43" office:value-type="float" office:value="9950" calcext:value-type="float">
            <text:p>9,950</text:p>
          </table:table-cell>
          <table:table-cell table:style-name="ce54" office:value-type="float" office:value="9918" calcext:value-type="float">
            <text:p>9,918</text:p>
          </table:table-cell>
          <table:table-cell table:style-name="ce43" office:value-type="float" office:value="47553" calcext:value-type="float">
            <text:p>47,553</text:p>
          </table:table-cell>
          <table:table-cell table:style-name="ce43" office:value-type="float" office:value="9792" calcext:value-type="float">
            <text:p>9,792</text:p>
          </table:table-cell>
          <table:table-cell table:style-name="ce43" office:value-type="float" office:value="9209" calcext:value-type="float">
            <text:p>9,209</text:p>
          </table:table-cell>
          <table:table-cell table:style-name="ce43" office:value-type="float" office:value="9753" calcext:value-type="float">
            <text:p>9,753</text:p>
          </table:table-cell>
          <table:table-cell table:style-name="ce43" office:value-type="float" office:value="9757" calcext:value-type="float">
            <text:p>9,757</text:p>
          </table:table-cell>
          <table:table-cell table:style-name="ce54" office:value-type="float" office:value="9042" calcext:value-type="float">
            <text:p>9,042</text:p>
          </table:table-cell>
          <table:table-cell table:style-name="ce43" office:value-type="float" office:value="40800" calcext:value-type="float">
            <text:p>40,800</text:p>
          </table:table-cell>
          <table:table-cell table:style-name="ce43" office:value-type="float" office:value="8907" calcext:value-type="float">
            <text:p>8,907</text:p>
          </table:table-cell>
          <table:table-cell table:style-name="ce43" office:value-type="float" office:value="8665" calcext:value-type="float">
            <text:p>8,665</text:p>
          </table:table-cell>
          <table:table-cell table:style-name="ce43" office:value-type="float" office:value="8920" calcext:value-type="float">
            <text:p>8,920</text:p>
          </table:table-cell>
          <table:table-cell table:style-name="ce43" office:value-type="float" office:value="7255" calcext:value-type="float">
            <text:p>7,255</text:p>
          </table:table-cell>
          <table:table-cell table:style-name="ce54" office:value-type="float" office:value="7053" calcext:value-type="float">
            <text:p>7,053</text:p>
          </table:table-cell>
          <table:table-cell table:style-name="ce43" office:value-type="float" office:value="23518" calcext:value-type="float">
            <text:p>23,518</text:p>
          </table:table-cell>
          <table:table-cell table:style-name="ce43" office:value-type="float" office:value="6109" calcext:value-type="float">
            <text:p>6,109</text:p>
          </table:table-cell>
          <table:table-cell table:style-name="ce43" office:value-type="float" office:value="4813" calcext:value-type="float">
            <text:p>4,813</text:p>
          </table:table-cell>
          <table:table-cell table:style-name="ce43" office:value-type="float" office:value="4158" calcext:value-type="float">
            <text:p>4,158</text:p>
          </table:table-cell>
          <table:table-cell table:style-name="ce43" office:value-type="float" office:value="3932" calcext:value-type="float">
            <text:p>3,932</text:p>
          </table:table-cell>
          <table:table-cell table:style-name="ce54" office:value-type="float" office:value="4506" calcext:value-type="float">
            <text:p>4,506</text:p>
          </table:table-cell>
          <table:table-cell table:style-name="ce43" office:value-type="float" office:value="21399" calcext:value-type="float">
            <text:p>21,399</text:p>
          </table:table-cell>
          <table:table-cell table:style-name="ce43" office:value-type="float" office:value="4425" calcext:value-type="float">
            <text:p>4,425</text:p>
          </table:table-cell>
          <table:table-cell table:style-name="ce43" office:value-type="float" office:value="4307" calcext:value-type="float">
            <text:p>4,307</text:p>
          </table:table-cell>
          <table:table-cell table:style-name="ce43" office:value-type="float" office:value="4363" calcext:value-type="float">
            <text:p>4,363</text:p>
          </table:table-cell>
          <table:table-cell table:style-name="ce43" office:value-type="float" office:value="4274" calcext:value-type="float">
            <text:p>4,274</text:p>
          </table:table-cell>
          <table:table-cell table:style-name="ce54" office:value-type="float" office:value="4030" calcext:value-type="float">
            <text:p>4,030</text:p>
          </table:table-cell>
          <table:table-cell table:style-name="ce43" office:value-type="float" office:value="16996" calcext:value-type="float">
            <text:p>16,996</text:p>
          </table:table-cell>
          <table:table-cell table:style-name="ce43" office:value-type="float" office:value="3763" calcext:value-type="float">
            <text:p>3,763</text:p>
          </table:table-cell>
          <table:table-cell table:style-name="ce43" office:value-type="float" office:value="3651" calcext:value-type="float">
            <text:p>3,651</text:p>
          </table:table-cell>
          <table:table-cell table:style-name="ce43" office:value-type="float" office:value="3314" calcext:value-type="float">
            <text:p>3,314</text:p>
          </table:table-cell>
          <table:table-cell table:style-name="ce43" office:value-type="float" office:value="3338" calcext:value-type="float">
            <text:p>3,338</text:p>
          </table:table-cell>
          <table:table-cell table:style-name="ce54" office:value-type="float" office:value="2930" calcext:value-type="float">
            <text:p>2,930</text:p>
          </table:table-cell>
          <table:table-cell table:style-name="ce43" office:value-type="float" office:value="12060" calcext:value-type="float">
            <text:p>12,060</text:p>
          </table:table-cell>
          <table:table-cell table:style-name="ce43" office:value-type="float" office:value="2704" calcext:value-type="float">
            <text:p>2,704</text:p>
          </table:table-cell>
          <table:table-cell table:style-name="ce43" office:value-type="float" office:value="2506" calcext:value-type="float">
            <text:p>2,506</text:p>
          </table:table-cell>
          <table:table-cell table:style-name="ce43" office:value-type="float" office:value="2472" calcext:value-type="float">
            <text:p>2,472</text:p>
          </table:table-cell>
          <table:table-cell table:style-name="ce43" office:value-type="float" office:value="2329" calcext:value-type="float">
            <text:p>2,329</text:p>
          </table:table-cell>
          <table:table-cell table:style-name="ce54" office:value-type="float" office:value="2049" calcext:value-type="float">
            <text:p>2,049</text:p>
          </table:table-cell>
          <table:table-cell table:style-name="ce43" office:value-type="float" office:value="7486" calcext:value-type="float">
            <text:p>7,486</text:p>
          </table:table-cell>
          <table:table-cell table:style-name="ce43" office:value-type="float" office:value="1907" calcext:value-type="float">
            <text:p>1,907</text:p>
          </table:table-cell>
          <table:table-cell table:style-name="ce43" office:value-type="float" office:value="1585" calcext:value-type="float">
            <text:p>1,585</text:p>
          </table:table-cell>
          <table:table-cell table:style-name="ce43" office:value-type="float" office:value="1500" calcext:value-type="float">
            <text:p>1,500</text:p>
          </table:table-cell>
          <table:table-cell table:style-name="ce43" office:value-type="float" office:value="1321" calcext:value-type="float">
            <text:p>1,321</text:p>
          </table:table-cell>
          <table:table-cell table:style-name="ce54" office:value-type="float" office:value="1173" calcext:value-type="float">
            <text:p>1,173</text:p>
          </table:table-cell>
          <table:table-cell table:style-name="ce43" office:value-type="float" office:value="3468" calcext:value-type="float">
            <text:p>3,468</text:p>
          </table:table-cell>
          <table:table-cell table:style-name="ce43" office:value-type="float" office:value="929" calcext:value-type="float">
            <text:p>929</text:p>
          </table:table-cell>
          <table:table-cell table:style-name="ce43" office:value-type="float" office:value="856" calcext:value-type="float">
            <text:p>856</text:p>
          </table:table-cell>
          <table:table-cell table:style-name="ce43" office:value-type="float" office:value="737" calcext:value-type="float">
            <text:p>737</text:p>
          </table:table-cell>
          <table:table-cell table:style-name="ce43" office:value-type="float" office:value="549" calcext:value-type="float">
            <text:p>549</text:p>
          </table:table-cell>
          <table:table-cell table:style-name="ce54" office:value-type="float" office:value="397" calcext:value-type="float">
            <text:p>397</text:p>
          </table:table-cell>
          <table:table-cell table:style-name="ce43" office:value-type="float" office:value="1037" calcext:value-type="float">
            <text:p>1,037</text:p>
          </table:table-cell>
          <table:table-cell table:style-name="ce43" office:value-type="float" office:value="370" calcext:value-type="float">
            <text:p>370</text:p>
          </table:table-cell>
          <table:table-cell table:style-name="ce43" office:value-type="float" office:value="256" calcext:value-type="float">
            <text:p>256</text:p>
          </table:table-cell>
          <table:table-cell table:style-name="ce43" office:value-type="float" office:value="152" calcext:value-type="float">
            <text:p>152</text:p>
          </table:table-cell>
          <table:table-cell table:style-name="ce43" office:value-type="float" office:value="149" calcext:value-type="float">
            <text:p>149</text:p>
          </table:table-cell>
          <table:table-cell table:style-name="ce54" office:value-type="float" office:value="110" calcext:value-type="float">
            <text:p>110</text:p>
          </table:table-cell>
          <table:table-cell table:style-name="ce43" office:value-type="float" office:value="200" calcext:value-type="float">
            <text:p>200</text:p>
          </table:table-cell>
          <table:table-cell table:style-name="ce43" office:value-type="float" office:value="77" calcext:value-type="float">
            <text:p>77</text:p>
          </table:table-cell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8" calcext:value-type="float">
            <text:p>18</text:p>
          </table:table-cell>
          <table:table-cell table:style-name="ce54" office:value-type="float" office:value="14" calcext:value-type="float">
            <text:p>14</text:p>
          </table:table-cell>
          <table:table-cell table:style-name="ce43" office:value-type="float" office:value="18" calcext:value-type="float">
            <text:p>18</text:p>
          </table:table-cell>
          <table:table-cell table:number-columns-repeated="900"/>
        </table:table-row>
        <table:table-row table:style-name="ro4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50];[.J50];[.P50];[.V50];[.AB50];[.AH50];[.AN50];[.AT50];[.AZ50];[.BF50];[.BL50];[.BR50];[.BX50];[.CD50];[.CJ50];[.CP50];[.CV50];[.DB50];[.DH50];[.DN50];[.DT50])" office:value-type="float" office:value="885443" calcext:value-type="float">
            <text:p>885,443</text:p>
          </table:table-cell>
          <table:table-cell table:style-name="ce29" table:formula="of:=SUM([.E50:.I50])" office:value-type="float" office:value="36291" calcext:value-type="float">
            <text:p>36,291</text:p>
          </table:table-cell>
          <table:table-cell table:style-name="ce29" office:value-type="float" office:value="6467" calcext:value-type="float">
            <text:p>6,467</text:p>
          </table:table-cell>
          <table:table-cell table:style-name="ce29" office:value-type="float" office:value="7035" calcext:value-type="float">
            <text:p>7,035</text:p>
          </table:table-cell>
          <table:table-cell table:style-name="ce29" office:value-type="float" office:value="7358" calcext:value-type="float">
            <text:p>7,358</text:p>
          </table:table-cell>
          <table:table-cell table:style-name="ce29" office:value-type="float" office:value="7583" calcext:value-type="float">
            <text:p>7,583</text:p>
          </table:table-cell>
          <table:table-cell table:style-name="ce29" office:value-type="float" office:value="7848" calcext:value-type="float">
            <text:p>7,848</text:p>
          </table:table-cell>
          <table:table-cell table:style-name="ce29" office:value-type="float" office:value="47707" calcext:value-type="float">
            <text:p>47,707</text:p>
          </table:table-cell>
          <table:table-cell table:style-name="ce29" office:value-type="float" office:value="8329" calcext:value-type="float">
            <text:p>8,329</text:p>
          </table:table-cell>
          <table:table-cell table:style-name="ce29" office:value-type="float" office:value="8943" calcext:value-type="float">
            <text:p>8,943</text:p>
          </table:table-cell>
          <table:table-cell table:style-name="ce29" office:value-type="float" office:value="9621" calcext:value-type="float">
            <text:p>9,621</text:p>
          </table:table-cell>
          <table:table-cell table:style-name="ce29" office:value-type="float" office:value="10812" calcext:value-type="float">
            <text:p>10,812</text:p>
          </table:table-cell>
          <table:table-cell table:style-name="ce52" office:value-type="float" office:value="10002" calcext:value-type="float">
            <text:p>10,002</text:p>
          </table:table-cell>
          <table:table-cell table:style-name="ce29" office:value-type="float" office:value="59298" calcext:value-type="float">
            <text:p>59,298</text:p>
          </table:table-cell>
          <table:table-cell table:style-name="ce29" office:value-type="float" office:value="10333" calcext:value-type="float">
            <text:p>10,333</text:p>
          </table:table-cell>
          <table:table-cell table:style-name="ce29" office:value-type="float" office:value="12091" calcext:value-type="float">
            <text:p>12,091</text:p>
          </table:table-cell>
          <table:table-cell table:style-name="ce29" office:value-type="float" office:value="12344" calcext:value-type="float">
            <text:p>12,344</text:p>
          </table:table-cell>
          <table:table-cell table:style-name="ce29" office:value-type="float" office:value="12270" calcext:value-type="float">
            <text:p>12,270</text:p>
          </table:table-cell>
          <table:table-cell table:style-name="ce52" office:value-type="float" office:value="12260" calcext:value-type="float">
            <text:p>12,260</text:p>
          </table:table-cell>
          <table:table-cell table:style-name="ce29" office:value-type="float" office:value="60421" calcext:value-type="float">
            <text:p>60,421</text:p>
          </table:table-cell>
          <table:table-cell table:style-name="ce29" office:value-type="float" office:value="12216" calcext:value-type="float">
            <text:p>12,216</text:p>
          </table:table-cell>
          <table:table-cell table:style-name="ce29" office:value-type="float" office:value="12019" calcext:value-type="float">
            <text:p>12,019</text:p>
          </table:table-cell>
          <table:table-cell table:style-name="ce29" office:value-type="float" office:value="11837" calcext:value-type="float">
            <text:p>11,837</text:p>
          </table:table-cell>
          <table:table-cell table:style-name="ce29" office:value-type="float" office:value="12342" calcext:value-type="float">
            <text:p>12,342</text:p>
          </table:table-cell>
          <table:table-cell table:style-name="ce52" office:value-type="float" office:value="12007" calcext:value-type="float">
            <text:p>12,007</text:p>
          </table:table-cell>
          <table:table-cell table:style-name="ce29" office:value-type="float" office:value="63150" calcext:value-type="float">
            <text:p>63,150</text:p>
          </table:table-cell>
          <table:table-cell table:style-name="ce29" office:value-type="float" office:value="12743" calcext:value-type="float">
            <text:p>12,743</text:p>
          </table:table-cell>
          <table:table-cell table:style-name="ce29" office:value-type="float" office:value="11768" calcext:value-type="float">
            <text:p>11,768</text:p>
          </table:table-cell>
          <table:table-cell table:style-name="ce29" office:value-type="float" office:value="11827" calcext:value-type="float">
            <text:p>11,827</text:p>
          </table:table-cell>
          <table:table-cell table:style-name="ce29" office:value-type="float" office:value="12964" calcext:value-type="float">
            <text:p>12,964</text:p>
          </table:table-cell>
          <table:table-cell table:style-name="ce52" office:value-type="float" office:value="13848" calcext:value-type="float">
            <text:p>13,848</text:p>
          </table:table-cell>
          <table:table-cell table:style-name="ce29" office:value-type="float" office:value="76058" calcext:value-type="float">
            <text:p>76,058</text:p>
          </table:table-cell>
          <table:table-cell table:style-name="ce29" office:value-type="float" office:value="14380" calcext:value-type="float">
            <text:p>14,380</text:p>
          </table:table-cell>
          <table:table-cell table:style-name="ce29" office:value-type="float" office:value="15085" calcext:value-type="float">
            <text:p>15,085</text:p>
          </table:table-cell>
          <table:table-cell table:style-name="ce29" office:value-type="float" office:value="15553" calcext:value-type="float">
            <text:p>15,553</text:p>
          </table:table-cell>
          <table:table-cell table:style-name="ce29" office:value-type="float" office:value="15479" calcext:value-type="float">
            <text:p>15,479</text:p>
          </table:table-cell>
          <table:table-cell table:style-name="ce52" office:value-type="float" office:value="15561" calcext:value-type="float">
            <text:p>15,561</text:p>
          </table:table-cell>
          <table:table-cell table:style-name="ce29" office:value-type="float" office:value="69617" calcext:value-type="float">
            <text:p>69,617</text:p>
          </table:table-cell>
          <table:table-cell table:style-name="ce29" office:value-type="float" office:value="15068" calcext:value-type="float">
            <text:p>15,068</text:p>
          </table:table-cell>
          <table:table-cell table:style-name="ce29" office:value-type="float" office:value="14642" calcext:value-type="float">
            <text:p>14,642</text:p>
          </table:table-cell>
          <table:table-cell table:style-name="ce29" office:value-type="float" office:value="14654" calcext:value-type="float">
            <text:p>14,654</text:p>
          </table:table-cell>
          <table:table-cell table:style-name="ce29" office:value-type="float" office:value="12669" calcext:value-type="float">
            <text:p>12,669</text:p>
          </table:table-cell>
          <table:table-cell table:style-name="ce52" office:value-type="float" office:value="12584" calcext:value-type="float">
            <text:p>12,584</text:p>
          </table:table-cell>
          <table:table-cell table:style-name="ce29" office:value-type="float" office:value="65591" calcext:value-type="float">
            <text:p>65,591</text:p>
          </table:table-cell>
          <table:table-cell table:style-name="ce29" office:value-type="float" office:value="12514" calcext:value-type="float">
            <text:p>12,514</text:p>
          </table:table-cell>
          <table:table-cell table:style-name="ce29" office:value-type="float" office:value="12615" calcext:value-type="float">
            <text:p>12,615</text:p>
          </table:table-cell>
          <table:table-cell table:style-name="ce29" office:value-type="float" office:value="13312" calcext:value-type="float">
            <text:p>13,312</text:p>
          </table:table-cell>
          <table:table-cell table:style-name="ce29" office:value-type="float" office:value="13567" calcext:value-type="float">
            <text:p>13,567</text:p>
          </table:table-cell>
          <table:table-cell table:style-name="ce52" office:value-type="float" office:value="13583" calcext:value-type="float">
            <text:p>13,583</text:p>
          </table:table-cell>
          <table:table-cell table:style-name="ce29" office:value-type="float" office:value="70678" calcext:value-type="float">
            <text:p>70,678</text:p>
          </table:table-cell>
          <table:table-cell table:style-name="ce29" office:value-type="float" office:value="14034" calcext:value-type="float">
            <text:p>14,034</text:p>
          </table:table-cell>
          <table:table-cell table:style-name="ce29" office:value-type="float" office:value="13719" calcext:value-type="float">
            <text:p>13,719</text:p>
          </table:table-cell>
          <table:table-cell table:style-name="ce29" office:value-type="float" office:value="14258" calcext:value-type="float">
            <text:p>14,258</text:p>
          </table:table-cell>
          <table:table-cell table:style-name="ce29" office:value-type="float" office:value="14219" calcext:value-type="float">
            <text:p>14,219</text:p>
          </table:table-cell>
          <table:table-cell table:style-name="ce52" office:value-type="float" office:value="14448" calcext:value-type="float">
            <text:p>14,448</text:p>
          </table:table-cell>
          <table:table-cell table:style-name="ce29" office:value-type="float" office:value="72048" calcext:value-type="float">
            <text:p>72,048</text:p>
          </table:table-cell>
          <table:table-cell table:style-name="ce29" office:value-type="float" office:value="14384" calcext:value-type="float">
            <text:p>14,384</text:p>
          </table:table-cell>
          <table:table-cell table:style-name="ce29" office:value-type="float" office:value="14681" calcext:value-type="float">
            <text:p>14,681</text:p>
          </table:table-cell>
          <table:table-cell table:style-name="ce29" office:value-type="float" office:value="14323" calcext:value-type="float">
            <text:p>14,323</text:p>
          </table:table-cell>
          <table:table-cell table:style-name="ce29" office:value-type="float" office:value="14476" calcext:value-type="float">
            <text:p>14,476</text:p>
          </table:table-cell>
          <table:table-cell table:style-name="ce52" office:value-type="float" office:value="14184" calcext:value-type="float">
            <text:p>14,184</text:p>
          </table:table-cell>
          <table:table-cell table:style-name="ce29" office:value-type="float" office:value="65213" calcext:value-type="float">
            <text:p>65,213</text:p>
          </table:table-cell>
          <table:table-cell table:style-name="ce29" office:value-type="float" office:value="13195" calcext:value-type="float">
            <text:p>13,195</text:p>
          </table:table-cell>
          <table:table-cell table:style-name="ce29" office:value-type="float" office:value="13114" calcext:value-type="float">
            <text:p>13,114</text:p>
          </table:table-cell>
          <table:table-cell table:style-name="ce29" office:value-type="float" office:value="13223" calcext:value-type="float">
            <text:p>13,223</text:p>
          </table:table-cell>
          <table:table-cell table:style-name="ce29" office:value-type="float" office:value="13180" calcext:value-type="float">
            <text:p>13,180</text:p>
          </table:table-cell>
          <table:table-cell table:style-name="ce52" office:value-type="float" office:value="12501" calcext:value-type="float">
            <text:p>12,501</text:p>
          </table:table-cell>
          <table:table-cell table:style-name="ce29" office:value-type="float" office:value="55894" calcext:value-type="float">
            <text:p>55,894</text:p>
          </table:table-cell>
          <table:table-cell table:style-name="ce29" office:value-type="float" office:value="12124" calcext:value-type="float">
            <text:p>12,124</text:p>
          </table:table-cell>
          <table:table-cell table:style-name="ce29" office:value-type="float" office:value="11842" calcext:value-type="float">
            <text:p>11,842</text:p>
          </table:table-cell>
          <table:table-cell table:style-name="ce29" office:value-type="float" office:value="12307" calcext:value-type="float">
            <text:p>12,307</text:p>
          </table:table-cell>
          <table:table-cell table:style-name="ce29" office:value-type="float" office:value="9983" calcext:value-type="float">
            <text:p>9,983</text:p>
          </table:table-cell>
          <table:table-cell table:style-name="ce52" office:value-type="float" office:value="9638" calcext:value-type="float">
            <text:p>9,638</text:p>
          </table:table-cell>
          <table:table-cell table:style-name="ce29" office:value-type="float" office:value="35356" calcext:value-type="float">
            <text:p>35,356</text:p>
          </table:table-cell>
          <table:table-cell table:style-name="ce29" office:value-type="float" office:value="9037" calcext:value-type="float">
            <text:p>9,037</text:p>
          </table:table-cell>
          <table:table-cell table:style-name="ce29" office:value-type="float" office:value="7357" calcext:value-type="float">
            <text:p>7,357</text:p>
          </table:table-cell>
          <table:table-cell table:style-name="ce29" office:value-type="float" office:value="6134" calcext:value-type="float">
            <text:p>6,134</text:p>
          </table:table-cell>
          <table:table-cell table:style-name="ce29" office:value-type="float" office:value="5705" calcext:value-type="float">
            <text:p>5,705</text:p>
          </table:table-cell>
          <table:table-cell table:style-name="ce52" office:value-type="float" office:value="7123" calcext:value-type="float">
            <text:p>7,123</text:p>
          </table:table-cell>
          <table:table-cell table:style-name="ce29" office:value-type="float" office:value="34598" calcext:value-type="float">
            <text:p>34,598</text:p>
          </table:table-cell>
          <table:table-cell table:style-name="ce29" office:value-type="float" office:value="6820" calcext:value-type="float">
            <text:p>6,820</text:p>
          </table:table-cell>
          <table:table-cell table:style-name="ce29" office:value-type="float" office:value="7045" calcext:value-type="float">
            <text:p>7,045</text:p>
          </table:table-cell>
          <table:table-cell table:style-name="ce29" office:value-type="float" office:value="7213" calcext:value-type="float">
            <text:p>7,213</text:p>
          </table:table-cell>
          <table:table-cell table:style-name="ce29" office:value-type="float" office:value="6987" calcext:value-type="float">
            <text:p>6,987</text:p>
          </table:table-cell>
          <table:table-cell table:style-name="ce52" office:value-type="float" office:value="6533" calcext:value-type="float">
            <text:p>6,533</text:p>
          </table:table-cell>
          <table:table-cell table:style-name="ce29" office:value-type="float" office:value="29416" calcext:value-type="float">
            <text:p>29,416</text:p>
          </table:table-cell>
          <table:table-cell table:style-name="ce29" office:value-type="float" office:value="6457" calcext:value-type="float">
            <text:p>6,457</text:p>
          </table:table-cell>
          <table:table-cell table:style-name="ce29" office:value-type="float" office:value="6111" calcext:value-type="float">
            <text:p>6,111</text:p>
          </table:table-cell>
          <table:table-cell table:style-name="ce29" office:value-type="float" office:value="5882" calcext:value-type="float">
            <text:p>5,882</text:p>
          </table:table-cell>
          <table:table-cell table:style-name="ce29" office:value-type="float" office:value="5728" calcext:value-type="float">
            <text:p>5,728</text:p>
          </table:table-cell>
          <table:table-cell table:style-name="ce52" office:value-type="float" office:value="5238" calcext:value-type="float">
            <text:p>5,238</text:p>
          </table:table-cell>
          <table:table-cell table:style-name="ce29" office:value-type="float" office:value="22926" calcext:value-type="float">
            <text:p>22,926</text:p>
          </table:table-cell>
          <table:table-cell table:style-name="ce29" office:value-type="float" office:value="5075" calcext:value-type="float">
            <text:p>5,075</text:p>
          </table:table-cell>
          <table:table-cell table:style-name="ce29" office:value-type="float" office:value="4609" calcext:value-type="float">
            <text:p>4,609</text:p>
          </table:table-cell>
          <table:table-cell table:style-name="ce29" office:value-type="float" office:value="4761" calcext:value-type="float">
            <text:p>4,761</text:p>
          </table:table-cell>
          <table:table-cell table:style-name="ce29" office:value-type="float" office:value="4420" calcext:value-type="float">
            <text:p>4,420</text:p>
          </table:table-cell>
          <table:table-cell table:style-name="ce52" office:value-type="float" office:value="4061" calcext:value-type="float">
            <text:p>4,061</text:p>
          </table:table-cell>
          <table:table-cell table:style-name="ce29" office:value-type="float" office:value="13467" calcext:value-type="float">
            <text:p>13,467</text:p>
          </table:table-cell>
          <table:table-cell table:style-name="ce29" office:value-type="float" office:value="3552" calcext:value-type="float">
            <text:p>3,552</text:p>
          </table:table-cell>
          <table:table-cell table:style-name="ce29" office:value-type="float" office:value="3018" calcext:value-type="float">
            <text:p>3,018</text:p>
          </table:table-cell>
          <table:table-cell table:style-name="ce29" office:value-type="float" office:value="2733" calcext:value-type="float">
            <text:p>2,733</text:p>
          </table:table-cell>
          <table:table-cell table:style-name="ce29" office:value-type="float" office:value="2272" calcext:value-type="float">
            <text:p>2,272</text:p>
          </table:table-cell>
          <table:table-cell table:style-name="ce52" office:value-type="float" office:value="1892" calcext:value-type="float">
            <text:p>1,892</text:p>
          </table:table-cell>
          <table:table-cell table:style-name="ce29" office:value-type="float" office:value="5856" calcext:value-type="float">
            <text:p>5,856</text:p>
          </table:table-cell>
          <table:table-cell table:style-name="ce29" office:value-type="float" office:value="1634" calcext:value-type="float">
            <text:p>1,634</text:p>
          </table:table-cell>
          <table:table-cell table:style-name="ce29" office:value-type="float" office:value="1422" calcext:value-type="float">
            <text:p>1,422</text:p>
          </table:table-cell>
          <table:table-cell table:style-name="ce29" office:value-type="float" office:value="1195" calcext:value-type="float">
            <text:p>1,195</text:p>
          </table:table-cell>
          <table:table-cell table:style-name="ce29" office:value-type="float" office:value="937" calcext:value-type="float">
            <text:p>937</text:p>
          </table:table-cell>
          <table:table-cell table:style-name="ce52" office:value-type="float" office:value="668" calcext:value-type="float">
            <text:p>668</text:p>
          </table:table-cell>
          <table:table-cell table:style-name="ce29" office:value-type="float" office:value="1541" calcext:value-type="float">
            <text:p>1,541</text:p>
          </table:table-cell>
          <table:table-cell table:style-name="ce29" office:value-type="float" office:value="532" calcext:value-type="float">
            <text:p>532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266" calcext:value-type="float">
            <text:p>266</text:p>
          </table:table-cell>
          <table:table-cell table:style-name="ce29" office:value-type="float" office:value="207" calcext:value-type="float">
            <text:p>207</text:p>
          </table:table-cell>
          <table:table-cell table:style-name="ce52" office:value-type="float" office:value="136" calcext:value-type="float">
            <text:p>136</text:p>
          </table:table-cell>
          <table:table-cell table:style-name="ce29" office:value-type="float" office:value="281" calcext:value-type="float">
            <text:p>281</text:p>
          </table:table-cell>
          <table:table-cell table:style-name="ce29" office:value-type="float" office:value="116" calcext:value-type="float">
            <text:p>116</text:p>
          </table:table-cell>
          <table:table-cell table:style-name="ce29" office:value-type="float" office:value="82" calcext:value-type="float">
            <text:p>82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22" calcext:value-type="float">
            <text:p>22</text:p>
          </table:table-cell>
          <table:table-cell table:style-name="ce52" office:value-type="float" office:value="16" calcext:value-type="float">
            <text:p>16</text:p>
          </table:table-cell>
          <table:table-cell table:style-name="ce29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屏<text:span text:style-name="T1"> </text:span><text:span text:style-name="T2">東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51];[.J51];[.P51];[.V51];[.AB51];[.AH51];[.AN51];[.AT51];[.AZ51];[.BF51];[.BL51];[.BR51];[.BX51];[.CD51];[.CJ51];[.CP51];[.CV51];[.DB51];[.DH51];[.DN51];[.DT51])" office:value-type="float" office:value="457194" calcext:value-type="float">
            <text:p>457,194</text:p>
          </table:table-cell>
          <table:table-cell table:style-name="ce29" table:formula="of:=SUM([.E51:.I51])" office:value-type="float" office:value="19111" calcext:value-type="float">
            <text:p>19,111</text:p>
          </table:table-cell>
          <table:table-cell table:style-name="ce29" office:value-type="float" office:value="3420" calcext:value-type="float">
            <text:p>3,420</text:p>
          </table:table-cell>
          <table:table-cell table:style-name="ce29" office:value-type="float" office:value="3703" calcext:value-type="float">
            <text:p>3,703</text:p>
          </table:table-cell>
          <table:table-cell table:style-name="ce29" office:value-type="float" office:value="3894" calcext:value-type="float">
            <text:p>3,894</text:p>
          </table:table-cell>
          <table:table-cell table:style-name="ce29" office:value-type="float" office:value="3918" calcext:value-type="float">
            <text:p>3,918</text:p>
          </table:table-cell>
          <table:table-cell table:style-name="ce29" office:value-type="float" office:value="4176" calcext:value-type="float">
            <text:p>4,176</text:p>
          </table:table-cell>
          <table:table-cell table:style-name="ce29" office:value-type="float" office:value="24753" calcext:value-type="float">
            <text:p>24,753</text:p>
          </table:table-cell>
          <table:table-cell table:style-name="ce29" office:value-type="float" office:value="4321" calcext:value-type="float">
            <text:p>4,321</text:p>
          </table:table-cell>
          <table:table-cell table:style-name="ce29" office:value-type="float" office:value="4607" calcext:value-type="float">
            <text:p>4,607</text:p>
          </table:table-cell>
          <table:table-cell table:style-name="ce29" office:value-type="float" office:value="4933" calcext:value-type="float">
            <text:p>4,933</text:p>
          </table:table-cell>
          <table:table-cell table:style-name="ce29" office:value-type="float" office:value="5651" calcext:value-type="float">
            <text:p>5,651</text:p>
          </table:table-cell>
          <table:table-cell table:style-name="ce52" office:value-type="float" office:value="5241" calcext:value-type="float">
            <text:p>5,241</text:p>
          </table:table-cell>
          <table:table-cell table:style-name="ce29" office:value-type="float" office:value="30949" calcext:value-type="float">
            <text:p>30,949</text:p>
          </table:table-cell>
          <table:table-cell table:style-name="ce29" office:value-type="float" office:value="5358" calcext:value-type="float">
            <text:p>5,358</text:p>
          </table:table-cell>
          <table:table-cell table:style-name="ce29" office:value-type="float" office:value="6390" calcext:value-type="float">
            <text:p>6,390</text:p>
          </table:table-cell>
          <table:table-cell table:style-name="ce29" office:value-type="float" office:value="6500" calcext:value-type="float">
            <text:p>6,500</text:p>
          </table:table-cell>
          <table:table-cell table:style-name="ce29" office:value-type="float" office:value="6356" calcext:value-type="float">
            <text:p>6,356</text:p>
          </table:table-cell>
          <table:table-cell table:style-name="ce52" office:value-type="float" office:value="6345" calcext:value-type="float">
            <text:p>6,345</text:p>
          </table:table-cell>
          <table:table-cell table:style-name="ce29" office:value-type="float" office:value="31172" calcext:value-type="float">
            <text:p>31,172</text:p>
          </table:table-cell>
          <table:table-cell table:style-name="ce29" office:value-type="float" office:value="6333" calcext:value-type="float">
            <text:p>6,333</text:p>
          </table:table-cell>
          <table:table-cell table:style-name="ce29" office:value-type="float" office:value="6257" calcext:value-type="float">
            <text:p>6,257</text:p>
          </table:table-cell>
          <table:table-cell table:style-name="ce29" office:value-type="float" office:value="6175" calcext:value-type="float">
            <text:p>6,175</text:p>
          </table:table-cell>
          <table:table-cell table:style-name="ce29" office:value-type="float" office:value="6284" calcext:value-type="float">
            <text:p>6,284</text:p>
          </table:table-cell>
          <table:table-cell table:style-name="ce52" office:value-type="float" office:value="6123" calcext:value-type="float">
            <text:p>6,123</text:p>
          </table:table-cell>
          <table:table-cell table:style-name="ce29" office:value-type="float" office:value="32478" calcext:value-type="float">
            <text:p>32,478</text:p>
          </table:table-cell>
          <table:table-cell table:style-name="ce29" office:value-type="float" office:value="6561" calcext:value-type="float">
            <text:p>6,561</text:p>
          </table:table-cell>
          <table:table-cell table:style-name="ce29" office:value-type="float" office:value="6011" calcext:value-type="float">
            <text:p>6,011</text:p>
          </table:table-cell>
          <table:table-cell table:style-name="ce29" office:value-type="float" office:value="6184" calcext:value-type="float">
            <text:p>6,184</text:p>
          </table:table-cell>
          <table:table-cell table:style-name="ce29" office:value-type="float" office:value="6564" calcext:value-type="float">
            <text:p>6,564</text:p>
          </table:table-cell>
          <table:table-cell table:style-name="ce52" office:value-type="float" office:value="7158" calcext:value-type="float">
            <text:p>7,158</text:p>
          </table:table-cell>
          <table:table-cell table:style-name="ce29" office:value-type="float" office:value="39043" calcext:value-type="float">
            <text:p>39,043</text:p>
          </table:table-cell>
          <table:table-cell table:style-name="ce29" office:value-type="float" office:value="7270" calcext:value-type="float">
            <text:p>7,270</text:p>
          </table:table-cell>
          <table:table-cell table:style-name="ce29" office:value-type="float" office:value="7772" calcext:value-type="float">
            <text:p>7,772</text:p>
          </table:table-cell>
          <table:table-cell table:style-name="ce29" office:value-type="float" office:value="7893" calcext:value-type="float">
            <text:p>7,893</text:p>
          </table:table-cell>
          <table:table-cell table:style-name="ce29" office:value-type="float" office:value="7922" calcext:value-type="float">
            <text:p>7,922</text:p>
          </table:table-cell>
          <table:table-cell table:style-name="ce52" office:value-type="float" office:value="8186" calcext:value-type="float">
            <text:p>8,186</text:p>
          </table:table-cell>
          <table:table-cell table:style-name="ce29" office:value-type="float" office:value="36638" calcext:value-type="float">
            <text:p>36,638</text:p>
          </table:table-cell>
          <table:table-cell table:style-name="ce29" office:value-type="float" office:value="7880" calcext:value-type="float">
            <text:p>7,880</text:p>
          </table:table-cell>
          <table:table-cell table:style-name="ce29" office:value-type="float" office:value="7669" calcext:value-type="float">
            <text:p>7,669</text:p>
          </table:table-cell>
          <table:table-cell table:style-name="ce29" office:value-type="float" office:value="7751" calcext:value-type="float">
            <text:p>7,751</text:p>
          </table:table-cell>
          <table:table-cell table:style-name="ce29" office:value-type="float" office:value="6736" calcext:value-type="float">
            <text:p>6,736</text:p>
          </table:table-cell>
          <table:table-cell table:style-name="ce52" office:value-type="float" office:value="6602" calcext:value-type="float">
            <text:p>6,602</text:p>
          </table:table-cell>
          <table:table-cell table:style-name="ce29" office:value-type="float" office:value="34571" calcext:value-type="float">
            <text:p>34,571</text:p>
          </table:table-cell>
          <table:table-cell table:style-name="ce29" office:value-type="float" office:value="6568" calcext:value-type="float">
            <text:p>6,568</text:p>
          </table:table-cell>
          <table:table-cell table:style-name="ce29" office:value-type="float" office:value="6616" calcext:value-type="float">
            <text:p>6,616</text:p>
          </table:table-cell>
          <table:table-cell table:style-name="ce29" office:value-type="float" office:value="7042" calcext:value-type="float">
            <text:p>7,042</text:p>
          </table:table-cell>
          <table:table-cell table:style-name="ce29" office:value-type="float" office:value="7161" calcext:value-type="float">
            <text:p>7,161</text:p>
          </table:table-cell>
          <table:table-cell table:style-name="ce52" office:value-type="float" office:value="7184" calcext:value-type="float">
            <text:p>7,184</text:p>
          </table:table-cell>
          <table:table-cell table:style-name="ce29" office:value-type="float" office:value="38103" calcext:value-type="float">
            <text:p>38,103</text:p>
          </table:table-cell>
          <table:table-cell table:style-name="ce29" office:value-type="float" office:value="7619" calcext:value-type="float">
            <text:p>7,619</text:p>
          </table:table-cell>
          <table:table-cell table:style-name="ce29" office:value-type="float" office:value="7495" calcext:value-type="float">
            <text:p>7,495</text:p>
          </table:table-cell>
          <table:table-cell table:style-name="ce29" office:value-type="float" office:value="7714" calcext:value-type="float">
            <text:p>7,714</text:p>
          </table:table-cell>
          <table:table-cell table:style-name="ce29" office:value-type="float" office:value="7522" calcext:value-type="float">
            <text:p>7,522</text:p>
          </table:table-cell>
          <table:table-cell table:style-name="ce52" office:value-type="float" office:value="7753" calcext:value-type="float">
            <text:p>7,753</text:p>
          </table:table-cell>
          <table:table-cell table:style-name="ce29" office:value-type="float" office:value="37983" calcext:value-type="float">
            <text:p>37,983</text:p>
          </table:table-cell>
          <table:table-cell table:style-name="ce29" office:value-type="float" office:value="7695" calcext:value-type="float">
            <text:p>7,695</text:p>
          </table:table-cell>
          <table:table-cell table:style-name="ce29" office:value-type="float" office:value="7733" calcext:value-type="float">
            <text:p>7,733</text:p>
          </table:table-cell>
          <table:table-cell table:style-name="ce29" office:value-type="float" office:value="7513" calcext:value-type="float">
            <text:p>7,513</text:p>
          </table:table-cell>
          <table:table-cell table:style-name="ce29" office:value-type="float" office:value="7639" calcext:value-type="float">
            <text:p>7,639</text:p>
          </table:table-cell>
          <table:table-cell table:style-name="ce52" office:value-type="float" office:value="7403" calcext:value-type="float">
            <text:p>7,403</text:p>
          </table:table-cell>
          <table:table-cell table:style-name="ce29" office:value-type="float" office:value="33393" calcext:value-type="float">
            <text:p>33,393</text:p>
          </table:table-cell>
          <table:table-cell table:style-name="ce29" office:value-type="float" office:value="6844" calcext:value-type="float">
            <text:p>6,844</text:p>
          </table:table-cell>
          <table:table-cell table:style-name="ce29" office:value-type="float" office:value="6668" calcext:value-type="float">
            <text:p>6,668</text:p>
          </table:table-cell>
          <table:table-cell table:style-name="ce29" office:value-type="float" office:value="6725" calcext:value-type="float">
            <text:p>6,725</text:p>
          </table:table-cell>
          <table:table-cell table:style-name="ce29" office:value-type="float" office:value="6717" calcext:value-type="float">
            <text:p>6,717</text:p>
          </table:table-cell>
          <table:table-cell table:style-name="ce52" office:value-type="float" office:value="6439" calcext:value-type="float">
            <text:p>6,439</text:p>
          </table:table-cell>
          <table:table-cell table:style-name="ce29" office:value-type="float" office:value="28597" calcext:value-type="float">
            <text:p>28,597</text:p>
          </table:table-cell>
          <table:table-cell table:style-name="ce29" office:value-type="float" office:value="6164" calcext:value-type="float">
            <text:p>6,164</text:p>
          </table:table-cell>
          <table:table-cell table:style-name="ce29" office:value-type="float" office:value="6138" calcext:value-type="float">
            <text:p>6,138</text:p>
          </table:table-cell>
          <table:table-cell table:style-name="ce29" office:value-type="float" office:value="6349" calcext:value-type="float">
            <text:p>6,349</text:p>
          </table:table-cell>
          <table:table-cell table:style-name="ce29" office:value-type="float" office:value="5069" calcext:value-type="float">
            <text:p>5,069</text:p>
          </table:table-cell>
          <table:table-cell table:style-name="ce52" office:value-type="float" office:value="4877" calcext:value-type="float">
            <text:p>4,877</text:p>
          </table:table-cell>
          <table:table-cell table:style-name="ce29" office:value-type="float" office:value="17697" calcext:value-type="float">
            <text:p>17,697</text:p>
          </table:table-cell>
          <table:table-cell table:style-name="ce29" office:value-type="float" office:value="4619" calcext:value-type="float">
            <text:p>4,619</text:p>
          </table:table-cell>
          <table:table-cell table:style-name="ce29" office:value-type="float" office:value="3652" calcext:value-type="float">
            <text:p>3,652</text:p>
          </table:table-cell>
          <table:table-cell table:style-name="ce29" office:value-type="float" office:value="3059" calcext:value-type="float">
            <text:p>3,059</text:p>
          </table:table-cell>
          <table:table-cell table:style-name="ce29" office:value-type="float" office:value="2821" calcext:value-type="float">
            <text:p>2,821</text:p>
          </table:table-cell>
          <table:table-cell table:style-name="ce52" office:value-type="float" office:value="3546" calcext:value-type="float">
            <text:p>3,546</text:p>
          </table:table-cell>
          <table:table-cell table:style-name="ce29" office:value-type="float" office:value="17140" calcext:value-type="float">
            <text:p>17,140</text:p>
          </table:table-cell>
          <table:table-cell table:style-name="ce29" office:value-type="float" office:value="3377" calcext:value-type="float">
            <text:p>3,377</text:p>
          </table:table-cell>
          <table:table-cell table:style-name="ce29" office:value-type="float" office:value="3537" calcext:value-type="float">
            <text:p>3,537</text:p>
          </table:table-cell>
          <table:table-cell table:style-name="ce29" office:value-type="float" office:value="3569" calcext:value-type="float">
            <text:p>3,569</text:p>
          </table:table-cell>
          <table:table-cell table:style-name="ce29" office:value-type="float" office:value="3439" calcext:value-type="float">
            <text:p>3,439</text:p>
          </table:table-cell>
          <table:table-cell table:style-name="ce52" office:value-type="float" office:value="3218" calcext:value-type="float">
            <text:p>3,218</text:p>
          </table:table-cell>
          <table:table-cell table:style-name="ce29" office:value-type="float" office:value="14231" calcext:value-type="float">
            <text:p>14,231</text:p>
          </table:table-cell>
          <table:table-cell table:style-name="ce29" office:value-type="float" office:value="3212" calcext:value-type="float">
            <text:p>3,212</text:p>
          </table:table-cell>
          <table:table-cell table:style-name="ce29" office:value-type="float" office:value="3035" calcext:value-type="float">
            <text:p>3,035</text:p>
          </table:table-cell>
          <table:table-cell table:style-name="ce29" office:value-type="float" office:value="2794" calcext:value-type="float">
            <text:p>2,794</text:p>
          </table:table-cell>
          <table:table-cell table:style-name="ce29" office:value-type="float" office:value="2721" calcext:value-type="float">
            <text:p>2,721</text:p>
          </table:table-cell>
          <table:table-cell table:style-name="ce52" office:value-type="float" office:value="2469" calcext:value-type="float">
            <text:p>2,469</text:p>
          </table:table-cell>
          <table:table-cell table:style-name="ce29" office:value-type="float" office:value="11219" calcext:value-type="float">
            <text:p>11,219</text:p>
          </table:table-cell>
          <table:table-cell table:style-name="ce29" office:value-type="float" office:value="2410" calcext:value-type="float">
            <text:p>2,410</text:p>
          </table:table-cell>
          <table:table-cell table:style-name="ce29" office:value-type="float" office:value="2229" calcext:value-type="float">
            <text:p>2,229</text:p>
          </table:table-cell>
          <table:table-cell table:style-name="ce29" office:value-type="float" office:value="2366" calcext:value-type="float">
            <text:p>2,366</text:p>
          </table:table-cell>
          <table:table-cell table:style-name="ce29" office:value-type="float" office:value="2197" calcext:value-type="float">
            <text:p>2,197</text:p>
          </table:table-cell>
          <table:table-cell table:style-name="ce52" office:value-type="float" office:value="2017" calcext:value-type="float">
            <text:p>2,017</text:p>
          </table:table-cell>
          <table:table-cell table:style-name="ce29" office:value-type="float" office:value="6758" calcext:value-type="float">
            <text:p>6,758</text:p>
          </table:table-cell>
          <table:table-cell table:style-name="ce29" office:value-type="float" office:value="1842" calcext:value-type="float">
            <text:p>1,842</text:p>
          </table:table-cell>
          <table:table-cell table:style-name="ce29" office:value-type="float" office:value="1511" calcext:value-type="float">
            <text:p>1,511</text:p>
          </table:table-cell>
          <table:table-cell table:style-name="ce29" office:value-type="float" office:value="1374" calcext:value-type="float">
            <text:p>1,374</text:p>
          </table:table-cell>
          <table:table-cell table:style-name="ce29" office:value-type="float" office:value="1139" calcext:value-type="float">
            <text:p>1,139</text:p>
          </table:table-cell>
          <table:table-cell table:style-name="ce52" office:value-type="float" office:value="892" calcext:value-type="float">
            <text:p>892</text:p>
          </table:table-cell>
          <table:table-cell table:style-name="ce29" office:value-type="float" office:value="2563" calcext:value-type="float">
            <text:p>2,563</text:p>
          </table:table-cell>
          <table:table-cell table:style-name="ce29" office:value-type="float" office:value="725" calcext:value-type="float">
            <text:p>725</text:p>
          </table:table-cell>
          <table:table-cell table:style-name="ce29" office:value-type="float" office:value="641" calcext:value-type="float">
            <text:p>641</text:p>
          </table:table-cell>
          <table:table-cell table:style-name="ce29" office:value-type="float" office:value="497" calcext:value-type="float">
            <text:p>497</text:p>
          </table:table-cell>
          <table:table-cell table:style-name="ce29" office:value-type="float" office:value="419" calcext:value-type="float">
            <text:p>419</text:p>
          </table:table-cell>
          <table:table-cell table:style-name="ce52" office:value-type="float" office:value="281" calcext:value-type="float">
            <text:p>281</text:p>
          </table:table-cell>
          <table:table-cell table:style-name="ce29" office:value-type="float" office:value="651" calcext:value-type="float">
            <text:p>651</text:p>
          </table:table-cell>
          <table:table-cell table:style-name="ce29" office:value-type="float" office:value="222" calcext:value-type="float">
            <text:p>222</text:p>
          </table:table-cell>
          <table:table-cell table:style-name="ce29" office:value-type="float" office:value="171" calcext:value-type="float">
            <text:p>171</text:p>
          </table:table-cell>
          <table:table-cell table:style-name="ce29" office:value-type="float" office:value="114" calcext:value-type="float">
            <text:p>114</text:p>
          </table:table-cell>
          <table:table-cell table:style-name="ce29" office:value-type="float" office:value="91" calcext:value-type="float">
            <text:p>91</text:p>
          </table:table-cell>
          <table:table-cell table:style-name="ce52" office:value-type="float" office:value="53" calcext:value-type="float">
            <text:p>53</text:p>
          </table:table-cell>
          <table:table-cell table:style-name="ce29" office:value-type="float" office:value="122" calcext:value-type="float">
            <text:p>122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0" calcext:value-type="float">
            <text:p>10</text:p>
          </table:table-cell>
          <table:table-cell table:style-name="ce52" office:value-type="float" office:value="8" calcext:value-type="float">
            <text:p>8</text:p>
          </table:table-cell>
          <table:table-cell table:style-name="ce29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52];[.J52];[.P52];[.V52];[.AB52];[.AH52];[.AN52];[.AT52];[.AZ52];[.BF52];[.BL52];[.BR52];[.BX52];[.CD52];[.CJ52];[.CP52];[.CV52];[.DB52];[.DH52];[.DN52];[.DT52])" office:value-type="float" office:value="428249" calcext:value-type="float">
            <text:p>428,249</text:p>
          </table:table-cell>
          <table:table-cell table:style-name="ce37" table:formula="of:=SUM([.E52:.I52])" office:value-type="float" office:value="17180" calcext:value-type="float">
            <text:p>17,180</text:p>
          </table:table-cell>
          <table:table-cell table:style-name="ce30" office:value-type="float" office:value="3047" calcext:value-type="float">
            <text:p>3,047</text:p>
          </table:table-cell>
          <table:table-cell table:style-name="ce30" office:value-type="float" office:value="3332" calcext:value-type="float">
            <text:p>3,332</text:p>
          </table:table-cell>
          <table:table-cell table:style-name="ce30" office:value-type="float" office:value="3464" calcext:value-type="float">
            <text:p>3,464</text:p>
          </table:table-cell>
          <table:table-cell table:style-name="ce30" office:value-type="float" office:value="3665" calcext:value-type="float">
            <text:p>3,665</text:p>
          </table:table-cell>
          <table:table-cell table:style-name="ce30" office:value-type="float" office:value="3672" calcext:value-type="float">
            <text:p>3,672</text:p>
          </table:table-cell>
          <table:table-cell table:style-name="ce30" office:value-type="float" office:value="22954" calcext:value-type="float">
            <text:p>22,954</text:p>
          </table:table-cell>
          <table:table-cell table:style-name="ce30" office:value-type="float" office:value="4008" calcext:value-type="float">
            <text:p>4,008</text:p>
          </table:table-cell>
          <table:table-cell table:style-name="ce30" office:value-type="float" office:value="4336" calcext:value-type="float">
            <text:p>4,336</text:p>
          </table:table-cell>
          <table:table-cell table:style-name="ce30" office:value-type="float" office:value="4688" calcext:value-type="float">
            <text:p>4,688</text:p>
          </table:table-cell>
          <table:table-cell table:style-name="ce30" office:value-type="float" office:value="5161" calcext:value-type="float">
            <text:p>5,161</text:p>
          </table:table-cell>
          <table:table-cell table:style-name="ce37" office:value-type="float" office:value="4761" calcext:value-type="float">
            <text:p>4,761</text:p>
          </table:table-cell>
          <table:table-cell table:style-name="ce30" office:value-type="float" office:value="28349" calcext:value-type="float">
            <text:p>28,349</text:p>
          </table:table-cell>
          <table:table-cell table:style-name="ce30" office:value-type="float" office:value="4975" calcext:value-type="float">
            <text:p>4,975</text:p>
          </table:table-cell>
          <table:table-cell table:style-name="ce30" office:value-type="float" office:value="5701" calcext:value-type="float">
            <text:p>5,701</text:p>
          </table:table-cell>
          <table:table-cell table:style-name="ce30" office:value-type="float" office:value="5844" calcext:value-type="float">
            <text:p>5,844</text:p>
          </table:table-cell>
          <table:table-cell table:style-name="ce30" office:value-type="float" office:value="5914" calcext:value-type="float">
            <text:p>5,914</text:p>
          </table:table-cell>
          <table:table-cell table:style-name="ce37" office:value-type="float" office:value="5915" calcext:value-type="float">
            <text:p>5,915</text:p>
          </table:table-cell>
          <table:table-cell table:style-name="ce30" office:value-type="float" office:value="29249" calcext:value-type="float">
            <text:p>29,249</text:p>
          </table:table-cell>
          <table:table-cell table:style-name="ce30" office:value-type="float" office:value="5883" calcext:value-type="float">
            <text:p>5,883</text:p>
          </table:table-cell>
          <table:table-cell table:style-name="ce30" office:value-type="float" office:value="5762" calcext:value-type="float">
            <text:p>5,762</text:p>
          </table:table-cell>
          <table:table-cell table:style-name="ce30" office:value-type="float" office:value="5662" calcext:value-type="float">
            <text:p>5,662</text:p>
          </table:table-cell>
          <table:table-cell table:style-name="ce30" office:value-type="float" office:value="6058" calcext:value-type="float">
            <text:p>6,058</text:p>
          </table:table-cell>
          <table:table-cell table:style-name="ce37" office:value-type="float" office:value="5884" calcext:value-type="float">
            <text:p>5,884</text:p>
          </table:table-cell>
          <table:table-cell table:style-name="ce30" office:value-type="float" office:value="30672" calcext:value-type="float">
            <text:p>30,672</text:p>
          </table:table-cell>
          <table:table-cell table:style-name="ce30" office:value-type="float" office:value="6182" calcext:value-type="float">
            <text:p>6,182</text:p>
          </table:table-cell>
          <table:table-cell table:style-name="ce30" office:value-type="float" office:value="5757" calcext:value-type="float">
            <text:p>5,757</text:p>
          </table:table-cell>
          <table:table-cell table:style-name="ce30" office:value-type="float" office:value="5643" calcext:value-type="float">
            <text:p>5,643</text:p>
          </table:table-cell>
          <table:table-cell table:style-name="ce30" office:value-type="float" office:value="6400" calcext:value-type="float">
            <text:p>6,400</text:p>
          </table:table-cell>
          <table:table-cell table:style-name="ce37" office:value-type="float" office:value="6690" calcext:value-type="float">
            <text:p>6,690</text:p>
          </table:table-cell>
          <table:table-cell table:style-name="ce30" office:value-type="float" office:value="37015" calcext:value-type="float">
            <text:p>37,015</text:p>
          </table:table-cell>
          <table:table-cell table:style-name="ce30" office:value-type="float" office:value="7110" calcext:value-type="float">
            <text:p>7,110</text:p>
          </table:table-cell>
          <table:table-cell table:style-name="ce30" office:value-type="float" office:value="7313" calcext:value-type="float">
            <text:p>7,313</text:p>
          </table:table-cell>
          <table:table-cell table:style-name="ce30" office:value-type="float" office:value="7660" calcext:value-type="float">
            <text:p>7,660</text:p>
          </table:table-cell>
          <table:table-cell table:style-name="ce30" office:value-type="float" office:value="7557" calcext:value-type="float">
            <text:p>7,557</text:p>
          </table:table-cell>
          <table:table-cell table:style-name="ce37" office:value-type="float" office:value="7375" calcext:value-type="float">
            <text:p>7,375</text:p>
          </table:table-cell>
          <table:table-cell table:style-name="ce30" office:value-type="float" office:value="32979" calcext:value-type="float">
            <text:p>32,979</text:p>
          </table:table-cell>
          <table:table-cell table:style-name="ce30" office:value-type="float" office:value="7188" calcext:value-type="float">
            <text:p>7,188</text:p>
          </table:table-cell>
          <table:table-cell table:style-name="ce30" office:value-type="float" office:value="6973" calcext:value-type="float">
            <text:p>6,973</text:p>
          </table:table-cell>
          <table:table-cell table:style-name="ce30" office:value-type="float" office:value="6903" calcext:value-type="float">
            <text:p>6,903</text:p>
          </table:table-cell>
          <table:table-cell table:style-name="ce30" office:value-type="float" office:value="5933" calcext:value-type="float">
            <text:p>5,933</text:p>
          </table:table-cell>
          <table:table-cell table:style-name="ce37" office:value-type="float" office:value="5982" calcext:value-type="float">
            <text:p>5,982</text:p>
          </table:table-cell>
          <table:table-cell table:style-name="ce30" office:value-type="float" office:value="31020" calcext:value-type="float">
            <text:p>31,020</text:p>
          </table:table-cell>
          <table:table-cell table:style-name="ce30" office:value-type="float" office:value="5946" calcext:value-type="float">
            <text:p>5,946</text:p>
          </table:table-cell>
          <table:table-cell table:style-name="ce30" office:value-type="float" office:value="5999" calcext:value-type="float">
            <text:p>5,999</text:p>
          </table:table-cell>
          <table:table-cell table:style-name="ce30" office:value-type="float" office:value="6270" calcext:value-type="float">
            <text:p>6,270</text:p>
          </table:table-cell>
          <table:table-cell table:style-name="ce30" office:value-type="float" office:value="6406" calcext:value-type="float">
            <text:p>6,406</text:p>
          </table:table-cell>
          <table:table-cell table:style-name="ce37" office:value-type="float" office:value="6399" calcext:value-type="float">
            <text:p>6,399</text:p>
          </table:table-cell>
          <table:table-cell table:style-name="ce30" office:value-type="float" office:value="32575" calcext:value-type="float">
            <text:p>32,575</text:p>
          </table:table-cell>
          <table:table-cell table:style-name="ce30" office:value-type="float" office:value="6415" calcext:value-type="float">
            <text:p>6,415</text:p>
          </table:table-cell>
          <table:table-cell table:style-name="ce30" office:value-type="float" office:value="6224" calcext:value-type="float">
            <text:p>6,224</text:p>
          </table:table-cell>
          <table:table-cell table:style-name="ce30" office:value-type="float" office:value="6544" calcext:value-type="float">
            <text:p>6,544</text:p>
          </table:table-cell>
          <table:table-cell table:style-name="ce30" office:value-type="float" office:value="6697" calcext:value-type="float">
            <text:p>6,697</text:p>
          </table:table-cell>
          <table:table-cell table:style-name="ce37" office:value-type="float" office:value="6695" calcext:value-type="float">
            <text:p>6,695</text:p>
          </table:table-cell>
          <table:table-cell table:style-name="ce30" office:value-type="float" office:value="34065" calcext:value-type="float">
            <text:p>34,065</text:p>
          </table:table-cell>
          <table:table-cell table:style-name="ce30" office:value-type="float" office:value="6689" calcext:value-type="float">
            <text:p>6,689</text:p>
          </table:table-cell>
          <table:table-cell table:style-name="ce30" office:value-type="float" office:value="6948" calcext:value-type="float">
            <text:p>6,948</text:p>
          </table:table-cell>
          <table:table-cell table:style-name="ce30" office:value-type="float" office:value="6810" calcext:value-type="float">
            <text:p>6,810</text:p>
          </table:table-cell>
          <table:table-cell table:style-name="ce30" office:value-type="float" office:value="6837" calcext:value-type="float">
            <text:p>6,837</text:p>
          </table:table-cell>
          <table:table-cell table:style-name="ce37" office:value-type="float" office:value="6781" calcext:value-type="float">
            <text:p>6,781</text:p>
          </table:table-cell>
          <table:table-cell table:style-name="ce30" office:value-type="float" office:value="31820" calcext:value-type="float">
            <text:p>31,820</text:p>
          </table:table-cell>
          <table:table-cell table:style-name="ce30" office:value-type="float" office:value="6351" calcext:value-type="float">
            <text:p>6,351</text:p>
          </table:table-cell>
          <table:table-cell table:style-name="ce30" office:value-type="float" office:value="6446" calcext:value-type="float">
            <text:p>6,446</text:p>
          </table:table-cell>
          <table:table-cell table:style-name="ce30" office:value-type="float" office:value="6498" calcext:value-type="float">
            <text:p>6,498</text:p>
          </table:table-cell>
          <table:table-cell table:style-name="ce30" office:value-type="float" office:value="6463" calcext:value-type="float">
            <text:p>6,463</text:p>
          </table:table-cell>
          <table:table-cell table:style-name="ce37" office:value-type="float" office:value="6062" calcext:value-type="float">
            <text:p>6,062</text:p>
          </table:table-cell>
          <table:table-cell table:style-name="ce30" office:value-type="float" office:value="27297" calcext:value-type="float">
            <text:p>27,297</text:p>
          </table:table-cell>
          <table:table-cell table:style-name="ce30" office:value-type="float" office:value="5960" calcext:value-type="float">
            <text:p>5,960</text:p>
          </table:table-cell>
          <table:table-cell table:style-name="ce30" office:value-type="float" office:value="5704" calcext:value-type="float">
            <text:p>5,704</text:p>
          </table:table-cell>
          <table:table-cell table:style-name="ce30" office:value-type="float" office:value="5958" calcext:value-type="float">
            <text:p>5,958</text:p>
          </table:table-cell>
          <table:table-cell table:style-name="ce30" office:value-type="float" office:value="4914" calcext:value-type="float">
            <text:p>4,914</text:p>
          </table:table-cell>
          <table:table-cell table:style-name="ce37" office:value-type="float" office:value="4761" calcext:value-type="float">
            <text:p>4,761</text:p>
          </table:table-cell>
          <table:table-cell table:style-name="ce30" office:value-type="float" office:value="17659" calcext:value-type="float">
            <text:p>17,659</text:p>
          </table:table-cell>
          <table:table-cell table:style-name="ce30" office:value-type="float" office:value="4418" calcext:value-type="float">
            <text:p>4,418</text:p>
          </table:table-cell>
          <table:table-cell table:style-name="ce30" office:value-type="float" office:value="3705" calcext:value-type="float">
            <text:p>3,705</text:p>
          </table:table-cell>
          <table:table-cell table:style-name="ce30" office:value-type="float" office:value="3075" calcext:value-type="float">
            <text:p>3,075</text:p>
          </table:table-cell>
          <table:table-cell table:style-name="ce30" office:value-type="float" office:value="2884" calcext:value-type="float">
            <text:p>2,884</text:p>
          </table:table-cell>
          <table:table-cell table:style-name="ce37" office:value-type="float" office:value="3577" calcext:value-type="float">
            <text:p>3,577</text:p>
          </table:table-cell>
          <table:table-cell table:style-name="ce30" office:value-type="float" office:value="17458" calcext:value-type="float">
            <text:p>17,458</text:p>
          </table:table-cell>
          <table:table-cell table:style-name="ce30" office:value-type="float" office:value="3443" calcext:value-type="float">
            <text:p>3,443</text:p>
          </table:table-cell>
          <table:table-cell table:style-name="ce30" office:value-type="float" office:value="3508" calcext:value-type="float">
            <text:p>3,508</text:p>
          </table:table-cell>
          <table:table-cell table:style-name="ce30" office:value-type="float" office:value="3644" calcext:value-type="float">
            <text:p>3,644</text:p>
          </table:table-cell>
          <table:table-cell table:style-name="ce30" office:value-type="float" office:value="3548" calcext:value-type="float">
            <text:p>3,548</text:p>
          </table:table-cell>
          <table:table-cell table:style-name="ce37" office:value-type="float" office:value="3315" calcext:value-type="float">
            <text:p>3,315</text:p>
          </table:table-cell>
          <table:table-cell table:style-name="ce30" office:value-type="float" office:value="15185" calcext:value-type="float">
            <text:p>15,185</text:p>
          </table:table-cell>
          <table:table-cell table:style-name="ce30" office:value-type="float" office:value="3245" calcext:value-type="float">
            <text:p>3,245</text:p>
          </table:table-cell>
          <table:table-cell table:style-name="ce30" office:value-type="float" office:value="3076" calcext:value-type="float">
            <text:p>3,076</text:p>
          </table:table-cell>
          <table:table-cell table:style-name="ce30" office:value-type="float" office:value="3088" calcext:value-type="float">
            <text:p>3,088</text:p>
          </table:table-cell>
          <table:table-cell table:style-name="ce30" office:value-type="float" office:value="3007" calcext:value-type="float">
            <text:p>3,007</text:p>
          </table:table-cell>
          <table:table-cell table:style-name="ce37" office:value-type="float" office:value="2769" calcext:value-type="float">
            <text:p>2,769</text:p>
          </table:table-cell>
          <table:table-cell table:style-name="ce30" office:value-type="float" office:value="11707" calcext:value-type="float">
            <text:p>11,707</text:p>
          </table:table-cell>
          <table:table-cell table:style-name="ce30" office:value-type="float" office:value="2665" calcext:value-type="float">
            <text:p>2,665</text:p>
          </table:table-cell>
          <table:table-cell table:style-name="ce30" office:value-type="float" office:value="2380" calcext:value-type="float">
            <text:p>2,380</text:p>
          </table:table-cell>
          <table:table-cell table:style-name="ce30" office:value-type="float" office:value="2395" calcext:value-type="float">
            <text:p>2,395</text:p>
          </table:table-cell>
          <table:table-cell table:style-name="ce30" office:value-type="float" office:value="2223" calcext:value-type="float">
            <text:p>2,223</text:p>
          </table:table-cell>
          <table:table-cell table:style-name="ce37" office:value-type="float" office:value="2044" calcext:value-type="float">
            <text:p>2,044</text:p>
          </table:table-cell>
          <table:table-cell table:style-name="ce30" office:value-type="float" office:value="6709" calcext:value-type="float">
            <text:p>6,709</text:p>
          </table:table-cell>
          <table:table-cell table:style-name="ce30" office:value-type="float" office:value="1710" calcext:value-type="float">
            <text:p>1,710</text:p>
          </table:table-cell>
          <table:table-cell table:style-name="ce30" office:value-type="float" office:value="1507" calcext:value-type="float">
            <text:p>1,507</text:p>
          </table:table-cell>
          <table:table-cell table:style-name="ce30" office:value-type="float" office:value="1359" calcext:value-type="float">
            <text:p>1,359</text:p>
          </table:table-cell>
          <table:table-cell table:style-name="ce30" office:value-type="float" office:value="1133" calcext:value-type="float">
            <text:p>1,133</text:p>
          </table:table-cell>
          <table:table-cell table:style-name="ce37" office:value-type="float" office:value="1000" calcext:value-type="float">
            <text:p>1,000</text:p>
          </table:table-cell>
          <table:table-cell table:style-name="ce30" office:value-type="float" office:value="3293" calcext:value-type="float">
            <text:p>3,293</text:p>
          </table:table-cell>
          <table:table-cell table:style-name="ce30" office:value-type="float" office:value="909" calcext:value-type="float">
            <text:p>909</text:p>
          </table:table-cell>
          <table:table-cell table:style-name="ce30" office:value-type="float" office:value="781" calcext:value-type="float">
            <text:p>781</text:p>
          </table:table-cell>
          <table:table-cell table:style-name="ce30" office:value-type="float" office:value="698" calcext:value-type="float">
            <text:p>698</text:p>
          </table:table-cell>
          <table:table-cell table:style-name="ce30" office:value-type="float" office:value="518" calcext:value-type="float">
            <text:p>518</text:p>
          </table:table-cell>
          <table:table-cell table:style-name="ce37" office:value-type="float" office:value="387" calcext:value-type="float">
            <text:p>387</text:p>
          </table:table-cell>
          <table:table-cell table:style-name="ce30" office:value-type="float" office:value="890" calcext:value-type="float">
            <text:p>890</text:p>
          </table:table-cell>
          <table:table-cell table:style-name="ce30" office:value-type="float" office:value="310" calcext:value-type="float">
            <text:p>310</text:p>
          </table:table-cell>
          <table:table-cell table:style-name="ce30" office:value-type="float" office:value="229" calcext:value-type="float">
            <text:p>229</text:p>
          </table:table-cell>
          <table:table-cell table:style-name="ce30" office:value-type="float" office:value="152" calcext:value-type="float">
            <text:p>152</text:p>
          </table:table-cell>
          <table:table-cell table:style-name="ce30" office:value-type="float" office:value="116" calcext:value-type="float">
            <text:p>116</text:p>
          </table:table-cell>
          <table:table-cell table:style-name="ce37" office:value-type="float" office:value="83" calcext:value-type="float">
            <text:p>83</text:p>
          </table:table-cell>
          <table:table-cell table:style-name="ce30" office:value-type="float" office:value="159" calcext:value-type="float">
            <text:p>159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12" calcext:value-type="float">
            <text:p>12</text:p>
          </table:table-cell>
          <table:table-cell table:style-name="ce37" office:value-type="float" office:value="8" calcext:value-type="float">
            <text:p>8</text:p>
          </table:table-cell>
          <table:table-cell table:style-name="ce30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53];[.J53];[.P53];[.V53];[.AB53];[.AH53];[.AN53];[.AT53];[.AZ53];[.BF53];[.BL53];[.BR53];[.BX53];[.CD53];[.CJ53];[.CP53];[.CV53];[.DB53];[.DH53];[.DN53];[.DT53])" office:value-type="float" office:value="232063" calcext:value-type="float">
            <text:p>232,063</text:p>
          </table:table-cell>
          <table:table-cell table:style-name="ce29" table:formula="of:=SUM([.E53:.I53])" office:value-type="float" office:value="10455" calcext:value-type="float">
            <text:p>10,455</text:p>
          </table:table-cell>
          <table:table-cell table:style-name="ce29" office:value-type="float" office:value="1885" calcext:value-type="float">
            <text:p>1,885</text:p>
          </table:table-cell>
          <table:table-cell table:style-name="ce29" office:value-type="float" office:value="2064" calcext:value-type="float">
            <text:p>2,064</text:p>
          </table:table-cell>
          <table:table-cell table:style-name="ce29" office:value-type="float" office:value="2184" calcext:value-type="float">
            <text:p>2,184</text:p>
          </table:table-cell>
          <table:table-cell table:style-name="ce29" office:value-type="float" office:value="2124" calcext:value-type="float">
            <text:p>2,124</text:p>
          </table:table-cell>
          <table:table-cell table:style-name="ce29" office:value-type="float" office:value="2198" calcext:value-type="float">
            <text:p>2,198</text:p>
          </table:table-cell>
          <table:table-cell table:style-name="ce29" office:value-type="float" office:value="12865" calcext:value-type="float">
            <text:p>12,865</text:p>
          </table:table-cell>
          <table:table-cell table:style-name="ce29" office:value-type="float" office:value="2305" calcext:value-type="float">
            <text:p>2,305</text:p>
          </table:table-cell>
          <table:table-cell table:style-name="ce29" office:value-type="float" office:value="2440" calcext:value-type="float">
            <text:p>2,440</text:p>
          </table:table-cell>
          <table:table-cell table:style-name="ce29" office:value-type="float" office:value="2588" calcext:value-type="float">
            <text:p>2,588</text:p>
          </table:table-cell>
          <table:table-cell table:style-name="ce29" office:value-type="float" office:value="2887" calcext:value-type="float">
            <text:p>2,887</text:p>
          </table:table-cell>
          <table:table-cell table:style-name="ce52" office:value-type="float" office:value="2645" calcext:value-type="float">
            <text:p>2,645</text:p>
          </table:table-cell>
          <table:table-cell table:style-name="ce29" office:value-type="float" office:value="15151" calcext:value-type="float">
            <text:p>15,151</text:p>
          </table:table-cell>
          <table:table-cell table:style-name="ce29" office:value-type="float" office:value="2718" calcext:value-type="float">
            <text:p>2,718</text:p>
          </table:table-cell>
          <table:table-cell table:style-name="ce29" office:value-type="float" office:value="3146" calcext:value-type="float">
            <text:p>3,146</text:p>
          </table:table-cell>
          <table:table-cell table:style-name="ce29" office:value-type="float" office:value="3105" calcext:value-type="float">
            <text:p>3,105</text:p>
          </table:table-cell>
          <table:table-cell table:style-name="ce29" office:value-type="float" office:value="3067" calcext:value-type="float">
            <text:p>3,067</text:p>
          </table:table-cell>
          <table:table-cell table:style-name="ce52" office:value-type="float" office:value="3115" calcext:value-type="float">
            <text:p>3,115</text:p>
          </table:table-cell>
          <table:table-cell table:style-name="ce29" office:value-type="float" office:value="15504" calcext:value-type="float">
            <text:p>15,504</text:p>
          </table:table-cell>
          <table:table-cell table:style-name="ce29" office:value-type="float" office:value="3072" calcext:value-type="float">
            <text:p>3,072</text:p>
          </table:table-cell>
          <table:table-cell table:style-name="ce29" office:value-type="float" office:value="3184" calcext:value-type="float">
            <text:p>3,184</text:p>
          </table:table-cell>
          <table:table-cell table:style-name="ce29" office:value-type="float" office:value="3098" calcext:value-type="float">
            <text:p>3,098</text:p>
          </table:table-cell>
          <table:table-cell table:style-name="ce29" office:value-type="float" office:value="3091" calcext:value-type="float">
            <text:p>3,091</text:p>
          </table:table-cell>
          <table:table-cell table:style-name="ce52" office:value-type="float" office:value="3059" calcext:value-type="float">
            <text:p>3,059</text:p>
          </table:table-cell>
          <table:table-cell table:style-name="ce29" office:value-type="float" office:value="15940" calcext:value-type="float">
            <text:p>15,940</text:p>
          </table:table-cell>
          <table:table-cell table:style-name="ce29" office:value-type="float" office:value="3068" calcext:value-type="float">
            <text:p>3,068</text:p>
          </table:table-cell>
          <table:table-cell table:style-name="ce29" office:value-type="float" office:value="2954" calcext:value-type="float">
            <text:p>2,954</text:p>
          </table:table-cell>
          <table:table-cell table:style-name="ce29" office:value-type="float" office:value="3126" calcext:value-type="float">
            <text:p>3,126</text:p>
          </table:table-cell>
          <table:table-cell table:style-name="ce29" office:value-type="float" office:value="3264" calcext:value-type="float">
            <text:p>3,264</text:p>
          </table:table-cell>
          <table:table-cell table:style-name="ce52" office:value-type="float" office:value="3528" calcext:value-type="float">
            <text:p>3,528</text:p>
          </table:table-cell>
          <table:table-cell table:style-name="ce29" office:value-type="float" office:value="19041" calcext:value-type="float">
            <text:p>19,041</text:p>
          </table:table-cell>
          <table:table-cell table:style-name="ce29" office:value-type="float" office:value="3729" calcext:value-type="float">
            <text:p>3,729</text:p>
          </table:table-cell>
          <table:table-cell table:style-name="ce29" office:value-type="float" office:value="3891" calcext:value-type="float">
            <text:p>3,891</text:p>
          </table:table-cell>
          <table:table-cell table:style-name="ce29" office:value-type="float" office:value="3911" calcext:value-type="float">
            <text:p>3,911</text:p>
          </table:table-cell>
          <table:table-cell table:style-name="ce29" office:value-type="float" office:value="3717" calcext:value-type="float">
            <text:p>3,717</text:p>
          </table:table-cell>
          <table:table-cell table:style-name="ce52" office:value-type="float" office:value="3793" calcext:value-type="float">
            <text:p>3,793</text:p>
          </table:table-cell>
          <table:table-cell table:style-name="ce29" office:value-type="float" office:value="17814" calcext:value-type="float">
            <text:p>17,814</text:p>
          </table:table-cell>
          <table:table-cell table:style-name="ce29" office:value-type="float" office:value="3715" calcext:value-type="float">
            <text:p>3,715</text:p>
          </table:table-cell>
          <table:table-cell table:style-name="ce29" office:value-type="float" office:value="3635" calcext:value-type="float">
            <text:p>3,635</text:p>
          </table:table-cell>
          <table:table-cell table:style-name="ce29" office:value-type="float" office:value="3808" calcext:value-type="float">
            <text:p>3,808</text:p>
          </table:table-cell>
          <table:table-cell table:style-name="ce29" office:value-type="float" office:value="3303" calcext:value-type="float">
            <text:p>3,303</text:p>
          </table:table-cell>
          <table:table-cell table:style-name="ce52" office:value-type="float" office:value="3353" calcext:value-type="float">
            <text:p>3,353</text:p>
          </table:table-cell>
          <table:table-cell table:style-name="ce29" office:value-type="float" office:value="18135" calcext:value-type="float">
            <text:p>18,135</text:p>
          </table:table-cell>
          <table:table-cell table:style-name="ce29" office:value-type="float" office:value="3499" calcext:value-type="float">
            <text:p>3,499</text:p>
          </table:table-cell>
          <table:table-cell table:style-name="ce29" office:value-type="float" office:value="3586" calcext:value-type="float">
            <text:p>3,586</text:p>
          </table:table-cell>
          <table:table-cell table:style-name="ce29" office:value-type="float" office:value="3682" calcext:value-type="float">
            <text:p>3,682</text:p>
          </table:table-cell>
          <table:table-cell table:style-name="ce29" office:value-type="float" office:value="3709" calcext:value-type="float">
            <text:p>3,709</text:p>
          </table:table-cell>
          <table:table-cell table:style-name="ce52" office:value-type="float" office:value="3659" calcext:value-type="float">
            <text:p>3,659</text:p>
          </table:table-cell>
          <table:table-cell table:style-name="ce29" office:value-type="float" office:value="18665" calcext:value-type="float">
            <text:p>18,665</text:p>
          </table:table-cell>
          <table:table-cell table:style-name="ce29" office:value-type="float" office:value="3596" calcext:value-type="float">
            <text:p>3,596</text:p>
          </table:table-cell>
          <table:table-cell table:style-name="ce29" office:value-type="float" office:value="3764" calcext:value-type="float">
            <text:p>3,764</text:p>
          </table:table-cell>
          <table:table-cell table:style-name="ce29" office:value-type="float" office:value="3680" calcext:value-type="float">
            <text:p>3,680</text:p>
          </table:table-cell>
          <table:table-cell table:style-name="ce29" office:value-type="float" office:value="3848" calcext:value-type="float">
            <text:p>3,848</text:p>
          </table:table-cell>
          <table:table-cell table:style-name="ce52" office:value-type="float" office:value="3777" calcext:value-type="float">
            <text:p>3,777</text:p>
          </table:table-cell>
          <table:table-cell table:style-name="ce29" office:value-type="float" office:value="18605" calcext:value-type="float">
            <text:p>18,605</text:p>
          </table:table-cell>
          <table:table-cell table:style-name="ce29" office:value-type="float" office:value="3912" calcext:value-type="float">
            <text:p>3,912</text:p>
          </table:table-cell>
          <table:table-cell table:style-name="ce29" office:value-type="float" office:value="3804" calcext:value-type="float">
            <text:p>3,804</text:p>
          </table:table-cell>
          <table:table-cell table:style-name="ce29" office:value-type="float" office:value="3598" calcext:value-type="float">
            <text:p>3,598</text:p>
          </table:table-cell>
          <table:table-cell table:style-name="ce29" office:value-type="float" office:value="3635" calcext:value-type="float">
            <text:p>3,635</text:p>
          </table:table-cell>
          <table:table-cell table:style-name="ce52" office:value-type="float" office:value="3656" calcext:value-type="float">
            <text:p>3,656</text:p>
          </table:table-cell>
          <table:table-cell table:style-name="ce29" office:value-type="float" office:value="16641" calcext:value-type="float">
            <text:p>16,641</text:p>
          </table:table-cell>
          <table:table-cell table:style-name="ce29" office:value-type="float" office:value="3430" calcext:value-type="float">
            <text:p>3,430</text:p>
          </table:table-cell>
          <table:table-cell table:style-name="ce29" office:value-type="float" office:value="3390" calcext:value-type="float">
            <text:p>3,390</text:p>
          </table:table-cell>
          <table:table-cell table:style-name="ce29" office:value-type="float" office:value="3377" calcext:value-type="float">
            <text:p>3,377</text:p>
          </table:table-cell>
          <table:table-cell table:style-name="ce29" office:value-type="float" office:value="3451" calcext:value-type="float">
            <text:p>3,451</text:p>
          </table:table-cell>
          <table:table-cell table:style-name="ce52" office:value-type="float" office:value="2993" calcext:value-type="float">
            <text:p>2,993</text:p>
          </table:table-cell>
          <table:table-cell table:style-name="ce29" office:value-type="float" office:value="14133" calcext:value-type="float">
            <text:p>14,133</text:p>
          </table:table-cell>
          <table:table-cell table:style-name="ce29" office:value-type="float" office:value="3079" calcext:value-type="float">
            <text:p>3,079</text:p>
          </table:table-cell>
          <table:table-cell table:style-name="ce29" office:value-type="float" office:value="3048" calcext:value-type="float">
            <text:p>3,048</text:p>
          </table:table-cell>
          <table:table-cell table:style-name="ce29" office:value-type="float" office:value="3046" calcext:value-type="float">
            <text:p>3,046</text:p>
          </table:table-cell>
          <table:table-cell table:style-name="ce29" office:value-type="float" office:value="2485" calcext:value-type="float">
            <text:p>2,485</text:p>
          </table:table-cell>
          <table:table-cell table:style-name="ce52" office:value-type="float" office:value="2475" calcext:value-type="float">
            <text:p>2,475</text:p>
          </table:table-cell>
          <table:table-cell table:style-name="ce29" office:value-type="float" office:value="9260" calcext:value-type="float">
            <text:p>9,260</text:p>
          </table:table-cell>
          <table:table-cell table:style-name="ce29" office:value-type="float" office:value="2147" calcext:value-type="float">
            <text:p>2,147</text:p>
          </table:table-cell>
          <table:table-cell table:style-name="ce29" office:value-type="float" office:value="2119" calcext:value-type="float">
            <text:p>2,119</text:p>
          </table:table-cell>
          <table:table-cell table:style-name="ce29" office:value-type="float" office:value="1612" calcext:value-type="float">
            <text:p>1,612</text:p>
          </table:table-cell>
          <table:table-cell table:style-name="ce29" office:value-type="float" office:value="1563" calcext:value-type="float">
            <text:p>1,563</text:p>
          </table:table-cell>
          <table:table-cell table:style-name="ce52" office:value-type="float" office:value="1819" calcext:value-type="float">
            <text:p>1,819</text:p>
          </table:table-cell>
          <table:table-cell table:style-name="ce29" office:value-type="float" office:value="9000" calcext:value-type="float">
            <text:p>9,000</text:p>
          </table:table-cell>
          <table:table-cell table:style-name="ce29" office:value-type="float" office:value="1892" calcext:value-type="float">
            <text:p>1,892</text:p>
          </table:table-cell>
          <table:table-cell table:style-name="ce29" office:value-type="float" office:value="1854" calcext:value-type="float">
            <text:p>1,854</text:p>
          </table:table-cell>
          <table:table-cell table:style-name="ce29" office:value-type="float" office:value="1759" calcext:value-type="float">
            <text:p>1,759</text:p>
          </table:table-cell>
          <table:table-cell table:style-name="ce29" office:value-type="float" office:value="1801" calcext:value-type="float">
            <text:p>1,801</text:p>
          </table:table-cell>
          <table:table-cell table:style-name="ce52" office:value-type="float" office:value="1694" calcext:value-type="float">
            <text:p>1,694</text:p>
          </table:table-cell>
          <table:table-cell table:style-name="ce29" office:value-type="float" office:value="7649" calcext:value-type="float">
            <text:p>7,649</text:p>
          </table:table-cell>
          <table:table-cell table:style-name="ce29" office:value-type="float" office:value="1639" calcext:value-type="float">
            <text:p>1,639</text:p>
          </table:table-cell>
          <table:table-cell table:style-name="ce29" office:value-type="float" office:value="1619" calcext:value-type="float">
            <text:p>1,619</text:p>
          </table:table-cell>
          <table:table-cell table:style-name="ce29" office:value-type="float" office:value="1480" calcext:value-type="float">
            <text:p>1,480</text:p>
          </table:table-cell>
          <table:table-cell table:style-name="ce29" office:value-type="float" office:value="1515" calcext:value-type="float">
            <text:p>1,515</text:p>
          </table:table-cell>
          <table:table-cell table:style-name="ce52" office:value-type="float" office:value="1396" calcext:value-type="float">
            <text:p>1,396</text:p>
          </table:table-cell>
          <table:table-cell table:style-name="ce29" office:value-type="float" office:value="6194" calcext:value-type="float">
            <text:p>6,194</text:p>
          </table:table-cell>
          <table:table-cell table:style-name="ce29" office:value-type="float" office:value="1279" calcext:value-type="float">
            <text:p>1,279</text:p>
          </table:table-cell>
          <table:table-cell table:style-name="ce29" office:value-type="float" office:value="1228" calcext:value-type="float">
            <text:p>1,228</text:p>
          </table:table-cell>
          <table:table-cell table:style-name="ce29" office:value-type="float" office:value="1252" calcext:value-type="float">
            <text:p>1,252</text:p>
          </table:table-cell>
          <table:table-cell table:style-name="ce29" office:value-type="float" office:value="1268" calcext:value-type="float">
            <text:p>1,268</text:p>
          </table:table-cell>
          <table:table-cell table:style-name="ce52" office:value-type="float" office:value="1167" calcext:value-type="float">
            <text:p>1,167</text:p>
          </table:table-cell>
          <table:table-cell table:style-name="ce29" office:value-type="float" office:value="4448" calcext:value-type="float">
            <text:p>4,448</text:p>
          </table:table-cell>
          <table:table-cell table:style-name="ce29" office:value-type="float" office:value="1107" calcext:value-type="float">
            <text:p>1,107</text:p>
          </table:table-cell>
          <table:table-cell table:style-name="ce29" office:value-type="float" office:value="973" calcext:value-type="float">
            <text:p>973</text:p>
          </table:table-cell>
          <table:table-cell table:style-name="ce29" office:value-type="float" office:value="902" calcext:value-type="float">
            <text:p>902</text:p>
          </table:table-cell>
          <table:table-cell table:style-name="ce29" office:value-type="float" office:value="829" calcext:value-type="float">
            <text:p>829</text:p>
          </table:table-cell>
          <table:table-cell table:style-name="ce52" office:value-type="float" office:value="637" calcext:value-type="float">
            <text:p>637</text:p>
          </table:table-cell>
          <table:table-cell table:style-name="ce29" office:value-type="float" office:value="1890" calcext:value-type="float">
            <text:p>1,890</text:p>
          </table:table-cell>
          <table:table-cell table:style-name="ce29" office:value-type="float" office:value="528" calcext:value-type="float">
            <text:p>528</text:p>
          </table:table-cell>
          <table:table-cell table:style-name="ce29" office:value-type="float" office:value="478" calcext:value-type="float">
            <text:p>478</text:p>
          </table:table-cell>
          <table:table-cell table:style-name="ce29" office:value-type="float" office:value="384" calcext:value-type="float">
            <text:p>384</text:p>
          </table:table-cell>
          <table:table-cell table:style-name="ce29" office:value-type="float" office:value="293" calcext:value-type="float">
            <text:p>293</text:p>
          </table:table-cell>
          <table:table-cell table:style-name="ce52" office:value-type="float" office:value="207" calcext:value-type="float">
            <text:p>207</text:p>
          </table:table-cell>
          <table:table-cell table:style-name="ce29" office:value-type="float" office:value="539" calcext:value-type="float">
            <text:p>539</text:p>
          </table:table-cell>
          <table:table-cell table:style-name="ce29" office:value-type="float" office:value="187" calcext:value-type="float">
            <text:p>187</text:p>
          </table:table-cell>
          <table:table-cell table:style-name="ce29" office:value-type="float" office:value="135" calcext:value-type="float">
            <text:p>135</text:p>
          </table:table-cell>
          <table:table-cell table:style-name="ce29" office:value-type="float" office:value="92" calcext:value-type="float">
            <text:p>92</text:p>
          </table:table-cell>
          <table:table-cell table:style-name="ce29" office:value-type="float" office:value="72" calcext:value-type="float">
            <text:p>72</text:p>
          </table:table-cell>
          <table:table-cell table:style-name="ce52" office:value-type="float" office:value="53" calcext:value-type="float">
            <text:p>53</text:p>
          </table:table-cell>
          <table:table-cell table:style-name="ce29" office:value-type="float" office:value="114" calcext:value-type="float">
            <text:p>114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15" calcext:value-type="float">
            <text:p>15</text:p>
          </table:table-cell>
          <table:table-cell table:style-name="ce52" office:value-type="float" office:value="5" calcext:value-type="float">
            <text:p>5</text:p>
          </table:table-cell>
          <table:table-cell table:style-name="ce29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東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54];[.J54];[.P54];[.V54];[.AB54];[.AH54];[.AN54];[.AT54];[.AZ54];[.BF54];[.BL54];[.BR54];[.BX54];[.CD54];[.CJ54];[.CP54];[.CV54];[.DB54];[.DH54];[.DN54];[.DT54])" office:value-type="float" office:value="122208" calcext:value-type="float">
            <text:p>122,208</text:p>
          </table:table-cell>
          <table:table-cell table:style-name="ce29" table:formula="of:=SUM([.E54:.I54])" office:value-type="float" office:value="5540" calcext:value-type="float">
            <text:p>5,540</text:p>
          </table:table-cell>
          <table:table-cell table:style-name="ce29" office:value-type="float" office:value="1014" calcext:value-type="float">
            <text:p>1,014</text:p>
          </table:table-cell>
          <table:table-cell table:style-name="ce29" office:value-type="float" office:value="1093" calcext:value-type="float">
            <text:p>1,093</text:p>
          </table:table-cell>
          <table:table-cell table:style-name="ce29" office:value-type="float" office:value="1140" calcext:value-type="float">
            <text:p>1,140</text:p>
          </table:table-cell>
          <table:table-cell table:style-name="ce29" office:value-type="float" office:value="1115" calcext:value-type="float">
            <text:p>1,115</text:p>
          </table:table-cell>
          <table:table-cell table:style-name="ce29" office:value-type="float" office:value="1178" calcext:value-type="float">
            <text:p>1,178</text:p>
          </table:table-cell>
          <table:table-cell table:style-name="ce29" office:value-type="float" office:value="6664" calcext:value-type="float">
            <text:p>6,664</text:p>
          </table:table-cell>
          <table:table-cell table:style-name="ce29" office:value-type="float" office:value="1203" calcext:value-type="float">
            <text:p>1,203</text:p>
          </table:table-cell>
          <table:table-cell table:style-name="ce29" office:value-type="float" office:value="1239" calcext:value-type="float">
            <text:p>1,239</text:p>
          </table:table-cell>
          <table:table-cell table:style-name="ce29" office:value-type="float" office:value="1334" calcext:value-type="float">
            <text:p>1,334</text:p>
          </table:table-cell>
          <table:table-cell table:style-name="ce29" office:value-type="float" office:value="1523" calcext:value-type="float">
            <text:p>1,523</text:p>
          </table:table-cell>
          <table:table-cell table:style-name="ce52" office:value-type="float" office:value="1365" calcext:value-type="float">
            <text:p>1,365</text:p>
          </table:table-cell>
          <table:table-cell table:style-name="ce29" office:value-type="float" office:value="7886" calcext:value-type="float">
            <text:p>7,886</text:p>
          </table:table-cell>
          <table:table-cell table:style-name="ce29" office:value-type="float" office:value="1381" calcext:value-type="float">
            <text:p>1,381</text:p>
          </table:table-cell>
          <table:table-cell table:style-name="ce29" office:value-type="float" office:value="1637" calcext:value-type="float">
            <text:p>1,637</text:p>
          </table:table-cell>
          <table:table-cell table:style-name="ce29" office:value-type="float" office:value="1562" calcext:value-type="float">
            <text:p>1,562</text:p>
          </table:table-cell>
          <table:table-cell table:style-name="ce29" office:value-type="float" office:value="1618" calcext:value-type="float">
            <text:p>1,618</text:p>
          </table:table-cell>
          <table:table-cell table:style-name="ce52" office:value-type="float" office:value="1688" calcext:value-type="float">
            <text:p>1,688</text:p>
          </table:table-cell>
          <table:table-cell table:style-name="ce29" office:value-type="float" office:value="8121" calcext:value-type="float">
            <text:p>8,121</text:p>
          </table:table-cell>
          <table:table-cell table:style-name="ce29" office:value-type="float" office:value="1562" calcext:value-type="float">
            <text:p>1,562</text:p>
          </table:table-cell>
          <table:table-cell table:style-name="ce29" office:value-type="float" office:value="1653" calcext:value-type="float">
            <text:p>1,653</text:p>
          </table:table-cell>
          <table:table-cell table:style-name="ce29" office:value-type="float" office:value="1663" calcext:value-type="float">
            <text:p>1,663</text:p>
          </table:table-cell>
          <table:table-cell table:style-name="ce29" office:value-type="float" office:value="1653" calcext:value-type="float">
            <text:p>1,653</text:p>
          </table:table-cell>
          <table:table-cell table:style-name="ce52" office:value-type="float" office:value="1590" calcext:value-type="float">
            <text:p>1,590</text:p>
          </table:table-cell>
          <table:table-cell table:style-name="ce29" office:value-type="float" office:value="8376" calcext:value-type="float">
            <text:p>8,376</text:p>
          </table:table-cell>
          <table:table-cell table:style-name="ce29" office:value-type="float" office:value="1606" calcext:value-type="float">
            <text:p>1,606</text:p>
          </table:table-cell>
          <table:table-cell table:style-name="ce29" office:value-type="float" office:value="1593" calcext:value-type="float">
            <text:p>1,593</text:p>
          </table:table-cell>
          <table:table-cell table:style-name="ce29" office:value-type="float" office:value="1638" calcext:value-type="float">
            <text:p>1,638</text:p>
          </table:table-cell>
          <table:table-cell table:style-name="ce29" office:value-type="float" office:value="1731" calcext:value-type="float">
            <text:p>1,731</text:p>
          </table:table-cell>
          <table:table-cell table:style-name="ce52" office:value-type="float" office:value="1808" calcext:value-type="float">
            <text:p>1,808</text:p>
          </table:table-cell>
          <table:table-cell table:style-name="ce29" office:value-type="float" office:value="10027" calcext:value-type="float">
            <text:p>10,027</text:p>
          </table:table-cell>
          <table:table-cell table:style-name="ce29" office:value-type="float" office:value="1948" calcext:value-type="float">
            <text:p>1,948</text:p>
          </table:table-cell>
          <table:table-cell table:number-columns-repeated="2" table:style-name="ce29" office:value-type="float" office:value="2050" calcext:value-type="float">
            <text:p>2,050</text:p>
          </table:table-cell>
          <table:table-cell table:style-name="ce29" office:value-type="float" office:value="1968" calcext:value-type="float">
            <text:p>1,968</text:p>
          </table:table-cell>
          <table:table-cell table:style-name="ce52" office:value-type="float" office:value="2011" calcext:value-type="float">
            <text:p>2,011</text:p>
          </table:table-cell>
          <table:table-cell table:style-name="ce29" office:value-type="float" office:value="9608" calcext:value-type="float">
            <text:p>9,608</text:p>
          </table:table-cell>
          <table:table-cell table:style-name="ce29" office:value-type="float" office:value="1986" calcext:value-type="float">
            <text:p>1,986</text:p>
          </table:table-cell>
          <table:table-cell table:style-name="ce29" office:value-type="float" office:value="1954" calcext:value-type="float">
            <text:p>1,954</text:p>
          </table:table-cell>
          <table:table-cell table:style-name="ce29" office:value-type="float" office:value="2015" calcext:value-type="float">
            <text:p>2,015</text:p>
          </table:table-cell>
          <table:table-cell table:style-name="ce29" office:value-type="float" office:value="1831" calcext:value-type="float">
            <text:p>1,831</text:p>
          </table:table-cell>
          <table:table-cell table:style-name="ce52" office:value-type="float" office:value="1822" calcext:value-type="float">
            <text:p>1,822</text:p>
          </table:table-cell>
          <table:table-cell table:style-name="ce29" office:value-type="float" office:value="10105" calcext:value-type="float">
            <text:p>10,105</text:p>
          </table:table-cell>
          <table:table-cell table:style-name="ce29" office:value-type="float" office:value="1905" calcext:value-type="float">
            <text:p>1,905</text:p>
          </table:table-cell>
          <table:table-cell table:style-name="ce29" office:value-type="float" office:value="1987" calcext:value-type="float">
            <text:p>1,987</text:p>
          </table:table-cell>
          <table:table-cell table:style-name="ce29" office:value-type="float" office:value="1968" calcext:value-type="float">
            <text:p>1,968</text:p>
          </table:table-cell>
          <table:table-cell table:style-name="ce29" office:value-type="float" office:value="2138" calcext:value-type="float">
            <text:p>2,138</text:p>
          </table:table-cell>
          <table:table-cell table:style-name="ce52" office:value-type="float" office:value="2107" calcext:value-type="float">
            <text:p>2,107</text:p>
          </table:table-cell>
          <table:table-cell table:style-name="ce29" office:value-type="float" office:value="10595" calcext:value-type="float">
            <text:p>10,595</text:p>
          </table:table-cell>
          <table:table-cell table:style-name="ce29" office:value-type="float" office:value="2001" calcext:value-type="float">
            <text:p>2,001</text:p>
          </table:table-cell>
          <table:table-cell table:style-name="ce29" office:value-type="float" office:value="2122" calcext:value-type="float">
            <text:p>2,122</text:p>
          </table:table-cell>
          <table:table-cell table:style-name="ce29" office:value-type="float" office:value="2150" calcext:value-type="float">
            <text:p>2,150</text:p>
          </table:table-cell>
          <table:table-cell table:style-name="ce29" office:value-type="float" office:value="2171" calcext:value-type="float">
            <text:p>2,171</text:p>
          </table:table-cell>
          <table:table-cell table:style-name="ce52" office:value-type="float" office:value="2151" calcext:value-type="float">
            <text:p>2,151</text:p>
          </table:table-cell>
          <table:table-cell table:style-name="ce29" office:value-type="float" office:value="10180" calcext:value-type="float">
            <text:p>10,180</text:p>
          </table:table-cell>
          <table:table-cell table:style-name="ce29" office:value-type="float" office:value="2150" calcext:value-type="float">
            <text:p>2,150</text:p>
          </table:table-cell>
          <table:table-cell table:style-name="ce29" office:value-type="float" office:value="2090" calcext:value-type="float">
            <text:p>2,090</text:p>
          </table:table-cell>
          <table:table-cell table:style-name="ce29" office:value-type="float" office:value="2050" calcext:value-type="float">
            <text:p>2,050</text:p>
          </table:table-cell>
          <table:table-cell table:style-name="ce29" office:value-type="float" office:value="1935" calcext:value-type="float">
            <text:p>1,935</text:p>
          </table:table-cell>
          <table:table-cell table:style-name="ce52" office:value-type="float" office:value="1955" calcext:value-type="float">
            <text:p>1,955</text:p>
          </table:table-cell>
          <table:table-cell table:style-name="ce29" office:value-type="float" office:value="8699" calcext:value-type="float">
            <text:p>8,699</text:p>
          </table:table-cell>
          <table:table-cell table:style-name="ce29" office:value-type="float" office:value="1818" calcext:value-type="float">
            <text:p>1,818</text:p>
          </table:table-cell>
          <table:table-cell table:style-name="ce29" office:value-type="float" office:value="1847" calcext:value-type="float">
            <text:p>1,847</text:p>
          </table:table-cell>
          <table:table-cell table:style-name="ce29" office:value-type="float" office:value="1781" calcext:value-type="float">
            <text:p>1,781</text:p>
          </table:table-cell>
          <table:table-cell table:style-name="ce29" office:value-type="float" office:value="1739" calcext:value-type="float">
            <text:p>1,739</text:p>
          </table:table-cell>
          <table:table-cell table:style-name="ce52" office:value-type="float" office:value="1514" calcext:value-type="float">
            <text:p>1,514</text:p>
          </table:table-cell>
          <table:table-cell table:style-name="ce29" office:value-type="float" office:value="7018" calcext:value-type="float">
            <text:p>7,018</text:p>
          </table:table-cell>
          <table:table-cell table:style-name="ce29" office:value-type="float" office:value="1591" calcext:value-type="float">
            <text:p>1,591</text:p>
          </table:table-cell>
          <table:table-cell table:style-name="ce29" office:value-type="float" office:value="1491" calcext:value-type="float">
            <text:p>1,491</text:p>
          </table:table-cell>
          <table:table-cell table:style-name="ce29" office:value-type="float" office:value="1503" calcext:value-type="float">
            <text:p>1,503</text:p>
          </table:table-cell>
          <table:table-cell table:style-name="ce29" office:value-type="float" office:value="1237" calcext:value-type="float">
            <text:p>1,237</text:p>
          </table:table-cell>
          <table:table-cell table:style-name="ce52" office:value-type="float" office:value="1196" calcext:value-type="float">
            <text:p>1,196</text:p>
          </table:table-cell>
          <table:table-cell table:style-name="ce29" office:value-type="float" office:value="4519" calcext:value-type="float">
            <text:p>4,519</text:p>
          </table:table-cell>
          <table:table-cell table:style-name="ce29" office:value-type="float" office:value="1091" calcext:value-type="float">
            <text:p>1,091</text:p>
          </table:table-cell>
          <table:table-cell table:style-name="ce29" office:value-type="float" office:value="1006" calcext:value-type="float">
            <text:p>1,006</text:p>
          </table:table-cell>
          <table:table-cell table:style-name="ce29" office:value-type="float" office:value="767" calcext:value-type="float">
            <text:p>767</text:p>
          </table:table-cell>
          <table:table-cell table:style-name="ce29" office:value-type="float" office:value="736" calcext:value-type="float">
            <text:p>736</text:p>
          </table:table-cell>
          <table:table-cell table:style-name="ce52" office:value-type="float" office:value="919" calcext:value-type="float">
            <text:p>919</text:p>
          </table:table-cell>
          <table:table-cell table:style-name="ce29" office:value-type="float" office:value="4279" calcext:value-type="float">
            <text:p>4,279</text:p>
          </table:table-cell>
          <table:table-cell table:style-name="ce29" office:value-type="float" office:value="938" calcext:value-type="float">
            <text:p>938</text:p>
          </table:table-cell>
          <table:table-cell table:style-name="ce29" office:value-type="float" office:value="881" calcext:value-type="float">
            <text:p>881</text:p>
          </table:table-cell>
          <table:table-cell table:style-name="ce29" office:value-type="float" office:value="830" calcext:value-type="float">
            <text:p>830</text:p>
          </table:table-cell>
          <table:table-cell table:style-name="ce29" office:value-type="float" office:value="857" calcext:value-type="float">
            <text:p>857</text:p>
          </table:table-cell>
          <table:table-cell table:style-name="ce52" office:value-type="float" office:value="773" calcext:value-type="float">
            <text:p>773</text:p>
          </table:table-cell>
          <table:table-cell table:style-name="ce29" office:value-type="float" office:value="3550" calcext:value-type="float">
            <text:p>3,550</text:p>
          </table:table-cell>
          <table:table-cell table:style-name="ce29" office:value-type="float" office:value="764" calcext:value-type="float">
            <text:p>764</text:p>
          </table:table-cell>
          <table:table-cell table:style-name="ce29" office:value-type="float" office:value="762" calcext:value-type="float">
            <text:p>762</text:p>
          </table:table-cell>
          <table:table-cell table:style-name="ce29" office:value-type="float" office:value="707" calcext:value-type="float">
            <text:p>707</text:p>
          </table:table-cell>
          <table:table-cell table:style-name="ce29" office:value-type="float" office:value="697" calcext:value-type="float">
            <text:p>697</text:p>
          </table:table-cell>
          <table:table-cell table:style-name="ce52" office:value-type="float" office:value="620" calcext:value-type="float">
            <text:p>620</text:p>
          </table:table-cell>
          <table:table-cell table:style-name="ce29" office:value-type="float" office:value="3152" calcext:value-type="float">
            <text:p>3,152</text:p>
          </table:table-cell>
          <table:table-cell table:style-name="ce29" office:value-type="float" office:value="607" calcext:value-type="float">
            <text:p>607</text:p>
          </table:table-cell>
          <table:table-cell table:style-name="ce29" office:value-type="float" office:value="595" calcext:value-type="float">
            <text:p>595</text:p>
          </table:table-cell>
          <table:table-cell table:style-name="ce29" office:value-type="float" office:value="630" calcext:value-type="float">
            <text:p>630</text:p>
          </table:table-cell>
          <table:table-cell table:style-name="ce29" office:value-type="float" office:value="707" calcext:value-type="float">
            <text:p>707</text:p>
          </table:table-cell>
          <table:table-cell table:style-name="ce52" office:value-type="float" office:value="613" calcext:value-type="float">
            <text:p>613</text:p>
          </table:table-cell>
          <table:table-cell table:style-name="ce29" office:value-type="float" office:value="2516" calcext:value-type="float">
            <text:p>2,516</text:p>
          </table:table-cell>
          <table:table-cell table:style-name="ce29" office:value-type="float" office:value="619" calcext:value-type="float">
            <text:p>619</text:p>
          </table:table-cell>
          <table:table-cell table:style-name="ce29" office:value-type="float" office:value="543" calcext:value-type="float">
            <text:p>543</text:p>
          </table:table-cell>
          <table:table-cell table:style-name="ce29" office:value-type="float" office:value="507" calcext:value-type="float">
            <text:p>507</text:p>
          </table:table-cell>
          <table:table-cell table:style-name="ce29" office:value-type="float" office:value="492" calcext:value-type="float">
            <text:p>492</text:p>
          </table:table-cell>
          <table:table-cell table:style-name="ce52" office:value-type="float" office:value="355" calcext:value-type="float">
            <text:p>355</text:p>
          </table:table-cell>
          <table:table-cell table:style-name="ce29" office:value-type="float" office:value="1009" calcext:value-type="float">
            <text:p>1,009</text:p>
          </table:table-cell>
          <table:table-cell table:style-name="ce29" office:value-type="float" office:value="284" calcext:value-type="float">
            <text:p>284</text:p>
          </table:table-cell>
          <table:table-cell table:style-name="ce29" office:value-type="float" office:value="246" calcext:value-type="float">
            <text:p>246</text:p>
          </table:table-cell>
          <table:table-cell table:style-name="ce29" office:value-type="float" office:value="208" calcext:value-type="float">
            <text:p>208</text:p>
          </table:table-cell>
          <table:table-cell table:style-name="ce29" office:value-type="float" office:value="165" calcext:value-type="float">
            <text:p>165</text:p>
          </table:table-cell>
          <table:table-cell table:style-name="ce52" office:value-type="float" office:value="106" calcext:value-type="float">
            <text:p>106</text:p>
          </table:table-cell>
          <table:table-cell table:style-name="ce29" office:value-type="float" office:value="294" calcext:value-type="float">
            <text:p>294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39" calcext:value-type="float">
            <text:p>39</text:p>
          </table:table-cell>
          <table:table-cell table:style-name="ce52" office:value-type="float" office:value="33" calcext:value-type="float">
            <text:p>33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6" calcext:value-type="float">
            <text:p>6</text:p>
          </table:table-cell>
          <table:table-cell table:style-name="ce52" office:value-type="float" office:value="2" calcext:value-type="float">
            <text:p>2</text:p>
          </table:table-cell>
          <table:table-cell table:style-name="ce29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55];[.J55];[.P55];[.V55];[.AB55];[.AH55];[.AN55];[.AT55];[.AZ55];[.BF55];[.BL55];[.BR55];[.BX55];[.CD55];[.CJ55];[.CP55];[.CV55];[.DB55];[.DH55];[.DN55];[.DT55])" office:value-type="float" office:value="109855" calcext:value-type="float">
            <text:p>109,855</text:p>
          </table:table-cell>
          <table:table-cell table:style-name="ce37" table:formula="of:=SUM([.E55:.I55])" office:value-type="float" office:value="4915" calcext:value-type="float">
            <text:p>4,915</text:p>
          </table:table-cell>
          <table:table-cell table:style-name="ce30" office:value-type="float" office:value="871" calcext:value-type="float">
            <text:p>871</text:p>
          </table:table-cell>
          <table:table-cell table:style-name="ce30" office:value-type="float" office:value="971" calcext:value-type="float">
            <text:p>971</text:p>
          </table:table-cell>
          <table:table-cell table:style-name="ce30" office:value-type="float" office:value="1044" calcext:value-type="float">
            <text:p>1,044</text:p>
          </table:table-cell>
          <table:table-cell table:style-name="ce30" office:value-type="float" office:value="1009" calcext:value-type="float">
            <text:p>1,009</text:p>
          </table:table-cell>
          <table:table-cell table:style-name="ce30" office:value-type="float" office:value="1020" calcext:value-type="float">
            <text:p>1,020</text:p>
          </table:table-cell>
          <table:table-cell table:style-name="ce30" office:value-type="float" office:value="6201" calcext:value-type="float">
            <text:p>6,201</text:p>
          </table:table-cell>
          <table:table-cell table:style-name="ce30" office:value-type="float" office:value="1102" calcext:value-type="float">
            <text:p>1,102</text:p>
          </table:table-cell>
          <table:table-cell table:style-name="ce30" office:value-type="float" office:value="1201" calcext:value-type="float">
            <text:p>1,201</text:p>
          </table:table-cell>
          <table:table-cell table:style-name="ce30" office:value-type="float" office:value="1254" calcext:value-type="float">
            <text:p>1,254</text:p>
          </table:table-cell>
          <table:table-cell table:style-name="ce30" office:value-type="float" office:value="1364" calcext:value-type="float">
            <text:p>1,364</text:p>
          </table:table-cell>
          <table:table-cell table:style-name="ce37" office:value-type="float" office:value="1280" calcext:value-type="float">
            <text:p>1,280</text:p>
          </table:table-cell>
          <table:table-cell table:style-name="ce30" office:value-type="float" office:value="7265" calcext:value-type="float">
            <text:p>7,265</text:p>
          </table:table-cell>
          <table:table-cell table:style-name="ce30" office:value-type="float" office:value="1337" calcext:value-type="float">
            <text:p>1,337</text:p>
          </table:table-cell>
          <table:table-cell table:style-name="ce30" office:value-type="float" office:value="1509" calcext:value-type="float">
            <text:p>1,509</text:p>
          </table:table-cell>
          <table:table-cell table:style-name="ce30" office:value-type="float" office:value="1543" calcext:value-type="float">
            <text:p>1,543</text:p>
          </table:table-cell>
          <table:table-cell table:style-name="ce30" office:value-type="float" office:value="1449" calcext:value-type="float">
            <text:p>1,449</text:p>
          </table:table-cell>
          <table:table-cell table:style-name="ce37" office:value-type="float" office:value="1427" calcext:value-type="float">
            <text:p>1,427</text:p>
          </table:table-cell>
          <table:table-cell table:style-name="ce30" office:value-type="float" office:value="7383" calcext:value-type="float">
            <text:p>7,383</text:p>
          </table:table-cell>
          <table:table-cell table:style-name="ce30" office:value-type="float" office:value="1510" calcext:value-type="float">
            <text:p>1,510</text:p>
          </table:table-cell>
          <table:table-cell table:style-name="ce30" office:value-type="float" office:value="1531" calcext:value-type="float">
            <text:p>1,531</text:p>
          </table:table-cell>
          <table:table-cell table:style-name="ce30" office:value-type="float" office:value="1435" calcext:value-type="float">
            <text:p>1,435</text:p>
          </table:table-cell>
          <table:table-cell table:style-name="ce30" office:value-type="float" office:value="1438" calcext:value-type="float">
            <text:p>1,438</text:p>
          </table:table-cell>
          <table:table-cell table:style-name="ce37" office:value-type="float" office:value="1469" calcext:value-type="float">
            <text:p>1,469</text:p>
          </table:table-cell>
          <table:table-cell table:style-name="ce30" office:value-type="float" office:value="7564" calcext:value-type="float">
            <text:p>7,564</text:p>
          </table:table-cell>
          <table:table-cell table:style-name="ce30" office:value-type="float" office:value="1462" calcext:value-type="float">
            <text:p>1,462</text:p>
          </table:table-cell>
          <table:table-cell table:style-name="ce30" office:value-type="float" office:value="1361" calcext:value-type="float">
            <text:p>1,361</text:p>
          </table:table-cell>
          <table:table-cell table:style-name="ce30" office:value-type="float" office:value="1488" calcext:value-type="float">
            <text:p>1,488</text:p>
          </table:table-cell>
          <table:table-cell table:style-name="ce30" office:value-type="float" office:value="1533" calcext:value-type="float">
            <text:p>1,533</text:p>
          </table:table-cell>
          <table:table-cell table:style-name="ce37" office:value-type="float" office:value="1720" calcext:value-type="float">
            <text:p>1,720</text:p>
          </table:table-cell>
          <table:table-cell table:style-name="ce30" office:value-type="float" office:value="9014" calcext:value-type="float">
            <text:p>9,014</text:p>
          </table:table-cell>
          <table:table-cell table:style-name="ce30" office:value-type="float" office:value="1781" calcext:value-type="float">
            <text:p>1,781</text:p>
          </table:table-cell>
          <table:table-cell table:style-name="ce30" office:value-type="float" office:value="1841" calcext:value-type="float">
            <text:p>1,841</text:p>
          </table:table-cell>
          <table:table-cell table:style-name="ce30" office:value-type="float" office:value="1861" calcext:value-type="float">
            <text:p>1,861</text:p>
          </table:table-cell>
          <table:table-cell table:style-name="ce30" office:value-type="float" office:value="1749" calcext:value-type="float">
            <text:p>1,749</text:p>
          </table:table-cell>
          <table:table-cell table:style-name="ce37" office:value-type="float" office:value="1782" calcext:value-type="float">
            <text:p>1,782</text:p>
          </table:table-cell>
          <table:table-cell table:style-name="ce30" office:value-type="float" office:value="8206" calcext:value-type="float">
            <text:p>8,206</text:p>
          </table:table-cell>
          <table:table-cell table:style-name="ce30" office:value-type="float" office:value="1729" calcext:value-type="float">
            <text:p>1,729</text:p>
          </table:table-cell>
          <table:table-cell table:style-name="ce30" office:value-type="float" office:value="1681" calcext:value-type="float">
            <text:p>1,681</text:p>
          </table:table-cell>
          <table:table-cell table:style-name="ce30" office:value-type="float" office:value="1793" calcext:value-type="float">
            <text:p>1,793</text:p>
          </table:table-cell>
          <table:table-cell table:style-name="ce30" office:value-type="float" office:value="1472" calcext:value-type="float">
            <text:p>1,472</text:p>
          </table:table-cell>
          <table:table-cell table:style-name="ce37" office:value-type="float" office:value="1531" calcext:value-type="float">
            <text:p>1,531</text:p>
          </table:table-cell>
          <table:table-cell table:style-name="ce30" office:value-type="float" office:value="8030" calcext:value-type="float">
            <text:p>8,030</text:p>
          </table:table-cell>
          <table:table-cell table:style-name="ce30" office:value-type="float" office:value="1594" calcext:value-type="float">
            <text:p>1,594</text:p>
          </table:table-cell>
          <table:table-cell table:style-name="ce30" office:value-type="float" office:value="1599" calcext:value-type="float">
            <text:p>1,599</text:p>
          </table:table-cell>
          <table:table-cell table:style-name="ce30" office:value-type="float" office:value="1714" calcext:value-type="float">
            <text:p>1,714</text:p>
          </table:table-cell>
          <table:table-cell table:style-name="ce30" office:value-type="float" office:value="1571" calcext:value-type="float">
            <text:p>1,571</text:p>
          </table:table-cell>
          <table:table-cell table:style-name="ce37" office:value-type="float" office:value="1552" calcext:value-type="float">
            <text:p>1,552</text:p>
          </table:table-cell>
          <table:table-cell table:style-name="ce30" office:value-type="float" office:value="8070" calcext:value-type="float">
            <text:p>8,070</text:p>
          </table:table-cell>
          <table:table-cell table:style-name="ce30" office:value-type="float" office:value="1595" calcext:value-type="float">
            <text:p>1,595</text:p>
          </table:table-cell>
          <table:table-cell table:style-name="ce30" office:value-type="float" office:value="1642" calcext:value-type="float">
            <text:p>1,642</text:p>
          </table:table-cell>
          <table:table-cell table:style-name="ce30" office:value-type="float" office:value="1530" calcext:value-type="float">
            <text:p>1,530</text:p>
          </table:table-cell>
          <table:table-cell table:style-name="ce30" office:value-type="float" office:value="1677" calcext:value-type="float">
            <text:p>1,677</text:p>
          </table:table-cell>
          <table:table-cell table:style-name="ce37" office:value-type="float" office:value="1626" calcext:value-type="float">
            <text:p>1,626</text:p>
          </table:table-cell>
          <table:table-cell table:style-name="ce30" office:value-type="float" office:value="8425" calcext:value-type="float">
            <text:p>8,425</text:p>
          </table:table-cell>
          <table:table-cell table:style-name="ce30" office:value-type="float" office:value="1762" calcext:value-type="float">
            <text:p>1,762</text:p>
          </table:table-cell>
          <table:table-cell table:style-name="ce30" office:value-type="float" office:value="1714" calcext:value-type="float">
            <text:p>1,714</text:p>
          </table:table-cell>
          <table:table-cell table:style-name="ce30" office:value-type="float" office:value="1548" calcext:value-type="float">
            <text:p>1,548</text:p>
          </table:table-cell>
          <table:table-cell table:style-name="ce30" office:value-type="float" office:value="1700" calcext:value-type="float">
            <text:p>1,700</text:p>
          </table:table-cell>
          <table:table-cell table:style-name="ce37" office:value-type="float" office:value="1701" calcext:value-type="float">
            <text:p>1,701</text:p>
          </table:table-cell>
          <table:table-cell table:style-name="ce30" office:value-type="float" office:value="7942" calcext:value-type="float">
            <text:p>7,942</text:p>
          </table:table-cell>
          <table:table-cell table:style-name="ce30" office:value-type="float" office:value="1612" calcext:value-type="float">
            <text:p>1,612</text:p>
          </table:table-cell>
          <table:table-cell table:style-name="ce30" office:value-type="float" office:value="1543" calcext:value-type="float">
            <text:p>1,543</text:p>
          </table:table-cell>
          <table:table-cell table:style-name="ce30" office:value-type="float" office:value="1596" calcext:value-type="float">
            <text:p>1,596</text:p>
          </table:table-cell>
          <table:table-cell table:style-name="ce30" office:value-type="float" office:value="1712" calcext:value-type="float">
            <text:p>1,712</text:p>
          </table:table-cell>
          <table:table-cell table:style-name="ce37" office:value-type="float" office:value="1479" calcext:value-type="float">
            <text:p>1,479</text:p>
          </table:table-cell>
          <table:table-cell table:style-name="ce30" office:value-type="float" office:value="7115" calcext:value-type="float">
            <text:p>7,115</text:p>
          </table:table-cell>
          <table:table-cell table:style-name="ce30" office:value-type="float" office:value="1488" calcext:value-type="float">
            <text:p>1,488</text:p>
          </table:table-cell>
          <table:table-cell table:style-name="ce30" office:value-type="float" office:value="1557" calcext:value-type="float">
            <text:p>1,557</text:p>
          </table:table-cell>
          <table:table-cell table:style-name="ce30" office:value-type="float" office:value="1543" calcext:value-type="float">
            <text:p>1,543</text:p>
          </table:table-cell>
          <table:table-cell table:style-name="ce30" office:value-type="float" office:value="1248" calcext:value-type="float">
            <text:p>1,248</text:p>
          </table:table-cell>
          <table:table-cell table:style-name="ce37" office:value-type="float" office:value="1279" calcext:value-type="float">
            <text:p>1,279</text:p>
          </table:table-cell>
          <table:table-cell table:style-name="ce30" office:value-type="float" office:value="4741" calcext:value-type="float">
            <text:p>4,741</text:p>
          </table:table-cell>
          <table:table-cell table:style-name="ce30" office:value-type="float" office:value="1056" calcext:value-type="float">
            <text:p>1,056</text:p>
          </table:table-cell>
          <table:table-cell table:style-name="ce30" office:value-type="float" office:value="1113" calcext:value-type="float">
            <text:p>1,113</text:p>
          </table:table-cell>
          <table:table-cell table:style-name="ce30" office:value-type="float" office:value="845" calcext:value-type="float">
            <text:p>845</text:p>
          </table:table-cell>
          <table:table-cell table:style-name="ce30" office:value-type="float" office:value="827" calcext:value-type="float">
            <text:p>827</text:p>
          </table:table-cell>
          <table:table-cell table:style-name="ce37" office:value-type="float" office:value="900" calcext:value-type="float">
            <text:p>900</text:p>
          </table:table-cell>
          <table:table-cell table:style-name="ce30" office:value-type="float" office:value="4721" calcext:value-type="float">
            <text:p>4,721</text:p>
          </table:table-cell>
          <table:table-cell table:style-name="ce30" office:value-type="float" office:value="954" calcext:value-type="float">
            <text:p>954</text:p>
          </table:table-cell>
          <table:table-cell table:style-name="ce30" office:value-type="float" office:value="973" calcext:value-type="float">
            <text:p>973</text:p>
          </table:table-cell>
          <table:table-cell table:style-name="ce30" office:value-type="float" office:value="929" calcext:value-type="float">
            <text:p>929</text:p>
          </table:table-cell>
          <table:table-cell table:style-name="ce30" office:value-type="float" office:value="944" calcext:value-type="float">
            <text:p>944</text:p>
          </table:table-cell>
          <table:table-cell table:style-name="ce37" office:value-type="float" office:value="921" calcext:value-type="float">
            <text:p>921</text:p>
          </table:table-cell>
          <table:table-cell table:style-name="ce30" office:value-type="float" office:value="4099" calcext:value-type="float">
            <text:p>4,099</text:p>
          </table:table-cell>
          <table:table-cell table:style-name="ce30" office:value-type="float" office:value="875" calcext:value-type="float">
            <text:p>875</text:p>
          </table:table-cell>
          <table:table-cell table:style-name="ce30" office:value-type="float" office:value="857" calcext:value-type="float">
            <text:p>857</text:p>
          </table:table-cell>
          <table:table-cell table:style-name="ce30" office:value-type="float" office:value="773" calcext:value-type="float">
            <text:p>773</text:p>
          </table:table-cell>
          <table:table-cell table:style-name="ce30" office:value-type="float" office:value="818" calcext:value-type="float">
            <text:p>818</text:p>
          </table:table-cell>
          <table:table-cell table:style-name="ce37" office:value-type="float" office:value="776" calcext:value-type="float">
            <text:p>776</text:p>
          </table:table-cell>
          <table:table-cell table:style-name="ce30" office:value-type="float" office:value="3042" calcext:value-type="float">
            <text:p>3,042</text:p>
          </table:table-cell>
          <table:table-cell table:style-name="ce30" office:value-type="float" office:value="672" calcext:value-type="float">
            <text:p>672</text:p>
          </table:table-cell>
          <table:table-cell table:style-name="ce30" office:value-type="float" office:value="633" calcext:value-type="float">
            <text:p>633</text:p>
          </table:table-cell>
          <table:table-cell table:style-name="ce30" office:value-type="float" office:value="622" calcext:value-type="float">
            <text:p>622</text:p>
          </table:table-cell>
          <table:table-cell table:style-name="ce30" office:value-type="float" office:value="561" calcext:value-type="float">
            <text:p>561</text:p>
          </table:table-cell>
          <table:table-cell table:style-name="ce37" office:value-type="float" office:value="554" calcext:value-type="float">
            <text:p>554</text:p>
          </table:table-cell>
          <table:table-cell table:style-name="ce30" office:value-type="float" office:value="1932" calcext:value-type="float">
            <text:p>1,932</text:p>
          </table:table-cell>
          <table:table-cell table:style-name="ce30" office:value-type="float" office:value="488" calcext:value-type="float">
            <text:p>488</text:p>
          </table:table-cell>
          <table:table-cell table:style-name="ce30" office:value-type="float" office:value="430" calcext:value-type="float">
            <text:p>430</text:p>
          </table:table-cell>
          <table:table-cell table:style-name="ce30" office:value-type="float" office:value="395" calcext:value-type="float">
            <text:p>395</text:p>
          </table:table-cell>
          <table:table-cell table:style-name="ce30" office:value-type="float" office:value="337" calcext:value-type="float">
            <text:p>337</text:p>
          </table:table-cell>
          <table:table-cell table:style-name="ce37" office:value-type="float" office:value="282" calcext:value-type="float">
            <text:p>282</text:p>
          </table:table-cell>
          <table:table-cell table:style-name="ce30" office:value-type="float" office:value="881" calcext:value-type="float">
            <text:p>881</text:p>
          </table:table-cell>
          <table:table-cell table:style-name="ce30" office:value-type="float" office:value="244" calcext:value-type="float">
            <text:p>244</text:p>
          </table:table-cell>
          <table:table-cell table:style-name="ce30" office:value-type="float" office:value="232" calcext:value-type="float">
            <text:p>232</text:p>
          </table:table-cell>
          <table:table-cell table:style-name="ce30" office:value-type="float" office:value="176" calcext:value-type="float">
            <text:p>176</text:p>
          </table:table-cell>
          <table:table-cell table:style-name="ce30" office:value-type="float" office:value="128" calcext:value-type="float">
            <text:p>128</text:p>
          </table:table-cell>
          <table:table-cell table:style-name="ce37" office:value-type="float" office:value="101" calcext:value-type="float">
            <text:p>101</text:p>
          </table:table-cell>
          <table:table-cell table:style-name="ce30" office:value-type="float" office:value="245" calcext:value-type="float">
            <text:p>245</text:p>
          </table:table-cell>
          <table:table-cell table:style-name="ce30" office:value-type="float" office:value="89" calcext:value-type="float">
            <text:p>89</text:p>
          </table:table-cell>
          <table:table-cell table:style-name="ce30" office:value-type="float" office:value="66" calcext:value-type="float">
            <text:p>66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33" calcext:value-type="float">
            <text:p>33</text:p>
          </table:table-cell>
          <table:table-cell table:style-name="ce37" office:value-type="float" office:value="20" calcext:value-type="float">
            <text:p>20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9" calcext:value-type="float">
            <text:p>9</text:p>
          </table:table-cell>
          <table:table-cell table:style-name="ce37" office:value-type="float" office:value="3" calcext:value-type="float">
            <text:p>3</text:p>
          </table:table-cell>
          <table:table-cell table:style-name="ce30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56];[.J56];[.P56];[.V56];[.AB56];[.AH56];[.AN56];[.AT56];[.AZ56];[.BF56];[.BL56];[.BR56];[.BX56];[.CD56];[.CJ56];[.CP56];[.CV56];[.DB56];[.DH56];[.DN56];[.DT56])" office:value-type="float" office:value="341792" calcext:value-type="float">
            <text:p>341,792</text:p>
          </table:table-cell>
          <table:table-cell table:style-name="ce29" table:formula="of:=SUM([.E56:.I56])" office:value-type="float" office:value="14600" calcext:value-type="float">
            <text:p>14,600</text:p>
          </table:table-cell>
          <table:table-cell table:style-name="ce29" office:value-type="float" office:value="2588" calcext:value-type="float">
            <text:p>2,588</text:p>
          </table:table-cell>
          <table:table-cell table:style-name="ce29" office:value-type="float" office:value="2837" calcext:value-type="float">
            <text:p>2,837</text:p>
          </table:table-cell>
          <table:table-cell table:style-name="ce29" office:value-type="float" office:value="2984" calcext:value-type="float">
            <text:p>2,984</text:p>
          </table:table-cell>
          <table:table-cell table:style-name="ce29" office:value-type="float" office:value="3048" calcext:value-type="float">
            <text:p>3,048</text:p>
          </table:table-cell>
          <table:table-cell table:style-name="ce29" office:value-type="float" office:value="3143" calcext:value-type="float">
            <text:p>3,143</text:p>
          </table:table-cell>
          <table:table-cell table:style-name="ce29" office:value-type="float" office:value="18548" calcext:value-type="float">
            <text:p>18,548</text:p>
          </table:table-cell>
          <table:table-cell table:style-name="ce29" office:value-type="float" office:value="3270" calcext:value-type="float">
            <text:p>3,270</text:p>
          </table:table-cell>
          <table:table-cell table:style-name="ce29" office:value-type="float" office:value="3441" calcext:value-type="float">
            <text:p>3,441</text:p>
          </table:table-cell>
          <table:table-cell table:style-name="ce29" office:value-type="float" office:value="3675" calcext:value-type="float">
            <text:p>3,675</text:p>
          </table:table-cell>
          <table:table-cell table:style-name="ce29" office:value-type="float" office:value="4140" calcext:value-type="float">
            <text:p>4,140</text:p>
          </table:table-cell>
          <table:table-cell table:style-name="ce52" office:value-type="float" office:value="4022" calcext:value-type="float">
            <text:p>4,022</text:p>
          </table:table-cell>
          <table:table-cell table:style-name="ce29" office:value-type="float" office:value="23239" calcext:value-type="float">
            <text:p>23,239</text:p>
          </table:table-cell>
          <table:table-cell table:style-name="ce29" office:value-type="float" office:value="4089" calcext:value-type="float">
            <text:p>4,089</text:p>
          </table:table-cell>
          <table:table-cell table:style-name="ce29" office:value-type="float" office:value="4707" calcext:value-type="float">
            <text:p>4,707</text:p>
          </table:table-cell>
          <table:table-cell table:style-name="ce29" office:value-type="float" office:value="4826" calcext:value-type="float">
            <text:p>4,826</text:p>
          </table:table-cell>
          <table:table-cell table:style-name="ce29" office:value-type="float" office:value="4802" calcext:value-type="float">
            <text:p>4,802</text:p>
          </table:table-cell>
          <table:table-cell table:style-name="ce52" office:value-type="float" office:value="4815" calcext:value-type="float">
            <text:p>4,815</text:p>
          </table:table-cell>
          <table:table-cell table:style-name="ce29" office:value-type="float" office:value="23798" calcext:value-type="float">
            <text:p>23,798</text:p>
          </table:table-cell>
          <table:table-cell table:style-name="ce29" office:value-type="float" office:value="4883" calcext:value-type="float">
            <text:p>4,883</text:p>
          </table:table-cell>
          <table:table-cell table:style-name="ce29" office:value-type="float" office:value="4832" calcext:value-type="float">
            <text:p>4,832</text:p>
          </table:table-cell>
          <table:table-cell table:style-name="ce29" office:value-type="float" office:value="4720" calcext:value-type="float">
            <text:p>4,720</text:p>
          </table:table-cell>
          <table:table-cell table:style-name="ce29" office:value-type="float" office:value="4796" calcext:value-type="float">
            <text:p>4,796</text:p>
          </table:table-cell>
          <table:table-cell table:style-name="ce52" office:value-type="float" office:value="4567" calcext:value-type="float">
            <text:p>4,567</text:p>
          </table:table-cell>
          <table:table-cell table:style-name="ce29" office:value-type="float" office:value="23752" calcext:value-type="float">
            <text:p>23,752</text:p>
          </table:table-cell>
          <table:table-cell table:style-name="ce29" office:value-type="float" office:value="4627" calcext:value-type="float">
            <text:p>4,627</text:p>
          </table:table-cell>
          <table:table-cell table:style-name="ce29" office:value-type="float" office:value="4442" calcext:value-type="float">
            <text:p>4,442</text:p>
          </table:table-cell>
          <table:table-cell table:style-name="ce29" office:value-type="float" office:value="4524" calcext:value-type="float">
            <text:p>4,524</text:p>
          </table:table-cell>
          <table:table-cell table:style-name="ce29" office:value-type="float" office:value="4919" calcext:value-type="float">
            <text:p>4,919</text:p>
          </table:table-cell>
          <table:table-cell table:style-name="ce52" office:value-type="float" office:value="5240" calcext:value-type="float">
            <text:p>5,240</text:p>
          </table:table-cell>
          <table:table-cell table:style-name="ce29" office:value-type="float" office:value="28806" calcext:value-type="float">
            <text:p>28,806</text:p>
          </table:table-cell>
          <table:table-cell table:style-name="ce29" office:value-type="float" office:value="5609" calcext:value-type="float">
            <text:p>5,609</text:p>
          </table:table-cell>
          <table:table-cell table:style-name="ce29" office:value-type="float" office:value="5758" calcext:value-type="float">
            <text:p>5,758</text:p>
          </table:table-cell>
          <table:table-cell table:style-name="ce29" office:value-type="float" office:value="5975" calcext:value-type="float">
            <text:p>5,975</text:p>
          </table:table-cell>
          <table:table-cell table:style-name="ce29" office:value-type="float" office:value="5752" calcext:value-type="float">
            <text:p>5,752</text:p>
          </table:table-cell>
          <table:table-cell table:style-name="ce52" office:value-type="float" office:value="5712" calcext:value-type="float">
            <text:p>5,712</text:p>
          </table:table-cell>
          <table:table-cell table:style-name="ce29" office:value-type="float" office:value="26580" calcext:value-type="float">
            <text:p>26,580</text:p>
          </table:table-cell>
          <table:table-cell table:style-name="ce29" office:value-type="float" office:value="5532" calcext:value-type="float">
            <text:p>5,532</text:p>
          </table:table-cell>
          <table:table-cell table:style-name="ce29" office:value-type="float" office:value="5423" calcext:value-type="float">
            <text:p>5,423</text:p>
          </table:table-cell>
          <table:table-cell table:style-name="ce29" office:value-type="float" office:value="5641" calcext:value-type="float">
            <text:p>5,641</text:p>
          </table:table-cell>
          <table:table-cell table:style-name="ce29" office:value-type="float" office:value="4964" calcext:value-type="float">
            <text:p>4,964</text:p>
          </table:table-cell>
          <table:table-cell table:style-name="ce52" office:value-type="float" office:value="5020" calcext:value-type="float">
            <text:p>5,020</text:p>
          </table:table-cell>
          <table:table-cell table:style-name="ce29" office:value-type="float" office:value="26066" calcext:value-type="float">
            <text:p>26,066</text:p>
          </table:table-cell>
          <table:table-cell table:style-name="ce29" office:value-type="float" office:value="5020" calcext:value-type="float">
            <text:p>5,020</text:p>
          </table:table-cell>
          <table:table-cell table:style-name="ce29" office:value-type="float" office:value="5158" calcext:value-type="float">
            <text:p>5,158</text:p>
          </table:table-cell>
          <table:table-cell table:style-name="ce29" office:value-type="float" office:value="5200" calcext:value-type="float">
            <text:p>5,200</text:p>
          </table:table-cell>
          <table:table-cell table:style-name="ce29" office:value-type="float" office:value="5328" calcext:value-type="float">
            <text:p>5,328</text:p>
          </table:table-cell>
          <table:table-cell table:style-name="ce52" office:value-type="float" office:value="5360" calcext:value-type="float">
            <text:p>5,360</text:p>
          </table:table-cell>
          <table:table-cell table:style-name="ce29" office:value-type="float" office:value="26589" calcext:value-type="float">
            <text:p>26,589</text:p>
          </table:table-cell>
          <table:table-cell table:style-name="ce29" office:value-type="float" office:value="5239" calcext:value-type="float">
            <text:p>5,239</text:p>
          </table:table-cell>
          <table:table-cell table:style-name="ce29" office:value-type="float" office:value="5268" calcext:value-type="float">
            <text:p>5,268</text:p>
          </table:table-cell>
          <table:table-cell table:style-name="ce29" office:value-type="float" office:value="5189" calcext:value-type="float">
            <text:p>5,189</text:p>
          </table:table-cell>
          <table:table-cell table:style-name="ce29" office:value-type="float" office:value="5492" calcext:value-type="float">
            <text:p>5,492</text:p>
          </table:table-cell>
          <table:table-cell table:style-name="ce52" office:value-type="float" office:value="5401" calcext:value-type="float">
            <text:p>5,401</text:p>
          </table:table-cell>
          <table:table-cell table:style-name="ce29" office:value-type="float" office:value="27404" calcext:value-type="float">
            <text:p>27,404</text:p>
          </table:table-cell>
          <table:table-cell table:style-name="ce29" office:value-type="float" office:value="5521" calcext:value-type="float">
            <text:p>5,521</text:p>
          </table:table-cell>
          <table:table-cell table:style-name="ce29" office:value-type="float" office:value="5448" calcext:value-type="float">
            <text:p>5,448</text:p>
          </table:table-cell>
          <table:table-cell table:style-name="ce29" office:value-type="float" office:value="5471" calcext:value-type="float">
            <text:p>5,471</text:p>
          </table:table-cell>
          <table:table-cell table:style-name="ce29" office:value-type="float" office:value="5514" calcext:value-type="float">
            <text:p>5,514</text:p>
          </table:table-cell>
          <table:table-cell table:style-name="ce52" office:value-type="float" office:value="5450" calcext:value-type="float">
            <text:p>5,450</text:p>
          </table:table-cell>
          <table:table-cell table:style-name="ce29" office:value-type="float" office:value="25836" calcext:value-type="float">
            <text:p>25,836</text:p>
          </table:table-cell>
          <table:table-cell table:style-name="ce29" office:value-type="float" office:value="5236" calcext:value-type="float">
            <text:p>5,236</text:p>
          </table:table-cell>
          <table:table-cell table:style-name="ce29" office:value-type="float" office:value="5182" calcext:value-type="float">
            <text:p>5,182</text:p>
          </table:table-cell>
          <table:table-cell table:style-name="ce29" office:value-type="float" office:value="5321" calcext:value-type="float">
            <text:p>5,321</text:p>
          </table:table-cell>
          <table:table-cell table:style-name="ce29" office:value-type="float" office:value="5219" calcext:value-type="float">
            <text:p>5,219</text:p>
          </table:table-cell>
          <table:table-cell table:style-name="ce52" office:value-type="float" office:value="4878" calcext:value-type="float">
            <text:p>4,878</text:p>
          </table:table-cell>
          <table:table-cell table:style-name="ce29" office:value-type="float" office:value="21327" calcext:value-type="float">
            <text:p>21,327</text:p>
          </table:table-cell>
          <table:table-cell table:style-name="ce29" office:value-type="float" office:value="4610" calcext:value-type="float">
            <text:p>4,610</text:p>
          </table:table-cell>
          <table:table-cell table:style-name="ce29" office:value-type="float" office:value="4478" calcext:value-type="float">
            <text:p>4,478</text:p>
          </table:table-cell>
          <table:table-cell table:style-name="ce29" office:value-type="float" office:value="4530" calcext:value-type="float">
            <text:p>4,530</text:p>
          </table:table-cell>
          <table:table-cell table:style-name="ce29" office:value-type="float" office:value="3996" calcext:value-type="float">
            <text:p>3,996</text:p>
          </table:table-cell>
          <table:table-cell table:style-name="ce52" office:value-type="float" office:value="3713" calcext:value-type="float">
            <text:p>3,713</text:p>
          </table:table-cell>
          <table:table-cell table:style-name="ce29" office:value-type="float" office:value="13458" calcext:value-type="float">
            <text:p>13,458</text:p>
          </table:table-cell>
          <table:table-cell table:style-name="ce29" office:value-type="float" office:value="3043" calcext:value-type="float">
            <text:p>3,043</text:p>
          </table:table-cell>
          <table:table-cell table:style-name="ce29" office:value-type="float" office:value="3045" calcext:value-type="float">
            <text:p>3,045</text:p>
          </table:table-cell>
          <table:table-cell table:style-name="ce29" office:value-type="float" office:value="2473" calcext:value-type="float">
            <text:p>2,473</text:p>
          </table:table-cell>
          <table:table-cell table:style-name="ce29" office:value-type="float" office:value="2298" calcext:value-type="float">
            <text:p>2,298</text:p>
          </table:table-cell>
          <table:table-cell table:style-name="ce52" office:value-type="float" office:value="2599" calcext:value-type="float">
            <text:p>2,599</text:p>
          </table:table-cell>
          <table:table-cell table:style-name="ce29" office:value-type="float" office:value="12669" calcext:value-type="float">
            <text:p>12,669</text:p>
          </table:table-cell>
          <table:table-cell table:style-name="ce29" office:value-type="float" office:value="2643" calcext:value-type="float">
            <text:p>2,643</text:p>
          </table:table-cell>
          <table:table-cell table:style-name="ce29" office:value-type="float" office:value="2707" calcext:value-type="float">
            <text:p>2,707</text:p>
          </table:table-cell>
          <table:table-cell table:style-name="ce29" office:value-type="float" office:value="2504" calcext:value-type="float">
            <text:p>2,504</text:p>
          </table:table-cell>
          <table:table-cell table:style-name="ce29" office:value-type="float" office:value="2471" calcext:value-type="float">
            <text:p>2,471</text:p>
          </table:table-cell>
          <table:table-cell table:style-name="ce52" office:value-type="float" office:value="2344" calcext:value-type="float">
            <text:p>2,344</text:p>
          </table:table-cell>
          <table:table-cell table:style-name="ce29" office:value-type="float" office:value="10362" calcext:value-type="float">
            <text:p>10,362</text:p>
          </table:table-cell>
          <table:table-cell table:style-name="ce29" office:value-type="float" office:value="2257" calcext:value-type="float">
            <text:p>2,257</text:p>
          </table:table-cell>
          <table:table-cell table:style-name="ce29" office:value-type="float" office:value="2166" calcext:value-type="float">
            <text:p>2,166</text:p>
          </table:table-cell>
          <table:table-cell table:style-name="ce29" office:value-type="float" office:value="2027" calcext:value-type="float">
            <text:p>2,027</text:p>
          </table:table-cell>
          <table:table-cell table:style-name="ce29" office:value-type="float" office:value="2043" calcext:value-type="float">
            <text:p>2,043</text:p>
          </table:table-cell>
          <table:table-cell table:style-name="ce52" office:value-type="float" office:value="1869" calcext:value-type="float">
            <text:p>1,869</text:p>
          </table:table-cell>
          <table:table-cell table:style-name="ce29" office:value-type="float" office:value="8639" calcext:value-type="float">
            <text:p>8,639</text:p>
          </table:table-cell>
          <table:table-cell table:style-name="ce29" office:value-type="float" office:value="1856" calcext:value-type="float">
            <text:p>1,856</text:p>
          </table:table-cell>
          <table:table-cell table:style-name="ce29" office:value-type="float" office:value="1678" calcext:value-type="float">
            <text:p>1,678</text:p>
          </table:table-cell>
          <table:table-cell table:number-columns-repeated="2" table:style-name="ce29" office:value-type="float" office:value="1774" calcext:value-type="float">
            <text:p>1,774</text:p>
          </table:table-cell>
          <table:table-cell table:style-name="ce52" office:value-type="float" office:value="1557" calcext:value-type="float">
            <text:p>1,557</text:p>
          </table:table-cell>
          <table:table-cell table:style-name="ce29" office:value-type="float" office:value="6243" calcext:value-type="float">
            <text:p>6,243</text:p>
          </table:table-cell>
          <table:table-cell table:style-name="ce29" office:value-type="float" office:value="1487" calcext:value-type="float">
            <text:p>1,487</text:p>
          </table:table-cell>
          <table:table-cell table:style-name="ce29" office:value-type="float" office:value="1470" calcext:value-type="float">
            <text:p>1,470</text:p>
          </table:table-cell>
          <table:table-cell table:style-name="ce29" office:value-type="float" office:value="1275" calcext:value-type="float">
            <text:p>1,275</text:p>
          </table:table-cell>
          <table:table-cell table:style-name="ce29" office:value-type="float" office:value="1126" calcext:value-type="float">
            <text:p>1,126</text:p>
          </table:table-cell>
          <table:table-cell table:style-name="ce52" office:value-type="float" office:value="885" calcext:value-type="float">
            <text:p>885</text:p>
          </table:table-cell>
          <table:table-cell table:style-name="ce29" office:value-type="float" office:value="2750" calcext:value-type="float">
            <text:p>2,750</text:p>
          </table:table-cell>
          <table:table-cell table:style-name="ce29" office:value-type="float" office:value="786" calcext:value-type="float">
            <text:p>786</text:p>
          </table:table-cell>
          <table:table-cell table:style-name="ce29" office:value-type="float" office:value="664" calcext:value-type="float">
            <text:p>664</text:p>
          </table:table-cell>
          <table:table-cell table:style-name="ce29" office:value-type="float" office:value="538" calcext:value-type="float">
            <text:p>538</text:p>
          </table:table-cell>
          <table:table-cell table:style-name="ce29" office:value-type="float" office:value="429" calcext:value-type="float">
            <text:p>429</text:p>
          </table:table-cell>
          <table:table-cell table:style-name="ce52" office:value-type="float" office:value="333" calcext:value-type="float">
            <text:p>333</text:p>
          </table:table-cell>
          <table:table-cell table:style-name="ce29" office:value-type="float" office:value="872" calcext:value-type="float">
            <text:p>872</text:p>
          </table:table-cell>
          <table:table-cell table:style-name="ce29" office:value-type="float" office:value="273" calcext:value-type="float">
            <text:p>273</text:p>
          </table:table-cell>
          <table:table-cell table:style-name="ce29" office:value-type="float" office:value="187" calcext:value-type="float">
            <text:p>187</text:p>
          </table:table-cell>
          <table:table-cell table:style-name="ce29" office:value-type="float" office:value="162" calcext:value-type="float">
            <text:p>162</text:p>
          </table:table-cell>
          <table:table-cell table:style-name="ce29" office:value-type="float" office:value="145" calcext:value-type="float">
            <text:p>145</text:p>
          </table:table-cell>
          <table:table-cell table:style-name="ce52" office:value-type="float" office:value="105" calcext:value-type="float">
            <text:p>105</text:p>
          </table:table-cell>
          <table:table-cell table:style-name="ce29" office:value-type="float" office:value="220" calcext:value-type="float">
            <text:p>220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27" calcext:value-type="float">
            <text:p>27</text:p>
          </table:table-cell>
          <table:table-cell table:style-name="ce52" office:value-type="float" office:value="16" calcext:value-type="float">
            <text:p>16</text:p>
          </table:table-cell>
          <table:table-cell table:style-name="ce29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花<text:span text:style-name="T1"> </text:span><text:span text:style-name="T2">蓮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57];[.J57];[.P57];[.V57];[.AB57];[.AH57];[.AN57];[.AT57];[.AZ57];[.BF57];[.BL57];[.BR57];[.BX57];[.CD57];[.CJ57];[.CP57];[.CV57];[.DB57];[.DH57];[.DN57];[.DT57])" office:value-type="float" office:value="177267" calcext:value-type="float">
            <text:p>177,267</text:p>
          </table:table-cell>
          <table:table-cell table:style-name="ce29" table:formula="of:=SUM([.E57:.I57])" office:value-type="float" office:value="7641" calcext:value-type="float">
            <text:p>7,641</text:p>
          </table:table-cell>
          <table:table-cell table:style-name="ce42" office:value-type="float" office:value="1352" calcext:value-type="float">
            <text:p>1,352</text:p>
          </table:table-cell>
          <table:table-cell table:style-name="ce42" office:value-type="float" office:value="1460" calcext:value-type="float">
            <text:p>1,460</text:p>
          </table:table-cell>
          <table:table-cell table:style-name="ce42" office:value-type="float" office:value="1592" calcext:value-type="float">
            <text:p>1,592</text:p>
          </table:table-cell>
          <table:table-cell table:style-name="ce42" office:value-type="float" office:value="1571" calcext:value-type="float">
            <text:p>1,571</text:p>
          </table:table-cell>
          <table:table-cell table:style-name="ce42" office:value-type="float" office:value="1666" calcext:value-type="float">
            <text:p>1,666</text:p>
          </table:table-cell>
          <table:table-cell table:style-name="ce42" office:value-type="float" office:value="9702" calcext:value-type="float">
            <text:p>9,702</text:p>
          </table:table-cell>
          <table:table-cell table:style-name="ce42" office:value-type="float" office:value="1734" calcext:value-type="float">
            <text:p>1,734</text:p>
          </table:table-cell>
          <table:table-cell table:style-name="ce42" office:value-type="float" office:value="1810" calcext:value-type="float">
            <text:p>1,810</text:p>
          </table:table-cell>
          <table:table-cell table:style-name="ce42" office:value-type="float" office:value="1900" calcext:value-type="float">
            <text:p>1,900</text:p>
          </table:table-cell>
          <table:table-cell table:style-name="ce42" office:value-type="float" office:value="2156" calcext:value-type="float">
            <text:p>2,156</text:p>
          </table:table-cell>
          <table:table-cell table:style-name="ce53" office:value-type="float" office:value="2102" calcext:value-type="float">
            <text:p>2,102</text:p>
          </table:table-cell>
          <table:table-cell table:style-name="ce42" office:value-type="float" office:value="11957" calcext:value-type="float">
            <text:p>11,957</text:p>
          </table:table-cell>
          <table:table-cell table:style-name="ce42" office:value-type="float" office:value="2171" calcext:value-type="float">
            <text:p>2,171</text:p>
          </table:table-cell>
          <table:table-cell table:style-name="ce42" office:value-type="float" office:value="2394" calcext:value-type="float">
            <text:p>2,394</text:p>
          </table:table-cell>
          <table:table-cell table:style-name="ce42" office:value-type="float" office:value="2508" calcext:value-type="float">
            <text:p>2,508</text:p>
          </table:table-cell>
          <table:table-cell table:style-name="ce42" office:value-type="float" office:value="2409" calcext:value-type="float">
            <text:p>2,409</text:p>
          </table:table-cell>
          <table:table-cell table:style-name="ce53" office:value-type="float" office:value="2475" calcext:value-type="float">
            <text:p>2,475</text:p>
          </table:table-cell>
          <table:table-cell table:style-name="ce42" office:value-type="float" office:value="12245" calcext:value-type="float">
            <text:p>12,245</text:p>
          </table:table-cell>
          <table:table-cell table:style-name="ce42" office:value-type="float" office:value="2552" calcext:value-type="float">
            <text:p>2,552</text:p>
          </table:table-cell>
          <table:table-cell table:style-name="ce42" office:value-type="float" office:value="2491" calcext:value-type="float">
            <text:p>2,491</text:p>
          </table:table-cell>
          <table:table-cell table:style-name="ce42" office:value-type="float" office:value="2453" calcext:value-type="float">
            <text:p>2,453</text:p>
          </table:table-cell>
          <table:table-cell table:style-name="ce42" office:value-type="float" office:value="2452" calcext:value-type="float">
            <text:p>2,452</text:p>
          </table:table-cell>
          <table:table-cell table:style-name="ce53" office:value-type="float" office:value="2297" calcext:value-type="float">
            <text:p>2,297</text:p>
          </table:table-cell>
          <table:table-cell table:style-name="ce42" office:value-type="float" office:value="12327" calcext:value-type="float">
            <text:p>12,327</text:p>
          </table:table-cell>
          <table:table-cell table:style-name="ce42" office:value-type="float" office:value="2379" calcext:value-type="float">
            <text:p>2,379</text:p>
          </table:table-cell>
          <table:table-cell table:style-name="ce42" office:value-type="float" office:value="2330" calcext:value-type="float">
            <text:p>2,330</text:p>
          </table:table-cell>
          <table:table-cell table:style-name="ce42" office:value-type="float" office:value="2361" calcext:value-type="float">
            <text:p>2,361</text:p>
          </table:table-cell>
          <table:table-cell table:style-name="ce42" office:value-type="float" office:value="2545" calcext:value-type="float">
            <text:p>2,545</text:p>
          </table:table-cell>
          <table:table-cell table:style-name="ce53" office:value-type="float" office:value="2712" calcext:value-type="float">
            <text:p>2,712</text:p>
          </table:table-cell>
          <table:table-cell table:style-name="ce42" office:value-type="float" office:value="15179" calcext:value-type="float">
            <text:p>15,179</text:p>
          </table:table-cell>
          <table:table-cell table:style-name="ce42" office:value-type="float" office:value="2960" calcext:value-type="float">
            <text:p>2,960</text:p>
          </table:table-cell>
          <table:table-cell table:style-name="ce42" office:value-type="float" office:value="2994" calcext:value-type="float">
            <text:p>2,994</text:p>
          </table:table-cell>
          <table:table-cell table:style-name="ce42" office:value-type="float" office:value="3159" calcext:value-type="float">
            <text:p>3,159</text:p>
          </table:table-cell>
          <table:table-cell table:style-name="ce42" office:value-type="float" office:value="3075" calcext:value-type="float">
            <text:p>3,075</text:p>
          </table:table-cell>
          <table:table-cell table:style-name="ce53" office:value-type="float" office:value="2991" calcext:value-type="float">
            <text:p>2,991</text:p>
          </table:table-cell>
          <table:table-cell table:style-name="ce42" office:value-type="float" office:value="13939" calcext:value-type="float">
            <text:p>13,939</text:p>
          </table:table-cell>
          <table:table-cell table:style-name="ce42" office:value-type="float" office:value="2938" calcext:value-type="float">
            <text:p>2,938</text:p>
          </table:table-cell>
          <table:table-cell table:style-name="ce42" office:value-type="float" office:value="2830" calcext:value-type="float">
            <text:p>2,830</text:p>
          </table:table-cell>
          <table:table-cell table:style-name="ce42" office:value-type="float" office:value="2974" calcext:value-type="float">
            <text:p>2,974</text:p>
          </table:table-cell>
          <table:table-cell table:style-name="ce42" office:value-type="float" office:value="2580" calcext:value-type="float">
            <text:p>2,580</text:p>
          </table:table-cell>
          <table:table-cell table:style-name="ce53" office:value-type="float" office:value="2617" calcext:value-type="float">
            <text:p>2,617</text:p>
          </table:table-cell>
          <table:table-cell table:style-name="ce42" office:value-type="float" office:value="13813" calcext:value-type="float">
            <text:p>13,813</text:p>
          </table:table-cell>
          <table:table-cell table:style-name="ce42" office:value-type="float" office:value="2636" calcext:value-type="float">
            <text:p>2,636</text:p>
          </table:table-cell>
          <table:table-cell table:style-name="ce42" office:value-type="float" office:value="2685" calcext:value-type="float">
            <text:p>2,685</text:p>
          </table:table-cell>
          <table:table-cell table:style-name="ce42" office:value-type="float" office:value="2745" calcext:value-type="float">
            <text:p>2,745</text:p>
          </table:table-cell>
          <table:table-cell table:style-name="ce42" office:value-type="float" office:value="2855" calcext:value-type="float">
            <text:p>2,855</text:p>
          </table:table-cell>
          <table:table-cell table:style-name="ce53" office:value-type="float" office:value="2892" calcext:value-type="float">
            <text:p>2,892</text:p>
          </table:table-cell>
          <table:table-cell table:style-name="ce42" office:value-type="float" office:value="14407" calcext:value-type="float">
            <text:p>14,407</text:p>
          </table:table-cell>
          <table:table-cell table:style-name="ce42" office:value-type="float" office:value="2834" calcext:value-type="float">
            <text:p>2,834</text:p>
          </table:table-cell>
          <table:table-cell table:style-name="ce42" office:value-type="float" office:value="2881" calcext:value-type="float">
            <text:p>2,881</text:p>
          </table:table-cell>
          <table:table-cell table:style-name="ce42" office:value-type="float" office:value="2814" calcext:value-type="float">
            <text:p>2,814</text:p>
          </table:table-cell>
          <table:table-cell table:style-name="ce42" office:value-type="float" office:value="2962" calcext:value-type="float">
            <text:p>2,962</text:p>
          </table:table-cell>
          <table:table-cell table:style-name="ce53" office:value-type="float" office:value="2916" calcext:value-type="float">
            <text:p>2,916</text:p>
          </table:table-cell>
          <table:table-cell table:style-name="ce42" office:value-type="float" office:value="14214" calcext:value-type="float">
            <text:p>14,214</text:p>
          </table:table-cell>
          <table:table-cell table:style-name="ce42" office:value-type="float" office:value="2922" calcext:value-type="float">
            <text:p>2,922</text:p>
          </table:table-cell>
          <table:table-cell table:style-name="ce42" office:value-type="float" office:value="2850" calcext:value-type="float">
            <text:p>2,850</text:p>
          </table:table-cell>
          <table:table-cell table:style-name="ce42" office:value-type="float" office:value="2821" calcext:value-type="float">
            <text:p>2,821</text:p>
          </table:table-cell>
          <table:table-cell table:style-name="ce42" office:value-type="float" office:value="2845" calcext:value-type="float">
            <text:p>2,845</text:p>
          </table:table-cell>
          <table:table-cell table:style-name="ce53" office:value-type="float" office:value="2776" calcext:value-type="float">
            <text:p>2,776</text:p>
          </table:table-cell>
          <table:table-cell table:style-name="ce42" office:value-type="float" office:value="13349" calcext:value-type="float">
            <text:p>13,349</text:p>
          </table:table-cell>
          <table:table-cell table:style-name="ce42" office:value-type="float" office:value="2691" calcext:value-type="float">
            <text:p>2,691</text:p>
          </table:table-cell>
          <table:table-cell table:style-name="ce42" office:value-type="float" office:value="2696" calcext:value-type="float">
            <text:p>2,696</text:p>
          </table:table-cell>
          <table:table-cell table:style-name="ce42" office:value-type="float" office:value="2798" calcext:value-type="float">
            <text:p>2,798</text:p>
          </table:table-cell>
          <table:table-cell table:style-name="ce42" office:value-type="float" office:value="2637" calcext:value-type="float">
            <text:p>2,637</text:p>
          </table:table-cell>
          <table:table-cell table:style-name="ce53" office:value-type="float" office:value="2527" calcext:value-type="float">
            <text:p>2,527</text:p>
          </table:table-cell>
          <table:table-cell table:style-name="ce42" office:value-type="float" office:value="10705" calcext:value-type="float">
            <text:p>10,705</text:p>
          </table:table-cell>
          <table:table-cell table:style-name="ce42" office:value-type="float" office:value="2346" calcext:value-type="float">
            <text:p>2,346</text:p>
          </table:table-cell>
          <table:table-cell table:style-name="ce42" office:value-type="float" office:value="2256" calcext:value-type="float">
            <text:p>2,256</text:p>
          </table:table-cell>
          <table:table-cell table:style-name="ce42" office:value-type="float" office:value="2285" calcext:value-type="float">
            <text:p>2,285</text:p>
          </table:table-cell>
          <table:table-cell table:style-name="ce42" office:value-type="float" office:value="2016" calcext:value-type="float">
            <text:p>2,016</text:p>
          </table:table-cell>
          <table:table-cell table:style-name="ce53" office:value-type="float" office:value="1802" calcext:value-type="float">
            <text:p>1,802</text:p>
          </table:table-cell>
          <table:table-cell table:style-name="ce42" office:value-type="float" office:value="6495" calcext:value-type="float">
            <text:p>6,495</text:p>
          </table:table-cell>
          <table:table-cell table:style-name="ce42" office:value-type="float" office:value="1449" calcext:value-type="float">
            <text:p>1,449</text:p>
          </table:table-cell>
          <table:table-cell table:style-name="ce42" office:value-type="float" office:value="1500" calcext:value-type="float">
            <text:p>1,500</text:p>
          </table:table-cell>
          <table:table-cell table:style-name="ce42" office:value-type="float" office:value="1200" calcext:value-type="float">
            <text:p>1,200</text:p>
          </table:table-cell>
          <table:table-cell table:style-name="ce42" office:value-type="float" office:value="1105" calcext:value-type="float">
            <text:p>1,105</text:p>
          </table:table-cell>
          <table:table-cell table:style-name="ce53" office:value-type="float" office:value="1241" calcext:value-type="float">
            <text:p>1,241</text:p>
          </table:table-cell>
          <table:table-cell table:style-name="ce42" office:value-type="float" office:value="6018" calcext:value-type="float">
            <text:p>6,018</text:p>
          </table:table-cell>
          <table:table-cell table:style-name="ce42" office:value-type="float" office:value="1296" calcext:value-type="float">
            <text:p>1,296</text:p>
          </table:table-cell>
          <table:table-cell table:style-name="ce42" office:value-type="float" office:value="1265" calcext:value-type="float">
            <text:p>1,265</text:p>
          </table:table-cell>
          <table:table-cell table:style-name="ce42" office:value-type="float" office:value="1198" calcext:value-type="float">
            <text:p>1,198</text:p>
          </table:table-cell>
          <table:table-cell table:style-name="ce42" office:value-type="float" office:value="1151" calcext:value-type="float">
            <text:p>1,151</text:p>
          </table:table-cell>
          <table:table-cell table:style-name="ce53" office:value-type="float" office:value="1108" calcext:value-type="float">
            <text:p>1,108</text:p>
          </table:table-cell>
          <table:table-cell table:style-name="ce42" office:value-type="float" office:value="4835" calcext:value-type="float">
            <text:p>4,835</text:p>
          </table:table-cell>
          <table:table-cell table:style-name="ce42" office:value-type="float" office:value="1059" calcext:value-type="float">
            <text:p>1,059</text:p>
          </table:table-cell>
          <table:table-cell table:style-name="ce42" office:value-type="float" office:value="1017" calcext:value-type="float">
            <text:p>1,017</text:p>
          </table:table-cell>
          <table:table-cell table:style-name="ce42" office:value-type="float" office:value="923" calcext:value-type="float">
            <text:p>923</text:p>
          </table:table-cell>
          <table:table-cell table:style-name="ce42" office:value-type="float" office:value="941" calcext:value-type="float">
            <text:p>941</text:p>
          </table:table-cell>
          <table:table-cell table:style-name="ce53" office:value-type="float" office:value="895" calcext:value-type="float">
            <text:p>895</text:p>
          </table:table-cell>
          <table:table-cell table:style-name="ce42" office:value-type="float" office:value="4610" calcext:value-type="float">
            <text:p>4,610</text:p>
          </table:table-cell>
          <table:table-cell table:style-name="ce42" office:value-type="float" office:value="927" calcext:value-type="float">
            <text:p>927</text:p>
          </table:table-cell>
          <table:table-cell table:style-name="ce42" office:value-type="float" office:value="860" calcext:value-type="float">
            <text:p>860</text:p>
          </table:table-cell>
          <table:table-cell table:style-name="ce42" office:value-type="float" office:value="939" calcext:value-type="float">
            <text:p>939</text:p>
          </table:table-cell>
          <table:table-cell table:style-name="ce42" office:value-type="float" office:value="997" calcext:value-type="float">
            <text:p>997</text:p>
          </table:table-cell>
          <table:table-cell table:style-name="ce53" office:value-type="float" office:value="887" calcext:value-type="float">
            <text:p>887</text:p>
          </table:table-cell>
          <table:table-cell table:style-name="ce42" office:value-type="float" office:value="3716" calcext:value-type="float">
            <text:p>3,716</text:p>
          </table:table-cell>
          <table:table-cell table:style-name="ce42" office:value-type="float" office:value="870" calcext:value-type="float">
            <text:p>870</text:p>
          </table:table-cell>
          <table:table-cell table:style-name="ce42" office:value-type="float" office:value="871" calcext:value-type="float">
            <text:p>871</text:p>
          </table:table-cell>
          <table:table-cell table:style-name="ce42" office:value-type="float" office:value="754" calcext:value-type="float">
            <text:p>754</text:p>
          </table:table-cell>
          <table:table-cell table:style-name="ce42" office:value-type="float" office:value="704" calcext:value-type="float">
            <text:p>704</text:p>
          </table:table-cell>
          <table:table-cell table:style-name="ce53" office:value-type="float" office:value="517" calcext:value-type="float">
            <text:p>517</text:p>
          </table:table-cell>
          <table:table-cell table:style-name="ce42" office:value-type="float" office:value="1501" calcext:value-type="float">
            <text:p>1,501</text:p>
          </table:table-cell>
          <table:table-cell table:style-name="ce42" office:value-type="float" office:value="418" calcext:value-type="float">
            <text:p>418</text:p>
          </table:table-cell>
          <table:table-cell table:style-name="ce42" office:value-type="float" office:value="369" calcext:value-type="float">
            <text:p>369</text:p>
          </table:table-cell>
          <table:table-cell table:style-name="ce42" office:value-type="float" office:value="304" calcext:value-type="float">
            <text:p>304</text:p>
          </table:table-cell>
          <table:table-cell table:style-name="ce42" office:value-type="float" office:value="226" calcext:value-type="float">
            <text:p>226</text:p>
          </table:table-cell>
          <table:table-cell table:style-name="ce53" office:value-type="float" office:value="184" calcext:value-type="float">
            <text:p>184</text:p>
          </table:table-cell>
          <table:table-cell table:style-name="ce42" office:value-type="float" office:value="489" calcext:value-type="float">
            <text:p>489</text:p>
          </table:table-cell>
          <table:table-cell table:style-name="ce42" office:value-type="float" office:value="153" calcext:value-type="float">
            <text:p>153</text:p>
          </table:table-cell>
          <table:table-cell table:style-name="ce42" office:value-type="float" office:value="108" calcext:value-type="float">
            <text:p>108</text:p>
          </table:table-cell>
          <table:table-cell table:number-columns-repeated="2" table:style-name="ce42" office:value-type="float" office:value="87" calcext:value-type="float">
            <text:p>87</text:p>
          </table:table-cell>
          <table:table-cell table:style-name="ce53" office:value-type="float" office:value="54" calcext:value-type="float">
            <text:p>54</text:p>
          </table:table-cell>
          <table:table-cell table:style-name="ce42" office:value-type="float" office:value="106" calcext:value-type="float">
            <text:p>106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12" calcext:value-type="float">
            <text:p>12</text:p>
          </table:table-cell>
          <table:table-cell table:style-name="ce53" office:value-type="float" office:value="2" calcext:value-type="float">
            <text:p>2</text:p>
          </table:table-cell>
          <table:table-cell table:style-name="ce42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58];[.J58];[.P58];[.V58];[.AB58];[.AH58];[.AN58];[.AT58];[.AZ58];[.BF58];[.BL58];[.BR58];[.BX58];[.CD58];[.CJ58];[.CP58];[.CV58];[.DB58];[.DH58];[.DN58];[.DT58])" office:value-type="float" office:value="164525" calcext:value-type="float">
            <text:p>164,525</text:p>
          </table:table-cell>
          <table:table-cell table:style-name="ce37" table:formula="of:=SUM([.E58:.I58])" office:value-type="float" office:value="6959" calcext:value-type="float">
            <text:p>6,959</text:p>
          </table:table-cell>
          <table:table-cell table:style-name="ce43" office:value-type="float" office:value="1236" calcext:value-type="float">
            <text:p>1,236</text:p>
          </table:table-cell>
          <table:table-cell table:style-name="ce43" office:value-type="float" office:value="1377" calcext:value-type="float">
            <text:p>1,377</text:p>
          </table:table-cell>
          <table:table-cell table:style-name="ce43" office:value-type="float" office:value="1392" calcext:value-type="float">
            <text:p>1,392</text:p>
          </table:table-cell>
          <table:table-cell table:number-columns-repeated="2" table:style-name="ce43" office:value-type="float" office:value="1477" calcext:value-type="float">
            <text:p>1,477</text:p>
          </table:table-cell>
          <table:table-cell table:style-name="ce43" office:value-type="float" office:value="8846" calcext:value-type="float">
            <text:p>8,846</text:p>
          </table:table-cell>
          <table:table-cell table:style-name="ce43" office:value-type="float" office:value="1536" calcext:value-type="float">
            <text:p>1,536</text:p>
          </table:table-cell>
          <table:table-cell table:style-name="ce43" office:value-type="float" office:value="1631" calcext:value-type="float">
            <text:p>1,631</text:p>
          </table:table-cell>
          <table:table-cell table:style-name="ce43" office:value-type="float" office:value="1775" calcext:value-type="float">
            <text:p>1,775</text:p>
          </table:table-cell>
          <table:table-cell table:style-name="ce43" office:value-type="float" office:value="1984" calcext:value-type="float">
            <text:p>1,984</text:p>
          </table:table-cell>
          <table:table-cell table:style-name="ce54" office:value-type="float" office:value="1920" calcext:value-type="float">
            <text:p>1,920</text:p>
          </table:table-cell>
          <table:table-cell table:style-name="ce43" office:value-type="float" office:value="11282" calcext:value-type="float">
            <text:p>11,282</text:p>
          </table:table-cell>
          <table:table-cell table:style-name="ce43" office:value-type="float" office:value="1918" calcext:value-type="float">
            <text:p>1,918</text:p>
          </table:table-cell>
          <table:table-cell table:style-name="ce43" office:value-type="float" office:value="2313" calcext:value-type="float">
            <text:p>2,313</text:p>
          </table:table-cell>
          <table:table-cell table:style-name="ce43" office:value-type="float" office:value="2318" calcext:value-type="float">
            <text:p>2,318</text:p>
          </table:table-cell>
          <table:table-cell table:style-name="ce43" office:value-type="float" office:value="2393" calcext:value-type="float">
            <text:p>2,393</text:p>
          </table:table-cell>
          <table:table-cell table:style-name="ce54" office:value-type="float" office:value="2340" calcext:value-type="float">
            <text:p>2,340</text:p>
          </table:table-cell>
          <table:table-cell table:style-name="ce43" office:value-type="float" office:value="11553" calcext:value-type="float">
            <text:p>11,553</text:p>
          </table:table-cell>
          <table:table-cell table:style-name="ce43" office:value-type="float" office:value="2331" calcext:value-type="float">
            <text:p>2,331</text:p>
          </table:table-cell>
          <table:table-cell table:style-name="ce43" office:value-type="float" office:value="2341" calcext:value-type="float">
            <text:p>2,341</text:p>
          </table:table-cell>
          <table:table-cell table:style-name="ce43" office:value-type="float" office:value="2267" calcext:value-type="float">
            <text:p>2,267</text:p>
          </table:table-cell>
          <table:table-cell table:style-name="ce43" office:value-type="float" office:value="2344" calcext:value-type="float">
            <text:p>2,344</text:p>
          </table:table-cell>
          <table:table-cell table:style-name="ce54" office:value-type="float" office:value="2270" calcext:value-type="float">
            <text:p>2,270</text:p>
          </table:table-cell>
          <table:table-cell table:style-name="ce43" office:value-type="float" office:value="11425" calcext:value-type="float">
            <text:p>11,425</text:p>
          </table:table-cell>
          <table:table-cell table:style-name="ce43" office:value-type="float" office:value="2248" calcext:value-type="float">
            <text:p>2,248</text:p>
          </table:table-cell>
          <table:table-cell table:style-name="ce43" office:value-type="float" office:value="2112" calcext:value-type="float">
            <text:p>2,112</text:p>
          </table:table-cell>
          <table:table-cell table:style-name="ce43" office:value-type="float" office:value="2163" calcext:value-type="float">
            <text:p>2,163</text:p>
          </table:table-cell>
          <table:table-cell table:style-name="ce43" office:value-type="float" office:value="2374" calcext:value-type="float">
            <text:p>2,374</text:p>
          </table:table-cell>
          <table:table-cell table:style-name="ce54" office:value-type="float" office:value="2528" calcext:value-type="float">
            <text:p>2,528</text:p>
          </table:table-cell>
          <table:table-cell table:style-name="ce43" office:value-type="float" office:value="13627" calcext:value-type="float">
            <text:p>13,627</text:p>
          </table:table-cell>
          <table:table-cell table:style-name="ce43" office:value-type="float" office:value="2649" calcext:value-type="float">
            <text:p>2,649</text:p>
          </table:table-cell>
          <table:table-cell table:style-name="ce43" office:value-type="float" office:value="2764" calcext:value-type="float">
            <text:p>2,764</text:p>
          </table:table-cell>
          <table:table-cell table:style-name="ce43" office:value-type="float" office:value="2816" calcext:value-type="float">
            <text:p>2,816</text:p>
          </table:table-cell>
          <table:table-cell table:style-name="ce43" office:value-type="float" office:value="2677" calcext:value-type="float">
            <text:p>2,677</text:p>
          </table:table-cell>
          <table:table-cell table:style-name="ce54" office:value-type="float" office:value="2721" calcext:value-type="float">
            <text:p>2,721</text:p>
          </table:table-cell>
          <table:table-cell table:style-name="ce43" office:value-type="float" office:value="12641" calcext:value-type="float">
            <text:p>12,641</text:p>
          </table:table-cell>
          <table:table-cell table:style-name="ce43" office:value-type="float" office:value="2594" calcext:value-type="float">
            <text:p>2,594</text:p>
          </table:table-cell>
          <table:table-cell table:style-name="ce43" office:value-type="float" office:value="2593" calcext:value-type="float">
            <text:p>2,593</text:p>
          </table:table-cell>
          <table:table-cell table:style-name="ce43" office:value-type="float" office:value="2667" calcext:value-type="float">
            <text:p>2,667</text:p>
          </table:table-cell>
          <table:table-cell table:style-name="ce43" office:value-type="float" office:value="2384" calcext:value-type="float">
            <text:p>2,384</text:p>
          </table:table-cell>
          <table:table-cell table:style-name="ce54" office:value-type="float" office:value="2403" calcext:value-type="float">
            <text:p>2,403</text:p>
          </table:table-cell>
          <table:table-cell table:style-name="ce43" office:value-type="float" office:value="12253" calcext:value-type="float">
            <text:p>12,253</text:p>
          </table:table-cell>
          <table:table-cell table:style-name="ce43" office:value-type="float" office:value="2384" calcext:value-type="float">
            <text:p>2,384</text:p>
          </table:table-cell>
          <table:table-cell table:style-name="ce43" office:value-type="float" office:value="2473" calcext:value-type="float">
            <text:p>2,473</text:p>
          </table:table-cell>
          <table:table-cell table:style-name="ce43" office:value-type="float" office:value="2455" calcext:value-type="float">
            <text:p>2,455</text:p>
          </table:table-cell>
          <table:table-cell table:style-name="ce43" office:value-type="float" office:value="2473" calcext:value-type="float">
            <text:p>2,473</text:p>
          </table:table-cell>
          <table:table-cell table:style-name="ce54" office:value-type="float" office:value="2468" calcext:value-type="float">
            <text:p>2,468</text:p>
          </table:table-cell>
          <table:table-cell table:style-name="ce43" office:value-type="float" office:value="12182" calcext:value-type="float">
            <text:p>12,182</text:p>
          </table:table-cell>
          <table:table-cell table:style-name="ce43" office:value-type="float" office:value="2405" calcext:value-type="float">
            <text:p>2,405</text:p>
          </table:table-cell>
          <table:table-cell table:style-name="ce43" office:value-type="float" office:value="2387" calcext:value-type="float">
            <text:p>2,387</text:p>
          </table:table-cell>
          <table:table-cell table:style-name="ce43" office:value-type="float" office:value="2375" calcext:value-type="float">
            <text:p>2,375</text:p>
          </table:table-cell>
          <table:table-cell table:style-name="ce43" office:value-type="float" office:value="2530" calcext:value-type="float">
            <text:p>2,530</text:p>
          </table:table-cell>
          <table:table-cell table:style-name="ce54" office:value-type="float" office:value="2485" calcext:value-type="float">
            <text:p>2,485</text:p>
          </table:table-cell>
          <table:table-cell table:style-name="ce43" office:value-type="float" office:value="13190" calcext:value-type="float">
            <text:p>13,190</text:p>
          </table:table-cell>
          <table:table-cell table:style-name="ce43" office:value-type="float" office:value="2599" calcext:value-type="float">
            <text:p>2,599</text:p>
          </table:table-cell>
          <table:table-cell table:style-name="ce43" office:value-type="float" office:value="2598" calcext:value-type="float">
            <text:p>2,598</text:p>
          </table:table-cell>
          <table:table-cell table:style-name="ce43" office:value-type="float" office:value="2650" calcext:value-type="float">
            <text:p>2,650</text:p>
          </table:table-cell>
          <table:table-cell table:style-name="ce43" office:value-type="float" office:value="2669" calcext:value-type="float">
            <text:p>2,669</text:p>
          </table:table-cell>
          <table:table-cell table:style-name="ce54" office:value-type="float" office:value="2674" calcext:value-type="float">
            <text:p>2,674</text:p>
          </table:table-cell>
          <table:table-cell table:style-name="ce43" office:value-type="float" office:value="12487" calcext:value-type="float">
            <text:p>12,487</text:p>
          </table:table-cell>
          <table:table-cell table:style-name="ce43" office:value-type="float" office:value="2545" calcext:value-type="float">
            <text:p>2,545</text:p>
          </table:table-cell>
          <table:table-cell table:style-name="ce43" office:value-type="float" office:value="2486" calcext:value-type="float">
            <text:p>2,486</text:p>
          </table:table-cell>
          <table:table-cell table:style-name="ce43" office:value-type="float" office:value="2523" calcext:value-type="float">
            <text:p>2,523</text:p>
          </table:table-cell>
          <table:table-cell table:style-name="ce43" office:value-type="float" office:value="2582" calcext:value-type="float">
            <text:p>2,582</text:p>
          </table:table-cell>
          <table:table-cell table:style-name="ce54" office:value-type="float" office:value="2351" calcext:value-type="float">
            <text:p>2,351</text:p>
          </table:table-cell>
          <table:table-cell table:style-name="ce43" office:value-type="float" office:value="10622" calcext:value-type="float">
            <text:p>10,622</text:p>
          </table:table-cell>
          <table:table-cell table:style-name="ce43" office:value-type="float" office:value="2264" calcext:value-type="float">
            <text:p>2,264</text:p>
          </table:table-cell>
          <table:table-cell table:style-name="ce43" office:value-type="float" office:value="2222" calcext:value-type="float">
            <text:p>2,222</text:p>
          </table:table-cell>
          <table:table-cell table:style-name="ce43" office:value-type="float" office:value="2245" calcext:value-type="float">
            <text:p>2,245</text:p>
          </table:table-cell>
          <table:table-cell table:style-name="ce43" office:value-type="float" office:value="1980" calcext:value-type="float">
            <text:p>1,980</text:p>
          </table:table-cell>
          <table:table-cell table:style-name="ce54" office:value-type="float" office:value="1911" calcext:value-type="float">
            <text:p>1,911</text:p>
          </table:table-cell>
          <table:table-cell table:style-name="ce43" office:value-type="float" office:value="6963" calcext:value-type="float">
            <text:p>6,963</text:p>
          </table:table-cell>
          <table:table-cell table:style-name="ce43" office:value-type="float" office:value="1594" calcext:value-type="float">
            <text:p>1,594</text:p>
          </table:table-cell>
          <table:table-cell table:style-name="ce43" office:value-type="float" office:value="1545" calcext:value-type="float">
            <text:p>1,545</text:p>
          </table:table-cell>
          <table:table-cell table:style-name="ce43" office:value-type="float" office:value="1273" calcext:value-type="float">
            <text:p>1,273</text:p>
          </table:table-cell>
          <table:table-cell table:style-name="ce43" office:value-type="float" office:value="1193" calcext:value-type="float">
            <text:p>1,193</text:p>
          </table:table-cell>
          <table:table-cell table:style-name="ce54" office:value-type="float" office:value="1358" calcext:value-type="float">
            <text:p>1,358</text:p>
          </table:table-cell>
          <table:table-cell table:style-name="ce43" office:value-type="float" office:value="6651" calcext:value-type="float">
            <text:p>6,651</text:p>
          </table:table-cell>
          <table:table-cell table:style-name="ce43" office:value-type="float" office:value="1347" calcext:value-type="float">
            <text:p>1,347</text:p>
          </table:table-cell>
          <table:table-cell table:style-name="ce43" office:value-type="float" office:value="1442" calcext:value-type="float">
            <text:p>1,442</text:p>
          </table:table-cell>
          <table:table-cell table:style-name="ce43" office:value-type="float" office:value="1306" calcext:value-type="float">
            <text:p>1,306</text:p>
          </table:table-cell>
          <table:table-cell table:style-name="ce43" office:value-type="float" office:value="1320" calcext:value-type="float">
            <text:p>1,320</text:p>
          </table:table-cell>
          <table:table-cell table:style-name="ce54" office:value-type="float" office:value="1236" calcext:value-type="float">
            <text:p>1,236</text:p>
          </table:table-cell>
          <table:table-cell table:style-name="ce43" office:value-type="float" office:value="5527" calcext:value-type="float">
            <text:p>5,527</text:p>
          </table:table-cell>
          <table:table-cell table:style-name="ce43" office:value-type="float" office:value="1198" calcext:value-type="float">
            <text:p>1,198</text:p>
          </table:table-cell>
          <table:table-cell table:style-name="ce43" office:value-type="float" office:value="1149" calcext:value-type="float">
            <text:p>1,149</text:p>
          </table:table-cell>
          <table:table-cell table:style-name="ce43" office:value-type="float" office:value="1104" calcext:value-type="float">
            <text:p>1,104</text:p>
          </table:table-cell>
          <table:table-cell table:style-name="ce43" office:value-type="float" office:value="1102" calcext:value-type="float">
            <text:p>1,102</text:p>
          </table:table-cell>
          <table:table-cell table:style-name="ce54" office:value-type="float" office:value="974" calcext:value-type="float">
            <text:p>974</text:p>
          </table:table-cell>
          <table:table-cell table:style-name="ce43" office:value-type="float" office:value="4029" calcext:value-type="float">
            <text:p>4,029</text:p>
          </table:table-cell>
          <table:table-cell table:style-name="ce43" office:value-type="float" office:value="929" calcext:value-type="float">
            <text:p>929</text:p>
          </table:table-cell>
          <table:table-cell table:style-name="ce43" office:value-type="float" office:value="818" calcext:value-type="float">
            <text:p>818</text:p>
          </table:table-cell>
          <table:table-cell table:style-name="ce43" office:value-type="float" office:value="835" calcext:value-type="float">
            <text:p>835</text:p>
          </table:table-cell>
          <table:table-cell table:style-name="ce43" office:value-type="float" office:value="777" calcext:value-type="float">
            <text:p>777</text:p>
          </table:table-cell>
          <table:table-cell table:style-name="ce54" office:value-type="float" office:value="670" calcext:value-type="float">
            <text:p>670</text:p>
          </table:table-cell>
          <table:table-cell table:style-name="ce43" office:value-type="float" office:value="2527" calcext:value-type="float">
            <text:p>2,527</text:p>
          </table:table-cell>
          <table:table-cell table:style-name="ce43" office:value-type="float" office:value="617" calcext:value-type="float">
            <text:p>617</text:p>
          </table:table-cell>
          <table:table-cell table:style-name="ce43" office:value-type="float" office:value="599" calcext:value-type="float">
            <text:p>599</text:p>
          </table:table-cell>
          <table:table-cell table:style-name="ce43" office:value-type="float" office:value="521" calcext:value-type="float">
            <text:p>521</text:p>
          </table:table-cell>
          <table:table-cell table:style-name="ce43" office:value-type="float" office:value="422" calcext:value-type="float">
            <text:p>422</text:p>
          </table:table-cell>
          <table:table-cell table:style-name="ce54" office:value-type="float" office:value="368" calcext:value-type="float">
            <text:p>368</text:p>
          </table:table-cell>
          <table:table-cell table:style-name="ce43" office:value-type="float" office:value="1249" calcext:value-type="float">
            <text:p>1,249</text:p>
          </table:table-cell>
          <table:table-cell table:style-name="ce43" office:value-type="float" office:value="368" calcext:value-type="float">
            <text:p>368</text:p>
          </table:table-cell>
          <table:table-cell table:style-name="ce43" office:value-type="float" office:value="295" calcext:value-type="float">
            <text:p>295</text:p>
          </table:table-cell>
          <table:table-cell table:style-name="ce43" office:value-type="float" office:value="234" calcext:value-type="float">
            <text:p>234</text:p>
          </table:table-cell>
          <table:table-cell table:style-name="ce43" office:value-type="float" office:value="203" calcext:value-type="float">
            <text:p>203</text:p>
          </table:table-cell>
          <table:table-cell table:style-name="ce54" office:value-type="float" office:value="149" calcext:value-type="float">
            <text:p>149</text:p>
          </table:table-cell>
          <table:table-cell table:style-name="ce43" office:value-type="float" office:value="383" calcext:value-type="float">
            <text:p>383</text:p>
          </table:table-cell>
          <table:table-cell table:style-name="ce43" office:value-type="float" office:value="120" calcext:value-type="float">
            <text:p>120</text:p>
          </table:table-cell>
          <table:table-cell table:style-name="ce43" office:value-type="float" office:value="79" calcext:value-type="float">
            <text:p>79</text:p>
          </table:table-cell>
          <table:table-cell table:style-name="ce43" office:value-type="float" office:value="75" calcext:value-type="float">
            <text:p>75</text:p>
          </table:table-cell>
          <table:table-cell table:style-name="ce43" office:value-type="float" office:value="58" calcext:value-type="float">
            <text:p>58</text:p>
          </table:table-cell>
          <table:table-cell table:style-name="ce54" office:value-type="float" office:value="51" calcext:value-type="float">
            <text:p>51</text:p>
          </table:table-cell>
          <table:table-cell table:style-name="ce43" office:value-type="float" office:value="114" calcext:value-type="float">
            <text:p>114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5" calcext:value-type="float">
            <text:p>15</text:p>
          </table:table-cell>
          <table:table-cell table:style-name="ce54" office:value-type="float" office:value="14" calcext:value-type="float">
            <text:p>14</text:p>
          </table:table-cell>
          <table:table-cell table:style-name="ce43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59];[.J59];[.P59];[.V59];[.AB59];[.AH59];[.AN59];[.AT59];[.AZ59];[.BF59];[.BL59];[.BR59];[.BX59];[.CD59];[.CJ59];[.CP59];[.CV59];[.DB59];[.DH59];[.DN59];[.DT59])" office:value-type="float" office:value="93104" calcext:value-type="float">
            <text:p>93,104</text:p>
          </table:table-cell>
          <table:table-cell table:style-name="ce29" table:formula="of:=SUM([.E59:.I59])" office:value-type="float" office:value="4008" calcext:value-type="float">
            <text:p>4,008</text:p>
          </table:table-cell>
          <table:table-cell table:style-name="ce29" office:value-type="float" office:value="734" calcext:value-type="float">
            <text:p>734</text:p>
          </table:table-cell>
          <table:table-cell table:style-name="ce29" office:value-type="float" office:value="765" calcext:value-type="float">
            <text:p>765</text:p>
          </table:table-cell>
          <table:table-cell table:style-name="ce29" office:value-type="float" office:value="832" calcext:value-type="float">
            <text:p>832</text:p>
          </table:table-cell>
          <table:table-cell table:style-name="ce29" office:value-type="float" office:value="849" calcext:value-type="float">
            <text:p>849</text:p>
          </table:table-cell>
          <table:table-cell table:style-name="ce29" office:value-type="float" office:value="828" calcext:value-type="float">
            <text:p>828</text:p>
          </table:table-cell>
          <table:table-cell table:style-name="ce29" office:value-type="float" office:value="4751" calcext:value-type="float">
            <text:p>4,751</text:p>
          </table:table-cell>
          <table:table-cell table:style-name="ce29" office:value-type="float" office:value="895" calcext:value-type="float">
            <text:p>895</text:p>
          </table:table-cell>
          <table:table-cell table:style-name="ce29" office:value-type="float" office:value="861" calcext:value-type="float">
            <text:p>861</text:p>
          </table:table-cell>
          <table:table-cell table:style-name="ce29" office:value-type="float" office:value="977" calcext:value-type="float">
            <text:p>977</text:p>
          </table:table-cell>
          <table:table-cell table:style-name="ce29" office:value-type="float" office:value="1071" calcext:value-type="float">
            <text:p>1,071</text:p>
          </table:table-cell>
          <table:table-cell table:style-name="ce52" office:value-type="float" office:value="947" calcext:value-type="float">
            <text:p>947</text:p>
          </table:table-cell>
          <table:table-cell table:style-name="ce29" office:value-type="float" office:value="5285" calcext:value-type="float">
            <text:p>5,285</text:p>
          </table:table-cell>
          <table:table-cell table:style-name="ce29" office:value-type="float" office:value="976" calcext:value-type="float">
            <text:p>976</text:p>
          </table:table-cell>
          <table:table-cell table:style-name="ce29" office:value-type="float" office:value="1149" calcext:value-type="float">
            <text:p>1,149</text:p>
          </table:table-cell>
          <table:table-cell table:style-name="ce29" office:value-type="float" office:value="1013" calcext:value-type="float">
            <text:p>1,013</text:p>
          </table:table-cell>
          <table:table-cell table:style-name="ce29" office:value-type="float" office:value="1070" calcext:value-type="float">
            <text:p>1,070</text:p>
          </table:table-cell>
          <table:table-cell table:style-name="ce52" office:value-type="float" office:value="1077" calcext:value-type="float">
            <text:p>1,077</text:p>
          </table:table-cell>
          <table:table-cell table:style-name="ce29" office:value-type="float" office:value="5812" calcext:value-type="float">
            <text:p>5,812</text:p>
          </table:table-cell>
          <table:table-cell table:style-name="ce29" office:value-type="float" office:value="1158" calcext:value-type="float">
            <text:p>1,158</text:p>
          </table:table-cell>
          <table:table-cell table:style-name="ce29" office:value-type="float" office:value="1177" calcext:value-type="float">
            <text:p>1,177</text:p>
          </table:table-cell>
          <table:table-cell table:style-name="ce29" office:value-type="float" office:value="1080" calcext:value-type="float">
            <text:p>1,080</text:p>
          </table:table-cell>
          <table:table-cell table:style-name="ce29" office:value-type="float" office:value="1184" calcext:value-type="float">
            <text:p>1,184</text:p>
          </table:table-cell>
          <table:table-cell table:style-name="ce52" office:value-type="float" office:value="1213" calcext:value-type="float">
            <text:p>1,213</text:p>
          </table:table-cell>
          <table:table-cell table:style-name="ce29" office:value-type="float" office:value="6615" calcext:value-type="float">
            <text:p>6,615</text:p>
          </table:table-cell>
          <table:table-cell table:style-name="ce29" office:value-type="float" office:value="1277" calcext:value-type="float">
            <text:p>1,277</text:p>
          </table:table-cell>
          <table:table-cell table:style-name="ce29" office:value-type="float" office:value="1243" calcext:value-type="float">
            <text:p>1,243</text:p>
          </table:table-cell>
          <table:table-cell table:style-name="ce29" office:value-type="float" office:value="1238" calcext:value-type="float">
            <text:p>1,238</text:p>
          </table:table-cell>
          <table:table-cell table:style-name="ce29" office:value-type="float" office:value="1299" calcext:value-type="float">
            <text:p>1,299</text:p>
          </table:table-cell>
          <table:table-cell table:style-name="ce52" office:value-type="float" office:value="1558" calcext:value-type="float">
            <text:p>1,558</text:p>
          </table:table-cell>
          <table:table-cell table:style-name="ce29" office:value-type="float" office:value="7899" calcext:value-type="float">
            <text:p>7,899</text:p>
          </table:table-cell>
          <table:table-cell table:style-name="ce29" office:value-type="float" office:value="1479" calcext:value-type="float">
            <text:p>1,479</text:p>
          </table:table-cell>
          <table:table-cell table:style-name="ce29" office:value-type="float" office:value="1534" calcext:value-type="float">
            <text:p>1,534</text:p>
          </table:table-cell>
          <table:table-cell table:style-name="ce29" office:value-type="float" office:value="1597" calcext:value-type="float">
            <text:p>1,597</text:p>
          </table:table-cell>
          <table:table-cell table:style-name="ce29" office:value-type="float" office:value="1652" calcext:value-type="float">
            <text:p>1,652</text:p>
          </table:table-cell>
          <table:table-cell table:style-name="ce52" office:value-type="float" office:value="1637" calcext:value-type="float">
            <text:p>1,637</text:p>
          </table:table-cell>
          <table:table-cell table:style-name="ce29" office:value-type="float" office:value="7758" calcext:value-type="float">
            <text:p>7,758</text:p>
          </table:table-cell>
          <table:table-cell table:style-name="ce29" office:value-type="float" office:value="1569" calcext:value-type="float">
            <text:p>1,569</text:p>
          </table:table-cell>
          <table:table-cell table:style-name="ce29" office:value-type="float" office:value="1634" calcext:value-type="float">
            <text:p>1,634</text:p>
          </table:table-cell>
          <table:table-cell table:style-name="ce29" office:value-type="float" office:value="1621" calcext:value-type="float">
            <text:p>1,621</text:p>
          </table:table-cell>
          <table:table-cell table:style-name="ce29" office:value-type="float" office:value="1426" calcext:value-type="float">
            <text:p>1,426</text:p>
          </table:table-cell>
          <table:table-cell table:style-name="ce52" office:value-type="float" office:value="1508" calcext:value-type="float">
            <text:p>1,508</text:p>
          </table:table-cell>
          <table:table-cell table:style-name="ce29" office:value-type="float" office:value="7109" calcext:value-type="float">
            <text:p>7,109</text:p>
          </table:table-cell>
          <table:table-cell table:style-name="ce29" office:value-type="float" office:value="1385" calcext:value-type="float">
            <text:p>1,385</text:p>
          </table:table-cell>
          <table:table-cell table:style-name="ce29" office:value-type="float" office:value="1457" calcext:value-type="float">
            <text:p>1,457</text:p>
          </table:table-cell>
          <table:table-cell table:style-name="ce29" office:value-type="float" office:value="1447" calcext:value-type="float">
            <text:p>1,447</text:p>
          </table:table-cell>
          <table:table-cell table:style-name="ce29" office:value-type="float" office:value="1422" calcext:value-type="float">
            <text:p>1,422</text:p>
          </table:table-cell>
          <table:table-cell table:style-name="ce52" office:value-type="float" office:value="1398" calcext:value-type="float">
            <text:p>1,398</text:p>
          </table:table-cell>
          <table:table-cell table:style-name="ce29" office:value-type="float" office:value="7206" calcext:value-type="float">
            <text:p>7,206</text:p>
          </table:table-cell>
          <table:table-cell table:style-name="ce29" office:value-type="float" office:value="1454" calcext:value-type="float">
            <text:p>1,454</text:p>
          </table:table-cell>
          <table:table-cell table:style-name="ce29" office:value-type="float" office:value="1453" calcext:value-type="float">
            <text:p>1,453</text:p>
          </table:table-cell>
          <table:table-cell table:style-name="ce29" office:value-type="float" office:value="1445" calcext:value-type="float">
            <text:p>1,445</text:p>
          </table:table-cell>
          <table:table-cell table:style-name="ce29" office:value-type="float" office:value="1408" calcext:value-type="float">
            <text:p>1,408</text:p>
          </table:table-cell>
          <table:table-cell table:style-name="ce52" office:value-type="float" office:value="1446" calcext:value-type="float">
            <text:p>1,446</text:p>
          </table:table-cell>
          <table:table-cell table:style-name="ce29" office:value-type="float" office:value="7144" calcext:value-type="float">
            <text:p>7,144</text:p>
          </table:table-cell>
          <table:table-cell table:style-name="ce29" office:value-type="float" office:value="1447" calcext:value-type="float">
            <text:p>1,447</text:p>
          </table:table-cell>
          <table:table-cell table:style-name="ce29" office:value-type="float" office:value="1430" calcext:value-type="float">
            <text:p>1,430</text:p>
          </table:table-cell>
          <table:table-cell table:style-name="ce29" office:value-type="float" office:value="1436" calcext:value-type="float">
            <text:p>1,436</text:p>
          </table:table-cell>
          <table:table-cell table:style-name="ce29" office:value-type="float" office:value="1430" calcext:value-type="float">
            <text:p>1,430</text:p>
          </table:table-cell>
          <table:table-cell table:style-name="ce52" office:value-type="float" office:value="1401" calcext:value-type="float">
            <text:p>1,401</text:p>
          </table:table-cell>
          <table:table-cell table:style-name="ce29" office:value-type="float" office:value="6395" calcext:value-type="float">
            <text:p>6,395</text:p>
          </table:table-cell>
          <table:table-cell table:style-name="ce29" office:value-type="float" office:value="1379" calcext:value-type="float">
            <text:p>1,379</text:p>
          </table:table-cell>
          <table:table-cell table:style-name="ce29" office:value-type="float" office:value="1337" calcext:value-type="float">
            <text:p>1,337</text:p>
          </table:table-cell>
          <table:table-cell table:style-name="ce29" office:value-type="float" office:value="1255" calcext:value-type="float">
            <text:p>1,255</text:p>
          </table:table-cell>
          <table:table-cell table:style-name="ce29" office:value-type="float" office:value="1285" calcext:value-type="float">
            <text:p>1,285</text:p>
          </table:table-cell>
          <table:table-cell table:style-name="ce52" office:value-type="float" office:value="1139" calcext:value-type="float">
            <text:p>1,139</text:p>
          </table:table-cell>
          <table:table-cell table:style-name="ce29" office:value-type="float" office:value="5553" calcext:value-type="float">
            <text:p>5,553</text:p>
          </table:table-cell>
          <table:table-cell table:style-name="ce29" office:value-type="float" office:value="1182" calcext:value-type="float">
            <text:p>1,182</text:p>
          </table:table-cell>
          <table:table-cell table:style-name="ce29" office:value-type="float" office:value="1201" calcext:value-type="float">
            <text:p>1,201</text:p>
          </table:table-cell>
          <table:table-cell table:style-name="ce29" office:value-type="float" office:value="1144" calcext:value-type="float">
            <text:p>1,144</text:p>
          </table:table-cell>
          <table:table-cell table:style-name="ce29" office:value-type="float" office:value="1066" calcext:value-type="float">
            <text:p>1,066</text:p>
          </table:table-cell>
          <table:table-cell table:style-name="ce52" office:value-type="float" office:value="960" calcext:value-type="float">
            <text:p>960</text:p>
          </table:table-cell>
          <table:table-cell table:style-name="ce29" office:value-type="float" office:value="3694" calcext:value-type="float">
            <text:p>3,694</text:p>
          </table:table-cell>
          <table:table-cell table:style-name="ce29" office:value-type="float" office:value="796" calcext:value-type="float">
            <text:p>796</text:p>
          </table:table-cell>
          <table:table-cell table:style-name="ce29" office:value-type="float" office:value="757" calcext:value-type="float">
            <text:p>757</text:p>
          </table:table-cell>
          <table:table-cell table:style-name="ce29" office:value-type="float" office:value="777" calcext:value-type="float">
            <text:p>777</text:p>
          </table:table-cell>
          <table:table-cell table:style-name="ce29" office:value-type="float" office:value="623" calcext:value-type="float">
            <text:p>623</text:p>
          </table:table-cell>
          <table:table-cell table:style-name="ce52" office:value-type="float" office:value="741" calcext:value-type="float">
            <text:p>741</text:p>
          </table:table-cell>
          <table:table-cell table:style-name="ce29" office:value-type="float" office:value="3502" calcext:value-type="float">
            <text:p>3,502</text:p>
          </table:table-cell>
          <table:table-cell table:style-name="ce29" office:value-type="float" office:value="659" calcext:value-type="float">
            <text:p>659</text:p>
          </table:table-cell>
          <table:table-cell table:style-name="ce29" office:value-type="float" office:value="684" calcext:value-type="float">
            <text:p>684</text:p>
          </table:table-cell>
          <table:table-cell table:style-name="ce29" office:value-type="float" office:value="702" calcext:value-type="float">
            <text:p>702</text:p>
          </table:table-cell>
          <table:table-cell table:style-name="ce29" office:value-type="float" office:value="715" calcext:value-type="float">
            <text:p>715</text:p>
          </table:table-cell>
          <table:table-cell table:style-name="ce52" office:value-type="float" office:value="742" calcext:value-type="float">
            <text:p>742</text:p>
          </table:table-cell>
          <table:table-cell table:style-name="ce29" office:value-type="float" office:value="3613" calcext:value-type="float">
            <text:p>3,613</text:p>
          </table:table-cell>
          <table:table-cell table:style-name="ce29" office:value-type="float" office:value="662" calcext:value-type="float">
            <text:p>662</text:p>
          </table:table-cell>
          <table:table-cell table:style-name="ce29" office:value-type="float" office:value="692" calcext:value-type="float">
            <text:p>692</text:p>
          </table:table-cell>
          <table:table-cell table:style-name="ce29" office:value-type="float" office:value="778" calcext:value-type="float">
            <text:p>778</text:p>
          </table:table-cell>
          <table:table-cell table:style-name="ce29" office:value-type="float" office:value="785" calcext:value-type="float">
            <text:p>785</text:p>
          </table:table-cell>
          <table:table-cell table:style-name="ce52" office:value-type="float" office:value="696" calcext:value-type="float">
            <text:p>696</text:p>
          </table:table-cell>
          <table:table-cell table:style-name="ce29" office:value-type="float" office:value="3333" calcext:value-type="float">
            <text:p>3,333</text:p>
          </table:table-cell>
          <table:table-cell table:style-name="ce29" office:value-type="float" office:value="689" calcext:value-type="float">
            <text:p>689</text:p>
          </table:table-cell>
          <table:table-cell table:style-name="ce29" office:value-type="float" office:value="756" calcext:value-type="float">
            <text:p>756</text:p>
          </table:table-cell>
          <table:table-cell table:style-name="ce29" office:value-type="float" office:value="674" calcext:value-type="float">
            <text:p>674</text:p>
          </table:table-cell>
          <table:table-cell table:style-name="ce29" office:value-type="float" office:value="644" calcext:value-type="float">
            <text:p>644</text:p>
          </table:table-cell>
          <table:table-cell table:style-name="ce52" office:value-type="float" office:value="570" calcext:value-type="float">
            <text:p>570</text:p>
          </table:table-cell>
          <table:table-cell table:style-name="ce29" office:value-type="float" office:value="2036" calcext:value-type="float">
            <text:p>2,036</text:p>
          </table:table-cell>
          <table:table-cell table:style-name="ce29" office:value-type="float" office:value="508" calcext:value-type="float">
            <text:p>508</text:p>
          </table:table-cell>
          <table:table-cell table:style-name="ce29" office:value-type="float" office:value="479" calcext:value-type="float">
            <text:p>479</text:p>
          </table:table-cell>
          <table:table-cell table:style-name="ce29" office:value-type="float" office:value="411" calcext:value-type="float">
            <text:p>411</text:p>
          </table:table-cell>
          <table:table-cell table:style-name="ce29" office:value-type="float" office:value="351" calcext:value-type="float">
            <text:p>351</text:p>
          </table:table-cell>
          <table:table-cell table:style-name="ce52" office:value-type="float" office:value="287" calcext:value-type="float">
            <text:p>287</text:p>
          </table:table-cell>
          <table:table-cell table:style-name="ce29" office:value-type="float" office:value="1047" calcext:value-type="float">
            <text:p>1,047</text:p>
          </table:table-cell>
          <table:table-cell table:style-name="ce29" office:value-type="float" office:value="287" calcext:value-type="float">
            <text:p>287</text:p>
          </table:table-cell>
          <table:table-cell table:style-name="ce29" office:value-type="float" office:value="261" calcext:value-type="float">
            <text:p>261</text:p>
          </table:table-cell>
          <table:table-cell table:style-name="ce29" office:value-type="float" office:value="207" calcext:value-type="float">
            <text:p>207</text:p>
          </table:table-cell>
          <table:table-cell table:style-name="ce29" office:value-type="float" office:value="168" calcext:value-type="float">
            <text:p>168</text:p>
          </table:table-cell>
          <table:table-cell table:style-name="ce52" office:value-type="float" office:value="124" calcext:value-type="float">
            <text:p>124</text:p>
          </table:table-cell>
          <table:table-cell table:style-name="ce29" office:value-type="float" office:value="283" calcext:value-type="float">
            <text:p>283</text:p>
          </table:table-cell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74" calcext:value-type="float">
            <text:p>74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33" calcext:value-type="float">
            <text:p>33</text:p>
          </table:table-cell>
          <table:table-cell table:style-name="ce52" office:value-type="float" office:value="29" calcext:value-type="float">
            <text:p>29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6" calcext:value-type="float">
            <text:p>6</text:p>
          </table:table-cell>
          <table:table-cell table:style-name="ce52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澎<text:span text:style-name="T1"> </text:span><text:span text:style-name="T2">湖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60];[.J60];[.P60];[.V60];[.AB60];[.AH60];[.AN60];[.AT60];[.AZ60];[.BF60];[.BL60];[.BR60];[.BX60];[.CD60];[.CJ60];[.CP60];[.CV60];[.DB60];[.DH60];[.DN60];[.DT60])" office:value-type="float" office:value="48039" calcext:value-type="float">
            <text:p>48,039</text:p>
          </table:table-cell>
          <table:table-cell table:style-name="ce29" table:formula="of:=SUM([.E60:.I60])" office:value-type="float" office:value="2074" calcext:value-type="float">
            <text:p>2,074</text:p>
          </table:table-cell>
          <table:table-cell table:style-name="ce29" office:value-type="float" office:value="390" calcext:value-type="float">
            <text:p>390</text:p>
          </table:table-cell>
          <table:table-cell table:style-name="ce29" office:value-type="float" office:value="405" calcext:value-type="float">
            <text:p>405</text:p>
          </table:table-cell>
          <table:table-cell table:style-name="ce29" office:value-type="float" office:value="434" calcext:value-type="float">
            <text:p>434</text:p>
          </table:table-cell>
          <table:table-cell table:style-name="ce29" office:value-type="float" office:value="415" calcext:value-type="float">
            <text:p>415</text:p>
          </table:table-cell>
          <table:table-cell table:style-name="ce29" office:value-type="float" office:value="430" calcext:value-type="float">
            <text:p>430</text:p>
          </table:table-cell>
          <table:table-cell table:style-name="ce29" office:value-type="float" office:value="2516" calcext:value-type="float">
            <text:p>2,516</text:p>
          </table:table-cell>
          <table:table-cell table:style-name="ce29" office:value-type="float" office:value="483" calcext:value-type="float">
            <text:p>483</text:p>
          </table:table-cell>
          <table:table-cell table:style-name="ce29" office:value-type="float" office:value="456" calcext:value-type="float">
            <text:p>456</text:p>
          </table:table-cell>
          <table:table-cell table:style-name="ce29" office:value-type="float" office:value="514" calcext:value-type="float">
            <text:p>514</text:p>
          </table:table-cell>
          <table:table-cell table:style-name="ce29" office:value-type="float" office:value="578" calcext:value-type="float">
            <text:p>578</text:p>
          </table:table-cell>
          <table:table-cell table:style-name="ce52" office:value-type="float" office:value="485" calcext:value-type="float">
            <text:p>485</text:p>
          </table:table-cell>
          <table:table-cell table:style-name="ce29" office:value-type="float" office:value="2752" calcext:value-type="float">
            <text:p>2,752</text:p>
          </table:table-cell>
          <table:table-cell table:style-name="ce29" office:value-type="float" office:value="509" calcext:value-type="float">
            <text:p>509</text:p>
          </table:table-cell>
          <table:table-cell table:style-name="ce29" office:value-type="float" office:value="607" calcext:value-type="float">
            <text:p>607</text:p>
          </table:table-cell>
          <table:table-cell table:style-name="ce29" office:value-type="float" office:value="521" calcext:value-type="float">
            <text:p>521</text:p>
          </table:table-cell>
          <table:table-cell table:style-name="ce29" office:value-type="float" office:value="559" calcext:value-type="float">
            <text:p>559</text:p>
          </table:table-cell>
          <table:table-cell table:style-name="ce52" office:value-type="float" office:value="556" calcext:value-type="float">
            <text:p>556</text:p>
          </table:table-cell>
          <table:table-cell table:style-name="ce29" office:value-type="float" office:value="2976" calcext:value-type="float">
            <text:p>2,976</text:p>
          </table:table-cell>
          <table:table-cell table:style-name="ce29" office:value-type="float" office:value="611" calcext:value-type="float">
            <text:p>611</text:p>
          </table:table-cell>
          <table:table-cell table:style-name="ce29" office:value-type="float" office:value="597" calcext:value-type="float">
            <text:p>597</text:p>
          </table:table-cell>
          <table:table-cell table:style-name="ce29" office:value-type="float" office:value="561" calcext:value-type="float">
            <text:p>561</text:p>
          </table:table-cell>
          <table:table-cell table:style-name="ce29" office:value-type="float" office:value="616" calcext:value-type="float">
            <text:p>616</text:p>
          </table:table-cell>
          <table:table-cell table:style-name="ce52" office:value-type="float" office:value="591" calcext:value-type="float">
            <text:p>591</text:p>
          </table:table-cell>
          <table:table-cell table:style-name="ce29" office:value-type="float" office:value="3394" calcext:value-type="float">
            <text:p>3,394</text:p>
          </table:table-cell>
          <table:table-cell table:number-columns-repeated="2" table:style-name="ce29" office:value-type="float" office:value="630" calcext:value-type="float">
            <text:p>630</text:p>
          </table:table-cell>
          <table:table-cell table:style-name="ce29" office:value-type="float" office:value="639" calcext:value-type="float">
            <text:p>639</text:p>
          </table:table-cell>
          <table:table-cell table:style-name="ce29" office:value-type="float" office:value="673" calcext:value-type="float">
            <text:p>673</text:p>
          </table:table-cell>
          <table:table-cell table:style-name="ce52" office:value-type="float" office:value="822" calcext:value-type="float">
            <text:p>822</text:p>
          </table:table-cell>
          <table:table-cell table:style-name="ce29" office:value-type="float" office:value="3955" calcext:value-type="float">
            <text:p>3,955</text:p>
          </table:table-cell>
          <table:table-cell table:style-name="ce29" office:value-type="float" office:value="777" calcext:value-type="float">
            <text:p>777</text:p>
          </table:table-cell>
          <table:table-cell table:style-name="ce29" office:value-type="float" office:value="749" calcext:value-type="float">
            <text:p>749</text:p>
          </table:table-cell>
          <table:table-cell table:style-name="ce29" office:value-type="float" office:value="806" calcext:value-type="float">
            <text:p>806</text:p>
          </table:table-cell>
          <table:table-cell table:style-name="ce29" office:value-type="float" office:value="815" calcext:value-type="float">
            <text:p>815</text:p>
          </table:table-cell>
          <table:table-cell table:style-name="ce52" office:value-type="float" office:value="808" calcext:value-type="float">
            <text:p>808</text:p>
          </table:table-cell>
          <table:table-cell table:style-name="ce29" office:value-type="float" office:value="3963" calcext:value-type="float">
            <text:p>3,963</text:p>
          </table:table-cell>
          <table:table-cell table:style-name="ce29" office:value-type="float" office:value="807" calcext:value-type="float">
            <text:p>807</text:p>
          </table:table-cell>
          <table:table-cell table:style-name="ce29" office:value-type="float" office:value="839" calcext:value-type="float">
            <text:p>839</text:p>
          </table:table-cell>
          <table:table-cell table:style-name="ce29" office:value-type="float" office:value="825" calcext:value-type="float">
            <text:p>825</text:p>
          </table:table-cell>
          <table:table-cell table:style-name="ce29" office:value-type="float" office:value="729" calcext:value-type="float">
            <text:p>729</text:p>
          </table:table-cell>
          <table:table-cell table:style-name="ce52" office:value-type="float" office:value="763" calcext:value-type="float">
            <text:p>763</text:p>
          </table:table-cell>
          <table:table-cell table:style-name="ce29" office:value-type="float" office:value="3856" calcext:value-type="float">
            <text:p>3,856</text:p>
          </table:table-cell>
          <table:table-cell table:style-name="ce29" office:value-type="float" office:value="767" calcext:value-type="float">
            <text:p>767</text:p>
          </table:table-cell>
          <table:table-cell table:style-name="ce29" office:value-type="float" office:value="768" calcext:value-type="float">
            <text:p>768</text:p>
          </table:table-cell>
          <table:table-cell table:style-name="ce29" office:value-type="float" office:value="787" calcext:value-type="float">
            <text:p>787</text:p>
          </table:table-cell>
          <table:table-cell table:style-name="ce29" office:value-type="float" office:value="766" calcext:value-type="float">
            <text:p>766</text:p>
          </table:table-cell>
          <table:table-cell table:style-name="ce52" office:value-type="float" office:value="768" calcext:value-type="float">
            <text:p>768</text:p>
          </table:table-cell>
          <table:table-cell table:style-name="ce29" office:value-type="float" office:value="4032" calcext:value-type="float">
            <text:p>4,032</text:p>
          </table:table-cell>
          <table:table-cell table:style-name="ce29" office:value-type="float" office:value="789" calcext:value-type="float">
            <text:p>789</text:p>
          </table:table-cell>
          <table:table-cell table:style-name="ce29" office:value-type="float" office:value="835" calcext:value-type="float">
            <text:p>835</text:p>
          </table:table-cell>
          <table:table-cell table:style-name="ce29" office:value-type="float" office:value="785" calcext:value-type="float">
            <text:p>785</text:p>
          </table:table-cell>
          <table:table-cell table:style-name="ce29" office:value-type="float" office:value="809" calcext:value-type="float">
            <text:p>809</text:p>
          </table:table-cell>
          <table:table-cell table:style-name="ce52" office:value-type="float" office:value="814" calcext:value-type="float">
            <text:p>814</text:p>
          </table:table-cell>
          <table:table-cell table:style-name="ce29" office:value-type="float" office:value="3883" calcext:value-type="float">
            <text:p>3,883</text:p>
          </table:table-cell>
          <table:table-cell table:style-name="ce29" office:value-type="float" office:value="794" calcext:value-type="float">
            <text:p>794</text:p>
          </table:table-cell>
          <table:table-cell table:style-name="ce29" office:value-type="float" office:value="786" calcext:value-type="float">
            <text:p>786</text:p>
          </table:table-cell>
          <table:table-cell table:style-name="ce29" office:value-type="float" office:value="769" calcext:value-type="float">
            <text:p>769</text:p>
          </table:table-cell>
          <table:table-cell table:style-name="ce29" office:value-type="float" office:value="772" calcext:value-type="float">
            <text:p>772</text:p>
          </table:table-cell>
          <table:table-cell table:style-name="ce52" office:value-type="float" office:value="762" calcext:value-type="float">
            <text:p>762</text:p>
          </table:table-cell>
          <table:table-cell table:style-name="ce29" office:value-type="float" office:value="3425" calcext:value-type="float">
            <text:p>3,425</text:p>
          </table:table-cell>
          <table:table-cell table:style-name="ce29" office:value-type="float" office:value="734" calcext:value-type="float">
            <text:p>734</text:p>
          </table:table-cell>
          <table:table-cell table:style-name="ce29" office:value-type="float" office:value="742" calcext:value-type="float">
            <text:p>742</text:p>
          </table:table-cell>
          <table:table-cell table:style-name="ce29" office:value-type="float" office:value="673" calcext:value-type="float">
            <text:p>673</text:p>
          </table:table-cell>
          <table:table-cell table:style-name="ce29" office:value-type="float" office:value="702" calcext:value-type="float">
            <text:p>702</text:p>
          </table:table-cell>
          <table:table-cell table:style-name="ce52" office:value-type="float" office:value="574" calcext:value-type="float">
            <text:p>574</text:p>
          </table:table-cell>
          <table:table-cell table:style-name="ce29" office:value-type="float" office:value="2786" calcext:value-type="float">
            <text:p>2,786</text:p>
          </table:table-cell>
          <table:table-cell table:style-name="ce29" office:value-type="float" office:value="600" calcext:value-type="float">
            <text:p>600</text:p>
          </table:table-cell>
          <table:table-cell table:style-name="ce29" office:value-type="float" office:value="595" calcext:value-type="float">
            <text:p>595</text:p>
          </table:table-cell>
          <table:table-cell table:style-name="ce29" office:value-type="float" office:value="587" calcext:value-type="float">
            <text:p>587</text:p>
          </table:table-cell>
          <table:table-cell table:style-name="ce29" office:value-type="float" office:value="541" calcext:value-type="float">
            <text:p>541</text:p>
          </table:table-cell>
          <table:table-cell table:style-name="ce52" office:value-type="float" office:value="463" calcext:value-type="float">
            <text:p>463</text:p>
          </table:table-cell>
          <table:table-cell table:style-name="ce29" office:value-type="float" office:value="1799" calcext:value-type="float">
            <text:p>1,799</text:p>
          </table:table-cell>
          <table:table-cell table:style-name="ce29" office:value-type="float" office:value="386" calcext:value-type="float">
            <text:p>386</text:p>
          </table:table-cell>
          <table:table-cell table:style-name="ce29" office:value-type="float" office:value="363" calcext:value-type="float">
            <text:p>363</text:p>
          </table:table-cell>
          <table:table-cell table:style-name="ce29" office:value-type="float" office:value="378" calcext:value-type="float">
            <text:p>378</text:p>
          </table:table-cell>
          <table:table-cell table:style-name="ce29" office:value-type="float" office:value="297" calcext:value-type="float">
            <text:p>297</text:p>
          </table:table-cell>
          <table:table-cell table:style-name="ce52" office:value-type="float" office:value="375" calcext:value-type="float">
            <text:p>375</text:p>
          </table:table-cell>
          <table:table-cell table:style-name="ce29" office:value-type="float" office:value="1718" calcext:value-type="float">
            <text:p>1,718</text:p>
          </table:table-cell>
          <table:table-cell table:style-name="ce29" office:value-type="float" office:value="338" calcext:value-type="float">
            <text:p>338</text:p>
          </table:table-cell>
          <table:table-cell table:style-name="ce29" office:value-type="float" office:value="325" calcext:value-type="float">
            <text:p>325</text:p>
          </table:table-cell>
          <table:table-cell table:style-name="ce29" office:value-type="float" office:value="355" calcext:value-type="float">
            <text:p>355</text:p>
          </table:table-cell>
          <table:table-cell table:style-name="ce29" office:value-type="float" office:value="344" calcext:value-type="float">
            <text:p>344</text:p>
          </table:table-cell>
          <table:table-cell table:style-name="ce52" office:value-type="float" office:value="356" calcext:value-type="float">
            <text:p>356</text:p>
          </table:table-cell>
          <table:table-cell table:style-name="ce29" office:value-type="float" office:value="1765" calcext:value-type="float">
            <text:p>1,765</text:p>
          </table:table-cell>
          <table:table-cell table:style-name="ce29" office:value-type="float" office:value="339" calcext:value-type="float">
            <text:p>339</text:p>
          </table:table-cell>
          <table:table-cell table:style-name="ce29" office:value-type="float" office:value="356" calcext:value-type="float">
            <text:p>356</text:p>
          </table:table-cell>
          <table:table-cell table:style-name="ce29" office:value-type="float" office:value="388" calcext:value-type="float">
            <text:p>388</text:p>
          </table:table-cell>
          <table:table-cell table:style-name="ce29" office:value-type="float" office:value="361" calcext:value-type="float">
            <text:p>361</text:p>
          </table:table-cell>
          <table:table-cell table:style-name="ce52" office:value-type="float" office:value="321" calcext:value-type="float">
            <text:p>321</text:p>
          </table:table-cell>
          <table:table-cell table:style-name="ce29" office:value-type="float" office:value="1636" calcext:value-type="float">
            <text:p>1,636</text:p>
          </table:table-cell>
          <table:table-cell table:style-name="ce29" office:value-type="float" office:value="328" calcext:value-type="float">
            <text:p>328</text:p>
          </table:table-cell>
          <table:table-cell table:style-name="ce29" office:value-type="float" office:value="337" calcext:value-type="float">
            <text:p>337</text:p>
          </table:table-cell>
          <table:table-cell table:style-name="ce29" office:value-type="float" office:value="359" calcext:value-type="float">
            <text:p>359</text:p>
          </table:table-cell>
          <table:table-cell table:style-name="ce29" office:value-type="float" office:value="325" calcext:value-type="float">
            <text:p>325</text:p>
          </table:table-cell>
          <table:table-cell table:style-name="ce52" office:value-type="float" office:value="287" calcext:value-type="float">
            <text:p>287</text:p>
          </table:table-cell>
          <table:table-cell table:style-name="ce29" office:value-type="float" office:value="959" calcext:value-type="float">
            <text:p>959</text:p>
          </table:table-cell>
          <table:table-cell table:style-name="ce29" office:value-type="float" office:value="242" calcext:value-type="float">
            <text:p>242</text:p>
          </table:table-cell>
          <table:table-cell table:style-name="ce29" office:value-type="float" office:value="246" calcext:value-type="float">
            <text:p>246</text:p>
          </table:table-cell>
          <table:table-cell table:style-name="ce29" office:value-type="float" office:value="194" calcext:value-type="float">
            <text:p>194</text:p>
          </table:table-cell>
          <table:table-cell table:style-name="ce29" office:value-type="float" office:value="141" calcext:value-type="float">
            <text:p>141</text:p>
          </table:table-cell>
          <table:table-cell table:style-name="ce52" office:value-type="float" office:value="136" calcext:value-type="float">
            <text:p>136</text:p>
          </table:table-cell>
          <table:table-cell table:style-name="ce29" office:value-type="float" office:value="423" calcext:value-type="float">
            <text:p>423</text:p>
          </table:table-cell>
          <table:table-cell table:style-name="ce29" office:value-type="float" office:value="126" calcext:value-type="float">
            <text:p>126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76" calcext:value-type="float">
            <text:p>76</text:p>
          </table:table-cell>
          <table:table-cell table:style-name="ce29" office:value-type="float" office:value="67" calcext:value-type="float">
            <text:p>67</text:p>
          </table:table-cell>
          <table:table-cell table:style-name="ce52" office:value-type="float" office:value="50" calcext:value-type="float">
            <text:p>50</text:p>
          </table:table-cell>
          <table:table-cell table:style-name="ce29" office:value-type="float" office:value="108" calcext:value-type="float">
            <text:p>108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5" calcext:value-type="float">
            <text:p>15</text:p>
          </table:table-cell>
          <table:table-cell table:style-name="ce52" office:value-type="float" office:value="11" calcext:value-type="float">
            <text:p>11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52" office:value-type="float" office:value="0" calcext:value-type="float">
            <text:p>—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61];[.J61];[.P61];[.V61];[.AB61];[.AH61];[.AN61];[.AT61];[.AZ61];[.BF61];[.BL61];[.BR61];[.BX61];[.CD61];[.CJ61];[.CP61];[.CV61];[.DB61];[.DH61];[.DN61];[.DT61])" office:value-type="float" office:value="45065" calcext:value-type="float">
            <text:p>45,065</text:p>
          </table:table-cell>
          <table:table-cell table:style-name="ce37" table:formula="of:=SUM([.E61:.I61])" office:value-type="float" office:value="1934" calcext:value-type="float">
            <text:p>1,934</text:p>
          </table:table-cell>
          <table:table-cell table:style-name="ce30" office:value-type="float" office:value="344" calcext:value-type="float">
            <text:p>344</text:p>
          </table:table-cell>
          <table:table-cell table:style-name="ce30" office:value-type="float" office:value="360" calcext:value-type="float">
            <text:p>360</text:p>
          </table:table-cell>
          <table:table-cell table:style-name="ce30" office:value-type="float" office:value="398" calcext:value-type="float">
            <text:p>398</text:p>
          </table:table-cell>
          <table:table-cell table:style-name="ce30" office:value-type="float" office:value="434" calcext:value-type="float">
            <text:p>434</text:p>
          </table:table-cell>
          <table:table-cell table:style-name="ce30" office:value-type="float" office:value="398" calcext:value-type="float">
            <text:p>398</text:p>
          </table:table-cell>
          <table:table-cell table:style-name="ce30" office:value-type="float" office:value="2235" calcext:value-type="float">
            <text:p>2,235</text:p>
          </table:table-cell>
          <table:table-cell table:style-name="ce30" office:value-type="float" office:value="412" calcext:value-type="float">
            <text:p>412</text:p>
          </table:table-cell>
          <table:table-cell table:style-name="ce30" office:value-type="float" office:value="405" calcext:value-type="float">
            <text:p>405</text:p>
          </table:table-cell>
          <table:table-cell table:style-name="ce30" office:value-type="float" office:value="463" calcext:value-type="float">
            <text:p>463</text:p>
          </table:table-cell>
          <table:table-cell table:style-name="ce30" office:value-type="float" office:value="493" calcext:value-type="float">
            <text:p>493</text:p>
          </table:table-cell>
          <table:table-cell table:style-name="ce37" office:value-type="float" office:value="462" calcext:value-type="float">
            <text:p>462</text:p>
          </table:table-cell>
          <table:table-cell table:style-name="ce30" office:value-type="float" office:value="2533" calcext:value-type="float">
            <text:p>2,533</text:p>
          </table:table-cell>
          <table:table-cell table:style-name="ce30" office:value-type="float" office:value="467" calcext:value-type="float">
            <text:p>467</text:p>
          </table:table-cell>
          <table:table-cell table:style-name="ce30" office:value-type="float" office:value="542" calcext:value-type="float">
            <text:p>542</text:p>
          </table:table-cell>
          <table:table-cell table:style-name="ce30" office:value-type="float" office:value="492" calcext:value-type="float">
            <text:p>492</text:p>
          </table:table-cell>
          <table:table-cell table:style-name="ce30" office:value-type="float" office:value="511" calcext:value-type="float">
            <text:p>511</text:p>
          </table:table-cell>
          <table:table-cell table:style-name="ce37" office:value-type="float" office:value="521" calcext:value-type="float">
            <text:p>521</text:p>
          </table:table-cell>
          <table:table-cell table:style-name="ce30" office:value-type="float" office:value="2836" calcext:value-type="float">
            <text:p>2,836</text:p>
          </table:table-cell>
          <table:table-cell table:style-name="ce30" office:value-type="float" office:value="547" calcext:value-type="float">
            <text:p>547</text:p>
          </table:table-cell>
          <table:table-cell table:style-name="ce30" office:value-type="float" office:value="580" calcext:value-type="float">
            <text:p>580</text:p>
          </table:table-cell>
          <table:table-cell table:style-name="ce30" office:value-type="float" office:value="519" calcext:value-type="float">
            <text:p>519</text:p>
          </table:table-cell>
          <table:table-cell table:style-name="ce30" office:value-type="float" office:value="568" calcext:value-type="float">
            <text:p>568</text:p>
          </table:table-cell>
          <table:table-cell table:style-name="ce37" office:value-type="float" office:value="622" calcext:value-type="float">
            <text:p>622</text:p>
          </table:table-cell>
          <table:table-cell table:style-name="ce30" office:value-type="float" office:value="3221" calcext:value-type="float">
            <text:p>3,221</text:p>
          </table:table-cell>
          <table:table-cell table:style-name="ce30" office:value-type="float" office:value="647" calcext:value-type="float">
            <text:p>647</text:p>
          </table:table-cell>
          <table:table-cell table:style-name="ce30" office:value-type="float" office:value="613" calcext:value-type="float">
            <text:p>613</text:p>
          </table:table-cell>
          <table:table-cell table:style-name="ce30" office:value-type="float" office:value="599" calcext:value-type="float">
            <text:p>599</text:p>
          </table:table-cell>
          <table:table-cell table:style-name="ce30" office:value-type="float" office:value="626" calcext:value-type="float">
            <text:p>626</text:p>
          </table:table-cell>
          <table:table-cell table:style-name="ce37" office:value-type="float" office:value="736" calcext:value-type="float">
            <text:p>736</text:p>
          </table:table-cell>
          <table:table-cell table:style-name="ce30" office:value-type="float" office:value="3944" calcext:value-type="float">
            <text:p>3,944</text:p>
          </table:table-cell>
          <table:table-cell table:style-name="ce30" office:value-type="float" office:value="702" calcext:value-type="float">
            <text:p>702</text:p>
          </table:table-cell>
          <table:table-cell table:style-name="ce30" office:value-type="float" office:value="785" calcext:value-type="float">
            <text:p>785</text:p>
          </table:table-cell>
          <table:table-cell table:style-name="ce30" office:value-type="float" office:value="791" calcext:value-type="float">
            <text:p>791</text:p>
          </table:table-cell>
          <table:table-cell table:style-name="ce30" office:value-type="float" office:value="837" calcext:value-type="float">
            <text:p>837</text:p>
          </table:table-cell>
          <table:table-cell table:style-name="ce37" office:value-type="float" office:value="829" calcext:value-type="float">
            <text:p>829</text:p>
          </table:table-cell>
          <table:table-cell table:style-name="ce30" office:value-type="float" office:value="3795" calcext:value-type="float">
            <text:p>3,795</text:p>
          </table:table-cell>
          <table:table-cell table:style-name="ce30" office:value-type="float" office:value="762" calcext:value-type="float">
            <text:p>762</text:p>
          </table:table-cell>
          <table:table-cell table:style-name="ce30" office:value-type="float" office:value="795" calcext:value-type="float">
            <text:p>795</text:p>
          </table:table-cell>
          <table:table-cell table:style-name="ce30" office:value-type="float" office:value="796" calcext:value-type="float">
            <text:p>796</text:p>
          </table:table-cell>
          <table:table-cell table:style-name="ce30" office:value-type="float" office:value="697" calcext:value-type="float">
            <text:p>697</text:p>
          </table:table-cell>
          <table:table-cell table:style-name="ce37" office:value-type="float" office:value="745" calcext:value-type="float">
            <text:p>745</text:p>
          </table:table-cell>
          <table:table-cell table:style-name="ce30" office:value-type="float" office:value="3253" calcext:value-type="float">
            <text:p>3,253</text:p>
          </table:table-cell>
          <table:table-cell table:style-name="ce30" office:value-type="float" office:value="618" calcext:value-type="float">
            <text:p>618</text:p>
          </table:table-cell>
          <table:table-cell table:style-name="ce30" office:value-type="float" office:value="689" calcext:value-type="float">
            <text:p>689</text:p>
          </table:table-cell>
          <table:table-cell table:style-name="ce30" office:value-type="float" office:value="660" calcext:value-type="float">
            <text:p>660</text:p>
          </table:table-cell>
          <table:table-cell table:style-name="ce30" office:value-type="float" office:value="656" calcext:value-type="float">
            <text:p>656</text:p>
          </table:table-cell>
          <table:table-cell table:style-name="ce37" office:value-type="float" office:value="630" calcext:value-type="float">
            <text:p>630</text:p>
          </table:table-cell>
          <table:table-cell table:style-name="ce30" office:value-type="float" office:value="3174" calcext:value-type="float">
            <text:p>3,174</text:p>
          </table:table-cell>
          <table:table-cell table:style-name="ce30" office:value-type="float" office:value="665" calcext:value-type="float">
            <text:p>665</text:p>
          </table:table-cell>
          <table:table-cell table:style-name="ce30" office:value-type="float" office:value="618" calcext:value-type="float">
            <text:p>618</text:p>
          </table:table-cell>
          <table:table-cell table:style-name="ce30" office:value-type="float" office:value="660" calcext:value-type="float">
            <text:p>660</text:p>
          </table:table-cell>
          <table:table-cell table:style-name="ce30" office:value-type="float" office:value="599" calcext:value-type="float">
            <text:p>599</text:p>
          </table:table-cell>
          <table:table-cell table:style-name="ce37" office:value-type="float" office:value="632" calcext:value-type="float">
            <text:p>632</text:p>
          </table:table-cell>
          <table:table-cell table:style-name="ce30" office:value-type="float" office:value="3261" calcext:value-type="float">
            <text:p>3,261</text:p>
          </table:table-cell>
          <table:table-cell table:style-name="ce30" office:value-type="float" office:value="653" calcext:value-type="float">
            <text:p>653</text:p>
          </table:table-cell>
          <table:table-cell table:style-name="ce30" office:value-type="float" office:value="644" calcext:value-type="float">
            <text:p>644</text:p>
          </table:table-cell>
          <table:table-cell table:style-name="ce30" office:value-type="float" office:value="667" calcext:value-type="float">
            <text:p>667</text:p>
          </table:table-cell>
          <table:table-cell table:style-name="ce30" office:value-type="float" office:value="658" calcext:value-type="float">
            <text:p>658</text:p>
          </table:table-cell>
          <table:table-cell table:style-name="ce37" office:value-type="float" office:value="639" calcext:value-type="float">
            <text:p>639</text:p>
          </table:table-cell>
          <table:table-cell table:style-name="ce30" office:value-type="float" office:value="2970" calcext:value-type="float">
            <text:p>2,970</text:p>
          </table:table-cell>
          <table:table-cell table:style-name="ce30" office:value-type="float" office:value="645" calcext:value-type="float">
            <text:p>645</text:p>
          </table:table-cell>
          <table:table-cell table:style-name="ce30" office:value-type="float" office:value="595" calcext:value-type="float">
            <text:p>595</text:p>
          </table:table-cell>
          <table:table-cell table:style-name="ce30" office:value-type="float" office:value="582" calcext:value-type="float">
            <text:p>582</text:p>
          </table:table-cell>
          <table:table-cell table:style-name="ce30" office:value-type="float" office:value="583" calcext:value-type="float">
            <text:p>583</text:p>
          </table:table-cell>
          <table:table-cell table:style-name="ce37" office:value-type="float" office:value="565" calcext:value-type="float">
            <text:p>565</text:p>
          </table:table-cell>
          <table:table-cell table:style-name="ce30" office:value-type="float" office:value="2767" calcext:value-type="float">
            <text:p>2,767</text:p>
          </table:table-cell>
          <table:table-cell table:style-name="ce30" office:value-type="float" office:value="582" calcext:value-type="float">
            <text:p>582</text:p>
          </table:table-cell>
          <table:table-cell table:style-name="ce30" office:value-type="float" office:value="606" calcext:value-type="float">
            <text:p>606</text:p>
          </table:table-cell>
          <table:table-cell table:style-name="ce30" office:value-type="float" office:value="557" calcext:value-type="float">
            <text:p>557</text:p>
          </table:table-cell>
          <table:table-cell table:style-name="ce30" office:value-type="float" office:value="525" calcext:value-type="float">
            <text:p>525</text:p>
          </table:table-cell>
          <table:table-cell table:style-name="ce37" office:value-type="float" office:value="497" calcext:value-type="float">
            <text:p>497</text:p>
          </table:table-cell>
          <table:table-cell table:style-name="ce30" office:value-type="float" office:value="1895" calcext:value-type="float">
            <text:p>1,895</text:p>
          </table:table-cell>
          <table:table-cell table:style-name="ce30" office:value-type="float" office:value="410" calcext:value-type="float">
            <text:p>410</text:p>
          </table:table-cell>
          <table:table-cell table:style-name="ce30" office:value-type="float" office:value="394" calcext:value-type="float">
            <text:p>394</text:p>
          </table:table-cell>
          <table:table-cell table:style-name="ce30" office:value-type="float" office:value="399" calcext:value-type="float">
            <text:p>399</text:p>
          </table:table-cell>
          <table:table-cell table:style-name="ce30" office:value-type="float" office:value="326" calcext:value-type="float">
            <text:p>326</text:p>
          </table:table-cell>
          <table:table-cell table:style-name="ce37" office:value-type="float" office:value="366" calcext:value-type="float">
            <text:p>366</text:p>
          </table:table-cell>
          <table:table-cell table:style-name="ce30" office:value-type="float" office:value="1784" calcext:value-type="float">
            <text:p>1,784</text:p>
          </table:table-cell>
          <table:table-cell table:style-name="ce30" office:value-type="float" office:value="321" calcext:value-type="float">
            <text:p>321</text:p>
          </table:table-cell>
          <table:table-cell table:style-name="ce30" office:value-type="float" office:value="359" calcext:value-type="float">
            <text:p>359</text:p>
          </table:table-cell>
          <table:table-cell table:style-name="ce30" office:value-type="float" office:value="347" calcext:value-type="float">
            <text:p>347</text:p>
          </table:table-cell>
          <table:table-cell table:style-name="ce30" office:value-type="float" office:value="371" calcext:value-type="float">
            <text:p>371</text:p>
          </table:table-cell>
          <table:table-cell table:style-name="ce37" office:value-type="float" office:value="386" calcext:value-type="float">
            <text:p>386</text:p>
          </table:table-cell>
          <table:table-cell table:style-name="ce30" office:value-type="float" office:value="1848" calcext:value-type="float">
            <text:p>1,848</text:p>
          </table:table-cell>
          <table:table-cell table:style-name="ce30" office:value-type="float" office:value="323" calcext:value-type="float">
            <text:p>323</text:p>
          </table:table-cell>
          <table:table-cell table:style-name="ce30" office:value-type="float" office:value="336" calcext:value-type="float">
            <text:p>336</text:p>
          </table:table-cell>
          <table:table-cell table:style-name="ce30" office:value-type="float" office:value="390" calcext:value-type="float">
            <text:p>390</text:p>
          </table:table-cell>
          <table:table-cell table:style-name="ce30" office:value-type="float" office:value="424" calcext:value-type="float">
            <text:p>424</text:p>
          </table:table-cell>
          <table:table-cell table:style-name="ce37" office:value-type="float" office:value="375" calcext:value-type="float">
            <text:p>375</text:p>
          </table:table-cell>
          <table:table-cell table:style-name="ce30" office:value-type="float" office:value="1697" calcext:value-type="float">
            <text:p>1,697</text:p>
          </table:table-cell>
          <table:table-cell table:style-name="ce30" office:value-type="float" office:value="361" calcext:value-type="float">
            <text:p>361</text:p>
          </table:table-cell>
          <table:table-cell table:style-name="ce30" office:value-type="float" office:value="419" calcext:value-type="float">
            <text:p>419</text:p>
          </table:table-cell>
          <table:table-cell table:style-name="ce30" office:value-type="float" office:value="315" calcext:value-type="float">
            <text:p>315</text:p>
          </table:table-cell>
          <table:table-cell table:style-name="ce30" office:value-type="float" office:value="319" calcext:value-type="float">
            <text:p>319</text:p>
          </table:table-cell>
          <table:table-cell table:style-name="ce37" office:value-type="float" office:value="283" calcext:value-type="float">
            <text:p>283</text:p>
          </table:table-cell>
          <table:table-cell table:style-name="ce30" office:value-type="float" office:value="1077" calcext:value-type="float">
            <text:p>1,077</text:p>
          </table:table-cell>
          <table:table-cell table:style-name="ce30" office:value-type="float" office:value="266" calcext:value-type="float">
            <text:p>266</text:p>
          </table:table-cell>
          <table:table-cell table:style-name="ce30" office:value-type="float" office:value="233" calcext:value-type="float">
            <text:p>233</text:p>
          </table:table-cell>
          <table:table-cell table:style-name="ce30" office:value-type="float" office:value="217" calcext:value-type="float">
            <text:p>217</text:p>
          </table:table-cell>
          <table:table-cell table:style-name="ce30" office:value-type="float" office:value="210" calcext:value-type="float">
            <text:p>210</text:p>
          </table:table-cell>
          <table:table-cell table:style-name="ce37" office:value-type="float" office:value="151" calcext:value-type="float">
            <text:p>151</text:p>
          </table:table-cell>
          <table:table-cell table:style-name="ce30" office:value-type="float" office:value="624" calcext:value-type="float">
            <text:p>624</text:p>
          </table:table-cell>
          <table:table-cell table:style-name="ce30" office:value-type="float" office:value="161" calcext:value-type="float">
            <text:p>161</text:p>
          </table:table-cell>
          <table:table-cell table:style-name="ce30" office:value-type="float" office:value="157" calcext:value-type="float">
            <text:p>157</text:p>
          </table:table-cell>
          <table:table-cell table:style-name="ce30" office:value-type="float" office:value="131" calcext:value-type="float">
            <text:p>131</text:p>
          </table:table-cell>
          <table:table-cell table:style-name="ce30" office:value-type="float" office:value="101" calcext:value-type="float">
            <text:p>101</text:p>
          </table:table-cell>
          <table:table-cell table:style-name="ce37" office:value-type="float" office:value="74" calcext:value-type="float">
            <text:p>74</text:p>
          </table:table-cell>
          <table:table-cell table:style-name="ce30" office:value-type="float" office:value="175" calcext:value-type="float">
            <text:p>175</text:p>
          </table:table-cell>
          <table:table-cell table:style-name="ce30" office:value-type="float" office:value="67" calcext:value-type="float">
            <text:p>67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18" calcext:value-type="float">
            <text:p>18</text:p>
          </table:table-cell>
          <table:table-cell table:style-name="ce37" office:value-type="float" office:value="18" calcext:value-type="float">
            <text:p>18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8" calcext:value-type="float">
            <text:p>8</text:p>
          </table:table-cell>
          <table:table-cell table:number-columns-repeated="2" table:style-name="ce30" office:value-type="float" office:value="5" calcext:value-type="float">
            <text:p>5</text:p>
          </table:table-cell>
          <table:table-cell table:style-name="ce37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62];[.J62];[.P62];[.V62];[.AB62];[.AH62];[.AN62];[.AT62];[.AZ62];[.BF62];[.BL62];[.BR62];[.BX62];[.CD62];[.CJ62];[.CP62];[.CV62];[.DB62];[.DH62];[.DN62];[.DT62])" office:value-type="float" office:value="388976" calcext:value-type="float">
            <text:p>388,976</text:p>
          </table:table-cell>
          <table:table-cell table:style-name="ce29" table:formula="of:=SUM([.E62:.I62])" office:value-type="float" office:value="14530" calcext:value-type="float">
            <text:p>14,530</text:p>
          </table:table-cell>
          <table:table-cell table:style-name="ce29" office:value-type="float" office:value="2567" calcext:value-type="float">
            <text:p>2,567</text:p>
          </table:table-cell>
          <table:table-cell table:style-name="ce29" office:value-type="float" office:value="2888" calcext:value-type="float">
            <text:p>2,888</text:p>
          </table:table-cell>
          <table:table-cell table:style-name="ce29" office:value-type="float" office:value="2920" calcext:value-type="float">
            <text:p>2,920</text:p>
          </table:table-cell>
          <table:table-cell table:style-name="ce29" office:value-type="float" office:value="2982" calcext:value-type="float">
            <text:p>2,982</text:p>
          </table:table-cell>
          <table:table-cell table:style-name="ce29" office:value-type="float" office:value="3173" calcext:value-type="float">
            <text:p>3,173</text:p>
          </table:table-cell>
          <table:table-cell table:style-name="ce29" office:value-type="float" office:value="20656" calcext:value-type="float">
            <text:p>20,656</text:p>
          </table:table-cell>
          <table:table-cell table:style-name="ce29" office:value-type="float" office:value="3435" calcext:value-type="float">
            <text:p>3,435</text:p>
          </table:table-cell>
          <table:table-cell table:style-name="ce29" office:value-type="float" office:value="3656" calcext:value-type="float">
            <text:p>3,656</text:p>
          </table:table-cell>
          <table:table-cell table:style-name="ce29" office:value-type="float" office:value="4101" calcext:value-type="float">
            <text:p>4,101</text:p>
          </table:table-cell>
          <table:table-cell table:style-name="ce29" office:value-type="float" office:value="4988" calcext:value-type="float">
            <text:p>4,988</text:p>
          </table:table-cell>
          <table:table-cell table:style-name="ce52" office:value-type="float" office:value="4476" calcext:value-type="float">
            <text:p>4,476</text:p>
          </table:table-cell>
          <table:table-cell table:style-name="ce29" office:value-type="float" office:value="26638" calcext:value-type="float">
            <text:p>26,638</text:p>
          </table:table-cell>
          <table:table-cell table:style-name="ce29" office:value-type="float" office:value="4548" calcext:value-type="float">
            <text:p>4,548</text:p>
          </table:table-cell>
          <table:table-cell table:style-name="ce29" office:value-type="float" office:value="5328" calcext:value-type="float">
            <text:p>5,328</text:p>
          </table:table-cell>
          <table:table-cell table:style-name="ce29" office:value-type="float" office:value="5664" calcext:value-type="float">
            <text:p>5,664</text:p>
          </table:table-cell>
          <table:table-cell table:style-name="ce29" office:value-type="float" office:value="5563" calcext:value-type="float">
            <text:p>5,563</text:p>
          </table:table-cell>
          <table:table-cell table:style-name="ce52" office:value-type="float" office:value="5535" calcext:value-type="float">
            <text:p>5,535</text:p>
          </table:table-cell>
          <table:table-cell table:style-name="ce29" office:value-type="float" office:value="27785" calcext:value-type="float">
            <text:p>27,785</text:p>
          </table:table-cell>
          <table:table-cell table:style-name="ce29" office:value-type="float" office:value="5520" calcext:value-type="float">
            <text:p>5,520</text:p>
          </table:table-cell>
          <table:table-cell table:style-name="ce29" office:value-type="float" office:value="5525" calcext:value-type="float">
            <text:p>5,525</text:p>
          </table:table-cell>
          <table:table-cell table:style-name="ce29" office:value-type="float" office:value="5709" calcext:value-type="float">
            <text:p>5,709</text:p>
          </table:table-cell>
          <table:table-cell table:style-name="ce29" office:value-type="float" office:value="5635" calcext:value-type="float">
            <text:p>5,635</text:p>
          </table:table-cell>
          <table:table-cell table:style-name="ce52" office:value-type="float" office:value="5396" calcext:value-type="float">
            <text:p>5,396</text:p>
          </table:table-cell>
          <table:table-cell table:style-name="ce29" office:value-type="float" office:value="26801" calcext:value-type="float">
            <text:p>26,801</text:p>
          </table:table-cell>
          <table:table-cell table:style-name="ce29" office:value-type="float" office:value="5578" calcext:value-type="float">
            <text:p>5,578</text:p>
          </table:table-cell>
          <table:table-cell table:style-name="ce29" office:value-type="float" office:value="4999" calcext:value-type="float">
            <text:p>4,999</text:p>
          </table:table-cell>
          <table:table-cell table:style-name="ce29" office:value-type="float" office:value="5066" calcext:value-type="float">
            <text:p>5,066</text:p>
          </table:table-cell>
          <table:table-cell table:style-name="ce29" office:value-type="float" office:value="5447" calcext:value-type="float">
            <text:p>5,447</text:p>
          </table:table-cell>
          <table:table-cell table:style-name="ce52" office:value-type="float" office:value="5711" calcext:value-type="float">
            <text:p>5,711</text:p>
          </table:table-cell>
          <table:table-cell table:style-name="ce29" office:value-type="float" office:value="32001" calcext:value-type="float">
            <text:p>32,001</text:p>
          </table:table-cell>
          <table:table-cell table:style-name="ce29" office:value-type="float" office:value="5950" calcext:value-type="float">
            <text:p>5,950</text:p>
          </table:table-cell>
          <table:table-cell table:style-name="ce29" office:value-type="float" office:value="6523" calcext:value-type="float">
            <text:p>6,523</text:p>
          </table:table-cell>
          <table:table-cell table:style-name="ce29" office:value-type="float" office:value="6604" calcext:value-type="float">
            <text:p>6,604</text:p>
          </table:table-cell>
          <table:table-cell table:style-name="ce29" office:value-type="float" office:value="6361" calcext:value-type="float">
            <text:p>6,361</text:p>
          </table:table-cell>
          <table:table-cell table:style-name="ce52" office:value-type="float" office:value="6563" calcext:value-type="float">
            <text:p>6,563</text:p>
          </table:table-cell>
          <table:table-cell table:style-name="ce29" office:value-type="float" office:value="30977" calcext:value-type="float">
            <text:p>30,977</text:p>
          </table:table-cell>
          <table:table-cell table:style-name="ce29" office:value-type="float" office:value="6374" calcext:value-type="float">
            <text:p>6,374</text:p>
          </table:table-cell>
          <table:table-cell table:style-name="ce29" office:value-type="float" office:value="6337" calcext:value-type="float">
            <text:p>6,337</text:p>
          </table:table-cell>
          <table:table-cell table:style-name="ce29" office:value-type="float" office:value="6491" calcext:value-type="float">
            <text:p>6,491</text:p>
          </table:table-cell>
          <table:table-cell table:style-name="ce29" office:value-type="float" office:value="5760" calcext:value-type="float">
            <text:p>5,760</text:p>
          </table:table-cell>
          <table:table-cell table:style-name="ce52" office:value-type="float" office:value="6015" calcext:value-type="float">
            <text:p>6,015</text:p>
          </table:table-cell>
          <table:table-cell table:style-name="ce29" office:value-type="float" office:value="31459" calcext:value-type="float">
            <text:p>31,459</text:p>
          </table:table-cell>
          <table:table-cell table:style-name="ce29" office:value-type="float" office:value="5958" calcext:value-type="float">
            <text:p>5,958</text:p>
          </table:table-cell>
          <table:table-cell table:style-name="ce29" office:value-type="float" office:value="6162" calcext:value-type="float">
            <text:p>6,162</text:p>
          </table:table-cell>
          <table:table-cell table:style-name="ce29" office:value-type="float" office:value="6346" calcext:value-type="float">
            <text:p>6,346</text:p>
          </table:table-cell>
          <table:table-cell table:style-name="ce29" office:value-type="float" office:value="6437" calcext:value-type="float">
            <text:p>6,437</text:p>
          </table:table-cell>
          <table:table-cell table:style-name="ce52" office:value-type="float" office:value="6556" calcext:value-type="float">
            <text:p>6,556</text:p>
          </table:table-cell>
          <table:table-cell table:style-name="ce29" office:value-type="float" office:value="33114" calcext:value-type="float">
            <text:p>33,114</text:p>
          </table:table-cell>
          <table:table-cell table:style-name="ce29" office:value-type="float" office:value="6638" calcext:value-type="float">
            <text:p>6,638</text:p>
          </table:table-cell>
          <table:table-cell table:style-name="ce29" office:value-type="float" office:value="6348" calcext:value-type="float">
            <text:p>6,348</text:p>
          </table:table-cell>
          <table:table-cell table:style-name="ce29" office:value-type="float" office:value="6661" calcext:value-type="float">
            <text:p>6,661</text:p>
          </table:table-cell>
          <table:table-cell table:style-name="ce29" office:value-type="float" office:value="6723" calcext:value-type="float">
            <text:p>6,723</text:p>
          </table:table-cell>
          <table:table-cell table:style-name="ce52" office:value-type="float" office:value="6744" calcext:value-type="float">
            <text:p>6,744</text:p>
          </table:table-cell>
          <table:table-cell table:style-name="ce29" office:value-type="float" office:value="34213" calcext:value-type="float">
            <text:p>34,213</text:p>
          </table:table-cell>
          <table:table-cell table:style-name="ce29" office:value-type="float" office:value="6975" calcext:value-type="float">
            <text:p>6,975</text:p>
          </table:table-cell>
          <table:table-cell table:style-name="ce29" office:value-type="float" office:value="6827" calcext:value-type="float">
            <text:p>6,827</text:p>
          </table:table-cell>
          <table:table-cell table:style-name="ce29" office:value-type="float" office:value="6803" calcext:value-type="float">
            <text:p>6,803</text:p>
          </table:table-cell>
          <table:table-cell table:style-name="ce29" office:value-type="float" office:value="6724" calcext:value-type="float">
            <text:p>6,724</text:p>
          </table:table-cell>
          <table:table-cell table:style-name="ce52" office:value-type="float" office:value="6884" calcext:value-type="float">
            <text:p>6,884</text:p>
          </table:table-cell>
          <table:table-cell table:style-name="ce29" office:value-type="float" office:value="30841" calcext:value-type="float">
            <text:p>30,841</text:p>
          </table:table-cell>
          <table:table-cell table:style-name="ce29" office:value-type="float" office:value="6451" calcext:value-type="float">
            <text:p>6,451</text:p>
          </table:table-cell>
          <table:table-cell table:style-name="ce29" office:value-type="float" office:value="6041" calcext:value-type="float">
            <text:p>6,041</text:p>
          </table:table-cell>
          <table:table-cell table:style-name="ce29" office:value-type="float" office:value="6387" calcext:value-type="float">
            <text:p>6,387</text:p>
          </table:table-cell>
          <table:table-cell table:style-name="ce29" office:value-type="float" office:value="6257" calcext:value-type="float">
            <text:p>6,257</text:p>
          </table:table-cell>
          <table:table-cell table:style-name="ce52" office:value-type="float" office:value="5705" calcext:value-type="float">
            <text:p>5,705</text:p>
          </table:table-cell>
          <table:table-cell table:style-name="ce29" office:value-type="float" office:value="25001" calcext:value-type="float">
            <text:p>25,001</text:p>
          </table:table-cell>
          <table:table-cell table:style-name="ce29" office:value-type="float" office:value="5547" calcext:value-type="float">
            <text:p>5,547</text:p>
          </table:table-cell>
          <table:table-cell table:style-name="ce29" office:value-type="float" office:value="5647" calcext:value-type="float">
            <text:p>5,647</text:p>
          </table:table-cell>
          <table:table-cell table:style-name="ce29" office:value-type="float" office:value="5099" calcext:value-type="float">
            <text:p>5,099</text:p>
          </table:table-cell>
          <table:table-cell table:style-name="ce29" office:value-type="float" office:value="4515" calcext:value-type="float">
            <text:p>4,515</text:p>
          </table:table-cell>
          <table:table-cell table:style-name="ce52" office:value-type="float" office:value="4193" calcext:value-type="float">
            <text:p>4,193</text:p>
          </table:table-cell>
          <table:table-cell table:style-name="ce29" office:value-type="float" office:value="13303" calcext:value-type="float">
            <text:p>13,303</text:p>
          </table:table-cell>
          <table:table-cell table:style-name="ce29" office:value-type="float" office:value="3539" calcext:value-type="float">
            <text:p>3,539</text:p>
          </table:table-cell>
          <table:table-cell table:style-name="ce29" office:value-type="float" office:value="3075" calcext:value-type="float">
            <text:p>3,075</text:p>
          </table:table-cell>
          <table:table-cell table:style-name="ce29" office:value-type="float" office:value="2060" calcext:value-type="float">
            <text:p>2,060</text:p>
          </table:table-cell>
          <table:table-cell table:style-name="ce29" office:value-type="float" office:value="2004" calcext:value-type="float">
            <text:p>2,004</text:p>
          </table:table-cell>
          <table:table-cell table:style-name="ce52" office:value-type="float" office:value="2625" calcext:value-type="float">
            <text:p>2,625</text:p>
          </table:table-cell>
          <table:table-cell table:style-name="ce29" office:value-type="float" office:value="13324" calcext:value-type="float">
            <text:p>13,324</text:p>
          </table:table-cell>
          <table:table-cell table:style-name="ce29" office:value-type="float" office:value="2648" calcext:value-type="float">
            <text:p>2,648</text:p>
          </table:table-cell>
          <table:table-cell table:style-name="ce29" office:value-type="float" office:value="2637" calcext:value-type="float">
            <text:p>2,637</text:p>
          </table:table-cell>
          <table:table-cell table:style-name="ce29" office:value-type="float" office:value="2708" calcext:value-type="float">
            <text:p>2,708</text:p>
          </table:table-cell>
          <table:table-cell table:style-name="ce29" office:value-type="float" office:value="2754" calcext:value-type="float">
            <text:p>2,754</text:p>
          </table:table-cell>
          <table:table-cell table:style-name="ce52" office:value-type="float" office:value="2577" calcext:value-type="float">
            <text:p>2,577</text:p>
          </table:table-cell>
          <table:table-cell table:style-name="ce29" office:value-type="float" office:value="10478" calcext:value-type="float">
            <text:p>10,478</text:p>
          </table:table-cell>
          <table:table-cell table:style-name="ce29" office:value-type="float" office:value="2328" calcext:value-type="float">
            <text:p>2,328</text:p>
          </table:table-cell>
          <table:table-cell table:style-name="ce29" office:value-type="float" office:value="2185" calcext:value-type="float">
            <text:p>2,185</text:p>
          </table:table-cell>
          <table:table-cell table:style-name="ce29" office:value-type="float" office:value="2095" calcext:value-type="float">
            <text:p>2,095</text:p>
          </table:table-cell>
          <table:table-cell table:style-name="ce29" office:value-type="float" office:value="2007" calcext:value-type="float">
            <text:p>2,007</text:p>
          </table:table-cell>
          <table:table-cell table:style-name="ce52" office:value-type="float" office:value="1863" calcext:value-type="float">
            <text:p>1,863</text:p>
          </table:table-cell>
          <table:table-cell table:style-name="ce29" office:value-type="float" office:value="8257" calcext:value-type="float">
            <text:p>8,257</text:p>
          </table:table-cell>
          <table:table-cell table:style-name="ce29" office:value-type="float" office:value="1766" calcext:value-type="float">
            <text:p>1,766</text:p>
          </table:table-cell>
          <table:table-cell table:style-name="ce29" office:value-type="float" office:value="1729" calcext:value-type="float">
            <text:p>1,729</text:p>
          </table:table-cell>
          <table:table-cell table:style-name="ce29" office:value-type="float" office:value="1672" calcext:value-type="float">
            <text:p>1,672</text:p>
          </table:table-cell>
          <table:table-cell table:style-name="ce29" office:value-type="float" office:value="1566" calcext:value-type="float">
            <text:p>1,566</text:p>
          </table:table-cell>
          <table:table-cell table:style-name="ce52" office:value-type="float" office:value="1524" calcext:value-type="float">
            <text:p>1,524</text:p>
          </table:table-cell>
          <table:table-cell table:style-name="ce29" office:value-type="float" office:value="5910" calcext:value-type="float">
            <text:p>5,910</text:p>
          </table:table-cell>
          <table:table-cell table:style-name="ce29" office:value-type="float" office:value="1444" calcext:value-type="float">
            <text:p>1,444</text:p>
          </table:table-cell>
          <table:table-cell table:style-name="ce29" office:value-type="float" office:value="1361" calcext:value-type="float">
            <text:p>1,361</text:p>
          </table:table-cell>
          <table:table-cell table:style-name="ce29" office:value-type="float" office:value="1190" calcext:value-type="float">
            <text:p>1,190</text:p>
          </table:table-cell>
          <table:table-cell table:style-name="ce29" office:value-type="float" office:value="1072" calcext:value-type="float">
            <text:p>1,072</text:p>
          </table:table-cell>
          <table:table-cell table:style-name="ce52" office:value-type="float" office:value="843" calcext:value-type="float">
            <text:p>843</text:p>
          </table:table-cell>
          <table:table-cell table:style-name="ce29" office:value-type="float" office:value="2593" calcext:value-type="float">
            <text:p>2,593</text:p>
          </table:table-cell>
          <table:table-cell table:style-name="ce29" office:value-type="float" office:value="721" calcext:value-type="float">
            <text:p>721</text:p>
          </table:table-cell>
          <table:table-cell table:style-name="ce29" office:value-type="float" office:value="651" calcext:value-type="float">
            <text:p>651</text:p>
          </table:table-cell>
          <table:table-cell table:style-name="ce29" office:value-type="float" office:value="544" calcext:value-type="float">
            <text:p>544</text:p>
          </table:table-cell>
          <table:table-cell table:style-name="ce29" office:value-type="float" office:value="396" calcext:value-type="float">
            <text:p>396</text:p>
          </table:table-cell>
          <table:table-cell table:style-name="ce52" office:value-type="float" office:value="281" calcext:value-type="float">
            <text:p>281</text:p>
          </table:table-cell>
          <table:table-cell table:style-name="ce29" office:value-type="float" office:value="840" calcext:value-type="float">
            <text:p>840</text:p>
          </table:table-cell>
          <table:table-cell table:style-name="ce29" office:value-type="float" office:value="266" calcext:value-type="float">
            <text:p>266</text:p>
          </table:table-cell>
          <table:table-cell table:style-name="ce29" office:value-type="float" office:value="219" calcext:value-type="float">
            <text:p>219</text:p>
          </table:table-cell>
          <table:table-cell table:style-name="ce29" office:value-type="float" office:value="149" calcext:value-type="float">
            <text:p>149</text:p>
          </table:table-cell>
          <table:table-cell table:style-name="ce29" office:value-type="float" office:value="123" calcext:value-type="float">
            <text:p>123</text:p>
          </table:table-cell>
          <table:table-cell table:style-name="ce52" office:value-type="float" office:value="83" calcext:value-type="float">
            <text:p>83</text:p>
          </table:table-cell>
          <table:table-cell table:style-name="ce29" office:value-type="float" office:value="209" calcext:value-type="float">
            <text:p>209</text:p>
          </table:table-cell>
          <table:table-cell table:style-name="ce29" office:value-type="float" office:value="71" calcext:value-type="float">
            <text:p>71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23" calcext:value-type="float">
            <text:p>23</text:p>
          </table:table-cell>
          <table:table-cell table:style-name="ce52" office:value-type="float" office:value="24" calcext:value-type="float">
            <text:p>24</text:p>
          </table:table-cell>
          <table:table-cell table:style-name="ce29" office:value-type="float" office:value="46" calcext:value-type="float">
            <text:p>46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基<text:span text:style-name="T1"> </text:span><text:span text:style-name="T2">隆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63];[.J63];[.P63];[.V63];[.AB63];[.AH63];[.AN63];[.AT63];[.AZ63];[.BF63];[.BL63];[.BR63];[.BX63];[.CD63];[.CJ63];[.CP63];[.CV63];[.DB63];[.DH63];[.DN63];[.DT63])" office:value-type="float" office:value="196903" calcext:value-type="float">
            <text:p>196,903</text:p>
          </table:table-cell>
          <table:table-cell table:style-name="ce29" table:formula="of:=SUM([.E63:.I63])" office:value-type="float" office:value="7588" calcext:value-type="float">
            <text:p>7,588</text:p>
          </table:table-cell>
          <table:table-cell table:style-name="ce29" office:value-type="float" office:value="1365" calcext:value-type="float">
            <text:p>1,365</text:p>
          </table:table-cell>
          <table:table-cell table:style-name="ce29" office:value-type="float" office:value="1521" calcext:value-type="float">
            <text:p>1,521</text:p>
          </table:table-cell>
          <table:table-cell table:style-name="ce29" office:value-type="float" office:value="1481" calcext:value-type="float">
            <text:p>1,481</text:p>
          </table:table-cell>
          <table:table-cell table:style-name="ce29" office:value-type="float" office:value="1540" calcext:value-type="float">
            <text:p>1,540</text:p>
          </table:table-cell>
          <table:table-cell table:style-name="ce29" office:value-type="float" office:value="1681" calcext:value-type="float">
            <text:p>1,681</text:p>
          </table:table-cell>
          <table:table-cell table:style-name="ce29" office:value-type="float" office:value="10760" calcext:value-type="float">
            <text:p>10,760</text:p>
          </table:table-cell>
          <table:table-cell table:style-name="ce29" office:value-type="float" office:value="1818" calcext:value-type="float">
            <text:p>1,818</text:p>
          </table:table-cell>
          <table:table-cell table:style-name="ce29" office:value-type="float" office:value="1917" calcext:value-type="float">
            <text:p>1,917</text:p>
          </table:table-cell>
          <table:table-cell table:style-name="ce29" office:value-type="float" office:value="2161" calcext:value-type="float">
            <text:p>2,161</text:p>
          </table:table-cell>
          <table:table-cell table:style-name="ce29" office:value-type="float" office:value="2575" calcext:value-type="float">
            <text:p>2,575</text:p>
          </table:table-cell>
          <table:table-cell table:style-name="ce52" office:value-type="float" office:value="2289" calcext:value-type="float">
            <text:p>2,289</text:p>
          </table:table-cell>
          <table:table-cell table:style-name="ce29" office:value-type="float" office:value="13821" calcext:value-type="float">
            <text:p>13,821</text:p>
          </table:table-cell>
          <table:table-cell table:style-name="ce29" office:value-type="float" office:value="2365" calcext:value-type="float">
            <text:p>2,365</text:p>
          </table:table-cell>
          <table:table-cell table:style-name="ce29" office:value-type="float" office:value="2751" calcext:value-type="float">
            <text:p>2,751</text:p>
          </table:table-cell>
          <table:table-cell table:style-name="ce29" office:value-type="float" office:value="3007" calcext:value-type="float">
            <text:p>3,007</text:p>
          </table:table-cell>
          <table:table-cell table:style-name="ce29" office:value-type="float" office:value="2886" calcext:value-type="float">
            <text:p>2,886</text:p>
          </table:table-cell>
          <table:table-cell table:style-name="ce52" office:value-type="float" office:value="2812" calcext:value-type="float">
            <text:p>2,812</text:p>
          </table:table-cell>
          <table:table-cell table:style-name="ce29" office:value-type="float" office:value="14476" calcext:value-type="float">
            <text:p>14,476</text:p>
          </table:table-cell>
          <table:table-cell table:style-name="ce29" office:value-type="float" office:value="2811" calcext:value-type="float">
            <text:p>2,811</text:p>
          </table:table-cell>
          <table:table-cell table:style-name="ce29" office:value-type="float" office:value="2920" calcext:value-type="float">
            <text:p>2,920</text:p>
          </table:table-cell>
          <table:table-cell table:style-name="ce29" office:value-type="float" office:value="2979" calcext:value-type="float">
            <text:p>2,979</text:p>
          </table:table-cell>
          <table:table-cell table:style-name="ce29" office:value-type="float" office:value="2946" calcext:value-type="float">
            <text:p>2,946</text:p>
          </table:table-cell>
          <table:table-cell table:style-name="ce52" office:value-type="float" office:value="2820" calcext:value-type="float">
            <text:p>2,820</text:p>
          </table:table-cell>
          <table:table-cell table:style-name="ce29" office:value-type="float" office:value="13868" calcext:value-type="float">
            <text:p>13,868</text:p>
          </table:table-cell>
          <table:table-cell table:style-name="ce29" office:value-type="float" office:value="2867" calcext:value-type="float">
            <text:p>2,867</text:p>
          </table:table-cell>
          <table:table-cell table:style-name="ce29" office:value-type="float" office:value="2586" calcext:value-type="float">
            <text:p>2,586</text:p>
          </table:table-cell>
          <table:table-cell table:style-name="ce29" office:value-type="float" office:value="2619" calcext:value-type="float">
            <text:p>2,619</text:p>
          </table:table-cell>
          <table:table-cell table:style-name="ce29" office:value-type="float" office:value="2748" calcext:value-type="float">
            <text:p>2,748</text:p>
          </table:table-cell>
          <table:table-cell table:style-name="ce52" office:value-type="float" office:value="3048" calcext:value-type="float">
            <text:p>3,048</text:p>
          </table:table-cell>
          <table:table-cell table:style-name="ce29" office:value-type="float" office:value="16412" calcext:value-type="float">
            <text:p>16,412</text:p>
          </table:table-cell>
          <table:table-cell table:style-name="ce29" office:value-type="float" office:value="3016" calcext:value-type="float">
            <text:p>3,016</text:p>
          </table:table-cell>
          <table:table-cell table:style-name="ce29" office:value-type="float" office:value="3381" calcext:value-type="float">
            <text:p>3,381</text:p>
          </table:table-cell>
          <table:table-cell table:style-name="ce29" office:value-type="float" office:value="3384" calcext:value-type="float">
            <text:p>3,384</text:p>
          </table:table-cell>
          <table:table-cell table:style-name="ce29" office:value-type="float" office:value="3260" calcext:value-type="float">
            <text:p>3,260</text:p>
          </table:table-cell>
          <table:table-cell table:style-name="ce52" office:value-type="float" office:value="3371" calcext:value-type="float">
            <text:p>3,371</text:p>
          </table:table-cell>
          <table:table-cell table:style-name="ce29" office:value-type="float" office:value="15739" calcext:value-type="float">
            <text:p>15,739</text:p>
          </table:table-cell>
          <table:table-cell table:style-name="ce29" office:value-type="float" office:value="3200" calcext:value-type="float">
            <text:p>3,200</text:p>
          </table:table-cell>
          <table:table-cell table:style-name="ce29" office:value-type="float" office:value="3196" calcext:value-type="float">
            <text:p>3,196</text:p>
          </table:table-cell>
          <table:table-cell table:style-name="ce29" office:value-type="float" office:value="3327" calcext:value-type="float">
            <text:p>3,327</text:p>
          </table:table-cell>
          <table:table-cell table:style-name="ce29" office:value-type="float" office:value="2948" calcext:value-type="float">
            <text:p>2,948</text:p>
          </table:table-cell>
          <table:table-cell table:style-name="ce52" office:value-type="float" office:value="3068" calcext:value-type="float">
            <text:p>3,068</text:p>
          </table:table-cell>
          <table:table-cell table:style-name="ce29" office:value-type="float" office:value="15957" calcext:value-type="float">
            <text:p>15,957</text:p>
          </table:table-cell>
          <table:table-cell table:style-name="ce29" office:value-type="float" office:value="3043" calcext:value-type="float">
            <text:p>3,043</text:p>
          </table:table-cell>
          <table:table-cell table:style-name="ce29" office:value-type="float" office:value="3143" calcext:value-type="float">
            <text:p>3,143</text:p>
          </table:table-cell>
          <table:table-cell table:style-name="ce29" office:value-type="float" office:value="3250" calcext:value-type="float">
            <text:p>3,250</text:p>
          </table:table-cell>
          <table:table-cell table:style-name="ce29" office:value-type="float" office:value="3219" calcext:value-type="float">
            <text:p>3,219</text:p>
          </table:table-cell>
          <table:table-cell table:style-name="ce52" office:value-type="float" office:value="3302" calcext:value-type="float">
            <text:p>3,302</text:p>
          </table:table-cell>
          <table:table-cell table:style-name="ce29" office:value-type="float" office:value="16933" calcext:value-type="float">
            <text:p>16,933</text:p>
          </table:table-cell>
          <table:table-cell table:style-name="ce29" office:value-type="float" office:value="3426" calcext:value-type="float">
            <text:p>3,426</text:p>
          </table:table-cell>
          <table:table-cell table:style-name="ce29" office:value-type="float" office:value="3242" calcext:value-type="float">
            <text:p>3,242</text:p>
          </table:table-cell>
          <table:table-cell table:style-name="ce29" office:value-type="float" office:value="3421" calcext:value-type="float">
            <text:p>3,421</text:p>
          </table:table-cell>
          <table:table-cell table:style-name="ce29" office:value-type="float" office:value="3382" calcext:value-type="float">
            <text:p>3,382</text:p>
          </table:table-cell>
          <table:table-cell table:style-name="ce52" office:value-type="float" office:value="3462" calcext:value-type="float">
            <text:p>3,462</text:p>
          </table:table-cell>
          <table:table-cell table:style-name="ce29" office:value-type="float" office:value="17477" calcext:value-type="float">
            <text:p>17,477</text:p>
          </table:table-cell>
          <table:table-cell table:style-name="ce29" office:value-type="float" office:value="3590" calcext:value-type="float">
            <text:p>3,590</text:p>
          </table:table-cell>
          <table:table-cell table:style-name="ce29" office:value-type="float" office:value="3424" calcext:value-type="float">
            <text:p>3,424</text:p>
          </table:table-cell>
          <table:table-cell table:style-name="ce29" office:value-type="float" office:value="3535" calcext:value-type="float">
            <text:p>3,535</text:p>
          </table:table-cell>
          <table:table-cell table:style-name="ce29" office:value-type="float" office:value="3349" calcext:value-type="float">
            <text:p>3,349</text:p>
          </table:table-cell>
          <table:table-cell table:style-name="ce52" office:value-type="float" office:value="3579" calcext:value-type="float">
            <text:p>3,579</text:p>
          </table:table-cell>
          <table:table-cell table:style-name="ce29" office:value-type="float" office:value="15344" calcext:value-type="float">
            <text:p>15,344</text:p>
          </table:table-cell>
          <table:table-cell table:style-name="ce29" office:value-type="float" office:value="3194" calcext:value-type="float">
            <text:p>3,194</text:p>
          </table:table-cell>
          <table:table-cell table:style-name="ce29" office:value-type="float" office:value="2996" calcext:value-type="float">
            <text:p>2,996</text:p>
          </table:table-cell>
          <table:table-cell table:style-name="ce29" office:value-type="float" office:value="3189" calcext:value-type="float">
            <text:p>3,189</text:p>
          </table:table-cell>
          <table:table-cell table:style-name="ce29" office:value-type="float" office:value="3127" calcext:value-type="float">
            <text:p>3,127</text:p>
          </table:table-cell>
          <table:table-cell table:style-name="ce52" office:value-type="float" office:value="2838" calcext:value-type="float">
            <text:p>2,838</text:p>
          </table:table-cell>
          <table:table-cell table:style-name="ce29" office:value-type="float" office:value="12171" calcext:value-type="float">
            <text:p>12,171</text:p>
          </table:table-cell>
          <table:table-cell table:style-name="ce29" office:value-type="float" office:value="2727" calcext:value-type="float">
            <text:p>2,727</text:p>
          </table:table-cell>
          <table:table-cell table:style-name="ce29" office:value-type="float" office:value="2731" calcext:value-type="float">
            <text:p>2,731</text:p>
          </table:table-cell>
          <table:table-cell table:style-name="ce29" office:value-type="float" office:value="2498" calcext:value-type="float">
            <text:p>2,498</text:p>
          </table:table-cell>
          <table:table-cell table:style-name="ce29" office:value-type="float" office:value="2193" calcext:value-type="float">
            <text:p>2,193</text:p>
          </table:table-cell>
          <table:table-cell table:style-name="ce52" office:value-type="float" office:value="2022" calcext:value-type="float">
            <text:p>2,022</text:p>
          </table:table-cell>
          <table:table-cell table:style-name="ce29" office:value-type="float" office:value="6387" calcext:value-type="float">
            <text:p>6,387</text:p>
          </table:table-cell>
          <table:table-cell table:style-name="ce29" office:value-type="float" office:value="1742" calcext:value-type="float">
            <text:p>1,742</text:p>
          </table:table-cell>
          <table:table-cell table:style-name="ce29" office:value-type="float" office:value="1508" calcext:value-type="float">
            <text:p>1,508</text:p>
          </table:table-cell>
          <table:table-cell table:style-name="ce29" office:value-type="float" office:value="975" calcext:value-type="float">
            <text:p>975</text:p>
          </table:table-cell>
          <table:table-cell table:style-name="ce29" office:value-type="float" office:value="930" calcext:value-type="float">
            <text:p>930</text:p>
          </table:table-cell>
          <table:table-cell table:style-name="ce52" office:value-type="float" office:value="1232" calcext:value-type="float">
            <text:p>1,232</text:p>
          </table:table-cell>
          <table:table-cell table:style-name="ce29" office:value-type="float" office:value="6138" calcext:value-type="float">
            <text:p>6,138</text:p>
          </table:table-cell>
          <table:table-cell table:style-name="ce29" office:value-type="float" office:value="1256" calcext:value-type="float">
            <text:p>1,256</text:p>
          </table:table-cell>
          <table:table-cell table:style-name="ce29" office:value-type="float" office:value="1230" calcext:value-type="float">
            <text:p>1,230</text:p>
          </table:table-cell>
          <table:table-cell table:style-name="ce29" office:value-type="float" office:value="1261" calcext:value-type="float">
            <text:p>1,261</text:p>
          </table:table-cell>
          <table:table-cell table:style-name="ce29" office:value-type="float" office:value="1303" calcext:value-type="float">
            <text:p>1,303</text:p>
          </table:table-cell>
          <table:table-cell table:style-name="ce52" office:value-type="float" office:value="1088" calcext:value-type="float">
            <text:p>1,088</text:p>
          </table:table-cell>
          <table:table-cell table:style-name="ce29" office:value-type="float" office:value="4701" calcext:value-type="float">
            <text:p>4,701</text:p>
          </table:table-cell>
          <table:table-cell table:style-name="ce29" office:value-type="float" office:value="1038" calcext:value-type="float">
            <text:p>1,038</text:p>
          </table:table-cell>
          <table:table-cell table:style-name="ce29" office:value-type="float" office:value="953" calcext:value-type="float">
            <text:p>953</text:p>
          </table:table-cell>
          <table:table-cell table:style-name="ce29" office:value-type="float" office:value="946" calcext:value-type="float">
            <text:p>946</text:p>
          </table:table-cell>
          <table:table-cell table:style-name="ce29" office:value-type="float" office:value="921" calcext:value-type="float">
            <text:p>921</text:p>
          </table:table-cell>
          <table:table-cell table:style-name="ce52" office:value-type="float" office:value="843" calcext:value-type="float">
            <text:p>843</text:p>
          </table:table-cell>
          <table:table-cell table:style-name="ce29" office:value-type="float" office:value="4178" calcext:value-type="float">
            <text:p>4,178</text:p>
          </table:table-cell>
          <table:table-cell table:style-name="ce29" office:value-type="float" office:value="841" calcext:value-type="float">
            <text:p>841</text:p>
          </table:table-cell>
          <table:table-cell table:style-name="ce29" office:value-type="float" office:value="887" calcext:value-type="float">
            <text:p>887</text:p>
          </table:table-cell>
          <table:table-cell table:style-name="ce29" office:value-type="float" office:value="848" calcext:value-type="float">
            <text:p>848</text:p>
          </table:table-cell>
          <table:table-cell table:style-name="ce29" office:value-type="float" office:value="780" calcext:value-type="float">
            <text:p>780</text:p>
          </table:table-cell>
          <table:table-cell table:style-name="ce52" office:value-type="float" office:value="822" calcext:value-type="float">
            <text:p>822</text:p>
          </table:table-cell>
          <table:table-cell table:style-name="ce29" office:value-type="float" office:value="3089" calcext:value-type="float">
            <text:p>3,089</text:p>
          </table:table-cell>
          <table:table-cell table:style-name="ce29" office:value-type="float" office:value="732" calcext:value-type="float">
            <text:p>732</text:p>
          </table:table-cell>
          <table:table-cell table:style-name="ce29" office:value-type="float" office:value="720" calcext:value-type="float">
            <text:p>720</text:p>
          </table:table-cell>
          <table:table-cell table:style-name="ce29" office:value-type="float" office:value="637" calcext:value-type="float">
            <text:p>637</text:p>
          </table:table-cell>
          <table:table-cell table:style-name="ce29" office:value-type="float" office:value="568" calcext:value-type="float">
            <text:p>568</text:p>
          </table:table-cell>
          <table:table-cell table:style-name="ce52" office:value-type="float" office:value="432" calcext:value-type="float">
            <text:p>432</text:p>
          </table:table-cell>
          <table:table-cell table:style-name="ce29" office:value-type="float" office:value="1331" calcext:value-type="float">
            <text:p>1,331</text:p>
          </table:table-cell>
          <table:table-cell table:style-name="ce29" office:value-type="float" office:value="376" calcext:value-type="float">
            <text:p>376</text:p>
          </table:table-cell>
          <table:table-cell table:style-name="ce29" office:value-type="float" office:value="351" calcext:value-type="float">
            <text:p>351</text:p>
          </table:table-cell>
          <table:table-cell table:style-name="ce29" office:value-type="float" office:value="275" calcext:value-type="float">
            <text:p>275</text:p>
          </table:table-cell>
          <table:table-cell table:style-name="ce29" office:value-type="float" office:value="188" calcext:value-type="float">
            <text:p>188</text:p>
          </table:table-cell>
          <table:table-cell table:style-name="ce52" office:value-type="float" office:value="141" calcext:value-type="float">
            <text:p>141</text:p>
          </table:table-cell>
          <table:table-cell table:style-name="ce29" office:value-type="float" office:value="411" calcext:value-type="float">
            <text:p>411</text:p>
          </table:table-cell>
          <table:table-cell table:style-name="ce29" office:value-type="float" office:value="126" calcext:value-type="float">
            <text:p>126</text:p>
          </table:table-cell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64" calcext:value-type="float">
            <text:p>64</text:p>
          </table:table-cell>
          <table:table-cell table:style-name="ce52" office:value-type="float" office:value="38" calcext:value-type="float">
            <text:p>38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6" calcext:value-type="float">
            <text:p>6</text:p>
          </table:table-cell>
          <table:table-cell table:style-name="ce52" office:value-type="float" office:value="14" calcext:value-type="float">
            <text:p>14</text:p>
          </table:table-cell>
          <table:table-cell table:style-name="ce29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64];[.J64];[.P64];[.V64];[.AB64];[.AH64];[.AN64];[.AT64];[.AZ64];[.BF64];[.BL64];[.BR64];[.BX64];[.CD64];[.CJ64];[.CP64];[.CV64];[.DB64];[.DH64];[.DN64];[.DT64])" office:value-type="float" office:value="192073" calcext:value-type="float">
            <text:p>192,073</text:p>
          </table:table-cell>
          <table:table-cell table:style-name="ce37" table:formula="of:=SUM([.E64:.I64])" office:value-type="float" office:value="6942" calcext:value-type="float">
            <text:p>6,942</text:p>
          </table:table-cell>
          <table:table-cell table:style-name="ce30" office:value-type="float" office:value="1202" calcext:value-type="float">
            <text:p>1,202</text:p>
          </table:table-cell>
          <table:table-cell table:style-name="ce30" office:value-type="float" office:value="1367" calcext:value-type="float">
            <text:p>1,367</text:p>
          </table:table-cell>
          <table:table-cell table:style-name="ce30" office:value-type="float" office:value="1439" calcext:value-type="float">
            <text:p>1,439</text:p>
          </table:table-cell>
          <table:table-cell table:style-name="ce30" office:value-type="float" office:value="1442" calcext:value-type="float">
            <text:p>1,442</text:p>
          </table:table-cell>
          <table:table-cell table:style-name="ce30" office:value-type="float" office:value="1492" calcext:value-type="float">
            <text:p>1,492</text:p>
          </table:table-cell>
          <table:table-cell table:style-name="ce30" office:value-type="float" office:value="9896" calcext:value-type="float">
            <text:p>9,896</text:p>
          </table:table-cell>
          <table:table-cell table:style-name="ce30" office:value-type="float" office:value="1617" calcext:value-type="float">
            <text:p>1,617</text:p>
          </table:table-cell>
          <table:table-cell table:style-name="ce30" office:value-type="float" office:value="1739" calcext:value-type="float">
            <text:p>1,739</text:p>
          </table:table-cell>
          <table:table-cell table:style-name="ce30" office:value-type="float" office:value="1940" calcext:value-type="float">
            <text:p>1,940</text:p>
          </table:table-cell>
          <table:table-cell table:style-name="ce30" office:value-type="float" office:value="2413" calcext:value-type="float">
            <text:p>2,413</text:p>
          </table:table-cell>
          <table:table-cell table:style-name="ce37" office:value-type="float" office:value="2187" calcext:value-type="float">
            <text:p>2,187</text:p>
          </table:table-cell>
          <table:table-cell table:style-name="ce30" office:value-type="float" office:value="12817" calcext:value-type="float">
            <text:p>12,817</text:p>
          </table:table-cell>
          <table:table-cell table:style-name="ce30" office:value-type="float" office:value="2183" calcext:value-type="float">
            <text:p>2,183</text:p>
          </table:table-cell>
          <table:table-cell table:style-name="ce30" office:value-type="float" office:value="2577" calcext:value-type="float">
            <text:p>2,577</text:p>
          </table:table-cell>
          <table:table-cell table:style-name="ce30" office:value-type="float" office:value="2657" calcext:value-type="float">
            <text:p>2,657</text:p>
          </table:table-cell>
          <table:table-cell table:style-name="ce30" office:value-type="float" office:value="2677" calcext:value-type="float">
            <text:p>2,677</text:p>
          </table:table-cell>
          <table:table-cell table:style-name="ce37" office:value-type="float" office:value="2723" calcext:value-type="float">
            <text:p>2,723</text:p>
          </table:table-cell>
          <table:table-cell table:style-name="ce30" office:value-type="float" office:value="13309" calcext:value-type="float">
            <text:p>13,309</text:p>
          </table:table-cell>
          <table:table-cell table:style-name="ce30" office:value-type="float" office:value="2709" calcext:value-type="float">
            <text:p>2,709</text:p>
          </table:table-cell>
          <table:table-cell table:style-name="ce30" office:value-type="float" office:value="2605" calcext:value-type="float">
            <text:p>2,605</text:p>
          </table:table-cell>
          <table:table-cell table:style-name="ce30" office:value-type="float" office:value="2730" calcext:value-type="float">
            <text:p>2,730</text:p>
          </table:table-cell>
          <table:table-cell table:style-name="ce30" office:value-type="float" office:value="2689" calcext:value-type="float">
            <text:p>2,689</text:p>
          </table:table-cell>
          <table:table-cell table:style-name="ce37" office:value-type="float" office:value="2576" calcext:value-type="float">
            <text:p>2,576</text:p>
          </table:table-cell>
          <table:table-cell table:style-name="ce30" office:value-type="float" office:value="12933" calcext:value-type="float">
            <text:p>12,933</text:p>
          </table:table-cell>
          <table:table-cell table:style-name="ce30" office:value-type="float" office:value="2711" calcext:value-type="float">
            <text:p>2,711</text:p>
          </table:table-cell>
          <table:table-cell table:style-name="ce30" office:value-type="float" office:value="2413" calcext:value-type="float">
            <text:p>2,413</text:p>
          </table:table-cell>
          <table:table-cell table:style-name="ce30" office:value-type="float" office:value="2447" calcext:value-type="float">
            <text:p>2,447</text:p>
          </table:table-cell>
          <table:table-cell table:style-name="ce30" office:value-type="float" office:value="2699" calcext:value-type="float">
            <text:p>2,699</text:p>
          </table:table-cell>
          <table:table-cell table:style-name="ce37" office:value-type="float" office:value="2663" calcext:value-type="float">
            <text:p>2,663</text:p>
          </table:table-cell>
          <table:table-cell table:style-name="ce30" office:value-type="float" office:value="15589" calcext:value-type="float">
            <text:p>15,589</text:p>
          </table:table-cell>
          <table:table-cell table:style-name="ce30" office:value-type="float" office:value="2934" calcext:value-type="float">
            <text:p>2,934</text:p>
          </table:table-cell>
          <table:table-cell table:style-name="ce30" office:value-type="float" office:value="3142" calcext:value-type="float">
            <text:p>3,142</text:p>
          </table:table-cell>
          <table:table-cell table:style-name="ce30" office:value-type="float" office:value="3220" calcext:value-type="float">
            <text:p>3,220</text:p>
          </table:table-cell>
          <table:table-cell table:style-name="ce30" office:value-type="float" office:value="3101" calcext:value-type="float">
            <text:p>3,101</text:p>
          </table:table-cell>
          <table:table-cell table:style-name="ce37" office:value-type="float" office:value="3192" calcext:value-type="float">
            <text:p>3,192</text:p>
          </table:table-cell>
          <table:table-cell table:style-name="ce30" office:value-type="float" office:value="15238" calcext:value-type="float">
            <text:p>15,238</text:p>
          </table:table-cell>
          <table:table-cell table:style-name="ce30" office:value-type="float" office:value="3174" calcext:value-type="float">
            <text:p>3,174</text:p>
          </table:table-cell>
          <table:table-cell table:style-name="ce30" office:value-type="float" office:value="3141" calcext:value-type="float">
            <text:p>3,141</text:p>
          </table:table-cell>
          <table:table-cell table:style-name="ce30" office:value-type="float" office:value="3164" calcext:value-type="float">
            <text:p>3,164</text:p>
          </table:table-cell>
          <table:table-cell table:style-name="ce30" office:value-type="float" office:value="2812" calcext:value-type="float">
            <text:p>2,812</text:p>
          </table:table-cell>
          <table:table-cell table:style-name="ce37" office:value-type="float" office:value="2947" calcext:value-type="float">
            <text:p>2,947</text:p>
          </table:table-cell>
          <table:table-cell table:style-name="ce30" office:value-type="float" office:value="15502" calcext:value-type="float">
            <text:p>15,502</text:p>
          </table:table-cell>
          <table:table-cell table:style-name="ce30" office:value-type="float" office:value="2915" calcext:value-type="float">
            <text:p>2,915</text:p>
          </table:table-cell>
          <table:table-cell table:style-name="ce30" office:value-type="float" office:value="3019" calcext:value-type="float">
            <text:p>3,019</text:p>
          </table:table-cell>
          <table:table-cell table:style-name="ce30" office:value-type="float" office:value="3096" calcext:value-type="float">
            <text:p>3,096</text:p>
          </table:table-cell>
          <table:table-cell table:style-name="ce30" office:value-type="float" office:value="3218" calcext:value-type="float">
            <text:p>3,218</text:p>
          </table:table-cell>
          <table:table-cell table:style-name="ce37" office:value-type="float" office:value="3254" calcext:value-type="float">
            <text:p>3,254</text:p>
          </table:table-cell>
          <table:table-cell table:style-name="ce30" office:value-type="float" office:value="16181" calcext:value-type="float">
            <text:p>16,181</text:p>
          </table:table-cell>
          <table:table-cell table:style-name="ce30" office:value-type="float" office:value="3212" calcext:value-type="float">
            <text:p>3,212</text:p>
          </table:table-cell>
          <table:table-cell table:style-name="ce30" office:value-type="float" office:value="3106" calcext:value-type="float">
            <text:p>3,106</text:p>
          </table:table-cell>
          <table:table-cell table:style-name="ce30" office:value-type="float" office:value="3240" calcext:value-type="float">
            <text:p>3,240</text:p>
          </table:table-cell>
          <table:table-cell table:style-name="ce30" office:value-type="float" office:value="3341" calcext:value-type="float">
            <text:p>3,341</text:p>
          </table:table-cell>
          <table:table-cell table:style-name="ce37" office:value-type="float" office:value="3282" calcext:value-type="float">
            <text:p>3,282</text:p>
          </table:table-cell>
          <table:table-cell table:style-name="ce30" office:value-type="float" office:value="16736" calcext:value-type="float">
            <text:p>16,736</text:p>
          </table:table-cell>
          <table:table-cell table:style-name="ce30" office:value-type="float" office:value="3385" calcext:value-type="float">
            <text:p>3,385</text:p>
          </table:table-cell>
          <table:table-cell table:style-name="ce30" office:value-type="float" office:value="3403" calcext:value-type="float">
            <text:p>3,403</text:p>
          </table:table-cell>
          <table:table-cell table:style-name="ce30" office:value-type="float" office:value="3268" calcext:value-type="float">
            <text:p>3,268</text:p>
          </table:table-cell>
          <table:table-cell table:style-name="ce30" office:value-type="float" office:value="3375" calcext:value-type="float">
            <text:p>3,375</text:p>
          </table:table-cell>
          <table:table-cell table:style-name="ce37" office:value-type="float" office:value="3305" calcext:value-type="float">
            <text:p>3,305</text:p>
          </table:table-cell>
          <table:table-cell table:style-name="ce30" office:value-type="float" office:value="15497" calcext:value-type="float">
            <text:p>15,497</text:p>
          </table:table-cell>
          <table:table-cell table:style-name="ce30" office:value-type="float" office:value="3257" calcext:value-type="float">
            <text:p>3,257</text:p>
          </table:table-cell>
          <table:table-cell table:style-name="ce30" office:value-type="float" office:value="3045" calcext:value-type="float">
            <text:p>3,045</text:p>
          </table:table-cell>
          <table:table-cell table:style-name="ce30" office:value-type="float" office:value="3198" calcext:value-type="float">
            <text:p>3,198</text:p>
          </table:table-cell>
          <table:table-cell table:style-name="ce30" office:value-type="float" office:value="3130" calcext:value-type="float">
            <text:p>3,130</text:p>
          </table:table-cell>
          <table:table-cell table:style-name="ce37" office:value-type="float" office:value="2867" calcext:value-type="float">
            <text:p>2,867</text:p>
          </table:table-cell>
          <table:table-cell table:style-name="ce30" office:value-type="float" office:value="12830" calcext:value-type="float">
            <text:p>12,830</text:p>
          </table:table-cell>
          <table:table-cell table:style-name="ce30" office:value-type="float" office:value="2820" calcext:value-type="float">
            <text:p>2,820</text:p>
          </table:table-cell>
          <table:table-cell table:style-name="ce30" office:value-type="float" office:value="2916" calcext:value-type="float">
            <text:p>2,916</text:p>
          </table:table-cell>
          <table:table-cell table:style-name="ce30" office:value-type="float" office:value="2601" calcext:value-type="float">
            <text:p>2,601</text:p>
          </table:table-cell>
          <table:table-cell table:style-name="ce30" office:value-type="float" office:value="2322" calcext:value-type="float">
            <text:p>2,322</text:p>
          </table:table-cell>
          <table:table-cell table:style-name="ce37" office:value-type="float" office:value="2171" calcext:value-type="float">
            <text:p>2,171</text:p>
          </table:table-cell>
          <table:table-cell table:style-name="ce30" office:value-type="float" office:value="6916" calcext:value-type="float">
            <text:p>6,916</text:p>
          </table:table-cell>
          <table:table-cell table:style-name="ce30" office:value-type="float" office:value="1797" calcext:value-type="float">
            <text:p>1,797</text:p>
          </table:table-cell>
          <table:table-cell table:style-name="ce30" office:value-type="float" office:value="1567" calcext:value-type="float">
            <text:p>1,567</text:p>
          </table:table-cell>
          <table:table-cell table:style-name="ce30" office:value-type="float" office:value="1085" calcext:value-type="float">
            <text:p>1,085</text:p>
          </table:table-cell>
          <table:table-cell table:style-name="ce30" office:value-type="float" office:value="1074" calcext:value-type="float">
            <text:p>1,074</text:p>
          </table:table-cell>
          <table:table-cell table:style-name="ce37" office:value-type="float" office:value="1393" calcext:value-type="float">
            <text:p>1,393</text:p>
          </table:table-cell>
          <table:table-cell table:style-name="ce30" office:value-type="float" office:value="7186" calcext:value-type="float">
            <text:p>7,186</text:p>
          </table:table-cell>
          <table:table-cell table:style-name="ce30" office:value-type="float" office:value="1392" calcext:value-type="float">
            <text:p>1,392</text:p>
          </table:table-cell>
          <table:table-cell table:style-name="ce30" office:value-type="float" office:value="1407" calcext:value-type="float">
            <text:p>1,407</text:p>
          </table:table-cell>
          <table:table-cell table:style-name="ce30" office:value-type="float" office:value="1447" calcext:value-type="float">
            <text:p>1,447</text:p>
          </table:table-cell>
          <table:table-cell table:style-name="ce30" office:value-type="float" office:value="1451" calcext:value-type="float">
            <text:p>1,451</text:p>
          </table:table-cell>
          <table:table-cell table:style-name="ce37" office:value-type="float" office:value="1489" calcext:value-type="float">
            <text:p>1,489</text:p>
          </table:table-cell>
          <table:table-cell table:style-name="ce30" office:value-type="float" office:value="5777" calcext:value-type="float">
            <text:p>5,777</text:p>
          </table:table-cell>
          <table:table-cell table:style-name="ce30" office:value-type="float" office:value="1290" calcext:value-type="float">
            <text:p>1,290</text:p>
          </table:table-cell>
          <table:table-cell table:style-name="ce30" office:value-type="float" office:value="1232" calcext:value-type="float">
            <text:p>1,232</text:p>
          </table:table-cell>
          <table:table-cell table:style-name="ce30" office:value-type="float" office:value="1149" calcext:value-type="float">
            <text:p>1,149</text:p>
          </table:table-cell>
          <table:table-cell table:style-name="ce30" office:value-type="float" office:value="1086" calcext:value-type="float">
            <text:p>1,086</text:p>
          </table:table-cell>
          <table:table-cell table:style-name="ce37" office:value-type="float" office:value="1020" calcext:value-type="float">
            <text:p>1,020</text:p>
          </table:table-cell>
          <table:table-cell table:style-name="ce30" office:value-type="float" office:value="4079" calcext:value-type="float">
            <text:p>4,079</text:p>
          </table:table-cell>
          <table:table-cell table:style-name="ce30" office:value-type="float" office:value="925" calcext:value-type="float">
            <text:p>925</text:p>
          </table:table-cell>
          <table:table-cell table:style-name="ce30" office:value-type="float" office:value="842" calcext:value-type="float">
            <text:p>842</text:p>
          </table:table-cell>
          <table:table-cell table:style-name="ce30" office:value-type="float" office:value="824" calcext:value-type="float">
            <text:p>824</text:p>
          </table:table-cell>
          <table:table-cell table:style-name="ce30" office:value-type="float" office:value="786" calcext:value-type="float">
            <text:p>786</text:p>
          </table:table-cell>
          <table:table-cell table:style-name="ce37" office:value-type="float" office:value="702" calcext:value-type="float">
            <text:p>702</text:p>
          </table:table-cell>
          <table:table-cell table:style-name="ce30" office:value-type="float" office:value="2821" calcext:value-type="float">
            <text:p>2,821</text:p>
          </table:table-cell>
          <table:table-cell table:style-name="ce30" office:value-type="float" office:value="712" calcext:value-type="float">
            <text:p>712</text:p>
          </table:table-cell>
          <table:table-cell table:style-name="ce30" office:value-type="float" office:value="641" calcext:value-type="float">
            <text:p>641</text:p>
          </table:table-cell>
          <table:table-cell table:style-name="ce30" office:value-type="float" office:value="553" calcext:value-type="float">
            <text:p>553</text:p>
          </table:table-cell>
          <table:table-cell table:style-name="ce30" office:value-type="float" office:value="504" calcext:value-type="float">
            <text:p>504</text:p>
          </table:table-cell>
          <table:table-cell table:style-name="ce37" office:value-type="float" office:value="411" calcext:value-type="float">
            <text:p>411</text:p>
          </table:table-cell>
          <table:table-cell table:style-name="ce30" office:value-type="float" office:value="1262" calcext:value-type="float">
            <text:p>1,262</text:p>
          </table:table-cell>
          <table:table-cell table:style-name="ce30" office:value-type="float" office:value="345" calcext:value-type="float">
            <text:p>345</text:p>
          </table:table-cell>
          <table:table-cell table:style-name="ce30" office:value-type="float" office:value="300" calcext:value-type="float">
            <text:p>300</text:p>
          </table:table-cell>
          <table:table-cell table:style-name="ce30" office:value-type="float" office:value="269" calcext:value-type="float">
            <text:p>269</text:p>
          </table:table-cell>
          <table:table-cell table:style-name="ce30" office:value-type="float" office:value="208" calcext:value-type="float">
            <text:p>208</text:p>
          </table:table-cell>
          <table:table-cell table:style-name="ce37" office:value-type="float" office:value="140" calcext:value-type="float">
            <text:p>140</text:p>
          </table:table-cell>
          <table:table-cell table:style-name="ce30" office:value-type="float" office:value="429" calcext:value-type="float">
            <text:p>429</text:p>
          </table:table-cell>
          <table:table-cell table:style-name="ce30" office:value-type="float" office:value="140" calcext:value-type="float">
            <text:p>140</text:p>
          </table:table-cell>
          <table:table-cell table:style-name="ce30" office:value-type="float" office:value="114" calcext:value-type="float">
            <text:p>114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59" calcext:value-type="float">
            <text:p>59</text:p>
          </table:table-cell>
          <table:table-cell table:style-name="ce37" office:value-type="float" office:value="45" calcext:value-type="float">
            <text:p>45</text:p>
          </table:table-cell>
          <table:table-cell table:style-name="ce30" office:value-type="float" office:value="118" calcext:value-type="float">
            <text:p>118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17" calcext:value-type="float">
            <text:p>17</text:p>
          </table:table-cell>
          <table:table-cell table:style-name="ce37" office:value-type="float" office:value="10" calcext:value-type="float">
            <text:p>10</text:p>
          </table:table-cell>
          <table:table-cell table:style-name="ce30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65];[.J65];[.P65];[.V65];[.AB65];[.AH65];[.AN65];[.AT65];[.AZ65];[.BF65];[.BL65];[.BR65];[.BX65];[.CD65];[.CJ65];[.CP65];[.CV65];[.DB65];[.DH65];[.DN65];[.DT65])" office:value-type="float" office:value="404109" calcext:value-type="float">
            <text:p>404,109</text:p>
          </table:table-cell>
          <table:table-cell table:style-name="ce29" table:formula="of:=SUM([.E65:.I65])" office:value-type="float" office:value="23943" calcext:value-type="float">
            <text:p>23,943</text:p>
          </table:table-cell>
          <table:table-cell table:style-name="ce29" office:value-type="float" office:value="4843" calcext:value-type="float">
            <text:p>4,843</text:p>
          </table:table-cell>
          <table:table-cell table:style-name="ce29" office:value-type="float" office:value="4873" calcext:value-type="float">
            <text:p>4,873</text:p>
          </table:table-cell>
          <table:table-cell table:style-name="ce29" office:value-type="float" office:value="4803" calcext:value-type="float">
            <text:p>4,803</text:p>
          </table:table-cell>
          <table:table-cell table:style-name="ce29" office:value-type="float" office:value="4662" calcext:value-type="float">
            <text:p>4,662</text:p>
          </table:table-cell>
          <table:table-cell table:style-name="ce29" office:value-type="float" office:value="4762" calcext:value-type="float">
            <text:p>4,762</text:p>
          </table:table-cell>
          <table:table-cell table:style-name="ce29" office:value-type="float" office:value="27658" calcext:value-type="float">
            <text:p>27,658</text:p>
          </table:table-cell>
          <table:table-cell table:style-name="ce29" office:value-type="float" office:value="5036" calcext:value-type="float">
            <text:p>5,036</text:p>
          </table:table-cell>
          <table:table-cell table:style-name="ce29" office:value-type="float" office:value="5309" calcext:value-type="float">
            <text:p>5,309</text:p>
          </table:table-cell>
          <table:table-cell table:style-name="ce29" office:value-type="float" office:value="5631" calcext:value-type="float">
            <text:p>5,631</text:p>
          </table:table-cell>
          <table:table-cell table:style-name="ce29" office:value-type="float" office:value="6102" calcext:value-type="float">
            <text:p>6,102</text:p>
          </table:table-cell>
          <table:table-cell table:style-name="ce52" office:value-type="float" office:value="5580" calcext:value-type="float">
            <text:p>5,580</text:p>
          </table:table-cell>
          <table:table-cell table:style-name="ce29" office:value-type="float" office:value="29867" calcext:value-type="float">
            <text:p>29,867</text:p>
          </table:table-cell>
          <table:table-cell table:style-name="ce29" office:value-type="float" office:value="5355" calcext:value-type="float">
            <text:p>5,355</text:p>
          </table:table-cell>
          <table:table-cell table:style-name="ce29" office:value-type="float" office:value="6395" calcext:value-type="float">
            <text:p>6,395</text:p>
          </table:table-cell>
          <table:table-cell table:style-name="ce29" office:value-type="float" office:value="6202" calcext:value-type="float">
            <text:p>6,202</text:p>
          </table:table-cell>
          <table:table-cell table:style-name="ce29" office:value-type="float" office:value="6088" calcext:value-type="float">
            <text:p>6,088</text:p>
          </table:table-cell>
          <table:table-cell table:style-name="ce52" office:value-type="float" office:value="5827" calcext:value-type="float">
            <text:p>5,827</text:p>
          </table:table-cell>
          <table:table-cell table:style-name="ce29" office:value-type="float" office:value="28032" calcext:value-type="float">
            <text:p>28,032</text:p>
          </table:table-cell>
          <table:table-cell table:style-name="ce29" office:value-type="float" office:value="5778" calcext:value-type="float">
            <text:p>5,778</text:p>
          </table:table-cell>
          <table:table-cell table:style-name="ce29" office:value-type="float" office:value="5662" calcext:value-type="float">
            <text:p>5,662</text:p>
          </table:table-cell>
          <table:table-cell table:style-name="ce29" office:value-type="float" office:value="5554" calcext:value-type="float">
            <text:p>5,554</text:p>
          </table:table-cell>
          <table:table-cell table:style-name="ce29" office:value-type="float" office:value="5694" calcext:value-type="float">
            <text:p>5,694</text:p>
          </table:table-cell>
          <table:table-cell table:style-name="ce52" office:value-type="float" office:value="5344" calcext:value-type="float">
            <text:p>5,344</text:p>
          </table:table-cell>
          <table:table-cell table:style-name="ce29" office:value-type="float" office:value="26617" calcext:value-type="float">
            <text:p>26,617</text:p>
          </table:table-cell>
          <table:table-cell table:style-name="ce29" office:value-type="float" office:value="5387" calcext:value-type="float">
            <text:p>5,387</text:p>
          </table:table-cell>
          <table:table-cell table:style-name="ce29" office:value-type="float" office:value="5039" calcext:value-type="float">
            <text:p>5,039</text:p>
          </table:table-cell>
          <table:table-cell table:style-name="ce29" office:value-type="float" office:value="5002" calcext:value-type="float">
            <text:p>5,002</text:p>
          </table:table-cell>
          <table:table-cell table:style-name="ce29" office:value-type="float" office:value="5312" calcext:value-type="float">
            <text:p>5,312</text:p>
          </table:table-cell>
          <table:table-cell table:style-name="ce52" office:value-type="float" office:value="5877" calcext:value-type="float">
            <text:p>5,877</text:p>
          </table:table-cell>
          <table:table-cell table:style-name="ce29" office:value-type="float" office:value="33751" calcext:value-type="float">
            <text:p>33,751</text:p>
          </table:table-cell>
          <table:table-cell table:style-name="ce29" office:value-type="float" office:value="6059" calcext:value-type="float">
            <text:p>6,059</text:p>
          </table:table-cell>
          <table:table-cell table:style-name="ce29" office:value-type="float" office:value="6553" calcext:value-type="float">
            <text:p>6,553</text:p>
          </table:table-cell>
          <table:table-cell table:style-name="ce29" office:value-type="float" office:value="6876" calcext:value-type="float">
            <text:p>6,876</text:p>
          </table:table-cell>
          <table:table-cell table:style-name="ce29" office:value-type="float" office:value="6998" calcext:value-type="float">
            <text:p>6,998</text:p>
          </table:table-cell>
          <table:table-cell table:style-name="ce52" office:value-type="float" office:value="7265" calcext:value-type="float">
            <text:p>7,265</text:p>
          </table:table-cell>
          <table:table-cell table:style-name="ce29" office:value-type="float" office:value="35957" calcext:value-type="float">
            <text:p>35,957</text:p>
          </table:table-cell>
          <table:table-cell table:style-name="ce29" office:value-type="float" office:value="7173" calcext:value-type="float">
            <text:p>7,173</text:p>
          </table:table-cell>
          <table:table-cell table:style-name="ce29" office:value-type="float" office:value="7307" calcext:value-type="float">
            <text:p>7,307</text:p>
          </table:table-cell>
          <table:table-cell table:style-name="ce29" office:value-type="float" office:value="7632" calcext:value-type="float">
            <text:p>7,632</text:p>
          </table:table-cell>
          <table:table-cell table:style-name="ce29" office:value-type="float" office:value="6873" calcext:value-type="float">
            <text:p>6,873</text:p>
          </table:table-cell>
          <table:table-cell table:style-name="ce52" office:value-type="float" office:value="6972" calcext:value-type="float">
            <text:p>6,972</text:p>
          </table:table-cell>
          <table:table-cell table:style-name="ce29" office:value-type="float" office:value="35327" calcext:value-type="float">
            <text:p>35,327</text:p>
          </table:table-cell>
          <table:table-cell table:style-name="ce29" office:value-type="float" office:value="6787" calcext:value-type="float">
            <text:p>6,787</text:p>
          </table:table-cell>
          <table:table-cell table:style-name="ce29" office:value-type="float" office:value="6989" calcext:value-type="float">
            <text:p>6,989</text:p>
          </table:table-cell>
          <table:table-cell table:style-name="ce29" office:value-type="float" office:value="7114" calcext:value-type="float">
            <text:p>7,114</text:p>
          </table:table-cell>
          <table:table-cell table:style-name="ce29" office:value-type="float" office:value="7152" calcext:value-type="float">
            <text:p>7,152</text:p>
          </table:table-cell>
          <table:table-cell table:style-name="ce52" office:value-type="float" office:value="7285" calcext:value-type="float">
            <text:p>7,285</text:p>
          </table:table-cell>
          <table:table-cell table:style-name="ce29" office:value-type="float" office:value="33473" calcext:value-type="float">
            <text:p>33,473</text:p>
          </table:table-cell>
          <table:table-cell table:style-name="ce29" office:value-type="float" office:value="6972" calcext:value-type="float">
            <text:p>6,972</text:p>
          </table:table-cell>
          <table:table-cell table:style-name="ce29" office:value-type="float" office:value="6553" calcext:value-type="float">
            <text:p>6,553</text:p>
          </table:table-cell>
          <table:table-cell table:style-name="ce29" office:value-type="float" office:value="6656" calcext:value-type="float">
            <text:p>6,656</text:p>
          </table:table-cell>
          <table:table-cell table:style-name="ce29" office:value-type="float" office:value="6760" calcext:value-type="float">
            <text:p>6,760</text:p>
          </table:table-cell>
          <table:table-cell table:style-name="ce52" office:value-type="float" office:value="6532" calcext:value-type="float">
            <text:p>6,532</text:p>
          </table:table-cell>
          <table:table-cell table:style-name="ce29" office:value-type="float" office:value="31421" calcext:value-type="float">
            <text:p>31,421</text:p>
          </table:table-cell>
          <table:table-cell table:style-name="ce29" office:value-type="float" office:value="6670" calcext:value-type="float">
            <text:p>6,670</text:p>
          </table:table-cell>
          <table:table-cell table:style-name="ce29" office:value-type="float" office:value="6559" calcext:value-type="float">
            <text:p>6,559</text:p>
          </table:table-cell>
          <table:table-cell table:style-name="ce29" office:value-type="float" office:value="6082" calcext:value-type="float">
            <text:p>6,082</text:p>
          </table:table-cell>
          <table:table-cell table:style-name="ce29" office:value-type="float" office:value="6147" calcext:value-type="float">
            <text:p>6,147</text:p>
          </table:table-cell>
          <table:table-cell table:style-name="ce52" office:value-type="float" office:value="5963" calcext:value-type="float">
            <text:p>5,963</text:p>
          </table:table-cell>
          <table:table-cell table:style-name="ce29" office:value-type="float" office:value="26549" calcext:value-type="float">
            <text:p>26,549</text:p>
          </table:table-cell>
          <table:table-cell table:style-name="ce29" office:value-type="float" office:value="5600" calcext:value-type="float">
            <text:p>5,600</text:p>
          </table:table-cell>
          <table:table-cell table:style-name="ce29" office:value-type="float" office:value="5243" calcext:value-type="float">
            <text:p>5,243</text:p>
          </table:table-cell>
          <table:table-cell table:style-name="ce29" office:value-type="float" office:value="5312" calcext:value-type="float">
            <text:p>5,312</text:p>
          </table:table-cell>
          <table:table-cell table:style-name="ce29" office:value-type="float" office:value="5300" calcext:value-type="float">
            <text:p>5,300</text:p>
          </table:table-cell>
          <table:table-cell table:style-name="ce52" office:value-type="float" office:value="5094" calcext:value-type="float">
            <text:p>5,094</text:p>
          </table:table-cell>
          <table:table-cell table:style-name="ce29" office:value-type="float" office:value="21274" calcext:value-type="float">
            <text:p>21,274</text:p>
          </table:table-cell>
          <table:table-cell table:style-name="ce29" office:value-type="float" office:value="4756" calcext:value-type="float">
            <text:p>4,756</text:p>
          </table:table-cell>
          <table:table-cell table:style-name="ce29" office:value-type="float" office:value="4659" calcext:value-type="float">
            <text:p>4,659</text:p>
          </table:table-cell>
          <table:table-cell table:style-name="ce29" office:value-type="float" office:value="4550" calcext:value-type="float">
            <text:p>4,550</text:p>
          </table:table-cell>
          <table:table-cell table:style-name="ce29" office:value-type="float" office:value="3729" calcext:value-type="float">
            <text:p>3,729</text:p>
          </table:table-cell>
          <table:table-cell table:style-name="ce52" office:value-type="float" office:value="3580" calcext:value-type="float">
            <text:p>3,580</text:p>
          </table:table-cell>
          <table:table-cell table:style-name="ce29" office:value-type="float" office:value="12776" calcext:value-type="float">
            <text:p>12,776</text:p>
          </table:table-cell>
          <table:table-cell table:style-name="ce29" office:value-type="float" office:value="3061" calcext:value-type="float">
            <text:p>3,061</text:p>
          </table:table-cell>
          <table:table-cell table:style-name="ce29" office:value-type="float" office:value="2876" calcext:value-type="float">
            <text:p>2,876</text:p>
          </table:table-cell>
          <table:table-cell table:style-name="ce29" office:value-type="float" office:value="2299" calcext:value-type="float">
            <text:p>2,299</text:p>
          </table:table-cell>
          <table:table-cell table:style-name="ce29" office:value-type="float" office:value="2096" calcext:value-type="float">
            <text:p>2,096</text:p>
          </table:table-cell>
          <table:table-cell table:style-name="ce52" office:value-type="float" office:value="2444" calcext:value-type="float">
            <text:p>2,444</text:p>
          </table:table-cell>
          <table:table-cell table:style-name="ce29" office:value-type="float" office:value="11432" calcext:value-type="float">
            <text:p>11,432</text:p>
          </table:table-cell>
          <table:table-cell table:style-name="ce29" office:value-type="float" office:value="2439" calcext:value-type="float">
            <text:p>2,439</text:p>
          </table:table-cell>
          <table:table-cell table:style-name="ce29" office:value-type="float" office:value="2413" calcext:value-type="float">
            <text:p>2,413</text:p>
          </table:table-cell>
          <table:table-cell table:style-name="ce29" office:value-type="float" office:value="2266" calcext:value-type="float">
            <text:p>2,266</text:p>
          </table:table-cell>
          <table:table-cell table:style-name="ce29" office:value-type="float" office:value="2252" calcext:value-type="float">
            <text:p>2,252</text:p>
          </table:table-cell>
          <table:table-cell table:style-name="ce52" office:value-type="float" office:value="2062" calcext:value-type="float">
            <text:p>2,062</text:p>
          </table:table-cell>
          <table:table-cell table:style-name="ce29" office:value-type="float" office:value="8897" calcext:value-type="float">
            <text:p>8,897</text:p>
          </table:table-cell>
          <table:table-cell table:style-name="ce29" office:value-type="float" office:value="1945" calcext:value-type="float">
            <text:p>1,945</text:p>
          </table:table-cell>
          <table:table-cell table:style-name="ce29" office:value-type="float" office:value="1938" calcext:value-type="float">
            <text:p>1,938</text:p>
          </table:table-cell>
          <table:table-cell table:style-name="ce29" office:value-type="float" office:value="1726" calcext:value-type="float">
            <text:p>1,726</text:p>
          </table:table-cell>
          <table:table-cell table:style-name="ce29" office:value-type="float" office:value="1685" calcext:value-type="float">
            <text:p>1,685</text:p>
          </table:table-cell>
          <table:table-cell table:style-name="ce52" office:value-type="float" office:value="1603" calcext:value-type="float">
            <text:p>1,603</text:p>
          </table:table-cell>
          <table:table-cell table:style-name="ce29" office:value-type="float" office:value="7623" calcext:value-type="float">
            <text:p>7,623</text:p>
          </table:table-cell>
          <table:table-cell table:style-name="ce29" office:value-type="float" office:value="1492" calcext:value-type="float">
            <text:p>1,492</text:p>
          </table:table-cell>
          <table:table-cell table:style-name="ce29" office:value-type="float" office:value="1581" calcext:value-type="float">
            <text:p>1,581</text:p>
          </table:table-cell>
          <table:table-cell table:style-name="ce29" office:value-type="float" office:value="1519" calcext:value-type="float">
            <text:p>1,519</text:p>
          </table:table-cell>
          <table:table-cell table:style-name="ce29" office:value-type="float" office:value="1586" calcext:value-type="float">
            <text:p>1,586</text:p>
          </table:table-cell>
          <table:table-cell table:style-name="ce52" office:value-type="float" office:value="1445" calcext:value-type="float">
            <text:p>1,445</text:p>
          </table:table-cell>
          <table:table-cell table:style-name="ce29" office:value-type="float" office:value="5801" calcext:value-type="float">
            <text:p>5,801</text:p>
          </table:table-cell>
          <table:table-cell table:style-name="ce29" office:value-type="float" office:value="1403" calcext:value-type="float">
            <text:p>1,403</text:p>
          </table:table-cell>
          <table:table-cell table:style-name="ce29" office:value-type="float" office:value="1298" calcext:value-type="float">
            <text:p>1,298</text:p>
          </table:table-cell>
          <table:table-cell table:style-name="ce29" office:value-type="float" office:value="1136" calcext:value-type="float">
            <text:p>1,136</text:p>
          </table:table-cell>
          <table:table-cell table:style-name="ce29" office:value-type="float" office:value="1072" calcext:value-type="float">
            <text:p>1,072</text:p>
          </table:table-cell>
          <table:table-cell table:style-name="ce52" office:value-type="float" office:value="892" calcext:value-type="float">
            <text:p>892</text:p>
          </table:table-cell>
          <table:table-cell table:style-name="ce29" office:value-type="float" office:value="2664" calcext:value-type="float">
            <text:p>2,664</text:p>
          </table:table-cell>
          <table:table-cell table:style-name="ce29" office:value-type="float" office:value="763" calcext:value-type="float">
            <text:p>763</text:p>
          </table:table-cell>
          <table:table-cell table:style-name="ce29" office:value-type="float" office:value="642" calcext:value-type="float">
            <text:p>642</text:p>
          </table:table-cell>
          <table:table-cell table:style-name="ce29" office:value-type="float" office:value="537" calcext:value-type="float">
            <text:p>537</text:p>
          </table:table-cell>
          <table:table-cell table:style-name="ce29" office:value-type="float" office:value="428" calcext:value-type="float">
            <text:p>428</text:p>
          </table:table-cell>
          <table:table-cell table:style-name="ce52" office:value-type="float" office:value="294" calcext:value-type="float">
            <text:p>294</text:p>
          </table:table-cell>
          <table:table-cell table:style-name="ce29" office:value-type="float" office:value="775" calcext:value-type="float">
            <text:p>775</text:p>
          </table:table-cell>
          <table:table-cell table:style-name="ce29" office:value-type="float" office:value="255" calcext:value-type="float">
            <text:p>255</text:p>
          </table:table-cell>
          <table:table-cell table:style-name="ce29" office:value-type="float" office:value="188" calcext:value-type="float">
            <text:p>188</text:p>
          </table:table-cell>
          <table:table-cell table:style-name="ce29" office:value-type="float" office:value="141" calcext:value-type="float">
            <text:p>141</text:p>
          </table:table-cell>
          <table:table-cell table:style-name="ce29" office:value-type="float" office:value="113" calcext:value-type="float">
            <text:p>113</text:p>
          </table:table-cell>
          <table:table-cell table:style-name="ce52" office:value-type="float" office:value="78" calcext:value-type="float">
            <text:p>78</text:p>
          </table:table-cell>
          <table:table-cell table:style-name="ce29" office:value-type="float" office:value="216" calcext:value-type="float">
            <text:p>216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27" calcext:value-type="float">
            <text:p>27</text:p>
          </table:table-cell>
          <table:table-cell table:style-name="ce52" office:value-type="float" office:value="20" calcext:value-type="float">
            <text:p>20</text:p>
          </table:table-cell>
          <table:table-cell table:style-name="ce29" office:value-type="float" office:value="56" calcext:value-type="float">
            <text:p>56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新<text:span text:style-name="T1"> </text:span><text:span text:style-name="T2">竹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66];[.J66];[.P66];[.V66];[.AB66];[.AH66];[.AN66];[.AT66];[.AZ66];[.BF66];[.BL66];[.BR66];[.BX66];[.CD66];[.CJ66];[.CP66];[.CV66];[.DB66];[.DH66];[.DN66];[.DT66])" office:value-type="float" office:value="201827" calcext:value-type="float">
            <text:p>201,827</text:p>
          </table:table-cell>
          <table:table-cell table:style-name="ce29" table:formula="of:=SUM([.E66:.I66])" office:value-type="float" office:value="12457" calcext:value-type="float">
            <text:p>12,457</text:p>
          </table:table-cell>
          <table:table-cell table:style-name="ce42" office:value-type="float" office:value="2574" calcext:value-type="float">
            <text:p>2,574</text:p>
          </table:table-cell>
          <table:table-cell table:style-name="ce42" office:value-type="float" office:value="2470" calcext:value-type="float">
            <text:p>2,470</text:p>
          </table:table-cell>
          <table:table-cell table:style-name="ce42" office:value-type="float" office:value="2468" calcext:value-type="float">
            <text:p>2,468</text:p>
          </table:table-cell>
          <table:table-cell table:style-name="ce42" office:value-type="float" office:value="2429" calcext:value-type="float">
            <text:p>2,429</text:p>
          </table:table-cell>
          <table:table-cell table:style-name="ce42" office:value-type="float" office:value="2516" calcext:value-type="float">
            <text:p>2,516</text:p>
          </table:table-cell>
          <table:table-cell table:style-name="ce42" office:value-type="float" office:value="14498" calcext:value-type="float">
            <text:p>14,498</text:p>
          </table:table-cell>
          <table:table-cell table:style-name="ce42" office:value-type="float" office:value="2624" calcext:value-type="float">
            <text:p>2,624</text:p>
          </table:table-cell>
          <table:table-cell table:style-name="ce42" office:value-type="float" office:value="2829" calcext:value-type="float">
            <text:p>2,829</text:p>
          </table:table-cell>
          <table:table-cell table:style-name="ce42" office:value-type="float" office:value="2979" calcext:value-type="float">
            <text:p>2,979</text:p>
          </table:table-cell>
          <table:table-cell table:style-name="ce42" office:value-type="float" office:value="3173" calcext:value-type="float">
            <text:p>3,173</text:p>
          </table:table-cell>
          <table:table-cell table:style-name="ce53" office:value-type="float" office:value="2893" calcext:value-type="float">
            <text:p>2,893</text:p>
          </table:table-cell>
          <table:table-cell table:style-name="ce42" office:value-type="float" office:value="15460" calcext:value-type="float">
            <text:p>15,460</text:p>
          </table:table-cell>
          <table:table-cell table:style-name="ce42" office:value-type="float" office:value="2814" calcext:value-type="float">
            <text:p>2,814</text:p>
          </table:table-cell>
          <table:table-cell table:style-name="ce42" office:value-type="float" office:value="3309" calcext:value-type="float">
            <text:p>3,309</text:p>
          </table:table-cell>
          <table:table-cell table:style-name="ce42" office:value-type="float" office:value="3230" calcext:value-type="float">
            <text:p>3,230</text:p>
          </table:table-cell>
          <table:table-cell table:style-name="ce42" office:value-type="float" office:value="3106" calcext:value-type="float">
            <text:p>3,106</text:p>
          </table:table-cell>
          <table:table-cell table:style-name="ce53" office:value-type="float" office:value="3001" calcext:value-type="float">
            <text:p>3,001</text:p>
          </table:table-cell>
          <table:table-cell table:style-name="ce42" office:value-type="float" office:value="14518" calcext:value-type="float">
            <text:p>14,518</text:p>
          </table:table-cell>
          <table:table-cell table:style-name="ce42" office:value-type="float" office:value="2936" calcext:value-type="float">
            <text:p>2,936</text:p>
          </table:table-cell>
          <table:table-cell table:style-name="ce42" office:value-type="float" office:value="2922" calcext:value-type="float">
            <text:p>2,922</text:p>
          </table:table-cell>
          <table:table-cell table:style-name="ce42" office:value-type="float" office:value="2900" calcext:value-type="float">
            <text:p>2,900</text:p>
          </table:table-cell>
          <table:table-cell table:style-name="ce42" office:value-type="float" office:value="3002" calcext:value-type="float">
            <text:p>3,002</text:p>
          </table:table-cell>
          <table:table-cell table:style-name="ce53" office:value-type="float" office:value="2758" calcext:value-type="float">
            <text:p>2,758</text:p>
          </table:table-cell>
          <table:table-cell table:style-name="ce42" office:value-type="float" office:value="13658" calcext:value-type="float">
            <text:p>13,658</text:p>
          </table:table-cell>
          <table:table-cell table:style-name="ce42" office:value-type="float" office:value="2823" calcext:value-type="float">
            <text:p>2,823</text:p>
          </table:table-cell>
          <table:table-cell table:style-name="ce42" office:value-type="float" office:value="2588" calcext:value-type="float">
            <text:p>2,588</text:p>
          </table:table-cell>
          <table:table-cell table:style-name="ce42" office:value-type="float" office:value="2573" calcext:value-type="float">
            <text:p>2,573</text:p>
          </table:table-cell>
          <table:table-cell table:style-name="ce42" office:value-type="float" office:value="2698" calcext:value-type="float">
            <text:p>2,698</text:p>
          </table:table-cell>
          <table:table-cell table:style-name="ce53" office:value-type="float" office:value="2976" calcext:value-type="float">
            <text:p>2,976</text:p>
          </table:table-cell>
          <table:table-cell table:style-name="ce42" office:value-type="float" office:value="16466" calcext:value-type="float">
            <text:p>16,466</text:p>
          </table:table-cell>
          <table:table-cell table:style-name="ce42" office:value-type="float" office:value="3027" calcext:value-type="float">
            <text:p>3,027</text:p>
          </table:table-cell>
          <table:table-cell table:style-name="ce42" office:value-type="float" office:value="3269" calcext:value-type="float">
            <text:p>3,269</text:p>
          </table:table-cell>
          <table:table-cell table:style-name="ce42" office:value-type="float" office:value="3319" calcext:value-type="float">
            <text:p>3,319</text:p>
          </table:table-cell>
          <table:table-cell table:style-name="ce42" office:value-type="float" office:value="3423" calcext:value-type="float">
            <text:p>3,423</text:p>
          </table:table-cell>
          <table:table-cell table:style-name="ce53" office:value-type="float" office:value="3428" calcext:value-type="float">
            <text:p>3,428</text:p>
          </table:table-cell>
          <table:table-cell table:style-name="ce42" office:value-type="float" office:value="17205" calcext:value-type="float">
            <text:p>17,205</text:p>
          </table:table-cell>
          <table:table-cell table:style-name="ce42" office:value-type="float" office:value="3390" calcext:value-type="float">
            <text:p>3,390</text:p>
          </table:table-cell>
          <table:table-cell table:style-name="ce42" office:value-type="float" office:value="3438" calcext:value-type="float">
            <text:p>3,438</text:p>
          </table:table-cell>
          <table:table-cell table:style-name="ce42" office:value-type="float" office:value="3636" calcext:value-type="float">
            <text:p>3,636</text:p>
          </table:table-cell>
          <table:table-cell table:style-name="ce42" office:value-type="float" office:value="3317" calcext:value-type="float">
            <text:p>3,317</text:p>
          </table:table-cell>
          <table:table-cell table:style-name="ce53" office:value-type="float" office:value="3424" calcext:value-type="float">
            <text:p>3,424</text:p>
          </table:table-cell>
          <table:table-cell table:style-name="ce42" office:value-type="float" office:value="17281" calcext:value-type="float">
            <text:p>17,281</text:p>
          </table:table-cell>
          <table:table-cell table:style-name="ce42" office:value-type="float" office:value="3269" calcext:value-type="float">
            <text:p>3,269</text:p>
          </table:table-cell>
          <table:table-cell table:style-name="ce42" office:value-type="float" office:value="3421" calcext:value-type="float">
            <text:p>3,421</text:p>
          </table:table-cell>
          <table:table-cell table:style-name="ce42" office:value-type="float" office:value="3444" calcext:value-type="float">
            <text:p>3,444</text:p>
          </table:table-cell>
          <table:table-cell table:style-name="ce42" office:value-type="float" office:value="3589" calcext:value-type="float">
            <text:p>3,589</text:p>
          </table:table-cell>
          <table:table-cell table:style-name="ce53" office:value-type="float" office:value="3558" calcext:value-type="float">
            <text:p>3,558</text:p>
          </table:table-cell>
          <table:table-cell table:style-name="ce42" office:value-type="float" office:value="16874" calcext:value-type="float">
            <text:p>16,874</text:p>
          </table:table-cell>
          <table:table-cell table:style-name="ce42" office:value-type="float" office:value="3514" calcext:value-type="float">
            <text:p>3,514</text:p>
          </table:table-cell>
          <table:table-cell table:style-name="ce42" office:value-type="float" office:value="3313" calcext:value-type="float">
            <text:p>3,313</text:p>
          </table:table-cell>
          <table:table-cell table:style-name="ce42" office:value-type="float" office:value="3301" calcext:value-type="float">
            <text:p>3,301</text:p>
          </table:table-cell>
          <table:table-cell table:style-name="ce42" office:value-type="float" office:value="3455" calcext:value-type="float">
            <text:p>3,455</text:p>
          </table:table-cell>
          <table:table-cell table:style-name="ce53" office:value-type="float" office:value="3291" calcext:value-type="float">
            <text:p>3,291</text:p>
          </table:table-cell>
          <table:table-cell table:style-name="ce42" office:value-type="float" office:value="15852" calcext:value-type="float">
            <text:p>15,852</text:p>
          </table:table-cell>
          <table:table-cell table:style-name="ce42" office:value-type="float" office:value="3394" calcext:value-type="float">
            <text:p>3,394</text:p>
          </table:table-cell>
          <table:table-cell table:style-name="ce42" office:value-type="float" office:value="3311" calcext:value-type="float">
            <text:p>3,311</text:p>
          </table:table-cell>
          <table:table-cell table:style-name="ce42" office:value-type="float" office:value="3078" calcext:value-type="float">
            <text:p>3,078</text:p>
          </table:table-cell>
          <table:table-cell table:style-name="ce42" office:value-type="float" office:value="3050" calcext:value-type="float">
            <text:p>3,050</text:p>
          </table:table-cell>
          <table:table-cell table:style-name="ce53" office:value-type="float" office:value="3019" calcext:value-type="float">
            <text:p>3,019</text:p>
          </table:table-cell>
          <table:table-cell table:style-name="ce42" office:value-type="float" office:value="13141" calcext:value-type="float">
            <text:p>13,141</text:p>
          </table:table-cell>
          <table:table-cell table:style-name="ce42" office:value-type="float" office:value="2834" calcext:value-type="float">
            <text:p>2,834</text:p>
          </table:table-cell>
          <table:table-cell table:style-name="ce42" office:value-type="float" office:value="2534" calcext:value-type="float">
            <text:p>2,534</text:p>
          </table:table-cell>
          <table:table-cell table:style-name="ce42" office:value-type="float" office:value="2587" calcext:value-type="float">
            <text:p>2,587</text:p>
          </table:table-cell>
          <table:table-cell table:style-name="ce42" office:value-type="float" office:value="2623" calcext:value-type="float">
            <text:p>2,623</text:p>
          </table:table-cell>
          <table:table-cell table:style-name="ce53" office:value-type="float" office:value="2563" calcext:value-type="float">
            <text:p>2,563</text:p>
          </table:table-cell>
          <table:table-cell table:style-name="ce42" office:value-type="float" office:value="10330" calcext:value-type="float">
            <text:p>10,330</text:p>
          </table:table-cell>
          <table:table-cell table:style-name="ce42" office:value-type="float" office:value="2332" calcext:value-type="float">
            <text:p>2,332</text:p>
          </table:table-cell>
          <table:table-cell table:style-name="ce42" office:value-type="float" office:value="2276" calcext:value-type="float">
            <text:p>2,276</text:p>
          </table:table-cell>
          <table:table-cell table:style-name="ce42" office:value-type="float" office:value="2182" calcext:value-type="float">
            <text:p>2,182</text:p>
          </table:table-cell>
          <table:table-cell table:style-name="ce42" office:value-type="float" office:value="1795" calcext:value-type="float">
            <text:p>1,795</text:p>
          </table:table-cell>
          <table:table-cell table:style-name="ce53" office:value-type="float" office:value="1745" calcext:value-type="float">
            <text:p>1,745</text:p>
          </table:table-cell>
          <table:table-cell table:style-name="ce42" office:value-type="float" office:value="6047" calcext:value-type="float">
            <text:p>6,047</text:p>
          </table:table-cell>
          <table:table-cell table:style-name="ce42" office:value-type="float" office:value="1452" calcext:value-type="float">
            <text:p>1,452</text:p>
          </table:table-cell>
          <table:table-cell table:style-name="ce42" office:value-type="float" office:value="1400" calcext:value-type="float">
            <text:p>1,400</text:p>
          </table:table-cell>
          <table:table-cell table:style-name="ce42" office:value-type="float" office:value="1108" calcext:value-type="float">
            <text:p>1,108</text:p>
          </table:table-cell>
          <table:table-cell table:style-name="ce42" office:value-type="float" office:value="960" calcext:value-type="float">
            <text:p>960</text:p>
          </table:table-cell>
          <table:table-cell table:style-name="ce53" office:value-type="float" office:value="1127" calcext:value-type="float">
            <text:p>1,127</text:p>
          </table:table-cell>
          <table:table-cell table:style-name="ce42" office:value-type="float" office:value="5067" calcext:value-type="float">
            <text:p>5,067</text:p>
          </table:table-cell>
          <table:table-cell table:style-name="ce42" office:value-type="float" office:value="1106" calcext:value-type="float">
            <text:p>1,106</text:p>
          </table:table-cell>
          <table:table-cell table:style-name="ce42" office:value-type="float" office:value="1100" calcext:value-type="float">
            <text:p>1,100</text:p>
          </table:table-cell>
          <table:table-cell table:style-name="ce42" office:value-type="float" office:value="1010" calcext:value-type="float">
            <text:p>1,010</text:p>
          </table:table-cell>
          <table:table-cell table:style-name="ce42" office:value-type="float" office:value="952" calcext:value-type="float">
            <text:p>952</text:p>
          </table:table-cell>
          <table:table-cell table:style-name="ce53" office:value-type="float" office:value="899" calcext:value-type="float">
            <text:p>899</text:p>
          </table:table-cell>
          <table:table-cell table:style-name="ce42" office:value-type="float" office:value="3962" calcext:value-type="float">
            <text:p>3,962</text:p>
          </table:table-cell>
          <table:table-cell table:style-name="ce42" office:value-type="float" office:value="858" calcext:value-type="float">
            <text:p>858</text:p>
          </table:table-cell>
          <table:table-cell table:style-name="ce42" office:value-type="float" office:value="844" calcext:value-type="float">
            <text:p>844</text:p>
          </table:table-cell>
          <table:table-cell table:style-name="ce42" office:value-type="float" office:value="793" calcext:value-type="float">
            <text:p>793</text:p>
          </table:table-cell>
          <table:table-cell table:style-name="ce42" office:value-type="float" office:value="742" calcext:value-type="float">
            <text:p>742</text:p>
          </table:table-cell>
          <table:table-cell table:style-name="ce53" office:value-type="float" office:value="725" calcext:value-type="float">
            <text:p>725</text:p>
          </table:table-cell>
          <table:table-cell table:style-name="ce42" office:value-type="float" office:value="3815" calcext:value-type="float">
            <text:p>3,815</text:p>
          </table:table-cell>
          <table:table-cell table:style-name="ce42" office:value-type="float" office:value="655" calcext:value-type="float">
            <text:p>655</text:p>
          </table:table-cell>
          <table:table-cell table:style-name="ce42" office:value-type="float" office:value="805" calcext:value-type="float">
            <text:p>805</text:p>
          </table:table-cell>
          <table:table-cell table:style-name="ce42" office:value-type="float" office:value="775" calcext:value-type="float">
            <text:p>775</text:p>
          </table:table-cell>
          <table:table-cell table:style-name="ce42" office:value-type="float" office:value="825" calcext:value-type="float">
            <text:p>825</text:p>
          </table:table-cell>
          <table:table-cell table:style-name="ce53" office:value-type="float" office:value="755" calcext:value-type="float">
            <text:p>755</text:p>
          </table:table-cell>
          <table:table-cell table:style-name="ce42" office:value-type="float" office:value="3211" calcext:value-type="float">
            <text:p>3,211</text:p>
          </table:table-cell>
          <table:table-cell table:style-name="ce42" office:value-type="float" office:value="749" calcext:value-type="float">
            <text:p>749</text:p>
          </table:table-cell>
          <table:table-cell table:style-name="ce42" office:value-type="float" office:value="704" calcext:value-type="float">
            <text:p>704</text:p>
          </table:table-cell>
          <table:table-cell table:style-name="ce42" office:value-type="float" office:value="675" calcext:value-type="float">
            <text:p>675</text:p>
          </table:table-cell>
          <table:table-cell table:style-name="ce42" office:value-type="float" office:value="590" calcext:value-type="float">
            <text:p>590</text:p>
          </table:table-cell>
          <table:table-cell table:style-name="ce53" office:value-type="float" office:value="493" calcext:value-type="float">
            <text:p>493</text:p>
          </table:table-cell>
          <table:table-cell table:style-name="ce42" office:value-type="float" office:value="1459" calcext:value-type="float">
            <text:p>1,459</text:p>
          </table:table-cell>
          <table:table-cell table:style-name="ce42" office:value-type="float" office:value="422" calcext:value-type="float">
            <text:p>422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12" calcext:value-type="float">
            <text:p>312</text:p>
          </table:table-cell>
          <table:table-cell table:style-name="ce42" office:value-type="float" office:value="233" calcext:value-type="float">
            <text:p>233</text:p>
          </table:table-cell>
          <table:table-cell table:style-name="ce53" office:value-type="float" office:value="134" calcext:value-type="float">
            <text:p>134</text:p>
          </table:table-cell>
          <table:table-cell table:style-name="ce42" office:value-type="float" office:value="380" calcext:value-type="float">
            <text:p>380</text:p>
          </table:table-cell>
          <table:table-cell table:style-name="ce42" office:value-type="float" office:value="123" calcext:value-type="float">
            <text:p>123</text:p>
          </table:table-cell>
          <table:table-cell table:style-name="ce42" office:value-type="float" office:value="88" calcext:value-type="float">
            <text:p>88</text:p>
          </table:table-cell>
          <table:table-cell table:style-name="ce42" office:value-type="float" office:value="74" calcext:value-type="float">
            <text:p>74</text:p>
          </table:table-cell>
          <table:table-cell table:style-name="ce42" office:value-type="float" office:value="51" calcext:value-type="float">
            <text:p>51</text:p>
          </table:table-cell>
          <table:table-cell table:style-name="ce53" office:value-type="float" office:value="44" calcext:value-type="float">
            <text:p>44</text:p>
          </table:table-cell>
          <table:table-cell table:style-name="ce42" office:value-type="float" office:value="110" calcext:value-type="float">
            <text:p>110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9" calcext:value-type="float">
            <text:p>9</text:p>
          </table:table-cell>
          <table:table-cell table:style-name="ce53" office:value-type="float" office:value="9" calcext:value-type="float">
            <text:p>9</text:p>
          </table:table-cell>
          <table:table-cell table:style-name="ce42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67];[.J67];[.P67];[.V67];[.AB67];[.AH67];[.AN67];[.AT67];[.AZ67];[.BF67];[.BL67];[.BR67];[.BX67];[.CD67];[.CJ67];[.CP67];[.CV67];[.DB67];[.DH67];[.DN67];[.DT67])" office:value-type="float" office:value="202282" calcext:value-type="float">
            <text:p>202,282</text:p>
          </table:table-cell>
          <table:table-cell table:style-name="ce37" table:formula="of:=SUM([.E67:.I67])" office:value-type="float" office:value="11486" calcext:value-type="float">
            <text:p>11,486</text:p>
          </table:table-cell>
          <table:table-cell table:style-name="ce43" office:value-type="float" office:value="2269" calcext:value-type="float">
            <text:p>2,269</text:p>
          </table:table-cell>
          <table:table-cell table:style-name="ce43" office:value-type="float" office:value="2403" calcext:value-type="float">
            <text:p>2,403</text:p>
          </table:table-cell>
          <table:table-cell table:style-name="ce43" office:value-type="float" office:value="2335" calcext:value-type="float">
            <text:p>2,335</text:p>
          </table:table-cell>
          <table:table-cell table:style-name="ce43" office:value-type="float" office:value="2233" calcext:value-type="float">
            <text:p>2,233</text:p>
          </table:table-cell>
          <table:table-cell table:style-name="ce43" office:value-type="float" office:value="2246" calcext:value-type="float">
            <text:p>2,246</text:p>
          </table:table-cell>
          <table:table-cell table:style-name="ce43" office:value-type="float" office:value="13160" calcext:value-type="float">
            <text:p>13,160</text:p>
          </table:table-cell>
          <table:table-cell table:style-name="ce43" office:value-type="float" office:value="2412" calcext:value-type="float">
            <text:p>2,412</text:p>
          </table:table-cell>
          <table:table-cell table:style-name="ce43" office:value-type="float" office:value="2480" calcext:value-type="float">
            <text:p>2,480</text:p>
          </table:table-cell>
          <table:table-cell table:style-name="ce43" office:value-type="float" office:value="2652" calcext:value-type="float">
            <text:p>2,652</text:p>
          </table:table-cell>
          <table:table-cell table:style-name="ce43" office:value-type="float" office:value="2929" calcext:value-type="float">
            <text:p>2,929</text:p>
          </table:table-cell>
          <table:table-cell table:style-name="ce54" office:value-type="float" office:value="2687" calcext:value-type="float">
            <text:p>2,687</text:p>
          </table:table-cell>
          <table:table-cell table:style-name="ce43" office:value-type="float" office:value="14407" calcext:value-type="float">
            <text:p>14,407</text:p>
          </table:table-cell>
          <table:table-cell table:style-name="ce43" office:value-type="float" office:value="2541" calcext:value-type="float">
            <text:p>2,541</text:p>
          </table:table-cell>
          <table:table-cell table:style-name="ce43" office:value-type="float" office:value="3086" calcext:value-type="float">
            <text:p>3,086</text:p>
          </table:table-cell>
          <table:table-cell table:style-name="ce43" office:value-type="float" office:value="2972" calcext:value-type="float">
            <text:p>2,972</text:p>
          </table:table-cell>
          <table:table-cell table:style-name="ce43" office:value-type="float" office:value="2982" calcext:value-type="float">
            <text:p>2,982</text:p>
          </table:table-cell>
          <table:table-cell table:style-name="ce54" office:value-type="float" office:value="2826" calcext:value-type="float">
            <text:p>2,826</text:p>
          </table:table-cell>
          <table:table-cell table:style-name="ce43" office:value-type="float" office:value="13514" calcext:value-type="float">
            <text:p>13,514</text:p>
          </table:table-cell>
          <table:table-cell table:style-name="ce43" office:value-type="float" office:value="2842" calcext:value-type="float">
            <text:p>2,842</text:p>
          </table:table-cell>
          <table:table-cell table:style-name="ce43" office:value-type="float" office:value="2740" calcext:value-type="float">
            <text:p>2,740</text:p>
          </table:table-cell>
          <table:table-cell table:style-name="ce43" office:value-type="float" office:value="2654" calcext:value-type="float">
            <text:p>2,654</text:p>
          </table:table-cell>
          <table:table-cell table:style-name="ce43" office:value-type="float" office:value="2692" calcext:value-type="float">
            <text:p>2,692</text:p>
          </table:table-cell>
          <table:table-cell table:style-name="ce54" office:value-type="float" office:value="2586" calcext:value-type="float">
            <text:p>2,586</text:p>
          </table:table-cell>
          <table:table-cell table:style-name="ce43" office:value-type="float" office:value="12959" calcext:value-type="float">
            <text:p>12,959</text:p>
          </table:table-cell>
          <table:table-cell table:style-name="ce43" office:value-type="float" office:value="2564" calcext:value-type="float">
            <text:p>2,564</text:p>
          </table:table-cell>
          <table:table-cell table:style-name="ce43" office:value-type="float" office:value="2451" calcext:value-type="float">
            <text:p>2,451</text:p>
          </table:table-cell>
          <table:table-cell table:style-name="ce43" office:value-type="float" office:value="2429" calcext:value-type="float">
            <text:p>2,429</text:p>
          </table:table-cell>
          <table:table-cell table:style-name="ce43" office:value-type="float" office:value="2614" calcext:value-type="float">
            <text:p>2,614</text:p>
          </table:table-cell>
          <table:table-cell table:style-name="ce54" office:value-type="float" office:value="2901" calcext:value-type="float">
            <text:p>2,901</text:p>
          </table:table-cell>
          <table:table-cell table:style-name="ce43" office:value-type="float" office:value="17285" calcext:value-type="float">
            <text:p>17,285</text:p>
          </table:table-cell>
          <table:table-cell table:style-name="ce43" office:value-type="float" office:value="3032" calcext:value-type="float">
            <text:p>3,032</text:p>
          </table:table-cell>
          <table:table-cell table:style-name="ce43" office:value-type="float" office:value="3284" calcext:value-type="float">
            <text:p>3,284</text:p>
          </table:table-cell>
          <table:table-cell table:style-name="ce43" office:value-type="float" office:value="3557" calcext:value-type="float">
            <text:p>3,557</text:p>
          </table:table-cell>
          <table:table-cell table:style-name="ce43" office:value-type="float" office:value="3575" calcext:value-type="float">
            <text:p>3,575</text:p>
          </table:table-cell>
          <table:table-cell table:style-name="ce54" office:value-type="float" office:value="3837" calcext:value-type="float">
            <text:p>3,837</text:p>
          </table:table-cell>
          <table:table-cell table:style-name="ce43" office:value-type="float" office:value="18752" calcext:value-type="float">
            <text:p>18,752</text:p>
          </table:table-cell>
          <table:table-cell table:style-name="ce43" office:value-type="float" office:value="3783" calcext:value-type="float">
            <text:p>3,783</text:p>
          </table:table-cell>
          <table:table-cell table:style-name="ce43" office:value-type="float" office:value="3869" calcext:value-type="float">
            <text:p>3,869</text:p>
          </table:table-cell>
          <table:table-cell table:style-name="ce43" office:value-type="float" office:value="3996" calcext:value-type="float">
            <text:p>3,996</text:p>
          </table:table-cell>
          <table:table-cell table:style-name="ce43" office:value-type="float" office:value="3556" calcext:value-type="float">
            <text:p>3,556</text:p>
          </table:table-cell>
          <table:table-cell table:style-name="ce54" office:value-type="float" office:value="3548" calcext:value-type="float">
            <text:p>3,548</text:p>
          </table:table-cell>
          <table:table-cell table:style-name="ce43" office:value-type="float" office:value="18046" calcext:value-type="float">
            <text:p>18,046</text:p>
          </table:table-cell>
          <table:table-cell table:style-name="ce43" office:value-type="float" office:value="3518" calcext:value-type="float">
            <text:p>3,518</text:p>
          </table:table-cell>
          <table:table-cell table:style-name="ce43" office:value-type="float" office:value="3568" calcext:value-type="float">
            <text:p>3,568</text:p>
          </table:table-cell>
          <table:table-cell table:style-name="ce43" office:value-type="float" office:value="3670" calcext:value-type="float">
            <text:p>3,670</text:p>
          </table:table-cell>
          <table:table-cell table:style-name="ce43" office:value-type="float" office:value="3563" calcext:value-type="float">
            <text:p>3,563</text:p>
          </table:table-cell>
          <table:table-cell table:style-name="ce54" office:value-type="float" office:value="3727" calcext:value-type="float">
            <text:p>3,727</text:p>
          </table:table-cell>
          <table:table-cell table:style-name="ce43" office:value-type="float" office:value="16599" calcext:value-type="float">
            <text:p>16,599</text:p>
          </table:table-cell>
          <table:table-cell table:style-name="ce43" office:value-type="float" office:value="3458" calcext:value-type="float">
            <text:p>3,458</text:p>
          </table:table-cell>
          <table:table-cell table:style-name="ce43" office:value-type="float" office:value="3240" calcext:value-type="float">
            <text:p>3,240</text:p>
          </table:table-cell>
          <table:table-cell table:style-name="ce43" office:value-type="float" office:value="3355" calcext:value-type="float">
            <text:p>3,355</text:p>
          </table:table-cell>
          <table:table-cell table:style-name="ce43" office:value-type="float" office:value="3305" calcext:value-type="float">
            <text:p>3,305</text:p>
          </table:table-cell>
          <table:table-cell table:style-name="ce54" office:value-type="float" office:value="3241" calcext:value-type="float">
            <text:p>3,241</text:p>
          </table:table-cell>
          <table:table-cell table:style-name="ce43" office:value-type="float" office:value="15569" calcext:value-type="float">
            <text:p>15,569</text:p>
          </table:table-cell>
          <table:table-cell table:style-name="ce43" office:value-type="float" office:value="3276" calcext:value-type="float">
            <text:p>3,276</text:p>
          </table:table-cell>
          <table:table-cell table:style-name="ce43" office:value-type="float" office:value="3248" calcext:value-type="float">
            <text:p>3,248</text:p>
          </table:table-cell>
          <table:table-cell table:style-name="ce43" office:value-type="float" office:value="3004" calcext:value-type="float">
            <text:p>3,004</text:p>
          </table:table-cell>
          <table:table-cell table:style-name="ce43" office:value-type="float" office:value="3097" calcext:value-type="float">
            <text:p>3,097</text:p>
          </table:table-cell>
          <table:table-cell table:style-name="ce54" office:value-type="float" office:value="2944" calcext:value-type="float">
            <text:p>2,944</text:p>
          </table:table-cell>
          <table:table-cell table:style-name="ce43" office:value-type="float" office:value="13408" calcext:value-type="float">
            <text:p>13,408</text:p>
          </table:table-cell>
          <table:table-cell table:style-name="ce43" office:value-type="float" office:value="2766" calcext:value-type="float">
            <text:p>2,766</text:p>
          </table:table-cell>
          <table:table-cell table:style-name="ce43" office:value-type="float" office:value="2709" calcext:value-type="float">
            <text:p>2,709</text:p>
          </table:table-cell>
          <table:table-cell table:style-name="ce43" office:value-type="float" office:value="2725" calcext:value-type="float">
            <text:p>2,725</text:p>
          </table:table-cell>
          <table:table-cell table:style-name="ce43" office:value-type="float" office:value="2677" calcext:value-type="float">
            <text:p>2,677</text:p>
          </table:table-cell>
          <table:table-cell table:style-name="ce54" office:value-type="float" office:value="2531" calcext:value-type="float">
            <text:p>2,531</text:p>
          </table:table-cell>
          <table:table-cell table:style-name="ce43" office:value-type="float" office:value="10944" calcext:value-type="float">
            <text:p>10,944</text:p>
          </table:table-cell>
          <table:table-cell table:style-name="ce43" office:value-type="float" office:value="2424" calcext:value-type="float">
            <text:p>2,424</text:p>
          </table:table-cell>
          <table:table-cell table:style-name="ce43" office:value-type="float" office:value="2383" calcext:value-type="float">
            <text:p>2,383</text:p>
          </table:table-cell>
          <table:table-cell table:style-name="ce43" office:value-type="float" office:value="2368" calcext:value-type="float">
            <text:p>2,368</text:p>
          </table:table-cell>
          <table:table-cell table:style-name="ce43" office:value-type="float" office:value="1934" calcext:value-type="float">
            <text:p>1,934</text:p>
          </table:table-cell>
          <table:table-cell table:style-name="ce54" office:value-type="float" office:value="1835" calcext:value-type="float">
            <text:p>1,835</text:p>
          </table:table-cell>
          <table:table-cell table:style-name="ce43" office:value-type="float" office:value="6729" calcext:value-type="float">
            <text:p>6,729</text:p>
          </table:table-cell>
          <table:table-cell table:style-name="ce43" office:value-type="float" office:value="1609" calcext:value-type="float">
            <text:p>1,609</text:p>
          </table:table-cell>
          <table:table-cell table:style-name="ce43" office:value-type="float" office:value="1476" calcext:value-type="float">
            <text:p>1,476</text:p>
          </table:table-cell>
          <table:table-cell table:style-name="ce43" office:value-type="float" office:value="1191" calcext:value-type="float">
            <text:p>1,191</text:p>
          </table:table-cell>
          <table:table-cell table:style-name="ce43" office:value-type="float" office:value="1136" calcext:value-type="float">
            <text:p>1,136</text:p>
          </table:table-cell>
          <table:table-cell table:style-name="ce54" office:value-type="float" office:value="1317" calcext:value-type="float">
            <text:p>1,317</text:p>
          </table:table-cell>
          <table:table-cell table:style-name="ce43" office:value-type="float" office:value="6365" calcext:value-type="float">
            <text:p>6,365</text:p>
          </table:table-cell>
          <table:table-cell table:style-name="ce43" office:value-type="float" office:value="1333" calcext:value-type="float">
            <text:p>1,333</text:p>
          </table:table-cell>
          <table:table-cell table:style-name="ce43" office:value-type="float" office:value="1313" calcext:value-type="float">
            <text:p>1,313</text:p>
          </table:table-cell>
          <table:table-cell table:style-name="ce43" office:value-type="float" office:value="1256" calcext:value-type="float">
            <text:p>1,256</text:p>
          </table:table-cell>
          <table:table-cell table:style-name="ce43" office:value-type="float" office:value="1300" calcext:value-type="float">
            <text:p>1,300</text:p>
          </table:table-cell>
          <table:table-cell table:style-name="ce54" office:value-type="float" office:value="1163" calcext:value-type="float">
            <text:p>1,163</text:p>
          </table:table-cell>
          <table:table-cell table:style-name="ce43" office:value-type="float" office:value="4935" calcext:value-type="float">
            <text:p>4,935</text:p>
          </table:table-cell>
          <table:table-cell table:style-name="ce43" office:value-type="float" office:value="1087" calcext:value-type="float">
            <text:p>1,087</text:p>
          </table:table-cell>
          <table:table-cell table:style-name="ce43" office:value-type="float" office:value="1094" calcext:value-type="float">
            <text:p>1,094</text:p>
          </table:table-cell>
          <table:table-cell table:style-name="ce43" office:value-type="float" office:value="933" calcext:value-type="float">
            <text:p>933</text:p>
          </table:table-cell>
          <table:table-cell table:style-name="ce43" office:value-type="float" office:value="943" calcext:value-type="float">
            <text:p>943</text:p>
          </table:table-cell>
          <table:table-cell table:style-name="ce54" office:value-type="float" office:value="878" calcext:value-type="float">
            <text:p>878</text:p>
          </table:table-cell>
          <table:table-cell table:style-name="ce43" office:value-type="float" office:value="3808" calcext:value-type="float">
            <text:p>3,808</text:p>
          </table:table-cell>
          <table:table-cell table:style-name="ce43" office:value-type="float" office:value="837" calcext:value-type="float">
            <text:p>837</text:p>
          </table:table-cell>
          <table:table-cell table:style-name="ce43" office:value-type="float" office:value="776" calcext:value-type="float">
            <text:p>776</text:p>
          </table:table-cell>
          <table:table-cell table:style-name="ce43" office:value-type="float" office:value="744" calcext:value-type="float">
            <text:p>744</text:p>
          </table:table-cell>
          <table:table-cell table:style-name="ce43" office:value-type="float" office:value="761" calcext:value-type="float">
            <text:p>761</text:p>
          </table:table-cell>
          <table:table-cell table:style-name="ce54" office:value-type="float" office:value="690" calcext:value-type="float">
            <text:p>690</text:p>
          </table:table-cell>
          <table:table-cell table:style-name="ce43" office:value-type="float" office:value="2590" calcext:value-type="float">
            <text:p>2,590</text:p>
          </table:table-cell>
          <table:table-cell table:style-name="ce43" office:value-type="float" office:value="654" calcext:value-type="float">
            <text:p>654</text:p>
          </table:table-cell>
          <table:table-cell table:style-name="ce43" office:value-type="float" office:value="594" calcext:value-type="float">
            <text:p>594</text:p>
          </table:table-cell>
          <table:table-cell table:style-name="ce43" office:value-type="float" office:value="461" calcext:value-type="float">
            <text:p>461</text:p>
          </table:table-cell>
          <table:table-cell table:style-name="ce43" office:value-type="float" office:value="482" calcext:value-type="float">
            <text:p>482</text:p>
          </table:table-cell>
          <table:table-cell table:style-name="ce54" office:value-type="float" office:value="399" calcext:value-type="float">
            <text:p>399</text:p>
          </table:table-cell>
          <table:table-cell table:style-name="ce43" office:value-type="float" office:value="1205" calcext:value-type="float">
            <text:p>1,205</text:p>
          </table:table-cell>
          <table:table-cell table:style-name="ce43" office:value-type="float" office:value="341" calcext:value-type="float">
            <text:p>341</text:p>
          </table:table-cell>
          <table:table-cell table:style-name="ce43" office:value-type="float" office:value="284" calcext:value-type="float">
            <text:p>284</text:p>
          </table:table-cell>
          <table:table-cell table:style-name="ce43" office:value-type="float" office:value="225" calcext:value-type="float">
            <text:p>225</text:p>
          </table:table-cell>
          <table:table-cell table:style-name="ce43" office:value-type="float" office:value="195" calcext:value-type="float">
            <text:p>195</text:p>
          </table:table-cell>
          <table:table-cell table:style-name="ce54" office:value-type="float" office:value="160" calcext:value-type="float">
            <text:p>160</text:p>
          </table:table-cell>
          <table:table-cell table:style-name="ce43" office:value-type="float" office:value="395" calcext:value-type="float">
            <text:p>395</text:p>
          </table:table-cell>
          <table:table-cell table:style-name="ce43" office:value-type="float" office:value="132" calcext:value-type="float">
            <text:p>132</text:p>
          </table:table-cell>
          <table:table-cell table:style-name="ce43" office:value-type="float" office:value="100" calcext:value-type="float">
            <text:p>100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62" calcext:value-type="float">
            <text:p>62</text:p>
          </table:table-cell>
          <table:table-cell table:style-name="ce54" office:value-type="float" office:value="34" calcext:value-type="float">
            <text:p>34</text:p>
          </table:table-cell>
          <table:table-cell table:style-name="ce43" office:value-type="float" office:value="106" calcext:value-type="float">
            <text:p>106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8" calcext:value-type="float">
            <text:p>18</text:p>
          </table:table-cell>
          <table:table-cell table:style-name="ce54" office:value-type="float" office:value="11" calcext:value-type="float">
            <text:p>11</text:p>
          </table:table-cell>
          <table:table-cell table:style-name="ce43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68];[.J68];[.P68];[.V68];[.AB68];[.AH68];[.AN68];[.AT68];[.AZ68];[.BF68];[.BL68];[.BR68];[.BX68];[.CD68];[.CJ68];[.CP68];[.CV68];[.DB68];[.DH68];[.DN68];[.DT68])" office:value-type="float" office:value="1064440" calcext:value-type="float">
            <text:p>1,064,440</text:p>
          </table:table-cell>
          <table:table-cell table:style-name="ce29" table:formula="of:=SUM([.E68:.I68])" office:value-type="float" office:value="48456" calcext:value-type="float">
            <text:p>48,456</text:p>
          </table:table-cell>
          <table:table-cell table:style-name="ce29" office:value-type="float" office:value="8585" calcext:value-type="float">
            <text:p>8,585</text:p>
          </table:table-cell>
          <table:table-cell table:style-name="ce29" office:value-type="float" office:value="9558" calcext:value-type="float">
            <text:p>9,558</text:p>
          </table:table-cell>
          <table:table-cell table:style-name="ce29" office:value-type="float" office:value="9663" calcext:value-type="float">
            <text:p>9,663</text:p>
          </table:table-cell>
          <table:table-cell table:style-name="ce29" office:value-type="float" office:value="10010" calcext:value-type="float">
            <text:p>10,010</text:p>
          </table:table-cell>
          <table:table-cell table:style-name="ce29" office:value-type="float" office:value="10640" calcext:value-type="float">
            <text:p>10,640</text:p>
          </table:table-cell>
          <table:table-cell table:style-name="ce29" office:value-type="float" office:value="70743" calcext:value-type="float">
            <text:p>70,743</text:p>
          </table:table-cell>
          <table:table-cell table:style-name="ce29" office:value-type="float" office:value="11618" calcext:value-type="float">
            <text:p>11,618</text:p>
          </table:table-cell>
          <table:table-cell table:style-name="ce29" office:value-type="float" office:value="13168" calcext:value-type="float">
            <text:p>13,168</text:p>
          </table:table-cell>
          <table:table-cell table:style-name="ce29" office:value-type="float" office:value="14270" calcext:value-type="float">
            <text:p>14,270</text:p>
          </table:table-cell>
          <table:table-cell table:style-name="ce29" office:value-type="float" office:value="16132" calcext:value-type="float">
            <text:p>16,132</text:p>
          </table:table-cell>
          <table:table-cell table:style-name="ce52" office:value-type="float" office:value="15555" calcext:value-type="float">
            <text:p>15,555</text:p>
          </table:table-cell>
          <table:table-cell table:style-name="ce29" office:value-type="float" office:value="85443" calcext:value-type="float">
            <text:p>85,443</text:p>
          </table:table-cell>
          <table:table-cell table:style-name="ce29" office:value-type="float" office:value="15158" calcext:value-type="float">
            <text:p>15,158</text:p>
          </table:table-cell>
          <table:table-cell table:style-name="ce29" office:value-type="float" office:value="18183" calcext:value-type="float">
            <text:p>18,183</text:p>
          </table:table-cell>
          <table:table-cell table:style-name="ce29" office:value-type="float" office:value="17902" calcext:value-type="float">
            <text:p>17,902</text:p>
          </table:table-cell>
          <table:table-cell table:style-name="ce29" office:value-type="float" office:value="17238" calcext:value-type="float">
            <text:p>17,238</text:p>
          </table:table-cell>
          <table:table-cell table:style-name="ce52" office:value-type="float" office:value="16962" calcext:value-type="float">
            <text:p>16,962</text:p>
          </table:table-cell>
          <table:table-cell table:style-name="ce29" office:value-type="float" office:value="78376" calcext:value-type="float">
            <text:p>78,376</text:p>
          </table:table-cell>
          <table:table-cell table:style-name="ce29" office:value-type="float" office:value="16434" calcext:value-type="float">
            <text:p>16,434</text:p>
          </table:table-cell>
          <table:table-cell table:style-name="ce29" office:value-type="float" office:value="15698" calcext:value-type="float">
            <text:p>15,698</text:p>
          </table:table-cell>
          <table:table-cell table:style-name="ce29" office:value-type="float" office:value="15695" calcext:value-type="float">
            <text:p>15,695</text:p>
          </table:table-cell>
          <table:table-cell table:style-name="ce29" office:value-type="float" office:value="15758" calcext:value-type="float">
            <text:p>15,758</text:p>
          </table:table-cell>
          <table:table-cell table:style-name="ce52" office:value-type="float" office:value="14791" calcext:value-type="float">
            <text:p>14,791</text:p>
          </table:table-cell>
          <table:table-cell table:style-name="ce29" office:value-type="float" office:value="73506" calcext:value-type="float">
            <text:p>73,506</text:p>
          </table:table-cell>
          <table:table-cell table:style-name="ce29" office:value-type="float" office:value="15173" calcext:value-type="float">
            <text:p>15,173</text:p>
          </table:table-cell>
          <table:table-cell table:style-name="ce29" office:value-type="float" office:value="13829" calcext:value-type="float">
            <text:p>13,829</text:p>
          </table:table-cell>
          <table:table-cell table:style-name="ce29" office:value-type="float" office:value="13599" calcext:value-type="float">
            <text:p>13,599</text:p>
          </table:table-cell>
          <table:table-cell table:style-name="ce29" office:value-type="float" office:value="15125" calcext:value-type="float">
            <text:p>15,125</text:p>
          </table:table-cell>
          <table:table-cell table:style-name="ce52" office:value-type="float" office:value="15780" calcext:value-type="float">
            <text:p>15,780</text:p>
          </table:table-cell>
          <table:table-cell table:style-name="ce29" office:value-type="float" office:value="86233" calcext:value-type="float">
            <text:p>86,233</text:p>
          </table:table-cell>
          <table:table-cell table:style-name="ce29" office:value-type="float" office:value="16179" calcext:value-type="float">
            <text:p>16,179</text:p>
          </table:table-cell>
          <table:table-cell table:style-name="ce29" office:value-type="float" office:value="16962" calcext:value-type="float">
            <text:p>16,962</text:p>
          </table:table-cell>
          <table:table-cell table:style-name="ce29" office:value-type="float" office:value="17685" calcext:value-type="float">
            <text:p>17,685</text:p>
          </table:table-cell>
          <table:table-cell table:style-name="ce29" office:value-type="float" office:value="17319" calcext:value-type="float">
            <text:p>17,319</text:p>
          </table:table-cell>
          <table:table-cell table:style-name="ce52" office:value-type="float" office:value="18088" calcext:value-type="float">
            <text:p>18,088</text:p>
          </table:table-cell>
          <table:table-cell table:style-name="ce29" office:value-type="float" office:value="87710" calcext:value-type="float">
            <text:p>87,710</text:p>
          </table:table-cell>
          <table:table-cell table:style-name="ce29" office:value-type="float" office:value="17530" calcext:value-type="float">
            <text:p>17,530</text:p>
          </table:table-cell>
          <table:table-cell table:style-name="ce29" office:value-type="float" office:value="17446" calcext:value-type="float">
            <text:p>17,446</text:p>
          </table:table-cell>
          <table:table-cell table:style-name="ce29" office:value-type="float" office:value="18793" calcext:value-type="float">
            <text:p>18,793</text:p>
          </table:table-cell>
          <table:table-cell table:style-name="ce29" office:value-type="float" office:value="16684" calcext:value-type="float">
            <text:p>16,684</text:p>
          </table:table-cell>
          <table:table-cell table:style-name="ce52" office:value-type="float" office:value="17257" calcext:value-type="float">
            <text:p>17,257</text:p>
          </table:table-cell>
          <table:table-cell table:style-name="ce29" office:value-type="float" office:value="94809" calcext:value-type="float">
            <text:p>94,809</text:p>
          </table:table-cell>
          <table:table-cell table:style-name="ce29" office:value-type="float" office:value="17634" calcext:value-type="float">
            <text:p>17,634</text:p>
          </table:table-cell>
          <table:table-cell table:style-name="ce29" office:value-type="float" office:value="18381" calcext:value-type="float">
            <text:p>18,381</text:p>
          </table:table-cell>
          <table:table-cell table:style-name="ce29" office:value-type="float" office:value="19079" calcext:value-type="float">
            <text:p>19,079</text:p>
          </table:table-cell>
          <table:table-cell table:style-name="ce29" office:value-type="float" office:value="19981" calcext:value-type="float">
            <text:p>19,981</text:p>
          </table:table-cell>
          <table:table-cell table:style-name="ce52" office:value-type="float" office:value="19734" calcext:value-type="float">
            <text:p>19,734</text:p>
          </table:table-cell>
          <table:table-cell table:style-name="ce29" office:value-type="float" office:value="97556" calcext:value-type="float">
            <text:p>97,556</text:p>
          </table:table-cell>
          <table:table-cell table:style-name="ce29" office:value-type="float" office:value="20086" calcext:value-type="float">
            <text:p>20,086</text:p>
          </table:table-cell>
          <table:table-cell table:style-name="ce29" office:value-type="float" office:value="19316" calcext:value-type="float">
            <text:p>19,316</text:p>
          </table:table-cell>
          <table:table-cell table:style-name="ce29" office:value-type="float" office:value="19525" calcext:value-type="float">
            <text:p>19,525</text:p>
          </table:table-cell>
          <table:table-cell table:style-name="ce29" office:value-type="float" office:value="19421" calcext:value-type="float">
            <text:p>19,421</text:p>
          </table:table-cell>
          <table:table-cell table:style-name="ce52" office:value-type="float" office:value="19208" calcext:value-type="float">
            <text:p>19,208</text:p>
          </table:table-cell>
          <table:table-cell table:style-name="ce29" office:value-type="float" office:value="90483" calcext:value-type="float">
            <text:p>90,483</text:p>
          </table:table-cell>
          <table:table-cell table:style-name="ce29" office:value-type="float" office:value="19099" calcext:value-type="float">
            <text:p>19,099</text:p>
          </table:table-cell>
          <table:table-cell table:style-name="ce29" office:value-type="float" office:value="18747" calcext:value-type="float">
            <text:p>18,747</text:p>
          </table:table-cell>
          <table:table-cell table:style-name="ce29" office:value-type="float" office:value="17827" calcext:value-type="float">
            <text:p>17,827</text:p>
          </table:table-cell>
          <table:table-cell table:style-name="ce29" office:value-type="float" office:value="17570" calcext:value-type="float">
            <text:p>17,570</text:p>
          </table:table-cell>
          <table:table-cell table:style-name="ce52" office:value-type="float" office:value="17240" calcext:value-type="float">
            <text:p>17,240</text:p>
          </table:table-cell>
          <table:table-cell table:style-name="ce29" office:value-type="float" office:value="75468" calcext:value-type="float">
            <text:p>75,468</text:p>
          </table:table-cell>
          <table:table-cell table:style-name="ce29" office:value-type="float" office:value="15761" calcext:value-type="float">
            <text:p>15,761</text:p>
          </table:table-cell>
          <table:table-cell table:style-name="ce29" office:value-type="float" office:value="14996" calcext:value-type="float">
            <text:p>14,996</text:p>
          </table:table-cell>
          <table:table-cell table:style-name="ce29" office:value-type="float" office:value="15444" calcext:value-type="float">
            <text:p>15,444</text:p>
          </table:table-cell>
          <table:table-cell table:style-name="ce29" office:value-type="float" office:value="15211" calcext:value-type="float">
            <text:p>15,211</text:p>
          </table:table-cell>
          <table:table-cell table:style-name="ce52" office:value-type="float" office:value="14056" calcext:value-type="float">
            <text:p>14,056</text:p>
          </table:table-cell>
          <table:table-cell table:style-name="ce29" office:value-type="float" office:value="59243" calcext:value-type="float">
            <text:p>59,243</text:p>
          </table:table-cell>
          <table:table-cell table:style-name="ce29" office:value-type="float" office:value="13150" calcext:value-type="float">
            <text:p>13,150</text:p>
          </table:table-cell>
          <table:table-cell table:style-name="ce29" office:value-type="float" office:value="12947" calcext:value-type="float">
            <text:p>12,947</text:p>
          </table:table-cell>
          <table:table-cell table:style-name="ce29" office:value-type="float" office:value="12695" calcext:value-type="float">
            <text:p>12,695</text:p>
          </table:table-cell>
          <table:table-cell table:style-name="ce29" office:value-type="float" office:value="10602" calcext:value-type="float">
            <text:p>10,602</text:p>
          </table:table-cell>
          <table:table-cell table:style-name="ce52" office:value-type="float" office:value="9849" calcext:value-type="float">
            <text:p>9,849</text:p>
          </table:table-cell>
          <table:table-cell table:style-name="ce29" office:value-type="float" office:value="32237" calcext:value-type="float">
            <text:p>32,237</text:p>
          </table:table-cell>
          <table:table-cell table:style-name="ce29" office:value-type="float" office:value="8147" calcext:value-type="float">
            <text:p>8,147</text:p>
          </table:table-cell>
          <table:table-cell table:style-name="ce29" office:value-type="float" office:value="7248" calcext:value-type="float">
            <text:p>7,248</text:p>
          </table:table-cell>
          <table:table-cell table:style-name="ce29" office:value-type="float" office:value="5670" calcext:value-type="float">
            <text:p>5,670</text:p>
          </table:table-cell>
          <table:table-cell table:style-name="ce29" office:value-type="float" office:value="5153" calcext:value-type="float">
            <text:p>5,153</text:p>
          </table:table-cell>
          <table:table-cell table:style-name="ce52" office:value-type="float" office:value="6019" calcext:value-type="float">
            <text:p>6,019</text:p>
          </table:table-cell>
          <table:table-cell table:style-name="ce29" office:value-type="float" office:value="27634" calcext:value-type="float">
            <text:p>27,634</text:p>
          </table:table-cell>
          <table:table-cell table:style-name="ce29" office:value-type="float" office:value="5858" calcext:value-type="float">
            <text:p>5,858</text:p>
          </table:table-cell>
          <table:table-cell table:style-name="ce29" office:value-type="float" office:value="5722" calcext:value-type="float">
            <text:p>5,722</text:p>
          </table:table-cell>
          <table:table-cell table:style-name="ce29" office:value-type="float" office:value="5589" calcext:value-type="float">
            <text:p>5,589</text:p>
          </table:table-cell>
          <table:table-cell table:style-name="ce29" office:value-type="float" office:value="5455" calcext:value-type="float">
            <text:p>5,455</text:p>
          </table:table-cell>
          <table:table-cell table:style-name="ce52" office:value-type="float" office:value="5010" calcext:value-type="float">
            <text:p>5,010</text:p>
          </table:table-cell>
          <table:table-cell table:style-name="ce29" office:value-type="float" office:value="20596" calcext:value-type="float">
            <text:p>20,596</text:p>
          </table:table-cell>
          <table:table-cell table:style-name="ce29" office:value-type="float" office:value="4556" calcext:value-type="float">
            <text:p>4,556</text:p>
          </table:table-cell>
          <table:table-cell table:style-name="ce29" office:value-type="float" office:value="4505" calcext:value-type="float">
            <text:p>4,505</text:p>
          </table:table-cell>
          <table:table-cell table:style-name="ce29" office:value-type="float" office:value="4037" calcext:value-type="float">
            <text:p>4,037</text:p>
          </table:table-cell>
          <table:table-cell table:style-name="ce29" office:value-type="float" office:value="3922" calcext:value-type="float">
            <text:p>3,922</text:p>
          </table:table-cell>
          <table:table-cell table:style-name="ce52" office:value-type="float" office:value="3576" calcext:value-type="float">
            <text:p>3,576</text:p>
          </table:table-cell>
          <table:table-cell table:style-name="ce29" office:value-type="float" office:value="16823" calcext:value-type="float">
            <text:p>16,823</text:p>
          </table:table-cell>
          <table:table-cell table:style-name="ce29" office:value-type="float" office:value="3455" calcext:value-type="float">
            <text:p>3,455</text:p>
          </table:table-cell>
          <table:table-cell table:style-name="ce29" office:value-type="float" office:value="3519" calcext:value-type="float">
            <text:p>3,519</text:p>
          </table:table-cell>
          <table:table-cell table:style-name="ce29" office:value-type="float" office:value="3290" calcext:value-type="float">
            <text:p>3,290</text:p>
          </table:table-cell>
          <table:table-cell table:style-name="ce29" office:value-type="float" office:value="3470" calcext:value-type="float">
            <text:p>3,470</text:p>
          </table:table-cell>
          <table:table-cell table:style-name="ce52" office:value-type="float" office:value="3089" calcext:value-type="float">
            <text:p>3,089</text:p>
          </table:table-cell>
          <table:table-cell table:style-name="ce29" office:value-type="float" office:value="11962" calcext:value-type="float">
            <text:p>11,962</text:p>
          </table:table-cell>
          <table:table-cell table:style-name="ce29" office:value-type="float" office:value="2915" calcext:value-type="float">
            <text:p>2,915</text:p>
          </table:table-cell>
          <table:table-cell table:style-name="ce29" office:value-type="float" office:value="2653" calcext:value-type="float">
            <text:p>2,653</text:p>
          </table:table-cell>
          <table:table-cell table:style-name="ce29" office:value-type="float" office:value="2484" calcext:value-type="float">
            <text:p>2,484</text:p>
          </table:table-cell>
          <table:table-cell table:style-name="ce29" office:value-type="float" office:value="2149" calcext:value-type="float">
            <text:p>2,149</text:p>
          </table:table-cell>
          <table:table-cell table:style-name="ce52" office:value-type="float" office:value="1761" calcext:value-type="float">
            <text:p>1,761</text:p>
          </table:table-cell>
          <table:table-cell table:style-name="ce29" office:value-type="float" office:value="5224" calcext:value-type="float">
            <text:p>5,224</text:p>
          </table:table-cell>
          <table:table-cell table:style-name="ce29" office:value-type="float" office:value="1448" calcext:value-type="float">
            <text:p>1,448</text:p>
          </table:table-cell>
          <table:table-cell table:style-name="ce29" office:value-type="float" office:value="1268" calcext:value-type="float">
            <text:p>1,268</text:p>
          </table:table-cell>
          <table:table-cell table:style-name="ce29" office:value-type="float" office:value="1103" calcext:value-type="float">
            <text:p>1,103</text:p>
          </table:table-cell>
          <table:table-cell table:style-name="ce29" office:value-type="float" office:value="771" calcext:value-type="float">
            <text:p>771</text:p>
          </table:table-cell>
          <table:table-cell table:style-name="ce52" office:value-type="float" office:value="634" calcext:value-type="float">
            <text:p>634</text:p>
          </table:table-cell>
          <table:table-cell table:style-name="ce29" office:value-type="float" office:value="1476" calcext:value-type="float">
            <text:p>1,476</text:p>
          </table:table-cell>
          <table:table-cell table:style-name="ce29" office:value-type="float" office:value="449" calcext:value-type="float">
            <text:p>449</text:p>
          </table:table-cell>
          <table:table-cell table:style-name="ce29" office:value-type="float" office:value="356" calcext:value-type="float">
            <text:p>356</text:p>
          </table:table-cell>
          <table:table-cell table:style-name="ce29" office:value-type="float" office:value="290" calcext:value-type="float">
            <text:p>290</text:p>
          </table:table-cell>
          <table:table-cell table:style-name="ce29" office:value-type="float" office:value="233" calcext:value-type="float">
            <text:p>233</text:p>
          </table:table-cell>
          <table:table-cell table:style-name="ce52" office:value-type="float" office:value="148" calcext:value-type="float">
            <text:p>148</text:p>
          </table:table-cell>
          <table:table-cell table:style-name="ce29" office:value-type="float" office:value="382" calcext:value-type="float">
            <text:p>382</text:p>
          </table:table-cell>
          <table:table-cell table:style-name="ce29" office:value-type="float" office:value="134" calcext:value-type="float">
            <text:p>134</text:p>
          </table:table-cell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44" calcext:value-type="float">
            <text:p>44</text:p>
          </table:table-cell>
          <table:table-cell table:style-name="ce52" office:value-type="float" office:value="39" calcext:value-type="float">
            <text:p>39</text:p>
          </table:table-cell>
          <table:table-cell table:style-name="ce29" office:value-type="float" office:value="80" calcext:value-type="float">
            <text:p>80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中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69];[.J69];[.P69];[.V69];[.AB69];[.AH69];[.AN69];[.AT69];[.AZ69];[.BF69];[.BL69];[.BR69];[.BX69];[.CD69];[.CJ69];[.CP69];[.CV69];[.DB69];[.DH69];[.DN69];[.DT69])" office:value-type="float" office:value="519449" calcext:value-type="float">
            <text:p>519,449</text:p>
          </table:table-cell>
          <table:table-cell table:style-name="ce29" table:formula="of:=SUM([.E69:.I69])" office:value-type="float" office:value="25317" calcext:value-type="float">
            <text:p>25,317</text:p>
          </table:table-cell>
          <table:table-cell table:style-name="ce29" office:value-type="float" office:value="4522" calcext:value-type="float">
            <text:p>4,522</text:p>
          </table:table-cell>
          <table:table-cell table:style-name="ce29" office:value-type="float" office:value="4969" calcext:value-type="float">
            <text:p>4,969</text:p>
          </table:table-cell>
          <table:table-cell table:style-name="ce29" office:value-type="float" office:value="5056" calcext:value-type="float">
            <text:p>5,056</text:p>
          </table:table-cell>
          <table:table-cell table:style-name="ce29" office:value-type="float" office:value="5260" calcext:value-type="float">
            <text:p>5,260</text:p>
          </table:table-cell>
          <table:table-cell table:style-name="ce29" office:value-type="float" office:value="5510" calcext:value-type="float">
            <text:p>5,510</text:p>
          </table:table-cell>
          <table:table-cell table:style-name="ce29" office:value-type="float" office:value="36893" calcext:value-type="float">
            <text:p>36,893</text:p>
          </table:table-cell>
          <table:table-cell table:style-name="ce29" office:value-type="float" office:value="6105" calcext:value-type="float">
            <text:p>6,105</text:p>
          </table:table-cell>
          <table:table-cell table:style-name="ce29" office:value-type="float" office:value="6775" calcext:value-type="float">
            <text:p>6,775</text:p>
          </table:table-cell>
          <table:table-cell table:style-name="ce29" office:value-type="float" office:value="7497" calcext:value-type="float">
            <text:p>7,497</text:p>
          </table:table-cell>
          <table:table-cell table:style-name="ce29" office:value-type="float" office:value="8374" calcext:value-type="float">
            <text:p>8,374</text:p>
          </table:table-cell>
          <table:table-cell table:style-name="ce52" office:value-type="float" office:value="8142" calcext:value-type="float">
            <text:p>8,142</text:p>
          </table:table-cell>
          <table:table-cell table:style-name="ce29" office:value-type="float" office:value="44504" calcext:value-type="float">
            <text:p>44,504</text:p>
          </table:table-cell>
          <table:table-cell table:style-name="ce29" office:value-type="float" office:value="7896" calcext:value-type="float">
            <text:p>7,896</text:p>
          </table:table-cell>
          <table:table-cell table:style-name="ce29" office:value-type="float" office:value="9466" calcext:value-type="float">
            <text:p>9,466</text:p>
          </table:table-cell>
          <table:table-cell table:style-name="ce29" office:value-type="float" office:value="9323" calcext:value-type="float">
            <text:p>9,323</text:p>
          </table:table-cell>
          <table:table-cell table:style-name="ce29" office:value-type="float" office:value="8983" calcext:value-type="float">
            <text:p>8,983</text:p>
          </table:table-cell>
          <table:table-cell table:style-name="ce52" office:value-type="float" office:value="8836" calcext:value-type="float">
            <text:p>8,836</text:p>
          </table:table-cell>
          <table:table-cell table:style-name="ce29" office:value-type="float" office:value="40532" calcext:value-type="float">
            <text:p>40,532</text:p>
          </table:table-cell>
          <table:table-cell table:style-name="ce29" office:value-type="float" office:value="8463" calcext:value-type="float">
            <text:p>8,463</text:p>
          </table:table-cell>
          <table:table-cell table:style-name="ce29" office:value-type="float" office:value="8097" calcext:value-type="float">
            <text:p>8,097</text:p>
          </table:table-cell>
          <table:table-cell table:style-name="ce29" office:value-type="float" office:value="8172" calcext:value-type="float">
            <text:p>8,172</text:p>
          </table:table-cell>
          <table:table-cell table:style-name="ce29" office:value-type="float" office:value="8096" calcext:value-type="float">
            <text:p>8,096</text:p>
          </table:table-cell>
          <table:table-cell table:style-name="ce52" office:value-type="float" office:value="7704" calcext:value-type="float">
            <text:p>7,704</text:p>
          </table:table-cell>
          <table:table-cell table:style-name="ce29" office:value-type="float" office:value="37627" calcext:value-type="float">
            <text:p>37,627</text:p>
          </table:table-cell>
          <table:table-cell table:style-name="ce29" office:value-type="float" office:value="7868" calcext:value-type="float">
            <text:p>7,868</text:p>
          </table:table-cell>
          <table:table-cell table:style-name="ce29" office:value-type="float" office:value="7110" calcext:value-type="float">
            <text:p>7,110</text:p>
          </table:table-cell>
          <table:table-cell table:style-name="ce29" office:value-type="float" office:value="6960" calcext:value-type="float">
            <text:p>6,960</text:p>
          </table:table-cell>
          <table:table-cell table:style-name="ce29" office:value-type="float" office:value="7626" calcext:value-type="float">
            <text:p>7,626</text:p>
          </table:table-cell>
          <table:table-cell table:style-name="ce52" office:value-type="float" office:value="8063" calcext:value-type="float">
            <text:p>8,063</text:p>
          </table:table-cell>
          <table:table-cell table:style-name="ce29" office:value-type="float" office:value="42443" calcext:value-type="float">
            <text:p>42,443</text:p>
          </table:table-cell>
          <table:table-cell table:style-name="ce29" office:value-type="float" office:value="8134" calcext:value-type="float">
            <text:p>8,134</text:p>
          </table:table-cell>
          <table:table-cell table:style-name="ce29" office:value-type="float" office:value="8474" calcext:value-type="float">
            <text:p>8,474</text:p>
          </table:table-cell>
          <table:table-cell table:style-name="ce29" office:value-type="float" office:value="8630" calcext:value-type="float">
            <text:p>8,630</text:p>
          </table:table-cell>
          <table:table-cell table:style-name="ce29" office:value-type="float" office:value="8437" calcext:value-type="float">
            <text:p>8,437</text:p>
          </table:table-cell>
          <table:table-cell table:style-name="ce52" office:value-type="float" office:value="8768" calcext:value-type="float">
            <text:p>8,768</text:p>
          </table:table-cell>
          <table:table-cell table:style-name="ce29" office:value-type="float" office:value="40900" calcext:value-type="float">
            <text:p>40,900</text:p>
          </table:table-cell>
          <table:table-cell table:style-name="ce29" office:value-type="float" office:value="8287" calcext:value-type="float">
            <text:p>8,287</text:p>
          </table:table-cell>
          <table:table-cell table:style-name="ce29" office:value-type="float" office:value="8249" calcext:value-type="float">
            <text:p>8,249</text:p>
          </table:table-cell>
          <table:table-cell table:style-name="ce29" office:value-type="float" office:value="8784" calcext:value-type="float">
            <text:p>8,784</text:p>
          </table:table-cell>
          <table:table-cell table:style-name="ce29" office:value-type="float" office:value="7617" calcext:value-type="float">
            <text:p>7,617</text:p>
          </table:table-cell>
          <table:table-cell table:style-name="ce52" office:value-type="float" office:value="7963" calcext:value-type="float">
            <text:p>7,963</text:p>
          </table:table-cell>
          <table:table-cell table:style-name="ce29" office:value-type="float" office:value="42695" calcext:value-type="float">
            <text:p>42,695</text:p>
          </table:table-cell>
          <table:table-cell table:style-name="ce29" office:value-type="float" office:value="7948" calcext:value-type="float">
            <text:p>7,948</text:p>
          </table:table-cell>
          <table:table-cell table:style-name="ce29" office:value-type="float" office:value="8181" calcext:value-type="float">
            <text:p>8,181</text:p>
          </table:table-cell>
          <table:table-cell table:style-name="ce29" office:value-type="float" office:value="8558" calcext:value-type="float">
            <text:p>8,558</text:p>
          </table:table-cell>
          <table:table-cell table:style-name="ce29" office:value-type="float" office:value="8930" calcext:value-type="float">
            <text:p>8,930</text:p>
          </table:table-cell>
          <table:table-cell table:style-name="ce52" office:value-type="float" office:value="9078" calcext:value-type="float">
            <text:p>9,078</text:p>
          </table:table-cell>
          <table:table-cell table:style-name="ce29" office:value-type="float" office:value="45235" calcext:value-type="float">
            <text:p>45,235</text:p>
          </table:table-cell>
          <table:table-cell table:style-name="ce29" office:value-type="float" office:value="9302" calcext:value-type="float">
            <text:p>9,302</text:p>
          </table:table-cell>
          <table:table-cell table:style-name="ce29" office:value-type="float" office:value="8926" calcext:value-type="float">
            <text:p>8,926</text:p>
          </table:table-cell>
          <table:table-cell table:style-name="ce29" office:value-type="float" office:value="9005" calcext:value-type="float">
            <text:p>9,005</text:p>
          </table:table-cell>
          <table:table-cell table:style-name="ce29" office:value-type="float" office:value="9042" calcext:value-type="float">
            <text:p>9,042</text:p>
          </table:table-cell>
          <table:table-cell table:style-name="ce52" office:value-type="float" office:value="8960" calcext:value-type="float">
            <text:p>8,960</text:p>
          </table:table-cell>
          <table:table-cell table:style-name="ce29" office:value-type="float" office:value="42846" calcext:value-type="float">
            <text:p>42,846</text:p>
          </table:table-cell>
          <table:table-cell table:style-name="ce29" office:value-type="float" office:value="8852" calcext:value-type="float">
            <text:p>8,852</text:p>
          </table:table-cell>
          <table:table-cell table:style-name="ce29" office:value-type="float" office:value="8981" calcext:value-type="float">
            <text:p>8,981</text:p>
          </table:table-cell>
          <table:table-cell table:style-name="ce29" office:value-type="float" office:value="8516" calcext:value-type="float">
            <text:p>8,516</text:p>
          </table:table-cell>
          <table:table-cell table:style-name="ce29" office:value-type="float" office:value="8331" calcext:value-type="float">
            <text:p>8,331</text:p>
          </table:table-cell>
          <table:table-cell table:style-name="ce52" office:value-type="float" office:value="8166" calcext:value-type="float">
            <text:p>8,166</text:p>
          </table:table-cell>
          <table:table-cell table:style-name="ce29" office:value-type="float" office:value="36231" calcext:value-type="float">
            <text:p>36,231</text:p>
          </table:table-cell>
          <table:table-cell table:style-name="ce29" office:value-type="float" office:value="7554" calcext:value-type="float">
            <text:p>7,554</text:p>
          </table:table-cell>
          <table:table-cell table:style-name="ce29" office:value-type="float" office:value="7105" calcext:value-type="float">
            <text:p>7,105</text:p>
          </table:table-cell>
          <table:table-cell table:style-name="ce29" office:value-type="float" office:value="7395" calcext:value-type="float">
            <text:p>7,395</text:p>
          </table:table-cell>
          <table:table-cell table:style-name="ce29" office:value-type="float" office:value="7375" calcext:value-type="float">
            <text:p>7,375</text:p>
          </table:table-cell>
          <table:table-cell table:style-name="ce52" office:value-type="float" office:value="6802" calcext:value-type="float">
            <text:p>6,802</text:p>
          </table:table-cell>
          <table:table-cell table:style-name="ce29" office:value-type="float" office:value="28443" calcext:value-type="float">
            <text:p>28,443</text:p>
          </table:table-cell>
          <table:table-cell table:style-name="ce29" office:value-type="float" office:value="6372" calcext:value-type="float">
            <text:p>6,372</text:p>
          </table:table-cell>
          <table:table-cell table:style-name="ce29" office:value-type="float" office:value="6140" calcext:value-type="float">
            <text:p>6,140</text:p>
          </table:table-cell>
          <table:table-cell table:style-name="ce29" office:value-type="float" office:value="6041" calcext:value-type="float">
            <text:p>6,041</text:p>
          </table:table-cell>
          <table:table-cell table:style-name="ce29" office:value-type="float" office:value="5142" calcext:value-type="float">
            <text:p>5,142</text:p>
          </table:table-cell>
          <table:table-cell table:style-name="ce52" office:value-type="float" office:value="4748" calcext:value-type="float">
            <text:p>4,748</text:p>
          </table:table-cell>
          <table:table-cell table:style-name="ce29" office:value-type="float" office:value="15099" calcext:value-type="float">
            <text:p>15,099</text:p>
          </table:table-cell>
          <table:table-cell table:style-name="ce29" office:value-type="float" office:value="3894" calcext:value-type="float">
            <text:p>3,894</text:p>
          </table:table-cell>
          <table:table-cell table:style-name="ce29" office:value-type="float" office:value="3440" calcext:value-type="float">
            <text:p>3,440</text:p>
          </table:table-cell>
          <table:table-cell table:style-name="ce29" office:value-type="float" office:value="2600" calcext:value-type="float">
            <text:p>2,600</text:p>
          </table:table-cell>
          <table:table-cell table:style-name="ce29" office:value-type="float" office:value="2406" calcext:value-type="float">
            <text:p>2,406</text:p>
          </table:table-cell>
          <table:table-cell table:style-name="ce52" office:value-type="float" office:value="2759" calcext:value-type="float">
            <text:p>2,759</text:p>
          </table:table-cell>
          <table:table-cell table:style-name="ce29" office:value-type="float" office:value="12450" calcext:value-type="float">
            <text:p>12,450</text:p>
          </table:table-cell>
          <table:table-cell table:style-name="ce29" office:value-type="float" office:value="2680" calcext:value-type="float">
            <text:p>2,680</text:p>
          </table:table-cell>
          <table:table-cell table:style-name="ce29" office:value-type="float" office:value="2560" calcext:value-type="float">
            <text:p>2,560</text:p>
          </table:table-cell>
          <table:table-cell table:style-name="ce29" office:value-type="float" office:value="2521" calcext:value-type="float">
            <text:p>2,521</text:p>
          </table:table-cell>
          <table:table-cell table:style-name="ce29" office:value-type="float" office:value="2450" calcext:value-type="float">
            <text:p>2,450</text:p>
          </table:table-cell>
          <table:table-cell table:style-name="ce52" office:value-type="float" office:value="2239" calcext:value-type="float">
            <text:p>2,239</text:p>
          </table:table-cell>
          <table:table-cell table:style-name="ce29" office:value-type="float" office:value="9200" calcext:value-type="float">
            <text:p>9,200</text:p>
          </table:table-cell>
          <table:table-cell table:style-name="ce29" office:value-type="float" office:value="2021" calcext:value-type="float">
            <text:p>2,021</text:p>
          </table:table-cell>
          <table:table-cell table:style-name="ce29" office:value-type="float" office:value="2003" calcext:value-type="float">
            <text:p>2,003</text:p>
          </table:table-cell>
          <table:table-cell table:style-name="ce29" office:value-type="float" office:value="1800" calcext:value-type="float">
            <text:p>1,800</text:p>
          </table:table-cell>
          <table:table-cell table:style-name="ce29" office:value-type="float" office:value="1727" calcext:value-type="float">
            <text:p>1,727</text:p>
          </table:table-cell>
          <table:table-cell table:style-name="ce52" office:value-type="float" office:value="1649" calcext:value-type="float">
            <text:p>1,649</text:p>
          </table:table-cell>
          <table:table-cell table:style-name="ce29" office:value-type="float" office:value="8709" calcext:value-type="float">
            <text:p>8,709</text:p>
          </table:table-cell>
          <table:table-cell table:style-name="ce29" office:value-type="float" office:value="1647" calcext:value-type="float">
            <text:p>1,647</text:p>
          </table:table-cell>
          <table:table-cell table:style-name="ce29" office:value-type="float" office:value="1722" calcext:value-type="float">
            <text:p>1,722</text:p>
          </table:table-cell>
          <table:table-cell table:style-name="ce29" office:value-type="float" office:value="1721" calcext:value-type="float">
            <text:p>1,721</text:p>
          </table:table-cell>
          <table:table-cell table:style-name="ce29" office:value-type="float" office:value="1898" calcext:value-type="float">
            <text:p>1,898</text:p>
          </table:table-cell>
          <table:table-cell table:style-name="ce52" office:value-type="float" office:value="1721" calcext:value-type="float">
            <text:p>1,721</text:p>
          </table:table-cell>
          <table:table-cell table:style-name="ce29" office:value-type="float" office:value="6790" calcext:value-type="float">
            <text:p>6,790</text:p>
          </table:table-cell>
          <table:table-cell table:style-name="ce29" office:value-type="float" office:value="1611" calcext:value-type="float">
            <text:p>1,611</text:p>
          </table:table-cell>
          <table:table-cell table:style-name="ce29" office:value-type="float" office:value="1470" calcext:value-type="float">
            <text:p>1,470</text:p>
          </table:table-cell>
          <table:table-cell table:style-name="ce29" office:value-type="float" office:value="1448" calcext:value-type="float">
            <text:p>1,448</text:p>
          </table:table-cell>
          <table:table-cell table:style-name="ce29" office:value-type="float" office:value="1285" calcext:value-type="float">
            <text:p>1,285</text:p>
          </table:table-cell>
          <table:table-cell table:style-name="ce52" office:value-type="float" office:value="976" calcext:value-type="float">
            <text:p>976</text:p>
          </table:table-cell>
          <table:table-cell table:style-name="ce29" office:value-type="float" office:value="2663" calcext:value-type="float">
            <text:p>2,663</text:p>
          </table:table-cell>
          <table:table-cell table:style-name="ce29" office:value-type="float" office:value="759" calcext:value-type="float">
            <text:p>759</text:p>
          </table:table-cell>
          <table:table-cell table:style-name="ce29" office:value-type="float" office:value="645" calcext:value-type="float">
            <text:p>645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float" office:value="380" calcext:value-type="float">
            <text:p>380</text:p>
          </table:table-cell>
          <table:table-cell table:style-name="ce52" office:value-type="float" office:value="304" calcext:value-type="float">
            <text:p>304</text:p>
          </table:table-cell>
          <table:table-cell table:style-name="ce29" office:value-type="float" office:value="670" calcext:value-type="float">
            <text:p>670</text:p>
          </table:table-cell>
          <table:table-cell table:style-name="ce29" office:value-type="float" office:value="216" calcext:value-type="float">
            <text:p>216</text:p>
          </table:table-cell>
          <table:table-cell table:style-name="ce29" office:value-type="float" office:value="160" calcext:value-type="float">
            <text:p>160</text:p>
          </table:table-cell>
          <table:table-cell table:style-name="ce29" office:value-type="float" office:value="115" calcext:value-type="float">
            <text:p>115</text:p>
          </table:table-cell>
          <table:table-cell table:style-name="ce29" office:value-type="float" office:value="105" calcext:value-type="float">
            <text:p>105</text:p>
          </table:table-cell>
          <table:table-cell table:style-name="ce52" office:value-type="float" office:value="74" calcext:value-type="float">
            <text:p>74</text:p>
          </table:table-cell>
          <table:table-cell table:style-name="ce29" office:value-type="float" office:value="166" calcext:value-type="float">
            <text:p>166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17" calcext:value-type="float">
            <text:p>17</text:p>
          </table:table-cell>
          <table:table-cell table:style-name="ce52" office:value-type="float" office:value="16" calcext:value-type="float">
            <text:p>16</text:p>
          </table:table-cell>
          <table:table-cell table:style-name="ce29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70];[.J70];[.P70];[.V70];[.AB70];[.AH70];[.AN70];[.AT70];[.AZ70];[.BF70];[.BL70];[.BR70];[.BX70];[.CD70];[.CJ70];[.CP70];[.CV70];[.DB70];[.DH70];[.DN70];[.DT70])" office:value-type="float" office:value="544991" calcext:value-type="float">
            <text:p>544,991</text:p>
          </table:table-cell>
          <table:table-cell table:style-name="ce37" table:formula="of:=SUM([.E70:.I70])" office:value-type="float" office:value="23139" calcext:value-type="float">
            <text:p>23,139</text:p>
          </table:table-cell>
          <table:table-cell table:style-name="ce30" office:value-type="float" office:value="4063" calcext:value-type="float">
            <text:p>4,063</text:p>
          </table:table-cell>
          <table:table-cell table:style-name="ce30" office:value-type="float" office:value="4589" calcext:value-type="float">
            <text:p>4,589</text:p>
          </table:table-cell>
          <table:table-cell table:style-name="ce30" office:value-type="float" office:value="4607" calcext:value-type="float">
            <text:p>4,607</text:p>
          </table:table-cell>
          <table:table-cell table:style-name="ce30" office:value-type="float" office:value="4750" calcext:value-type="float">
            <text:p>4,750</text:p>
          </table:table-cell>
          <table:table-cell table:style-name="ce30" office:value-type="float" office:value="5130" calcext:value-type="float">
            <text:p>5,130</text:p>
          </table:table-cell>
          <table:table-cell table:style-name="ce30" office:value-type="float" office:value="33850" calcext:value-type="float">
            <text:p>33,850</text:p>
          </table:table-cell>
          <table:table-cell table:style-name="ce30" office:value-type="float" office:value="5513" calcext:value-type="float">
            <text:p>5,513</text:p>
          </table:table-cell>
          <table:table-cell table:style-name="ce30" office:value-type="float" office:value="6393" calcext:value-type="float">
            <text:p>6,393</text:p>
          </table:table-cell>
          <table:table-cell table:style-name="ce30" office:value-type="float" office:value="6773" calcext:value-type="float">
            <text:p>6,773</text:p>
          </table:table-cell>
          <table:table-cell table:style-name="ce30" office:value-type="float" office:value="7758" calcext:value-type="float">
            <text:p>7,758</text:p>
          </table:table-cell>
          <table:table-cell table:style-name="ce37" office:value-type="float" office:value="7413" calcext:value-type="float">
            <text:p>7,413</text:p>
          </table:table-cell>
          <table:table-cell table:style-name="ce30" office:value-type="float" office:value="40939" calcext:value-type="float">
            <text:p>40,939</text:p>
          </table:table-cell>
          <table:table-cell table:style-name="ce30" office:value-type="float" office:value="7262" calcext:value-type="float">
            <text:p>7,262</text:p>
          </table:table-cell>
          <table:table-cell table:style-name="ce30" office:value-type="float" office:value="8717" calcext:value-type="float">
            <text:p>8,717</text:p>
          </table:table-cell>
          <table:table-cell table:style-name="ce30" office:value-type="float" office:value="8579" calcext:value-type="float">
            <text:p>8,579</text:p>
          </table:table-cell>
          <table:table-cell table:style-name="ce30" office:value-type="float" office:value="8255" calcext:value-type="float">
            <text:p>8,255</text:p>
          </table:table-cell>
          <table:table-cell table:style-name="ce37" office:value-type="float" office:value="8126" calcext:value-type="float">
            <text:p>8,126</text:p>
          </table:table-cell>
          <table:table-cell table:style-name="ce30" office:value-type="float" office:value="37844" calcext:value-type="float">
            <text:p>37,844</text:p>
          </table:table-cell>
          <table:table-cell table:style-name="ce30" office:value-type="float" office:value="7971" calcext:value-type="float">
            <text:p>7,971</text:p>
          </table:table-cell>
          <table:table-cell table:style-name="ce30" office:value-type="float" office:value="7601" calcext:value-type="float">
            <text:p>7,601</text:p>
          </table:table-cell>
          <table:table-cell table:style-name="ce30" office:value-type="float" office:value="7523" calcext:value-type="float">
            <text:p>7,523</text:p>
          </table:table-cell>
          <table:table-cell table:style-name="ce30" office:value-type="float" office:value="7662" calcext:value-type="float">
            <text:p>7,662</text:p>
          </table:table-cell>
          <table:table-cell table:style-name="ce37" office:value-type="float" office:value="7087" calcext:value-type="float">
            <text:p>7,087</text:p>
          </table:table-cell>
          <table:table-cell table:style-name="ce30" office:value-type="float" office:value="35879" calcext:value-type="float">
            <text:p>35,879</text:p>
          </table:table-cell>
          <table:table-cell table:style-name="ce30" office:value-type="float" office:value="7305" calcext:value-type="float">
            <text:p>7,305</text:p>
          </table:table-cell>
          <table:table-cell table:style-name="ce30" office:value-type="float" office:value="6719" calcext:value-type="float">
            <text:p>6,719</text:p>
          </table:table-cell>
          <table:table-cell table:style-name="ce30" office:value-type="float" office:value="6639" calcext:value-type="float">
            <text:p>6,639</text:p>
          </table:table-cell>
          <table:table-cell table:style-name="ce30" office:value-type="float" office:value="7499" calcext:value-type="float">
            <text:p>7,499</text:p>
          </table:table-cell>
          <table:table-cell table:style-name="ce37" office:value-type="float" office:value="7717" calcext:value-type="float">
            <text:p>7,717</text:p>
          </table:table-cell>
          <table:table-cell table:style-name="ce30" office:value-type="float" office:value="43790" calcext:value-type="float">
            <text:p>43,790</text:p>
          </table:table-cell>
          <table:table-cell table:style-name="ce30" office:value-type="float" office:value="8045" calcext:value-type="float">
            <text:p>8,045</text:p>
          </table:table-cell>
          <table:table-cell table:style-name="ce30" office:value-type="float" office:value="8488" calcext:value-type="float">
            <text:p>8,488</text:p>
          </table:table-cell>
          <table:table-cell table:style-name="ce30" office:value-type="float" office:value="9055" calcext:value-type="float">
            <text:p>9,055</text:p>
          </table:table-cell>
          <table:table-cell table:style-name="ce30" office:value-type="float" office:value="8882" calcext:value-type="float">
            <text:p>8,882</text:p>
          </table:table-cell>
          <table:table-cell table:style-name="ce37" office:value-type="float" office:value="9320" calcext:value-type="float">
            <text:p>9,320</text:p>
          </table:table-cell>
          <table:table-cell table:style-name="ce30" office:value-type="float" office:value="46810" calcext:value-type="float">
            <text:p>46,810</text:p>
          </table:table-cell>
          <table:table-cell table:style-name="ce30" office:value-type="float" office:value="9243" calcext:value-type="float">
            <text:p>9,243</text:p>
          </table:table-cell>
          <table:table-cell table:style-name="ce30" office:value-type="float" office:value="9197" calcext:value-type="float">
            <text:p>9,197</text:p>
          </table:table-cell>
          <table:table-cell table:style-name="ce30" office:value-type="float" office:value="10009" calcext:value-type="float">
            <text:p>10,009</text:p>
          </table:table-cell>
          <table:table-cell table:style-name="ce30" office:value-type="float" office:value="9067" calcext:value-type="float">
            <text:p>9,067</text:p>
          </table:table-cell>
          <table:table-cell table:style-name="ce37" office:value-type="float" office:value="9294" calcext:value-type="float">
            <text:p>9,294</text:p>
          </table:table-cell>
          <table:table-cell table:style-name="ce30" office:value-type="float" office:value="52114" calcext:value-type="float">
            <text:p>52,114</text:p>
          </table:table-cell>
          <table:table-cell table:style-name="ce30" office:value-type="float" office:value="9686" calcext:value-type="float">
            <text:p>9,686</text:p>
          </table:table-cell>
          <table:table-cell table:style-name="ce30" office:value-type="float" office:value="10200" calcext:value-type="float">
            <text:p>10,200</text:p>
          </table:table-cell>
          <table:table-cell table:style-name="ce30" office:value-type="float" office:value="10521" calcext:value-type="float">
            <text:p>10,521</text:p>
          </table:table-cell>
          <table:table-cell table:style-name="ce30" office:value-type="float" office:value="11051" calcext:value-type="float">
            <text:p>11,051</text:p>
          </table:table-cell>
          <table:table-cell table:style-name="ce37" office:value-type="float" office:value="10656" calcext:value-type="float">
            <text:p>10,656</text:p>
          </table:table-cell>
          <table:table-cell table:style-name="ce30" office:value-type="float" office:value="52321" calcext:value-type="float">
            <text:p>52,321</text:p>
          </table:table-cell>
          <table:table-cell table:style-name="ce30" office:value-type="float" office:value="10784" calcext:value-type="float">
            <text:p>10,784</text:p>
          </table:table-cell>
          <table:table-cell table:style-name="ce30" office:value-type="float" office:value="10390" calcext:value-type="float">
            <text:p>10,390</text:p>
          </table:table-cell>
          <table:table-cell table:style-name="ce30" office:value-type="float" office:value="10520" calcext:value-type="float">
            <text:p>10,520</text:p>
          </table:table-cell>
          <table:table-cell table:style-name="ce30" office:value-type="float" office:value="10379" calcext:value-type="float">
            <text:p>10,379</text:p>
          </table:table-cell>
          <table:table-cell table:style-name="ce37" office:value-type="float" office:value="10248" calcext:value-type="float">
            <text:p>10,248</text:p>
          </table:table-cell>
          <table:table-cell table:style-name="ce30" office:value-type="float" office:value="47637" calcext:value-type="float">
            <text:p>47,637</text:p>
          </table:table-cell>
          <table:table-cell table:style-name="ce30" office:value-type="float" office:value="10247" calcext:value-type="float">
            <text:p>10,247</text:p>
          </table:table-cell>
          <table:table-cell table:style-name="ce30" office:value-type="float" office:value="9766" calcext:value-type="float">
            <text:p>9,766</text:p>
          </table:table-cell>
          <table:table-cell table:style-name="ce30" office:value-type="float" office:value="9311" calcext:value-type="float">
            <text:p>9,311</text:p>
          </table:table-cell>
          <table:table-cell table:style-name="ce30" office:value-type="float" office:value="9239" calcext:value-type="float">
            <text:p>9,239</text:p>
          </table:table-cell>
          <table:table-cell table:style-name="ce37" office:value-type="float" office:value="9074" calcext:value-type="float">
            <text:p>9,074</text:p>
          </table:table-cell>
          <table:table-cell table:style-name="ce30" office:value-type="float" office:value="39237" calcext:value-type="float">
            <text:p>39,237</text:p>
          </table:table-cell>
          <table:table-cell table:style-name="ce30" office:value-type="float" office:value="8207" calcext:value-type="float">
            <text:p>8,207</text:p>
          </table:table-cell>
          <table:table-cell table:style-name="ce30" office:value-type="float" office:value="7891" calcext:value-type="float">
            <text:p>7,891</text:p>
          </table:table-cell>
          <table:table-cell table:style-name="ce30" office:value-type="float" office:value="8049" calcext:value-type="float">
            <text:p>8,049</text:p>
          </table:table-cell>
          <table:table-cell table:style-name="ce30" office:value-type="float" office:value="7836" calcext:value-type="float">
            <text:p>7,836</text:p>
          </table:table-cell>
          <table:table-cell table:style-name="ce37" office:value-type="float" office:value="7254" calcext:value-type="float">
            <text:p>7,254</text:p>
          </table:table-cell>
          <table:table-cell table:style-name="ce30" office:value-type="float" office:value="30800" calcext:value-type="float">
            <text:p>30,800</text:p>
          </table:table-cell>
          <table:table-cell table:style-name="ce30" office:value-type="float" office:value="6778" calcext:value-type="float">
            <text:p>6,778</text:p>
          </table:table-cell>
          <table:table-cell table:style-name="ce30" office:value-type="float" office:value="6807" calcext:value-type="float">
            <text:p>6,807</text:p>
          </table:table-cell>
          <table:table-cell table:style-name="ce30" office:value-type="float" office:value="6654" calcext:value-type="float">
            <text:p>6,654</text:p>
          </table:table-cell>
          <table:table-cell table:style-name="ce30" office:value-type="float" office:value="5460" calcext:value-type="float">
            <text:p>5,460</text:p>
          </table:table-cell>
          <table:table-cell table:style-name="ce37" office:value-type="float" office:value="5101" calcext:value-type="float">
            <text:p>5,101</text:p>
          </table:table-cell>
          <table:table-cell table:style-name="ce30" office:value-type="float" office:value="17138" calcext:value-type="float">
            <text:p>17,138</text:p>
          </table:table-cell>
          <table:table-cell table:style-name="ce30" office:value-type="float" office:value="4253" calcext:value-type="float">
            <text:p>4,253</text:p>
          </table:table-cell>
          <table:table-cell table:style-name="ce30" office:value-type="float" office:value="3808" calcext:value-type="float">
            <text:p>3,808</text:p>
          </table:table-cell>
          <table:table-cell table:style-name="ce30" office:value-type="float" office:value="3070" calcext:value-type="float">
            <text:p>3,070</text:p>
          </table:table-cell>
          <table:table-cell table:style-name="ce30" office:value-type="float" office:value="2747" calcext:value-type="float">
            <text:p>2,747</text:p>
          </table:table-cell>
          <table:table-cell table:style-name="ce37" office:value-type="float" office:value="3260" calcext:value-type="float">
            <text:p>3,260</text:p>
          </table:table-cell>
          <table:table-cell table:style-name="ce30" office:value-type="float" office:value="15184" calcext:value-type="float">
            <text:p>15,184</text:p>
          </table:table-cell>
          <table:table-cell table:style-name="ce30" office:value-type="float" office:value="3178" calcext:value-type="float">
            <text:p>3,178</text:p>
          </table:table-cell>
          <table:table-cell table:style-name="ce30" office:value-type="float" office:value="3162" calcext:value-type="float">
            <text:p>3,162</text:p>
          </table:table-cell>
          <table:table-cell table:style-name="ce30" office:value-type="float" office:value="3068" calcext:value-type="float">
            <text:p>3,068</text:p>
          </table:table-cell>
          <table:table-cell table:style-name="ce30" office:value-type="float" office:value="3005" calcext:value-type="float">
            <text:p>3,005</text:p>
          </table:table-cell>
          <table:table-cell table:style-name="ce37" office:value-type="float" office:value="2771" calcext:value-type="float">
            <text:p>2,771</text:p>
          </table:table-cell>
          <table:table-cell table:style-name="ce30" office:value-type="float" office:value="11396" calcext:value-type="float">
            <text:p>11,396</text:p>
          </table:table-cell>
          <table:table-cell table:style-name="ce30" office:value-type="float" office:value="2535" calcext:value-type="float">
            <text:p>2,535</text:p>
          </table:table-cell>
          <table:table-cell table:style-name="ce30" office:value-type="float" office:value="2502" calcext:value-type="float">
            <text:p>2,502</text:p>
          </table:table-cell>
          <table:table-cell table:style-name="ce30" office:value-type="float" office:value="2237" calcext:value-type="float">
            <text:p>2,237</text:p>
          </table:table-cell>
          <table:table-cell table:style-name="ce30" office:value-type="float" office:value="2195" calcext:value-type="float">
            <text:p>2,195</text:p>
          </table:table-cell>
          <table:table-cell table:style-name="ce37" office:value-type="float" office:value="1927" calcext:value-type="float">
            <text:p>1,927</text:p>
          </table:table-cell>
          <table:table-cell table:style-name="ce30" office:value-type="float" office:value="8114" calcext:value-type="float">
            <text:p>8,114</text:p>
          </table:table-cell>
          <table:table-cell table:style-name="ce30" office:value-type="float" office:value="1808" calcext:value-type="float">
            <text:p>1,808</text:p>
          </table:table-cell>
          <table:table-cell table:style-name="ce30" office:value-type="float" office:value="1797" calcext:value-type="float">
            <text:p>1,797</text:p>
          </table:table-cell>
          <table:table-cell table:style-name="ce30" office:value-type="float" office:value="1569" calcext:value-type="float">
            <text:p>1,569</text:p>
          </table:table-cell>
          <table:table-cell table:style-name="ce30" office:value-type="float" office:value="1572" calcext:value-type="float">
            <text:p>1,572</text:p>
          </table:table-cell>
          <table:table-cell table:style-name="ce37" office:value-type="float" office:value="1368" calcext:value-type="float">
            <text:p>1,368</text:p>
          </table:table-cell>
          <table:table-cell table:style-name="ce30" office:value-type="float" office:value="5172" calcext:value-type="float">
            <text:p>5,172</text:p>
          </table:table-cell>
          <table:table-cell table:style-name="ce30" office:value-type="float" office:value="1304" calcext:value-type="float">
            <text:p>1,304</text:p>
          </table:table-cell>
          <table:table-cell table:style-name="ce30" office:value-type="float" office:value="1183" calcext:value-type="float">
            <text:p>1,183</text:p>
          </table:table-cell>
          <table:table-cell table:style-name="ce30" office:value-type="float" office:value="1036" calcext:value-type="float">
            <text:p>1,036</text:p>
          </table:table-cell>
          <table:table-cell table:style-name="ce30" office:value-type="float" office:value="864" calcext:value-type="float">
            <text:p>864</text:p>
          </table:table-cell>
          <table:table-cell table:style-name="ce37" office:value-type="float" office:value="785" calcext:value-type="float">
            <text:p>785</text:p>
          </table:table-cell>
          <table:table-cell table:style-name="ce30" office:value-type="float" office:value="2561" calcext:value-type="float">
            <text:p>2,561</text:p>
          </table:table-cell>
          <table:table-cell table:style-name="ce30" office:value-type="float" office:value="689" calcext:value-type="float">
            <text:p>689</text:p>
          </table:table-cell>
          <table:table-cell table:style-name="ce30" office:value-type="float" office:value="623" calcext:value-type="float">
            <text:p>623</text:p>
          </table:table-cell>
          <table:table-cell table:style-name="ce30" office:value-type="float" office:value="528" calcext:value-type="float">
            <text:p>528</text:p>
          </table:table-cell>
          <table:table-cell table:style-name="ce30" office:value-type="float" office:value="391" calcext:value-type="float">
            <text:p>391</text:p>
          </table:table-cell>
          <table:table-cell table:style-name="ce37" office:value-type="float" office:value="330" calcext:value-type="float">
            <text:p>330</text:p>
          </table:table-cell>
          <table:table-cell table:style-name="ce30" office:value-type="float" office:value="806" calcext:value-type="float">
            <text:p>806</text:p>
          </table:table-cell>
          <table:table-cell table:style-name="ce30" office:value-type="float" office:value="233" calcext:value-type="float">
            <text:p>233</text:p>
          </table:table-cell>
          <table:table-cell table:style-name="ce30" office:value-type="float" office:value="196" calcext:value-type="float">
            <text:p>196</text:p>
          </table:table-cell>
          <table:table-cell table:style-name="ce30" office:value-type="float" office:value="175" calcext:value-type="float">
            <text:p>175</text:p>
          </table:table-cell>
          <table:table-cell table:style-name="ce30" office:value-type="float" office:value="128" calcext:value-type="float">
            <text:p>128</text:p>
          </table:table-cell>
          <table:table-cell table:style-name="ce37" office:value-type="float" office:value="74" calcext:value-type="float">
            <text:p>74</text:p>
          </table:table-cell>
          <table:table-cell table:style-name="ce30" office:value-type="float" office:value="216" calcext:value-type="float">
            <text:p>216</text:p>
          </table:table-cell>
          <table:table-cell table:style-name="ce30" office:value-type="float" office:value="78" calcext:value-type="float">
            <text:p>78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27" calcext:value-type="float">
            <text:p>27</text:p>
          </table:table-cell>
          <table:table-cell table:style-name="ce37" office:value-type="float" office:value="23" calcext:value-type="float">
            <text:p>23</text:p>
          </table:table-cell>
          <table:table-cell table:style-name="ce30" office:value-type="float" office:value="44" calcext:value-type="float">
            <text:p>4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71];[.J71];[.P71];[.V71];[.AB71];[.AH71];[.AN71];[.AT71];[.AZ71];[.BF71];[.BL71];[.BR71];[.BX71];[.CD71];[.CJ71];[.CP71];[.CV71];[.DB71];[.DH71];[.DN71];[.DT71])" office:value-type="float" office:value="274086" calcext:value-type="float">
            <text:p>274,086</text:p>
          </table:table-cell>
          <table:table-cell table:style-name="ce29" table:formula="of:=SUM([.E71:.I71])" office:value-type="float" office:value="11394" calcext:value-type="float">
            <text:p>11,394</text:p>
          </table:table-cell>
          <table:table-cell table:style-name="ce29" office:value-type="float" office:value="2031" calcext:value-type="float">
            <text:p>2,031</text:p>
          </table:table-cell>
          <table:table-cell table:style-name="ce29" office:value-type="float" office:value="2157" calcext:value-type="float">
            <text:p>2,157</text:p>
          </table:table-cell>
          <table:table-cell table:style-name="ce29" office:value-type="float" office:value="2231" calcext:value-type="float">
            <text:p>2,231</text:p>
          </table:table-cell>
          <table:table-cell table:style-name="ce29" office:value-type="float" office:value="2317" calcext:value-type="float">
            <text:p>2,317</text:p>
          </table:table-cell>
          <table:table-cell table:style-name="ce29" office:value-type="float" office:value="2658" calcext:value-type="float">
            <text:p>2,658</text:p>
          </table:table-cell>
          <table:table-cell table:style-name="ce29" office:value-type="float" office:value="18165" calcext:value-type="float">
            <text:p>18,165</text:p>
          </table:table-cell>
          <table:table-cell table:style-name="ce29" office:value-type="float" office:value="2995" calcext:value-type="float">
            <text:p>2,995</text:p>
          </table:table-cell>
          <table:table-cell table:style-name="ce29" office:value-type="float" office:value="3287" calcext:value-type="float">
            <text:p>3,287</text:p>
          </table:table-cell>
          <table:table-cell table:style-name="ce29" office:value-type="float" office:value="3652" calcext:value-type="float">
            <text:p>3,652</text:p>
          </table:table-cell>
          <table:table-cell table:style-name="ce29" office:value-type="float" office:value="4244" calcext:value-type="float">
            <text:p>4,244</text:p>
          </table:table-cell>
          <table:table-cell table:style-name="ce52" office:value-type="float" office:value="3987" calcext:value-type="float">
            <text:p>3,987</text:p>
          </table:table-cell>
          <table:table-cell table:style-name="ce29" office:value-type="float" office:value="22383" calcext:value-type="float">
            <text:p>22,383</text:p>
          </table:table-cell>
          <table:table-cell table:style-name="ce29" office:value-type="float" office:value="3990" calcext:value-type="float">
            <text:p>3,990</text:p>
          </table:table-cell>
          <table:table-cell table:style-name="ce29" office:value-type="float" office:value="4765" calcext:value-type="float">
            <text:p>4,765</text:p>
          </table:table-cell>
          <table:table-cell table:style-name="ce29" office:value-type="float" office:value="4802" calcext:value-type="float">
            <text:p>4,802</text:p>
          </table:table-cell>
          <table:table-cell table:style-name="ce29" office:value-type="float" office:value="4551" calcext:value-type="float">
            <text:p>4,551</text:p>
          </table:table-cell>
          <table:table-cell table:style-name="ce52" office:value-type="float" office:value="4275" calcext:value-type="float">
            <text:p>4,275</text:p>
          </table:table-cell>
          <table:table-cell table:style-name="ce29" office:value-type="float" office:value="19518" calcext:value-type="float">
            <text:p>19,518</text:p>
          </table:table-cell>
          <table:table-cell table:style-name="ce29" office:value-type="float" office:value="4170" calcext:value-type="float">
            <text:p>4,170</text:p>
          </table:table-cell>
          <table:table-cell table:style-name="ce29" office:value-type="float" office:value="3942" calcext:value-type="float">
            <text:p>3,942</text:p>
          </table:table-cell>
          <table:table-cell table:style-name="ce29" office:value-type="float" office:value="3793" calcext:value-type="float">
            <text:p>3,793</text:p>
          </table:table-cell>
          <table:table-cell table:style-name="ce29" office:value-type="float" office:value="3928" calcext:value-type="float">
            <text:p>3,928</text:p>
          </table:table-cell>
          <table:table-cell table:style-name="ce52" office:value-type="float" office:value="3685" calcext:value-type="float">
            <text:p>3,685</text:p>
          </table:table-cell>
          <table:table-cell table:style-name="ce29" office:value-type="float" office:value="18794" calcext:value-type="float">
            <text:p>18,794</text:p>
          </table:table-cell>
          <table:table-cell table:style-name="ce29" office:value-type="float" office:value="3682" calcext:value-type="float">
            <text:p>3,682</text:p>
          </table:table-cell>
          <table:table-cell table:style-name="ce29" office:value-type="float" office:value="3575" calcext:value-type="float">
            <text:p>3,575</text:p>
          </table:table-cell>
          <table:table-cell table:style-name="ce29" office:value-type="float" office:value="3518" calcext:value-type="float">
            <text:p>3,518</text:p>
          </table:table-cell>
          <table:table-cell table:style-name="ce29" office:value-type="float" office:value="3895" calcext:value-type="float">
            <text:p>3,895</text:p>
          </table:table-cell>
          <table:table-cell table:style-name="ce52" office:value-type="float" office:value="4124" calcext:value-type="float">
            <text:p>4,124</text:p>
          </table:table-cell>
          <table:table-cell table:style-name="ce29" office:value-type="float" office:value="22431" calcext:value-type="float">
            <text:p>22,431</text:p>
          </table:table-cell>
          <table:table-cell table:style-name="ce29" office:value-type="float" office:value="4243" calcext:value-type="float">
            <text:p>4,243</text:p>
          </table:table-cell>
          <table:table-cell table:style-name="ce29" office:value-type="float" office:value="4448" calcext:value-type="float">
            <text:p>4,448</text:p>
          </table:table-cell>
          <table:table-cell table:style-name="ce29" office:value-type="float" office:value="4663" calcext:value-type="float">
            <text:p>4,663</text:p>
          </table:table-cell>
          <table:table-cell table:style-name="ce29" office:value-type="float" office:value="4560" calcext:value-type="float">
            <text:p>4,560</text:p>
          </table:table-cell>
          <table:table-cell table:style-name="ce52" office:value-type="float" office:value="4517" calcext:value-type="float">
            <text:p>4,517</text:p>
          </table:table-cell>
          <table:table-cell table:style-name="ce29" office:value-type="float" office:value="21779" calcext:value-type="float">
            <text:p>21,779</text:p>
          </table:table-cell>
          <table:table-cell table:style-name="ce29" office:value-type="float" office:value="4560" calcext:value-type="float">
            <text:p>4,560</text:p>
          </table:table-cell>
          <table:table-cell table:style-name="ce29" office:value-type="float" office:value="4485" calcext:value-type="float">
            <text:p>4,485</text:p>
          </table:table-cell>
          <table:table-cell table:style-name="ce29" office:value-type="float" office:value="4617" calcext:value-type="float">
            <text:p>4,617</text:p>
          </table:table-cell>
          <table:table-cell table:style-name="ce29" office:value-type="float" office:value="4029" calcext:value-type="float">
            <text:p>4,029</text:p>
          </table:table-cell>
          <table:table-cell table:style-name="ce52" office:value-type="float" office:value="4088" calcext:value-type="float">
            <text:p>4,088</text:p>
          </table:table-cell>
          <table:table-cell table:style-name="ce29" office:value-type="float" office:value="21508" calcext:value-type="float">
            <text:p>21,508</text:p>
          </table:table-cell>
          <table:table-cell table:style-name="ce29" office:value-type="float" office:value="4007" calcext:value-type="float">
            <text:p>4,007</text:p>
          </table:table-cell>
          <table:table-cell table:style-name="ce29" office:value-type="float" office:value="4165" calcext:value-type="float">
            <text:p>4,165</text:p>
          </table:table-cell>
          <table:table-cell table:style-name="ce29" office:value-type="float" office:value="4345" calcext:value-type="float">
            <text:p>4,345</text:p>
          </table:table-cell>
          <table:table-cell table:style-name="ce29" office:value-type="float" office:value="4536" calcext:value-type="float">
            <text:p>4,536</text:p>
          </table:table-cell>
          <table:table-cell table:style-name="ce52" office:value-type="float" office:value="4455" calcext:value-type="float">
            <text:p>4,455</text:p>
          </table:table-cell>
          <table:table-cell table:style-name="ce29" office:value-type="float" office:value="22337" calcext:value-type="float">
            <text:p>22,337</text:p>
          </table:table-cell>
          <table:table-cell table:style-name="ce29" office:value-type="float" office:value="4496" calcext:value-type="float">
            <text:p>4,496</text:p>
          </table:table-cell>
          <table:table-cell table:style-name="ce29" office:value-type="float" office:value="4404" calcext:value-type="float">
            <text:p>4,404</text:p>
          </table:table-cell>
          <table:table-cell table:style-name="ce29" office:value-type="float" office:value="4680" calcext:value-type="float">
            <text:p>4,680</text:p>
          </table:table-cell>
          <table:table-cell table:style-name="ce29" office:value-type="float" office:value="4399" calcext:value-type="float">
            <text:p>4,399</text:p>
          </table:table-cell>
          <table:table-cell table:style-name="ce52" office:value-type="float" office:value="4358" calcext:value-type="float">
            <text:p>4,358</text:p>
          </table:table-cell>
          <table:table-cell table:style-name="ce29" office:value-type="float" office:value="21554" calcext:value-type="float">
            <text:p>21,554</text:p>
          </table:table-cell>
          <table:table-cell table:style-name="ce29" office:value-type="float" office:value="4522" calcext:value-type="float">
            <text:p>4,522</text:p>
          </table:table-cell>
          <table:table-cell table:style-name="ce29" office:value-type="float" office:value="4415" calcext:value-type="float">
            <text:p>4,415</text:p>
          </table:table-cell>
          <table:table-cell table:style-name="ce29" office:value-type="float" office:value="4318" calcext:value-type="float">
            <text:p>4,318</text:p>
          </table:table-cell>
          <table:table-cell table:style-name="ce29" office:value-type="float" office:value="4221" calcext:value-type="float">
            <text:p>4,221</text:p>
          </table:table-cell>
          <table:table-cell table:style-name="ce52" office:value-type="float" office:value="4078" calcext:value-type="float">
            <text:p>4,078</text:p>
          </table:table-cell>
          <table:table-cell table:style-name="ce29" office:value-type="float" office:value="19177" calcext:value-type="float">
            <text:p>19,177</text:p>
          </table:table-cell>
          <table:table-cell table:style-name="ce29" office:value-type="float" office:value="4004" calcext:value-type="float">
            <text:p>4,004</text:p>
          </table:table-cell>
          <table:table-cell table:style-name="ce29" office:value-type="float" office:value="3722" calcext:value-type="float">
            <text:p>3,722</text:p>
          </table:table-cell>
          <table:table-cell table:style-name="ce29" office:value-type="float" office:value="3941" calcext:value-type="float">
            <text:p>3,941</text:p>
          </table:table-cell>
          <table:table-cell table:style-name="ce29" office:value-type="float" office:value="3891" calcext:value-type="float">
            <text:p>3,891</text:p>
          </table:table-cell>
          <table:table-cell table:style-name="ce52" office:value-type="float" office:value="3619" calcext:value-type="float">
            <text:p>3,619</text:p>
          </table:table-cell>
          <table:table-cell table:style-name="ce29" office:value-type="float" office:value="16103" calcext:value-type="float">
            <text:p>16,103</text:p>
          </table:table-cell>
          <table:table-cell table:style-name="ce29" office:value-type="float" office:value="3377" calcext:value-type="float">
            <text:p>3,377</text:p>
          </table:table-cell>
          <table:table-cell table:style-name="ce29" office:value-type="float" office:value="3612" calcext:value-type="float">
            <text:p>3,612</text:p>
          </table:table-cell>
          <table:table-cell table:style-name="ce29" office:value-type="float" office:value="3458" calcext:value-type="float">
            <text:p>3,458</text:p>
          </table:table-cell>
          <table:table-cell table:style-name="ce29" office:value-type="float" office:value="2737" calcext:value-type="float">
            <text:p>2,737</text:p>
          </table:table-cell>
          <table:table-cell table:style-name="ce52" office:value-type="float" office:value="2919" calcext:value-type="float">
            <text:p>2,919</text:p>
          </table:table-cell>
          <table:table-cell table:style-name="ce29" office:value-type="float" office:value="9939" calcext:value-type="float">
            <text:p>9,939</text:p>
          </table:table-cell>
          <table:table-cell table:style-name="ce29" office:value-type="float" office:value="2454" calcext:value-type="float">
            <text:p>2,454</text:p>
          </table:table-cell>
          <table:table-cell table:style-name="ce29" office:value-type="float" office:value="2156" calcext:value-type="float">
            <text:p>2,156</text:p>
          </table:table-cell>
          <table:table-cell table:style-name="ce29" office:value-type="float" office:value="1713" calcext:value-type="float">
            <text:p>1,713</text:p>
          </table:table-cell>
          <table:table-cell table:style-name="ce29" office:value-type="float" office:value="1644" calcext:value-type="float">
            <text:p>1,644</text:p>
          </table:table-cell>
          <table:table-cell table:style-name="ce52" office:value-type="float" office:value="1972" calcext:value-type="float">
            <text:p>1,972</text:p>
          </table:table-cell>
          <table:table-cell table:style-name="ce29" office:value-type="float" office:value="9156" calcext:value-type="float">
            <text:p>9,156</text:p>
          </table:table-cell>
          <table:table-cell table:style-name="ce29" office:value-type="float" office:value="1828" calcext:value-type="float">
            <text:p>1,828</text:p>
          </table:table-cell>
          <table:table-cell table:style-name="ce29" office:value-type="float" office:value="1884" calcext:value-type="float">
            <text:p>1,884</text:p>
          </table:table-cell>
          <table:table-cell table:style-name="ce29" office:value-type="float" office:value="1851" calcext:value-type="float">
            <text:p>1,851</text:p>
          </table:table-cell>
          <table:table-cell table:style-name="ce29" office:value-type="float" office:value="1887" calcext:value-type="float">
            <text:p>1,887</text:p>
          </table:table-cell>
          <table:table-cell table:style-name="ce52" office:value-type="float" office:value="1706" calcext:value-type="float">
            <text:p>1,706</text:p>
          </table:table-cell>
          <table:table-cell table:style-name="ce29" office:value-type="float" office:value="7674" calcext:value-type="float">
            <text:p>7,674</text:p>
          </table:table-cell>
          <table:table-cell table:style-name="ce29" office:value-type="float" office:value="1696" calcext:value-type="float">
            <text:p>1,696</text:p>
          </table:table-cell>
          <table:table-cell table:style-name="ce29" office:value-type="float" office:value="1589" calcext:value-type="float">
            <text:p>1,589</text:p>
          </table:table-cell>
          <table:table-cell table:style-name="ce29" office:value-type="float" office:value="1508" calcext:value-type="float">
            <text:p>1,508</text:p>
          </table:table-cell>
          <table:table-cell table:style-name="ce29" office:value-type="float" office:value="1511" calcext:value-type="float">
            <text:p>1,511</text:p>
          </table:table-cell>
          <table:table-cell table:style-name="ce52" office:value-type="float" office:value="1370" calcext:value-type="float">
            <text:p>1,370</text:p>
          </table:table-cell>
          <table:table-cell table:style-name="ce29" office:value-type="float" office:value="6026" calcext:value-type="float">
            <text:p>6,026</text:p>
          </table:table-cell>
          <table:table-cell table:style-name="ce29" office:value-type="float" office:value="1321" calcext:value-type="float">
            <text:p>1,321</text:p>
          </table:table-cell>
          <table:table-cell table:style-name="ce29" office:value-type="float" office:value="1295" calcext:value-type="float">
            <text:p>1,295</text:p>
          </table:table-cell>
          <table:table-cell table:style-name="ce29" office:value-type="float" office:value="1240" calcext:value-type="float">
            <text:p>1,240</text:p>
          </table:table-cell>
          <table:table-cell table:style-name="ce29" office:value-type="float" office:value="1118" calcext:value-type="float">
            <text:p>1,118</text:p>
          </table:table-cell>
          <table:table-cell table:style-name="ce52" office:value-type="float" office:value="1052" calcext:value-type="float">
            <text:p>1,052</text:p>
          </table:table-cell>
          <table:table-cell table:style-name="ce29" office:value-type="float" office:value="3847" calcext:value-type="float">
            <text:p>3,847</text:p>
          </table:table-cell>
          <table:table-cell table:style-name="ce29" office:value-type="float" office:value="966" calcext:value-type="float">
            <text:p>966</text:p>
          </table:table-cell>
          <table:table-cell table:style-name="ce29" office:value-type="float" office:value="884" calcext:value-type="float">
            <text:p>884</text:p>
          </table:table-cell>
          <table:table-cell table:style-name="ce29" office:value-type="float" office:value="756" calcext:value-type="float">
            <text:p>756</text:p>
          </table:table-cell>
          <table:table-cell table:style-name="ce29" office:value-type="float" office:value="652" calcext:value-type="float">
            <text:p>652</text:p>
          </table:table-cell>
          <table:table-cell table:style-name="ce52" office:value-type="float" office:value="589" calcext:value-type="float">
            <text:p>589</text:p>
          </table:table-cell>
          <table:table-cell table:style-name="ce29" office:value-type="float" office:value="1702" calcext:value-type="float">
            <text:p>1,702</text:p>
          </table:table-cell>
          <table:table-cell table:style-name="ce29" office:value-type="float" office:value="459" calcext:value-type="float">
            <text:p>459</text:p>
          </table:table-cell>
          <table:table-cell table:number-columns-repeated="2" table:style-name="ce29" office:value-type="float" office:value="409" calcext:value-type="float">
            <text:p>409</text:p>
          </table:table-cell>
          <table:table-cell table:style-name="ce29" office:value-type="float" office:value="231" calcext:value-type="float">
            <text:p>231</text:p>
          </table:table-cell>
          <table:table-cell table:style-name="ce52" office:value-type="float" office:value="194" calcext:value-type="float">
            <text:p>194</text:p>
          </table:table-cell>
          <table:table-cell table:style-name="ce29" office:value-type="float" office:value="491" calcext:value-type="float">
            <text:p>491</text:p>
          </table:table-cell>
          <table:table-cell table:style-name="ce29" office:value-type="float" office:value="161" calcext:value-type="float">
            <text:p>161</text:p>
          </table:table-cell>
          <table:table-cell table:style-name="ce29" office:value-type="float" office:value="115" calcext:value-type="float">
            <text:p>115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67" calcext:value-type="float">
            <text:p>67</text:p>
          </table:table-cell>
          <table:table-cell table:style-name="ce52" office:value-type="float" office:value="48" calcext:value-type="float">
            <text:p>48</text:p>
          </table:table-cell>
          <table:table-cell table:style-name="ce29" office:value-type="float" office:value="92" calcext:value-type="float">
            <text:p>92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0" calcext:value-type="float">
            <text:p>10</text:p>
          </table:table-cell>
          <table:table-cell table:style-name="ce52" office:value-type="float" office:value="6" calcext:value-type="float">
            <text:p>6</text:p>
          </table:table-cell>
          <table:table-cell table:style-name="ce29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嘉<text:span text:style-name="T1"> </text:span><text:span text:style-name="T2">義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72];[.J72];[.P72];[.V72];[.AB72];[.AH72];[.AN72];[.AT72];[.AZ72];[.BF72];[.BL72];[.BR72];[.BX72];[.CD72];[.CJ72];[.CP72];[.CV72];[.DB72];[.DH72];[.DN72];[.DT72])" office:value-type="float" office:value="135437" calcext:value-type="float">
            <text:p>135,437</text:p>
          </table:table-cell>
          <table:table-cell table:style-name="ce29" table:formula="of:=SUM([.E72:.I72])" office:value-type="float" office:value="6006" calcext:value-type="float">
            <text:p>6,006</text:p>
          </table:table-cell>
          <table:table-cell table:style-name="ce29" office:value-type="float" office:value="1117" calcext:value-type="float">
            <text:p>1,117</text:p>
          </table:table-cell>
          <table:table-cell table:style-name="ce29" office:value-type="float" office:value="1128" calcext:value-type="float">
            <text:p>1,128</text:p>
          </table:table-cell>
          <table:table-cell table:style-name="ce29" office:value-type="float" office:value="1121" calcext:value-type="float">
            <text:p>1,121</text:p>
          </table:table-cell>
          <table:table-cell table:style-name="ce29" office:value-type="float" office:value="1223" calcext:value-type="float">
            <text:p>1,223</text:p>
          </table:table-cell>
          <table:table-cell table:style-name="ce29" office:value-type="float" office:value="1417" calcext:value-type="float">
            <text:p>1,417</text:p>
          </table:table-cell>
          <table:table-cell table:style-name="ce29" office:value-type="float" office:value="9582" calcext:value-type="float">
            <text:p>9,582</text:p>
          </table:table-cell>
          <table:table-cell table:style-name="ce29" office:value-type="float" office:value="1559" calcext:value-type="float">
            <text:p>1,559</text:p>
          </table:table-cell>
          <table:table-cell table:style-name="ce29" office:value-type="float" office:value="1748" calcext:value-type="float">
            <text:p>1,748</text:p>
          </table:table-cell>
          <table:table-cell table:style-name="ce29" office:value-type="float" office:value="1925" calcext:value-type="float">
            <text:p>1,925</text:p>
          </table:table-cell>
          <table:table-cell table:style-name="ce29" office:value-type="float" office:value="2220" calcext:value-type="float">
            <text:p>2,220</text:p>
          </table:table-cell>
          <table:table-cell table:style-name="ce52" office:value-type="float" office:value="2130" calcext:value-type="float">
            <text:p>2,130</text:p>
          </table:table-cell>
          <table:table-cell table:style-name="ce29" office:value-type="float" office:value="11487" calcext:value-type="float">
            <text:p>11,487</text:p>
          </table:table-cell>
          <table:table-cell table:style-name="ce29" office:value-type="float" office:value="2053" calcext:value-type="float">
            <text:p>2,053</text:p>
          </table:table-cell>
          <table:table-cell table:style-name="ce29" office:value-type="float" office:value="2428" calcext:value-type="float">
            <text:p>2,428</text:p>
          </table:table-cell>
          <table:table-cell table:style-name="ce29" office:value-type="float" office:value="2434" calcext:value-type="float">
            <text:p>2,434</text:p>
          </table:table-cell>
          <table:table-cell table:style-name="ce29" office:value-type="float" office:value="2349" calcext:value-type="float">
            <text:p>2,349</text:p>
          </table:table-cell>
          <table:table-cell table:style-name="ce52" office:value-type="float" office:value="2223" calcext:value-type="float">
            <text:p>2,223</text:p>
          </table:table-cell>
          <table:table-cell table:style-name="ce29" office:value-type="float" office:value="10111" calcext:value-type="float">
            <text:p>10,111</text:p>
          </table:table-cell>
          <table:table-cell table:style-name="ce29" office:value-type="float" office:value="2181" calcext:value-type="float">
            <text:p>2,181</text:p>
          </table:table-cell>
          <table:table-cell table:style-name="ce29" office:value-type="float" office:value="2040" calcext:value-type="float">
            <text:p>2,040</text:p>
          </table:table-cell>
          <table:table-cell table:style-name="ce29" office:value-type="float" office:value="1982" calcext:value-type="float">
            <text:p>1,982</text:p>
          </table:table-cell>
          <table:table-cell table:style-name="ce29" office:value-type="float" office:value="2043" calcext:value-type="float">
            <text:p>2,043</text:p>
          </table:table-cell>
          <table:table-cell table:style-name="ce52" office:value-type="float" office:value="1865" calcext:value-type="float">
            <text:p>1,865</text:p>
          </table:table-cell>
          <table:table-cell table:style-name="ce29" office:value-type="float" office:value="9575" calcext:value-type="float">
            <text:p>9,575</text:p>
          </table:table-cell>
          <table:table-cell table:style-name="ce29" office:value-type="float" office:value="1928" calcext:value-type="float">
            <text:p>1,928</text:p>
          </table:table-cell>
          <table:table-cell table:style-name="ce29" office:value-type="float" office:value="1819" calcext:value-type="float">
            <text:p>1,819</text:p>
          </table:table-cell>
          <table:table-cell table:style-name="ce29" office:value-type="float" office:value="1759" calcext:value-type="float">
            <text:p>1,759</text:p>
          </table:table-cell>
          <table:table-cell table:style-name="ce29" office:value-type="float" office:value="1947" calcext:value-type="float">
            <text:p>1,947</text:p>
          </table:table-cell>
          <table:table-cell table:style-name="ce52" office:value-type="float" office:value="2122" calcext:value-type="float">
            <text:p>2,122</text:p>
          </table:table-cell>
          <table:table-cell table:style-name="ce29" office:value-type="float" office:value="11298" calcext:value-type="float">
            <text:p>11,298</text:p>
          </table:table-cell>
          <table:table-cell table:style-name="ce29" office:value-type="float" office:value="2153" calcext:value-type="float">
            <text:p>2,153</text:p>
          </table:table-cell>
          <table:table-cell table:style-name="ce29" office:value-type="float" office:value="2253" calcext:value-type="float">
            <text:p>2,253</text:p>
          </table:table-cell>
          <table:table-cell table:style-name="ce29" office:value-type="float" office:value="2322" calcext:value-type="float">
            <text:p>2,322</text:p>
          </table:table-cell>
          <table:table-cell table:style-name="ce29" office:value-type="float" office:value="2280" calcext:value-type="float">
            <text:p>2,280</text:p>
          </table:table-cell>
          <table:table-cell table:style-name="ce52" office:value-type="float" office:value="2290" calcext:value-type="float">
            <text:p>2,290</text:p>
          </table:table-cell>
          <table:table-cell table:style-name="ce29" office:value-type="float" office:value="10466" calcext:value-type="float">
            <text:p>10,466</text:p>
          </table:table-cell>
          <table:table-cell table:style-name="ce29" office:value-type="float" office:value="2246" calcext:value-type="float">
            <text:p>2,246</text:p>
          </table:table-cell>
          <table:table-cell table:style-name="ce29" office:value-type="float" office:value="2195" calcext:value-type="float">
            <text:p>2,195</text:p>
          </table:table-cell>
          <table:table-cell table:style-name="ce29" office:value-type="float" office:value="2219" calcext:value-type="float">
            <text:p>2,219</text:p>
          </table:table-cell>
          <table:table-cell table:style-name="ce29" office:value-type="float" office:value="1912" calcext:value-type="float">
            <text:p>1,912</text:p>
          </table:table-cell>
          <table:table-cell table:style-name="ce52" office:value-type="float" office:value="1894" calcext:value-type="float">
            <text:p>1,894</text:p>
          </table:table-cell>
          <table:table-cell table:style-name="ce29" office:value-type="float" office:value="10075" calcext:value-type="float">
            <text:p>10,075</text:p>
          </table:table-cell>
          <table:table-cell table:style-name="ce29" office:value-type="float" office:value="1852" calcext:value-type="float">
            <text:p>1,852</text:p>
          </table:table-cell>
          <table:table-cell table:style-name="ce29" office:value-type="float" office:value="1957" calcext:value-type="float">
            <text:p>1,957</text:p>
          </table:table-cell>
          <table:table-cell table:style-name="ce29" office:value-type="float" office:value="2060" calcext:value-type="float">
            <text:p>2,060</text:p>
          </table:table-cell>
          <table:table-cell table:style-name="ce29" office:value-type="float" office:value="2101" calcext:value-type="float">
            <text:p>2,101</text:p>
          </table:table-cell>
          <table:table-cell table:style-name="ce52" office:value-type="float" office:value="2105" calcext:value-type="float">
            <text:p>2,105</text:p>
          </table:table-cell>
          <table:table-cell table:style-name="ce29" office:value-type="float" office:value="10815" calcext:value-type="float">
            <text:p>10,815</text:p>
          </table:table-cell>
          <table:table-cell table:style-name="ce29" office:value-type="float" office:value="2136" calcext:value-type="float">
            <text:p>2,136</text:p>
          </table:table-cell>
          <table:table-cell table:style-name="ce29" office:value-type="float" office:value="2132" calcext:value-type="float">
            <text:p>2,132</text:p>
          </table:table-cell>
          <table:table-cell table:style-name="ce29" office:value-type="float" office:value="2321" calcext:value-type="float">
            <text:p>2,321</text:p>
          </table:table-cell>
          <table:table-cell table:style-name="ce29" office:value-type="float" office:value="2105" calcext:value-type="float">
            <text:p>2,105</text:p>
          </table:table-cell>
          <table:table-cell table:style-name="ce52" office:value-type="float" office:value="2121" calcext:value-type="float">
            <text:p>2,121</text:p>
          </table:table-cell>
          <table:table-cell table:style-name="ce29" office:value-type="float" office:value="10593" calcext:value-type="float">
            <text:p>10,593</text:p>
          </table:table-cell>
          <table:table-cell table:style-name="ce29" office:value-type="float" office:value="2198" calcext:value-type="float">
            <text:p>2,198</text:p>
          </table:table-cell>
          <table:table-cell table:style-name="ce29" office:value-type="float" office:value="2161" calcext:value-type="float">
            <text:p>2,161</text:p>
          </table:table-cell>
          <table:table-cell table:style-name="ce29" office:value-type="float" office:value="2148" calcext:value-type="float">
            <text:p>2,148</text:p>
          </table:table-cell>
          <table:table-cell table:style-name="ce29" office:value-type="float" office:value="2100" calcext:value-type="float">
            <text:p>2,100</text:p>
          </table:table-cell>
          <table:table-cell table:style-name="ce52" office:value-type="float" office:value="1986" calcext:value-type="float">
            <text:p>1,986</text:p>
          </table:table-cell>
          <table:table-cell table:style-name="ce29" office:value-type="float" office:value="9457" calcext:value-type="float">
            <text:p>9,457</text:p>
          </table:table-cell>
          <table:table-cell table:style-name="ce29" office:value-type="float" office:value="1984" calcext:value-type="float">
            <text:p>1,984</text:p>
          </table:table-cell>
          <table:table-cell table:style-name="ce29" office:value-type="float" office:value="1796" calcext:value-type="float">
            <text:p>1,796</text:p>
          </table:table-cell>
          <table:table-cell table:style-name="ce29" office:value-type="float" office:value="1953" calcext:value-type="float">
            <text:p>1,953</text:p>
          </table:table-cell>
          <table:table-cell table:style-name="ce29" office:value-type="float" office:value="1942" calcext:value-type="float">
            <text:p>1,942</text:p>
          </table:table-cell>
          <table:table-cell table:style-name="ce52" office:value-type="float" office:value="1782" calcext:value-type="float">
            <text:p>1,782</text:p>
          </table:table-cell>
          <table:table-cell table:style-name="ce29" office:value-type="float" office:value="7750" calcext:value-type="float">
            <text:p>7,750</text:p>
          </table:table-cell>
          <table:table-cell table:style-name="ce29" office:value-type="float" office:value="1686" calcext:value-type="float">
            <text:p>1,686</text:p>
          </table:table-cell>
          <table:table-cell table:style-name="ce29" office:value-type="float" office:value="1737" calcext:value-type="float">
            <text:p>1,737</text:p>
          </table:table-cell>
          <table:table-cell table:style-name="ce29" office:value-type="float" office:value="1606" calcext:value-type="float">
            <text:p>1,606</text:p>
          </table:table-cell>
          <table:table-cell table:style-name="ce29" office:value-type="float" office:value="1326" calcext:value-type="float">
            <text:p>1,326</text:p>
          </table:table-cell>
          <table:table-cell table:style-name="ce52" office:value-type="float" office:value="1395" calcext:value-type="float">
            <text:p>1,395</text:p>
          </table:table-cell>
          <table:table-cell table:style-name="ce29" office:value-type="float" office:value="4720" calcext:value-type="float">
            <text:p>4,720</text:p>
          </table:table-cell>
          <table:table-cell table:style-name="ce29" office:value-type="float" office:value="1173" calcext:value-type="float">
            <text:p>1,173</text:p>
          </table:table-cell>
          <table:table-cell table:style-name="ce29" office:value-type="float" office:value="1021" calcext:value-type="float">
            <text:p>1,021</text:p>
          </table:table-cell>
          <table:table-cell table:style-name="ce29" office:value-type="float" office:value="844" calcext:value-type="float">
            <text:p>844</text:p>
          </table:table-cell>
          <table:table-cell table:style-name="ce29" office:value-type="float" office:value="730" calcext:value-type="float">
            <text:p>730</text:p>
          </table:table-cell>
          <table:table-cell table:style-name="ce52" office:value-type="float" office:value="952" calcext:value-type="float">
            <text:p>952</text:p>
          </table:table-cell>
          <table:table-cell table:style-name="ce29" office:value-type="float" office:value="4172" calcext:value-type="float">
            <text:p>4,172</text:p>
          </table:table-cell>
          <table:table-cell table:style-name="ce29" office:value-type="float" office:value="841" calcext:value-type="float">
            <text:p>841</text:p>
          </table:table-cell>
          <table:table-cell table:style-name="ce29" office:value-type="float" office:value="854" calcext:value-type="float">
            <text:p>854</text:p>
          </table:table-cell>
          <table:table-cell table:style-name="ce29" office:value-type="float" office:value="874" calcext:value-type="float">
            <text:p>874</text:p>
          </table:table-cell>
          <table:table-cell table:style-name="ce29" office:value-type="float" office:value="847" calcext:value-type="float">
            <text:p>847</text:p>
          </table:table-cell>
          <table:table-cell table:style-name="ce52" office:value-type="float" office:value="756" calcext:value-type="float">
            <text:p>756</text:p>
          </table:table-cell>
          <table:table-cell table:style-name="ce29" office:value-type="float" office:value="3439" calcext:value-type="float">
            <text:p>3,439</text:p>
          </table:table-cell>
          <table:table-cell table:style-name="ce29" office:value-type="float" office:value="798" calcext:value-type="float">
            <text:p>798</text:p>
          </table:table-cell>
          <table:table-cell table:style-name="ce29" office:value-type="float" office:value="674" calcext:value-type="float">
            <text:p>674</text:p>
          </table:table-cell>
          <table:table-cell table:style-name="ce29" office:value-type="float" office:value="673" calcext:value-type="float">
            <text:p>673</text:p>
          </table:table-cell>
          <table:table-cell table:style-name="ce29" office:value-type="float" office:value="681" calcext:value-type="float">
            <text:p>681</text:p>
          </table:table-cell>
          <table:table-cell table:style-name="ce52" office:value-type="float" office:value="613" calcext:value-type="float">
            <text:p>613</text:p>
          </table:table-cell>
          <table:table-cell table:style-name="ce29" office:value-type="float" office:value="2839" calcext:value-type="float">
            <text:p>2,839</text:p>
          </table:table-cell>
          <table:table-cell table:style-name="ce29" office:value-type="float" office:value="591" calcext:value-type="float">
            <text:p>591</text:p>
          </table:table-cell>
          <table:table-cell table:style-name="ce29" office:value-type="float" office:value="599" calcext:value-type="float">
            <text:p>599</text:p>
          </table:table-cell>
          <table:table-cell table:style-name="ce29" office:value-type="float" office:value="611" calcext:value-type="float">
            <text:p>611</text:p>
          </table:table-cell>
          <table:table-cell table:style-name="ce29" office:value-type="float" office:value="530" calcext:value-type="float">
            <text:p>530</text:p>
          </table:table-cell>
          <table:table-cell table:style-name="ce52" office:value-type="float" office:value="508" calcext:value-type="float">
            <text:p>508</text:p>
          </table:table-cell>
          <table:table-cell table:style-name="ce29" office:value-type="float" office:value="1966" calcext:value-type="float">
            <text:p>1,966</text:p>
          </table:table-cell>
          <table:table-cell table:style-name="ce29" office:value-type="float" office:value="489" calcext:value-type="float">
            <text:p>489</text:p>
          </table:table-cell>
          <table:table-cell table:style-name="ce29" office:value-type="float" office:value="470" calcext:value-type="float">
            <text:p>470</text:p>
          </table:table-cell>
          <table:table-cell table:style-name="ce29" office:value-type="float" office:value="404" calcext:value-type="float">
            <text:p>404</text:p>
          </table:table-cell>
          <table:table-cell table:style-name="ce29" office:value-type="float" office:value="333" calcext:value-type="float">
            <text:p>333</text:p>
          </table:table-cell>
          <table:table-cell table:style-name="ce52" office:value-type="float" office:value="270" calcext:value-type="float">
            <text:p>270</text:p>
          </table:table-cell>
          <table:table-cell table:style-name="ce29" office:value-type="float" office:value="854" calcext:value-type="float">
            <text:p>854</text:p>
          </table:table-cell>
          <table:table-cell table:style-name="ce29" office:value-type="float" office:value="235" calcext:value-type="float">
            <text:p>235</text:p>
          </table:table-cell>
          <table:table-cell table:style-name="ce29" office:value-type="float" office:value="220" calcext:value-type="float">
            <text:p>220</text:p>
          </table:table-cell>
          <table:table-cell table:style-name="ce29" office:value-type="float" office:value="197" calcext:value-type="float">
            <text:p>197</text:p>
          </table:table-cell>
          <table:table-cell table:style-name="ce29" office:value-type="float" office:value="107" calcext:value-type="float">
            <text:p>107</text:p>
          </table:table-cell>
          <table:table-cell table:style-name="ce52" office:value-type="float" office:value="95" calcext:value-type="float">
            <text:p>95</text:p>
          </table:table-cell>
          <table:table-cell table:style-name="ce29" office:value-type="float" office:value="189" calcext:value-type="float">
            <text:p>189</text:p>
          </table:table-cell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25" calcext:value-type="float">
            <text:p>25</text:p>
          </table:table-cell>
          <table:table-cell table:style-name="ce52" office:value-type="float" office:value="24" calcext:value-type="float">
            <text:p>24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2" calcext:value-type="float">
            <text:p>2</text:p>
          </table:table-cell>
          <table:table-cell table:style-name="ce52" office:value-type="float" office:value="2" calcext:value-type="float">
            <text:p>2</text:p>
          </table:table-cell>
          <table:table-cell table:style-name="ce29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73];[.J73];[.P73];[.V73];[.AB73];[.AH73];[.AN73];[.AT73];[.AZ73];[.BF73];[.BL73];[.BR73];[.BX73];[.CD73];[.CJ73];[.CP73];[.CV73];[.DB73];[.DH73];[.DN73];[.DT73])" office:value-type="float" office:value="138649" calcext:value-type="float">
            <text:p>138,649</text:p>
          </table:table-cell>
          <table:table-cell table:style-name="ce37" table:formula="of:=SUM([.E73:.I73])" office:value-type="float" office:value="5388" calcext:value-type="float">
            <text:p>5,388</text:p>
          </table:table-cell>
          <table:table-cell table:style-name="ce30" office:value-type="float" office:value="914" calcext:value-type="float">
            <text:p>914</text:p>
          </table:table-cell>
          <table:table-cell table:style-name="ce30" office:value-type="float" office:value="1029" calcext:value-type="float">
            <text:p>1,029</text:p>
          </table:table-cell>
          <table:table-cell table:style-name="ce30" office:value-type="float" office:value="1110" calcext:value-type="float">
            <text:p>1,110</text:p>
          </table:table-cell>
          <table:table-cell table:style-name="ce30" office:value-type="float" office:value="1094" calcext:value-type="float">
            <text:p>1,094</text:p>
          </table:table-cell>
          <table:table-cell table:style-name="ce30" office:value-type="float" office:value="1241" calcext:value-type="float">
            <text:p>1,241</text:p>
          </table:table-cell>
          <table:table-cell table:style-name="ce30" office:value-type="float" office:value="8583" calcext:value-type="float">
            <text:p>8,583</text:p>
          </table:table-cell>
          <table:table-cell table:style-name="ce30" office:value-type="float" office:value="1436" calcext:value-type="float">
            <text:p>1,436</text:p>
          </table:table-cell>
          <table:table-cell table:style-name="ce30" office:value-type="float" office:value="1539" calcext:value-type="float">
            <text:p>1,539</text:p>
          </table:table-cell>
          <table:table-cell table:style-name="ce30" office:value-type="float" office:value="1727" calcext:value-type="float">
            <text:p>1,727</text:p>
          </table:table-cell>
          <table:table-cell table:style-name="ce30" office:value-type="float" office:value="2024" calcext:value-type="float">
            <text:p>2,024</text:p>
          </table:table-cell>
          <table:table-cell table:style-name="ce37" office:value-type="float" office:value="1857" calcext:value-type="float">
            <text:p>1,857</text:p>
          </table:table-cell>
          <table:table-cell table:style-name="ce30" office:value-type="float" office:value="10896" calcext:value-type="float">
            <text:p>10,896</text:p>
          </table:table-cell>
          <table:table-cell table:style-name="ce30" office:value-type="float" office:value="1937" calcext:value-type="float">
            <text:p>1,937</text:p>
          </table:table-cell>
          <table:table-cell table:style-name="ce30" office:value-type="float" office:value="2337" calcext:value-type="float">
            <text:p>2,337</text:p>
          </table:table-cell>
          <table:table-cell table:style-name="ce30" office:value-type="float" office:value="2368" calcext:value-type="float">
            <text:p>2,368</text:p>
          </table:table-cell>
          <table:table-cell table:style-name="ce30" office:value-type="float" office:value="2202" calcext:value-type="float">
            <text:p>2,202</text:p>
          </table:table-cell>
          <table:table-cell table:style-name="ce37" office:value-type="float" office:value="2052" calcext:value-type="float">
            <text:p>2,052</text:p>
          </table:table-cell>
          <table:table-cell table:style-name="ce30" office:value-type="float" office:value="9407" calcext:value-type="float">
            <text:p>9,407</text:p>
          </table:table-cell>
          <table:table-cell table:style-name="ce30" office:value-type="float" office:value="1989" calcext:value-type="float">
            <text:p>1,989</text:p>
          </table:table-cell>
          <table:table-cell table:style-name="ce30" office:value-type="float" office:value="1902" calcext:value-type="float">
            <text:p>1,902</text:p>
          </table:table-cell>
          <table:table-cell table:style-name="ce30" office:value-type="float" office:value="1811" calcext:value-type="float">
            <text:p>1,811</text:p>
          </table:table-cell>
          <table:table-cell table:style-name="ce30" office:value-type="float" office:value="1885" calcext:value-type="float">
            <text:p>1,885</text:p>
          </table:table-cell>
          <table:table-cell table:style-name="ce37" office:value-type="float" office:value="1820" calcext:value-type="float">
            <text:p>1,820</text:p>
          </table:table-cell>
          <table:table-cell table:style-name="ce30" office:value-type="float" office:value="9219" calcext:value-type="float">
            <text:p>9,219</text:p>
          </table:table-cell>
          <table:table-cell table:style-name="ce30" office:value-type="float" office:value="1754" calcext:value-type="float">
            <text:p>1,754</text:p>
          </table:table-cell>
          <table:table-cell table:style-name="ce30" office:value-type="float" office:value="1756" calcext:value-type="float">
            <text:p>1,756</text:p>
          </table:table-cell>
          <table:table-cell table:style-name="ce30" office:value-type="float" office:value="1759" calcext:value-type="float">
            <text:p>1,759</text:p>
          </table:table-cell>
          <table:table-cell table:style-name="ce30" office:value-type="float" office:value="1948" calcext:value-type="float">
            <text:p>1,948</text:p>
          </table:table-cell>
          <table:table-cell table:style-name="ce37" office:value-type="float" office:value="2002" calcext:value-type="float">
            <text:p>2,002</text:p>
          </table:table-cell>
          <table:table-cell table:style-name="ce30" office:value-type="float" office:value="11133" calcext:value-type="float">
            <text:p>11,133</text:p>
          </table:table-cell>
          <table:table-cell table:style-name="ce30" office:value-type="float" office:value="2090" calcext:value-type="float">
            <text:p>2,090</text:p>
          </table:table-cell>
          <table:table-cell table:style-name="ce30" office:value-type="float" office:value="2195" calcext:value-type="float">
            <text:p>2,195</text:p>
          </table:table-cell>
          <table:table-cell table:style-name="ce30" office:value-type="float" office:value="2341" calcext:value-type="float">
            <text:p>2,341</text:p>
          </table:table-cell>
          <table:table-cell table:style-name="ce30" office:value-type="float" office:value="2280" calcext:value-type="float">
            <text:p>2,280</text:p>
          </table:table-cell>
          <table:table-cell table:style-name="ce37" office:value-type="float" office:value="2227" calcext:value-type="float">
            <text:p>2,227</text:p>
          </table:table-cell>
          <table:table-cell table:style-name="ce30" office:value-type="float" office:value="11313" calcext:value-type="float">
            <text:p>11,313</text:p>
          </table:table-cell>
          <table:table-cell table:style-name="ce30" office:value-type="float" office:value="2314" calcext:value-type="float">
            <text:p>2,314</text:p>
          </table:table-cell>
          <table:table-cell table:style-name="ce30" office:value-type="float" office:value="2290" calcext:value-type="float">
            <text:p>2,290</text:p>
          </table:table-cell>
          <table:table-cell table:style-name="ce30" office:value-type="float" office:value="2398" calcext:value-type="float">
            <text:p>2,398</text:p>
          </table:table-cell>
          <table:table-cell table:style-name="ce30" office:value-type="float" office:value="2117" calcext:value-type="float">
            <text:p>2,117</text:p>
          </table:table-cell>
          <table:table-cell table:style-name="ce37" office:value-type="float" office:value="2194" calcext:value-type="float">
            <text:p>2,194</text:p>
          </table:table-cell>
          <table:table-cell table:style-name="ce30" office:value-type="float" office:value="11433" calcext:value-type="float">
            <text:p>11,433</text:p>
          </table:table-cell>
          <table:table-cell table:style-name="ce30" office:value-type="float" office:value="2155" calcext:value-type="float">
            <text:p>2,155</text:p>
          </table:table-cell>
          <table:table-cell table:style-name="ce30" office:value-type="float" office:value="2208" calcext:value-type="float">
            <text:p>2,208</text:p>
          </table:table-cell>
          <table:table-cell table:style-name="ce30" office:value-type="float" office:value="2285" calcext:value-type="float">
            <text:p>2,285</text:p>
          </table:table-cell>
          <table:table-cell table:style-name="ce30" office:value-type="float" office:value="2435" calcext:value-type="float">
            <text:p>2,435</text:p>
          </table:table-cell>
          <table:table-cell table:style-name="ce37" office:value-type="float" office:value="2350" calcext:value-type="float">
            <text:p>2,350</text:p>
          </table:table-cell>
          <table:table-cell table:style-name="ce30" office:value-type="float" office:value="11522" calcext:value-type="float">
            <text:p>11,522</text:p>
          </table:table-cell>
          <table:table-cell table:style-name="ce30" office:value-type="float" office:value="2360" calcext:value-type="float">
            <text:p>2,360</text:p>
          </table:table-cell>
          <table:table-cell table:style-name="ce30" office:value-type="float" office:value="2272" calcext:value-type="float">
            <text:p>2,272</text:p>
          </table:table-cell>
          <table:table-cell table:style-name="ce30" office:value-type="float" office:value="2359" calcext:value-type="float">
            <text:p>2,359</text:p>
          </table:table-cell>
          <table:table-cell table:style-name="ce30" office:value-type="float" office:value="2294" calcext:value-type="float">
            <text:p>2,294</text:p>
          </table:table-cell>
          <table:table-cell table:style-name="ce37" office:value-type="float" office:value="2237" calcext:value-type="float">
            <text:p>2,237</text:p>
          </table:table-cell>
          <table:table-cell table:style-name="ce30" office:value-type="float" office:value="10961" calcext:value-type="float">
            <text:p>10,961</text:p>
          </table:table-cell>
          <table:table-cell table:style-name="ce30" office:value-type="float" office:value="2324" calcext:value-type="float">
            <text:p>2,324</text:p>
          </table:table-cell>
          <table:table-cell table:style-name="ce30" office:value-type="float" office:value="2254" calcext:value-type="float">
            <text:p>2,254</text:p>
          </table:table-cell>
          <table:table-cell table:style-name="ce30" office:value-type="float" office:value="2170" calcext:value-type="float">
            <text:p>2,170</text:p>
          </table:table-cell>
          <table:table-cell table:style-name="ce30" office:value-type="float" office:value="2121" calcext:value-type="float">
            <text:p>2,121</text:p>
          </table:table-cell>
          <table:table-cell table:style-name="ce37" office:value-type="float" office:value="2092" calcext:value-type="float">
            <text:p>2,092</text:p>
          </table:table-cell>
          <table:table-cell table:style-name="ce30" office:value-type="float" office:value="9720" calcext:value-type="float">
            <text:p>9,720</text:p>
          </table:table-cell>
          <table:table-cell table:style-name="ce30" office:value-type="float" office:value="2020" calcext:value-type="float">
            <text:p>2,020</text:p>
          </table:table-cell>
          <table:table-cell table:style-name="ce30" office:value-type="float" office:value="1926" calcext:value-type="float">
            <text:p>1,926</text:p>
          </table:table-cell>
          <table:table-cell table:style-name="ce30" office:value-type="float" office:value="1988" calcext:value-type="float">
            <text:p>1,988</text:p>
          </table:table-cell>
          <table:table-cell table:style-name="ce30" office:value-type="float" office:value="1949" calcext:value-type="float">
            <text:p>1,949</text:p>
          </table:table-cell>
          <table:table-cell table:style-name="ce37" office:value-type="float" office:value="1837" calcext:value-type="float">
            <text:p>1,837</text:p>
          </table:table-cell>
          <table:table-cell table:style-name="ce30" office:value-type="float" office:value="8353" calcext:value-type="float">
            <text:p>8,353</text:p>
          </table:table-cell>
          <table:table-cell table:style-name="ce30" office:value-type="float" office:value="1691" calcext:value-type="float">
            <text:p>1,691</text:p>
          </table:table-cell>
          <table:table-cell table:style-name="ce30" office:value-type="float" office:value="1875" calcext:value-type="float">
            <text:p>1,875</text:p>
          </table:table-cell>
          <table:table-cell table:style-name="ce30" office:value-type="float" office:value="1852" calcext:value-type="float">
            <text:p>1,852</text:p>
          </table:table-cell>
          <table:table-cell table:style-name="ce30" office:value-type="float" office:value="1411" calcext:value-type="float">
            <text:p>1,411</text:p>
          </table:table-cell>
          <table:table-cell table:style-name="ce37" office:value-type="float" office:value="1524" calcext:value-type="float">
            <text:p>1,524</text:p>
          </table:table-cell>
          <table:table-cell table:style-name="ce30" office:value-type="float" office:value="5219" calcext:value-type="float">
            <text:p>5,219</text:p>
          </table:table-cell>
          <table:table-cell table:style-name="ce30" office:value-type="float" office:value="1281" calcext:value-type="float">
            <text:p>1,281</text:p>
          </table:table-cell>
          <table:table-cell table:style-name="ce30" office:value-type="float" office:value="1135" calcext:value-type="float">
            <text:p>1,135</text:p>
          </table:table-cell>
          <table:table-cell table:style-name="ce30" office:value-type="float" office:value="869" calcext:value-type="float">
            <text:p>869</text:p>
          </table:table-cell>
          <table:table-cell table:style-name="ce30" office:value-type="float" office:value="914" calcext:value-type="float">
            <text:p>914</text:p>
          </table:table-cell>
          <table:table-cell table:style-name="ce37" office:value-type="float" office:value="1020" calcext:value-type="float">
            <text:p>1,020</text:p>
          </table:table-cell>
          <table:table-cell table:style-name="ce30" office:value-type="float" office:value="4984" calcext:value-type="float">
            <text:p>4,984</text:p>
          </table:table-cell>
          <table:table-cell table:style-name="ce30" office:value-type="float" office:value="987" calcext:value-type="float">
            <text:p>987</text:p>
          </table:table-cell>
          <table:table-cell table:style-name="ce30" office:value-type="float" office:value="1030" calcext:value-type="float">
            <text:p>1,030</text:p>
          </table:table-cell>
          <table:table-cell table:style-name="ce30" office:value-type="float" office:value="977" calcext:value-type="float">
            <text:p>977</text:p>
          </table:table-cell>
          <table:table-cell table:style-name="ce30" office:value-type="float" office:value="1040" calcext:value-type="float">
            <text:p>1,040</text:p>
          </table:table-cell>
          <table:table-cell table:style-name="ce37" office:value-type="float" office:value="950" calcext:value-type="float">
            <text:p>950</text:p>
          </table:table-cell>
          <table:table-cell table:style-name="ce30" office:value-type="float" office:value="4235" calcext:value-type="float">
            <text:p>4,235</text:p>
          </table:table-cell>
          <table:table-cell table:style-name="ce30" office:value-type="float" office:value="898" calcext:value-type="float">
            <text:p>898</text:p>
          </table:table-cell>
          <table:table-cell table:style-name="ce30" office:value-type="float" office:value="915" calcext:value-type="float">
            <text:p>915</text:p>
          </table:table-cell>
          <table:table-cell table:style-name="ce30" office:value-type="float" office:value="835" calcext:value-type="float">
            <text:p>835</text:p>
          </table:table-cell>
          <table:table-cell table:style-name="ce30" office:value-type="float" office:value="830" calcext:value-type="float">
            <text:p>830</text:p>
          </table:table-cell>
          <table:table-cell table:style-name="ce37" office:value-type="float" office:value="757" calcext:value-type="float">
            <text:p>757</text:p>
          </table:table-cell>
          <table:table-cell table:style-name="ce30" office:value-type="float" office:value="3187" calcext:value-type="float">
            <text:p>3,187</text:p>
          </table:table-cell>
          <table:table-cell table:style-name="ce30" office:value-type="float" office:value="730" calcext:value-type="float">
            <text:p>730</text:p>
          </table:table-cell>
          <table:table-cell table:style-name="ce30" office:value-type="float" office:value="696" calcext:value-type="float">
            <text:p>696</text:p>
          </table:table-cell>
          <table:table-cell table:style-name="ce30" office:value-type="float" office:value="629" calcext:value-type="float">
            <text:p>629</text:p>
          </table:table-cell>
          <table:table-cell table:style-name="ce30" office:value-type="float" office:value="588" calcext:value-type="float">
            <text:p>588</text:p>
          </table:table-cell>
          <table:table-cell table:style-name="ce37" office:value-type="float" office:value="544" calcext:value-type="float">
            <text:p>544</text:p>
          </table:table-cell>
          <table:table-cell table:style-name="ce30" office:value-type="float" office:value="1881" calcext:value-type="float">
            <text:p>1,881</text:p>
          </table:table-cell>
          <table:table-cell table:style-name="ce30" office:value-type="float" office:value="477" calcext:value-type="float">
            <text:p>477</text:p>
          </table:table-cell>
          <table:table-cell table:style-name="ce30" office:value-type="float" office:value="414" calcext:value-type="float">
            <text:p>414</text:p>
          </table:table-cell>
          <table:table-cell table:style-name="ce30" office:value-type="float" office:value="352" calcext:value-type="float">
            <text:p>352</text:p>
          </table:table-cell>
          <table:table-cell table:style-name="ce30" office:value-type="float" office:value="319" calcext:value-type="float">
            <text:p>319</text:p>
          </table:table-cell>
          <table:table-cell table:style-name="ce37" office:value-type="float" office:value="319" calcext:value-type="float">
            <text:p>319</text:p>
          </table:table-cell>
          <table:table-cell table:style-name="ce30" office:value-type="float" office:value="848" calcext:value-type="float">
            <text:p>848</text:p>
          </table:table-cell>
          <table:table-cell table:style-name="ce30" office:value-type="float" office:value="224" calcext:value-type="float">
            <text:p>224</text:p>
          </table:table-cell>
          <table:table-cell table:style-name="ce30" office:value-type="float" office:value="189" calcext:value-type="float">
            <text:p>189</text:p>
          </table:table-cell>
          <table:table-cell table:style-name="ce30" office:value-type="float" office:value="212" calcext:value-type="float">
            <text:p>212</text:p>
          </table:table-cell>
          <table:table-cell table:style-name="ce30" office:value-type="float" office:value="124" calcext:value-type="float">
            <text:p>124</text:p>
          </table:table-cell>
          <table:table-cell table:style-name="ce37" office:value-type="float" office:value="99" calcext:value-type="float">
            <text:p>99</text:p>
          </table:table-cell>
          <table:table-cell table:style-name="ce30" office:value-type="float" office:value="302" calcext:value-type="float">
            <text:p>302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float" office:value="67" calcext:value-type="float">
            <text:p>67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42" calcext:value-type="float">
            <text:p>42</text:p>
          </table:table-cell>
          <table:table-cell table:style-name="ce37" office:value-type="float" office:value="24" calcext:value-type="float">
            <text:p>24</text:p>
          </table:table-cell>
          <table:table-cell table:style-name="ce30" office:value-type="float" office:value="58" calcext:value-type="float">
            <text:p>58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8" calcext:value-type="float">
            <text:p>8</text:p>
          </table:table-cell>
          <table:table-cell table:style-name="ce37" office:value-type="float" office:value="4" calcext:value-type="float">
            <text:p>4</text:p>
          </table:table-cell>
          <table:table-cell table:style-name="ce30" office:value-type="float" office:value="7" calcext:value-type="float">
            <text:p>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74];[.J74];[.P74];[.V74];[.AB74];[.AH74];[.AN74];[.AT74];[.AZ74];[.BF74];[.BL74];[.BR74];[.BX74];[.CD74];[.CJ74];[.CP74];[.CV74];[.DB74];[.DH74];[.DN74];[.DT74])" office:value-type="float" office:value="767968" calcext:value-type="float">
            <text:p>767,968</text:p>
          </table:table-cell>
          <table:table-cell table:style-name="ce29" table:formula="of:=SUM([.E74:.I74])" office:value-type="float" office:value="32002" calcext:value-type="float">
            <text:p>32,002</text:p>
          </table:table-cell>
          <table:table-cell table:style-name="ce29" office:value-type="float" office:value="5866" calcext:value-type="float">
            <text:p>5,866</text:p>
          </table:table-cell>
          <table:table-cell table:style-name="ce29" office:value-type="float" office:value="6383" calcext:value-type="float">
            <text:p>6,383</text:p>
          </table:table-cell>
          <table:table-cell table:style-name="ce29" office:value-type="float" office:value="6461" calcext:value-type="float">
            <text:p>6,461</text:p>
          </table:table-cell>
          <table:table-cell table:style-name="ce29" office:value-type="float" office:value="6454" calcext:value-type="float">
            <text:p>6,454</text:p>
          </table:table-cell>
          <table:table-cell table:style-name="ce29" office:value-type="float" office:value="6838" calcext:value-type="float">
            <text:p>6,838</text:p>
          </table:table-cell>
          <table:table-cell table:style-name="ce29" office:value-type="float" office:value="43377" calcext:value-type="float">
            <text:p>43,377</text:p>
          </table:table-cell>
          <table:table-cell table:style-name="ce29" office:value-type="float" office:value="7314" calcext:value-type="float">
            <text:p>7,314</text:p>
          </table:table-cell>
          <table:table-cell table:style-name="ce29" office:value-type="float" office:value="7782" calcext:value-type="float">
            <text:p>7,782</text:p>
          </table:table-cell>
          <table:table-cell table:style-name="ce29" office:value-type="float" office:value="8935" calcext:value-type="float">
            <text:p>8,935</text:p>
          </table:table-cell>
          <table:table-cell table:style-name="ce29" office:value-type="float" office:value="9922" calcext:value-type="float">
            <text:p>9,922</text:p>
          </table:table-cell>
          <table:table-cell table:style-name="ce52" office:value-type="float" office:value="9424" calcext:value-type="float">
            <text:p>9,424</text:p>
          </table:table-cell>
          <table:table-cell table:style-name="ce29" office:value-type="float" office:value="54662" calcext:value-type="float">
            <text:p>54,662</text:p>
          </table:table-cell>
          <table:table-cell table:style-name="ce29" office:value-type="float" office:value="9447" calcext:value-type="float">
            <text:p>9,447</text:p>
          </table:table-cell>
          <table:table-cell table:style-name="ce29" office:value-type="float" office:value="11397" calcext:value-type="float">
            <text:p>11,397</text:p>
          </table:table-cell>
          <table:table-cell table:style-name="ce29" office:value-type="float" office:value="11329" calcext:value-type="float">
            <text:p>11,329</text:p>
          </table:table-cell>
          <table:table-cell table:style-name="ce29" office:value-type="float" office:value="11297" calcext:value-type="float">
            <text:p>11,297</text:p>
          </table:table-cell>
          <table:table-cell table:style-name="ce52" office:value-type="float" office:value="11192" calcext:value-type="float">
            <text:p>11,192</text:p>
          </table:table-cell>
          <table:table-cell table:style-name="ce29" office:value-type="float" office:value="53778" calcext:value-type="float">
            <text:p>53,778</text:p>
          </table:table-cell>
          <table:table-cell table:style-name="ce29" office:value-type="float" office:value="10959" calcext:value-type="float">
            <text:p>10,959</text:p>
          </table:table-cell>
          <table:table-cell table:style-name="ce29" office:value-type="float" office:value="10478" calcext:value-type="float">
            <text:p>10,478</text:p>
          </table:table-cell>
          <table:table-cell table:style-name="ce29" office:value-type="float" office:value="10716" calcext:value-type="float">
            <text:p>10,716</text:p>
          </table:table-cell>
          <table:table-cell table:style-name="ce29" office:value-type="float" office:value="10986" calcext:value-type="float">
            <text:p>10,986</text:p>
          </table:table-cell>
          <table:table-cell table:style-name="ce52" office:value-type="float" office:value="10639" calcext:value-type="float">
            <text:p>10,639</text:p>
          </table:table-cell>
          <table:table-cell table:style-name="ce29" office:value-type="float" office:value="55765" calcext:value-type="float">
            <text:p>55,765</text:p>
          </table:table-cell>
          <table:table-cell table:style-name="ce29" office:value-type="float" office:value="11101" calcext:value-type="float">
            <text:p>11,101</text:p>
          </table:table-cell>
          <table:table-cell table:style-name="ce29" office:value-type="float" office:value="10273" calcext:value-type="float">
            <text:p>10,273</text:p>
          </table:table-cell>
          <table:table-cell table:style-name="ce29" office:value-type="float" office:value="10297" calcext:value-type="float">
            <text:p>10,297</text:p>
          </table:table-cell>
          <table:table-cell table:style-name="ce29" office:value-type="float" office:value="11780" calcext:value-type="float">
            <text:p>11,780</text:p>
          </table:table-cell>
          <table:table-cell table:style-name="ce52" office:value-type="float" office:value="12314" calcext:value-type="float">
            <text:p>12,314</text:p>
          </table:table-cell>
          <table:table-cell table:style-name="ce29" office:value-type="float" office:value="67573" calcext:value-type="float">
            <text:p>67,573</text:p>
          </table:table-cell>
          <table:table-cell table:style-name="ce29" office:value-type="float" office:value="12808" calcext:value-type="float">
            <text:p>12,808</text:p>
          </table:table-cell>
          <table:table-cell table:style-name="ce29" office:value-type="float" office:value="13274" calcext:value-type="float">
            <text:p>13,274</text:p>
          </table:table-cell>
          <table:table-cell table:style-name="ce29" office:value-type="float" office:value="13972" calcext:value-type="float">
            <text:p>13,972</text:p>
          </table:table-cell>
          <table:table-cell table:style-name="ce29" office:value-type="float" office:value="13503" calcext:value-type="float">
            <text:p>13,503</text:p>
          </table:table-cell>
          <table:table-cell table:style-name="ce52" office:value-type="float" office:value="14016" calcext:value-type="float">
            <text:p>14,016</text:p>
          </table:table-cell>
          <table:table-cell table:style-name="ce29" office:value-type="float" office:value="65205" calcext:value-type="float">
            <text:p>65,205</text:p>
          </table:table-cell>
          <table:table-cell table:style-name="ce29" office:value-type="float" office:value="13612" calcext:value-type="float">
            <text:p>13,612</text:p>
          </table:table-cell>
          <table:table-cell table:style-name="ce29" office:value-type="float" office:value="13254" calcext:value-type="float">
            <text:p>13,254</text:p>
          </table:table-cell>
          <table:table-cell table:style-name="ce29" office:value-type="float" office:value="14125" calcext:value-type="float">
            <text:p>14,125</text:p>
          </table:table-cell>
          <table:table-cell table:style-name="ce29" office:value-type="float" office:value="12103" calcext:value-type="float">
            <text:p>12,103</text:p>
          </table:table-cell>
          <table:table-cell table:style-name="ce52" office:value-type="float" office:value="12111" calcext:value-type="float">
            <text:p>12,111</text:p>
          </table:table-cell>
          <table:table-cell table:style-name="ce29" office:value-type="float" office:value="62633" calcext:value-type="float">
            <text:p>62,633</text:p>
          </table:table-cell>
          <table:table-cell table:style-name="ce29" office:value-type="float" office:value="12056" calcext:value-type="float">
            <text:p>12,056</text:p>
          </table:table-cell>
          <table:table-cell table:style-name="ce29" office:value-type="float" office:value="12110" calcext:value-type="float">
            <text:p>12,110</text:p>
          </table:table-cell>
          <table:table-cell table:style-name="ce29" office:value-type="float" office:value="12464" calcext:value-type="float">
            <text:p>12,464</text:p>
          </table:table-cell>
          <table:table-cell table:style-name="ce29" office:value-type="float" office:value="12961" calcext:value-type="float">
            <text:p>12,961</text:p>
          </table:table-cell>
          <table:table-cell table:style-name="ce52" office:value-type="float" office:value="13042" calcext:value-type="float">
            <text:p>13,042</text:p>
          </table:table-cell>
          <table:table-cell table:style-name="ce29" office:value-type="float" office:value="64343" calcext:value-type="float">
            <text:p>64,343</text:p>
          </table:table-cell>
          <table:table-cell table:style-name="ce29" office:value-type="float" office:value="13020" calcext:value-type="float">
            <text:p>13,020</text:p>
          </table:table-cell>
          <table:table-cell table:style-name="ce29" office:value-type="float" office:value="12521" calcext:value-type="float">
            <text:p>12,521</text:p>
          </table:table-cell>
          <table:table-cell table:style-name="ce29" office:value-type="float" office:value="12994" calcext:value-type="float">
            <text:p>12,994</text:p>
          </table:table-cell>
          <table:table-cell table:style-name="ce29" office:value-type="float" office:value="12771" calcext:value-type="float">
            <text:p>12,771</text:p>
          </table:table-cell>
          <table:table-cell table:style-name="ce52" office:value-type="float" office:value="13037" calcext:value-type="float">
            <text:p>13,037</text:p>
          </table:table-cell>
          <table:table-cell table:style-name="ce29" office:value-type="float" office:value="64805" calcext:value-type="float">
            <text:p>64,805</text:p>
          </table:table-cell>
          <table:table-cell table:style-name="ce29" office:value-type="float" office:value="13237" calcext:value-type="float">
            <text:p>13,237</text:p>
          </table:table-cell>
          <table:table-cell table:style-name="ce29" office:value-type="float" office:value="13080" calcext:value-type="float">
            <text:p>13,080</text:p>
          </table:table-cell>
          <table:table-cell table:style-name="ce29" office:value-type="float" office:value="13015" calcext:value-type="float">
            <text:p>13,015</text:p>
          </table:table-cell>
          <table:table-cell table:style-name="ce29" office:value-type="float" office:value="12648" calcext:value-type="float">
            <text:p>12,648</text:p>
          </table:table-cell>
          <table:table-cell table:style-name="ce52" office:value-type="float" office:value="12825" calcext:value-type="float">
            <text:p>12,825</text:p>
          </table:table-cell>
          <table:table-cell table:style-name="ce29" office:value-type="float" office:value="58135" calcext:value-type="float">
            <text:p>58,135</text:p>
          </table:table-cell>
          <table:table-cell table:style-name="ce29" office:value-type="float" office:value="12247" calcext:value-type="float">
            <text:p>12,247</text:p>
          </table:table-cell>
          <table:table-cell table:style-name="ce29" office:value-type="float" office:value="11634" calcext:value-type="float">
            <text:p>11,634</text:p>
          </table:table-cell>
          <table:table-cell table:style-name="ce29" office:value-type="float" office:value="11985" calcext:value-type="float">
            <text:p>11,985</text:p>
          </table:table-cell>
          <table:table-cell table:style-name="ce29" office:value-type="float" office:value="11623" calcext:value-type="float">
            <text:p>11,623</text:p>
          </table:table-cell>
          <table:table-cell table:style-name="ce52" office:value-type="float" office:value="10646" calcext:value-type="float">
            <text:p>10,646</text:p>
          </table:table-cell>
          <table:table-cell table:style-name="ce29" office:value-type="float" office:value="47596" calcext:value-type="float">
            <text:p>47,596</text:p>
          </table:table-cell>
          <table:table-cell table:style-name="ce29" office:value-type="float" office:value="10417" calcext:value-type="float">
            <text:p>10,417</text:p>
          </table:table-cell>
          <table:table-cell table:style-name="ce29" office:value-type="float" office:value="10229" calcext:value-type="float">
            <text:p>10,229</text:p>
          </table:table-cell>
          <table:table-cell table:style-name="ce29" office:value-type="float" office:value="10611" calcext:value-type="float">
            <text:p>10,611</text:p>
          </table:table-cell>
          <table:table-cell table:style-name="ce29" office:value-type="float" office:value="8203" calcext:value-type="float">
            <text:p>8,203</text:p>
          </table:table-cell>
          <table:table-cell table:style-name="ce52" office:value-type="float" office:value="8136" calcext:value-type="float">
            <text:p>8,136</text:p>
          </table:table-cell>
          <table:table-cell table:style-name="ce29" office:value-type="float" office:value="26822" calcext:value-type="float">
            <text:p>26,822</text:p>
          </table:table-cell>
          <table:table-cell table:style-name="ce29" office:value-type="float" office:value="6973" calcext:value-type="float">
            <text:p>6,973</text:p>
          </table:table-cell>
          <table:table-cell table:style-name="ce29" office:value-type="float" office:value="5721" calcext:value-type="float">
            <text:p>5,721</text:p>
          </table:table-cell>
          <table:table-cell table:style-name="ce29" office:value-type="float" office:value="4506" calcext:value-type="float">
            <text:p>4,506</text:p>
          </table:table-cell>
          <table:table-cell table:style-name="ce29" office:value-type="float" office:value="4574" calcext:value-type="float">
            <text:p>4,574</text:p>
          </table:table-cell>
          <table:table-cell table:style-name="ce52" office:value-type="float" office:value="5048" calcext:value-type="float">
            <text:p>5,048</text:p>
          </table:table-cell>
          <table:table-cell table:style-name="ce29" office:value-type="float" office:value="23737" calcext:value-type="float">
            <text:p>23,737</text:p>
          </table:table-cell>
          <table:table-cell table:style-name="ce29" office:value-type="float" office:value="5145" calcext:value-type="float">
            <text:p>5,145</text:p>
          </table:table-cell>
          <table:table-cell table:style-name="ce29" office:value-type="float" office:value="4729" calcext:value-type="float">
            <text:p>4,729</text:p>
          </table:table-cell>
          <table:table-cell table:style-name="ce29" office:value-type="float" office:value="4854" calcext:value-type="float">
            <text:p>4,854</text:p>
          </table:table-cell>
          <table:table-cell table:style-name="ce29" office:value-type="float" office:value="4659" calcext:value-type="float">
            <text:p>4,659</text:p>
          </table:table-cell>
          <table:table-cell table:style-name="ce52" office:value-type="float" office:value="4350" calcext:value-type="float">
            <text:p>4,350</text:p>
          </table:table-cell>
          <table:table-cell table:style-name="ce29" office:value-type="float" office:value="18471" calcext:value-type="float">
            <text:p>18,471</text:p>
          </table:table-cell>
          <table:table-cell table:style-name="ce29" office:value-type="float" office:value="3981" calcext:value-type="float">
            <text:p>3,981</text:p>
          </table:table-cell>
          <table:table-cell table:style-name="ce29" office:value-type="float" office:value="3882" calcext:value-type="float">
            <text:p>3,882</text:p>
          </table:table-cell>
          <table:table-cell table:style-name="ce29" office:value-type="float" office:value="3681" calcext:value-type="float">
            <text:p>3,681</text:p>
          </table:table-cell>
          <table:table-cell table:style-name="ce29" office:value-type="float" office:value="3645" calcext:value-type="float">
            <text:p>3,645</text:p>
          </table:table-cell>
          <table:table-cell table:style-name="ce52" office:value-type="float" office:value="3282" calcext:value-type="float">
            <text:p>3,282</text:p>
          </table:table-cell>
          <table:table-cell table:style-name="ce29" office:value-type="float" office:value="14245" calcext:value-type="float">
            <text:p>14,245</text:p>
          </table:table-cell>
          <table:table-cell table:style-name="ce29" office:value-type="float" office:value="3072" calcext:value-type="float">
            <text:p>3,072</text:p>
          </table:table-cell>
          <table:table-cell table:style-name="ce29" office:value-type="float" office:value="3062" calcext:value-type="float">
            <text:p>3,062</text:p>
          </table:table-cell>
          <table:table-cell table:style-name="ce29" office:value-type="float" office:value="2909" calcext:value-type="float">
            <text:p>2,909</text:p>
          </table:table-cell>
          <table:table-cell table:style-name="ce29" office:value-type="float" office:value="2811" calcext:value-type="float">
            <text:p>2,811</text:p>
          </table:table-cell>
          <table:table-cell table:style-name="ce52" office:value-type="float" office:value="2391" calcext:value-type="float">
            <text:p>2,391</text:p>
          </table:table-cell>
          <table:table-cell table:style-name="ce29" office:value-type="float" office:value="9382" calcext:value-type="float">
            <text:p>9,382</text:p>
          </table:table-cell>
          <table:table-cell table:style-name="ce29" office:value-type="float" office:value="2364" calcext:value-type="float">
            <text:p>2,364</text:p>
          </table:table-cell>
          <table:table-cell table:style-name="ce29" office:value-type="float" office:value="2034" calcext:value-type="float">
            <text:p>2,034</text:p>
          </table:table-cell>
          <table:table-cell table:style-name="ce29" office:value-type="float" office:value="1889" calcext:value-type="float">
            <text:p>1,889</text:p>
          </table:table-cell>
          <table:table-cell table:style-name="ce29" office:value-type="float" office:value="1617" calcext:value-type="float">
            <text:p>1,617</text:p>
          </table:table-cell>
          <table:table-cell table:style-name="ce52" office:value-type="float" office:value="1478" calcext:value-type="float">
            <text:p>1,478</text:p>
          </table:table-cell>
          <table:table-cell table:style-name="ce29" office:value-type="float" office:value="4017" calcext:value-type="float">
            <text:p>4,017</text:p>
          </table:table-cell>
          <table:table-cell table:style-name="ce29" office:value-type="float" office:value="1141" calcext:value-type="float">
            <text:p>1,141</text:p>
          </table:table-cell>
          <table:table-cell table:style-name="ce29" office:value-type="float" office:value="978" calcext:value-type="float">
            <text:p>978</text:p>
          </table:table-cell>
          <table:table-cell table:style-name="ce29" office:value-type="float" office:value="798" calcext:value-type="float">
            <text:p>798</text:p>
          </table:table-cell>
          <table:table-cell table:style-name="ce29" office:value-type="float" office:value="612" calcext:value-type="float">
            <text:p>612</text:p>
          </table:table-cell>
          <table:table-cell table:style-name="ce52" office:value-type="float" office:value="488" calcext:value-type="float">
            <text:p>488</text:p>
          </table:table-cell>
          <table:table-cell table:style-name="ce29" office:value-type="float" office:value="1166" calcext:value-type="float">
            <text:p>1,166</text:p>
          </table:table-cell>
          <table:table-cell table:style-name="ce29" office:value-type="float" office:value="369" calcext:value-type="float">
            <text:p>369</text:p>
          </table:table-cell>
          <table:table-cell table:style-name="ce29" office:value-type="float" office:value="307" calcext:value-type="float">
            <text:p>307</text:p>
          </table:table-cell>
          <table:table-cell table:style-name="ce29" office:value-type="float" office:value="228" calcext:value-type="float">
            <text:p>228</text:p>
          </table:table-cell>
          <table:table-cell table:style-name="ce29" office:value-type="float" office:value="147" calcext:value-type="float">
            <text:p>147</text:p>
          </table:table-cell>
          <table:table-cell table:style-name="ce52" office:value-type="float" office:value="115" calcext:value-type="float">
            <text:p>115</text:p>
          </table:table-cell>
          <table:table-cell table:style-name="ce29" office:value-type="float" office:value="220" calcext:value-type="float">
            <text:p>220</text:p>
          </table:table-cell>
          <table:table-cell table:style-name="ce29" office:value-type="float" office:value="82" calcext:value-type="float">
            <text:p>82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12" calcext:value-type="float">
            <text:p>12</text:p>
          </table:table-cell>
          <table:table-cell table:style-name="ce52" office:value-type="float" office:value="18" calcext:value-type="float">
            <text:p>18</text:p>
          </table:table-cell>
          <table:table-cell table:style-name="ce29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南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75];[.J75];[.P75];[.V75];[.AB75];[.AH75];[.AN75];[.AT75];[.AZ75];[.BF75];[.BL75];[.BR75];[.BX75];[.CD75];[.CJ75];[.CP75];[.CV75];[.DB75];[.DH75];[.DN75];[.DT75])" office:value-type="float" office:value="381399" calcext:value-type="float">
            <text:p>381,399</text:p>
          </table:table-cell>
          <table:table-cell table:style-name="ce29" table:formula="of:=SUM([.E75:.I75])" office:value-type="float" office:value="16524" calcext:value-type="float">
            <text:p>16,524</text:p>
          </table:table-cell>
          <table:table-cell table:style-name="ce42" office:value-type="float" office:value="3022" calcext:value-type="float">
            <text:p>3,022</text:p>
          </table:table-cell>
          <table:table-cell table:style-name="ce42" office:value-type="float" office:value="3296" calcext:value-type="float">
            <text:p>3,296</text:p>
          </table:table-cell>
          <table:table-cell table:style-name="ce42" office:value-type="float" office:value="3352" calcext:value-type="float">
            <text:p>3,352</text:p>
          </table:table-cell>
          <table:table-cell table:style-name="ce42" office:value-type="float" office:value="3378" calcext:value-type="float">
            <text:p>3,378</text:p>
          </table:table-cell>
          <table:table-cell table:style-name="ce42" office:value-type="float" office:value="3476" calcext:value-type="float">
            <text:p>3,476</text:p>
          </table:table-cell>
          <table:table-cell table:style-name="ce42" office:value-type="float" office:value="22677" calcext:value-type="float">
            <text:p>22,677</text:p>
          </table:table-cell>
          <table:table-cell table:style-name="ce42" office:value-type="float" office:value="3877" calcext:value-type="float">
            <text:p>3,877</text:p>
          </table:table-cell>
          <table:table-cell table:style-name="ce42" office:value-type="float" office:value="4088" calcext:value-type="float">
            <text:p>4,088</text:p>
          </table:table-cell>
          <table:table-cell table:style-name="ce42" office:value-type="float" office:value="4624" calcext:value-type="float">
            <text:p>4,624</text:p>
          </table:table-cell>
          <table:table-cell table:style-name="ce42" office:value-type="float" office:value="5154" calcext:value-type="float">
            <text:p>5,154</text:p>
          </table:table-cell>
          <table:table-cell table:style-name="ce53" office:value-type="float" office:value="4934" calcext:value-type="float">
            <text:p>4,934</text:p>
          </table:table-cell>
          <table:table-cell table:style-name="ce42" office:value-type="float" office:value="28509" calcext:value-type="float">
            <text:p>28,509</text:p>
          </table:table-cell>
          <table:table-cell table:style-name="ce42" office:value-type="float" office:value="5024" calcext:value-type="float">
            <text:p>5,024</text:p>
          </table:table-cell>
          <table:table-cell table:style-name="ce42" office:value-type="float" office:value="5974" calcext:value-type="float">
            <text:p>5,974</text:p>
          </table:table-cell>
          <table:table-cell table:style-name="ce42" office:value-type="float" office:value="5888" calcext:value-type="float">
            <text:p>5,888</text:p>
          </table:table-cell>
          <table:table-cell table:style-name="ce42" office:value-type="float" office:value="5872" calcext:value-type="float">
            <text:p>5,872</text:p>
          </table:table-cell>
          <table:table-cell table:style-name="ce53" office:value-type="float" office:value="5751" calcext:value-type="float">
            <text:p>5,751</text:p>
          </table:table-cell>
          <table:table-cell table:style-name="ce42" office:value-type="float" office:value="27906" calcext:value-type="float">
            <text:p>27,906</text:p>
          </table:table-cell>
          <table:table-cell table:style-name="ce42" office:value-type="float" office:value="5674" calcext:value-type="float">
            <text:p>5,674</text:p>
          </table:table-cell>
          <table:table-cell table:style-name="ce42" office:value-type="float" office:value="5499" calcext:value-type="float">
            <text:p>5,499</text:p>
          </table:table-cell>
          <table:table-cell table:style-name="ce42" office:value-type="float" office:value="5500" calcext:value-type="float">
            <text:p>5,500</text:p>
          </table:table-cell>
          <table:table-cell table:style-name="ce42" office:value-type="float" office:value="5696" calcext:value-type="float">
            <text:p>5,696</text:p>
          </table:table-cell>
          <table:table-cell table:style-name="ce53" office:value-type="float" office:value="5537" calcext:value-type="float">
            <text:p>5,537</text:p>
          </table:table-cell>
          <table:table-cell table:style-name="ce42" office:value-type="float" office:value="28593" calcext:value-type="float">
            <text:p>28,593</text:p>
          </table:table-cell>
          <table:table-cell table:style-name="ce42" office:value-type="float" office:value="5737" calcext:value-type="float">
            <text:p>5,737</text:p>
          </table:table-cell>
          <table:table-cell table:style-name="ce42" office:value-type="float" office:value="5287" calcext:value-type="float">
            <text:p>5,287</text:p>
          </table:table-cell>
          <table:table-cell table:style-name="ce42" office:value-type="float" office:value="5297" calcext:value-type="float">
            <text:p>5,297</text:p>
          </table:table-cell>
          <table:table-cell table:style-name="ce42" office:value-type="float" office:value="5994" calcext:value-type="float">
            <text:p>5,994</text:p>
          </table:table-cell>
          <table:table-cell table:style-name="ce53" office:value-type="float" office:value="6278" calcext:value-type="float">
            <text:p>6,278</text:p>
          </table:table-cell>
          <table:table-cell table:style-name="ce42" office:value-type="float" office:value="34189" calcext:value-type="float">
            <text:p>34,189</text:p>
          </table:table-cell>
          <table:table-cell table:style-name="ce42" office:value-type="float" office:value="6495" calcext:value-type="float">
            <text:p>6,495</text:p>
          </table:table-cell>
          <table:table-cell table:style-name="ce42" office:value-type="float" office:value="6684" calcext:value-type="float">
            <text:p>6,684</text:p>
          </table:table-cell>
          <table:table-cell table:style-name="ce42" office:value-type="float" office:value="7027" calcext:value-type="float">
            <text:p>7,027</text:p>
          </table:table-cell>
          <table:table-cell table:style-name="ce42" office:value-type="float" office:value="6869" calcext:value-type="float">
            <text:p>6,869</text:p>
          </table:table-cell>
          <table:table-cell table:style-name="ce53" office:value-type="float" office:value="7114" calcext:value-type="float">
            <text:p>7,114</text:p>
          </table:table-cell>
          <table:table-cell table:style-name="ce42" office:value-type="float" office:value="32176" calcext:value-type="float">
            <text:p>32,176</text:p>
          </table:table-cell>
          <table:table-cell table:style-name="ce42" office:value-type="float" office:value="6789" calcext:value-type="float">
            <text:p>6,789</text:p>
          </table:table-cell>
          <table:table-cell table:style-name="ce42" office:value-type="float" office:value="6567" calcext:value-type="float">
            <text:p>6,567</text:p>
          </table:table-cell>
          <table:table-cell table:style-name="ce42" office:value-type="float" office:value="6997" calcext:value-type="float">
            <text:p>6,997</text:p>
          </table:table-cell>
          <table:table-cell table:style-name="ce42" office:value-type="float" office:value="5858" calcext:value-type="float">
            <text:p>5,858</text:p>
          </table:table-cell>
          <table:table-cell table:style-name="ce53" office:value-type="float" office:value="5965" calcext:value-type="float">
            <text:p>5,965</text:p>
          </table:table-cell>
          <table:table-cell table:style-name="ce42" office:value-type="float" office:value="29993" calcext:value-type="float">
            <text:p>29,993</text:p>
          </table:table-cell>
          <table:table-cell table:style-name="ce42" office:value-type="float" office:value="5780" calcext:value-type="float">
            <text:p>5,780</text:p>
          </table:table-cell>
          <table:table-cell table:style-name="ce42" office:value-type="float" office:value="5712" calcext:value-type="float">
            <text:p>5,712</text:p>
          </table:table-cell>
          <table:table-cell table:style-name="ce42" office:value-type="float" office:value="6068" calcext:value-type="float">
            <text:p>6,068</text:p>
          </table:table-cell>
          <table:table-cell table:style-name="ce42" office:value-type="float" office:value="6141" calcext:value-type="float">
            <text:p>6,141</text:p>
          </table:table-cell>
          <table:table-cell table:style-name="ce53" office:value-type="float" office:value="6292" calcext:value-type="float">
            <text:p>6,292</text:p>
          </table:table-cell>
          <table:table-cell table:style-name="ce42" office:value-type="float" office:value="30836" calcext:value-type="float">
            <text:p>30,836</text:p>
          </table:table-cell>
          <table:table-cell table:style-name="ce42" office:value-type="float" office:value="6184" calcext:value-type="float">
            <text:p>6,184</text:p>
          </table:table-cell>
          <table:table-cell table:style-name="ce42" office:value-type="float" office:value="6054" calcext:value-type="float">
            <text:p>6,054</text:p>
          </table:table-cell>
          <table:table-cell table:style-name="ce42" office:value-type="float" office:value="6277" calcext:value-type="float">
            <text:p>6,277</text:p>
          </table:table-cell>
          <table:table-cell table:style-name="ce42" office:value-type="float" office:value="6066" calcext:value-type="float">
            <text:p>6,066</text:p>
          </table:table-cell>
          <table:table-cell table:style-name="ce53" office:value-type="float" office:value="6255" calcext:value-type="float">
            <text:p>6,255</text:p>
          </table:table-cell>
          <table:table-cell table:style-name="ce42" office:value-type="float" office:value="31343" calcext:value-type="float">
            <text:p>31,343</text:p>
          </table:table-cell>
          <table:table-cell table:style-name="ce42" office:value-type="float" office:value="6415" calcext:value-type="float">
            <text:p>6,415</text:p>
          </table:table-cell>
          <table:table-cell table:style-name="ce42" office:value-type="float" office:value="6343" calcext:value-type="float">
            <text:p>6,343</text:p>
          </table:table-cell>
          <table:table-cell table:style-name="ce42" office:value-type="float" office:value="6291" calcext:value-type="float">
            <text:p>6,291</text:p>
          </table:table-cell>
          <table:table-cell table:style-name="ce42" office:value-type="float" office:value="6066" calcext:value-type="float">
            <text:p>6,066</text:p>
          </table:table-cell>
          <table:table-cell table:style-name="ce53" office:value-type="float" office:value="6228" calcext:value-type="float">
            <text:p>6,228</text:p>
          </table:table-cell>
          <table:table-cell table:style-name="ce42" office:value-type="float" office:value="28725" calcext:value-type="float">
            <text:p>28,725</text:p>
          </table:table-cell>
          <table:table-cell table:style-name="ce42" office:value-type="float" office:value="5995" calcext:value-type="float">
            <text:p>5,995</text:p>
          </table:table-cell>
          <table:table-cell table:style-name="ce42" office:value-type="float" office:value="5827" calcext:value-type="float">
            <text:p>5,827</text:p>
          </table:table-cell>
          <table:table-cell table:style-name="ce42" office:value-type="float" office:value="5929" calcext:value-type="float">
            <text:p>5,929</text:p>
          </table:table-cell>
          <table:table-cell table:style-name="ce42" office:value-type="float" office:value="5764" calcext:value-type="float">
            <text:p>5,764</text:p>
          </table:table-cell>
          <table:table-cell table:style-name="ce53" office:value-type="float" office:value="5210" calcext:value-type="float">
            <text:p>5,210</text:p>
          </table:table-cell>
          <table:table-cell table:style-name="ce42" office:value-type="float" office:value="23461" calcext:value-type="float">
            <text:p>23,461</text:p>
          </table:table-cell>
          <table:table-cell table:style-name="ce42" office:value-type="float" office:value="5080" calcext:value-type="float">
            <text:p>5,080</text:p>
          </table:table-cell>
          <table:table-cell table:style-name="ce42" office:value-type="float" office:value="5024" calcext:value-type="float">
            <text:p>5,024</text:p>
          </table:table-cell>
          <table:table-cell table:style-name="ce42" office:value-type="float" office:value="5264" calcext:value-type="float">
            <text:p>5,264</text:p>
          </table:table-cell>
          <table:table-cell table:style-name="ce42" office:value-type="float" office:value="4128" calcext:value-type="float">
            <text:p>4,128</text:p>
          </table:table-cell>
          <table:table-cell table:style-name="ce53" office:value-type="float" office:value="3965" calcext:value-type="float">
            <text:p>3,965</text:p>
          </table:table-cell>
          <table:table-cell table:style-name="ce42" office:value-type="float" office:value="12922" calcext:value-type="float">
            <text:p>12,922</text:p>
          </table:table-cell>
          <table:table-cell table:style-name="ce42" office:value-type="float" office:value="3409" calcext:value-type="float">
            <text:p>3,409</text:p>
          </table:table-cell>
          <table:table-cell table:style-name="ce42" office:value-type="float" office:value="2729" calcext:value-type="float">
            <text:p>2,729</text:p>
          </table:table-cell>
          <table:table-cell table:style-name="ce42" office:value-type="float" office:value="2186" calcext:value-type="float">
            <text:p>2,186</text:p>
          </table:table-cell>
          <table:table-cell table:style-name="ce42" office:value-type="float" office:value="2249" calcext:value-type="float">
            <text:p>2,249</text:p>
          </table:table-cell>
          <table:table-cell table:style-name="ce53" office:value-type="float" office:value="2349" calcext:value-type="float">
            <text:p>2,349</text:p>
          </table:table-cell>
          <table:table-cell table:style-name="ce42" office:value-type="float" office:value="11110" calcext:value-type="float">
            <text:p>11,110</text:p>
          </table:table-cell>
          <table:table-cell table:style-name="ce42" office:value-type="float" office:value="2492" calcext:value-type="float">
            <text:p>2,492</text:p>
          </table:table-cell>
          <table:table-cell table:style-name="ce42" office:value-type="float" office:value="2263" calcext:value-type="float">
            <text:p>2,263</text:p>
          </table:table-cell>
          <table:table-cell table:style-name="ce42" office:value-type="float" office:value="2253" calcext:value-type="float">
            <text:p>2,253</text:p>
          </table:table-cell>
          <table:table-cell table:style-name="ce42" office:value-type="float" office:value="2143" calcext:value-type="float">
            <text:p>2,143</text:p>
          </table:table-cell>
          <table:table-cell table:style-name="ce53" office:value-type="float" office:value="1959" calcext:value-type="float">
            <text:p>1,959</text:p>
          </table:table-cell>
          <table:table-cell table:style-name="ce42" office:value-type="float" office:value="8214" calcext:value-type="float">
            <text:p>8,214</text:p>
          </table:table-cell>
          <table:table-cell table:style-name="ce42" office:value-type="float" office:value="1772" calcext:value-type="float">
            <text:p>1,772</text:p>
          </table:table-cell>
          <table:table-cell table:style-name="ce42" office:value-type="float" office:value="1719" calcext:value-type="float">
            <text:p>1,719</text:p>
          </table:table-cell>
          <table:table-cell table:style-name="ce42" office:value-type="float" office:value="1636" calcext:value-type="float">
            <text:p>1,636</text:p>
          </table:table-cell>
          <table:table-cell table:style-name="ce42" office:value-type="float" office:value="1613" calcext:value-type="float">
            <text:p>1,613</text:p>
          </table:table-cell>
          <table:table-cell table:style-name="ce53" office:value-type="float" office:value="1474" calcext:value-type="float">
            <text:p>1,474</text:p>
          </table:table-cell>
          <table:table-cell table:style-name="ce42" office:value-type="float" office:value="6938" calcext:value-type="float">
            <text:p>6,938</text:p>
          </table:table-cell>
          <table:table-cell table:style-name="ce42" office:value-type="float" office:value="1390" calcext:value-type="float">
            <text:p>1,390</text:p>
          </table:table-cell>
          <table:table-cell table:style-name="ce42" office:value-type="float" office:value="1489" calcext:value-type="float">
            <text:p>1,489</text:p>
          </table:table-cell>
          <table:table-cell table:style-name="ce42" office:value-type="float" office:value="1426" calcext:value-type="float">
            <text:p>1,426</text:p>
          </table:table-cell>
          <table:table-cell table:style-name="ce42" office:value-type="float" office:value="1379" calcext:value-type="float">
            <text:p>1,379</text:p>
          </table:table-cell>
          <table:table-cell table:style-name="ce53" office:value-type="float" office:value="1254" calcext:value-type="float">
            <text:p>1,254</text:p>
          </table:table-cell>
          <table:table-cell table:style-name="ce42" office:value-type="float" office:value="4803" calcext:value-type="float">
            <text:p>4,803</text:p>
          </table:table-cell>
          <table:table-cell table:style-name="ce42" office:value-type="float" office:value="1205" calcext:value-type="float">
            <text:p>1,205</text:p>
          </table:table-cell>
          <table:table-cell table:style-name="ce42" office:value-type="float" office:value="1065" calcext:value-type="float">
            <text:p>1,065</text:p>
          </table:table-cell>
          <table:table-cell table:style-name="ce42" office:value-type="float" office:value="957" calcext:value-type="float">
            <text:p>957</text:p>
          </table:table-cell>
          <table:table-cell table:style-name="ce42" office:value-type="float" office:value="838" calcext:value-type="float">
            <text:p>838</text:p>
          </table:table-cell>
          <table:table-cell table:style-name="ce53" office:value-type="float" office:value="738" calcext:value-type="float">
            <text:p>738</text:p>
          </table:table-cell>
          <table:table-cell table:style-name="ce42" office:value-type="float" office:value="1883" calcext:value-type="float">
            <text:p>1,883</text:p>
          </table:table-cell>
          <table:table-cell table:style-name="ce42" office:value-type="float" office:value="580" calcext:value-type="float">
            <text:p>580</text:p>
          </table:table-cell>
          <table:table-cell table:style-name="ce42" office:value-type="float" office:value="442" calcext:value-type="float">
            <text:p>442</text:p>
          </table:table-cell>
          <table:table-cell table:style-name="ce42" office:value-type="float" office:value="382" calcext:value-type="float">
            <text:p>382</text:p>
          </table:table-cell>
          <table:table-cell table:style-name="ce42" office:value-type="float" office:value="268" calcext:value-type="float">
            <text:p>268</text:p>
          </table:table-cell>
          <table:table-cell table:style-name="ce53" office:value-type="float" office:value="211" calcext:value-type="float">
            <text:p>211</text:p>
          </table:table-cell>
          <table:table-cell table:style-name="ce42" office:value-type="float" office:value="500" calcext:value-type="float">
            <text:p>500</text:p>
          </table:table-cell>
          <table:table-cell table:style-name="ce42" office:value-type="float" office:value="173" calcext:value-type="float">
            <text:p>173</text:p>
          </table:table-cell>
          <table:table-cell table:style-name="ce42" office:value-type="float" office:value="135" calcext:value-type="float">
            <text:p>135</text:p>
          </table:table-cell>
          <table:table-cell table:style-name="ce42" office:value-type="float" office:value="86" calcext:value-type="float">
            <text:p>86</text:p>
          </table:table-cell>
          <table:table-cell table:style-name="ce42" office:value-type="float" office:value="57" calcext:value-type="float">
            <text:p>57</text:p>
          </table:table-cell>
          <table:table-cell table:style-name="ce53" office:value-type="float" office:value="49" calcext:value-type="float">
            <text:p>49</text:p>
          </table:table-cell>
          <table:table-cell table:style-name="ce42" office:value-type="float" office:value="79" calcext:value-type="float">
            <text:p>79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4" calcext:value-type="float">
            <text:p>4</text:p>
          </table:table-cell>
          <table:table-cell table:style-name="ce53" office:value-type="float" office:value="6" calcext:value-type="float">
            <text:p>6</text:p>
          </table:table-cell>
          <table:table-cell table:style-name="ce42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76];[.J76];[.P76];[.V76];[.AB76];[.AH76];[.AN76];[.AT76];[.AZ76];[.BF76];[.BL76];[.BR76];[.BX76];[.CD76];[.CJ76];[.CP76];[.CV76];[.DB76];[.DH76];[.DN76];[.DT76])" office:value-type="float" office:value="386569" calcext:value-type="float">
            <text:p>386,569</text:p>
          </table:table-cell>
          <table:table-cell table:style-name="ce37" table:formula="of:=SUM([.E76:.I76])" office:value-type="float" office:value="15478" calcext:value-type="float">
            <text:p>15,478</text:p>
          </table:table-cell>
          <table:table-cell table:style-name="ce43" office:value-type="float" office:value="2844" calcext:value-type="float">
            <text:p>2,844</text:p>
          </table:table-cell>
          <table:table-cell table:style-name="ce43" office:value-type="float" office:value="3087" calcext:value-type="float">
            <text:p>3,087</text:p>
          </table:table-cell>
          <table:table-cell table:style-name="ce43" office:value-type="float" office:value="3109" calcext:value-type="float">
            <text:p>3,109</text:p>
          </table:table-cell>
          <table:table-cell table:style-name="ce43" office:value-type="float" office:value="3076" calcext:value-type="float">
            <text:p>3,076</text:p>
          </table:table-cell>
          <table:table-cell table:style-name="ce43" office:value-type="float" office:value="3362" calcext:value-type="float">
            <text:p>3,362</text:p>
          </table:table-cell>
          <table:table-cell table:style-name="ce43" office:value-type="float" office:value="20700" calcext:value-type="float">
            <text:p>20,700</text:p>
          </table:table-cell>
          <table:table-cell table:style-name="ce43" office:value-type="float" office:value="3437" calcext:value-type="float">
            <text:p>3,437</text:p>
          </table:table-cell>
          <table:table-cell table:style-name="ce43" office:value-type="float" office:value="3694" calcext:value-type="float">
            <text:p>3,694</text:p>
          </table:table-cell>
          <table:table-cell table:style-name="ce43" office:value-type="float" office:value="4311" calcext:value-type="float">
            <text:p>4,311</text:p>
          </table:table-cell>
          <table:table-cell table:style-name="ce43" office:value-type="float" office:value="4768" calcext:value-type="float">
            <text:p>4,768</text:p>
          </table:table-cell>
          <table:table-cell table:style-name="ce54" office:value-type="float" office:value="4490" calcext:value-type="float">
            <text:p>4,490</text:p>
          </table:table-cell>
          <table:table-cell table:style-name="ce43" office:value-type="float" office:value="26153" calcext:value-type="float">
            <text:p>26,153</text:p>
          </table:table-cell>
          <table:table-cell table:style-name="ce43" office:value-type="float" office:value="4423" calcext:value-type="float">
            <text:p>4,423</text:p>
          </table:table-cell>
          <table:table-cell table:style-name="ce43" office:value-type="float" office:value="5423" calcext:value-type="float">
            <text:p>5,423</text:p>
          </table:table-cell>
          <table:table-cell table:style-name="ce43" office:value-type="float" office:value="5441" calcext:value-type="float">
            <text:p>5,441</text:p>
          </table:table-cell>
          <table:table-cell table:style-name="ce43" office:value-type="float" office:value="5425" calcext:value-type="float">
            <text:p>5,425</text:p>
          </table:table-cell>
          <table:table-cell table:style-name="ce54" office:value-type="float" office:value="5441" calcext:value-type="float">
            <text:p>5,441</text:p>
          </table:table-cell>
          <table:table-cell table:style-name="ce43" office:value-type="float" office:value="25872" calcext:value-type="float">
            <text:p>25,872</text:p>
          </table:table-cell>
          <table:table-cell table:style-name="ce43" office:value-type="float" office:value="5285" calcext:value-type="float">
            <text:p>5,285</text:p>
          </table:table-cell>
          <table:table-cell table:style-name="ce43" office:value-type="float" office:value="4979" calcext:value-type="float">
            <text:p>4,979</text:p>
          </table:table-cell>
          <table:table-cell table:style-name="ce43" office:value-type="float" office:value="5216" calcext:value-type="float">
            <text:p>5,216</text:p>
          </table:table-cell>
          <table:table-cell table:style-name="ce43" office:value-type="float" office:value="5290" calcext:value-type="float">
            <text:p>5,290</text:p>
          </table:table-cell>
          <table:table-cell table:style-name="ce54" office:value-type="float" office:value="5102" calcext:value-type="float">
            <text:p>5,102</text:p>
          </table:table-cell>
          <table:table-cell table:style-name="ce43" office:value-type="float" office:value="27172" calcext:value-type="float">
            <text:p>27,172</text:p>
          </table:table-cell>
          <table:table-cell table:style-name="ce43" office:value-type="float" office:value="5364" calcext:value-type="float">
            <text:p>5,364</text:p>
          </table:table-cell>
          <table:table-cell table:style-name="ce43" office:value-type="float" office:value="4986" calcext:value-type="float">
            <text:p>4,986</text:p>
          </table:table-cell>
          <table:table-cell table:style-name="ce43" office:value-type="float" office:value="5000" calcext:value-type="float">
            <text:p>5,000</text:p>
          </table:table-cell>
          <table:table-cell table:style-name="ce43" office:value-type="float" office:value="5786" calcext:value-type="float">
            <text:p>5,786</text:p>
          </table:table-cell>
          <table:table-cell table:style-name="ce54" office:value-type="float" office:value="6036" calcext:value-type="float">
            <text:p>6,036</text:p>
          </table:table-cell>
          <table:table-cell table:style-name="ce43" office:value-type="float" office:value="33384" calcext:value-type="float">
            <text:p>33,384</text:p>
          </table:table-cell>
          <table:table-cell table:style-name="ce43" office:value-type="float" office:value="6313" calcext:value-type="float">
            <text:p>6,313</text:p>
          </table:table-cell>
          <table:table-cell table:style-name="ce43" office:value-type="float" office:value="6590" calcext:value-type="float">
            <text:p>6,590</text:p>
          </table:table-cell>
          <table:table-cell table:style-name="ce43" office:value-type="float" office:value="6945" calcext:value-type="float">
            <text:p>6,945</text:p>
          </table:table-cell>
          <table:table-cell table:style-name="ce43" office:value-type="float" office:value="6634" calcext:value-type="float">
            <text:p>6,634</text:p>
          </table:table-cell>
          <table:table-cell table:style-name="ce54" office:value-type="float" office:value="6902" calcext:value-type="float">
            <text:p>6,902</text:p>
          </table:table-cell>
          <table:table-cell table:style-name="ce43" office:value-type="float" office:value="33029" calcext:value-type="float">
            <text:p>33,029</text:p>
          </table:table-cell>
          <table:table-cell table:style-name="ce43" office:value-type="float" office:value="6823" calcext:value-type="float">
            <text:p>6,823</text:p>
          </table:table-cell>
          <table:table-cell table:style-name="ce43" office:value-type="float" office:value="6687" calcext:value-type="float">
            <text:p>6,687</text:p>
          </table:table-cell>
          <table:table-cell table:style-name="ce43" office:value-type="float" office:value="7128" calcext:value-type="float">
            <text:p>7,128</text:p>
          </table:table-cell>
          <table:table-cell table:style-name="ce43" office:value-type="float" office:value="6245" calcext:value-type="float">
            <text:p>6,245</text:p>
          </table:table-cell>
          <table:table-cell table:style-name="ce54" office:value-type="float" office:value="6146" calcext:value-type="float">
            <text:p>6,146</text:p>
          </table:table-cell>
          <table:table-cell table:style-name="ce43" office:value-type="float" office:value="32640" calcext:value-type="float">
            <text:p>32,640</text:p>
          </table:table-cell>
          <table:table-cell table:style-name="ce43" office:value-type="float" office:value="6276" calcext:value-type="float">
            <text:p>6,276</text:p>
          </table:table-cell>
          <table:table-cell table:style-name="ce43" office:value-type="float" office:value="6398" calcext:value-type="float">
            <text:p>6,398</text:p>
          </table:table-cell>
          <table:table-cell table:style-name="ce43" office:value-type="float" office:value="6396" calcext:value-type="float">
            <text:p>6,396</text:p>
          </table:table-cell>
          <table:table-cell table:style-name="ce43" office:value-type="float" office:value="6820" calcext:value-type="float">
            <text:p>6,820</text:p>
          </table:table-cell>
          <table:table-cell table:style-name="ce54" office:value-type="float" office:value="6750" calcext:value-type="float">
            <text:p>6,750</text:p>
          </table:table-cell>
          <table:table-cell table:style-name="ce43" office:value-type="float" office:value="33507" calcext:value-type="float">
            <text:p>33,507</text:p>
          </table:table-cell>
          <table:table-cell table:style-name="ce43" office:value-type="float" office:value="6836" calcext:value-type="float">
            <text:p>6,836</text:p>
          </table:table-cell>
          <table:table-cell table:style-name="ce43" office:value-type="float" office:value="6467" calcext:value-type="float">
            <text:p>6,467</text:p>
          </table:table-cell>
          <table:table-cell table:style-name="ce43" office:value-type="float" office:value="6717" calcext:value-type="float">
            <text:p>6,717</text:p>
          </table:table-cell>
          <table:table-cell table:style-name="ce43" office:value-type="float" office:value="6705" calcext:value-type="float">
            <text:p>6,705</text:p>
          </table:table-cell>
          <table:table-cell table:style-name="ce54" office:value-type="float" office:value="6782" calcext:value-type="float">
            <text:p>6,782</text:p>
          </table:table-cell>
          <table:table-cell table:style-name="ce43" office:value-type="float" office:value="33462" calcext:value-type="float">
            <text:p>33,462</text:p>
          </table:table-cell>
          <table:table-cell table:style-name="ce43" office:value-type="float" office:value="6822" calcext:value-type="float">
            <text:p>6,822</text:p>
          </table:table-cell>
          <table:table-cell table:style-name="ce43" office:value-type="float" office:value="6737" calcext:value-type="float">
            <text:p>6,737</text:p>
          </table:table-cell>
          <table:table-cell table:style-name="ce43" office:value-type="float" office:value="6724" calcext:value-type="float">
            <text:p>6,724</text:p>
          </table:table-cell>
          <table:table-cell table:style-name="ce43" office:value-type="float" office:value="6582" calcext:value-type="float">
            <text:p>6,582</text:p>
          </table:table-cell>
          <table:table-cell table:style-name="ce54" office:value-type="float" office:value="6597" calcext:value-type="float">
            <text:p>6,597</text:p>
          </table:table-cell>
          <table:table-cell table:style-name="ce43" office:value-type="float" office:value="29410" calcext:value-type="float">
            <text:p>29,410</text:p>
          </table:table-cell>
          <table:table-cell table:style-name="ce43" office:value-type="float" office:value="6252" calcext:value-type="float">
            <text:p>6,252</text:p>
          </table:table-cell>
          <table:table-cell table:style-name="ce43" office:value-type="float" office:value="5807" calcext:value-type="float">
            <text:p>5,807</text:p>
          </table:table-cell>
          <table:table-cell table:style-name="ce43" office:value-type="float" office:value="6056" calcext:value-type="float">
            <text:p>6,056</text:p>
          </table:table-cell>
          <table:table-cell table:style-name="ce43" office:value-type="float" office:value="5859" calcext:value-type="float">
            <text:p>5,859</text:p>
          </table:table-cell>
          <table:table-cell table:style-name="ce54" office:value-type="float" office:value="5436" calcext:value-type="float">
            <text:p>5,436</text:p>
          </table:table-cell>
          <table:table-cell table:style-name="ce43" office:value-type="float" office:value="24135" calcext:value-type="float">
            <text:p>24,135</text:p>
          </table:table-cell>
          <table:table-cell table:style-name="ce43" office:value-type="float" office:value="5337" calcext:value-type="float">
            <text:p>5,337</text:p>
          </table:table-cell>
          <table:table-cell table:style-name="ce43" office:value-type="float" office:value="5205" calcext:value-type="float">
            <text:p>5,205</text:p>
          </table:table-cell>
          <table:table-cell table:style-name="ce43" office:value-type="float" office:value="5347" calcext:value-type="float">
            <text:p>5,347</text:p>
          </table:table-cell>
          <table:table-cell table:style-name="ce43" office:value-type="float" office:value="4075" calcext:value-type="float">
            <text:p>4,075</text:p>
          </table:table-cell>
          <table:table-cell table:style-name="ce54" office:value-type="float" office:value="4171" calcext:value-type="float">
            <text:p>4,171</text:p>
          </table:table-cell>
          <table:table-cell table:style-name="ce43" office:value-type="float" office:value="13900" calcext:value-type="float">
            <text:p>13,900</text:p>
          </table:table-cell>
          <table:table-cell table:style-name="ce43" office:value-type="float" office:value="3564" calcext:value-type="float">
            <text:p>3,564</text:p>
          </table:table-cell>
          <table:table-cell table:style-name="ce43" office:value-type="float" office:value="2992" calcext:value-type="float">
            <text:p>2,992</text:p>
          </table:table-cell>
          <table:table-cell table:style-name="ce43" office:value-type="float" office:value="2320" calcext:value-type="float">
            <text:p>2,320</text:p>
          </table:table-cell>
          <table:table-cell table:style-name="ce43" office:value-type="float" office:value="2325" calcext:value-type="float">
            <text:p>2,325</text:p>
          </table:table-cell>
          <table:table-cell table:style-name="ce54" office:value-type="float" office:value="2699" calcext:value-type="float">
            <text:p>2,699</text:p>
          </table:table-cell>
          <table:table-cell table:style-name="ce43" office:value-type="float" office:value="12627" calcext:value-type="float">
            <text:p>12,627</text:p>
          </table:table-cell>
          <table:table-cell table:style-name="ce43" office:value-type="float" office:value="2653" calcext:value-type="float">
            <text:p>2,653</text:p>
          </table:table-cell>
          <table:table-cell table:style-name="ce43" office:value-type="float" office:value="2466" calcext:value-type="float">
            <text:p>2,466</text:p>
          </table:table-cell>
          <table:table-cell table:style-name="ce43" office:value-type="float" office:value="2601" calcext:value-type="float">
            <text:p>2,601</text:p>
          </table:table-cell>
          <table:table-cell table:style-name="ce43" office:value-type="float" office:value="2516" calcext:value-type="float">
            <text:p>2,516</text:p>
          </table:table-cell>
          <table:table-cell table:style-name="ce54" office:value-type="float" office:value="2391" calcext:value-type="float">
            <text:p>2,391</text:p>
          </table:table-cell>
          <table:table-cell table:style-name="ce43" office:value-type="float" office:value="10257" calcext:value-type="float">
            <text:p>10,257</text:p>
          </table:table-cell>
          <table:table-cell table:style-name="ce43" office:value-type="float" office:value="2209" calcext:value-type="float">
            <text:p>2,209</text:p>
          </table:table-cell>
          <table:table-cell table:style-name="ce43" office:value-type="float" office:value="2163" calcext:value-type="float">
            <text:p>2,163</text:p>
          </table:table-cell>
          <table:table-cell table:style-name="ce43" office:value-type="float" office:value="2045" calcext:value-type="float">
            <text:p>2,045</text:p>
          </table:table-cell>
          <table:table-cell table:style-name="ce43" office:value-type="float" office:value="2032" calcext:value-type="float">
            <text:p>2,032</text:p>
          </table:table-cell>
          <table:table-cell table:style-name="ce54" office:value-type="float" office:value="1808" calcext:value-type="float">
            <text:p>1,808</text:p>
          </table:table-cell>
          <table:table-cell table:style-name="ce43" office:value-type="float" office:value="7307" calcext:value-type="float">
            <text:p>7,307</text:p>
          </table:table-cell>
          <table:table-cell table:style-name="ce43" office:value-type="float" office:value="1682" calcext:value-type="float">
            <text:p>1,682</text:p>
          </table:table-cell>
          <table:table-cell table:style-name="ce43" office:value-type="float" office:value="1573" calcext:value-type="float">
            <text:p>1,573</text:p>
          </table:table-cell>
          <table:table-cell table:style-name="ce43" office:value-type="float" office:value="1483" calcext:value-type="float">
            <text:p>1,483</text:p>
          </table:table-cell>
          <table:table-cell table:style-name="ce43" office:value-type="float" office:value="1432" calcext:value-type="float">
            <text:p>1,432</text:p>
          </table:table-cell>
          <table:table-cell table:style-name="ce54" office:value-type="float" office:value="1137" calcext:value-type="float">
            <text:p>1,137</text:p>
          </table:table-cell>
          <table:table-cell table:style-name="ce43" office:value-type="float" office:value="4579" calcext:value-type="float">
            <text:p>4,579</text:p>
          </table:table-cell>
          <table:table-cell table:style-name="ce43" office:value-type="float" office:value="1159" calcext:value-type="float">
            <text:p>1,159</text:p>
          </table:table-cell>
          <table:table-cell table:style-name="ce43" office:value-type="float" office:value="969" calcext:value-type="float">
            <text:p>969</text:p>
          </table:table-cell>
          <table:table-cell table:style-name="ce43" office:value-type="float" office:value="932" calcext:value-type="float">
            <text:p>932</text:p>
          </table:table-cell>
          <table:table-cell table:style-name="ce43" office:value-type="float" office:value="779" calcext:value-type="float">
            <text:p>779</text:p>
          </table:table-cell>
          <table:table-cell table:style-name="ce54" office:value-type="float" office:value="740" calcext:value-type="float">
            <text:p>740</text:p>
          </table:table-cell>
          <table:table-cell table:style-name="ce43" office:value-type="float" office:value="2134" calcext:value-type="float">
            <text:p>2,134</text:p>
          </table:table-cell>
          <table:table-cell table:style-name="ce43" office:value-type="float" office:value="561" calcext:value-type="float">
            <text:p>561</text:p>
          </table:table-cell>
          <table:table-cell table:style-name="ce43" office:value-type="float" office:value="536" calcext:value-type="float">
            <text:p>536</text:p>
          </table:table-cell>
          <table:table-cell table:style-name="ce43" office:value-type="float" office:value="416" calcext:value-type="float">
            <text:p>416</text:p>
          </table:table-cell>
          <table:table-cell table:style-name="ce43" office:value-type="float" office:value="344" calcext:value-type="float">
            <text:p>344</text:p>
          </table:table-cell>
          <table:table-cell table:style-name="ce54" office:value-type="float" office:value="277" calcext:value-type="float">
            <text:p>277</text:p>
          </table:table-cell>
          <table:table-cell table:style-name="ce43" office:value-type="float" office:value="666" calcext:value-type="float">
            <text:p>666</text:p>
          </table:table-cell>
          <table:table-cell table:style-name="ce43" office:value-type="float" office:value="196" calcext:value-type="float">
            <text:p>196</text:p>
          </table:table-cell>
          <table:table-cell table:style-name="ce43" office:value-type="float" office:value="172" calcext:value-type="float">
            <text:p>172</text:p>
          </table:table-cell>
          <table:table-cell table:style-name="ce43" office:value-type="float" office:value="142" calcext:value-type="float">
            <text:p>142</text:p>
          </table:table-cell>
          <table:table-cell table:style-name="ce43" office:value-type="float" office:value="90" calcext:value-type="float">
            <text:p>90</text:p>
          </table:table-cell>
          <table:table-cell table:style-name="ce54" office:value-type="float" office:value="66" calcext:value-type="float">
            <text:p>66</text:p>
          </table:table-cell>
          <table:table-cell table:style-name="ce43" office:value-type="float" office:value="141" calcext:value-type="float">
            <text:p>141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8" calcext:value-type="float">
            <text:p>8</text:p>
          </table:table-cell>
          <table:table-cell table:style-name="ce54" office:value-type="float" office:value="12" calcext:value-type="float">
            <text:p>12</text:p>
          </table:table-cell>
          <table:table-cell table:style-name="ce43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6" office:value-type="string" office:string-value="計" calcext:value-type="string">
            <text:p><text:s/>計 </text:p>
          </table:table-cell>
          <table:table-cell table:style-name="ce25" table:formula="of:=SUM([.D77];[.J77];[.P77];[.V77];[.AB77];[.AH77];[.AN77];[.AT77];[.AZ77];[.BF77];[.BL77];[.BR77];[.BX77];[.CD77];[.CJ77];[.CP77];[.CV77];[.DB77];[.DH77];[.DN77];[.DT77])" office:value-type="float" office:value="2622539" calcext:value-type="float">
            <text:p>2,622,539</text:p>
          </table:table-cell>
          <table:table-cell table:style-name="ce25" table:formula="of:=SUM([.E77:.I77])" office:value-type="float" office:value="109755" calcext:value-type="float">
            <text:p>109,755</text:p>
          </table:table-cell>
          <table:table-cell table:style-name="ce25" office:value-type="float" office:value="20159" calcext:value-type="float">
            <text:p>20,159</text:p>
          </table:table-cell>
          <table:table-cell table:style-name="ce25" office:value-type="float" office:value="22425" calcext:value-type="float">
            <text:p>22,425</text:p>
          </table:table-cell>
          <table:table-cell table:style-name="ce25" office:value-type="float" office:value="22159" calcext:value-type="float">
            <text:p>22,159</text:p>
          </table:table-cell>
          <table:table-cell table:style-name="ce25" office:value-type="float" office:value="22158" calcext:value-type="float">
            <text:p>22,158</text:p>
          </table:table-cell>
          <table:table-cell table:style-name="ce25" office:value-type="float" office:value="22854" calcext:value-type="float">
            <text:p>22,854</text:p>
          </table:table-cell>
          <table:table-cell table:style-name="ce25" office:value-type="float" office:value="134161" calcext:value-type="float">
            <text:p>134,161</text:p>
          </table:table-cell>
          <table:table-cell table:style-name="ce25" office:value-type="float" office:value="23656" calcext:value-type="float">
            <text:p>23,656</text:p>
          </table:table-cell>
          <table:table-cell table:style-name="ce25" office:value-type="float" office:value="24492" calcext:value-type="float">
            <text:p>24,492</text:p>
          </table:table-cell>
          <table:table-cell table:style-name="ce25" office:value-type="float" office:value="26704" calcext:value-type="float">
            <text:p>26,704</text:p>
          </table:table-cell>
          <table:table-cell table:style-name="ce25" office:value-type="float" office:value="30268" calcext:value-type="float">
            <text:p>30,268</text:p>
          </table:table-cell>
          <table:table-cell table:style-name="ce49" office:value-type="float" office:value="29041" calcext:value-type="float">
            <text:p>29,041</text:p>
          </table:table-cell>
          <table:table-cell table:style-name="ce25" office:value-type="float" office:value="166540" calcext:value-type="float">
            <text:p>166,540</text:p>
          </table:table-cell>
          <table:table-cell table:style-name="ce25" office:value-type="float" office:value="29591" calcext:value-type="float">
            <text:p>29,591</text:p>
          </table:table-cell>
          <table:table-cell table:style-name="ce25" office:value-type="float" office:value="34747" calcext:value-type="float">
            <text:p>34,747</text:p>
          </table:table-cell>
          <table:table-cell table:style-name="ce25" office:value-type="float" office:value="34550" calcext:value-type="float">
            <text:p>34,550</text:p>
          </table:table-cell>
          <table:table-cell table:style-name="ce25" office:value-type="float" office:value="34297" calcext:value-type="float">
            <text:p>34,297</text:p>
          </table:table-cell>
          <table:table-cell table:style-name="ce49" office:value-type="float" office:value="33355" calcext:value-type="float">
            <text:p>33,355</text:p>
          </table:table-cell>
          <table:table-cell table:style-name="ce25" office:value-type="float" office:value="160618" calcext:value-type="float">
            <text:p>160,618</text:p>
          </table:table-cell>
          <table:table-cell table:style-name="ce25" office:value-type="float" office:value="32895" calcext:value-type="float">
            <text:p>32,895</text:p>
          </table:table-cell>
          <table:table-cell table:style-name="ce25" office:value-type="float" office:value="31873" calcext:value-type="float">
            <text:p>31,873</text:p>
          </table:table-cell>
          <table:table-cell table:style-name="ce25" office:value-type="float" office:value="31662" calcext:value-type="float">
            <text:p>31,662</text:p>
          </table:table-cell>
          <table:table-cell table:style-name="ce25" office:value-type="float" office:value="32949" calcext:value-type="float">
            <text:p>32,949</text:p>
          </table:table-cell>
          <table:table-cell table:style-name="ce49" office:value-type="float" office:value="31239" calcext:value-type="float">
            <text:p>31,239</text:p>
          </table:table-cell>
          <table:table-cell table:style-name="ce25" office:value-type="float" office:value="161578" calcext:value-type="float">
            <text:p>161,578</text:p>
          </table:table-cell>
          <table:table-cell table:style-name="ce25" office:value-type="float" office:value="31921" calcext:value-type="float">
            <text:p>31,921</text:p>
          </table:table-cell>
          <table:table-cell table:style-name="ce25" office:value-type="float" office:value="30023" calcext:value-type="float">
            <text:p>30,023</text:p>
          </table:table-cell>
          <table:table-cell table:style-name="ce25" office:value-type="float" office:value="30433" calcext:value-type="float">
            <text:p>30,433</text:p>
          </table:table-cell>
          <table:table-cell table:style-name="ce25" office:value-type="float" office:value="33637" calcext:value-type="float">
            <text:p>33,637</text:p>
          </table:table-cell>
          <table:table-cell table:style-name="ce49" office:value-type="float" office:value="35564" calcext:value-type="float">
            <text:p>35,564</text:p>
          </table:table-cell>
          <table:table-cell table:style-name="ce25" office:value-type="float" office:value="196999" calcext:value-type="float">
            <text:p>196,999</text:p>
          </table:table-cell>
          <table:table-cell table:style-name="ce25" office:value-type="float" office:value="37206" calcext:value-type="float">
            <text:p>37,206</text:p>
          </table:table-cell>
          <table:table-cell table:style-name="ce25" office:value-type="float" office:value="39044" calcext:value-type="float">
            <text:p>39,044</text:p>
          </table:table-cell>
          <table:table-cell table:style-name="ce25" office:value-type="float" office:value="40485" calcext:value-type="float">
            <text:p>40,485</text:p>
          </table:table-cell>
          <table:table-cell table:style-name="ce25" office:value-type="float" office:value="39494" calcext:value-type="float">
            <text:p>39,494</text:p>
          </table:table-cell>
          <table:table-cell table:style-name="ce49" office:value-type="float" office:value="40770" calcext:value-type="float">
            <text:p>40,770</text:p>
          </table:table-cell>
          <table:table-cell table:style-name="ce25" office:value-type="float" office:value="199379" calcext:value-type="float">
            <text:p>199,379</text:p>
          </table:table-cell>
          <table:table-cell table:style-name="ce25" office:value-type="float" office:value="39765" calcext:value-type="float">
            <text:p>39,765</text:p>
          </table:table-cell>
          <table:table-cell table:style-name="ce25" office:value-type="float" office:value="39660" calcext:value-type="float">
            <text:p>39,660</text:p>
          </table:table-cell>
          <table:table-cell table:style-name="ce25" office:value-type="float" office:value="42742" calcext:value-type="float">
            <text:p>42,742</text:p>
          </table:table-cell>
          <table:table-cell table:style-name="ce25" office:value-type="float" office:value="37779" calcext:value-type="float">
            <text:p>37,779</text:p>
          </table:table-cell>
          <table:table-cell table:style-name="ce49" office:value-type="float" office:value="39433" calcext:value-type="float">
            <text:p>39,433</text:p>
          </table:table-cell>
          <table:table-cell table:style-name="ce25" office:value-type="float" office:value="207932" calcext:value-type="float">
            <text:p>207,932</text:p>
          </table:table-cell>
          <table:table-cell table:style-name="ce25" office:value-type="float" office:value="39084" calcext:value-type="float">
            <text:p>39,084</text:p>
          </table:table-cell>
          <table:table-cell table:style-name="ce25" office:value-type="float" office:value="39742" calcext:value-type="float">
            <text:p>39,742</text:p>
          </table:table-cell>
          <table:table-cell table:style-name="ce25" office:value-type="float" office:value="42060" calcext:value-type="float">
            <text:p>42,060</text:p>
          </table:table-cell>
          <table:table-cell table:style-name="ce25" office:value-type="float" office:value="43606" calcext:value-type="float">
            <text:p>43,606</text:p>
          </table:table-cell>
          <table:table-cell table:style-name="ce49" office:value-type="float" office:value="43440" calcext:value-type="float">
            <text:p>43,440</text:p>
          </table:table-cell>
          <table:table-cell table:style-name="ce25" office:value-type="float" office:value="219507" calcext:value-type="float">
            <text:p>219,507</text:p>
          </table:table-cell>
          <table:table-cell table:style-name="ce25" office:value-type="float" office:value="43673" calcext:value-type="float">
            <text:p>43,673</text:p>
          </table:table-cell>
          <table:table-cell table:style-name="ce25" office:value-type="float" office:value="42157" calcext:value-type="float">
            <text:p>42,157</text:p>
          </table:table-cell>
          <table:table-cell table:style-name="ce25" office:value-type="float" office:value="43804" calcext:value-type="float">
            <text:p>43,804</text:p>
          </table:table-cell>
          <table:table-cell table:style-name="ce25" office:value-type="float" office:value="45039" calcext:value-type="float">
            <text:p>45,039</text:p>
          </table:table-cell>
          <table:table-cell table:style-name="ce49" office:value-type="float" office:value="44834" calcext:value-type="float">
            <text:p>44,834</text:p>
          </table:table-cell>
          <table:table-cell table:style-name="ce25" office:value-type="float" office:value="225271" calcext:value-type="float">
            <text:p>225,271</text:p>
          </table:table-cell>
          <table:table-cell table:style-name="ce25" office:value-type="float" office:value="45970" calcext:value-type="float">
            <text:p>45,970</text:p>
          </table:table-cell>
          <table:table-cell table:style-name="ce25" office:value-type="float" office:value="44755" calcext:value-type="float">
            <text:p>44,755</text:p>
          </table:table-cell>
          <table:table-cell table:style-name="ce25" office:value-type="float" office:value="43999" calcext:value-type="float">
            <text:p>43,999</text:p>
          </table:table-cell>
          <table:table-cell table:style-name="ce25" office:value-type="float" office:value="45012" calcext:value-type="float">
            <text:p>45,012</text:p>
          </table:table-cell>
          <table:table-cell table:style-name="ce49" office:value-type="float" office:value="45535" calcext:value-type="float">
            <text:p>45,535</text:p>
          </table:table-cell>
          <table:table-cell table:style-name="ce25" office:value-type="float" office:value="217789" calcext:value-type="float">
            <text:p>217,789</text:p>
          </table:table-cell>
          <table:table-cell table:style-name="ce25" office:value-type="float" office:value="44098" calcext:value-type="float">
            <text:p>44,098</text:p>
          </table:table-cell>
          <table:table-cell table:style-name="ce25" office:value-type="float" office:value="42585" calcext:value-type="float">
            <text:p>42,585</text:p>
          </table:table-cell>
          <table:table-cell table:style-name="ce25" office:value-type="float" office:value="44878" calcext:value-type="float">
            <text:p>44,878</text:p>
          </table:table-cell>
          <table:table-cell table:style-name="ce25" office:value-type="float" office:value="44550" calcext:value-type="float">
            <text:p>44,550</text:p>
          </table:table-cell>
          <table:table-cell table:style-name="ce49" office:value-type="float" office:value="41678" calcext:value-type="float">
            <text:p>41,678</text:p>
          </table:table-cell>
          <table:table-cell table:style-name="ce25" office:value-type="float" office:value="190920" calcext:value-type="float">
            <text:p>190,920</text:p>
          </table:table-cell>
          <table:table-cell table:style-name="ce25" office:value-type="float" office:value="41260" calcext:value-type="float">
            <text:p>41,260</text:p>
          </table:table-cell>
          <table:table-cell table:style-name="ce25" office:value-type="float" office:value="41297" calcext:value-type="float">
            <text:p>41,297</text:p>
          </table:table-cell>
          <table:table-cell table:style-name="ce25" office:value-type="float" office:value="40376" calcext:value-type="float">
            <text:p>40,376</text:p>
          </table:table-cell>
          <table:table-cell table:style-name="ce25" office:value-type="float" office:value="34710" calcext:value-type="float">
            <text:p>34,710</text:p>
          </table:table-cell>
          <table:table-cell table:style-name="ce49" office:value-type="float" office:value="33277" calcext:value-type="float">
            <text:p>33,277</text:p>
          </table:table-cell>
          <table:table-cell table:style-name="ce25" office:value-type="float" office:value="110914" calcext:value-type="float">
            <text:p>110,914</text:p>
          </table:table-cell>
          <table:table-cell table:style-name="ce25" office:value-type="float" office:value="27713" calcext:value-type="float">
            <text:p>27,713</text:p>
          </table:table-cell>
          <table:table-cell table:style-name="ce25" office:value-type="float" office:value="25308" calcext:value-type="float">
            <text:p>25,308</text:p>
          </table:table-cell>
          <table:table-cell table:style-name="ce25" office:value-type="float" office:value="19553" calcext:value-type="float">
            <text:p>19,553</text:p>
          </table:table-cell>
          <table:table-cell table:style-name="ce25" office:value-type="float" office:value="17696" calcext:value-type="float">
            <text:p>17,696</text:p>
          </table:table-cell>
          <table:table-cell table:style-name="ce49" office:value-type="float" office:value="20644" calcext:value-type="float">
            <text:p>20,644</text:p>
          </table:table-cell>
          <table:table-cell table:style-name="ce25" office:value-type="float" office:value="97441" calcext:value-type="float">
            <text:p>97,441</text:p>
          </table:table-cell>
          <table:table-cell table:style-name="ce25" office:value-type="float" office:value="20589" calcext:value-type="float">
            <text:p>20,589</text:p>
          </table:table-cell>
          <table:table-cell table:style-name="ce25" office:value-type="float" office:value="20085" calcext:value-type="float">
            <text:p>20,085</text:p>
          </table:table-cell>
          <table:table-cell table:style-name="ce25" office:value-type="float" office:value="19563" calcext:value-type="float">
            <text:p>19,563</text:p>
          </table:table-cell>
          <table:table-cell table:style-name="ce25" office:value-type="float" office:value="19321" calcext:value-type="float">
            <text:p>19,321</text:p>
          </table:table-cell>
          <table:table-cell table:style-name="ce49" office:value-type="float" office:value="17883" calcext:value-type="float">
            <text:p>17,883</text:p>
          </table:table-cell>
          <table:table-cell table:style-name="ce25" office:value-type="float" office:value="74734" calcext:value-type="float">
            <text:p>74,734</text:p>
          </table:table-cell>
          <table:table-cell table:style-name="ce25" office:value-type="float" office:value="16427" calcext:value-type="float">
            <text:p>16,427</text:p>
          </table:table-cell>
          <table:table-cell table:style-name="ce25" office:value-type="float" office:value="15735" calcext:value-type="float">
            <text:p>15,735</text:p>
          </table:table-cell>
          <table:table-cell table:style-name="ce25" office:value-type="float" office:value="14755" calcext:value-type="float">
            <text:p>14,755</text:p>
          </table:table-cell>
          <table:table-cell table:style-name="ce25" office:value-type="float" office:value="14534" calcext:value-type="float">
            <text:p>14,534</text:p>
          </table:table-cell>
          <table:table-cell table:style-name="ce49" office:value-type="float" office:value="13283" calcext:value-type="float">
            <text:p>13,283</text:p>
          </table:table-cell>
          <table:table-cell table:style-name="ce25" office:value-type="float" office:value="64707" calcext:value-type="float">
            <text:p>64,707</text:p>
          </table:table-cell>
          <table:table-cell table:style-name="ce25" office:value-type="float" office:value="13172" calcext:value-type="float">
            <text:p>13,172</text:p>
          </table:table-cell>
          <table:table-cell table:style-name="ce25" office:value-type="float" office:value="13413" calcext:value-type="float">
            <text:p>13,413</text:p>
          </table:table-cell>
          <table:table-cell table:style-name="ce25" office:value-type="float" office:value="12968" calcext:value-type="float">
            <text:p>12,968</text:p>
          </table:table-cell>
          <table:table-cell table:style-name="ce25" office:value-type="float" office:value="13030" calcext:value-type="float">
            <text:p>13,030</text:p>
          </table:table-cell>
          <table:table-cell table:style-name="ce49" office:value-type="float" office:value="12124" calcext:value-type="float">
            <text:p>12,124</text:p>
          </table:table-cell>
          <table:table-cell table:style-name="ce25" office:value-type="float" office:value="48999" calcext:value-type="float">
            <text:p>48,999</text:p>
          </table:table-cell>
          <table:table-cell table:style-name="ce25" office:value-type="float" office:value="11533" calcext:value-type="float">
            <text:p>11,533</text:p>
          </table:table-cell>
          <table:table-cell table:style-name="ce25" office:value-type="float" office:value="10715" calcext:value-type="float">
            <text:p>10,715</text:p>
          </table:table-cell>
          <table:table-cell table:style-name="ce25" office:value-type="float" office:value="9903" calcext:value-type="float">
            <text:p>9,903</text:p>
          </table:table-cell>
          <table:table-cell table:style-name="ce25" office:value-type="float" office:value="9100" calcext:value-type="float">
            <text:p>9,100</text:p>
          </table:table-cell>
          <table:table-cell table:style-name="ce49" office:value-type="float" office:value="7748" calcext:value-type="float">
            <text:p>7,748</text:p>
          </table:table-cell>
          <table:table-cell table:style-name="ce25" office:value-type="float" office:value="24604" calcext:value-type="float">
            <text:p>24,604</text:p>
          </table:table-cell>
          <table:table-cell table:style-name="ce25" office:value-type="float" office:value="6518" calcext:value-type="float">
            <text:p>6,518</text:p>
          </table:table-cell>
          <table:table-cell table:style-name="ce25" office:value-type="float" office:value="5984" calcext:value-type="float">
            <text:p>5,984</text:p>
          </table:table-cell>
          <table:table-cell table:style-name="ce25" office:value-type="float" office:value="5094" calcext:value-type="float">
            <text:p>5,094</text:p>
          </table:table-cell>
          <table:table-cell table:style-name="ce25" office:value-type="float" office:value="3903" calcext:value-type="float">
            <text:p>3,903</text:p>
          </table:table-cell>
          <table:table-cell table:style-name="ce49" office:value-type="float" office:value="3105" calcext:value-type="float">
            <text:p>3,105</text:p>
          </table:table-cell>
          <table:table-cell table:style-name="ce25" office:value-type="float" office:value="8109" calcext:value-type="float">
            <text:p>8,109</text:p>
          </table:table-cell>
          <table:table-cell table:style-name="ce25" office:value-type="float" office:value="2416" calcext:value-type="float">
            <text:p>2,416</text:p>
          </table:table-cell>
          <table:table-cell table:style-name="ce25" office:value-type="float" office:value="2032" calcext:value-type="float">
            <text:p>2,032</text:p>
          </table:table-cell>
          <table:table-cell table:style-name="ce25" office:value-type="float" office:value="1479" calcext:value-type="float">
            <text:p>1,479</text:p>
          </table:table-cell>
          <table:table-cell table:style-name="ce25" office:value-type="float" office:value="1177" calcext:value-type="float">
            <text:p>1,177</text:p>
          </table:table-cell>
          <table:table-cell table:style-name="ce49" office:value-type="float" office:value="1005" calcext:value-type="float">
            <text:p>1,005</text:p>
          </table:table-cell>
          <table:table-cell table:style-name="ce25" office:value-type="float" office:value="2098" calcext:value-type="float">
            <text:p>2,098</text:p>
          </table:table-cell>
          <table:table-cell table:style-name="ce25" office:value-type="float" office:value="756" calcext:value-type="float">
            <text:p>756</text:p>
          </table:table-cell>
          <table:table-cell table:style-name="ce25" office:value-type="float" office:value="639" calcext:value-type="float">
            <text:p>639</text:p>
          </table:table-cell>
          <table:table-cell table:style-name="ce25" office:value-type="float" office:value="314" calcext:value-type="float">
            <text:p>314</text:p>
          </table:table-cell>
          <table:table-cell table:style-name="ce25" office:value-type="float" office:value="230" calcext:value-type="float">
            <text:p>230</text:p>
          </table:table-cell>
          <table:table-cell table:style-name="ce49" office:value-type="float" office:value="159" calcext:value-type="float">
            <text:p>159</text:p>
          </table:table-cell>
          <table:table-cell table:style-name="ce25" office:value-type="float" office:value="484" calcext:value-type="float">
            <text:p>484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臺<text:span text:style-name="T4"> </text:span><text:span text:style-name="T5">北</text:span><text:span text:style-name="T6"> </text:span><text:span text:style-name="T5">市</text:span>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table:formula="of:=SUM([.D78];[.J78];[.P78];[.V78];[.AB78];[.AH78];[.AN78];[.AT78];[.AZ78];[.BF78];[.BL78];[.BR78];[.BX78];[.CD78];[.CJ78];[.CP78];[.CV78];[.DB78];[.DH78];[.DN78];[.DT78])" office:value-type="float" office:value="1271456" calcext:value-type="float">
            <text:p>1,271,456</text:p>
          </table:table-cell>
          <table:table-cell table:style-name="ce25" table:formula="of:=SUM([.E78:.I78])" office:value-type="float" office:value="57257" calcext:value-type="float">
            <text:p>57,257</text:p>
          </table:table-cell>
          <table:table-cell table:style-name="ce25" office:value-type="float" office:value="10441" calcext:value-type="float">
            <text:p>10,441</text:p>
          </table:table-cell>
          <table:table-cell table:style-name="ce25" office:value-type="float" office:value="11487" calcext:value-type="float">
            <text:p>11,487</text:p>
          </table:table-cell>
          <table:table-cell table:style-name="ce25" office:value-type="float" office:value="11564" calcext:value-type="float">
            <text:p>11,564</text:p>
          </table:table-cell>
          <table:table-cell table:style-name="ce25" office:value-type="float" office:value="11697" calcext:value-type="float">
            <text:p>11,697</text:p>
          </table:table-cell>
          <table:table-cell table:style-name="ce25" office:value-type="float" office:value="12068" calcext:value-type="float">
            <text:p>12,068</text:p>
          </table:table-cell>
          <table:table-cell table:style-name="ce25" office:value-type="float" office:value="69930" calcext:value-type="float">
            <text:p>69,930</text:p>
          </table:table-cell>
          <table:table-cell table:style-name="ce25" office:value-type="float" office:value="12314" calcext:value-type="float">
            <text:p>12,314</text:p>
          </table:table-cell>
          <table:table-cell table:style-name="ce25" office:value-type="float" office:value="12751" calcext:value-type="float">
            <text:p>12,751</text:p>
          </table:table-cell>
          <table:table-cell table:style-name="ce25" office:value-type="float" office:value="13832" calcext:value-type="float">
            <text:p>13,832</text:p>
          </table:table-cell>
          <table:table-cell table:style-name="ce25" office:value-type="float" office:value="15832" calcext:value-type="float">
            <text:p>15,832</text:p>
          </table:table-cell>
          <table:table-cell table:style-name="ce49" office:value-type="float" office:value="15201" calcext:value-type="float">
            <text:p>15,201</text:p>
          </table:table-cell>
          <table:table-cell table:style-name="ce25" office:value-type="float" office:value="86801" calcext:value-type="float">
            <text:p>86,801</text:p>
          </table:table-cell>
          <table:table-cell table:style-name="ce25" office:value-type="float" office:value="15491" calcext:value-type="float">
            <text:p>15,491</text:p>
          </table:table-cell>
          <table:table-cell table:style-name="ce25" office:value-type="float" office:value="18084" calcext:value-type="float">
            <text:p>18,084</text:p>
          </table:table-cell>
          <table:table-cell table:style-name="ce25" office:value-type="float" office:value="17845" calcext:value-type="float">
            <text:p>17,845</text:p>
          </table:table-cell>
          <table:table-cell table:style-name="ce25" office:value-type="float" office:value="17909" calcext:value-type="float">
            <text:p>17,909</text:p>
          </table:table-cell>
          <table:table-cell table:style-name="ce49" office:value-type="float" office:value="17472" calcext:value-type="float">
            <text:p>17,472</text:p>
          </table:table-cell>
          <table:table-cell table:style-name="ce25" office:value-type="float" office:value="83834" calcext:value-type="float">
            <text:p>83,834</text:p>
          </table:table-cell>
          <table:table-cell table:style-name="ce25" office:value-type="float" office:value="17059" calcext:value-type="float">
            <text:p>17,059</text:p>
          </table:table-cell>
          <table:table-cell table:style-name="ce25" office:value-type="float" office:value="16624" calcext:value-type="float">
            <text:p>16,624</text:p>
          </table:table-cell>
          <table:table-cell table:style-name="ce25" office:value-type="float" office:value="16765" calcext:value-type="float">
            <text:p>16,765</text:p>
          </table:table-cell>
          <table:table-cell table:style-name="ce25" office:value-type="float" office:value="17193" calcext:value-type="float">
            <text:p>17,193</text:p>
          </table:table-cell>
          <table:table-cell table:style-name="ce49" office:value-type="float" office:value="16193" calcext:value-type="float">
            <text:p>16,193</text:p>
          </table:table-cell>
          <table:table-cell table:style-name="ce25" office:value-type="float" office:value="82207" calcext:value-type="float">
            <text:p>82,207</text:p>
          </table:table-cell>
          <table:table-cell table:style-name="ce25" office:value-type="float" office:value="16269" calcext:value-type="float">
            <text:p>16,269</text:p>
          </table:table-cell>
          <table:table-cell table:style-name="ce25" office:value-type="float" office:value="15491" calcext:value-type="float">
            <text:p>15,491</text:p>
          </table:table-cell>
          <table:table-cell table:style-name="ce25" office:value-type="float" office:value="15410" calcext:value-type="float">
            <text:p>15,410</text:p>
          </table:table-cell>
          <table:table-cell table:style-name="ce25" office:value-type="float" office:value="16984" calcext:value-type="float">
            <text:p>16,984</text:p>
          </table:table-cell>
          <table:table-cell table:style-name="ce49" office:value-type="float" office:value="18053" calcext:value-type="float">
            <text:p>18,053</text:p>
          </table:table-cell>
          <table:table-cell table:style-name="ce25" office:value-type="float" office:value="97088" calcext:value-type="float">
            <text:p>97,088</text:p>
          </table:table-cell>
          <table:table-cell table:style-name="ce25" office:value-type="float" office:value="18791" calcext:value-type="float">
            <text:p>18,791</text:p>
          </table:table-cell>
          <table:table-cell table:style-name="ce25" office:value-type="float" office:value="19489" calcext:value-type="float">
            <text:p>19,489</text:p>
          </table:table-cell>
          <table:table-cell table:style-name="ce25" office:value-type="float" office:value="19956" calcext:value-type="float">
            <text:p>19,956</text:p>
          </table:table-cell>
          <table:table-cell table:style-name="ce25" office:value-type="float" office:value="19289" calcext:value-type="float">
            <text:p>19,289</text:p>
          </table:table-cell>
          <table:table-cell table:style-name="ce49" office:value-type="float" office:value="19563" calcext:value-type="float">
            <text:p>19,563</text:p>
          </table:table-cell>
          <table:table-cell table:style-name="ce25" office:value-type="float" office:value="92472" calcext:value-type="float">
            <text:p>92,472</text:p>
          </table:table-cell>
          <table:table-cell table:style-name="ce25" office:value-type="float" office:value="18908" calcext:value-type="float">
            <text:p>18,908</text:p>
          </table:table-cell>
          <table:table-cell table:style-name="ce25" office:value-type="float" office:value="18524" calcext:value-type="float">
            <text:p>18,524</text:p>
          </table:table-cell>
          <table:table-cell table:style-name="ce25" office:value-type="float" office:value="19833" calcext:value-type="float">
            <text:p>19,833</text:p>
          </table:table-cell>
          <table:table-cell table:style-name="ce25" office:value-type="float" office:value="17176" calcext:value-type="float">
            <text:p>17,176</text:p>
          </table:table-cell>
          <table:table-cell table:style-name="ce49" office:value-type="float" office:value="18031" calcext:value-type="float">
            <text:p>18,031</text:p>
          </table:table-cell>
          <table:table-cell table:style-name="ce25" office:value-type="float" office:value="94475" calcext:value-type="float">
            <text:p>94,475</text:p>
          </table:table-cell>
          <table:table-cell table:style-name="ce25" office:value-type="float" office:value="18060" calcext:value-type="float">
            <text:p>18,060</text:p>
          </table:table-cell>
          <table:table-cell table:style-name="ce25" office:value-type="float" office:value="17917" calcext:value-type="float">
            <text:p>17,917</text:p>
          </table:table-cell>
          <table:table-cell table:style-name="ce25" office:value-type="float" office:value="19076" calcext:value-type="float">
            <text:p>19,076</text:p>
          </table:table-cell>
          <table:table-cell table:style-name="ce25" office:value-type="float" office:value="19671" calcext:value-type="float">
            <text:p>19,671</text:p>
          </table:table-cell>
          <table:table-cell table:style-name="ce49" office:value-type="float" office:value="19751" calcext:value-type="float">
            <text:p>19,751</text:p>
          </table:table-cell>
          <table:table-cell table:style-name="ce25" office:value-type="float" office:value="101293" calcext:value-type="float">
            <text:p>101,293</text:p>
          </table:table-cell>
          <table:table-cell table:style-name="ce25" office:value-type="float" office:value="19883" calcext:value-type="float">
            <text:p>19,883</text:p>
          </table:table-cell>
          <table:table-cell table:style-name="ce25" office:value-type="float" office:value="19249" calcext:value-type="float">
            <text:p>19,249</text:p>
          </table:table-cell>
          <table:table-cell table:style-name="ce25" office:value-type="float" office:value="20218" calcext:value-type="float">
            <text:p>20,218</text:p>
          </table:table-cell>
          <table:table-cell table:style-name="ce25" office:value-type="float" office:value="20971" calcext:value-type="float">
            <text:p>20,971</text:p>
          </table:table-cell>
          <table:table-cell table:style-name="ce49" office:value-type="float" office:value="20972" calcext:value-type="float">
            <text:p>20,972</text:p>
          </table:table-cell>
          <table:table-cell table:style-name="ce25" office:value-type="float" office:value="105767" calcext:value-type="float">
            <text:p>105,767</text:p>
          </table:table-cell>
          <table:table-cell table:style-name="ce25" office:value-type="float" office:value="21398" calcext:value-type="float">
            <text:p>21,398</text:p>
          </table:table-cell>
          <table:table-cell table:style-name="ce25" office:value-type="float" office:value="20911" calcext:value-type="float">
            <text:p>20,911</text:p>
          </table:table-cell>
          <table:table-cell table:style-name="ce25" office:value-type="float" office:value="20839" calcext:value-type="float">
            <text:p>20,839</text:p>
          </table:table-cell>
          <table:table-cell table:style-name="ce25" office:value-type="float" office:value="21265" calcext:value-type="float">
            <text:p>21,265</text:p>
          </table:table-cell>
          <table:table-cell table:style-name="ce49" office:value-type="float" office:value="21354" calcext:value-type="float">
            <text:p>21,354</text:p>
          </table:table-cell>
          <table:table-cell table:style-name="ce25" office:value-type="float" office:value="102981" calcext:value-type="float">
            <text:p>102,981</text:p>
          </table:table-cell>
          <table:table-cell table:style-name="ce25" office:value-type="float" office:value="20623" calcext:value-type="float">
            <text:p>20,623</text:p>
          </table:table-cell>
          <table:table-cell table:style-name="ce25" office:value-type="float" office:value="20012" calcext:value-type="float">
            <text:p>20,012</text:p>
          </table:table-cell>
          <table:table-cell table:style-name="ce25" office:value-type="float" office:value="21196" calcext:value-type="float">
            <text:p>21,196</text:p>
          </table:table-cell>
          <table:table-cell table:style-name="ce25" office:value-type="float" office:value="21112" calcext:value-type="float">
            <text:p>21,112</text:p>
          </table:table-cell>
          <table:table-cell table:style-name="ce49" office:value-type="float" office:value="20038" calcext:value-type="float">
            <text:p>20,038</text:p>
          </table:table-cell>
          <table:table-cell table:style-name="ce25" office:value-type="float" office:value="90358" calcext:value-type="float">
            <text:p>90,358</text:p>
          </table:table-cell>
          <table:table-cell table:style-name="ce25" office:value-type="float" office:value="19643" calcext:value-type="float">
            <text:p>19,643</text:p>
          </table:table-cell>
          <table:table-cell table:style-name="ce25" office:value-type="float" office:value="19594" calcext:value-type="float">
            <text:p>19,594</text:p>
          </table:table-cell>
          <table:table-cell table:style-name="ce25" office:value-type="float" office:value="19181" calcext:value-type="float">
            <text:p>19,181</text:p>
          </table:table-cell>
          <table:table-cell table:style-name="ce25" office:value-type="float" office:value="16224" calcext:value-type="float">
            <text:p>16,224</text:p>
          </table:table-cell>
          <table:table-cell table:style-name="ce49" office:value-type="float" office:value="15716" calcext:value-type="float">
            <text:p>15,716</text:p>
          </table:table-cell>
          <table:table-cell table:style-name="ce25" office:value-type="float" office:value="52078" calcext:value-type="float">
            <text:p>52,078</text:p>
          </table:table-cell>
          <table:table-cell table:style-name="ce25" office:value-type="float" office:value="13241" calcext:value-type="float">
            <text:p>13,241</text:p>
          </table:table-cell>
          <table:table-cell table:style-name="ce25" office:value-type="float" office:value="11958" calcext:value-type="float">
            <text:p>11,958</text:p>
          </table:table-cell>
          <table:table-cell table:style-name="ce25" office:value-type="float" office:value="9232" calcext:value-type="float">
            <text:p>9,232</text:p>
          </table:table-cell>
          <table:table-cell table:style-name="ce25" office:value-type="float" office:value="8197" calcext:value-type="float">
            <text:p>8,197</text:p>
          </table:table-cell>
          <table:table-cell table:style-name="ce49" office:value-type="float" office:value="9450" calcext:value-type="float">
            <text:p>9,450</text:p>
          </table:table-cell>
          <table:table-cell table:style-name="ce25" office:value-type="float" office:value="43922" calcext:value-type="float">
            <text:p>43,922</text:p>
          </table:table-cell>
          <table:table-cell table:style-name="ce25" office:value-type="float" office:value="9442" calcext:value-type="float">
            <text:p>9,442</text:p>
          </table:table-cell>
          <table:table-cell table:style-name="ce25" office:value-type="float" office:value="9190" calcext:value-type="float">
            <text:p>9,190</text:p>
          </table:table-cell>
          <table:table-cell table:style-name="ce25" office:value-type="float" office:value="8804" calcext:value-type="float">
            <text:p>8,804</text:p>
          </table:table-cell>
          <table:table-cell table:style-name="ce25" office:value-type="float" office:value="8506" calcext:value-type="float">
            <text:p>8,506</text:p>
          </table:table-cell>
          <table:table-cell table:style-name="ce49" office:value-type="float" office:value="7980" calcext:value-type="float">
            <text:p>7,980</text:p>
          </table:table-cell>
          <table:table-cell table:style-name="ce25" office:value-type="float" office:value="32977" calcext:value-type="float">
            <text:p>32,977</text:p>
          </table:table-cell>
          <table:table-cell table:style-name="ce25" office:value-type="float" office:value="7120" calcext:value-type="float">
            <text:p>7,120</text:p>
          </table:table-cell>
          <table:table-cell table:style-name="ce25" office:value-type="float" office:value="6922" calcext:value-type="float">
            <text:p>6,922</text:p>
          </table:table-cell>
          <table:table-cell table:style-name="ce25" office:value-type="float" office:value="6438" calcext:value-type="float">
            <text:p>6,438</text:p>
          </table:table-cell>
          <table:table-cell table:style-name="ce25" office:value-type="float" office:value="6358" calcext:value-type="float">
            <text:p>6,358</text:p>
          </table:table-cell>
          <table:table-cell table:style-name="ce49" office:value-type="float" office:value="6139" calcext:value-type="float">
            <text:p>6,139</text:p>
          </table:table-cell>
          <table:table-cell table:style-name="ce25" office:value-type="float" office:value="33037" calcext:value-type="float">
            <text:p>33,037</text:p>
          </table:table-cell>
          <table:table-cell table:style-name="ce25" office:value-type="float" office:value="6273" calcext:value-type="float">
            <text:p>6,273</text:p>
          </table:table-cell>
          <table:table-cell table:style-name="ce25" office:value-type="float" office:value="6593" calcext:value-type="float">
            <text:p>6,593</text:p>
          </table:table-cell>
          <table:table-cell table:style-name="ce25" office:value-type="float" office:value="6748" calcext:value-type="float">
            <text:p>6,748</text:p>
          </table:table-cell>
          <table:table-cell table:style-name="ce25" office:value-type="float" office:value="6894" calcext:value-type="float">
            <text:p>6,894</text:p>
          </table:table-cell>
          <table:table-cell table:style-name="ce49" office:value-type="float" office:value="6529" calcext:value-type="float">
            <text:p>6,529</text:p>
          </table:table-cell>
          <table:table-cell table:style-name="ce25" office:value-type="float" office:value="26294" calcext:value-type="float">
            <text:p>26,294</text:p>
          </table:table-cell>
          <table:table-cell table:style-name="ce25" office:value-type="float" office:value="6116" calcext:value-type="float">
            <text:p>6,116</text:p>
          </table:table-cell>
          <table:table-cell table:style-name="ce25" office:value-type="float" office:value="5725" calcext:value-type="float">
            <text:p>5,725</text:p>
          </table:table-cell>
          <table:table-cell table:style-name="ce25" office:value-type="float" office:value="5398" calcext:value-type="float">
            <text:p>5,398</text:p>
          </table:table-cell>
          <table:table-cell table:style-name="ce25" office:value-type="float" office:value="4947" calcext:value-type="float">
            <text:p>4,947</text:p>
          </table:table-cell>
          <table:table-cell table:style-name="ce49" office:value-type="float" office:value="4108" calcext:value-type="float">
            <text:p>4,108</text:p>
          </table:table-cell>
          <table:table-cell table:style-name="ce25" office:value-type="float" office:value="13236" calcext:value-type="float">
            <text:p>13,236</text:p>
          </table:table-cell>
          <table:table-cell table:style-name="ce25" office:value-type="float" office:value="3558" calcext:value-type="float">
            <text:p>3,558</text:p>
          </table:table-cell>
          <table:table-cell table:style-name="ce25" office:value-type="float" office:value="3226" calcext:value-type="float">
            <text:p>3,226</text:p>
          </table:table-cell>
          <table:table-cell table:style-name="ce25" office:value-type="float" office:value="2710" calcext:value-type="float">
            <text:p>2,710</text:p>
          </table:table-cell>
          <table:table-cell table:style-name="ce25" office:value-type="float" office:value="2043" calcext:value-type="float">
            <text:p>2,043</text:p>
          </table:table-cell>
          <table:table-cell table:style-name="ce49" office:value-type="float" office:value="1699" calcext:value-type="float">
            <text:p>1,699</text:p>
          </table:table-cell>
          <table:table-cell table:style-name="ce25" office:value-type="float" office:value="4095" calcext:value-type="float">
            <text:p>4,095</text:p>
          </table:table-cell>
          <table:table-cell table:style-name="ce25" office:value-type="float" office:value="1236" calcext:value-type="float">
            <text:p>1,236</text:p>
          </table:table-cell>
          <table:table-cell table:style-name="ce25" office:value-type="float" office:value="995" calcext:value-type="float">
            <text:p>995</text:p>
          </table:table-cell>
          <table:table-cell table:style-name="ce25" office:value-type="float" office:value="760" calcext:value-type="float">
            <text:p>760</text:p>
          </table:table-cell>
          <table:table-cell table:style-name="ce25" office:value-type="float" office:value="602" calcext:value-type="float">
            <text:p>602</text:p>
          </table:table-cell>
          <table:table-cell table:style-name="ce49" office:value-type="float" office:value="502" calcext:value-type="float">
            <text:p>502</text:p>
          </table:table-cell>
          <table:table-cell table:style-name="ce25" office:value-type="float" office:value="1098" calcext:value-type="float">
            <text:p>1,098</text:p>
          </table:table-cell>
          <table:table-cell table:style-name="ce25" office:value-type="float" office:value="383" calcext:value-type="float">
            <text:p>383</text:p>
          </table:table-cell>
          <table:table-cell table:style-name="ce25" office:value-type="float" office:value="350" calcext:value-type="float">
            <text:p>350</text:p>
          </table:table-cell>
          <table:table-cell table:style-name="ce25" office:value-type="float" office:value="144" calcext:value-type="float">
            <text:p>144</text:p>
          </table:table-cell>
          <table:table-cell table:style-name="ce25" office:value-type="float" office:value="125" calcext:value-type="float">
            <text:p>125</text:p>
          </table:table-cell>
          <table:table-cell table:style-name="ce49" office:value-type="float" office:value="96" calcext:value-type="float">
            <text:p>96</text:p>
          </table:table-cell>
          <table:table-cell table:style-name="ce25" office:value-type="float" office:value="256" calcext:value-type="float">
            <text:p>256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table:formula="of:=SUM([.D79];[.J79];[.P79];[.V79];[.AB79];[.AH79];[.AN79];[.AT79];[.AZ79];[.BF79];[.BL79];[.BR79];[.BX79];[.CD79];[.CJ79];[.CP79];[.CV79];[.DB79];[.DH79];[.DN79];[.DT79])" office:value-type="float" office:value="1351083" calcext:value-type="float">
            <text:p>1,351,083</text:p>
          </table:table-cell>
          <table:table-cell table:style-name="ce38" table:formula="of:=SUM([.E79:.I79])" office:value-type="float" office:value="52498" calcext:value-type="float">
            <text:p>52,498</text:p>
          </table:table-cell>
          <table:table-cell table:style-name="ce26" office:value-type="float" office:value="9718" calcext:value-type="float">
            <text:p>9,718</text:p>
          </table:table-cell>
          <table:table-cell table:style-name="ce26" office:value-type="float" office:value="10938" calcext:value-type="float">
            <text:p>10,938</text:p>
          </table:table-cell>
          <table:table-cell table:style-name="ce26" office:value-type="float" office:value="10595" calcext:value-type="float">
            <text:p>10,595</text:p>
          </table:table-cell>
          <table:table-cell table:style-name="ce26" office:value-type="float" office:value="10461" calcext:value-type="float">
            <text:p>10,461</text:p>
          </table:table-cell>
          <table:table-cell table:style-name="ce26" office:value-type="float" office:value="10786" calcext:value-type="float">
            <text:p>10,786</text:p>
          </table:table-cell>
          <table:table-cell table:style-name="ce26" office:value-type="float" office:value="64231" calcext:value-type="float">
            <text:p>64,231</text:p>
          </table:table-cell>
          <table:table-cell table:style-name="ce26" office:value-type="float" office:value="11342" calcext:value-type="float">
            <text:p>11,342</text:p>
          </table:table-cell>
          <table:table-cell table:style-name="ce26" office:value-type="float" office:value="11741" calcext:value-type="float">
            <text:p>11,741</text:p>
          </table:table-cell>
          <table:table-cell table:style-name="ce26" office:value-type="float" office:value="12872" calcext:value-type="float">
            <text:p>12,872</text:p>
          </table:table-cell>
          <table:table-cell table:style-name="ce26" office:value-type="float" office:value="14436" calcext:value-type="float">
            <text:p>14,436</text:p>
          </table:table-cell>
          <table:table-cell table:style-name="ce38" office:value-type="float" office:value="13840" calcext:value-type="float">
            <text:p>13,840</text:p>
          </table:table-cell>
          <table:table-cell table:style-name="ce26" office:value-type="float" office:value="79739" calcext:value-type="float">
            <text:p>79,739</text:p>
          </table:table-cell>
          <table:table-cell table:style-name="ce26" office:value-type="float" office:value="14100" calcext:value-type="float">
            <text:p>14,100</text:p>
          </table:table-cell>
          <table:table-cell table:style-name="ce26" office:value-type="float" office:value="16663" calcext:value-type="float">
            <text:p>16,663</text:p>
          </table:table-cell>
          <table:table-cell table:style-name="ce26" office:value-type="float" office:value="16705" calcext:value-type="float">
            <text:p>16,705</text:p>
          </table:table-cell>
          <table:table-cell table:style-name="ce26" office:value-type="float" office:value="16388" calcext:value-type="float">
            <text:p>16,388</text:p>
          </table:table-cell>
          <table:table-cell table:style-name="ce38" office:value-type="float" office:value="15883" calcext:value-type="float">
            <text:p>15,883</text:p>
          </table:table-cell>
          <table:table-cell table:style-name="ce26" office:value-type="float" office:value="76784" calcext:value-type="float">
            <text:p>76,784</text:p>
          </table:table-cell>
          <table:table-cell table:style-name="ce26" office:value-type="float" office:value="15836" calcext:value-type="float">
            <text:p>15,836</text:p>
          </table:table-cell>
          <table:table-cell table:style-name="ce26" office:value-type="float" office:value="15249" calcext:value-type="float">
            <text:p>15,249</text:p>
          </table:table-cell>
          <table:table-cell table:style-name="ce26" office:value-type="float" office:value="14897" calcext:value-type="float">
            <text:p>14,897</text:p>
          </table:table-cell>
          <table:table-cell table:style-name="ce26" office:value-type="float" office:value="15756" calcext:value-type="float">
            <text:p>15,756</text:p>
          </table:table-cell>
          <table:table-cell table:style-name="ce38" office:value-type="float" office:value="15046" calcext:value-type="float">
            <text:p>15,046</text:p>
          </table:table-cell>
          <table:table-cell table:style-name="ce26" office:value-type="float" office:value="79371" calcext:value-type="float">
            <text:p>79,371</text:p>
          </table:table-cell>
          <table:table-cell table:style-name="ce26" office:value-type="float" office:value="15652" calcext:value-type="float">
            <text:p>15,652</text:p>
          </table:table-cell>
          <table:table-cell table:style-name="ce26" office:value-type="float" office:value="14532" calcext:value-type="float">
            <text:p>14,532</text:p>
          </table:table-cell>
          <table:table-cell table:style-name="ce26" office:value-type="float" office:value="15023" calcext:value-type="float">
            <text:p>15,023</text:p>
          </table:table-cell>
          <table:table-cell table:style-name="ce26" office:value-type="float" office:value="16653" calcext:value-type="float">
            <text:p>16,653</text:p>
          </table:table-cell>
          <table:table-cell table:style-name="ce38" office:value-type="float" office:value="17511" calcext:value-type="float">
            <text:p>17,511</text:p>
          </table:table-cell>
          <table:table-cell table:style-name="ce26" office:value-type="float" office:value="99911" calcext:value-type="float">
            <text:p>99,911</text:p>
          </table:table-cell>
          <table:table-cell table:style-name="ce26" office:value-type="float" office:value="18415" calcext:value-type="float">
            <text:p>18,415</text:p>
          </table:table-cell>
          <table:table-cell table:style-name="ce26" office:value-type="float" office:value="19555" calcext:value-type="float">
            <text:p>19,555</text:p>
          </table:table-cell>
          <table:table-cell table:style-name="ce26" office:value-type="float" office:value="20529" calcext:value-type="float">
            <text:p>20,529</text:p>
          </table:table-cell>
          <table:table-cell table:style-name="ce26" office:value-type="float" office:value="20205" calcext:value-type="float">
            <text:p>20,205</text:p>
          </table:table-cell>
          <table:table-cell table:style-name="ce38" office:value-type="float" office:value="21207" calcext:value-type="float">
            <text:p>21,207</text:p>
          </table:table-cell>
          <table:table-cell table:style-name="ce26" office:value-type="float" office:value="106907" calcext:value-type="float">
            <text:p>106,907</text:p>
          </table:table-cell>
          <table:table-cell table:style-name="ce26" office:value-type="float" office:value="20857" calcext:value-type="float">
            <text:p>20,857</text:p>
          </table:table-cell>
          <table:table-cell table:style-name="ce26" office:value-type="float" office:value="21136" calcext:value-type="float">
            <text:p>21,136</text:p>
          </table:table-cell>
          <table:table-cell table:style-name="ce26" office:value-type="float" office:value="22909" calcext:value-type="float">
            <text:p>22,909</text:p>
          </table:table-cell>
          <table:table-cell table:style-name="ce26" office:value-type="float" office:value="20603" calcext:value-type="float">
            <text:p>20,603</text:p>
          </table:table-cell>
          <table:table-cell table:style-name="ce38" office:value-type="float" office:value="21402" calcext:value-type="float">
            <text:p>21,402</text:p>
          </table:table-cell>
          <table:table-cell table:style-name="ce26" office:value-type="float" office:value="113457" calcext:value-type="float">
            <text:p>113,457</text:p>
          </table:table-cell>
          <table:table-cell table:style-name="ce26" office:value-type="float" office:value="21024" calcext:value-type="float">
            <text:p>21,024</text:p>
          </table:table-cell>
          <table:table-cell table:style-name="ce26" office:value-type="float" office:value="21825" calcext:value-type="float">
            <text:p>21,825</text:p>
          </table:table-cell>
          <table:table-cell table:style-name="ce26" office:value-type="float" office:value="22984" calcext:value-type="float">
            <text:p>22,984</text:p>
          </table:table-cell>
          <table:table-cell table:style-name="ce26" office:value-type="float" office:value="23935" calcext:value-type="float">
            <text:p>23,935</text:p>
          </table:table-cell>
          <table:table-cell table:style-name="ce38" office:value-type="float" office:value="23689" calcext:value-type="float">
            <text:p>23,689</text:p>
          </table:table-cell>
          <table:table-cell table:style-name="ce26" office:value-type="float" office:value="118214" calcext:value-type="float">
            <text:p>118,214</text:p>
          </table:table-cell>
          <table:table-cell table:style-name="ce26" office:value-type="float" office:value="23790" calcext:value-type="float">
            <text:p>23,790</text:p>
          </table:table-cell>
          <table:table-cell table:style-name="ce26" office:value-type="float" office:value="22908" calcext:value-type="float">
            <text:p>22,908</text:p>
          </table:table-cell>
          <table:table-cell table:style-name="ce26" office:value-type="float" office:value="23586" calcext:value-type="float">
            <text:p>23,586</text:p>
          </table:table-cell>
          <table:table-cell table:style-name="ce26" office:value-type="float" office:value="24068" calcext:value-type="float">
            <text:p>24,068</text:p>
          </table:table-cell>
          <table:table-cell table:style-name="ce38" office:value-type="float" office:value="23862" calcext:value-type="float">
            <text:p>23,862</text:p>
          </table:table-cell>
          <table:table-cell table:style-name="ce26" office:value-type="float" office:value="119504" calcext:value-type="float">
            <text:p>119,504</text:p>
          </table:table-cell>
          <table:table-cell table:style-name="ce26" office:value-type="float" office:value="24572" calcext:value-type="float">
            <text:p>24,572</text:p>
          </table:table-cell>
          <table:table-cell table:style-name="ce26" office:value-type="float" office:value="23844" calcext:value-type="float">
            <text:p>23,844</text:p>
          </table:table-cell>
          <table:table-cell table:style-name="ce26" office:value-type="float" office:value="23160" calcext:value-type="float">
            <text:p>23,160</text:p>
          </table:table-cell>
          <table:table-cell table:style-name="ce26" office:value-type="float" office:value="23747" calcext:value-type="float">
            <text:p>23,747</text:p>
          </table:table-cell>
          <table:table-cell table:style-name="ce38" office:value-type="float" office:value="24181" calcext:value-type="float">
            <text:p>24,181</text:p>
          </table:table-cell>
          <table:table-cell table:style-name="ce26" office:value-type="float" office:value="114808" calcext:value-type="float">
            <text:p>114,808</text:p>
          </table:table-cell>
          <table:table-cell table:style-name="ce26" office:value-type="float" office:value="23475" calcext:value-type="float">
            <text:p>23,475</text:p>
          </table:table-cell>
          <table:table-cell table:style-name="ce26" office:value-type="float" office:value="22573" calcext:value-type="float">
            <text:p>22,573</text:p>
          </table:table-cell>
          <table:table-cell table:style-name="ce26" office:value-type="float" office:value="23682" calcext:value-type="float">
            <text:p>23,682</text:p>
          </table:table-cell>
          <table:table-cell table:style-name="ce26" office:value-type="float" office:value="23438" calcext:value-type="float">
            <text:p>23,438</text:p>
          </table:table-cell>
          <table:table-cell table:style-name="ce38" office:value-type="float" office:value="21640" calcext:value-type="float">
            <text:p>21,640</text:p>
          </table:table-cell>
          <table:table-cell table:style-name="ce26" office:value-type="float" office:value="100562" calcext:value-type="float">
            <text:p>100,562</text:p>
          </table:table-cell>
          <table:table-cell table:style-name="ce26" office:value-type="float" office:value="21617" calcext:value-type="float">
            <text:p>21,617</text:p>
          </table:table-cell>
          <table:table-cell table:style-name="ce26" office:value-type="float" office:value="21703" calcext:value-type="float">
            <text:p>21,703</text:p>
          </table:table-cell>
          <table:table-cell table:style-name="ce26" office:value-type="float" office:value="21195" calcext:value-type="float">
            <text:p>21,195</text:p>
          </table:table-cell>
          <table:table-cell table:style-name="ce26" office:value-type="float" office:value="18486" calcext:value-type="float">
            <text:p>18,486</text:p>
          </table:table-cell>
          <table:table-cell table:style-name="ce38" office:value-type="float" office:value="17561" calcext:value-type="float">
            <text:p>17,561</text:p>
          </table:table-cell>
          <table:table-cell table:style-name="ce26" office:value-type="float" office:value="58836" calcext:value-type="float">
            <text:p>58,836</text:p>
          </table:table-cell>
          <table:table-cell table:style-name="ce26" office:value-type="float" office:value="14472" calcext:value-type="float">
            <text:p>14,472</text:p>
          </table:table-cell>
          <table:table-cell table:style-name="ce26" office:value-type="float" office:value="13350" calcext:value-type="float">
            <text:p>13,350</text:p>
          </table:table-cell>
          <table:table-cell table:style-name="ce26" office:value-type="float" office:value="10321" calcext:value-type="float">
            <text:p>10,321</text:p>
          </table:table-cell>
          <table:table-cell table:style-name="ce26" office:value-type="float" office:value="9499" calcext:value-type="float">
            <text:p>9,499</text:p>
          </table:table-cell>
          <table:table-cell table:style-name="ce38" office:value-type="float" office:value="11194" calcext:value-type="float">
            <text:p>11,194</text:p>
          </table:table-cell>
          <table:table-cell table:style-name="ce26" office:value-type="float" office:value="53519" calcext:value-type="float">
            <text:p>53,519</text:p>
          </table:table-cell>
          <table:table-cell table:style-name="ce26" office:value-type="float" office:value="11147" calcext:value-type="float">
            <text:p>11,147</text:p>
          </table:table-cell>
          <table:table-cell table:style-name="ce26" office:value-type="float" office:value="10895" calcext:value-type="float">
            <text:p>10,895</text:p>
          </table:table-cell>
          <table:table-cell table:style-name="ce26" office:value-type="float" office:value="10759" calcext:value-type="float">
            <text:p>10,759</text:p>
          </table:table-cell>
          <table:table-cell table:style-name="ce26" office:value-type="float" office:value="10815" calcext:value-type="float">
            <text:p>10,815</text:p>
          </table:table-cell>
          <table:table-cell table:style-name="ce38" office:value-type="float" office:value="9903" calcext:value-type="float">
            <text:p>9,903</text:p>
          </table:table-cell>
          <table:table-cell table:style-name="ce26" office:value-type="float" office:value="41757" calcext:value-type="float">
            <text:p>41,757</text:p>
          </table:table-cell>
          <table:table-cell table:style-name="ce26" office:value-type="float" office:value="9307" calcext:value-type="float">
            <text:p>9,307</text:p>
          </table:table-cell>
          <table:table-cell table:style-name="ce26" office:value-type="float" office:value="8813" calcext:value-type="float">
            <text:p>8,813</text:p>
          </table:table-cell>
          <table:table-cell table:style-name="ce26" office:value-type="float" office:value="8317" calcext:value-type="float">
            <text:p>8,317</text:p>
          </table:table-cell>
          <table:table-cell table:style-name="ce26" office:value-type="float" office:value="8176" calcext:value-type="float">
            <text:p>8,176</text:p>
          </table:table-cell>
          <table:table-cell table:style-name="ce38" office:value-type="float" office:value="7144" calcext:value-type="float">
            <text:p>7,144</text:p>
          </table:table-cell>
          <table:table-cell table:style-name="ce26" office:value-type="float" office:value="31670" calcext:value-type="float">
            <text:p>31,670</text:p>
          </table:table-cell>
          <table:table-cell table:style-name="ce26" office:value-type="float" office:value="6899" calcext:value-type="float">
            <text:p>6,899</text:p>
          </table:table-cell>
          <table:table-cell table:style-name="ce26" office:value-type="float" office:value="6820" calcext:value-type="float">
            <text:p>6,820</text:p>
          </table:table-cell>
          <table:table-cell table:style-name="ce26" office:value-type="float" office:value="6220" calcext:value-type="float">
            <text:p>6,220</text:p>
          </table:table-cell>
          <table:table-cell table:style-name="ce26" office:value-type="float" office:value="6136" calcext:value-type="float">
            <text:p>6,136</text:p>
          </table:table-cell>
          <table:table-cell table:style-name="ce38" office:value-type="float" office:value="5595" calcext:value-type="float">
            <text:p>5,595</text:p>
          </table:table-cell>
          <table:table-cell table:style-name="ce26" office:value-type="float" office:value="22705" calcext:value-type="float">
            <text:p>22,705</text:p>
          </table:table-cell>
          <table:table-cell table:style-name="ce26" office:value-type="float" office:value="5417" calcext:value-type="float">
            <text:p>5,417</text:p>
          </table:table-cell>
          <table:table-cell table:style-name="ce26" office:value-type="float" office:value="4990" calcext:value-type="float">
            <text:p>4,990</text:p>
          </table:table-cell>
          <table:table-cell table:style-name="ce26" office:value-type="float" office:value="4505" calcext:value-type="float">
            <text:p>4,505</text:p>
          </table:table-cell>
          <table:table-cell table:style-name="ce26" office:value-type="float" office:value="4153" calcext:value-type="float">
            <text:p>4,153</text:p>
          </table:table-cell>
          <table:table-cell table:style-name="ce38" office:value-type="float" office:value="3640" calcext:value-type="float">
            <text:p>3,640</text:p>
          </table:table-cell>
          <table:table-cell table:style-name="ce26" office:value-type="float" office:value="11368" calcext:value-type="float">
            <text:p>11,368</text:p>
          </table:table-cell>
          <table:table-cell table:style-name="ce26" office:value-type="float" office:value="2960" calcext:value-type="float">
            <text:p>2,960</text:p>
          </table:table-cell>
          <table:table-cell table:style-name="ce26" office:value-type="float" office:value="2758" calcext:value-type="float">
            <text:p>2,758</text:p>
          </table:table-cell>
          <table:table-cell table:style-name="ce26" office:value-type="float" office:value="2384" calcext:value-type="float">
            <text:p>2,384</text:p>
          </table:table-cell>
          <table:table-cell table:style-name="ce26" office:value-type="float" office:value="1860" calcext:value-type="float">
            <text:p>1,860</text:p>
          </table:table-cell>
          <table:table-cell table:style-name="ce38" office:value-type="float" office:value="1406" calcext:value-type="float">
            <text:p>1,406</text:p>
          </table:table-cell>
          <table:table-cell table:style-name="ce26" office:value-type="float" office:value="4014" calcext:value-type="float">
            <text:p>4,014</text:p>
          </table:table-cell>
          <table:table-cell table:style-name="ce26" office:value-type="float" office:value="1180" calcext:value-type="float">
            <text:p>1,180</text:p>
          </table:table-cell>
          <table:table-cell table:style-name="ce26" office:value-type="float" office:value="1037" calcext:value-type="float">
            <text:p>1,037</text:p>
          </table:table-cell>
          <table:table-cell table:style-name="ce26" office:value-type="float" office:value="719" calcext:value-type="float">
            <text:p>719</text:p>
          </table:table-cell>
          <table:table-cell table:style-name="ce26" office:value-type="float" office:value="575" calcext:value-type="float">
            <text:p>575</text:p>
          </table:table-cell>
          <table:table-cell table:style-name="ce38" office:value-type="float" office:value="503" calcext:value-type="float">
            <text:p>503</text:p>
          </table:table-cell>
          <table:table-cell table:style-name="ce26" office:value-type="float" office:value="1000" calcext:value-type="float">
            <text:p>1,000</text:p>
          </table:table-cell>
          <table:table-cell table:style-name="ce26" office:value-type="float" office:value="373" calcext:value-type="float">
            <text:p>373</text:p>
          </table:table-cell>
          <table:table-cell table:style-name="ce26" office:value-type="float" office:value="289" calcext:value-type="float">
            <text:p>289</text:p>
          </table:table-cell>
          <table:table-cell table:style-name="ce26" office:value-type="float" office:value="170" calcext:value-type="float">
            <text:p>170</text:p>
          </table:table-cell>
          <table:table-cell table:style-name="ce26" office:value-type="float" office:value="105" calcext:value-type="float">
            <text:p>105</text:p>
          </table:table-cell>
          <table:table-cell table:style-name="ce38" office:value-type="float" office:value="63" calcext:value-type="float">
            <text:p>63</text:p>
          </table:table-cell>
          <table:table-cell table:style-name="ce26" office:value-type="float" office:value="228" calcext:value-type="float">
            <text:p>22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5" table:formula="of:=SUM([.D80];[.J80];[.P80];[.V80];[.AB80];[.AH80];[.AN80];[.AT80];[.AZ80];[.BF80];[.BL80];[.BR80];[.BX80];[.CD80];[.CJ80];[.CP80];[.CV80];[.DB80];[.DH80];[.DN80];[.DT80])" office:value-type="float" office:value="1524341" calcext:value-type="float">
            <text:p>1,524,341</text:p>
          </table:table-cell>
          <table:table-cell table:style-name="ce25" table:formula="of:=SUM([.E80:.I80])" office:value-type="float" office:value="61548" calcext:value-type="float">
            <text:p>61,548</text:p>
          </table:table-cell>
          <table:table-cell table:style-name="ce25" office:value-type="float" office:value="11040" calcext:value-type="float">
            <text:p>11,040</text:p>
          </table:table-cell>
          <table:table-cell table:style-name="ce25" office:value-type="float" office:value="12075" calcext:value-type="float">
            <text:p>12,075</text:p>
          </table:table-cell>
          <table:table-cell table:style-name="ce25" office:value-type="float" office:value="12364" calcext:value-type="float">
            <text:p>12,364</text:p>
          </table:table-cell>
          <table:table-cell table:style-name="ce25" office:value-type="float" office:value="12758" calcext:value-type="float">
            <text:p>12,758</text:p>
          </table:table-cell>
          <table:table-cell table:style-name="ce25" office:value-type="float" office:value="13311" calcext:value-type="float">
            <text:p>13,311</text:p>
          </table:table-cell>
          <table:table-cell table:style-name="ce25" office:value-type="float" office:value="84751" calcext:value-type="float">
            <text:p>84,751</text:p>
          </table:table-cell>
          <table:table-cell table:style-name="ce25" office:value-type="float" office:value="14451" calcext:value-type="float">
            <text:p>14,451</text:p>
          </table:table-cell>
          <table:table-cell table:style-name="ce25" office:value-type="float" office:value="15460" calcext:value-type="float">
            <text:p>15,460</text:p>
          </table:table-cell>
          <table:table-cell table:style-name="ce25" office:value-type="float" office:value="17011" calcext:value-type="float">
            <text:p>17,011</text:p>
          </table:table-cell>
          <table:table-cell table:style-name="ce25" office:value-type="float" office:value="19763" calcext:value-type="float">
            <text:p>19,763</text:p>
          </table:table-cell>
          <table:table-cell table:style-name="ce49" office:value-type="float" office:value="18066" calcext:value-type="float">
            <text:p>18,066</text:p>
          </table:table-cell>
          <table:table-cell table:style-name="ce25" office:value-type="float" office:value="102909" calcext:value-type="float">
            <text:p>102,909</text:p>
          </table:table-cell>
          <table:table-cell table:style-name="ce25" office:value-type="float" office:value="18093" calcext:value-type="float">
            <text:p>18,093</text:p>
          </table:table-cell>
          <table:table-cell table:style-name="ce25" office:value-type="float" office:value="21502" calcext:value-type="float">
            <text:p>21,502</text:p>
          </table:table-cell>
          <table:table-cell table:style-name="ce25" office:value-type="float" office:value="21199" calcext:value-type="float">
            <text:p>21,199</text:p>
          </table:table-cell>
          <table:table-cell table:style-name="ce25" office:value-type="float" office:value="21110" calcext:value-type="float">
            <text:p>21,110</text:p>
          </table:table-cell>
          <table:table-cell table:style-name="ce49" office:value-type="float" office:value="21005" calcext:value-type="float">
            <text:p>21,005</text:p>
          </table:table-cell>
          <table:table-cell table:style-name="ce25" office:value-type="float" office:value="100876" calcext:value-type="float">
            <text:p>100,876</text:p>
          </table:table-cell>
          <table:table-cell table:style-name="ce25" office:value-type="float" office:value="20647" calcext:value-type="float">
            <text:p>20,647</text:p>
          </table:table-cell>
          <table:table-cell table:style-name="ce25" office:value-type="float" office:value="20094" calcext:value-type="float">
            <text:p>20,094</text:p>
          </table:table-cell>
          <table:table-cell table:style-name="ce25" office:value-type="float" office:value="19743" calcext:value-type="float">
            <text:p>19,743</text:p>
          </table:table-cell>
          <table:table-cell table:style-name="ce25" office:value-type="float" office:value="20826" calcext:value-type="float">
            <text:p>20,826</text:p>
          </table:table-cell>
          <table:table-cell table:style-name="ce49" office:value-type="float" office:value="19566" calcext:value-type="float">
            <text:p>19,566</text:p>
          </table:table-cell>
          <table:table-cell table:style-name="ce25" office:value-type="float" office:value="104864" calcext:value-type="float">
            <text:p>104,864</text:p>
          </table:table-cell>
          <table:table-cell table:style-name="ce25" office:value-type="float" office:value="20764" calcext:value-type="float">
            <text:p>20,764</text:p>
          </table:table-cell>
          <table:table-cell table:style-name="ce25" office:value-type="float" office:value="19224" calcext:value-type="float">
            <text:p>19,224</text:p>
          </table:table-cell>
          <table:table-cell table:style-name="ce25" office:value-type="float" office:value="19366" calcext:value-type="float">
            <text:p>19,366</text:p>
          </table:table-cell>
          <table:table-cell table:style-name="ce25" office:value-type="float" office:value="21991" calcext:value-type="float">
            <text:p>21,991</text:p>
          </table:table-cell>
          <table:table-cell table:style-name="ce49" office:value-type="float" office:value="23519" calcext:value-type="float">
            <text:p>23,519</text:p>
          </table:table-cell>
          <table:table-cell table:style-name="ce25" office:value-type="float" office:value="132940" calcext:value-type="float">
            <text:p>132,940</text:p>
          </table:table-cell>
          <table:table-cell table:style-name="ce25" office:value-type="float" office:value="24716" calcext:value-type="float">
            <text:p>24,716</text:p>
          </table:table-cell>
          <table:table-cell table:style-name="ce25" office:value-type="float" office:value="26237" calcext:value-type="float">
            <text:p>26,237</text:p>
          </table:table-cell>
          <table:table-cell table:style-name="ce25" office:value-type="float" office:value="27291" calcext:value-type="float">
            <text:p>27,291</text:p>
          </table:table-cell>
          <table:table-cell table:style-name="ce25" office:value-type="float" office:value="27045" calcext:value-type="float">
            <text:p>27,045</text:p>
          </table:table-cell>
          <table:table-cell table:style-name="ce49" office:value-type="float" office:value="27651" calcext:value-type="float">
            <text:p>27,651</text:p>
          </table:table-cell>
          <table:table-cell table:style-name="ce25" office:value-type="float" office:value="132045" calcext:value-type="float">
            <text:p>132,045</text:p>
          </table:table-cell>
          <table:table-cell table:style-name="ce25" office:value-type="float" office:value="27041" calcext:value-type="float">
            <text:p>27,041</text:p>
          </table:table-cell>
          <table:table-cell table:style-name="ce25" office:value-type="float" office:value="27170" calcext:value-type="float">
            <text:p>27,170</text:p>
          </table:table-cell>
          <table:table-cell table:style-name="ce25" office:value-type="float" office:value="28197" calcext:value-type="float">
            <text:p>28,197</text:p>
          </table:table-cell>
          <table:table-cell table:style-name="ce25" office:value-type="float" office:value="24692" calcext:value-type="float">
            <text:p>24,692</text:p>
          </table:table-cell>
          <table:table-cell table:style-name="ce49" office:value-type="float" office:value="24945" calcext:value-type="float">
            <text:p>24,945</text:p>
          </table:table-cell>
          <table:table-cell table:style-name="ce25" office:value-type="float" office:value="127080" calcext:value-type="float">
            <text:p>127,080</text:p>
          </table:table-cell>
          <table:table-cell table:style-name="ce25" office:value-type="float" office:value="24710" calcext:value-type="float">
            <text:p>24,710</text:p>
          </table:table-cell>
          <table:table-cell table:style-name="ce25" office:value-type="float" office:value="24860" calcext:value-type="float">
            <text:p>24,860</text:p>
          </table:table-cell>
          <table:table-cell table:style-name="ce25" office:value-type="float" office:value="25340" calcext:value-type="float">
            <text:p>25,340</text:p>
          </table:table-cell>
          <table:table-cell table:style-name="ce25" office:value-type="float" office:value="26279" calcext:value-type="float">
            <text:p>26,279</text:p>
          </table:table-cell>
          <table:table-cell table:style-name="ce49" office:value-type="float" office:value="25891" calcext:value-type="float">
            <text:p>25,891</text:p>
          </table:table-cell>
          <table:table-cell table:style-name="ce25" office:value-type="float" office:value="126604" calcext:value-type="float">
            <text:p>126,604</text:p>
          </table:table-cell>
          <table:table-cell table:style-name="ce25" office:value-type="float" office:value="25871" calcext:value-type="float">
            <text:p>25,871</text:p>
          </table:table-cell>
          <table:table-cell table:style-name="ce25" office:value-type="float" office:value="24889" calcext:value-type="float">
            <text:p>24,889</text:p>
          </table:table-cell>
          <table:table-cell table:style-name="ce25" office:value-type="float" office:value="25406" calcext:value-type="float">
            <text:p>25,406</text:p>
          </table:table-cell>
          <table:table-cell table:style-name="ce25" office:value-type="float" office:value="25140" calcext:value-type="float">
            <text:p>25,140</text:p>
          </table:table-cell>
          <table:table-cell table:style-name="ce49" office:value-type="float" office:value="25298" calcext:value-type="float">
            <text:p>25,298</text:p>
          </table:table-cell>
          <table:table-cell table:style-name="ce25" office:value-type="float" office:value="125042" calcext:value-type="float">
            <text:p>125,042</text:p>
          </table:table-cell>
          <table:table-cell table:style-name="ce25" office:value-type="float" office:value="25407" calcext:value-type="float">
            <text:p>25,407</text:p>
          </table:table-cell>
          <table:table-cell table:style-name="ce25" office:value-type="float" office:value="25572" calcext:value-type="float">
            <text:p>25,572</text:p>
          </table:table-cell>
          <table:table-cell table:style-name="ce25" office:value-type="float" office:value="24903" calcext:value-type="float">
            <text:p>24,903</text:p>
          </table:table-cell>
          <table:table-cell table:style-name="ce25" office:value-type="float" office:value="24653" calcext:value-type="float">
            <text:p>24,653</text:p>
          </table:table-cell>
          <table:table-cell table:style-name="ce49" office:value-type="float" office:value="24507" calcext:value-type="float">
            <text:p>24,507</text:p>
          </table:table-cell>
          <table:table-cell table:style-name="ce25" office:value-type="float" office:value="119800" calcext:value-type="float">
            <text:p>119,800</text:p>
          </table:table-cell>
          <table:table-cell table:style-name="ce25" office:value-type="float" office:value="24275" calcext:value-type="float">
            <text:p>24,275</text:p>
          </table:table-cell>
          <table:table-cell table:style-name="ce25" office:value-type="float" office:value="23353" calcext:value-type="float">
            <text:p>23,353</text:p>
          </table:table-cell>
          <table:table-cell table:style-name="ce25" office:value-type="float" office:value="24822" calcext:value-type="float">
            <text:p>24,822</text:p>
          </table:table-cell>
          <table:table-cell table:style-name="ce25" office:value-type="float" office:value="24611" calcext:value-type="float">
            <text:p>24,611</text:p>
          </table:table-cell>
          <table:table-cell table:style-name="ce49" office:value-type="float" office:value="22739" calcext:value-type="float">
            <text:p>22,739</text:p>
          </table:table-cell>
          <table:table-cell table:style-name="ce25" office:value-type="float" office:value="102339" calcext:value-type="float">
            <text:p>102,339</text:p>
          </table:table-cell>
          <table:table-cell table:style-name="ce25" office:value-type="float" office:value="22143" calcext:value-type="float">
            <text:p>22,143</text:p>
          </table:table-cell>
          <table:table-cell table:style-name="ce25" office:value-type="float" office:value="22118" calcext:value-type="float">
            <text:p>22,118</text:p>
          </table:table-cell>
          <table:table-cell table:style-name="ce25" office:value-type="float" office:value="22381" calcext:value-type="float">
            <text:p>22,381</text:p>
          </table:table-cell>
          <table:table-cell table:style-name="ce25" office:value-type="float" office:value="18406" calcext:value-type="float">
            <text:p>18,406</text:p>
          </table:table-cell>
          <table:table-cell table:style-name="ce49" office:value-type="float" office:value="17291" calcext:value-type="float">
            <text:p>17,291</text:p>
          </table:table-cell>
          <table:table-cell table:style-name="ce25" office:value-type="float" office:value="58522" calcext:value-type="float">
            <text:p>58,522</text:p>
          </table:table-cell>
          <table:table-cell table:style-name="ce25" office:value-type="float" office:value="15253" calcext:value-type="float">
            <text:p>15,253</text:p>
          </table:table-cell>
          <table:table-cell table:style-name="ce25" office:value-type="float" office:value="12678" calcext:value-type="float">
            <text:p>12,678</text:p>
          </table:table-cell>
          <table:table-cell table:style-name="ce25" office:value-type="float" office:value="9854" calcext:value-type="float">
            <text:p>9,854</text:p>
          </table:table-cell>
          <table:table-cell table:style-name="ce25" office:value-type="float" office:value="9505" calcext:value-type="float">
            <text:p>9,505</text:p>
          </table:table-cell>
          <table:table-cell table:style-name="ce49" office:value-type="float" office:value="11232" calcext:value-type="float">
            <text:p>11,232</text:p>
          </table:table-cell>
          <table:table-cell table:style-name="ce25" office:value-type="float" office:value="50567" calcext:value-type="float">
            <text:p>50,567</text:p>
          </table:table-cell>
          <table:table-cell table:style-name="ce25" office:value-type="float" office:value="10842" calcext:value-type="float">
            <text:p>10,842</text:p>
          </table:table-cell>
          <table:table-cell table:style-name="ce25" office:value-type="float" office:value="10415" calcext:value-type="float">
            <text:p>10,415</text:p>
          </table:table-cell>
          <table:table-cell table:style-name="ce25" office:value-type="float" office:value="10381" calcext:value-type="float">
            <text:p>10,381</text:p>
          </table:table-cell>
          <table:table-cell table:style-name="ce25" office:value-type="float" office:value="9775" calcext:value-type="float">
            <text:p>9,775</text:p>
          </table:table-cell>
          <table:table-cell table:style-name="ce49" office:value-type="float" office:value="9154" calcext:value-type="float">
            <text:p>9,154</text:p>
          </table:table-cell>
          <table:table-cell table:style-name="ce25" office:value-type="float" office:value="36999" calcext:value-type="float">
            <text:p>36,999</text:p>
          </table:table-cell>
          <table:table-cell table:style-name="ce25" office:value-type="float" office:value="8469" calcext:value-type="float">
            <text:p>8,469</text:p>
          </table:table-cell>
          <table:table-cell table:style-name="ce25" office:value-type="float" office:value="7836" calcext:value-type="float">
            <text:p>7,836</text:p>
          </table:table-cell>
          <table:table-cell table:style-name="ce25" office:value-type="float" office:value="7091" calcext:value-type="float">
            <text:p>7,091</text:p>
          </table:table-cell>
          <table:table-cell table:style-name="ce25" office:value-type="float" office:value="7110" calcext:value-type="float">
            <text:p>7,110</text:p>
          </table:table-cell>
          <table:table-cell table:style-name="ce49" office:value-type="float" office:value="6493" calcext:value-type="float">
            <text:p>6,493</text:p>
          </table:table-cell>
          <table:table-cell table:style-name="ce25" office:value-type="float" office:value="28170" calcext:value-type="float">
            <text:p>28,170</text:p>
          </table:table-cell>
          <table:table-cell table:style-name="ce25" office:value-type="float" office:value="5958" calcext:value-type="float">
            <text:p>5,958</text:p>
          </table:table-cell>
          <table:table-cell table:style-name="ce25" office:value-type="float" office:value="5864" calcext:value-type="float">
            <text:p>5,864</text:p>
          </table:table-cell>
          <table:table-cell table:style-name="ce25" office:value-type="float" office:value="5696" calcext:value-type="float">
            <text:p>5,696</text:p>
          </table:table-cell>
          <table:table-cell table:style-name="ce25" office:value-type="float" office:value="5547" calcext:value-type="float">
            <text:p>5,547</text:p>
          </table:table-cell>
          <table:table-cell table:style-name="ce49" office:value-type="float" office:value="5105" calcext:value-type="float">
            <text:p>5,105</text:p>
          </table:table-cell>
          <table:table-cell table:style-name="ce25" office:value-type="float" office:value="19002" calcext:value-type="float">
            <text:p>19,002</text:p>
          </table:table-cell>
          <table:table-cell table:style-name="ce25" office:value-type="float" office:value="4796" calcext:value-type="float">
            <text:p>4,796</text:p>
          </table:table-cell>
          <table:table-cell table:style-name="ce25" office:value-type="float" office:value="4159" calcext:value-type="float">
            <text:p>4,159</text:p>
          </table:table-cell>
          <table:table-cell table:style-name="ce25" office:value-type="float" office:value="3952" calcext:value-type="float">
            <text:p>3,952</text:p>
          </table:table-cell>
          <table:table-cell table:style-name="ce25" office:value-type="float" office:value="3291" calcext:value-type="float">
            <text:p>3,291</text:p>
          </table:table-cell>
          <table:table-cell table:style-name="ce49" office:value-type="float" office:value="2804" calcext:value-type="float">
            <text:p>2,804</text:p>
          </table:table-cell>
          <table:table-cell table:style-name="ce25" office:value-type="float" office:value="7746" calcext:value-type="float">
            <text:p>7,746</text:p>
          </table:table-cell>
          <table:table-cell table:style-name="ce25" office:value-type="float" office:value="2155" calcext:value-type="float">
            <text:p>2,155</text:p>
          </table:table-cell>
          <table:table-cell table:style-name="ce25" office:value-type="float" office:value="1943" calcext:value-type="float">
            <text:p>1,943</text:p>
          </table:table-cell>
          <table:table-cell table:style-name="ce25" office:value-type="float" office:value="1589" calcext:value-type="float">
            <text:p>1,589</text:p>
          </table:table-cell>
          <table:table-cell table:style-name="ce25" office:value-type="float" office:value="1195" calcext:value-type="float">
            <text:p>1,195</text:p>
          </table:table-cell>
          <table:table-cell table:style-name="ce49" office:value-type="float" office:value="864" calcext:value-type="float">
            <text:p>864</text:p>
          </table:table-cell>
          <table:table-cell table:style-name="ce25" office:value-type="float" office:value="2032" calcext:value-type="float">
            <text:p>2,032</text:p>
          </table:table-cell>
          <table:table-cell table:style-name="ce25" office:value-type="float" office:value="674" calcext:value-type="float">
            <text:p>674</text:p>
          </table:table-cell>
          <table:table-cell table:style-name="ce25" office:value-type="float" office:value="485" calcext:value-type="float">
            <text:p>485</text:p>
          </table:table-cell>
          <table:table-cell table:style-name="ce25" office:value-type="float" office:value="361" calcext:value-type="float">
            <text:p>361</text:p>
          </table:table-cell>
          <table:table-cell table:style-name="ce25" office:value-type="float" office:value="289" calcext:value-type="float">
            <text:p>289</text:p>
          </table:table-cell>
          <table:table-cell table:style-name="ce49" office:value-type="float" office:value="223" calcext:value-type="float">
            <text:p>223</text:p>
          </table:table-cell>
          <table:table-cell table:style-name="ce25" office:value-type="float" office:value="424" calcext:value-type="float">
            <text:p>424</text:p>
          </table:table-cell>
          <table:table-cell table:style-name="ce25" office:value-type="float" office:value="170" calcext:value-type="float">
            <text:p>170</text:p>
          </table:table-cell>
          <table:table-cell table:style-name="ce25" office:value-type="float" office:value="135" calcext:value-type="float">
            <text:p>135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33" calcext:value-type="float">
            <text:p>33</text:p>
          </table:table-cell>
          <table:table-cell table:style-name="ce49" office:value-type="float" office:value="31" calcext:value-type="float">
            <text:p>31</text:p>
          </table:table-cell>
          <table:table-cell table:style-name="ce25" office:value-type="float" office:value="81" calcext:value-type="float">
            <text:p>81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高<text:span text:style-name="T4"> </text:span><text:span text:style-name="T5">雄</text:span><text:span text:style-name="T6"> </text:span><text:span text:style-name="T5">市</text:span>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table:formula="of:=SUM([.D81];[.J81];[.P81];[.V81];[.AB81];[.AH81];[.AN81];[.AT81];[.AZ81];[.BF81];[.BL81];[.BR81];[.BX81];[.CD81];[.CJ81];[.CP81];[.CV81];[.DB81];[.DH81];[.DN81];[.DT81])" office:value-type="float" office:value="756897" calcext:value-type="float">
            <text:p>756,897</text:p>
          </table:table-cell>
          <table:table-cell table:style-name="ce25" table:formula="of:=SUM([.E81:.I81])" office:value-type="float" office:value="32202" calcext:value-type="float">
            <text:p>32,202</text:p>
          </table:table-cell>
          <table:table-cell table:style-name="ce25" office:value-type="float" office:value="5797" calcext:value-type="float">
            <text:p>5,797</text:p>
          </table:table-cell>
          <table:table-cell table:style-name="ce25" office:value-type="float" office:value="6356" calcext:value-type="float">
            <text:p>6,356</text:p>
          </table:table-cell>
          <table:table-cell table:style-name="ce25" office:value-type="float" office:value="6418" calcext:value-type="float">
            <text:p>6,418</text:p>
          </table:table-cell>
          <table:table-cell table:style-name="ce25" office:value-type="float" office:value="6646" calcext:value-type="float">
            <text:p>6,646</text:p>
          </table:table-cell>
          <table:table-cell table:style-name="ce25" office:value-type="float" office:value="6985" calcext:value-type="float">
            <text:p>6,985</text:p>
          </table:table-cell>
          <table:table-cell table:style-name="ce25" office:value-type="float" office:value="44089" calcext:value-type="float">
            <text:p>44,089</text:p>
          </table:table-cell>
          <table:table-cell table:style-name="ce25" office:value-type="float" office:value="7445" calcext:value-type="float">
            <text:p>7,445</text:p>
          </table:table-cell>
          <table:table-cell table:style-name="ce25" office:value-type="float" office:value="8052" calcext:value-type="float">
            <text:p>8,052</text:p>
          </table:table-cell>
          <table:table-cell table:style-name="ce25" office:value-type="float" office:value="8867" calcext:value-type="float">
            <text:p>8,867</text:p>
          </table:table-cell>
          <table:table-cell table:style-name="ce25" office:value-type="float" office:value="10313" calcext:value-type="float">
            <text:p>10,313</text:p>
          </table:table-cell>
          <table:table-cell table:style-name="ce49" office:value-type="float" office:value="9412" calcext:value-type="float">
            <text:p>9,412</text:p>
          </table:table-cell>
          <table:table-cell table:style-name="ce25" office:value-type="float" office:value="53239" calcext:value-type="float">
            <text:p>53,239</text:p>
          </table:table-cell>
          <table:table-cell table:style-name="ce25" office:value-type="float" office:value="9333" calcext:value-type="float">
            <text:p>9,333</text:p>
          </table:table-cell>
          <table:table-cell table:style-name="ce25" office:value-type="float" office:value="11075" calcext:value-type="float">
            <text:p>11,075</text:p>
          </table:table-cell>
          <table:table-cell table:style-name="ce25" office:value-type="float" office:value="11027" calcext:value-type="float">
            <text:p>11,027</text:p>
          </table:table-cell>
          <table:table-cell table:style-name="ce25" office:value-type="float" office:value="10943" calcext:value-type="float">
            <text:p>10,943</text:p>
          </table:table-cell>
          <table:table-cell table:style-name="ce49" office:value-type="float" office:value="10861" calcext:value-type="float">
            <text:p>10,861</text:p>
          </table:table-cell>
          <table:table-cell table:style-name="ce25" office:value-type="float" office:value="52471" calcext:value-type="float">
            <text:p>52,471</text:p>
          </table:table-cell>
          <table:table-cell table:style-name="ce25" office:value-type="float" office:value="10772" calcext:value-type="float">
            <text:p>10,772</text:p>
          </table:table-cell>
          <table:table-cell table:style-name="ce25" office:value-type="float" office:value="10434" calcext:value-type="float">
            <text:p>10,434</text:p>
          </table:table-cell>
          <table:table-cell table:style-name="ce25" office:value-type="float" office:value="10270" calcext:value-type="float">
            <text:p>10,270</text:p>
          </table:table-cell>
          <table:table-cell table:style-name="ce25" office:value-type="float" office:value="10872" calcext:value-type="float">
            <text:p>10,872</text:p>
          </table:table-cell>
          <table:table-cell table:style-name="ce49" office:value-type="float" office:value="10123" calcext:value-type="float">
            <text:p>10,123</text:p>
          </table:table-cell>
          <table:table-cell table:style-name="ce25" office:value-type="float" office:value="54223" calcext:value-type="float">
            <text:p>54,223</text:p>
          </table:table-cell>
          <table:table-cell table:style-name="ce25" office:value-type="float" office:value="10824" calcext:value-type="float">
            <text:p>10,824</text:p>
          </table:table-cell>
          <table:table-cell table:style-name="ce25" office:value-type="float" office:value="9994" calcext:value-type="float">
            <text:p>9,994</text:p>
          </table:table-cell>
          <table:table-cell table:style-name="ce25" office:value-type="float" office:value="10002" calcext:value-type="float">
            <text:p>10,002</text:p>
          </table:table-cell>
          <table:table-cell table:style-name="ce25" office:value-type="float" office:value="11359" calcext:value-type="float">
            <text:p>11,359</text:p>
          </table:table-cell>
          <table:table-cell table:style-name="ce49" office:value-type="float" office:value="12044" calcext:value-type="float">
            <text:p>12,044</text:p>
          </table:table-cell>
          <table:table-cell table:style-name="ce25" office:value-type="float" office:value="66558" calcext:value-type="float">
            <text:p>66,558</text:p>
          </table:table-cell>
          <table:table-cell table:style-name="ce25" office:value-type="float" office:value="12513" calcext:value-type="float">
            <text:p>12,513</text:p>
          </table:table-cell>
          <table:table-cell table:style-name="ce25" office:value-type="float" office:value="13175" calcext:value-type="float">
            <text:p>13,175</text:p>
          </table:table-cell>
          <table:table-cell table:style-name="ce25" office:value-type="float" office:value="13611" calcext:value-type="float">
            <text:p>13,611</text:p>
          </table:table-cell>
          <table:table-cell table:style-name="ce25" office:value-type="float" office:value="13558" calcext:value-type="float">
            <text:p>13,558</text:p>
          </table:table-cell>
          <table:table-cell table:style-name="ce49" office:value-type="float" office:value="13701" calcext:value-type="float">
            <text:p>13,701</text:p>
          </table:table-cell>
          <table:table-cell table:style-name="ce25" office:value-type="float" office:value="64508" calcext:value-type="float">
            <text:p>64,508</text:p>
          </table:table-cell>
          <table:table-cell table:style-name="ce25" office:value-type="float" office:value="13255" calcext:value-type="float">
            <text:p>13,255</text:p>
          </table:table-cell>
          <table:table-cell table:style-name="ce25" office:value-type="float" office:value="13333" calcext:value-type="float">
            <text:p>13,333</text:p>
          </table:table-cell>
          <table:table-cell table:style-name="ce25" office:value-type="float" office:value="13837" calcext:value-type="float">
            <text:p>13,837</text:p>
          </table:table-cell>
          <table:table-cell table:style-name="ce25" office:value-type="float" office:value="12007" calcext:value-type="float">
            <text:p>12,007</text:p>
          </table:table-cell>
          <table:table-cell table:style-name="ce49" office:value-type="float" office:value="12076" calcext:value-type="float">
            <text:p>12,076</text:p>
          </table:table-cell>
          <table:table-cell table:style-name="ce25" office:value-type="float" office:value="61434" calcext:value-type="float">
            <text:p>61,434</text:p>
          </table:table-cell>
          <table:table-cell table:style-name="ce25" office:value-type="float" office:value="11929" calcext:value-type="float">
            <text:p>11,929</text:p>
          </table:table-cell>
          <table:table-cell table:style-name="ce25" office:value-type="float" office:value="11973" calcext:value-type="float">
            <text:p>11,973</text:p>
          </table:table-cell>
          <table:table-cell table:style-name="ce25" office:value-type="float" office:value="12215" calcext:value-type="float">
            <text:p>12,215</text:p>
          </table:table-cell>
          <table:table-cell table:style-name="ce25" office:value-type="float" office:value="12832" calcext:value-type="float">
            <text:p>12,832</text:p>
          </table:table-cell>
          <table:table-cell table:style-name="ce49" office:value-type="float" office:value="12485" calcext:value-type="float">
            <text:p>12,485</text:p>
          </table:table-cell>
          <table:table-cell table:style-name="ce25" office:value-type="float" office:value="61666" calcext:value-type="float">
            <text:p>61,666</text:p>
          </table:table-cell>
          <table:table-cell table:style-name="ce25" office:value-type="float" office:value="12645" calcext:value-type="float">
            <text:p>12,645</text:p>
          </table:table-cell>
          <table:table-cell table:style-name="ce25" office:value-type="float" office:value="12241" calcext:value-type="float">
            <text:p>12,241</text:p>
          </table:table-cell>
          <table:table-cell table:style-name="ce25" office:value-type="float" office:value="12258" calcext:value-type="float">
            <text:p>12,258</text:p>
          </table:table-cell>
          <table:table-cell table:style-name="ce25" office:value-type="float" office:value="12259" calcext:value-type="float">
            <text:p>12,259</text:p>
          </table:table-cell>
          <table:table-cell table:style-name="ce49" office:value-type="float" office:value="12263" calcext:value-type="float">
            <text:p>12,263</text:p>
          </table:table-cell>
          <table:table-cell table:style-name="ce25" office:value-type="float" office:value="60338" calcext:value-type="float">
            <text:p>60,338</text:p>
          </table:table-cell>
          <table:table-cell table:style-name="ce25" office:value-type="float" office:value="12321" calcext:value-type="float">
            <text:p>12,321</text:p>
          </table:table-cell>
          <table:table-cell table:style-name="ce25" office:value-type="float" office:value="12408" calcext:value-type="float">
            <text:p>12,408</text:p>
          </table:table-cell>
          <table:table-cell table:style-name="ce25" office:value-type="float" office:value="12021" calcext:value-type="float">
            <text:p>12,021</text:p>
          </table:table-cell>
          <table:table-cell table:style-name="ce25" office:value-type="float" office:value="11700" calcext:value-type="float">
            <text:p>11,700</text:p>
          </table:table-cell>
          <table:table-cell table:style-name="ce49" office:value-type="float" office:value="11888" calcext:value-type="float">
            <text:p>11,888</text:p>
          </table:table-cell>
          <table:table-cell table:style-name="ce25" office:value-type="float" office:value="57600" calcext:value-type="float">
            <text:p>57,600</text:p>
          </table:table-cell>
          <table:table-cell table:style-name="ce25" office:value-type="float" office:value="11679" calcext:value-type="float">
            <text:p>11,679</text:p>
          </table:table-cell>
          <table:table-cell table:style-name="ce25" office:value-type="float" office:value="11113" calcext:value-type="float">
            <text:p>11,113</text:p>
          </table:table-cell>
          <table:table-cell table:style-name="ce25" office:value-type="float" office:value="12006" calcext:value-type="float">
            <text:p>12,006</text:p>
          </table:table-cell>
          <table:table-cell table:style-name="ce25" office:value-type="float" office:value="11739" calcext:value-type="float">
            <text:p>11,739</text:p>
          </table:table-cell>
          <table:table-cell table:style-name="ce49" office:value-type="float" office:value="11063" calcext:value-type="float">
            <text:p>11,063</text:p>
          </table:table-cell>
          <table:table-cell table:style-name="ce25" office:value-type="float" office:value="49154" calcext:value-type="float">
            <text:p>49,154</text:p>
          </table:table-cell>
          <table:table-cell table:style-name="ce25" office:value-type="float" office:value="10689" calcext:value-type="float">
            <text:p>10,689</text:p>
          </table:table-cell>
          <table:table-cell table:style-name="ce25" office:value-type="float" office:value="10568" calcext:value-type="float">
            <text:p>10,568</text:p>
          </table:table-cell>
          <table:table-cell table:style-name="ce25" office:value-type="float" office:value="10721" calcext:value-type="float">
            <text:p>10,721</text:p>
          </table:table-cell>
          <table:table-cell table:style-name="ce25" office:value-type="float" office:value="8824" calcext:value-type="float">
            <text:p>8,824</text:p>
          </table:table-cell>
          <table:table-cell table:style-name="ce49" office:value-type="float" office:value="8352" calcext:value-type="float">
            <text:p>8,352</text:p>
          </table:table-cell>
          <table:table-cell table:style-name="ce25" office:value-type="float" office:value="28152" calcext:value-type="float">
            <text:p>28,152</text:p>
          </table:table-cell>
          <table:table-cell table:style-name="ce25" office:value-type="float" office:value="7332" calcext:value-type="float">
            <text:p>7,332</text:p>
          </table:table-cell>
          <table:table-cell table:style-name="ce25" office:value-type="float" office:value="6146" calcext:value-type="float">
            <text:p>6,146</text:p>
          </table:table-cell>
          <table:table-cell table:style-name="ce25" office:value-type="float" office:value="4751" calcext:value-type="float">
            <text:p>4,751</text:p>
          </table:table-cell>
          <table:table-cell table:style-name="ce25" office:value-type="float" office:value="4527" calcext:value-type="float">
            <text:p>4,527</text:p>
          </table:table-cell>
          <table:table-cell table:style-name="ce49" office:value-type="float" office:value="5396" calcext:value-type="float">
            <text:p>5,396</text:p>
          </table:table-cell>
          <table:table-cell table:style-name="ce25" office:value-type="float" office:value="23838" calcext:value-type="float">
            <text:p>23,838</text:p>
          </table:table-cell>
          <table:table-cell table:style-name="ce25" office:value-type="float" office:value="5184" calcext:value-type="float">
            <text:p>5,184</text:p>
          </table:table-cell>
          <table:table-cell table:style-name="ce25" office:value-type="float" office:value="5044" calcext:value-type="float">
            <text:p>5,044</text:p>
          </table:table-cell>
          <table:table-cell table:style-name="ce25" office:value-type="float" office:value="4951" calcext:value-type="float">
            <text:p>4,951</text:p>
          </table:table-cell>
          <table:table-cell table:style-name="ce25" office:value-type="float" office:value="4518" calcext:value-type="float">
            <text:p>4,518</text:p>
          </table:table-cell>
          <table:table-cell table:style-name="ce49" office:value-type="float" office:value="4141" calcext:value-type="float">
            <text:p>4,141</text:p>
          </table:table-cell>
          <table:table-cell table:style-name="ce25" office:value-type="float" office:value="16989" calcext:value-type="float">
            <text:p>16,989</text:p>
          </table:table-cell>
          <table:table-cell table:style-name="ce25" office:value-type="float" office:value="3821" calcext:value-type="float">
            <text:p>3,821</text:p>
          </table:table-cell>
          <table:table-cell table:style-name="ce25" office:value-type="float" office:value="3549" calcext:value-type="float">
            <text:p>3,549</text:p>
          </table:table-cell>
          <table:table-cell table:style-name="ce25" office:value-type="float" office:value="3242" calcext:value-type="float">
            <text:p>3,242</text:p>
          </table:table-cell>
          <table:table-cell table:style-name="ce25" office:value-type="float" office:value="3308" calcext:value-type="float">
            <text:p>3,308</text:p>
          </table:table-cell>
          <table:table-cell table:style-name="ce49" office:value-type="float" office:value="3069" calcext:value-type="float">
            <text:p>3,069</text:p>
          </table:table-cell>
          <table:table-cell table:style-name="ce25" office:value-type="float" office:value="14710" calcext:value-type="float">
            <text:p>14,710</text:p>
          </table:table-cell>
          <table:table-cell table:style-name="ce25" office:value-type="float" office:value="2884" calcext:value-type="float">
            <text:p>2,884</text:p>
          </table:table-cell>
          <table:table-cell table:style-name="ce25" office:value-type="float" office:value="2983" calcext:value-type="float">
            <text:p>2,983</text:p>
          </table:table-cell>
          <table:table-cell table:style-name="ce25" office:value-type="float" office:value="2971" calcext:value-type="float">
            <text:p>2,971</text:p>
          </table:table-cell>
          <table:table-cell table:style-name="ce25" office:value-type="float" office:value="3082" calcext:value-type="float">
            <text:p>3,082</text:p>
          </table:table-cell>
          <table:table-cell table:style-name="ce49" office:value-type="float" office:value="2790" calcext:value-type="float">
            <text:p>2,790</text:p>
          </table:table-cell>
          <table:table-cell table:style-name="ce25" office:value-type="float" office:value="10638" calcext:value-type="float">
            <text:p>10,638</text:p>
          </table:table-cell>
          <table:table-cell table:style-name="ce25" office:value-type="float" office:value="2699" calcext:value-type="float">
            <text:p>2,699</text:p>
          </table:table-cell>
          <table:table-cell table:style-name="ce25" office:value-type="float" office:value="2386" calcext:value-type="float">
            <text:p>2,386</text:p>
          </table:table-cell>
          <table:table-cell table:style-name="ce25" office:value-type="float" office:value="2206" calcext:value-type="float">
            <text:p>2,206</text:p>
          </table:table-cell>
          <table:table-cell table:style-name="ce25" office:value-type="float" office:value="1847" calcext:value-type="float">
            <text:p>1,847</text:p>
          </table:table-cell>
          <table:table-cell table:style-name="ce49" office:value-type="float" office:value="1500" calcext:value-type="float">
            <text:p>1,500</text:p>
          </table:table-cell>
          <table:table-cell table:style-name="ce25" office:value-type="float" office:value="3954" calcext:value-type="float">
            <text:p>3,954</text:p>
          </table:table-cell>
          <table:table-cell table:style-name="ce25" office:value-type="float" office:value="1100" calcext:value-type="float">
            <text:p>1,100</text:p>
          </table:table-cell>
          <table:table-cell table:style-name="ce25" office:value-type="float" office:value="997" calcext:value-type="float">
            <text:p>997</text:p>
          </table:table-cell>
          <table:table-cell table:style-name="ce25" office:value-type="float" office:value="835" calcext:value-type="float">
            <text:p>835</text:p>
          </table:table-cell>
          <table:table-cell table:style-name="ce25" office:value-type="float" office:value="606" calcext:value-type="float">
            <text:p>606</text:p>
          </table:table-cell>
          <table:table-cell table:style-name="ce49" office:value-type="float" office:value="416" calcext:value-type="float">
            <text:p>416</text:p>
          </table:table-cell>
          <table:table-cell table:style-name="ce25" office:value-type="float" office:value="920" calcext:value-type="float">
            <text:p>920</text:p>
          </table:table-cell>
          <table:table-cell table:style-name="ce25" office:value-type="float" office:value="319" calcext:value-type="float">
            <text:p>319</text:p>
          </table:table-cell>
          <table:table-cell table:style-name="ce25" office:value-type="float" office:value="214" calcext:value-type="float">
            <text:p>214</text:p>
          </table:table-cell>
          <table:table-cell table:style-name="ce25" office:value-type="float" office:value="160" calcext:value-type="float">
            <text:p>160</text:p>
          </table:table-cell>
          <table:table-cell table:style-name="ce25" office:value-type="float" office:value="121" calcext:value-type="float">
            <text:p>121</text:p>
          </table:table-cell>
          <table:table-cell table:style-name="ce49" office:value-type="float" office:value="106" calcext:value-type="float">
            <text:p>106</text:p>
          </table:table-cell>
          <table:table-cell table:style-name="ce25" office:value-type="float" office:value="175" calcext:value-type="float">
            <text:p>175</text:p>
          </table:table-cell>
          <table:table-cell table:style-name="ce25" office:value-type="float" office:value="64" calcext:value-type="float">
            <text:p>64</text:p>
          </table:table-cell>
          <table:table-cell table:style-name="ce25" office:value-type="float" office:value="62" calcext:value-type="float">
            <text:p>62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15" calcext:value-type="float">
            <text:p>15</text:p>
          </table:table-cell>
          <table:table-cell table:style-name="ce49" office:value-type="float" office:value="12" calcext:value-type="float">
            <text:p>12</text:p>
          </table:table-cell>
          <table:table-cell table:style-name="ce25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table:formula="of:=SUM([.D82];[.J82];[.P82];[.V82];[.AB82];[.AH82];[.AN82];[.AT82];[.AZ82];[.BF82];[.BL82];[.BR82];[.BX82];[.CD82];[.CJ82];[.CP82];[.CV82];[.DB82];[.DH82];[.DN82];[.DT82])" office:value-type="float" office:value="767444" calcext:value-type="float">
            <text:p>767,444</text:p>
          </table:table-cell>
          <table:table-cell table:style-name="ce38" table:formula="of:=SUM([.E82:.I82])" office:value-type="float" office:value="29346" calcext:value-type="float">
            <text:p>29,346</text:p>
          </table:table-cell>
          <table:table-cell table:style-name="ce26" office:value-type="float" office:value="5243" calcext:value-type="float">
            <text:p>5,243</text:p>
          </table:table-cell>
          <table:table-cell table:style-name="ce26" office:value-type="float" office:value="5719" calcext:value-type="float">
            <text:p>5,719</text:p>
          </table:table-cell>
          <table:table-cell table:style-name="ce26" office:value-type="float" office:value="5946" calcext:value-type="float">
            <text:p>5,946</text:p>
          </table:table-cell>
          <table:table-cell table:style-name="ce26" office:value-type="float" office:value="6112" calcext:value-type="float">
            <text:p>6,112</text:p>
          </table:table-cell>
          <table:table-cell table:style-name="ce26" office:value-type="float" office:value="6326" calcext:value-type="float">
            <text:p>6,326</text:p>
          </table:table-cell>
          <table:table-cell table:style-name="ce26" office:value-type="float" office:value="40662" calcext:value-type="float">
            <text:p>40,662</text:p>
          </table:table-cell>
          <table:table-cell table:style-name="ce26" office:value-type="float" office:value="7006" calcext:value-type="float">
            <text:p>7,006</text:p>
          </table:table-cell>
          <table:table-cell table:style-name="ce26" office:value-type="float" office:value="7408" calcext:value-type="float">
            <text:p>7,408</text:p>
          </table:table-cell>
          <table:table-cell table:style-name="ce26" office:value-type="float" office:value="8144" calcext:value-type="float">
            <text:p>8,144</text:p>
          </table:table-cell>
          <table:table-cell table:style-name="ce26" office:value-type="float" office:value="9450" calcext:value-type="float">
            <text:p>9,450</text:p>
          </table:table-cell>
          <table:table-cell table:style-name="ce38" office:value-type="float" office:value="8654" calcext:value-type="float">
            <text:p>8,654</text:p>
          </table:table-cell>
          <table:table-cell table:style-name="ce26" office:value-type="float" office:value="49670" calcext:value-type="float">
            <text:p>49,670</text:p>
          </table:table-cell>
          <table:table-cell table:style-name="ce26" office:value-type="float" office:value="8760" calcext:value-type="float">
            <text:p>8,760</text:p>
          </table:table-cell>
          <table:table-cell table:style-name="ce26" office:value-type="float" office:value="10427" calcext:value-type="float">
            <text:p>10,427</text:p>
          </table:table-cell>
          <table:table-cell table:style-name="ce26" office:value-type="float" office:value="10172" calcext:value-type="float">
            <text:p>10,172</text:p>
          </table:table-cell>
          <table:table-cell table:style-name="ce26" office:value-type="float" office:value="10167" calcext:value-type="float">
            <text:p>10,167</text:p>
          </table:table-cell>
          <table:table-cell table:style-name="ce38" office:value-type="float" office:value="10144" calcext:value-type="float">
            <text:p>10,144</text:p>
          </table:table-cell>
          <table:table-cell table:style-name="ce26" office:value-type="float" office:value="48405" calcext:value-type="float">
            <text:p>48,405</text:p>
          </table:table-cell>
          <table:table-cell table:style-name="ce26" office:value-type="float" office:value="9875" calcext:value-type="float">
            <text:p>9,875</text:p>
          </table:table-cell>
          <table:table-cell table:style-name="ce26" office:value-type="float" office:value="9660" calcext:value-type="float">
            <text:p>9,660</text:p>
          </table:table-cell>
          <table:table-cell table:style-name="ce26" office:value-type="float" office:value="9473" calcext:value-type="float">
            <text:p>9,473</text:p>
          </table:table-cell>
          <table:table-cell table:style-name="ce26" office:value-type="float" office:value="9954" calcext:value-type="float">
            <text:p>9,954</text:p>
          </table:table-cell>
          <table:table-cell table:style-name="ce38" office:value-type="float" office:value="9443" calcext:value-type="float">
            <text:p>9,443</text:p>
          </table:table-cell>
          <table:table-cell table:style-name="ce26" office:value-type="float" office:value="50641" calcext:value-type="float">
            <text:p>50,641</text:p>
          </table:table-cell>
          <table:table-cell table:style-name="ce26" office:value-type="float" office:value="9940" calcext:value-type="float">
            <text:p>9,940</text:p>
          </table:table-cell>
          <table:table-cell table:style-name="ce26" office:value-type="float" office:value="9230" calcext:value-type="float">
            <text:p>9,230</text:p>
          </table:table-cell>
          <table:table-cell table:style-name="ce26" office:value-type="float" office:value="9364" calcext:value-type="float">
            <text:p>9,364</text:p>
          </table:table-cell>
          <table:table-cell table:style-name="ce26" office:value-type="float" office:value="10632" calcext:value-type="float">
            <text:p>10,632</text:p>
          </table:table-cell>
          <table:table-cell table:style-name="ce38" office:value-type="float" office:value="11475" calcext:value-type="float">
            <text:p>11,475</text:p>
          </table:table-cell>
          <table:table-cell table:style-name="ce26" office:value-type="float" office:value="66382" calcext:value-type="float">
            <text:p>66,382</text:p>
          </table:table-cell>
          <table:table-cell table:style-name="ce26" office:value-type="float" office:value="12203" calcext:value-type="float">
            <text:p>12,203</text:p>
          </table:table-cell>
          <table:table-cell table:style-name="ce26" office:value-type="float" office:value="13062" calcext:value-type="float">
            <text:p>13,062</text:p>
          </table:table-cell>
          <table:table-cell table:style-name="ce26" office:value-type="float" office:value="13680" calcext:value-type="float">
            <text:p>13,680</text:p>
          </table:table-cell>
          <table:table-cell table:style-name="ce26" office:value-type="float" office:value="13487" calcext:value-type="float">
            <text:p>13,487</text:p>
          </table:table-cell>
          <table:table-cell table:style-name="ce38" office:value-type="float" office:value="13950" calcext:value-type="float">
            <text:p>13,950</text:p>
          </table:table-cell>
          <table:table-cell table:style-name="ce26" office:value-type="float" office:value="67537" calcext:value-type="float">
            <text:p>67,537</text:p>
          </table:table-cell>
          <table:table-cell table:style-name="ce26" office:value-type="float" office:value="13786" calcext:value-type="float">
            <text:p>13,786</text:p>
          </table:table-cell>
          <table:table-cell table:style-name="ce26" office:value-type="float" office:value="13837" calcext:value-type="float">
            <text:p>13,837</text:p>
          </table:table-cell>
          <table:table-cell table:style-name="ce26" office:value-type="float" office:value="14360" calcext:value-type="float">
            <text:p>14,360</text:p>
          </table:table-cell>
          <table:table-cell table:style-name="ce26" office:value-type="float" office:value="12685" calcext:value-type="float">
            <text:p>12,685</text:p>
          </table:table-cell>
          <table:table-cell table:style-name="ce38" office:value-type="float" office:value="12869" calcext:value-type="float">
            <text:p>12,869</text:p>
          </table:table-cell>
          <table:table-cell table:style-name="ce26" office:value-type="float" office:value="65646" calcext:value-type="float">
            <text:p>65,646</text:p>
          </table:table-cell>
          <table:table-cell table:style-name="ce26" office:value-type="float" office:value="12781" calcext:value-type="float">
            <text:p>12,781</text:p>
          </table:table-cell>
          <table:table-cell table:style-name="ce26" office:value-type="float" office:value="12887" calcext:value-type="float">
            <text:p>12,887</text:p>
          </table:table-cell>
          <table:table-cell table:style-name="ce26" office:value-type="float" office:value="13125" calcext:value-type="float">
            <text:p>13,125</text:p>
          </table:table-cell>
          <table:table-cell table:style-name="ce26" office:value-type="float" office:value="13447" calcext:value-type="float">
            <text:p>13,447</text:p>
          </table:table-cell>
          <table:table-cell table:style-name="ce38" office:value-type="float" office:value="13406" calcext:value-type="float">
            <text:p>13,406</text:p>
          </table:table-cell>
          <table:table-cell table:style-name="ce26" office:value-type="float" office:value="64938" calcext:value-type="float">
            <text:p>64,938</text:p>
          </table:table-cell>
          <table:table-cell table:style-name="ce26" office:value-type="float" office:value="13226" calcext:value-type="float">
            <text:p>13,226</text:p>
          </table:table-cell>
          <table:table-cell table:style-name="ce26" office:value-type="float" office:value="12648" calcext:value-type="float">
            <text:p>12,648</text:p>
          </table:table-cell>
          <table:table-cell table:style-name="ce26" office:value-type="float" office:value="13148" calcext:value-type="float">
            <text:p>13,148</text:p>
          </table:table-cell>
          <table:table-cell table:style-name="ce26" office:value-type="float" office:value="12881" calcext:value-type="float">
            <text:p>12,881</text:p>
          </table:table-cell>
          <table:table-cell table:style-name="ce38" office:value-type="float" office:value="13035" calcext:value-type="float">
            <text:p>13,035</text:p>
          </table:table-cell>
          <table:table-cell table:style-name="ce26" office:value-type="float" office:value="64704" calcext:value-type="float">
            <text:p>64,704</text:p>
          </table:table-cell>
          <table:table-cell table:style-name="ce26" office:value-type="float" office:value="13086" calcext:value-type="float">
            <text:p>13,086</text:p>
          </table:table-cell>
          <table:table-cell table:style-name="ce26" office:value-type="float" office:value="13164" calcext:value-type="float">
            <text:p>13,164</text:p>
          </table:table-cell>
          <table:table-cell table:style-name="ce26" office:value-type="float" office:value="12882" calcext:value-type="float">
            <text:p>12,882</text:p>
          </table:table-cell>
          <table:table-cell table:style-name="ce26" office:value-type="float" office:value="12953" calcext:value-type="float">
            <text:p>12,953</text:p>
          </table:table-cell>
          <table:table-cell table:style-name="ce38" office:value-type="float" office:value="12619" calcext:value-type="float">
            <text:p>12,619</text:p>
          </table:table-cell>
          <table:table-cell table:style-name="ce26" office:value-type="float" office:value="62200" calcext:value-type="float">
            <text:p>62,200</text:p>
          </table:table-cell>
          <table:table-cell table:style-name="ce26" office:value-type="float" office:value="12596" calcext:value-type="float">
            <text:p>12,596</text:p>
          </table:table-cell>
          <table:table-cell table:style-name="ce26" office:value-type="float" office:value="12240" calcext:value-type="float">
            <text:p>12,240</text:p>
          </table:table-cell>
          <table:table-cell table:style-name="ce26" office:value-type="float" office:value="12816" calcext:value-type="float">
            <text:p>12,816</text:p>
          </table:table-cell>
          <table:table-cell table:style-name="ce26" office:value-type="float" office:value="12872" calcext:value-type="float">
            <text:p>12,872</text:p>
          </table:table-cell>
          <table:table-cell table:style-name="ce38" office:value-type="float" office:value="11676" calcext:value-type="float">
            <text:p>11,676</text:p>
          </table:table-cell>
          <table:table-cell table:style-name="ce26" office:value-type="float" office:value="53185" calcext:value-type="float">
            <text:p>53,185</text:p>
          </table:table-cell>
          <table:table-cell table:style-name="ce26" office:value-type="float" office:value="11454" calcext:value-type="float">
            <text:p>11,454</text:p>
          </table:table-cell>
          <table:table-cell table:style-name="ce26" office:value-type="float" office:value="11550" calcext:value-type="float">
            <text:p>11,550</text:p>
          </table:table-cell>
          <table:table-cell table:style-name="ce26" office:value-type="float" office:value="11660" calcext:value-type="float">
            <text:p>11,660</text:p>
          </table:table-cell>
          <table:table-cell table:style-name="ce26" office:value-type="float" office:value="9582" calcext:value-type="float">
            <text:p>9,582</text:p>
          </table:table-cell>
          <table:table-cell table:style-name="ce38" office:value-type="float" office:value="8939" calcext:value-type="float">
            <text:p>8,939</text:p>
          </table:table-cell>
          <table:table-cell table:style-name="ce26" office:value-type="float" office:value="30370" calcext:value-type="float">
            <text:p>30,370</text:p>
          </table:table-cell>
          <table:table-cell table:style-name="ce26" office:value-type="float" office:value="7921" calcext:value-type="float">
            <text:p>7,921</text:p>
          </table:table-cell>
          <table:table-cell table:style-name="ce26" office:value-type="float" office:value="6532" calcext:value-type="float">
            <text:p>6,532</text:p>
          </table:table-cell>
          <table:table-cell table:style-name="ce26" office:value-type="float" office:value="5103" calcext:value-type="float">
            <text:p>5,103</text:p>
          </table:table-cell>
          <table:table-cell table:style-name="ce26" office:value-type="float" office:value="4978" calcext:value-type="float">
            <text:p>4,978</text:p>
          </table:table-cell>
          <table:table-cell table:style-name="ce38" office:value-type="float" office:value="5836" calcext:value-type="float">
            <text:p>5,836</text:p>
          </table:table-cell>
          <table:table-cell table:style-name="ce26" office:value-type="float" office:value="26729" calcext:value-type="float">
            <text:p>26,729</text:p>
          </table:table-cell>
          <table:table-cell table:style-name="ce26" office:value-type="float" office:value="5658" calcext:value-type="float">
            <text:p>5,658</text:p>
          </table:table-cell>
          <table:table-cell table:style-name="ce26" office:value-type="float" office:value="5371" calcext:value-type="float">
            <text:p>5,371</text:p>
          </table:table-cell>
          <table:table-cell table:style-name="ce26" office:value-type="float" office:value="5430" calcext:value-type="float">
            <text:p>5,430</text:p>
          </table:table-cell>
          <table:table-cell table:style-name="ce26" office:value-type="float" office:value="5257" calcext:value-type="float">
            <text:p>5,257</text:p>
          </table:table-cell>
          <table:table-cell table:style-name="ce38" office:value-type="float" office:value="5013" calcext:value-type="float">
            <text:p>5,013</text:p>
          </table:table-cell>
          <table:table-cell table:style-name="ce26" office:value-type="float" office:value="20010" calcext:value-type="float">
            <text:p>20,010</text:p>
          </table:table-cell>
          <table:table-cell table:style-name="ce26" office:value-type="float" office:value="4648" calcext:value-type="float">
            <text:p>4,648</text:p>
          </table:table-cell>
          <table:table-cell table:style-name="ce26" office:value-type="float" office:value="4287" calcext:value-type="float">
            <text:p>4,287</text:p>
          </table:table-cell>
          <table:table-cell table:style-name="ce26" office:value-type="float" office:value="3849" calcext:value-type="float">
            <text:p>3,849</text:p>
          </table:table-cell>
          <table:table-cell table:style-name="ce26" office:value-type="float" office:value="3802" calcext:value-type="float">
            <text:p>3,802</text:p>
          </table:table-cell>
          <table:table-cell table:style-name="ce38" office:value-type="float" office:value="3424" calcext:value-type="float">
            <text:p>3,424</text:p>
          </table:table-cell>
          <table:table-cell table:style-name="ce26" office:value-type="float" office:value="13460" calcext:value-type="float">
            <text:p>13,460</text:p>
          </table:table-cell>
          <table:table-cell table:style-name="ce26" office:value-type="float" office:value="3074" calcext:value-type="float">
            <text:p>3,074</text:p>
          </table:table-cell>
          <table:table-cell table:style-name="ce26" office:value-type="float" office:value="2881" calcext:value-type="float">
            <text:p>2,881</text:p>
          </table:table-cell>
          <table:table-cell table:style-name="ce26" office:value-type="float" office:value="2725" calcext:value-type="float">
            <text:p>2,725</text:p>
          </table:table-cell>
          <table:table-cell table:style-name="ce26" office:value-type="float" office:value="2465" calcext:value-type="float">
            <text:p>2,465</text:p>
          </table:table-cell>
          <table:table-cell table:style-name="ce38" office:value-type="float" office:value="2315" calcext:value-type="float">
            <text:p>2,315</text:p>
          </table:table-cell>
          <table:table-cell table:style-name="ce26" office:value-type="float" office:value="8364" calcext:value-type="float">
            <text:p>8,364</text:p>
          </table:table-cell>
          <table:table-cell table:style-name="ce26" office:value-type="float" office:value="2097" calcext:value-type="float">
            <text:p>2,097</text:p>
          </table:table-cell>
          <table:table-cell table:style-name="ce26" office:value-type="float" office:value="1773" calcext:value-type="float">
            <text:p>1,773</text:p>
          </table:table-cell>
          <table:table-cell table:style-name="ce26" office:value-type="float" office:value="1746" calcext:value-type="float">
            <text:p>1,746</text:p>
          </table:table-cell>
          <table:table-cell table:style-name="ce26" office:value-type="float" office:value="1444" calcext:value-type="float">
            <text:p>1,444</text:p>
          </table:table-cell>
          <table:table-cell table:style-name="ce38" office:value-type="float" office:value="1304" calcext:value-type="float">
            <text:p>1,304</text:p>
          </table:table-cell>
          <table:table-cell table:style-name="ce26" office:value-type="float" office:value="3792" calcext:value-type="float">
            <text:p>3,792</text:p>
          </table:table-cell>
          <table:table-cell table:style-name="ce26" office:value-type="float" office:value="1055" calcext:value-type="float">
            <text:p>1,055</text:p>
          </table:table-cell>
          <table:table-cell table:style-name="ce26" office:value-type="float" office:value="946" calcext:value-type="float">
            <text:p>946</text:p>
          </table:table-cell>
          <table:table-cell table:style-name="ce26" office:value-type="float" office:value="754" calcext:value-type="float">
            <text:p>754</text:p>
          </table:table-cell>
          <table:table-cell table:style-name="ce26" office:value-type="float" office:value="589" calcext:value-type="float">
            <text:p>589</text:p>
          </table:table-cell>
          <table:table-cell table:style-name="ce38" office:value-type="float" office:value="448" calcext:value-type="float">
            <text:p>448</text:p>
          </table:table-cell>
          <table:table-cell table:style-name="ce26" office:value-type="float" office:value="1112" calcext:value-type="float">
            <text:p>1,112</text:p>
          </table:table-cell>
          <table:table-cell table:style-name="ce26" office:value-type="float" office:value="355" calcext:value-type="float">
            <text:p>355</text:p>
          </table:table-cell>
          <table:table-cell table:style-name="ce26" office:value-type="float" office:value="271" calcext:value-type="float">
            <text:p>271</text:p>
          </table:table-cell>
          <table:table-cell table:style-name="ce26" office:value-type="float" office:value="201" calcext:value-type="float">
            <text:p>201</text:p>
          </table:table-cell>
          <table:table-cell table:style-name="ce26" office:value-type="float" office:value="168" calcext:value-type="float">
            <text:p>168</text:p>
          </table:table-cell>
          <table:table-cell table:style-name="ce38" office:value-type="float" office:value="117" calcext:value-type="float">
            <text:p>117</text:p>
          </table:table-cell>
          <table:table-cell table:style-name="ce26" office:value-type="float" office:value="249" calcext:value-type="float">
            <text:p>249</text:p>
          </table:table-cell>
          <table:table-cell table:style-name="ce26" office:value-type="float" office:value="106" calcext:value-type="float">
            <text:p>106</text:p>
          </table:table-cell>
          <table:table-cell table:style-name="ce26" office:value-type="float" office:value="73" calcext:value-type="float">
            <text:p>73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float" office:value="18" calcext:value-type="float">
            <text:p>18</text:p>
          </table:table-cell>
          <table:table-cell table:style-name="ce38" office:value-type="float" office:value="19" calcext:value-type="float">
            <text:p>19</text:p>
          </table:table-cell>
          <table:table-cell table:style-name="ce26" office:value-type="float" office:value="42" calcext:value-type="float">
            <text:p>4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5" table:formula="of:=SUM([.D83];[.J83];[.P83];[.V83];[.AB83];[.AH83];[.AN83];[.AT83];[.AZ83];[.BF83];[.BL83];[.BR83];[.BX83];[.CD83];[.CJ83];[.CP83];[.CV83];[.DB83];[.DH83];[.DN83];[.DT83])" office:value-type="float" office:value="93566" calcext:value-type="float">
            <text:p>93,566</text:p>
          </table:table-cell>
          <table:table-cell table:style-name="ce25" table:formula="of:=SUM([.E83:.I83])" office:value-type="float" office:value="4660" calcext:value-type="float">
            <text:p>4,660</text:p>
          </table:table-cell>
          <table:table-cell table:style-name="ce25" office:value-type="float" office:value="988" calcext:value-type="float">
            <text:p>988</text:p>
          </table:table-cell>
          <table:table-cell table:style-name="ce25" office:value-type="float" office:value="1028" calcext:value-type="float">
            <text:p>1,028</text:p>
          </table:table-cell>
          <table:table-cell table:style-name="ce25" office:value-type="float" office:value="916" calcext:value-type="float">
            <text:p>916</text:p>
          </table:table-cell>
          <table:table-cell table:style-name="ce25" office:value-type="float" office:value="863" calcext:value-type="float">
            <text:p>863</text:p>
          </table:table-cell>
          <table:table-cell table:style-name="ce25" office:value-type="float" office:value="865" calcext:value-type="float">
            <text:p>865</text:p>
          </table:table-cell>
          <table:table-cell table:style-name="ce25" office:value-type="float" office:value="4107" calcext:value-type="float">
            <text:p>4,107</text:p>
          </table:table-cell>
          <table:table-cell table:style-name="ce25" office:value-type="float" office:value="830" calcext:value-type="float">
            <text:p>830</text:p>
          </table:table-cell>
          <table:table-cell table:style-name="ce25" office:value-type="float" office:value="755" calcext:value-type="float">
            <text:p>755</text:p>
          </table:table-cell>
          <table:table-cell table:style-name="ce25" office:value-type="float" office:value="820" calcext:value-type="float">
            <text:p>820</text:p>
          </table:table-cell>
          <table:table-cell table:style-name="ce25" office:value-type="float" office:value="904" calcext:value-type="float">
            <text:p>904</text:p>
          </table:table-cell>
          <table:table-cell table:style-name="ce49" office:value-type="float" office:value="798" calcext:value-type="float">
            <text:p>798</text:p>
          </table:table-cell>
          <table:table-cell table:style-name="ce25" office:value-type="float" office:value="4358" calcext:value-type="float">
            <text:p>4,358</text:p>
          </table:table-cell>
          <table:table-cell table:style-name="ce25" office:value-type="float" office:value="760" calcext:value-type="float">
            <text:p>760</text:p>
          </table:table-cell>
          <table:table-cell table:style-name="ce25" office:value-type="float" office:value="888" calcext:value-type="float">
            <text:p>888</text:p>
          </table:table-cell>
          <table:table-cell table:style-name="ce25" office:value-type="float" office:value="876" calcext:value-type="float">
            <text:p>876</text:p>
          </table:table-cell>
          <table:table-cell table:style-name="ce25" office:value-type="float" office:value="920" calcext:value-type="float">
            <text:p>920</text:p>
          </table:table-cell>
          <table:table-cell table:style-name="ce49" office:value-type="float" office:value="914" calcext:value-type="float">
            <text:p>914</text:p>
          </table:table-cell>
          <table:table-cell table:style-name="ce25" office:value-type="float" office:value="5480" calcext:value-type="float">
            <text:p>5,480</text:p>
          </table:table-cell>
          <table:table-cell table:style-name="ce25" office:value-type="float" office:value="931" calcext:value-type="float">
            <text:p>931</text:p>
          </table:table-cell>
          <table:table-cell table:style-name="ce25" office:value-type="float" office:value="981" calcext:value-type="float">
            <text:p>981</text:p>
          </table:table-cell>
          <table:table-cell table:style-name="ce25" office:value-type="float" office:value="936" calcext:value-type="float">
            <text:p>936</text:p>
          </table:table-cell>
          <table:table-cell table:style-name="ce25" office:value-type="float" office:value="1246" calcext:value-type="float">
            <text:p>1,246</text:p>
          </table:table-cell>
          <table:table-cell table:style-name="ce49" office:value-type="float" office:value="1386" calcext:value-type="float">
            <text:p>1,386</text:p>
          </table:table-cell>
          <table:table-cell table:style-name="ce25" office:value-type="float" office:value="7114" calcext:value-type="float">
            <text:p>7,114</text:p>
          </table:table-cell>
          <table:table-cell table:style-name="ce25" office:value-type="float" office:value="1443" calcext:value-type="float">
            <text:p>1,443</text:p>
          </table:table-cell>
          <table:table-cell table:style-name="ce25" office:value-type="float" office:value="1335" calcext:value-type="float">
            <text:p>1,335</text:p>
          </table:table-cell>
          <table:table-cell table:style-name="ce25" office:value-type="float" office:value="1380" calcext:value-type="float">
            <text:p>1,380</text:p>
          </table:table-cell>
          <table:table-cell table:style-name="ce25" office:value-type="float" office:value="1401" calcext:value-type="float">
            <text:p>1,401</text:p>
          </table:table-cell>
          <table:table-cell table:style-name="ce49" office:value-type="float" office:value="1555" calcext:value-type="float">
            <text:p>1,555</text:p>
          </table:table-cell>
          <table:table-cell table:style-name="ce25" office:value-type="float" office:value="7692" calcext:value-type="float">
            <text:p>7,692</text:p>
          </table:table-cell>
          <table:table-cell table:style-name="ce25" office:value-type="float" office:value="1547" calcext:value-type="float">
            <text:p>1,547</text:p>
          </table:table-cell>
          <table:table-cell table:style-name="ce25" office:value-type="float" office:value="1479" calcext:value-type="float">
            <text:p>1,479</text:p>
          </table:table-cell>
          <table:table-cell table:style-name="ce25" office:value-type="float" office:value="1538" calcext:value-type="float">
            <text:p>1,538</text:p>
          </table:table-cell>
          <table:table-cell table:style-name="ce25" office:value-type="float" office:value="1511" calcext:value-type="float">
            <text:p>1,511</text:p>
          </table:table-cell>
          <table:table-cell table:style-name="ce49" office:value-type="float" office:value="1617" calcext:value-type="float">
            <text:p>1,617</text:p>
          </table:table-cell>
          <table:table-cell table:style-name="ce25" office:value-type="float" office:value="7791" calcext:value-type="float">
            <text:p>7,791</text:p>
          </table:table-cell>
          <table:table-cell table:style-name="ce25" office:value-type="float" office:value="1622" calcext:value-type="float">
            <text:p>1,622</text:p>
          </table:table-cell>
          <table:table-cell table:style-name="ce25" office:value-type="float" office:value="1557" calcext:value-type="float">
            <text:p>1,557</text:p>
          </table:table-cell>
          <table:table-cell table:style-name="ce25" office:value-type="float" office:value="1629" calcext:value-type="float">
            <text:p>1,629</text:p>
          </table:table-cell>
          <table:table-cell table:style-name="ce25" office:value-type="float" office:value="1454" calcext:value-type="float">
            <text:p>1,454</text:p>
          </table:table-cell>
          <table:table-cell table:style-name="ce49" office:value-type="float" office:value="1529" calcext:value-type="float">
            <text:p>1,529</text:p>
          </table:table-cell>
          <table:table-cell table:style-name="ce25" office:value-type="float" office:value="7347" calcext:value-type="float">
            <text:p>7,347</text:p>
          </table:table-cell>
          <table:table-cell table:style-name="ce25" office:value-type="float" office:value="1491" calcext:value-type="float">
            <text:p>1,491</text:p>
          </table:table-cell>
          <table:table-cell table:style-name="ce25" office:value-type="float" office:value="1426" calcext:value-type="float">
            <text:p>1,426</text:p>
          </table:table-cell>
          <table:table-cell table:style-name="ce25" office:value-type="float" office:value="1499" calcext:value-type="float">
            <text:p>1,499</text:p>
          </table:table-cell>
          <table:table-cell table:style-name="ce25" office:value-type="float" office:value="1525" calcext:value-type="float">
            <text:p>1,525</text:p>
          </table:table-cell>
          <table:table-cell table:style-name="ce49" office:value-type="float" office:value="1406" calcext:value-type="float">
            <text:p>1,406</text:p>
          </table:table-cell>
          <table:table-cell table:style-name="ce25" office:value-type="float" office:value="7667" calcext:value-type="float">
            <text:p>7,667</text:p>
          </table:table-cell>
          <table:table-cell table:style-name="ce25" office:value-type="float" office:value="1449" calcext:value-type="float">
            <text:p>1,449</text:p>
          </table:table-cell>
          <table:table-cell table:style-name="ce25" office:value-type="float" office:value="1478" calcext:value-type="float">
            <text:p>1,478</text:p>
          </table:table-cell>
          <table:table-cell table:style-name="ce25" office:value-type="float" office:value="1552" calcext:value-type="float">
            <text:p>1,552</text:p>
          </table:table-cell>
          <table:table-cell table:style-name="ce25" office:value-type="float" office:value="1546" calcext:value-type="float">
            <text:p>1,546</text:p>
          </table:table-cell>
          <table:table-cell table:style-name="ce49" office:value-type="float" office:value="1642" calcext:value-type="float">
            <text:p>1,642</text:p>
          </table:table-cell>
          <table:table-cell table:style-name="ce25" office:value-type="float" office:value="7675" calcext:value-type="float">
            <text:p>7,675</text:p>
          </table:table-cell>
          <table:table-cell table:style-name="ce25" office:value-type="float" office:value="1573" calcext:value-type="float">
            <text:p>1,573</text:p>
          </table:table-cell>
          <table:table-cell table:style-name="ce25" office:value-type="float" office:value="1564" calcext:value-type="float">
            <text:p>1,564</text:p>
          </table:table-cell>
          <table:table-cell table:style-name="ce25" office:value-type="float" office:value="1402" calcext:value-type="float">
            <text:p>1,402</text:p>
          </table:table-cell>
          <table:table-cell table:style-name="ce25" office:value-type="float" office:value="1655" calcext:value-type="float">
            <text:p>1,655</text:p>
          </table:table-cell>
          <table:table-cell table:style-name="ce49" office:value-type="float" office:value="1481" calcext:value-type="float">
            <text:p>1,481</text:p>
          </table:table-cell>
          <table:table-cell table:style-name="ce25" office:value-type="float" office:value="8041" calcext:value-type="float">
            <text:p>8,041</text:p>
          </table:table-cell>
          <table:table-cell table:style-name="ce25" office:value-type="float" office:value="1627" calcext:value-type="float">
            <text:p>1,627</text:p>
          </table:table-cell>
          <table:table-cell table:style-name="ce25" office:value-type="float" office:value="1656" calcext:value-type="float">
            <text:p>1,656</text:p>
          </table:table-cell>
          <table:table-cell table:style-name="ce25" office:value-type="float" office:value="1687" calcext:value-type="float">
            <text:p>1,687</text:p>
          </table:table-cell>
          <table:table-cell table:style-name="ce25" office:value-type="float" office:value="1470" calcext:value-type="float">
            <text:p>1,470</text:p>
          </table:table-cell>
          <table:table-cell table:style-name="ce49" office:value-type="float" office:value="1601" calcext:value-type="float">
            <text:p>1,601</text:p>
          </table:table-cell>
          <table:table-cell table:style-name="ce25" office:value-type="float" office:value="5942" calcext:value-type="float">
            <text:p>5,942</text:p>
          </table:table-cell>
          <table:table-cell table:style-name="ce25" office:value-type="float" office:value="1349" calcext:value-type="float">
            <text:p>1,349</text:p>
          </table:table-cell>
          <table:table-cell table:style-name="ce25" office:value-type="float" office:value="1348" calcext:value-type="float">
            <text:p>1,348</text:p>
          </table:table-cell>
          <table:table-cell table:style-name="ce25" office:value-type="float" office:value="1235" calcext:value-type="float">
            <text:p>1,235</text:p>
          </table:table-cell>
          <table:table-cell table:style-name="ce25" office:value-type="float" office:value="951" calcext:value-type="float">
            <text:p>951</text:p>
          </table:table-cell>
          <table:table-cell table:style-name="ce49" office:value-type="float" office:value="1059" calcext:value-type="float">
            <text:p>1,059</text:p>
          </table:table-cell>
          <table:table-cell table:style-name="ce25" office:value-type="float" office:value="4058" calcext:value-type="float">
            <text:p>4,058</text:p>
          </table:table-cell>
          <table:table-cell table:style-name="ce25" office:value-type="float" office:value="937" calcext:value-type="float">
            <text:p>937</text:p>
          </table:table-cell>
          <table:table-cell table:style-name="ce25" office:value-type="float" office:value="802" calcext:value-type="float">
            <text:p>802</text:p>
          </table:table-cell>
          <table:table-cell table:style-name="ce25" office:value-type="float" office:value="712" calcext:value-type="float">
            <text:p>712</text:p>
          </table:table-cell>
          <table:table-cell table:style-name="ce25" office:value-type="float" office:value="741" calcext:value-type="float">
            <text:p>741</text:p>
          </table:table-cell>
          <table:table-cell table:style-name="ce49" office:value-type="float" office:value="866" calcext:value-type="float">
            <text:p>866</text:p>
          </table:table-cell>
          <table:table-cell table:style-name="ce25" office:value-type="float" office:value="3516" calcext:value-type="float">
            <text:p>3,516</text:p>
          </table:table-cell>
          <table:table-cell table:style-name="ce25" office:value-type="float" office:value="760" calcext:value-type="float">
            <text:p>760</text:p>
          </table:table-cell>
          <table:table-cell table:style-name="ce25" office:value-type="float" office:value="768" calcext:value-type="float">
            <text:p>768</text:p>
          </table:table-cell>
          <table:table-cell table:style-name="ce25" office:value-type="float" office:value="665" calcext:value-type="float">
            <text:p>665</text:p>
          </table:table-cell>
          <table:table-cell table:style-name="ce25" office:value-type="float" office:value="669" calcext:value-type="float">
            <text:p>669</text:p>
          </table:table-cell>
          <table:table-cell table:style-name="ce49" office:value-type="float" office:value="654" calcext:value-type="float">
            <text:p>654</text:p>
          </table:table-cell>
          <table:table-cell table:style-name="ce25" office:value-type="float" office:value="3196" calcext:value-type="float">
            <text:p>3,196</text:p>
          </table:table-cell>
          <table:table-cell table:style-name="ce25" office:value-type="float" office:value="719" calcext:value-type="float">
            <text:p>719</text:p>
          </table:table-cell>
          <table:table-cell table:style-name="ce25" office:value-type="float" office:value="687" calcext:value-type="float">
            <text:p>687</text:p>
          </table:table-cell>
          <table:table-cell table:style-name="ce25" office:value-type="float" office:value="599" calcext:value-type="float">
            <text:p>599</text:p>
          </table:table-cell>
          <table:table-cell table:style-name="ce25" office:value-type="float" office:value="580" calcext:value-type="float">
            <text:p>580</text:p>
          </table:table-cell>
          <table:table-cell table:style-name="ce49" office:value-type="float" office:value="611" calcext:value-type="float">
            <text:p>611</text:p>
          </table:table-cell>
          <table:table-cell table:style-name="ce25" office:value-type="float" office:value="2266" calcext:value-type="float">
            <text:p>2,266</text:p>
          </table:table-cell>
          <table:table-cell table:style-name="ce25" office:value-type="float" office:value="571" calcext:value-type="float">
            <text:p>571</text:p>
          </table:table-cell>
          <table:table-cell table:style-name="ce25" office:value-type="float" office:value="485" calcext:value-type="float">
            <text:p>485</text:p>
          </table:table-cell>
          <table:table-cell table:style-name="ce25" office:value-type="float" office:value="452" calcext:value-type="float">
            <text:p>452</text:p>
          </table:table-cell>
          <table:table-cell table:style-name="ce25" office:value-type="float" office:value="383" calcext:value-type="float">
            <text:p>383</text:p>
          </table:table-cell>
          <table:table-cell table:style-name="ce49" office:value-type="float" office:value="375" calcext:value-type="float">
            <text:p>375</text:p>
          </table:table-cell>
          <table:table-cell table:style-name="ce25" office:value-type="float" office:value="1404" calcext:value-type="float">
            <text:p>1,404</text:p>
          </table:table-cell>
          <table:table-cell table:style-name="ce25" office:value-type="float" office:value="307" calcext:value-type="float">
            <text:p>307</text:p>
          </table:table-cell>
          <table:table-cell table:style-name="ce25" office:value-type="float" office:value="284" calcext:value-type="float">
            <text:p>284</text:p>
          </table:table-cell>
          <table:table-cell table:style-name="ce25" office:value-type="float" office:value="285" calcext:value-type="float">
            <text:p>285</text:p>
          </table:table-cell>
          <table:table-cell table:style-name="ce25" office:value-type="float" office:value="265" calcext:value-type="float">
            <text:p>265</text:p>
          </table:table-cell>
          <table:table-cell table:style-name="ce49" office:value-type="float" office:value="263" calcext:value-type="float">
            <text:p>263</text:p>
          </table:table-cell>
          <table:table-cell table:style-name="ce25" office:value-type="float" office:value="796" calcext:value-type="float">
            <text:p>796</text:p>
          </table:table-cell>
          <table:table-cell table:style-name="ce25" office:value-type="float" office:value="198" calcext:value-type="float">
            <text:p>198</text:p>
          </table:table-cell>
          <table:table-cell table:style-name="ce25" office:value-type="float" office:value="188" calcext:value-type="float">
            <text:p>188</text:p>
          </table:table-cell>
          <table:table-cell table:style-name="ce25" office:value-type="float" office:value="179" calcext:value-type="float">
            <text:p>179</text:p>
          </table:table-cell>
          <table:table-cell table:style-name="ce25" office:value-type="float" office:value="132" calcext:value-type="float">
            <text:p>132</text:p>
          </table:table-cell>
          <table:table-cell table:style-name="ce49" office:value-type="float" office:value="99" calcext:value-type="float">
            <text:p>99</text:p>
          </table:table-cell>
          <table:table-cell table:style-name="ce25" office:value-type="float" office:value="298" calcext:value-type="float">
            <text:p>298</text:p>
          </table:table-cell>
          <table:table-cell table:style-name="ce25" office:value-type="float" office:value="89" calcext:value-type="float">
            <text:p>89</text:p>
          </table:table-cell>
          <table:table-cell table:style-name="ce25" office:value-type="float" office:value="74" calcext:value-type="float">
            <text:p>74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float" office:value="50" calcext:value-type="float">
            <text:p>50</text:p>
          </table:table-cell>
          <table:table-cell table:style-name="ce49" office:value-type="float" office:value="33" calcext:value-type="float">
            <text:p>33</text:p>
          </table:table-cell>
          <table:table-cell table:style-name="ce25" office:value-type="float" office:value="125" calcext:value-type="float">
            <text:p>125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12" calcext:value-type="float">
            <text:p>12</text:p>
          </table:table-cell>
          <table:table-cell table:style-name="ce49" office:value-type="float" office:value="13" calcext:value-type="float">
            <text:p>13</text:p>
          </table:table-cell>
          <table:table-cell table:style-name="ce25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福<text:span text:style-name="T4"> </text:span><text:span text:style-name="T5">建</text:span><text:span text:style-name="T6"> </text:span><text:span text:style-name="T5">省</text:span>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table:formula="of:=SUM([.D84];[.J84];[.P84];[.V84];[.AB84];[.AH84];[.AN84];[.AT84];[.AZ84];[.BF84];[.BL84];[.BR84];[.BX84];[.CD84];[.CJ84];[.CP84];[.CV84];[.DB84];[.DH84];[.DN84];[.DT84])" office:value-type="float" office:value="50030" calcext:value-type="float">
            <text:p>50,030</text:p>
          </table:table-cell>
          <table:table-cell table:style-name="ce25" table:formula="of:=SUM([.E84:.I84])" office:value-type="float" office:value="2462" calcext:value-type="float">
            <text:p>2,462</text:p>
          </table:table-cell>
          <table:table-cell table:style-name="ce27" office:value-type="float" office:value="528" calcext:value-type="float">
            <text:p>528</text:p>
          </table:table-cell>
          <table:table-cell table:style-name="ce27" office:value-type="float" office:value="563" calcext:value-type="float">
            <text:p>563</text:p>
          </table:table-cell>
          <table:table-cell table:style-name="ce27" office:value-type="float" office:value="478" calcext:value-type="float">
            <text:p>478</text:p>
          </table:table-cell>
          <table:table-cell table:style-name="ce27" office:value-type="float" office:value="452" calcext:value-type="float">
            <text:p>452</text:p>
          </table:table-cell>
          <table:table-cell table:style-name="ce27" office:value-type="float" office:value="441" calcext:value-type="float">
            <text:p>441</text:p>
          </table:table-cell>
          <table:table-cell table:style-name="ce27" office:value-type="float" office:value="2171" calcext:value-type="float">
            <text:p>2,171</text:p>
          </table:table-cell>
          <table:table-cell table:style-name="ce27" office:value-type="float" office:value="452" calcext:value-type="float">
            <text:p>452</text:p>
          </table:table-cell>
          <table:table-cell table:style-name="ce27" office:value-type="float" office:value="403" calcext:value-type="float">
            <text:p>403</text:p>
          </table:table-cell>
          <table:table-cell table:style-name="ce27" office:value-type="float" office:value="425" calcext:value-type="float">
            <text:p>425</text:p>
          </table:table-cell>
          <table:table-cell table:style-name="ce27" office:value-type="float" office:value="464" calcext:value-type="float">
            <text:p>464</text:p>
          </table:table-cell>
          <table:table-cell table:style-name="ce50" office:value-type="float" office:value="427" calcext:value-type="float">
            <text:p>427</text:p>
          </table:table-cell>
          <table:table-cell table:style-name="ce27" office:value-type="float" office:value="2256" calcext:value-type="float">
            <text:p>2,256</text:p>
          </table:table-cell>
          <table:table-cell table:style-name="ce27" office:value-type="float" office:value="381" calcext:value-type="float">
            <text:p>381</text:p>
          </table:table-cell>
          <table:table-cell table:style-name="ce27" office:value-type="float" office:value="455" calcext:value-type="float">
            <text:p>455</text:p>
          </table:table-cell>
          <table:table-cell table:style-name="ce27" office:value-type="float" office:value="466" calcext:value-type="float">
            <text:p>466</text:p>
          </table:table-cell>
          <table:table-cell table:style-name="ce27" office:value-type="float" office:value="485" calcext:value-type="float">
            <text:p>485</text:p>
          </table:table-cell>
          <table:table-cell table:style-name="ce50" office:value-type="float" office:value="469" calcext:value-type="float">
            <text:p>469</text:p>
          </table:table-cell>
          <table:table-cell table:style-name="ce27" office:value-type="float" office:value="2843" calcext:value-type="float">
            <text:p>2,843</text:p>
          </table:table-cell>
          <table:table-cell table:style-name="ce27" office:value-type="float" office:value="460" calcext:value-type="float">
            <text:p>460</text:p>
          </table:table-cell>
          <table:table-cell table:style-name="ce27" office:value-type="float" office:value="519" calcext:value-type="float">
            <text:p>519</text:p>
          </table:table-cell>
          <table:table-cell table:style-name="ce27" office:value-type="float" office:value="491" calcext:value-type="float">
            <text:p>491</text:p>
          </table:table-cell>
          <table:table-cell table:style-name="ce27" office:value-type="float" office:value="643" calcext:value-type="float">
            <text:p>643</text:p>
          </table:table-cell>
          <table:table-cell table:style-name="ce50" office:value-type="float" office:value="730" calcext:value-type="float">
            <text:p>730</text:p>
          </table:table-cell>
          <table:table-cell table:style-name="ce27" office:value-type="float" office:value="3602" calcext:value-type="float">
            <text:p>3,602</text:p>
          </table:table-cell>
          <table:table-cell table:style-name="ce27" office:value-type="float" office:value="718" calcext:value-type="float">
            <text:p>718</text:p>
          </table:table-cell>
          <table:table-cell table:style-name="ce27" office:value-type="float" office:value="672" calcext:value-type="float">
            <text:p>672</text:p>
          </table:table-cell>
          <table:table-cell table:style-name="ce27" office:value-type="float" office:value="703" calcext:value-type="float">
            <text:p>703</text:p>
          </table:table-cell>
          <table:table-cell table:style-name="ce27" office:value-type="float" office:value="721" calcext:value-type="float">
            <text:p>721</text:p>
          </table:table-cell>
          <table:table-cell table:style-name="ce50" office:value-type="float" office:value="788" calcext:value-type="float">
            <text:p>788</text:p>
          </table:table-cell>
          <table:table-cell table:style-name="ce27" office:value-type="float" office:value="3902" calcext:value-type="float">
            <text:p>3,902</text:p>
          </table:table-cell>
          <table:table-cell table:style-name="ce27" office:value-type="float" office:value="807" calcext:value-type="float">
            <text:p>807</text:p>
          </table:table-cell>
          <table:table-cell table:style-name="ce27" office:value-type="float" office:value="769" calcext:value-type="float">
            <text:p>769</text:p>
          </table:table-cell>
          <table:table-cell table:style-name="ce27" office:value-type="float" office:value="768" calcext:value-type="float">
            <text:p>768</text:p>
          </table:table-cell>
          <table:table-cell table:style-name="ce27" office:value-type="float" office:value="748" calcext:value-type="float">
            <text:p>748</text:p>
          </table:table-cell>
          <table:table-cell table:style-name="ce50" office:value-type="float" office:value="810" calcext:value-type="float">
            <text:p>810</text:p>
          </table:table-cell>
          <table:table-cell table:style-name="ce27" office:value-type="float" office:value="3962" calcext:value-type="float">
            <text:p>3,962</text:p>
          </table:table-cell>
          <table:table-cell table:style-name="ce27" office:value-type="float" office:value="777" calcext:value-type="float">
            <text:p>777</text:p>
          </table:table-cell>
          <table:table-cell table:style-name="ce27" office:value-type="float" office:value="770" calcext:value-type="float">
            <text:p>770</text:p>
          </table:table-cell>
          <table:table-cell table:style-name="ce27" office:value-type="float" office:value="879" calcext:value-type="float">
            <text:p>879</text:p>
          </table:table-cell>
          <table:table-cell table:style-name="ce27" office:value-type="float" office:value="714" calcext:value-type="float">
            <text:p>714</text:p>
          </table:table-cell>
          <table:table-cell table:style-name="ce50" office:value-type="float" office:value="822" calcext:value-type="float">
            <text:p>822</text:p>
          </table:table-cell>
          <table:table-cell table:style-name="ce27" office:value-type="float" office:value="4210" calcext:value-type="float">
            <text:p>4,210</text:p>
          </table:table-cell>
          <table:table-cell table:style-name="ce27" office:value-type="float" office:value="840" calcext:value-type="float">
            <text:p>840</text:p>
          </table:table-cell>
          <table:table-cell table:style-name="ce27" office:value-type="float" office:value="799" calcext:value-type="float">
            <text:p>799</text:p>
          </table:table-cell>
          <table:table-cell table:style-name="ce27" office:value-type="float" office:value="849" calcext:value-type="float">
            <text:p>849</text:p>
          </table:table-cell>
          <table:table-cell table:style-name="ce27" office:value-type="float" office:value="894" calcext:value-type="float">
            <text:p>894</text:p>
          </table:table-cell>
          <table:table-cell table:style-name="ce50" office:value-type="float" office:value="828" calcext:value-type="float">
            <text:p>828</text:p>
          </table:table-cell>
          <table:table-cell table:style-name="ce27" office:value-type="float" office:value="4495" calcext:value-type="float">
            <text:p>4,495</text:p>
          </table:table-cell>
          <table:table-cell table:style-name="ce27" office:value-type="float" office:value="850" calcext:value-type="float">
            <text:p>850</text:p>
          </table:table-cell>
          <table:table-cell table:style-name="ce27" office:value-type="float" office:value="843" calcext:value-type="float">
            <text:p>843</text:p>
          </table:table-cell>
          <table:table-cell table:style-name="ce27" office:value-type="float" office:value="907" calcext:value-type="float">
            <text:p>907</text:p>
          </table:table-cell>
          <table:table-cell table:style-name="ce27" office:value-type="float" office:value="937" calcext:value-type="float">
            <text:p>937</text:p>
          </table:table-cell>
          <table:table-cell table:style-name="ce50" office:value-type="float" office:value="958" calcext:value-type="float">
            <text:p>958</text:p>
          </table:table-cell>
          <table:table-cell table:style-name="ce27" office:value-type="float" office:value="4473" calcext:value-type="float">
            <text:p>4,473</text:p>
          </table:table-cell>
          <table:table-cell table:style-name="ce27" office:value-type="float" office:value="927" calcext:value-type="float">
            <text:p>927</text:p>
          </table:table-cell>
          <table:table-cell table:style-name="ce27" office:value-type="float" office:value="916" calcext:value-type="float">
            <text:p>916</text:p>
          </table:table-cell>
          <table:table-cell table:style-name="ce27" office:value-type="float" office:value="825" calcext:value-type="float">
            <text:p>825</text:p>
          </table:table-cell>
          <table:table-cell table:style-name="ce27" office:value-type="float" office:value="934" calcext:value-type="float">
            <text:p>934</text:p>
          </table:table-cell>
          <table:table-cell table:style-name="ce50" office:value-type="float" office:value="871" calcext:value-type="float">
            <text:p>871</text:p>
          </table:table-cell>
          <table:table-cell table:style-name="ce27" office:value-type="float" office:value="4415" calcext:value-type="float">
            <text:p>4,415</text:p>
          </table:table-cell>
          <table:table-cell table:style-name="ce27" office:value-type="float" office:value="914" calcext:value-type="float">
            <text:p>914</text:p>
          </table:table-cell>
          <table:table-cell table:style-name="ce27" office:value-type="float" office:value="926" calcext:value-type="float">
            <text:p>926</text:p>
          </table:table-cell>
          <table:table-cell table:style-name="ce27" office:value-type="float" office:value="916" calcext:value-type="float">
            <text:p>916</text:p>
          </table:table-cell>
          <table:table-cell table:style-name="ce27" office:value-type="float" office:value="804" calcext:value-type="float">
            <text:p>804</text:p>
          </table:table-cell>
          <table:table-cell table:style-name="ce50" office:value-type="float" office:value="855" calcext:value-type="float">
            <text:p>855</text:p>
          </table:table-cell>
          <table:table-cell table:style-name="ce27" office:value-type="float" office:value="3201" calcext:value-type="float">
            <text:p>3,201</text:p>
          </table:table-cell>
          <table:table-cell table:style-name="ce27" office:value-type="float" office:value="751" calcext:value-type="float">
            <text:p>751</text:p>
          </table:table-cell>
          <table:table-cell table:style-name="ce27" office:value-type="float" office:value="712" calcext:value-type="float">
            <text:p>712</text:p>
          </table:table-cell>
          <table:table-cell table:style-name="ce27" office:value-type="float" office:value="637" calcext:value-type="float">
            <text:p>637</text:p>
          </table:table-cell>
          <table:table-cell table:style-name="ce27" office:value-type="float" office:value="513" calcext:value-type="float">
            <text:p>513</text:p>
          </table:table-cell>
          <table:table-cell table:style-name="ce50" office:value-type="float" office:value="588" calcext:value-type="float">
            <text:p>588</text:p>
          </table:table-cell>
          <table:table-cell table:style-name="ce27" office:value-type="float" office:value="2212" calcext:value-type="float">
            <text:p>2,212</text:p>
          </table:table-cell>
          <table:table-cell table:style-name="ce27" office:value-type="float" office:value="504" calcext:value-type="float">
            <text:p>504</text:p>
          </table:table-cell>
          <table:table-cell table:style-name="ce27" office:value-type="float" office:value="423" calcext:value-type="float">
            <text:p>423</text:p>
          </table:table-cell>
          <table:table-cell table:style-name="ce27" office:value-type="float" office:value="379" calcext:value-type="float">
            <text:p>379</text:p>
          </table:table-cell>
          <table:table-cell table:style-name="ce27" office:value-type="float" office:value="407" calcext:value-type="float">
            <text:p>407</text:p>
          </table:table-cell>
          <table:table-cell table:style-name="ce50" office:value-type="float" office:value="499" calcext:value-type="float">
            <text:p>499</text:p>
          </table:table-cell>
          <table:table-cell table:style-name="ce27" office:value-type="float" office:value="1952" calcext:value-type="float">
            <text:p>1,952</text:p>
          </table:table-cell>
          <table:table-cell table:number-columns-repeated="2" table:style-name="ce27" office:value-type="float" office:value="425" calcext:value-type="float">
            <text:p>425</text:p>
          </table:table-cell>
          <table:table-cell table:style-name="ce27" office:value-type="float" office:value="370" calcext:value-type="float">
            <text:p>370</text:p>
          </table:table-cell>
          <table:table-cell table:style-name="ce27" office:value-type="float" office:value="359" calcext:value-type="float">
            <text:p>359</text:p>
          </table:table-cell>
          <table:table-cell table:style-name="ce50" office:value-type="float" office:value="373" calcext:value-type="float">
            <text:p>373</text:p>
          </table:table-cell>
          <table:table-cell table:style-name="ce27" office:value-type="float" office:value="1811" calcext:value-type="float">
            <text:p>1,811</text:p>
          </table:table-cell>
          <table:table-cell table:style-name="ce27" office:value-type="float" office:value="402" calcext:value-type="float">
            <text:p>402</text:p>
          </table:table-cell>
          <table:table-cell table:style-name="ce27" office:value-type="float" office:value="411" calcext:value-type="float">
            <text:p>411</text:p>
          </table:table-cell>
          <table:table-cell table:style-name="ce27" office:value-type="float" office:value="331" calcext:value-type="float">
            <text:p>331</text:p>
          </table:table-cell>
          <table:table-cell table:style-name="ce27" office:value-type="float" office:value="310" calcext:value-type="float">
            <text:p>310</text:p>
          </table:table-cell>
          <table:table-cell table:style-name="ce50" office:value-type="float" office:value="357" calcext:value-type="float">
            <text:p>357</text:p>
          </table:table-cell>
          <table:table-cell table:style-name="ce27" office:value-type="float" office:value="1088" calcext:value-type="float">
            <text:p>1,088</text:p>
          </table:table-cell>
          <table:table-cell table:style-name="ce27" office:value-type="float" office:value="299" calcext:value-type="float">
            <text:p>299</text:p>
          </table:table-cell>
          <table:table-cell table:style-name="ce27" office:value-type="float" office:value="256" calcext:value-type="float">
            <text:p>256</text:p>
          </table:table-cell>
          <table:table-cell table:style-name="ce27" office:value-type="float" office:value="231" calcext:value-type="float">
            <text:p>231</text:p>
          </table:table-cell>
          <table:table-cell table:style-name="ce27" office:value-type="float" office:value="166" calcext:value-type="float">
            <text:p>166</text:p>
          </table:table-cell>
          <table:table-cell table:style-name="ce50" office:value-type="float" office:value="136" calcext:value-type="float">
            <text:p>136</text:p>
          </table:table-cell>
          <table:table-cell table:style-name="ce27" office:value-type="float" office:value="529" calcext:value-type="float">
            <text:p>529</text:p>
          </table:table-cell>
          <table:table-cell table:style-name="ce27" office:value-type="float" office:value="123" calcext:value-type="float">
            <text:p>123</text:p>
          </table:table-cell>
          <table:table-cell table:style-name="ce27" office:value-type="float" office:value="106" calcext:value-type="float">
            <text:p>106</text:p>
          </table:table-cell>
          <table:table-cell table:style-name="ce27" office:value-type="float" office:value="97" calcext:value-type="float">
            <text:p>97</text:p>
          </table:table-cell>
          <table:table-cell table:style-name="ce27" office:value-type="float" office:value="103" calcext:value-type="float">
            <text:p>103</text:p>
          </table:table-cell>
          <table:table-cell table:style-name="ce50" office:value-type="float" office:value="100" calcext:value-type="float">
            <text:p>100</text:p>
          </table:table-cell>
          <table:table-cell table:style-name="ce27" office:value-type="float" office:value="303" calcext:value-type="float">
            <text:p>303</text:p>
          </table:table-cell>
          <table:table-cell table:style-name="ce27" office:value-type="float" office:value="65" calcext:value-type="float">
            <text:p>65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80" calcext:value-type="float">
            <text:p>80</text:p>
          </table:table-cell>
          <table:table-cell table:style-name="ce27" office:value-type="float" office:value="45" calcext:value-type="float">
            <text:p>45</text:p>
          </table:table-cell>
          <table:table-cell table:style-name="ce50" office:value-type="float" office:value="45" calcext:value-type="float">
            <text:p>45</text:p>
          </table:table-cell>
          <table:table-cell table:style-name="ce27" office:value-type="float" office:value="94" calcext:value-type="float">
            <text:p>94</text:p>
          </table:table-cell>
          <table:table-cell table:style-name="ce27" office:value-type="float" office:value="34" calcext:value-type="float">
            <text:p>34</text:p>
          </table:table-cell>
          <table:table-cell table:number-columns-repeated="2" table:style-name="ce27" office:value-type="float" office:value="16" calcext:value-type="float">
            <text:p>16</text:p>
          </table:table-cell>
          <table:table-cell table:style-name="ce27" office:value-type="float" office:value="19" calcext:value-type="float">
            <text:p>19</text:p>
          </table:table-cell>
          <table:table-cell table:style-name="ce50" office:value-type="float" office:value="9" calcext:value-type="float">
            <text:p>9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6" calcext:value-type="float">
            <text:p>6</text:p>
          </table:table-cell>
          <table:table-cell table:style-name="ce50" office:value-type="float" office:value="3" calcext:value-type="float">
            <text:p>3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7" office:value-type="string" office:string-value="女" calcext:value-type="string">
            <text:p><text:s/>女 </text:p>
          </table:table-cell>
          <table:table-cell table:style-name="ce26" table:formula="of:=SUM([.D85];[.J85];[.P85];[.V85];[.AB85];[.AH85];[.AN85];[.AT85];[.AZ85];[.BF85];[.BL85];[.BR85];[.BX85];[.CD85];[.CJ85];[.CP85];[.CV85];[.DB85];[.DH85];[.DN85];[.DT85])" office:value-type="float" office:value="43536" calcext:value-type="float">
            <text:p>43,536</text:p>
          </table:table-cell>
          <table:table-cell table:style-name="ce38" table:formula="of:=SUM([.E85:.I85])" office:value-type="float" office:value="2198" calcext:value-type="float">
            <text:p>2,198</text:p>
          </table:table-cell>
          <table:table-cell table:style-name="ce28" office:value-type="float" office:value="460" calcext:value-type="float">
            <text:p>460</text:p>
          </table:table-cell>
          <table:table-cell table:style-name="ce28" office:value-type="float" office:value="465" calcext:value-type="float">
            <text:p>465</text:p>
          </table:table-cell>
          <table:table-cell table:style-name="ce28" office:value-type="float" office:value="438" calcext:value-type="float">
            <text:p>438</text:p>
          </table:table-cell>
          <table:table-cell table:style-name="ce28" office:value-type="float" office:value="411" calcext:value-type="float">
            <text:p>411</text:p>
          </table:table-cell>
          <table:table-cell table:style-name="ce28" office:value-type="float" office:value="424" calcext:value-type="float">
            <text:p>424</text:p>
          </table:table-cell>
          <table:table-cell table:style-name="ce28" office:value-type="float" office:value="1936" calcext:value-type="float">
            <text:p>1,936</text:p>
          </table:table-cell>
          <table:table-cell table:style-name="ce28" office:value-type="float" office:value="378" calcext:value-type="float">
            <text:p>378</text:p>
          </table:table-cell>
          <table:table-cell table:style-name="ce28" office:value-type="float" office:value="352" calcext:value-type="float">
            <text:p>352</text:p>
          </table:table-cell>
          <table:table-cell table:style-name="ce28" office:value-type="float" office:value="395" calcext:value-type="float">
            <text:p>395</text:p>
          </table:table-cell>
          <table:table-cell table:style-name="ce28" office:value-type="float" office:value="440" calcext:value-type="float">
            <text:p>440</text:p>
          </table:table-cell>
          <table:table-cell table:style-name="ce51" office:value-type="float" office:value="371" calcext:value-type="float">
            <text:p>371</text:p>
          </table:table-cell>
          <table:table-cell table:style-name="ce28" office:value-type="float" office:value="2102" calcext:value-type="float">
            <text:p>2,102</text:p>
          </table:table-cell>
          <table:table-cell table:style-name="ce28" office:value-type="float" office:value="379" calcext:value-type="float">
            <text:p>379</text:p>
          </table:table-cell>
          <table:table-cell table:style-name="ce28" office:value-type="float" office:value="433" calcext:value-type="float">
            <text:p>433</text:p>
          </table:table-cell>
          <table:table-cell table:style-name="ce28" office:value-type="float" office:value="410" calcext:value-type="float">
            <text:p>410</text:p>
          </table:table-cell>
          <table:table-cell table:style-name="ce28" office:value-type="float" office:value="435" calcext:value-type="float">
            <text:p>435</text:p>
          </table:table-cell>
          <table:table-cell table:style-name="ce51" office:value-type="float" office:value="445" calcext:value-type="float">
            <text:p>445</text:p>
          </table:table-cell>
          <table:table-cell table:style-name="ce28" office:value-type="float" office:value="2637" calcext:value-type="float">
            <text:p>2,637</text:p>
          </table:table-cell>
          <table:table-cell table:style-name="ce28" office:value-type="float" office:value="471" calcext:value-type="float">
            <text:p>471</text:p>
          </table:table-cell>
          <table:table-cell table:style-name="ce28" office:value-type="float" office:value="462" calcext:value-type="float">
            <text:p>462</text:p>
          </table:table-cell>
          <table:table-cell table:style-name="ce28" office:value-type="float" office:value="445" calcext:value-type="float">
            <text:p>445</text:p>
          </table:table-cell>
          <table:table-cell table:style-name="ce28" office:value-type="float" office:value="603" calcext:value-type="float">
            <text:p>603</text:p>
          </table:table-cell>
          <table:table-cell table:style-name="ce51" office:value-type="float" office:value="656" calcext:value-type="float">
            <text:p>656</text:p>
          </table:table-cell>
          <table:table-cell table:style-name="ce28" office:value-type="float" office:value="3512" calcext:value-type="float">
            <text:p>3,512</text:p>
          </table:table-cell>
          <table:table-cell table:style-name="ce28" office:value-type="float" office:value="725" calcext:value-type="float">
            <text:p>725</text:p>
          </table:table-cell>
          <table:table-cell table:style-name="ce28" office:value-type="float" office:value="663" calcext:value-type="float">
            <text:p>663</text:p>
          </table:table-cell>
          <table:table-cell table:style-name="ce28" office:value-type="float" office:value="677" calcext:value-type="float">
            <text:p>677</text:p>
          </table:table-cell>
          <table:table-cell table:style-name="ce28" office:value-type="float" office:value="680" calcext:value-type="float">
            <text:p>680</text:p>
          </table:table-cell>
          <table:table-cell table:style-name="ce51" office:value-type="float" office:value="767" calcext:value-type="float">
            <text:p>767</text:p>
          </table:table-cell>
          <table:table-cell table:style-name="ce28" office:value-type="float" office:value="3790" calcext:value-type="float">
            <text:p>3,790</text:p>
          </table:table-cell>
          <table:table-cell table:style-name="ce28" office:value-type="float" office:value="740" calcext:value-type="float">
            <text:p>740</text:p>
          </table:table-cell>
          <table:table-cell table:style-name="ce28" office:value-type="float" office:value="710" calcext:value-type="float">
            <text:p>710</text:p>
          </table:table-cell>
          <table:table-cell table:style-name="ce28" office:value-type="float" office:value="770" calcext:value-type="float">
            <text:p>770</text:p>
          </table:table-cell>
          <table:table-cell table:style-name="ce28" office:value-type="float" office:value="763" calcext:value-type="float">
            <text:p>763</text:p>
          </table:table-cell>
          <table:table-cell table:style-name="ce51" office:value-type="float" office:value="807" calcext:value-type="float">
            <text:p>807</text:p>
          </table:table-cell>
          <table:table-cell table:style-name="ce28" office:value-type="float" office:value="3829" calcext:value-type="float">
            <text:p>3,829</text:p>
          </table:table-cell>
          <table:table-cell table:style-name="ce28" office:value-type="float" office:value="845" calcext:value-type="float">
            <text:p>845</text:p>
          </table:table-cell>
          <table:table-cell table:style-name="ce28" office:value-type="float" office:value="787" calcext:value-type="float">
            <text:p>787</text:p>
          </table:table-cell>
          <table:table-cell table:style-name="ce28" office:value-type="float" office:value="750" calcext:value-type="float">
            <text:p>750</text:p>
          </table:table-cell>
          <table:table-cell table:style-name="ce28" office:value-type="float" office:value="740" calcext:value-type="float">
            <text:p>740</text:p>
          </table:table-cell>
          <table:table-cell table:style-name="ce51" office:value-type="float" office:value="707" calcext:value-type="float">
            <text:p>707</text:p>
          </table:table-cell>
          <table:table-cell table:style-name="ce28" office:value-type="float" office:value="3137" calcext:value-type="float">
            <text:p>3,137</text:p>
          </table:table-cell>
          <table:table-cell table:style-name="ce28" office:value-type="float" office:value="651" calcext:value-type="float">
            <text:p>651</text:p>
          </table:table-cell>
          <table:table-cell table:style-name="ce28" office:value-type="float" office:value="627" calcext:value-type="float">
            <text:p>627</text:p>
          </table:table-cell>
          <table:table-cell table:style-name="ce28" office:value-type="float" office:value="650" calcext:value-type="float">
            <text:p>650</text:p>
          </table:table-cell>
          <table:table-cell table:style-name="ce28" office:value-type="float" office:value="631" calcext:value-type="float">
            <text:p>631</text:p>
          </table:table-cell>
          <table:table-cell table:style-name="ce51" office:value-type="float" office:value="578" calcext:value-type="float">
            <text:p>578</text:p>
          </table:table-cell>
          <table:table-cell table:style-name="ce28" office:value-type="float" office:value="3172" calcext:value-type="float">
            <text:p>3,172</text:p>
          </table:table-cell>
          <table:table-cell table:style-name="ce28" office:value-type="float" office:value="599" calcext:value-type="float">
            <text:p>599</text:p>
          </table:table-cell>
          <table:table-cell table:style-name="ce28" office:value-type="float" office:value="635" calcext:value-type="float">
            <text:p>635</text:p>
          </table:table-cell>
          <table:table-cell table:style-name="ce28" office:value-type="float" office:value="645" calcext:value-type="float">
            <text:p>645</text:p>
          </table:table-cell>
          <table:table-cell table:style-name="ce28" office:value-type="float" office:value="609" calcext:value-type="float">
            <text:p>609</text:p>
          </table:table-cell>
          <table:table-cell table:style-name="ce51" office:value-type="float" office:value="684" calcext:value-type="float">
            <text:p>684</text:p>
          </table:table-cell>
          <table:table-cell table:style-name="ce28" office:value-type="float" office:value="3202" calcext:value-type="float">
            <text:p>3,202</text:p>
          </table:table-cell>
          <table:table-cell table:style-name="ce28" office:value-type="float" office:value="646" calcext:value-type="float">
            <text:p>646</text:p>
          </table:table-cell>
          <table:table-cell table:style-name="ce28" office:value-type="float" office:value="648" calcext:value-type="float">
            <text:p>648</text:p>
          </table:table-cell>
          <table:table-cell table:style-name="ce28" office:value-type="float" office:value="577" calcext:value-type="float">
            <text:p>577</text:p>
          </table:table-cell>
          <table:table-cell table:style-name="ce28" office:value-type="float" office:value="721" calcext:value-type="float">
            <text:p>721</text:p>
          </table:table-cell>
          <table:table-cell table:style-name="ce51" office:value-type="float" office:value="610" calcext:value-type="float">
            <text:p>610</text:p>
          </table:table-cell>
          <table:table-cell table:style-name="ce28" office:value-type="float" office:value="3626" calcext:value-type="float">
            <text:p>3,626</text:p>
          </table:table-cell>
          <table:table-cell table:style-name="ce28" office:value-type="float" office:value="713" calcext:value-type="float">
            <text:p>713</text:p>
          </table:table-cell>
          <table:table-cell table:style-name="ce28" office:value-type="float" office:value="730" calcext:value-type="float">
            <text:p>730</text:p>
          </table:table-cell>
          <table:table-cell table:style-name="ce28" office:value-type="float" office:value="771" calcext:value-type="float">
            <text:p>771</text:p>
          </table:table-cell>
          <table:table-cell table:style-name="ce28" office:value-type="float" office:value="666" calcext:value-type="float">
            <text:p>666</text:p>
          </table:table-cell>
          <table:table-cell table:style-name="ce51" office:value-type="float" office:value="746" calcext:value-type="float">
            <text:p>746</text:p>
          </table:table-cell>
          <table:table-cell table:style-name="ce28" office:value-type="float" office:value="2741" calcext:value-type="float">
            <text:p>2,741</text:p>
          </table:table-cell>
          <table:table-cell table:style-name="ce28" office:value-type="float" office:value="598" calcext:value-type="float">
            <text:p>598</text:p>
          </table:table-cell>
          <table:table-cell table:style-name="ce28" office:value-type="float" office:value="636" calcext:value-type="float">
            <text:p>636</text:p>
          </table:table-cell>
          <table:table-cell table:style-name="ce28" office:value-type="float" office:value="598" calcext:value-type="float">
            <text:p>598</text:p>
          </table:table-cell>
          <table:table-cell table:style-name="ce28" office:value-type="float" office:value="438" calcext:value-type="float">
            <text:p>438</text:p>
          </table:table-cell>
          <table:table-cell table:style-name="ce51" office:value-type="float" office:value="471" calcext:value-type="float">
            <text:p>471</text:p>
          </table:table-cell>
          <table:table-cell table:style-name="ce28" office:value-type="float" office:value="1846" calcext:value-type="float">
            <text:p>1,846</text:p>
          </table:table-cell>
          <table:table-cell table:style-name="ce28" office:value-type="float" office:value="433" calcext:value-type="float">
            <text:p>433</text:p>
          </table:table-cell>
          <table:table-cell table:style-name="ce28" office:value-type="float" office:value="379" calcext:value-type="float">
            <text:p>379</text:p>
          </table:table-cell>
          <table:table-cell table:style-name="ce28" office:value-type="float" office:value="333" calcext:value-type="float">
            <text:p>333</text:p>
          </table:table-cell>
          <table:table-cell table:style-name="ce28" office:value-type="float" office:value="334" calcext:value-type="float">
            <text:p>334</text:p>
          </table:table-cell>
          <table:table-cell table:style-name="ce51" office:value-type="float" office:value="367" calcext:value-type="float">
            <text:p>367</text:p>
          </table:table-cell>
          <table:table-cell table:style-name="ce28" office:value-type="float" office:value="1564" calcext:value-type="float">
            <text:p>1,564</text:p>
          </table:table-cell>
          <table:table-cell table:style-name="ce28" office:value-type="float" office:value="335" calcext:value-type="float">
            <text:p>335</text:p>
          </table:table-cell>
          <table:table-cell table:style-name="ce28" office:value-type="float" office:value="343" calcext:value-type="float">
            <text:p>343</text:p>
          </table:table-cell>
          <table:table-cell table:style-name="ce28" office:value-type="float" office:value="295" calcext:value-type="float">
            <text:p>295</text:p>
          </table:table-cell>
          <table:table-cell table:style-name="ce28" office:value-type="float" office:value="310" calcext:value-type="float">
            <text:p>310</text:p>
          </table:table-cell>
          <table:table-cell table:style-name="ce51" office:value-type="float" office:value="281" calcext:value-type="float">
            <text:p>281</text:p>
          </table:table-cell>
          <table:table-cell table:style-name="ce28" office:value-type="float" office:value="1385" calcext:value-type="float">
            <text:p>1,385</text:p>
          </table:table-cell>
          <table:table-cell table:style-name="ce28" office:value-type="float" office:value="317" calcext:value-type="float">
            <text:p>317</text:p>
          </table:table-cell>
          <table:table-cell table:style-name="ce28" office:value-type="float" office:value="276" calcext:value-type="float">
            <text:p>276</text:p>
          </table:table-cell>
          <table:table-cell table:style-name="ce28" office:value-type="float" office:value="268" calcext:value-type="float">
            <text:p>268</text:p>
          </table:table-cell>
          <table:table-cell table:style-name="ce28" office:value-type="float" office:value="270" calcext:value-type="float">
            <text:p>270</text:p>
          </table:table-cell>
          <table:table-cell table:style-name="ce51" office:value-type="float" office:value="254" calcext:value-type="float">
            <text:p>254</text:p>
          </table:table-cell>
          <table:table-cell table:style-name="ce28" office:value-type="float" office:value="1178" calcext:value-type="float">
            <text:p>1,178</text:p>
          </table:table-cell>
          <table:table-cell table:style-name="ce28" office:value-type="float" office:value="272" calcext:value-type="float">
            <text:p>272</text:p>
          </table:table-cell>
          <table:table-cell table:style-name="ce28" office:value-type="float" office:value="229" calcext:value-type="float">
            <text:p>229</text:p>
          </table:table-cell>
          <table:table-cell table:style-name="ce28" office:value-type="float" office:value="221" calcext:value-type="float">
            <text:p>221</text:p>
          </table:table-cell>
          <table:table-cell table:style-name="ce28" office:value-type="float" office:value="217" calcext:value-type="float">
            <text:p>217</text:p>
          </table:table-cell>
          <table:table-cell table:style-name="ce51" office:value-type="float" office:value="239" calcext:value-type="float">
            <text:p>239</text:p>
          </table:table-cell>
          <table:table-cell table:style-name="ce28" office:value-type="float" office:value="875" calcext:value-type="float">
            <text:p>875</text:p>
          </table:table-cell>
          <table:table-cell table:style-name="ce28" office:value-type="float" office:value="184" calcext:value-type="float">
            <text:p>184</text:p>
          </table:table-cell>
          <table:table-cell table:style-name="ce28" office:value-type="float" office:value="178" calcext:value-type="float">
            <text:p>178</text:p>
          </table:table-cell>
          <table:table-cell table:style-name="ce28" office:value-type="float" office:value="188" calcext:value-type="float">
            <text:p>188</text:p>
          </table:table-cell>
          <table:table-cell table:style-name="ce28" office:value-type="float" office:value="162" calcext:value-type="float">
            <text:p>162</text:p>
          </table:table-cell>
          <table:table-cell table:style-name="ce51" office:value-type="float" office:value="163" calcext:value-type="float">
            <text:p>163</text:p>
          </table:table-cell>
          <table:table-cell table:style-name="ce28" office:value-type="float" office:value="493" calcext:value-type="float">
            <text:p>493</text:p>
          </table:table-cell>
          <table:table-cell table:style-name="ce28" office:value-type="float" office:value="133" calcext:value-type="float">
            <text:p>133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87" calcext:value-type="float">
            <text:p>87</text:p>
          </table:table-cell>
          <table:table-cell table:style-name="ce51" office:value-type="float" office:value="54" calcext:value-type="float">
            <text:p>54</text:p>
          </table:table-cell>
          <table:table-cell table:style-name="ce28" office:value-type="float" office:value="204" calcext:value-type="float">
            <text:p>204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31" calcext:value-type="float">
            <text:p>31</text:p>
          </table:table-cell>
          <table:table-cell table:style-name="ce51" office:value-type="float" office:value="24" calcext:value-type="float">
            <text:p>24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6" calcext:value-type="float">
            <text:p>6</text:p>
          </table:table-cell>
          <table:table-cell table:style-name="ce51" office:value-type="float" office:value="10" calcext:value-type="float">
            <text:p>10</text:p>
          </table:table-cell>
          <table:table-cell table:style-name="ce28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86];[.J86];[.P86];[.V86];[.AB86];[.AH86];[.AN86];[.AT86];[.AZ86];[.BF86];[.BL86];[.BR86];[.BX86];[.CD86];[.CJ86];[.CP86];[.CV86];[.DB86];[.DH86];[.DN86];[.DT86])" office:value-type="float" office:value="83735" calcext:value-type="float">
            <text:p>83,735</text:p>
          </table:table-cell>
          <table:table-cell table:style-name="ce29" table:formula="of:=SUM([.E86:.I86])" office:value-type="float" office:value="4185" calcext:value-type="float">
            <text:p>4,185</text:p>
          </table:table-cell>
          <table:table-cell table:style-name="ce29" office:value-type="float" office:value="889" calcext:value-type="float">
            <text:p>889</text:p>
          </table:table-cell>
          <table:table-cell table:style-name="ce29" office:value-type="float" office:value="923" calcext:value-type="float">
            <text:p>923</text:p>
          </table:table-cell>
          <table:table-cell table:style-name="ce29" office:value-type="float" office:value="816" calcext:value-type="float">
            <text:p>816</text:p>
          </table:table-cell>
          <table:table-cell table:style-name="ce29" office:value-type="float" office:value="767" calcext:value-type="float">
            <text:p>767</text:p>
          </table:table-cell>
          <table:table-cell table:style-name="ce29" office:value-type="float" office:value="790" calcext:value-type="float">
            <text:p>790</text:p>
          </table:table-cell>
          <table:table-cell table:style-name="ce29" office:value-type="float" office:value="3619" calcext:value-type="float">
            <text:p>3,619</text:p>
          </table:table-cell>
          <table:table-cell table:style-name="ce29" office:value-type="float" office:value="722" calcext:value-type="float">
            <text:p>722</text:p>
          </table:table-cell>
          <table:table-cell table:style-name="ce29" office:value-type="float" office:value="668" calcext:value-type="float">
            <text:p>668</text:p>
          </table:table-cell>
          <table:table-cell table:style-name="ce29" office:value-type="float" office:value="736" calcext:value-type="float">
            <text:p>736</text:p>
          </table:table-cell>
          <table:table-cell table:style-name="ce29" office:value-type="float" office:value="796" calcext:value-type="float">
            <text:p>796</text:p>
          </table:table-cell>
          <table:table-cell table:style-name="ce52" office:value-type="float" office:value="697" calcext:value-type="float">
            <text:p>697</text:p>
          </table:table-cell>
          <table:table-cell table:style-name="ce29" office:value-type="float" office:value="3877" calcext:value-type="float">
            <text:p>3,877</text:p>
          </table:table-cell>
          <table:table-cell table:style-name="ce29" office:value-type="float" office:value="673" calcext:value-type="float">
            <text:p>673</text:p>
          </table:table-cell>
          <table:table-cell table:style-name="ce29" office:value-type="float" office:value="789" calcext:value-type="float">
            <text:p>789</text:p>
          </table:table-cell>
          <table:table-cell table:style-name="ce29" office:value-type="float" office:value="778" calcext:value-type="float">
            <text:p>778</text:p>
          </table:table-cell>
          <table:table-cell table:style-name="ce29" office:value-type="float" office:value="824" calcext:value-type="float">
            <text:p>824</text:p>
          </table:table-cell>
          <table:table-cell table:style-name="ce52" office:value-type="float" office:value="813" calcext:value-type="float">
            <text:p>813</text:p>
          </table:table-cell>
          <table:table-cell table:style-name="ce29" office:value-type="float" office:value="4858" calcext:value-type="float">
            <text:p>4,858</text:p>
          </table:table-cell>
          <table:table-cell table:style-name="ce29" office:value-type="float" office:value="822" calcext:value-type="float">
            <text:p>822</text:p>
          </table:table-cell>
          <table:table-cell table:style-name="ce29" office:value-type="float" office:value="864" calcext:value-type="float">
            <text:p>864</text:p>
          </table:table-cell>
          <table:table-cell table:style-name="ce29" office:value-type="float" office:value="806" calcext:value-type="float">
            <text:p>806</text:p>
          </table:table-cell>
          <table:table-cell table:style-name="ce29" office:value-type="float" office:value="1111" calcext:value-type="float">
            <text:p>1,111</text:p>
          </table:table-cell>
          <table:table-cell table:style-name="ce52" office:value-type="float" office:value="1255" calcext:value-type="float">
            <text:p>1,255</text:p>
          </table:table-cell>
          <table:table-cell table:style-name="ce29" office:value-type="float" office:value="6489" calcext:value-type="float">
            <text:p>6,489</text:p>
          </table:table-cell>
          <table:table-cell table:style-name="ce29" office:value-type="float" office:value="1322" calcext:value-type="float">
            <text:p>1,322</text:p>
          </table:table-cell>
          <table:table-cell table:style-name="ce29" office:value-type="float" office:value="1224" calcext:value-type="float">
            <text:p>1,224</text:p>
          </table:table-cell>
          <table:table-cell table:style-name="ce29" office:value-type="float" office:value="1270" calcext:value-type="float">
            <text:p>1,270</text:p>
          </table:table-cell>
          <table:table-cell table:style-name="ce29" office:value-type="float" office:value="1269" calcext:value-type="float">
            <text:p>1,269</text:p>
          </table:table-cell>
          <table:table-cell table:style-name="ce52" office:value-type="float" office:value="1404" calcext:value-type="float">
            <text:p>1,404</text:p>
          </table:table-cell>
          <table:table-cell table:style-name="ce29" office:value-type="float" office:value="6889" calcext:value-type="float">
            <text:p>6,889</text:p>
          </table:table-cell>
          <table:table-cell table:style-name="ce29" office:value-type="float" office:value="1410" calcext:value-type="float">
            <text:p>1,410</text:p>
          </table:table-cell>
          <table:table-cell table:style-name="ce29" office:value-type="float" office:value="1312" calcext:value-type="float">
            <text:p>1,312</text:p>
          </table:table-cell>
          <table:table-cell table:style-name="ce29" office:value-type="float" office:value="1379" calcext:value-type="float">
            <text:p>1,379</text:p>
          </table:table-cell>
          <table:table-cell table:style-name="ce29" office:value-type="float" office:value="1338" calcext:value-type="float">
            <text:p>1,338</text:p>
          </table:table-cell>
          <table:table-cell table:style-name="ce52" office:value-type="float" office:value="1450" calcext:value-type="float">
            <text:p>1,450</text:p>
          </table:table-cell>
          <table:table-cell table:style-name="ce29" office:value-type="float" office:value="6960" calcext:value-type="float">
            <text:p>6,960</text:p>
          </table:table-cell>
          <table:table-cell table:style-name="ce29" office:value-type="float" office:value="1458" calcext:value-type="float">
            <text:p>1,458</text:p>
          </table:table-cell>
          <table:table-cell table:style-name="ce29" office:value-type="float" office:value="1411" calcext:value-type="float">
            <text:p>1,411</text:p>
          </table:table-cell>
          <table:table-cell table:style-name="ce29" office:value-type="float" office:value="1458" calcext:value-type="float">
            <text:p>1,458</text:p>
          </table:table-cell>
          <table:table-cell table:style-name="ce29" office:value-type="float" office:value="1275" calcext:value-type="float">
            <text:p>1,275</text:p>
          </table:table-cell>
          <table:table-cell table:style-name="ce52" office:value-type="float" office:value="1358" calcext:value-type="float">
            <text:p>1,358</text:p>
          </table:table-cell>
          <table:table-cell table:style-name="ce29" office:value-type="float" office:value="6509" calcext:value-type="float">
            <text:p>6,509</text:p>
          </table:table-cell>
          <table:table-cell table:style-name="ce29" office:value-type="float" office:value="1310" calcext:value-type="float">
            <text:p>1,310</text:p>
          </table:table-cell>
          <table:table-cell table:style-name="ce29" office:value-type="float" office:value="1261" calcext:value-type="float">
            <text:p>1,261</text:p>
          </table:table-cell>
          <table:table-cell table:style-name="ce29" office:value-type="float" office:value="1328" calcext:value-type="float">
            <text:p>1,328</text:p>
          </table:table-cell>
          <table:table-cell table:style-name="ce29" office:value-type="float" office:value="1350" calcext:value-type="float">
            <text:p>1,350</text:p>
          </table:table-cell>
          <table:table-cell table:style-name="ce52" office:value-type="float" office:value="1260" calcext:value-type="float">
            <text:p>1,260</text:p>
          </table:table-cell>
          <table:table-cell table:style-name="ce29" office:value-type="float" office:value="6849" calcext:value-type="float">
            <text:p>6,849</text:p>
          </table:table-cell>
          <table:table-cell table:style-name="ce29" office:value-type="float" office:value="1308" calcext:value-type="float">
            <text:p>1,308</text:p>
          </table:table-cell>
          <table:table-cell table:style-name="ce29" office:value-type="float" office:value="1337" calcext:value-type="float">
            <text:p>1,337</text:p>
          </table:table-cell>
          <table:table-cell table:style-name="ce29" office:value-type="float" office:value="1359" calcext:value-type="float">
            <text:p>1,359</text:p>
          </table:table-cell>
          <table:table-cell table:style-name="ce29" office:value-type="float" office:value="1364" calcext:value-type="float">
            <text:p>1,364</text:p>
          </table:table-cell>
          <table:table-cell table:style-name="ce52" office:value-type="float" office:value="1481" calcext:value-type="float">
            <text:p>1,481</text:p>
          </table:table-cell>
          <table:table-cell table:style-name="ce29" office:value-type="float" office:value="6776" calcext:value-type="float">
            <text:p>6,776</text:p>
          </table:table-cell>
          <table:table-cell table:style-name="ce29" office:value-type="float" office:value="1393" calcext:value-type="float">
            <text:p>1,393</text:p>
          </table:table-cell>
          <table:table-cell table:style-name="ce29" office:value-type="float" office:value="1384" calcext:value-type="float">
            <text:p>1,384</text:p>
          </table:table-cell>
          <table:table-cell table:style-name="ce29" office:value-type="float" office:value="1240" calcext:value-type="float">
            <text:p>1,240</text:p>
          </table:table-cell>
          <table:table-cell table:style-name="ce29" office:value-type="float" office:value="1481" calcext:value-type="float">
            <text:p>1,481</text:p>
          </table:table-cell>
          <table:table-cell table:style-name="ce52" office:value-type="float" office:value="1278" calcext:value-type="float">
            <text:p>1,278</text:p>
          </table:table-cell>
          <table:table-cell table:style-name="ce29" office:value-type="float" office:value="7126" calcext:value-type="float">
            <text:p>7,126</text:p>
          </table:table-cell>
          <table:table-cell table:style-name="ce29" office:value-type="float" office:value="1433" calcext:value-type="float">
            <text:p>1,433</text:p>
          </table:table-cell>
          <table:table-cell table:style-name="ce29" office:value-type="float" office:value="1455" calcext:value-type="float">
            <text:p>1,455</text:p>
          </table:table-cell>
          <table:table-cell table:style-name="ce29" office:value-type="float" office:value="1504" calcext:value-type="float">
            <text:p>1,504</text:p>
          </table:table-cell>
          <table:table-cell table:style-name="ce29" office:value-type="float" office:value="1296" calcext:value-type="float">
            <text:p>1,296</text:p>
          </table:table-cell>
          <table:table-cell table:style-name="ce52" office:value-type="float" office:value="1438" calcext:value-type="float">
            <text:p>1,438</text:p>
          </table:table-cell>
          <table:table-cell table:style-name="ce29" office:value-type="float" office:value="5303" calcext:value-type="float">
            <text:p>5,303</text:p>
          </table:table-cell>
          <table:table-cell table:style-name="ce29" office:value-type="float" office:value="1192" calcext:value-type="float">
            <text:p>1,192</text:p>
          </table:table-cell>
          <table:table-cell table:style-name="ce29" office:value-type="float" office:value="1207" calcext:value-type="float">
            <text:p>1,207</text:p>
          </table:table-cell>
          <table:table-cell table:style-name="ce29" office:value-type="float" office:value="1118" calcext:value-type="float">
            <text:p>1,118</text:p>
          </table:table-cell>
          <table:table-cell table:style-name="ce29" office:value-type="float" office:value="832" calcext:value-type="float">
            <text:p>832</text:p>
          </table:table-cell>
          <table:table-cell table:style-name="ce52" office:value-type="float" office:value="954" calcext:value-type="float">
            <text:p>954</text:p>
          </table:table-cell>
          <table:table-cell table:style-name="ce29" office:value-type="float" office:value="3620" calcext:value-type="float">
            <text:p>3,620</text:p>
          </table:table-cell>
          <table:table-cell table:style-name="ce29" office:value-type="float" office:value="817" calcext:value-type="float">
            <text:p>817</text:p>
          </table:table-cell>
          <table:table-cell table:style-name="ce29" office:value-type="float" office:value="698" calcext:value-type="float">
            <text:p>698</text:p>
          </table:table-cell>
          <table:table-cell table:style-name="ce29" office:value-type="float" office:value="636" calcext:value-type="float">
            <text:p>636</text:p>
          </table:table-cell>
          <table:table-cell table:style-name="ce29" office:value-type="float" office:value="673" calcext:value-type="float">
            <text:p>673</text:p>
          </table:table-cell>
          <table:table-cell table:style-name="ce52" office:value-type="float" office:value="796" calcext:value-type="float">
            <text:p>796</text:p>
          </table:table-cell>
          <table:table-cell table:style-name="ce29" office:value-type="float" office:value="3271" calcext:value-type="float">
            <text:p>3,271</text:p>
          </table:table-cell>
          <table:table-cell table:number-columns-repeated="2" table:style-name="ce29" office:value-type="float" office:value="712" calcext:value-type="float">
            <text:p>712</text:p>
          </table:table-cell>
          <table:table-cell table:style-name="ce29" office:value-type="float" office:value="609" calcext:value-type="float">
            <text:p>609</text:p>
          </table:table-cell>
          <table:table-cell table:style-name="ce29" office:value-type="float" office:value="633" calcext:value-type="float">
            <text:p>633</text:p>
          </table:table-cell>
          <table:table-cell table:style-name="ce52" office:value-type="float" office:value="605" calcext:value-type="float">
            <text:p>605</text:p>
          </table:table-cell>
          <table:table-cell table:style-name="ce29" office:value-type="float" office:value="2946" calcext:value-type="float">
            <text:p>2,946</text:p>
          </table:table-cell>
          <table:table-cell table:style-name="ce29" office:value-type="float" office:value="670" calcext:value-type="float">
            <text:p>670</text:p>
          </table:table-cell>
          <table:table-cell table:style-name="ce29" office:value-type="float" office:value="623" calcext:value-type="float">
            <text:p>623</text:p>
          </table:table-cell>
          <table:table-cell table:style-name="ce29" office:value-type="float" office:value="546" calcext:value-type="float">
            <text:p>546</text:p>
          </table:table-cell>
          <table:table-cell table:style-name="ce29" office:value-type="float" office:value="545" calcext:value-type="float">
            <text:p>545</text:p>
          </table:table-cell>
          <table:table-cell table:style-name="ce52" office:value-type="float" office:value="562" calcext:value-type="float">
            <text:p>562</text:p>
          </table:table-cell>
          <table:table-cell table:style-name="ce29" office:value-type="float" office:value="2063" calcext:value-type="float">
            <text:p>2,063</text:p>
          </table:table-cell>
          <table:table-cell table:style-name="ce29" office:value-type="float" office:value="525" calcext:value-type="float">
            <text:p>525</text:p>
          </table:table-cell>
          <table:table-cell table:style-name="ce29" office:value-type="float" office:value="446" calcext:value-type="float">
            <text:p>446</text:p>
          </table:table-cell>
          <table:table-cell table:style-name="ce29" office:value-type="float" office:value="412" calcext:value-type="float">
            <text:p>412</text:p>
          </table:table-cell>
          <table:table-cell table:style-name="ce29" office:value-type="float" office:value="351" calcext:value-type="float">
            <text:p>351</text:p>
          </table:table-cell>
          <table:table-cell table:style-name="ce52" office:value-type="float" office:value="329" calcext:value-type="float">
            <text:p>329</text:p>
          </table:table-cell>
          <table:table-cell table:style-name="ce29" office:value-type="float" office:value="1275" calcext:value-type="float">
            <text:p>1,275</text:p>
          </table:table-cell>
          <table:table-cell table:style-name="ce29" office:value-type="float" office:value="279" calcext:value-type="float">
            <text:p>279</text:p>
          </table:table-cell>
          <table:table-cell table:style-name="ce29" office:value-type="float" office:value="266" calcext:value-type="float">
            <text:p>266</text:p>
          </table:table-cell>
          <table:table-cell table:style-name="ce29" office:value-type="float" office:value="254" calcext:value-type="float">
            <text:p>254</text:p>
          </table:table-cell>
          <table:table-cell table:style-name="ce29" office:value-type="float" office:value="237" calcext:value-type="float">
            <text:p>237</text:p>
          </table:table-cell>
          <table:table-cell table:style-name="ce52" office:value-type="float" office:value="239" calcext:value-type="float">
            <text:p>239</text:p>
          </table:table-cell>
          <table:table-cell table:style-name="ce29" office:value-type="float" office:value="706" calcext:value-type="float">
            <text:p>706</text:p>
          </table:table-cell>
          <table:table-cell table:style-name="ce29" office:value-type="float" office:value="173" calcext:value-type="float">
            <text:p>173</text:p>
          </table:table-cell>
          <table:table-cell table:style-name="ce29" office:value-type="float" office:value="168" calcext:value-type="float">
            <text:p>168</text:p>
          </table:table-cell>
          <table:table-cell table:style-name="ce29" office:value-type="float" office:value="169" calcext:value-type="float">
            <text:p>169</text:p>
          </table:table-cell>
          <table:table-cell table:style-name="ce29" office:value-type="float" office:value="119" calcext:value-type="float">
            <text:p>119</text:p>
          </table:table-cell>
          <table:table-cell table:style-name="ce52" office:value-type="float" office:value="77" calcext:value-type="float">
            <text:p>77</text:p>
          </table:table-cell>
          <table:table-cell table:style-name="ce29" office:value-type="float" office:value="265" calcext:value-type="float">
            <text:p>265</text:p>
          </table:table-cell>
          <table:table-cell table:style-name="ce29" office:value-type="float" office:value="80" calcext:value-type="float">
            <text:p>80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41" calcext:value-type="float">
            <text:p>41</text:p>
          </table:table-cell>
          <table:table-cell table:style-name="ce52" office:value-type="float" office:value="31" calcext:value-type="float">
            <text:p>31</text:p>
          </table:table-cell>
          <table:table-cell table:style-name="ce29" office:value-type="float" office:value="116" calcext:value-type="float">
            <text:p>116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9" calcext:value-type="float">
            <text:p>9</text:p>
          </table:table-cell>
          <table:table-cell table:style-name="ce52" office:value-type="float" office:value="12" calcext:value-type="float">
            <text:p>12</text:p>
          </table:table-cell>
          <table:table-cell table:style-name="ce29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金<text:span text:style-name="T1"> </text:span><text:span text:style-name="T2">門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87];[.J87];[.P87];[.V87];[.AB87];[.AH87];[.AN87];[.AT87];[.AZ87];[.BF87];[.BL87];[.BR87];[.BX87];[.CD87];[.CJ87];[.CP87];[.CV87];[.DB87];[.DH87];[.DN87];[.DT87])" office:value-type="float" office:value="44316" calcext:value-type="float">
            <text:p>44,316</text:p>
          </table:table-cell>
          <table:table-cell table:style-name="ce29" table:formula="of:=SUM([.E87:.I87])" office:value-type="float" office:value="2194" calcext:value-type="float">
            <text:p>2,194</text:p>
          </table:table-cell>
          <table:table-cell table:style-name="ce29" office:value-type="float" office:value="474" calcext:value-type="float">
            <text:p>474</text:p>
          </table:table-cell>
          <table:table-cell table:style-name="ce29" office:value-type="float" office:value="507" calcext:value-type="float">
            <text:p>507</text:p>
          </table:table-cell>
          <table:table-cell table:style-name="ce29" office:value-type="float" office:value="420" calcext:value-type="float">
            <text:p>420</text:p>
          </table:table-cell>
          <table:table-cell table:style-name="ce29" office:value-type="float" office:value="398" calcext:value-type="float">
            <text:p>398</text:p>
          </table:table-cell>
          <table:table-cell table:style-name="ce29" office:value-type="float" office:value="395" calcext:value-type="float">
            <text:p>395</text:p>
          </table:table-cell>
          <table:table-cell table:style-name="ce29" office:value-type="float" office:value="1916" calcext:value-type="float">
            <text:p>1,916</text:p>
          </table:table-cell>
          <table:table-cell table:style-name="ce29" office:value-type="float" office:value="394" calcext:value-type="float">
            <text:p>394</text:p>
          </table:table-cell>
          <table:table-cell table:style-name="ce29" office:value-type="float" office:value="355" calcext:value-type="float">
            <text:p>355</text:p>
          </table:table-cell>
          <table:table-cell table:style-name="ce29" office:value-type="float" office:value="389" calcext:value-type="float">
            <text:p>389</text:p>
          </table:table-cell>
          <table:table-cell table:style-name="ce29" office:value-type="float" office:value="402" calcext:value-type="float">
            <text:p>402</text:p>
          </table:table-cell>
          <table:table-cell table:style-name="ce52" office:value-type="float" office:value="376" calcext:value-type="float">
            <text:p>376</text:p>
          </table:table-cell>
          <table:table-cell table:style-name="ce29" office:value-type="float" office:value="2019" calcext:value-type="float">
            <text:p>2,019</text:p>
          </table:table-cell>
          <table:table-cell table:style-name="ce29" office:value-type="float" office:value="338" calcext:value-type="float">
            <text:p>338</text:p>
          </table:table-cell>
          <table:table-cell table:style-name="ce29" office:value-type="float" office:value="408" calcext:value-type="float">
            <text:p>408</text:p>
          </table:table-cell>
          <table:table-cell table:style-name="ce29" office:value-type="float" office:value="410" calcext:value-type="float">
            <text:p>410</text:p>
          </table:table-cell>
          <table:table-cell table:style-name="ce29" office:value-type="float" office:value="439" calcext:value-type="float">
            <text:p>439</text:p>
          </table:table-cell>
          <table:table-cell table:style-name="ce52" office:value-type="float" office:value="424" calcext:value-type="float">
            <text:p>424</text:p>
          </table:table-cell>
          <table:table-cell table:style-name="ce29" office:value-type="float" office:value="2507" calcext:value-type="float">
            <text:p>2,507</text:p>
          </table:table-cell>
          <table:table-cell table:style-name="ce29" office:value-type="float" office:value="407" calcext:value-type="float">
            <text:p>407</text:p>
          </table:table-cell>
          <table:table-cell table:style-name="ce29" office:value-type="float" office:value="460" calcext:value-type="float">
            <text:p>460</text:p>
          </table:table-cell>
          <table:table-cell table:style-name="ce29" office:value-type="float" office:value="404" calcext:value-type="float">
            <text:p>404</text:p>
          </table:table-cell>
          <table:table-cell table:style-name="ce29" office:value-type="float" office:value="578" calcext:value-type="float">
            <text:p>578</text:p>
          </table:table-cell>
          <table:table-cell table:style-name="ce52" office:value-type="float" office:value="658" calcext:value-type="float">
            <text:p>658</text:p>
          </table:table-cell>
          <table:table-cell table:style-name="ce29" office:value-type="float" office:value="3253" calcext:value-type="float">
            <text:p>3,253</text:p>
          </table:table-cell>
          <table:table-cell table:style-name="ce29" office:value-type="float" office:value="650" calcext:value-type="float">
            <text:p>650</text:p>
          </table:table-cell>
          <table:table-cell table:style-name="ce29" office:value-type="float" office:value="617" calcext:value-type="float">
            <text:p>617</text:p>
          </table:table-cell>
          <table:table-cell table:style-name="ce29" office:value-type="float" office:value="641" calcext:value-type="float">
            <text:p>641</text:p>
          </table:table-cell>
          <table:table-cell table:style-name="ce29" office:value-type="float" office:value="636" calcext:value-type="float">
            <text:p>636</text:p>
          </table:table-cell>
          <table:table-cell table:style-name="ce52" office:value-type="float" office:value="709" calcext:value-type="float">
            <text:p>709</text:p>
          </table:table-cell>
          <table:table-cell table:style-name="ce29" office:value-type="float" office:value="3433" calcext:value-type="float">
            <text:p>3,433</text:p>
          </table:table-cell>
          <table:table-cell table:style-name="ce29" office:value-type="float" office:value="717" calcext:value-type="float">
            <text:p>717</text:p>
          </table:table-cell>
          <table:table-cell table:style-name="ce29" office:value-type="float" office:value="668" calcext:value-type="float">
            <text:p>668</text:p>
          </table:table-cell>
          <table:table-cell table:style-name="ce29" office:value-type="float" office:value="674" calcext:value-type="float">
            <text:p>674</text:p>
          </table:table-cell>
          <table:table-cell table:style-name="ce29" office:value-type="float" office:value="657" calcext:value-type="float">
            <text:p>657</text:p>
          </table:table-cell>
          <table:table-cell table:style-name="ce52" office:value-type="float" office:value="717" calcext:value-type="float">
            <text:p>717</text:p>
          </table:table-cell>
          <table:table-cell table:style-name="ce29" office:value-type="float" office:value="3498" calcext:value-type="float">
            <text:p>3,498</text:p>
          </table:table-cell>
          <table:table-cell table:style-name="ce29" office:value-type="float" office:value="676" calcext:value-type="float">
            <text:p>676</text:p>
          </table:table-cell>
          <table:table-cell table:style-name="ce29" office:value-type="float" office:value="703" calcext:value-type="float">
            <text:p>703</text:p>
          </table:table-cell>
          <table:table-cell table:style-name="ce29" office:value-type="float" office:value="774" calcext:value-type="float">
            <text:p>774</text:p>
          </table:table-cell>
          <table:table-cell table:style-name="ce29" office:value-type="float" office:value="620" calcext:value-type="float">
            <text:p>620</text:p>
          </table:table-cell>
          <table:table-cell table:style-name="ce52" office:value-type="float" office:value="725" calcext:value-type="float">
            <text:p>725</text:p>
          </table:table-cell>
          <table:table-cell table:style-name="ce29" office:value-type="float" office:value="3676" calcext:value-type="float">
            <text:p>3,676</text:p>
          </table:table-cell>
          <table:table-cell table:style-name="ce29" office:value-type="float" office:value="726" calcext:value-type="float">
            <text:p>726</text:p>
          </table:table-cell>
          <table:table-cell table:style-name="ce29" office:value-type="float" office:value="701" calcext:value-type="float">
            <text:p>701</text:p>
          </table:table-cell>
          <table:table-cell table:style-name="ce29" office:value-type="float" office:value="743" calcext:value-type="float">
            <text:p>743</text:p>
          </table:table-cell>
          <table:table-cell table:style-name="ce29" office:value-type="float" office:value="772" calcext:value-type="float">
            <text:p>772</text:p>
          </table:table-cell>
          <table:table-cell table:style-name="ce52" office:value-type="float" office:value="734" calcext:value-type="float">
            <text:p>734</text:p>
          </table:table-cell>
          <table:table-cell table:style-name="ce29" office:value-type="float" office:value="3959" calcext:value-type="float">
            <text:p>3,959</text:p>
          </table:table-cell>
          <table:table-cell table:style-name="ce29" office:value-type="float" office:value="752" calcext:value-type="float">
            <text:p>752</text:p>
          </table:table-cell>
          <table:table-cell table:style-name="ce29" office:value-type="float" office:value="746" calcext:value-type="float">
            <text:p>746</text:p>
          </table:table-cell>
          <table:table-cell table:style-name="ce29" office:value-type="float" office:value="790" calcext:value-type="float">
            <text:p>790</text:p>
          </table:table-cell>
          <table:table-cell table:style-name="ce29" office:value-type="float" office:value="815" calcext:value-type="float">
            <text:p>815</text:p>
          </table:table-cell>
          <table:table-cell table:style-name="ce52" office:value-type="float" office:value="856" calcext:value-type="float">
            <text:p>856</text:p>
          </table:table-cell>
          <table:table-cell table:style-name="ce29" office:value-type="float" office:value="3912" calcext:value-type="float">
            <text:p>3,912</text:p>
          </table:table-cell>
          <table:table-cell table:style-name="ce29" office:value-type="float" office:value="814" calcext:value-type="float">
            <text:p>814</text:p>
          </table:table-cell>
          <table:table-cell table:style-name="ce29" office:value-type="float" office:value="805" calcext:value-type="float">
            <text:p>805</text:p>
          </table:table-cell>
          <table:table-cell table:style-name="ce29" office:value-type="float" office:value="726" calcext:value-type="float">
            <text:p>726</text:p>
          </table:table-cell>
          <table:table-cell table:style-name="ce29" office:value-type="float" office:value="831" calcext:value-type="float">
            <text:p>831</text:p>
          </table:table-cell>
          <table:table-cell table:style-name="ce52" office:value-type="float" office:value="736" calcext:value-type="float">
            <text:p>736</text:p>
          </table:table-cell>
          <table:table-cell table:style-name="ce29" office:value-type="float" office:value="3865" calcext:value-type="float">
            <text:p>3,865</text:p>
          </table:table-cell>
          <table:table-cell table:style-name="ce29" office:value-type="float" office:value="795" calcext:value-type="float">
            <text:p>795</text:p>
          </table:table-cell>
          <table:table-cell table:style-name="ce29" office:value-type="float" office:value="800" calcext:value-type="float">
            <text:p>800</text:p>
          </table:table-cell>
          <table:table-cell table:style-name="ce29" office:value-type="float" office:value="811" calcext:value-type="float">
            <text:p>811</text:p>
          </table:table-cell>
          <table:table-cell table:style-name="ce29" office:value-type="float" office:value="702" calcext:value-type="float">
            <text:p>702</text:p>
          </table:table-cell>
          <table:table-cell table:style-name="ce52" office:value-type="float" office:value="757" calcext:value-type="float">
            <text:p>757</text:p>
          </table:table-cell>
          <table:table-cell table:style-name="ce29" office:value-type="float" office:value="2794" calcext:value-type="float">
            <text:p>2,794</text:p>
          </table:table-cell>
          <table:table-cell table:style-name="ce29" office:value-type="float" office:value="651" calcext:value-type="float">
            <text:p>651</text:p>
          </table:table-cell>
          <table:table-cell table:style-name="ce29" office:value-type="float" office:value="621" calcext:value-type="float">
            <text:p>621</text:p>
          </table:table-cell>
          <table:table-cell table:style-name="ce29" office:value-type="float" office:value="561" calcext:value-type="float">
            <text:p>561</text:p>
          </table:table-cell>
          <table:table-cell table:style-name="ce29" office:value-type="float" office:value="434" calcext:value-type="float">
            <text:p>434</text:p>
          </table:table-cell>
          <table:table-cell table:style-name="ce52" office:value-type="float" office:value="527" calcext:value-type="float">
            <text:p>527</text:p>
          </table:table-cell>
          <table:table-cell table:style-name="ce29" office:value-type="float" office:value="1948" calcext:value-type="float">
            <text:p>1,948</text:p>
          </table:table-cell>
          <table:table-cell table:style-name="ce29" office:value-type="float" office:value="447" calcext:value-type="float">
            <text:p>447</text:p>
          </table:table-cell>
          <table:table-cell table:style-name="ce29" office:value-type="float" office:value="356" calcext:value-type="float">
            <text:p>356</text:p>
          </table:table-cell>
          <table:table-cell table:style-name="ce29" office:value-type="float" office:value="336" calcext:value-type="float">
            <text:p>336</text:p>
          </table:table-cell>
          <table:table-cell table:style-name="ce29" office:value-type="float" office:value="366" calcext:value-type="float">
            <text:p>366</text:p>
          </table:table-cell>
          <table:table-cell table:style-name="ce52" office:value-type="float" office:value="443" calcext:value-type="float">
            <text:p>443</text:p>
          </table:table-cell>
          <table:table-cell table:style-name="ce29" office:value-type="float" office:value="1801" calcext:value-type="float">
            <text:p>1,801</text:p>
          </table:table-cell>
          <table:table-cell table:style-name="ce29" office:value-type="float" office:value="397" calcext:value-type="float">
            <text:p>397</text:p>
          </table:table-cell>
          <table:table-cell table:style-name="ce29" office:value-type="float" office:value="398" calcext:value-type="float">
            <text:p>398</text:p>
          </table:table-cell>
          <table:table-cell table:style-name="ce29" office:value-type="float" office:value="329" calcext:value-type="float">
            <text:p>329</text:p>
          </table:table-cell>
          <table:table-cell table:style-name="ce29" office:value-type="float" office:value="337" calcext:value-type="float">
            <text:p>337</text:p>
          </table:table-cell>
          <table:table-cell table:style-name="ce52" office:value-type="float" office:value="340" calcext:value-type="float">
            <text:p>340</text:p>
          </table:table-cell>
          <table:table-cell table:style-name="ce29" office:value-type="float" office:value="1683" calcext:value-type="float">
            <text:p>1,683</text:p>
          </table:table-cell>
          <table:table-cell table:style-name="ce29" office:value-type="float" office:value="377" calcext:value-type="float">
            <text:p>377</text:p>
          </table:table-cell>
          <table:table-cell table:style-name="ce29" office:value-type="float" office:value="373" calcext:value-type="float">
            <text:p>373</text:p>
          </table:table-cell>
          <table:table-cell table:style-name="ce29" office:value-type="float" office:value="306" calcext:value-type="float">
            <text:p>306</text:p>
          </table:table-cell>
          <table:table-cell table:style-name="ce29" office:value-type="float" office:value="291" calcext:value-type="float">
            <text:p>291</text:p>
          </table:table-cell>
          <table:table-cell table:style-name="ce52" office:value-type="float" office:value="336" calcext:value-type="float">
            <text:p>336</text:p>
          </table:table-cell>
          <table:table-cell table:style-name="ce29" office:value-type="float" office:value="999" calcext:value-type="float">
            <text:p>999</text:p>
          </table:table-cell>
          <table:table-cell table:style-name="ce29" office:value-type="float" office:value="280" calcext:value-type="float">
            <text:p>280</text:p>
          </table:table-cell>
          <table:table-cell table:style-name="ce29" office:value-type="float" office:value="237" calcext:value-type="float">
            <text:p>237</text:p>
          </table:table-cell>
          <table:table-cell table:style-name="ce29" office:value-type="float" office:value="210" calcext:value-type="float">
            <text:p>210</text:p>
          </table:table-cell>
          <table:table-cell table:style-name="ce29" office:value-type="float" office:value="157" calcext:value-type="float">
            <text:p>157</text:p>
          </table:table-cell>
          <table:table-cell table:style-name="ce52" office:value-type="float" office:value="115" calcext:value-type="float">
            <text:p>115</text:p>
          </table:table-cell>
          <table:table-cell table:style-name="ce29" office:value-type="float" office:value="470" calcext:value-type="float">
            <text:p>470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92" calcext:value-type="float">
            <text:p>92</text:p>
          </table:table-cell>
          <table:table-cell table:style-name="ce52" office:value-type="float" office:value="90" calcext:value-type="float">
            <text:p>90</text:p>
          </table:table-cell>
          <table:table-cell table:style-name="ce29" office:value-type="float" office:value="263" calcext:value-type="float">
            <text:p>263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39" calcext:value-type="float">
            <text:p>39</text:p>
          </table:table-cell>
          <table:table-cell table:style-name="ce52" office:value-type="float" office:value="37" calcext:value-type="float">
            <text:p>37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6" calcext:value-type="float">
            <text:p>16</text:p>
          </table:table-cell>
          <table:table-cell table:style-name="ce52" office:value-type="float" office:value="8" calcext:value-type="float">
            <text:p>8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5" calcext:value-type="float">
            <text:p>5</text:p>
          </table:table-cell>
          <table:table-cell table:style-name="ce52" office:value-type="float" office:value="2" calcext:value-type="float">
            <text:p>2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88];[.J88];[.P88];[.V88];[.AB88];[.AH88];[.AN88];[.AT88];[.AZ88];[.BF88];[.BL88];[.BR88];[.BX88];[.CD88];[.CJ88];[.CP88];[.CV88];[.DB88];[.DH88];[.DN88];[.DT88])" office:value-type="float" office:value="39419" calcext:value-type="float">
            <text:p>39,419</text:p>
          </table:table-cell>
          <table:table-cell table:style-name="ce37" table:formula="of:=SUM([.E88:.I88])" office:value-type="float" office:value="1991" calcext:value-type="float">
            <text:p>1,991</text:p>
          </table:table-cell>
          <table:table-cell table:style-name="ce30" office:value-type="float" office:value="415" calcext:value-type="float">
            <text:p>415</text:p>
          </table:table-cell>
          <table:table-cell table:style-name="ce30" office:value-type="float" office:value="416" calcext:value-type="float">
            <text:p>416</text:p>
          </table:table-cell>
          <table:table-cell table:style-name="ce30" office:value-type="float" office:value="396" calcext:value-type="float">
            <text:p>396</text:p>
          </table:table-cell>
          <table:table-cell table:style-name="ce30" office:value-type="float" office:value="369" calcext:value-type="float">
            <text:p>369</text:p>
          </table:table-cell>
          <table:table-cell table:style-name="ce30" office:value-type="float" office:value="395" calcext:value-type="float">
            <text:p>395</text:p>
          </table:table-cell>
          <table:table-cell table:style-name="ce30" office:value-type="float" office:value="1703" calcext:value-type="float">
            <text:p>1,703</text:p>
          </table:table-cell>
          <table:table-cell table:style-name="ce30" office:value-type="float" office:value="328" calcext:value-type="float">
            <text:p>328</text:p>
          </table:table-cell>
          <table:table-cell table:style-name="ce30" office:value-type="float" office:value="313" calcext:value-type="float">
            <text:p>313</text:p>
          </table:table-cell>
          <table:table-cell table:style-name="ce30" office:value-type="float" office:value="347" calcext:value-type="float">
            <text:p>347</text:p>
          </table:table-cell>
          <table:table-cell table:style-name="ce30" office:value-type="float" office:value="394" calcext:value-type="float">
            <text:p>394</text:p>
          </table:table-cell>
          <table:table-cell table:style-name="ce37" office:value-type="float" office:value="321" calcext:value-type="float">
            <text:p>321</text:p>
          </table:table-cell>
          <table:table-cell table:style-name="ce30" office:value-type="float" office:value="1858" calcext:value-type="float">
            <text:p>1,858</text:p>
          </table:table-cell>
          <table:table-cell table:style-name="ce30" office:value-type="float" office:value="335" calcext:value-type="float">
            <text:p>335</text:p>
          </table:table-cell>
          <table:table-cell table:style-name="ce30" office:value-type="float" office:value="381" calcext:value-type="float">
            <text:p>381</text:p>
          </table:table-cell>
          <table:table-cell table:style-name="ce30" office:value-type="float" office:value="368" calcext:value-type="float">
            <text:p>368</text:p>
          </table:table-cell>
          <table:table-cell table:style-name="ce30" office:value-type="float" office:value="385" calcext:value-type="float">
            <text:p>385</text:p>
          </table:table-cell>
          <table:table-cell table:style-name="ce37" office:value-type="float" office:value="389" calcext:value-type="float">
            <text:p>389</text:p>
          </table:table-cell>
          <table:table-cell table:style-name="ce30" office:value-type="float" office:value="2351" calcext:value-type="float">
            <text:p>2,351</text:p>
          </table:table-cell>
          <table:table-cell table:style-name="ce30" office:value-type="float" office:value="415" calcext:value-type="float">
            <text:p>415</text:p>
          </table:table-cell>
          <table:table-cell table:style-name="ce30" office:value-type="float" office:value="404" calcext:value-type="float">
            <text:p>404</text:p>
          </table:table-cell>
          <table:table-cell table:style-name="ce30" office:value-type="float" office:value="402" calcext:value-type="float">
            <text:p>402</text:p>
          </table:table-cell>
          <table:table-cell table:style-name="ce30" office:value-type="float" office:value="533" calcext:value-type="float">
            <text:p>533</text:p>
          </table:table-cell>
          <table:table-cell table:style-name="ce37" office:value-type="float" office:value="597" calcext:value-type="float">
            <text:p>597</text:p>
          </table:table-cell>
          <table:table-cell table:style-name="ce30" office:value-type="float" office:value="3236" calcext:value-type="float">
            <text:p>3,236</text:p>
          </table:table-cell>
          <table:table-cell table:style-name="ce30" office:value-type="float" office:value="672" calcext:value-type="float">
            <text:p>672</text:p>
          </table:table-cell>
          <table:table-cell table:style-name="ce30" office:value-type="float" office:value="607" calcext:value-type="float">
            <text:p>607</text:p>
          </table:table-cell>
          <table:table-cell table:style-name="ce30" office:value-type="float" office:value="629" calcext:value-type="float">
            <text:p>629</text:p>
          </table:table-cell>
          <table:table-cell table:style-name="ce30" office:value-type="float" office:value="633" calcext:value-type="float">
            <text:p>633</text:p>
          </table:table-cell>
          <table:table-cell table:style-name="ce37" office:value-type="float" office:value="695" calcext:value-type="float">
            <text:p>695</text:p>
          </table:table-cell>
          <table:table-cell table:style-name="ce30" office:value-type="float" office:value="3456" calcext:value-type="float">
            <text:p>3,456</text:p>
          </table:table-cell>
          <table:table-cell table:style-name="ce30" office:value-type="float" office:value="693" calcext:value-type="float">
            <text:p>693</text:p>
          </table:table-cell>
          <table:table-cell table:style-name="ce30" office:value-type="float" office:value="644" calcext:value-type="float">
            <text:p>644</text:p>
          </table:table-cell>
          <table:table-cell table:style-name="ce30" office:value-type="float" office:value="705" calcext:value-type="float">
            <text:p>705</text:p>
          </table:table-cell>
          <table:table-cell table:style-name="ce30" office:value-type="float" office:value="681" calcext:value-type="float">
            <text:p>681</text:p>
          </table:table-cell>
          <table:table-cell table:style-name="ce37" office:value-type="float" office:value="733" calcext:value-type="float">
            <text:p>733</text:p>
          </table:table-cell>
          <table:table-cell table:style-name="ce30" office:value-type="float" office:value="3462" calcext:value-type="float">
            <text:p>3,462</text:p>
          </table:table-cell>
          <table:table-cell table:style-name="ce30" office:value-type="float" office:value="782" calcext:value-type="float">
            <text:p>782</text:p>
          </table:table-cell>
          <table:table-cell table:style-name="ce30" office:value-type="float" office:value="708" calcext:value-type="float">
            <text:p>708</text:p>
          </table:table-cell>
          <table:table-cell table:style-name="ce30" office:value-type="float" office:value="684" calcext:value-type="float">
            <text:p>684</text:p>
          </table:table-cell>
          <table:table-cell table:style-name="ce30" office:value-type="float" office:value="655" calcext:value-type="float">
            <text:p>655</text:p>
          </table:table-cell>
          <table:table-cell table:style-name="ce37" office:value-type="float" office:value="633" calcext:value-type="float">
            <text:p>633</text:p>
          </table:table-cell>
          <table:table-cell table:style-name="ce30" office:value-type="float" office:value="2833" calcext:value-type="float">
            <text:p>2,833</text:p>
          </table:table-cell>
          <table:table-cell table:style-name="ce30" office:value-type="float" office:value="584" calcext:value-type="float">
            <text:p>584</text:p>
          </table:table-cell>
          <table:table-cell table:style-name="ce30" office:value-type="float" office:value="560" calcext:value-type="float">
            <text:p>560</text:p>
          </table:table-cell>
          <table:table-cell table:style-name="ce30" office:value-type="float" office:value="585" calcext:value-type="float">
            <text:p>585</text:p>
          </table:table-cell>
          <table:table-cell table:style-name="ce30" office:value-type="float" office:value="578" calcext:value-type="float">
            <text:p>578</text:p>
          </table:table-cell>
          <table:table-cell table:style-name="ce37" office:value-type="float" office:value="526" calcext:value-type="float">
            <text:p>526</text:p>
          </table:table-cell>
          <table:table-cell table:style-name="ce30" office:value-type="float" office:value="2890" calcext:value-type="float">
            <text:p>2,890</text:p>
          </table:table-cell>
          <table:table-cell table:style-name="ce30" office:value-type="float" office:value="556" calcext:value-type="float">
            <text:p>556</text:p>
          </table:table-cell>
          <table:table-cell table:style-name="ce30" office:value-type="float" office:value="591" calcext:value-type="float">
            <text:p>591</text:p>
          </table:table-cell>
          <table:table-cell table:style-name="ce30" office:value-type="float" office:value="569" calcext:value-type="float">
            <text:p>569</text:p>
          </table:table-cell>
          <table:table-cell table:style-name="ce30" office:value-type="float" office:value="549" calcext:value-type="float">
            <text:p>549</text:p>
          </table:table-cell>
          <table:table-cell table:style-name="ce37" office:value-type="float" office:value="625" calcext:value-type="float">
            <text:p>625</text:p>
          </table:table-cell>
          <table:table-cell table:style-name="ce30" office:value-type="float" office:value="2864" calcext:value-type="float">
            <text:p>2,864</text:p>
          </table:table-cell>
          <table:table-cell table:number-columns-repeated="2" table:style-name="ce30" office:value-type="float" office:value="579" calcext:value-type="float">
            <text:p>579</text:p>
          </table:table-cell>
          <table:table-cell table:style-name="ce30" office:value-type="float" office:value="514" calcext:value-type="float">
            <text:p>514</text:p>
          </table:table-cell>
          <table:table-cell table:style-name="ce30" office:value-type="float" office:value="650" calcext:value-type="float">
            <text:p>650</text:p>
          </table:table-cell>
          <table:table-cell table:style-name="ce37" office:value-type="float" office:value="542" calcext:value-type="float">
            <text:p>542</text:p>
          </table:table-cell>
          <table:table-cell table:style-name="ce30" office:value-type="float" office:value="3261" calcext:value-type="float">
            <text:p>3,261</text:p>
          </table:table-cell>
          <table:table-cell table:style-name="ce30" office:value-type="float" office:value="638" calcext:value-type="float">
            <text:p>638</text:p>
          </table:table-cell>
          <table:table-cell table:style-name="ce30" office:value-type="float" office:value="655" calcext:value-type="float">
            <text:p>655</text:p>
          </table:table-cell>
          <table:table-cell table:style-name="ce30" office:value-type="float" office:value="693" calcext:value-type="float">
            <text:p>693</text:p>
          </table:table-cell>
          <table:table-cell table:style-name="ce30" office:value-type="float" office:value="594" calcext:value-type="float">
            <text:p>594</text:p>
          </table:table-cell>
          <table:table-cell table:style-name="ce37" office:value-type="float" office:value="681" calcext:value-type="float">
            <text:p>681</text:p>
          </table:table-cell>
          <table:table-cell table:style-name="ce30" office:value-type="float" office:value="2509" calcext:value-type="float">
            <text:p>2,509</text:p>
          </table:table-cell>
          <table:table-cell table:style-name="ce30" office:value-type="float" office:value="541" calcext:value-type="float">
            <text:p>541</text:p>
          </table:table-cell>
          <table:table-cell table:style-name="ce30" office:value-type="float" office:value="586" calcext:value-type="float">
            <text:p>586</text:p>
          </table:table-cell>
          <table:table-cell table:style-name="ce30" office:value-type="float" office:value="557" calcext:value-type="float">
            <text:p>557</text:p>
          </table:table-cell>
          <table:table-cell table:style-name="ce30" office:value-type="float" office:value="398" calcext:value-type="float">
            <text:p>398</text:p>
          </table:table-cell>
          <table:table-cell table:style-name="ce37" office:value-type="float" office:value="427" calcext:value-type="float">
            <text:p>427</text:p>
          </table:table-cell>
          <table:table-cell table:style-name="ce30" office:value-type="float" office:value="1672" calcext:value-type="float">
            <text:p>1,672</text:p>
          </table:table-cell>
          <table:table-cell table:style-name="ce30" office:value-type="float" office:value="370" calcext:value-type="float">
            <text:p>370</text:p>
          </table:table-cell>
          <table:table-cell table:style-name="ce30" office:value-type="float" office:value="342" calcext:value-type="float">
            <text:p>342</text:p>
          </table:table-cell>
          <table:table-cell table:style-name="ce30" office:value-type="float" office:value="300" calcext:value-type="float">
            <text:p>300</text:p>
          </table:table-cell>
          <table:table-cell table:style-name="ce30" office:value-type="float" office:value="307" calcext:value-type="float">
            <text:p>307</text:p>
          </table:table-cell>
          <table:table-cell table:style-name="ce37" office:value-type="float" office:value="353" calcext:value-type="float">
            <text:p>353</text:p>
          </table:table-cell>
          <table:table-cell table:style-name="ce30" office:value-type="float" office:value="1470" calcext:value-type="float">
            <text:p>1,470</text:p>
          </table:table-cell>
          <table:table-cell table:style-name="ce30" office:value-type="float" office:value="315" calcext:value-type="float">
            <text:p>315</text:p>
          </table:table-cell>
          <table:table-cell table:style-name="ce30" office:value-type="float" office:value="314" calcext:value-type="float">
            <text:p>314</text:p>
          </table:table-cell>
          <table:table-cell table:style-name="ce30" office:value-type="float" office:value="280" calcext:value-type="float">
            <text:p>280</text:p>
          </table:table-cell>
          <table:table-cell table:style-name="ce30" office:value-type="float" office:value="296" calcext:value-type="float">
            <text:p>296</text:p>
          </table:table-cell>
          <table:table-cell table:style-name="ce37" office:value-type="float" office:value="265" calcext:value-type="float">
            <text:p>265</text:p>
          </table:table-cell>
          <table:table-cell table:style-name="ce30" office:value-type="float" office:value="1263" calcext:value-type="float">
            <text:p>1,263</text:p>
          </table:table-cell>
          <table:table-cell table:style-name="ce30" office:value-type="float" office:value="293" calcext:value-type="float">
            <text:p>293</text:p>
          </table:table-cell>
          <table:table-cell table:style-name="ce30" office:value-type="float" office:value="250" calcext:value-type="float">
            <text:p>250</text:p>
          </table:table-cell>
          <table:table-cell table:style-name="ce30" office:value-type="float" office:value="240" calcext:value-type="float">
            <text:p>240</text:p>
          </table:table-cell>
          <table:table-cell table:style-name="ce30" office:value-type="float" office:value="254" calcext:value-type="float">
            <text:p>254</text:p>
          </table:table-cell>
          <table:table-cell table:style-name="ce37" office:value-type="float" office:value="226" calcext:value-type="float">
            <text:p>226</text:p>
          </table:table-cell>
          <table:table-cell table:style-name="ce30" office:value-type="float" office:value="1064" calcext:value-type="float">
            <text:p>1,064</text:p>
          </table:table-cell>
          <table:table-cell table:style-name="ce30" office:value-type="float" office:value="245" calcext:value-type="float">
            <text:p>245</text:p>
          </table:table-cell>
          <table:table-cell table:style-name="ce30" office:value-type="float" office:value="209" calcext:value-type="float">
            <text:p>209</text:p>
          </table:table-cell>
          <table:table-cell table:style-name="ce30" office:value-type="float" office:value="202" calcext:value-type="float">
            <text:p>202</text:p>
          </table:table-cell>
          <table:table-cell table:style-name="ce30" office:value-type="float" office:value="194" calcext:value-type="float">
            <text:p>194</text:p>
          </table:table-cell>
          <table:table-cell table:style-name="ce37" office:value-type="float" office:value="214" calcext:value-type="float">
            <text:p>214</text:p>
          </table:table-cell>
          <table:table-cell table:style-name="ce30" office:value-type="float" office:value="805" calcext:value-type="float">
            <text:p>805</text:p>
          </table:table-cell>
          <table:table-cell table:style-name="ce30" office:value-type="float" office:value="173" calcext:value-type="float">
            <text:p>173</text:p>
          </table:table-cell>
          <table:table-cell table:number-columns-repeated="2" table:style-name="ce30" office:value-type="float" office:value="169" calcext:value-type="float">
            <text:p>169</text:p>
          </table:table-cell>
          <table:table-cell table:style-name="ce30" office:value-type="float" office:value="145" calcext:value-type="float">
            <text:p>145</text:p>
          </table:table-cell>
          <table:table-cell table:style-name="ce37" office:value-type="float" office:value="149" calcext:value-type="float">
            <text:p>149</text:p>
          </table:table-cell>
          <table:table-cell table:style-name="ce30" office:value-type="float" office:value="443" calcext:value-type="float">
            <text:p>443</text:p>
          </table:table-cell>
          <table:table-cell table:style-name="ce30" office:value-type="float" office:value="120" calcext:value-type="float">
            <text:p>120</text:p>
          </table:table-cell>
          <table:table-cell table:style-name="ce30" office:value-type="float" office:value="107" calcext:value-type="float">
            <text:p>107</text:p>
          </table:table-cell>
          <table:table-cell table:style-name="ce30" office:value-type="float" office:value="96" calcext:value-type="float">
            <text:p>96</text:p>
          </table:table-cell>
          <table:table-cell table:style-name="ce30" office:value-type="float" office:value="80" calcext:value-type="float">
            <text:p>80</text:p>
          </table:table-cell>
          <table:table-cell table:style-name="ce37" office:value-type="float" office:value="40" calcext:value-type="float">
            <text:p>40</text:p>
          </table:table-cell>
          <table:table-cell table:style-name="ce30" office:value-type="float" office:value="184" calcext:value-type="float">
            <text:p>184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25" calcext:value-type="float">
            <text:p>25</text:p>
          </table:table-cell>
          <table:table-cell table:style-name="ce37" office:value-type="float" office:value="23" calcext:value-type="float">
            <text:p>23</text:p>
          </table:table-cell>
          <table:table-cell table:style-name="ce30" office:value-type="float" office:value="81" calcext:value-type="float">
            <text:p>81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4" calcext:value-type="float">
            <text:p>4</text:p>
          </table:table-cell>
          <table:table-cell table:style-name="ce37" office:value-type="float" office:value="10" calcext:value-type="float">
            <text:p>10</text:p>
          </table:table-cell>
          <table:table-cell table:style-name="ce30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89];[.J89];[.P89];[.V89];[.AB89];[.AH89];[.AN89];[.AT89];[.AZ89];[.BF89];[.BL89];[.BR89];[.BX89];[.CD89];[.CJ89];[.CP89];[.CV89];[.DB89];[.DH89];[.DN89];[.DT89])" office:value-type="float" office:value="9831" calcext:value-type="float">
            <text:p>9,831</text:p>
          </table:table-cell>
          <table:table-cell table:style-name="ce29" table:formula="of:=SUM([.E89:.I89])" office:value-type="float" office:value="475" calcext:value-type="float">
            <text:p>475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488" calcext:value-type="float">
            <text:p>488</text:p>
          </table:table-cell>
          <table:table-cell table:style-name="ce29" office:value-type="float" office:value="108" calcext:value-type="float">
            <text:p>108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108" calcext:value-type="float">
            <text:p>108</text:p>
          </table:table-cell>
          <table:table-cell table:style-name="ce52" office:value-type="float" office:value="101" calcext:value-type="float">
            <text:p>101</text:p>
          </table:table-cell>
          <table:table-cell table:style-name="ce29" office:value-type="float" office:value="481" calcext:value-type="float">
            <text:p>481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96" calcext:value-type="float">
            <text:p>96</text:p>
          </table:table-cell>
          <table:table-cell table:style-name="ce52" office:value-type="float" office:value="101" calcext:value-type="float">
            <text:p>101</text:p>
          </table:table-cell>
          <table:table-cell table:style-name="ce29" office:value-type="float" office:value="622" calcext:value-type="float">
            <text:p>622</text:p>
          </table:table-cell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117" calcext:value-type="float">
            <text:p>117</text:p>
          </table:table-cell>
          <table:table-cell table:style-name="ce29" office:value-type="float" office:value="130" calcext:value-type="float">
            <text:p>130</text:p>
          </table:table-cell>
          <table:table-cell table:style-name="ce29" office:value-type="float" office:value="135" calcext:value-type="float">
            <text:p>135</text:p>
          </table:table-cell>
          <table:table-cell table:style-name="ce52" office:value-type="float" office:value="131" calcext:value-type="float">
            <text:p>131</text:p>
          </table:table-cell>
          <table:table-cell table:style-name="ce29" office:value-type="float" office:value="625" calcext:value-type="float">
            <text:p>625</text:p>
          </table:table-cell>
          <table:table-cell table:style-name="ce29" office:value-type="float" office:value="121" calcext:value-type="float">
            <text:p>121</text:p>
          </table:table-cell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132" calcext:value-type="float">
            <text:p>132</text:p>
          </table:table-cell>
          <table:table-cell table:style-name="ce52" office:value-type="float" office:value="151" calcext:value-type="float">
            <text:p>151</text:p>
          </table:table-cell>
          <table:table-cell table:style-name="ce29" office:value-type="float" office:value="803" calcext:value-type="float">
            <text:p>803</text:p>
          </table:table-cell>
          <table:table-cell table:style-name="ce29" office:value-type="float" office:value="137" calcext:value-type="float">
            <text:p>137</text:p>
          </table:table-cell>
          <table:table-cell table:style-name="ce29" office:value-type="float" office:value="167" calcext:value-type="float">
            <text:p>167</text:p>
          </table:table-cell>
          <table:table-cell table:style-name="ce29" office:value-type="float" office:value="159" calcext:value-type="float">
            <text:p>159</text:p>
          </table:table-cell>
          <table:table-cell table:style-name="ce29" office:value-type="float" office:value="173" calcext:value-type="float">
            <text:p>173</text:p>
          </table:table-cell>
          <table:table-cell table:style-name="ce52" office:value-type="float" office:value="167" calcext:value-type="float">
            <text:p>167</text:p>
          </table:table-cell>
          <table:table-cell table:style-name="ce29" office:value-type="float" office:value="831" calcext:value-type="float">
            <text:p>831</text:p>
          </table:table-cell>
          <table:table-cell table:style-name="ce29" office:value-type="float" office:value="164" calcext:value-type="float">
            <text:p>164</text:p>
          </table:table-cell>
          <table:table-cell table:style-name="ce29" office:value-type="float" office:value="146" calcext:value-type="float">
            <text:p>146</text:p>
          </table:table-cell>
          <table:table-cell table:style-name="ce29" office:value-type="float" office:value="171" calcext:value-type="float">
            <text:p>171</text:p>
          </table:table-cell>
          <table:table-cell table:style-name="ce29" office:value-type="float" office:value="179" calcext:value-type="float">
            <text:p>179</text:p>
          </table:table-cell>
          <table:table-cell table:style-name="ce52" office:value-type="float" office:value="171" calcext:value-type="float">
            <text:p>171</text:p>
          </table:table-cell>
          <table:table-cell table:style-name="ce29" office:value-type="float" office:value="838" calcext:value-type="float">
            <text:p>838</text:p>
          </table:table-cell>
          <table:table-cell table:style-name="ce29" office:value-type="float" office:value="181" calcext:value-type="float">
            <text:p>181</text:p>
          </table:table-cell>
          <table:table-cell table:style-name="ce29" office:value-type="float" office:value="165" calcext:value-type="float">
            <text:p>165</text:p>
          </table:table-cell>
          <table:table-cell table:style-name="ce29" office:value-type="float" office:value="171" calcext:value-type="float">
            <text:p>171</text:p>
          </table:table-cell>
          <table:table-cell table:style-name="ce29" office:value-type="float" office:value="175" calcext:value-type="float">
            <text:p>175</text:p>
          </table:table-cell>
          <table:table-cell table:style-name="ce52" office:value-type="float" office:value="146" calcext:value-type="float">
            <text:p>146</text:p>
          </table:table-cell>
          <table:table-cell table:style-name="ce29" office:value-type="float" office:value="818" calcext:value-type="float">
            <text:p>818</text:p>
          </table:table-cell>
          <table:table-cell table:number-columns-repeated="2" table:style-name="ce29" office:value-type="float" office:value="141" calcext:value-type="float">
            <text:p>141</text:p>
          </table:table-cell>
          <table:table-cell table:style-name="ce29" office:value-type="float" office:value="193" calcext:value-type="float">
            <text:p>193</text:p>
          </table:table-cell>
          <table:table-cell table:style-name="ce29" office:value-type="float" office:value="182" calcext:value-type="float">
            <text:p>182</text:p>
          </table:table-cell>
          <table:table-cell table:style-name="ce52" office:value-type="float" office:value="161" calcext:value-type="float">
            <text:p>161</text:p>
          </table:table-cell>
          <table:table-cell table:style-name="ce29" office:value-type="float" office:value="899" calcext:value-type="float">
            <text:p>899</text:p>
          </table:table-cell>
          <table:table-cell table:number-columns-repeated="2" table:style-name="ce29" office:value-type="float" office:value="180" calcext:value-type="float">
            <text:p>180</text:p>
          </table:table-cell>
          <table:table-cell table:style-name="ce29" office:value-type="float" office:value="162" calcext:value-type="float">
            <text:p>162</text:p>
          </table:table-cell>
          <table:table-cell table:style-name="ce29" office:value-type="float" office:value="174" calcext:value-type="float">
            <text:p>174</text:p>
          </table:table-cell>
          <table:table-cell table:style-name="ce52" office:value-type="float" office:value="203" calcext:value-type="float">
            <text:p>203</text:p>
          </table:table-cell>
          <table:table-cell table:style-name="ce29" office:value-type="float" office:value="915" calcext:value-type="float">
            <text:p>915</text:p>
          </table:table-cell>
          <table:table-cell table:style-name="ce29" office:value-type="float" office:value="194" calcext:value-type="float">
            <text:p>194</text:p>
          </table:table-cell>
          <table:table-cell table:style-name="ce29" office:value-type="float" office:value="201" calcext:value-type="float">
            <text:p>201</text:p>
          </table:table-cell>
          <table:table-cell table:style-name="ce29" office:value-type="float" office:value="183" calcext:value-type="float">
            <text:p>183</text:p>
          </table:table-cell>
          <table:table-cell table:style-name="ce29" office:value-type="float" office:value="174" calcext:value-type="float">
            <text:p>174</text:p>
          </table:table-cell>
          <table:table-cell table:style-name="ce52" office:value-type="float" office:value="163" calcext:value-type="float">
            <text:p>163</text:p>
          </table:table-cell>
          <table:table-cell table:style-name="ce29" office:value-type="float" office:value="639" calcext:value-type="float">
            <text:p>639</text:p>
          </table:table-cell>
          <table:table-cell table:style-name="ce29" office:value-type="float" office:value="157" calcext:value-type="float">
            <text:p>157</text:p>
          </table:table-cell>
          <table:table-cell table:style-name="ce29" office:value-type="float" office:value="141" calcext:value-type="float">
            <text:p>141</text:p>
          </table:table-cell>
          <table:table-cell table:style-name="ce29" office:value-type="float" office:value="117" calcext:value-type="float">
            <text:p>117</text:p>
          </table:table-cell>
          <table:table-cell table:style-name="ce29" office:value-type="float" office:value="119" calcext:value-type="float">
            <text:p>119</text:p>
          </table:table-cell>
          <table:table-cell table:style-name="ce52" office:value-type="float" office:value="105" calcext:value-type="float">
            <text:p>105</text:p>
          </table:table-cell>
          <table:table-cell table:style-name="ce29" office:value-type="float" office:value="438" calcext:value-type="float">
            <text:p>438</text:p>
          </table:table-cell>
          <table:table-cell table:style-name="ce29" office:value-type="float" office:value="120" calcext:value-type="float">
            <text:p>120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76" calcext:value-type="float">
            <text:p>76</text:p>
          </table:table-cell>
          <table:table-cell table:style-name="ce29" office:value-type="float" office:value="68" calcext:value-type="float">
            <text:p>68</text:p>
          </table:table-cell>
          <table:table-cell table:style-name="ce52" office:value-type="float" office:value="70" calcext:value-type="float">
            <text:p>70</text:p>
          </table:table-cell>
          <table:table-cell table:style-name="ce29" office:value-type="float" office:value="245" calcext:value-type="float">
            <text:p>245</text:p>
          </table:table-cell>
          <table:table-cell table:style-name="ce29" office:value-type="float" office:value="48" calcext:value-type="float">
            <text:p>48</text:p>
          </table:table-cell>
          <table:table-cell table:number-columns-repeated="2" table:style-name="ce29" office:value-type="float" office:value="56" calcext:value-type="float">
            <text:p>56</text:p>
          </table:table-cell>
          <table:table-cell table:style-name="ce29" office:value-type="float" office:value="36" calcext:value-type="float">
            <text:p>36</text:p>
          </table:table-cell>
          <table:table-cell table:style-name="ce52" office:value-type="float" office:value="49" calcext:value-type="float">
            <text:p>49</text:p>
          </table:table-cell>
          <table:table-cell table:style-name="ce29" office:value-type="float" office:value="250" calcext:value-type="float">
            <text:p>250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35" calcext:value-type="float">
            <text:p>35</text:p>
          </table:table-cell>
          <table:table-cell table:style-name="ce52" office:value-type="float" office:value="49" calcext:value-type="float">
            <text:p>49</text:p>
          </table:table-cell>
          <table:table-cell table:style-name="ce29" office:value-type="float" office:value="203" calcext:value-type="float">
            <text:p>203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32" calcext:value-type="float">
            <text:p>32</text:p>
          </table:table-cell>
          <table:table-cell table:style-name="ce52" office:value-type="float" office:value="46" calcext:value-type="float">
            <text:p>46</text:p>
          </table:table-cell>
          <table:table-cell table:style-name="ce29" office:value-type="float" office:value="129" calcext:value-type="float">
            <text:p>129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28" calcext:value-type="float">
            <text:p>28</text:p>
          </table:table-cell>
          <table:table-cell table:style-name="ce52" office:value-type="float" office:value="24" calcext:value-type="float">
            <text:p>24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3" calcext:value-type="float">
            <text:p>13</text:p>
          </table:table-cell>
          <table:table-cell table:style-name="ce52" office:value-type="float" office:value="22" calcext:value-type="float">
            <text:p>22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9" calcext:value-type="float">
            <text:p>9</text:p>
          </table:table-cell>
          <table:table-cell table:style-name="ce52" office:value-type="float" office:value="2" calcext:value-type="float">
            <text:p>2</text:p>
          </table:table-cell>
          <table:table-cell table:style-name="ce29" office:value-type="float" office:value="9" calcext:value-type="float">
            <text:p>9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29" office:value-type="float" office:value="0" calcext:value-type="float">
            <text:p>—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連<text:span text:style-name="T1"> </text:span><text:span text:style-name="T2">江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90];[.J90];[.P90];[.V90];[.AB90];[.AH90];[.AN90];[.AT90];[.AZ90];[.BF90];[.BL90];[.BR90];[.BX90];[.CD90];[.CJ90];[.CP90];[.CV90];[.DB90];[.DH90];[.DN90];[.DT90])" office:value-type="float" office:value="5714" calcext:value-type="float">
            <text:p>5,714</text:p>
          </table:table-cell>
          <table:table-cell table:style-name="ce29" table:formula="of:=SUM([.E90:.I90])" office:value-type="float" office:value="268" calcext:value-type="float">
            <text:p>268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255" calcext:value-type="float">
            <text:p>255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62" calcext:value-type="float">
            <text:p>62</text:p>
          </table:table-cell>
          <table:table-cell table:style-name="ce52" office:value-type="float" office:value="51" calcext:value-type="float">
            <text:p>51</text:p>
          </table:table-cell>
          <table:table-cell table:style-name="ce29" office:value-type="float" office:value="237" calcext:value-type="float">
            <text:p>237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46" calcext:value-type="float">
            <text:p>46</text:p>
          </table:table-cell>
          <table:table-cell table:style-name="ce52" office:value-type="float" office:value="45" calcext:value-type="float">
            <text:p>45</text:p>
          </table:table-cell>
          <table:table-cell table:style-name="ce29" office:value-type="float" office:value="336" calcext:value-type="float">
            <text:p>336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65" calcext:value-type="float">
            <text:p>65</text:p>
          </table:table-cell>
          <table:table-cell table:style-name="ce52" office:value-type="float" office:value="72" calcext:value-type="float">
            <text:p>72</text:p>
          </table:table-cell>
          <table:table-cell table:style-name="ce29" office:value-type="float" office:value="349" calcext:value-type="float">
            <text:p>349</text:p>
          </table:table-cell>
          <table:table-cell table:style-name="ce29" office:value-type="float" office:value="68" calcext:value-type="float">
            <text:p>68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85" calcext:value-type="float">
            <text:p>85</text:p>
          </table:table-cell>
          <table:table-cell table:style-name="ce52" office:value-type="float" office:value="79" calcext:value-type="float">
            <text:p>79</text:p>
          </table:table-cell>
          <table:table-cell table:style-name="ce29" office:value-type="float" office:value="469" calcext:value-type="float">
            <text:p>469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94" calcext:value-type="float">
            <text:p>94</text:p>
          </table:table-cell>
          <table:table-cell table:style-name="ce29" office:value-type="float" office:value="91" calcext:value-type="float">
            <text:p>91</text:p>
          </table:table-cell>
          <table:table-cell table:style-name="ce52" office:value-type="float" office:value="93" calcext:value-type="float">
            <text:p>93</text:p>
          </table:table-cell>
          <table:table-cell table:style-name="ce29" office:value-type="float" office:value="464" calcext:value-type="float">
            <text:p>464</text:p>
          </table:table-cell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94" calcext:value-type="float">
            <text:p>94</text:p>
          </table:table-cell>
          <table:table-cell table:style-name="ce52" office:value-type="float" office:value="97" calcext:value-type="float">
            <text:p>97</text:p>
          </table:table-cell>
          <table:table-cell table:style-name="ce29" office:value-type="float" office:value="534" calcext:value-type="float">
            <text:p>534</text:p>
          </table:table-cell>
          <table:table-cell table:style-name="ce29" office:value-type="float" office:value="114" calcext:value-type="float">
            <text:p>114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122" calcext:value-type="float">
            <text:p>122</text:p>
          </table:table-cell>
          <table:table-cell table:style-name="ce52" office:value-type="float" office:value="94" calcext:value-type="float">
            <text:p>94</text:p>
          </table:table-cell>
          <table:table-cell table:style-name="ce29" office:value-type="float" office:value="536" calcext:value-type="float">
            <text:p>536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117" calcext:value-type="float">
            <text:p>117</text:p>
          </table:table-cell>
          <table:table-cell table:style-name="ce29" office:value-type="float" office:value="122" calcext:value-type="float">
            <text:p>122</text:p>
          </table:table-cell>
          <table:table-cell table:style-name="ce52" office:value-type="float" office:value="102" calcext:value-type="float">
            <text:p>102</text:p>
          </table:table-cell>
          <table:table-cell table:style-name="ce29" office:value-type="float" office:value="561" calcext:value-type="float">
            <text:p>561</text:p>
          </table:table-cell>
          <table:table-cell table:style-name="ce29" office:value-type="float" office:value="113" calcext:value-type="float">
            <text:p>113</text:p>
          </table:table-cell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103" calcext:value-type="float">
            <text:p>103</text:p>
          </table:table-cell>
          <table:table-cell table:style-name="ce52" office:value-type="float" office:value="135" calcext:value-type="float">
            <text:p>135</text:p>
          </table:table-cell>
          <table:table-cell table:style-name="ce29" office:value-type="float" office:value="550" calcext:value-type="float">
            <text:p>550</text:p>
          </table:table-cell>
          <table:table-cell table:style-name="ce29" office:value-type="float" office:value="119" calcext:value-type="float">
            <text:p>119</text:p>
          </table:table-cell>
          <table:table-cell table:style-name="ce29" office:value-type="float" office:value="126" calcext:value-type="float">
            <text:p>126</text:p>
          </table:table-cell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102" calcext:value-type="float">
            <text:p>102</text:p>
          </table:table-cell>
          <table:table-cell table:style-name="ce52" office:value-type="float" office:value="98" calcext:value-type="float">
            <text:p>98</text:p>
          </table:table-cell>
          <table:table-cell table:style-name="ce29" office:value-type="float" office:value="407" calcext:value-type="float">
            <text:p>407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76" calcext:value-type="float">
            <text:p>76</text:p>
          </table:table-cell>
          <table:table-cell table:style-name="ce29" office:value-type="float" office:value="79" calcext:value-type="float">
            <text:p>79</text:p>
          </table:table-cell>
          <table:table-cell table:style-name="ce52" office:value-type="float" office:value="61" calcext:value-type="float">
            <text:p>61</text:p>
          </table:table-cell>
          <table:table-cell table:style-name="ce29" office:value-type="float" office:value="264" calcext:value-type="float">
            <text:p>264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41" calcext:value-type="float">
            <text:p>41</text:p>
          </table:table-cell>
          <table:table-cell table:style-name="ce52" office:value-type="float" office:value="56" calcext:value-type="float">
            <text:p>56</text:p>
          </table:table-cell>
          <table:table-cell table:style-name="ce29" office:value-type="float" office:value="151" calcext:value-type="float">
            <text:p>151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22" calcext:value-type="float">
            <text:p>22</text:p>
          </table:table-cell>
          <table:table-cell table:style-name="ce52" office:value-type="float" office:value="33" calcext:value-type="float">
            <text:p>33</text:p>
          </table:table-cell>
          <table:table-cell table:style-name="ce29" office:value-type="float" office:value="128" calcext:value-type="float">
            <text:p>128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19" calcext:value-type="float">
            <text:p>19</text:p>
          </table:table-cell>
          <table:table-cell table:style-name="ce52" office:value-type="float" office:value="21" calcext:value-type="float">
            <text:p>21</text:p>
          </table:table-cell>
          <table:table-cell table:style-name="ce29" office:value-type="float" office:value="89" calcext:value-type="float">
            <text:p>89</text:p>
          </table:table-cell>
          <table:table-cell table:number-columns-repeated="2" table:style-name="ce29" office:value-type="float" office:value="19" calcext:value-type="float">
            <text:p>19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9" calcext:value-type="float">
            <text:p>9</text:p>
          </table:table-cell>
          <table:table-cell table:style-name="ce52" office:value-type="float" office:value="21" calcext:value-type="float">
            <text:p>21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1" calcext:value-type="float">
            <text:p>11</text:p>
          </table:table-cell>
          <table:table-cell table:style-name="ce52" office:value-type="float" office:value="10" calcext:value-type="float">
            <text:p>10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12" calcext:value-type="float">
            <text:p>12</text:p>
          </table:table-cell>
          <table:table-cell table:number-columns-repeated="2" table:style-name="ce29" office:value-type="float" office:value="7" calcext:value-type="float">
            <text:p>7</text:p>
          </table:table-cell>
          <table:table-cell table:style-name="ce29" office:value-type="float" office:value="6" calcext:value-type="float">
            <text:p>6</text:p>
          </table:table-cell>
          <table:table-cell table:style-name="ce52" office:value-type="float" office:value="8" calcext:value-type="float">
            <text:p>8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2" table:style-name="ce29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29" office:value-type="float" office:value="4" calcext:value-type="float">
            <text:p>4</text:p>
          </table:table-cell>
          <table:table-cell table:number-columns-repeated="2" table:style-name="ce29" office:value-type="float" office:value="0" calcext:value-type="float">
            <text:p>—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29" office:value-type="float" office:value="0" calcext:value-type="float">
            <text:p>—</text:p>
          </table:table-cell>
          <table:table-cell table:number-columns-repeated="900"/>
        </table:table-row>
        <table:table-row table:style-name="ro3">
          <table:table-cell table:style-name="ce11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91];[.J91];[.P91];[.V91];[.AB91];[.AH91];[.AN91];[.AT91];[.AZ91];[.BF91];[.BL91];[.BR91];[.BX91];[.CD91];[.CJ91];[.CP91];[.CV91];[.DB91];[.DH91];[.DN91];[.DT91])" office:value-type="float" office:value="4117" calcext:value-type="float">
            <text:p>4,117</text:p>
          </table:table-cell>
          <table:table-cell table:style-name="ce37" table:formula="of:=SUM([.E91:.I91])" office:value-type="float" office:value="207" calcext:value-type="float">
            <text:p>207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49" calcext:value-type="float">
            <text:p>49</text:p>
          </table:table-cell>
          <table:table-cell table:number-columns-repeated="2" table:style-name="ce30" office:value-type="float" office:value="42" calcext:value-type="float">
            <text:p>42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233" calcext:value-type="float">
            <text:p>233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46" calcext:value-type="float">
            <text:p>46</text:p>
          </table:table-cell>
          <table:table-cell table:style-name="ce37" office:value-type="float" office:value="50" calcext:value-type="float">
            <text:p>50</text:p>
          </table:table-cell>
          <table:table-cell table:style-name="ce30" office:value-type="float" office:value="244" calcext:value-type="float">
            <text:p>244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50" calcext:value-type="float">
            <text:p>50</text:p>
          </table:table-cell>
          <table:table-cell table:style-name="ce37" office:value-type="float" office:value="56" calcext:value-type="float">
            <text:p>56</text:p>
          </table:table-cell>
          <table:table-cell table:style-name="ce30" office:value-type="float" office:value="286" calcext:value-type="float">
            <text:p>286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58" calcext:value-type="float">
            <text:p>58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70" calcext:value-type="float">
            <text:p>70</text:p>
          </table:table-cell>
          <table:table-cell table:style-name="ce37" office:value-type="float" office:value="59" calcext:value-type="float">
            <text:p>59</text:p>
          </table:table-cell>
          <table:table-cell table:style-name="ce30" office:value-type="float" office:value="276" calcext:value-type="float">
            <text:p>276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47" calcext:value-type="float">
            <text:p>47</text:p>
          </table:table-cell>
          <table:table-cell table:style-name="ce37" office:value-type="float" office:value="72" calcext:value-type="float">
            <text:p>72</text:p>
          </table:table-cell>
          <table:table-cell table:style-name="ce30" office:value-type="float" office:value="334" calcext:value-type="float">
            <text:p>334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66" calcext:value-type="float">
            <text:p>66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82" calcext:value-type="float">
            <text:p>82</text:p>
          </table:table-cell>
          <table:table-cell table:style-name="ce37" office:value-type="float" office:value="74" calcext:value-type="float">
            <text:p>74</text:p>
          </table:table-cell>
          <table:table-cell table:style-name="ce30" office:value-type="float" office:value="367" calcext:value-type="float">
            <text:p>367</text:p>
          </table:table-cell>
          <table:table-cell table:style-name="ce30" office:value-type="float" office:value="63" calcext:value-type="float">
            <text:p>63</text:p>
          </table:table-cell>
          <table:table-cell table:style-name="ce30" office:value-type="float" office:value="79" calcext:value-type="float">
            <text:p>79</text:p>
          </table:table-cell>
          <table:table-cell table:style-name="ce30" office:value-type="float" office:value="66" calcext:value-type="float">
            <text:p>66</text:p>
          </table:table-cell>
          <table:table-cell table:style-name="ce30" office:value-type="float" office:value="85" calcext:value-type="float">
            <text:p>85</text:p>
          </table:table-cell>
          <table:table-cell table:style-name="ce37" office:value-type="float" office:value="74" calcext:value-type="float">
            <text:p>74</text:p>
          </table:table-cell>
          <table:table-cell table:style-name="ce30" office:value-type="float" office:value="304" calcext:value-type="float">
            <text:p>304</text:p>
          </table:table-cell>
          <table:table-cell table:number-columns-repeated="2" table:style-name="ce30" office:value-type="float" office:value="67" calcext:value-type="float">
            <text:p>67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53" calcext:value-type="float">
            <text:p>53</text:p>
          </table:table-cell>
          <table:table-cell table:style-name="ce37" office:value-type="float" office:value="52" calcext:value-type="float">
            <text:p>52</text:p>
          </table:table-cell>
          <table:table-cell table:style-name="ce30" office:value-type="float" office:value="282" calcext:value-type="float">
            <text:p>282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76" calcext:value-type="float">
            <text:p>76</text:p>
          </table:table-cell>
          <table:table-cell table:style-name="ce30" office:value-type="float" office:value="60" calcext:value-type="float">
            <text:p>60</text:p>
          </table:table-cell>
          <table:table-cell table:style-name="ce37" office:value-type="float" office:value="59" calcext:value-type="float">
            <text:p>59</text:p>
          </table:table-cell>
          <table:table-cell table:style-name="ce30" office:value-type="float" office:value="338" calcext:value-type="float">
            <text:p>338</text:p>
          </table:table-cell>
          <table:table-cell table:style-name="ce30" office:value-type="float" office:value="67" calcext:value-type="float">
            <text:p>67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63" calcext:value-type="float">
            <text:p>63</text:p>
          </table:table-cell>
          <table:table-cell table:style-name="ce30" office:value-type="float" office:value="71" calcext:value-type="float">
            <text:p>71</text:p>
          </table:table-cell>
          <table:table-cell table:style-name="ce37" office:value-type="float" office:value="68" calcext:value-type="float">
            <text:p>68</text:p>
          </table:table-cell>
          <table:table-cell table:style-name="ce30" office:value-type="float" office:value="365" calcext:value-type="float">
            <text:p>365</text:p>
          </table:table-cell>
          <table:table-cell table:number-columns-repeated="2" table:style-name="ce30" office:value-type="float" office:value="75" calcext:value-type="float">
            <text:p>75</text:p>
          </table:table-cell>
          <table:table-cell table:style-name="ce30" office:value-type="float" office:value="78" calcext:value-type="float">
            <text:p>78</text:p>
          </table:table-cell>
          <table:table-cell table:style-name="ce30" office:value-type="float" office:value="72" calcext:value-type="float">
            <text:p>72</text:p>
          </table:table-cell>
          <table:table-cell table:style-name="ce37" office:value-type="float" office:value="65" calcext:value-type="float">
            <text:p>65</text:p>
          </table:table-cell>
          <table:table-cell table:style-name="ce30" office:value-type="float" office:value="232" calcext:value-type="float">
            <text:p>232</text:p>
          </table:table-cell>
          <table:table-cell table:style-name="ce30" office:value-type="float" office:value="57" calcext:value-type="float">
            <text:p>57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40" calcext:value-type="float">
            <text:p>40</text:p>
          </table:table-cell>
          <table:table-cell table:style-name="ce37" office:value-type="float" office:value="44" calcext:value-type="float">
            <text:p>44</text:p>
          </table:table-cell>
          <table:table-cell table:style-name="ce30" office:value-type="float" office:value="174" calcext:value-type="float">
            <text:p>174</text:p>
          </table:table-cell>
          <table:table-cell table:style-name="ce30" office:value-type="float" office:value="63" calcext:value-type="float">
            <text:p>63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27" calcext:value-type="float">
            <text:p>27</text:p>
          </table:table-cell>
          <table:table-cell table:style-name="ce37" office:value-type="float" office:value="14" calcext:value-type="float">
            <text:p>14</text:p>
          </table:table-cell>
          <table:table-cell table:style-name="ce30" office:value-type="float" office:value="94" calcext:value-type="float">
            <text:p>94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4" calcext:value-type="float">
            <text:p>14</text:p>
          </table:table-cell>
          <table:table-cell table:style-name="ce37" office:value-type="float" office:value="16" calcext:value-type="float">
            <text:p>16</text:p>
          </table:table-cell>
          <table:table-cell table:style-name="ce30" office:value-type="float" office:value="122" calcext:value-type="float">
            <text:p>122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16" calcext:value-type="float">
            <text:p>16</text:p>
          </table:table-cell>
          <table:table-cell table:style-name="ce37" office:value-type="float" office:value="28" calcext:value-type="float">
            <text:p>28</text:p>
          </table:table-cell>
          <table:table-cell table:style-name="ce30" office:value-type="float" office:value="114" calcext:value-type="float">
            <text:p>114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3" calcext:value-type="float">
            <text:p>23</text:p>
          </table:table-cell>
          <table:table-cell table:style-name="ce37" office:value-type="float" office:value="25" calcext:value-type="float">
            <text:p>25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17" calcext:value-type="float">
            <text:p>17</text:p>
          </table:table-cell>
          <table:table-cell table:style-name="ce37" office:value-type="float" office:value="14" calcext:value-type="float">
            <text:p>14</text:p>
          </table:table-cell>
          <table:table-cell table:style-name="ce30" office:value-type="float" office:value="50" calcext:value-type="float">
            <text:p>50</text:p>
          </table:table-cell>
          <table:table-cell table:number-columns-repeated="2" table:style-name="ce30" office:value-type="float" office:value="13" calcext:value-type="float">
            <text:p>13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7" calcext:value-type="float">
            <text:p>7</text:p>
          </table:table-cell>
          <table:table-cell table:style-name="ce37" office:value-type="float" office:value="14" calcext:value-type="float">
            <text:p>14</text:p>
          </table:table-cell>
          <table:table-cell table:style-name="ce30" office:value-type="float" office:value="20" calcext:value-type="float">
            <text:p>20</text:p>
          </table:table-cell>
          <table:table-cell table:number-columns-repeated="2" table:style-name="ce30" office:value-type="float" office:value="5" calcext:value-type="float">
            <text:p>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6" calcext:value-type="float">
            <text:p>6</text:p>
          </table:table-cell>
          <table:table-cell table:style-name="ce37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52" office:value-type="float" office:value="0" calcext:value-type="float">
            <text:p>—</text:p>
          </table:table-cell>
          <table:table-cell table:style-name="ce29" office:value-type="float" office:value="0" calcext:value-type="float">
            <text:p>—</text:p>
          </table:table-cell>
          <table:table-cell table:number-columns-repeated="900"/>
        </table:table-row>
        <table:table-row table:style-name="ro5">
          <table:table-cell table:style-name="ce12"/>
          <table:table-cell table:style-name="ce20" table:number-columns-repeated="6"/>
          <table:table-cell table:style-name="ce31" table:number-columns-repeated="5"/>
          <table:table-cell table:style-name="ce47"/>
          <table:table-cell table:style-name="ce31" table:number-columns-repeated="108"/>
          <table:table-cell table:style-name="ce47" office:value-type="string" calcext:value-type="string">
            <text:p><text:s text:c="6"/>內政部戶政司 民國97年11月6日編製</text:p>
          </table:table-cell>
          <table:table-cell table:style-name="ce59" table:number-columns-repeated="2"/>
          <table:table-cell table:number-columns-repeated="900"/>
        </table:table-row>
        <table:table-row table:style-name="ro6" table:number-rows-repeated="2">
          <table:table-cell table:number-columns-repeated="2"/>
          <table:table-cell table:style-name="ce31"/>
          <table:table-cell table:style-name="ce39" table:number-columns-repeated="121"/>
          <table:table-cell table:number-columns-repeated="900"/>
        </table:table-row>
        <table:table-row table:style-name="ro6" table:number-rows-repeated="5">
          <table:table-cell table:number-columns-repeated="2"/>
          <table:table-cell table:style-name="ce31"/>
          <table:table-cell table:number-columns-repeated="1021"/>
        </table:table-row>
        <table:table-row table:style-name="ro6">
          <table:table-cell table:number-columns-repeated="2"/>
          <table:table-cell table:style-name="ce31"/>
          <table:table-cell table:number-columns-repeated="1021"/>
        </table:table-row>
        <table:table-row table:style-name="ro6">
          <table:table-cell table:number-columns-repeated="2"/>
          <table:table-cell table:style-name="ce32"/>
          <table:table-cell table:number-columns-repeated="1021"/>
        </table:table-row>
        <table:table-row table:style-name="ro6" table:number-rows-repeated="104847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Excel_BuiltIn_Print_Titles" table:base-cell-address="$月單一年齡.$A$1" table:expression="[$月單一年齡.$A$1:.$B$1048576];[$月單一年齡.$A$1:.$AMJ$4]"/>
        </table:named-expressions>
      </table:table>
      <table:named-expressions>
        <table:named-expression table:name="_Order1" table:base-cell-address="$月單一年齡.$A$1" table:expression="0"/>
        <table:named-expression table:name="_Order2" table:base-cell-address="$月單一年齡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min-integer-digits="1"/>
      <number:text> </number:text>
    </number:number-style>
    <number:number-style style:name="N166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number number:decimal-places="0" loext:min-decimal-places="0" number:min-integer-digits="1" number:grouping="true"/>
    </number:number-style>
    <number:number-style style:name="N167P1" style:volatile="true">
      <number:text>–</number:text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0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0P2" style:volatile="true">
      <loext:text> </loext:text>
      <loext:fill-character> </loext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</number:number-style>
    <number:number-style style:name="N171P1" style:volatile="true">
      <number:text>–</number:text>
      <number:number number:decimal-places="1" loext:min-decimal-places="1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number number:decimal-places="2" loext:min-decimal-places="2" number:min-integer-digits="1" number:grouping="true"/>
    </number:number-style>
    <number:number-style style:name="N172P1" style:volatile="true">
      <number:text>–</number:text>
      <number:number number:decimal-places="2" loext:min-decimal-places="2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3" loext:min-decimal-places="3" number:min-integer-digits="1" number:grouping="true"/>
    </number:number-style>
    <number:number-style style:name="N173P1" style:volatile="true">
      <number:text>–</number:text>
      <number:number number:decimal-places="3" loext:min-decimal-places="3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number:number number:decimal-places="4" loext:min-decimal-places="4" number:min-integer-digits="1" number:grouping="true"/>
    </number:number-style>
    <number:number-style style:name="N174P1" style:volatile="true">
      <number:text>–</number:text>
      <number:number number:decimal-places="4" loext:min-decimal-places="4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number:number number:decimal-places="0" loext:min-decimal-places="0" number:min-integer-digits="1" number:grouping="true"/>
      <number:text> </number:text>
    </number:number-style>
    <number:number-style style:name="N175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5">
      <number:text>— 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number:number number:decimal-places="2" loext:min-decimal-places="2" number:min-integer-digits="1" number:grouping="true"/>
      <number:text> </number:text>
    </number:number-style>
    <number:number-style style:name="N176P1" style:volatile="true">
      <number:text>–</number:text>
      <number:number number:decimal-places="2" loext:min-decimal-places="2" number:min-integer-digits="1" number:grouping="true"/>
      <number:text> </number:text>
    </number:number-style>
    <number:number-style style:name="N176">
      <number:text>— 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7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">
      <number:number number:decimal-places="3" loext:min-decimal-places="3" number:min-integer-digits="1"/>
    </number:number-style>
    <number:number-style style:name="N182P0" style:volatile="true">
      <loext:text>      ＋</loext:text>
      <loext:fill-character> </loext:fill-character>
      <number:number number:decimal-places="2" loext:min-decimal-places="2" number:min-integer-digits="1" number:grouping="true"/>
    </number:number-style>
    <number:number-style style:name="N182P1" style:volatile="true">
      <loext:text>      －</loext:text>
      <loext:fill-character> </loext:fill-character>
      <number:number number:decimal-places="2" loext:min-decimal-places="2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   ＋</loext:text>
      <loext:fill-character> </loext:fill-character>
      <number:number number:decimal-places="1" loext:min-decimal-places="1" number:min-integer-digits="1" number:grouping="true"/>
    </number:number-style>
    <number:number-style style:name="N183P1" style:volatile="true">
      <loext:text>      －</loext:text>
      <loext:fill-character> </loext:fill-character>
      <number:number number:decimal-places="1" loext:min-decimal-places="1" number:min-integer-digits="1" number:grouping="true"/>
    </number:number-style>
    <number:number-style style:name="N183">
      <number:text>－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loext:text>      ＋</loext:text>
      <loext:fill-character> </loext:fill-character>
      <number:number number:decimal-places="0" loext:min-decimal-places="0" number:min-integer-digits="1" number:grouping="true"/>
    </number:number-style>
    <number:number-style style:name="N184P1" style:volatile="true">
      <loext:text>      －</loext:text>
      <loext:fill-character> </loext:fill-character>
      <number:number number:decimal-places="0" loext:min-decimal-places="0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   　＋</loext:text>
      <loext:fill-character> </loext:fill-character>
      <number:number number:decimal-places="0" loext:min-decimal-places="0" number:min-integer-digits="1" number:grouping="true"/>
    </number:number-style>
    <number:number-style style:name="N185P1" style:volatile="true">
      <loext:text>      　－</loext:text>
      <loext:fill-character> </loext:fill-character>
      <number:number number:decimal-places="0" loext:min-decimal-places="0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1" loext:min-decimal-places="1" number:min-integer-digits="1" number:grouping="true"/>
      <number:text> </number:text>
    </number:number-style>
    <number:number-style style:name="N186">
      <number:text>(</number:text>
      <number:number number:decimal-places="1" loext:min-decimal-places="1" number:min-integer-digits="1" number:grouping="true"/>
      <number:text>)</number:text>
      <style:map style:condition="value()&gt;=0" style:apply-style-name="N186P0"/>
    </number:number-style>
    <number:number-style style:name="N187">
      <number:number number:decimal-places="0" loext:min-decimal-places="0" number:min-integer-digits="1"/>
      <number:text> </number:text>
    </number:number-style>
    <number:number-style style:name="N188P0" style:volatile="true">
      <number:number number:decimal-places="1" loext:min-decimal-places="1" number:min-integer-digits="1" number:grouping="true"/>
      <number:text> </number:text>
    </number:number-style>
    <number:number-style style:name="N188P1" style:volatile="true">
      <number:text>–</number:text>
      <number:number number:decimal-places="1" loext:min-decimal-places="1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date-style style:name="N189">
      <number:month/>
      <number:text>月</number:text>
      <number:day/>
      <number:text>日</number:text>
    </number:date-style>
    <number:number-style style:name="N190">
      <number:number number:decimal-places="1" loext:min-decimal-places="1" number:min-integer-digits="1"/>
    </number:number-style>
    <number:number-style style:name="N191">
      <number:number number:decimal-places="1" loext:min-decimal-places="1" number:min-integer-digits="1" number:grouping="true"/>
    </number:number-style>
    <number:number-style style:name="N192">
      <number:number number:decimal-places="2" loext:min-decimal-places="2" number:min-integer-digits="1"/>
      <number:text> </number:text>
    </number:number-style>
    <number:number-style style:name="N193P0" style:volatile="true">
      <number:number number:decimal-places="2" loext:min-decimal-places="2" number:min-integer-digits="1"/>
    </number:number-style>
    <number:number-style style:name="N193">
      <style:text-properties fo:color="#ff0000"/>
      <number:number number:decimal-places="2" loext:min-decimal-places="2" number:min-integer-digits="1"/>
      <style:map style:condition="value()&gt;=0" style:apply-style-name="N193P0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">
      <style:text-properties fo:color="#ff0000"/>
      <number:number number:decimal-places="2" loext:min-decimal-places="2" number:min-integer-digits="1" number:grouping="true"/>
      <style:map style:condition="value()&gt;=0" style:apply-style-name="N194P0"/>
    </number:number-style>
    <number:number-style style:name="N195P0" style:volatile="true">
      <number:text>+</number:text>
      <number:number number:decimal-places="0" loext:min-decimal-places="0" number:min-integer-digits="1" number:grouping="true"/>
    </number:number-style>
    <number:number-style style:name="N195">
      <number:text>-</number:text>
      <number:number number:decimal-places="0" loext:min-decimal-places="0" number:min-integer-digits="1" number:grouping="true"/>
      <style:map style:condition="value()&gt;=0" style:apply-style-name="N195P0"/>
    </number:number-style>
    <number:number-style style:name="N196P0" style:volatile="true">
      <number:text>+</number:text>
      <number:number number:decimal-places="1" loext:min-decimal-places="1" number:min-integer-digits="1" number:grouping="true"/>
    </number:number-style>
    <number:number-style style:name="N196">
      <number:text>-</number:text>
      <number:number number:decimal-places="1" loext:min-decimal-places="1" number:min-integer-digits="1" number:grouping="true"/>
      <style:map style:condition="value()&gt;=0" style:apply-style-name="N196P0"/>
    </number:number-style>
    <number:number-style style:name="N19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99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99">
      <number:text>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200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201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月單一年齡" style:display-name="PageStyle_月單一年齡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5410</meta:initial-creator>
    <meta:creation-date>2001-08-09T16:52:00</meta:creation-date>
    <dc:creator>user</dc:creator>
    <dc:date>2008-11-06T14:42:47</dc:date>
    <meta:print-date>2008-10-22T11:05:21</meta:print-date>
    <meta:document-statistic meta:table-count="1" meta:cell-count="10878" meta:object-count="0"/>
    <meta:generator>LibreOffice/5.0.5.2$Windows_x86 LibreOffice_project/55b006a02d247b5f7215fc6ea0fde844b30035b3</meta:generator>
  </office:meta>
</office:document-meta>
</file>